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0.95pt"/>
    </style:style>
    <style:style style:name="co2" style:family="table-column">
      <style:table-column-properties fo:break-before="auto" style:column-width="110.6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95.36pt"/>
    </style:style>
    <style:style style:name="co5" style:family="table-column">
      <style:table-column-properties fo:break-before="auto" style:column-width="107.6pt"/>
    </style:style>
    <style:style style:name="co6" style:family="table-column">
      <style:table-column-properties fo:break-before="auto" style:column-width="97.09pt"/>
    </style:style>
    <style:style style:name="co7" style:family="table-column">
      <style:table-column-properties fo:break-before="auto" style:column-width="72.34pt"/>
    </style:style>
    <style:style style:name="co8" style:family="table-column">
      <style:table-column-properties fo:break-before="auto" style:column-width="66.36pt"/>
    </style:style>
    <style:style style:name="co9" style:family="table-column">
      <style:table-column-properties fo:break-before="auto" style:column-width="55.84pt"/>
    </style:style>
    <style:style style:name="co10" style:family="table-column">
      <style:table-column-properties fo:break-before="auto" style:column-width="58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ctive_Balun_SN003_S1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Monday</text:p>
          </table:table-cell>
          <table:table-cell office:value-type="string" calcext:value-type="string">
            <text:p><text:s/>06 July 2020 21:23:45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2004829712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11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dB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-2.83077566169354" calcext:value-type="float">
            <text:p>-2.8307756617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-3.50322240280152" calcext:value-type="float">
            <text:p>-3.503222402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-3.40462009938586" calcext:value-type="float">
            <text:p>-3.4046200994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-3.39571402387344" calcext:value-type="float">
            <text:p>-3.3957140239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-4.60464939338495" calcext:value-type="float">
            <text:p>-4.6046493934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-4.15077754205732" calcext:value-type="float">
            <text:p>-4.1507775421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-4.64750229313906" calcext:value-type="float">
            <text:p>-4.6475022931</text:p>
          </table:table-cell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-4.71369965947228" calcext:value-type="float">
            <text:p>-4.7136996595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-5.53726069554809" calcext:value-type="float">
            <text:p>-5.5372606955</text:p>
          </table:table-cell>
        </table:table-row>
        <table:table-row table:style-name="ro1">
          <table:table-cell office:value-type="float" office:value="2750000" calcext:value-type="float">
            <text:p>2750000</text:p>
          </table:table-cell>
          <table:table-cell office:value-type="float" office:value="-4.86265505457868" calcext:value-type="float">
            <text:p>-4.8626550546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-5.04716829702189" calcext:value-type="float">
            <text:p>-5.047168297</text:p>
          </table:table-cell>
        </table:table-row>
        <table:table-row table:style-name="ro1">
          <table:table-cell office:value-type="float" office:value="3250000" calcext:value-type="float">
            <text:p>3250000</text:p>
          </table:table-cell>
          <table:table-cell office:value-type="float" office:value="-4.39788434768531" calcext:value-type="float">
            <text:p>-4.3978843477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-6.17397970081945" calcext:value-type="float">
            <text:p>-6.1739797008</text:p>
          </table:table-cell>
        </table:table-row>
        <table:table-row table:style-name="ro1">
          <table:table-cell office:value-type="float" office:value="3750000" calcext:value-type="float">
            <text:p>3750000</text:p>
          </table:table-cell>
          <table:table-cell office:value-type="float" office:value="-5.71738995456215" calcext:value-type="float">
            <text:p>-5.7173899546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-5.45212358438279" calcext:value-type="float">
            <text:p>-5.4521235844</text:p>
          </table:table-cell>
        </table:table-row>
        <table:table-row table:style-name="ro1">
          <table:table-cell office:value-type="float" office:value="4250000" calcext:value-type="float">
            <text:p>4250000</text:p>
          </table:table-cell>
          <table:table-cell office:value-type="float" office:value="-6.08914603968973" calcext:value-type="float">
            <text:p>-6.0891460397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-8.74458243603283" calcext:value-type="float">
            <text:p>-8.744582436</text:p>
          </table:table-cell>
        </table:table-row>
        <table:table-row table:style-name="ro1">
          <table:table-cell office:value-type="float" office:value="4750000" calcext:value-type="float">
            <text:p>4750000</text:p>
          </table:table-cell>
          <table:table-cell office:value-type="float" office:value="-8.98978328313268" calcext:value-type="float">
            <text:p>-8.9897832831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-10.6627556572757" calcext:value-type="float">
            <text:p>-10.6627556573</text:p>
          </table:table-cell>
        </table:table-row>
        <table:table-row table:style-name="ro1">
          <table:table-cell office:value-type="float" office:value="5250000" calcext:value-type="float">
            <text:p>5250000</text:p>
          </table:table-cell>
          <table:table-cell office:value-type="float" office:value="-8.00806904928401" calcext:value-type="float">
            <text:p>-8.0080690493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-11.3913246908243" calcext:value-type="float">
            <text:p>-11.3913246908</text:p>
          </table:table-cell>
        </table:table-row>
        <table:table-row table:style-name="ro1">
          <table:table-cell office:value-type="float" office:value="5750000" calcext:value-type="float">
            <text:p>5750000</text:p>
          </table:table-cell>
          <table:table-cell office:value-type="float" office:value="-10.7260497080161" calcext:value-type="float">
            <text:p>-10.726049708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-10.1122089626058" calcext:value-type="float">
            <text:p>-10.1122089626</text:p>
          </table:table-cell>
        </table:table-row>
        <table:table-row table:style-name="ro1">
          <table:table-cell office:value-type="float" office:value="6250000" calcext:value-type="float">
            <text:p>6250000</text:p>
          </table:table-cell>
          <table:table-cell office:value-type="float" office:value="-10.5235542266782" calcext:value-type="float">
            <text:p>-10.5235542267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-12.0658885466802" calcext:value-type="float">
            <text:p>-12.0658885467</text:p>
          </table:table-cell>
        </table:table-row>
        <table:table-row table:style-name="ro1">
          <table:table-cell office:value-type="float" office:value="6750000" calcext:value-type="float">
            <text:p>6750000</text:p>
          </table:table-cell>
          <table:table-cell office:value-type="float" office:value="-10.3580691373048" calcext:value-type="float">
            <text:p>-10.3580691373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-11.6534971961719" calcext:value-type="float">
            <text:p>-11.6534971962</text:p>
          </table:table-cell>
        </table:table-row>
        <table:table-row table:style-name="ro1">
          <table:table-cell office:value-type="float" office:value="7250000" calcext:value-type="float">
            <text:p>7250000</text:p>
          </table:table-cell>
          <table:table-cell office:value-type="float" office:value="-13.2440672274696" calcext:value-type="float">
            <text:p>-13.2440672275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-12.8410740430287" calcext:value-type="float">
            <text:p>-12.841074043</text:p>
          </table:table-cell>
        </table:table-row>
        <table:table-row table:style-name="ro1">
          <table:table-cell office:value-type="float" office:value="7750000" calcext:value-type="float">
            <text:p>7750000</text:p>
          </table:table-cell>
          <table:table-cell office:value-type="float" office:value="-13.1060083454065" calcext:value-type="float">
            <text:p>-13.1060083454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-13.6110578067421" calcext:value-type="float">
            <text:p>-13.6110578067</text:p>
          </table:table-cell>
        </table:table-row>
        <table:table-row table:style-name="ro1">
          <table:table-cell office:value-type="float" office:value="8250000" calcext:value-type="float">
            <text:p>8250000</text:p>
          </table:table-cell>
          <table:table-cell office:value-type="float" office:value="-11.872612633302" calcext:value-type="float">
            <text:p>-11.8726126333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-13.7966748168785" calcext:value-type="float">
            <text:p>-13.7966748169</text:p>
          </table:table-cell>
        </table:table-row>
        <table:table-row table:style-name="ro1">
          <table:table-cell office:value-type="float" office:value="8750000" calcext:value-type="float">
            <text:p>8750000</text:p>
          </table:table-cell>
          <table:table-cell office:value-type="float" office:value="-14.6766957115172" calcext:value-type="float">
            <text:p>-14.6766957115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-19.1430991141148" calcext:value-type="float">
            <text:p>-19.1430991141</text:p>
          </table:table-cell>
        </table:table-row>
        <table:table-row table:style-name="ro1">
          <table:table-cell office:value-type="float" office:value="9250000" calcext:value-type="float">
            <text:p>9250000</text:p>
          </table:table-cell>
          <table:table-cell office:value-type="float" office:value="-18.8498354421968" calcext:value-type="float">
            <text:p>-18.8498354422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-15.0383456362919" calcext:value-type="float">
            <text:p>-15.0383456363</text:p>
          </table:table-cell>
        </table:table-row>
        <table:table-row table:style-name="ro1">
          <table:table-cell office:value-type="float" office:value="9750000" calcext:value-type="float">
            <text:p>9750000</text:p>
          </table:table-cell>
          <table:table-cell office:value-type="float" office:value="-13.4916191601862" calcext:value-type="float">
            <text:p>-13.4916191602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-11.271720158923" calcext:value-type="float">
            <text:p>-11.2717201589</text:p>
          </table:table-cell>
        </table:table-row>
        <table:table-row table:style-name="ro1">
          <table:table-cell office:value-type="float" office:value="10250000" calcext:value-type="float">
            <text:p>10250000</text:p>
          </table:table-cell>
          <table:table-cell office:value-type="float" office:value="-16.9146214906171" calcext:value-type="float">
            <text:p>-16.9146214906</text:p>
          </table:table-cell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office:value-type="float" office:value="-14.7093057919873" calcext:value-type="float">
            <text:p>-14.709305792</text:p>
          </table:table-cell>
        </table:table-row>
        <table:table-row table:style-name="ro1">
          <table:table-cell office:value-type="float" office:value="10750000" calcext:value-type="float">
            <text:p>10750000</text:p>
          </table:table-cell>
          <table:table-cell office:value-type="float" office:value="-13.2465302978977" calcext:value-type="float">
            <text:p>-13.2465302979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-13.4547955127693" calcext:value-type="float">
            <text:p>-13.4547955128</text:p>
          </table:table-cell>
        </table:table-row>
        <table:table-row table:style-name="ro1">
          <table:table-cell office:value-type="float" office:value="11250000" calcext:value-type="float">
            <text:p>11250000</text:p>
          </table:table-cell>
          <table:table-cell office:value-type="float" office:value="-20.999149173465" calcext:value-type="float">
            <text:p>-20.9991491735</text:p>
          </table:table-cell>
        </table:table-row>
        <table:table-row table:style-name="ro1">
          <table:table-cell office:value-type="float" office:value="11500000" calcext:value-type="float">
            <text:p>11500000</text:p>
          </table:table-cell>
          <table:table-cell office:value-type="float" office:value="-18.7933136422828" calcext:value-type="float">
            <text:p>-18.7933136423</text:p>
          </table:table-cell>
        </table:table-row>
        <table:table-row table:style-name="ro1">
          <table:table-cell office:value-type="float" office:value="11750000" calcext:value-type="float">
            <text:p>11750000</text:p>
          </table:table-cell>
          <table:table-cell office:value-type="float" office:value="-19.1815587104674" calcext:value-type="float">
            <text:p>-19.1815587105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-14.5399746817589" calcext:value-type="float">
            <text:p>-14.5399746818</text:p>
          </table:table-cell>
        </table:table-row>
        <table:table-row table:style-name="ro1">
          <table:table-cell office:value-type="float" office:value="12250000" calcext:value-type="float">
            <text:p>12250000</text:p>
          </table:table-cell>
          <table:table-cell office:value-type="float" office:value="-15.7723997743187" calcext:value-type="float">
            <text:p>-15.7723997743</text:p>
          </table:table-cell>
        </table:table-row>
        <table:table-row table:style-name="ro1">
          <table:table-cell office:value-type="float" office:value="12500000" calcext:value-type="float">
            <text:p>12500000</text:p>
          </table:table-cell>
          <table:table-cell office:value-type="float" office:value="-16.9672521881774" calcext:value-type="float">
            <text:p>-16.9672521882</text:p>
          </table:table-cell>
        </table:table-row>
        <table:table-row table:style-name="ro1">
          <table:table-cell office:value-type="float" office:value="12750000" calcext:value-type="float">
            <text:p>12750000</text:p>
          </table:table-cell>
          <table:table-cell office:value-type="float" office:value="-13.7052925835481" calcext:value-type="float">
            <text:p>-13.7052925835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-14.55112205895" calcext:value-type="float">
            <text:p>-14.551122059</text:p>
          </table:table-cell>
        </table:table-row>
        <table:table-row table:style-name="ro1">
          <table:table-cell office:value-type="float" office:value="13250000" calcext:value-type="float">
            <text:p>13250000</text:p>
          </table:table-cell>
          <table:table-cell office:value-type="float" office:value="-16.0396804213715" calcext:value-type="float">
            <text:p>-16.0396804214</text:p>
          </table:table-cell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office:value-type="float" office:value="-15.6985126279916" calcext:value-type="float">
            <text:p>-15.698512628</text:p>
          </table:table-cell>
        </table:table-row>
        <table:table-row table:style-name="ro1">
          <table:table-cell office:value-type="float" office:value="13750000" calcext:value-type="float">
            <text:p>13750000</text:p>
          </table:table-cell>
          <table:table-cell office:value-type="float" office:value="-16.3753233296577" calcext:value-type="float">
            <text:p>-16.3753233297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-17.9002272828112" calcext:value-type="float">
            <text:p>-17.9002272828</text:p>
          </table:table-cell>
        </table:table-row>
        <table:table-row table:style-name="ro1">
          <table:table-cell office:value-type="float" office:value="14250000" calcext:value-type="float">
            <text:p>14250000</text:p>
          </table:table-cell>
          <table:table-cell office:value-type="float" office:value="-20.0526241622691" calcext:value-type="float">
            <text:p>-20.0526241623</text:p>
          </table:table-cell>
        </table:table-row>
        <table:table-row table:style-name="ro1">
          <table:table-cell office:value-type="float" office:value="14500000" calcext:value-type="float">
            <text:p>14500000</text:p>
          </table:table-cell>
          <table:table-cell office:value-type="float" office:value="-14.4250737686036" calcext:value-type="float">
            <text:p>-14.4250737686</text:p>
          </table:table-cell>
        </table:table-row>
        <table:table-row table:style-name="ro1">
          <table:table-cell office:value-type="float" office:value="14750000" calcext:value-type="float">
            <text:p>14750000</text:p>
          </table:table-cell>
          <table:table-cell office:value-type="float" office:value="-14.9059357785212" calcext:value-type="float">
            <text:p>-14.9059357785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-24.8585360306495" calcext:value-type="float">
            <text:p>-24.8585360306</text:p>
          </table:table-cell>
        </table:table-row>
        <table:table-row table:style-name="ro1">
          <table:table-cell office:value-type="float" office:value="15250000" calcext:value-type="float">
            <text:p>15250000</text:p>
          </table:table-cell>
          <table:table-cell office:value-type="float" office:value="-19.2123327393361" calcext:value-type="float">
            <text:p>-19.2123327393</text:p>
          </table:table-cell>
        </table:table-row>
        <table:table-row table:style-name="ro1">
          <table:table-cell office:value-type="float" office:value="15500000" calcext:value-type="float">
            <text:p>15500000</text:p>
          </table:table-cell>
          <table:table-cell office:value-type="float" office:value="-13.7093145490585" calcext:value-type="float">
            <text:p>-13.7093145491</text:p>
          </table:table-cell>
        </table:table-row>
        <table:table-row table:style-name="ro1">
          <table:table-cell office:value-type="float" office:value="15750000" calcext:value-type="float">
            <text:p>15750000</text:p>
          </table:table-cell>
          <table:table-cell office:value-type="float" office:value="-16.3502106475258" calcext:value-type="float">
            <text:p>-16.3502106475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-18.8102570922761" calcext:value-type="float">
            <text:p>-18.8102570923</text:p>
          </table:table-cell>
        </table:table-row>
        <table:table-row table:style-name="ro1">
          <table:table-cell office:value-type="float" office:value="16250000" calcext:value-type="float">
            <text:p>16250000</text:p>
          </table:table-cell>
          <table:table-cell office:value-type="float" office:value="-13.0451802284488" calcext:value-type="float">
            <text:p>-13.0451802284</text:p>
          </table:table-cell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office:value-type="float" office:value="-18.5067679782174" calcext:value-type="float">
            <text:p>-18.5067679782</text:p>
          </table:table-cell>
        </table:table-row>
        <table:table-row table:style-name="ro1">
          <table:table-cell office:value-type="float" office:value="16750000" calcext:value-type="float">
            <text:p>16750000</text:p>
          </table:table-cell>
          <table:table-cell office:value-type="float" office:value="-14.7351967210382" calcext:value-type="float">
            <text:p>-14.735196721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-13.6331837855448" calcext:value-type="float">
            <text:p>-13.6331837855</text:p>
          </table:table-cell>
        </table:table-row>
        <table:table-row table:style-name="ro1">
          <table:table-cell office:value-type="float" office:value="17250000" calcext:value-type="float">
            <text:p>17250000</text:p>
          </table:table-cell>
          <table:table-cell office:value-type="float" office:value="-19.7766301188627" calcext:value-type="float">
            <text:p>-19.7766301189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 office:value-type="float" office:value="-21.44996878002" calcext:value-type="float">
            <text:p>-21.44996878</text:p>
          </table:table-cell>
        </table:table-row>
        <table:table-row table:style-name="ro1">
          <table:table-cell office:value-type="float" office:value="17750000" calcext:value-type="float">
            <text:p>17750000</text:p>
          </table:table-cell>
          <table:table-cell office:value-type="float" office:value="-15.8965104547543" calcext:value-type="float">
            <text:p>-15.8965104548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-14.1259283178411" calcext:value-type="float">
            <text:p>-14.1259283178</text:p>
          </table:table-cell>
        </table:table-row>
        <table:table-row table:style-name="ro1">
          <table:table-cell office:value-type="float" office:value="18250000" calcext:value-type="float">
            <text:p>18250000</text:p>
          </table:table-cell>
          <table:table-cell office:value-type="float" office:value="-18.0885274020876" calcext:value-type="float">
            <text:p>-18.0885274021</text:p>
          </table:table-cell>
        </table:table-row>
        <table:table-row table:style-name="ro1">
          <table:table-cell office:value-type="float" office:value="18500000" calcext:value-type="float">
            <text:p>18500000</text:p>
          </table:table-cell>
          <table:table-cell office:value-type="float" office:value="-18.4133432452937" calcext:value-type="float">
            <text:p>-18.4133432453</text:p>
          </table:table-cell>
        </table:table-row>
        <table:table-row table:style-name="ro1">
          <table:table-cell office:value-type="float" office:value="18750000" calcext:value-type="float">
            <text:p>18750000</text:p>
          </table:table-cell>
          <table:table-cell office:value-type="float" office:value="-18.7558532264358" calcext:value-type="float">
            <text:p>-18.7558532264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-22.2302536433286" calcext:value-type="float">
            <text:p>-22.2302536433</text:p>
          </table:table-cell>
        </table:table-row>
        <table:table-row table:style-name="ro1">
          <table:table-cell office:value-type="float" office:value="19250000" calcext:value-type="float">
            <text:p>19250000</text:p>
          </table:table-cell>
          <table:table-cell office:value-type="float" office:value="-20.2953563362163" calcext:value-type="float">
            <text:p>-20.2953563362</text:p>
          </table:table-cell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office:value-type="float" office:value="-19.9364211286384" calcext:value-type="float">
            <text:p>-19.9364211286</text:p>
          </table:table-cell>
        </table:table-row>
        <table:table-row table:style-name="ro1">
          <table:table-cell office:value-type="float" office:value="19750000" calcext:value-type="float">
            <text:p>19750000</text:p>
          </table:table-cell>
          <table:table-cell office:value-type="float" office:value="-15.5748799039326" calcext:value-type="float">
            <text:p>-15.5748799039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-40.4049276245991" calcext:value-type="float">
            <text:p>-40.4049276246</text:p>
          </table:table-cell>
        </table:table-row>
        <table:table-row table:style-name="ro1">
          <table:table-cell office:value-type="float" office:value="20250000" calcext:value-type="float">
            <text:p>20250000</text:p>
          </table:table-cell>
          <table:table-cell office:value-type="float" office:value="-14.810581863686" calcext:value-type="float">
            <text:p>-14.8105818637</text:p>
          </table:table-cell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office:value-type="float" office:value="-16.1708029447377" calcext:value-type="float">
            <text:p>-16.1708029447</text:p>
          </table:table-cell>
        </table:table-row>
        <table:table-row table:style-name="ro1">
          <table:table-cell office:value-type="float" office:value="20750000" calcext:value-type="float">
            <text:p>20750000</text:p>
          </table:table-cell>
          <table:table-cell office:value-type="float" office:value="-23.6396605268812" calcext:value-type="float">
            <text:p>-23.6396605269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-19.0923866511502" calcext:value-type="float">
            <text:p>-19.0923866512</text:p>
          </table:table-cell>
        </table:table-row>
        <table:table-row table:style-name="ro1">
          <table:table-cell office:value-type="float" office:value="21250000" calcext:value-type="float">
            <text:p>21250000</text:p>
          </table:table-cell>
          <table:table-cell office:value-type="float" office:value="-20.3088563173283" calcext:value-type="float">
            <text:p>-20.3088563173</text:p>
          </table:table-cell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-19.7268268976161" calcext:value-type="float">
            <text:p>-19.7268268976</text:p>
          </table:table-cell>
        </table:table-row>
        <table:table-row table:style-name="ro1">
          <table:table-cell office:value-type="float" office:value="21750000" calcext:value-type="float">
            <text:p>21750000</text:p>
          </table:table-cell>
          <table:table-cell office:value-type="float" office:value="-15.7760146531863" calcext:value-type="float">
            <text:p>-15.7760146532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-21.451817945046" calcext:value-type="float">
            <text:p>-21.451817945</text:p>
          </table:table-cell>
        </table:table-row>
        <table:table-row table:style-name="ro1">
          <table:table-cell office:value-type="float" office:value="22250000" calcext:value-type="float">
            <text:p>22250000</text:p>
          </table:table-cell>
          <table:table-cell office:value-type="float" office:value="-18.5944030944178" calcext:value-type="float">
            <text:p>-18.5944030944</text:p>
          </table:table-cell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office:value-type="float" office:value="-27.6428262711263" calcext:value-type="float">
            <text:p>-27.6428262711</text:p>
          </table:table-cell>
        </table:table-row>
        <table:table-row table:style-name="ro1">
          <table:table-cell office:value-type="float" office:value="22750000" calcext:value-type="float">
            <text:p>22750000</text:p>
          </table:table-cell>
          <table:table-cell office:value-type="float" office:value="-18.0187693279748" calcext:value-type="float">
            <text:p>-18.018769328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-14.3414613094032" calcext:value-type="float">
            <text:p>-14.3414613094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 office:value-type="float" office:value="-25.4384428134035" calcext:value-type="float">
            <text:p>-25.4384428134</text:p>
          </table:table-cell>
        </table:table-row>
        <table:table-row table:style-name="ro1">
          <table:table-cell office:value-type="float" office:value="23500000" calcext:value-type="float">
            <text:p>23500000</text:p>
          </table:table-cell>
          <table:table-cell office:value-type="float" office:value="-22.6404453329183" calcext:value-type="float">
            <text:p>-22.6404453329</text:p>
          </table:table-cell>
        </table:table-row>
        <table:table-row table:style-name="ro1">
          <table:table-cell office:value-type="float" office:value="23750000" calcext:value-type="float">
            <text:p>23750000</text:p>
          </table:table-cell>
          <table:table-cell office:value-type="float" office:value="-22.2384767975336" calcext:value-type="float">
            <text:p>-22.2384767975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-16.1770229711761" calcext:value-type="float">
            <text:p>-16.1770229712</text:p>
          </table:table-cell>
        </table:table-row>
        <table:table-row table:style-name="ro1">
          <table:table-cell office:value-type="float" office:value="24250000" calcext:value-type="float">
            <text:p>24250000</text:p>
          </table:table-cell>
          <table:table-cell office:value-type="float" office:value="-16.6981407453242" calcext:value-type="float">
            <text:p>-16.6981407453</text:p>
          </table:table-cell>
        </table:table-row>
        <table:table-row table:style-name="ro1">
          <table:table-cell office:value-type="float" office:value="24500000" calcext:value-type="float">
            <text:p>24500000</text:p>
          </table:table-cell>
          <table:table-cell office:value-type="float" office:value="-20.3836294356941" calcext:value-type="float">
            <text:p>-20.3836294357</text:p>
          </table:table-cell>
        </table:table-row>
        <table:table-row table:style-name="ro1">
          <table:table-cell office:value-type="float" office:value="24750000" calcext:value-type="float">
            <text:p>24750000</text:p>
          </table:table-cell>
          <table:table-cell office:value-type="float" office:value="-28.3287469881838" calcext:value-type="float">
            <text:p>-28.3287469882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-23.0463873938119" calcext:value-type="float">
            <text:p>-23.0463873938</text:p>
          </table:table-cell>
        </table:table-row>
        <table:table-row table:style-name="ro1">
          <table:table-cell office:value-type="float" office:value="25250000" calcext:value-type="float">
            <text:p>25250000</text:p>
          </table:table-cell>
          <table:table-cell office:value-type="float" office:value="-16.4389306568537" calcext:value-type="float">
            <text:p>-16.4389306569</text:p>
          </table:table-cell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office:value-type="float" office:value="-20.2249038156399" calcext:value-type="float">
            <text:p>-20.2249038156</text:p>
          </table:table-cell>
        </table:table-row>
        <table:table-row table:style-name="ro1">
          <table:table-cell office:value-type="float" office:value="25750000" calcext:value-type="float">
            <text:p>25750000</text:p>
          </table:table-cell>
          <table:table-cell office:value-type="float" office:value="-21.4550583232921" calcext:value-type="float">
            <text:p>-21.4550583233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-16.0221514289929" calcext:value-type="float">
            <text:p>-16.022151429</text:p>
          </table:table-cell>
        </table:table-row>
        <table:table-row table:style-name="ro1">
          <table:table-cell office:value-type="float" office:value="26250000" calcext:value-type="float">
            <text:p>26250000</text:p>
          </table:table-cell>
          <table:table-cell office:value-type="float" office:value="-29.6667620895987" calcext:value-type="float">
            <text:p>-29.6667620896</text:p>
          </table:table-cell>
        </table:table-row>
        <table:table-row table:style-name="ro1">
          <table:table-cell office:value-type="float" office:value="26500000" calcext:value-type="float">
            <text:p>26500000</text:p>
          </table:table-cell>
          <table:table-cell office:value-type="float" office:value="-26.2975725685249" calcext:value-type="float">
            <text:p>-26.2975725685</text:p>
          </table:table-cell>
        </table:table-row>
        <table:table-row table:style-name="ro1">
          <table:table-cell office:value-type="float" office:value="26750000" calcext:value-type="float">
            <text:p>26750000</text:p>
          </table:table-cell>
          <table:table-cell office:value-type="float" office:value="-21.9767221769368" calcext:value-type="float">
            <text:p>-21.9767221769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-26.8653415469341" calcext:value-type="float">
            <text:p>-26.8653415469</text:p>
          </table:table-cell>
        </table:table-row>
        <table:table-row table:style-name="ro1">
          <table:table-cell office:value-type="float" office:value="27250000" calcext:value-type="float">
            <text:p>27250000</text:p>
          </table:table-cell>
          <table:table-cell office:value-type="float" office:value="-17.7526463805162" calcext:value-type="float">
            <text:p>-17.7526463805</text:p>
          </table:table-cell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office:value-type="float" office:value="-23.5778368150485" calcext:value-type="float">
            <text:p>-23.577836815</text:p>
          </table:table-cell>
        </table:table-row>
        <table:table-row table:style-name="ro1">
          <table:table-cell office:value-type="float" office:value="27750000" calcext:value-type="float">
            <text:p>27750000</text:p>
          </table:table-cell>
          <table:table-cell office:value-type="float" office:value="-16.4107223636376" calcext:value-type="float">
            <text:p>-16.4107223636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-27.1318149086217" calcext:value-type="float">
            <text:p>-27.1318149086</text:p>
          </table:table-cell>
        </table:table-row>
        <table:table-row table:style-name="ro1">
          <table:table-cell office:value-type="float" office:value="28250000" calcext:value-type="float">
            <text:p>28250000</text:p>
          </table:table-cell>
          <table:table-cell office:value-type="float" office:value="-24.1703517459284" calcext:value-type="float">
            <text:p>-24.1703517459</text:p>
          </table:table-cell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office:value-type="float" office:value="-23.7823960209248" calcext:value-type="float">
            <text:p>-23.7823960209</text:p>
          </table:table-cell>
        </table:table-row>
        <table:table-row table:style-name="ro1">
          <table:table-cell office:value-type="float" office:value="28750000" calcext:value-type="float">
            <text:p>28750000</text:p>
          </table:table-cell>
          <table:table-cell office:value-type="float" office:value="-16.7376460149664" calcext:value-type="float">
            <text:p>-16.737646015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-19.0305220812903" calcext:value-type="float">
            <text:p>-19.0305220813</text:p>
          </table:table-cell>
        </table:table-row>
        <table:table-row table:style-name="ro1">
          <table:table-cell office:value-type="float" office:value="29250000" calcext:value-type="float">
            <text:p>29250000</text:p>
          </table:table-cell>
          <table:table-cell office:value-type="float" office:value="-24.2664615295786" calcext:value-type="float">
            <text:p>-24.2664615296</text:p>
          </table:table-cell>
        </table:table-row>
        <table:table-row table:style-name="ro1">
          <table:table-cell office:value-type="float" office:value="29500000" calcext:value-type="float">
            <text:p>29500000</text:p>
          </table:table-cell>
          <table:table-cell office:value-type="float" office:value="-17.6880681570786" calcext:value-type="float">
            <text:p>-17.6880681571</text:p>
          </table:table-cell>
        </table:table-row>
        <table:table-row table:style-name="ro1">
          <table:table-cell office:value-type="float" office:value="29750000" calcext:value-type="float">
            <text:p>29750000</text:p>
          </table:table-cell>
          <table:table-cell office:value-type="float" office:value="-21.0958426222203" calcext:value-type="float">
            <text:p>-21.0958426222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-26.5355086765592" calcext:value-type="float">
            <text:p>-26.5355086766</text:p>
          </table:table-cell>
        </table:table-row>
        <table:table-row table:style-name="ro1">
          <table:table-cell office:value-type="float" office:value="30250000" calcext:value-type="float">
            <text:p>30250000</text:p>
          </table:table-cell>
          <table:table-cell office:value-type="float" office:value="-19.321261720475" calcext:value-type="float">
            <text:p>-19.3212617205</text:p>
          </table:table-cell>
        </table:table-row>
        <table:table-row table:style-name="ro1">
          <table:table-cell office:value-type="float" office:value="30500000" calcext:value-type="float">
            <text:p>30500000</text:p>
          </table:table-cell>
          <table:table-cell office:value-type="float" office:value="-22.241113276215" calcext:value-type="float">
            <text:p>-22.2411132762</text:p>
          </table:table-cell>
        </table:table-row>
        <table:table-row table:style-name="ro1">
          <table:table-cell office:value-type="float" office:value="30750000" calcext:value-type="float">
            <text:p>30750000</text:p>
          </table:table-cell>
          <table:table-cell office:value-type="float" office:value="-17.2434342488981" calcext:value-type="float">
            <text:p>-17.2434342489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office:value-type="float" office:value="-22.8887098944259" calcext:value-type="float">
            <text:p>-22.8887098944</text:p>
          </table:table-cell>
        </table:table-row>
        <table:table-row table:style-name="ro1">
          <table:table-cell office:value-type="float" office:value="31250000" calcext:value-type="float">
            <text:p>31250000</text:p>
          </table:table-cell>
          <table:table-cell office:value-type="float" office:value="-17.7189641387343" calcext:value-type="float">
            <text:p>-17.7189641387</text:p>
          </table:table-cell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office:value-type="float" office:value="-26.2315327679262" calcext:value-type="float">
            <text:p>-26.2315327679</text:p>
          </table:table-cell>
        </table:table-row>
        <table:table-row table:style-name="ro1">
          <table:table-cell office:value-type="float" office:value="31750000" calcext:value-type="float">
            <text:p>31750000</text:p>
          </table:table-cell>
          <table:table-cell office:value-type="float" office:value="-30.1949435787493" calcext:value-type="float">
            <text:p>-30.1949435787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office:value-type="float" office:value="-19.8953926774514" calcext:value-type="float">
            <text:p>-19.8953926775</text:p>
          </table:table-cell>
        </table:table-row>
        <table:table-row table:style-name="ro1">
          <table:table-cell office:value-type="float" office:value="32250000" calcext:value-type="float">
            <text:p>32250000</text:p>
          </table:table-cell>
          <table:table-cell office:value-type="float" office:value="-36.5070699738083" calcext:value-type="float">
            <text:p>-36.5070699738</text:p>
          </table:table-cell>
        </table:table-row>
        <table:table-row table:style-name="ro1">
          <table:table-cell office:value-type="float" office:value="32500000" calcext:value-type="float">
            <text:p>32500000</text:p>
          </table:table-cell>
          <table:table-cell office:value-type="float" office:value="-28.7711451287616" calcext:value-type="float">
            <text:p>-28.7711451288</text:p>
          </table:table-cell>
        </table:table-row>
        <table:table-row table:style-name="ro1">
          <table:table-cell office:value-type="float" office:value="32750000" calcext:value-type="float">
            <text:p>32750000</text:p>
          </table:table-cell>
          <table:table-cell office:value-type="float" office:value="-19.2902992870222" calcext:value-type="float">
            <text:p>-19.290299287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-24.7624537300834" calcext:value-type="float">
            <text:p>-24.7624537301</text:p>
          </table:table-cell>
        </table:table-row>
        <table:table-row table:style-name="ro1">
          <table:table-cell office:value-type="float" office:value="33250000" calcext:value-type="float">
            <text:p>33250000</text:p>
          </table:table-cell>
          <table:table-cell office:value-type="float" office:value="-31.0455019991973" calcext:value-type="float">
            <text:p>-31.0455019992</text:p>
          </table:table-cell>
        </table:table-row>
        <table:table-row table:style-name="ro1">
          <table:table-cell office:value-type="float" office:value="33500000" calcext:value-type="float">
            <text:p>33500000</text:p>
          </table:table-cell>
          <table:table-cell office:value-type="float" office:value="-24.9507214617337" calcext:value-type="float">
            <text:p>-24.9507214617</text:p>
          </table:table-cell>
        </table:table-row>
        <table:table-row table:style-name="ro1">
          <table:table-cell office:value-type="float" office:value="33750000" calcext:value-type="float">
            <text:p>33750000</text:p>
          </table:table-cell>
          <table:table-cell office:value-type="float" office:value="-27.0937284707558" calcext:value-type="float">
            <text:p>-27.0937284708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office:value-type="float" office:value="-30.4281211359982" calcext:value-type="float">
            <text:p>-30.428121136</text:p>
          </table:table-cell>
        </table:table-row>
        <table:table-row table:style-name="ro1">
          <table:table-cell office:value-type="float" office:value="34250000" calcext:value-type="float">
            <text:p>34250000</text:p>
          </table:table-cell>
          <table:table-cell office:value-type="float" office:value="-40.0027286860432" calcext:value-type="float">
            <text:p>-40.002728686</text:p>
          </table:table-cell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office:value-type="float" office:value="-19.7125981173375" calcext:value-type="float">
            <text:p>-19.7125981173</text:p>
          </table:table-cell>
        </table:table-row>
        <table:table-row table:style-name="ro1">
          <table:table-cell office:value-type="float" office:value="34750000" calcext:value-type="float">
            <text:p>34750000</text:p>
          </table:table-cell>
          <table:table-cell office:value-type="float" office:value="-33.7292067284114" calcext:value-type="float">
            <text:p>-33.7292067284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-24.618741948627" calcext:value-type="float">
            <text:p>-24.6187419486</text:p>
          </table:table-cell>
        </table:table-row>
        <table:table-row table:style-name="ro1">
          <table:table-cell office:value-type="float" office:value="35250000" calcext:value-type="float">
            <text:p>35250000</text:p>
          </table:table-cell>
          <table:table-cell office:value-type="float" office:value="-21.5984506382571" calcext:value-type="float">
            <text:p>-21.5984506383</text:p>
          </table:table-cell>
        </table:table-row>
        <table:table-row table:style-name="ro1">
          <table:table-cell office:value-type="float" office:value="35500000" calcext:value-type="float">
            <text:p>35500000</text:p>
          </table:table-cell>
          <table:table-cell office:value-type="float" office:value="-23.6061152391357" calcext:value-type="float">
            <text:p>-23.6061152391</text:p>
          </table:table-cell>
        </table:table-row>
        <table:table-row table:style-name="ro1">
          <table:table-cell office:value-type="float" office:value="35750000" calcext:value-type="float">
            <text:p>35750000</text:p>
          </table:table-cell>
          <table:table-cell office:value-type="float" office:value="-22.6691487846899" calcext:value-type="float">
            <text:p>-22.6691487847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-24.340877529354" calcext:value-type="float">
            <text:p>-24.3408775294</text:p>
          </table:table-cell>
        </table:table-row>
        <table:table-row table:style-name="ro1">
          <table:table-cell office:value-type="float" office:value="36250000" calcext:value-type="float">
            <text:p>36250000</text:p>
          </table:table-cell>
          <table:table-cell office:value-type="float" office:value="-28.2745681192712" calcext:value-type="float">
            <text:p>-28.2745681193</text:p>
          </table:table-cell>
        </table:table-row>
        <table:table-row table:style-name="ro1">
          <table:table-cell office:value-type="float" office:value="36500000" calcext:value-type="float">
            <text:p>36500000</text:p>
          </table:table-cell>
          <table:table-cell office:value-type="float" office:value="-25.3615982126996" calcext:value-type="float">
            <text:p>-25.3615982127</text:p>
          </table:table-cell>
        </table:table-row>
        <table:table-row table:style-name="ro1">
          <table:table-cell office:value-type="float" office:value="36750000" calcext:value-type="float">
            <text:p>36750000</text:p>
          </table:table-cell>
          <table:table-cell office:value-type="float" office:value="-22.600557163581" calcext:value-type="float">
            <text:p>-22.6005571636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office:value-type="float" office:value="-29.573496413279" calcext:value-type="float">
            <text:p>-29.5734964133</text:p>
          </table:table-cell>
        </table:table-row>
        <table:table-row table:style-name="ro1">
          <table:table-cell office:value-type="float" office:value="37250000" calcext:value-type="float">
            <text:p>37250000</text:p>
          </table:table-cell>
          <table:table-cell office:value-type="float" office:value="-23.6196268583283" calcext:value-type="float">
            <text:p>-23.6196268583</text:p>
          </table:table-cell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office:value-type="float" office:value="-33.8039809588155" calcext:value-type="float">
            <text:p>-33.8039809588</text:p>
          </table:table-cell>
        </table:table-row>
        <table:table-row table:style-name="ro1">
          <table:table-cell office:value-type="float" office:value="37750000" calcext:value-type="float">
            <text:p>37750000</text:p>
          </table:table-cell>
          <table:table-cell office:value-type="float" office:value="-21.2127789205338" calcext:value-type="float">
            <text:p>-21.2127789205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office:value-type="float" office:value="-25.3569053211688" calcext:value-type="float">
            <text:p>-25.3569053212</text:p>
          </table:table-cell>
        </table:table-row>
        <table:table-row table:style-name="ro1">
          <table:table-cell office:value-type="float" office:value="38250000" calcext:value-type="float">
            <text:p>38250000</text:p>
          </table:table-cell>
          <table:table-cell office:value-type="float" office:value="-18.5610921864257" calcext:value-type="float">
            <text:p>-18.5610921864</text:p>
          </table:table-cell>
        </table:table-row>
        <table:table-row table:style-name="ro1">
          <table:table-cell office:value-type="float" office:value="38500000" calcext:value-type="float">
            <text:p>38500000</text:p>
          </table:table-cell>
          <table:table-cell office:value-type="float" office:value="-20.6057249325756" calcext:value-type="float">
            <text:p>-20.6057249326</text:p>
          </table:table-cell>
        </table:table-row>
        <table:table-row table:style-name="ro1">
          <table:table-cell office:value-type="float" office:value="38750000" calcext:value-type="float">
            <text:p>38750000</text:p>
          </table:table-cell>
          <table:table-cell office:value-type="float" office:value="-19.9205488856588" calcext:value-type="float">
            <text:p>-19.9205488857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-15.9217005739122" calcext:value-type="float">
            <text:p>-15.9217005739</text:p>
          </table:table-cell>
        </table:table-row>
        <table:table-row table:style-name="ro1">
          <table:table-cell office:value-type="float" office:value="39250000" calcext:value-type="float">
            <text:p>39250000</text:p>
          </table:table-cell>
          <table:table-cell office:value-type="float" office:value="-24.0249125937903" calcext:value-type="float">
            <text:p>-24.0249125938</text:p>
          </table:table-cell>
        </table:table-row>
        <table:table-row table:style-name="ro1">
          <table:table-cell office:value-type="float" office:value="39500000" calcext:value-type="float">
            <text:p>39500000</text:p>
          </table:table-cell>
          <table:table-cell office:value-type="float" office:value="-19.7916823116495" calcext:value-type="float">
            <text:p>-19.7916823116</text:p>
          </table:table-cell>
        </table:table-row>
        <table:table-row table:style-name="ro1">
          <table:table-cell office:value-type="float" office:value="39750000" calcext:value-type="float">
            <text:p>39750000</text:p>
          </table:table-cell>
          <table:table-cell office:value-type="float" office:value="-19.6541969487116" calcext:value-type="float">
            <text:p>-19.6541969487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-19.2658547852248" calcext:value-type="float">
            <text:p>-19.2658547852</text:p>
          </table:table-cell>
        </table:table-row>
        <table:table-row table:style-name="ro1">
          <table:table-cell office:value-type="float" office:value="40250000" calcext:value-type="float">
            <text:p>40250000</text:p>
          </table:table-cell>
          <table:table-cell office:value-type="float" office:value="-20.0615155289687" calcext:value-type="float">
            <text:p>-20.061515529</text:p>
          </table:table-cell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office:value-type="float" office:value="-24.0651707850508" calcext:value-type="float">
            <text:p>-24.0651707851</text:p>
          </table:table-cell>
        </table:table-row>
        <table:table-row table:style-name="ro1">
          <table:table-cell office:value-type="float" office:value="40750000" calcext:value-type="float">
            <text:p>40750000</text:p>
          </table:table-cell>
          <table:table-cell office:value-type="float" office:value="-18.5585264140936" calcext:value-type="float">
            <text:p>-18.5585264141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office:value-type="float" office:value="-24.9863029706819" calcext:value-type="float">
            <text:p>-24.9863029707</text:p>
          </table:table-cell>
        </table:table-row>
        <table:table-row table:style-name="ro1">
          <table:table-cell office:value-type="float" office:value="41250000" calcext:value-type="float">
            <text:p>41250000</text:p>
          </table:table-cell>
          <table:table-cell office:value-type="float" office:value="-19.3059010853272" calcext:value-type="float">
            <text:p>-19.3059010853</text:p>
          </table:table-cell>
        </table:table-row>
        <table:table-row table:style-name="ro1">
          <table:table-cell office:value-type="float" office:value="41500000" calcext:value-type="float">
            <text:p>41500000</text:p>
          </table:table-cell>
          <table:table-cell office:value-type="float" office:value="-19.8313119035853" calcext:value-type="float">
            <text:p>-19.8313119036</text:p>
          </table:table-cell>
        </table:table-row>
        <table:table-row table:style-name="ro1">
          <table:table-cell office:value-type="float" office:value="41750000" calcext:value-type="float">
            <text:p>41750000</text:p>
          </table:table-cell>
          <table:table-cell office:value-type="float" office:value="-17.4591947194222" calcext:value-type="float">
            <text:p>-17.4591947194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-14.895461213525" calcext:value-type="float">
            <text:p>-14.8954612135</text:p>
          </table:table-cell>
        </table:table-row>
        <table:table-row table:style-name="ro1">
          <table:table-cell office:value-type="float" office:value="42250000" calcext:value-type="float">
            <text:p>42250000</text:p>
          </table:table-cell>
          <table:table-cell office:value-type="float" office:value="-16.6192686020594" calcext:value-type="float">
            <text:p>-16.6192686021</text:p>
          </table:table-cell>
        </table:table-row>
        <table:table-row table:style-name="ro1">
          <table:table-cell office:value-type="float" office:value="42500000" calcext:value-type="float">
            <text:p>42500000</text:p>
          </table:table-cell>
          <table:table-cell office:value-type="float" office:value="-15.0847747556048" calcext:value-type="float">
            <text:p>-15.0847747556</text:p>
          </table:table-cell>
        </table:table-row>
        <table:table-row table:style-name="ro1">
          <table:table-cell office:value-type="float" office:value="42750000" calcext:value-type="float">
            <text:p>42750000</text:p>
          </table:table-cell>
          <table:table-cell office:value-type="float" office:value="-16.4421616344439" calcext:value-type="float">
            <text:p>-16.4421616344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office:value-type="float" office:value="-14.8331423205576" calcext:value-type="float">
            <text:p>-14.8331423206</text:p>
          </table:table-cell>
        </table:table-row>
        <table:table-row table:style-name="ro1">
          <table:table-cell office:value-type="float" office:value="43250000" calcext:value-type="float">
            <text:p>43250000</text:p>
          </table:table-cell>
          <table:table-cell office:value-type="float" office:value="-22.3395893984961" calcext:value-type="float">
            <text:p>-22.3395893985</text:p>
          </table:table-cell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office:value-type="float" office:value="-12.206009869015" calcext:value-type="float">
            <text:p>-12.206009869</text:p>
          </table:table-cell>
        </table:table-row>
        <table:table-row table:style-name="ro1">
          <table:table-cell office:value-type="float" office:value="43750000" calcext:value-type="float">
            <text:p>43750000</text:p>
          </table:table-cell>
          <table:table-cell office:value-type="float" office:value="-14.9723941462338" calcext:value-type="float">
            <text:p>-14.9723941462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office:value-type="float" office:value="-11.6561215560975" calcext:value-type="float">
            <text:p>-11.6561215561</text:p>
          </table:table-cell>
        </table:table-row>
        <table:table-row table:style-name="ro1">
          <table:table-cell office:value-type="float" office:value="44250000" calcext:value-type="float">
            <text:p>44250000</text:p>
          </table:table-cell>
          <table:table-cell office:value-type="float" office:value="-13.5143530662661" calcext:value-type="float">
            <text:p>-13.5143530663</text:p>
          </table:table-cell>
        </table:table-row>
        <table:table-row table:style-name="ro1">
          <table:table-cell office:value-type="float" office:value="44500000" calcext:value-type="float">
            <text:p>44500000</text:p>
          </table:table-cell>
          <table:table-cell office:value-type="float" office:value="-12.2687050652317" calcext:value-type="float">
            <text:p>-12.2687050652</text:p>
          </table:table-cell>
        </table:table-row>
        <table:table-row table:style-name="ro1">
          <table:table-cell office:value-type="float" office:value="44750000" calcext:value-type="float">
            <text:p>44750000</text:p>
          </table:table-cell>
          <table:table-cell office:value-type="float" office:value="-11.6178885759132" calcext:value-type="float">
            <text:p>-11.6178885759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-13.6874704204614" calcext:value-type="float">
            <text:p>-13.6874704205</text:p>
          </table:table-cell>
        </table:table-row>
        <table:table-row table:style-name="ro1">
          <table:table-cell office:value-type="float" office:value="45250000" calcext:value-type="float">
            <text:p>45250000</text:p>
          </table:table-cell>
          <table:table-cell office:value-type="float" office:value="-10.9911403357803" calcext:value-type="float">
            <text:p>-10.9911403358</text:p>
          </table:table-cell>
        </table:table-row>
        <table:table-row table:style-name="ro1">
          <table:table-cell office:value-type="float" office:value="45500000" calcext:value-type="float">
            <text:p>45500000</text:p>
          </table:table-cell>
          <table:table-cell office:value-type="float" office:value="-11.0579998400439" calcext:value-type="float">
            <text:p>-11.05799984</text:p>
          </table:table-cell>
        </table:table-row>
        <table:table-row table:style-name="ro1">
          <table:table-cell office:value-type="float" office:value="45750000" calcext:value-type="float">
            <text:p>45750000</text:p>
          </table:table-cell>
          <table:table-cell office:value-type="float" office:value="-9.1772773031628" calcext:value-type="float">
            <text:p>-9.1772773032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office:value-type="float" office:value="-10.0323351290185" calcext:value-type="float">
            <text:p>-10.032335129</text:p>
          </table:table-cell>
        </table:table-row>
        <table:table-row table:style-name="ro1">
          <table:table-cell office:value-type="float" office:value="46250000" calcext:value-type="float">
            <text:p>46250000</text:p>
          </table:table-cell>
          <table:table-cell office:value-type="float" office:value="-11.116515079153" calcext:value-type="float">
            <text:p>-11.1165150792</text:p>
          </table:table-cell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office:value-type="float" office:value="-10.3231903445011" calcext:value-type="float">
            <text:p>-10.3231903445</text:p>
          </table:table-cell>
        </table:table-row>
        <table:table-row table:style-name="ro1">
          <table:table-cell office:value-type="float" office:value="46750000" calcext:value-type="float">
            <text:p>46750000</text:p>
          </table:table-cell>
          <table:table-cell office:value-type="float" office:value="-10.3568929062201" calcext:value-type="float">
            <text:p>-10.3568929062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office:value-type="float" office:value="-8.55238738013076" calcext:value-type="float">
            <text:p>-8.5523873801</text:p>
          </table:table-cell>
        </table:table-row>
        <table:table-row table:style-name="ro1">
          <table:table-cell office:value-type="float" office:value="47250000" calcext:value-type="float">
            <text:p>47250000</text:p>
          </table:table-cell>
          <table:table-cell office:value-type="float" office:value="-10.2627244724001" calcext:value-type="float">
            <text:p>-10.2627244724</text:p>
          </table:table-cell>
        </table:table-row>
        <table:table-row table:style-name="ro1">
          <table:table-cell office:value-type="float" office:value="47500000" calcext:value-type="float">
            <text:p>47500000</text:p>
          </table:table-cell>
          <table:table-cell office:value-type="float" office:value="-10.0845346282954" calcext:value-type="float">
            <text:p>-10.0845346283</text:p>
          </table:table-cell>
        </table:table-row>
        <table:table-row table:style-name="ro1">
          <table:table-cell office:value-type="float" office:value="47750000" calcext:value-type="float">
            <text:p>47750000</text:p>
          </table:table-cell>
          <table:table-cell office:value-type="float" office:value="-8.07914947589625" calcext:value-type="float">
            <text:p>-8.0791494759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-10.1652157823706" calcext:value-type="float">
            <text:p>-10.1652157824</text:p>
          </table:table-cell>
        </table:table-row>
        <table:table-row table:style-name="ro1">
          <table:table-cell office:value-type="float" office:value="48250000" calcext:value-type="float">
            <text:p>48250000</text:p>
          </table:table-cell>
          <table:table-cell office:value-type="float" office:value="-8.59776233110954" calcext:value-type="float">
            <text:p>-8.5977623311</text:p>
          </table:table-cell>
        </table:table-row>
        <table:table-row table:style-name="ro1">
          <table:table-cell office:value-type="float" office:value="48500000" calcext:value-type="float">
            <text:p>48500000</text:p>
          </table:table-cell>
          <table:table-cell office:value-type="float" office:value="-9.43996090511215" calcext:value-type="float">
            <text:p>-9.4399609051</text:p>
          </table:table-cell>
        </table:table-row>
        <table:table-row table:style-name="ro1">
          <table:table-cell office:value-type="float" office:value="48750000" calcext:value-type="float">
            <text:p>48750000</text:p>
          </table:table-cell>
          <table:table-cell office:value-type="float" office:value="-8.28282146862587" calcext:value-type="float">
            <text:p>-8.2828214686</text:p>
          </table:table-cell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office:value-type="float" office:value="-7.36384922616928" calcext:value-type="float">
            <text:p>-7.3638492262</text:p>
          </table:table-cell>
        </table:table-row>
        <table:table-row table:style-name="ro1">
          <table:table-cell office:value-type="float" office:value="49250000" calcext:value-type="float">
            <text:p>49250000</text:p>
          </table:table-cell>
          <table:table-cell office:value-type="float" office:value="-8.25681374147326" calcext:value-type="float">
            <text:p>-8.2568137415</text:p>
          </table:table-cell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office:value-type="float" office:value="-7.37329500266634" calcext:value-type="float">
            <text:p>-7.3732950027</text:p>
          </table:table-cell>
        </table:table-row>
        <table:table-row table:style-name="ro1">
          <table:table-cell office:value-type="float" office:value="49750000" calcext:value-type="float">
            <text:p>49750000</text:p>
          </table:table-cell>
          <table:table-cell office:value-type="float" office:value="-8.11941036215291" calcext:value-type="float">
            <text:p>-8.1194103622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-6.92934792776828" calcext:value-type="float">
            <text:p>-6.9293479278</text:p>
          </table:table-cell>
        </table:table-row>
        <table:table-row table:style-name="ro1">
          <table:table-cell office:value-type="float" office:value="50250000" calcext:value-type="float">
            <text:p>50250000</text:p>
          </table:table-cell>
          <table:table-cell office:value-type="float" office:value="-5.71861639457464" calcext:value-type="float">
            <text:p>-5.7186163946</text:p>
          </table:table-cell>
        </table:table-row>
        <table:table-row table:style-name="ro1">
          <table:table-cell office:value-type="float" office:value="50500000" calcext:value-type="float">
            <text:p>50500000</text:p>
          </table:table-cell>
          <table:table-cell office:value-type="float" office:value="-7.07711387757568" calcext:value-type="float">
            <text:p>-7.0771138776</text:p>
          </table:table-cell>
        </table:table-row>
        <table:table-row table:style-name="ro1">
          <table:table-cell office:value-type="float" office:value="50750000" calcext:value-type="float">
            <text:p>50750000</text:p>
          </table:table-cell>
          <table:table-cell office:value-type="float" office:value="-7.66606370498695" calcext:value-type="float">
            <text:p>-7.666063705</text:p>
          </table:table-cell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office:value-type="float" office:value="-5.72008457046376" calcext:value-type="float">
            <text:p>-5.7200845705</text:p>
          </table:table-cell>
        </table:table-row>
        <table:table-row table:style-name="ro1">
          <table:table-cell office:value-type="float" office:value="51250000" calcext:value-type="float">
            <text:p>51250000</text:p>
          </table:table-cell>
          <table:table-cell office:value-type="float" office:value="-6.90067292556678" calcext:value-type="float">
            <text:p>-6.9006729256</text:p>
          </table:table-cell>
        </table:table-row>
        <table:table-row table:style-name="ro1">
          <table:table-cell office:value-type="float" office:value="51500000" calcext:value-type="float">
            <text:p>51500000</text:p>
          </table:table-cell>
          <table:table-cell office:value-type="float" office:value="-6.17068678871641" calcext:value-type="float">
            <text:p>-6.1706867887</text:p>
          </table:table-cell>
        </table:table-row>
        <table:table-row table:style-name="ro1">
          <table:table-cell office:value-type="float" office:value="51750000" calcext:value-type="float">
            <text:p>51750000</text:p>
          </table:table-cell>
          <table:table-cell office:value-type="float" office:value="-5.96270959857684" calcext:value-type="float">
            <text:p>-5.9627095986</text:p>
          </table:table-cell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office:value-type="float" office:value="-7.09949656273064" calcext:value-type="float">
            <text:p>-7.0994965627</text:p>
          </table:table-cell>
        </table:table-row>
        <table:table-row table:style-name="ro1">
          <table:table-cell office:value-type="float" office:value="52250000" calcext:value-type="float">
            <text:p>52250000</text:p>
          </table:table-cell>
          <table:table-cell office:value-type="float" office:value="-6.62300822266469" calcext:value-type="float">
            <text:p>-6.6230082227</text:p>
          </table:table-cell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office:value-type="float" office:value="-5.76989925842979" calcext:value-type="float">
            <text:p>-5.7698992584</text:p>
          </table:table-cell>
        </table:table-row>
        <table:table-row table:style-name="ro1">
          <table:table-cell office:value-type="float" office:value="52750000" calcext:value-type="float">
            <text:p>52750000</text:p>
          </table:table-cell>
          <table:table-cell office:value-type="float" office:value="-5.52815087452156" calcext:value-type="float">
            <text:p>-5.5281508745</text:p>
          </table:table-cell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office:value-type="float" office:value="-5.86953357421999" calcext:value-type="float">
            <text:p>-5.8695335742</text:p>
          </table:table-cell>
        </table:table-row>
        <table:table-row table:style-name="ro1">
          <table:table-cell office:value-type="float" office:value="53250000" calcext:value-type="float">
            <text:p>53250000</text:p>
          </table:table-cell>
          <table:table-cell office:value-type="float" office:value="-4.85279542155283" calcext:value-type="float">
            <text:p>-4.8527954216</text:p>
          </table:table-cell>
        </table:table-row>
        <table:table-row table:style-name="ro1">
          <table:table-cell office:value-type="float" office:value="53500000" calcext:value-type="float">
            <text:p>53500000</text:p>
          </table:table-cell>
          <table:table-cell office:value-type="float" office:value="-5.36483497070848" calcext:value-type="float">
            <text:p>-5.3648349707</text:p>
          </table:table-cell>
        </table:table-row>
        <table:table-row table:style-name="ro1">
          <table:table-cell office:value-type="float" office:value="53750000" calcext:value-type="float">
            <text:p>53750000</text:p>
          </table:table-cell>
          <table:table-cell office:value-type="float" office:value="-5.25797276229689" calcext:value-type="float">
            <text:p>-5.2579727623</text:p>
          </table:table-cell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office:value-type="float" office:value="-4.76865560649697" calcext:value-type="float">
            <text:p>-4.7686556065</text:p>
          </table:table-cell>
        </table:table-row>
        <table:table-row table:style-name="ro1">
          <table:table-cell office:value-type="float" office:value="54250000" calcext:value-type="float">
            <text:p>54250000</text:p>
          </table:table-cell>
          <table:table-cell office:value-type="float" office:value="-4.75573067749119" calcext:value-type="float">
            <text:p>-4.7557306775</text:p>
          </table:table-cell>
        </table:table-row>
        <table:table-row table:style-name="ro1">
          <table:table-cell office:value-type="float" office:value="54500000" calcext:value-type="float">
            <text:p>54500000</text:p>
          </table:table-cell>
          <table:table-cell office:value-type="float" office:value="-4.56088998199286" calcext:value-type="float">
            <text:p>-4.560889982</text:p>
          </table:table-cell>
        </table:table-row>
        <table:table-row table:style-name="ro1">
          <table:table-cell office:value-type="float" office:value="54750000" calcext:value-type="float">
            <text:p>54750000</text:p>
          </table:table-cell>
          <table:table-cell office:value-type="float" office:value="-4.8425509562668" calcext:value-type="float">
            <text:p>-4.8425509563</text:p>
          </table:table-cell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-4.9382590476529" calcext:value-type="float">
            <text:p>-4.9382590477</text:p>
          </table:table-cell>
        </table:table-row>
        <table:table-row table:style-name="ro1">
          <table:table-cell office:value-type="float" office:value="55250000" calcext:value-type="float">
            <text:p>55250000</text:p>
          </table:table-cell>
          <table:table-cell office:value-type="float" office:value="-4.86086465267522" calcext:value-type="float">
            <text:p>-4.8608646527</text:p>
          </table:table-cell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office:value-type="float" office:value="-5.09739137161373" calcext:value-type="float">
            <text:p>-5.0973913716</text:p>
          </table:table-cell>
        </table:table-row>
        <table:table-row table:style-name="ro1">
          <table:table-cell office:value-type="float" office:value="55750000" calcext:value-type="float">
            <text:p>55750000</text:p>
          </table:table-cell>
          <table:table-cell office:value-type="float" office:value="-5.05066174891026" calcext:value-type="float">
            <text:p>-5.0506617489</text:p>
          </table:table-cell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office:value-type="float" office:value="-5.10768292069143" calcext:value-type="float">
            <text:p>-5.1076829207</text:p>
          </table:table-cell>
        </table:table-row>
        <table:table-row table:style-name="ro1">
          <table:table-cell office:value-type="float" office:value="56250000" calcext:value-type="float">
            <text:p>56250000</text:p>
          </table:table-cell>
          <table:table-cell office:value-type="float" office:value="-3.75260831035279" calcext:value-type="float">
            <text:p>-3.7526083104</text:p>
          </table:table-cell>
        </table:table-row>
        <table:table-row table:style-name="ro1">
          <table:table-cell office:value-type="float" office:value="56500000" calcext:value-type="float">
            <text:p>56500000</text:p>
          </table:table-cell>
          <table:table-cell office:value-type="float" office:value="-5.58603599157571" calcext:value-type="float">
            <text:p>-5.5860359916</text:p>
          </table:table-cell>
        </table:table-row>
        <table:table-row table:style-name="ro1">
          <table:table-cell office:value-type="float" office:value="56750000" calcext:value-type="float">
            <text:p>56750000</text:p>
          </table:table-cell>
          <table:table-cell office:value-type="float" office:value="-4.72278070641077" calcext:value-type="float">
            <text:p>-4.7227807064</text:p>
          </table:table-cell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office:value-type="float" office:value="-4.56264159704177" calcext:value-type="float">
            <text:p>-4.562641597</text:p>
          </table:table-cell>
        </table:table-row>
        <table:table-row table:style-name="ro1">
          <table:table-cell office:value-type="float" office:value="57250000" calcext:value-type="float">
            <text:p>57250000</text:p>
          </table:table-cell>
          <table:table-cell office:value-type="float" office:value="-5.11494436087542" calcext:value-type="float">
            <text:p>-5.1149443609</text:p>
          </table:table-cell>
        </table:table-row>
        <table:table-row table:style-name="ro1">
          <table:table-cell office:value-type="float" office:value="57500000" calcext:value-type="float">
            <text:p>57500000</text:p>
          </table:table-cell>
          <table:table-cell office:value-type="float" office:value="-4.74977031888845" calcext:value-type="float">
            <text:p>-4.7497703189</text:p>
          </table:table-cell>
        </table:table-row>
        <table:table-row table:style-name="ro1">
          <table:table-cell office:value-type="float" office:value="57750000" calcext:value-type="float">
            <text:p>57750000</text:p>
          </table:table-cell>
          <table:table-cell office:value-type="float" office:value="-3.84710648856242" calcext:value-type="float">
            <text:p>-3.8471064886</text:p>
          </table:table-cell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office:value-type="float" office:value="-4.57768570699756" calcext:value-type="float">
            <text:p>-4.577685707</text:p>
          </table:table-cell>
        </table:table-row>
        <table:table-row table:style-name="ro1">
          <table:table-cell office:value-type="float" office:value="58250000" calcext:value-type="float">
            <text:p>58250000</text:p>
          </table:table-cell>
          <table:table-cell office:value-type="float" office:value="-4.32195722531692" calcext:value-type="float">
            <text:p>-4.3219572253</text:p>
          </table:table-cell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office:value-type="float" office:value="-3.46129886910945" calcext:value-type="float">
            <text:p>-3.4612988691</text:p>
          </table:table-cell>
        </table:table-row>
        <table:table-row table:style-name="ro1">
          <table:table-cell office:value-type="float" office:value="58750000" calcext:value-type="float">
            <text:p>58750000</text:p>
          </table:table-cell>
          <table:table-cell office:value-type="float" office:value="-3.79660327134612" calcext:value-type="float">
            <text:p>-3.7966032713</text:p>
          </table:table-cell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office:value-type="float" office:value="-4.22449194809552" calcext:value-type="float">
            <text:p>-4.2244919481</text:p>
          </table:table-cell>
        </table:table-row>
        <table:table-row table:style-name="ro1">
          <table:table-cell office:value-type="float" office:value="59250000" calcext:value-type="float">
            <text:p>59250000</text:p>
          </table:table-cell>
          <table:table-cell office:value-type="float" office:value="-4.28642458152964" calcext:value-type="float">
            <text:p>-4.2864245815</text:p>
          </table:table-cell>
        </table:table-row>
        <table:table-row table:style-name="ro1">
          <table:table-cell office:value-type="float" office:value="59500000" calcext:value-type="float">
            <text:p>59500000</text:p>
          </table:table-cell>
          <table:table-cell office:value-type="float" office:value="-4.99598263047168" calcext:value-type="float">
            <text:p>-4.9959826305</text:p>
          </table:table-cell>
        </table:table-row>
        <table:table-row table:style-name="ro1">
          <table:table-cell office:value-type="float" office:value="59750000" calcext:value-type="float">
            <text:p>59750000</text:p>
          </table:table-cell>
          <table:table-cell office:value-type="float" office:value="-4.62842798897961" calcext:value-type="float">
            <text:p>-4.628427989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-4.98926959569137" calcext:value-type="float">
            <text:p>-4.9892695957</text:p>
          </table:table-cell>
        </table:table-row>
        <table:table-row table:style-name="ro1">
          <table:table-cell office:value-type="float" office:value="60250000" calcext:value-type="float">
            <text:p>60250000</text:p>
          </table:table-cell>
          <table:table-cell office:value-type="float" office:value="-4.1350083223142" calcext:value-type="float">
            <text:p>-4.1350083223</text:p>
          </table:table-cell>
        </table:table-row>
        <table:table-row table:style-name="ro1">
          <table:table-cell office:value-type="float" office:value="60500000" calcext:value-type="float">
            <text:p>60500000</text:p>
          </table:table-cell>
          <table:table-cell office:value-type="float" office:value="-3.8736318358612" calcext:value-type="float">
            <text:p>-3.8736318359</text:p>
          </table:table-cell>
        </table:table-row>
        <table:table-row table:style-name="ro1">
          <table:table-cell office:value-type="float" office:value="60750000" calcext:value-type="float">
            <text:p>60750000</text:p>
          </table:table-cell>
          <table:table-cell office:value-type="float" office:value="-4.47900399595928" calcext:value-type="float">
            <text:p>-4.479003996</text:p>
          </table:table-cell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office:value-type="float" office:value="-4.4175310064592" calcext:value-type="float">
            <text:p>-4.4175310065</text:p>
          </table:table-cell>
        </table:table-row>
        <table:table-row table:style-name="ro1">
          <table:table-cell office:value-type="float" office:value="61250000" calcext:value-type="float">
            <text:p>61250000</text:p>
          </table:table-cell>
          <table:table-cell office:value-type="float" office:value="-3.81405245906809" calcext:value-type="float">
            <text:p>-3.8140524591</text:p>
          </table:table-cell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office:value-type="float" office:value="-4.07033847790698" calcext:value-type="float">
            <text:p>-4.0703384779</text:p>
          </table:table-cell>
        </table:table-row>
        <table:table-row table:style-name="ro1">
          <table:table-cell office:value-type="float" office:value="61750000" calcext:value-type="float">
            <text:p>61750000</text:p>
          </table:table-cell>
          <table:table-cell office:value-type="float" office:value="-3.49123266818515" calcext:value-type="float">
            <text:p>-3.4912326682</text:p>
          </table:table-cell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office:value-type="float" office:value="-4.27413955035934" calcext:value-type="float">
            <text:p>-4.2741395504</text:p>
          </table:table-cell>
        </table:table-row>
        <table:table-row table:style-name="ro1">
          <table:table-cell office:value-type="float" office:value="62250000" calcext:value-type="float">
            <text:p>62250000</text:p>
          </table:table-cell>
          <table:table-cell office:value-type="float" office:value="-3.96954769640875" calcext:value-type="float">
            <text:p>-3.9695476964</text:p>
          </table:table-cell>
        </table:table-row>
        <table:table-row table:style-name="ro1">
          <table:table-cell office:value-type="float" office:value="62500000" calcext:value-type="float">
            <text:p>62500000</text:p>
          </table:table-cell>
          <table:table-cell office:value-type="float" office:value="-3.86763301907784" calcext:value-type="float">
            <text:p>-3.8676330191</text:p>
          </table:table-cell>
        </table:table-row>
        <table:table-row table:style-name="ro1">
          <table:table-cell office:value-type="float" office:value="62750000" calcext:value-type="float">
            <text:p>62750000</text:p>
          </table:table-cell>
          <table:table-cell office:value-type="float" office:value="-4.15173432258466" calcext:value-type="float">
            <text:p>-4.1517343226</text:p>
          </table:table-cell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office:value-type="float" office:value="-4.49944605396124" calcext:value-type="float">
            <text:p>-4.499446054</text:p>
          </table:table-cell>
        </table:table-row>
        <table:table-row table:style-name="ro1">
          <table:table-cell office:value-type="float" office:value="63250000" calcext:value-type="float">
            <text:p>63250000</text:p>
          </table:table-cell>
          <table:table-cell office:value-type="float" office:value="-4.08013101323045" calcext:value-type="float">
            <text:p>-4.0801310132</text:p>
          </table:table-cell>
        </table:table-row>
        <table:table-row table:style-name="ro1">
          <table:table-cell office:value-type="float" office:value="63500000" calcext:value-type="float">
            <text:p>63500000</text:p>
          </table:table-cell>
          <table:table-cell office:value-type="float" office:value="-3.49348698755457" calcext:value-type="float">
            <text:p>-3.4934869876</text:p>
          </table:table-cell>
        </table:table-row>
        <table:table-row table:style-name="ro1">
          <table:table-cell office:value-type="float" office:value="63750000" calcext:value-type="float">
            <text:p>63750000</text:p>
          </table:table-cell>
          <table:table-cell office:value-type="float" office:value="-4.42865521991661" calcext:value-type="float">
            <text:p>-4.4286552199</text:p>
          </table:table-cell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office:value-type="float" office:value="-3.73463163213767" calcext:value-type="float">
            <text:p>-3.7346316321</text:p>
          </table:table-cell>
        </table:table-row>
        <table:table-row table:style-name="ro1">
          <table:table-cell office:value-type="float" office:value="64250000" calcext:value-type="float">
            <text:p>64250000</text:p>
          </table:table-cell>
          <table:table-cell office:value-type="float" office:value="-3.47371337808986" calcext:value-type="float">
            <text:p>-3.4737133781</text:p>
          </table:table-cell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office:value-type="float" office:value="-4.06800272989187" calcext:value-type="float">
            <text:p>-4.0680027299</text:p>
          </table:table-cell>
        </table:table-row>
        <table:table-row table:style-name="ro1">
          <table:table-cell office:value-type="float" office:value="64750000" calcext:value-type="float">
            <text:p>64750000</text:p>
          </table:table-cell>
          <table:table-cell office:value-type="float" office:value="-4.29305011558404" calcext:value-type="float">
            <text:p>-4.2930501156</text:p>
          </table:table-cell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-3.76484346138249" calcext:value-type="float">
            <text:p>-3.7648434614</text:p>
          </table:table-cell>
        </table:table-row>
        <table:table-row table:style-name="ro1">
          <table:table-cell office:value-type="float" office:value="65250000" calcext:value-type="float">
            <text:p>65250000</text:p>
          </table:table-cell>
          <table:table-cell office:value-type="float" office:value="-4.35922095956449" calcext:value-type="float">
            <text:p>-4.3592209596</text:p>
          </table:table-cell>
        </table:table-row>
        <table:table-row table:style-name="ro1">
          <table:table-cell office:value-type="float" office:value="65500000" calcext:value-type="float">
            <text:p>65500000</text:p>
          </table:table-cell>
          <table:table-cell office:value-type="float" office:value="-4.17681029219064" calcext:value-type="float">
            <text:p>-4.1768102922</text:p>
          </table:table-cell>
        </table:table-row>
        <table:table-row table:style-name="ro1">
          <table:table-cell office:value-type="float" office:value="65750000" calcext:value-type="float">
            <text:p>65750000</text:p>
          </table:table-cell>
          <table:table-cell office:value-type="float" office:value="-3.91118400164485" calcext:value-type="float">
            <text:p>-3.9111840016</text:p>
          </table:table-cell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office:value-type="float" office:value="-4.14154478062012" calcext:value-type="float">
            <text:p>-4.1415447806</text:p>
          </table:table-cell>
        </table:table-row>
        <table:table-row table:style-name="ro1">
          <table:table-cell office:value-type="float" office:value="66250000" calcext:value-type="float">
            <text:p>66250000</text:p>
          </table:table-cell>
          <table:table-cell office:value-type="float" office:value="-3.95436908228045" calcext:value-type="float">
            <text:p>-3.9543690823</text:p>
          </table:table-cell>
        </table:table-row>
        <table:table-row table:style-name="ro1">
          <table:table-cell office:value-type="float" office:value="66500000" calcext:value-type="float">
            <text:p>66500000</text:p>
          </table:table-cell>
          <table:table-cell office:value-type="float" office:value="-4.19249908002497" calcext:value-type="float">
            <text:p>-4.19249908</text:p>
          </table:table-cell>
        </table:table-row>
        <table:table-row table:style-name="ro1">
          <table:table-cell office:value-type="float" office:value="66750000" calcext:value-type="float">
            <text:p>66750000</text:p>
          </table:table-cell>
          <table:table-cell office:value-type="float" office:value="-4.11264722606602" calcext:value-type="float">
            <text:p>-4.1126472261</text:p>
          </table:table-cell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office:value-type="float" office:value="-4.41192176781506" calcext:value-type="float">
            <text:p>-4.4119217678</text:p>
          </table:table-cell>
        </table:table-row>
        <table:table-row table:style-name="ro1">
          <table:table-cell office:value-type="float" office:value="67250000" calcext:value-type="float">
            <text:p>67250000</text:p>
          </table:table-cell>
          <table:table-cell office:value-type="float" office:value="-4.53016052657525" calcext:value-type="float">
            <text:p>-4.5301605266</text:p>
          </table:table-cell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office:value-type="float" office:value="-3.87613363241191" calcext:value-type="float">
            <text:p>-3.8761336324</text:p>
          </table:table-cell>
        </table:table-row>
        <table:table-row table:style-name="ro1">
          <table:table-cell office:value-type="float" office:value="67750000" calcext:value-type="float">
            <text:p>67750000</text:p>
          </table:table-cell>
          <table:table-cell office:value-type="float" office:value="-4.27623991280399" calcext:value-type="float">
            <text:p>-4.2762399128</text:p>
          </table:table-cell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office:value-type="float" office:value="-4.22682394440162" calcext:value-type="float">
            <text:p>-4.2268239444</text:p>
          </table:table-cell>
        </table:table-row>
        <table:table-row table:style-name="ro1">
          <table:table-cell office:value-type="float" office:value="68250000" calcext:value-type="float">
            <text:p>68250000</text:p>
          </table:table-cell>
          <table:table-cell office:value-type="float" office:value="-4.69119792864308" calcext:value-type="float">
            <text:p>-4.6911979286</text:p>
          </table:table-cell>
        </table:table-row>
        <table:table-row table:style-name="ro1">
          <table:table-cell office:value-type="float" office:value="68500000" calcext:value-type="float">
            <text:p>68500000</text:p>
          </table:table-cell>
          <table:table-cell office:value-type="float" office:value="-4.31058591103339" calcext:value-type="float">
            <text:p>-4.310585911</text:p>
          </table:table-cell>
        </table:table-row>
        <table:table-row table:style-name="ro1">
          <table:table-cell office:value-type="float" office:value="68750000" calcext:value-type="float">
            <text:p>68750000</text:p>
          </table:table-cell>
          <table:table-cell office:value-type="float" office:value="-4.60173762236214" calcext:value-type="float">
            <text:p>-4.6017376224</text:p>
          </table:table-cell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office:value-type="float" office:value="-3.94948930326406" calcext:value-type="float">
            <text:p>-3.9494893033</text:p>
          </table:table-cell>
        </table:table-row>
        <table:table-row table:style-name="ro1">
          <table:table-cell office:value-type="float" office:value="69250000" calcext:value-type="float">
            <text:p>69250000</text:p>
          </table:table-cell>
          <table:table-cell office:value-type="float" office:value="-4.51690757311027" calcext:value-type="float">
            <text:p>-4.5169075731</text:p>
          </table:table-cell>
        </table:table-row>
        <table:table-row table:style-name="ro1">
          <table:table-cell office:value-type="float" office:value="69500000" calcext:value-type="float">
            <text:p>69500000</text:p>
          </table:table-cell>
          <table:table-cell office:value-type="float" office:value="-4.56726306477215" calcext:value-type="float">
            <text:p>-4.5672630648</text:p>
          </table:table-cell>
        </table:table-row>
        <table:table-row table:style-name="ro1">
          <table:table-cell office:value-type="float" office:value="69750000" calcext:value-type="float">
            <text:p>69750000</text:p>
          </table:table-cell>
          <table:table-cell office:value-type="float" office:value="-4.53923467282236" calcext:value-type="float">
            <text:p>-4.5392346728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-4.46039848536501" calcext:value-type="float">
            <text:p>-4.4603984854</text:p>
          </table:table-cell>
        </table:table-row>
        <table:table-row table:style-name="ro1">
          <table:table-cell office:value-type="float" office:value="70250000" calcext:value-type="float">
            <text:p>70250000</text:p>
          </table:table-cell>
          <table:table-cell office:value-type="float" office:value="-4.52952258125625" calcext:value-type="float">
            <text:p>-4.5295225813</text:p>
          </table:table-cell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office:value-type="float" office:value="-4.47239856392781" calcext:value-type="float">
            <text:p>-4.4723985639</text:p>
          </table:table-cell>
        </table:table-row>
        <table:table-row table:style-name="ro1">
          <table:table-cell office:value-type="float" office:value="70750000" calcext:value-type="float">
            <text:p>70750000</text:p>
          </table:table-cell>
          <table:table-cell office:value-type="float" office:value="-5.06793442036486" calcext:value-type="float">
            <text:p>-5.0679344204</text:p>
          </table:table-cell>
        </table:table-row>
        <table:table-row table:style-name="ro1">
          <table:table-cell office:value-type="float" office:value="71000000" calcext:value-type="float">
            <text:p>71000000</text:p>
          </table:table-cell>
          <table:table-cell office:value-type="float" office:value="-5.69207971657151" calcext:value-type="float">
            <text:p>-5.6920797166</text:p>
          </table:table-cell>
        </table:table-row>
        <table:table-row table:style-name="ro1">
          <table:table-cell office:value-type="float" office:value="71250000" calcext:value-type="float">
            <text:p>71250000</text:p>
          </table:table-cell>
          <table:table-cell office:value-type="float" office:value="-4.87505703894326" calcext:value-type="float">
            <text:p>-4.8750570389</text:p>
          </table:table-cell>
        </table:table-row>
        <table:table-row table:style-name="ro1">
          <table:table-cell office:value-type="float" office:value="71500000" calcext:value-type="float">
            <text:p>71500000</text:p>
          </table:table-cell>
          <table:table-cell office:value-type="float" office:value="-5.70836371989621" calcext:value-type="float">
            <text:p>-5.7083637199</text:p>
          </table:table-cell>
        </table:table-row>
        <table:table-row table:style-name="ro1">
          <table:table-cell office:value-type="float" office:value="71750000" calcext:value-type="float">
            <text:p>71750000</text:p>
          </table:table-cell>
          <table:table-cell office:value-type="float" office:value="-5.03916480852758" calcext:value-type="float">
            <text:p>-5.0391648085</text:p>
          </table:table-cell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office:value-type="float" office:value="-4.61058180144761" calcext:value-type="float">
            <text:p>-4.6105818014</text:p>
          </table:table-cell>
        </table:table-row>
        <table:table-row table:style-name="ro1">
          <table:table-cell office:value-type="float" office:value="72250000" calcext:value-type="float">
            <text:p>72250000</text:p>
          </table:table-cell>
          <table:table-cell office:value-type="float" office:value="-5.37221188862634" calcext:value-type="float">
            <text:p>-5.3722118886</text:p>
          </table:table-cell>
        </table:table-row>
        <table:table-row table:style-name="ro1">
          <table:table-cell office:value-type="float" office:value="72500000" calcext:value-type="float">
            <text:p>72500000</text:p>
          </table:table-cell>
          <table:table-cell office:value-type="float" office:value="-4.20062913137423" calcext:value-type="float">
            <text:p>-4.2006291314</text:p>
          </table:table-cell>
        </table:table-row>
        <table:table-row table:style-name="ro1">
          <table:table-cell office:value-type="float" office:value="72750000" calcext:value-type="float">
            <text:p>72750000</text:p>
          </table:table-cell>
          <table:table-cell office:value-type="float" office:value="-4.82385863088353" calcext:value-type="float">
            <text:p>-4.8238586309</text:p>
          </table:table-cell>
        </table:table-row>
        <table:table-row table:style-name="ro1">
          <table:table-cell office:value-type="float" office:value="73000000" calcext:value-type="float">
            <text:p>73000000</text:p>
          </table:table-cell>
          <table:table-cell office:value-type="float" office:value="-4.71195826291862" calcext:value-type="float">
            <text:p>-4.7119582629</text:p>
          </table:table-cell>
        </table:table-row>
        <table:table-row table:style-name="ro1">
          <table:table-cell office:value-type="float" office:value="73250000" calcext:value-type="float">
            <text:p>73250000</text:p>
          </table:table-cell>
          <table:table-cell office:value-type="float" office:value="-5.17271236519252" calcext:value-type="float">
            <text:p>-5.1727123652</text:p>
          </table:table-cell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office:value-type="float" office:value="-5.28540320494695" calcext:value-type="float">
            <text:p>-5.2854032049</text:p>
          </table:table-cell>
        </table:table-row>
        <table:table-row table:style-name="ro1">
          <table:table-cell office:value-type="float" office:value="73750000" calcext:value-type="float">
            <text:p>73750000</text:p>
          </table:table-cell>
          <table:table-cell office:value-type="float" office:value="-5.15109377314695" calcext:value-type="float">
            <text:p>-5.1510937731</text:p>
          </table:table-cell>
        </table:table-row>
        <table:table-row table:style-name="ro1">
          <table:table-cell office:value-type="float" office:value="74000000" calcext:value-type="float">
            <text:p>74000000</text:p>
          </table:table-cell>
          <table:table-cell office:value-type="float" office:value="-5.12781302681339" calcext:value-type="float">
            <text:p>-5.1278130268</text:p>
          </table:table-cell>
        </table:table-row>
        <table:table-row table:style-name="ro1">
          <table:table-cell office:value-type="float" office:value="74250000" calcext:value-type="float">
            <text:p>74250000</text:p>
          </table:table-cell>
          <table:table-cell office:value-type="float" office:value="-4.96468635194284" calcext:value-type="float">
            <text:p>-4.9646863519</text:p>
          </table:table-cell>
        </table:table-row>
        <table:table-row table:style-name="ro1">
          <table:table-cell office:value-type="float" office:value="74500000" calcext:value-type="float">
            <text:p>74500000</text:p>
          </table:table-cell>
          <table:table-cell office:value-type="float" office:value="-5.29078565930476" calcext:value-type="float">
            <text:p>-5.2907856593</text:p>
          </table:table-cell>
        </table:table-row>
        <table:table-row table:style-name="ro1">
          <table:table-cell office:value-type="float" office:value="74750000" calcext:value-type="float">
            <text:p>74750000</text:p>
          </table:table-cell>
          <table:table-cell office:value-type="float" office:value="-5.32454736291338" calcext:value-type="float">
            <text:p>-5.3245473629</text:p>
          </table:table-cell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-5.92098815221327" calcext:value-type="float">
            <text:p>-5.9209881522</text:p>
          </table:table-cell>
        </table:table-row>
        <table:table-row table:style-name="ro1">
          <table:table-cell office:value-type="float" office:value="75250000" calcext:value-type="float">
            <text:p>75250000</text:p>
          </table:table-cell>
          <table:table-cell office:value-type="float" office:value="-5.36573778978666" calcext:value-type="float">
            <text:p>-5.3657377898</text:p>
          </table:table-cell>
        </table:table-row>
        <table:table-row table:style-name="ro1">
          <table:table-cell office:value-type="float" office:value="75500000" calcext:value-type="float">
            <text:p>75500000</text:p>
          </table:table-cell>
          <table:table-cell office:value-type="float" office:value="-5.20356445369386" calcext:value-type="float">
            <text:p>-5.2035644537</text:p>
          </table:table-cell>
        </table:table-row>
        <table:table-row table:style-name="ro1">
          <table:table-cell office:value-type="float" office:value="75750000" calcext:value-type="float">
            <text:p>75750000</text:p>
          </table:table-cell>
          <table:table-cell office:value-type="float" office:value="-5.98020005030438" calcext:value-type="float">
            <text:p>-5.9802000503</text:p>
          </table:table-cell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office:value-type="float" office:value="-4.97253613181907" calcext:value-type="float">
            <text:p>-4.9725361318</text:p>
          </table:table-cell>
        </table:table-row>
        <table:table-row table:style-name="ro1">
          <table:table-cell office:value-type="float" office:value="76250000" calcext:value-type="float">
            <text:p>76250000</text:p>
          </table:table-cell>
          <table:table-cell office:value-type="float" office:value="-5.42428311027715" calcext:value-type="float">
            <text:p>-5.4242831103</text:p>
          </table:table-cell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office:value-type="float" office:value="-5.00807176598022" calcext:value-type="float">
            <text:p>-5.008071766</text:p>
          </table:table-cell>
        </table:table-row>
        <table:table-row table:style-name="ro1">
          <table:table-cell office:value-type="float" office:value="76750000" calcext:value-type="float">
            <text:p>76750000</text:p>
          </table:table-cell>
          <table:table-cell office:value-type="float" office:value="-5.57019118875357" calcext:value-type="float">
            <text:p>-5.5701911888</text:p>
          </table:table-cell>
        </table:table-row>
        <table:table-row table:style-name="ro1">
          <table:table-cell office:value-type="float" office:value="77000000" calcext:value-type="float">
            <text:p>77000000</text:p>
          </table:table-cell>
          <table:table-cell office:value-type="float" office:value="-5.73804998475413" calcext:value-type="float">
            <text:p>-5.7380499848</text:p>
          </table:table-cell>
        </table:table-row>
        <table:table-row table:style-name="ro1">
          <table:table-cell office:value-type="float" office:value="77250000" calcext:value-type="float">
            <text:p>77250000</text:p>
          </table:table-cell>
          <table:table-cell office:value-type="float" office:value="-5.34611249159585" calcext:value-type="float">
            <text:p>-5.3461124916</text:p>
          </table:table-cell>
        </table:table-row>
        <table:table-row table:style-name="ro1">
          <table:table-cell office:value-type="float" office:value="77500000" calcext:value-type="float">
            <text:p>77500000</text:p>
          </table:table-cell>
          <table:table-cell office:value-type="float" office:value="-5.90383117840281" calcext:value-type="float">
            <text:p>-5.9038311784</text:p>
          </table:table-cell>
        </table:table-row>
        <table:table-row table:style-name="ro1">
          <table:table-cell office:value-type="float" office:value="77750000" calcext:value-type="float">
            <text:p>77750000</text:p>
          </table:table-cell>
          <table:table-cell office:value-type="float" office:value="-5.72135246713014" calcext:value-type="float">
            <text:p>-5.7213524671</text:p>
          </table:table-cell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office:value-type="float" office:value="-5.56910321382818" calcext:value-type="float">
            <text:p>-5.5691032138</text:p>
          </table:table-cell>
        </table:table-row>
        <table:table-row table:style-name="ro1">
          <table:table-cell office:value-type="float" office:value="78250000" calcext:value-type="float">
            <text:p>78250000</text:p>
          </table:table-cell>
          <table:table-cell office:value-type="float" office:value="-5.38450722533911" calcext:value-type="float">
            <text:p>-5.3845072253</text:p>
          </table:table-cell>
        </table:table-row>
        <table:table-row table:style-name="ro1">
          <table:table-cell office:value-type="float" office:value="78500000" calcext:value-type="float">
            <text:p>78500000</text:p>
          </table:table-cell>
          <table:table-cell office:value-type="float" office:value="-5.59549605219937" calcext:value-type="float">
            <text:p>-5.5954960522</text:p>
          </table:table-cell>
        </table:table-row>
        <table:table-row table:style-name="ro1">
          <table:table-cell office:value-type="float" office:value="78750000" calcext:value-type="float">
            <text:p>78750000</text:p>
          </table:table-cell>
          <table:table-cell office:value-type="float" office:value="-5.36184059253657" calcext:value-type="float">
            <text:p>-5.3618405925</text:p>
          </table:table-cell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office:value-type="float" office:value="-4.76189243458173" calcext:value-type="float">
            <text:p>-4.7618924346</text:p>
          </table:table-cell>
        </table:table-row>
        <table:table-row table:style-name="ro1">
          <table:table-cell office:value-type="float" office:value="79250000" calcext:value-type="float">
            <text:p>79250000</text:p>
          </table:table-cell>
          <table:table-cell office:value-type="float" office:value="-5.77376700056836" calcext:value-type="float">
            <text:p>-5.7737670006</text:p>
          </table:table-cell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office:value-type="float" office:value="-6.33268581722592" calcext:value-type="float">
            <text:p>-6.3326858172</text:p>
          </table:table-cell>
        </table:table-row>
        <table:table-row table:style-name="ro1">
          <table:table-cell office:value-type="float" office:value="79750000" calcext:value-type="float">
            <text:p>79750000</text:p>
          </table:table-cell>
          <table:table-cell office:value-type="float" office:value="-5.58318697751766" calcext:value-type="float">
            <text:p>-5.5831869775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-5.9669969339714" calcext:value-type="float">
            <text:p>-5.966996934</text:p>
          </table:table-cell>
        </table:table-row>
        <table:table-row table:style-name="ro1">
          <table:table-cell office:value-type="float" office:value="80250000" calcext:value-type="float">
            <text:p>80250000</text:p>
          </table:table-cell>
          <table:table-cell office:value-type="float" office:value="-5.78244914883353" calcext:value-type="float">
            <text:p>-5.7824491488</text:p>
          </table:table-cell>
        </table:table-row>
        <table:table-row table:style-name="ro1">
          <table:table-cell office:value-type="float" office:value="80500000" calcext:value-type="float">
            <text:p>80500000</text:p>
          </table:table-cell>
          <table:table-cell office:value-type="float" office:value="-5.64611790658566" calcext:value-type="float">
            <text:p>-5.6461179066</text:p>
          </table:table-cell>
        </table:table-row>
        <table:table-row table:style-name="ro1">
          <table:table-cell office:value-type="float" office:value="80750000" calcext:value-type="float">
            <text:p>80750000</text:p>
          </table:table-cell>
          <table:table-cell office:value-type="float" office:value="-5.87637548824269" calcext:value-type="float">
            <text:p>-5.8763754882</text:p>
          </table:table-cell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office:value-type="float" office:value="-6.13506940335648" calcext:value-type="float">
            <text:p>-6.1350694034</text:p>
          </table:table-cell>
        </table:table-row>
        <table:table-row table:style-name="ro1">
          <table:table-cell office:value-type="float" office:value="81250000" calcext:value-type="float">
            <text:p>81250000</text:p>
          </table:table-cell>
          <table:table-cell office:value-type="float" office:value="-6.46779410410936" calcext:value-type="float">
            <text:p>-6.4677941041</text:p>
          </table:table-cell>
        </table:table-row>
        <table:table-row table:style-name="ro1">
          <table:table-cell office:value-type="float" office:value="81500000" calcext:value-type="float">
            <text:p>81500000</text:p>
          </table:table-cell>
          <table:table-cell office:value-type="float" office:value="-6.12433850581184" calcext:value-type="float">
            <text:p>-6.1243385058</text:p>
          </table:table-cell>
        </table:table-row>
        <table:table-row table:style-name="ro1">
          <table:table-cell office:value-type="float" office:value="81750000" calcext:value-type="float">
            <text:p>81750000</text:p>
          </table:table-cell>
          <table:table-cell office:value-type="float" office:value="-6.15533073499783" calcext:value-type="float">
            <text:p>-6.155330735</text:p>
          </table:table-cell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office:value-type="float" office:value="-6.95286138496971" calcext:value-type="float">
            <text:p>-6.952861385</text:p>
          </table:table-cell>
        </table:table-row>
        <table:table-row table:style-name="ro1">
          <table:table-cell office:value-type="float" office:value="82250000" calcext:value-type="float">
            <text:p>82250000</text:p>
          </table:table-cell>
          <table:table-cell office:value-type="float" office:value="-6.49057567262195" calcext:value-type="float">
            <text:p>-6.4905756726</text:p>
          </table:table-cell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office:value-type="float" office:value="-6.26217245769737" calcext:value-type="float">
            <text:p>-6.2621724577</text:p>
          </table:table-cell>
        </table:table-row>
        <table:table-row table:style-name="ro1">
          <table:table-cell office:value-type="float" office:value="82750000" calcext:value-type="float">
            <text:p>82750000</text:p>
          </table:table-cell>
          <table:table-cell office:value-type="float" office:value="-6.12694628757617" calcext:value-type="float">
            <text:p>-6.1269462876</text:p>
          </table:table-cell>
        </table:table-row>
        <table:table-row table:style-name="ro1">
          <table:table-cell office:value-type="float" office:value="83000000" calcext:value-type="float">
            <text:p>83000000</text:p>
          </table:table-cell>
          <table:table-cell office:value-type="float" office:value="-5.93004532772197" calcext:value-type="float">
            <text:p>-5.9300453277</text:p>
          </table:table-cell>
        </table:table-row>
        <table:table-row table:style-name="ro1">
          <table:table-cell office:value-type="float" office:value="83250000" calcext:value-type="float">
            <text:p>83250000</text:p>
          </table:table-cell>
          <table:table-cell office:value-type="float" office:value="-6.53090421699522" calcext:value-type="float">
            <text:p>-6.530904217</text:p>
          </table:table-cell>
        </table:table-row>
        <table:table-row table:style-name="ro1">
          <table:table-cell office:value-type="float" office:value="83500000" calcext:value-type="float">
            <text:p>83500000</text:p>
          </table:table-cell>
          <table:table-cell office:value-type="float" office:value="-6.41082060099535" calcext:value-type="float">
            <text:p>-6.410820601</text:p>
          </table:table-cell>
        </table:table-row>
        <table:table-row table:style-name="ro1">
          <table:table-cell office:value-type="float" office:value="83750000" calcext:value-type="float">
            <text:p>83750000</text:p>
          </table:table-cell>
          <table:table-cell office:value-type="float" office:value="-6.1762525129541" calcext:value-type="float">
            <text:p>-6.176252513</text:p>
          </table:table-cell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office:value-type="float" office:value="-5.89148820485903" calcext:value-type="float">
            <text:p>-5.8914882049</text:p>
          </table:table-cell>
        </table:table-row>
        <table:table-row table:style-name="ro1">
          <table:table-cell office:value-type="float" office:value="84250000" calcext:value-type="float">
            <text:p>84250000</text:p>
          </table:table-cell>
          <table:table-cell office:value-type="float" office:value="-6.93464279467234" calcext:value-type="float">
            <text:p>-6.9346427947</text:p>
          </table:table-cell>
        </table:table-row>
        <table:table-row table:style-name="ro1">
          <table:table-cell office:value-type="float" office:value="84500000" calcext:value-type="float">
            <text:p>84500000</text:p>
          </table:table-cell>
          <table:table-cell office:value-type="float" office:value="-6.32201068102804" calcext:value-type="float">
            <text:p>-6.322010681</text:p>
          </table:table-cell>
        </table:table-row>
        <table:table-row table:style-name="ro1">
          <table:table-cell office:value-type="float" office:value="84750000" calcext:value-type="float">
            <text:p>84750000</text:p>
          </table:table-cell>
          <table:table-cell office:value-type="float" office:value="-7.24785298100501" calcext:value-type="float">
            <text:p>-7.247852981</text:p>
          </table:table-cell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-7.10798114390542" calcext:value-type="float">
            <text:p>-7.1079811439</text:p>
          </table:table-cell>
        </table:table-row>
        <table:table-row table:style-name="ro1">
          <table:table-cell office:value-type="float" office:value="85250000" calcext:value-type="float">
            <text:p>85250000</text:p>
          </table:table-cell>
          <table:table-cell office:value-type="float" office:value="-6.52735369816658" calcext:value-type="float">
            <text:p>-6.5273536982</text:p>
          </table:table-cell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office:value-type="float" office:value="-7.30030795434603" calcext:value-type="float">
            <text:p>-7.3003079543</text:p>
          </table:table-cell>
        </table:table-row>
        <table:table-row table:style-name="ro1">
          <table:table-cell office:value-type="float" office:value="85750000" calcext:value-type="float">
            <text:p>85750000</text:p>
          </table:table-cell>
          <table:table-cell office:value-type="float" office:value="-5.94176859459884" calcext:value-type="float">
            <text:p>-5.9417685946</text:p>
          </table:table-cell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office:value-type="float" office:value="-6.13341285709803" calcext:value-type="float">
            <text:p>-6.1334128571</text:p>
          </table:table-cell>
        </table:table-row>
        <table:table-row table:style-name="ro1">
          <table:table-cell office:value-type="float" office:value="86250000" calcext:value-type="float">
            <text:p>86250000</text:p>
          </table:table-cell>
          <table:table-cell office:value-type="float" office:value="-7.050720217844" calcext:value-type="float">
            <text:p>-7.0507202178</text:p>
          </table:table-cell>
        </table:table-row>
        <table:table-row table:style-name="ro1">
          <table:table-cell office:value-type="float" office:value="86500000" calcext:value-type="float">
            <text:p>86500000</text:p>
          </table:table-cell>
          <table:table-cell office:value-type="float" office:value="-6.47425099895209" calcext:value-type="float">
            <text:p>-6.474250999</text:p>
          </table:table-cell>
        </table:table-row>
        <table:table-row table:style-name="ro1">
          <table:table-cell office:value-type="float" office:value="86750000" calcext:value-type="float">
            <text:p>86750000</text:p>
          </table:table-cell>
          <table:table-cell office:value-type="float" office:value="-6.40680557928123" calcext:value-type="float">
            <text:p>-6.4068055793</text:p>
          </table:table-cell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office:value-type="float" office:value="-6.30903199167907" calcext:value-type="float">
            <text:p>-6.3090319917</text:p>
          </table:table-cell>
        </table:table-row>
        <table:table-row table:style-name="ro1">
          <table:table-cell office:value-type="float" office:value="87250000" calcext:value-type="float">
            <text:p>87250000</text:p>
          </table:table-cell>
          <table:table-cell office:value-type="float" office:value="-6.7903819159913" calcext:value-type="float">
            <text:p>-6.790381916</text:p>
          </table:table-cell>
        </table:table-row>
        <table:table-row table:style-name="ro1">
          <table:table-cell office:value-type="float" office:value="87500000" calcext:value-type="float">
            <text:p>87500000</text:p>
          </table:table-cell>
          <table:table-cell office:value-type="float" office:value="-6.39976763103476" calcext:value-type="float">
            <text:p>-6.399767631</text:p>
          </table:table-cell>
        </table:table-row>
        <table:table-row table:style-name="ro1">
          <table:table-cell office:value-type="float" office:value="87750000" calcext:value-type="float">
            <text:p>87750000</text:p>
          </table:table-cell>
          <table:table-cell office:value-type="float" office:value="-6.83901307584373" calcext:value-type="float">
            <text:p>-6.8390130758</text:p>
          </table:table-cell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office:value-type="float" office:value="-6.42990346381506" calcext:value-type="float">
            <text:p>-6.4299034638</text:p>
          </table:table-cell>
        </table:table-row>
        <table:table-row table:style-name="ro1">
          <table:table-cell office:value-type="float" office:value="88250000" calcext:value-type="float">
            <text:p>88250000</text:p>
          </table:table-cell>
          <table:table-cell office:value-type="float" office:value="-6.87983714758097" calcext:value-type="float">
            <text:p>-6.8798371476</text:p>
          </table:table-cell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office:value-type="float" office:value="-6.41870150916058" calcext:value-type="float">
            <text:p>-6.4187015092</text:p>
          </table:table-cell>
        </table:table-row>
        <table:table-row table:style-name="ro1">
          <table:table-cell office:value-type="float" office:value="88750000" calcext:value-type="float">
            <text:p>88750000</text:p>
          </table:table-cell>
          <table:table-cell office:value-type="float" office:value="-7.03923271575252" calcext:value-type="float">
            <text:p>-7.0392327158</text:p>
          </table:table-cell>
        </table:table-row>
        <table:table-row table:style-name="ro1">
          <table:table-cell office:value-type="float" office:value="89000000" calcext:value-type="float">
            <text:p>89000000</text:p>
          </table:table-cell>
          <table:table-cell office:value-type="float" office:value="-6.54062448075974" calcext:value-type="float">
            <text:p>-6.5406244808</text:p>
          </table:table-cell>
        </table:table-row>
        <table:table-row table:style-name="ro1">
          <table:table-cell office:value-type="float" office:value="89250000" calcext:value-type="float">
            <text:p>89250000</text:p>
          </table:table-cell>
          <table:table-cell office:value-type="float" office:value="-6.75229175718304" calcext:value-type="float">
            <text:p>-6.7522917572</text:p>
          </table:table-cell>
        </table:table-row>
        <table:table-row table:style-name="ro1">
          <table:table-cell office:value-type="float" office:value="89500000" calcext:value-type="float">
            <text:p>89500000</text:p>
          </table:table-cell>
          <table:table-cell office:value-type="float" office:value="-6.18184344815555" calcext:value-type="float">
            <text:p>-6.1818434482</text:p>
          </table:table-cell>
        </table:table-row>
        <table:table-row table:style-name="ro1">
          <table:table-cell office:value-type="float" office:value="89750000" calcext:value-type="float">
            <text:p>89750000</text:p>
          </table:table-cell>
          <table:table-cell office:value-type="float" office:value="-6.01905030361896" calcext:value-type="float">
            <text:p>-6.0190503036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-6.57007771936301" calcext:value-type="float">
            <text:p>-6.5700777194</text:p>
          </table:table-cell>
        </table:table-row>
        <table:table-row table:style-name="ro1">
          <table:table-cell office:value-type="float" office:value="90250000" calcext:value-type="float">
            <text:p>90250000</text:p>
          </table:table-cell>
          <table:table-cell office:value-type="float" office:value="-6.63912375250853" calcext:value-type="float">
            <text:p>-6.6391237525</text:p>
          </table:table-cell>
        </table:table-row>
        <table:table-row table:style-name="ro1">
          <table:table-cell office:value-type="float" office:value="90500000" calcext:value-type="float">
            <text:p>90500000</text:p>
          </table:table-cell>
          <table:table-cell office:value-type="float" office:value="-7.19189894974587" calcext:value-type="float">
            <text:p>-7.1918989497</text:p>
          </table:table-cell>
        </table:table-row>
        <table:table-row table:style-name="ro1">
          <table:table-cell office:value-type="float" office:value="90750000" calcext:value-type="float">
            <text:p>90750000</text:p>
          </table:table-cell>
          <table:table-cell office:value-type="float" office:value="-6.73979265111683" calcext:value-type="float">
            <text:p>-6.7397926511</text:p>
          </table:table-cell>
        </table:table-row>
        <table:table-row table:style-name="ro1">
          <table:table-cell office:value-type="float" office:value="91000000" calcext:value-type="float">
            <text:p>91000000</text:p>
          </table:table-cell>
          <table:table-cell office:value-type="float" office:value="-7.71997114660906" calcext:value-type="float">
            <text:p>-7.7199711466</text:p>
          </table:table-cell>
        </table:table-row>
        <table:table-row table:style-name="ro1">
          <table:table-cell office:value-type="float" office:value="91250000" calcext:value-type="float">
            <text:p>91250000</text:p>
          </table:table-cell>
          <table:table-cell office:value-type="float" office:value="-6.7236157092245" calcext:value-type="float">
            <text:p>-6.7236157092</text:p>
          </table:table-cell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office:value-type="float" office:value="-7.24739775363213" calcext:value-type="float">
            <text:p>-7.2473977536</text:p>
          </table:table-cell>
        </table:table-row>
        <table:table-row table:style-name="ro1">
          <table:table-cell office:value-type="float" office:value="91750000" calcext:value-type="float">
            <text:p>91750000</text:p>
          </table:table-cell>
          <table:table-cell office:value-type="float" office:value="-7.11581173635289" calcext:value-type="float">
            <text:p>-7.1158117364</text:p>
          </table:table-cell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office:value-type="float" office:value="-6.62101261146544" calcext:value-type="float">
            <text:p>-6.6210126115</text:p>
          </table:table-cell>
        </table:table-row>
        <table:table-row table:style-name="ro1">
          <table:table-cell office:value-type="float" office:value="92250000" calcext:value-type="float">
            <text:p>92250000</text:p>
          </table:table-cell>
          <table:table-cell office:value-type="float" office:value="-6.25764620385575" calcext:value-type="float">
            <text:p>-6.2576462039</text:p>
          </table:table-cell>
        </table:table-row>
        <table:table-row table:style-name="ro1">
          <table:table-cell office:value-type="float" office:value="92500000" calcext:value-type="float">
            <text:p>92500000</text:p>
          </table:table-cell>
          <table:table-cell office:value-type="float" office:value="-6.71784720298822" calcext:value-type="float">
            <text:p>-6.717847203</text:p>
          </table:table-cell>
        </table:table-row>
        <table:table-row table:style-name="ro1">
          <table:table-cell office:value-type="float" office:value="92750000" calcext:value-type="float">
            <text:p>92750000</text:p>
          </table:table-cell>
          <table:table-cell office:value-type="float" office:value="-7.43596678687185" calcext:value-type="float">
            <text:p>-7.4359667869</text:p>
          </table:table-cell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office:value-type="float" office:value="-6.56366465805601" calcext:value-type="float">
            <text:p>-6.5636646581</text:p>
          </table:table-cell>
        </table:table-row>
        <table:table-row table:style-name="ro1">
          <table:table-cell office:value-type="float" office:value="93250000" calcext:value-type="float">
            <text:p>93250000</text:p>
          </table:table-cell>
          <table:table-cell office:value-type="float" office:value="-6.10275255659536" calcext:value-type="float">
            <text:p>-6.1027525566</text:p>
          </table:table-cell>
        </table:table-row>
        <table:table-row table:style-name="ro1">
          <table:table-cell office:value-type="float" office:value="93500000" calcext:value-type="float">
            <text:p>93500000</text:p>
          </table:table-cell>
          <table:table-cell office:value-type="float" office:value="-5.71309639256163" calcext:value-type="float">
            <text:p>-5.7130963926</text:p>
          </table:table-cell>
        </table:table-row>
        <table:table-row table:style-name="ro1">
          <table:table-cell office:value-type="float" office:value="93750000" calcext:value-type="float">
            <text:p>93750000</text:p>
          </table:table-cell>
          <table:table-cell office:value-type="float" office:value="-6.6291012759818" calcext:value-type="float">
            <text:p>-6.629101276</text:p>
          </table:table-cell>
        </table:table-row>
        <table:table-row table:style-name="ro1">
          <table:table-cell office:value-type="float" office:value="94000000" calcext:value-type="float">
            <text:p>94000000</text:p>
          </table:table-cell>
          <table:table-cell office:value-type="float" office:value="-6.82356360043609" calcext:value-type="float">
            <text:p>-6.8235636004</text:p>
          </table:table-cell>
        </table:table-row>
        <table:table-row table:style-name="ro1">
          <table:table-cell office:value-type="float" office:value="94250000" calcext:value-type="float">
            <text:p>94250000</text:p>
          </table:table-cell>
          <table:table-cell office:value-type="float" office:value="-7.77712848313493" calcext:value-type="float">
            <text:p>-7.7771284831</text:p>
          </table:table-cell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office:value-type="float" office:value="-6.79020625050409" calcext:value-type="float">
            <text:p>-6.7902062505</text:p>
          </table:table-cell>
        </table:table-row>
        <table:table-row table:style-name="ro1">
          <table:table-cell office:value-type="float" office:value="94750000" calcext:value-type="float">
            <text:p>94750000</text:p>
          </table:table-cell>
          <table:table-cell office:value-type="float" office:value="-8.09349062223292" calcext:value-type="float">
            <text:p>-8.0934906222</text:p>
          </table:table-cell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-6.67756506189361" calcext:value-type="float">
            <text:p>-6.6775650619</text:p>
          </table:table-cell>
        </table:table-row>
        <table:table-row table:style-name="ro1">
          <table:table-cell office:value-type="float" office:value="95250000" calcext:value-type="float">
            <text:p>95250000</text:p>
          </table:table-cell>
          <table:table-cell office:value-type="float" office:value="-8.36545157707138" calcext:value-type="float">
            <text:p>-8.3654515771</text:p>
          </table:table-cell>
        </table:table-row>
        <table:table-row table:style-name="ro1">
          <table:table-cell office:value-type="float" office:value="95500000" calcext:value-type="float">
            <text:p>95500000</text:p>
          </table:table-cell>
          <table:table-cell office:value-type="float" office:value="-7.17058333699832" calcext:value-type="float">
            <text:p>-7.170583337</text:p>
          </table:table-cell>
        </table:table-row>
        <table:table-row table:style-name="ro1">
          <table:table-cell office:value-type="float" office:value="95750000" calcext:value-type="float">
            <text:p>95750000</text:p>
          </table:table-cell>
          <table:table-cell office:value-type="float" office:value="-6.66062971695518" calcext:value-type="float">
            <text:p>-6.660629717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-6.27604025372155" calcext:value-type="float">
            <text:p>-6.2760402537</text:p>
          </table:table-cell>
        </table:table-row>
        <table:table-row table:style-name="ro1">
          <table:table-cell office:value-type="float" office:value="96250000" calcext:value-type="float">
            <text:p>96250000</text:p>
          </table:table-cell>
          <table:table-cell office:value-type="float" office:value="-6.71163864567655" calcext:value-type="float">
            <text:p>-6.7116386457</text:p>
          </table:table-cell>
        </table:table-row>
        <table:table-row table:style-name="ro1">
          <table:table-cell office:value-type="float" office:value="96500000" calcext:value-type="float">
            <text:p>96500000</text:p>
          </table:table-cell>
          <table:table-cell office:value-type="float" office:value="-6.76071071796044" calcext:value-type="float">
            <text:p>-6.760710718</text:p>
          </table:table-cell>
        </table:table-row>
        <table:table-row table:style-name="ro1">
          <table:table-cell office:value-type="float" office:value="96750000" calcext:value-type="float">
            <text:p>96750000</text:p>
          </table:table-cell>
          <table:table-cell office:value-type="float" office:value="-5.91762297945401" calcext:value-type="float">
            <text:p>-5.9176229795</text:p>
          </table:table-cell>
        </table:table-row>
        <table:table-row table:style-name="ro1">
          <table:table-cell office:value-type="float" office:value="97000000" calcext:value-type="float">
            <text:p>97000000</text:p>
          </table:table-cell>
          <table:table-cell office:value-type="float" office:value="-6.65729617516849" calcext:value-type="float">
            <text:p>-6.6572961752</text:p>
          </table:table-cell>
        </table:table-row>
        <table:table-row table:style-name="ro1">
          <table:table-cell office:value-type="float" office:value="97250000" calcext:value-type="float">
            <text:p>97250000</text:p>
          </table:table-cell>
          <table:table-cell office:value-type="float" office:value="-7.49266541862047" calcext:value-type="float">
            <text:p>-7.4926654186</text:p>
          </table:table-cell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office:value-type="float" office:value="-7.78154860356964" calcext:value-type="float">
            <text:p>-7.7815486036</text:p>
          </table:table-cell>
        </table:table-row>
        <table:table-row table:style-name="ro1">
          <table:table-cell office:value-type="float" office:value="97750000" calcext:value-type="float">
            <text:p>97750000</text:p>
          </table:table-cell>
          <table:table-cell office:value-type="float" office:value="-7.05664118289899" calcext:value-type="float">
            <text:p>-7.0566411829</text:p>
          </table:table-cell>
        </table:table-row>
        <table:table-row table:style-name="ro1">
          <table:table-cell office:value-type="float" office:value="98000000" calcext:value-type="float">
            <text:p>98000000</text:p>
          </table:table-cell>
          <table:table-cell office:value-type="float" office:value="-8.10798642873672" calcext:value-type="float">
            <text:p>-8.1079864287</text:p>
          </table:table-cell>
        </table:table-row>
        <table:table-row table:style-name="ro1">
          <table:table-cell office:value-type="float" office:value="98250000" calcext:value-type="float">
            <text:p>98250000</text:p>
          </table:table-cell>
          <table:table-cell office:value-type="float" office:value="-7.30075480797832" calcext:value-type="float">
            <text:p>-7.300754808</text:p>
          </table:table-cell>
        </table:table-row>
        <table:table-row table:style-name="ro1">
          <table:table-cell office:value-type="float" office:value="98500000" calcext:value-type="float">
            <text:p>98500000</text:p>
          </table:table-cell>
          <table:table-cell office:value-type="float" office:value="-6.7021764547928" calcext:value-type="float">
            <text:p>-6.7021764548</text:p>
          </table:table-cell>
        </table:table-row>
        <table:table-row table:style-name="ro1">
          <table:table-cell office:value-type="float" office:value="98750000" calcext:value-type="float">
            <text:p>98750000</text:p>
          </table:table-cell>
          <table:table-cell office:value-type="float" office:value="-6.69080839356105" calcext:value-type="float">
            <text:p>-6.6908083936</text:p>
          </table:table-cell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office:value-type="float" office:value="-7.68778124598735" calcext:value-type="float">
            <text:p>-7.687781246</text:p>
          </table:table-cell>
        </table:table-row>
        <table:table-row table:style-name="ro1">
          <table:table-cell office:value-type="float" office:value="99250000" calcext:value-type="float">
            <text:p>99250000</text:p>
          </table:table-cell>
          <table:table-cell office:value-type="float" office:value="-7.46481999202476" calcext:value-type="float">
            <text:p>-7.464819992</text:p>
          </table:table-cell>
        </table:table-row>
        <table:table-row table:style-name="ro1">
          <table:table-cell office:value-type="float" office:value="99500000" calcext:value-type="float">
            <text:p>99500000</text:p>
          </table:table-cell>
          <table:table-cell office:value-type="float" office:value="-7.63697579427462" calcext:value-type="float">
            <text:p>-7.6369757943</text:p>
          </table:table-cell>
        </table:table-row>
        <table:table-row table:style-name="ro1">
          <table:table-cell office:value-type="float" office:value="99750000" calcext:value-type="float">
            <text:p>99750000</text:p>
          </table:table-cell>
          <table:table-cell office:value-type="float" office:value="-6.44018009974194" calcext:value-type="float">
            <text:p>-6.4401800997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-6.95835363968907" calcext:value-type="float">
            <text:p>-6.9583536397</text:p>
          </table:table-cell>
        </table:table-row>
        <table:table-row table:style-name="ro1">
          <table:table-cell office:value-type="float" office:value="100250000" calcext:value-type="float">
            <text:p>100250000</text:p>
          </table:table-cell>
          <table:table-cell office:value-type="float" office:value="-6.76558951483564" calcext:value-type="float">
            <text:p>-6.7655895148</text:p>
          </table:table-cell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office:value-type="float" office:value="-6.4115726962269" calcext:value-type="float">
            <text:p>-6.4115726962</text:p>
          </table:table-cell>
        </table:table-row>
        <table:table-row table:style-name="ro1">
          <table:table-cell office:value-type="float" office:value="100750000" calcext:value-type="float">
            <text:p>100750000</text:p>
          </table:table-cell>
          <table:table-cell office:value-type="float" office:value="-6.85863613809121" calcext:value-type="float">
            <text:p>-6.8586361381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-6.97631679291189" calcext:value-type="float">
            <text:p>-6.9763167929</text:p>
          </table:table-cell>
        </table:table-row>
        <table:table-row table:style-name="ro1">
          <table:table-cell office:value-type="float" office:value="101250000" calcext:value-type="float">
            <text:p>101250000</text:p>
          </table:table-cell>
          <table:table-cell office:value-type="float" office:value="-7.30858360677974" calcext:value-type="float">
            <text:p>-7.3085836068</text:p>
          </table:table-cell>
        </table:table-row>
        <table:table-row table:style-name="ro1">
          <table:table-cell office:value-type="float" office:value="101500000" calcext:value-type="float">
            <text:p>101500000</text:p>
          </table:table-cell>
          <table:table-cell office:value-type="float" office:value="-6.55096182450079" calcext:value-type="float">
            <text:p>-6.5509618245</text:p>
          </table:table-cell>
        </table:table-row>
        <table:table-row table:style-name="ro1">
          <table:table-cell office:value-type="float" office:value="101750000" calcext:value-type="float">
            <text:p>101750000</text:p>
          </table:table-cell>
          <table:table-cell office:value-type="float" office:value="-7.52894472835507" calcext:value-type="float">
            <text:p>-7.5289447284</text:p>
          </table:table-cell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office:value-type="float" office:value="-7.15085326664657" calcext:value-type="float">
            <text:p>-7.1508532666</text:p>
          </table:table-cell>
        </table:table-row>
        <table:table-row table:style-name="ro1">
          <table:table-cell office:value-type="float" office:value="102250000" calcext:value-type="float">
            <text:p>102250000</text:p>
          </table:table-cell>
          <table:table-cell office:value-type="float" office:value="-6.96499795629182" calcext:value-type="float">
            <text:p>-6.9649979563</text:p>
          </table:table-cell>
        </table:table-row>
        <table:table-row table:style-name="ro1">
          <table:table-cell office:value-type="float" office:value="102500000" calcext:value-type="float">
            <text:p>102500000</text:p>
          </table:table-cell>
          <table:table-cell office:value-type="float" office:value="-7.58253230074292" calcext:value-type="float">
            <text:p>-7.5825323007</text:p>
          </table:table-cell>
        </table:table-row>
        <table:table-row table:style-name="ro1">
          <table:table-cell office:value-type="float" office:value="102750000" calcext:value-type="float">
            <text:p>102750000</text:p>
          </table:table-cell>
          <table:table-cell office:value-type="float" office:value="-6.44955141438179" calcext:value-type="float">
            <text:p>-6.4495514144</text:p>
          </table:table-cell>
        </table:table-row>
        <table:table-row table:style-name="ro1">
          <table:table-cell office:value-type="float" office:value="103000000" calcext:value-type="float">
            <text:p>103000000</text:p>
          </table:table-cell>
          <table:table-cell office:value-type="float" office:value="-7.15595987406042" calcext:value-type="float">
            <text:p>-7.1559598741</text:p>
          </table:table-cell>
        </table:table-row>
        <table:table-row table:style-name="ro1">
          <table:table-cell office:value-type="float" office:value="103250000" calcext:value-type="float">
            <text:p>103250000</text:p>
          </table:table-cell>
          <table:table-cell office:value-type="float" office:value="-7.68709957274464" calcext:value-type="float">
            <text:p>-7.6870995727</text:p>
          </table:table-cell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office:value-type="float" office:value="-6.70788558527252" calcext:value-type="float">
            <text:p>-6.7078855853</text:p>
          </table:table-cell>
        </table:table-row>
        <table:table-row table:style-name="ro1">
          <table:table-cell office:value-type="float" office:value="103750000" calcext:value-type="float">
            <text:p>103750000</text:p>
          </table:table-cell>
          <table:table-cell office:value-type="float" office:value="-6.58316483711697" calcext:value-type="float">
            <text:p>-6.5831648371</text:p>
          </table:table-cell>
        </table:table-row>
        <table:table-row table:style-name="ro1">
          <table:table-cell office:value-type="float" office:value="104000000" calcext:value-type="float">
            <text:p>104000000</text:p>
          </table:table-cell>
          <table:table-cell office:value-type="float" office:value="-7.34025773097473" calcext:value-type="float">
            <text:p>-7.340257731</text:p>
          </table:table-cell>
        </table:table-row>
        <table:table-row table:style-name="ro1">
          <table:table-cell office:value-type="float" office:value="104250000" calcext:value-type="float">
            <text:p>104250000</text:p>
          </table:table-cell>
          <table:table-cell office:value-type="float" office:value="-7.16803891944181" calcext:value-type="float">
            <text:p>-7.1680389194</text:p>
          </table:table-cell>
        </table:table-row>
        <table:table-row table:style-name="ro1">
          <table:table-cell office:value-type="float" office:value="104500000" calcext:value-type="float">
            <text:p>104500000</text:p>
          </table:table-cell>
          <table:table-cell office:value-type="float" office:value="-7.20951403381102" calcext:value-type="float">
            <text:p>-7.2095140338</text:p>
          </table:table-cell>
        </table:table-row>
        <table:table-row table:style-name="ro1">
          <table:table-cell office:value-type="float" office:value="104750000" calcext:value-type="float">
            <text:p>104750000</text:p>
          </table:table-cell>
          <table:table-cell office:value-type="float" office:value="-7.27335843353392" calcext:value-type="float">
            <text:p>-7.2733584335</text:p>
          </table:table-cell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office:value-type="float" office:value="-7.28480827530495" calcext:value-type="float">
            <text:p>-7.2848082753</text:p>
          </table:table-cell>
        </table:table-row>
        <table:table-row table:style-name="ro1">
          <table:table-cell office:value-type="float" office:value="105250000" calcext:value-type="float">
            <text:p>105250000</text:p>
          </table:table-cell>
          <table:table-cell office:value-type="float" office:value="-7.75968269986472" calcext:value-type="float">
            <text:p>-7.7596826999</text:p>
          </table:table-cell>
        </table:table-row>
        <table:table-row table:style-name="ro1">
          <table:table-cell office:value-type="float" office:value="105500000" calcext:value-type="float">
            <text:p>105500000</text:p>
          </table:table-cell>
          <table:table-cell office:value-type="float" office:value="-6.9330369394305" calcext:value-type="float">
            <text:p>-6.9330369394</text:p>
          </table:table-cell>
        </table:table-row>
        <table:table-row table:style-name="ro1">
          <table:table-cell office:value-type="float" office:value="105750000" calcext:value-type="float">
            <text:p>105750000</text:p>
          </table:table-cell>
          <table:table-cell office:value-type="float" office:value="-7.14927199725248" calcext:value-type="float">
            <text:p>-7.1492719973</text:p>
          </table:table-cell>
        </table:table-row>
        <table:table-row table:style-name="ro1">
          <table:table-cell office:value-type="float" office:value="106000000" calcext:value-type="float">
            <text:p>106000000</text:p>
          </table:table-cell>
          <table:table-cell office:value-type="float" office:value="-7.63158160894474" calcext:value-type="float">
            <text:p>-7.6315816089</text:p>
          </table:table-cell>
        </table:table-row>
        <table:table-row table:style-name="ro1">
          <table:table-cell office:value-type="float" office:value="106250000" calcext:value-type="float">
            <text:p>106250000</text:p>
          </table:table-cell>
          <table:table-cell office:value-type="float" office:value="-7.24137031184449" calcext:value-type="float">
            <text:p>-7.2413703118</text:p>
          </table:table-cell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office:value-type="float" office:value="-7.25101564846758" calcext:value-type="float">
            <text:p>-7.2510156485</text:p>
          </table:table-cell>
        </table:table-row>
        <table:table-row table:style-name="ro1">
          <table:table-cell office:value-type="float" office:value="106750000" calcext:value-type="float">
            <text:p>106750000</text:p>
          </table:table-cell>
          <table:table-cell office:value-type="float" office:value="-6.9374160834518" calcext:value-type="float">
            <text:p>-6.9374160835</text:p>
          </table:table-cell>
        </table:table-row>
        <table:table-row table:style-name="ro1">
          <table:table-cell office:value-type="float" office:value="107000000" calcext:value-type="float">
            <text:p>107000000</text:p>
          </table:table-cell>
          <table:table-cell office:value-type="float" office:value="-7.62283559503954" calcext:value-type="float">
            <text:p>-7.622835595</text:p>
          </table:table-cell>
        </table:table-row>
        <table:table-row table:style-name="ro1">
          <table:table-cell office:value-type="float" office:value="107250000" calcext:value-type="float">
            <text:p>107250000</text:p>
          </table:table-cell>
          <table:table-cell office:value-type="float" office:value="-7.04951940145458" calcext:value-type="float">
            <text:p>-7.0495194015</text:p>
          </table:table-cell>
        </table:table-row>
        <table:table-row table:style-name="ro1">
          <table:table-cell office:value-type="float" office:value="107500000" calcext:value-type="float">
            <text:p>107500000</text:p>
          </table:table-cell>
          <table:table-cell office:value-type="float" office:value="-7.40084301224727" calcext:value-type="float">
            <text:p>-7.4008430122</text:p>
          </table:table-cell>
        </table:table-row>
        <table:table-row table:style-name="ro1">
          <table:table-cell office:value-type="float" office:value="107750000" calcext:value-type="float">
            <text:p>107750000</text:p>
          </table:table-cell>
          <table:table-cell office:value-type="float" office:value="-6.73096834010046" calcext:value-type="float">
            <text:p>-6.7309683401</text:p>
          </table:table-cell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office:value-type="float" office:value="-8.04829479897019" calcext:value-type="float">
            <text:p>-8.048294799</text:p>
          </table:table-cell>
        </table:table-row>
        <table:table-row table:style-name="ro1">
          <table:table-cell office:value-type="float" office:value="108250000" calcext:value-type="float">
            <text:p>108250000</text:p>
          </table:table-cell>
          <table:table-cell office:value-type="float" office:value="-7.82040001452925" calcext:value-type="float">
            <text:p>-7.8204000145</text:p>
          </table:table-cell>
        </table:table-row>
        <table:table-row table:style-name="ro1">
          <table:table-cell office:value-type="float" office:value="108500000" calcext:value-type="float">
            <text:p>108500000</text:p>
          </table:table-cell>
          <table:table-cell office:value-type="float" office:value="-7.19191112567794" calcext:value-type="float">
            <text:p>-7.1919111257</text:p>
          </table:table-cell>
        </table:table-row>
        <table:table-row table:style-name="ro1">
          <table:table-cell office:value-type="float" office:value="108750000" calcext:value-type="float">
            <text:p>108750000</text:p>
          </table:table-cell>
          <table:table-cell office:value-type="float" office:value="-6.84322242974061" calcext:value-type="float">
            <text:p>-6.8432224297</text:p>
          </table:table-cell>
        </table:table-row>
        <table:table-row table:style-name="ro1">
          <table:table-cell office:value-type="float" office:value="109000000" calcext:value-type="float">
            <text:p>109000000</text:p>
          </table:table-cell>
          <table:table-cell office:value-type="float" office:value="-6.8278781494651" calcext:value-type="float">
            <text:p>-6.8278781495</text:p>
          </table:table-cell>
        </table:table-row>
        <table:table-row table:style-name="ro1">
          <table:table-cell office:value-type="float" office:value="109250000" calcext:value-type="float">
            <text:p>109250000</text:p>
          </table:table-cell>
          <table:table-cell office:value-type="float" office:value="-7.46674123637403" calcext:value-type="float">
            <text:p>-7.4667412364</text:p>
          </table:table-cell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office:value-type="float" office:value="-7.41320492085445" calcext:value-type="float">
            <text:p>-7.4132049209</text:p>
          </table:table-cell>
        </table:table-row>
        <table:table-row table:style-name="ro1">
          <table:table-cell office:value-type="float" office:value="109750000" calcext:value-type="float">
            <text:p>109750000</text:p>
          </table:table-cell>
          <table:table-cell office:value-type="float" office:value="-7.3982326398464" calcext:value-type="float">
            <text:p>-7.3982326398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-6.88660432186237" calcext:value-type="float">
            <text:p>-6.8866043219</text:p>
          </table:table-cell>
        </table:table-row>
        <table:table-row table:style-name="ro1">
          <table:table-cell office:value-type="float" office:value="110250000" calcext:value-type="float">
            <text:p>110250000</text:p>
          </table:table-cell>
          <table:table-cell office:value-type="float" office:value="-7.20230180464536" calcext:value-type="float">
            <text:p>-7.2023018046</text:p>
          </table:table-cell>
        </table:table-row>
        <table:table-row table:style-name="ro1">
          <table:table-cell office:value-type="float" office:value="110500000" calcext:value-type="float">
            <text:p>110500000</text:p>
          </table:table-cell>
          <table:table-cell office:value-type="float" office:value="-7.25682701867714" calcext:value-type="float">
            <text:p>-7.2568270187</text:p>
          </table:table-cell>
        </table:table-row>
        <table:table-row table:style-name="ro1">
          <table:table-cell office:value-type="float" office:value="110750000" calcext:value-type="float">
            <text:p>110750000</text:p>
          </table:table-cell>
          <table:table-cell office:value-type="float" office:value="-7.5022586809155" calcext:value-type="float">
            <text:p>-7.5022586809</text:p>
          </table:table-cell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office:value-type="float" office:value="-7.10073926081179" calcext:value-type="float">
            <text:p>-7.1007392608</text:p>
          </table:table-cell>
        </table:table-row>
        <table:table-row table:style-name="ro1">
          <table:table-cell office:value-type="float" office:value="111250000" calcext:value-type="float">
            <text:p>111250000</text:p>
          </table:table-cell>
          <table:table-cell office:value-type="float" office:value="-6.97178164398308" calcext:value-type="float">
            <text:p>-6.971781644</text:p>
          </table:table-cell>
        </table:table-row>
        <table:table-row table:style-name="ro1">
          <table:table-cell office:value-type="float" office:value="111500000" calcext:value-type="float">
            <text:p>111500000</text:p>
          </table:table-cell>
          <table:table-cell office:value-type="float" office:value="-6.95163856024122" calcext:value-type="float">
            <text:p>-6.9516385602</text:p>
          </table:table-cell>
        </table:table-row>
        <table:table-row table:style-name="ro1">
          <table:table-cell office:value-type="float" office:value="111750000" calcext:value-type="float">
            <text:p>111750000</text:p>
          </table:table-cell>
          <table:table-cell office:value-type="float" office:value="-7.14889561603947" calcext:value-type="float">
            <text:p>-7.148895616</text:p>
          </table:table-cell>
        </table:table-row>
        <table:table-row table:style-name="ro1">
          <table:table-cell office:value-type="float" office:value="112000000" calcext:value-type="float">
            <text:p>112000000</text:p>
          </table:table-cell>
          <table:table-cell office:value-type="float" office:value="-6.19664520415374" calcext:value-type="float">
            <text:p>-6.1966452042</text:p>
          </table:table-cell>
        </table:table-row>
        <table:table-row table:style-name="ro1">
          <table:table-cell office:value-type="float" office:value="112250000" calcext:value-type="float">
            <text:p>112250000</text:p>
          </table:table-cell>
          <table:table-cell office:value-type="float" office:value="-7.26991726935766" calcext:value-type="float">
            <text:p>-7.2699172694</text:p>
          </table:table-cell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office:value-type="float" office:value="-6.79383099460665" calcext:value-type="float">
            <text:p>-6.7938309946</text:p>
          </table:table-cell>
        </table:table-row>
        <table:table-row table:style-name="ro1">
          <table:table-cell office:value-type="float" office:value="112750000" calcext:value-type="float">
            <text:p>112750000</text:p>
          </table:table-cell>
          <table:table-cell office:value-type="float" office:value="-6.44229085757541" calcext:value-type="float">
            <text:p>-6.4422908576</text:p>
          </table:table-cell>
        </table:table-row>
        <table:table-row table:style-name="ro1">
          <table:table-cell office:value-type="float" office:value="113000000" calcext:value-type="float">
            <text:p>113000000</text:p>
          </table:table-cell>
          <table:table-cell office:value-type="float" office:value="-7.68635867045553" calcext:value-type="float">
            <text:p>-7.6863586705</text:p>
          </table:table-cell>
        </table:table-row>
        <table:table-row table:style-name="ro1">
          <table:table-cell office:value-type="float" office:value="113250000" calcext:value-type="float">
            <text:p>113250000</text:p>
          </table:table-cell>
          <table:table-cell office:value-type="float" office:value="-6.62435372337781" calcext:value-type="float">
            <text:p>-6.6243537234</text:p>
          </table:table-cell>
        </table:table-row>
        <table:table-row table:style-name="ro1">
          <table:table-cell office:value-type="float" office:value="113500000" calcext:value-type="float">
            <text:p>113500000</text:p>
          </table:table-cell>
          <table:table-cell office:value-type="float" office:value="-7.71609449983887" calcext:value-type="float">
            <text:p>-7.7160944998</text:p>
          </table:table-cell>
        </table:table-row>
        <table:table-row table:style-name="ro1">
          <table:table-cell office:value-type="float" office:value="113750000" calcext:value-type="float">
            <text:p>113750000</text:p>
          </table:table-cell>
          <table:table-cell office:value-type="float" office:value="-7.40127982327974" calcext:value-type="float">
            <text:p>-7.4012798233</text:p>
          </table:table-cell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office:value-type="float" office:value="-8.1688815859008" calcext:value-type="float">
            <text:p>-8.1688815859</text:p>
          </table:table-cell>
        </table:table-row>
        <table:table-row table:style-name="ro1">
          <table:table-cell office:value-type="float" office:value="114250000" calcext:value-type="float">
            <text:p>114250000</text:p>
          </table:table-cell>
          <table:table-cell office:value-type="float" office:value="-7.2379234272434" calcext:value-type="float">
            <text:p>-7.2379234272</text:p>
          </table:table-cell>
        </table:table-row>
        <table:table-row table:style-name="ro1">
          <table:table-cell office:value-type="float" office:value="114500000" calcext:value-type="float">
            <text:p>114500000</text:p>
          </table:table-cell>
          <table:table-cell office:value-type="float" office:value="-7.66744115484756" calcext:value-type="float">
            <text:p>-7.6674411548</text:p>
          </table:table-cell>
        </table:table-row>
        <table:table-row table:style-name="ro1">
          <table:table-cell office:value-type="float" office:value="114750000" calcext:value-type="float">
            <text:p>114750000</text:p>
          </table:table-cell>
          <table:table-cell office:value-type="float" office:value="-6.88208154942268" calcext:value-type="float">
            <text:p>-6.8820815494</text:p>
          </table:table-cell>
        </table:table-row>
        <table:table-row table:style-name="ro1">
          <table:table-cell office:value-type="float" office:value="115000000" calcext:value-type="float">
            <text:p>115000000</text:p>
          </table:table-cell>
          <table:table-cell office:value-type="float" office:value="-7.57745199368543" calcext:value-type="float">
            <text:p>-7.5774519937</text:p>
          </table:table-cell>
        </table:table-row>
        <table:table-row table:style-name="ro1">
          <table:table-cell office:value-type="float" office:value="115250000" calcext:value-type="float">
            <text:p>115250000</text:p>
          </table:table-cell>
          <table:table-cell office:value-type="float" office:value="-7.53159603982239" calcext:value-type="float">
            <text:p>-7.5315960398</text:p>
          </table:table-cell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office:value-type="float" office:value="-7.08707339600954" calcext:value-type="float">
            <text:p>-7.087073396</text:p>
          </table:table-cell>
        </table:table-row>
        <table:table-row table:style-name="ro1">
          <table:table-cell office:value-type="float" office:value="115750000" calcext:value-type="float">
            <text:p>115750000</text:p>
          </table:table-cell>
          <table:table-cell office:value-type="float" office:value="-7.03532209724202" calcext:value-type="float">
            <text:p>-7.0353220972</text:p>
          </table:table-cell>
        </table:table-row>
        <table:table-row table:style-name="ro1">
          <table:table-cell office:value-type="float" office:value="116000000" calcext:value-type="float">
            <text:p>116000000</text:p>
          </table:table-cell>
          <table:table-cell office:value-type="float" office:value="-7.32241166881237" calcext:value-type="float">
            <text:p>-7.3224116688</text:p>
          </table:table-cell>
        </table:table-row>
        <table:table-row table:style-name="ro1">
          <table:table-cell office:value-type="float" office:value="116250000" calcext:value-type="float">
            <text:p>116250000</text:p>
          </table:table-cell>
          <table:table-cell office:value-type="float" office:value="-7.09974118155447" calcext:value-type="float">
            <text:p>-7.0997411816</text:p>
          </table:table-cell>
        </table:table-row>
        <table:table-row table:style-name="ro1">
          <table:table-cell office:value-type="float" office:value="116500000" calcext:value-type="float">
            <text:p>116500000</text:p>
          </table:table-cell>
          <table:table-cell office:value-type="float" office:value="-7.24558266072034" calcext:value-type="float">
            <text:p>-7.2455826607</text:p>
          </table:table-cell>
        </table:table-row>
        <table:table-row table:style-name="ro1">
          <table:table-cell office:value-type="float" office:value="116750000" calcext:value-type="float">
            <text:p>116750000</text:p>
          </table:table-cell>
          <table:table-cell office:value-type="float" office:value="-7.97863849701099" calcext:value-type="float">
            <text:p>-7.978638497</text:p>
          </table:table-cell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office:value-type="float" office:value="-7.65770156733788" calcext:value-type="float">
            <text:p>-7.6577015673</text:p>
          </table:table-cell>
        </table:table-row>
        <table:table-row table:style-name="ro1">
          <table:table-cell office:value-type="float" office:value="117250000" calcext:value-type="float">
            <text:p>117250000</text:p>
          </table:table-cell>
          <table:table-cell office:value-type="float" office:value="-6.57900758433282" calcext:value-type="float">
            <text:p>-6.5790075843</text:p>
          </table:table-cell>
        </table:table-row>
        <table:table-row table:style-name="ro1">
          <table:table-cell office:value-type="float" office:value="117500000" calcext:value-type="float">
            <text:p>117500000</text:p>
          </table:table-cell>
          <table:table-cell office:value-type="float" office:value="-7.45596120846234" calcext:value-type="float">
            <text:p>-7.4559612085</text:p>
          </table:table-cell>
        </table:table-row>
        <table:table-row table:style-name="ro1">
          <table:table-cell office:value-type="float" office:value="117750000" calcext:value-type="float">
            <text:p>117750000</text:p>
          </table:table-cell>
          <table:table-cell office:value-type="float" office:value="-7.32116315997909" calcext:value-type="float">
            <text:p>-7.32116316</text:p>
          </table:table-cell>
        </table:table-row>
        <table:table-row table:style-name="ro1">
          <table:table-cell office:value-type="float" office:value="118000000" calcext:value-type="float">
            <text:p>118000000</text:p>
          </table:table-cell>
          <table:table-cell office:value-type="float" office:value="-7.78054465601053" calcext:value-type="float">
            <text:p>-7.780544656</text:p>
          </table:table-cell>
        </table:table-row>
        <table:table-row table:style-name="ro1">
          <table:table-cell office:value-type="float" office:value="118250000" calcext:value-type="float">
            <text:p>118250000</text:p>
          </table:table-cell>
          <table:table-cell office:value-type="float" office:value="-8.00868092632442" calcext:value-type="float">
            <text:p>-8.0086809263</text:p>
          </table:table-cell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office:value-type="float" office:value="-7.32674217696832" calcext:value-type="float">
            <text:p>-7.326742177</text:p>
          </table:table-cell>
        </table:table-row>
        <table:table-row table:style-name="ro1">
          <table:table-cell office:value-type="float" office:value="118750000" calcext:value-type="float">
            <text:p>118750000</text:p>
          </table:table-cell>
          <table:table-cell office:value-type="float" office:value="-6.98581152133634" calcext:value-type="float">
            <text:p>-6.9858115213</text:p>
          </table:table-cell>
        </table:table-row>
        <table:table-row table:style-name="ro1">
          <table:table-cell office:value-type="float" office:value="119000000" calcext:value-type="float">
            <text:p>119000000</text:p>
          </table:table-cell>
          <table:table-cell office:value-type="float" office:value="-6.92234588525942" calcext:value-type="float">
            <text:p>-6.9223458853</text:p>
          </table:table-cell>
        </table:table-row>
        <table:table-row table:style-name="ro1">
          <table:table-cell office:value-type="float" office:value="119250000" calcext:value-type="float">
            <text:p>119250000</text:p>
          </table:table-cell>
          <table:table-cell office:value-type="float" office:value="-7.34179399809437" calcext:value-type="float">
            <text:p>-7.3417939981</text:p>
          </table:table-cell>
        </table:table-row>
        <table:table-row table:style-name="ro1">
          <table:table-cell office:value-type="float" office:value="119500000" calcext:value-type="float">
            <text:p>119500000</text:p>
          </table:table-cell>
          <table:table-cell office:value-type="float" office:value="-7.13455666095873" calcext:value-type="float">
            <text:p>-7.134556661</text:p>
          </table:table-cell>
        </table:table-row>
        <table:table-row table:style-name="ro1">
          <table:table-cell office:value-type="float" office:value="119750000" calcext:value-type="float">
            <text:p>119750000</text:p>
          </table:table-cell>
          <table:table-cell office:value-type="float" office:value="-7.52160828942373" calcext:value-type="float">
            <text:p>-7.5216082894</text:p>
          </table:table-cell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office:value-type="float" office:value="-6.51617293165295" calcext:value-type="float">
            <text:p>-6.5161729317</text:p>
          </table:table-cell>
        </table:table-row>
        <table:table-row table:style-name="ro1">
          <table:table-cell office:value-type="float" office:value="120250000" calcext:value-type="float">
            <text:p>120250000</text:p>
          </table:table-cell>
          <table:table-cell office:value-type="float" office:value="-7.49421566571228" calcext:value-type="float">
            <text:p>-7.4942156657</text:p>
          </table:table-cell>
        </table:table-row>
        <table:table-row table:style-name="ro1">
          <table:table-cell office:value-type="float" office:value="120500000" calcext:value-type="float">
            <text:p>120500000</text:p>
          </table:table-cell>
          <table:table-cell office:value-type="float" office:value="-7.4625258883919" calcext:value-type="float">
            <text:p>-7.4625258884</text:p>
          </table:table-cell>
        </table:table-row>
        <table:table-row table:style-name="ro1">
          <table:table-cell office:value-type="float" office:value="120750000" calcext:value-type="float">
            <text:p>120750000</text:p>
          </table:table-cell>
          <table:table-cell office:value-type="float" office:value="-7.91116407572075" calcext:value-type="float">
            <text:p>-7.9111640757</text:p>
          </table:table-cell>
        </table:table-row>
        <table:table-row table:style-name="ro1">
          <table:table-cell office:value-type="float" office:value="121000000" calcext:value-type="float">
            <text:p>121000000</text:p>
          </table:table-cell>
          <table:table-cell office:value-type="float" office:value="-7.16529779360387" calcext:value-type="float">
            <text:p>-7.1652977936</text:p>
          </table:table-cell>
        </table:table-row>
        <table:table-row table:style-name="ro1">
          <table:table-cell office:value-type="float" office:value="121250000" calcext:value-type="float">
            <text:p>121250000</text:p>
          </table:table-cell>
          <table:table-cell office:value-type="float" office:value="-8.05841009958392" calcext:value-type="float">
            <text:p>-8.0584100996</text:p>
          </table:table-cell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office:value-type="float" office:value="-7.67886380372496" calcext:value-type="float">
            <text:p>-7.6788638037</text:p>
          </table:table-cell>
        </table:table-row>
        <table:table-row table:style-name="ro1">
          <table:table-cell office:value-type="float" office:value="121750000" calcext:value-type="float">
            <text:p>121750000</text:p>
          </table:table-cell>
          <table:table-cell office:value-type="float" office:value="-6.67790537208649" calcext:value-type="float">
            <text:p>-6.6779053721</text:p>
          </table:table-cell>
        </table:table-row>
        <table:table-row table:style-name="ro1">
          <table:table-cell office:value-type="float" office:value="122000000" calcext:value-type="float">
            <text:p>122000000</text:p>
          </table:table-cell>
          <table:table-cell office:value-type="float" office:value="-7.85199188081202" calcext:value-type="float">
            <text:p>-7.8519918808</text:p>
          </table:table-cell>
        </table:table-row>
        <table:table-row table:style-name="ro1">
          <table:table-cell office:value-type="float" office:value="122250000" calcext:value-type="float">
            <text:p>122250000</text:p>
          </table:table-cell>
          <table:table-cell office:value-type="float" office:value="-7.80892245531357" calcext:value-type="float">
            <text:p>-7.8089224553</text:p>
          </table:table-cell>
        </table:table-row>
        <table:table-row table:style-name="ro1">
          <table:table-cell office:value-type="float" office:value="122500000" calcext:value-type="float">
            <text:p>122500000</text:p>
          </table:table-cell>
          <table:table-cell office:value-type="float" office:value="-6.43464853882289" calcext:value-type="float">
            <text:p>-6.4346485388</text:p>
          </table:table-cell>
        </table:table-row>
        <table:table-row table:style-name="ro1">
          <table:table-cell office:value-type="float" office:value="122750000" calcext:value-type="float">
            <text:p>122750000</text:p>
          </table:table-cell>
          <table:table-cell office:value-type="float" office:value="-7.8125022259487" calcext:value-type="float">
            <text:p>-7.8125022259</text:p>
          </table:table-cell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office:value-type="float" office:value="-7.50889883943723" calcext:value-type="float">
            <text:p>-7.5088988394</text:p>
          </table:table-cell>
        </table:table-row>
        <table:table-row table:style-name="ro1">
          <table:table-cell office:value-type="float" office:value="123250000" calcext:value-type="float">
            <text:p>123250000</text:p>
          </table:table-cell>
          <table:table-cell office:value-type="float" office:value="-7.11351290671092" calcext:value-type="float">
            <text:p>-7.1135129067</text:p>
          </table:table-cell>
        </table:table-row>
        <table:table-row table:style-name="ro1">
          <table:table-cell office:value-type="float" office:value="123500000" calcext:value-type="float">
            <text:p>123500000</text:p>
          </table:table-cell>
          <table:table-cell office:value-type="float" office:value="-6.75408192176447" calcext:value-type="float">
            <text:p>-6.7540819218</text:p>
          </table:table-cell>
        </table:table-row>
        <table:table-row table:style-name="ro1">
          <table:table-cell office:value-type="float" office:value="123750000" calcext:value-type="float">
            <text:p>123750000</text:p>
          </table:table-cell>
          <table:table-cell office:value-type="float" office:value="-7.34147890367316" calcext:value-type="float">
            <text:p>-7.3414789037</text:p>
          </table:table-cell>
        </table:table-row>
        <table:table-row table:style-name="ro1">
          <table:table-cell office:value-type="float" office:value="124000000" calcext:value-type="float">
            <text:p>124000000</text:p>
          </table:table-cell>
          <table:table-cell office:value-type="float" office:value="-6.92065622987995" calcext:value-type="float">
            <text:p>-6.9206562299</text:p>
          </table:table-cell>
        </table:table-row>
        <table:table-row table:style-name="ro1">
          <table:table-cell office:value-type="float" office:value="124250000" calcext:value-type="float">
            <text:p>124250000</text:p>
          </table:table-cell>
          <table:table-cell office:value-type="float" office:value="-7.2516673289827" calcext:value-type="float">
            <text:p>-7.251667329</text:p>
          </table:table-cell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office:value-type="float" office:value="-7.05441417325991" calcext:value-type="float">
            <text:p>-7.0544141733</text:p>
          </table:table-cell>
        </table:table-row>
        <table:table-row table:style-name="ro1">
          <table:table-cell office:value-type="float" office:value="124750000" calcext:value-type="float">
            <text:p>124750000</text:p>
          </table:table-cell>
          <table:table-cell office:value-type="float" office:value="-6.472356797757" calcext:value-type="float">
            <text:p>-6.4723567978</text:p>
          </table:table-cell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office:value-type="float" office:value="-6.83313699464345" calcext:value-type="float">
            <text:p>-6.8331369946</text:p>
          </table:table-cell>
        </table:table-row>
        <table:table-row table:style-name="ro1">
          <table:table-cell office:value-type="float" office:value="125250000" calcext:value-type="float">
            <text:p>125250000</text:p>
          </table:table-cell>
          <table:table-cell office:value-type="float" office:value="-7.51042207590431" calcext:value-type="float">
            <text:p>-7.5104220759</text:p>
          </table:table-cell>
        </table:table-row>
        <table:table-row table:style-name="ro1">
          <table:table-cell office:value-type="float" office:value="125500000" calcext:value-type="float">
            <text:p>125500000</text:p>
          </table:table-cell>
          <table:table-cell office:value-type="float" office:value="-6.9356018312694" calcext:value-type="float">
            <text:p>-6.9356018313</text:p>
          </table:table-cell>
        </table:table-row>
        <table:table-row table:style-name="ro1">
          <table:table-cell office:value-type="float" office:value="125750000" calcext:value-type="float">
            <text:p>125750000</text:p>
          </table:table-cell>
          <table:table-cell office:value-type="float" office:value="-6.96078279482284" calcext:value-type="float">
            <text:p>-6.9607827948</text:p>
          </table:table-cell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office:value-type="float" office:value="-7.86528759489127" calcext:value-type="float">
            <text:p>-7.8652875949</text:p>
          </table:table-cell>
        </table:table-row>
        <table:table-row table:style-name="ro1">
          <table:table-cell office:value-type="float" office:value="126250000" calcext:value-type="float">
            <text:p>126250000</text:p>
          </table:table-cell>
          <table:table-cell office:value-type="float" office:value="-7.2497621732143" calcext:value-type="float">
            <text:p>-7.2497621732</text:p>
          </table:table-cell>
        </table:table-row>
        <table:table-row table:style-name="ro1">
          <table:table-cell office:value-type="float" office:value="126500000" calcext:value-type="float">
            <text:p>126500000</text:p>
          </table:table-cell>
          <table:table-cell office:value-type="float" office:value="-6.59690593501263" calcext:value-type="float">
            <text:p>-6.596905935</text:p>
          </table:table-cell>
        </table:table-row>
        <table:table-row table:style-name="ro1">
          <table:table-cell office:value-type="float" office:value="126750000" calcext:value-type="float">
            <text:p>126750000</text:p>
          </table:table-cell>
          <table:table-cell office:value-type="float" office:value="-7.46950790886336" calcext:value-type="float">
            <text:p>-7.4695079089</text:p>
          </table:table-cell>
        </table:table-row>
        <table:table-row table:style-name="ro1">
          <table:table-cell office:value-type="float" office:value="127000000" calcext:value-type="float">
            <text:p>127000000</text:p>
          </table:table-cell>
          <table:table-cell office:value-type="float" office:value="-6.76004398909379" calcext:value-type="float">
            <text:p>-6.7600439891</text:p>
          </table:table-cell>
        </table:table-row>
        <table:table-row table:style-name="ro1">
          <table:table-cell office:value-type="float" office:value="127250000" calcext:value-type="float">
            <text:p>127250000</text:p>
          </table:table-cell>
          <table:table-cell office:value-type="float" office:value="-7.82396030898108" calcext:value-type="float">
            <text:p>-7.823960309</text:p>
          </table:table-cell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office:value-type="float" office:value="-7.00535347343122" calcext:value-type="float">
            <text:p>-7.0053534734</text:p>
          </table:table-cell>
        </table:table-row>
        <table:table-row table:style-name="ro1">
          <table:table-cell office:value-type="float" office:value="127750000" calcext:value-type="float">
            <text:p>127750000</text:p>
          </table:table-cell>
          <table:table-cell office:value-type="float" office:value="-6.50404694070684" calcext:value-type="float">
            <text:p>-6.5040469407</text:p>
          </table:table-cell>
        </table:table-row>
        <table:table-row table:style-name="ro1">
          <table:table-cell office:value-type="float" office:value="128000000" calcext:value-type="float">
            <text:p>128000000</text:p>
          </table:table-cell>
          <table:table-cell office:value-type="float" office:value="-6.96932691389796" calcext:value-type="float">
            <text:p>-6.9693269139</text:p>
          </table:table-cell>
        </table:table-row>
        <table:table-row table:style-name="ro1">
          <table:table-cell office:value-type="float" office:value="128250000" calcext:value-type="float">
            <text:p>128250000</text:p>
          </table:table-cell>
          <table:table-cell office:value-type="float" office:value="-6.39028486640376" calcext:value-type="float">
            <text:p>-6.3902848664</text:p>
          </table:table-cell>
        </table:table-row>
        <table:table-row table:style-name="ro1">
          <table:table-cell office:value-type="float" office:value="128500000" calcext:value-type="float">
            <text:p>128500000</text:p>
          </table:table-cell>
          <table:table-cell office:value-type="float" office:value="-6.42341403693343" calcext:value-type="float">
            <text:p>-6.4234140369</text:p>
          </table:table-cell>
        </table:table-row>
        <table:table-row table:style-name="ro1">
          <table:table-cell office:value-type="float" office:value="128750000" calcext:value-type="float">
            <text:p>128750000</text:p>
          </table:table-cell>
          <table:table-cell office:value-type="float" office:value="-8.21077807861636" calcext:value-type="float">
            <text:p>-8.2107780786</text:p>
          </table:table-cell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office:value-type="float" office:value="-7.41336155123231" calcext:value-type="float">
            <text:p>-7.4133615512</text:p>
          </table:table-cell>
        </table:table-row>
        <table:table-row table:style-name="ro1">
          <table:table-cell office:value-type="float" office:value="129250000" calcext:value-type="float">
            <text:p>129250000</text:p>
          </table:table-cell>
          <table:table-cell office:value-type="float" office:value="-6.74242617707835" calcext:value-type="float">
            <text:p>-6.7424261771</text:p>
          </table:table-cell>
        </table:table-row>
        <table:table-row table:style-name="ro1">
          <table:table-cell office:value-type="float" office:value="129500000" calcext:value-type="float">
            <text:p>129500000</text:p>
          </table:table-cell>
          <table:table-cell office:value-type="float" office:value="-6.89750269138731" calcext:value-type="float">
            <text:p>-6.8975026914</text:p>
          </table:table-cell>
        </table:table-row>
        <table:table-row table:style-name="ro1">
          <table:table-cell office:value-type="float" office:value="129750000" calcext:value-type="float">
            <text:p>129750000</text:p>
          </table:table-cell>
          <table:table-cell office:value-type="float" office:value="-6.46889780463714" calcext:value-type="float">
            <text:p>-6.4688978046</text:p>
          </table:table-cell>
        </table:table-row>
        <table:table-row table:style-name="ro1">
          <table:table-cell office:value-type="float" office:value="130000000" calcext:value-type="float">
            <text:p>130000000</text:p>
          </table:table-cell>
          <table:table-cell office:value-type="float" office:value="-7.0066181273628" calcext:value-type="float">
            <text:p>-7.0066181274</text:p>
          </table:table-cell>
        </table:table-row>
        <table:table-row table:style-name="ro1">
          <table:table-cell office:value-type="float" office:value="130250000" calcext:value-type="float">
            <text:p>130250000</text:p>
          </table:table-cell>
          <table:table-cell office:value-type="float" office:value="-7.20276824920603" calcext:value-type="float">
            <text:p>-7.2027682492</text:p>
          </table:table-cell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office:value-type="float" office:value="-6.53543705976492" calcext:value-type="float">
            <text:p>-6.5354370598</text:p>
          </table:table-cell>
        </table:table-row>
        <table:table-row table:style-name="ro1">
          <table:table-cell office:value-type="float" office:value="130750000" calcext:value-type="float">
            <text:p>130750000</text:p>
          </table:table-cell>
          <table:table-cell office:value-type="float" office:value="-6.40871448244425" calcext:value-type="float">
            <text:p>-6.4087144824</text:p>
          </table:table-cell>
        </table:table-row>
        <table:table-row table:style-name="ro1">
          <table:table-cell office:value-type="float" office:value="131000000" calcext:value-type="float">
            <text:p>131000000</text:p>
          </table:table-cell>
          <table:table-cell office:value-type="float" office:value="-6.8622720231373" calcext:value-type="float">
            <text:p>-6.8622720231</text:p>
          </table:table-cell>
        </table:table-row>
        <table:table-row table:style-name="ro1">
          <table:table-cell office:value-type="float" office:value="131250000" calcext:value-type="float">
            <text:p>131250000</text:p>
          </table:table-cell>
          <table:table-cell office:value-type="float" office:value="-6.84626533731204" calcext:value-type="float">
            <text:p>-6.8462653373</text:p>
          </table:table-cell>
        </table:table-row>
        <table:table-row table:style-name="ro1">
          <table:table-cell office:value-type="float" office:value="131500000" calcext:value-type="float">
            <text:p>131500000</text:p>
          </table:table-cell>
          <table:table-cell office:value-type="float" office:value="-7.35913903604995" calcext:value-type="float">
            <text:p>-7.359139036</text:p>
          </table:table-cell>
        </table:table-row>
        <table:table-row table:style-name="ro1">
          <table:table-cell office:value-type="float" office:value="131750000" calcext:value-type="float">
            <text:p>131750000</text:p>
          </table:table-cell>
          <table:table-cell office:value-type="float" office:value="-6.38755712119895" calcext:value-type="float">
            <text:p>-6.3875571212</text:p>
          </table:table-cell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office:value-type="float" office:value="-7.58256288408844" calcext:value-type="float">
            <text:p>-7.5825628841</text:p>
          </table:table-cell>
        </table:table-row>
        <table:table-row table:style-name="ro1">
          <table:table-cell office:value-type="float" office:value="132250000" calcext:value-type="float">
            <text:p>132250000</text:p>
          </table:table-cell>
          <table:table-cell office:value-type="float" office:value="-7.4950816982948" calcext:value-type="float">
            <text:p>-7.4950816983</text:p>
          </table:table-cell>
        </table:table-row>
        <table:table-row table:style-name="ro1">
          <table:table-cell office:value-type="float" office:value="132500000" calcext:value-type="float">
            <text:p>132500000</text:p>
          </table:table-cell>
          <table:table-cell office:value-type="float" office:value="-6.81667111491102" calcext:value-type="float">
            <text:p>-6.8166711149</text:p>
          </table:table-cell>
        </table:table-row>
        <table:table-row table:style-name="ro1">
          <table:table-cell office:value-type="float" office:value="132750000" calcext:value-type="float">
            <text:p>132750000</text:p>
          </table:table-cell>
          <table:table-cell office:value-type="float" office:value="-6.73437041108037" calcext:value-type="float">
            <text:p>-6.7343704111</text:p>
          </table:table-cell>
        </table:table-row>
        <table:table-row table:style-name="ro1">
          <table:table-cell office:value-type="float" office:value="133000000" calcext:value-type="float">
            <text:p>133000000</text:p>
          </table:table-cell>
          <table:table-cell office:value-type="float" office:value="-7.29892929033968" calcext:value-type="float">
            <text:p>-7.2989292903</text:p>
          </table:table-cell>
        </table:table-row>
        <table:table-row table:style-name="ro1">
          <table:table-cell office:value-type="float" office:value="133250000" calcext:value-type="float">
            <text:p>133250000</text:p>
          </table:table-cell>
          <table:table-cell office:value-type="float" office:value="-7.03049464214905" calcext:value-type="float">
            <text:p>-7.0304946421</text:p>
          </table:table-cell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office:value-type="float" office:value="-6.19930740641171" calcext:value-type="float">
            <text:p>-6.1993074064</text:p>
          </table:table-cell>
        </table:table-row>
        <table:table-row table:style-name="ro1">
          <table:table-cell office:value-type="float" office:value="133750000" calcext:value-type="float">
            <text:p>133750000</text:p>
          </table:table-cell>
          <table:table-cell office:value-type="float" office:value="-7.17166060100607" calcext:value-type="float">
            <text:p>-7.171660601</text:p>
          </table:table-cell>
        </table:table-row>
        <table:table-row table:style-name="ro1">
          <table:table-cell office:value-type="float" office:value="134000000" calcext:value-type="float">
            <text:p>134000000</text:p>
          </table:table-cell>
          <table:table-cell office:value-type="float" office:value="-8.02686297678306" calcext:value-type="float">
            <text:p>-8.0268629768</text:p>
          </table:table-cell>
        </table:table-row>
        <table:table-row table:style-name="ro1">
          <table:table-cell office:value-type="float" office:value="134250000" calcext:value-type="float">
            <text:p>134250000</text:p>
          </table:table-cell>
          <table:table-cell office:value-type="float" office:value="-6.01826836636285" calcext:value-type="float">
            <text:p>-6.0182683664</text:p>
          </table:table-cell>
        </table:table-row>
        <table:table-row table:style-name="ro1">
          <table:table-cell office:value-type="float" office:value="134500000" calcext:value-type="float">
            <text:p>134500000</text:p>
          </table:table-cell>
          <table:table-cell office:value-type="float" office:value="-6.24967843266003" calcext:value-type="float">
            <text:p>-6.2496784327</text:p>
          </table:table-cell>
        </table:table-row>
        <table:table-row table:style-name="ro1">
          <table:table-cell office:value-type="float" office:value="134750000" calcext:value-type="float">
            <text:p>134750000</text:p>
          </table:table-cell>
          <table:table-cell office:value-type="float" office:value="-7.02909181482076" calcext:value-type="float">
            <text:p>-7.0290918148</text:p>
          </table:table-cell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office:value-type="float" office:value="-6.93346799785403" calcext:value-type="float">
            <text:p>-6.9334679979</text:p>
          </table:table-cell>
        </table:table-row>
        <table:table-row table:style-name="ro1">
          <table:table-cell office:value-type="float" office:value="135250000" calcext:value-type="float">
            <text:p>135250000</text:p>
          </table:table-cell>
          <table:table-cell office:value-type="float" office:value="-7.99716574474274" calcext:value-type="float">
            <text:p>-7.9971657447</text:p>
          </table:table-cell>
        </table:table-row>
        <table:table-row table:style-name="ro1">
          <table:table-cell office:value-type="float" office:value="135500000" calcext:value-type="float">
            <text:p>135500000</text:p>
          </table:table-cell>
          <table:table-cell office:value-type="float" office:value="-7.88816510510428" calcext:value-type="float">
            <text:p>-7.8881651051</text:p>
          </table:table-cell>
        </table:table-row>
        <table:table-row table:style-name="ro1">
          <table:table-cell office:value-type="float" office:value="135750000" calcext:value-type="float">
            <text:p>135750000</text:p>
          </table:table-cell>
          <table:table-cell office:value-type="float" office:value="-7.30199561502023" calcext:value-type="float">
            <text:p>-7.301995615</text:p>
          </table:table-cell>
        </table:table-row>
        <table:table-row table:style-name="ro1">
          <table:table-cell office:value-type="float" office:value="136000000" calcext:value-type="float">
            <text:p>136000000</text:p>
          </table:table-cell>
          <table:table-cell office:value-type="float" office:value="-6.42984232493455" calcext:value-type="float">
            <text:p>-6.4298423249</text:p>
          </table:table-cell>
        </table:table-row>
        <table:table-row table:style-name="ro1">
          <table:table-cell office:value-type="float" office:value="136250000" calcext:value-type="float">
            <text:p>136250000</text:p>
          </table:table-cell>
          <table:table-cell office:value-type="float" office:value="-6.24775976623805" calcext:value-type="float">
            <text:p>-6.2477597662</text:p>
          </table:table-cell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office:value-type="float" office:value="-6.60581963807259" calcext:value-type="float">
            <text:p>-6.6058196381</text:p>
          </table:table-cell>
        </table:table-row>
        <table:table-row table:style-name="ro1">
          <table:table-cell office:value-type="float" office:value="136750000" calcext:value-type="float">
            <text:p>136750000</text:p>
          </table:table-cell>
          <table:table-cell office:value-type="float" office:value="-6.76351554033637" calcext:value-type="float">
            <text:p>-6.7635155403</text:p>
          </table:table-cell>
        </table:table-row>
        <table:table-row table:style-name="ro1">
          <table:table-cell office:value-type="float" office:value="137000000" calcext:value-type="float">
            <text:p>137000000</text:p>
          </table:table-cell>
          <table:table-cell office:value-type="float" office:value="-6.75330837889678" calcext:value-type="float">
            <text:p>-6.7533083789</text:p>
          </table:table-cell>
        </table:table-row>
        <table:table-row table:style-name="ro1">
          <table:table-cell office:value-type="float" office:value="137250000" calcext:value-type="float">
            <text:p>137250000</text:p>
          </table:table-cell>
          <table:table-cell office:value-type="float" office:value="-6.45614785068389" calcext:value-type="float">
            <text:p>-6.4561478507</text:p>
          </table:table-cell>
        </table:table-row>
        <table:table-row table:style-name="ro1">
          <table:table-cell office:value-type="float" office:value="137500000" calcext:value-type="float">
            <text:p>137500000</text:p>
          </table:table-cell>
          <table:table-cell office:value-type="float" office:value="-6.49636912462822" calcext:value-type="float">
            <text:p>-6.4963691246</text:p>
          </table:table-cell>
        </table:table-row>
        <table:table-row table:style-name="ro1">
          <table:table-cell office:value-type="float" office:value="137750000" calcext:value-type="float">
            <text:p>137750000</text:p>
          </table:table-cell>
          <table:table-cell office:value-type="float" office:value="-6.58233096403624" calcext:value-type="float">
            <text:p>-6.582330964</text:p>
          </table:table-cell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office:value-type="float" office:value="-6.97517914453679" calcext:value-type="float">
            <text:p>-6.9751791445</text:p>
          </table:table-cell>
        </table:table-row>
        <table:table-row table:style-name="ro1">
          <table:table-cell office:value-type="float" office:value="138250000" calcext:value-type="float">
            <text:p>138250000</text:p>
          </table:table-cell>
          <table:table-cell office:value-type="float" office:value="-6.62822170509182" calcext:value-type="float">
            <text:p>-6.6282217051</text:p>
          </table:table-cell>
        </table:table-row>
        <table:table-row table:style-name="ro1">
          <table:table-cell office:value-type="float" office:value="138500000" calcext:value-type="float">
            <text:p>138500000</text:p>
          </table:table-cell>
          <table:table-cell office:value-type="float" office:value="-6.76448951249293" calcext:value-type="float">
            <text:p>-6.7644895125</text:p>
          </table:table-cell>
        </table:table-row>
        <table:table-row table:style-name="ro1">
          <table:table-cell office:value-type="float" office:value="138750000" calcext:value-type="float">
            <text:p>138750000</text:p>
          </table:table-cell>
          <table:table-cell office:value-type="float" office:value="-6.63577243157563" calcext:value-type="float">
            <text:p>-6.6357724316</text:p>
          </table:table-cell>
        </table:table-row>
        <table:table-row table:style-name="ro1">
          <table:table-cell office:value-type="float" office:value="139000000" calcext:value-type="float">
            <text:p>139000000</text:p>
          </table:table-cell>
          <table:table-cell office:value-type="float" office:value="-6.90727123266817" calcext:value-type="float">
            <text:p>-6.9072712327</text:p>
          </table:table-cell>
        </table:table-row>
        <table:table-row table:style-name="ro1">
          <table:table-cell office:value-type="float" office:value="139250000" calcext:value-type="float">
            <text:p>139250000</text:p>
          </table:table-cell>
          <table:table-cell office:value-type="float" office:value="-7.53836285885664" calcext:value-type="float">
            <text:p>-7.5383628589</text:p>
          </table:table-cell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office:value-type="float" office:value="-6.35748404432281" calcext:value-type="float">
            <text:p>-6.3574840443</text:p>
          </table:table-cell>
        </table:table-row>
        <table:table-row table:style-name="ro1">
          <table:table-cell office:value-type="float" office:value="139750000" calcext:value-type="float">
            <text:p>139750000</text:p>
          </table:table-cell>
          <table:table-cell office:value-type="float" office:value="-6.39734134114788" calcext:value-type="float">
            <text:p>-6.3973413411</text:p>
          </table:table-cell>
        </table:table-row>
        <table:table-row table:style-name="ro1">
          <table:table-cell office:value-type="float" office:value="140000000" calcext:value-type="float">
            <text:p>140000000</text:p>
          </table:table-cell>
          <table:table-cell office:value-type="float" office:value="-6.45818475065779" calcext:value-type="float">
            <text:p>-6.4581847507</text:p>
          </table:table-cell>
        </table:table-row>
        <table:table-row table:style-name="ro1">
          <table:table-cell office:value-type="float" office:value="140250000" calcext:value-type="float">
            <text:p>140250000</text:p>
          </table:table-cell>
          <table:table-cell office:value-type="float" office:value="-6.50029082218975" calcext:value-type="float">
            <text:p>-6.5002908222</text:p>
          </table:table-cell>
        </table:table-row>
        <table:table-row table:style-name="ro1">
          <table:table-cell office:value-type="float" office:value="140500000" calcext:value-type="float">
            <text:p>140500000</text:p>
          </table:table-cell>
          <table:table-cell office:value-type="float" office:value="-6.28823592279181" calcext:value-type="float">
            <text:p>-6.2882359228</text:p>
          </table:table-cell>
        </table:table-row>
        <table:table-row table:style-name="ro1">
          <table:table-cell office:value-type="float" office:value="140750000" calcext:value-type="float">
            <text:p>140750000</text:p>
          </table:table-cell>
          <table:table-cell office:value-type="float" office:value="-6.01878701804532" calcext:value-type="float">
            <text:p>-6.018787018</text:p>
          </table:table-cell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office:value-type="float" office:value="-6.36344457412074" calcext:value-type="float">
            <text:p>-6.3634445741</text:p>
          </table:table-cell>
        </table:table-row>
        <table:table-row table:style-name="ro1">
          <table:table-cell office:value-type="float" office:value="141250000" calcext:value-type="float">
            <text:p>141250000</text:p>
          </table:table-cell>
          <table:table-cell office:value-type="float" office:value="-6.61121744301944" calcext:value-type="float">
            <text:p>-6.611217443</text:p>
          </table:table-cell>
        </table:table-row>
        <table:table-row table:style-name="ro1">
          <table:table-cell office:value-type="float" office:value="141500000" calcext:value-type="float">
            <text:p>141500000</text:p>
          </table:table-cell>
          <table:table-cell office:value-type="float" office:value="-6.04281969737731" calcext:value-type="float">
            <text:p>-6.0428196974</text:p>
          </table:table-cell>
        </table:table-row>
        <table:table-row table:style-name="ro1">
          <table:table-cell office:value-type="float" office:value="141750000" calcext:value-type="float">
            <text:p>141750000</text:p>
          </table:table-cell>
          <table:table-cell office:value-type="float" office:value="-5.75706557001105" calcext:value-type="float">
            <text:p>-5.75706557</text:p>
          </table:table-cell>
        </table:table-row>
        <table:table-row table:style-name="ro1">
          <table:table-cell office:value-type="float" office:value="142000000" calcext:value-type="float">
            <text:p>142000000</text:p>
          </table:table-cell>
          <table:table-cell office:value-type="float" office:value="-7.0957724019347" calcext:value-type="float">
            <text:p>-7.0957724019</text:p>
          </table:table-cell>
        </table:table-row>
        <table:table-row table:style-name="ro1">
          <table:table-cell office:value-type="float" office:value="142250000" calcext:value-type="float">
            <text:p>142250000</text:p>
          </table:table-cell>
          <table:table-cell office:value-type="float" office:value="-6.74500734766302" calcext:value-type="float">
            <text:p>-6.7450073477</text:p>
          </table:table-cell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office:value-type="float" office:value="-5.96561636577505" calcext:value-type="float">
            <text:p>-5.9656163658</text:p>
          </table:table-cell>
        </table:table-row>
        <table:table-row table:style-name="ro1">
          <table:table-cell office:value-type="float" office:value="142750000" calcext:value-type="float">
            <text:p>142750000</text:p>
          </table:table-cell>
          <table:table-cell office:value-type="float" office:value="-6.17798075620906" calcext:value-type="float">
            <text:p>-6.1779807562</text:p>
          </table:table-cell>
        </table:table-row>
        <table:table-row table:style-name="ro1">
          <table:table-cell office:value-type="float" office:value="143000000" calcext:value-type="float">
            <text:p>143000000</text:p>
          </table:table-cell>
          <table:table-cell office:value-type="float" office:value="-6.20722787359378" calcext:value-type="float">
            <text:p>-6.2072278736</text:p>
          </table:table-cell>
        </table:table-row>
        <table:table-row table:style-name="ro1">
          <table:table-cell office:value-type="float" office:value="143250000" calcext:value-type="float">
            <text:p>143250000</text:p>
          </table:table-cell>
          <table:table-cell office:value-type="float" office:value="-5.56977114426299" calcext:value-type="float">
            <text:p>-5.5697711443</text:p>
          </table:table-cell>
        </table:table-row>
        <table:table-row table:style-name="ro1">
          <table:table-cell office:value-type="float" office:value="143500000" calcext:value-type="float">
            <text:p>143500000</text:p>
          </table:table-cell>
          <table:table-cell office:value-type="float" office:value="-6.19695606090688" calcext:value-type="float">
            <text:p>-6.1969560609</text:p>
          </table:table-cell>
        </table:table-row>
        <table:table-row table:style-name="ro1">
          <table:table-cell office:value-type="float" office:value="143750000" calcext:value-type="float">
            <text:p>143750000</text:p>
          </table:table-cell>
          <table:table-cell office:value-type="float" office:value="-5.80289413720932" calcext:value-type="float">
            <text:p>-5.8028941372</text:p>
          </table:table-cell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office:value-type="float" office:value="-6.46530406949118" calcext:value-type="float">
            <text:p>-6.4653040695</text:p>
          </table:table-cell>
        </table:table-row>
        <table:table-row table:style-name="ro1">
          <table:table-cell office:value-type="float" office:value="144250000" calcext:value-type="float">
            <text:p>144250000</text:p>
          </table:table-cell>
          <table:table-cell office:value-type="float" office:value="-5.82417445071717" calcext:value-type="float">
            <text:p>-5.8241744507</text:p>
          </table:table-cell>
        </table:table-row>
        <table:table-row table:style-name="ro1">
          <table:table-cell office:value-type="float" office:value="144500000" calcext:value-type="float">
            <text:p>144500000</text:p>
          </table:table-cell>
          <table:table-cell office:value-type="float" office:value="-6.08335406643092" calcext:value-type="float">
            <text:p>-6.0833540664</text:p>
          </table:table-cell>
        </table:table-row>
        <table:table-row table:style-name="ro1">
          <table:table-cell office:value-type="float" office:value="144750000" calcext:value-type="float">
            <text:p>144750000</text:p>
          </table:table-cell>
          <table:table-cell office:value-type="float" office:value="-6.92992048053786" calcext:value-type="float">
            <text:p>-6.9299204805</text:p>
          </table:table-cell>
        </table:table-row>
        <table:table-row table:style-name="ro1">
          <table:table-cell office:value-type="float" office:value="145000000" calcext:value-type="float">
            <text:p>145000000</text:p>
          </table:table-cell>
          <table:table-cell office:value-type="float" office:value="-5.19508433326149" calcext:value-type="float">
            <text:p>-5.1950843333</text:p>
          </table:table-cell>
        </table:table-row>
        <table:table-row table:style-name="ro1">
          <table:table-cell office:value-type="float" office:value="145250000" calcext:value-type="float">
            <text:p>145250000</text:p>
          </table:table-cell>
          <table:table-cell office:value-type="float" office:value="-5.60244723048423" calcext:value-type="float">
            <text:p>-5.6024472305</text:p>
          </table:table-cell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office:value-type="float" office:value="-5.64559316925346" calcext:value-type="float">
            <text:p>-5.6455931693</text:p>
          </table:table-cell>
        </table:table-row>
        <table:table-row table:style-name="ro1">
          <table:table-cell office:value-type="float" office:value="145750000" calcext:value-type="float">
            <text:p>145750000</text:p>
          </table:table-cell>
          <table:table-cell office:value-type="float" office:value="-5.97236732851704" calcext:value-type="float">
            <text:p>-5.9723673285</text:p>
          </table:table-cell>
        </table:table-row>
        <table:table-row table:style-name="ro1">
          <table:table-cell office:value-type="float" office:value="146000000" calcext:value-type="float">
            <text:p>146000000</text:p>
          </table:table-cell>
          <table:table-cell office:value-type="float" office:value="-6.39079874232783" calcext:value-type="float">
            <text:p>-6.3907987423</text:p>
          </table:table-cell>
        </table:table-row>
        <table:table-row table:style-name="ro1">
          <table:table-cell office:value-type="float" office:value="146250000" calcext:value-type="float">
            <text:p>146250000</text:p>
          </table:table-cell>
          <table:table-cell office:value-type="float" office:value="-5.04661998526621" calcext:value-type="float">
            <text:p>-5.0466199853</text:p>
          </table:table-cell>
        </table:table-row>
        <table:table-row table:style-name="ro1">
          <table:table-cell office:value-type="float" office:value="146500000" calcext:value-type="float">
            <text:p>146500000</text:p>
          </table:table-cell>
          <table:table-cell office:value-type="float" office:value="-5.93166031917691" calcext:value-type="float">
            <text:p>-5.9316603192</text:p>
          </table:table-cell>
        </table:table-row>
        <table:table-row table:style-name="ro1">
          <table:table-cell office:value-type="float" office:value="146750000" calcext:value-type="float">
            <text:p>146750000</text:p>
          </table:table-cell>
          <table:table-cell office:value-type="float" office:value="-5.9578289912245" calcext:value-type="float">
            <text:p>-5.9578289912</text:p>
          </table:table-cell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office:value-type="float" office:value="-5.90649145071677" calcext:value-type="float">
            <text:p>-5.9064914507</text:p>
          </table:table-cell>
        </table:table-row>
        <table:table-row table:style-name="ro1">
          <table:table-cell office:value-type="float" office:value="147250000" calcext:value-type="float">
            <text:p>147250000</text:p>
          </table:table-cell>
          <table:table-cell office:value-type="float" office:value="-5.51639496342749" calcext:value-type="float">
            <text:p>-5.5163949634</text:p>
          </table:table-cell>
        </table:table-row>
        <table:table-row table:style-name="ro1">
          <table:table-cell office:value-type="float" office:value="147500000" calcext:value-type="float">
            <text:p>147500000</text:p>
          </table:table-cell>
          <table:table-cell office:value-type="float" office:value="-6.02316527243919" calcext:value-type="float">
            <text:p>-6.0231652724</text:p>
          </table:table-cell>
        </table:table-row>
        <table:table-row table:style-name="ro1">
          <table:table-cell office:value-type="float" office:value="147750000" calcext:value-type="float">
            <text:p>147750000</text:p>
          </table:table-cell>
          <table:table-cell office:value-type="float" office:value="-5.7565408580559" calcext:value-type="float">
            <text:p>-5.7565408581</text:p>
          </table:table-cell>
        </table:table-row>
        <table:table-row table:style-name="ro1">
          <table:table-cell office:value-type="float" office:value="148000000" calcext:value-type="float">
            <text:p>148000000</text:p>
          </table:table-cell>
          <table:table-cell office:value-type="float" office:value="-5.97893687555833" calcext:value-type="float">
            <text:p>-5.9789368756</text:p>
          </table:table-cell>
        </table:table-row>
        <table:table-row table:style-name="ro1">
          <table:table-cell office:value-type="float" office:value="148250000" calcext:value-type="float">
            <text:p>148250000</text:p>
          </table:table-cell>
          <table:table-cell office:value-type="float" office:value="-5.09873320742064" calcext:value-type="float">
            <text:p>-5.0987332074</text:p>
          </table:table-cell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office:value-type="float" office:value="-5.65588351211227" calcext:value-type="float">
            <text:p>-5.6558835121</text:p>
          </table:table-cell>
        </table:table-row>
        <table:table-row table:style-name="ro1">
          <table:table-cell office:value-type="float" office:value="148750000" calcext:value-type="float">
            <text:p>148750000</text:p>
          </table:table-cell>
          <table:table-cell office:value-type="float" office:value="-5.41654377661739" calcext:value-type="float">
            <text:p>-5.4165437766</text:p>
          </table:table-cell>
        </table:table-row>
        <table:table-row table:style-name="ro1">
          <table:table-cell office:value-type="float" office:value="149000000" calcext:value-type="float">
            <text:p>149000000</text:p>
          </table:table-cell>
          <table:table-cell office:value-type="float" office:value="-5.75905423365086" calcext:value-type="float">
            <text:p>-5.7590542337</text:p>
          </table:table-cell>
        </table:table-row>
        <table:table-row table:style-name="ro1">
          <table:table-cell office:value-type="float" office:value="149250000" calcext:value-type="float">
            <text:p>149250000</text:p>
          </table:table-cell>
          <table:table-cell office:value-type="float" office:value="-5.77077959497008" calcext:value-type="float">
            <text:p>-5.770779595</text:p>
          </table:table-cell>
        </table:table-row>
        <table:table-row table:style-name="ro1">
          <table:table-cell office:value-type="float" office:value="149500000" calcext:value-type="float">
            <text:p>149500000</text:p>
          </table:table-cell>
          <table:table-cell office:value-type="float" office:value="-6.20683079860238" calcext:value-type="float">
            <text:p>-6.2068307986</text:p>
          </table:table-cell>
        </table:table-row>
        <table:table-row table:style-name="ro1">
          <table:table-cell office:value-type="float" office:value="149750000" calcext:value-type="float">
            <text:p>149750000</text:p>
          </table:table-cell>
          <table:table-cell office:value-type="float" office:value="-5.31610214325158" calcext:value-type="float">
            <text:p>-5.3161021433</text:p>
          </table:table-cell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office:value-type="float" office:value="-4.92101620787369" calcext:value-type="float">
            <text:p>-4.9210162079</text:p>
          </table:table-cell>
        </table:table-row>
        <table:table-row table:style-name="ro1">
          <table:table-cell office:value-type="float" office:value="150250000" calcext:value-type="float">
            <text:p>150250000</text:p>
          </table:table-cell>
          <table:table-cell office:value-type="float" office:value="-5.98093889524879" calcext:value-type="float">
            <text:p>-5.9809388952</text:p>
          </table:table-cell>
        </table:table-row>
        <table:table-row table:style-name="ro1">
          <table:table-cell office:value-type="float" office:value="150500000" calcext:value-type="float">
            <text:p>150500000</text:p>
          </table:table-cell>
          <table:table-cell office:value-type="float" office:value="-4.69855616362754" calcext:value-type="float">
            <text:p>-4.6985561636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Active_Balun_SN003_S12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Monday</text:p>
          </table:table-cell>
          <table:table-cell office:value-type="string" calcext:value-type="string">
            <text:p><text:s/>06 July 2020 21:26:27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1846416363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12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dB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-57.9280813867482" calcext:value-type="float">
            <text:p>-57.9280813867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-60.5546857956908" calcext:value-type="float">
            <text:p>-60.5546857957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-53.3165742505769" calcext:value-type="float">
            <text:p>-53.3165742506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-54.5990948857925" calcext:value-type="float">
            <text:p>-54.5990948858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-56.7273243339406" calcext:value-type="float">
            <text:p>-56.7273243339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-56.5250224400905" calcext:value-type="float">
            <text:p>-56.5250224401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-48.5092862792304" calcext:value-type="float">
            <text:p>-48.5092862792</text:p>
          </table:table-cell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-53.4757884506982" calcext:value-type="float">
            <text:p>-53.4757884507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-58.3689300394397" calcext:value-type="float">
            <text:p>-58.3689300394</text:p>
          </table:table-cell>
        </table:table-row>
        <table:table-row table:style-name="ro1">
          <table:table-cell office:value-type="float" office:value="2750000" calcext:value-type="float">
            <text:p>2750000</text:p>
          </table:table-cell>
          <table:table-cell office:value-type="float" office:value="-48.2090705227179" calcext:value-type="float">
            <text:p>-48.2090705227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-50.8149249197469" calcext:value-type="float">
            <text:p>-50.8149249197</text:p>
          </table:table-cell>
        </table:table-row>
        <table:table-row table:style-name="ro1">
          <table:table-cell office:value-type="float" office:value="3250000" calcext:value-type="float">
            <text:p>3250000</text:p>
          </table:table-cell>
          <table:table-cell office:value-type="float" office:value="-46.6402509708117" calcext:value-type="float">
            <text:p>-46.6402509708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-59.7710208148886" calcext:value-type="float">
            <text:p>-59.7710208149</text:p>
          </table:table-cell>
        </table:table-row>
        <table:table-row table:style-name="ro1">
          <table:table-cell office:value-type="float" office:value="3750000" calcext:value-type="float">
            <text:p>3750000</text:p>
          </table:table-cell>
          <table:table-cell office:value-type="float" office:value="-51.7934606470903" calcext:value-type="float">
            <text:p>-51.7934606471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-49.9397277050451" calcext:value-type="float">
            <text:p>-49.939727705</text:p>
          </table:table-cell>
        </table:table-row>
        <table:table-row table:style-name="ro1">
          <table:table-cell office:value-type="float" office:value="4250000" calcext:value-type="float">
            <text:p>4250000</text:p>
          </table:table-cell>
          <table:table-cell office:value-type="float" office:value="-51.0815528965356" calcext:value-type="float">
            <text:p>-51.0815528965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-45.9865878015615" calcext:value-type="float">
            <text:p>-45.9865878016</text:p>
          </table:table-cell>
        </table:table-row>
        <table:table-row table:style-name="ro1">
          <table:table-cell office:value-type="float" office:value="4750000" calcext:value-type="float">
            <text:p>4750000</text:p>
          </table:table-cell>
          <table:table-cell office:value-type="float" office:value="-51.9446766738772" calcext:value-type="float">
            <text:p>-51.9446766739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-44.9676547476857" calcext:value-type="float">
            <text:p>-44.9676547477</text:p>
          </table:table-cell>
        </table:table-row>
        <table:table-row table:style-name="ro1">
          <table:table-cell office:value-type="float" office:value="5250000" calcext:value-type="float">
            <text:p>5250000</text:p>
          </table:table-cell>
          <table:table-cell office:value-type="float" office:value="-51.6549104560162" calcext:value-type="float">
            <text:p>-51.654910456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-46.5720495663829" calcext:value-type="float">
            <text:p>-46.5720495664</text:p>
          </table:table-cell>
        </table:table-row>
        <table:table-row table:style-name="ro1">
          <table:table-cell office:value-type="float" office:value="5750000" calcext:value-type="float">
            <text:p>5750000</text:p>
          </table:table-cell>
          <table:table-cell office:value-type="float" office:value="-59.696144655743" calcext:value-type="float">
            <text:p>-59.6961446557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-42.8278795782077" calcext:value-type="float">
            <text:p>-42.8278795782</text:p>
          </table:table-cell>
        </table:table-row>
        <table:table-row table:style-name="ro1">
          <table:table-cell office:value-type="float" office:value="6250000" calcext:value-type="float">
            <text:p>6250000</text:p>
          </table:table-cell>
          <table:table-cell office:value-type="float" office:value="-43.2215306905356" calcext:value-type="float">
            <text:p>-43.2215306905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-45.6363797954081" calcext:value-type="float">
            <text:p>-45.6363797954</text:p>
          </table:table-cell>
        </table:table-row>
        <table:table-row table:style-name="ro1">
          <table:table-cell office:value-type="float" office:value="6750000" calcext:value-type="float">
            <text:p>6750000</text:p>
          </table:table-cell>
          <table:table-cell office:value-type="float" office:value="-50.1401327693409" calcext:value-type="float">
            <text:p>-50.1401327693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-49.1025094938686" calcext:value-type="float">
            <text:p>-49.1025094939</text:p>
          </table:table-cell>
        </table:table-row>
        <table:table-row table:style-name="ro1">
          <table:table-cell office:value-type="float" office:value="7250000" calcext:value-type="float">
            <text:p>7250000</text:p>
          </table:table-cell>
          <table:table-cell office:value-type="float" office:value="-43.3809501212621" calcext:value-type="float">
            <text:p>-43.3809501213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-55.4492750934465" calcext:value-type="float">
            <text:p>-55.4492750934</text:p>
          </table:table-cell>
        </table:table-row>
        <table:table-row table:style-name="ro1">
          <table:table-cell office:value-type="float" office:value="7750000" calcext:value-type="float">
            <text:p>7750000</text:p>
          </table:table-cell>
          <table:table-cell office:value-type="float" office:value="-51.3807394146627" calcext:value-type="float">
            <text:p>-51.3807394147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-48.8786291562572" calcext:value-type="float">
            <text:p>-48.8786291563</text:p>
          </table:table-cell>
        </table:table-row>
        <table:table-row table:style-name="ro1">
          <table:table-cell office:value-type="float" office:value="8250000" calcext:value-type="float">
            <text:p>8250000</text:p>
          </table:table-cell>
          <table:table-cell office:value-type="float" office:value="-46.5907726952363" calcext:value-type="float">
            <text:p>-46.5907726952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-50.757245616733" calcext:value-type="float">
            <text:p>-50.7572456167</text:p>
          </table:table-cell>
        </table:table-row>
        <table:table-row table:style-name="ro1">
          <table:table-cell office:value-type="float" office:value="8750000" calcext:value-type="float">
            <text:p>8750000</text:p>
          </table:table-cell>
          <table:table-cell office:value-type="float" office:value="-45.9793027921383" calcext:value-type="float">
            <text:p>-45.9793027921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-45.8046791840921" calcext:value-type="float">
            <text:p>-45.8046791841</text:p>
          </table:table-cell>
        </table:table-row>
        <table:table-row table:style-name="ro1">
          <table:table-cell office:value-type="float" office:value="9250000" calcext:value-type="float">
            <text:p>9250000</text:p>
          </table:table-cell>
          <table:table-cell office:value-type="float" office:value="-44.9003446788071" calcext:value-type="float">
            <text:p>-44.9003446788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-45.4332044638055" calcext:value-type="float">
            <text:p>-45.4332044638</text:p>
          </table:table-cell>
        </table:table-row>
        <table:table-row table:style-name="ro1">
          <table:table-cell office:value-type="float" office:value="9750000" calcext:value-type="float">
            <text:p>9750000</text:p>
          </table:table-cell>
          <table:table-cell office:value-type="float" office:value="-50.7519842540137" calcext:value-type="float">
            <text:p>-50.751984254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-45.6903905161481" calcext:value-type="float">
            <text:p>-45.6903905161</text:p>
          </table:table-cell>
        </table:table-row>
        <table:table-row table:style-name="ro1">
          <table:table-cell office:value-type="float" office:value="10250000" calcext:value-type="float">
            <text:p>10250000</text:p>
          </table:table-cell>
          <table:table-cell office:value-type="float" office:value="-60.5139567213462" calcext:value-type="float">
            <text:p>-60.5139567213</text:p>
          </table:table-cell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office:value-type="float" office:value="-45.4297297424018" calcext:value-type="float">
            <text:p>-45.4297297424</text:p>
          </table:table-cell>
        </table:table-row>
        <table:table-row table:style-name="ro1">
          <table:table-cell office:value-type="float" office:value="10750000" calcext:value-type="float">
            <text:p>10750000</text:p>
          </table:table-cell>
          <table:table-cell office:value-type="float" office:value="-45.3310423448076" calcext:value-type="float">
            <text:p>-45.3310423448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-44.272078030211" calcext:value-type="float">
            <text:p>-44.2720780302</text:p>
          </table:table-cell>
        </table:table-row>
        <table:table-row table:style-name="ro1">
          <table:table-cell office:value-type="float" office:value="11250000" calcext:value-type="float">
            <text:p>11250000</text:p>
          </table:table-cell>
          <table:table-cell office:value-type="float" office:value="-50.2197303302333" calcext:value-type="float">
            <text:p>-50.2197303302</text:p>
          </table:table-cell>
        </table:table-row>
        <table:table-row table:style-name="ro1">
          <table:table-cell office:value-type="float" office:value="11500000" calcext:value-type="float">
            <text:p>11500000</text:p>
          </table:table-cell>
          <table:table-cell office:value-type="float" office:value="-46.0920052143471" calcext:value-type="float">
            <text:p>-46.0920052143</text:p>
          </table:table-cell>
        </table:table-row>
        <table:table-row table:style-name="ro1">
          <table:table-cell office:value-type="float" office:value="11750000" calcext:value-type="float">
            <text:p>11750000</text:p>
          </table:table-cell>
          <table:table-cell office:value-type="float" office:value="-46.9627614740968" calcext:value-type="float">
            <text:p>-46.9627614741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-49.9151643150378" calcext:value-type="float">
            <text:p>-49.915164315</text:p>
          </table:table-cell>
        </table:table-row>
        <table:table-row table:style-name="ro1">
          <table:table-cell office:value-type="float" office:value="12250000" calcext:value-type="float">
            <text:p>12250000</text:p>
          </table:table-cell>
          <table:table-cell office:value-type="float" office:value="-45.8525565390284" calcext:value-type="float">
            <text:p>-45.852556539</text:p>
          </table:table-cell>
        </table:table-row>
        <table:table-row table:style-name="ro1">
          <table:table-cell office:value-type="float" office:value="12500000" calcext:value-type="float">
            <text:p>12500000</text:p>
          </table:table-cell>
          <table:table-cell office:value-type="float" office:value="-58.9470738882627" calcext:value-type="float">
            <text:p>-58.9470738883</text:p>
          </table:table-cell>
        </table:table-row>
        <table:table-row table:style-name="ro1">
          <table:table-cell office:value-type="float" office:value="12750000" calcext:value-type="float">
            <text:p>12750000</text:p>
          </table:table-cell>
          <table:table-cell office:value-type="float" office:value="-45.648749815431" calcext:value-type="float">
            <text:p>-45.6487498154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-44.2554813636642" calcext:value-type="float">
            <text:p>-44.2554813637</text:p>
          </table:table-cell>
        </table:table-row>
        <table:table-row table:style-name="ro1">
          <table:table-cell office:value-type="float" office:value="13250000" calcext:value-type="float">
            <text:p>13250000</text:p>
          </table:table-cell>
          <table:table-cell office:value-type="float" office:value="-47.6654657842259" calcext:value-type="float">
            <text:p>-47.6654657842</text:p>
          </table:table-cell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office:value-type="float" office:value="-43.2470448329461" calcext:value-type="float">
            <text:p>-43.2470448329</text:p>
          </table:table-cell>
        </table:table-row>
        <table:table-row table:style-name="ro1">
          <table:table-cell office:value-type="float" office:value="13750000" calcext:value-type="float">
            <text:p>13750000</text:p>
          </table:table-cell>
          <table:table-cell office:value-type="float" office:value="-48.1194656563605" calcext:value-type="float">
            <text:p>-48.1194656564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-48.0390698850482" calcext:value-type="float">
            <text:p>-48.039069885</text:p>
          </table:table-cell>
        </table:table-row>
        <table:table-row table:style-name="ro1">
          <table:table-cell office:value-type="float" office:value="14250000" calcext:value-type="float">
            <text:p>14250000</text:p>
          </table:table-cell>
          <table:table-cell office:value-type="float" office:value="-42.6625026669239" calcext:value-type="float">
            <text:p>-42.6625026669</text:p>
          </table:table-cell>
        </table:table-row>
        <table:table-row table:style-name="ro1">
          <table:table-cell office:value-type="float" office:value="14500000" calcext:value-type="float">
            <text:p>14500000</text:p>
          </table:table-cell>
          <table:table-cell office:value-type="float" office:value="-43.3832812313072" calcext:value-type="float">
            <text:p>-43.3832812313</text:p>
          </table:table-cell>
        </table:table-row>
        <table:table-row table:style-name="ro1">
          <table:table-cell office:value-type="float" office:value="14750000" calcext:value-type="float">
            <text:p>14750000</text:p>
          </table:table-cell>
          <table:table-cell office:value-type="float" office:value="-50.5299053213674" calcext:value-type="float">
            <text:p>-50.5299053214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-51.0719490968111" calcext:value-type="float">
            <text:p>-51.0719490968</text:p>
          </table:table-cell>
        </table:table-row>
        <table:table-row table:style-name="ro1">
          <table:table-cell office:value-type="float" office:value="15250000" calcext:value-type="float">
            <text:p>15250000</text:p>
          </table:table-cell>
          <table:table-cell office:value-type="float" office:value="-48.3263867754813" calcext:value-type="float">
            <text:p>-48.3263867755</text:p>
          </table:table-cell>
        </table:table-row>
        <table:table-row table:style-name="ro1">
          <table:table-cell office:value-type="float" office:value="15500000" calcext:value-type="float">
            <text:p>15500000</text:p>
          </table:table-cell>
          <table:table-cell office:value-type="float" office:value="-47.894916124736" calcext:value-type="float">
            <text:p>-47.8949161247</text:p>
          </table:table-cell>
        </table:table-row>
        <table:table-row table:style-name="ro1">
          <table:table-cell office:value-type="float" office:value="15750000" calcext:value-type="float">
            <text:p>15750000</text:p>
          </table:table-cell>
          <table:table-cell office:value-type="float" office:value="-43.2484543374989" calcext:value-type="float">
            <text:p>-43.2484543375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-42.9880992566808" calcext:value-type="float">
            <text:p>-42.9880992567</text:p>
          </table:table-cell>
        </table:table-row>
        <table:table-row table:style-name="ro1">
          <table:table-cell office:value-type="float" office:value="16250000" calcext:value-type="float">
            <text:p>16250000</text:p>
          </table:table-cell>
          <table:table-cell office:value-type="float" office:value="-43.9099380173014" calcext:value-type="float">
            <text:p>-43.9099380173</text:p>
          </table:table-cell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office:value-type="float" office:value="-46.691164030578" calcext:value-type="float">
            <text:p>-46.6911640306</text:p>
          </table:table-cell>
        </table:table-row>
        <table:table-row table:style-name="ro1">
          <table:table-cell office:value-type="float" office:value="16750000" calcext:value-type="float">
            <text:p>16750000</text:p>
          </table:table-cell>
          <table:table-cell office:value-type="float" office:value="-66.4637600209771" calcext:value-type="float">
            <text:p>-66.463760021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-49.1884362206888" calcext:value-type="float">
            <text:p>-49.1884362207</text:p>
          </table:table-cell>
        </table:table-row>
        <table:table-row table:style-name="ro1">
          <table:table-cell office:value-type="float" office:value="17250000" calcext:value-type="float">
            <text:p>17250000</text:p>
          </table:table-cell>
          <table:table-cell office:value-type="float" office:value="-46.3378283845658" calcext:value-type="float">
            <text:p>-46.3378283846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 office:value-type="float" office:value="-45.815035912175" calcext:value-type="float">
            <text:p>-45.8150359122</text:p>
          </table:table-cell>
        </table:table-row>
        <table:table-row table:style-name="ro1">
          <table:table-cell office:value-type="float" office:value="17750000" calcext:value-type="float">
            <text:p>17750000</text:p>
          </table:table-cell>
          <table:table-cell office:value-type="float" office:value="-52.6764369604489" calcext:value-type="float">
            <text:p>-52.6764369604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-42.7650816222583" calcext:value-type="float">
            <text:p>-42.7650816223</text:p>
          </table:table-cell>
        </table:table-row>
        <table:table-row table:style-name="ro1">
          <table:table-cell office:value-type="float" office:value="18250000" calcext:value-type="float">
            <text:p>18250000</text:p>
          </table:table-cell>
          <table:table-cell office:value-type="float" office:value="-52.2797769534278" calcext:value-type="float">
            <text:p>-52.2797769534</text:p>
          </table:table-cell>
        </table:table-row>
        <table:table-row table:style-name="ro1">
          <table:table-cell office:value-type="float" office:value="18500000" calcext:value-type="float">
            <text:p>18500000</text:p>
          </table:table-cell>
          <table:table-cell office:value-type="float" office:value="-47.8451797746458" calcext:value-type="float">
            <text:p>-47.8451797746</text:p>
          </table:table-cell>
        </table:table-row>
        <table:table-row table:style-name="ro1">
          <table:table-cell office:value-type="float" office:value="18750000" calcext:value-type="float">
            <text:p>18750000</text:p>
          </table:table-cell>
          <table:table-cell office:value-type="float" office:value="-48.7303567161695" calcext:value-type="float">
            <text:p>-48.7303567162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-48.5708894354486" calcext:value-type="float">
            <text:p>-48.5708894354</text:p>
          </table:table-cell>
        </table:table-row>
        <table:table-row table:style-name="ro1">
          <table:table-cell office:value-type="float" office:value="19250000" calcext:value-type="float">
            <text:p>19250000</text:p>
          </table:table-cell>
          <table:table-cell office:value-type="float" office:value="-44.1013680598819" calcext:value-type="float">
            <text:p>-44.1013680599</text:p>
          </table:table-cell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office:value-type="float" office:value="-44.9053842860862" calcext:value-type="float">
            <text:p>-44.9053842861</text:p>
          </table:table-cell>
        </table:table-row>
        <table:table-row table:style-name="ro1">
          <table:table-cell office:value-type="float" office:value="19750000" calcext:value-type="float">
            <text:p>19750000</text:p>
          </table:table-cell>
          <table:table-cell office:value-type="float" office:value="-51.3279357445174" calcext:value-type="float">
            <text:p>-51.3279357445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-47.1511009461997" calcext:value-type="float">
            <text:p>-47.1511009462</text:p>
          </table:table-cell>
        </table:table-row>
        <table:table-row table:style-name="ro1">
          <table:table-cell office:value-type="float" office:value="20250000" calcext:value-type="float">
            <text:p>20250000</text:p>
          </table:table-cell>
          <table:table-cell office:value-type="float" office:value="-40.1420451057834" calcext:value-type="float">
            <text:p>-40.1420451058</text:p>
          </table:table-cell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office:value-type="float" office:value="-44.6488003669419" calcext:value-type="float">
            <text:p>-44.6488003669</text:p>
          </table:table-cell>
        </table:table-row>
        <table:table-row table:style-name="ro1">
          <table:table-cell office:value-type="float" office:value="20750000" calcext:value-type="float">
            <text:p>20750000</text:p>
          </table:table-cell>
          <table:table-cell office:value-type="float" office:value="-42.8741111921425" calcext:value-type="float">
            <text:p>-42.8741111921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-42.7326342151338" calcext:value-type="float">
            <text:p>-42.7326342151</text:p>
          </table:table-cell>
        </table:table-row>
        <table:table-row table:style-name="ro1">
          <table:table-cell office:value-type="float" office:value="21250000" calcext:value-type="float">
            <text:p>21250000</text:p>
          </table:table-cell>
          <table:table-cell office:value-type="float" office:value="-44.3137154488145" calcext:value-type="float">
            <text:p>-44.3137154488</text:p>
          </table:table-cell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-41.8489042566839" calcext:value-type="float">
            <text:p>-41.8489042567</text:p>
          </table:table-cell>
        </table:table-row>
        <table:table-row table:style-name="ro1">
          <table:table-cell office:value-type="float" office:value="21750000" calcext:value-type="float">
            <text:p>21750000</text:p>
          </table:table-cell>
          <table:table-cell office:value-type="float" office:value="-50.505045429836" calcext:value-type="float">
            <text:p>-50.5050454298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-52.6491350072819" calcext:value-type="float">
            <text:p>-52.6491350073</text:p>
          </table:table-cell>
        </table:table-row>
        <table:table-row table:style-name="ro1">
          <table:table-cell office:value-type="float" office:value="22250000" calcext:value-type="float">
            <text:p>22250000</text:p>
          </table:table-cell>
          <table:table-cell office:value-type="float" office:value="-51.6219595717267" calcext:value-type="float">
            <text:p>-51.6219595717</text:p>
          </table:table-cell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office:value-type="float" office:value="-47.5689511555738" calcext:value-type="float">
            <text:p>-47.5689511556</text:p>
          </table:table-cell>
        </table:table-row>
        <table:table-row table:style-name="ro1">
          <table:table-cell office:value-type="float" office:value="22750000" calcext:value-type="float">
            <text:p>22750000</text:p>
          </table:table-cell>
          <table:table-cell office:value-type="float" office:value="-46.4927442077361" calcext:value-type="float">
            <text:p>-46.4927442077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-42.1782729015641" calcext:value-type="float">
            <text:p>-42.1782729016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 office:value-type="float" office:value="-46.0681390750502" calcext:value-type="float">
            <text:p>-46.0681390751</text:p>
          </table:table-cell>
        </table:table-row>
        <table:table-row table:style-name="ro1">
          <table:table-cell office:value-type="float" office:value="23500000" calcext:value-type="float">
            <text:p>23500000</text:p>
          </table:table-cell>
          <table:table-cell office:value-type="float" office:value="-51.029008829239" calcext:value-type="float">
            <text:p>-51.0290088292</text:p>
          </table:table-cell>
        </table:table-row>
        <table:table-row table:style-name="ro1">
          <table:table-cell office:value-type="float" office:value="23750000" calcext:value-type="float">
            <text:p>23750000</text:p>
          </table:table-cell>
          <table:table-cell office:value-type="float" office:value="-40.181407289593" calcext:value-type="float">
            <text:p>-40.1814072896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-46.301557160851" calcext:value-type="float">
            <text:p>-46.3015571609</text:p>
          </table:table-cell>
        </table:table-row>
        <table:table-row table:style-name="ro1">
          <table:table-cell office:value-type="float" office:value="24250000" calcext:value-type="float">
            <text:p>24250000</text:p>
          </table:table-cell>
          <table:table-cell office:value-type="float" office:value="-54.1884164651251" calcext:value-type="float">
            <text:p>-54.1884164651</text:p>
          </table:table-cell>
        </table:table-row>
        <table:table-row table:style-name="ro1">
          <table:table-cell office:value-type="float" office:value="24500000" calcext:value-type="float">
            <text:p>24500000</text:p>
          </table:table-cell>
          <table:table-cell office:value-type="float" office:value="-44.4498614786007" calcext:value-type="float">
            <text:p>-44.4498614786</text:p>
          </table:table-cell>
        </table:table-row>
        <table:table-row table:style-name="ro1">
          <table:table-cell office:value-type="float" office:value="24750000" calcext:value-type="float">
            <text:p>24750000</text:p>
          </table:table-cell>
          <table:table-cell office:value-type="float" office:value="-45.0614585644588" calcext:value-type="float">
            <text:p>-45.0614585645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-47.5848984792313" calcext:value-type="float">
            <text:p>-47.5848984792</text:p>
          </table:table-cell>
        </table:table-row>
        <table:table-row table:style-name="ro1">
          <table:table-cell office:value-type="float" office:value="25250000" calcext:value-type="float">
            <text:p>25250000</text:p>
          </table:table-cell>
          <table:table-cell office:value-type="float" office:value="-48.7150910640992" calcext:value-type="float">
            <text:p>-48.7150910641</text:p>
          </table:table-cell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office:value-type="float" office:value="-45.0241513572132" calcext:value-type="float">
            <text:p>-45.0241513572</text:p>
          </table:table-cell>
        </table:table-row>
        <table:table-row table:style-name="ro1">
          <table:table-cell office:value-type="float" office:value="25750000" calcext:value-type="float">
            <text:p>25750000</text:p>
          </table:table-cell>
          <table:table-cell office:value-type="float" office:value="-49.0214940505073" calcext:value-type="float">
            <text:p>-49.0214940505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-47.9549375198593" calcext:value-type="float">
            <text:p>-47.9549375199</text:p>
          </table:table-cell>
        </table:table-row>
        <table:table-row table:style-name="ro1">
          <table:table-cell office:value-type="float" office:value="26250000" calcext:value-type="float">
            <text:p>26250000</text:p>
          </table:table-cell>
          <table:table-cell office:value-type="float" office:value="-45.9927765977416" calcext:value-type="float">
            <text:p>-45.9927765977</text:p>
          </table:table-cell>
        </table:table-row>
        <table:table-row table:style-name="ro1">
          <table:table-cell office:value-type="float" office:value="26500000" calcext:value-type="float">
            <text:p>26500000</text:p>
          </table:table-cell>
          <table:table-cell office:value-type="float" office:value="-45.5798587347727" calcext:value-type="float">
            <text:p>-45.5798587348</text:p>
          </table:table-cell>
        </table:table-row>
        <table:table-row table:style-name="ro1">
          <table:table-cell office:value-type="float" office:value="26750000" calcext:value-type="float">
            <text:p>26750000</text:p>
          </table:table-cell>
          <table:table-cell office:value-type="float" office:value="-43.4898961407699" calcext:value-type="float">
            <text:p>-43.4898961408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-44.7712524891392" calcext:value-type="float">
            <text:p>-44.7712524891</text:p>
          </table:table-cell>
        </table:table-row>
        <table:table-row table:style-name="ro1">
          <table:table-cell office:value-type="float" office:value="27250000" calcext:value-type="float">
            <text:p>27250000</text:p>
          </table:table-cell>
          <table:table-cell office:value-type="float" office:value="-44.1964662369255" calcext:value-type="float">
            <text:p>-44.1964662369</text:p>
          </table:table-cell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office:value-type="float" office:value="-49.355675282872" calcext:value-type="float">
            <text:p>-49.3556752829</text:p>
          </table:table-cell>
        </table:table-row>
        <table:table-row table:style-name="ro1">
          <table:table-cell office:value-type="float" office:value="27750000" calcext:value-type="float">
            <text:p>27750000</text:p>
          </table:table-cell>
          <table:table-cell office:value-type="float" office:value="-50.7517573558154" calcext:value-type="float">
            <text:p>-50.7517573558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-43.0704264318963" calcext:value-type="float">
            <text:p>-43.0704264319</text:p>
          </table:table-cell>
        </table:table-row>
        <table:table-row table:style-name="ro1">
          <table:table-cell office:value-type="float" office:value="28250000" calcext:value-type="float">
            <text:p>28250000</text:p>
          </table:table-cell>
          <table:table-cell office:value-type="float" office:value="-42.3806358050039" calcext:value-type="float">
            <text:p>-42.380635805</text:p>
          </table:table-cell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office:value-type="float" office:value="-46.8489197730078" calcext:value-type="float">
            <text:p>-46.848919773</text:p>
          </table:table-cell>
        </table:table-row>
        <table:table-row table:style-name="ro1">
          <table:table-cell office:value-type="float" office:value="28750000" calcext:value-type="float">
            <text:p>28750000</text:p>
          </table:table-cell>
          <table:table-cell office:value-type="float" office:value="-48.0517725962331" calcext:value-type="float">
            <text:p>-48.0517725962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-45.9275630058775" calcext:value-type="float">
            <text:p>-45.9275630059</text:p>
          </table:table-cell>
        </table:table-row>
        <table:table-row table:style-name="ro1">
          <table:table-cell office:value-type="float" office:value="29250000" calcext:value-type="float">
            <text:p>29250000</text:p>
          </table:table-cell>
          <table:table-cell office:value-type="float" office:value="-43.1266856879818" calcext:value-type="float">
            <text:p>-43.126685688</text:p>
          </table:table-cell>
        </table:table-row>
        <table:table-row table:style-name="ro1">
          <table:table-cell office:value-type="float" office:value="29500000" calcext:value-type="float">
            <text:p>29500000</text:p>
          </table:table-cell>
          <table:table-cell office:value-type="float" office:value="-48.6830079836512" calcext:value-type="float">
            <text:p>-48.6830079837</text:p>
          </table:table-cell>
        </table:table-row>
        <table:table-row table:style-name="ro1">
          <table:table-cell office:value-type="float" office:value="29750000" calcext:value-type="float">
            <text:p>29750000</text:p>
          </table:table-cell>
          <table:table-cell office:value-type="float" office:value="-43.9914688163633" calcext:value-type="float">
            <text:p>-43.9914688164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-45.208530933227" calcext:value-type="float">
            <text:p>-45.2085309332</text:p>
          </table:table-cell>
        </table:table-row>
        <table:table-row table:style-name="ro1">
          <table:table-cell office:value-type="float" office:value="30250000" calcext:value-type="float">
            <text:p>30250000</text:p>
          </table:table-cell>
          <table:table-cell office:value-type="float" office:value="-53.2577181954945" calcext:value-type="float">
            <text:p>-53.2577181955</text:p>
          </table:table-cell>
        </table:table-row>
        <table:table-row table:style-name="ro1">
          <table:table-cell office:value-type="float" office:value="30500000" calcext:value-type="float">
            <text:p>30500000</text:p>
          </table:table-cell>
          <table:table-cell office:value-type="float" office:value="-46.8692468044182" calcext:value-type="float">
            <text:p>-46.8692468044</text:p>
          </table:table-cell>
        </table:table-row>
        <table:table-row table:style-name="ro1">
          <table:table-cell office:value-type="float" office:value="30750000" calcext:value-type="float">
            <text:p>30750000</text:p>
          </table:table-cell>
          <table:table-cell office:value-type="float" office:value="-43.9850174790919" calcext:value-type="float">
            <text:p>-43.9850174791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office:value-type="float" office:value="-46.1817605705532" calcext:value-type="float">
            <text:p>-46.1817605706</text:p>
          </table:table-cell>
        </table:table-row>
        <table:table-row table:style-name="ro1">
          <table:table-cell office:value-type="float" office:value="31250000" calcext:value-type="float">
            <text:p>31250000</text:p>
          </table:table-cell>
          <table:table-cell office:value-type="float" office:value="-53.3941711545966" calcext:value-type="float">
            <text:p>-53.3941711546</text:p>
          </table:table-cell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office:value-type="float" office:value="-45.7346371948881" calcext:value-type="float">
            <text:p>-45.7346371949</text:p>
          </table:table-cell>
        </table:table-row>
        <table:table-row table:style-name="ro1">
          <table:table-cell office:value-type="float" office:value="31750000" calcext:value-type="float">
            <text:p>31750000</text:p>
          </table:table-cell>
          <table:table-cell office:value-type="float" office:value="-46.9706194416223" calcext:value-type="float">
            <text:p>-46.9706194416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office:value-type="float" office:value="-45.3179192431742" calcext:value-type="float">
            <text:p>-45.3179192432</text:p>
          </table:table-cell>
        </table:table-row>
        <table:table-row table:style-name="ro1">
          <table:table-cell office:value-type="float" office:value="32250000" calcext:value-type="float">
            <text:p>32250000</text:p>
          </table:table-cell>
          <table:table-cell office:value-type="float" office:value="-50.4970698182901" calcext:value-type="float">
            <text:p>-50.4970698183</text:p>
          </table:table-cell>
        </table:table-row>
        <table:table-row table:style-name="ro1">
          <table:table-cell office:value-type="float" office:value="32500000" calcext:value-type="float">
            <text:p>32500000</text:p>
          </table:table-cell>
          <table:table-cell office:value-type="float" office:value="-53.1812404053167" calcext:value-type="float">
            <text:p>-53.1812404053</text:p>
          </table:table-cell>
        </table:table-row>
        <table:table-row table:style-name="ro1">
          <table:table-cell office:value-type="float" office:value="32750000" calcext:value-type="float">
            <text:p>32750000</text:p>
          </table:table-cell>
          <table:table-cell office:value-type="float" office:value="-52.2798739679158" calcext:value-type="float">
            <text:p>-52.2798739679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-46.3563472968987" calcext:value-type="float">
            <text:p>-46.3563472969</text:p>
          </table:table-cell>
        </table:table-row>
        <table:table-row table:style-name="ro1">
          <table:table-cell office:value-type="float" office:value="33250000" calcext:value-type="float">
            <text:p>33250000</text:p>
          </table:table-cell>
          <table:table-cell office:value-type="float" office:value="-61.9879634129097" calcext:value-type="float">
            <text:p>-61.9879634129</text:p>
          </table:table-cell>
        </table:table-row>
        <table:table-row table:style-name="ro1">
          <table:table-cell office:value-type="float" office:value="33500000" calcext:value-type="float">
            <text:p>33500000</text:p>
          </table:table-cell>
          <table:table-cell office:value-type="float" office:value="-51.2569861544526" calcext:value-type="float">
            <text:p>-51.2569861545</text:p>
          </table:table-cell>
        </table:table-row>
        <table:table-row table:style-name="ro1">
          <table:table-cell office:value-type="float" office:value="33750000" calcext:value-type="float">
            <text:p>33750000</text:p>
          </table:table-cell>
          <table:table-cell office:value-type="float" office:value="-46.1231989773533" calcext:value-type="float">
            <text:p>-46.1231989774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office:value-type="float" office:value="-48.999601812259" calcext:value-type="float">
            <text:p>-48.9996018123</text:p>
          </table:table-cell>
        </table:table-row>
        <table:table-row table:style-name="ro1">
          <table:table-cell office:value-type="float" office:value="34250000" calcext:value-type="float">
            <text:p>34250000</text:p>
          </table:table-cell>
          <table:table-cell office:value-type="float" office:value="-50.2149116111675" calcext:value-type="float">
            <text:p>-50.2149116112</text:p>
          </table:table-cell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office:value-type="float" office:value="-47.3792992758055" calcext:value-type="float">
            <text:p>-47.3792992758</text:p>
          </table:table-cell>
        </table:table-row>
        <table:table-row table:style-name="ro1">
          <table:table-cell office:value-type="float" office:value="34750000" calcext:value-type="float">
            <text:p>34750000</text:p>
          </table:table-cell>
          <table:table-cell office:value-type="float" office:value="-48.3203616189124" calcext:value-type="float">
            <text:p>-48.3203616189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-49.4724566572983" calcext:value-type="float">
            <text:p>-49.4724566573</text:p>
          </table:table-cell>
        </table:table-row>
        <table:table-row table:style-name="ro1">
          <table:table-cell office:value-type="float" office:value="35250000" calcext:value-type="float">
            <text:p>35250000</text:p>
          </table:table-cell>
          <table:table-cell office:value-type="float" office:value="-46.4244741368164" calcext:value-type="float">
            <text:p>-46.4244741368</text:p>
          </table:table-cell>
        </table:table-row>
        <table:table-row table:style-name="ro1">
          <table:table-cell office:value-type="float" office:value="35500000" calcext:value-type="float">
            <text:p>35500000</text:p>
          </table:table-cell>
          <table:table-cell office:value-type="float" office:value="-48.0114263867481" calcext:value-type="float">
            <text:p>-48.0114263867</text:p>
          </table:table-cell>
        </table:table-row>
        <table:table-row table:style-name="ro1">
          <table:table-cell office:value-type="float" office:value="35750000" calcext:value-type="float">
            <text:p>35750000</text:p>
          </table:table-cell>
          <table:table-cell office:value-type="float" office:value="-42.7959293419347" calcext:value-type="float">
            <text:p>-42.7959293419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-42.6971334197077" calcext:value-type="float">
            <text:p>-42.6971334197</text:p>
          </table:table-cell>
        </table:table-row>
        <table:table-row table:style-name="ro1">
          <table:table-cell office:value-type="float" office:value="36250000" calcext:value-type="float">
            <text:p>36250000</text:p>
          </table:table-cell>
          <table:table-cell office:value-type="float" office:value="-52.6151589877447" calcext:value-type="float">
            <text:p>-52.6151589877</text:p>
          </table:table-cell>
        </table:table-row>
        <table:table-row table:style-name="ro1">
          <table:table-cell office:value-type="float" office:value="36500000" calcext:value-type="float">
            <text:p>36500000</text:p>
          </table:table-cell>
          <table:table-cell office:value-type="float" office:value="-46.8402024562943" calcext:value-type="float">
            <text:p>-46.8402024563</text:p>
          </table:table-cell>
        </table:table-row>
        <table:table-row table:style-name="ro1">
          <table:table-cell office:value-type="float" office:value="36750000" calcext:value-type="float">
            <text:p>36750000</text:p>
          </table:table-cell>
          <table:table-cell office:value-type="float" office:value="-46.4154670236821" calcext:value-type="float">
            <text:p>-46.4154670237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office:value-type="float" office:value="-41.4749238829565" calcext:value-type="float">
            <text:p>-41.474923883</text:p>
          </table:table-cell>
        </table:table-row>
        <table:table-row table:style-name="ro1">
          <table:table-cell office:value-type="float" office:value="37250000" calcext:value-type="float">
            <text:p>37250000</text:p>
          </table:table-cell>
          <table:table-cell office:value-type="float" office:value="-47.420091061269" calcext:value-type="float">
            <text:p>-47.4200910613</text:p>
          </table:table-cell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office:value-type="float" office:value="-49.2118135955519" calcext:value-type="float">
            <text:p>-49.2118135956</text:p>
          </table:table-cell>
        </table:table-row>
        <table:table-row table:style-name="ro1">
          <table:table-cell office:value-type="float" office:value="37750000" calcext:value-type="float">
            <text:p>37750000</text:p>
          </table:table-cell>
          <table:table-cell office:value-type="float" office:value="-42.3747620945825" calcext:value-type="float">
            <text:p>-42.3747620946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office:value-type="float" office:value="-42.4257938984727" calcext:value-type="float">
            <text:p>-42.4257938985</text:p>
          </table:table-cell>
        </table:table-row>
        <table:table-row table:style-name="ro1">
          <table:table-cell office:value-type="float" office:value="38250000" calcext:value-type="float">
            <text:p>38250000</text:p>
          </table:table-cell>
          <table:table-cell office:value-type="float" office:value="-48.9200372431265" calcext:value-type="float">
            <text:p>-48.9200372431</text:p>
          </table:table-cell>
        </table:table-row>
        <table:table-row table:style-name="ro1">
          <table:table-cell office:value-type="float" office:value="38500000" calcext:value-type="float">
            <text:p>38500000</text:p>
          </table:table-cell>
          <table:table-cell office:value-type="float" office:value="-54.1970751307039" calcext:value-type="float">
            <text:p>-54.1970751307</text:p>
          </table:table-cell>
        </table:table-row>
        <table:table-row table:style-name="ro1">
          <table:table-cell office:value-type="float" office:value="38750000" calcext:value-type="float">
            <text:p>38750000</text:p>
          </table:table-cell>
          <table:table-cell office:value-type="float" office:value="-43.320904069271" calcext:value-type="float">
            <text:p>-43.3209040693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-46.7434627206882" calcext:value-type="float">
            <text:p>-46.7434627207</text:p>
          </table:table-cell>
        </table:table-row>
        <table:table-row table:style-name="ro1">
          <table:table-cell office:value-type="float" office:value="39250000" calcext:value-type="float">
            <text:p>39250000</text:p>
          </table:table-cell>
          <table:table-cell office:value-type="float" office:value="-53.3914081034103" calcext:value-type="float">
            <text:p>-53.3914081034</text:p>
          </table:table-cell>
        </table:table-row>
        <table:table-row table:style-name="ro1">
          <table:table-cell office:value-type="float" office:value="39500000" calcext:value-type="float">
            <text:p>39500000</text:p>
          </table:table-cell>
          <table:table-cell office:value-type="float" office:value="-43.9044495093803" calcext:value-type="float">
            <text:p>-43.9044495094</text:p>
          </table:table-cell>
        </table:table-row>
        <table:table-row table:style-name="ro1">
          <table:table-cell office:value-type="float" office:value="39750000" calcext:value-type="float">
            <text:p>39750000</text:p>
          </table:table-cell>
          <table:table-cell office:value-type="float" office:value="-43.7077974163891" calcext:value-type="float">
            <text:p>-43.7077974164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-52.2323764580503" calcext:value-type="float">
            <text:p>-52.2323764581</text:p>
          </table:table-cell>
        </table:table-row>
        <table:table-row table:style-name="ro1">
          <table:table-cell office:value-type="float" office:value="40250000" calcext:value-type="float">
            <text:p>40250000</text:p>
          </table:table-cell>
          <table:table-cell office:value-type="float" office:value="-46.691550169755" calcext:value-type="float">
            <text:p>-46.6915501698</text:p>
          </table:table-cell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office:value-type="float" office:value="-52.1439914099705" calcext:value-type="float">
            <text:p>-52.14399141</text:p>
          </table:table-cell>
        </table:table-row>
        <table:table-row table:style-name="ro1">
          <table:table-cell office:value-type="float" office:value="40750000" calcext:value-type="float">
            <text:p>40750000</text:p>
          </table:table-cell>
          <table:table-cell office:value-type="float" office:value="-53.0169205982968" calcext:value-type="float">
            <text:p>-53.0169205983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office:value-type="float" office:value="-46.9726151660636" calcext:value-type="float">
            <text:p>-46.9726151661</text:p>
          </table:table-cell>
        </table:table-row>
        <table:table-row table:style-name="ro1">
          <table:table-cell office:value-type="float" office:value="41250000" calcext:value-type="float">
            <text:p>41250000</text:p>
          </table:table-cell>
          <table:table-cell office:value-type="float" office:value="-46.7169503072902" calcext:value-type="float">
            <text:p>-46.7169503073</text:p>
          </table:table-cell>
        </table:table-row>
        <table:table-row table:style-name="ro1">
          <table:table-cell office:value-type="float" office:value="41500000" calcext:value-type="float">
            <text:p>41500000</text:p>
          </table:table-cell>
          <table:table-cell office:value-type="float" office:value="-50.9225299545881" calcext:value-type="float">
            <text:p>-50.9225299546</text:p>
          </table:table-cell>
        </table:table-row>
        <table:table-row table:style-name="ro1">
          <table:table-cell office:value-type="float" office:value="41750000" calcext:value-type="float">
            <text:p>41750000</text:p>
          </table:table-cell>
          <table:table-cell office:value-type="float" office:value="-47.799138229964" calcext:value-type="float">
            <text:p>-47.79913823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-50.742782463688" calcext:value-type="float">
            <text:p>-50.7427824637</text:p>
          </table:table-cell>
        </table:table-row>
        <table:table-row table:style-name="ro1">
          <table:table-cell office:value-type="float" office:value="42250000" calcext:value-type="float">
            <text:p>42250000</text:p>
          </table:table-cell>
          <table:table-cell office:value-type="float" office:value="-56.6329071789256" calcext:value-type="float">
            <text:p>-56.6329071789</text:p>
          </table:table-cell>
        </table:table-row>
        <table:table-row table:style-name="ro1">
          <table:table-cell office:value-type="float" office:value="42500000" calcext:value-type="float">
            <text:p>42500000</text:p>
          </table:table-cell>
          <table:table-cell office:value-type="float" office:value="-43.8231013383798" calcext:value-type="float">
            <text:p>-43.8231013384</text:p>
          </table:table-cell>
        </table:table-row>
        <table:table-row table:style-name="ro1">
          <table:table-cell office:value-type="float" office:value="42750000" calcext:value-type="float">
            <text:p>42750000</text:p>
          </table:table-cell>
          <table:table-cell office:value-type="float" office:value="-48.678593344092" calcext:value-type="float">
            <text:p>-48.6785933441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office:value-type="float" office:value="-45.0966428847712" calcext:value-type="float">
            <text:p>-45.0966428848</text:p>
          </table:table-cell>
        </table:table-row>
        <table:table-row table:style-name="ro1">
          <table:table-cell office:value-type="float" office:value="43250000" calcext:value-type="float">
            <text:p>43250000</text:p>
          </table:table-cell>
          <table:table-cell office:value-type="float" office:value="-51.9194024250496" calcext:value-type="float">
            <text:p>-51.919402425</text:p>
          </table:table-cell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office:value-type="float" office:value="-43.8449154090734" calcext:value-type="float">
            <text:p>-43.8449154091</text:p>
          </table:table-cell>
        </table:table-row>
        <table:table-row table:style-name="ro1">
          <table:table-cell office:value-type="float" office:value="43750000" calcext:value-type="float">
            <text:p>43750000</text:p>
          </table:table-cell>
          <table:table-cell office:value-type="float" office:value="-42.5061063581104" calcext:value-type="float">
            <text:p>-42.5061063581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office:value-type="float" office:value="-45.855437315072" calcext:value-type="float">
            <text:p>-45.8554373151</text:p>
          </table:table-cell>
        </table:table-row>
        <table:table-row table:style-name="ro1">
          <table:table-cell office:value-type="float" office:value="44250000" calcext:value-type="float">
            <text:p>44250000</text:p>
          </table:table-cell>
          <table:table-cell office:value-type="float" office:value="-47.549357838966" calcext:value-type="float">
            <text:p>-47.549357839</text:p>
          </table:table-cell>
        </table:table-row>
        <table:table-row table:style-name="ro1">
          <table:table-cell office:value-type="float" office:value="44500000" calcext:value-type="float">
            <text:p>44500000</text:p>
          </table:table-cell>
          <table:table-cell office:value-type="float" office:value="-48.2336899575665" calcext:value-type="float">
            <text:p>-48.2336899576</text:p>
          </table:table-cell>
        </table:table-row>
        <table:table-row table:style-name="ro1">
          <table:table-cell office:value-type="float" office:value="44750000" calcext:value-type="float">
            <text:p>44750000</text:p>
          </table:table-cell>
          <table:table-cell office:value-type="float" office:value="-45.4594258249722" calcext:value-type="float">
            <text:p>-45.459425825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-51.9930283605747" calcext:value-type="float">
            <text:p>-51.9930283606</text:p>
          </table:table-cell>
        </table:table-row>
        <table:table-row table:style-name="ro1">
          <table:table-cell office:value-type="float" office:value="45250000" calcext:value-type="float">
            <text:p>45250000</text:p>
          </table:table-cell>
          <table:table-cell office:value-type="float" office:value="-48.878445247457" calcext:value-type="float">
            <text:p>-48.8784452475</text:p>
          </table:table-cell>
        </table:table-row>
        <table:table-row table:style-name="ro1">
          <table:table-cell office:value-type="float" office:value="45500000" calcext:value-type="float">
            <text:p>45500000</text:p>
          </table:table-cell>
          <table:table-cell office:value-type="float" office:value="-50.2243094174037" calcext:value-type="float">
            <text:p>-50.2243094174</text:p>
          </table:table-cell>
        </table:table-row>
        <table:table-row table:style-name="ro1">
          <table:table-cell office:value-type="float" office:value="45750000" calcext:value-type="float">
            <text:p>45750000</text:p>
          </table:table-cell>
          <table:table-cell office:value-type="float" office:value="-51.3105327399965" calcext:value-type="float">
            <text:p>-51.31053274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office:value-type="float" office:value="-47.9255998821743" calcext:value-type="float">
            <text:p>-47.9255998822</text:p>
          </table:table-cell>
        </table:table-row>
        <table:table-row table:style-name="ro1">
          <table:table-cell office:value-type="float" office:value="46250000" calcext:value-type="float">
            <text:p>46250000</text:p>
          </table:table-cell>
          <table:table-cell office:value-type="float" office:value="-56.3824558812302" calcext:value-type="float">
            <text:p>-56.3824558812</text:p>
          </table:table-cell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office:value-type="float" office:value="-47.6666634339704" calcext:value-type="float">
            <text:p>-47.666663434</text:p>
          </table:table-cell>
        </table:table-row>
        <table:table-row table:style-name="ro1">
          <table:table-cell office:value-type="float" office:value="46750000" calcext:value-type="float">
            <text:p>46750000</text:p>
          </table:table-cell>
          <table:table-cell office:value-type="float" office:value="-48.5329381690346" calcext:value-type="float">
            <text:p>-48.532938169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office:value-type="float" office:value="-53.4896933646296" calcext:value-type="float">
            <text:p>-53.4896933646</text:p>
          </table:table-cell>
        </table:table-row>
        <table:table-row table:style-name="ro1">
          <table:table-cell office:value-type="float" office:value="47250000" calcext:value-type="float">
            <text:p>47250000</text:p>
          </table:table-cell>
          <table:table-cell office:value-type="float" office:value="-57.6045632902923" calcext:value-type="float">
            <text:p>-57.6045632903</text:p>
          </table:table-cell>
        </table:table-row>
        <table:table-row table:style-name="ro1">
          <table:table-cell office:value-type="float" office:value="47500000" calcext:value-type="float">
            <text:p>47500000</text:p>
          </table:table-cell>
          <table:table-cell office:value-type="float" office:value="-41.5905073255435" calcext:value-type="float">
            <text:p>-41.5905073255</text:p>
          </table:table-cell>
        </table:table-row>
        <table:table-row table:style-name="ro1">
          <table:table-cell office:value-type="float" office:value="47750000" calcext:value-type="float">
            <text:p>47750000</text:p>
          </table:table-cell>
          <table:table-cell office:value-type="float" office:value="-46.137192431367" calcext:value-type="float">
            <text:p>-46.1371924314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-44.9872894395121" calcext:value-type="float">
            <text:p>-44.9872894395</text:p>
          </table:table-cell>
        </table:table-row>
        <table:table-row table:style-name="ro1">
          <table:table-cell office:value-type="float" office:value="48250000" calcext:value-type="float">
            <text:p>48250000</text:p>
          </table:table-cell>
          <table:table-cell office:value-type="float" office:value="-43.6925779952779" calcext:value-type="float">
            <text:p>-43.6925779953</text:p>
          </table:table-cell>
        </table:table-row>
        <table:table-row table:style-name="ro1">
          <table:table-cell office:value-type="float" office:value="48500000" calcext:value-type="float">
            <text:p>48500000</text:p>
          </table:table-cell>
          <table:table-cell office:value-type="float" office:value="-45.2510755955797" calcext:value-type="float">
            <text:p>-45.2510755956</text:p>
          </table:table-cell>
        </table:table-row>
        <table:table-row table:style-name="ro1">
          <table:table-cell office:value-type="float" office:value="48750000" calcext:value-type="float">
            <text:p>48750000</text:p>
          </table:table-cell>
          <table:table-cell office:value-type="float" office:value="-50.6028104692616" calcext:value-type="float">
            <text:p>-50.6028104693</text:p>
          </table:table-cell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office:value-type="float" office:value="-50.5360282107303" calcext:value-type="float">
            <text:p>-50.5360282107</text:p>
          </table:table-cell>
        </table:table-row>
        <table:table-row table:style-name="ro1">
          <table:table-cell office:value-type="float" office:value="49250000" calcext:value-type="float">
            <text:p>49250000</text:p>
          </table:table-cell>
          <table:table-cell office:value-type="float" office:value="-47.7062765582058" calcext:value-type="float">
            <text:p>-47.7062765582</text:p>
          </table:table-cell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office:value-type="float" office:value="-54.012893061288" calcext:value-type="float">
            <text:p>-54.0128930613</text:p>
          </table:table-cell>
        </table:table-row>
        <table:table-row table:style-name="ro1">
          <table:table-cell office:value-type="float" office:value="49750000" calcext:value-type="float">
            <text:p>49750000</text:p>
          </table:table-cell>
          <table:table-cell office:value-type="float" office:value="-47.4780385558199" calcext:value-type="float">
            <text:p>-47.4780385558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-45.6008471444282" calcext:value-type="float">
            <text:p>-45.6008471444</text:p>
          </table:table-cell>
        </table:table-row>
        <table:table-row table:style-name="ro1">
          <table:table-cell office:value-type="float" office:value="50250000" calcext:value-type="float">
            <text:p>50250000</text:p>
          </table:table-cell>
          <table:table-cell office:value-type="float" office:value="-48.3043244929267" calcext:value-type="float">
            <text:p>-48.3043244929</text:p>
          </table:table-cell>
        </table:table-row>
        <table:table-row table:style-name="ro1">
          <table:table-cell office:value-type="float" office:value="50500000" calcext:value-type="float">
            <text:p>50500000</text:p>
          </table:table-cell>
          <table:table-cell office:value-type="float" office:value="-57.1408113413915" calcext:value-type="float">
            <text:p>-57.1408113414</text:p>
          </table:table-cell>
        </table:table-row>
        <table:table-row table:style-name="ro1">
          <table:table-cell office:value-type="float" office:value="50750000" calcext:value-type="float">
            <text:p>50750000</text:p>
          </table:table-cell>
          <table:table-cell office:value-type="float" office:value="-48.2065087937076" calcext:value-type="float">
            <text:p>-48.2065087937</text:p>
          </table:table-cell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office:value-type="float" office:value="-45.2085360968938" calcext:value-type="float">
            <text:p>-45.2085360969</text:p>
          </table:table-cell>
        </table:table-row>
        <table:table-row table:style-name="ro1">
          <table:table-cell office:value-type="float" office:value="51250000" calcext:value-type="float">
            <text:p>51250000</text:p>
          </table:table-cell>
          <table:table-cell office:value-type="float" office:value="-47.1397723352849" calcext:value-type="float">
            <text:p>-47.1397723353</text:p>
          </table:table-cell>
        </table:table-row>
        <table:table-row table:style-name="ro1">
          <table:table-cell office:value-type="float" office:value="51500000" calcext:value-type="float">
            <text:p>51500000</text:p>
          </table:table-cell>
          <table:table-cell office:value-type="float" office:value="-49.1482325221761" calcext:value-type="float">
            <text:p>-49.1482325222</text:p>
          </table:table-cell>
        </table:table-row>
        <table:table-row table:style-name="ro1">
          <table:table-cell office:value-type="float" office:value="51750000" calcext:value-type="float">
            <text:p>51750000</text:p>
          </table:table-cell>
          <table:table-cell office:value-type="float" office:value="-58.3782772399708" calcext:value-type="float">
            <text:p>-58.37827724</text:p>
          </table:table-cell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office:value-type="float" office:value="-50.409488724337" calcext:value-type="float">
            <text:p>-50.4094887243</text:p>
          </table:table-cell>
        </table:table-row>
        <table:table-row table:style-name="ro1">
          <table:table-cell office:value-type="float" office:value="52250000" calcext:value-type="float">
            <text:p>52250000</text:p>
          </table:table-cell>
          <table:table-cell office:value-type="float" office:value="-48.6290416199134" calcext:value-type="float">
            <text:p>-48.6290416199</text:p>
          </table:table-cell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office:value-type="float" office:value="-50.5614438708976" calcext:value-type="float">
            <text:p>-50.5614438709</text:p>
          </table:table-cell>
        </table:table-row>
        <table:table-row table:style-name="ro1">
          <table:table-cell office:value-type="float" office:value="52750000" calcext:value-type="float">
            <text:p>52750000</text:p>
          </table:table-cell>
          <table:table-cell office:value-type="float" office:value="-49.7137002982892" calcext:value-type="float">
            <text:p>-49.7137002983</text:p>
          </table:table-cell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office:value-type="float" office:value="-63.9245748797604" calcext:value-type="float">
            <text:p>-63.9245748798</text:p>
          </table:table-cell>
        </table:table-row>
        <table:table-row table:style-name="ro1">
          <table:table-cell office:value-type="float" office:value="53250000" calcext:value-type="float">
            <text:p>53250000</text:p>
          </table:table-cell>
          <table:table-cell office:value-type="float" office:value="-48.1765556613172" calcext:value-type="float">
            <text:p>-48.1765556613</text:p>
          </table:table-cell>
        </table:table-row>
        <table:table-row table:style-name="ro1">
          <table:table-cell office:value-type="float" office:value="53500000" calcext:value-type="float">
            <text:p>53500000</text:p>
          </table:table-cell>
          <table:table-cell office:value-type="float" office:value="-46.9178790085754" calcext:value-type="float">
            <text:p>-46.9178790086</text:p>
          </table:table-cell>
        </table:table-row>
        <table:table-row table:style-name="ro1">
          <table:table-cell office:value-type="float" office:value="53750000" calcext:value-type="float">
            <text:p>53750000</text:p>
          </table:table-cell>
          <table:table-cell office:value-type="float" office:value="-44.6346743052934" calcext:value-type="float">
            <text:p>-44.6346743053</text:p>
          </table:table-cell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office:value-type="float" office:value="-49.9548719028645" calcext:value-type="float">
            <text:p>-49.9548719029</text:p>
          </table:table-cell>
        </table:table-row>
        <table:table-row table:style-name="ro1">
          <table:table-cell office:value-type="float" office:value="54250000" calcext:value-type="float">
            <text:p>54250000</text:p>
          </table:table-cell>
          <table:table-cell office:value-type="float" office:value="-49.2148580766197" calcext:value-type="float">
            <text:p>-49.2148580766</text:p>
          </table:table-cell>
        </table:table-row>
        <table:table-row table:style-name="ro1">
          <table:table-cell office:value-type="float" office:value="54500000" calcext:value-type="float">
            <text:p>54500000</text:p>
          </table:table-cell>
          <table:table-cell office:value-type="float" office:value="-50.8006349059387" calcext:value-type="float">
            <text:p>-50.8006349059</text:p>
          </table:table-cell>
        </table:table-row>
        <table:table-row table:style-name="ro1">
          <table:table-cell office:value-type="float" office:value="54750000" calcext:value-type="float">
            <text:p>54750000</text:p>
          </table:table-cell>
          <table:table-cell office:value-type="float" office:value="-50.3355440706816" calcext:value-type="float">
            <text:p>-50.3355440707</text:p>
          </table:table-cell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-48.9767591704975" calcext:value-type="float">
            <text:p>-48.9767591705</text:p>
          </table:table-cell>
        </table:table-row>
        <table:table-row table:style-name="ro1">
          <table:table-cell office:value-type="float" office:value="55250000" calcext:value-type="float">
            <text:p>55250000</text:p>
          </table:table-cell>
          <table:table-cell office:value-type="float" office:value="-43.8775666356924" calcext:value-type="float">
            <text:p>-43.8775666357</text:p>
          </table:table-cell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office:value-type="float" office:value="-51.557226716598" calcext:value-type="float">
            <text:p>-51.5572267166</text:p>
          </table:table-cell>
        </table:table-row>
        <table:table-row table:style-name="ro1">
          <table:table-cell office:value-type="float" office:value="55750000" calcext:value-type="float">
            <text:p>55750000</text:p>
          </table:table-cell>
          <table:table-cell office:value-type="float" office:value="-60.150969157271" calcext:value-type="float">
            <text:p>-60.1509691573</text:p>
          </table:table-cell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office:value-type="float" office:value="-60.9471507412617" calcext:value-type="float">
            <text:p>-60.9471507413</text:p>
          </table:table-cell>
        </table:table-row>
        <table:table-row table:style-name="ro1">
          <table:table-cell office:value-type="float" office:value="56250000" calcext:value-type="float">
            <text:p>56250000</text:p>
          </table:table-cell>
          <table:table-cell office:value-type="float" office:value="-54.2468771394966" calcext:value-type="float">
            <text:p>-54.2468771395</text:p>
          </table:table-cell>
        </table:table-row>
        <table:table-row table:style-name="ro1">
          <table:table-cell office:value-type="float" office:value="56500000" calcext:value-type="float">
            <text:p>56500000</text:p>
          </table:table-cell>
          <table:table-cell office:value-type="float" office:value="-56.154782161719" calcext:value-type="float">
            <text:p>-56.1547821617</text:p>
          </table:table-cell>
        </table:table-row>
        <table:table-row table:style-name="ro1">
          <table:table-cell office:value-type="float" office:value="56750000" calcext:value-type="float">
            <text:p>56750000</text:p>
          </table:table-cell>
          <table:table-cell office:value-type="float" office:value="-62.4807973970481" calcext:value-type="float">
            <text:p>-62.480797397</text:p>
          </table:table-cell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office:value-type="float" office:value="-53.5576324348658" calcext:value-type="float">
            <text:p>-53.5576324349</text:p>
          </table:table-cell>
        </table:table-row>
        <table:table-row table:style-name="ro1">
          <table:table-cell office:value-type="float" office:value="57250000" calcext:value-type="float">
            <text:p>57250000</text:p>
          </table:table-cell>
          <table:table-cell office:value-type="float" office:value="-65.9102285103915" calcext:value-type="float">
            <text:p>-65.9102285104</text:p>
          </table:table-cell>
        </table:table-row>
        <table:table-row table:style-name="ro1">
          <table:table-cell office:value-type="float" office:value="57500000" calcext:value-type="float">
            <text:p>57500000</text:p>
          </table:table-cell>
          <table:table-cell office:value-type="float" office:value="-59.4770785057344" calcext:value-type="float">
            <text:p>-59.4770785057</text:p>
          </table:table-cell>
        </table:table-row>
        <table:table-row table:style-name="ro1">
          <table:table-cell office:value-type="float" office:value="57750000" calcext:value-type="float">
            <text:p>57750000</text:p>
          </table:table-cell>
          <table:table-cell office:value-type="float" office:value="-52.8029826556566" calcext:value-type="float">
            <text:p>-52.8029826557</text:p>
          </table:table-cell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office:value-type="float" office:value="-44.9178267355835" calcext:value-type="float">
            <text:p>-44.9178267356</text:p>
          </table:table-cell>
        </table:table-row>
        <table:table-row table:style-name="ro1">
          <table:table-cell office:value-type="float" office:value="58250000" calcext:value-type="float">
            <text:p>58250000</text:p>
          </table:table-cell>
          <table:table-cell office:value-type="float" office:value="-48.2506121053206" calcext:value-type="float">
            <text:p>-48.2506121053</text:p>
          </table:table-cell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office:value-type="float" office:value="-56.9986986298992" calcext:value-type="float">
            <text:p>-56.9986986299</text:p>
          </table:table-cell>
        </table:table-row>
        <table:table-row table:style-name="ro1">
          <table:table-cell office:value-type="float" office:value="58750000" calcext:value-type="float">
            <text:p>58750000</text:p>
          </table:table-cell>
          <table:table-cell office:value-type="float" office:value="-60.2276258885873" calcext:value-type="float">
            <text:p>-60.2276258886</text:p>
          </table:table-cell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office:value-type="float" office:value="-52.852247937125" calcext:value-type="float">
            <text:p>-52.8522479371</text:p>
          </table:table-cell>
        </table:table-row>
        <table:table-row table:style-name="ro1">
          <table:table-cell office:value-type="float" office:value="59250000" calcext:value-type="float">
            <text:p>59250000</text:p>
          </table:table-cell>
          <table:table-cell office:value-type="float" office:value="-59.4607970573759" calcext:value-type="float">
            <text:p>-59.4607970574</text:p>
          </table:table-cell>
        </table:table-row>
        <table:table-row table:style-name="ro1">
          <table:table-cell office:value-type="float" office:value="59500000" calcext:value-type="float">
            <text:p>59500000</text:p>
          </table:table-cell>
          <table:table-cell office:value-type="float" office:value="-50.3616903088454" calcext:value-type="float">
            <text:p>-50.3616903088</text:p>
          </table:table-cell>
        </table:table-row>
        <table:table-row table:style-name="ro1">
          <table:table-cell office:value-type="float" office:value="59750000" calcext:value-type="float">
            <text:p>59750000</text:p>
          </table:table-cell>
          <table:table-cell office:value-type="float" office:value="-49.1730023611631" calcext:value-type="float">
            <text:p>-49.1730023612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-48.9628492999408" calcext:value-type="float">
            <text:p>-48.9628492999</text:p>
          </table:table-cell>
        </table:table-row>
        <table:table-row table:style-name="ro1">
          <table:table-cell office:value-type="float" office:value="60250000" calcext:value-type="float">
            <text:p>60250000</text:p>
          </table:table-cell>
          <table:table-cell office:value-type="float" office:value="-51.2377844299201" calcext:value-type="float">
            <text:p>-51.2377844299</text:p>
          </table:table-cell>
        </table:table-row>
        <table:table-row table:style-name="ro1">
          <table:table-cell office:value-type="float" office:value="60500000" calcext:value-type="float">
            <text:p>60500000</text:p>
          </table:table-cell>
          <table:table-cell office:value-type="float" office:value="-55.7064893665359" calcext:value-type="float">
            <text:p>-55.7064893665</text:p>
          </table:table-cell>
        </table:table-row>
        <table:table-row table:style-name="ro1">
          <table:table-cell office:value-type="float" office:value="60750000" calcext:value-type="float">
            <text:p>60750000</text:p>
          </table:table-cell>
          <table:table-cell office:value-type="float" office:value="-62.5193991868745" calcext:value-type="float">
            <text:p>-62.5193991869</text:p>
          </table:table-cell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office:value-type="float" office:value="-58.9632296178838" calcext:value-type="float">
            <text:p>-58.9632296179</text:p>
          </table:table-cell>
        </table:table-row>
        <table:table-row table:style-name="ro1">
          <table:table-cell office:value-type="float" office:value="61250000" calcext:value-type="float">
            <text:p>61250000</text:p>
          </table:table-cell>
          <table:table-cell office:value-type="float" office:value="-52.6323935101968" calcext:value-type="float">
            <text:p>-52.6323935102</text:p>
          </table:table-cell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office:value-type="float" office:value="-53.3136098700368" calcext:value-type="float">
            <text:p>-53.31360987</text:p>
          </table:table-cell>
        </table:table-row>
        <table:table-row table:style-name="ro1">
          <table:table-cell office:value-type="float" office:value="61750000" calcext:value-type="float">
            <text:p>61750000</text:p>
          </table:table-cell>
          <table:table-cell office:value-type="float" office:value="-52.1860226431594" calcext:value-type="float">
            <text:p>-52.1860226432</text:p>
          </table:table-cell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office:value-type="float" office:value="-53.5222209249951" calcext:value-type="float">
            <text:p>-53.522220925</text:p>
          </table:table-cell>
        </table:table-row>
        <table:table-row table:style-name="ro1">
          <table:table-cell office:value-type="float" office:value="62250000" calcext:value-type="float">
            <text:p>62250000</text:p>
          </table:table-cell>
          <table:table-cell office:value-type="float" office:value="-47.5790837764636" calcext:value-type="float">
            <text:p>-47.5790837765</text:p>
          </table:table-cell>
        </table:table-row>
        <table:table-row table:style-name="ro1">
          <table:table-cell office:value-type="float" office:value="62500000" calcext:value-type="float">
            <text:p>62500000</text:p>
          </table:table-cell>
          <table:table-cell office:value-type="float" office:value="-48.7948397757722" calcext:value-type="float">
            <text:p>-48.7948397758</text:p>
          </table:table-cell>
        </table:table-row>
        <table:table-row table:style-name="ro1">
          <table:table-cell office:value-type="float" office:value="62750000" calcext:value-type="float">
            <text:p>62750000</text:p>
          </table:table-cell>
          <table:table-cell office:value-type="float" office:value="-54.0566680868745" calcext:value-type="float">
            <text:p>-54.0566680869</text:p>
          </table:table-cell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office:value-type="float" office:value="-59.019407512845" calcext:value-type="float">
            <text:p>-59.0194075128</text:p>
          </table:table-cell>
        </table:table-row>
        <table:table-row table:style-name="ro1">
          <table:table-cell office:value-type="float" office:value="63250000" calcext:value-type="float">
            <text:p>63250000</text:p>
          </table:table-cell>
          <table:table-cell office:value-type="float" office:value="-49.0021802414829" calcext:value-type="float">
            <text:p>-49.0021802415</text:p>
          </table:table-cell>
        </table:table-row>
        <table:table-row table:style-name="ro1">
          <table:table-cell office:value-type="float" office:value="63500000" calcext:value-type="float">
            <text:p>63500000</text:p>
          </table:table-cell>
          <table:table-cell office:value-type="float" office:value="-54.3413428363387" calcext:value-type="float">
            <text:p>-54.3413428363</text:p>
          </table:table-cell>
        </table:table-row>
        <table:table-row table:style-name="ro1">
          <table:table-cell office:value-type="float" office:value="63750000" calcext:value-type="float">
            <text:p>63750000</text:p>
          </table:table-cell>
          <table:table-cell office:value-type="float" office:value="-48.1710968932397" calcext:value-type="float">
            <text:p>-48.1710968932</text:p>
          </table:table-cell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office:value-type="float" office:value="-49.5051692634432" calcext:value-type="float">
            <text:p>-49.5051692634</text:p>
          </table:table-cell>
        </table:table-row>
        <table:table-row table:style-name="ro1">
          <table:table-cell office:value-type="float" office:value="64250000" calcext:value-type="float">
            <text:p>64250000</text:p>
          </table:table-cell>
          <table:table-cell office:value-type="float" office:value="-50.9171163342785" calcext:value-type="float">
            <text:p>-50.9171163343</text:p>
          </table:table-cell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office:value-type="float" office:value="-48.2747797791314" calcext:value-type="float">
            <text:p>-48.2747797791</text:p>
          </table:table-cell>
        </table:table-row>
        <table:table-row table:style-name="ro1">
          <table:table-cell office:value-type="float" office:value="64750000" calcext:value-type="float">
            <text:p>64750000</text:p>
          </table:table-cell>
          <table:table-cell office:value-type="float" office:value="-59.3379046332424" calcext:value-type="float">
            <text:p>-59.3379046332</text:p>
          </table:table-cell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-50.6109725862488" calcext:value-type="float">
            <text:p>-50.6109725862</text:p>
          </table:table-cell>
        </table:table-row>
        <table:table-row table:style-name="ro1">
          <table:table-cell office:value-type="float" office:value="65250000" calcext:value-type="float">
            <text:p>65250000</text:p>
          </table:table-cell>
          <table:table-cell office:value-type="float" office:value="-60.5056997299439" calcext:value-type="float">
            <text:p>-60.5056997299</text:p>
          </table:table-cell>
        </table:table-row>
        <table:table-row table:style-name="ro1">
          <table:table-cell office:value-type="float" office:value="65500000" calcext:value-type="float">
            <text:p>65500000</text:p>
          </table:table-cell>
          <table:table-cell office:value-type="float" office:value="-54.6163264163104" calcext:value-type="float">
            <text:p>-54.6163264163</text:p>
          </table:table-cell>
        </table:table-row>
        <table:table-row table:style-name="ro1">
          <table:table-cell office:value-type="float" office:value="65750000" calcext:value-type="float">
            <text:p>65750000</text:p>
          </table:table-cell>
          <table:table-cell office:value-type="float" office:value="-62.1991378508302" calcext:value-type="float">
            <text:p>-62.1991378508</text:p>
          </table:table-cell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office:value-type="float" office:value="-49.572369945835" calcext:value-type="float">
            <text:p>-49.5723699458</text:p>
          </table:table-cell>
        </table:table-row>
        <table:table-row table:style-name="ro1">
          <table:table-cell office:value-type="float" office:value="66250000" calcext:value-type="float">
            <text:p>66250000</text:p>
          </table:table-cell>
          <table:table-cell office:value-type="float" office:value="-60.8715069247439" calcext:value-type="float">
            <text:p>-60.8715069247</text:p>
          </table:table-cell>
        </table:table-row>
        <table:table-row table:style-name="ro1">
          <table:table-cell office:value-type="float" office:value="66500000" calcext:value-type="float">
            <text:p>66500000</text:p>
          </table:table-cell>
          <table:table-cell office:value-type="float" office:value="-52.4783177600007" calcext:value-type="float">
            <text:p>-52.47831776</text:p>
          </table:table-cell>
        </table:table-row>
        <table:table-row table:style-name="ro1">
          <table:table-cell office:value-type="float" office:value="66750000" calcext:value-type="float">
            <text:p>66750000</text:p>
          </table:table-cell>
          <table:table-cell office:value-type="float" office:value="-48.7126993495642" calcext:value-type="float">
            <text:p>-48.7126993496</text:p>
          </table:table-cell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office:value-type="float" office:value="-54.7796372664882" calcext:value-type="float">
            <text:p>-54.7796372665</text:p>
          </table:table-cell>
        </table:table-row>
        <table:table-row table:style-name="ro1">
          <table:table-cell office:value-type="float" office:value="67250000" calcext:value-type="float">
            <text:p>67250000</text:p>
          </table:table-cell>
          <table:table-cell office:value-type="float" office:value="-64.9391423054324" calcext:value-type="float">
            <text:p>-64.9391423054</text:p>
          </table:table-cell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office:value-type="float" office:value="-56.3846466771055" calcext:value-type="float">
            <text:p>-56.3846466771</text:p>
          </table:table-cell>
        </table:table-row>
        <table:table-row table:style-name="ro1">
          <table:table-cell office:value-type="float" office:value="67750000" calcext:value-type="float">
            <text:p>67750000</text:p>
          </table:table-cell>
          <table:table-cell office:value-type="float" office:value="-50.0541947102449" calcext:value-type="float">
            <text:p>-50.0541947102</text:p>
          </table:table-cell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office:value-type="float" office:value="-49.2153470444295" calcext:value-type="float">
            <text:p>-49.2153470444</text:p>
          </table:table-cell>
        </table:table-row>
        <table:table-row table:style-name="ro1">
          <table:table-cell office:value-type="float" office:value="68250000" calcext:value-type="float">
            <text:p>68250000</text:p>
          </table:table-cell>
          <table:table-cell office:value-type="float" office:value="-52.4677540515488" calcext:value-type="float">
            <text:p>-52.4677540515</text:p>
          </table:table-cell>
        </table:table-row>
        <table:table-row table:style-name="ro1">
          <table:table-cell office:value-type="float" office:value="68500000" calcext:value-type="float">
            <text:p>68500000</text:p>
          </table:table-cell>
          <table:table-cell office:value-type="float" office:value="-64.4749760514759" calcext:value-type="float">
            <text:p>-64.4749760515</text:p>
          </table:table-cell>
        </table:table-row>
        <table:table-row table:style-name="ro1">
          <table:table-cell office:value-type="float" office:value="68750000" calcext:value-type="float">
            <text:p>68750000</text:p>
          </table:table-cell>
          <table:table-cell office:value-type="float" office:value="-48.4129348646108" calcext:value-type="float">
            <text:p>-48.4129348646</text:p>
          </table:table-cell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office:value-type="float" office:value="-53.4579109003692" calcext:value-type="float">
            <text:p>-53.4579109004</text:p>
          </table:table-cell>
        </table:table-row>
        <table:table-row table:style-name="ro1">
          <table:table-cell office:value-type="float" office:value="69250000" calcext:value-type="float">
            <text:p>69250000</text:p>
          </table:table-cell>
          <table:table-cell office:value-type="float" office:value="-46.7737034510965" calcext:value-type="float">
            <text:p>-46.7737034511</text:p>
          </table:table-cell>
        </table:table-row>
        <table:table-row table:style-name="ro1">
          <table:table-cell office:value-type="float" office:value="69500000" calcext:value-type="float">
            <text:p>69500000</text:p>
          </table:table-cell>
          <table:table-cell office:value-type="float" office:value="-47.4700737939675" calcext:value-type="float">
            <text:p>-47.470073794</text:p>
          </table:table-cell>
        </table:table-row>
        <table:table-row table:style-name="ro1">
          <table:table-cell office:value-type="float" office:value="69750000" calcext:value-type="float">
            <text:p>69750000</text:p>
          </table:table-cell>
          <table:table-cell office:value-type="float" office:value="-53.193616672503" calcext:value-type="float">
            <text:p>-53.1936166725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-50.2895865585116" calcext:value-type="float">
            <text:p>-50.2895865585</text:p>
          </table:table-cell>
        </table:table-row>
        <table:table-row table:style-name="ro1">
          <table:table-cell office:value-type="float" office:value="70250000" calcext:value-type="float">
            <text:p>70250000</text:p>
          </table:table-cell>
          <table:table-cell office:value-type="float" office:value="-52.8242707078904" calcext:value-type="float">
            <text:p>-52.8242707079</text:p>
          </table:table-cell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office:value-type="float" office:value="-50.731142429463" calcext:value-type="float">
            <text:p>-50.7311424295</text:p>
          </table:table-cell>
        </table:table-row>
        <table:table-row table:style-name="ro1">
          <table:table-cell office:value-type="float" office:value="70750000" calcext:value-type="float">
            <text:p>70750000</text:p>
          </table:table-cell>
          <table:table-cell office:value-type="float" office:value="-50.2866729618595" calcext:value-type="float">
            <text:p>-50.2866729619</text:p>
          </table:table-cell>
        </table:table-row>
        <table:table-row table:style-name="ro1">
          <table:table-cell office:value-type="float" office:value="71000000" calcext:value-type="float">
            <text:p>71000000</text:p>
          </table:table-cell>
          <table:table-cell office:value-type="float" office:value="-58.7102368516458" calcext:value-type="float">
            <text:p>-58.7102368516</text:p>
          </table:table-cell>
        </table:table-row>
        <table:table-row table:style-name="ro1">
          <table:table-cell office:value-type="float" office:value="71250000" calcext:value-type="float">
            <text:p>71250000</text:p>
          </table:table-cell>
          <table:table-cell office:value-type="float" office:value="-61.6143385946788" calcext:value-type="float">
            <text:p>-61.6143385947</text:p>
          </table:table-cell>
        </table:table-row>
        <table:table-row table:style-name="ro1">
          <table:table-cell office:value-type="float" office:value="71500000" calcext:value-type="float">
            <text:p>71500000</text:p>
          </table:table-cell>
          <table:table-cell office:value-type="float" office:value="-54.2028807466006" calcext:value-type="float">
            <text:p>-54.2028807466</text:p>
          </table:table-cell>
        </table:table-row>
        <table:table-row table:style-name="ro1">
          <table:table-cell office:value-type="float" office:value="71750000" calcext:value-type="float">
            <text:p>71750000</text:p>
          </table:table-cell>
          <table:table-cell office:value-type="float" office:value="-60.4729045928056" calcext:value-type="float">
            <text:p>-60.4729045928</text:p>
          </table:table-cell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office:value-type="float" office:value="-48.8883614122479" calcext:value-type="float">
            <text:p>-48.8883614122</text:p>
          </table:table-cell>
        </table:table-row>
        <table:table-row table:style-name="ro1">
          <table:table-cell office:value-type="float" office:value="72250000" calcext:value-type="float">
            <text:p>72250000</text:p>
          </table:table-cell>
          <table:table-cell office:value-type="float" office:value="-63.2487225384763" calcext:value-type="float">
            <text:p>-63.2487225385</text:p>
          </table:table-cell>
        </table:table-row>
        <table:table-row table:style-name="ro1">
          <table:table-cell office:value-type="float" office:value="72500000" calcext:value-type="float">
            <text:p>72500000</text:p>
          </table:table-cell>
          <table:table-cell office:value-type="float" office:value="-61.0574700280695" calcext:value-type="float">
            <text:p>-61.0574700281</text:p>
          </table:table-cell>
        </table:table-row>
        <table:table-row table:style-name="ro1">
          <table:table-cell office:value-type="float" office:value="72750000" calcext:value-type="float">
            <text:p>72750000</text:p>
          </table:table-cell>
          <table:table-cell office:value-type="float" office:value="-65.0444821428054" calcext:value-type="float">
            <text:p>-65.0444821428</text:p>
          </table:table-cell>
        </table:table-row>
        <table:table-row table:style-name="ro1">
          <table:table-cell office:value-type="float" office:value="73000000" calcext:value-type="float">
            <text:p>73000000</text:p>
          </table:table-cell>
          <table:table-cell office:value-type="float" office:value="-49.6882960196889" calcext:value-type="float">
            <text:p>-49.6882960197</text:p>
          </table:table-cell>
        </table:table-row>
        <table:table-row table:style-name="ro1">
          <table:table-cell office:value-type="float" office:value="73250000" calcext:value-type="float">
            <text:p>73250000</text:p>
          </table:table-cell>
          <table:table-cell office:value-type="float" office:value="-51.2214215187175" calcext:value-type="float">
            <text:p>-51.2214215187</text:p>
          </table:table-cell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office:value-type="float" office:value="-55.7145015970804" calcext:value-type="float">
            <text:p>-55.7145015971</text:p>
          </table:table-cell>
        </table:table-row>
        <table:table-row table:style-name="ro1">
          <table:table-cell office:value-type="float" office:value="73750000" calcext:value-type="float">
            <text:p>73750000</text:p>
          </table:table-cell>
          <table:table-cell office:value-type="float" office:value="-53.1325770938755" calcext:value-type="float">
            <text:p>-53.1325770939</text:p>
          </table:table-cell>
        </table:table-row>
        <table:table-row table:style-name="ro1">
          <table:table-cell office:value-type="float" office:value="74000000" calcext:value-type="float">
            <text:p>74000000</text:p>
          </table:table-cell>
          <table:table-cell office:value-type="float" office:value="-60.7895731816786" calcext:value-type="float">
            <text:p>-60.7895731817</text:p>
          </table:table-cell>
        </table:table-row>
        <table:table-row table:style-name="ro1">
          <table:table-cell office:value-type="float" office:value="74250000" calcext:value-type="float">
            <text:p>74250000</text:p>
          </table:table-cell>
          <table:table-cell office:value-type="float" office:value="-50.9761728284948" calcext:value-type="float">
            <text:p>-50.9761728285</text:p>
          </table:table-cell>
        </table:table-row>
        <table:table-row table:style-name="ro1">
          <table:table-cell office:value-type="float" office:value="74500000" calcext:value-type="float">
            <text:p>74500000</text:p>
          </table:table-cell>
          <table:table-cell office:value-type="float" office:value="-57.7637390740294" calcext:value-type="float">
            <text:p>-57.763739074</text:p>
          </table:table-cell>
        </table:table-row>
        <table:table-row table:style-name="ro1">
          <table:table-cell office:value-type="float" office:value="74750000" calcext:value-type="float">
            <text:p>74750000</text:p>
          </table:table-cell>
          <table:table-cell office:value-type="float" office:value="-52.8216001374993" calcext:value-type="float">
            <text:p>-52.8216001375</text:p>
          </table:table-cell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-45.718553076199" calcext:value-type="float">
            <text:p>-45.7185530762</text:p>
          </table:table-cell>
        </table:table-row>
        <table:table-row table:style-name="ro1">
          <table:table-cell office:value-type="float" office:value="75250000" calcext:value-type="float">
            <text:p>75250000</text:p>
          </table:table-cell>
          <table:table-cell office:value-type="float" office:value="-60.795523795696" calcext:value-type="float">
            <text:p>-60.7955237957</text:p>
          </table:table-cell>
        </table:table-row>
        <table:table-row table:style-name="ro1">
          <table:table-cell office:value-type="float" office:value="75500000" calcext:value-type="float">
            <text:p>75500000</text:p>
          </table:table-cell>
          <table:table-cell office:value-type="float" office:value="-54.5293990972279" calcext:value-type="float">
            <text:p>-54.5293990972</text:p>
          </table:table-cell>
        </table:table-row>
        <table:table-row table:style-name="ro1">
          <table:table-cell office:value-type="float" office:value="75750000" calcext:value-type="float">
            <text:p>75750000</text:p>
          </table:table-cell>
          <table:table-cell office:value-type="float" office:value="-62.1201905264942" calcext:value-type="float">
            <text:p>-62.1201905265</text:p>
          </table:table-cell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office:value-type="float" office:value="-46.3531033855632" calcext:value-type="float">
            <text:p>-46.3531033856</text:p>
          </table:table-cell>
        </table:table-row>
        <table:table-row table:style-name="ro1">
          <table:table-cell office:value-type="float" office:value="76250000" calcext:value-type="float">
            <text:p>76250000</text:p>
          </table:table-cell>
          <table:table-cell office:value-type="float" office:value="-51.7013259173361" calcext:value-type="float">
            <text:p>-51.7013259173</text:p>
          </table:table-cell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office:value-type="float" office:value="-47.0446085212054" calcext:value-type="float">
            <text:p>-47.0446085212</text:p>
          </table:table-cell>
        </table:table-row>
        <table:table-row table:style-name="ro1">
          <table:table-cell office:value-type="float" office:value="76750000" calcext:value-type="float">
            <text:p>76750000</text:p>
          </table:table-cell>
          <table:table-cell office:value-type="float" office:value="-55.6052458430671" calcext:value-type="float">
            <text:p>-55.6052458431</text:p>
          </table:table-cell>
        </table:table-row>
        <table:table-row table:style-name="ro1">
          <table:table-cell office:value-type="float" office:value="77000000" calcext:value-type="float">
            <text:p>77000000</text:p>
          </table:table-cell>
          <table:table-cell office:value-type="float" office:value="-59.2326399851011" calcext:value-type="float">
            <text:p>-59.2326399851</text:p>
          </table:table-cell>
        </table:table-row>
        <table:table-row table:style-name="ro1">
          <table:table-cell office:value-type="float" office:value="77250000" calcext:value-type="float">
            <text:p>77250000</text:p>
          </table:table-cell>
          <table:table-cell office:value-type="float" office:value="-58.3018608619225" calcext:value-type="float">
            <text:p>-58.3018608619</text:p>
          </table:table-cell>
        </table:table-row>
        <table:table-row table:style-name="ro1">
          <table:table-cell office:value-type="float" office:value="77500000" calcext:value-type="float">
            <text:p>77500000</text:p>
          </table:table-cell>
          <table:table-cell office:value-type="float" office:value="-49.4614703465046" calcext:value-type="float">
            <text:p>-49.4614703465</text:p>
          </table:table-cell>
        </table:table-row>
        <table:table-row table:style-name="ro1">
          <table:table-cell office:value-type="float" office:value="77750000" calcext:value-type="float">
            <text:p>77750000</text:p>
          </table:table-cell>
          <table:table-cell office:value-type="float" office:value="-51.8379075181288" calcext:value-type="float">
            <text:p>-51.8379075181</text:p>
          </table:table-cell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office:value-type="float" office:value="-48.2413813109956" calcext:value-type="float">
            <text:p>-48.241381311</text:p>
          </table:table-cell>
        </table:table-row>
        <table:table-row table:style-name="ro1">
          <table:table-cell office:value-type="float" office:value="78250000" calcext:value-type="float">
            <text:p>78250000</text:p>
          </table:table-cell>
          <table:table-cell office:value-type="float" office:value="-52.851359535096" calcext:value-type="float">
            <text:p>-52.8513595351</text:p>
          </table:table-cell>
        </table:table-row>
        <table:table-row table:style-name="ro1">
          <table:table-cell office:value-type="float" office:value="78500000" calcext:value-type="float">
            <text:p>78500000</text:p>
          </table:table-cell>
          <table:table-cell office:value-type="float" office:value="-55.9002826352799" calcext:value-type="float">
            <text:p>-55.9002826353</text:p>
          </table:table-cell>
        </table:table-row>
        <table:table-row table:style-name="ro1">
          <table:table-cell office:value-type="float" office:value="78750000" calcext:value-type="float">
            <text:p>78750000</text:p>
          </table:table-cell>
          <table:table-cell office:value-type="float" office:value="-45.6966818306526" calcext:value-type="float">
            <text:p>-45.6966818307</text:p>
          </table:table-cell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office:value-type="float" office:value="-47.5539922799569" calcext:value-type="float">
            <text:p>-47.55399228</text:p>
          </table:table-cell>
        </table:table-row>
        <table:table-row table:style-name="ro1">
          <table:table-cell office:value-type="float" office:value="79250000" calcext:value-type="float">
            <text:p>79250000</text:p>
          </table:table-cell>
          <table:table-cell office:value-type="float" office:value="-53.8334666696106" calcext:value-type="float">
            <text:p>-53.8334666696</text:p>
          </table:table-cell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office:value-type="float" office:value="-58.7982098285153" calcext:value-type="float">
            <text:p>-58.7982098285</text:p>
          </table:table-cell>
        </table:table-row>
        <table:table-row table:style-name="ro1">
          <table:table-cell office:value-type="float" office:value="79750000" calcext:value-type="float">
            <text:p>79750000</text:p>
          </table:table-cell>
          <table:table-cell office:value-type="float" office:value="-48.3149238809067" calcext:value-type="float">
            <text:p>-48.3149238809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-51.6281088769556" calcext:value-type="float">
            <text:p>-51.628108877</text:p>
          </table:table-cell>
        </table:table-row>
        <table:table-row table:style-name="ro1">
          <table:table-cell office:value-type="float" office:value="80250000" calcext:value-type="float">
            <text:p>80250000</text:p>
          </table:table-cell>
          <table:table-cell office:value-type="float" office:value="-57.128443947666" calcext:value-type="float">
            <text:p>-57.1284439477</text:p>
          </table:table-cell>
        </table:table-row>
        <table:table-row table:style-name="ro1">
          <table:table-cell office:value-type="float" office:value="80500000" calcext:value-type="float">
            <text:p>80500000</text:p>
          </table:table-cell>
          <table:table-cell office:value-type="float" office:value="-56.5664252947657" calcext:value-type="float">
            <text:p>-56.5664252948</text:p>
          </table:table-cell>
        </table:table-row>
        <table:table-row table:style-name="ro1">
          <table:table-cell office:value-type="float" office:value="80750000" calcext:value-type="float">
            <text:p>80750000</text:p>
          </table:table-cell>
          <table:table-cell office:value-type="float" office:value="-58.1007941936322" calcext:value-type="float">
            <text:p>-58.1007941936</text:p>
          </table:table-cell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office:value-type="float" office:value="-65.3463590601733" calcext:value-type="float">
            <text:p>-65.3463590602</text:p>
          </table:table-cell>
        </table:table-row>
        <table:table-row table:style-name="ro1">
          <table:table-cell office:value-type="float" office:value="81250000" calcext:value-type="float">
            <text:p>81250000</text:p>
          </table:table-cell>
          <table:table-cell office:value-type="float" office:value="-48.040037110087" calcext:value-type="float">
            <text:p>-48.0400371101</text:p>
          </table:table-cell>
        </table:table-row>
        <table:table-row table:style-name="ro1">
          <table:table-cell office:value-type="float" office:value="81500000" calcext:value-type="float">
            <text:p>81500000</text:p>
          </table:table-cell>
          <table:table-cell office:value-type="float" office:value="-62.8917963055922" calcext:value-type="float">
            <text:p>-62.8917963056</text:p>
          </table:table-cell>
        </table:table-row>
        <table:table-row table:style-name="ro1">
          <table:table-cell office:value-type="float" office:value="81750000" calcext:value-type="float">
            <text:p>81750000</text:p>
          </table:table-cell>
          <table:table-cell office:value-type="float" office:value="-54.611137617698" calcext:value-type="float">
            <text:p>-54.6111376177</text:p>
          </table:table-cell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office:value-type="float" office:value="-51.2842962854932" calcext:value-type="float">
            <text:p>-51.2842962855</text:p>
          </table:table-cell>
        </table:table-row>
        <table:table-row table:style-name="ro1">
          <table:table-cell office:value-type="float" office:value="82250000" calcext:value-type="float">
            <text:p>82250000</text:p>
          </table:table-cell>
          <table:table-cell office:value-type="float" office:value="-50.4849465881189" calcext:value-type="float">
            <text:p>-50.4849465881</text:p>
          </table:table-cell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office:value-type="float" office:value="-55.0007212722692" calcext:value-type="float">
            <text:p>-55.0007212723</text:p>
          </table:table-cell>
        </table:table-row>
        <table:table-row table:style-name="ro1">
          <table:table-cell office:value-type="float" office:value="82750000" calcext:value-type="float">
            <text:p>82750000</text:p>
          </table:table-cell>
          <table:table-cell office:value-type="float" office:value="-50.4234344252108" calcext:value-type="float">
            <text:p>-50.4234344252</text:p>
          </table:table-cell>
        </table:table-row>
        <table:table-row table:style-name="ro1">
          <table:table-cell office:value-type="float" office:value="83000000" calcext:value-type="float">
            <text:p>83000000</text:p>
          </table:table-cell>
          <table:table-cell office:value-type="float" office:value="-50.5886144731836" calcext:value-type="float">
            <text:p>-50.5886144732</text:p>
          </table:table-cell>
        </table:table-row>
        <table:table-row table:style-name="ro1">
          <table:table-cell office:value-type="float" office:value="83250000" calcext:value-type="float">
            <text:p>83250000</text:p>
          </table:table-cell>
          <table:table-cell office:value-type="float" office:value="-53.9936164883308" calcext:value-type="float">
            <text:p>-53.9936164883</text:p>
          </table:table-cell>
        </table:table-row>
        <table:table-row table:style-name="ro1">
          <table:table-cell office:value-type="float" office:value="83500000" calcext:value-type="float">
            <text:p>83500000</text:p>
          </table:table-cell>
          <table:table-cell office:value-type="float" office:value="-53.0324491542094" calcext:value-type="float">
            <text:p>-53.0324491542</text:p>
          </table:table-cell>
        </table:table-row>
        <table:table-row table:style-name="ro1">
          <table:table-cell office:value-type="float" office:value="83750000" calcext:value-type="float">
            <text:p>83750000</text:p>
          </table:table-cell>
          <table:table-cell office:value-type="float" office:value="-45.4700480570945" calcext:value-type="float">
            <text:p>-45.4700480571</text:p>
          </table:table-cell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office:value-type="float" office:value="-47.9503725665489" calcext:value-type="float">
            <text:p>-47.9503725665</text:p>
          </table:table-cell>
        </table:table-row>
        <table:table-row table:style-name="ro1">
          <table:table-cell office:value-type="float" office:value="84250000" calcext:value-type="float">
            <text:p>84250000</text:p>
          </table:table-cell>
          <table:table-cell office:value-type="float" office:value="-58.9930339149033" calcext:value-type="float">
            <text:p>-58.9930339149</text:p>
          </table:table-cell>
        </table:table-row>
        <table:table-row table:style-name="ro1">
          <table:table-cell office:value-type="float" office:value="84500000" calcext:value-type="float">
            <text:p>84500000</text:p>
          </table:table-cell>
          <table:table-cell office:value-type="float" office:value="-48.6133767978086" calcext:value-type="float">
            <text:p>-48.6133767978</text:p>
          </table:table-cell>
        </table:table-row>
        <table:table-row table:style-name="ro1">
          <table:table-cell office:value-type="float" office:value="84750000" calcext:value-type="float">
            <text:p>84750000</text:p>
          </table:table-cell>
          <table:table-cell office:value-type="float" office:value="-53.4458537448909" calcext:value-type="float">
            <text:p>-53.4458537449</text:p>
          </table:table-cell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-48.8682661369225" calcext:value-type="float">
            <text:p>-48.8682661369</text:p>
          </table:table-cell>
        </table:table-row>
        <table:table-row table:style-name="ro1">
          <table:table-cell office:value-type="float" office:value="85250000" calcext:value-type="float">
            <text:p>85250000</text:p>
          </table:table-cell>
          <table:table-cell office:value-type="float" office:value="-62.5896299096961" calcext:value-type="float">
            <text:p>-62.5896299097</text:p>
          </table:table-cell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office:value-type="float" office:value="-50.1555497813535" calcext:value-type="float">
            <text:p>-50.1555497814</text:p>
          </table:table-cell>
        </table:table-row>
        <table:table-row table:style-name="ro1">
          <table:table-cell office:value-type="float" office:value="85750000" calcext:value-type="float">
            <text:p>85750000</text:p>
          </table:table-cell>
          <table:table-cell office:value-type="float" office:value="-59.2885153225169" calcext:value-type="float">
            <text:p>-59.2885153225</text:p>
          </table:table-cell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office:value-type="float" office:value="-59.8798931584982" calcext:value-type="float">
            <text:p>-59.8798931585</text:p>
          </table:table-cell>
        </table:table-row>
        <table:table-row table:style-name="ro1">
          <table:table-cell office:value-type="float" office:value="86250000" calcext:value-type="float">
            <text:p>86250000</text:p>
          </table:table-cell>
          <table:table-cell office:value-type="float" office:value="-62.9754986537186" calcext:value-type="float">
            <text:p>-62.9754986537</text:p>
          </table:table-cell>
        </table:table-row>
        <table:table-row table:style-name="ro1">
          <table:table-cell office:value-type="float" office:value="86500000" calcext:value-type="float">
            <text:p>86500000</text:p>
          </table:table-cell>
          <table:table-cell office:value-type="float" office:value="-49.6995496529963" calcext:value-type="float">
            <text:p>-49.699549653</text:p>
          </table:table-cell>
        </table:table-row>
        <table:table-row table:style-name="ro1">
          <table:table-cell office:value-type="float" office:value="86750000" calcext:value-type="float">
            <text:p>86750000</text:p>
          </table:table-cell>
          <table:table-cell office:value-type="float" office:value="-57.1929086006458" calcext:value-type="float">
            <text:p>-57.1929086006</text:p>
          </table:table-cell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office:value-type="float" office:value="-49.3520549313966" calcext:value-type="float">
            <text:p>-49.3520549314</text:p>
          </table:table-cell>
        </table:table-row>
        <table:table-row table:style-name="ro1">
          <table:table-cell office:value-type="float" office:value="87250000" calcext:value-type="float">
            <text:p>87250000</text:p>
          </table:table-cell>
          <table:table-cell office:value-type="float" office:value="-49.857148785155" calcext:value-type="float">
            <text:p>-49.8571487852</text:p>
          </table:table-cell>
        </table:table-row>
        <table:table-row table:style-name="ro1">
          <table:table-cell office:value-type="float" office:value="87500000" calcext:value-type="float">
            <text:p>87500000</text:p>
          </table:table-cell>
          <table:table-cell office:value-type="float" office:value="-49.9817011802754" calcext:value-type="float">
            <text:p>-49.9817011803</text:p>
          </table:table-cell>
        </table:table-row>
        <table:table-row table:style-name="ro1">
          <table:table-cell office:value-type="float" office:value="87750000" calcext:value-type="float">
            <text:p>87750000</text:p>
          </table:table-cell>
          <table:table-cell office:value-type="float" office:value="-56.3638619088575" calcext:value-type="float">
            <text:p>-56.3638619089</text:p>
          </table:table-cell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office:value-type="float" office:value="-57.179944089149" calcext:value-type="float">
            <text:p>-57.1799440891</text:p>
          </table:table-cell>
        </table:table-row>
        <table:table-row table:style-name="ro1">
          <table:table-cell office:value-type="float" office:value="88250000" calcext:value-type="float">
            <text:p>88250000</text:p>
          </table:table-cell>
          <table:table-cell office:value-type="float" office:value="-50.0487654201613" calcext:value-type="float">
            <text:p>-50.0487654202</text:p>
          </table:table-cell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office:value-type="float" office:value="-49.6340636513183" calcext:value-type="float">
            <text:p>-49.6340636513</text:p>
          </table:table-cell>
        </table:table-row>
        <table:table-row table:style-name="ro1">
          <table:table-cell office:value-type="float" office:value="88750000" calcext:value-type="float">
            <text:p>88750000</text:p>
          </table:table-cell>
          <table:table-cell office:value-type="float" office:value="-50.3814844668712" calcext:value-type="float">
            <text:p>-50.3814844669</text:p>
          </table:table-cell>
        </table:table-row>
        <table:table-row table:style-name="ro1">
          <table:table-cell office:value-type="float" office:value="89000000" calcext:value-type="float">
            <text:p>89000000</text:p>
          </table:table-cell>
          <table:table-cell office:value-type="float" office:value="-67.6887958510159" calcext:value-type="float">
            <text:p>-67.688795851</text:p>
          </table:table-cell>
        </table:table-row>
        <table:table-row table:style-name="ro1">
          <table:table-cell office:value-type="float" office:value="89250000" calcext:value-type="float">
            <text:p>89250000</text:p>
          </table:table-cell>
          <table:table-cell office:value-type="float" office:value="-55.1053271319842" calcext:value-type="float">
            <text:p>-55.105327132</text:p>
          </table:table-cell>
        </table:table-row>
        <table:table-row table:style-name="ro1">
          <table:table-cell office:value-type="float" office:value="89500000" calcext:value-type="float">
            <text:p>89500000</text:p>
          </table:table-cell>
          <table:table-cell office:value-type="float" office:value="-55.6346494754508" calcext:value-type="float">
            <text:p>-55.6346494755</text:p>
          </table:table-cell>
        </table:table-row>
        <table:table-row table:style-name="ro1">
          <table:table-cell office:value-type="float" office:value="89750000" calcext:value-type="float">
            <text:p>89750000</text:p>
          </table:table-cell>
          <table:table-cell office:value-type="float" office:value="-59.2573773873279" calcext:value-type="float">
            <text:p>-59.2573773873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-67.5205920138941" calcext:value-type="float">
            <text:p>-67.5205920139</text:p>
          </table:table-cell>
        </table:table-row>
        <table:table-row table:style-name="ro1">
          <table:table-cell office:value-type="float" office:value="90250000" calcext:value-type="float">
            <text:p>90250000</text:p>
          </table:table-cell>
          <table:table-cell office:value-type="float" office:value="-52.5172199300782" calcext:value-type="float">
            <text:p>-52.5172199301</text:p>
          </table:table-cell>
        </table:table-row>
        <table:table-row table:style-name="ro1">
          <table:table-cell office:value-type="float" office:value="90500000" calcext:value-type="float">
            <text:p>90500000</text:p>
          </table:table-cell>
          <table:table-cell office:value-type="float" office:value="-62.2252849058677" calcext:value-type="float">
            <text:p>-62.2252849059</text:p>
          </table:table-cell>
        </table:table-row>
        <table:table-row table:style-name="ro1">
          <table:table-cell office:value-type="float" office:value="90750000" calcext:value-type="float">
            <text:p>90750000</text:p>
          </table:table-cell>
          <table:table-cell office:value-type="float" office:value="-54.5707345956522" calcext:value-type="float">
            <text:p>-54.5707345957</text:p>
          </table:table-cell>
        </table:table-row>
        <table:table-row table:style-name="ro1">
          <table:table-cell office:value-type="float" office:value="91000000" calcext:value-type="float">
            <text:p>91000000</text:p>
          </table:table-cell>
          <table:table-cell office:value-type="float" office:value="-49.6795072224461" calcext:value-type="float">
            <text:p>-49.6795072224</text:p>
          </table:table-cell>
        </table:table-row>
        <table:table-row table:style-name="ro1">
          <table:table-cell office:value-type="float" office:value="91250000" calcext:value-type="float">
            <text:p>91250000</text:p>
          </table:table-cell>
          <table:table-cell office:value-type="float" office:value="-60.3789494639598" calcext:value-type="float">
            <text:p>-60.378949464</text:p>
          </table:table-cell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office:value-type="float" office:value="-54.08599561529" calcext:value-type="float">
            <text:p>-54.0859956153</text:p>
          </table:table-cell>
        </table:table-row>
        <table:table-row table:style-name="ro1">
          <table:table-cell office:value-type="float" office:value="91750000" calcext:value-type="float">
            <text:p>91750000</text:p>
          </table:table-cell>
          <table:table-cell office:value-type="float" office:value="-48.4668846697267" calcext:value-type="float">
            <text:p>-48.4668846697</text:p>
          </table:table-cell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office:value-type="float" office:value="-55.4802380730721" calcext:value-type="float">
            <text:p>-55.4802380731</text:p>
          </table:table-cell>
        </table:table-row>
        <table:table-row table:style-name="ro1">
          <table:table-cell office:value-type="float" office:value="92250000" calcext:value-type="float">
            <text:p>92250000</text:p>
          </table:table-cell>
          <table:table-cell office:value-type="float" office:value="-56.2602485911995" calcext:value-type="float">
            <text:p>-56.2602485912</text:p>
          </table:table-cell>
        </table:table-row>
        <table:table-row table:style-name="ro1">
          <table:table-cell office:value-type="float" office:value="92500000" calcext:value-type="float">
            <text:p>92500000</text:p>
          </table:table-cell>
          <table:table-cell office:value-type="float" office:value="-62.6391516144951" calcext:value-type="float">
            <text:p>-62.6391516145</text:p>
          </table:table-cell>
        </table:table-row>
        <table:table-row table:style-name="ro1">
          <table:table-cell office:value-type="float" office:value="92750000" calcext:value-type="float">
            <text:p>92750000</text:p>
          </table:table-cell>
          <table:table-cell office:value-type="float" office:value="-51.7229536613815" calcext:value-type="float">
            <text:p>-51.7229536614</text:p>
          </table:table-cell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office:value-type="float" office:value="-48.472200435511" calcext:value-type="float">
            <text:p>-48.4722004355</text:p>
          </table:table-cell>
        </table:table-row>
        <table:table-row table:style-name="ro1">
          <table:table-cell office:value-type="float" office:value="93250000" calcext:value-type="float">
            <text:p>93250000</text:p>
          </table:table-cell>
          <table:table-cell office:value-type="float" office:value="-52.830123220746" calcext:value-type="float">
            <text:p>-52.8301232207</text:p>
          </table:table-cell>
        </table:table-row>
        <table:table-row table:style-name="ro1">
          <table:table-cell office:value-type="float" office:value="93500000" calcext:value-type="float">
            <text:p>93500000</text:p>
          </table:table-cell>
          <table:table-cell office:value-type="float" office:value="-50.9277517553278" calcext:value-type="float">
            <text:p>-50.9277517553</text:p>
          </table:table-cell>
        </table:table-row>
        <table:table-row table:style-name="ro1">
          <table:table-cell office:value-type="float" office:value="93750000" calcext:value-type="float">
            <text:p>93750000</text:p>
          </table:table-cell>
          <table:table-cell office:value-type="float" office:value="-50.9751997329604" calcext:value-type="float">
            <text:p>-50.975199733</text:p>
          </table:table-cell>
        </table:table-row>
        <table:table-row table:style-name="ro1">
          <table:table-cell office:value-type="float" office:value="94000000" calcext:value-type="float">
            <text:p>94000000</text:p>
          </table:table-cell>
          <table:table-cell office:value-type="float" office:value="-54.6511929330149" calcext:value-type="float">
            <text:p>-54.651192933</text:p>
          </table:table-cell>
        </table:table-row>
        <table:table-row table:style-name="ro1">
          <table:table-cell office:value-type="float" office:value="94250000" calcext:value-type="float">
            <text:p>94250000</text:p>
          </table:table-cell>
          <table:table-cell office:value-type="float" office:value="-47.586048115298" calcext:value-type="float">
            <text:p>-47.5860481153</text:p>
          </table:table-cell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office:value-type="float" office:value="-58.544395587177" calcext:value-type="float">
            <text:p>-58.5443955872</text:p>
          </table:table-cell>
        </table:table-row>
        <table:table-row table:style-name="ro1">
          <table:table-cell office:value-type="float" office:value="94750000" calcext:value-type="float">
            <text:p>94750000</text:p>
          </table:table-cell>
          <table:table-cell office:value-type="float" office:value="-54.1792147247124" calcext:value-type="float">
            <text:p>-54.1792147247</text:p>
          </table:table-cell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-50.8602073024851" calcext:value-type="float">
            <text:p>-50.8602073025</text:p>
          </table:table-cell>
        </table:table-row>
        <table:table-row table:style-name="ro1">
          <table:table-cell office:value-type="float" office:value="95250000" calcext:value-type="float">
            <text:p>95250000</text:p>
          </table:table-cell>
          <table:table-cell office:value-type="float" office:value="-55.5165067186421" calcext:value-type="float">
            <text:p>-55.5165067186</text:p>
          </table:table-cell>
        </table:table-row>
        <table:table-row table:style-name="ro1">
          <table:table-cell office:value-type="float" office:value="95500000" calcext:value-type="float">
            <text:p>95500000</text:p>
          </table:table-cell>
          <table:table-cell office:value-type="float" office:value="-54.1005296256605" calcext:value-type="float">
            <text:p>-54.1005296257</text:p>
          </table:table-cell>
        </table:table-row>
        <table:table-row table:style-name="ro1">
          <table:table-cell office:value-type="float" office:value="95750000" calcext:value-type="float">
            <text:p>95750000</text:p>
          </table:table-cell>
          <table:table-cell office:value-type="float" office:value="-58.6783456779402" calcext:value-type="float">
            <text:p>-58.6783456779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-51.4725177402978" calcext:value-type="float">
            <text:p>-51.4725177403</text:p>
          </table:table-cell>
        </table:table-row>
        <table:table-row table:style-name="ro1">
          <table:table-cell office:value-type="float" office:value="96250000" calcext:value-type="float">
            <text:p>96250000</text:p>
          </table:table-cell>
          <table:table-cell office:value-type="float" office:value="-54.9221691525488" calcext:value-type="float">
            <text:p>-54.9221691525</text:p>
          </table:table-cell>
        </table:table-row>
        <table:table-row table:style-name="ro1">
          <table:table-cell office:value-type="float" office:value="96500000" calcext:value-type="float">
            <text:p>96500000</text:p>
          </table:table-cell>
          <table:table-cell office:value-type="float" office:value="-47.0135691570053" calcext:value-type="float">
            <text:p>-47.013569157</text:p>
          </table:table-cell>
        </table:table-row>
        <table:table-row table:style-name="ro1">
          <table:table-cell office:value-type="float" office:value="96750000" calcext:value-type="float">
            <text:p>96750000</text:p>
          </table:table-cell>
          <table:table-cell office:value-type="float" office:value="-59.7335569562955" calcext:value-type="float">
            <text:p>-59.7335569563</text:p>
          </table:table-cell>
        </table:table-row>
        <table:table-row table:style-name="ro1">
          <table:table-cell office:value-type="float" office:value="97000000" calcext:value-type="float">
            <text:p>97000000</text:p>
          </table:table-cell>
          <table:table-cell office:value-type="float" office:value="-52.2721784589255" calcext:value-type="float">
            <text:p>-52.2721784589</text:p>
          </table:table-cell>
        </table:table-row>
        <table:table-row table:style-name="ro1">
          <table:table-cell office:value-type="float" office:value="97250000" calcext:value-type="float">
            <text:p>97250000</text:p>
          </table:table-cell>
          <table:table-cell office:value-type="float" office:value="-49.7872545558865" calcext:value-type="float">
            <text:p>-49.7872545559</text:p>
          </table:table-cell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office:value-type="float" office:value="-45.5791940412739" calcext:value-type="float">
            <text:p>-45.5791940413</text:p>
          </table:table-cell>
        </table:table-row>
        <table:table-row table:style-name="ro1">
          <table:table-cell office:value-type="float" office:value="97750000" calcext:value-type="float">
            <text:p>97750000</text:p>
          </table:table-cell>
          <table:table-cell office:value-type="float" office:value="-65.3259120445244" calcext:value-type="float">
            <text:p>-65.3259120445</text:p>
          </table:table-cell>
        </table:table-row>
        <table:table-row table:style-name="ro1">
          <table:table-cell office:value-type="float" office:value="98000000" calcext:value-type="float">
            <text:p>98000000</text:p>
          </table:table-cell>
          <table:table-cell office:value-type="float" office:value="-57.8339862980949" calcext:value-type="float">
            <text:p>-57.8339862981</text:p>
          </table:table-cell>
        </table:table-row>
        <table:table-row table:style-name="ro1">
          <table:table-cell office:value-type="float" office:value="98250000" calcext:value-type="float">
            <text:p>98250000</text:p>
          </table:table-cell>
          <table:table-cell office:value-type="float" office:value="-48.905018515624" calcext:value-type="float">
            <text:p>-48.9050185156</text:p>
          </table:table-cell>
        </table:table-row>
        <table:table-row table:style-name="ro1">
          <table:table-cell office:value-type="float" office:value="98500000" calcext:value-type="float">
            <text:p>98500000</text:p>
          </table:table-cell>
          <table:table-cell office:value-type="float" office:value="-50.1376341986407" calcext:value-type="float">
            <text:p>-50.1376341986</text:p>
          </table:table-cell>
        </table:table-row>
        <table:table-row table:style-name="ro1">
          <table:table-cell office:value-type="float" office:value="98750000" calcext:value-type="float">
            <text:p>98750000</text:p>
          </table:table-cell>
          <table:table-cell office:value-type="float" office:value="-53.1949728798438" calcext:value-type="float">
            <text:p>-53.1949728798</text:p>
          </table:table-cell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office:value-type="float" office:value="-61.9785950160492" calcext:value-type="float">
            <text:p>-61.978595016</text:p>
          </table:table-cell>
        </table:table-row>
        <table:table-row table:style-name="ro1">
          <table:table-cell office:value-type="float" office:value="99250000" calcext:value-type="float">
            <text:p>99250000</text:p>
          </table:table-cell>
          <table:table-cell office:value-type="float" office:value="-50.6414295304515" calcext:value-type="float">
            <text:p>-50.6414295305</text:p>
          </table:table-cell>
        </table:table-row>
        <table:table-row table:style-name="ro1">
          <table:table-cell office:value-type="float" office:value="99500000" calcext:value-type="float">
            <text:p>99500000</text:p>
          </table:table-cell>
          <table:table-cell office:value-type="float" office:value="-53.7943760359052" calcext:value-type="float">
            <text:p>-53.7943760359</text:p>
          </table:table-cell>
        </table:table-row>
        <table:table-row table:style-name="ro1">
          <table:table-cell office:value-type="float" office:value="99750000" calcext:value-type="float">
            <text:p>99750000</text:p>
          </table:table-cell>
          <table:table-cell office:value-type="float" office:value="-63.7768613940433" calcext:value-type="float">
            <text:p>-63.776861394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-55.7792928727614" calcext:value-type="float">
            <text:p>-55.7792928728</text:p>
          </table:table-cell>
        </table:table-row>
        <table:table-row table:style-name="ro1">
          <table:table-cell office:value-type="float" office:value="100250000" calcext:value-type="float">
            <text:p>100250000</text:p>
          </table:table-cell>
          <table:table-cell office:value-type="float" office:value="-49.2810864973805" calcext:value-type="float">
            <text:p>-49.2810864974</text:p>
          </table:table-cell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office:value-type="float" office:value="-57.0053408154845" calcext:value-type="float">
            <text:p>-57.0053408155</text:p>
          </table:table-cell>
        </table:table-row>
        <table:table-row table:style-name="ro1">
          <table:table-cell office:value-type="float" office:value="100750000" calcext:value-type="float">
            <text:p>100750000</text:p>
          </table:table-cell>
          <table:table-cell office:value-type="float" office:value="-69.4326623035165" calcext:value-type="float">
            <text:p>-69.4326623035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-55.4403177767087" calcext:value-type="float">
            <text:p>-55.4403177767</text:p>
          </table:table-cell>
        </table:table-row>
        <table:table-row table:style-name="ro1">
          <table:table-cell office:value-type="float" office:value="101250000" calcext:value-type="float">
            <text:p>101250000</text:p>
          </table:table-cell>
          <table:table-cell office:value-type="float" office:value="-50.5325270127843" calcext:value-type="float">
            <text:p>-50.5325270128</text:p>
          </table:table-cell>
        </table:table-row>
        <table:table-row table:style-name="ro1">
          <table:table-cell office:value-type="float" office:value="101500000" calcext:value-type="float">
            <text:p>101500000</text:p>
          </table:table-cell>
          <table:table-cell office:value-type="float" office:value="-58.5604209685959" calcext:value-type="float">
            <text:p>-58.5604209686</text:p>
          </table:table-cell>
        </table:table-row>
        <table:table-row table:style-name="ro1">
          <table:table-cell office:value-type="float" office:value="101750000" calcext:value-type="float">
            <text:p>101750000</text:p>
          </table:table-cell>
          <table:table-cell office:value-type="float" office:value="-55.3987873471743" calcext:value-type="float">
            <text:p>-55.3987873472</text:p>
          </table:table-cell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office:value-type="float" office:value="-49.3705843383728" calcext:value-type="float">
            <text:p>-49.3705843384</text:p>
          </table:table-cell>
        </table:table-row>
        <table:table-row table:style-name="ro1">
          <table:table-cell office:value-type="float" office:value="102250000" calcext:value-type="float">
            <text:p>102250000</text:p>
          </table:table-cell>
          <table:table-cell office:value-type="float" office:value="-51.6136473499276" calcext:value-type="float">
            <text:p>-51.6136473499</text:p>
          </table:table-cell>
        </table:table-row>
        <table:table-row table:style-name="ro1">
          <table:table-cell office:value-type="float" office:value="102500000" calcext:value-type="float">
            <text:p>102500000</text:p>
          </table:table-cell>
          <table:table-cell office:value-type="float" office:value="-50.4337388941352" calcext:value-type="float">
            <text:p>-50.4337388941</text:p>
          </table:table-cell>
        </table:table-row>
        <table:table-row table:style-name="ro1">
          <table:table-cell office:value-type="float" office:value="102750000" calcext:value-type="float">
            <text:p>102750000</text:p>
          </table:table-cell>
          <table:table-cell office:value-type="float" office:value="-55.6723939444792" calcext:value-type="float">
            <text:p>-55.6723939445</text:p>
          </table:table-cell>
        </table:table-row>
        <table:table-row table:style-name="ro1">
          <table:table-cell office:value-type="float" office:value="103000000" calcext:value-type="float">
            <text:p>103000000</text:p>
          </table:table-cell>
          <table:table-cell office:value-type="float" office:value="-54.64525414862" calcext:value-type="float">
            <text:p>-54.6452541486</text:p>
          </table:table-cell>
        </table:table-row>
        <table:table-row table:style-name="ro1">
          <table:table-cell office:value-type="float" office:value="103250000" calcext:value-type="float">
            <text:p>103250000</text:p>
          </table:table-cell>
          <table:table-cell office:value-type="float" office:value="-46.9683512331502" calcext:value-type="float">
            <text:p>-46.9683512332</text:p>
          </table:table-cell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office:value-type="float" office:value="-50.078970378211" calcext:value-type="float">
            <text:p>-50.0789703782</text:p>
          </table:table-cell>
        </table:table-row>
        <table:table-row table:style-name="ro1">
          <table:table-cell office:value-type="float" office:value="103750000" calcext:value-type="float">
            <text:p>103750000</text:p>
          </table:table-cell>
          <table:table-cell office:value-type="float" office:value="-60.6961557060752" calcext:value-type="float">
            <text:p>-60.6961557061</text:p>
          </table:table-cell>
        </table:table-row>
        <table:table-row table:style-name="ro1">
          <table:table-cell office:value-type="float" office:value="104000000" calcext:value-type="float">
            <text:p>104000000</text:p>
          </table:table-cell>
          <table:table-cell office:value-type="float" office:value="-60.3684656355171" calcext:value-type="float">
            <text:p>-60.3684656355</text:p>
          </table:table-cell>
        </table:table-row>
        <table:table-row table:style-name="ro1">
          <table:table-cell office:value-type="float" office:value="104250000" calcext:value-type="float">
            <text:p>104250000</text:p>
          </table:table-cell>
          <table:table-cell office:value-type="float" office:value="-57.6883777615045" calcext:value-type="float">
            <text:p>-57.6883777615</text:p>
          </table:table-cell>
        </table:table-row>
        <table:table-row table:style-name="ro1">
          <table:table-cell office:value-type="float" office:value="104500000" calcext:value-type="float">
            <text:p>104500000</text:p>
          </table:table-cell>
          <table:table-cell office:value-type="float" office:value="-45.9020067866136" calcext:value-type="float">
            <text:p>-45.9020067866</text:p>
          </table:table-cell>
        </table:table-row>
        <table:table-row table:style-name="ro1">
          <table:table-cell office:value-type="float" office:value="104750000" calcext:value-type="float">
            <text:p>104750000</text:p>
          </table:table-cell>
          <table:table-cell office:value-type="float" office:value="-65.0108770640805" calcext:value-type="float">
            <text:p>-65.0108770641</text:p>
          </table:table-cell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office:value-type="float" office:value="-55.9799840931513" calcext:value-type="float">
            <text:p>-55.9799840932</text:p>
          </table:table-cell>
        </table:table-row>
        <table:table-row table:style-name="ro1">
          <table:table-cell office:value-type="float" office:value="105250000" calcext:value-type="float">
            <text:p>105250000</text:p>
          </table:table-cell>
          <table:table-cell office:value-type="float" office:value="-50.8892226995708" calcext:value-type="float">
            <text:p>-50.8892226996</text:p>
          </table:table-cell>
        </table:table-row>
        <table:table-row table:style-name="ro1">
          <table:table-cell office:value-type="float" office:value="105500000" calcext:value-type="float">
            <text:p>105500000</text:p>
          </table:table-cell>
          <table:table-cell office:value-type="float" office:value="-58.9006108399189" calcext:value-type="float">
            <text:p>-58.9006108399</text:p>
          </table:table-cell>
        </table:table-row>
        <table:table-row table:style-name="ro1">
          <table:table-cell office:value-type="float" office:value="105750000" calcext:value-type="float">
            <text:p>105750000</text:p>
          </table:table-cell>
          <table:table-cell office:value-type="float" office:value="-52.147774370055" calcext:value-type="float">
            <text:p>-52.1477743701</text:p>
          </table:table-cell>
        </table:table-row>
        <table:table-row table:style-name="ro1">
          <table:table-cell office:value-type="float" office:value="106000000" calcext:value-type="float">
            <text:p>106000000</text:p>
          </table:table-cell>
          <table:table-cell office:value-type="float" office:value="-62.4450114108729" calcext:value-type="float">
            <text:p>-62.4450114109</text:p>
          </table:table-cell>
        </table:table-row>
        <table:table-row table:style-name="ro1">
          <table:table-cell office:value-type="float" office:value="106250000" calcext:value-type="float">
            <text:p>106250000</text:p>
          </table:table-cell>
          <table:table-cell office:value-type="float" office:value="-52.2860569020145" calcext:value-type="float">
            <text:p>-52.286056902</text:p>
          </table:table-cell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office:value-type="float" office:value="-50.4322808829888" calcext:value-type="float">
            <text:p>-50.432280883</text:p>
          </table:table-cell>
        </table:table-row>
        <table:table-row table:style-name="ro1">
          <table:table-cell office:value-type="float" office:value="106750000" calcext:value-type="float">
            <text:p>106750000</text:p>
          </table:table-cell>
          <table:table-cell office:value-type="float" office:value="-51.3819976516046" calcext:value-type="float">
            <text:p>-51.3819976516</text:p>
          </table:table-cell>
        </table:table-row>
        <table:table-row table:style-name="ro1">
          <table:table-cell office:value-type="float" office:value="107000000" calcext:value-type="float">
            <text:p>107000000</text:p>
          </table:table-cell>
          <table:table-cell office:value-type="float" office:value="-50.948809180173" calcext:value-type="float">
            <text:p>-50.9488091802</text:p>
          </table:table-cell>
        </table:table-row>
        <table:table-row table:style-name="ro1">
          <table:table-cell office:value-type="float" office:value="107250000" calcext:value-type="float">
            <text:p>107250000</text:p>
          </table:table-cell>
          <table:table-cell office:value-type="float" office:value="-59.9308303316664" calcext:value-type="float">
            <text:p>-59.9308303317</text:p>
          </table:table-cell>
        </table:table-row>
        <table:table-row table:style-name="ro1">
          <table:table-cell office:value-type="float" office:value="107500000" calcext:value-type="float">
            <text:p>107500000</text:p>
          </table:table-cell>
          <table:table-cell office:value-type="float" office:value="-52.6516283068935" calcext:value-type="float">
            <text:p>-52.6516283069</text:p>
          </table:table-cell>
        </table:table-row>
        <table:table-row table:style-name="ro1">
          <table:table-cell office:value-type="float" office:value="107750000" calcext:value-type="float">
            <text:p>107750000</text:p>
          </table:table-cell>
          <table:table-cell office:value-type="float" office:value="-53.3477270674514" calcext:value-type="float">
            <text:p>-53.3477270675</text:p>
          </table:table-cell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office:value-type="float" office:value="-49.3366200866429" calcext:value-type="float">
            <text:p>-49.3366200866</text:p>
          </table:table-cell>
        </table:table-row>
        <table:table-row table:style-name="ro1">
          <table:table-cell office:value-type="float" office:value="108250000" calcext:value-type="float">
            <text:p>108250000</text:p>
          </table:table-cell>
          <table:table-cell office:value-type="float" office:value="-52.1611222103268" calcext:value-type="float">
            <text:p>-52.1611222103</text:p>
          </table:table-cell>
        </table:table-row>
        <table:table-row table:style-name="ro1">
          <table:table-cell office:value-type="float" office:value="108500000" calcext:value-type="float">
            <text:p>108500000</text:p>
          </table:table-cell>
          <table:table-cell office:value-type="float" office:value="-49.2737845748781" calcext:value-type="float">
            <text:p>-49.2737845749</text:p>
          </table:table-cell>
        </table:table-row>
        <table:table-row table:style-name="ro1">
          <table:table-cell office:value-type="float" office:value="108750000" calcext:value-type="float">
            <text:p>108750000</text:p>
          </table:table-cell>
          <table:table-cell office:value-type="float" office:value="-53.5208196288162" calcext:value-type="float">
            <text:p>-53.5208196288</text:p>
          </table:table-cell>
        </table:table-row>
        <table:table-row table:style-name="ro1">
          <table:table-cell office:value-type="float" office:value="109000000" calcext:value-type="float">
            <text:p>109000000</text:p>
          </table:table-cell>
          <table:table-cell office:value-type="float" office:value="-53.854361595421" calcext:value-type="float">
            <text:p>-53.8543615954</text:p>
          </table:table-cell>
        </table:table-row>
        <table:table-row table:style-name="ro1">
          <table:table-cell office:value-type="float" office:value="109250000" calcext:value-type="float">
            <text:p>109250000</text:p>
          </table:table-cell>
          <table:table-cell office:value-type="float" office:value="-80.405562947707" calcext:value-type="float">
            <text:p>-80.4055629477</text:p>
          </table:table-cell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office:value-type="float" office:value="-49.3188214253479" calcext:value-type="float">
            <text:p>-49.3188214253</text:p>
          </table:table-cell>
        </table:table-row>
        <table:table-row table:style-name="ro1">
          <table:table-cell office:value-type="float" office:value="109750000" calcext:value-type="float">
            <text:p>109750000</text:p>
          </table:table-cell>
          <table:table-cell office:value-type="float" office:value="-59.3934740958417" calcext:value-type="float">
            <text:p>-59.3934740958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-67.8470266408203" calcext:value-type="float">
            <text:p>-67.8470266408</text:p>
          </table:table-cell>
        </table:table-row>
        <table:table-row table:style-name="ro1">
          <table:table-cell office:value-type="float" office:value="110250000" calcext:value-type="float">
            <text:p>110250000</text:p>
          </table:table-cell>
          <table:table-cell office:value-type="float" office:value="-57.0768654448927" calcext:value-type="float">
            <text:p>-57.0768654449</text:p>
          </table:table-cell>
        </table:table-row>
        <table:table-row table:style-name="ro1">
          <table:table-cell office:value-type="float" office:value="110500000" calcext:value-type="float">
            <text:p>110500000</text:p>
          </table:table-cell>
          <table:table-cell office:value-type="float" office:value="-47.1403299027944" calcext:value-type="float">
            <text:p>-47.1403299028</text:p>
          </table:table-cell>
        </table:table-row>
        <table:table-row table:style-name="ro1">
          <table:table-cell office:value-type="float" office:value="110750000" calcext:value-type="float">
            <text:p>110750000</text:p>
          </table:table-cell>
          <table:table-cell office:value-type="float" office:value="-52.8671515780795" calcext:value-type="float">
            <text:p>-52.8671515781</text:p>
          </table:table-cell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office:value-type="float" office:value="-61.7402598678798" calcext:value-type="float">
            <text:p>-61.7402598679</text:p>
          </table:table-cell>
        </table:table-row>
        <table:table-row table:style-name="ro1">
          <table:table-cell office:value-type="float" office:value="111250000" calcext:value-type="float">
            <text:p>111250000</text:p>
          </table:table-cell>
          <table:table-cell office:value-type="float" office:value="-58.8715301204937" calcext:value-type="float">
            <text:p>-58.8715301205</text:p>
          </table:table-cell>
        </table:table-row>
        <table:table-row table:style-name="ro1">
          <table:table-cell office:value-type="float" office:value="111500000" calcext:value-type="float">
            <text:p>111500000</text:p>
          </table:table-cell>
          <table:table-cell office:value-type="float" office:value="-56.1312062805835" calcext:value-type="float">
            <text:p>-56.1312062806</text:p>
          </table:table-cell>
        </table:table-row>
        <table:table-row table:style-name="ro1">
          <table:table-cell office:value-type="float" office:value="111750000" calcext:value-type="float">
            <text:p>111750000</text:p>
          </table:table-cell>
          <table:table-cell office:value-type="float" office:value="-59.0109631155615" calcext:value-type="float">
            <text:p>-59.0109631156</text:p>
          </table:table-cell>
        </table:table-row>
        <table:table-row table:style-name="ro1">
          <table:table-cell office:value-type="float" office:value="112000000" calcext:value-type="float">
            <text:p>112000000</text:p>
          </table:table-cell>
          <table:table-cell office:value-type="float" office:value="-49.0477033543901" calcext:value-type="float">
            <text:p>-49.0477033544</text:p>
          </table:table-cell>
        </table:table-row>
        <table:table-row table:style-name="ro1">
          <table:table-cell office:value-type="float" office:value="112250000" calcext:value-type="float">
            <text:p>112250000</text:p>
          </table:table-cell>
          <table:table-cell office:value-type="float" office:value="-55.8993589519775" calcext:value-type="float">
            <text:p>-55.899358952</text:p>
          </table:table-cell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office:value-type="float" office:value="-52.0990381298146" calcext:value-type="float">
            <text:p>-52.0990381298</text:p>
          </table:table-cell>
        </table:table-row>
        <table:table-row table:style-name="ro1">
          <table:table-cell office:value-type="float" office:value="112750000" calcext:value-type="float">
            <text:p>112750000</text:p>
          </table:table-cell>
          <table:table-cell office:value-type="float" office:value="-62.0603278544362" calcext:value-type="float">
            <text:p>-62.0603278544</text:p>
          </table:table-cell>
        </table:table-row>
        <table:table-row table:style-name="ro1">
          <table:table-cell office:value-type="float" office:value="113000000" calcext:value-type="float">
            <text:p>113000000</text:p>
          </table:table-cell>
          <table:table-cell office:value-type="float" office:value="-50.0561904518843" calcext:value-type="float">
            <text:p>-50.0561904519</text:p>
          </table:table-cell>
        </table:table-row>
        <table:table-row table:style-name="ro1">
          <table:table-cell office:value-type="float" office:value="113250000" calcext:value-type="float">
            <text:p>113250000</text:p>
          </table:table-cell>
          <table:table-cell office:value-type="float" office:value="-51.8576392775451" calcext:value-type="float">
            <text:p>-51.8576392775</text:p>
          </table:table-cell>
        </table:table-row>
        <table:table-row table:style-name="ro1">
          <table:table-cell office:value-type="float" office:value="113500000" calcext:value-type="float">
            <text:p>113500000</text:p>
          </table:table-cell>
          <table:table-cell office:value-type="float" office:value="-45.8299247451038" calcext:value-type="float">
            <text:p>-45.8299247451</text:p>
          </table:table-cell>
        </table:table-row>
        <table:table-row table:style-name="ro1">
          <table:table-cell office:value-type="float" office:value="113750000" calcext:value-type="float">
            <text:p>113750000</text:p>
          </table:table-cell>
          <table:table-cell office:value-type="float" office:value="-48.4515772818229" calcext:value-type="float">
            <text:p>-48.4515772818</text:p>
          </table:table-cell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office:value-type="float" office:value="-50.3072106720476" calcext:value-type="float">
            <text:p>-50.307210672</text:p>
          </table:table-cell>
        </table:table-row>
        <table:table-row table:style-name="ro1">
          <table:table-cell office:value-type="float" office:value="114250000" calcext:value-type="float">
            <text:p>114250000</text:p>
          </table:table-cell>
          <table:table-cell office:value-type="float" office:value="-71.9338092911904" calcext:value-type="float">
            <text:p>-71.9338092912</text:p>
          </table:table-cell>
        </table:table-row>
        <table:table-row table:style-name="ro1">
          <table:table-cell office:value-type="float" office:value="114500000" calcext:value-type="float">
            <text:p>114500000</text:p>
          </table:table-cell>
          <table:table-cell office:value-type="float" office:value="-52.6448804130787" calcext:value-type="float">
            <text:p>-52.6448804131</text:p>
          </table:table-cell>
        </table:table-row>
        <table:table-row table:style-name="ro1">
          <table:table-cell office:value-type="float" office:value="114750000" calcext:value-type="float">
            <text:p>114750000</text:p>
          </table:table-cell>
          <table:table-cell office:value-type="float" office:value="-54.3544075271855" calcext:value-type="float">
            <text:p>-54.3544075272</text:p>
          </table:table-cell>
        </table:table-row>
        <table:table-row table:style-name="ro1">
          <table:table-cell office:value-type="float" office:value="115000000" calcext:value-type="float">
            <text:p>115000000</text:p>
          </table:table-cell>
          <table:table-cell office:value-type="float" office:value="-52.9653387844053" calcext:value-type="float">
            <text:p>-52.9653387844</text:p>
          </table:table-cell>
        </table:table-row>
        <table:table-row table:style-name="ro1">
          <table:table-cell office:value-type="float" office:value="115250000" calcext:value-type="float">
            <text:p>115250000</text:p>
          </table:table-cell>
          <table:table-cell office:value-type="float" office:value="-48.0786704950317" calcext:value-type="float">
            <text:p>-48.078670495</text:p>
          </table:table-cell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office:value-type="float" office:value="-49.7458836029074" calcext:value-type="float">
            <text:p>-49.7458836029</text:p>
          </table:table-cell>
        </table:table-row>
        <table:table-row table:style-name="ro1">
          <table:table-cell office:value-type="float" office:value="115750000" calcext:value-type="float">
            <text:p>115750000</text:p>
          </table:table-cell>
          <table:table-cell office:value-type="float" office:value="-51.7762661229908" calcext:value-type="float">
            <text:p>-51.776266123</text:p>
          </table:table-cell>
        </table:table-row>
        <table:table-row table:style-name="ro1">
          <table:table-cell office:value-type="float" office:value="116000000" calcext:value-type="float">
            <text:p>116000000</text:p>
          </table:table-cell>
          <table:table-cell office:value-type="float" office:value="-49.1662768943118" calcext:value-type="float">
            <text:p>-49.1662768943</text:p>
          </table:table-cell>
        </table:table-row>
        <table:table-row table:style-name="ro1">
          <table:table-cell office:value-type="float" office:value="116250000" calcext:value-type="float">
            <text:p>116250000</text:p>
          </table:table-cell>
          <table:table-cell office:value-type="float" office:value="-51.5139561904819" calcext:value-type="float">
            <text:p>-51.5139561905</text:p>
          </table:table-cell>
        </table:table-row>
        <table:table-row table:style-name="ro1">
          <table:table-cell office:value-type="float" office:value="116500000" calcext:value-type="float">
            <text:p>116500000</text:p>
          </table:table-cell>
          <table:table-cell office:value-type="float" office:value="-70.3249143402078" calcext:value-type="float">
            <text:p>-70.3249143402</text:p>
          </table:table-cell>
        </table:table-row>
        <table:table-row table:style-name="ro1">
          <table:table-cell office:value-type="float" office:value="116750000" calcext:value-type="float">
            <text:p>116750000</text:p>
          </table:table-cell>
          <table:table-cell office:value-type="float" office:value="-50.8434619738226" calcext:value-type="float">
            <text:p>-50.8434619738</text:p>
          </table:table-cell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office:value-type="float" office:value="-59.9497595100053" calcext:value-type="float">
            <text:p>-59.94975951</text:p>
          </table:table-cell>
        </table:table-row>
        <table:table-row table:style-name="ro1">
          <table:table-cell office:value-type="float" office:value="117250000" calcext:value-type="float">
            <text:p>117250000</text:p>
          </table:table-cell>
          <table:table-cell office:value-type="float" office:value="-54.9145667746202" calcext:value-type="float">
            <text:p>-54.9145667746</text:p>
          </table:table-cell>
        </table:table-row>
        <table:table-row table:style-name="ro1">
          <table:table-cell office:value-type="float" office:value="117500000" calcext:value-type="float">
            <text:p>117500000</text:p>
          </table:table-cell>
          <table:table-cell office:value-type="float" office:value="-71.8742638633996" calcext:value-type="float">
            <text:p>-71.8742638634</text:p>
          </table:table-cell>
        </table:table-row>
        <table:table-row table:style-name="ro1">
          <table:table-cell office:value-type="float" office:value="117750000" calcext:value-type="float">
            <text:p>117750000</text:p>
          </table:table-cell>
          <table:table-cell office:value-type="float" office:value="-48.4402678335634" calcext:value-type="float">
            <text:p>-48.4402678336</text:p>
          </table:table-cell>
        </table:table-row>
        <table:table-row table:style-name="ro1">
          <table:table-cell office:value-type="float" office:value="118000000" calcext:value-type="float">
            <text:p>118000000</text:p>
          </table:table-cell>
          <table:table-cell office:value-type="float" office:value="-57.7546655591631" calcext:value-type="float">
            <text:p>-57.7546655592</text:p>
          </table:table-cell>
        </table:table-row>
        <table:table-row table:style-name="ro1">
          <table:table-cell office:value-type="float" office:value="118250000" calcext:value-type="float">
            <text:p>118250000</text:p>
          </table:table-cell>
          <table:table-cell office:value-type="float" office:value="-54.4405935699378" calcext:value-type="float">
            <text:p>-54.4405935699</text:p>
          </table:table-cell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office:value-type="float" office:value="-47.243928517227" calcext:value-type="float">
            <text:p>-47.2439285172</text:p>
          </table:table-cell>
        </table:table-row>
        <table:table-row table:style-name="ro1">
          <table:table-cell office:value-type="float" office:value="118750000" calcext:value-type="float">
            <text:p>118750000</text:p>
          </table:table-cell>
          <table:table-cell office:value-type="float" office:value="-71.6064972855637" calcext:value-type="float">
            <text:p>-71.6064972856</text:p>
          </table:table-cell>
        </table:table-row>
        <table:table-row table:style-name="ro1">
          <table:table-cell office:value-type="float" office:value="119000000" calcext:value-type="float">
            <text:p>119000000</text:p>
          </table:table-cell>
          <table:table-cell office:value-type="float" office:value="-48.5715060941985" calcext:value-type="float">
            <text:p>-48.5715060942</text:p>
          </table:table-cell>
        </table:table-row>
        <table:table-row table:style-name="ro1">
          <table:table-cell office:value-type="float" office:value="119250000" calcext:value-type="float">
            <text:p>119250000</text:p>
          </table:table-cell>
          <table:table-cell office:value-type="float" office:value="-54.899721056542" calcext:value-type="float">
            <text:p>-54.8997210565</text:p>
          </table:table-cell>
        </table:table-row>
        <table:table-row table:style-name="ro1">
          <table:table-cell office:value-type="float" office:value="119500000" calcext:value-type="float">
            <text:p>119500000</text:p>
          </table:table-cell>
          <table:table-cell office:value-type="float" office:value="-55.6518357871287" calcext:value-type="float">
            <text:p>-55.6518357871</text:p>
          </table:table-cell>
        </table:table-row>
        <table:table-row table:style-name="ro1">
          <table:table-cell office:value-type="float" office:value="119750000" calcext:value-type="float">
            <text:p>119750000</text:p>
          </table:table-cell>
          <table:table-cell office:value-type="float" office:value="-47.8808932148347" calcext:value-type="float">
            <text:p>-47.8808932148</text:p>
          </table:table-cell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office:value-type="float" office:value="-50.025954406819" calcext:value-type="float">
            <text:p>-50.0259544068</text:p>
          </table:table-cell>
        </table:table-row>
        <table:table-row table:style-name="ro1">
          <table:table-cell office:value-type="float" office:value="120250000" calcext:value-type="float">
            <text:p>120250000</text:p>
          </table:table-cell>
          <table:table-cell office:value-type="float" office:value="-44.4726201829047" calcext:value-type="float">
            <text:p>-44.4726201829</text:p>
          </table:table-cell>
        </table:table-row>
        <table:table-row table:style-name="ro1">
          <table:table-cell office:value-type="float" office:value="120500000" calcext:value-type="float">
            <text:p>120500000</text:p>
          </table:table-cell>
          <table:table-cell office:value-type="float" office:value="-57.2918338917358" calcext:value-type="float">
            <text:p>-57.2918338917</text:p>
          </table:table-cell>
        </table:table-row>
        <table:table-row table:style-name="ro1">
          <table:table-cell office:value-type="float" office:value="120750000" calcext:value-type="float">
            <text:p>120750000</text:p>
          </table:table-cell>
          <table:table-cell office:value-type="float" office:value="-55.9420930701629" calcext:value-type="float">
            <text:p>-55.9420930702</text:p>
          </table:table-cell>
        </table:table-row>
        <table:table-row table:style-name="ro1">
          <table:table-cell office:value-type="float" office:value="121000000" calcext:value-type="float">
            <text:p>121000000</text:p>
          </table:table-cell>
          <table:table-cell office:value-type="float" office:value="-45.9231879311418" calcext:value-type="float">
            <text:p>-45.9231879311</text:p>
          </table:table-cell>
        </table:table-row>
        <table:table-row table:style-name="ro1">
          <table:table-cell office:value-type="float" office:value="121250000" calcext:value-type="float">
            <text:p>121250000</text:p>
          </table:table-cell>
          <table:table-cell office:value-type="float" office:value="-49.7294093376074" calcext:value-type="float">
            <text:p>-49.7294093376</text:p>
          </table:table-cell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office:value-type="float" office:value="-49.2897034761632" calcext:value-type="float">
            <text:p>-49.2897034762</text:p>
          </table:table-cell>
        </table:table-row>
        <table:table-row table:style-name="ro1">
          <table:table-cell office:value-type="float" office:value="121750000" calcext:value-type="float">
            <text:p>121750000</text:p>
          </table:table-cell>
          <table:table-cell office:value-type="float" office:value="-51.6733521876957" calcext:value-type="float">
            <text:p>-51.6733521877</text:p>
          </table:table-cell>
        </table:table-row>
        <table:table-row table:style-name="ro1">
          <table:table-cell office:value-type="float" office:value="122000000" calcext:value-type="float">
            <text:p>122000000</text:p>
          </table:table-cell>
          <table:table-cell office:value-type="float" office:value="-52.5157033179685" calcext:value-type="float">
            <text:p>-52.515703318</text:p>
          </table:table-cell>
        </table:table-row>
        <table:table-row table:style-name="ro1">
          <table:table-cell office:value-type="float" office:value="122250000" calcext:value-type="float">
            <text:p>122250000</text:p>
          </table:table-cell>
          <table:table-cell office:value-type="float" office:value="-45.4668700124894" calcext:value-type="float">
            <text:p>-45.4668700125</text:p>
          </table:table-cell>
        </table:table-row>
        <table:table-row table:style-name="ro1">
          <table:table-cell office:value-type="float" office:value="122500000" calcext:value-type="float">
            <text:p>122500000</text:p>
          </table:table-cell>
          <table:table-cell office:value-type="float" office:value="-50.0215453227436" calcext:value-type="float">
            <text:p>-50.0215453227</text:p>
          </table:table-cell>
        </table:table-row>
        <table:table-row table:style-name="ro1">
          <table:table-cell office:value-type="float" office:value="122750000" calcext:value-type="float">
            <text:p>122750000</text:p>
          </table:table-cell>
          <table:table-cell office:value-type="float" office:value="-49.9894199340509" calcext:value-type="float">
            <text:p>-49.9894199341</text:p>
          </table:table-cell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office:value-type="float" office:value="-47.6831071483429" calcext:value-type="float">
            <text:p>-47.6831071483</text:p>
          </table:table-cell>
        </table:table-row>
        <table:table-row table:style-name="ro1">
          <table:table-cell office:value-type="float" office:value="123250000" calcext:value-type="float">
            <text:p>123250000</text:p>
          </table:table-cell>
          <table:table-cell office:value-type="float" office:value="-60.8901152063869" calcext:value-type="float">
            <text:p>-60.8901152064</text:p>
          </table:table-cell>
        </table:table-row>
        <table:table-row table:style-name="ro1">
          <table:table-cell office:value-type="float" office:value="123500000" calcext:value-type="float">
            <text:p>123500000</text:p>
          </table:table-cell>
          <table:table-cell office:value-type="float" office:value="-52.2125449514301" calcext:value-type="float">
            <text:p>-52.2125449514</text:p>
          </table:table-cell>
        </table:table-row>
        <table:table-row table:style-name="ro1">
          <table:table-cell office:value-type="float" office:value="123750000" calcext:value-type="float">
            <text:p>123750000</text:p>
          </table:table-cell>
          <table:table-cell office:value-type="float" office:value="-66.9692388648593" calcext:value-type="float">
            <text:p>-66.9692388649</text:p>
          </table:table-cell>
        </table:table-row>
        <table:table-row table:style-name="ro1">
          <table:table-cell office:value-type="float" office:value="124000000" calcext:value-type="float">
            <text:p>124000000</text:p>
          </table:table-cell>
          <table:table-cell office:value-type="float" office:value="-52.1697740313396" calcext:value-type="float">
            <text:p>-52.1697740313</text:p>
          </table:table-cell>
        </table:table-row>
        <table:table-row table:style-name="ro1">
          <table:table-cell office:value-type="float" office:value="124250000" calcext:value-type="float">
            <text:p>124250000</text:p>
          </table:table-cell>
          <table:table-cell office:value-type="float" office:value="-52.0690866051194" calcext:value-type="float">
            <text:p>-52.0690866051</text:p>
          </table:table-cell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office:value-type="float" office:value="-47.1574465197274" calcext:value-type="float">
            <text:p>-47.1574465197</text:p>
          </table:table-cell>
        </table:table-row>
        <table:table-row table:style-name="ro1">
          <table:table-cell office:value-type="float" office:value="124750000" calcext:value-type="float">
            <text:p>124750000</text:p>
          </table:table-cell>
          <table:table-cell office:value-type="float" office:value="-49.2078307157483" calcext:value-type="float">
            <text:p>-49.2078307157</text:p>
          </table:table-cell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office:value-type="float" office:value="-51.5299173834643" calcext:value-type="float">
            <text:p>-51.5299173835</text:p>
          </table:table-cell>
        </table:table-row>
        <table:table-row table:style-name="ro1">
          <table:table-cell office:value-type="float" office:value="125250000" calcext:value-type="float">
            <text:p>125250000</text:p>
          </table:table-cell>
          <table:table-cell office:value-type="float" office:value="-52.5104643620848" calcext:value-type="float">
            <text:p>-52.5104643621</text:p>
          </table:table-cell>
        </table:table-row>
        <table:table-row table:style-name="ro1">
          <table:table-cell office:value-type="float" office:value="125500000" calcext:value-type="float">
            <text:p>125500000</text:p>
          </table:table-cell>
          <table:table-cell office:value-type="float" office:value="-44.7505932977166" calcext:value-type="float">
            <text:p>-44.7505932977</text:p>
          </table:table-cell>
        </table:table-row>
        <table:table-row table:style-name="ro1">
          <table:table-cell office:value-type="float" office:value="125750000" calcext:value-type="float">
            <text:p>125750000</text:p>
          </table:table-cell>
          <table:table-cell office:value-type="float" office:value="-46.3894434754033" calcext:value-type="float">
            <text:p>-46.3894434754</text:p>
          </table:table-cell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office:value-type="float" office:value="-49.2698685446461" calcext:value-type="float">
            <text:p>-49.2698685446</text:p>
          </table:table-cell>
        </table:table-row>
        <table:table-row table:style-name="ro1">
          <table:table-cell office:value-type="float" office:value="126250000" calcext:value-type="float">
            <text:p>126250000</text:p>
          </table:table-cell>
          <table:table-cell office:value-type="float" office:value="-57.5886451500939" calcext:value-type="float">
            <text:p>-57.5886451501</text:p>
          </table:table-cell>
        </table:table-row>
        <table:table-row table:style-name="ro1">
          <table:table-cell office:value-type="float" office:value="126500000" calcext:value-type="float">
            <text:p>126500000</text:p>
          </table:table-cell>
          <table:table-cell office:value-type="float" office:value="-56.6322356093753" calcext:value-type="float">
            <text:p>-56.6322356094</text:p>
          </table:table-cell>
        </table:table-row>
        <table:table-row table:style-name="ro1">
          <table:table-cell office:value-type="float" office:value="126750000" calcext:value-type="float">
            <text:p>126750000</text:p>
          </table:table-cell>
          <table:table-cell office:value-type="float" office:value="-47.1783737319567" calcext:value-type="float">
            <text:p>-47.178373732</text:p>
          </table:table-cell>
        </table:table-row>
        <table:table-row table:style-name="ro1">
          <table:table-cell office:value-type="float" office:value="127000000" calcext:value-type="float">
            <text:p>127000000</text:p>
          </table:table-cell>
          <table:table-cell office:value-type="float" office:value="-59.0439176584968" calcext:value-type="float">
            <text:p>-59.0439176585</text:p>
          </table:table-cell>
        </table:table-row>
        <table:table-row table:style-name="ro1">
          <table:table-cell office:value-type="float" office:value="127250000" calcext:value-type="float">
            <text:p>127250000</text:p>
          </table:table-cell>
          <table:table-cell office:value-type="float" office:value="-67.4175341988555" calcext:value-type="float">
            <text:p>-67.4175341989</text:p>
          </table:table-cell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office:value-type="float" office:value="-48.3647784725086" calcext:value-type="float">
            <text:p>-48.3647784725</text:p>
          </table:table-cell>
        </table:table-row>
        <table:table-row table:style-name="ro1">
          <table:table-cell office:value-type="float" office:value="127750000" calcext:value-type="float">
            <text:p>127750000</text:p>
          </table:table-cell>
          <table:table-cell office:value-type="float" office:value="-46.5748706966691" calcext:value-type="float">
            <text:p>-46.5748706967</text:p>
          </table:table-cell>
        </table:table-row>
        <table:table-row table:style-name="ro1">
          <table:table-cell office:value-type="float" office:value="128000000" calcext:value-type="float">
            <text:p>128000000</text:p>
          </table:table-cell>
          <table:table-cell office:value-type="float" office:value="-61.9649718435407" calcext:value-type="float">
            <text:p>-61.9649718435</text:p>
          </table:table-cell>
        </table:table-row>
        <table:table-row table:style-name="ro1">
          <table:table-cell office:value-type="float" office:value="128250000" calcext:value-type="float">
            <text:p>128250000</text:p>
          </table:table-cell>
          <table:table-cell office:value-type="float" office:value="-48.376608357112" calcext:value-type="float">
            <text:p>-48.3766083571</text:p>
          </table:table-cell>
        </table:table-row>
        <table:table-row table:style-name="ro1">
          <table:table-cell office:value-type="float" office:value="128500000" calcext:value-type="float">
            <text:p>128500000</text:p>
          </table:table-cell>
          <table:table-cell office:value-type="float" office:value="-49.4106379619112" calcext:value-type="float">
            <text:p>-49.4106379619</text:p>
          </table:table-cell>
        </table:table-row>
        <table:table-row table:style-name="ro1">
          <table:table-cell office:value-type="float" office:value="128750000" calcext:value-type="float">
            <text:p>128750000</text:p>
          </table:table-cell>
          <table:table-cell office:value-type="float" office:value="-50.328603228175" calcext:value-type="float">
            <text:p>-50.3286032282</text:p>
          </table:table-cell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office:value-type="float" office:value="-47.7035469731163" calcext:value-type="float">
            <text:p>-47.7035469731</text:p>
          </table:table-cell>
        </table:table-row>
        <table:table-row table:style-name="ro1">
          <table:table-cell office:value-type="float" office:value="129250000" calcext:value-type="float">
            <text:p>129250000</text:p>
          </table:table-cell>
          <table:table-cell office:value-type="float" office:value="-49.7471045023593" calcext:value-type="float">
            <text:p>-49.7471045024</text:p>
          </table:table-cell>
        </table:table-row>
        <table:table-row table:style-name="ro1">
          <table:table-cell office:value-type="float" office:value="129500000" calcext:value-type="float">
            <text:p>129500000</text:p>
          </table:table-cell>
          <table:table-cell office:value-type="float" office:value="-51.4029834601793" calcext:value-type="float">
            <text:p>-51.4029834602</text:p>
          </table:table-cell>
        </table:table-row>
        <table:table-row table:style-name="ro1">
          <table:table-cell office:value-type="float" office:value="129750000" calcext:value-type="float">
            <text:p>129750000</text:p>
          </table:table-cell>
          <table:table-cell office:value-type="float" office:value="-60.7196450933466" calcext:value-type="float">
            <text:p>-60.7196450933</text:p>
          </table:table-cell>
        </table:table-row>
        <table:table-row table:style-name="ro1">
          <table:table-cell office:value-type="float" office:value="130000000" calcext:value-type="float">
            <text:p>130000000</text:p>
          </table:table-cell>
          <table:table-cell office:value-type="float" office:value="-53.2935200548421" calcext:value-type="float">
            <text:p>-53.2935200548</text:p>
          </table:table-cell>
        </table:table-row>
        <table:table-row table:style-name="ro1">
          <table:table-cell office:value-type="float" office:value="130250000" calcext:value-type="float">
            <text:p>130250000</text:p>
          </table:table-cell>
          <table:table-cell office:value-type="float" office:value="-49.9044653897152" calcext:value-type="float">
            <text:p>-49.9044653897</text:p>
          </table:table-cell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office:value-type="float" office:value="-51.6461168028507" calcext:value-type="float">
            <text:p>-51.6461168029</text:p>
          </table:table-cell>
        </table:table-row>
        <table:table-row table:style-name="ro1">
          <table:table-cell office:value-type="float" office:value="130750000" calcext:value-type="float">
            <text:p>130750000</text:p>
          </table:table-cell>
          <table:table-cell office:value-type="float" office:value="-59.3074152177469" calcext:value-type="float">
            <text:p>-59.3074152177</text:p>
          </table:table-cell>
        </table:table-row>
        <table:table-row table:style-name="ro1">
          <table:table-cell office:value-type="float" office:value="131000000" calcext:value-type="float">
            <text:p>131000000</text:p>
          </table:table-cell>
          <table:table-cell office:value-type="float" office:value="-51.2228530967246" calcext:value-type="float">
            <text:p>-51.2228530967</text:p>
          </table:table-cell>
        </table:table-row>
        <table:table-row table:style-name="ro1">
          <table:table-cell office:value-type="float" office:value="131250000" calcext:value-type="float">
            <text:p>131250000</text:p>
          </table:table-cell>
          <table:table-cell office:value-type="float" office:value="-50.7392644653348" calcext:value-type="float">
            <text:p>-50.7392644653</text:p>
          </table:table-cell>
        </table:table-row>
        <table:table-row table:style-name="ro1">
          <table:table-cell office:value-type="float" office:value="131500000" calcext:value-type="float">
            <text:p>131500000</text:p>
          </table:table-cell>
          <table:table-cell office:value-type="float" office:value="-54.9143187254854" calcext:value-type="float">
            <text:p>-54.9143187255</text:p>
          </table:table-cell>
        </table:table-row>
        <table:table-row table:style-name="ro1">
          <table:table-cell office:value-type="float" office:value="131750000" calcext:value-type="float">
            <text:p>131750000</text:p>
          </table:table-cell>
          <table:table-cell office:value-type="float" office:value="-57.5655571061461" calcext:value-type="float">
            <text:p>-57.5655571061</text:p>
          </table:table-cell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office:value-type="float" office:value="-52.6920090133322" calcext:value-type="float">
            <text:p>-52.6920090133</text:p>
          </table:table-cell>
        </table:table-row>
        <table:table-row table:style-name="ro1">
          <table:table-cell office:value-type="float" office:value="132250000" calcext:value-type="float">
            <text:p>132250000</text:p>
          </table:table-cell>
          <table:table-cell office:value-type="float" office:value="-63.0302807719519" calcext:value-type="float">
            <text:p>-63.030280772</text:p>
          </table:table-cell>
        </table:table-row>
        <table:table-row table:style-name="ro1">
          <table:table-cell office:value-type="float" office:value="132500000" calcext:value-type="float">
            <text:p>132500000</text:p>
          </table:table-cell>
          <table:table-cell office:value-type="float" office:value="-50.3086702070939" calcext:value-type="float">
            <text:p>-50.3086702071</text:p>
          </table:table-cell>
        </table:table-row>
        <table:table-row table:style-name="ro1">
          <table:table-cell office:value-type="float" office:value="132750000" calcext:value-type="float">
            <text:p>132750000</text:p>
          </table:table-cell>
          <table:table-cell office:value-type="float" office:value="-57.0393454336484" calcext:value-type="float">
            <text:p>-57.0393454336</text:p>
          </table:table-cell>
        </table:table-row>
        <table:table-row table:style-name="ro1">
          <table:table-cell office:value-type="float" office:value="133000000" calcext:value-type="float">
            <text:p>133000000</text:p>
          </table:table-cell>
          <table:table-cell office:value-type="float" office:value="-59.1717098073963" calcext:value-type="float">
            <text:p>-59.1717098074</text:p>
          </table:table-cell>
        </table:table-row>
        <table:table-row table:style-name="ro1">
          <table:table-cell office:value-type="float" office:value="133250000" calcext:value-type="float">
            <text:p>133250000</text:p>
          </table:table-cell>
          <table:table-cell office:value-type="float" office:value="-54.8741335941028" calcext:value-type="float">
            <text:p>-54.8741335941</text:p>
          </table:table-cell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office:value-type="float" office:value="-53.9976066043871" calcext:value-type="float">
            <text:p>-53.9976066044</text:p>
          </table:table-cell>
        </table:table-row>
        <table:table-row table:style-name="ro1">
          <table:table-cell office:value-type="float" office:value="133750000" calcext:value-type="float">
            <text:p>133750000</text:p>
          </table:table-cell>
          <table:table-cell office:value-type="float" office:value="-50.6176822535881" calcext:value-type="float">
            <text:p>-50.6176822536</text:p>
          </table:table-cell>
        </table:table-row>
        <table:table-row table:style-name="ro1">
          <table:table-cell office:value-type="float" office:value="134000000" calcext:value-type="float">
            <text:p>134000000</text:p>
          </table:table-cell>
          <table:table-cell office:value-type="float" office:value="-58.8743316959573" calcext:value-type="float">
            <text:p>-58.874331696</text:p>
          </table:table-cell>
        </table:table-row>
        <table:table-row table:style-name="ro1">
          <table:table-cell office:value-type="float" office:value="134250000" calcext:value-type="float">
            <text:p>134250000</text:p>
          </table:table-cell>
          <table:table-cell office:value-type="float" office:value="-48.5485856119925" calcext:value-type="float">
            <text:p>-48.548585612</text:p>
          </table:table-cell>
        </table:table-row>
        <table:table-row table:style-name="ro1">
          <table:table-cell office:value-type="float" office:value="134500000" calcext:value-type="float">
            <text:p>134500000</text:p>
          </table:table-cell>
          <table:table-cell office:value-type="float" office:value="-56.8844200539188" calcext:value-type="float">
            <text:p>-56.8844200539</text:p>
          </table:table-cell>
        </table:table-row>
        <table:table-row table:style-name="ro1">
          <table:table-cell office:value-type="float" office:value="134750000" calcext:value-type="float">
            <text:p>134750000</text:p>
          </table:table-cell>
          <table:table-cell office:value-type="float" office:value="-53.6911385122101" calcext:value-type="float">
            <text:p>-53.6911385122</text:p>
          </table:table-cell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office:value-type="float" office:value="-59.5701294644719" calcext:value-type="float">
            <text:p>-59.5701294645</text:p>
          </table:table-cell>
        </table:table-row>
        <table:table-row table:style-name="ro1">
          <table:table-cell office:value-type="float" office:value="135250000" calcext:value-type="float">
            <text:p>135250000</text:p>
          </table:table-cell>
          <table:table-cell office:value-type="float" office:value="-59.7298231311773" calcext:value-type="float">
            <text:p>-59.7298231312</text:p>
          </table:table-cell>
        </table:table-row>
        <table:table-row table:style-name="ro1">
          <table:table-cell office:value-type="float" office:value="135500000" calcext:value-type="float">
            <text:p>135500000</text:p>
          </table:table-cell>
          <table:table-cell office:value-type="float" office:value="-50.7409518120437" calcext:value-type="float">
            <text:p>-50.740951812</text:p>
          </table:table-cell>
        </table:table-row>
        <table:table-row table:style-name="ro1">
          <table:table-cell office:value-type="float" office:value="135750000" calcext:value-type="float">
            <text:p>135750000</text:p>
          </table:table-cell>
          <table:table-cell office:value-type="float" office:value="-65.2921820612608" calcext:value-type="float">
            <text:p>-65.2921820613</text:p>
          </table:table-cell>
        </table:table-row>
        <table:table-row table:style-name="ro1">
          <table:table-cell office:value-type="float" office:value="136000000" calcext:value-type="float">
            <text:p>136000000</text:p>
          </table:table-cell>
          <table:table-cell office:value-type="float" office:value="-52.2334791919139" calcext:value-type="float">
            <text:p>-52.2334791919</text:p>
          </table:table-cell>
        </table:table-row>
        <table:table-row table:style-name="ro1">
          <table:table-cell office:value-type="float" office:value="136250000" calcext:value-type="float">
            <text:p>136250000</text:p>
          </table:table-cell>
          <table:table-cell office:value-type="float" office:value="-57.0778318876792" calcext:value-type="float">
            <text:p>-57.0778318877</text:p>
          </table:table-cell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office:value-type="float" office:value="-48.2381740536818" calcext:value-type="float">
            <text:p>-48.2381740537</text:p>
          </table:table-cell>
        </table:table-row>
        <table:table-row table:style-name="ro1">
          <table:table-cell office:value-type="float" office:value="136750000" calcext:value-type="float">
            <text:p>136750000</text:p>
          </table:table-cell>
          <table:table-cell office:value-type="float" office:value="-63.1355115989658" calcext:value-type="float">
            <text:p>-63.135511599</text:p>
          </table:table-cell>
        </table:table-row>
        <table:table-row table:style-name="ro1">
          <table:table-cell office:value-type="float" office:value="137000000" calcext:value-type="float">
            <text:p>137000000</text:p>
          </table:table-cell>
          <table:table-cell office:value-type="float" office:value="-61.8818958140754" calcext:value-type="float">
            <text:p>-61.8818958141</text:p>
          </table:table-cell>
        </table:table-row>
        <table:table-row table:style-name="ro1">
          <table:table-cell office:value-type="float" office:value="137250000" calcext:value-type="float">
            <text:p>137250000</text:p>
          </table:table-cell>
          <table:table-cell office:value-type="float" office:value="-66.324585486871" calcext:value-type="float">
            <text:p>-66.3245854869</text:p>
          </table:table-cell>
        </table:table-row>
        <table:table-row table:style-name="ro1">
          <table:table-cell office:value-type="float" office:value="137500000" calcext:value-type="float">
            <text:p>137500000</text:p>
          </table:table-cell>
          <table:table-cell office:value-type="float" office:value="-57.7851804880625" calcext:value-type="float">
            <text:p>-57.7851804881</text:p>
          </table:table-cell>
        </table:table-row>
        <table:table-row table:style-name="ro1">
          <table:table-cell office:value-type="float" office:value="137750000" calcext:value-type="float">
            <text:p>137750000</text:p>
          </table:table-cell>
          <table:table-cell office:value-type="float" office:value="-48.6354000887056" calcext:value-type="float">
            <text:p>-48.6354000887</text:p>
          </table:table-cell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office:value-type="float" office:value="-46.9761732030548" calcext:value-type="float">
            <text:p>-46.9761732031</text:p>
          </table:table-cell>
        </table:table-row>
        <table:table-row table:style-name="ro1">
          <table:table-cell office:value-type="float" office:value="138250000" calcext:value-type="float">
            <text:p>138250000</text:p>
          </table:table-cell>
          <table:table-cell office:value-type="float" office:value="-69.0106725137411" calcext:value-type="float">
            <text:p>-69.0106725137</text:p>
          </table:table-cell>
        </table:table-row>
        <table:table-row table:style-name="ro1">
          <table:table-cell office:value-type="float" office:value="138500000" calcext:value-type="float">
            <text:p>138500000</text:p>
          </table:table-cell>
          <table:table-cell office:value-type="float" office:value="-58.4219006656625" calcext:value-type="float">
            <text:p>-58.4219006657</text:p>
          </table:table-cell>
        </table:table-row>
        <table:table-row table:style-name="ro1">
          <table:table-cell office:value-type="float" office:value="138750000" calcext:value-type="float">
            <text:p>138750000</text:p>
          </table:table-cell>
          <table:table-cell office:value-type="float" office:value="-57.8643101767126" calcext:value-type="float">
            <text:p>-57.8643101767</text:p>
          </table:table-cell>
        </table:table-row>
        <table:table-row table:style-name="ro1">
          <table:table-cell office:value-type="float" office:value="139000000" calcext:value-type="float">
            <text:p>139000000</text:p>
          </table:table-cell>
          <table:table-cell office:value-type="float" office:value="-50.6935302714694" calcext:value-type="float">
            <text:p>-50.6935302715</text:p>
          </table:table-cell>
        </table:table-row>
        <table:table-row table:style-name="ro1">
          <table:table-cell office:value-type="float" office:value="139250000" calcext:value-type="float">
            <text:p>139250000</text:p>
          </table:table-cell>
          <table:table-cell office:value-type="float" office:value="-85.8598976900952" calcext:value-type="float">
            <text:p>-85.8598976901</text:p>
          </table:table-cell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office:value-type="float" office:value="-56.7562812339283" calcext:value-type="float">
            <text:p>-56.7562812339</text:p>
          </table:table-cell>
        </table:table-row>
        <table:table-row table:style-name="ro1">
          <table:table-cell office:value-type="float" office:value="139750000" calcext:value-type="float">
            <text:p>139750000</text:p>
          </table:table-cell>
          <table:table-cell office:value-type="float" office:value="-50.8673064142024" calcext:value-type="float">
            <text:p>-50.8673064142</text:p>
          </table:table-cell>
        </table:table-row>
        <table:table-row table:style-name="ro1">
          <table:table-cell office:value-type="float" office:value="140000000" calcext:value-type="float">
            <text:p>140000000</text:p>
          </table:table-cell>
          <table:table-cell office:value-type="float" office:value="-57.6893617206727" calcext:value-type="float">
            <text:p>-57.6893617207</text:p>
          </table:table-cell>
        </table:table-row>
        <table:table-row table:style-name="ro1">
          <table:table-cell office:value-type="float" office:value="140250000" calcext:value-type="float">
            <text:p>140250000</text:p>
          </table:table-cell>
          <table:table-cell office:value-type="float" office:value="-56.9764697886514" calcext:value-type="float">
            <text:p>-56.9764697887</text:p>
          </table:table-cell>
        </table:table-row>
        <table:table-row table:style-name="ro1">
          <table:table-cell office:value-type="float" office:value="140500000" calcext:value-type="float">
            <text:p>140500000</text:p>
          </table:table-cell>
          <table:table-cell office:value-type="float" office:value="-49.5932065941063" calcext:value-type="float">
            <text:p>-49.5932065941</text:p>
          </table:table-cell>
        </table:table-row>
        <table:table-row table:style-name="ro1">
          <table:table-cell office:value-type="float" office:value="140750000" calcext:value-type="float">
            <text:p>140750000</text:p>
          </table:table-cell>
          <table:table-cell office:value-type="float" office:value="-63.7807953547" calcext:value-type="float">
            <text:p>-63.7807953547</text:p>
          </table:table-cell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office:value-type="float" office:value="-59.6290899643797" calcext:value-type="float">
            <text:p>-59.6290899644</text:p>
          </table:table-cell>
        </table:table-row>
        <table:table-row table:style-name="ro1">
          <table:table-cell office:value-type="float" office:value="141250000" calcext:value-type="float">
            <text:p>141250000</text:p>
          </table:table-cell>
          <table:table-cell office:value-type="float" office:value="-59.6785854130279" calcext:value-type="float">
            <text:p>-59.678585413</text:p>
          </table:table-cell>
        </table:table-row>
        <table:table-row table:style-name="ro1">
          <table:table-cell office:value-type="float" office:value="141500000" calcext:value-type="float">
            <text:p>141500000</text:p>
          </table:table-cell>
          <table:table-cell office:value-type="float" office:value="-48.6190992194578" calcext:value-type="float">
            <text:p>-48.6190992195</text:p>
          </table:table-cell>
        </table:table-row>
        <table:table-row table:style-name="ro1">
          <table:table-cell office:value-type="float" office:value="141750000" calcext:value-type="float">
            <text:p>141750000</text:p>
          </table:table-cell>
          <table:table-cell office:value-type="float" office:value="-49.3888507673742" calcext:value-type="float">
            <text:p>-49.3888507674</text:p>
          </table:table-cell>
        </table:table-row>
        <table:table-row table:style-name="ro1">
          <table:table-cell office:value-type="float" office:value="142000000" calcext:value-type="float">
            <text:p>142000000</text:p>
          </table:table-cell>
          <table:table-cell office:value-type="float" office:value="-52.5599386647746" calcext:value-type="float">
            <text:p>-52.5599386648</text:p>
          </table:table-cell>
        </table:table-row>
        <table:table-row table:style-name="ro1">
          <table:table-cell office:value-type="float" office:value="142250000" calcext:value-type="float">
            <text:p>142250000</text:p>
          </table:table-cell>
          <table:table-cell office:value-type="float" office:value="-68.8052064224314" calcext:value-type="float">
            <text:p>-68.8052064224</text:p>
          </table:table-cell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office:value-type="float" office:value="-52.7528214210277" calcext:value-type="float">
            <text:p>-52.752821421</text:p>
          </table:table-cell>
        </table:table-row>
        <table:table-row table:style-name="ro1">
          <table:table-cell office:value-type="float" office:value="142750000" calcext:value-type="float">
            <text:p>142750000</text:p>
          </table:table-cell>
          <table:table-cell office:value-type="float" office:value="-55.2428944702393" calcext:value-type="float">
            <text:p>-55.2428944702</text:p>
          </table:table-cell>
        </table:table-row>
        <table:table-row table:style-name="ro1">
          <table:table-cell office:value-type="float" office:value="143000000" calcext:value-type="float">
            <text:p>143000000</text:p>
          </table:table-cell>
          <table:table-cell office:value-type="float" office:value="-52.832961750203" calcext:value-type="float">
            <text:p>-52.8329617502</text:p>
          </table:table-cell>
        </table:table-row>
        <table:table-row table:style-name="ro1">
          <table:table-cell office:value-type="float" office:value="143250000" calcext:value-type="float">
            <text:p>143250000</text:p>
          </table:table-cell>
          <table:table-cell office:value-type="float" office:value="-52.4080208023856" calcext:value-type="float">
            <text:p>-52.4080208024</text:p>
          </table:table-cell>
        </table:table-row>
        <table:table-row table:style-name="ro1">
          <table:table-cell office:value-type="float" office:value="143500000" calcext:value-type="float">
            <text:p>143500000</text:p>
          </table:table-cell>
          <table:table-cell office:value-type="float" office:value="-49.2848778902988" calcext:value-type="float">
            <text:p>-49.2848778903</text:p>
          </table:table-cell>
        </table:table-row>
        <table:table-row table:style-name="ro1">
          <table:table-cell office:value-type="float" office:value="143750000" calcext:value-type="float">
            <text:p>143750000</text:p>
          </table:table-cell>
          <table:table-cell office:value-type="float" office:value="-48.681712630586" calcext:value-type="float">
            <text:p>-48.6817126306</text:p>
          </table:table-cell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office:value-type="float" office:value="-77.1307537082724" calcext:value-type="float">
            <text:p>-77.1307537083</text:p>
          </table:table-cell>
        </table:table-row>
        <table:table-row table:style-name="ro1">
          <table:table-cell office:value-type="float" office:value="144250000" calcext:value-type="float">
            <text:p>144250000</text:p>
          </table:table-cell>
          <table:table-cell office:value-type="float" office:value="-50.4388330477134" calcext:value-type="float">
            <text:p>-50.4388330477</text:p>
          </table:table-cell>
        </table:table-row>
        <table:table-row table:style-name="ro1">
          <table:table-cell office:value-type="float" office:value="144500000" calcext:value-type="float">
            <text:p>144500000</text:p>
          </table:table-cell>
          <table:table-cell office:value-type="float" office:value="-55.7693380246212" calcext:value-type="float">
            <text:p>-55.7693380246</text:p>
          </table:table-cell>
        </table:table-row>
        <table:table-row table:style-name="ro1">
          <table:table-cell office:value-type="float" office:value="144750000" calcext:value-type="float">
            <text:p>144750000</text:p>
          </table:table-cell>
          <table:table-cell office:value-type="float" office:value="-51.1601327841595" calcext:value-type="float">
            <text:p>-51.1601327842</text:p>
          </table:table-cell>
        </table:table-row>
        <table:table-row table:style-name="ro1">
          <table:table-cell office:value-type="float" office:value="145000000" calcext:value-type="float">
            <text:p>145000000</text:p>
          </table:table-cell>
          <table:table-cell office:value-type="float" office:value="-51.3310374112247" calcext:value-type="float">
            <text:p>-51.3310374112</text:p>
          </table:table-cell>
        </table:table-row>
        <table:table-row table:style-name="ro1">
          <table:table-cell office:value-type="float" office:value="145250000" calcext:value-type="float">
            <text:p>145250000</text:p>
          </table:table-cell>
          <table:table-cell office:value-type="float" office:value="-61.9451817871414" calcext:value-type="float">
            <text:p>-61.9451817871</text:p>
          </table:table-cell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office:value-type="float" office:value="-48.8381531140309" calcext:value-type="float">
            <text:p>-48.838153114</text:p>
          </table:table-cell>
        </table:table-row>
        <table:table-row table:style-name="ro1">
          <table:table-cell office:value-type="float" office:value="145750000" calcext:value-type="float">
            <text:p>145750000</text:p>
          </table:table-cell>
          <table:table-cell office:value-type="float" office:value="-57.3810247315756" calcext:value-type="float">
            <text:p>-57.3810247316</text:p>
          </table:table-cell>
        </table:table-row>
        <table:table-row table:style-name="ro1">
          <table:table-cell office:value-type="float" office:value="146000000" calcext:value-type="float">
            <text:p>146000000</text:p>
          </table:table-cell>
          <table:table-cell office:value-type="float" office:value="-54.81561081234" calcext:value-type="float">
            <text:p>-54.8156108123</text:p>
          </table:table-cell>
        </table:table-row>
        <table:table-row table:style-name="ro1">
          <table:table-cell office:value-type="float" office:value="146250000" calcext:value-type="float">
            <text:p>146250000</text:p>
          </table:table-cell>
          <table:table-cell office:value-type="float" office:value="-53.3162901974308" calcext:value-type="float">
            <text:p>-53.3162901974</text:p>
          </table:table-cell>
        </table:table-row>
        <table:table-row table:style-name="ro1">
          <table:table-cell office:value-type="float" office:value="146500000" calcext:value-type="float">
            <text:p>146500000</text:p>
          </table:table-cell>
          <table:table-cell office:value-type="float" office:value="-51.4891909531199" calcext:value-type="float">
            <text:p>-51.4891909531</text:p>
          </table:table-cell>
        </table:table-row>
        <table:table-row table:style-name="ro1">
          <table:table-cell office:value-type="float" office:value="146750000" calcext:value-type="float">
            <text:p>146750000</text:p>
          </table:table-cell>
          <table:table-cell office:value-type="float" office:value="-48.8329041998159" calcext:value-type="float">
            <text:p>-48.8329041998</text:p>
          </table:table-cell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office:value-type="float" office:value="-57.93136914651" calcext:value-type="float">
            <text:p>-57.9313691465</text:p>
          </table:table-cell>
        </table:table-row>
        <table:table-row table:style-name="ro1">
          <table:table-cell office:value-type="float" office:value="147250000" calcext:value-type="float">
            <text:p>147250000</text:p>
          </table:table-cell>
          <table:table-cell office:value-type="float" office:value="-56.7834806421469" calcext:value-type="float">
            <text:p>-56.7834806421</text:p>
          </table:table-cell>
        </table:table-row>
        <table:table-row table:style-name="ro1">
          <table:table-cell office:value-type="float" office:value="147500000" calcext:value-type="float">
            <text:p>147500000</text:p>
          </table:table-cell>
          <table:table-cell office:value-type="float" office:value="-53.1394122074984" calcext:value-type="float">
            <text:p>-53.1394122075</text:p>
          </table:table-cell>
        </table:table-row>
        <table:table-row table:style-name="ro1">
          <table:table-cell office:value-type="float" office:value="147750000" calcext:value-type="float">
            <text:p>147750000</text:p>
          </table:table-cell>
          <table:table-cell office:value-type="float" office:value="-59.3796297219858" calcext:value-type="float">
            <text:p>-59.379629722</text:p>
          </table:table-cell>
        </table:table-row>
        <table:table-row table:style-name="ro1">
          <table:table-cell office:value-type="float" office:value="148000000" calcext:value-type="float">
            <text:p>148000000</text:p>
          </table:table-cell>
          <table:table-cell office:value-type="float" office:value="-56.0679385640783" calcext:value-type="float">
            <text:p>-56.0679385641</text:p>
          </table:table-cell>
        </table:table-row>
        <table:table-row table:style-name="ro1">
          <table:table-cell office:value-type="float" office:value="148250000" calcext:value-type="float">
            <text:p>148250000</text:p>
          </table:table-cell>
          <table:table-cell office:value-type="float" office:value="-50.0577502404904" calcext:value-type="float">
            <text:p>-50.0577502405</text:p>
          </table:table-cell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office:value-type="float" office:value="-58.0693227991921" calcext:value-type="float">
            <text:p>-58.0693227992</text:p>
          </table:table-cell>
        </table:table-row>
        <table:table-row table:style-name="ro1">
          <table:table-cell office:value-type="float" office:value="148750000" calcext:value-type="float">
            <text:p>148750000</text:p>
          </table:table-cell>
          <table:table-cell office:value-type="float" office:value="-54.68875876486" calcext:value-type="float">
            <text:p>-54.6887587649</text:p>
          </table:table-cell>
        </table:table-row>
        <table:table-row table:style-name="ro1">
          <table:table-cell office:value-type="float" office:value="149000000" calcext:value-type="float">
            <text:p>149000000</text:p>
          </table:table-cell>
          <table:table-cell office:value-type="float" office:value="-52.3879301367597" calcext:value-type="float">
            <text:p>-52.3879301368</text:p>
          </table:table-cell>
        </table:table-row>
        <table:table-row table:style-name="ro1">
          <table:table-cell office:value-type="float" office:value="149250000" calcext:value-type="float">
            <text:p>149250000</text:p>
          </table:table-cell>
          <table:table-cell office:value-type="float" office:value="-56.0570013126122" calcext:value-type="float">
            <text:p>-56.0570013126</text:p>
          </table:table-cell>
        </table:table-row>
        <table:table-row table:style-name="ro1">
          <table:table-cell office:value-type="float" office:value="149500000" calcext:value-type="float">
            <text:p>149500000</text:p>
          </table:table-cell>
          <table:table-cell office:value-type="float" office:value="-48.4029888693666" calcext:value-type="float">
            <text:p>-48.4029888694</text:p>
          </table:table-cell>
        </table:table-row>
        <table:table-row table:style-name="ro1">
          <table:table-cell office:value-type="float" office:value="149750000" calcext:value-type="float">
            <text:p>149750000</text:p>
          </table:table-cell>
          <table:table-cell office:value-type="float" office:value="-69.4065025478508" calcext:value-type="float">
            <text:p>-69.4065025479</text:p>
          </table:table-cell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office:value-type="float" office:value="-50.715172262794" calcext:value-type="float">
            <text:p>-50.7151722628</text:p>
          </table:table-cell>
        </table:table-row>
        <table:table-row table:style-name="ro1">
          <table:table-cell office:value-type="float" office:value="150250000" calcext:value-type="float">
            <text:p>150250000</text:p>
          </table:table-cell>
          <table:table-cell office:value-type="float" office:value="-50.6783350272905" calcext:value-type="float">
            <text:p>-50.6783350273</text:p>
          </table:table-cell>
        </table:table-row>
        <table:table-row table:style-name="ro1">
          <table:table-cell office:value-type="float" office:value="150500000" calcext:value-type="float">
            <text:p>150500000</text:p>
          </table:table-cell>
          <table:table-cell office:value-type="float" office:value="-49.0266136246194" calcext:value-type="float">
            <text:p>-49.0266136246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Active_Balun_SN003_S21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Monday</text:p>
          </table:table-cell>
          <table:table-cell office:value-type="string" calcext:value-type="string">
            <text:p><text:s/>06 July 2020 21:22:16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1799903432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21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dB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-24.6951777373397" calcext:value-type="float">
            <text:p>-24.6951777373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6.70457429173268" calcext:value-type="float">
            <text:p>6.7045742917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7.6806195935392" calcext:value-type="float">
            <text:p>17.6806195935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23.927379968853" calcext:value-type="float">
            <text:p>23.9273799689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28.7475677911277" calcext:value-type="float">
            <text:p>28.7475677911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29.4551575992993" calcext:value-type="float">
            <text:p>29.4551575993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30.1154752354465" calcext:value-type="float">
            <text:p>30.1154752354</text:p>
          </table:table-cell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30.3311419471392" calcext:value-type="float">
            <text:p>30.3311419471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30.5642044256835" calcext:value-type="float">
            <text:p>30.5642044257</text:p>
          </table:table-cell>
        </table:table-row>
        <table:table-row table:style-name="ro1">
          <table:table-cell office:value-type="float" office:value="2750000" calcext:value-type="float">
            <text:p>2750000</text:p>
          </table:table-cell>
          <table:table-cell office:value-type="float" office:value="31.3407931839313" calcext:value-type="float">
            <text:p>31.3407931839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32.4012981576944" calcext:value-type="float">
            <text:p>32.4012981577</text:p>
          </table:table-cell>
        </table:table-row>
        <table:table-row table:style-name="ro1">
          <table:table-cell office:value-type="float" office:value="3250000" calcext:value-type="float">
            <text:p>3250000</text:p>
          </table:table-cell>
          <table:table-cell office:value-type="float" office:value="33.0014035170252" calcext:value-type="float">
            <text:p>33.001403517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33.1171280813967" calcext:value-type="float">
            <text:p>33.1171280814</text:p>
          </table:table-cell>
        </table:table-row>
        <table:table-row table:style-name="ro1">
          <table:table-cell office:value-type="float" office:value="3750000" calcext:value-type="float">
            <text:p>3750000</text:p>
          </table:table-cell>
          <table:table-cell office:value-type="float" office:value="33.5627935813307" calcext:value-type="float">
            <text:p>33.5627935813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34.2970317013108" calcext:value-type="float">
            <text:p>34.2970317013</text:p>
          </table:table-cell>
        </table:table-row>
        <table:table-row table:style-name="ro1">
          <table:table-cell office:value-type="float" office:value="4250000" calcext:value-type="float">
            <text:p>4250000</text:p>
          </table:table-cell>
          <table:table-cell office:value-type="float" office:value="34.1317966936462" calcext:value-type="float">
            <text:p>34.1317966936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34.4446109600165" calcext:value-type="float">
            <text:p>34.44461096</text:p>
          </table:table-cell>
        </table:table-row>
        <table:table-row table:style-name="ro1">
          <table:table-cell office:value-type="float" office:value="4750000" calcext:value-type="float">
            <text:p>4750000</text:p>
          </table:table-cell>
          <table:table-cell office:value-type="float" office:value="35.0092766351576" calcext:value-type="float">
            <text:p>35.0092766352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35.0278494426583" calcext:value-type="float">
            <text:p>35.0278494427</text:p>
          </table:table-cell>
        </table:table-row>
        <table:table-row table:style-name="ro1">
          <table:table-cell office:value-type="float" office:value="5250000" calcext:value-type="float">
            <text:p>5250000</text:p>
          </table:table-cell>
          <table:table-cell office:value-type="float" office:value="35.0963125040869" calcext:value-type="float">
            <text:p>35.0963125041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34.9680101952912" calcext:value-type="float">
            <text:p>34.9680101953</text:p>
          </table:table-cell>
        </table:table-row>
        <table:table-row table:style-name="ro1">
          <table:table-cell office:value-type="float" office:value="5750000" calcext:value-type="float">
            <text:p>5750000</text:p>
          </table:table-cell>
          <table:table-cell office:value-type="float" office:value="35.2919804383837" calcext:value-type="float">
            <text:p>35.2919804384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35.805857080952" calcext:value-type="float">
            <text:p>35.805857081</text:p>
          </table:table-cell>
        </table:table-row>
        <table:table-row table:style-name="ro1">
          <table:table-cell office:value-type="float" office:value="6250000" calcext:value-type="float">
            <text:p>6250000</text:p>
          </table:table-cell>
          <table:table-cell office:value-type="float" office:value="35.5648165629139" calcext:value-type="float">
            <text:p>35.5648165629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35.7710853400396" calcext:value-type="float">
            <text:p>35.77108534</text:p>
          </table:table-cell>
        </table:table-row>
        <table:table-row table:style-name="ro1">
          <table:table-cell office:value-type="float" office:value="6750000" calcext:value-type="float">
            <text:p>6750000</text:p>
          </table:table-cell>
          <table:table-cell office:value-type="float" office:value="36.0865705335802" calcext:value-type="float">
            <text:p>36.0865705336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35.7772372198363" calcext:value-type="float">
            <text:p>35.7772372198</text:p>
          </table:table-cell>
        </table:table-row>
        <table:table-row table:style-name="ro1">
          <table:table-cell office:value-type="float" office:value="7250000" calcext:value-type="float">
            <text:p>7250000</text:p>
          </table:table-cell>
          <table:table-cell office:value-type="float" office:value="35.5429099349081" calcext:value-type="float">
            <text:p>35.5429099349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36.2696171193991" calcext:value-type="float">
            <text:p>36.2696171194</text:p>
          </table:table-cell>
        </table:table-row>
        <table:table-row table:style-name="ro1">
          <table:table-cell office:value-type="float" office:value="7750000" calcext:value-type="float">
            <text:p>7750000</text:p>
          </table:table-cell>
          <table:table-cell office:value-type="float" office:value="35.9738908448794" calcext:value-type="float">
            <text:p>35.9738908449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35.6967565024919" calcext:value-type="float">
            <text:p>35.6967565025</text:p>
          </table:table-cell>
        </table:table-row>
        <table:table-row table:style-name="ro1">
          <table:table-cell office:value-type="float" office:value="8250000" calcext:value-type="float">
            <text:p>8250000</text:p>
          </table:table-cell>
          <table:table-cell office:value-type="float" office:value="35.9971418870545" calcext:value-type="float">
            <text:p>35.9971418871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36.0047332591386" calcext:value-type="float">
            <text:p>36.0047332591</text:p>
          </table:table-cell>
        </table:table-row>
        <table:table-row table:style-name="ro1">
          <table:table-cell office:value-type="float" office:value="8750000" calcext:value-type="float">
            <text:p>8750000</text:p>
          </table:table-cell>
          <table:table-cell office:value-type="float" office:value="36.3103808866509" calcext:value-type="float">
            <text:p>36.3103808867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36.0684597383264" calcext:value-type="float">
            <text:p>36.0684597383</text:p>
          </table:table-cell>
        </table:table-row>
        <table:table-row table:style-name="ro1">
          <table:table-cell office:value-type="float" office:value="9250000" calcext:value-type="float">
            <text:p>9250000</text:p>
          </table:table-cell>
          <table:table-cell office:value-type="float" office:value="36.2151399554164" calcext:value-type="float">
            <text:p>36.2151399554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36.0205335408135" calcext:value-type="float">
            <text:p>36.0205335408</text:p>
          </table:table-cell>
        </table:table-row>
        <table:table-row table:style-name="ro1">
          <table:table-cell office:value-type="float" office:value="9750000" calcext:value-type="float">
            <text:p>9750000</text:p>
          </table:table-cell>
          <table:table-cell office:value-type="float" office:value="36.1164393520843" calcext:value-type="float">
            <text:p>36.1164393521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6.2855541041877" calcext:value-type="float">
            <text:p>36.2855541042</text:p>
          </table:table-cell>
        </table:table-row>
        <table:table-row table:style-name="ro1">
          <table:table-cell office:value-type="float" office:value="10250000" calcext:value-type="float">
            <text:p>10250000</text:p>
          </table:table-cell>
          <table:table-cell office:value-type="float" office:value="36.2739533521102" calcext:value-type="float">
            <text:p>36.2739533521</text:p>
          </table:table-cell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office:value-type="float" office:value="36.2230323243155" calcext:value-type="float">
            <text:p>36.2230323243</text:p>
          </table:table-cell>
        </table:table-row>
        <table:table-row table:style-name="ro1">
          <table:table-cell office:value-type="float" office:value="10750000" calcext:value-type="float">
            <text:p>10750000</text:p>
          </table:table-cell>
          <table:table-cell office:value-type="float" office:value="36.4244671193084" calcext:value-type="float">
            <text:p>36.4244671193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36.6551922956628" calcext:value-type="float">
            <text:p>36.6551922957</text:p>
          </table:table-cell>
        </table:table-row>
        <table:table-row table:style-name="ro1">
          <table:table-cell office:value-type="float" office:value="11250000" calcext:value-type="float">
            <text:p>11250000</text:p>
          </table:table-cell>
          <table:table-cell office:value-type="float" office:value="35.9847513553082" calcext:value-type="float">
            <text:p>35.9847513553</text:p>
          </table:table-cell>
        </table:table-row>
        <table:table-row table:style-name="ro1">
          <table:table-cell office:value-type="float" office:value="11500000" calcext:value-type="float">
            <text:p>11500000</text:p>
          </table:table-cell>
          <table:table-cell office:value-type="float" office:value="36.3506717616177" calcext:value-type="float">
            <text:p>36.3506717616</text:p>
          </table:table-cell>
        </table:table-row>
        <table:table-row table:style-name="ro1">
          <table:table-cell office:value-type="float" office:value="11750000" calcext:value-type="float">
            <text:p>11750000</text:p>
          </table:table-cell>
          <table:table-cell office:value-type="float" office:value="36.0877910849034" calcext:value-type="float">
            <text:p>36.0877910849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36.5939884076164" calcext:value-type="float">
            <text:p>36.5939884076</text:p>
          </table:table-cell>
        </table:table-row>
        <table:table-row table:style-name="ro1">
          <table:table-cell office:value-type="float" office:value="12250000" calcext:value-type="float">
            <text:p>12250000</text:p>
          </table:table-cell>
          <table:table-cell office:value-type="float" office:value="36.6100934631355" calcext:value-type="float">
            <text:p>36.6100934631</text:p>
          </table:table-cell>
        </table:table-row>
        <table:table-row table:style-name="ro1">
          <table:table-cell office:value-type="float" office:value="12500000" calcext:value-type="float">
            <text:p>12500000</text:p>
          </table:table-cell>
          <table:table-cell office:value-type="float" office:value="36.0888205956121" calcext:value-type="float">
            <text:p>36.0888205956</text:p>
          </table:table-cell>
        </table:table-row>
        <table:table-row table:style-name="ro1">
          <table:table-cell office:value-type="float" office:value="12750000" calcext:value-type="float">
            <text:p>12750000</text:p>
          </table:table-cell>
          <table:table-cell office:value-type="float" office:value="36.4725714450842" calcext:value-type="float">
            <text:p>36.4725714451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36.8951779076737" calcext:value-type="float">
            <text:p>36.8951779077</text:p>
          </table:table-cell>
        </table:table-row>
        <table:table-row table:style-name="ro1">
          <table:table-cell office:value-type="float" office:value="13250000" calcext:value-type="float">
            <text:p>13250000</text:p>
          </table:table-cell>
          <table:table-cell office:value-type="float" office:value="36.3353510103986" calcext:value-type="float">
            <text:p>36.3353510104</text:p>
          </table:table-cell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office:value-type="float" office:value="36.3771387765224" calcext:value-type="float">
            <text:p>36.3771387765</text:p>
          </table:table-cell>
        </table:table-row>
        <table:table-row table:style-name="ro1">
          <table:table-cell office:value-type="float" office:value="13750000" calcext:value-type="float">
            <text:p>13750000</text:p>
          </table:table-cell>
          <table:table-cell office:value-type="float" office:value="36.3255423425142" calcext:value-type="float">
            <text:p>36.3255423425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36.2162607146754" calcext:value-type="float">
            <text:p>36.2162607147</text:p>
          </table:table-cell>
        </table:table-row>
        <table:table-row table:style-name="ro1">
          <table:table-cell office:value-type="float" office:value="14250000" calcext:value-type="float">
            <text:p>14250000</text:p>
          </table:table-cell>
          <table:table-cell office:value-type="float" office:value="36.9433148858649" calcext:value-type="float">
            <text:p>36.9433148859</text:p>
          </table:table-cell>
        </table:table-row>
        <table:table-row table:style-name="ro1">
          <table:table-cell office:value-type="float" office:value="14500000" calcext:value-type="float">
            <text:p>14500000</text:p>
          </table:table-cell>
          <table:table-cell office:value-type="float" office:value="36.4247407566198" calcext:value-type="float">
            <text:p>36.4247407566</text:p>
          </table:table-cell>
        </table:table-row>
        <table:table-row table:style-name="ro1">
          <table:table-cell office:value-type="float" office:value="14750000" calcext:value-type="float">
            <text:p>14750000</text:p>
          </table:table-cell>
          <table:table-cell office:value-type="float" office:value="36.4732625207558" calcext:value-type="float">
            <text:p>36.4732625208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36.5239091026168" calcext:value-type="float">
            <text:p>36.5239091026</text:p>
          </table:table-cell>
        </table:table-row>
        <table:table-row table:style-name="ro1">
          <table:table-cell office:value-type="float" office:value="15250000" calcext:value-type="float">
            <text:p>15250000</text:p>
          </table:table-cell>
          <table:table-cell office:value-type="float" office:value="36.7185513394366" calcext:value-type="float">
            <text:p>36.7185513394</text:p>
          </table:table-cell>
        </table:table-row>
        <table:table-row table:style-name="ro1">
          <table:table-cell office:value-type="float" office:value="15500000" calcext:value-type="float">
            <text:p>15500000</text:p>
          </table:table-cell>
          <table:table-cell office:value-type="float" office:value="36.6205541282541" calcext:value-type="float">
            <text:p>36.6205541283</text:p>
          </table:table-cell>
        </table:table-row>
        <table:table-row table:style-name="ro1">
          <table:table-cell office:value-type="float" office:value="15750000" calcext:value-type="float">
            <text:p>15750000</text:p>
          </table:table-cell>
          <table:table-cell office:value-type="float" office:value="36.5411853430001" calcext:value-type="float">
            <text:p>36.541185343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36.3638745834597" calcext:value-type="float">
            <text:p>36.3638745835</text:p>
          </table:table-cell>
        </table:table-row>
        <table:table-row table:style-name="ro1">
          <table:table-cell office:value-type="float" office:value="16250000" calcext:value-type="float">
            <text:p>16250000</text:p>
          </table:table-cell>
          <table:table-cell office:value-type="float" office:value="36.5357962298593" calcext:value-type="float">
            <text:p>36.5357962299</text:p>
          </table:table-cell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office:value-type="float" office:value="36.608930540866" calcext:value-type="float">
            <text:p>36.6089305409</text:p>
          </table:table-cell>
        </table:table-row>
        <table:table-row table:style-name="ro1">
          <table:table-cell office:value-type="float" office:value="16750000" calcext:value-type="float">
            <text:p>16750000</text:p>
          </table:table-cell>
          <table:table-cell office:value-type="float" office:value="36.389135419689" calcext:value-type="float">
            <text:p>36.3891354197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37.0798586634965" calcext:value-type="float">
            <text:p>37.0798586635</text:p>
          </table:table-cell>
        </table:table-row>
        <table:table-row table:style-name="ro1">
          <table:table-cell office:value-type="float" office:value="17250000" calcext:value-type="float">
            <text:p>17250000</text:p>
          </table:table-cell>
          <table:table-cell office:value-type="float" office:value="36.9578052128118" calcext:value-type="float">
            <text:p>36.9578052128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 office:value-type="float" office:value="36.5078023495067" calcext:value-type="float">
            <text:p>36.5078023495</text:p>
          </table:table-cell>
        </table:table-row>
        <table:table-row table:style-name="ro1">
          <table:table-cell office:value-type="float" office:value="17750000" calcext:value-type="float">
            <text:p>17750000</text:p>
          </table:table-cell>
          <table:table-cell office:value-type="float" office:value="36.4020914228996" calcext:value-type="float">
            <text:p>36.4020914229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36.66205665938" calcext:value-type="float">
            <text:p>36.6620566594</text:p>
          </table:table-cell>
        </table:table-row>
        <table:table-row table:style-name="ro1">
          <table:table-cell office:value-type="float" office:value="18250000" calcext:value-type="float">
            <text:p>18250000</text:p>
          </table:table-cell>
          <table:table-cell office:value-type="float" office:value="36.1600012158698" calcext:value-type="float">
            <text:p>36.1600012159</text:p>
          </table:table-cell>
        </table:table-row>
        <table:table-row table:style-name="ro1">
          <table:table-cell office:value-type="float" office:value="18500000" calcext:value-type="float">
            <text:p>18500000</text:p>
          </table:table-cell>
          <table:table-cell office:value-type="float" office:value="36.8405187588555" calcext:value-type="float">
            <text:p>36.8405187589</text:p>
          </table:table-cell>
        </table:table-row>
        <table:table-row table:style-name="ro1">
          <table:table-cell office:value-type="float" office:value="18750000" calcext:value-type="float">
            <text:p>18750000</text:p>
          </table:table-cell>
          <table:table-cell office:value-type="float" office:value="36.5036266093858" calcext:value-type="float">
            <text:p>36.5036266094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36.3542610571715" calcext:value-type="float">
            <text:p>36.3542610572</text:p>
          </table:table-cell>
        </table:table-row>
        <table:table-row table:style-name="ro1">
          <table:table-cell office:value-type="float" office:value="19250000" calcext:value-type="float">
            <text:p>19250000</text:p>
          </table:table-cell>
          <table:table-cell office:value-type="float" office:value="36.565950173198" calcext:value-type="float">
            <text:p>36.5659501732</text:p>
          </table:table-cell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office:value-type="float" office:value="36.4024819758531" calcext:value-type="float">
            <text:p>36.4024819759</text:p>
          </table:table-cell>
        </table:table-row>
        <table:table-row table:style-name="ro1">
          <table:table-cell office:value-type="float" office:value="19750000" calcext:value-type="float">
            <text:p>19750000</text:p>
          </table:table-cell>
          <table:table-cell office:value-type="float" office:value="36.5459336487852" calcext:value-type="float">
            <text:p>36.5459336488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36.6076607631014" calcext:value-type="float">
            <text:p>36.6076607631</text:p>
          </table:table-cell>
        </table:table-row>
        <table:table-row table:style-name="ro1">
          <table:table-cell office:value-type="float" office:value="20250000" calcext:value-type="float">
            <text:p>20250000</text:p>
          </table:table-cell>
          <table:table-cell office:value-type="float" office:value="36.0337389998246" calcext:value-type="float">
            <text:p>36.0337389998</text:p>
          </table:table-cell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office:value-type="float" office:value="36.2424025886355" calcext:value-type="float">
            <text:p>36.2424025886</text:p>
          </table:table-cell>
        </table:table-row>
        <table:table-row table:style-name="ro1">
          <table:table-cell office:value-type="float" office:value="20750000" calcext:value-type="float">
            <text:p>20750000</text:p>
          </table:table-cell>
          <table:table-cell office:value-type="float" office:value="36.5020508114829" calcext:value-type="float">
            <text:p>36.5020508115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36.5833067748892" calcext:value-type="float">
            <text:p>36.5833067749</text:p>
          </table:table-cell>
        </table:table-row>
        <table:table-row table:style-name="ro1">
          <table:table-cell office:value-type="float" office:value="21250000" calcext:value-type="float">
            <text:p>21250000</text:p>
          </table:table-cell>
          <table:table-cell office:value-type="float" office:value="36.9447054658907" calcext:value-type="float">
            <text:p>36.9447054659</text:p>
          </table:table-cell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36.7054240003143" calcext:value-type="float">
            <text:p>36.7054240003</text:p>
          </table:table-cell>
        </table:table-row>
        <table:table-row table:style-name="ro1">
          <table:table-cell office:value-type="float" office:value="21750000" calcext:value-type="float">
            <text:p>21750000</text:p>
          </table:table-cell>
          <table:table-cell office:value-type="float" office:value="36.5529727902601" calcext:value-type="float">
            <text:p>36.5529727903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36.4634583666778" calcext:value-type="float">
            <text:p>36.4634583667</text:p>
          </table:table-cell>
        </table:table-row>
        <table:table-row table:style-name="ro1">
          <table:table-cell office:value-type="float" office:value="22250000" calcext:value-type="float">
            <text:p>22250000</text:p>
          </table:table-cell>
          <table:table-cell office:value-type="float" office:value="36.133146889426" calcext:value-type="float">
            <text:p>36.1331468894</text:p>
          </table:table-cell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office:value-type="float" office:value="36.3570544263762" calcext:value-type="float">
            <text:p>36.3570544264</text:p>
          </table:table-cell>
        </table:table-row>
        <table:table-row table:style-name="ro1">
          <table:table-cell office:value-type="float" office:value="22750000" calcext:value-type="float">
            <text:p>22750000</text:p>
          </table:table-cell>
          <table:table-cell office:value-type="float" office:value="36.4091364839054" calcext:value-type="float">
            <text:p>36.4091364839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36.4969408667247" calcext:value-type="float">
            <text:p>36.4969408667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 office:value-type="float" office:value="36.8703159455031" calcext:value-type="float">
            <text:p>36.8703159455</text:p>
          </table:table-cell>
        </table:table-row>
        <table:table-row table:style-name="ro1">
          <table:table-cell office:value-type="float" office:value="23500000" calcext:value-type="float">
            <text:p>23500000</text:p>
          </table:table-cell>
          <table:table-cell office:value-type="float" office:value="36.1398490143407" calcext:value-type="float">
            <text:p>36.1398490143</text:p>
          </table:table-cell>
        </table:table-row>
        <table:table-row table:style-name="ro1">
          <table:table-cell office:value-type="float" office:value="23750000" calcext:value-type="float">
            <text:p>23750000</text:p>
          </table:table-cell>
          <table:table-cell office:value-type="float" office:value="36.7109950301411" calcext:value-type="float">
            <text:p>36.7109950301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36.8147319874175" calcext:value-type="float">
            <text:p>36.8147319874</text:p>
          </table:table-cell>
        </table:table-row>
        <table:table-row table:style-name="ro1">
          <table:table-cell office:value-type="float" office:value="24250000" calcext:value-type="float">
            <text:p>24250000</text:p>
          </table:table-cell>
          <table:table-cell office:value-type="float" office:value="36.2411789639316" calcext:value-type="float">
            <text:p>36.2411789639</text:p>
          </table:table-cell>
        </table:table-row>
        <table:table-row table:style-name="ro1">
          <table:table-cell office:value-type="float" office:value="24500000" calcext:value-type="float">
            <text:p>24500000</text:p>
          </table:table-cell>
          <table:table-cell office:value-type="float" office:value="36.5807759482457" calcext:value-type="float">
            <text:p>36.5807759482</text:p>
          </table:table-cell>
        </table:table-row>
        <table:table-row table:style-name="ro1">
          <table:table-cell office:value-type="float" office:value="24750000" calcext:value-type="float">
            <text:p>24750000</text:p>
          </table:table-cell>
          <table:table-cell office:value-type="float" office:value="36.6565712056185" calcext:value-type="float">
            <text:p>36.6565712056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36.2701603750318" calcext:value-type="float">
            <text:p>36.270160375</text:p>
          </table:table-cell>
        </table:table-row>
        <table:table-row table:style-name="ro1">
          <table:table-cell office:value-type="float" office:value="25250000" calcext:value-type="float">
            <text:p>25250000</text:p>
          </table:table-cell>
          <table:table-cell office:value-type="float" office:value="36.6992285239604" calcext:value-type="float">
            <text:p>36.699228524</text:p>
          </table:table-cell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office:value-type="float" office:value="36.7862595968855" calcext:value-type="float">
            <text:p>36.7862595969</text:p>
          </table:table-cell>
        </table:table-row>
        <table:table-row table:style-name="ro1">
          <table:table-cell office:value-type="float" office:value="25750000" calcext:value-type="float">
            <text:p>25750000</text:p>
          </table:table-cell>
          <table:table-cell office:value-type="float" office:value="36.4446818662691" calcext:value-type="float">
            <text:p>36.4446818663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36.4434275739961" calcext:value-type="float">
            <text:p>36.443427574</text:p>
          </table:table-cell>
        </table:table-row>
        <table:table-row table:style-name="ro1">
          <table:table-cell office:value-type="float" office:value="26250000" calcext:value-type="float">
            <text:p>26250000</text:p>
          </table:table-cell>
          <table:table-cell office:value-type="float" office:value="36.4855965856623" calcext:value-type="float">
            <text:p>36.4855965857</text:p>
          </table:table-cell>
        </table:table-row>
        <table:table-row table:style-name="ro1">
          <table:table-cell office:value-type="float" office:value="26500000" calcext:value-type="float">
            <text:p>26500000</text:p>
          </table:table-cell>
          <table:table-cell office:value-type="float" office:value="36.2724253401627" calcext:value-type="float">
            <text:p>36.2724253402</text:p>
          </table:table-cell>
        </table:table-row>
        <table:table-row table:style-name="ro1">
          <table:table-cell office:value-type="float" office:value="26750000" calcext:value-type="float">
            <text:p>26750000</text:p>
          </table:table-cell>
          <table:table-cell office:value-type="float" office:value="36.4772632874485" calcext:value-type="float">
            <text:p>36.4772632874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36.2569646701929" calcext:value-type="float">
            <text:p>36.2569646702</text:p>
          </table:table-cell>
        </table:table-row>
        <table:table-row table:style-name="ro1">
          <table:table-cell office:value-type="float" office:value="27250000" calcext:value-type="float">
            <text:p>27250000</text:p>
          </table:table-cell>
          <table:table-cell office:value-type="float" office:value="36.1388845051626" calcext:value-type="float">
            <text:p>36.1388845052</text:p>
          </table:table-cell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office:value-type="float" office:value="36.0779869965065" calcext:value-type="float">
            <text:p>36.0779869965</text:p>
          </table:table-cell>
        </table:table-row>
        <table:table-row table:style-name="ro1">
          <table:table-cell office:value-type="float" office:value="27750000" calcext:value-type="float">
            <text:p>27750000</text:p>
          </table:table-cell>
          <table:table-cell office:value-type="float" office:value="36.4386390264058" calcext:value-type="float">
            <text:p>36.4386390264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36.4602818593856" calcext:value-type="float">
            <text:p>36.4602818594</text:p>
          </table:table-cell>
        </table:table-row>
        <table:table-row table:style-name="ro1">
          <table:table-cell office:value-type="float" office:value="28250000" calcext:value-type="float">
            <text:p>28250000</text:p>
          </table:table-cell>
          <table:table-cell office:value-type="float" office:value="36.4917417887114" calcext:value-type="float">
            <text:p>36.4917417887</text:p>
          </table:table-cell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office:value-type="float" office:value="36.6300870010534" calcext:value-type="float">
            <text:p>36.6300870011</text:p>
          </table:table-cell>
        </table:table-row>
        <table:table-row table:style-name="ro1">
          <table:table-cell office:value-type="float" office:value="28750000" calcext:value-type="float">
            <text:p>28750000</text:p>
          </table:table-cell>
          <table:table-cell office:value-type="float" office:value="36.4612978426301" calcext:value-type="float">
            <text:p>36.4612978426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36.0465220086302" calcext:value-type="float">
            <text:p>36.0465220086</text:p>
          </table:table-cell>
        </table:table-row>
        <table:table-row table:style-name="ro1">
          <table:table-cell office:value-type="float" office:value="29250000" calcext:value-type="float">
            <text:p>29250000</text:p>
          </table:table-cell>
          <table:table-cell office:value-type="float" office:value="36.3567995808458" calcext:value-type="float">
            <text:p>36.3567995808</text:p>
          </table:table-cell>
        </table:table-row>
        <table:table-row table:style-name="ro1">
          <table:table-cell office:value-type="float" office:value="29500000" calcext:value-type="float">
            <text:p>29500000</text:p>
          </table:table-cell>
          <table:table-cell office:value-type="float" office:value="36.2732900853933" calcext:value-type="float">
            <text:p>36.2732900854</text:p>
          </table:table-cell>
        </table:table-row>
        <table:table-row table:style-name="ro1">
          <table:table-cell office:value-type="float" office:value="29750000" calcext:value-type="float">
            <text:p>29750000</text:p>
          </table:table-cell>
          <table:table-cell office:value-type="float" office:value="36.190956831605" calcext:value-type="float">
            <text:p>36.1909568316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36.4012693290445" calcext:value-type="float">
            <text:p>36.401269329</text:p>
          </table:table-cell>
        </table:table-row>
        <table:table-row table:style-name="ro1">
          <table:table-cell office:value-type="float" office:value="30250000" calcext:value-type="float">
            <text:p>30250000</text:p>
          </table:table-cell>
          <table:table-cell office:value-type="float" office:value="36.1402451518036" calcext:value-type="float">
            <text:p>36.1402451518</text:p>
          </table:table-cell>
        </table:table-row>
        <table:table-row table:style-name="ro1">
          <table:table-cell office:value-type="float" office:value="30500000" calcext:value-type="float">
            <text:p>30500000</text:p>
          </table:table-cell>
          <table:table-cell office:value-type="float" office:value="36.5791185987422" calcext:value-type="float">
            <text:p>36.5791185987</text:p>
          </table:table-cell>
        </table:table-row>
        <table:table-row table:style-name="ro1">
          <table:table-cell office:value-type="float" office:value="30750000" calcext:value-type="float">
            <text:p>30750000</text:p>
          </table:table-cell>
          <table:table-cell office:value-type="float" office:value="36.6643356412595" calcext:value-type="float">
            <text:p>36.6643356413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office:value-type="float" office:value="36.4278820428168" calcext:value-type="float">
            <text:p>36.4278820428</text:p>
          </table:table-cell>
        </table:table-row>
        <table:table-row table:style-name="ro1">
          <table:table-cell office:value-type="float" office:value="31250000" calcext:value-type="float">
            <text:p>31250000</text:p>
          </table:table-cell>
          <table:table-cell office:value-type="float" office:value="36.4418168299309" calcext:value-type="float">
            <text:p>36.4418168299</text:p>
          </table:table-cell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office:value-type="float" office:value="36.4912108853266" calcext:value-type="float">
            <text:p>36.4912108853</text:p>
          </table:table-cell>
        </table:table-row>
        <table:table-row table:style-name="ro1">
          <table:table-cell office:value-type="float" office:value="31750000" calcext:value-type="float">
            <text:p>31750000</text:p>
          </table:table-cell>
          <table:table-cell office:value-type="float" office:value="36.0850302022893" calcext:value-type="float">
            <text:p>36.0850302023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office:value-type="float" office:value="36.210271457535" calcext:value-type="float">
            <text:p>36.2102714575</text:p>
          </table:table-cell>
        </table:table-row>
        <table:table-row table:style-name="ro1">
          <table:table-cell office:value-type="float" office:value="32250000" calcext:value-type="float">
            <text:p>32250000</text:p>
          </table:table-cell>
          <table:table-cell office:value-type="float" office:value="36.5994922415125" calcext:value-type="float">
            <text:p>36.5994922415</text:p>
          </table:table-cell>
        </table:table-row>
        <table:table-row table:style-name="ro1">
          <table:table-cell office:value-type="float" office:value="32500000" calcext:value-type="float">
            <text:p>32500000</text:p>
          </table:table-cell>
          <table:table-cell office:value-type="float" office:value="36.481072869029" calcext:value-type="float">
            <text:p>36.481072869</text:p>
          </table:table-cell>
        </table:table-row>
        <table:table-row table:style-name="ro1">
          <table:table-cell office:value-type="float" office:value="32750000" calcext:value-type="float">
            <text:p>32750000</text:p>
          </table:table-cell>
          <table:table-cell office:value-type="float" office:value="36.3874293033667" calcext:value-type="float">
            <text:p>36.3874293034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36.2516440928374" calcext:value-type="float">
            <text:p>36.2516440928</text:p>
          </table:table-cell>
        </table:table-row>
        <table:table-row table:style-name="ro1">
          <table:table-cell office:value-type="float" office:value="33250000" calcext:value-type="float">
            <text:p>33250000</text:p>
          </table:table-cell>
          <table:table-cell office:value-type="float" office:value="36.1036084443648" calcext:value-type="float">
            <text:p>36.1036084444</text:p>
          </table:table-cell>
        </table:table-row>
        <table:table-row table:style-name="ro1">
          <table:table-cell office:value-type="float" office:value="33500000" calcext:value-type="float">
            <text:p>33500000</text:p>
          </table:table-cell>
          <table:table-cell office:value-type="float" office:value="36.2988631992014" calcext:value-type="float">
            <text:p>36.2988631992</text:p>
          </table:table-cell>
        </table:table-row>
        <table:table-row table:style-name="ro1">
          <table:table-cell office:value-type="float" office:value="33750000" calcext:value-type="float">
            <text:p>33750000</text:p>
          </table:table-cell>
          <table:table-cell office:value-type="float" office:value="36.0451124678742" calcext:value-type="float">
            <text:p>36.0451124679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office:value-type="float" office:value="36.1690729620151" calcext:value-type="float">
            <text:p>36.169072962</text:p>
          </table:table-cell>
        </table:table-row>
        <table:table-row table:style-name="ro1">
          <table:table-cell office:value-type="float" office:value="34250000" calcext:value-type="float">
            <text:p>34250000</text:p>
          </table:table-cell>
          <table:table-cell office:value-type="float" office:value="36.3026876671353" calcext:value-type="float">
            <text:p>36.3026876671</text:p>
          </table:table-cell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office:value-type="float" office:value="36.2346363215148" calcext:value-type="float">
            <text:p>36.2346363215</text:p>
          </table:table-cell>
        </table:table-row>
        <table:table-row table:style-name="ro1">
          <table:table-cell office:value-type="float" office:value="34750000" calcext:value-type="float">
            <text:p>34750000</text:p>
          </table:table-cell>
          <table:table-cell office:value-type="float" office:value="36.3291153009811" calcext:value-type="float">
            <text:p>36.329115301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36.2634736710525" calcext:value-type="float">
            <text:p>36.2634736711</text:p>
          </table:table-cell>
        </table:table-row>
        <table:table-row table:style-name="ro1">
          <table:table-cell office:value-type="float" office:value="35250000" calcext:value-type="float">
            <text:p>35250000</text:p>
          </table:table-cell>
          <table:table-cell office:value-type="float" office:value="36.3189609750783" calcext:value-type="float">
            <text:p>36.3189609751</text:p>
          </table:table-cell>
        </table:table-row>
        <table:table-row table:style-name="ro1">
          <table:table-cell office:value-type="float" office:value="35500000" calcext:value-type="float">
            <text:p>35500000</text:p>
          </table:table-cell>
          <table:table-cell office:value-type="float" office:value="35.8967312059661" calcext:value-type="float">
            <text:p>35.896731206</text:p>
          </table:table-cell>
        </table:table-row>
        <table:table-row table:style-name="ro1">
          <table:table-cell office:value-type="float" office:value="35750000" calcext:value-type="float">
            <text:p>35750000</text:p>
          </table:table-cell>
          <table:table-cell office:value-type="float" office:value="35.6223163390662" calcext:value-type="float">
            <text:p>35.6223163391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36.0059309431758" calcext:value-type="float">
            <text:p>36.0059309432</text:p>
          </table:table-cell>
        </table:table-row>
        <table:table-row table:style-name="ro1">
          <table:table-cell office:value-type="float" office:value="36250000" calcext:value-type="float">
            <text:p>36250000</text:p>
          </table:table-cell>
          <table:table-cell office:value-type="float" office:value="36.3548149926096" calcext:value-type="float">
            <text:p>36.3548149926</text:p>
          </table:table-cell>
        </table:table-row>
        <table:table-row table:style-name="ro1">
          <table:table-cell office:value-type="float" office:value="36500000" calcext:value-type="float">
            <text:p>36500000</text:p>
          </table:table-cell>
          <table:table-cell office:value-type="float" office:value="35.7760911023412" calcext:value-type="float">
            <text:p>35.7760911023</text:p>
          </table:table-cell>
        </table:table-row>
        <table:table-row table:style-name="ro1">
          <table:table-cell office:value-type="float" office:value="36750000" calcext:value-type="float">
            <text:p>36750000</text:p>
          </table:table-cell>
          <table:table-cell office:value-type="float" office:value="36.2679912667215" calcext:value-type="float">
            <text:p>36.2679912667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office:value-type="float" office:value="36.2778426188177" calcext:value-type="float">
            <text:p>36.2778426188</text:p>
          </table:table-cell>
        </table:table-row>
        <table:table-row table:style-name="ro1">
          <table:table-cell office:value-type="float" office:value="37250000" calcext:value-type="float">
            <text:p>37250000</text:p>
          </table:table-cell>
          <table:table-cell office:value-type="float" office:value="36.2138426666531" calcext:value-type="float">
            <text:p>36.2138426667</text:p>
          </table:table-cell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office:value-type="float" office:value="36.024598120625" calcext:value-type="float">
            <text:p>36.0245981206</text:p>
          </table:table-cell>
        </table:table-row>
        <table:table-row table:style-name="ro1">
          <table:table-cell office:value-type="float" office:value="37750000" calcext:value-type="float">
            <text:p>37750000</text:p>
          </table:table-cell>
          <table:table-cell office:value-type="float" office:value="36.3166073806886" calcext:value-type="float">
            <text:p>36.3166073807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office:value-type="float" office:value="35.8211841201195" calcext:value-type="float">
            <text:p>35.8211841201</text:p>
          </table:table-cell>
        </table:table-row>
        <table:table-row table:style-name="ro1">
          <table:table-cell office:value-type="float" office:value="38250000" calcext:value-type="float">
            <text:p>38250000</text:p>
          </table:table-cell>
          <table:table-cell office:value-type="float" office:value="35.7670013542822" calcext:value-type="float">
            <text:p>35.7670013543</text:p>
          </table:table-cell>
        </table:table-row>
        <table:table-row table:style-name="ro1">
          <table:table-cell office:value-type="float" office:value="38500000" calcext:value-type="float">
            <text:p>38500000</text:p>
          </table:table-cell>
          <table:table-cell office:value-type="float" office:value="36.0529269196028" calcext:value-type="float">
            <text:p>36.0529269196</text:p>
          </table:table-cell>
        </table:table-row>
        <table:table-row table:style-name="ro1">
          <table:table-cell office:value-type="float" office:value="38750000" calcext:value-type="float">
            <text:p>38750000</text:p>
          </table:table-cell>
          <table:table-cell office:value-type="float" office:value="36.0264366521032" calcext:value-type="float">
            <text:p>36.0264366521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35.5408050507885" calcext:value-type="float">
            <text:p>35.5408050508</text:p>
          </table:table-cell>
        </table:table-row>
        <table:table-row table:style-name="ro1">
          <table:table-cell office:value-type="float" office:value="39250000" calcext:value-type="float">
            <text:p>39250000</text:p>
          </table:table-cell>
          <table:table-cell office:value-type="float" office:value="35.7864995293578" calcext:value-type="float">
            <text:p>35.7864995294</text:p>
          </table:table-cell>
        </table:table-row>
        <table:table-row table:style-name="ro1">
          <table:table-cell office:value-type="float" office:value="39500000" calcext:value-type="float">
            <text:p>39500000</text:p>
          </table:table-cell>
          <table:table-cell office:value-type="float" office:value="35.9270427220381" calcext:value-type="float">
            <text:p>35.927042722</text:p>
          </table:table-cell>
        </table:table-row>
        <table:table-row table:style-name="ro1">
          <table:table-cell office:value-type="float" office:value="39750000" calcext:value-type="float">
            <text:p>39750000</text:p>
          </table:table-cell>
          <table:table-cell office:value-type="float" office:value="35.6264237442717" calcext:value-type="float">
            <text:p>35.6264237443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35.8232814670615" calcext:value-type="float">
            <text:p>35.8232814671</text:p>
          </table:table-cell>
        </table:table-row>
        <table:table-row table:style-name="ro1">
          <table:table-cell office:value-type="float" office:value="40250000" calcext:value-type="float">
            <text:p>40250000</text:p>
          </table:table-cell>
          <table:table-cell office:value-type="float" office:value="35.7106068522752" calcext:value-type="float">
            <text:p>35.7106068523</text:p>
          </table:table-cell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office:value-type="float" office:value="35.7020138859027" calcext:value-type="float">
            <text:p>35.7020138859</text:p>
          </table:table-cell>
        </table:table-row>
        <table:table-row table:style-name="ro1">
          <table:table-cell office:value-type="float" office:value="40750000" calcext:value-type="float">
            <text:p>40750000</text:p>
          </table:table-cell>
          <table:table-cell office:value-type="float" office:value="35.8364744467658" calcext:value-type="float">
            <text:p>35.8364744468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office:value-type="float" office:value="35.9462965883626" calcext:value-type="float">
            <text:p>35.9462965884</text:p>
          </table:table-cell>
        </table:table-row>
        <table:table-row table:style-name="ro1">
          <table:table-cell office:value-type="float" office:value="41250000" calcext:value-type="float">
            <text:p>41250000</text:p>
          </table:table-cell>
          <table:table-cell office:value-type="float" office:value="35.5962789852791" calcext:value-type="float">
            <text:p>35.5962789853</text:p>
          </table:table-cell>
        </table:table-row>
        <table:table-row table:style-name="ro1">
          <table:table-cell office:value-type="float" office:value="41500000" calcext:value-type="float">
            <text:p>41500000</text:p>
          </table:table-cell>
          <table:table-cell office:value-type="float" office:value="35.4979351873232" calcext:value-type="float">
            <text:p>35.4979351873</text:p>
          </table:table-cell>
        </table:table-row>
        <table:table-row table:style-name="ro1">
          <table:table-cell office:value-type="float" office:value="41750000" calcext:value-type="float">
            <text:p>41750000</text:p>
          </table:table-cell>
          <table:table-cell office:value-type="float" office:value="35.624244724987" calcext:value-type="float">
            <text:p>35.624244725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35.7017437504348" calcext:value-type="float">
            <text:p>35.7017437504</text:p>
          </table:table-cell>
        </table:table-row>
        <table:table-row table:style-name="ro1">
          <table:table-cell office:value-type="float" office:value="42250000" calcext:value-type="float">
            <text:p>42250000</text:p>
          </table:table-cell>
          <table:table-cell office:value-type="float" office:value="35.4285010431588" calcext:value-type="float">
            <text:p>35.4285010432</text:p>
          </table:table-cell>
        </table:table-row>
        <table:table-row table:style-name="ro1">
          <table:table-cell office:value-type="float" office:value="42500000" calcext:value-type="float">
            <text:p>42500000</text:p>
          </table:table-cell>
          <table:table-cell office:value-type="float" office:value="35.5353707144661" calcext:value-type="float">
            <text:p>35.5353707145</text:p>
          </table:table-cell>
        </table:table-row>
        <table:table-row table:style-name="ro1">
          <table:table-cell office:value-type="float" office:value="42750000" calcext:value-type="float">
            <text:p>42750000</text:p>
          </table:table-cell>
          <table:table-cell office:value-type="float" office:value="35.6213961687672" calcext:value-type="float">
            <text:p>35.6213961688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office:value-type="float" office:value="35.2956413961663" calcext:value-type="float">
            <text:p>35.2956413962</text:p>
          </table:table-cell>
        </table:table-row>
        <table:table-row table:style-name="ro1">
          <table:table-cell office:value-type="float" office:value="43250000" calcext:value-type="float">
            <text:p>43250000</text:p>
          </table:table-cell>
          <table:table-cell office:value-type="float" office:value="35.9124146338101" calcext:value-type="float">
            <text:p>35.9124146338</text:p>
          </table:table-cell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office:value-type="float" office:value="35.7591578762764" calcext:value-type="float">
            <text:p>35.7591578763</text:p>
          </table:table-cell>
        </table:table-row>
        <table:table-row table:style-name="ro1">
          <table:table-cell office:value-type="float" office:value="43750000" calcext:value-type="float">
            <text:p>43750000</text:p>
          </table:table-cell>
          <table:table-cell office:value-type="float" office:value="34.6808428441745" calcext:value-type="float">
            <text:p>34.6808428442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office:value-type="float" office:value="35.1302820965278" calcext:value-type="float">
            <text:p>35.1302820965</text:p>
          </table:table-cell>
        </table:table-row>
        <table:table-row table:style-name="ro1">
          <table:table-cell office:value-type="float" office:value="44250000" calcext:value-type="float">
            <text:p>44250000</text:p>
          </table:table-cell>
          <table:table-cell office:value-type="float" office:value="35.1405311220336" calcext:value-type="float">
            <text:p>35.140531122</text:p>
          </table:table-cell>
        </table:table-row>
        <table:table-row table:style-name="ro1">
          <table:table-cell office:value-type="float" office:value="44500000" calcext:value-type="float">
            <text:p>44500000</text:p>
          </table:table-cell>
          <table:table-cell office:value-type="float" office:value="35.0106552452064" calcext:value-type="float">
            <text:p>35.0106552452</text:p>
          </table:table-cell>
        </table:table-row>
        <table:table-row table:style-name="ro1">
          <table:table-cell office:value-type="float" office:value="44750000" calcext:value-type="float">
            <text:p>44750000</text:p>
          </table:table-cell>
          <table:table-cell office:value-type="float" office:value="35.2003067525871" calcext:value-type="float">
            <text:p>35.2003067526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34.985177461039" calcext:value-type="float">
            <text:p>34.985177461</text:p>
          </table:table-cell>
        </table:table-row>
        <table:table-row table:style-name="ro1">
          <table:table-cell office:value-type="float" office:value="45250000" calcext:value-type="float">
            <text:p>45250000</text:p>
          </table:table-cell>
          <table:table-cell office:value-type="float" office:value="34.8263231453908" calcext:value-type="float">
            <text:p>34.8263231454</text:p>
          </table:table-cell>
        </table:table-row>
        <table:table-row table:style-name="ro1">
          <table:table-cell office:value-type="float" office:value="45500000" calcext:value-type="float">
            <text:p>45500000</text:p>
          </table:table-cell>
          <table:table-cell office:value-type="float" office:value="35.1446064043778" calcext:value-type="float">
            <text:p>35.1446064044</text:p>
          </table:table-cell>
        </table:table-row>
        <table:table-row table:style-name="ro1">
          <table:table-cell office:value-type="float" office:value="45750000" calcext:value-type="float">
            <text:p>45750000</text:p>
          </table:table-cell>
          <table:table-cell office:value-type="float" office:value="34.8601137176238" calcext:value-type="float">
            <text:p>34.8601137176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office:value-type="float" office:value="34.742832855433" calcext:value-type="float">
            <text:p>34.7428328554</text:p>
          </table:table-cell>
        </table:table-row>
        <table:table-row table:style-name="ro1">
          <table:table-cell office:value-type="float" office:value="46250000" calcext:value-type="float">
            <text:p>46250000</text:p>
          </table:table-cell>
          <table:table-cell office:value-type="float" office:value="34.7387517772572" calcext:value-type="float">
            <text:p>34.7387517773</text:p>
          </table:table-cell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office:value-type="float" office:value="34.9202407829572" calcext:value-type="float">
            <text:p>34.920240783</text:p>
          </table:table-cell>
        </table:table-row>
        <table:table-row table:style-name="ro1">
          <table:table-cell office:value-type="float" office:value="46750000" calcext:value-type="float">
            <text:p>46750000</text:p>
          </table:table-cell>
          <table:table-cell office:value-type="float" office:value="34.1762450392505" calcext:value-type="float">
            <text:p>34.1762450393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office:value-type="float" office:value="34.6635101471369" calcext:value-type="float">
            <text:p>34.6635101471</text:p>
          </table:table-cell>
        </table:table-row>
        <table:table-row table:style-name="ro1">
          <table:table-cell office:value-type="float" office:value="47250000" calcext:value-type="float">
            <text:p>47250000</text:p>
          </table:table-cell>
          <table:table-cell office:value-type="float" office:value="33.8094574582867" calcext:value-type="float">
            <text:p>33.8094574583</text:p>
          </table:table-cell>
        </table:table-row>
        <table:table-row table:style-name="ro1">
          <table:table-cell office:value-type="float" office:value="47500000" calcext:value-type="float">
            <text:p>47500000</text:p>
          </table:table-cell>
          <table:table-cell office:value-type="float" office:value="34.1526450186205" calcext:value-type="float">
            <text:p>34.1526450186</text:p>
          </table:table-cell>
        </table:table-row>
        <table:table-row table:style-name="ro1">
          <table:table-cell office:value-type="float" office:value="47750000" calcext:value-type="float">
            <text:p>47750000</text:p>
          </table:table-cell>
          <table:table-cell office:value-type="float" office:value="34.4434851081219" calcext:value-type="float">
            <text:p>34.4434851081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33.5968811550385" calcext:value-type="float">
            <text:p>33.596881155</text:p>
          </table:table-cell>
        </table:table-row>
        <table:table-row table:style-name="ro1">
          <table:table-cell office:value-type="float" office:value="48250000" calcext:value-type="float">
            <text:p>48250000</text:p>
          </table:table-cell>
          <table:table-cell office:value-type="float" office:value="33.5569710437407" calcext:value-type="float">
            <text:p>33.5569710437</text:p>
          </table:table-cell>
        </table:table-row>
        <table:table-row table:style-name="ro1">
          <table:table-cell office:value-type="float" office:value="48500000" calcext:value-type="float">
            <text:p>48500000</text:p>
          </table:table-cell>
          <table:table-cell office:value-type="float" office:value="33.6280463504316" calcext:value-type="float">
            <text:p>33.6280463504</text:p>
          </table:table-cell>
        </table:table-row>
        <table:table-row table:style-name="ro1">
          <table:table-cell office:value-type="float" office:value="48750000" calcext:value-type="float">
            <text:p>48750000</text:p>
          </table:table-cell>
          <table:table-cell office:value-type="float" office:value="33.60235439258" calcext:value-type="float">
            <text:p>33.6023543926</text:p>
          </table:table-cell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office:value-type="float" office:value="33.3594840758058" calcext:value-type="float">
            <text:p>33.3594840758</text:p>
          </table:table-cell>
        </table:table-row>
        <table:table-row table:style-name="ro1">
          <table:table-cell office:value-type="float" office:value="49250000" calcext:value-type="float">
            <text:p>49250000</text:p>
          </table:table-cell>
          <table:table-cell office:value-type="float" office:value="33.6694381125162" calcext:value-type="float">
            <text:p>33.6694381125</text:p>
          </table:table-cell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office:value-type="float" office:value="33.1421803196904" calcext:value-type="float">
            <text:p>33.1421803197</text:p>
          </table:table-cell>
        </table:table-row>
        <table:table-row table:style-name="ro1">
          <table:table-cell office:value-type="float" office:value="49750000" calcext:value-type="float">
            <text:p>49750000</text:p>
          </table:table-cell>
          <table:table-cell office:value-type="float" office:value="33.0122658699767" calcext:value-type="float">
            <text:p>33.01226587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33.3586629307692" calcext:value-type="float">
            <text:p>33.3586629308</text:p>
          </table:table-cell>
        </table:table-row>
        <table:table-row table:style-name="ro1">
          <table:table-cell office:value-type="float" office:value="50250000" calcext:value-type="float">
            <text:p>50250000</text:p>
          </table:table-cell>
          <table:table-cell office:value-type="float" office:value="33.3584154829534" calcext:value-type="float">
            <text:p>33.358415483</text:p>
          </table:table-cell>
        </table:table-row>
        <table:table-row table:style-name="ro1">
          <table:table-cell office:value-type="float" office:value="50500000" calcext:value-type="float">
            <text:p>50500000</text:p>
          </table:table-cell>
          <table:table-cell office:value-type="float" office:value="33.1060818628699" calcext:value-type="float">
            <text:p>33.1060818629</text:p>
          </table:table-cell>
        </table:table-row>
        <table:table-row table:style-name="ro1">
          <table:table-cell office:value-type="float" office:value="50750000" calcext:value-type="float">
            <text:p>50750000</text:p>
          </table:table-cell>
          <table:table-cell office:value-type="float" office:value="32.3958305753576" calcext:value-type="float">
            <text:p>32.3958305754</text:p>
          </table:table-cell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office:value-type="float" office:value="32.8361119508603" calcext:value-type="float">
            <text:p>32.8361119509</text:p>
          </table:table-cell>
        </table:table-row>
        <table:table-row table:style-name="ro1">
          <table:table-cell office:value-type="float" office:value="51250000" calcext:value-type="float">
            <text:p>51250000</text:p>
          </table:table-cell>
          <table:table-cell office:value-type="float" office:value="32.687408692553" calcext:value-type="float">
            <text:p>32.6874086926</text:p>
          </table:table-cell>
        </table:table-row>
        <table:table-row table:style-name="ro1">
          <table:table-cell office:value-type="float" office:value="51500000" calcext:value-type="float">
            <text:p>51500000</text:p>
          </table:table-cell>
          <table:table-cell office:value-type="float" office:value="32.5388124149032" calcext:value-type="float">
            <text:p>32.5388124149</text:p>
          </table:table-cell>
        </table:table-row>
        <table:table-row table:style-name="ro1">
          <table:table-cell office:value-type="float" office:value="51750000" calcext:value-type="float">
            <text:p>51750000</text:p>
          </table:table-cell>
          <table:table-cell office:value-type="float" office:value="32.6056894903459" calcext:value-type="float">
            <text:p>32.6056894903</text:p>
          </table:table-cell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office:value-type="float" office:value="31.9652972410674" calcext:value-type="float">
            <text:p>31.9652972411</text:p>
          </table:table-cell>
        </table:table-row>
        <table:table-row table:style-name="ro1">
          <table:table-cell office:value-type="float" office:value="52250000" calcext:value-type="float">
            <text:p>52250000</text:p>
          </table:table-cell>
          <table:table-cell office:value-type="float" office:value="32.0610468971144" calcext:value-type="float">
            <text:p>32.0610468971</text:p>
          </table:table-cell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office:value-type="float" office:value="31.9155666593648" calcext:value-type="float">
            <text:p>31.9155666594</text:p>
          </table:table-cell>
        </table:table-row>
        <table:table-row table:style-name="ro1">
          <table:table-cell office:value-type="float" office:value="52750000" calcext:value-type="float">
            <text:p>52750000</text:p>
          </table:table-cell>
          <table:table-cell office:value-type="float" office:value="32.0423254188333" calcext:value-type="float">
            <text:p>32.0423254188</text:p>
          </table:table-cell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office:value-type="float" office:value="31.2354357800217" calcext:value-type="float">
            <text:p>31.23543578</text:p>
          </table:table-cell>
        </table:table-row>
        <table:table-row table:style-name="ro1">
          <table:table-cell office:value-type="float" office:value="53250000" calcext:value-type="float">
            <text:p>53250000</text:p>
          </table:table-cell>
          <table:table-cell office:value-type="float" office:value="31.5349480716863" calcext:value-type="float">
            <text:p>31.5349480717</text:p>
          </table:table-cell>
        </table:table-row>
        <table:table-row table:style-name="ro1">
          <table:table-cell office:value-type="float" office:value="53500000" calcext:value-type="float">
            <text:p>53500000</text:p>
          </table:table-cell>
          <table:table-cell office:value-type="float" office:value="31.6869745269003" calcext:value-type="float">
            <text:p>31.6869745269</text:p>
          </table:table-cell>
        </table:table-row>
        <table:table-row table:style-name="ro1">
          <table:table-cell office:value-type="float" office:value="53750000" calcext:value-type="float">
            <text:p>53750000</text:p>
          </table:table-cell>
          <table:table-cell office:value-type="float" office:value="31.6319341912969" calcext:value-type="float">
            <text:p>31.6319341913</text:p>
          </table:table-cell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office:value-type="float" office:value="31.0774334958463" calcext:value-type="float">
            <text:p>31.0774334958</text:p>
          </table:table-cell>
        </table:table-row>
        <table:table-row table:style-name="ro1">
          <table:table-cell office:value-type="float" office:value="54250000" calcext:value-type="float">
            <text:p>54250000</text:p>
          </table:table-cell>
          <table:table-cell office:value-type="float" office:value="31.025733615397" calcext:value-type="float">
            <text:p>31.0257336154</text:p>
          </table:table-cell>
        </table:table-row>
        <table:table-row table:style-name="ro1">
          <table:table-cell office:value-type="float" office:value="54500000" calcext:value-type="float">
            <text:p>54500000</text:p>
          </table:table-cell>
          <table:table-cell office:value-type="float" office:value="30.8744271397695" calcext:value-type="float">
            <text:p>30.8744271398</text:p>
          </table:table-cell>
        </table:table-row>
        <table:table-row table:style-name="ro1">
          <table:table-cell office:value-type="float" office:value="54750000" calcext:value-type="float">
            <text:p>54750000</text:p>
          </table:table-cell>
          <table:table-cell office:value-type="float" office:value="30.9173801724192" calcext:value-type="float">
            <text:p>30.9173801724</text:p>
          </table:table-cell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30.2798063765998" calcext:value-type="float">
            <text:p>30.2798063766</text:p>
          </table:table-cell>
        </table:table-row>
        <table:table-row table:style-name="ro1">
          <table:table-cell office:value-type="float" office:value="55250000" calcext:value-type="float">
            <text:p>55250000</text:p>
          </table:table-cell>
          <table:table-cell office:value-type="float" office:value="30.2412041183472" calcext:value-type="float">
            <text:p>30.2412041183</text:p>
          </table:table-cell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office:value-type="float" office:value="30.5289024305378" calcext:value-type="float">
            <text:p>30.5289024305</text:p>
          </table:table-cell>
        </table:table-row>
        <table:table-row table:style-name="ro1">
          <table:table-cell office:value-type="float" office:value="55750000" calcext:value-type="float">
            <text:p>55750000</text:p>
          </table:table-cell>
          <table:table-cell office:value-type="float" office:value="30.0579633485715" calcext:value-type="float">
            <text:p>30.0579633486</text:p>
          </table:table-cell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office:value-type="float" office:value="30.1203780601911" calcext:value-type="float">
            <text:p>30.1203780602</text:p>
          </table:table-cell>
        </table:table-row>
        <table:table-row table:style-name="ro1">
          <table:table-cell office:value-type="float" office:value="56250000" calcext:value-type="float">
            <text:p>56250000</text:p>
          </table:table-cell>
          <table:table-cell office:value-type="float" office:value="30.1631621470302" calcext:value-type="float">
            <text:p>30.163162147</text:p>
          </table:table-cell>
        </table:table-row>
        <table:table-row table:style-name="ro1">
          <table:table-cell office:value-type="float" office:value="56500000" calcext:value-type="float">
            <text:p>56500000</text:p>
          </table:table-cell>
          <table:table-cell office:value-type="float" office:value="29.8271376709293" calcext:value-type="float">
            <text:p>29.8271376709</text:p>
          </table:table-cell>
        </table:table-row>
        <table:table-row table:style-name="ro1">
          <table:table-cell office:value-type="float" office:value="56750000" calcext:value-type="float">
            <text:p>56750000</text:p>
          </table:table-cell>
          <table:table-cell office:value-type="float" office:value="29.8688451748344" calcext:value-type="float">
            <text:p>29.8688451748</text:p>
          </table:table-cell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office:value-type="float" office:value="29.7583537803909" calcext:value-type="float">
            <text:p>29.7583537804</text:p>
          </table:table-cell>
        </table:table-row>
        <table:table-row table:style-name="ro1">
          <table:table-cell office:value-type="float" office:value="57250000" calcext:value-type="float">
            <text:p>57250000</text:p>
          </table:table-cell>
          <table:table-cell office:value-type="float" office:value="28.8926631522966" calcext:value-type="float">
            <text:p>28.8926631523</text:p>
          </table:table-cell>
        </table:table-row>
        <table:table-row table:style-name="ro1">
          <table:table-cell office:value-type="float" office:value="57500000" calcext:value-type="float">
            <text:p>57500000</text:p>
          </table:table-cell>
          <table:table-cell office:value-type="float" office:value="29.2348532588252" calcext:value-type="float">
            <text:p>29.2348532588</text:p>
          </table:table-cell>
        </table:table-row>
        <table:table-row table:style-name="ro1">
          <table:table-cell office:value-type="float" office:value="57750000" calcext:value-type="float">
            <text:p>57750000</text:p>
          </table:table-cell>
          <table:table-cell office:value-type="float" office:value="29.4299220378968" calcext:value-type="float">
            <text:p>29.4299220379</text:p>
          </table:table-cell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office:value-type="float" office:value="28.3891366289262" calcext:value-type="float">
            <text:p>28.3891366289</text:p>
          </table:table-cell>
        </table:table-row>
        <table:table-row table:style-name="ro1">
          <table:table-cell office:value-type="float" office:value="58250000" calcext:value-type="float">
            <text:p>58250000</text:p>
          </table:table-cell>
          <table:table-cell office:value-type="float" office:value="28.3792954760251" calcext:value-type="float">
            <text:p>28.379295476</text:p>
          </table:table-cell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office:value-type="float" office:value="28.1863494666509" calcext:value-type="float">
            <text:p>28.1863494667</text:p>
          </table:table-cell>
        </table:table-row>
        <table:table-row table:style-name="ro1">
          <table:table-cell office:value-type="float" office:value="58750000" calcext:value-type="float">
            <text:p>58750000</text:p>
          </table:table-cell>
          <table:table-cell office:value-type="float" office:value="28.1973398493237" calcext:value-type="float">
            <text:p>28.1973398493</text:p>
          </table:table-cell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office:value-type="float" office:value="28.2304022232572" calcext:value-type="float">
            <text:p>28.2304022233</text:p>
          </table:table-cell>
        </table:table-row>
        <table:table-row table:style-name="ro1">
          <table:table-cell office:value-type="float" office:value="59250000" calcext:value-type="float">
            <text:p>59250000</text:p>
          </table:table-cell>
          <table:table-cell office:value-type="float" office:value="27.9267605887799" calcext:value-type="float">
            <text:p>27.9267605888</text:p>
          </table:table-cell>
        </table:table-row>
        <table:table-row table:style-name="ro1">
          <table:table-cell office:value-type="float" office:value="59500000" calcext:value-type="float">
            <text:p>59500000</text:p>
          </table:table-cell>
          <table:table-cell office:value-type="float" office:value="27.8317557153831" calcext:value-type="float">
            <text:p>27.8317557154</text:p>
          </table:table-cell>
        </table:table-row>
        <table:table-row table:style-name="ro1">
          <table:table-cell office:value-type="float" office:value="59750000" calcext:value-type="float">
            <text:p>59750000</text:p>
          </table:table-cell>
          <table:table-cell office:value-type="float" office:value="27.5503718742198" calcext:value-type="float">
            <text:p>27.5503718742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27.5871410892866" calcext:value-type="float">
            <text:p>27.5871410893</text:p>
          </table:table-cell>
        </table:table-row>
        <table:table-row table:style-name="ro1">
          <table:table-cell office:value-type="float" office:value="60250000" calcext:value-type="float">
            <text:p>60250000</text:p>
          </table:table-cell>
          <table:table-cell office:value-type="float" office:value="27.483358268987" calcext:value-type="float">
            <text:p>27.483358269</text:p>
          </table:table-cell>
        </table:table-row>
        <table:table-row table:style-name="ro1">
          <table:table-cell office:value-type="float" office:value="60500000" calcext:value-type="float">
            <text:p>60500000</text:p>
          </table:table-cell>
          <table:table-cell office:value-type="float" office:value="27.1516339605361" calcext:value-type="float">
            <text:p>27.1516339605</text:p>
          </table:table-cell>
        </table:table-row>
        <table:table-row table:style-name="ro1">
          <table:table-cell office:value-type="float" office:value="60750000" calcext:value-type="float">
            <text:p>60750000</text:p>
          </table:table-cell>
          <table:table-cell office:value-type="float" office:value="27.1808327714339" calcext:value-type="float">
            <text:p>27.1808327714</text:p>
          </table:table-cell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office:value-type="float" office:value="26.9811514304989" calcext:value-type="float">
            <text:p>26.9811514305</text:p>
          </table:table-cell>
        </table:table-row>
        <table:table-row table:style-name="ro1">
          <table:table-cell office:value-type="float" office:value="61250000" calcext:value-type="float">
            <text:p>61250000</text:p>
          </table:table-cell>
          <table:table-cell office:value-type="float" office:value="27.0631732940826" calcext:value-type="float">
            <text:p>27.0631732941</text:p>
          </table:table-cell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office:value-type="float" office:value="26.0669252841218" calcext:value-type="float">
            <text:p>26.0669252841</text:p>
          </table:table-cell>
        </table:table-row>
        <table:table-row table:style-name="ro1">
          <table:table-cell office:value-type="float" office:value="61750000" calcext:value-type="float">
            <text:p>61750000</text:p>
          </table:table-cell>
          <table:table-cell office:value-type="float" office:value="26.6263962862479" calcext:value-type="float">
            <text:p>26.6263962862</text:p>
          </table:table-cell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office:value-type="float" office:value="25.7980082921064" calcext:value-type="float">
            <text:p>25.7980082921</text:p>
          </table:table-cell>
        </table:table-row>
        <table:table-row table:style-name="ro1">
          <table:table-cell office:value-type="float" office:value="62250000" calcext:value-type="float">
            <text:p>62250000</text:p>
          </table:table-cell>
          <table:table-cell office:value-type="float" office:value="26.1949839730868" calcext:value-type="float">
            <text:p>26.1949839731</text:p>
          </table:table-cell>
        </table:table-row>
        <table:table-row table:style-name="ro1">
          <table:table-cell office:value-type="float" office:value="62500000" calcext:value-type="float">
            <text:p>62500000</text:p>
          </table:table-cell>
          <table:table-cell office:value-type="float" office:value="25.8903764646287" calcext:value-type="float">
            <text:p>25.8903764646</text:p>
          </table:table-cell>
        </table:table-row>
        <table:table-row table:style-name="ro1">
          <table:table-cell office:value-type="float" office:value="62750000" calcext:value-type="float">
            <text:p>62750000</text:p>
          </table:table-cell>
          <table:table-cell office:value-type="float" office:value="25.9420057508982" calcext:value-type="float">
            <text:p>25.9420057509</text:p>
          </table:table-cell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office:value-type="float" office:value="25.1042321940144" calcext:value-type="float">
            <text:p>25.104232194</text:p>
          </table:table-cell>
        </table:table-row>
        <table:table-row table:style-name="ro1">
          <table:table-cell office:value-type="float" office:value="63250000" calcext:value-type="float">
            <text:p>63250000</text:p>
          </table:table-cell>
          <table:table-cell office:value-type="float" office:value="25.4037953895091" calcext:value-type="float">
            <text:p>25.4037953895</text:p>
          </table:table-cell>
        </table:table-row>
        <table:table-row table:style-name="ro1">
          <table:table-cell office:value-type="float" office:value="63500000" calcext:value-type="float">
            <text:p>63500000</text:p>
          </table:table-cell>
          <table:table-cell office:value-type="float" office:value="25.2592605077815" calcext:value-type="float">
            <text:p>25.2592605078</text:p>
          </table:table-cell>
        </table:table-row>
        <table:table-row table:style-name="ro1">
          <table:table-cell office:value-type="float" office:value="63750000" calcext:value-type="float">
            <text:p>63750000</text:p>
          </table:table-cell>
          <table:table-cell office:value-type="float" office:value="25.2967482850917" calcext:value-type="float">
            <text:p>25.2967482851</text:p>
          </table:table-cell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office:value-type="float" office:value="25.1440628880538" calcext:value-type="float">
            <text:p>25.1440628881</text:p>
          </table:table-cell>
        </table:table-row>
        <table:table-row table:style-name="ro1">
          <table:table-cell office:value-type="float" office:value="64250000" calcext:value-type="float">
            <text:p>64250000</text:p>
          </table:table-cell>
          <table:table-cell office:value-type="float" office:value="24.7928214219685" calcext:value-type="float">
            <text:p>24.792821422</text:p>
          </table:table-cell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office:value-type="float" office:value="24.7759129927723" calcext:value-type="float">
            <text:p>24.7759129928</text:p>
          </table:table-cell>
        </table:table-row>
        <table:table-row table:style-name="ro1">
          <table:table-cell office:value-type="float" office:value="64750000" calcext:value-type="float">
            <text:p>64750000</text:p>
          </table:table-cell>
          <table:table-cell office:value-type="float" office:value="24.4881117832554" calcext:value-type="float">
            <text:p>24.4881117833</text:p>
          </table:table-cell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24.3395490908941" calcext:value-type="float">
            <text:p>24.3395490909</text:p>
          </table:table-cell>
        </table:table-row>
        <table:table-row table:style-name="ro1">
          <table:table-cell office:value-type="float" office:value="65250000" calcext:value-type="float">
            <text:p>65250000</text:p>
          </table:table-cell>
          <table:table-cell office:value-type="float" office:value="24.4191145286403" calcext:value-type="float">
            <text:p>24.4191145286</text:p>
          </table:table-cell>
        </table:table-row>
        <table:table-row table:style-name="ro1">
          <table:table-cell office:value-type="float" office:value="65500000" calcext:value-type="float">
            <text:p>65500000</text:p>
          </table:table-cell>
          <table:table-cell office:value-type="float" office:value="23.9784118320764" calcext:value-type="float">
            <text:p>23.9784118321</text:p>
          </table:table-cell>
        </table:table-row>
        <table:table-row table:style-name="ro1">
          <table:table-cell office:value-type="float" office:value="65750000" calcext:value-type="float">
            <text:p>65750000</text:p>
          </table:table-cell>
          <table:table-cell office:value-type="float" office:value="24.1376377728999" calcext:value-type="float">
            <text:p>24.1376377729</text:p>
          </table:table-cell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office:value-type="float" office:value="23.4258013248015" calcext:value-type="float">
            <text:p>23.4258013248</text:p>
          </table:table-cell>
        </table:table-row>
        <table:table-row table:style-name="ro1">
          <table:table-cell office:value-type="float" office:value="66250000" calcext:value-type="float">
            <text:p>66250000</text:p>
          </table:table-cell>
          <table:table-cell office:value-type="float" office:value="23.7481868498922" calcext:value-type="float">
            <text:p>23.7481868499</text:p>
          </table:table-cell>
        </table:table-row>
        <table:table-row table:style-name="ro1">
          <table:table-cell office:value-type="float" office:value="66500000" calcext:value-type="float">
            <text:p>66500000</text:p>
          </table:table-cell>
          <table:table-cell office:value-type="float" office:value="23.351488199455" calcext:value-type="float">
            <text:p>23.3514881995</text:p>
          </table:table-cell>
        </table:table-row>
        <table:table-row table:style-name="ro1">
          <table:table-cell office:value-type="float" office:value="66750000" calcext:value-type="float">
            <text:p>66750000</text:p>
          </table:table-cell>
          <table:table-cell office:value-type="float" office:value="23.5559651324548" calcext:value-type="float">
            <text:p>23.5559651325</text:p>
          </table:table-cell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office:value-type="float" office:value="23.4039169247315" calcext:value-type="float">
            <text:p>23.4039169247</text:p>
          </table:table-cell>
        </table:table-row>
        <table:table-row table:style-name="ro1">
          <table:table-cell office:value-type="float" office:value="67250000" calcext:value-type="float">
            <text:p>67250000</text:p>
          </table:table-cell>
          <table:table-cell office:value-type="float" office:value="23.0470731061259" calcext:value-type="float">
            <text:p>23.0470731061</text:p>
          </table:table-cell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office:value-type="float" office:value="22.7089557473757" calcext:value-type="float">
            <text:p>22.7089557474</text:p>
          </table:table-cell>
        </table:table-row>
        <table:table-row table:style-name="ro1">
          <table:table-cell office:value-type="float" office:value="67750000" calcext:value-type="float">
            <text:p>67750000</text:p>
          </table:table-cell>
          <table:table-cell office:value-type="float" office:value="22.5028495319248" calcext:value-type="float">
            <text:p>22.5028495319</text:p>
          </table:table-cell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office:value-type="float" office:value="22.8923639382228" calcext:value-type="float">
            <text:p>22.8923639382</text:p>
          </table:table-cell>
        </table:table-row>
        <table:table-row table:style-name="ro1">
          <table:table-cell office:value-type="float" office:value="68250000" calcext:value-type="float">
            <text:p>68250000</text:p>
          </table:table-cell>
          <table:table-cell office:value-type="float" office:value="22.2686613731615" calcext:value-type="float">
            <text:p>22.2686613732</text:p>
          </table:table-cell>
        </table:table-row>
        <table:table-row table:style-name="ro1">
          <table:table-cell office:value-type="float" office:value="68500000" calcext:value-type="float">
            <text:p>68500000</text:p>
          </table:table-cell>
          <table:table-cell office:value-type="float" office:value="21.8462791800766" calcext:value-type="float">
            <text:p>21.8462791801</text:p>
          </table:table-cell>
        </table:table-row>
        <table:table-row table:style-name="ro1">
          <table:table-cell office:value-type="float" office:value="68750000" calcext:value-type="float">
            <text:p>68750000</text:p>
          </table:table-cell>
          <table:table-cell office:value-type="float" office:value="21.5379181942019" calcext:value-type="float">
            <text:p>21.5379181942</text:p>
          </table:table-cell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office:value-type="float" office:value="22.1741030410887" calcext:value-type="float">
            <text:p>22.1741030411</text:p>
          </table:table-cell>
        </table:table-row>
        <table:table-row table:style-name="ro1">
          <table:table-cell office:value-type="float" office:value="69250000" calcext:value-type="float">
            <text:p>69250000</text:p>
          </table:table-cell>
          <table:table-cell office:value-type="float" office:value="21.5466956361139" calcext:value-type="float">
            <text:p>21.5466956361</text:p>
          </table:table-cell>
        </table:table-row>
        <table:table-row table:style-name="ro1">
          <table:table-cell office:value-type="float" office:value="69500000" calcext:value-type="float">
            <text:p>69500000</text:p>
          </table:table-cell>
          <table:table-cell office:value-type="float" office:value="21.1709229199804" calcext:value-type="float">
            <text:p>21.17092292</text:p>
          </table:table-cell>
        </table:table-row>
        <table:table-row table:style-name="ro1">
          <table:table-cell office:value-type="float" office:value="69750000" calcext:value-type="float">
            <text:p>69750000</text:p>
          </table:table-cell>
          <table:table-cell office:value-type="float" office:value="21.4627793457487" calcext:value-type="float">
            <text:p>21.4627793457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20.7470972352949" calcext:value-type="float">
            <text:p>20.7470972353</text:p>
          </table:table-cell>
        </table:table-row>
        <table:table-row table:style-name="ro1">
          <table:table-cell office:value-type="float" office:value="70250000" calcext:value-type="float">
            <text:p>70250000</text:p>
          </table:table-cell>
          <table:table-cell office:value-type="float" office:value="21.3711203802859" calcext:value-type="float">
            <text:p>21.3711203803</text:p>
          </table:table-cell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office:value-type="float" office:value="21.2455050951051" calcext:value-type="float">
            <text:p>21.2455050951</text:p>
          </table:table-cell>
        </table:table-row>
        <table:table-row table:style-name="ro1">
          <table:table-cell office:value-type="float" office:value="70750000" calcext:value-type="float">
            <text:p>70750000</text:p>
          </table:table-cell>
          <table:table-cell office:value-type="float" office:value="21.3578218467081" calcext:value-type="float">
            <text:p>21.3578218467</text:p>
          </table:table-cell>
        </table:table-row>
        <table:table-row table:style-name="ro1">
          <table:table-cell office:value-type="float" office:value="71000000" calcext:value-type="float">
            <text:p>71000000</text:p>
          </table:table-cell>
          <table:table-cell office:value-type="float" office:value="20.7567149740731" calcext:value-type="float">
            <text:p>20.7567149741</text:p>
          </table:table-cell>
        </table:table-row>
        <table:table-row table:style-name="ro1">
          <table:table-cell office:value-type="float" office:value="71250000" calcext:value-type="float">
            <text:p>71250000</text:p>
          </table:table-cell>
          <table:table-cell office:value-type="float" office:value="20.9251644285963" calcext:value-type="float">
            <text:p>20.9251644286</text:p>
          </table:table-cell>
        </table:table-row>
        <table:table-row table:style-name="ro1">
          <table:table-cell office:value-type="float" office:value="71500000" calcext:value-type="float">
            <text:p>71500000</text:p>
          </table:table-cell>
          <table:table-cell office:value-type="float" office:value="20.0106346841918" calcext:value-type="float">
            <text:p>20.0106346842</text:p>
          </table:table-cell>
        </table:table-row>
        <table:table-row table:style-name="ro1">
          <table:table-cell office:value-type="float" office:value="71750000" calcext:value-type="float">
            <text:p>71750000</text:p>
          </table:table-cell>
          <table:table-cell office:value-type="float" office:value="19.6212976086717" calcext:value-type="float">
            <text:p>19.6212976087</text:p>
          </table:table-cell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office:value-type="float" office:value="19.4330506663619" calcext:value-type="float">
            <text:p>19.4330506664</text:p>
          </table:table-cell>
        </table:table-row>
        <table:table-row table:style-name="ro1">
          <table:table-cell office:value-type="float" office:value="72250000" calcext:value-type="float">
            <text:p>72250000</text:p>
          </table:table-cell>
          <table:table-cell office:value-type="float" office:value="19.456292131841" calcext:value-type="float">
            <text:p>19.4562921318</text:p>
          </table:table-cell>
        </table:table-row>
        <table:table-row table:style-name="ro1">
          <table:table-cell office:value-type="float" office:value="72500000" calcext:value-type="float">
            <text:p>72500000</text:p>
          </table:table-cell>
          <table:table-cell office:value-type="float" office:value="19.5022522447566" calcext:value-type="float">
            <text:p>19.5022522448</text:p>
          </table:table-cell>
        </table:table-row>
        <table:table-row table:style-name="ro1">
          <table:table-cell office:value-type="float" office:value="72750000" calcext:value-type="float">
            <text:p>72750000</text:p>
          </table:table-cell>
          <table:table-cell office:value-type="float" office:value="19.126538083193" calcext:value-type="float">
            <text:p>19.1265380832</text:p>
          </table:table-cell>
        </table:table-row>
        <table:table-row table:style-name="ro1">
          <table:table-cell office:value-type="float" office:value="73000000" calcext:value-type="float">
            <text:p>73000000</text:p>
          </table:table-cell>
          <table:table-cell office:value-type="float" office:value="19.2610078406565" calcext:value-type="float">
            <text:p>19.2610078407</text:p>
          </table:table-cell>
        </table:table-row>
        <table:table-row table:style-name="ro1">
          <table:table-cell office:value-type="float" office:value="73250000" calcext:value-type="float">
            <text:p>73250000</text:p>
          </table:table-cell>
          <table:table-cell office:value-type="float" office:value="19.4455432351464" calcext:value-type="float">
            <text:p>19.4455432351</text:p>
          </table:table-cell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office:value-type="float" office:value="19.0020755209919" calcext:value-type="float">
            <text:p>19.002075521</text:p>
          </table:table-cell>
        </table:table-row>
        <table:table-row table:style-name="ro1">
          <table:table-cell office:value-type="float" office:value="73750000" calcext:value-type="float">
            <text:p>73750000</text:p>
          </table:table-cell>
          <table:table-cell office:value-type="float" office:value="19.2781963353863" calcext:value-type="float">
            <text:p>19.2781963354</text:p>
          </table:table-cell>
        </table:table-row>
        <table:table-row table:style-name="ro1">
          <table:table-cell office:value-type="float" office:value="74000000" calcext:value-type="float">
            <text:p>74000000</text:p>
          </table:table-cell>
          <table:table-cell office:value-type="float" office:value="19.0493831622899" calcext:value-type="float">
            <text:p>19.0493831623</text:p>
          </table:table-cell>
        </table:table-row>
        <table:table-row table:style-name="ro1">
          <table:table-cell office:value-type="float" office:value="74250000" calcext:value-type="float">
            <text:p>74250000</text:p>
          </table:table-cell>
          <table:table-cell office:value-type="float" office:value="18.5871444593" calcext:value-type="float">
            <text:p>18.5871444593</text:p>
          </table:table-cell>
        </table:table-row>
        <table:table-row table:style-name="ro1">
          <table:table-cell office:value-type="float" office:value="74500000" calcext:value-type="float">
            <text:p>74500000</text:p>
          </table:table-cell>
          <table:table-cell office:value-type="float" office:value="18.1379682036481" calcext:value-type="float">
            <text:p>18.1379682036</text:p>
          </table:table-cell>
        </table:table-row>
        <table:table-row table:style-name="ro1">
          <table:table-cell office:value-type="float" office:value="74750000" calcext:value-type="float">
            <text:p>74750000</text:p>
          </table:table-cell>
          <table:table-cell office:value-type="float" office:value="18.2285018607866" calcext:value-type="float">
            <text:p>18.2285018608</text:p>
          </table:table-cell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17.8739302162779" calcext:value-type="float">
            <text:p>17.8739302163</text:p>
          </table:table-cell>
        </table:table-row>
        <table:table-row table:style-name="ro1">
          <table:table-cell office:value-type="float" office:value="75250000" calcext:value-type="float">
            <text:p>75250000</text:p>
          </table:table-cell>
          <table:table-cell office:value-type="float" office:value="17.6210731895755" calcext:value-type="float">
            <text:p>17.6210731896</text:p>
          </table:table-cell>
        </table:table-row>
        <table:table-row table:style-name="ro1">
          <table:table-cell office:value-type="float" office:value="75500000" calcext:value-type="float">
            <text:p>75500000</text:p>
          </table:table-cell>
          <table:table-cell office:value-type="float" office:value="17.4469584631748" calcext:value-type="float">
            <text:p>17.4469584632</text:p>
          </table:table-cell>
        </table:table-row>
        <table:table-row table:style-name="ro1">
          <table:table-cell office:value-type="float" office:value="75750000" calcext:value-type="float">
            <text:p>75750000</text:p>
          </table:table-cell>
          <table:table-cell office:value-type="float" office:value="17.8132895530375" calcext:value-type="float">
            <text:p>17.813289553</text:p>
          </table:table-cell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office:value-type="float" office:value="17.4367874537109" calcext:value-type="float">
            <text:p>17.4367874537</text:p>
          </table:table-cell>
        </table:table-row>
        <table:table-row table:style-name="ro1">
          <table:table-cell office:value-type="float" office:value="76250000" calcext:value-type="float">
            <text:p>76250000</text:p>
          </table:table-cell>
          <table:table-cell office:value-type="float" office:value="17.2924804002623" calcext:value-type="float">
            <text:p>17.2924804003</text:p>
          </table:table-cell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office:value-type="float" office:value="17.7669942450909" calcext:value-type="float">
            <text:p>17.7669942451</text:p>
          </table:table-cell>
        </table:table-row>
        <table:table-row table:style-name="ro1">
          <table:table-cell office:value-type="float" office:value="76750000" calcext:value-type="float">
            <text:p>76750000</text:p>
          </table:table-cell>
          <table:table-cell office:value-type="float" office:value="17.5083771196477" calcext:value-type="float">
            <text:p>17.5083771196</text:p>
          </table:table-cell>
        </table:table-row>
        <table:table-row table:style-name="ro1">
          <table:table-cell office:value-type="float" office:value="77000000" calcext:value-type="float">
            <text:p>77000000</text:p>
          </table:table-cell>
          <table:table-cell office:value-type="float" office:value="16.8715445605415" calcext:value-type="float">
            <text:p>16.8715445605</text:p>
          </table:table-cell>
        </table:table-row>
        <table:table-row table:style-name="ro1">
          <table:table-cell office:value-type="float" office:value="77250000" calcext:value-type="float">
            <text:p>77250000</text:p>
          </table:table-cell>
          <table:table-cell office:value-type="float" office:value="16.8403654490212" calcext:value-type="float">
            <text:p>16.840365449</text:p>
          </table:table-cell>
        </table:table-row>
        <table:table-row table:style-name="ro1">
          <table:table-cell office:value-type="float" office:value="77500000" calcext:value-type="float">
            <text:p>77500000</text:p>
          </table:table-cell>
          <table:table-cell office:value-type="float" office:value="16.5959926952246" calcext:value-type="float">
            <text:p>16.5959926952</text:p>
          </table:table-cell>
        </table:table-row>
        <table:table-row table:style-name="ro1">
          <table:table-cell office:value-type="float" office:value="77750000" calcext:value-type="float">
            <text:p>77750000</text:p>
          </table:table-cell>
          <table:table-cell office:value-type="float" office:value="16.0905095032663" calcext:value-type="float">
            <text:p>16.0905095033</text:p>
          </table:table-cell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office:value-type="float" office:value="16.5556733014143" calcext:value-type="float">
            <text:p>16.5556733014</text:p>
          </table:table-cell>
        </table:table-row>
        <table:table-row table:style-name="ro1">
          <table:table-cell office:value-type="float" office:value="78250000" calcext:value-type="float">
            <text:p>78250000</text:p>
          </table:table-cell>
          <table:table-cell office:value-type="float" office:value="16.5775625313618" calcext:value-type="float">
            <text:p>16.5775625314</text:p>
          </table:table-cell>
        </table:table-row>
        <table:table-row table:style-name="ro1">
          <table:table-cell office:value-type="float" office:value="78500000" calcext:value-type="float">
            <text:p>78500000</text:p>
          </table:table-cell>
          <table:table-cell office:value-type="float" office:value="15.9423919270556" calcext:value-type="float">
            <text:p>15.9423919271</text:p>
          </table:table-cell>
        </table:table-row>
        <table:table-row table:style-name="ro1">
          <table:table-cell office:value-type="float" office:value="78750000" calcext:value-type="float">
            <text:p>78750000</text:p>
          </table:table-cell>
          <table:table-cell office:value-type="float" office:value="15.7200314392866" calcext:value-type="float">
            <text:p>15.7200314393</text:p>
          </table:table-cell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office:value-type="float" office:value="16.383780313751" calcext:value-type="float">
            <text:p>16.3837803138</text:p>
          </table:table-cell>
        </table:table-row>
        <table:table-row table:style-name="ro1">
          <table:table-cell office:value-type="float" office:value="79250000" calcext:value-type="float">
            <text:p>79250000</text:p>
          </table:table-cell>
          <table:table-cell office:value-type="float" office:value="15.8554376758157" calcext:value-type="float">
            <text:p>15.8554376758</text:p>
          </table:table-cell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office:value-type="float" office:value="15.2640976874997" calcext:value-type="float">
            <text:p>15.2640976875</text:p>
          </table:table-cell>
        </table:table-row>
        <table:table-row table:style-name="ro1">
          <table:table-cell office:value-type="float" office:value="79750000" calcext:value-type="float">
            <text:p>79750000</text:p>
          </table:table-cell>
          <table:table-cell office:value-type="float" office:value="15.6871181618376" calcext:value-type="float">
            <text:p>15.6871181618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15.714592977742" calcext:value-type="float">
            <text:p>15.7145929777</text:p>
          </table:table-cell>
        </table:table-row>
        <table:table-row table:style-name="ro1">
          <table:table-cell office:value-type="float" office:value="80250000" calcext:value-type="float">
            <text:p>80250000</text:p>
          </table:table-cell>
          <table:table-cell office:value-type="float" office:value="15.4144906104114" calcext:value-type="float">
            <text:p>15.4144906104</text:p>
          </table:table-cell>
        </table:table-row>
        <table:table-row table:style-name="ro1">
          <table:table-cell office:value-type="float" office:value="80500000" calcext:value-type="float">
            <text:p>80500000</text:p>
          </table:table-cell>
          <table:table-cell office:value-type="float" office:value="15.3571727826145" calcext:value-type="float">
            <text:p>15.3571727826</text:p>
          </table:table-cell>
        </table:table-row>
        <table:table-row table:style-name="ro1">
          <table:table-cell office:value-type="float" office:value="80750000" calcext:value-type="float">
            <text:p>80750000</text:p>
          </table:table-cell>
          <table:table-cell office:value-type="float" office:value="15.4192998696845" calcext:value-type="float">
            <text:p>15.4192998697</text:p>
          </table:table-cell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office:value-type="float" office:value="15.4009467631221" calcext:value-type="float">
            <text:p>15.4009467631</text:p>
          </table:table-cell>
        </table:table-row>
        <table:table-row table:style-name="ro1">
          <table:table-cell office:value-type="float" office:value="81250000" calcext:value-type="float">
            <text:p>81250000</text:p>
          </table:table-cell>
          <table:table-cell office:value-type="float" office:value="14.1675029404348" calcext:value-type="float">
            <text:p>14.1675029404</text:p>
          </table:table-cell>
        </table:table-row>
        <table:table-row table:style-name="ro1">
          <table:table-cell office:value-type="float" office:value="81500000" calcext:value-type="float">
            <text:p>81500000</text:p>
          </table:table-cell>
          <table:table-cell office:value-type="float" office:value="14.5111526450745" calcext:value-type="float">
            <text:p>14.5111526451</text:p>
          </table:table-cell>
        </table:table-row>
        <table:table-row table:style-name="ro1">
          <table:table-cell office:value-type="float" office:value="81750000" calcext:value-type="float">
            <text:p>81750000</text:p>
          </table:table-cell>
          <table:table-cell office:value-type="float" office:value="14.5937314252594" calcext:value-type="float">
            <text:p>14.5937314253</text:p>
          </table:table-cell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office:value-type="float" office:value="13.8751508920946" calcext:value-type="float">
            <text:p>13.8751508921</text:p>
          </table:table-cell>
        </table:table-row>
        <table:table-row table:style-name="ro1">
          <table:table-cell office:value-type="float" office:value="82250000" calcext:value-type="float">
            <text:p>82250000</text:p>
          </table:table-cell>
          <table:table-cell office:value-type="float" office:value="14.220014755376" calcext:value-type="float">
            <text:p>14.2200147554</text:p>
          </table:table-cell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office:value-type="float" office:value="13.9151755937054" calcext:value-type="float">
            <text:p>13.9151755937</text:p>
          </table:table-cell>
        </table:table-row>
        <table:table-row table:style-name="ro1">
          <table:table-cell office:value-type="float" office:value="82750000" calcext:value-type="float">
            <text:p>82750000</text:p>
          </table:table-cell>
          <table:table-cell office:value-type="float" office:value="13.9475316641356" calcext:value-type="float">
            <text:p>13.9475316641</text:p>
          </table:table-cell>
        </table:table-row>
        <table:table-row table:style-name="ro1">
          <table:table-cell office:value-type="float" office:value="83000000" calcext:value-type="float">
            <text:p>83000000</text:p>
          </table:table-cell>
          <table:table-cell office:value-type="float" office:value="14.2348394880685" calcext:value-type="float">
            <text:p>14.2348394881</text:p>
          </table:table-cell>
        </table:table-row>
        <table:table-row table:style-name="ro1">
          <table:table-cell office:value-type="float" office:value="83250000" calcext:value-type="float">
            <text:p>83250000</text:p>
          </table:table-cell>
          <table:table-cell office:value-type="float" office:value="13.8196886897144" calcext:value-type="float">
            <text:p>13.8196886897</text:p>
          </table:table-cell>
        </table:table-row>
        <table:table-row table:style-name="ro1">
          <table:table-cell office:value-type="float" office:value="83500000" calcext:value-type="float">
            <text:p>83500000</text:p>
          </table:table-cell>
          <table:table-cell office:value-type="float" office:value="13.566199475033" calcext:value-type="float">
            <text:p>13.566199475</text:p>
          </table:table-cell>
        </table:table-row>
        <table:table-row table:style-name="ro1">
          <table:table-cell office:value-type="float" office:value="83750000" calcext:value-type="float">
            <text:p>83750000</text:p>
          </table:table-cell>
          <table:table-cell office:value-type="float" office:value="13.9894990951435" calcext:value-type="float">
            <text:p>13.9894990951</text:p>
          </table:table-cell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office:value-type="float" office:value="13.3216705530745" calcext:value-type="float">
            <text:p>13.3216705531</text:p>
          </table:table-cell>
        </table:table-row>
        <table:table-row table:style-name="ro1">
          <table:table-cell office:value-type="float" office:value="84250000" calcext:value-type="float">
            <text:p>84250000</text:p>
          </table:table-cell>
          <table:table-cell office:value-type="float" office:value="12.7340595859157" calcext:value-type="float">
            <text:p>12.7340595859</text:p>
          </table:table-cell>
        </table:table-row>
        <table:table-row table:style-name="ro1">
          <table:table-cell office:value-type="float" office:value="84500000" calcext:value-type="float">
            <text:p>84500000</text:p>
          </table:table-cell>
          <table:table-cell office:value-type="float" office:value="12.7586441318226" calcext:value-type="float">
            <text:p>12.7586441318</text:p>
          </table:table-cell>
        </table:table-row>
        <table:table-row table:style-name="ro1">
          <table:table-cell office:value-type="float" office:value="84750000" calcext:value-type="float">
            <text:p>84750000</text:p>
          </table:table-cell>
          <table:table-cell office:value-type="float" office:value="12.6350611325078" calcext:value-type="float">
            <text:p>12.6350611325</text:p>
          </table:table-cell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12.0155920889689" calcext:value-type="float">
            <text:p>12.015592089</text:p>
          </table:table-cell>
        </table:table-row>
        <table:table-row table:style-name="ro1">
          <table:table-cell office:value-type="float" office:value="85250000" calcext:value-type="float">
            <text:p>85250000</text:p>
          </table:table-cell>
          <table:table-cell office:value-type="float" office:value="12.5905267606474" calcext:value-type="float">
            <text:p>12.5905267606</text:p>
          </table:table-cell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office:value-type="float" office:value="12.1177008385618" calcext:value-type="float">
            <text:p>12.1177008386</text:p>
          </table:table-cell>
        </table:table-row>
        <table:table-row table:style-name="ro1">
          <table:table-cell office:value-type="float" office:value="85750000" calcext:value-type="float">
            <text:p>85750000</text:p>
          </table:table-cell>
          <table:table-cell office:value-type="float" office:value="12.5352176419307" calcext:value-type="float">
            <text:p>12.5352176419</text:p>
          </table:table-cell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office:value-type="float" office:value="11.9286610881265" calcext:value-type="float">
            <text:p>11.9286610881</text:p>
          </table:table-cell>
        </table:table-row>
        <table:table-row table:style-name="ro1">
          <table:table-cell office:value-type="float" office:value="86250000" calcext:value-type="float">
            <text:p>86250000</text:p>
          </table:table-cell>
          <table:table-cell office:value-type="float" office:value="12.2068526255013" calcext:value-type="float">
            <text:p>12.2068526255</text:p>
          </table:table-cell>
        </table:table-row>
        <table:table-row table:style-name="ro1">
          <table:table-cell office:value-type="float" office:value="86500000" calcext:value-type="float">
            <text:p>86500000</text:p>
          </table:table-cell>
          <table:table-cell office:value-type="float" office:value="11.8668316930169" calcext:value-type="float">
            <text:p>11.866831693</text:p>
          </table:table-cell>
        </table:table-row>
        <table:table-row table:style-name="ro1">
          <table:table-cell office:value-type="float" office:value="86750000" calcext:value-type="float">
            <text:p>86750000</text:p>
          </table:table-cell>
          <table:table-cell office:value-type="float" office:value="11.9557064375323" calcext:value-type="float">
            <text:p>11.9557064375</text:p>
          </table:table-cell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office:value-type="float" office:value="11.8361553012769" calcext:value-type="float">
            <text:p>11.8361553013</text:p>
          </table:table-cell>
        </table:table-row>
        <table:table-row table:style-name="ro1">
          <table:table-cell office:value-type="float" office:value="87250000" calcext:value-type="float">
            <text:p>87250000</text:p>
          </table:table-cell>
          <table:table-cell office:value-type="float" office:value="11.4337039105237" calcext:value-type="float">
            <text:p>11.4337039105</text:p>
          </table:table-cell>
        </table:table-row>
        <table:table-row table:style-name="ro1">
          <table:table-cell office:value-type="float" office:value="87500000" calcext:value-type="float">
            <text:p>87500000</text:p>
          </table:table-cell>
          <table:table-cell office:value-type="float" office:value="11.5858615981901" calcext:value-type="float">
            <text:p>11.5858615982</text:p>
          </table:table-cell>
        </table:table-row>
        <table:table-row table:style-name="ro1">
          <table:table-cell office:value-type="float" office:value="87750000" calcext:value-type="float">
            <text:p>87750000</text:p>
          </table:table-cell>
          <table:table-cell office:value-type="float" office:value="11.2185608921379" calcext:value-type="float">
            <text:p>11.2185608921</text:p>
          </table:table-cell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office:value-type="float" office:value="11.0360013761419" calcext:value-type="float">
            <text:p>11.0360013761</text:p>
          </table:table-cell>
        </table:table-row>
        <table:table-row table:style-name="ro1">
          <table:table-cell office:value-type="float" office:value="88250000" calcext:value-type="float">
            <text:p>88250000</text:p>
          </table:table-cell>
          <table:table-cell office:value-type="float" office:value="10.8908784590413" calcext:value-type="float">
            <text:p>10.890878459</text:p>
          </table:table-cell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office:value-type="float" office:value="11.0160487685443" calcext:value-type="float">
            <text:p>11.0160487685</text:p>
          </table:table-cell>
        </table:table-row>
        <table:table-row table:style-name="ro1">
          <table:table-cell office:value-type="float" office:value="88750000" calcext:value-type="float">
            <text:p>88750000</text:p>
          </table:table-cell>
          <table:table-cell office:value-type="float" office:value="10.3688082880775" calcext:value-type="float">
            <text:p>10.3688082881</text:p>
          </table:table-cell>
        </table:table-row>
        <table:table-row table:style-name="ro1">
          <table:table-cell office:value-type="float" office:value="89000000" calcext:value-type="float">
            <text:p>89000000</text:p>
          </table:table-cell>
          <table:table-cell office:value-type="float" office:value="10.302670966187" calcext:value-type="float">
            <text:p>10.3026709662</text:p>
          </table:table-cell>
        </table:table-row>
        <table:table-row table:style-name="ro1">
          <table:table-cell office:value-type="float" office:value="89250000" calcext:value-type="float">
            <text:p>89250000</text:p>
          </table:table-cell>
          <table:table-cell office:value-type="float" office:value="10.5182726472871" calcext:value-type="float">
            <text:p>10.5182726473</text:p>
          </table:table-cell>
        </table:table-row>
        <table:table-row table:style-name="ro1">
          <table:table-cell office:value-type="float" office:value="89500000" calcext:value-type="float">
            <text:p>89500000</text:p>
          </table:table-cell>
          <table:table-cell office:value-type="float" office:value="10.5373543839215" calcext:value-type="float">
            <text:p>10.5373543839</text:p>
          </table:table-cell>
        </table:table-row>
        <table:table-row table:style-name="ro1">
          <table:table-cell office:value-type="float" office:value="89750000" calcext:value-type="float">
            <text:p>89750000</text:p>
          </table:table-cell>
          <table:table-cell office:value-type="float" office:value="10.4508420117151" calcext:value-type="float">
            <text:p>10.4508420117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10.3151517439711" calcext:value-type="float">
            <text:p>10.315151744</text:p>
          </table:table-cell>
        </table:table-row>
        <table:table-row table:style-name="ro1">
          <table:table-cell office:value-type="float" office:value="90250000" calcext:value-type="float">
            <text:p>90250000</text:p>
          </table:table-cell>
          <table:table-cell office:value-type="float" office:value="9.80391196311166" calcext:value-type="float">
            <text:p>9.8039119631</text:p>
          </table:table-cell>
        </table:table-row>
        <table:table-row table:style-name="ro1">
          <table:table-cell office:value-type="float" office:value="90500000" calcext:value-type="float">
            <text:p>90500000</text:p>
          </table:table-cell>
          <table:table-cell office:value-type="float" office:value="9.73647363265491" calcext:value-type="float">
            <text:p>9.7364736327</text:p>
          </table:table-cell>
        </table:table-row>
        <table:table-row table:style-name="ro1">
          <table:table-cell office:value-type="float" office:value="90750000" calcext:value-type="float">
            <text:p>90750000</text:p>
          </table:table-cell>
          <table:table-cell office:value-type="float" office:value="9.57781244358308" calcext:value-type="float">
            <text:p>9.5778124436</text:p>
          </table:table-cell>
        </table:table-row>
        <table:table-row table:style-name="ro1">
          <table:table-cell office:value-type="float" office:value="91000000" calcext:value-type="float">
            <text:p>91000000</text:p>
          </table:table-cell>
          <table:table-cell office:value-type="float" office:value="9.70528684929691" calcext:value-type="float">
            <text:p>9.7052868493</text:p>
          </table:table-cell>
        </table:table-row>
        <table:table-row table:style-name="ro1">
          <table:table-cell office:value-type="float" office:value="91250000" calcext:value-type="float">
            <text:p>91250000</text:p>
          </table:table-cell>
          <table:table-cell office:value-type="float" office:value="9.05645622532481" calcext:value-type="float">
            <text:p>9.0564562253</text:p>
          </table:table-cell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office:value-type="float" office:value="9.60708368575663" calcext:value-type="float">
            <text:p>9.6070836858</text:p>
          </table:table-cell>
        </table:table-row>
        <table:table-row table:style-name="ro1">
          <table:table-cell office:value-type="float" office:value="91750000" calcext:value-type="float">
            <text:p>91750000</text:p>
          </table:table-cell>
          <table:table-cell office:value-type="float" office:value="9.24974754037612" calcext:value-type="float">
            <text:p>9.2497475404</text:p>
          </table:table-cell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office:value-type="float" office:value="9.39257546613051" calcext:value-type="float">
            <text:p>9.3925754661</text:p>
          </table:table-cell>
        </table:table-row>
        <table:table-row table:style-name="ro1">
          <table:table-cell office:value-type="float" office:value="92250000" calcext:value-type="float">
            <text:p>92250000</text:p>
          </table:table-cell>
          <table:table-cell office:value-type="float" office:value="8.90188751474824" calcext:value-type="float">
            <text:p>8.9018875147</text:p>
          </table:table-cell>
        </table:table-row>
        <table:table-row table:style-name="ro1">
          <table:table-cell office:value-type="float" office:value="92500000" calcext:value-type="float">
            <text:p>92500000</text:p>
          </table:table-cell>
          <table:table-cell office:value-type="float" office:value="8.81262301837999" calcext:value-type="float">
            <text:p>8.8126230184</text:p>
          </table:table-cell>
        </table:table-row>
        <table:table-row table:style-name="ro1">
          <table:table-cell office:value-type="float" office:value="92750000" calcext:value-type="float">
            <text:p>92750000</text:p>
          </table:table-cell>
          <table:table-cell office:value-type="float" office:value="9.00027453213417" calcext:value-type="float">
            <text:p>9.0002745321</text:p>
          </table:table-cell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office:value-type="float" office:value="8.63481459005791" calcext:value-type="float">
            <text:p>8.6348145901</text:p>
          </table:table-cell>
        </table:table-row>
        <table:table-row table:style-name="ro1">
          <table:table-cell office:value-type="float" office:value="93250000" calcext:value-type="float">
            <text:p>93250000</text:p>
          </table:table-cell>
          <table:table-cell office:value-type="float" office:value="8.61839791202236" calcext:value-type="float">
            <text:p>8.618397912</text:p>
          </table:table-cell>
        </table:table-row>
        <table:table-row table:style-name="ro1">
          <table:table-cell office:value-type="float" office:value="93500000" calcext:value-type="float">
            <text:p>93500000</text:p>
          </table:table-cell>
          <table:table-cell office:value-type="float" office:value="8.29029777664507" calcext:value-type="float">
            <text:p>8.2902977766</text:p>
          </table:table-cell>
        </table:table-row>
        <table:table-row table:style-name="ro1">
          <table:table-cell office:value-type="float" office:value="93750000" calcext:value-type="float">
            <text:p>93750000</text:p>
          </table:table-cell>
          <table:table-cell office:value-type="float" office:value="8.30988137784478" calcext:value-type="float">
            <text:p>8.3098813778</text:p>
          </table:table-cell>
        </table:table-row>
        <table:table-row table:style-name="ro1">
          <table:table-cell office:value-type="float" office:value="94000000" calcext:value-type="float">
            <text:p>94000000</text:p>
          </table:table-cell>
          <table:table-cell office:value-type="float" office:value="8.09351666285624" calcext:value-type="float">
            <text:p>8.0935166629</text:p>
          </table:table-cell>
        </table:table-row>
        <table:table-row table:style-name="ro1">
          <table:table-cell office:value-type="float" office:value="94250000" calcext:value-type="float">
            <text:p>94250000</text:p>
          </table:table-cell>
          <table:table-cell office:value-type="float" office:value="7.42282987442025" calcext:value-type="float">
            <text:p>7.4228298744</text:p>
          </table:table-cell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office:value-type="float" office:value="8.0816709602951" calcext:value-type="float">
            <text:p>8.0816709603</text:p>
          </table:table-cell>
        </table:table-row>
        <table:table-row table:style-name="ro1">
          <table:table-cell office:value-type="float" office:value="94750000" calcext:value-type="float">
            <text:p>94750000</text:p>
          </table:table-cell>
          <table:table-cell office:value-type="float" office:value="7.78719411653668" calcext:value-type="float">
            <text:p>7.7871941165</text:p>
          </table:table-cell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7.37836163625782" calcext:value-type="float">
            <text:p>7.3783616363</text:p>
          </table:table-cell>
        </table:table-row>
        <table:table-row table:style-name="ro1">
          <table:table-cell office:value-type="float" office:value="95250000" calcext:value-type="float">
            <text:p>95250000</text:p>
          </table:table-cell>
          <table:table-cell office:value-type="float" office:value="7.15725371718803" calcext:value-type="float">
            <text:p>7.1572537172</text:p>
          </table:table-cell>
        </table:table-row>
        <table:table-row table:style-name="ro1">
          <table:table-cell office:value-type="float" office:value="95500000" calcext:value-type="float">
            <text:p>95500000</text:p>
          </table:table-cell>
          <table:table-cell office:value-type="float" office:value="7.74323753254658" calcext:value-type="float">
            <text:p>7.7432375325</text:p>
          </table:table-cell>
        </table:table-row>
        <table:table-row table:style-name="ro1">
          <table:table-cell office:value-type="float" office:value="95750000" calcext:value-type="float">
            <text:p>95750000</text:p>
          </table:table-cell>
          <table:table-cell office:value-type="float" office:value="6.89367487605026" calcext:value-type="float">
            <text:p>6.8936748761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7.23455927237165" calcext:value-type="float">
            <text:p>7.2345592724</text:p>
          </table:table-cell>
        </table:table-row>
        <table:table-row table:style-name="ro1">
          <table:table-cell office:value-type="float" office:value="96250000" calcext:value-type="float">
            <text:p>96250000</text:p>
          </table:table-cell>
          <table:table-cell office:value-type="float" office:value="7.00097464677084" calcext:value-type="float">
            <text:p>7.0009746468</text:p>
          </table:table-cell>
        </table:table-row>
        <table:table-row table:style-name="ro1">
          <table:table-cell office:value-type="float" office:value="96500000" calcext:value-type="float">
            <text:p>96500000</text:p>
          </table:table-cell>
          <table:table-cell office:value-type="float" office:value="7.0651921395552" calcext:value-type="float">
            <text:p>7.0651921396</text:p>
          </table:table-cell>
        </table:table-row>
        <table:table-row table:style-name="ro1">
          <table:table-cell office:value-type="float" office:value="96750000" calcext:value-type="float">
            <text:p>96750000</text:p>
          </table:table-cell>
          <table:table-cell office:value-type="float" office:value="7.3027681858007" calcext:value-type="float">
            <text:p>7.3027681858</text:p>
          </table:table-cell>
        </table:table-row>
        <table:table-row table:style-name="ro1">
          <table:table-cell office:value-type="float" office:value="97000000" calcext:value-type="float">
            <text:p>97000000</text:p>
          </table:table-cell>
          <table:table-cell office:value-type="float" office:value="7.14032533885711" calcext:value-type="float">
            <text:p>7.1403253389</text:p>
          </table:table-cell>
        </table:table-row>
        <table:table-row table:style-name="ro1">
          <table:table-cell office:value-type="float" office:value="97250000" calcext:value-type="float">
            <text:p>97250000</text:p>
          </table:table-cell>
          <table:table-cell office:value-type="float" office:value="6.58756184818191" calcext:value-type="float">
            <text:p>6.5875618482</text:p>
          </table:table-cell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office:value-type="float" office:value="6.39895874019651" calcext:value-type="float">
            <text:p>6.3989587402</text:p>
          </table:table-cell>
        </table:table-row>
        <table:table-row table:style-name="ro1">
          <table:table-cell office:value-type="float" office:value="97750000" calcext:value-type="float">
            <text:p>97750000</text:p>
          </table:table-cell>
          <table:table-cell office:value-type="float" office:value="6.41044779152496" calcext:value-type="float">
            <text:p>6.4104477915</text:p>
          </table:table-cell>
        </table:table-row>
        <table:table-row table:style-name="ro1">
          <table:table-cell office:value-type="float" office:value="98000000" calcext:value-type="float">
            <text:p>98000000</text:p>
          </table:table-cell>
          <table:table-cell office:value-type="float" office:value="6.05596577926504" calcext:value-type="float">
            <text:p>6.0559657793</text:p>
          </table:table-cell>
        </table:table-row>
        <table:table-row table:style-name="ro1">
          <table:table-cell office:value-type="float" office:value="98250000" calcext:value-type="float">
            <text:p>98250000</text:p>
          </table:table-cell>
          <table:table-cell office:value-type="float" office:value="6.31511876935683" calcext:value-type="float">
            <text:p>6.3151187694</text:p>
          </table:table-cell>
        </table:table-row>
        <table:table-row table:style-name="ro1">
          <table:table-cell office:value-type="float" office:value="98500000" calcext:value-type="float">
            <text:p>98500000</text:p>
          </table:table-cell>
          <table:table-cell office:value-type="float" office:value="6.26434036030322" calcext:value-type="float">
            <text:p>6.2643403603</text:p>
          </table:table-cell>
        </table:table-row>
        <table:table-row table:style-name="ro1">
          <table:table-cell office:value-type="float" office:value="98750000" calcext:value-type="float">
            <text:p>98750000</text:p>
          </table:table-cell>
          <table:table-cell office:value-type="float" office:value="6.13433029182639" calcext:value-type="float">
            <text:p>6.1343302918</text:p>
          </table:table-cell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office:value-type="float" office:value="5.83430051830639" calcext:value-type="float">
            <text:p>5.8343005183</text:p>
          </table:table-cell>
        </table:table-row>
        <table:table-row table:style-name="ro1">
          <table:table-cell office:value-type="float" office:value="99250000" calcext:value-type="float">
            <text:p>99250000</text:p>
          </table:table-cell>
          <table:table-cell office:value-type="float" office:value="5.58371728369563" calcext:value-type="float">
            <text:p>5.5837172837</text:p>
          </table:table-cell>
        </table:table-row>
        <table:table-row table:style-name="ro1">
          <table:table-cell office:value-type="float" office:value="99500000" calcext:value-type="float">
            <text:p>99500000</text:p>
          </table:table-cell>
          <table:table-cell office:value-type="float" office:value="5.64443200502144" calcext:value-type="float">
            <text:p>5.644432005</text:p>
          </table:table-cell>
        </table:table-row>
        <table:table-row table:style-name="ro1">
          <table:table-cell office:value-type="float" office:value="99750000" calcext:value-type="float">
            <text:p>99750000</text:p>
          </table:table-cell>
          <table:table-cell office:value-type="float" office:value="5.53001503167744" calcext:value-type="float">
            <text:p>5.5300150317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5.31727575880846" calcext:value-type="float">
            <text:p>5.3172757588</text:p>
          </table:table-cell>
        </table:table-row>
        <table:table-row table:style-name="ro1">
          <table:table-cell office:value-type="float" office:value="100250000" calcext:value-type="float">
            <text:p>100250000</text:p>
          </table:table-cell>
          <table:table-cell office:value-type="float" office:value="5.13395861708395" calcext:value-type="float">
            <text:p>5.1339586171</text:p>
          </table:table-cell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office:value-type="float" office:value="5.05587492390504" calcext:value-type="float">
            <text:p>5.0558749239</text:p>
          </table:table-cell>
        </table:table-row>
        <table:table-row table:style-name="ro1">
          <table:table-cell office:value-type="float" office:value="100750000" calcext:value-type="float">
            <text:p>100750000</text:p>
          </table:table-cell>
          <table:table-cell office:value-type="float" office:value="5.08453619696587" calcext:value-type="float">
            <text:p>5.084536197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4.3733428247456" calcext:value-type="float">
            <text:p>4.3733428247</text:p>
          </table:table-cell>
        </table:table-row>
        <table:table-row table:style-name="ro1">
          <table:table-cell office:value-type="float" office:value="101250000" calcext:value-type="float">
            <text:p>101250000</text:p>
          </table:table-cell>
          <table:table-cell office:value-type="float" office:value="5.19284051115852" calcext:value-type="float">
            <text:p>5.1928405112</text:p>
          </table:table-cell>
        </table:table-row>
        <table:table-row table:style-name="ro1">
          <table:table-cell office:value-type="float" office:value="101500000" calcext:value-type="float">
            <text:p>101500000</text:p>
          </table:table-cell>
          <table:table-cell office:value-type="float" office:value="4.93810334070485" calcext:value-type="float">
            <text:p>4.9381033407</text:p>
          </table:table-cell>
        </table:table-row>
        <table:table-row table:style-name="ro1">
          <table:table-cell office:value-type="float" office:value="101750000" calcext:value-type="float">
            <text:p>101750000</text:p>
          </table:table-cell>
          <table:table-cell office:value-type="float" office:value="4.28240313829094" calcext:value-type="float">
            <text:p>4.2824031383</text:p>
          </table:table-cell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office:value-type="float" office:value="4.57469502197779" calcext:value-type="float">
            <text:p>4.574695022</text:p>
          </table:table-cell>
        </table:table-row>
        <table:table-row table:style-name="ro1">
          <table:table-cell office:value-type="float" office:value="102250000" calcext:value-type="float">
            <text:p>102250000</text:p>
          </table:table-cell>
          <table:table-cell office:value-type="float" office:value="4.58162440096983" calcext:value-type="float">
            <text:p>4.581624401</text:p>
          </table:table-cell>
        </table:table-row>
        <table:table-row table:style-name="ro1">
          <table:table-cell office:value-type="float" office:value="102500000" calcext:value-type="float">
            <text:p>102500000</text:p>
          </table:table-cell>
          <table:table-cell office:value-type="float" office:value="4.06308467347443" calcext:value-type="float">
            <text:p>4.0630846735</text:p>
          </table:table-cell>
        </table:table-row>
        <table:table-row table:style-name="ro1">
          <table:table-cell office:value-type="float" office:value="102750000" calcext:value-type="float">
            <text:p>102750000</text:p>
          </table:table-cell>
          <table:table-cell office:value-type="float" office:value="4.33176911949749" calcext:value-type="float">
            <text:p>4.3317691195</text:p>
          </table:table-cell>
        </table:table-row>
        <table:table-row table:style-name="ro1">
          <table:table-cell office:value-type="float" office:value="103000000" calcext:value-type="float">
            <text:p>103000000</text:p>
          </table:table-cell>
          <table:table-cell office:value-type="float" office:value="4.01706199417065" calcext:value-type="float">
            <text:p>4.0170619942</text:p>
          </table:table-cell>
        </table:table-row>
        <table:table-row table:style-name="ro1">
          <table:table-cell office:value-type="float" office:value="103250000" calcext:value-type="float">
            <text:p>103250000</text:p>
          </table:table-cell>
          <table:table-cell office:value-type="float" office:value="4.07217630149813" calcext:value-type="float">
            <text:p>4.0721763015</text:p>
          </table:table-cell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office:value-type="float" office:value="3.92158807160208" calcext:value-type="float">
            <text:p>3.9215880716</text:p>
          </table:table-cell>
        </table:table-row>
        <table:table-row table:style-name="ro1">
          <table:table-cell office:value-type="float" office:value="103750000" calcext:value-type="float">
            <text:p>103750000</text:p>
          </table:table-cell>
          <table:table-cell office:value-type="float" office:value="3.74797913592937" calcext:value-type="float">
            <text:p>3.7479791359</text:p>
          </table:table-cell>
        </table:table-row>
        <table:table-row table:style-name="ro1">
          <table:table-cell office:value-type="float" office:value="104000000" calcext:value-type="float">
            <text:p>104000000</text:p>
          </table:table-cell>
          <table:table-cell office:value-type="float" office:value="3.77880007205853" calcext:value-type="float">
            <text:p>3.7788000721</text:p>
          </table:table-cell>
        </table:table-row>
        <table:table-row table:style-name="ro1">
          <table:table-cell office:value-type="float" office:value="104250000" calcext:value-type="float">
            <text:p>104250000</text:p>
          </table:table-cell>
          <table:table-cell office:value-type="float" office:value="3.48008771389712" calcext:value-type="float">
            <text:p>3.4800877139</text:p>
          </table:table-cell>
        </table:table-row>
        <table:table-row table:style-name="ro1">
          <table:table-cell office:value-type="float" office:value="104500000" calcext:value-type="float">
            <text:p>104500000</text:p>
          </table:table-cell>
          <table:table-cell office:value-type="float" office:value="3.36580200136796" calcext:value-type="float">
            <text:p>3.3658020014</text:p>
          </table:table-cell>
        </table:table-row>
        <table:table-row table:style-name="ro1">
          <table:table-cell office:value-type="float" office:value="104750000" calcext:value-type="float">
            <text:p>104750000</text:p>
          </table:table-cell>
          <table:table-cell office:value-type="float" office:value="3.53134711289447" calcext:value-type="float">
            <text:p>3.5313471129</text:p>
          </table:table-cell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office:value-type="float" office:value="3.44462247084407" calcext:value-type="float">
            <text:p>3.4446224708</text:p>
          </table:table-cell>
        </table:table-row>
        <table:table-row table:style-name="ro1">
          <table:table-cell office:value-type="float" office:value="105250000" calcext:value-type="float">
            <text:p>105250000</text:p>
          </table:table-cell>
          <table:table-cell office:value-type="float" office:value="3.47270132834417" calcext:value-type="float">
            <text:p>3.4727013283</text:p>
          </table:table-cell>
        </table:table-row>
        <table:table-row table:style-name="ro1">
          <table:table-cell office:value-type="float" office:value="105500000" calcext:value-type="float">
            <text:p>105500000</text:p>
          </table:table-cell>
          <table:table-cell office:value-type="float" office:value="3.39652260358912" calcext:value-type="float">
            <text:p>3.3965226036</text:p>
          </table:table-cell>
        </table:table-row>
        <table:table-row table:style-name="ro1">
          <table:table-cell office:value-type="float" office:value="105750000" calcext:value-type="float">
            <text:p>105750000</text:p>
          </table:table-cell>
          <table:table-cell office:value-type="float" office:value="3.28675069001765" calcext:value-type="float">
            <text:p>3.28675069</text:p>
          </table:table-cell>
        </table:table-row>
        <table:table-row table:style-name="ro1">
          <table:table-cell office:value-type="float" office:value="106000000" calcext:value-type="float">
            <text:p>106000000</text:p>
          </table:table-cell>
          <table:table-cell office:value-type="float" office:value="2.90344378582671" calcext:value-type="float">
            <text:p>2.9034437858</text:p>
          </table:table-cell>
        </table:table-row>
        <table:table-row table:style-name="ro1">
          <table:table-cell office:value-type="float" office:value="106250000" calcext:value-type="float">
            <text:p>106250000</text:p>
          </table:table-cell>
          <table:table-cell office:value-type="float" office:value="2.84288684106784" calcext:value-type="float">
            <text:p>2.8428868411</text:p>
          </table:table-cell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office:value-type="float" office:value="3.22200902089739" calcext:value-type="float">
            <text:p>3.2220090209</text:p>
          </table:table-cell>
        </table:table-row>
        <table:table-row table:style-name="ro1">
          <table:table-cell office:value-type="float" office:value="106750000" calcext:value-type="float">
            <text:p>106750000</text:p>
          </table:table-cell>
          <table:table-cell office:value-type="float" office:value="2.56195272294977" calcext:value-type="float">
            <text:p>2.5619527229</text:p>
          </table:table-cell>
        </table:table-row>
        <table:table-row table:style-name="ro1">
          <table:table-cell office:value-type="float" office:value="107000000" calcext:value-type="float">
            <text:p>107000000</text:p>
          </table:table-cell>
          <table:table-cell office:value-type="float" office:value="2.53790623681441" calcext:value-type="float">
            <text:p>2.5379062368</text:p>
          </table:table-cell>
        </table:table-row>
        <table:table-row table:style-name="ro1">
          <table:table-cell office:value-type="float" office:value="107250000" calcext:value-type="float">
            <text:p>107250000</text:p>
          </table:table-cell>
          <table:table-cell office:value-type="float" office:value="2.5135317706697" calcext:value-type="float">
            <text:p>2.5135317707</text:p>
          </table:table-cell>
        </table:table-row>
        <table:table-row table:style-name="ro1">
          <table:table-cell office:value-type="float" office:value="107500000" calcext:value-type="float">
            <text:p>107500000</text:p>
          </table:table-cell>
          <table:table-cell office:value-type="float" office:value="2.5549578234101" calcext:value-type="float">
            <text:p>2.5549578234</text:p>
          </table:table-cell>
        </table:table-row>
        <table:table-row table:style-name="ro1">
          <table:table-cell office:value-type="float" office:value="107750000" calcext:value-type="float">
            <text:p>107750000</text:p>
          </table:table-cell>
          <table:table-cell office:value-type="float" office:value="2.1761594570568" calcext:value-type="float">
            <text:p>2.1761594571</text:p>
          </table:table-cell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office:value-type="float" office:value="2.33586046819505" calcext:value-type="float">
            <text:p>2.3358604682</text:p>
          </table:table-cell>
        </table:table-row>
        <table:table-row table:style-name="ro1">
          <table:table-cell office:value-type="float" office:value="108250000" calcext:value-type="float">
            <text:p>108250000</text:p>
          </table:table-cell>
          <table:table-cell office:value-type="float" office:value="1.96847670067295" calcext:value-type="float">
            <text:p>1.9684767007</text:p>
          </table:table-cell>
        </table:table-row>
        <table:table-row table:style-name="ro1">
          <table:table-cell office:value-type="float" office:value="108500000" calcext:value-type="float">
            <text:p>108500000</text:p>
          </table:table-cell>
          <table:table-cell office:value-type="float" office:value="1.84547441872482" calcext:value-type="float">
            <text:p>1.8454744187</text:p>
          </table:table-cell>
        </table:table-row>
        <table:table-row table:style-name="ro1">
          <table:table-cell office:value-type="float" office:value="108750000" calcext:value-type="float">
            <text:p>108750000</text:p>
          </table:table-cell>
          <table:table-cell office:value-type="float" office:value="1.8379401282777" calcext:value-type="float">
            <text:p>1.8379401283</text:p>
          </table:table-cell>
        </table:table-row>
        <table:table-row table:style-name="ro1">
          <table:table-cell office:value-type="float" office:value="109000000" calcext:value-type="float">
            <text:p>109000000</text:p>
          </table:table-cell>
          <table:table-cell office:value-type="float" office:value="1.41028290169938" calcext:value-type="float">
            <text:p>1.4102829017</text:p>
          </table:table-cell>
        </table:table-row>
        <table:table-row table:style-name="ro1">
          <table:table-cell office:value-type="float" office:value="109250000" calcext:value-type="float">
            <text:p>109250000</text:p>
          </table:table-cell>
          <table:table-cell office:value-type="float" office:value="1.66905178753071" calcext:value-type="float">
            <text:p>1.6690517875</text:p>
          </table:table-cell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office:value-type="float" office:value="1.67386897055547" calcext:value-type="float">
            <text:p>1.6738689706</text:p>
          </table:table-cell>
        </table:table-row>
        <table:table-row table:style-name="ro1">
          <table:table-cell office:value-type="float" office:value="109750000" calcext:value-type="float">
            <text:p>109750000</text:p>
          </table:table-cell>
          <table:table-cell office:value-type="float" office:value="1.41583622314553" calcext:value-type="float">
            <text:p>1.4158362231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1.49988445030864" calcext:value-type="float">
            <text:p>1.4998844503</text:p>
          </table:table-cell>
        </table:table-row>
        <table:table-row table:style-name="ro1">
          <table:table-cell office:value-type="float" office:value="110250000" calcext:value-type="float">
            <text:p>110250000</text:p>
          </table:table-cell>
          <table:table-cell office:value-type="float" office:value="1.40055442856818" calcext:value-type="float">
            <text:p>1.4005544286</text:p>
          </table:table-cell>
        </table:table-row>
        <table:table-row table:style-name="ro1">
          <table:table-cell office:value-type="float" office:value="110500000" calcext:value-type="float">
            <text:p>110500000</text:p>
          </table:table-cell>
          <table:table-cell office:value-type="float" office:value="1.17778717610705" calcext:value-type="float">
            <text:p>1.1777871761</text:p>
          </table:table-cell>
        </table:table-row>
        <table:table-row table:style-name="ro1">
          <table:table-cell office:value-type="float" office:value="110750000" calcext:value-type="float">
            <text:p>110750000</text:p>
          </table:table-cell>
          <table:table-cell office:value-type="float" office:value="1.15613399050146" calcext:value-type="float">
            <text:p>1.1561339905</text:p>
          </table:table-cell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office:value-type="float" office:value="0.758829689174087" calcext:value-type="float">
            <text:p>0.7588296892</text:p>
          </table:table-cell>
        </table:table-row>
        <table:table-row table:style-name="ro1">
          <table:table-cell office:value-type="float" office:value="111250000" calcext:value-type="float">
            <text:p>111250000</text:p>
          </table:table-cell>
          <table:table-cell office:value-type="float" office:value="0.770202443023352" calcext:value-type="float">
            <text:p>0.770202443</text:p>
          </table:table-cell>
        </table:table-row>
        <table:table-row table:style-name="ro1">
          <table:table-cell office:value-type="float" office:value="111500000" calcext:value-type="float">
            <text:p>111500000</text:p>
          </table:table-cell>
          <table:table-cell office:value-type="float" office:value="0.61595156240676" calcext:value-type="float">
            <text:p>0.6159515624</text:p>
          </table:table-cell>
        </table:table-row>
        <table:table-row table:style-name="ro1">
          <table:table-cell office:value-type="float" office:value="111750000" calcext:value-type="float">
            <text:p>111750000</text:p>
          </table:table-cell>
          <table:table-cell office:value-type="float" office:value="0.547861109404042" calcext:value-type="float">
            <text:p>0.5478611094</text:p>
          </table:table-cell>
        </table:table-row>
        <table:table-row table:style-name="ro1">
          <table:table-cell office:value-type="float" office:value="112000000" calcext:value-type="float">
            <text:p>112000000</text:p>
          </table:table-cell>
          <table:table-cell office:value-type="float" office:value="0.190817366062307" calcext:value-type="float">
            <text:p>0.1908173661</text:p>
          </table:table-cell>
        </table:table-row>
        <table:table-row table:style-name="ro1">
          <table:table-cell office:value-type="float" office:value="112250000" calcext:value-type="float">
            <text:p>112250000</text:p>
          </table:table-cell>
          <table:table-cell office:value-type="float" office:value="0.602748335570501" calcext:value-type="float">
            <text:p>0.6027483356</text:p>
          </table:table-cell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office:value-type="float" office:value="0.468648245352729" calcext:value-type="float">
            <text:p>0.4686482454</text:p>
          </table:table-cell>
        </table:table-row>
        <table:table-row table:style-name="ro1">
          <table:table-cell office:value-type="float" office:value="112750000" calcext:value-type="float">
            <text:p>112750000</text:p>
          </table:table-cell>
          <table:table-cell office:value-type="float" office:value="0.226926680251727" calcext:value-type="float">
            <text:p>0.2269266803</text:p>
          </table:table-cell>
        </table:table-row>
        <table:table-row table:style-name="ro1">
          <table:table-cell office:value-type="float" office:value="113000000" calcext:value-type="float">
            <text:p>113000000</text:p>
          </table:table-cell>
          <table:table-cell office:value-type="float" office:value="-0.0125051777197223" calcext:value-type="float">
            <text:p>-0.0125051777</text:p>
          </table:table-cell>
        </table:table-row>
        <table:table-row table:style-name="ro1">
          <table:table-cell office:value-type="float" office:value="113250000" calcext:value-type="float">
            <text:p>113250000</text:p>
          </table:table-cell>
          <table:table-cell office:value-type="float" office:value="-0.302624069221868" calcext:value-type="float">
            <text:p>-0.3026240692</text:p>
          </table:table-cell>
        </table:table-row>
        <table:table-row table:style-name="ro1">
          <table:table-cell office:value-type="float" office:value="113500000" calcext:value-type="float">
            <text:p>113500000</text:p>
          </table:table-cell>
          <table:table-cell office:value-type="float" office:value="-0.172517205083986" calcext:value-type="float">
            <text:p>-0.1725172051</text:p>
          </table:table-cell>
        </table:table-row>
        <table:table-row table:style-name="ro1">
          <table:table-cell office:value-type="float" office:value="113750000" calcext:value-type="float">
            <text:p>113750000</text:p>
          </table:table-cell>
          <table:table-cell office:value-type="float" office:value="-0.144002094357185" calcext:value-type="float">
            <text:p>-0.1440020944</text:p>
          </table:table-cell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office:value-type="float" office:value="0.0322992471220171" calcext:value-type="float">
            <text:p>0.0322992471</text:p>
          </table:table-cell>
        </table:table-row>
        <table:table-row table:style-name="ro1">
          <table:table-cell office:value-type="float" office:value="114250000" calcext:value-type="float">
            <text:p>114250000</text:p>
          </table:table-cell>
          <table:table-cell office:value-type="float" office:value="-0.124997342179493" calcext:value-type="float">
            <text:p>-0.1249973422</text:p>
          </table:table-cell>
        </table:table-row>
        <table:table-row table:style-name="ro1">
          <table:table-cell office:value-type="float" office:value="114500000" calcext:value-type="float">
            <text:p>114500000</text:p>
          </table:table-cell>
          <table:table-cell office:value-type="float" office:value="-0.835110158543283" calcext:value-type="float">
            <text:p>-0.8351101585</text:p>
          </table:table-cell>
        </table:table-row>
        <table:table-row table:style-name="ro1">
          <table:table-cell office:value-type="float" office:value="114750000" calcext:value-type="float">
            <text:p>114750000</text:p>
          </table:table-cell>
          <table:table-cell office:value-type="float" office:value="-0.974023314312886" calcext:value-type="float">
            <text:p>-0.9740233143</text:p>
          </table:table-cell>
        </table:table-row>
        <table:table-row table:style-name="ro1">
          <table:table-cell office:value-type="float" office:value="115000000" calcext:value-type="float">
            <text:p>115000000</text:p>
          </table:table-cell>
          <table:table-cell office:value-type="float" office:value="-0.682150464291731" calcext:value-type="float">
            <text:p>-0.6821504643</text:p>
          </table:table-cell>
        </table:table-row>
        <table:table-row table:style-name="ro1">
          <table:table-cell office:value-type="float" office:value="115250000" calcext:value-type="float">
            <text:p>115250000</text:p>
          </table:table-cell>
          <table:table-cell office:value-type="float" office:value="-0.791378344582256" calcext:value-type="float">
            <text:p>-0.7913783446</text:p>
          </table:table-cell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office:value-type="float" office:value="-0.844683889301672" calcext:value-type="float">
            <text:p>-0.8446838893</text:p>
          </table:table-cell>
        </table:table-row>
        <table:table-row table:style-name="ro1">
          <table:table-cell office:value-type="float" office:value="115750000" calcext:value-type="float">
            <text:p>115750000</text:p>
          </table:table-cell>
          <table:table-cell office:value-type="float" office:value="-0.654235228534338" calcext:value-type="float">
            <text:p>-0.6542352285</text:p>
          </table:table-cell>
        </table:table-row>
        <table:table-row table:style-name="ro1">
          <table:table-cell office:value-type="float" office:value="116000000" calcext:value-type="float">
            <text:p>116000000</text:p>
          </table:table-cell>
          <table:table-cell office:value-type="float" office:value="-0.942095452027983" calcext:value-type="float">
            <text:p>-0.942095452</text:p>
          </table:table-cell>
        </table:table-row>
        <table:table-row table:style-name="ro1">
          <table:table-cell office:value-type="float" office:value="116250000" calcext:value-type="float">
            <text:p>116250000</text:p>
          </table:table-cell>
          <table:table-cell office:value-type="float" office:value="-1.51776986583626" calcext:value-type="float">
            <text:p>-1.5177698658</text:p>
          </table:table-cell>
        </table:table-row>
        <table:table-row table:style-name="ro1">
          <table:table-cell office:value-type="float" office:value="116500000" calcext:value-type="float">
            <text:p>116500000</text:p>
          </table:table-cell>
          <table:table-cell office:value-type="float" office:value="-1.34617627819792" calcext:value-type="float">
            <text:p>-1.3461762782</text:p>
          </table:table-cell>
        </table:table-row>
        <table:table-row table:style-name="ro1">
          <table:table-cell office:value-type="float" office:value="116750000" calcext:value-type="float">
            <text:p>116750000</text:p>
          </table:table-cell>
          <table:table-cell office:value-type="float" office:value="-1.2718433733739" calcext:value-type="float">
            <text:p>-1.2718433734</text:p>
          </table:table-cell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office:value-type="float" office:value="-1.39677330985164" calcext:value-type="float">
            <text:p>-1.3967733099</text:p>
          </table:table-cell>
        </table:table-row>
        <table:table-row table:style-name="ro1">
          <table:table-cell office:value-type="float" office:value="117250000" calcext:value-type="float">
            <text:p>117250000</text:p>
          </table:table-cell>
          <table:table-cell office:value-type="float" office:value="-1.88330429684173" calcext:value-type="float">
            <text:p>-1.8833042968</text:p>
          </table:table-cell>
        </table:table-row>
        <table:table-row table:style-name="ro1">
          <table:table-cell office:value-type="float" office:value="117500000" calcext:value-type="float">
            <text:p>117500000</text:p>
          </table:table-cell>
          <table:table-cell office:value-type="float" office:value="-1.25646461959213" calcext:value-type="float">
            <text:p>-1.2564646196</text:p>
          </table:table-cell>
        </table:table-row>
        <table:table-row table:style-name="ro1">
          <table:table-cell office:value-type="float" office:value="117750000" calcext:value-type="float">
            <text:p>117750000</text:p>
          </table:table-cell>
          <table:table-cell office:value-type="float" office:value="-1.86195182458003" calcext:value-type="float">
            <text:p>-1.8619518246</text:p>
          </table:table-cell>
        </table:table-row>
        <table:table-row table:style-name="ro1">
          <table:table-cell office:value-type="float" office:value="118000000" calcext:value-type="float">
            <text:p>118000000</text:p>
          </table:table-cell>
          <table:table-cell office:value-type="float" office:value="-1.98439717823935" calcext:value-type="float">
            <text:p>-1.9843971782</text:p>
          </table:table-cell>
        </table:table-row>
        <table:table-row table:style-name="ro1">
          <table:table-cell office:value-type="float" office:value="118250000" calcext:value-type="float">
            <text:p>118250000</text:p>
          </table:table-cell>
          <table:table-cell office:value-type="float" office:value="-1.93187376624602" calcext:value-type="float">
            <text:p>-1.9318737662</text:p>
          </table:table-cell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office:value-type="float" office:value="-1.99972265132054" calcext:value-type="float">
            <text:p>-1.9997226513</text:p>
          </table:table-cell>
        </table:table-row>
        <table:table-row table:style-name="ro1">
          <table:table-cell office:value-type="float" office:value="118750000" calcext:value-type="float">
            <text:p>118750000</text:p>
          </table:table-cell>
          <table:table-cell office:value-type="float" office:value="-2.17521128259968" calcext:value-type="float">
            <text:p>-2.1752112826</text:p>
          </table:table-cell>
        </table:table-row>
        <table:table-row table:style-name="ro1">
          <table:table-cell office:value-type="float" office:value="119000000" calcext:value-type="float">
            <text:p>119000000</text:p>
          </table:table-cell>
          <table:table-cell office:value-type="float" office:value="-2.31498025285198" calcext:value-type="float">
            <text:p>-2.3149802529</text:p>
          </table:table-cell>
        </table:table-row>
        <table:table-row table:style-name="ro1">
          <table:table-cell office:value-type="float" office:value="119250000" calcext:value-type="float">
            <text:p>119250000</text:p>
          </table:table-cell>
          <table:table-cell office:value-type="float" office:value="-2.35301651430574" calcext:value-type="float">
            <text:p>-2.3530165143</text:p>
          </table:table-cell>
        </table:table-row>
        <table:table-row table:style-name="ro1">
          <table:table-cell office:value-type="float" office:value="119500000" calcext:value-type="float">
            <text:p>119500000</text:p>
          </table:table-cell>
          <table:table-cell office:value-type="float" office:value="-2.31405132010726" calcext:value-type="float">
            <text:p>-2.3140513201</text:p>
          </table:table-cell>
        </table:table-row>
        <table:table-row table:style-name="ro1">
          <table:table-cell office:value-type="float" office:value="119750000" calcext:value-type="float">
            <text:p>119750000</text:p>
          </table:table-cell>
          <table:table-cell office:value-type="float" office:value="-2.48633841915649" calcext:value-type="float">
            <text:p>-2.4863384192</text:p>
          </table:table-cell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office:value-type="float" office:value="-3.25545128301784" calcext:value-type="float">
            <text:p>-3.255451283</text:p>
          </table:table-cell>
        </table:table-row>
        <table:table-row table:style-name="ro1">
          <table:table-cell office:value-type="float" office:value="120250000" calcext:value-type="float">
            <text:p>120250000</text:p>
          </table:table-cell>
          <table:table-cell office:value-type="float" office:value="-2.5850330921751" calcext:value-type="float">
            <text:p>-2.5850330922</text:p>
          </table:table-cell>
        </table:table-row>
        <table:table-row table:style-name="ro1">
          <table:table-cell office:value-type="float" office:value="120500000" calcext:value-type="float">
            <text:p>120500000</text:p>
          </table:table-cell>
          <table:table-cell office:value-type="float" office:value="-2.27033260619003" calcext:value-type="float">
            <text:p>-2.2703326062</text:p>
          </table:table-cell>
        </table:table-row>
        <table:table-row table:style-name="ro1">
          <table:table-cell office:value-type="float" office:value="120750000" calcext:value-type="float">
            <text:p>120750000</text:p>
          </table:table-cell>
          <table:table-cell office:value-type="float" office:value="-2.47557449119058" calcext:value-type="float">
            <text:p>-2.4755744912</text:p>
          </table:table-cell>
        </table:table-row>
        <table:table-row table:style-name="ro1">
          <table:table-cell office:value-type="float" office:value="121000000" calcext:value-type="float">
            <text:p>121000000</text:p>
          </table:table-cell>
          <table:table-cell office:value-type="float" office:value="-3.07245109362119" calcext:value-type="float">
            <text:p>-3.0724510936</text:p>
          </table:table-cell>
        </table:table-row>
        <table:table-row table:style-name="ro1">
          <table:table-cell office:value-type="float" office:value="121250000" calcext:value-type="float">
            <text:p>121250000</text:p>
          </table:table-cell>
          <table:table-cell office:value-type="float" office:value="-3.24376960705918" calcext:value-type="float">
            <text:p>-3.2437696071</text:p>
          </table:table-cell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office:value-type="float" office:value="-3.1472867669936" calcext:value-type="float">
            <text:p>-3.147286767</text:p>
          </table:table-cell>
        </table:table-row>
        <table:table-row table:style-name="ro1">
          <table:table-cell office:value-type="float" office:value="121750000" calcext:value-type="float">
            <text:p>121750000</text:p>
          </table:table-cell>
          <table:table-cell office:value-type="float" office:value="-2.92970934244928" calcext:value-type="float">
            <text:p>-2.9297093424</text:p>
          </table:table-cell>
        </table:table-row>
        <table:table-row table:style-name="ro1">
          <table:table-cell office:value-type="float" office:value="122000000" calcext:value-type="float">
            <text:p>122000000</text:p>
          </table:table-cell>
          <table:table-cell office:value-type="float" office:value="-3.51190545955198" calcext:value-type="float">
            <text:p>-3.5119054596</text:p>
          </table:table-cell>
        </table:table-row>
        <table:table-row table:style-name="ro1">
          <table:table-cell office:value-type="float" office:value="122250000" calcext:value-type="float">
            <text:p>122250000</text:p>
          </table:table-cell>
          <table:table-cell office:value-type="float" office:value="-3.6910642002615" calcext:value-type="float">
            <text:p>-3.6910642003</text:p>
          </table:table-cell>
        </table:table-row>
        <table:table-row table:style-name="ro1">
          <table:table-cell office:value-type="float" office:value="122500000" calcext:value-type="float">
            <text:p>122500000</text:p>
          </table:table-cell>
          <table:table-cell office:value-type="float" office:value="-3.59949906721673" calcext:value-type="float">
            <text:p>-3.5994990672</text:p>
          </table:table-cell>
        </table:table-row>
        <table:table-row table:style-name="ro1">
          <table:table-cell office:value-type="float" office:value="122750000" calcext:value-type="float">
            <text:p>122750000</text:p>
          </table:table-cell>
          <table:table-cell office:value-type="float" office:value="-3.13628066988988" calcext:value-type="float">
            <text:p>-3.1362806699</text:p>
          </table:table-cell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office:value-type="float" office:value="-3.93832603854278" calcext:value-type="float">
            <text:p>-3.9383260385</text:p>
          </table:table-cell>
        </table:table-row>
        <table:table-row table:style-name="ro1">
          <table:table-cell office:value-type="float" office:value="123250000" calcext:value-type="float">
            <text:p>123250000</text:p>
          </table:table-cell>
          <table:table-cell office:value-type="float" office:value="-4.02821366815423" calcext:value-type="float">
            <text:p>-4.0282136682</text:p>
          </table:table-cell>
        </table:table-row>
        <table:table-row table:style-name="ro1">
          <table:table-cell office:value-type="float" office:value="123500000" calcext:value-type="float">
            <text:p>123500000</text:p>
          </table:table-cell>
          <table:table-cell office:value-type="float" office:value="-3.99280855819602" calcext:value-type="float">
            <text:p>-3.9928085582</text:p>
          </table:table-cell>
        </table:table-row>
        <table:table-row table:style-name="ro1">
          <table:table-cell office:value-type="float" office:value="123750000" calcext:value-type="float">
            <text:p>123750000</text:p>
          </table:table-cell>
          <table:table-cell office:value-type="float" office:value="-3.93545372827876" calcext:value-type="float">
            <text:p>-3.9354537283</text:p>
          </table:table-cell>
        </table:table-row>
        <table:table-row table:style-name="ro1">
          <table:table-cell office:value-type="float" office:value="124000000" calcext:value-type="float">
            <text:p>124000000</text:p>
          </table:table-cell>
          <table:table-cell office:value-type="float" office:value="-3.72725025846069" calcext:value-type="float">
            <text:p>-3.7272502585</text:p>
          </table:table-cell>
        </table:table-row>
        <table:table-row table:style-name="ro1">
          <table:table-cell office:value-type="float" office:value="124250000" calcext:value-type="float">
            <text:p>124250000</text:p>
          </table:table-cell>
          <table:table-cell office:value-type="float" office:value="-4.53806516016878" calcext:value-type="float">
            <text:p>-4.5380651602</text:p>
          </table:table-cell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office:value-type="float" office:value="-4.75711311668078" calcext:value-type="float">
            <text:p>-4.7571131167</text:p>
          </table:table-cell>
        </table:table-row>
        <table:table-row table:style-name="ro1">
          <table:table-cell office:value-type="float" office:value="124750000" calcext:value-type="float">
            <text:p>124750000</text:p>
          </table:table-cell>
          <table:table-cell office:value-type="float" office:value="-4.58820499996996" calcext:value-type="float">
            <text:p>-4.588205</text:p>
          </table:table-cell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office:value-type="float" office:value="-4.17945682630935" calcext:value-type="float">
            <text:p>-4.1794568263</text:p>
          </table:table-cell>
        </table:table-row>
        <table:table-row table:style-name="ro1">
          <table:table-cell office:value-type="float" office:value="125250000" calcext:value-type="float">
            <text:p>125250000</text:p>
          </table:table-cell>
          <table:table-cell office:value-type="float" office:value="-4.92702951845158" calcext:value-type="float">
            <text:p>-4.9270295185</text:p>
          </table:table-cell>
        </table:table-row>
        <table:table-row table:style-name="ro1">
          <table:table-cell office:value-type="float" office:value="125500000" calcext:value-type="float">
            <text:p>125500000</text:p>
          </table:table-cell>
          <table:table-cell office:value-type="float" office:value="-5.02432800594736" calcext:value-type="float">
            <text:p>-5.0243280059</text:p>
          </table:table-cell>
        </table:table-row>
        <table:table-row table:style-name="ro1">
          <table:table-cell office:value-type="float" office:value="125750000" calcext:value-type="float">
            <text:p>125750000</text:p>
          </table:table-cell>
          <table:table-cell office:value-type="float" office:value="-4.9117234939955" calcext:value-type="float">
            <text:p>-4.911723494</text:p>
          </table:table-cell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office:value-type="float" office:value="-4.76545037678295" calcext:value-type="float">
            <text:p>-4.7654503768</text:p>
          </table:table-cell>
        </table:table-row>
        <table:table-row table:style-name="ro1">
          <table:table-cell office:value-type="float" office:value="126250000" calcext:value-type="float">
            <text:p>126250000</text:p>
          </table:table-cell>
          <table:table-cell office:value-type="float" office:value="-5.28209032174895" calcext:value-type="float">
            <text:p>-5.2820903217</text:p>
          </table:table-cell>
        </table:table-row>
        <table:table-row table:style-name="ro1">
          <table:table-cell office:value-type="float" office:value="126500000" calcext:value-type="float">
            <text:p>126500000</text:p>
          </table:table-cell>
          <table:table-cell office:value-type="float" office:value="-5.15674894937419" calcext:value-type="float">
            <text:p>-5.1567489494</text:p>
          </table:table-cell>
        </table:table-row>
        <table:table-row table:style-name="ro1">
          <table:table-cell office:value-type="float" office:value="126750000" calcext:value-type="float">
            <text:p>126750000</text:p>
          </table:table-cell>
          <table:table-cell office:value-type="float" office:value="-5.6954743628772" calcext:value-type="float">
            <text:p>-5.6954743629</text:p>
          </table:table-cell>
        </table:table-row>
        <table:table-row table:style-name="ro1">
          <table:table-cell office:value-type="float" office:value="127000000" calcext:value-type="float">
            <text:p>127000000</text:p>
          </table:table-cell>
          <table:table-cell office:value-type="float" office:value="-5.79300723396202" calcext:value-type="float">
            <text:p>-5.793007234</text:p>
          </table:table-cell>
        </table:table-row>
        <table:table-row table:style-name="ro1">
          <table:table-cell office:value-type="float" office:value="127250000" calcext:value-type="float">
            <text:p>127250000</text:p>
          </table:table-cell>
          <table:table-cell office:value-type="float" office:value="-5.9753816137655" calcext:value-type="float">
            <text:p>-5.9753816138</text:p>
          </table:table-cell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office:value-type="float" office:value="-6.42919969057044" calcext:value-type="float">
            <text:p>-6.4291996906</text:p>
          </table:table-cell>
        </table:table-row>
        <table:table-row table:style-name="ro1">
          <table:table-cell office:value-type="float" office:value="127750000" calcext:value-type="float">
            <text:p>127750000</text:p>
          </table:table-cell>
          <table:table-cell office:value-type="float" office:value="-5.73311853543862" calcext:value-type="float">
            <text:p>-5.7331185354</text:p>
          </table:table-cell>
        </table:table-row>
        <table:table-row table:style-name="ro1">
          <table:table-cell office:value-type="float" office:value="128000000" calcext:value-type="float">
            <text:p>128000000</text:p>
          </table:table-cell>
          <table:table-cell office:value-type="float" office:value="-5.82057664292215" calcext:value-type="float">
            <text:p>-5.8205766429</text:p>
          </table:table-cell>
        </table:table-row>
        <table:table-row table:style-name="ro1">
          <table:table-cell office:value-type="float" office:value="128250000" calcext:value-type="float">
            <text:p>128250000</text:p>
          </table:table-cell>
          <table:table-cell office:value-type="float" office:value="-5.34311015658383" calcext:value-type="float">
            <text:p>-5.3431101566</text:p>
          </table:table-cell>
        </table:table-row>
        <table:table-row table:style-name="ro1">
          <table:table-cell office:value-type="float" office:value="128500000" calcext:value-type="float">
            <text:p>128500000</text:p>
          </table:table-cell>
          <table:table-cell office:value-type="float" office:value="-6.175443467636" calcext:value-type="float">
            <text:p>-6.1754434676</text:p>
          </table:table-cell>
        </table:table-row>
        <table:table-row table:style-name="ro1">
          <table:table-cell office:value-type="float" office:value="128750000" calcext:value-type="float">
            <text:p>128750000</text:p>
          </table:table-cell>
          <table:table-cell office:value-type="float" office:value="-6.12768228679512" calcext:value-type="float">
            <text:p>-6.1276822868</text:p>
          </table:table-cell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office:value-type="float" office:value="-6.13177766888694" calcext:value-type="float">
            <text:p>-6.1317776689</text:p>
          </table:table-cell>
        </table:table-row>
        <table:table-row table:style-name="ro1">
          <table:table-cell office:value-type="float" office:value="129250000" calcext:value-type="float">
            <text:p>129250000</text:p>
          </table:table-cell>
          <table:table-cell office:value-type="float" office:value="-6.80219030453494" calcext:value-type="float">
            <text:p>-6.8021903045</text:p>
          </table:table-cell>
        </table:table-row>
        <table:table-row table:style-name="ro1">
          <table:table-cell office:value-type="float" office:value="129500000" calcext:value-type="float">
            <text:p>129500000</text:p>
          </table:table-cell>
          <table:table-cell office:value-type="float" office:value="-6.24994959013605" calcext:value-type="float">
            <text:p>-6.2499495901</text:p>
          </table:table-cell>
        </table:table-row>
        <table:table-row table:style-name="ro1">
          <table:table-cell office:value-type="float" office:value="129750000" calcext:value-type="float">
            <text:p>129750000</text:p>
          </table:table-cell>
          <table:table-cell office:value-type="float" office:value="-6.9143825964422" calcext:value-type="float">
            <text:p>-6.9143825964</text:p>
          </table:table-cell>
        </table:table-row>
        <table:table-row table:style-name="ro1">
          <table:table-cell office:value-type="float" office:value="130000000" calcext:value-type="float">
            <text:p>130000000</text:p>
          </table:table-cell>
          <table:table-cell office:value-type="float" office:value="-6.37168866065109" calcext:value-type="float">
            <text:p>-6.3716886607</text:p>
          </table:table-cell>
        </table:table-row>
        <table:table-row table:style-name="ro1">
          <table:table-cell office:value-type="float" office:value="130250000" calcext:value-type="float">
            <text:p>130250000</text:p>
          </table:table-cell>
          <table:table-cell office:value-type="float" office:value="-7.10287805095967" calcext:value-type="float">
            <text:p>-7.102878051</text:p>
          </table:table-cell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office:value-type="float" office:value="-6.22591435900318" calcext:value-type="float">
            <text:p>-6.225914359</text:p>
          </table:table-cell>
        </table:table-row>
        <table:table-row table:style-name="ro1">
          <table:table-cell office:value-type="float" office:value="130750000" calcext:value-type="float">
            <text:p>130750000</text:p>
          </table:table-cell>
          <table:table-cell office:value-type="float" office:value="-7.2564128856401" calcext:value-type="float">
            <text:p>-7.2564128856</text:p>
          </table:table-cell>
        </table:table-row>
        <table:table-row table:style-name="ro1">
          <table:table-cell office:value-type="float" office:value="131000000" calcext:value-type="float">
            <text:p>131000000</text:p>
          </table:table-cell>
          <table:table-cell office:value-type="float" office:value="-6.91289485941982" calcext:value-type="float">
            <text:p>-6.9128948594</text:p>
          </table:table-cell>
        </table:table-row>
        <table:table-row table:style-name="ro1">
          <table:table-cell office:value-type="float" office:value="131250000" calcext:value-type="float">
            <text:p>131250000</text:p>
          </table:table-cell>
          <table:table-cell office:value-type="float" office:value="-6.74555602353271" calcext:value-type="float">
            <text:p>-6.7455560235</text:p>
          </table:table-cell>
        </table:table-row>
        <table:table-row table:style-name="ro1">
          <table:table-cell office:value-type="float" office:value="131500000" calcext:value-type="float">
            <text:p>131500000</text:p>
          </table:table-cell>
          <table:table-cell office:value-type="float" office:value="-8.03773597463844" calcext:value-type="float">
            <text:p>-8.0377359746</text:p>
          </table:table-cell>
        </table:table-row>
        <table:table-row table:style-name="ro1">
          <table:table-cell office:value-type="float" office:value="131750000" calcext:value-type="float">
            <text:p>131750000</text:p>
          </table:table-cell>
          <table:table-cell office:value-type="float" office:value="-7.63042956899949" calcext:value-type="float">
            <text:p>-7.630429569</text:p>
          </table:table-cell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office:value-type="float" office:value="-7.57060123556381" calcext:value-type="float">
            <text:p>-7.5706012356</text:p>
          </table:table-cell>
        </table:table-row>
        <table:table-row table:style-name="ro1">
          <table:table-cell office:value-type="float" office:value="132250000" calcext:value-type="float">
            <text:p>132250000</text:p>
          </table:table-cell>
          <table:table-cell office:value-type="float" office:value="-8.06732282743791" calcext:value-type="float">
            <text:p>-8.0673228274</text:p>
          </table:table-cell>
        </table:table-row>
        <table:table-row table:style-name="ro1">
          <table:table-cell office:value-type="float" office:value="132500000" calcext:value-type="float">
            <text:p>132500000</text:p>
          </table:table-cell>
          <table:table-cell office:value-type="float" office:value="-8.18627068095985" calcext:value-type="float">
            <text:p>-8.186270681</text:p>
          </table:table-cell>
        </table:table-row>
        <table:table-row table:style-name="ro1">
          <table:table-cell office:value-type="float" office:value="132750000" calcext:value-type="float">
            <text:p>132750000</text:p>
          </table:table-cell>
          <table:table-cell office:value-type="float" office:value="-7.78675127707962" calcext:value-type="float">
            <text:p>-7.7867512771</text:p>
          </table:table-cell>
        </table:table-row>
        <table:table-row table:style-name="ro1">
          <table:table-cell office:value-type="float" office:value="133000000" calcext:value-type="float">
            <text:p>133000000</text:p>
          </table:table-cell>
          <table:table-cell office:value-type="float" office:value="-8.51572739286379" calcext:value-type="float">
            <text:p>-8.5157273929</text:p>
          </table:table-cell>
        </table:table-row>
        <table:table-row table:style-name="ro1">
          <table:table-cell office:value-type="float" office:value="133250000" calcext:value-type="float">
            <text:p>133250000</text:p>
          </table:table-cell>
          <table:table-cell office:value-type="float" office:value="-7.96644290398765" calcext:value-type="float">
            <text:p>-7.966442904</text:p>
          </table:table-cell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office:value-type="float" office:value="-8.39939130894368" calcext:value-type="float">
            <text:p>-8.3993913089</text:p>
          </table:table-cell>
        </table:table-row>
        <table:table-row table:style-name="ro1">
          <table:table-cell office:value-type="float" office:value="133750000" calcext:value-type="float">
            <text:p>133750000</text:p>
          </table:table-cell>
          <table:table-cell office:value-type="float" office:value="-8.50989654806306" calcext:value-type="float">
            <text:p>-8.5098965481</text:p>
          </table:table-cell>
        </table:table-row>
        <table:table-row table:style-name="ro1">
          <table:table-cell office:value-type="float" office:value="134000000" calcext:value-type="float">
            <text:p>134000000</text:p>
          </table:table-cell>
          <table:table-cell office:value-type="float" office:value="-8.65984679695452" calcext:value-type="float">
            <text:p>-8.659846797</text:p>
          </table:table-cell>
        </table:table-row>
        <table:table-row table:style-name="ro1">
          <table:table-cell office:value-type="float" office:value="134250000" calcext:value-type="float">
            <text:p>134250000</text:p>
          </table:table-cell>
          <table:table-cell office:value-type="float" office:value="-8.40832897444528" calcext:value-type="float">
            <text:p>-8.4083289744</text:p>
          </table:table-cell>
        </table:table-row>
        <table:table-row table:style-name="ro1">
          <table:table-cell office:value-type="float" office:value="134500000" calcext:value-type="float">
            <text:p>134500000</text:p>
          </table:table-cell>
          <table:table-cell office:value-type="float" office:value="-8.54347408777972" calcext:value-type="float">
            <text:p>-8.5434740878</text:p>
          </table:table-cell>
        </table:table-row>
        <table:table-row table:style-name="ro1">
          <table:table-cell office:value-type="float" office:value="134750000" calcext:value-type="float">
            <text:p>134750000</text:p>
          </table:table-cell>
          <table:table-cell office:value-type="float" office:value="-8.84679365554999" calcext:value-type="float">
            <text:p>-8.8467936555</text:p>
          </table:table-cell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office:value-type="float" office:value="-9.12131428650495" calcext:value-type="float">
            <text:p>-9.1213142865</text:p>
          </table:table-cell>
        </table:table-row>
        <table:table-row table:style-name="ro1">
          <table:table-cell office:value-type="float" office:value="135250000" calcext:value-type="float">
            <text:p>135250000</text:p>
          </table:table-cell>
          <table:table-cell office:value-type="float" office:value="-9.54968813934433" calcext:value-type="float">
            <text:p>-9.5496881393</text:p>
          </table:table-cell>
        </table:table-row>
        <table:table-row table:style-name="ro1">
          <table:table-cell office:value-type="float" office:value="135500000" calcext:value-type="float">
            <text:p>135500000</text:p>
          </table:table-cell>
          <table:table-cell office:value-type="float" office:value="-9.29668931994768" calcext:value-type="float">
            <text:p>-9.2966893199</text:p>
          </table:table-cell>
        </table:table-row>
        <table:table-row table:style-name="ro1">
          <table:table-cell office:value-type="float" office:value="135750000" calcext:value-type="float">
            <text:p>135750000</text:p>
          </table:table-cell>
          <table:table-cell office:value-type="float" office:value="-8.98610497846099" calcext:value-type="float">
            <text:p>-8.9861049785</text:p>
          </table:table-cell>
        </table:table-row>
        <table:table-row table:style-name="ro1">
          <table:table-cell office:value-type="float" office:value="136000000" calcext:value-type="float">
            <text:p>136000000</text:p>
          </table:table-cell>
          <table:table-cell office:value-type="float" office:value="-9.43943971749141" calcext:value-type="float">
            <text:p>-9.4394397175</text:p>
          </table:table-cell>
        </table:table-row>
        <table:table-row table:style-name="ro1">
          <table:table-cell office:value-type="float" office:value="136250000" calcext:value-type="float">
            <text:p>136250000</text:p>
          </table:table-cell>
          <table:table-cell office:value-type="float" office:value="-9.32789181514359" calcext:value-type="float">
            <text:p>-9.3278918151</text:p>
          </table:table-cell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office:value-type="float" office:value="-9.82747682131987" calcext:value-type="float">
            <text:p>-9.8274768213</text:p>
          </table:table-cell>
        </table:table-row>
        <table:table-row table:style-name="ro1">
          <table:table-cell office:value-type="float" office:value="136750000" calcext:value-type="float">
            <text:p>136750000</text:p>
          </table:table-cell>
          <table:table-cell office:value-type="float" office:value="-9.44791677776063" calcext:value-type="float">
            <text:p>-9.4479167778</text:p>
          </table:table-cell>
        </table:table-row>
        <table:table-row table:style-name="ro1">
          <table:table-cell office:value-type="float" office:value="137000000" calcext:value-type="float">
            <text:p>137000000</text:p>
          </table:table-cell>
          <table:table-cell office:value-type="float" office:value="-10.2414898965777" calcext:value-type="float">
            <text:p>-10.2414898966</text:p>
          </table:table-cell>
        </table:table-row>
        <table:table-row table:style-name="ro1">
          <table:table-cell office:value-type="float" office:value="137250000" calcext:value-type="float">
            <text:p>137250000</text:p>
          </table:table-cell>
          <table:table-cell office:value-type="float" office:value="-9.71720440189039" calcext:value-type="float">
            <text:p>-9.7172044019</text:p>
          </table:table-cell>
        </table:table-row>
        <table:table-row table:style-name="ro1">
          <table:table-cell office:value-type="float" office:value="137500000" calcext:value-type="float">
            <text:p>137500000</text:p>
          </table:table-cell>
          <table:table-cell office:value-type="float" office:value="-10.1437026977671" calcext:value-type="float">
            <text:p>-10.1437026978</text:p>
          </table:table-cell>
        </table:table-row>
        <table:table-row table:style-name="ro1">
          <table:table-cell office:value-type="float" office:value="137750000" calcext:value-type="float">
            <text:p>137750000</text:p>
          </table:table-cell>
          <table:table-cell office:value-type="float" office:value="-10.2289142339949" calcext:value-type="float">
            <text:p>-10.228914234</text:p>
          </table:table-cell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office:value-type="float" office:value="-10.8920900779844" calcext:value-type="float">
            <text:p>-10.892090078</text:p>
          </table:table-cell>
        </table:table-row>
        <table:table-row table:style-name="ro1">
          <table:table-cell office:value-type="float" office:value="138250000" calcext:value-type="float">
            <text:p>138250000</text:p>
          </table:table-cell>
          <table:table-cell office:value-type="float" office:value="-10.6541358538895" calcext:value-type="float">
            <text:p>-10.6541358539</text:p>
          </table:table-cell>
        </table:table-row>
        <table:table-row table:style-name="ro1">
          <table:table-cell office:value-type="float" office:value="138500000" calcext:value-type="float">
            <text:p>138500000</text:p>
          </table:table-cell>
          <table:table-cell office:value-type="float" office:value="-10.1307091352008" calcext:value-type="float">
            <text:p>-10.1307091352</text:p>
          </table:table-cell>
        </table:table-row>
        <table:table-row table:style-name="ro1">
          <table:table-cell office:value-type="float" office:value="138750000" calcext:value-type="float">
            <text:p>138750000</text:p>
          </table:table-cell>
          <table:table-cell office:value-type="float" office:value="-10.7909832171283" calcext:value-type="float">
            <text:p>-10.7909832171</text:p>
          </table:table-cell>
        </table:table-row>
        <table:table-row table:style-name="ro1">
          <table:table-cell office:value-type="float" office:value="139000000" calcext:value-type="float">
            <text:p>139000000</text:p>
          </table:table-cell>
          <table:table-cell office:value-type="float" office:value="-10.8202155509549" calcext:value-type="float">
            <text:p>-10.820215551</text:p>
          </table:table-cell>
        </table:table-row>
        <table:table-row table:style-name="ro1">
          <table:table-cell office:value-type="float" office:value="139250000" calcext:value-type="float">
            <text:p>139250000</text:p>
          </table:table-cell>
          <table:table-cell office:value-type="float" office:value="-11.27908622926" calcext:value-type="float">
            <text:p>-11.2790862293</text:p>
          </table:table-cell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office:value-type="float" office:value="-10.8897857194761" calcext:value-type="float">
            <text:p>-10.8897857195</text:p>
          </table:table-cell>
        </table:table-row>
        <table:table-row table:style-name="ro1">
          <table:table-cell office:value-type="float" office:value="139750000" calcext:value-type="float">
            <text:p>139750000</text:p>
          </table:table-cell>
          <table:table-cell office:value-type="float" office:value="-11.0071826677889" calcext:value-type="float">
            <text:p>-11.0071826678</text:p>
          </table:table-cell>
        </table:table-row>
        <table:table-row table:style-name="ro1">
          <table:table-cell office:value-type="float" office:value="140000000" calcext:value-type="float">
            <text:p>140000000</text:p>
          </table:table-cell>
          <table:table-cell office:value-type="float" office:value="-11.3632060979253" calcext:value-type="float">
            <text:p>-11.3632060979</text:p>
          </table:table-cell>
        </table:table-row>
        <table:table-row table:style-name="ro1">
          <table:table-cell office:value-type="float" office:value="140250000" calcext:value-type="float">
            <text:p>140250000</text:p>
          </table:table-cell>
          <table:table-cell office:value-type="float" office:value="-11.0177314475838" calcext:value-type="float">
            <text:p>-11.0177314476</text:p>
          </table:table-cell>
        </table:table-row>
        <table:table-row table:style-name="ro1">
          <table:table-cell office:value-type="float" office:value="140500000" calcext:value-type="float">
            <text:p>140500000</text:p>
          </table:table-cell>
          <table:table-cell office:value-type="float" office:value="-12.2682823867355" calcext:value-type="float">
            <text:p>-12.2682823867</text:p>
          </table:table-cell>
        </table:table-row>
        <table:table-row table:style-name="ro1">
          <table:table-cell office:value-type="float" office:value="140750000" calcext:value-type="float">
            <text:p>140750000</text:p>
          </table:table-cell>
          <table:table-cell office:value-type="float" office:value="-11.6493656109604" calcext:value-type="float">
            <text:p>-11.649365611</text:p>
          </table:table-cell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office:value-type="float" office:value="-11.764386646808" calcext:value-type="float">
            <text:p>-11.7643866468</text:p>
          </table:table-cell>
        </table:table-row>
        <table:table-row table:style-name="ro1">
          <table:table-cell office:value-type="float" office:value="141250000" calcext:value-type="float">
            <text:p>141250000</text:p>
          </table:table-cell>
          <table:table-cell office:value-type="float" office:value="-12.0408857269332" calcext:value-type="float">
            <text:p>-12.0408857269</text:p>
          </table:table-cell>
        </table:table-row>
        <table:table-row table:style-name="ro1">
          <table:table-cell office:value-type="float" office:value="141500000" calcext:value-type="float">
            <text:p>141500000</text:p>
          </table:table-cell>
          <table:table-cell office:value-type="float" office:value="-11.7110382344957" calcext:value-type="float">
            <text:p>-11.7110382345</text:p>
          </table:table-cell>
        </table:table-row>
        <table:table-row table:style-name="ro1">
          <table:table-cell office:value-type="float" office:value="141750000" calcext:value-type="float">
            <text:p>141750000</text:p>
          </table:table-cell>
          <table:table-cell office:value-type="float" office:value="-11.8771174300189" calcext:value-type="float">
            <text:p>-11.87711743</text:p>
          </table:table-cell>
        </table:table-row>
        <table:table-row table:style-name="ro1">
          <table:table-cell office:value-type="float" office:value="142000000" calcext:value-type="float">
            <text:p>142000000</text:p>
          </table:table-cell>
          <table:table-cell office:value-type="float" office:value="-12.9728231057059" calcext:value-type="float">
            <text:p>-12.9728231057</text:p>
          </table:table-cell>
        </table:table-row>
        <table:table-row table:style-name="ro1">
          <table:table-cell office:value-type="float" office:value="142250000" calcext:value-type="float">
            <text:p>142250000</text:p>
          </table:table-cell>
          <table:table-cell office:value-type="float" office:value="-12.0877213255907" calcext:value-type="float">
            <text:p>-12.0877213256</text:p>
          </table:table-cell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office:value-type="float" office:value="-12.9001648734004" calcext:value-type="float">
            <text:p>-12.9001648734</text:p>
          </table:table-cell>
        </table:table-row>
        <table:table-row table:style-name="ro1">
          <table:table-cell office:value-type="float" office:value="142750000" calcext:value-type="float">
            <text:p>142750000</text:p>
          </table:table-cell>
          <table:table-cell office:value-type="float" office:value="-12.4873813949288" calcext:value-type="float">
            <text:p>-12.4873813949</text:p>
          </table:table-cell>
        </table:table-row>
        <table:table-row table:style-name="ro1">
          <table:table-cell office:value-type="float" office:value="143000000" calcext:value-type="float">
            <text:p>143000000</text:p>
          </table:table-cell>
          <table:table-cell office:value-type="float" office:value="-12.4860158570115" calcext:value-type="float">
            <text:p>-12.486015857</text:p>
          </table:table-cell>
        </table:table-row>
        <table:table-row table:style-name="ro1">
          <table:table-cell office:value-type="float" office:value="143250000" calcext:value-type="float">
            <text:p>143250000</text:p>
          </table:table-cell>
          <table:table-cell office:value-type="float" office:value="-13.1722899204245" calcext:value-type="float">
            <text:p>-13.1722899204</text:p>
          </table:table-cell>
        </table:table-row>
        <table:table-row table:style-name="ro1">
          <table:table-cell office:value-type="float" office:value="143500000" calcext:value-type="float">
            <text:p>143500000</text:p>
          </table:table-cell>
          <table:table-cell office:value-type="float" office:value="-12.9441828313771" calcext:value-type="float">
            <text:p>-12.9441828314</text:p>
          </table:table-cell>
        </table:table-row>
        <table:table-row table:style-name="ro1">
          <table:table-cell office:value-type="float" office:value="143750000" calcext:value-type="float">
            <text:p>143750000</text:p>
          </table:table-cell>
          <table:table-cell office:value-type="float" office:value="-13.2072711669883" calcext:value-type="float">
            <text:p>-13.207271167</text:p>
          </table:table-cell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office:value-type="float" office:value="-12.9460621040988" calcext:value-type="float">
            <text:p>-12.9460621041</text:p>
          </table:table-cell>
        </table:table-row>
        <table:table-row table:style-name="ro1">
          <table:table-cell office:value-type="float" office:value="144250000" calcext:value-type="float">
            <text:p>144250000</text:p>
          </table:table-cell>
          <table:table-cell office:value-type="float" office:value="-13.3867724490055" calcext:value-type="float">
            <text:p>-13.386772449</text:p>
          </table:table-cell>
        </table:table-row>
        <table:table-row table:style-name="ro1">
          <table:table-cell office:value-type="float" office:value="144500000" calcext:value-type="float">
            <text:p>144500000</text:p>
          </table:table-cell>
          <table:table-cell office:value-type="float" office:value="-13.0015270120276" calcext:value-type="float">
            <text:p>-13.001527012</text:p>
          </table:table-cell>
        </table:table-row>
        <table:table-row table:style-name="ro1">
          <table:table-cell office:value-type="float" office:value="144750000" calcext:value-type="float">
            <text:p>144750000</text:p>
          </table:table-cell>
          <table:table-cell office:value-type="float" office:value="-13.7990446946981" calcext:value-type="float">
            <text:p>-13.7990446947</text:p>
          </table:table-cell>
        </table:table-row>
        <table:table-row table:style-name="ro1">
          <table:table-cell office:value-type="float" office:value="145000000" calcext:value-type="float">
            <text:p>145000000</text:p>
          </table:table-cell>
          <table:table-cell office:value-type="float" office:value="-13.2151609386493" calcext:value-type="float">
            <text:p>-13.2151609386</text:p>
          </table:table-cell>
        </table:table-row>
        <table:table-row table:style-name="ro1">
          <table:table-cell office:value-type="float" office:value="145250000" calcext:value-type="float">
            <text:p>145250000</text:p>
          </table:table-cell>
          <table:table-cell office:value-type="float" office:value="-13.9560965606341" calcext:value-type="float">
            <text:p>-13.9560965606</text:p>
          </table:table-cell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office:value-type="float" office:value="-14.3134372034126" calcext:value-type="float">
            <text:p>-14.3134372034</text:p>
          </table:table-cell>
        </table:table-row>
        <table:table-row table:style-name="ro1">
          <table:table-cell office:value-type="float" office:value="145750000" calcext:value-type="float">
            <text:p>145750000</text:p>
          </table:table-cell>
          <table:table-cell office:value-type="float" office:value="-14.2786445472444" calcext:value-type="float">
            <text:p>-14.2786445472</text:p>
          </table:table-cell>
        </table:table-row>
        <table:table-row table:style-name="ro1">
          <table:table-cell office:value-type="float" office:value="146000000" calcext:value-type="float">
            <text:p>146000000</text:p>
          </table:table-cell>
          <table:table-cell office:value-type="float" office:value="-14.9840068671886" calcext:value-type="float">
            <text:p>-14.9840068672</text:p>
          </table:table-cell>
        </table:table-row>
        <table:table-row table:style-name="ro1">
          <table:table-cell office:value-type="float" office:value="146250000" calcext:value-type="float">
            <text:p>146250000</text:p>
          </table:table-cell>
          <table:table-cell office:value-type="float" office:value="-14.3582520860923" calcext:value-type="float">
            <text:p>-14.3582520861</text:p>
          </table:table-cell>
        </table:table-row>
        <table:table-row table:style-name="ro1">
          <table:table-cell office:value-type="float" office:value="146500000" calcext:value-type="float">
            <text:p>146500000</text:p>
          </table:table-cell>
          <table:table-cell office:value-type="float" office:value="-14.8469119031343" calcext:value-type="float">
            <text:p>-14.8469119031</text:p>
          </table:table-cell>
        </table:table-row>
        <table:table-row table:style-name="ro1">
          <table:table-cell office:value-type="float" office:value="146750000" calcext:value-type="float">
            <text:p>146750000</text:p>
          </table:table-cell>
          <table:table-cell office:value-type="float" office:value="-15.0464344179172" calcext:value-type="float">
            <text:p>-15.0464344179</text:p>
          </table:table-cell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office:value-type="float" office:value="-15.1922321037015" calcext:value-type="float">
            <text:p>-15.1922321037</text:p>
          </table:table-cell>
        </table:table-row>
        <table:table-row table:style-name="ro1">
          <table:table-cell office:value-type="float" office:value="147250000" calcext:value-type="float">
            <text:p>147250000</text:p>
          </table:table-cell>
          <table:table-cell office:value-type="float" office:value="-15.106984383244" calcext:value-type="float">
            <text:p>-15.1069843832</text:p>
          </table:table-cell>
        </table:table-row>
        <table:table-row table:style-name="ro1">
          <table:table-cell office:value-type="float" office:value="147500000" calcext:value-type="float">
            <text:p>147500000</text:p>
          </table:table-cell>
          <table:table-cell office:value-type="float" office:value="-15.4600376483662" calcext:value-type="float">
            <text:p>-15.4600376484</text:p>
          </table:table-cell>
        </table:table-row>
        <table:table-row table:style-name="ro1">
          <table:table-cell office:value-type="float" office:value="147750000" calcext:value-type="float">
            <text:p>147750000</text:p>
          </table:table-cell>
          <table:table-cell office:value-type="float" office:value="-15.2263188206266" calcext:value-type="float">
            <text:p>-15.2263188206</text:p>
          </table:table-cell>
        </table:table-row>
        <table:table-row table:style-name="ro1">
          <table:table-cell office:value-type="float" office:value="148000000" calcext:value-type="float">
            <text:p>148000000</text:p>
          </table:table-cell>
          <table:table-cell office:value-type="float" office:value="-16.0074542236168" calcext:value-type="float">
            <text:p>-16.0074542236</text:p>
          </table:table-cell>
        </table:table-row>
        <table:table-row table:style-name="ro1">
          <table:table-cell office:value-type="float" office:value="148250000" calcext:value-type="float">
            <text:p>148250000</text:p>
          </table:table-cell>
          <table:table-cell office:value-type="float" office:value="-16.0952612579551" calcext:value-type="float">
            <text:p>-16.095261258</text:p>
          </table:table-cell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office:value-type="float" office:value="-16.1099841179962" calcext:value-type="float">
            <text:p>-16.109984118</text:p>
          </table:table-cell>
        </table:table-row>
        <table:table-row table:style-name="ro1">
          <table:table-cell office:value-type="float" office:value="148750000" calcext:value-type="float">
            <text:p>148750000</text:p>
          </table:table-cell>
          <table:table-cell office:value-type="float" office:value="-16.1311906296874" calcext:value-type="float">
            <text:p>-16.1311906297</text:p>
          </table:table-cell>
        </table:table-row>
        <table:table-row table:style-name="ro1">
          <table:table-cell office:value-type="float" office:value="149000000" calcext:value-type="float">
            <text:p>149000000</text:p>
          </table:table-cell>
          <table:table-cell office:value-type="float" office:value="-16.0400123214476" calcext:value-type="float">
            <text:p>-16.0400123214</text:p>
          </table:table-cell>
        </table:table-row>
        <table:table-row table:style-name="ro1">
          <table:table-cell office:value-type="float" office:value="149250000" calcext:value-type="float">
            <text:p>149250000</text:p>
          </table:table-cell>
          <table:table-cell office:value-type="float" office:value="-16.405208313227" calcext:value-type="float">
            <text:p>-16.4052083132</text:p>
          </table:table-cell>
        </table:table-row>
        <table:table-row table:style-name="ro1">
          <table:table-cell office:value-type="float" office:value="149500000" calcext:value-type="float">
            <text:p>149500000</text:p>
          </table:table-cell>
          <table:table-cell office:value-type="float" office:value="-16.6897222930016" calcext:value-type="float">
            <text:p>-16.689722293</text:p>
          </table:table-cell>
        </table:table-row>
        <table:table-row table:style-name="ro1">
          <table:table-cell office:value-type="float" office:value="149750000" calcext:value-type="float">
            <text:p>149750000</text:p>
          </table:table-cell>
          <table:table-cell office:value-type="float" office:value="-16.6632664636359" calcext:value-type="float">
            <text:p>-16.6632664636</text:p>
          </table:table-cell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office:value-type="float" office:value="-16.9254312553804" calcext:value-type="float">
            <text:p>-16.9254312554</text:p>
          </table:table-cell>
        </table:table-row>
        <table:table-row table:style-name="ro1">
          <table:table-cell office:value-type="float" office:value="150250000" calcext:value-type="float">
            <text:p>150250000</text:p>
          </table:table-cell>
          <table:table-cell office:value-type="float" office:value="-17.3815550208589" calcext:value-type="float">
            <text:p>-17.3815550209</text:p>
          </table:table-cell>
        </table:table-row>
        <table:table-row table:style-name="ro1">
          <table:table-cell office:value-type="float" office:value="150500000" calcext:value-type="float">
            <text:p>150500000</text:p>
          </table:table-cell>
          <table:table-cell office:value-type="float" office:value="-17.3563482705244" calcext:value-type="float">
            <text:p>-17.3563482705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Active_Balun_SN003_S22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Monday</text:p>
          </table:table-cell>
          <table:table-cell office:value-type="string" calcext:value-type="string">
            <text:p><text:s/>06 July 2020 21:25:15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0816107707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22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dB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-0.760649959631737" calcext:value-type="float">
            <text:p>-0.7606499596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-0.800895292046126" calcext:value-type="float">
            <text:p>-0.800895292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-1.79673368709311" calcext:value-type="float">
            <text:p>-1.7967336871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-3.87990592657394" calcext:value-type="float">
            <text:p>-3.8799059266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-9.23805750070897" calcext:value-type="float">
            <text:p>-9.2380575007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-5.8985473149848" calcext:value-type="float">
            <text:p>-5.898547315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-4.88702725166228" calcext:value-type="float">
            <text:p>-4.8870272517</text:p>
          </table:table-cell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-3.87160286951779" calcext:value-type="float">
            <text:p>-3.8716028695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-4.90477961738944" calcext:value-type="float">
            <text:p>-4.9047796174</text:p>
          </table:table-cell>
        </table:table-row>
        <table:table-row table:style-name="ro1">
          <table:table-cell office:value-type="float" office:value="2750000" calcext:value-type="float">
            <text:p>2750000</text:p>
          </table:table-cell>
          <table:table-cell office:value-type="float" office:value="-5.53501746842389" calcext:value-type="float">
            <text:p>-5.5350174684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-5.26581018733423" calcext:value-type="float">
            <text:p>-5.2658101873</text:p>
          </table:table-cell>
        </table:table-row>
        <table:table-row table:style-name="ro1">
          <table:table-cell office:value-type="float" office:value="3250000" calcext:value-type="float">
            <text:p>3250000</text:p>
          </table:table-cell>
          <table:table-cell office:value-type="float" office:value="-6.3124204530711" calcext:value-type="float">
            <text:p>-6.3124204531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-6.7558816110999" calcext:value-type="float">
            <text:p>-6.7558816111</text:p>
          </table:table-cell>
        </table:table-row>
        <table:table-row table:style-name="ro1">
          <table:table-cell office:value-type="float" office:value="3750000" calcext:value-type="float">
            <text:p>3750000</text:p>
          </table:table-cell>
          <table:table-cell office:value-type="float" office:value="-9.06232107179159" calcext:value-type="float">
            <text:p>-9.0623210718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-8.75460679714735" calcext:value-type="float">
            <text:p>-8.7546067971</text:p>
          </table:table-cell>
        </table:table-row>
        <table:table-row table:style-name="ro1">
          <table:table-cell office:value-type="float" office:value="4250000" calcext:value-type="float">
            <text:p>4250000</text:p>
          </table:table-cell>
          <table:table-cell office:value-type="float" office:value="-9.90382556017504" calcext:value-type="float">
            <text:p>-9.9038255602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-9.25585787613318" calcext:value-type="float">
            <text:p>-9.2558578761</text:p>
          </table:table-cell>
        </table:table-row>
        <table:table-row table:style-name="ro1">
          <table:table-cell office:value-type="float" office:value="4750000" calcext:value-type="float">
            <text:p>4750000</text:p>
          </table:table-cell>
          <table:table-cell office:value-type="float" office:value="-10.5380560352632" calcext:value-type="float">
            <text:p>-10.5380560353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-10.0820252014106" calcext:value-type="float">
            <text:p>-10.0820252014</text:p>
          </table:table-cell>
        </table:table-row>
        <table:table-row table:style-name="ro1">
          <table:table-cell office:value-type="float" office:value="5250000" calcext:value-type="float">
            <text:p>5250000</text:p>
          </table:table-cell>
          <table:table-cell office:value-type="float" office:value="-12.717061065602" calcext:value-type="float">
            <text:p>-12.7170610656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-12.0947924037056" calcext:value-type="float">
            <text:p>-12.0947924037</text:p>
          </table:table-cell>
        </table:table-row>
        <table:table-row table:style-name="ro1">
          <table:table-cell office:value-type="float" office:value="5750000" calcext:value-type="float">
            <text:p>5750000</text:p>
          </table:table-cell>
          <table:table-cell office:value-type="float" office:value="-16.610514798731" calcext:value-type="float">
            <text:p>-16.6105147987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-13.1378300502032" calcext:value-type="float">
            <text:p>-13.1378300502</text:p>
          </table:table-cell>
        </table:table-row>
        <table:table-row table:style-name="ro1">
          <table:table-cell office:value-type="float" office:value="6250000" calcext:value-type="float">
            <text:p>6250000</text:p>
          </table:table-cell>
          <table:table-cell office:value-type="float" office:value="-14.9679314871342" calcext:value-type="float">
            <text:p>-14.9679314871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-15.0424300971195" calcext:value-type="float">
            <text:p>-15.0424300971</text:p>
          </table:table-cell>
        </table:table-row>
        <table:table-row table:style-name="ro1">
          <table:table-cell office:value-type="float" office:value="6750000" calcext:value-type="float">
            <text:p>6750000</text:p>
          </table:table-cell>
          <table:table-cell office:value-type="float" office:value="-15.9645968940023" calcext:value-type="float">
            <text:p>-15.964596894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-16.7603310110985" calcext:value-type="float">
            <text:p>-16.7603310111</text:p>
          </table:table-cell>
        </table:table-row>
        <table:table-row table:style-name="ro1">
          <table:table-cell office:value-type="float" office:value="7250000" calcext:value-type="float">
            <text:p>7250000</text:p>
          </table:table-cell>
          <table:table-cell office:value-type="float" office:value="-17.2438327555266" calcext:value-type="float">
            <text:p>-17.2438327555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-20.1001228054454" calcext:value-type="float">
            <text:p>-20.1001228054</text:p>
          </table:table-cell>
        </table:table-row>
        <table:table-row table:style-name="ro1">
          <table:table-cell office:value-type="float" office:value="7750000" calcext:value-type="float">
            <text:p>7750000</text:p>
          </table:table-cell>
          <table:table-cell office:value-type="float" office:value="-25.7949405284965" calcext:value-type="float">
            <text:p>-25.7949405285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-27.1667818919329" calcext:value-type="float">
            <text:p>-27.1667818919</text:p>
          </table:table-cell>
        </table:table-row>
        <table:table-row table:style-name="ro1">
          <table:table-cell office:value-type="float" office:value="8250000" calcext:value-type="float">
            <text:p>8250000</text:p>
          </table:table-cell>
          <table:table-cell office:value-type="float" office:value="-30.8221077641092" calcext:value-type="float">
            <text:p>-30.8221077641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-21.6235291020122" calcext:value-type="float">
            <text:p>-21.623529102</text:p>
          </table:table-cell>
        </table:table-row>
        <table:table-row table:style-name="ro1">
          <table:table-cell office:value-type="float" office:value="8750000" calcext:value-type="float">
            <text:p>8750000</text:p>
          </table:table-cell>
          <table:table-cell office:value-type="float" office:value="-27.833055287295" calcext:value-type="float">
            <text:p>-27.8330552873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-28.0131044693982" calcext:value-type="float">
            <text:p>-28.0131044694</text:p>
          </table:table-cell>
        </table:table-row>
        <table:table-row table:style-name="ro1">
          <table:table-cell office:value-type="float" office:value="9250000" calcext:value-type="float">
            <text:p>9250000</text:p>
          </table:table-cell>
          <table:table-cell office:value-type="float" office:value="-22.2244993743226" calcext:value-type="float">
            <text:p>-22.2244993743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-33.6443872076702" calcext:value-type="float">
            <text:p>-33.6443872077</text:p>
          </table:table-cell>
        </table:table-row>
        <table:table-row table:style-name="ro1">
          <table:table-cell office:value-type="float" office:value="9750000" calcext:value-type="float">
            <text:p>9750000</text:p>
          </table:table-cell>
          <table:table-cell office:value-type="float" office:value="-27.2761489985966" calcext:value-type="float">
            <text:p>-27.2761489986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-26.4070542682481" calcext:value-type="float">
            <text:p>-26.4070542682</text:p>
          </table:table-cell>
        </table:table-row>
        <table:table-row table:style-name="ro1">
          <table:table-cell office:value-type="float" office:value="10250000" calcext:value-type="float">
            <text:p>10250000</text:p>
          </table:table-cell>
          <table:table-cell office:value-type="float" office:value="-22.2391212991669" calcext:value-type="float">
            <text:p>-22.2391212992</text:p>
          </table:table-cell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office:value-type="float" office:value="-19.5348976020406" calcext:value-type="float">
            <text:p>-19.534897602</text:p>
          </table:table-cell>
        </table:table-row>
        <table:table-row table:style-name="ro1">
          <table:table-cell office:value-type="float" office:value="10750000" calcext:value-type="float">
            <text:p>10750000</text:p>
          </table:table-cell>
          <table:table-cell office:value-type="float" office:value="-24.361062449119" calcext:value-type="float">
            <text:p>-24.3610624491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-18.9743722111657" calcext:value-type="float">
            <text:p>-18.9743722112</text:p>
          </table:table-cell>
        </table:table-row>
        <table:table-row table:style-name="ro1">
          <table:table-cell office:value-type="float" office:value="11250000" calcext:value-type="float">
            <text:p>11250000</text:p>
          </table:table-cell>
          <table:table-cell office:value-type="float" office:value="-23.9732761255193" calcext:value-type="float">
            <text:p>-23.9732761255</text:p>
          </table:table-cell>
        </table:table-row>
        <table:table-row table:style-name="ro1">
          <table:table-cell office:value-type="float" office:value="11500000" calcext:value-type="float">
            <text:p>11500000</text:p>
          </table:table-cell>
          <table:table-cell office:value-type="float" office:value="-28.3491383651168" calcext:value-type="float">
            <text:p>-28.3491383651</text:p>
          </table:table-cell>
        </table:table-row>
        <table:table-row table:style-name="ro1">
          <table:table-cell office:value-type="float" office:value="11750000" calcext:value-type="float">
            <text:p>11750000</text:p>
          </table:table-cell>
          <table:table-cell office:value-type="float" office:value="-25.6130222510155" calcext:value-type="float">
            <text:p>-25.613022251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-25.5863872816145" calcext:value-type="float">
            <text:p>-25.5863872816</text:p>
          </table:table-cell>
        </table:table-row>
        <table:table-row table:style-name="ro1">
          <table:table-cell office:value-type="float" office:value="12250000" calcext:value-type="float">
            <text:p>12250000</text:p>
          </table:table-cell>
          <table:table-cell office:value-type="float" office:value="-24.8264984742137" calcext:value-type="float">
            <text:p>-24.8264984742</text:p>
          </table:table-cell>
        </table:table-row>
        <table:table-row table:style-name="ro1">
          <table:table-cell office:value-type="float" office:value="12500000" calcext:value-type="float">
            <text:p>12500000</text:p>
          </table:table-cell>
          <table:table-cell office:value-type="float" office:value="-20.6359989865405" calcext:value-type="float">
            <text:p>-20.6359989865</text:p>
          </table:table-cell>
        </table:table-row>
        <table:table-row table:style-name="ro1">
          <table:table-cell office:value-type="float" office:value="12750000" calcext:value-type="float">
            <text:p>12750000</text:p>
          </table:table-cell>
          <table:table-cell office:value-type="float" office:value="-25.0553053213401" calcext:value-type="float">
            <text:p>-25.0553053213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-22.0067603286532" calcext:value-type="float">
            <text:p>-22.0067603287</text:p>
          </table:table-cell>
        </table:table-row>
        <table:table-row table:style-name="ro1">
          <table:table-cell office:value-type="float" office:value="13250000" calcext:value-type="float">
            <text:p>13250000</text:p>
          </table:table-cell>
          <table:table-cell office:value-type="float" office:value="-20.4768714640412" calcext:value-type="float">
            <text:p>-20.476871464</text:p>
          </table:table-cell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office:value-type="float" office:value="-14.7953611272773" calcext:value-type="float">
            <text:p>-14.7953611273</text:p>
          </table:table-cell>
        </table:table-row>
        <table:table-row table:style-name="ro1">
          <table:table-cell office:value-type="float" office:value="13750000" calcext:value-type="float">
            <text:p>13750000</text:p>
          </table:table-cell>
          <table:table-cell office:value-type="float" office:value="-28.9614810337683" calcext:value-type="float">
            <text:p>-28.9614810338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-19.7327714742054" calcext:value-type="float">
            <text:p>-19.7327714742</text:p>
          </table:table-cell>
        </table:table-row>
        <table:table-row table:style-name="ro1">
          <table:table-cell office:value-type="float" office:value="14250000" calcext:value-type="float">
            <text:p>14250000</text:p>
          </table:table-cell>
          <table:table-cell office:value-type="float" office:value="-20.1082749389302" calcext:value-type="float">
            <text:p>-20.1082749389</text:p>
          </table:table-cell>
        </table:table-row>
        <table:table-row table:style-name="ro1">
          <table:table-cell office:value-type="float" office:value="14500000" calcext:value-type="float">
            <text:p>14500000</text:p>
          </table:table-cell>
          <table:table-cell office:value-type="float" office:value="-17.8681682715586" calcext:value-type="float">
            <text:p>-17.8681682716</text:p>
          </table:table-cell>
        </table:table-row>
        <table:table-row table:style-name="ro1">
          <table:table-cell office:value-type="float" office:value="14750000" calcext:value-type="float">
            <text:p>14750000</text:p>
          </table:table-cell>
          <table:table-cell office:value-type="float" office:value="-15.2046730636788" calcext:value-type="float">
            <text:p>-15.2046730637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-15.6259820867845" calcext:value-type="float">
            <text:p>-15.6259820868</text:p>
          </table:table-cell>
        </table:table-row>
        <table:table-row table:style-name="ro1">
          <table:table-cell office:value-type="float" office:value="15250000" calcext:value-type="float">
            <text:p>15250000</text:p>
          </table:table-cell>
          <table:table-cell office:value-type="float" office:value="-16.6141464225087" calcext:value-type="float">
            <text:p>-16.6141464225</text:p>
          </table:table-cell>
        </table:table-row>
        <table:table-row table:style-name="ro1">
          <table:table-cell office:value-type="float" office:value="15500000" calcext:value-type="float">
            <text:p>15500000</text:p>
          </table:table-cell>
          <table:table-cell office:value-type="float" office:value="-12.4335894424789" calcext:value-type="float">
            <text:p>-12.4335894425</text:p>
          </table:table-cell>
        </table:table-row>
        <table:table-row table:style-name="ro1">
          <table:table-cell office:value-type="float" office:value="15750000" calcext:value-type="float">
            <text:p>15750000</text:p>
          </table:table-cell>
          <table:table-cell office:value-type="float" office:value="-17.2711224597971" calcext:value-type="float">
            <text:p>-17.2711224598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-19.0899692202412" calcext:value-type="float">
            <text:p>-19.0899692202</text:p>
          </table:table-cell>
        </table:table-row>
        <table:table-row table:style-name="ro1">
          <table:table-cell office:value-type="float" office:value="16250000" calcext:value-type="float">
            <text:p>16250000</text:p>
          </table:table-cell>
          <table:table-cell office:value-type="float" office:value="-19.792088810383" calcext:value-type="float">
            <text:p>-19.7920888104</text:p>
          </table:table-cell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office:value-type="float" office:value="-15.5334793201194" calcext:value-type="float">
            <text:p>-15.5334793201</text:p>
          </table:table-cell>
        </table:table-row>
        <table:table-row table:style-name="ro1">
          <table:table-cell office:value-type="float" office:value="16750000" calcext:value-type="float">
            <text:p>16750000</text:p>
          </table:table-cell>
          <table:table-cell office:value-type="float" office:value="-15.5447792357487" calcext:value-type="float">
            <text:p>-15.5447792357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-17.1584403494349" calcext:value-type="float">
            <text:p>-17.1584403494</text:p>
          </table:table-cell>
        </table:table-row>
        <table:table-row table:style-name="ro1">
          <table:table-cell office:value-type="float" office:value="17250000" calcext:value-type="float">
            <text:p>17250000</text:p>
          </table:table-cell>
          <table:table-cell office:value-type="float" office:value="-15.0500945080634" calcext:value-type="float">
            <text:p>-15.0500945081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 office:value-type="float" office:value="-16.8281079478305" calcext:value-type="float">
            <text:p>-16.8281079478</text:p>
          </table:table-cell>
        </table:table-row>
        <table:table-row table:style-name="ro1">
          <table:table-cell office:value-type="float" office:value="17750000" calcext:value-type="float">
            <text:p>17750000</text:p>
          </table:table-cell>
          <table:table-cell office:value-type="float" office:value="-13.1341347926127" calcext:value-type="float">
            <text:p>-13.1341347926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-14.6761548436574" calcext:value-type="float">
            <text:p>-14.6761548437</text:p>
          </table:table-cell>
        </table:table-row>
        <table:table-row table:style-name="ro1">
          <table:table-cell office:value-type="float" office:value="18250000" calcext:value-type="float">
            <text:p>18250000</text:p>
          </table:table-cell>
          <table:table-cell office:value-type="float" office:value="-28.2989963070732" calcext:value-type="float">
            <text:p>-28.2989963071</text:p>
          </table:table-cell>
        </table:table-row>
        <table:table-row table:style-name="ro1">
          <table:table-cell office:value-type="float" office:value="18500000" calcext:value-type="float">
            <text:p>18500000</text:p>
          </table:table-cell>
          <table:table-cell office:value-type="float" office:value="-16.1637675731656" calcext:value-type="float">
            <text:p>-16.1637675732</text:p>
          </table:table-cell>
        </table:table-row>
        <table:table-row table:style-name="ro1">
          <table:table-cell office:value-type="float" office:value="18750000" calcext:value-type="float">
            <text:p>18750000</text:p>
          </table:table-cell>
          <table:table-cell office:value-type="float" office:value="-19.0763542881731" calcext:value-type="float">
            <text:p>-19.0763542882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-16.596408957106" calcext:value-type="float">
            <text:p>-16.5964089571</text:p>
          </table:table-cell>
        </table:table-row>
        <table:table-row table:style-name="ro1">
          <table:table-cell office:value-type="float" office:value="19250000" calcext:value-type="float">
            <text:p>19250000</text:p>
          </table:table-cell>
          <table:table-cell office:value-type="float" office:value="-17.7849938361944" calcext:value-type="float">
            <text:p>-17.7849938362</text:p>
          </table:table-cell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office:value-type="float" office:value="-17.4089360429408" calcext:value-type="float">
            <text:p>-17.4089360429</text:p>
          </table:table-cell>
        </table:table-row>
        <table:table-row table:style-name="ro1">
          <table:table-cell office:value-type="float" office:value="19750000" calcext:value-type="float">
            <text:p>19750000</text:p>
          </table:table-cell>
          <table:table-cell office:value-type="float" office:value="-21.2366445895965" calcext:value-type="float">
            <text:p>-21.2366445896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-12.4991195245631" calcext:value-type="float">
            <text:p>-12.4991195246</text:p>
          </table:table-cell>
        </table:table-row>
        <table:table-row table:style-name="ro1">
          <table:table-cell office:value-type="float" office:value="20250000" calcext:value-type="float">
            <text:p>20250000</text:p>
          </table:table-cell>
          <table:table-cell office:value-type="float" office:value="-18.5147500423408" calcext:value-type="float">
            <text:p>-18.5147500423</text:p>
          </table:table-cell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office:value-type="float" office:value="-17.002904871659" calcext:value-type="float">
            <text:p>-17.0029048717</text:p>
          </table:table-cell>
        </table:table-row>
        <table:table-row table:style-name="ro1">
          <table:table-cell office:value-type="float" office:value="20750000" calcext:value-type="float">
            <text:p>20750000</text:p>
          </table:table-cell>
          <table:table-cell office:value-type="float" office:value="-15.9047335200693" calcext:value-type="float">
            <text:p>-15.9047335201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-20.5659972230348" calcext:value-type="float">
            <text:p>-20.565997223</text:p>
          </table:table-cell>
        </table:table-row>
        <table:table-row table:style-name="ro1">
          <table:table-cell office:value-type="float" office:value="21250000" calcext:value-type="float">
            <text:p>21250000</text:p>
          </table:table-cell>
          <table:table-cell office:value-type="float" office:value="-15.5234999372913" calcext:value-type="float">
            <text:p>-15.5234999373</text:p>
          </table:table-cell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-15.9927611893736" calcext:value-type="float">
            <text:p>-15.9927611894</text:p>
          </table:table-cell>
        </table:table-row>
        <table:table-row table:style-name="ro1">
          <table:table-cell office:value-type="float" office:value="21750000" calcext:value-type="float">
            <text:p>21750000</text:p>
          </table:table-cell>
          <table:table-cell office:value-type="float" office:value="-17.1626117057659" calcext:value-type="float">
            <text:p>-17.1626117058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-19.9768498848315" calcext:value-type="float">
            <text:p>-19.9768498848</text:p>
          </table:table-cell>
        </table:table-row>
        <table:table-row table:style-name="ro1">
          <table:table-cell office:value-type="float" office:value="22250000" calcext:value-type="float">
            <text:p>22250000</text:p>
          </table:table-cell>
          <table:table-cell office:value-type="float" office:value="-15.1295302988253" calcext:value-type="float">
            <text:p>-15.1295302988</text:p>
          </table:table-cell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office:value-type="float" office:value="-17.6203783909919" calcext:value-type="float">
            <text:p>-17.620378391</text:p>
          </table:table-cell>
        </table:table-row>
        <table:table-row table:style-name="ro1">
          <table:table-cell office:value-type="float" office:value="22750000" calcext:value-type="float">
            <text:p>22750000</text:p>
          </table:table-cell>
          <table:table-cell office:value-type="float" office:value="-25.0287401055548" calcext:value-type="float">
            <text:p>-25.0287401056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-18.9421422042859" calcext:value-type="float">
            <text:p>-18.9421422043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 office:value-type="float" office:value="-16.771990625219" calcext:value-type="float">
            <text:p>-16.7719906252</text:p>
          </table:table-cell>
        </table:table-row>
        <table:table-row table:style-name="ro1">
          <table:table-cell office:value-type="float" office:value="23500000" calcext:value-type="float">
            <text:p>23500000</text:p>
          </table:table-cell>
          <table:table-cell office:value-type="float" office:value="-18.7162410579996" calcext:value-type="float">
            <text:p>-18.716241058</text:p>
          </table:table-cell>
        </table:table-row>
        <table:table-row table:style-name="ro1">
          <table:table-cell office:value-type="float" office:value="23750000" calcext:value-type="float">
            <text:p>23750000</text:p>
          </table:table-cell>
          <table:table-cell office:value-type="float" office:value="-19.9461616095249" calcext:value-type="float">
            <text:p>-19.9461616095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-19.5978148961397" calcext:value-type="float">
            <text:p>-19.5978148961</text:p>
          </table:table-cell>
        </table:table-row>
        <table:table-row table:style-name="ro1">
          <table:table-cell office:value-type="float" office:value="24250000" calcext:value-type="float">
            <text:p>24250000</text:p>
          </table:table-cell>
          <table:table-cell office:value-type="float" office:value="-13.9012125947414" calcext:value-type="float">
            <text:p>-13.9012125947</text:p>
          </table:table-cell>
        </table:table-row>
        <table:table-row table:style-name="ro1">
          <table:table-cell office:value-type="float" office:value="24500000" calcext:value-type="float">
            <text:p>24500000</text:p>
          </table:table-cell>
          <table:table-cell office:value-type="float" office:value="-16.3681546862918" calcext:value-type="float">
            <text:p>-16.3681546863</text:p>
          </table:table-cell>
        </table:table-row>
        <table:table-row table:style-name="ro1">
          <table:table-cell office:value-type="float" office:value="24750000" calcext:value-type="float">
            <text:p>24750000</text:p>
          </table:table-cell>
          <table:table-cell office:value-type="float" office:value="-18.3346222742223" calcext:value-type="float">
            <text:p>-18.3346222742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-20.6365094097744" calcext:value-type="float">
            <text:p>-20.6365094098</text:p>
          </table:table-cell>
        </table:table-row>
        <table:table-row table:style-name="ro1">
          <table:table-cell office:value-type="float" office:value="25250000" calcext:value-type="float">
            <text:p>25250000</text:p>
          </table:table-cell>
          <table:table-cell office:value-type="float" office:value="-13.3140380356609" calcext:value-type="float">
            <text:p>-13.3140380357</text:p>
          </table:table-cell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office:value-type="float" office:value="-16.9019545603105" calcext:value-type="float">
            <text:p>-16.9019545603</text:p>
          </table:table-cell>
        </table:table-row>
        <table:table-row table:style-name="ro1">
          <table:table-cell office:value-type="float" office:value="25750000" calcext:value-type="float">
            <text:p>25750000</text:p>
          </table:table-cell>
          <table:table-cell office:value-type="float" office:value="-17.0242776182063" calcext:value-type="float">
            <text:p>-17.0242776182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-15.087788523595" calcext:value-type="float">
            <text:p>-15.0877885236</text:p>
          </table:table-cell>
        </table:table-row>
        <table:table-row table:style-name="ro1">
          <table:table-cell office:value-type="float" office:value="26250000" calcext:value-type="float">
            <text:p>26250000</text:p>
          </table:table-cell>
          <table:table-cell office:value-type="float" office:value="-14.9233260220825" calcext:value-type="float">
            <text:p>-14.9233260221</text:p>
          </table:table-cell>
        </table:table-row>
        <table:table-row table:style-name="ro1">
          <table:table-cell office:value-type="float" office:value="26500000" calcext:value-type="float">
            <text:p>26500000</text:p>
          </table:table-cell>
          <table:table-cell office:value-type="float" office:value="-19.2728366724924" calcext:value-type="float">
            <text:p>-19.2728366725</text:p>
          </table:table-cell>
        </table:table-row>
        <table:table-row table:style-name="ro1">
          <table:table-cell office:value-type="float" office:value="26750000" calcext:value-type="float">
            <text:p>26750000</text:p>
          </table:table-cell>
          <table:table-cell office:value-type="float" office:value="-16.9708415183099" calcext:value-type="float">
            <text:p>-16.9708415183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-18.335059667806" calcext:value-type="float">
            <text:p>-18.3350596678</text:p>
          </table:table-cell>
        </table:table-row>
        <table:table-row table:style-name="ro1">
          <table:table-cell office:value-type="float" office:value="27250000" calcext:value-type="float">
            <text:p>27250000</text:p>
          </table:table-cell>
          <table:table-cell office:value-type="float" office:value="-13.8878103426943" calcext:value-type="float">
            <text:p>-13.8878103427</text:p>
          </table:table-cell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office:value-type="float" office:value="-14.2068093622421" calcext:value-type="float">
            <text:p>-14.2068093622</text:p>
          </table:table-cell>
        </table:table-row>
        <table:table-row table:style-name="ro1">
          <table:table-cell office:value-type="float" office:value="27750000" calcext:value-type="float">
            <text:p>27750000</text:p>
          </table:table-cell>
          <table:table-cell office:value-type="float" office:value="-16.7491143477103" calcext:value-type="float">
            <text:p>-16.7491143477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-18.1866623302996" calcext:value-type="float">
            <text:p>-18.1866623303</text:p>
          </table:table-cell>
        </table:table-row>
        <table:table-row table:style-name="ro1">
          <table:table-cell office:value-type="float" office:value="28250000" calcext:value-type="float">
            <text:p>28250000</text:p>
          </table:table-cell>
          <table:table-cell office:value-type="float" office:value="-16.7305489494812" calcext:value-type="float">
            <text:p>-16.7305489495</text:p>
          </table:table-cell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office:value-type="float" office:value="-14.516711647911" calcext:value-type="float">
            <text:p>-14.5167116479</text:p>
          </table:table-cell>
        </table:table-row>
        <table:table-row table:style-name="ro1">
          <table:table-cell office:value-type="float" office:value="28750000" calcext:value-type="float">
            <text:p>28750000</text:p>
          </table:table-cell>
          <table:table-cell office:value-type="float" office:value="-19.7348644331007" calcext:value-type="float">
            <text:p>-19.7348644331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-17.9115156106636" calcext:value-type="float">
            <text:p>-17.9115156107</text:p>
          </table:table-cell>
        </table:table-row>
        <table:table-row table:style-name="ro1">
          <table:table-cell office:value-type="float" office:value="29250000" calcext:value-type="float">
            <text:p>29250000</text:p>
          </table:table-cell>
          <table:table-cell office:value-type="float" office:value="-22.6985108162173" calcext:value-type="float">
            <text:p>-22.6985108162</text:p>
          </table:table-cell>
        </table:table-row>
        <table:table-row table:style-name="ro1">
          <table:table-cell office:value-type="float" office:value="29500000" calcext:value-type="float">
            <text:p>29500000</text:p>
          </table:table-cell>
          <table:table-cell office:value-type="float" office:value="-20.4782495389257" calcext:value-type="float">
            <text:p>-20.4782495389</text:p>
          </table:table-cell>
        </table:table-row>
        <table:table-row table:style-name="ro1">
          <table:table-cell office:value-type="float" office:value="29750000" calcext:value-type="float">
            <text:p>29750000</text:p>
          </table:table-cell>
          <table:table-cell office:value-type="float" office:value="-14.6464700823019" calcext:value-type="float">
            <text:p>-14.6464700823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-22.2823073958058" calcext:value-type="float">
            <text:p>-22.2823073958</text:p>
          </table:table-cell>
        </table:table-row>
        <table:table-row table:style-name="ro1">
          <table:table-cell office:value-type="float" office:value="30250000" calcext:value-type="float">
            <text:p>30250000</text:p>
          </table:table-cell>
          <table:table-cell office:value-type="float" office:value="-21.8899591715827" calcext:value-type="float">
            <text:p>-21.8899591716</text:p>
          </table:table-cell>
        </table:table-row>
        <table:table-row table:style-name="ro1">
          <table:table-cell office:value-type="float" office:value="30500000" calcext:value-type="float">
            <text:p>30500000</text:p>
          </table:table-cell>
          <table:table-cell office:value-type="float" office:value="-18.8848438789223" calcext:value-type="float">
            <text:p>-18.8848438789</text:p>
          </table:table-cell>
        </table:table-row>
        <table:table-row table:style-name="ro1">
          <table:table-cell office:value-type="float" office:value="30750000" calcext:value-type="float">
            <text:p>30750000</text:p>
          </table:table-cell>
          <table:table-cell office:value-type="float" office:value="-19.6739799171987" calcext:value-type="float">
            <text:p>-19.6739799172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office:value-type="float" office:value="-15.2429476088667" calcext:value-type="float">
            <text:p>-15.2429476089</text:p>
          </table:table-cell>
        </table:table-row>
        <table:table-row table:style-name="ro1">
          <table:table-cell office:value-type="float" office:value="31250000" calcext:value-type="float">
            <text:p>31250000</text:p>
          </table:table-cell>
          <table:table-cell office:value-type="float" office:value="-20.4389281147069" calcext:value-type="float">
            <text:p>-20.4389281147</text:p>
          </table:table-cell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office:value-type="float" office:value="-15.3233379495137" calcext:value-type="float">
            <text:p>-15.3233379495</text:p>
          </table:table-cell>
        </table:table-row>
        <table:table-row table:style-name="ro1">
          <table:table-cell office:value-type="float" office:value="31750000" calcext:value-type="float">
            <text:p>31750000</text:p>
          </table:table-cell>
          <table:table-cell office:value-type="float" office:value="-22.2494849991954" calcext:value-type="float">
            <text:p>-22.2494849992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office:value-type="float" office:value="-22.913188834976" calcext:value-type="float">
            <text:p>-22.913188835</text:p>
          </table:table-cell>
        </table:table-row>
        <table:table-row table:style-name="ro1">
          <table:table-cell office:value-type="float" office:value="32250000" calcext:value-type="float">
            <text:p>32250000</text:p>
          </table:table-cell>
          <table:table-cell office:value-type="float" office:value="-14.3992424360994" calcext:value-type="float">
            <text:p>-14.3992424361</text:p>
          </table:table-cell>
        </table:table-row>
        <table:table-row table:style-name="ro1">
          <table:table-cell office:value-type="float" office:value="32500000" calcext:value-type="float">
            <text:p>32500000</text:p>
          </table:table-cell>
          <table:table-cell office:value-type="float" office:value="-13.0778330606203" calcext:value-type="float">
            <text:p>-13.0778330606</text:p>
          </table:table-cell>
        </table:table-row>
        <table:table-row table:style-name="ro1">
          <table:table-cell office:value-type="float" office:value="32750000" calcext:value-type="float">
            <text:p>32750000</text:p>
          </table:table-cell>
          <table:table-cell office:value-type="float" office:value="-18.0436098939769" calcext:value-type="float">
            <text:p>-18.043609894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-15.2236748378818" calcext:value-type="float">
            <text:p>-15.2236748379</text:p>
          </table:table-cell>
        </table:table-row>
        <table:table-row table:style-name="ro1">
          <table:table-cell office:value-type="float" office:value="33250000" calcext:value-type="float">
            <text:p>33250000</text:p>
          </table:table-cell>
          <table:table-cell office:value-type="float" office:value="-12.5477497706387" calcext:value-type="float">
            <text:p>-12.5477497706</text:p>
          </table:table-cell>
        </table:table-row>
        <table:table-row table:style-name="ro1">
          <table:table-cell office:value-type="float" office:value="33500000" calcext:value-type="float">
            <text:p>33500000</text:p>
          </table:table-cell>
          <table:table-cell office:value-type="float" office:value="-15.2717664894432" calcext:value-type="float">
            <text:p>-15.2717664894</text:p>
          </table:table-cell>
        </table:table-row>
        <table:table-row table:style-name="ro1">
          <table:table-cell office:value-type="float" office:value="33750000" calcext:value-type="float">
            <text:p>33750000</text:p>
          </table:table-cell>
          <table:table-cell office:value-type="float" office:value="-17.2545685801305" calcext:value-type="float">
            <text:p>-17.2545685801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office:value-type="float" office:value="-21.760979001596" calcext:value-type="float">
            <text:p>-21.7609790016</text:p>
          </table:table-cell>
        </table:table-row>
        <table:table-row table:style-name="ro1">
          <table:table-cell office:value-type="float" office:value="34250000" calcext:value-type="float">
            <text:p>34250000</text:p>
          </table:table-cell>
          <table:table-cell office:value-type="float" office:value="-16.3640587051511" calcext:value-type="float">
            <text:p>-16.3640587052</text:p>
          </table:table-cell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office:value-type="float" office:value="-18.7390916060452" calcext:value-type="float">
            <text:p>-18.739091606</text:p>
          </table:table-cell>
        </table:table-row>
        <table:table-row table:style-name="ro1">
          <table:table-cell office:value-type="float" office:value="34750000" calcext:value-type="float">
            <text:p>34750000</text:p>
          </table:table-cell>
          <table:table-cell office:value-type="float" office:value="-13.3512675927777" calcext:value-type="float">
            <text:p>-13.3512675928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-16.1296596085948" calcext:value-type="float">
            <text:p>-16.1296596086</text:p>
          </table:table-cell>
        </table:table-row>
        <table:table-row table:style-name="ro1">
          <table:table-cell office:value-type="float" office:value="35250000" calcext:value-type="float">
            <text:p>35250000</text:p>
          </table:table-cell>
          <table:table-cell office:value-type="float" office:value="-17.9707671369405" calcext:value-type="float">
            <text:p>-17.9707671369</text:p>
          </table:table-cell>
        </table:table-row>
        <table:table-row table:style-name="ro1">
          <table:table-cell office:value-type="float" office:value="35500000" calcext:value-type="float">
            <text:p>35500000</text:p>
          </table:table-cell>
          <table:table-cell office:value-type="float" office:value="-15.0119533289972" calcext:value-type="float">
            <text:p>-15.011953329</text:p>
          </table:table-cell>
        </table:table-row>
        <table:table-row table:style-name="ro1">
          <table:table-cell office:value-type="float" office:value="35750000" calcext:value-type="float">
            <text:p>35750000</text:p>
          </table:table-cell>
          <table:table-cell office:value-type="float" office:value="-12.851644646684" calcext:value-type="float">
            <text:p>-12.8516446467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-16.5166132602028" calcext:value-type="float">
            <text:p>-16.5166132602</text:p>
          </table:table-cell>
        </table:table-row>
        <table:table-row table:style-name="ro1">
          <table:table-cell office:value-type="float" office:value="36250000" calcext:value-type="float">
            <text:p>36250000</text:p>
          </table:table-cell>
          <table:table-cell office:value-type="float" office:value="-13.3262958284664" calcext:value-type="float">
            <text:p>-13.3262958285</text:p>
          </table:table-cell>
        </table:table-row>
        <table:table-row table:style-name="ro1">
          <table:table-cell office:value-type="float" office:value="36500000" calcext:value-type="float">
            <text:p>36500000</text:p>
          </table:table-cell>
          <table:table-cell office:value-type="float" office:value="-15.728518222356" calcext:value-type="float">
            <text:p>-15.7285182224</text:p>
          </table:table-cell>
        </table:table-row>
        <table:table-row table:style-name="ro1">
          <table:table-cell office:value-type="float" office:value="36750000" calcext:value-type="float">
            <text:p>36750000</text:p>
          </table:table-cell>
          <table:table-cell office:value-type="float" office:value="-21.9902383143755" calcext:value-type="float">
            <text:p>-21.9902383144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office:value-type="float" office:value="-16.1465694423883" calcext:value-type="float">
            <text:p>-16.1465694424</text:p>
          </table:table-cell>
        </table:table-row>
        <table:table-row table:style-name="ro1">
          <table:table-cell office:value-type="float" office:value="37250000" calcext:value-type="float">
            <text:p>37250000</text:p>
          </table:table-cell>
          <table:table-cell office:value-type="float" office:value="-13.460956586765" calcext:value-type="float">
            <text:p>-13.4609565868</text:p>
          </table:table-cell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office:value-type="float" office:value="-13.7422647946554" calcext:value-type="float">
            <text:p>-13.7422647947</text:p>
          </table:table-cell>
        </table:table-row>
        <table:table-row table:style-name="ro1">
          <table:table-cell office:value-type="float" office:value="37750000" calcext:value-type="float">
            <text:p>37750000</text:p>
          </table:table-cell>
          <table:table-cell office:value-type="float" office:value="-17.8580651657318" calcext:value-type="float">
            <text:p>-17.8580651657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office:value-type="float" office:value="-17.8577060319278" calcext:value-type="float">
            <text:p>-17.8577060319</text:p>
          </table:table-cell>
        </table:table-row>
        <table:table-row table:style-name="ro1">
          <table:table-cell office:value-type="float" office:value="38250000" calcext:value-type="float">
            <text:p>38250000</text:p>
          </table:table-cell>
          <table:table-cell office:value-type="float" office:value="-12.7795487994429" calcext:value-type="float">
            <text:p>-12.7795487994</text:p>
          </table:table-cell>
        </table:table-row>
        <table:table-row table:style-name="ro1">
          <table:table-cell office:value-type="float" office:value="38500000" calcext:value-type="float">
            <text:p>38500000</text:p>
          </table:table-cell>
          <table:table-cell office:value-type="float" office:value="-12.6514655449091" calcext:value-type="float">
            <text:p>-12.6514655449</text:p>
          </table:table-cell>
        </table:table-row>
        <table:table-row table:style-name="ro1">
          <table:table-cell office:value-type="float" office:value="38750000" calcext:value-type="float">
            <text:p>38750000</text:p>
          </table:table-cell>
          <table:table-cell office:value-type="float" office:value="-18.0044628400183" calcext:value-type="float">
            <text:p>-18.00446284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-13.3871848148831" calcext:value-type="float">
            <text:p>-13.3871848149</text:p>
          </table:table-cell>
        </table:table-row>
        <table:table-row table:style-name="ro1">
          <table:table-cell office:value-type="float" office:value="39250000" calcext:value-type="float">
            <text:p>39250000</text:p>
          </table:table-cell>
          <table:table-cell office:value-type="float" office:value="-15.1633827466535" calcext:value-type="float">
            <text:p>-15.1633827467</text:p>
          </table:table-cell>
        </table:table-row>
        <table:table-row table:style-name="ro1">
          <table:table-cell office:value-type="float" office:value="39500000" calcext:value-type="float">
            <text:p>39500000</text:p>
          </table:table-cell>
          <table:table-cell office:value-type="float" office:value="-13.2959349572363" calcext:value-type="float">
            <text:p>-13.2959349572</text:p>
          </table:table-cell>
        </table:table-row>
        <table:table-row table:style-name="ro1">
          <table:table-cell office:value-type="float" office:value="39750000" calcext:value-type="float">
            <text:p>39750000</text:p>
          </table:table-cell>
          <table:table-cell office:value-type="float" office:value="-16.2087491355494" calcext:value-type="float">
            <text:p>-16.2087491355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-15.2261474214757" calcext:value-type="float">
            <text:p>-15.2261474215</text:p>
          </table:table-cell>
        </table:table-row>
        <table:table-row table:style-name="ro1">
          <table:table-cell office:value-type="float" office:value="40250000" calcext:value-type="float">
            <text:p>40250000</text:p>
          </table:table-cell>
          <table:table-cell office:value-type="float" office:value="-16.8205125233492" calcext:value-type="float">
            <text:p>-16.8205125233</text:p>
          </table:table-cell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office:value-type="float" office:value="-17.2174252645391" calcext:value-type="float">
            <text:p>-17.2174252645</text:p>
          </table:table-cell>
        </table:table-row>
        <table:table-row table:style-name="ro1">
          <table:table-cell office:value-type="float" office:value="40750000" calcext:value-type="float">
            <text:p>40750000</text:p>
          </table:table-cell>
          <table:table-cell office:value-type="float" office:value="-17.6278993947639" calcext:value-type="float">
            <text:p>-17.6278993948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office:value-type="float" office:value="-16.9147048957171" calcext:value-type="float">
            <text:p>-16.9147048957</text:p>
          </table:table-cell>
        </table:table-row>
        <table:table-row table:style-name="ro1">
          <table:table-cell office:value-type="float" office:value="41250000" calcext:value-type="float">
            <text:p>41250000</text:p>
          </table:table-cell>
          <table:table-cell office:value-type="float" office:value="-15.3878457138648" calcext:value-type="float">
            <text:p>-15.3878457139</text:p>
          </table:table-cell>
        </table:table-row>
        <table:table-row table:style-name="ro1">
          <table:table-cell office:value-type="float" office:value="41500000" calcext:value-type="float">
            <text:p>41500000</text:p>
          </table:table-cell>
          <table:table-cell office:value-type="float" office:value="-18.4619765150799" calcext:value-type="float">
            <text:p>-18.4619765151</text:p>
          </table:table-cell>
        </table:table-row>
        <table:table-row table:style-name="ro1">
          <table:table-cell office:value-type="float" office:value="41750000" calcext:value-type="float">
            <text:p>41750000</text:p>
          </table:table-cell>
          <table:table-cell office:value-type="float" office:value="-12.2947953710925" calcext:value-type="float">
            <text:p>-12.2947953711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-14.2117504094102" calcext:value-type="float">
            <text:p>-14.2117504094</text:p>
          </table:table-cell>
        </table:table-row>
        <table:table-row table:style-name="ro1">
          <table:table-cell office:value-type="float" office:value="42250000" calcext:value-type="float">
            <text:p>42250000</text:p>
          </table:table-cell>
          <table:table-cell office:value-type="float" office:value="-12.5766696815203" calcext:value-type="float">
            <text:p>-12.5766696815</text:p>
          </table:table-cell>
        </table:table-row>
        <table:table-row table:style-name="ro1">
          <table:table-cell office:value-type="float" office:value="42500000" calcext:value-type="float">
            <text:p>42500000</text:p>
          </table:table-cell>
          <table:table-cell office:value-type="float" office:value="-11.8198743672838" calcext:value-type="float">
            <text:p>-11.8198743673</text:p>
          </table:table-cell>
        </table:table-row>
        <table:table-row table:style-name="ro1">
          <table:table-cell office:value-type="float" office:value="42750000" calcext:value-type="float">
            <text:p>42750000</text:p>
          </table:table-cell>
          <table:table-cell office:value-type="float" office:value="-15.4788176474344" calcext:value-type="float">
            <text:p>-15.4788176474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office:value-type="float" office:value="-12.4508938900909" calcext:value-type="float">
            <text:p>-12.4508938901</text:p>
          </table:table-cell>
        </table:table-row>
        <table:table-row table:style-name="ro1">
          <table:table-cell office:value-type="float" office:value="43250000" calcext:value-type="float">
            <text:p>43250000</text:p>
          </table:table-cell>
          <table:table-cell office:value-type="float" office:value="-14.1167515705103" calcext:value-type="float">
            <text:p>-14.1167515705</text:p>
          </table:table-cell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office:value-type="float" office:value="-14.6783037089815" calcext:value-type="float">
            <text:p>-14.678303709</text:p>
          </table:table-cell>
        </table:table-row>
        <table:table-row table:style-name="ro1">
          <table:table-cell office:value-type="float" office:value="43750000" calcext:value-type="float">
            <text:p>43750000</text:p>
          </table:table-cell>
          <table:table-cell office:value-type="float" office:value="-16.5646232633814" calcext:value-type="float">
            <text:p>-16.5646232634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office:value-type="float" office:value="-13.2335092854704" calcext:value-type="float">
            <text:p>-13.2335092855</text:p>
          </table:table-cell>
        </table:table-row>
        <table:table-row table:style-name="ro1">
          <table:table-cell office:value-type="float" office:value="44250000" calcext:value-type="float">
            <text:p>44250000</text:p>
          </table:table-cell>
          <table:table-cell office:value-type="float" office:value="-13.0978150114709" calcext:value-type="float">
            <text:p>-13.0978150115</text:p>
          </table:table-cell>
        </table:table-row>
        <table:table-row table:style-name="ro1">
          <table:table-cell office:value-type="float" office:value="44500000" calcext:value-type="float">
            <text:p>44500000</text:p>
          </table:table-cell>
          <table:table-cell office:value-type="float" office:value="-17.7567472656906" calcext:value-type="float">
            <text:p>-17.7567472657</text:p>
          </table:table-cell>
        </table:table-row>
        <table:table-row table:style-name="ro1">
          <table:table-cell office:value-type="float" office:value="44750000" calcext:value-type="float">
            <text:p>44750000</text:p>
          </table:table-cell>
          <table:table-cell office:value-type="float" office:value="-14.4347920787623" calcext:value-type="float">
            <text:p>-14.4347920788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-11.7502147522394" calcext:value-type="float">
            <text:p>-11.7502147522</text:p>
          </table:table-cell>
        </table:table-row>
        <table:table-row table:style-name="ro1">
          <table:table-cell office:value-type="float" office:value="45250000" calcext:value-type="float">
            <text:p>45250000</text:p>
          </table:table-cell>
          <table:table-cell office:value-type="float" office:value="-14.8652423432407" calcext:value-type="float">
            <text:p>-14.8652423432</text:p>
          </table:table-cell>
        </table:table-row>
        <table:table-row table:style-name="ro1">
          <table:table-cell office:value-type="float" office:value="45500000" calcext:value-type="float">
            <text:p>45500000</text:p>
          </table:table-cell>
          <table:table-cell office:value-type="float" office:value="-13.5935956703245" calcext:value-type="float">
            <text:p>-13.5935956703</text:p>
          </table:table-cell>
        </table:table-row>
        <table:table-row table:style-name="ro1">
          <table:table-cell office:value-type="float" office:value="45750000" calcext:value-type="float">
            <text:p>45750000</text:p>
          </table:table-cell>
          <table:table-cell office:value-type="float" office:value="-12.2163971505572" calcext:value-type="float">
            <text:p>-12.2163971506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office:value-type="float" office:value="-12.7021708816227" calcext:value-type="float">
            <text:p>-12.7021708816</text:p>
          </table:table-cell>
        </table:table-row>
        <table:table-row table:style-name="ro1">
          <table:table-cell office:value-type="float" office:value="46250000" calcext:value-type="float">
            <text:p>46250000</text:p>
          </table:table-cell>
          <table:table-cell office:value-type="float" office:value="-15.2366058634089" calcext:value-type="float">
            <text:p>-15.2366058634</text:p>
          </table:table-cell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office:value-type="float" office:value="-12.3107183380664" calcext:value-type="float">
            <text:p>-12.3107183381</text:p>
          </table:table-cell>
        </table:table-row>
        <table:table-row table:style-name="ro1">
          <table:table-cell office:value-type="float" office:value="46750000" calcext:value-type="float">
            <text:p>46750000</text:p>
          </table:table-cell>
          <table:table-cell office:value-type="float" office:value="-11.6465513873102" calcext:value-type="float">
            <text:p>-11.6465513873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office:value-type="float" office:value="-10.8700577457339" calcext:value-type="float">
            <text:p>-10.8700577457</text:p>
          </table:table-cell>
        </table:table-row>
        <table:table-row table:style-name="ro1">
          <table:table-cell office:value-type="float" office:value="47250000" calcext:value-type="float">
            <text:p>47250000</text:p>
          </table:table-cell>
          <table:table-cell office:value-type="float" office:value="-13.4940094036982" calcext:value-type="float">
            <text:p>-13.4940094037</text:p>
          </table:table-cell>
        </table:table-row>
        <table:table-row table:style-name="ro1">
          <table:table-cell office:value-type="float" office:value="47500000" calcext:value-type="float">
            <text:p>47500000</text:p>
          </table:table-cell>
          <table:table-cell office:value-type="float" office:value="-13.0391879090072" calcext:value-type="float">
            <text:p>-13.039187909</text:p>
          </table:table-cell>
        </table:table-row>
        <table:table-row table:style-name="ro1">
          <table:table-cell office:value-type="float" office:value="47750000" calcext:value-type="float">
            <text:p>47750000</text:p>
          </table:table-cell>
          <table:table-cell office:value-type="float" office:value="-16.8165145732118" calcext:value-type="float">
            <text:p>-16.8165145732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-13.0378123338381" calcext:value-type="float">
            <text:p>-13.0378123338</text:p>
          </table:table-cell>
        </table:table-row>
        <table:table-row table:style-name="ro1">
          <table:table-cell office:value-type="float" office:value="48250000" calcext:value-type="float">
            <text:p>48250000</text:p>
          </table:table-cell>
          <table:table-cell office:value-type="float" office:value="-12.8325702897765" calcext:value-type="float">
            <text:p>-12.8325702898</text:p>
          </table:table-cell>
        </table:table-row>
        <table:table-row table:style-name="ro1">
          <table:table-cell office:value-type="float" office:value="48500000" calcext:value-type="float">
            <text:p>48500000</text:p>
          </table:table-cell>
          <table:table-cell office:value-type="float" office:value="-10.9395638336361" calcext:value-type="float">
            <text:p>-10.9395638336</text:p>
          </table:table-cell>
        </table:table-row>
        <table:table-row table:style-name="ro1">
          <table:table-cell office:value-type="float" office:value="48750000" calcext:value-type="float">
            <text:p>48750000</text:p>
          </table:table-cell>
          <table:table-cell office:value-type="float" office:value="-11.9239641135209" calcext:value-type="float">
            <text:p>-11.9239641135</text:p>
          </table:table-cell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office:value-type="float" office:value="-11.7523162921382" calcext:value-type="float">
            <text:p>-11.7523162921</text:p>
          </table:table-cell>
        </table:table-row>
        <table:table-row table:style-name="ro1">
          <table:table-cell office:value-type="float" office:value="49250000" calcext:value-type="float">
            <text:p>49250000</text:p>
          </table:table-cell>
          <table:table-cell office:value-type="float" office:value="-11.0709731216821" calcext:value-type="float">
            <text:p>-11.0709731217</text:p>
          </table:table-cell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office:value-type="float" office:value="-13.7887606364615" calcext:value-type="float">
            <text:p>-13.7887606365</text:p>
          </table:table-cell>
        </table:table-row>
        <table:table-row table:style-name="ro1">
          <table:table-cell office:value-type="float" office:value="49750000" calcext:value-type="float">
            <text:p>49750000</text:p>
          </table:table-cell>
          <table:table-cell office:value-type="float" office:value="-9.821414753059" calcext:value-type="float">
            <text:p>-9.8214147531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-12.7301786446248" calcext:value-type="float">
            <text:p>-12.7301786446</text:p>
          </table:table-cell>
        </table:table-row>
        <table:table-row table:style-name="ro1">
          <table:table-cell office:value-type="float" office:value="50250000" calcext:value-type="float">
            <text:p>50250000</text:p>
          </table:table-cell>
          <table:table-cell office:value-type="float" office:value="-12.5927068546733" calcext:value-type="float">
            <text:p>-12.5927068547</text:p>
          </table:table-cell>
        </table:table-row>
        <table:table-row table:style-name="ro1">
          <table:table-cell office:value-type="float" office:value="50500000" calcext:value-type="float">
            <text:p>50500000</text:p>
          </table:table-cell>
          <table:table-cell office:value-type="float" office:value="-10.8425069963247" calcext:value-type="float">
            <text:p>-10.8425069963</text:p>
          </table:table-cell>
        </table:table-row>
        <table:table-row table:style-name="ro1">
          <table:table-cell office:value-type="float" office:value="50750000" calcext:value-type="float">
            <text:p>50750000</text:p>
          </table:table-cell>
          <table:table-cell office:value-type="float" office:value="-10.9159208359353" calcext:value-type="float">
            <text:p>-10.9159208359</text:p>
          </table:table-cell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office:value-type="float" office:value="-10.9249733604803" calcext:value-type="float">
            <text:p>-10.9249733605</text:p>
          </table:table-cell>
        </table:table-row>
        <table:table-row table:style-name="ro1">
          <table:table-cell office:value-type="float" office:value="51250000" calcext:value-type="float">
            <text:p>51250000</text:p>
          </table:table-cell>
          <table:table-cell office:value-type="float" office:value="-10.6223024959648" calcext:value-type="float">
            <text:p>-10.622302496</text:p>
          </table:table-cell>
        </table:table-row>
        <table:table-row table:style-name="ro1">
          <table:table-cell office:value-type="float" office:value="51500000" calcext:value-type="float">
            <text:p>51500000</text:p>
          </table:table-cell>
          <table:table-cell office:value-type="float" office:value="-11.4269447275773" calcext:value-type="float">
            <text:p>-11.4269447276</text:p>
          </table:table-cell>
        </table:table-row>
        <table:table-row table:style-name="ro1">
          <table:table-cell office:value-type="float" office:value="51750000" calcext:value-type="float">
            <text:p>51750000</text:p>
          </table:table-cell>
          <table:table-cell office:value-type="float" office:value="-11.6073827437636" calcext:value-type="float">
            <text:p>-11.6073827438</text:p>
          </table:table-cell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office:value-type="float" office:value="-8.25473288084663" calcext:value-type="float">
            <text:p>-8.2547328808</text:p>
          </table:table-cell>
        </table:table-row>
        <table:table-row table:style-name="ro1">
          <table:table-cell office:value-type="float" office:value="52250000" calcext:value-type="float">
            <text:p>52250000</text:p>
          </table:table-cell>
          <table:table-cell office:value-type="float" office:value="-12.2712425652734" calcext:value-type="float">
            <text:p>-12.2712425653</text:p>
          </table:table-cell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office:value-type="float" office:value="-11.980999775591" calcext:value-type="float">
            <text:p>-11.9809997756</text:p>
          </table:table-cell>
        </table:table-row>
        <table:table-row table:style-name="ro1">
          <table:table-cell office:value-type="float" office:value="52750000" calcext:value-type="float">
            <text:p>52750000</text:p>
          </table:table-cell>
          <table:table-cell office:value-type="float" office:value="-10.0470599757853" calcext:value-type="float">
            <text:p>-10.0470599758</text:p>
          </table:table-cell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office:value-type="float" office:value="-10.835015450241" calcext:value-type="float">
            <text:p>-10.8350154502</text:p>
          </table:table-cell>
        </table:table-row>
        <table:table-row table:style-name="ro1">
          <table:table-cell office:value-type="float" office:value="53250000" calcext:value-type="float">
            <text:p>53250000</text:p>
          </table:table-cell>
          <table:table-cell office:value-type="float" office:value="-10.1079720141823" calcext:value-type="float">
            <text:p>-10.1079720142</text:p>
          </table:table-cell>
        </table:table-row>
        <table:table-row table:style-name="ro1">
          <table:table-cell office:value-type="float" office:value="53500000" calcext:value-type="float">
            <text:p>53500000</text:p>
          </table:table-cell>
          <table:table-cell office:value-type="float" office:value="-9.45631380899199" calcext:value-type="float">
            <text:p>-9.456313809</text:p>
          </table:table-cell>
        </table:table-row>
        <table:table-row table:style-name="ro1">
          <table:table-cell office:value-type="float" office:value="53750000" calcext:value-type="float">
            <text:p>53750000</text:p>
          </table:table-cell>
          <table:table-cell office:value-type="float" office:value="-10.4263014179556" calcext:value-type="float">
            <text:p>-10.426301418</text:p>
          </table:table-cell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office:value-type="float" office:value="-9.29975964662911" calcext:value-type="float">
            <text:p>-9.2997596466</text:p>
          </table:table-cell>
        </table:table-row>
        <table:table-row table:style-name="ro1">
          <table:table-cell office:value-type="float" office:value="54250000" calcext:value-type="float">
            <text:p>54250000</text:p>
          </table:table-cell>
          <table:table-cell office:value-type="float" office:value="-9.51485890944019" calcext:value-type="float">
            <text:p>-9.5148589094</text:p>
          </table:table-cell>
        </table:table-row>
        <table:table-row table:style-name="ro1">
          <table:table-cell office:value-type="float" office:value="54500000" calcext:value-type="float">
            <text:p>54500000</text:p>
          </table:table-cell>
          <table:table-cell office:value-type="float" office:value="-11.1499851662289" calcext:value-type="float">
            <text:p>-11.1499851662</text:p>
          </table:table-cell>
        </table:table-row>
        <table:table-row table:style-name="ro1">
          <table:table-cell office:value-type="float" office:value="54750000" calcext:value-type="float">
            <text:p>54750000</text:p>
          </table:table-cell>
          <table:table-cell office:value-type="float" office:value="-10.8746078137764" calcext:value-type="float">
            <text:p>-10.8746078138</text:p>
          </table:table-cell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-10.320809501522" calcext:value-type="float">
            <text:p>-10.3208095015</text:p>
          </table:table-cell>
        </table:table-row>
        <table:table-row table:style-name="ro1">
          <table:table-cell office:value-type="float" office:value="55250000" calcext:value-type="float">
            <text:p>55250000</text:p>
          </table:table-cell>
          <table:table-cell office:value-type="float" office:value="-10.4511885811859" calcext:value-type="float">
            <text:p>-10.4511885812</text:p>
          </table:table-cell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office:value-type="float" office:value="-10.0480022678218" calcext:value-type="float">
            <text:p>-10.0480022678</text:p>
          </table:table-cell>
        </table:table-row>
        <table:table-row table:style-name="ro1">
          <table:table-cell office:value-type="float" office:value="55750000" calcext:value-type="float">
            <text:p>55750000</text:p>
          </table:table-cell>
          <table:table-cell office:value-type="float" office:value="-9.84842422871762" calcext:value-type="float">
            <text:p>-9.8484242287</text:p>
          </table:table-cell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office:value-type="float" office:value="-9.82657486196208" calcext:value-type="float">
            <text:p>-9.826574862</text:p>
          </table:table-cell>
        </table:table-row>
        <table:table-row table:style-name="ro1">
          <table:table-cell office:value-type="float" office:value="56250000" calcext:value-type="float">
            <text:p>56250000</text:p>
          </table:table-cell>
          <table:table-cell office:value-type="float" office:value="-8.67088085939489" calcext:value-type="float">
            <text:p>-8.6708808594</text:p>
          </table:table-cell>
        </table:table-row>
        <table:table-row table:style-name="ro1">
          <table:table-cell office:value-type="float" office:value="56500000" calcext:value-type="float">
            <text:p>56500000</text:p>
          </table:table-cell>
          <table:table-cell office:value-type="float" office:value="-9.95152237874722" calcext:value-type="float">
            <text:p>-9.9515223787</text:p>
          </table:table-cell>
        </table:table-row>
        <table:table-row table:style-name="ro1">
          <table:table-cell office:value-type="float" office:value="56750000" calcext:value-type="float">
            <text:p>56750000</text:p>
          </table:table-cell>
          <table:table-cell office:value-type="float" office:value="-7.34918287559983" calcext:value-type="float">
            <text:p>-7.3491828756</text:p>
          </table:table-cell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office:value-type="float" office:value="-8.9317756188052" calcext:value-type="float">
            <text:p>-8.9317756188</text:p>
          </table:table-cell>
        </table:table-row>
        <table:table-row table:style-name="ro1">
          <table:table-cell office:value-type="float" office:value="57250000" calcext:value-type="float">
            <text:p>57250000</text:p>
          </table:table-cell>
          <table:table-cell office:value-type="float" office:value="-8.91200714907345" calcext:value-type="float">
            <text:p>-8.9120071491</text:p>
          </table:table-cell>
        </table:table-row>
        <table:table-row table:style-name="ro1">
          <table:table-cell office:value-type="float" office:value="57500000" calcext:value-type="float">
            <text:p>57500000</text:p>
          </table:table-cell>
          <table:table-cell office:value-type="float" office:value="-8.44944981693381" calcext:value-type="float">
            <text:p>-8.4494498169</text:p>
          </table:table-cell>
        </table:table-row>
        <table:table-row table:style-name="ro1">
          <table:table-cell office:value-type="float" office:value="57750000" calcext:value-type="float">
            <text:p>57750000</text:p>
          </table:table-cell>
          <table:table-cell office:value-type="float" office:value="-9.14843971410937" calcext:value-type="float">
            <text:p>-9.1484397141</text:p>
          </table:table-cell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office:value-type="float" office:value="-8.33725770101525" calcext:value-type="float">
            <text:p>-8.337257701</text:p>
          </table:table-cell>
        </table:table-row>
        <table:table-row table:style-name="ro1">
          <table:table-cell office:value-type="float" office:value="58250000" calcext:value-type="float">
            <text:p>58250000</text:p>
          </table:table-cell>
          <table:table-cell office:value-type="float" office:value="-8.27559131204991" calcext:value-type="float">
            <text:p>-8.275591312</text:p>
          </table:table-cell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office:value-type="float" office:value="-7.88442842084405" calcext:value-type="float">
            <text:p>-7.8844284208</text:p>
          </table:table-cell>
        </table:table-row>
        <table:table-row table:style-name="ro1">
          <table:table-cell office:value-type="float" office:value="58750000" calcext:value-type="float">
            <text:p>58750000</text:p>
          </table:table-cell>
          <table:table-cell office:value-type="float" office:value="-8.24119071604003" calcext:value-type="float">
            <text:p>-8.241190716</text:p>
          </table:table-cell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office:value-type="float" office:value="-9.26200502621649" calcext:value-type="float">
            <text:p>-9.2620050262</text:p>
          </table:table-cell>
        </table:table-row>
        <table:table-row table:style-name="ro1">
          <table:table-cell office:value-type="float" office:value="59250000" calcext:value-type="float">
            <text:p>59250000</text:p>
          </table:table-cell>
          <table:table-cell office:value-type="float" office:value="-8.34910374984043" calcext:value-type="float">
            <text:p>-8.3491037498</text:p>
          </table:table-cell>
        </table:table-row>
        <table:table-row table:style-name="ro1">
          <table:table-cell office:value-type="float" office:value="59500000" calcext:value-type="float">
            <text:p>59500000</text:p>
          </table:table-cell>
          <table:table-cell office:value-type="float" office:value="-9.18806380648262" calcext:value-type="float">
            <text:p>-9.1880638065</text:p>
          </table:table-cell>
        </table:table-row>
        <table:table-row table:style-name="ro1">
          <table:table-cell office:value-type="float" office:value="59750000" calcext:value-type="float">
            <text:p>59750000</text:p>
          </table:table-cell>
          <table:table-cell office:value-type="float" office:value="-8.38371487248013" calcext:value-type="float">
            <text:p>-8.3837148725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-8.4800199186661" calcext:value-type="float">
            <text:p>-8.4800199187</text:p>
          </table:table-cell>
        </table:table-row>
        <table:table-row table:style-name="ro1">
          <table:table-cell office:value-type="float" office:value="60250000" calcext:value-type="float">
            <text:p>60250000</text:p>
          </table:table-cell>
          <table:table-cell office:value-type="float" office:value="-9.42294487121727" calcext:value-type="float">
            <text:p>-9.4229448712</text:p>
          </table:table-cell>
        </table:table-row>
        <table:table-row table:style-name="ro1">
          <table:table-cell office:value-type="float" office:value="60500000" calcext:value-type="float">
            <text:p>60500000</text:p>
          </table:table-cell>
          <table:table-cell office:value-type="float" office:value="-8.34147141561978" calcext:value-type="float">
            <text:p>-8.3414714156</text:p>
          </table:table-cell>
        </table:table-row>
        <table:table-row table:style-name="ro1">
          <table:table-cell office:value-type="float" office:value="60750000" calcext:value-type="float">
            <text:p>60750000</text:p>
          </table:table-cell>
          <table:table-cell office:value-type="float" office:value="-7.81834734424072" calcext:value-type="float">
            <text:p>-7.8183473442</text:p>
          </table:table-cell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office:value-type="float" office:value="-8.0368412573806" calcext:value-type="float">
            <text:p>-8.0368412574</text:p>
          </table:table-cell>
        </table:table-row>
        <table:table-row table:style-name="ro1">
          <table:table-cell office:value-type="float" office:value="61250000" calcext:value-type="float">
            <text:p>61250000</text:p>
          </table:table-cell>
          <table:table-cell office:value-type="float" office:value="-8.81918384254987" calcext:value-type="float">
            <text:p>-8.8191838425</text:p>
          </table:table-cell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office:value-type="float" office:value="-8.51958941152467" calcext:value-type="float">
            <text:p>-8.5195894115</text:p>
          </table:table-cell>
        </table:table-row>
        <table:table-row table:style-name="ro1">
          <table:table-cell office:value-type="float" office:value="61750000" calcext:value-type="float">
            <text:p>61750000</text:p>
          </table:table-cell>
          <table:table-cell office:value-type="float" office:value="-8.20363043115927" calcext:value-type="float">
            <text:p>-8.2036304312</text:p>
          </table:table-cell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office:value-type="float" office:value="-7.2322099011277" calcext:value-type="float">
            <text:p>-7.2322099011</text:p>
          </table:table-cell>
        </table:table-row>
        <table:table-row table:style-name="ro1">
          <table:table-cell office:value-type="float" office:value="62250000" calcext:value-type="float">
            <text:p>62250000</text:p>
          </table:table-cell>
          <table:table-cell office:value-type="float" office:value="-6.79115881329626" calcext:value-type="float">
            <text:p>-6.7911588133</text:p>
          </table:table-cell>
        </table:table-row>
        <table:table-row table:style-name="ro1">
          <table:table-cell office:value-type="float" office:value="62500000" calcext:value-type="float">
            <text:p>62500000</text:p>
          </table:table-cell>
          <table:table-cell office:value-type="float" office:value="-7.04666559398068" calcext:value-type="float">
            <text:p>-7.046665594</text:p>
          </table:table-cell>
        </table:table-row>
        <table:table-row table:style-name="ro1">
          <table:table-cell office:value-type="float" office:value="62750000" calcext:value-type="float">
            <text:p>62750000</text:p>
          </table:table-cell>
          <table:table-cell office:value-type="float" office:value="-8.08097630980248" calcext:value-type="float">
            <text:p>-8.0809763098</text:p>
          </table:table-cell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office:value-type="float" office:value="-7.86011766461416" calcext:value-type="float">
            <text:p>-7.8601176646</text:p>
          </table:table-cell>
        </table:table-row>
        <table:table-row table:style-name="ro1">
          <table:table-cell office:value-type="float" office:value="63250000" calcext:value-type="float">
            <text:p>63250000</text:p>
          </table:table-cell>
          <table:table-cell office:value-type="float" office:value="-7.50058112049391" calcext:value-type="float">
            <text:p>-7.5005811205</text:p>
          </table:table-cell>
        </table:table-row>
        <table:table-row table:style-name="ro1">
          <table:table-cell office:value-type="float" office:value="63500000" calcext:value-type="float">
            <text:p>63500000</text:p>
          </table:table-cell>
          <table:table-cell office:value-type="float" office:value="-8.07515845835349" calcext:value-type="float">
            <text:p>-8.0751584584</text:p>
          </table:table-cell>
        </table:table-row>
        <table:table-row table:style-name="ro1">
          <table:table-cell office:value-type="float" office:value="63750000" calcext:value-type="float">
            <text:p>63750000</text:p>
          </table:table-cell>
          <table:table-cell office:value-type="float" office:value="-7.74215052216791" calcext:value-type="float">
            <text:p>-7.7421505222</text:p>
          </table:table-cell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office:value-type="float" office:value="-7.5206137846749" calcext:value-type="float">
            <text:p>-7.5206137847</text:p>
          </table:table-cell>
        </table:table-row>
        <table:table-row table:style-name="ro1">
          <table:table-cell office:value-type="float" office:value="64250000" calcext:value-type="float">
            <text:p>64250000</text:p>
          </table:table-cell>
          <table:table-cell office:value-type="float" office:value="-7.77916085768856" calcext:value-type="float">
            <text:p>-7.7791608577</text:p>
          </table:table-cell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office:value-type="float" office:value="-7.38974353535854" calcext:value-type="float">
            <text:p>-7.3897435354</text:p>
          </table:table-cell>
        </table:table-row>
        <table:table-row table:style-name="ro1">
          <table:table-cell office:value-type="float" office:value="64750000" calcext:value-type="float">
            <text:p>64750000</text:p>
          </table:table-cell>
          <table:table-cell office:value-type="float" office:value="-6.59763453810392" calcext:value-type="float">
            <text:p>-6.5976345381</text:p>
          </table:table-cell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-7.705878418227" calcext:value-type="float">
            <text:p>-7.7058784182</text:p>
          </table:table-cell>
        </table:table-row>
        <table:table-row table:style-name="ro1">
          <table:table-cell office:value-type="float" office:value="65250000" calcext:value-type="float">
            <text:p>65250000</text:p>
          </table:table-cell>
          <table:table-cell office:value-type="float" office:value="-7.26512723582601" calcext:value-type="float">
            <text:p>-7.2651272358</text:p>
          </table:table-cell>
        </table:table-row>
        <table:table-row table:style-name="ro1">
          <table:table-cell office:value-type="float" office:value="65500000" calcext:value-type="float">
            <text:p>65500000</text:p>
          </table:table-cell>
          <table:table-cell office:value-type="float" office:value="-7.3936085295305" calcext:value-type="float">
            <text:p>-7.3936085295</text:p>
          </table:table-cell>
        </table:table-row>
        <table:table-row table:style-name="ro1">
          <table:table-cell office:value-type="float" office:value="65750000" calcext:value-type="float">
            <text:p>65750000</text:p>
          </table:table-cell>
          <table:table-cell office:value-type="float" office:value="-6.8350900023833" calcext:value-type="float">
            <text:p>-6.8350900024</text:p>
          </table:table-cell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office:value-type="float" office:value="-7.61535383411118" calcext:value-type="float">
            <text:p>-7.6153538341</text:p>
          </table:table-cell>
        </table:table-row>
        <table:table-row table:style-name="ro1">
          <table:table-cell office:value-type="float" office:value="66250000" calcext:value-type="float">
            <text:p>66250000</text:p>
          </table:table-cell>
          <table:table-cell office:value-type="float" office:value="-6.8688968500829" calcext:value-type="float">
            <text:p>-6.8688968501</text:p>
          </table:table-cell>
        </table:table-row>
        <table:table-row table:style-name="ro1">
          <table:table-cell office:value-type="float" office:value="66500000" calcext:value-type="float">
            <text:p>66500000</text:p>
          </table:table-cell>
          <table:table-cell office:value-type="float" office:value="-6.65742485695522" calcext:value-type="float">
            <text:p>-6.657424857</text:p>
          </table:table-cell>
        </table:table-row>
        <table:table-row table:style-name="ro1">
          <table:table-cell office:value-type="float" office:value="66750000" calcext:value-type="float">
            <text:p>66750000</text:p>
          </table:table-cell>
          <table:table-cell office:value-type="float" office:value="-7.05478954423534" calcext:value-type="float">
            <text:p>-7.0547895442</text:p>
          </table:table-cell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office:value-type="float" office:value="-6.61774103034757" calcext:value-type="float">
            <text:p>-6.6177410303</text:p>
          </table:table-cell>
        </table:table-row>
        <table:table-row table:style-name="ro1">
          <table:table-cell office:value-type="float" office:value="67250000" calcext:value-type="float">
            <text:p>67250000</text:p>
          </table:table-cell>
          <table:table-cell office:value-type="float" office:value="-7.67773804694711" calcext:value-type="float">
            <text:p>-7.6777380469</text:p>
          </table:table-cell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office:value-type="float" office:value="-7.34526377704306" calcext:value-type="float">
            <text:p>-7.345263777</text:p>
          </table:table-cell>
        </table:table-row>
        <table:table-row table:style-name="ro1">
          <table:table-cell office:value-type="float" office:value="67750000" calcext:value-type="float">
            <text:p>67750000</text:p>
          </table:table-cell>
          <table:table-cell office:value-type="float" office:value="-6.97267600015536" calcext:value-type="float">
            <text:p>-6.9726760002</text:p>
          </table:table-cell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office:value-type="float" office:value="-7.39013762745374" calcext:value-type="float">
            <text:p>-7.3901376275</text:p>
          </table:table-cell>
        </table:table-row>
        <table:table-row table:style-name="ro1">
          <table:table-cell office:value-type="float" office:value="68250000" calcext:value-type="float">
            <text:p>68250000</text:p>
          </table:table-cell>
          <table:table-cell office:value-type="float" office:value="-7.36434071437244" calcext:value-type="float">
            <text:p>-7.3643407144</text:p>
          </table:table-cell>
        </table:table-row>
        <table:table-row table:style-name="ro1">
          <table:table-cell office:value-type="float" office:value="68500000" calcext:value-type="float">
            <text:p>68500000</text:p>
          </table:table-cell>
          <table:table-cell office:value-type="float" office:value="-6.63199103672366" calcext:value-type="float">
            <text:p>-6.6319910367</text:p>
          </table:table-cell>
        </table:table-row>
        <table:table-row table:style-name="ro1">
          <table:table-cell office:value-type="float" office:value="68750000" calcext:value-type="float">
            <text:p>68750000</text:p>
          </table:table-cell>
          <table:table-cell office:value-type="float" office:value="-7.05780464002634" calcext:value-type="float">
            <text:p>-7.05780464</text:p>
          </table:table-cell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office:value-type="float" office:value="-6.41497517754582" calcext:value-type="float">
            <text:p>-6.4149751775</text:p>
          </table:table-cell>
        </table:table-row>
        <table:table-row table:style-name="ro1">
          <table:table-cell office:value-type="float" office:value="69250000" calcext:value-type="float">
            <text:p>69250000</text:p>
          </table:table-cell>
          <table:table-cell office:value-type="float" office:value="-7.37133020732722" calcext:value-type="float">
            <text:p>-7.3713302073</text:p>
          </table:table-cell>
        </table:table-row>
        <table:table-row table:style-name="ro1">
          <table:table-cell office:value-type="float" office:value="69500000" calcext:value-type="float">
            <text:p>69500000</text:p>
          </table:table-cell>
          <table:table-cell office:value-type="float" office:value="-6.65868320626382" calcext:value-type="float">
            <text:p>-6.6586832063</text:p>
          </table:table-cell>
        </table:table-row>
        <table:table-row table:style-name="ro1">
          <table:table-cell office:value-type="float" office:value="69750000" calcext:value-type="float">
            <text:p>69750000</text:p>
          </table:table-cell>
          <table:table-cell office:value-type="float" office:value="-6.3550103750109" calcext:value-type="float">
            <text:p>-6.355010375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-6.62580200627574" calcext:value-type="float">
            <text:p>-6.6258020063</text:p>
          </table:table-cell>
        </table:table-row>
        <table:table-row table:style-name="ro1">
          <table:table-cell office:value-type="float" office:value="70250000" calcext:value-type="float">
            <text:p>70250000</text:p>
          </table:table-cell>
          <table:table-cell office:value-type="float" office:value="-7.42835806137282" calcext:value-type="float">
            <text:p>-7.4283580614</text:p>
          </table:table-cell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office:value-type="float" office:value="-6.28564008561843" calcext:value-type="float">
            <text:p>-6.2856400856</text:p>
          </table:table-cell>
        </table:table-row>
        <table:table-row table:style-name="ro1">
          <table:table-cell office:value-type="float" office:value="70750000" calcext:value-type="float">
            <text:p>70750000</text:p>
          </table:table-cell>
          <table:table-cell office:value-type="float" office:value="-5.90270490152221" calcext:value-type="float">
            <text:p>-5.9027049015</text:p>
          </table:table-cell>
        </table:table-row>
        <table:table-row table:style-name="ro1">
          <table:table-cell office:value-type="float" office:value="71000000" calcext:value-type="float">
            <text:p>71000000</text:p>
          </table:table-cell>
          <table:table-cell office:value-type="float" office:value="-6.76837286858078" calcext:value-type="float">
            <text:p>-6.7683728686</text:p>
          </table:table-cell>
        </table:table-row>
        <table:table-row table:style-name="ro1">
          <table:table-cell office:value-type="float" office:value="71250000" calcext:value-type="float">
            <text:p>71250000</text:p>
          </table:table-cell>
          <table:table-cell office:value-type="float" office:value="-6.57749118410317" calcext:value-type="float">
            <text:p>-6.5774911841</text:p>
          </table:table-cell>
        </table:table-row>
        <table:table-row table:style-name="ro1">
          <table:table-cell office:value-type="float" office:value="71500000" calcext:value-type="float">
            <text:p>71500000</text:p>
          </table:table-cell>
          <table:table-cell office:value-type="float" office:value="-6.20674508403224" calcext:value-type="float">
            <text:p>-6.206745084</text:p>
          </table:table-cell>
        </table:table-row>
        <table:table-row table:style-name="ro1">
          <table:table-cell office:value-type="float" office:value="71750000" calcext:value-type="float">
            <text:p>71750000</text:p>
          </table:table-cell>
          <table:table-cell office:value-type="float" office:value="-6.50756532445609" calcext:value-type="float">
            <text:p>-6.5075653245</text:p>
          </table:table-cell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office:value-type="float" office:value="-6.70604372679935" calcext:value-type="float">
            <text:p>-6.7060437268</text:p>
          </table:table-cell>
        </table:table-row>
        <table:table-row table:style-name="ro1">
          <table:table-cell office:value-type="float" office:value="72250000" calcext:value-type="float">
            <text:p>72250000</text:p>
          </table:table-cell>
          <table:table-cell office:value-type="float" office:value="-6.66068055734478" calcext:value-type="float">
            <text:p>-6.6606805573</text:p>
          </table:table-cell>
        </table:table-row>
        <table:table-row table:style-name="ro1">
          <table:table-cell office:value-type="float" office:value="72500000" calcext:value-type="float">
            <text:p>72500000</text:p>
          </table:table-cell>
          <table:table-cell office:value-type="float" office:value="-6.47362002856723" calcext:value-type="float">
            <text:p>-6.4736200286</text:p>
          </table:table-cell>
        </table:table-row>
        <table:table-row table:style-name="ro1">
          <table:table-cell office:value-type="float" office:value="72750000" calcext:value-type="float">
            <text:p>72750000</text:p>
          </table:table-cell>
          <table:table-cell office:value-type="float" office:value="-6.24582376438646" calcext:value-type="float">
            <text:p>-6.2458237644</text:p>
          </table:table-cell>
        </table:table-row>
        <table:table-row table:style-name="ro1">
          <table:table-cell office:value-type="float" office:value="73000000" calcext:value-type="float">
            <text:p>73000000</text:p>
          </table:table-cell>
          <table:table-cell office:value-type="float" office:value="-6.7971283550321" calcext:value-type="float">
            <text:p>-6.797128355</text:p>
          </table:table-cell>
        </table:table-row>
        <table:table-row table:style-name="ro1">
          <table:table-cell office:value-type="float" office:value="73250000" calcext:value-type="float">
            <text:p>73250000</text:p>
          </table:table-cell>
          <table:table-cell office:value-type="float" office:value="-6.13873704830463" calcext:value-type="float">
            <text:p>-6.1387370483</text:p>
          </table:table-cell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office:value-type="float" office:value="-7.24161317195683" calcext:value-type="float">
            <text:p>-7.241613172</text:p>
          </table:table-cell>
        </table:table-row>
        <table:table-row table:style-name="ro1">
          <table:table-cell office:value-type="float" office:value="73750000" calcext:value-type="float">
            <text:p>73750000</text:p>
          </table:table-cell>
          <table:table-cell office:value-type="float" office:value="-5.65962900490634" calcext:value-type="float">
            <text:p>-5.6596290049</text:p>
          </table:table-cell>
        </table:table-row>
        <table:table-row table:style-name="ro1">
          <table:table-cell office:value-type="float" office:value="74000000" calcext:value-type="float">
            <text:p>74000000</text:p>
          </table:table-cell>
          <table:table-cell office:value-type="float" office:value="-6.11114804226924" calcext:value-type="float">
            <text:p>-6.1111480423</text:p>
          </table:table-cell>
        </table:table-row>
        <table:table-row table:style-name="ro1">
          <table:table-cell office:value-type="float" office:value="74250000" calcext:value-type="float">
            <text:p>74250000</text:p>
          </table:table-cell>
          <table:table-cell office:value-type="float" office:value="-6.87478716413524" calcext:value-type="float">
            <text:p>-6.8747871641</text:p>
          </table:table-cell>
        </table:table-row>
        <table:table-row table:style-name="ro1">
          <table:table-cell office:value-type="float" office:value="74500000" calcext:value-type="float">
            <text:p>74500000</text:p>
          </table:table-cell>
          <table:table-cell office:value-type="float" office:value="-7.16370085340677" calcext:value-type="float">
            <text:p>-7.1637008534</text:p>
          </table:table-cell>
        </table:table-row>
        <table:table-row table:style-name="ro1">
          <table:table-cell office:value-type="float" office:value="74750000" calcext:value-type="float">
            <text:p>74750000</text:p>
          </table:table-cell>
          <table:table-cell office:value-type="float" office:value="-6.36186349641667" calcext:value-type="float">
            <text:p>-6.3618634964</text:p>
          </table:table-cell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-6.55132035794652" calcext:value-type="float">
            <text:p>-6.5513203579</text:p>
          </table:table-cell>
        </table:table-row>
        <table:table-row table:style-name="ro1">
          <table:table-cell office:value-type="float" office:value="75250000" calcext:value-type="float">
            <text:p>75250000</text:p>
          </table:table-cell>
          <table:table-cell office:value-type="float" office:value="-6.30433172325666" calcext:value-type="float">
            <text:p>-6.3043317233</text:p>
          </table:table-cell>
        </table:table-row>
        <table:table-row table:style-name="ro1">
          <table:table-cell office:value-type="float" office:value="75500000" calcext:value-type="float">
            <text:p>75500000</text:p>
          </table:table-cell>
          <table:table-cell office:value-type="float" office:value="-7.01788374677176" calcext:value-type="float">
            <text:p>-7.0178837468</text:p>
          </table:table-cell>
        </table:table-row>
        <table:table-row table:style-name="ro1">
          <table:table-cell office:value-type="float" office:value="75750000" calcext:value-type="float">
            <text:p>75750000</text:p>
          </table:table-cell>
          <table:table-cell office:value-type="float" office:value="-6.01423867423101" calcext:value-type="float">
            <text:p>-6.0142386742</text:p>
          </table:table-cell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office:value-type="float" office:value="-6.60239444177561" calcext:value-type="float">
            <text:p>-6.6023944418</text:p>
          </table:table-cell>
        </table:table-row>
        <table:table-row table:style-name="ro1">
          <table:table-cell office:value-type="float" office:value="76250000" calcext:value-type="float">
            <text:p>76250000</text:p>
          </table:table-cell>
          <table:table-cell office:value-type="float" office:value="-6.59163227393854" calcext:value-type="float">
            <text:p>-6.5916322739</text:p>
          </table:table-cell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office:value-type="float" office:value="-5.63172144951282" calcext:value-type="float">
            <text:p>-5.6317214495</text:p>
          </table:table-cell>
        </table:table-row>
        <table:table-row table:style-name="ro1">
          <table:table-cell office:value-type="float" office:value="76750000" calcext:value-type="float">
            <text:p>76750000</text:p>
          </table:table-cell>
          <table:table-cell office:value-type="float" office:value="-5.36675219864849" calcext:value-type="float">
            <text:p>-5.3667521986</text:p>
          </table:table-cell>
        </table:table-row>
        <table:table-row table:style-name="ro1">
          <table:table-cell office:value-type="float" office:value="77000000" calcext:value-type="float">
            <text:p>77000000</text:p>
          </table:table-cell>
          <table:table-cell office:value-type="float" office:value="-6.86331247384292" calcext:value-type="float">
            <text:p>-6.8633124738</text:p>
          </table:table-cell>
        </table:table-row>
        <table:table-row table:style-name="ro1">
          <table:table-cell office:value-type="float" office:value="77250000" calcext:value-type="float">
            <text:p>77250000</text:p>
          </table:table-cell>
          <table:table-cell office:value-type="float" office:value="-5.98329101714378" calcext:value-type="float">
            <text:p>-5.9832910171</text:p>
          </table:table-cell>
        </table:table-row>
        <table:table-row table:style-name="ro1">
          <table:table-cell office:value-type="float" office:value="77500000" calcext:value-type="float">
            <text:p>77500000</text:p>
          </table:table-cell>
          <table:table-cell office:value-type="float" office:value="-6.29073080724093" calcext:value-type="float">
            <text:p>-6.2907308072</text:p>
          </table:table-cell>
        </table:table-row>
        <table:table-row table:style-name="ro1">
          <table:table-cell office:value-type="float" office:value="77750000" calcext:value-type="float">
            <text:p>77750000</text:p>
          </table:table-cell>
          <table:table-cell office:value-type="float" office:value="-6.77470925067365" calcext:value-type="float">
            <text:p>-6.7747092507</text:p>
          </table:table-cell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office:value-type="float" office:value="-6.08233191720248" calcext:value-type="float">
            <text:p>-6.0823319172</text:p>
          </table:table-cell>
        </table:table-row>
        <table:table-row table:style-name="ro1">
          <table:table-cell office:value-type="float" office:value="78250000" calcext:value-type="float">
            <text:p>78250000</text:p>
          </table:table-cell>
          <table:table-cell office:value-type="float" office:value="-5.85291618598402" calcext:value-type="float">
            <text:p>-5.852916186</text:p>
          </table:table-cell>
        </table:table-row>
        <table:table-row table:style-name="ro1">
          <table:table-cell office:value-type="float" office:value="78500000" calcext:value-type="float">
            <text:p>78500000</text:p>
          </table:table-cell>
          <table:table-cell office:value-type="float" office:value="-6.41205067665831" calcext:value-type="float">
            <text:p>-6.4120506767</text:p>
          </table:table-cell>
        </table:table-row>
        <table:table-row table:style-name="ro1">
          <table:table-cell office:value-type="float" office:value="78750000" calcext:value-type="float">
            <text:p>78750000</text:p>
          </table:table-cell>
          <table:table-cell office:value-type="float" office:value="-6.55795635953902" calcext:value-type="float">
            <text:p>-6.5579563595</text:p>
          </table:table-cell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office:value-type="float" office:value="-6.4070233097674" calcext:value-type="float">
            <text:p>-6.4070233098</text:p>
          </table:table-cell>
        </table:table-row>
        <table:table-row table:style-name="ro1">
          <table:table-cell office:value-type="float" office:value="79250000" calcext:value-type="float">
            <text:p>79250000</text:p>
          </table:table-cell>
          <table:table-cell office:value-type="float" office:value="-6.04527254030674" calcext:value-type="float">
            <text:p>-6.0452725403</text:p>
          </table:table-cell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office:value-type="float" office:value="-6.47385067574718" calcext:value-type="float">
            <text:p>-6.4738506757</text:p>
          </table:table-cell>
        </table:table-row>
        <table:table-row table:style-name="ro1">
          <table:table-cell office:value-type="float" office:value="79750000" calcext:value-type="float">
            <text:p>79750000</text:p>
          </table:table-cell>
          <table:table-cell office:value-type="float" office:value="-5.75961357781014" calcext:value-type="float">
            <text:p>-5.7596135778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-6.35806064928913" calcext:value-type="float">
            <text:p>-6.3580606493</text:p>
          </table:table-cell>
        </table:table-row>
        <table:table-row table:style-name="ro1">
          <table:table-cell office:value-type="float" office:value="80250000" calcext:value-type="float">
            <text:p>80250000</text:p>
          </table:table-cell>
          <table:table-cell office:value-type="float" office:value="-5.63035945287304" calcext:value-type="float">
            <text:p>-5.6303594529</text:p>
          </table:table-cell>
        </table:table-row>
        <table:table-row table:style-name="ro1">
          <table:table-cell office:value-type="float" office:value="80500000" calcext:value-type="float">
            <text:p>80500000</text:p>
          </table:table-cell>
          <table:table-cell office:value-type="float" office:value="-5.65333899660099" calcext:value-type="float">
            <text:p>-5.6533389966</text:p>
          </table:table-cell>
        </table:table-row>
        <table:table-row table:style-name="ro1">
          <table:table-cell office:value-type="float" office:value="80750000" calcext:value-type="float">
            <text:p>80750000</text:p>
          </table:table-cell>
          <table:table-cell office:value-type="float" office:value="-5.15754290896956" calcext:value-type="float">
            <text:p>-5.157542909</text:p>
          </table:table-cell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office:value-type="float" office:value="-5.28986095274415" calcext:value-type="float">
            <text:p>-5.2898609527</text:p>
          </table:table-cell>
        </table:table-row>
        <table:table-row table:style-name="ro1">
          <table:table-cell office:value-type="float" office:value="81250000" calcext:value-type="float">
            <text:p>81250000</text:p>
          </table:table-cell>
          <table:table-cell office:value-type="float" office:value="-6.54676244364412" calcext:value-type="float">
            <text:p>-6.5467624436</text:p>
          </table:table-cell>
        </table:table-row>
        <table:table-row table:style-name="ro1">
          <table:table-cell office:value-type="float" office:value="81500000" calcext:value-type="float">
            <text:p>81500000</text:p>
          </table:table-cell>
          <table:table-cell office:value-type="float" office:value="-6.72525563553616" calcext:value-type="float">
            <text:p>-6.7252556355</text:p>
          </table:table-cell>
        </table:table-row>
        <table:table-row table:style-name="ro1">
          <table:table-cell office:value-type="float" office:value="81750000" calcext:value-type="float">
            <text:p>81750000</text:p>
          </table:table-cell>
          <table:table-cell office:value-type="float" office:value="-5.52647482269912" calcext:value-type="float">
            <text:p>-5.5264748227</text:p>
          </table:table-cell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office:value-type="float" office:value="-5.92429949162252" calcext:value-type="float">
            <text:p>-5.9242994916</text:p>
          </table:table-cell>
        </table:table-row>
        <table:table-row table:style-name="ro1">
          <table:table-cell office:value-type="float" office:value="82250000" calcext:value-type="float">
            <text:p>82250000</text:p>
          </table:table-cell>
          <table:table-cell office:value-type="float" office:value="-5.69903326182964" calcext:value-type="float">
            <text:p>-5.6990332618</text:p>
          </table:table-cell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office:value-type="float" office:value="-5.79236674859632" calcext:value-type="float">
            <text:p>-5.7923667486</text:p>
          </table:table-cell>
        </table:table-row>
        <table:table-row table:style-name="ro1">
          <table:table-cell office:value-type="float" office:value="82750000" calcext:value-type="float">
            <text:p>82750000</text:p>
          </table:table-cell>
          <table:table-cell office:value-type="float" office:value="-5.53710233514716" calcext:value-type="float">
            <text:p>-5.5371023351</text:p>
          </table:table-cell>
        </table:table-row>
        <table:table-row table:style-name="ro1">
          <table:table-cell office:value-type="float" office:value="83000000" calcext:value-type="float">
            <text:p>83000000</text:p>
          </table:table-cell>
          <table:table-cell office:value-type="float" office:value="-5.36240852626257" calcext:value-type="float">
            <text:p>-5.3624085263</text:p>
          </table:table-cell>
        </table:table-row>
        <table:table-row table:style-name="ro1">
          <table:table-cell office:value-type="float" office:value="83250000" calcext:value-type="float">
            <text:p>83250000</text:p>
          </table:table-cell>
          <table:table-cell office:value-type="float" office:value="-5.84889889274055" calcext:value-type="float">
            <text:p>-5.8488988927</text:p>
          </table:table-cell>
        </table:table-row>
        <table:table-row table:style-name="ro1">
          <table:table-cell office:value-type="float" office:value="83500000" calcext:value-type="float">
            <text:p>83500000</text:p>
          </table:table-cell>
          <table:table-cell office:value-type="float" office:value="-5.57935512855093" calcext:value-type="float">
            <text:p>-5.5793551286</text:p>
          </table:table-cell>
        </table:table-row>
        <table:table-row table:style-name="ro1">
          <table:table-cell office:value-type="float" office:value="83750000" calcext:value-type="float">
            <text:p>83750000</text:p>
          </table:table-cell>
          <table:table-cell office:value-type="float" office:value="-5.16011380043206" calcext:value-type="float">
            <text:p>-5.1601138004</text:p>
          </table:table-cell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office:value-type="float" office:value="-6.98094397046101" calcext:value-type="float">
            <text:p>-6.9809439705</text:p>
          </table:table-cell>
        </table:table-row>
        <table:table-row table:style-name="ro1">
          <table:table-cell office:value-type="float" office:value="84250000" calcext:value-type="float">
            <text:p>84250000</text:p>
          </table:table-cell>
          <table:table-cell office:value-type="float" office:value="-5.9376738102037" calcext:value-type="float">
            <text:p>-5.9376738102</text:p>
          </table:table-cell>
        </table:table-row>
        <table:table-row table:style-name="ro1">
          <table:table-cell office:value-type="float" office:value="84500000" calcext:value-type="float">
            <text:p>84500000</text:p>
          </table:table-cell>
          <table:table-cell office:value-type="float" office:value="-5.67446392001939" calcext:value-type="float">
            <text:p>-5.67446392</text:p>
          </table:table-cell>
        </table:table-row>
        <table:table-row table:style-name="ro1">
          <table:table-cell office:value-type="float" office:value="84750000" calcext:value-type="float">
            <text:p>84750000</text:p>
          </table:table-cell>
          <table:table-cell office:value-type="float" office:value="-6.09076236548657" calcext:value-type="float">
            <text:p>-6.0907623655</text:p>
          </table:table-cell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-6.24318544752232" calcext:value-type="float">
            <text:p>-6.2431854475</text:p>
          </table:table-cell>
        </table:table-row>
        <table:table-row table:style-name="ro1">
          <table:table-cell office:value-type="float" office:value="85250000" calcext:value-type="float">
            <text:p>85250000</text:p>
          </table:table-cell>
          <table:table-cell office:value-type="float" office:value="-6.08614346870036" calcext:value-type="float">
            <text:p>-6.0861434687</text:p>
          </table:table-cell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office:value-type="float" office:value="-6.84787197422953" calcext:value-type="float">
            <text:p>-6.8478719742</text:p>
          </table:table-cell>
        </table:table-row>
        <table:table-row table:style-name="ro1">
          <table:table-cell office:value-type="float" office:value="85750000" calcext:value-type="float">
            <text:p>85750000</text:p>
          </table:table-cell>
          <table:table-cell office:value-type="float" office:value="-4.91521246203315" calcext:value-type="float">
            <text:p>-4.915212462</text:p>
          </table:table-cell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office:value-type="float" office:value="-6.71774570025906" calcext:value-type="float">
            <text:p>-6.7177457003</text:p>
          </table:table-cell>
        </table:table-row>
        <table:table-row table:style-name="ro1">
          <table:table-cell office:value-type="float" office:value="86250000" calcext:value-type="float">
            <text:p>86250000</text:p>
          </table:table-cell>
          <table:table-cell office:value-type="float" office:value="-5.74604913089745" calcext:value-type="float">
            <text:p>-5.7460491309</text:p>
          </table:table-cell>
        </table:table-row>
        <table:table-row table:style-name="ro1">
          <table:table-cell office:value-type="float" office:value="86500000" calcext:value-type="float">
            <text:p>86500000</text:p>
          </table:table-cell>
          <table:table-cell office:value-type="float" office:value="-6.80851521535633" calcext:value-type="float">
            <text:p>-6.8085152154</text:p>
          </table:table-cell>
        </table:table-row>
        <table:table-row table:style-name="ro1">
          <table:table-cell office:value-type="float" office:value="86750000" calcext:value-type="float">
            <text:p>86750000</text:p>
          </table:table-cell>
          <table:table-cell office:value-type="float" office:value="-6.21363107981953" calcext:value-type="float">
            <text:p>-6.2136310798</text:p>
          </table:table-cell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office:value-type="float" office:value="-4.98771262525431" calcext:value-type="float">
            <text:p>-4.9877126253</text:p>
          </table:table-cell>
        </table:table-row>
        <table:table-row table:style-name="ro1">
          <table:table-cell office:value-type="float" office:value="87250000" calcext:value-type="float">
            <text:p>87250000</text:p>
          </table:table-cell>
          <table:table-cell office:value-type="float" office:value="-5.94839740849958" calcext:value-type="float">
            <text:p>-5.9483974085</text:p>
          </table:table-cell>
        </table:table-row>
        <table:table-row table:style-name="ro1">
          <table:table-cell office:value-type="float" office:value="87500000" calcext:value-type="float">
            <text:p>87500000</text:p>
          </table:table-cell>
          <table:table-cell office:value-type="float" office:value="-5.76027144101705" calcext:value-type="float">
            <text:p>-5.760271441</text:p>
          </table:table-cell>
        </table:table-row>
        <table:table-row table:style-name="ro1">
          <table:table-cell office:value-type="float" office:value="87750000" calcext:value-type="float">
            <text:p>87750000</text:p>
          </table:table-cell>
          <table:table-cell office:value-type="float" office:value="-6.52434956542405" calcext:value-type="float">
            <text:p>-6.5243495654</text:p>
          </table:table-cell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office:value-type="float" office:value="-5.1646297768235" calcext:value-type="float">
            <text:p>-5.1646297768</text:p>
          </table:table-cell>
        </table:table-row>
        <table:table-row table:style-name="ro1">
          <table:table-cell office:value-type="float" office:value="88250000" calcext:value-type="float">
            <text:p>88250000</text:p>
          </table:table-cell>
          <table:table-cell office:value-type="float" office:value="-6.33231918962568" calcext:value-type="float">
            <text:p>-6.3323191896</text:p>
          </table:table-cell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office:value-type="float" office:value="-5.68075780381279" calcext:value-type="float">
            <text:p>-5.6807578038</text:p>
          </table:table-cell>
        </table:table-row>
        <table:table-row table:style-name="ro1">
          <table:table-cell office:value-type="float" office:value="88750000" calcext:value-type="float">
            <text:p>88750000</text:p>
          </table:table-cell>
          <table:table-cell office:value-type="float" office:value="-5.81880947489106" calcext:value-type="float">
            <text:p>-5.8188094749</text:p>
          </table:table-cell>
        </table:table-row>
        <table:table-row table:style-name="ro1">
          <table:table-cell office:value-type="float" office:value="89000000" calcext:value-type="float">
            <text:p>89000000</text:p>
          </table:table-cell>
          <table:table-cell office:value-type="float" office:value="-6.05319920035695" calcext:value-type="float">
            <text:p>-6.0531992004</text:p>
          </table:table-cell>
        </table:table-row>
        <table:table-row table:style-name="ro1">
          <table:table-cell office:value-type="float" office:value="89250000" calcext:value-type="float">
            <text:p>89250000</text:p>
          </table:table-cell>
          <table:table-cell office:value-type="float" office:value="-5.66322328948231" calcext:value-type="float">
            <text:p>-5.6632232895</text:p>
          </table:table-cell>
        </table:table-row>
        <table:table-row table:style-name="ro1">
          <table:table-cell office:value-type="float" office:value="89500000" calcext:value-type="float">
            <text:p>89500000</text:p>
          </table:table-cell>
          <table:table-cell office:value-type="float" office:value="-5.4949746875187" calcext:value-type="float">
            <text:p>-5.4949746875</text:p>
          </table:table-cell>
        </table:table-row>
        <table:table-row table:style-name="ro1">
          <table:table-cell office:value-type="float" office:value="89750000" calcext:value-type="float">
            <text:p>89750000</text:p>
          </table:table-cell>
          <table:table-cell office:value-type="float" office:value="-5.86069388172697" calcext:value-type="float">
            <text:p>-5.8606938817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-5.4085101745766" calcext:value-type="float">
            <text:p>-5.4085101746</text:p>
          </table:table-cell>
        </table:table-row>
        <table:table-row table:style-name="ro1">
          <table:table-cell office:value-type="float" office:value="90250000" calcext:value-type="float">
            <text:p>90250000</text:p>
          </table:table-cell>
          <table:table-cell office:value-type="float" office:value="-6.16441880521131" calcext:value-type="float">
            <text:p>-6.1644188052</text:p>
          </table:table-cell>
        </table:table-row>
        <table:table-row table:style-name="ro1">
          <table:table-cell office:value-type="float" office:value="90500000" calcext:value-type="float">
            <text:p>90500000</text:p>
          </table:table-cell>
          <table:table-cell office:value-type="float" office:value="-6.3042623735621" calcext:value-type="float">
            <text:p>-6.3042623736</text:p>
          </table:table-cell>
        </table:table-row>
        <table:table-row table:style-name="ro1">
          <table:table-cell office:value-type="float" office:value="90750000" calcext:value-type="float">
            <text:p>90750000</text:p>
          </table:table-cell>
          <table:table-cell office:value-type="float" office:value="-5.8810032014972" calcext:value-type="float">
            <text:p>-5.8810032015</text:p>
          </table:table-cell>
        </table:table-row>
        <table:table-row table:style-name="ro1">
          <table:table-cell office:value-type="float" office:value="91000000" calcext:value-type="float">
            <text:p>91000000</text:p>
          </table:table-cell>
          <table:table-cell office:value-type="float" office:value="-5.73176549818218" calcext:value-type="float">
            <text:p>-5.7317654982</text:p>
          </table:table-cell>
        </table:table-row>
        <table:table-row table:style-name="ro1">
          <table:table-cell office:value-type="float" office:value="91250000" calcext:value-type="float">
            <text:p>91250000</text:p>
          </table:table-cell>
          <table:table-cell office:value-type="float" office:value="-6.78015552341647" calcext:value-type="float">
            <text:p>-6.7801555234</text:p>
          </table:table-cell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office:value-type="float" office:value="-5.26313784478158" calcext:value-type="float">
            <text:p>-5.2631378448</text:p>
          </table:table-cell>
        </table:table-row>
        <table:table-row table:style-name="ro1">
          <table:table-cell office:value-type="float" office:value="91750000" calcext:value-type="float">
            <text:p>91750000</text:p>
          </table:table-cell>
          <table:table-cell office:value-type="float" office:value="-5.35163182057831" calcext:value-type="float">
            <text:p>-5.3516318206</text:p>
          </table:table-cell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office:value-type="float" office:value="-5.42657841240924" calcext:value-type="float">
            <text:p>-5.4265784124</text:p>
          </table:table-cell>
        </table:table-row>
        <table:table-row table:style-name="ro1">
          <table:table-cell office:value-type="float" office:value="92250000" calcext:value-type="float">
            <text:p>92250000</text:p>
          </table:table-cell>
          <table:table-cell office:value-type="float" office:value="-6.33297966856568" calcext:value-type="float">
            <text:p>-6.3329796686</text:p>
          </table:table-cell>
        </table:table-row>
        <table:table-row table:style-name="ro1">
          <table:table-cell office:value-type="float" office:value="92500000" calcext:value-type="float">
            <text:p>92500000</text:p>
          </table:table-cell>
          <table:table-cell office:value-type="float" office:value="-6.45910631516849" calcext:value-type="float">
            <text:p>-6.4591063152</text:p>
          </table:table-cell>
        </table:table-row>
        <table:table-row table:style-name="ro1">
          <table:table-cell office:value-type="float" office:value="92750000" calcext:value-type="float">
            <text:p>92750000</text:p>
          </table:table-cell>
          <table:table-cell office:value-type="float" office:value="-5.35138375460678" calcext:value-type="float">
            <text:p>-5.3513837546</text:p>
          </table:table-cell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office:value-type="float" office:value="-6.00168836334071" calcext:value-type="float">
            <text:p>-6.0016883633</text:p>
          </table:table-cell>
        </table:table-row>
        <table:table-row table:style-name="ro1">
          <table:table-cell office:value-type="float" office:value="93250000" calcext:value-type="float">
            <text:p>93250000</text:p>
          </table:table-cell>
          <table:table-cell office:value-type="float" office:value="-6.10606766879296" calcext:value-type="float">
            <text:p>-6.1060676688</text:p>
          </table:table-cell>
        </table:table-row>
        <table:table-row table:style-name="ro1">
          <table:table-cell office:value-type="float" office:value="93500000" calcext:value-type="float">
            <text:p>93500000</text:p>
          </table:table-cell>
          <table:table-cell office:value-type="float" office:value="-6.29516176290807" calcext:value-type="float">
            <text:p>-6.2951617629</text:p>
          </table:table-cell>
        </table:table-row>
        <table:table-row table:style-name="ro1">
          <table:table-cell office:value-type="float" office:value="93750000" calcext:value-type="float">
            <text:p>93750000</text:p>
          </table:table-cell>
          <table:table-cell office:value-type="float" office:value="-5.97048815470657" calcext:value-type="float">
            <text:p>-5.9704881547</text:p>
          </table:table-cell>
        </table:table-row>
        <table:table-row table:style-name="ro1">
          <table:table-cell office:value-type="float" office:value="94000000" calcext:value-type="float">
            <text:p>94000000</text:p>
          </table:table-cell>
          <table:table-cell office:value-type="float" office:value="-7.04191267932151" calcext:value-type="float">
            <text:p>-7.0419126793</text:p>
          </table:table-cell>
        </table:table-row>
        <table:table-row table:style-name="ro1">
          <table:table-cell office:value-type="float" office:value="94250000" calcext:value-type="float">
            <text:p>94250000</text:p>
          </table:table-cell>
          <table:table-cell office:value-type="float" office:value="-6.81602458396917" calcext:value-type="float">
            <text:p>-6.816024584</text:p>
          </table:table-cell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office:value-type="float" office:value="-6.15974986953356" calcext:value-type="float">
            <text:p>-6.1597498695</text:p>
          </table:table-cell>
        </table:table-row>
        <table:table-row table:style-name="ro1">
          <table:table-cell office:value-type="float" office:value="94750000" calcext:value-type="float">
            <text:p>94750000</text:p>
          </table:table-cell>
          <table:table-cell office:value-type="float" office:value="-5.97484661780416" calcext:value-type="float">
            <text:p>-5.9748466178</text:p>
          </table:table-cell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-6.79165792185952" calcext:value-type="float">
            <text:p>-6.7916579219</text:p>
          </table:table-cell>
        </table:table-row>
        <table:table-row table:style-name="ro1">
          <table:table-cell office:value-type="float" office:value="95250000" calcext:value-type="float">
            <text:p>95250000</text:p>
          </table:table-cell>
          <table:table-cell office:value-type="float" office:value="-6.52316666786116" calcext:value-type="float">
            <text:p>-6.5231666679</text:p>
          </table:table-cell>
        </table:table-row>
        <table:table-row table:style-name="ro1">
          <table:table-cell office:value-type="float" office:value="95500000" calcext:value-type="float">
            <text:p>95500000</text:p>
          </table:table-cell>
          <table:table-cell office:value-type="float" office:value="-6.12665094537973" calcext:value-type="float">
            <text:p>-6.1266509454</text:p>
          </table:table-cell>
        </table:table-row>
        <table:table-row table:style-name="ro1">
          <table:table-cell office:value-type="float" office:value="95750000" calcext:value-type="float">
            <text:p>95750000</text:p>
          </table:table-cell>
          <table:table-cell office:value-type="float" office:value="-5.76475901402541" calcext:value-type="float">
            <text:p>-5.764759014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-6.56234991458073" calcext:value-type="float">
            <text:p>-6.5623499146</text:p>
          </table:table-cell>
        </table:table-row>
        <table:table-row table:style-name="ro1">
          <table:table-cell office:value-type="float" office:value="96250000" calcext:value-type="float">
            <text:p>96250000</text:p>
          </table:table-cell>
          <table:table-cell office:value-type="float" office:value="-5.83112478679762" calcext:value-type="float">
            <text:p>-5.8311247868</text:p>
          </table:table-cell>
        </table:table-row>
        <table:table-row table:style-name="ro1">
          <table:table-cell office:value-type="float" office:value="96500000" calcext:value-type="float">
            <text:p>96500000</text:p>
          </table:table-cell>
          <table:table-cell office:value-type="float" office:value="-6.06616830024286" calcext:value-type="float">
            <text:p>-6.0661683002</text:p>
          </table:table-cell>
        </table:table-row>
        <table:table-row table:style-name="ro1">
          <table:table-cell office:value-type="float" office:value="96750000" calcext:value-type="float">
            <text:p>96750000</text:p>
          </table:table-cell>
          <table:table-cell office:value-type="float" office:value="-5.85264826500634" calcext:value-type="float">
            <text:p>-5.852648265</text:p>
          </table:table-cell>
        </table:table-row>
        <table:table-row table:style-name="ro1">
          <table:table-cell office:value-type="float" office:value="97000000" calcext:value-type="float">
            <text:p>97000000</text:p>
          </table:table-cell>
          <table:table-cell office:value-type="float" office:value="-6.00991226157686" calcext:value-type="float">
            <text:p>-6.0099122616</text:p>
          </table:table-cell>
        </table:table-row>
        <table:table-row table:style-name="ro1">
          <table:table-cell office:value-type="float" office:value="97250000" calcext:value-type="float">
            <text:p>97250000</text:p>
          </table:table-cell>
          <table:table-cell office:value-type="float" office:value="-5.3549917800637" calcext:value-type="float">
            <text:p>-5.3549917801</text:p>
          </table:table-cell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office:value-type="float" office:value="-6.33478222422599" calcext:value-type="float">
            <text:p>-6.3347822242</text:p>
          </table:table-cell>
        </table:table-row>
        <table:table-row table:style-name="ro1">
          <table:table-cell office:value-type="float" office:value="97750000" calcext:value-type="float">
            <text:p>97750000</text:p>
          </table:table-cell>
          <table:table-cell office:value-type="float" office:value="-5.97495123433539" calcext:value-type="float">
            <text:p>-5.9749512343</text:p>
          </table:table-cell>
        </table:table-row>
        <table:table-row table:style-name="ro1">
          <table:table-cell office:value-type="float" office:value="98000000" calcext:value-type="float">
            <text:p>98000000</text:p>
          </table:table-cell>
          <table:table-cell office:value-type="float" office:value="-5.54130689126666" calcext:value-type="float">
            <text:p>-5.5413068913</text:p>
          </table:table-cell>
        </table:table-row>
        <table:table-row table:style-name="ro1">
          <table:table-cell office:value-type="float" office:value="98250000" calcext:value-type="float">
            <text:p>98250000</text:p>
          </table:table-cell>
          <table:table-cell office:value-type="float" office:value="-5.5732531286218" calcext:value-type="float">
            <text:p>-5.5732531286</text:p>
          </table:table-cell>
        </table:table-row>
        <table:table-row table:style-name="ro1">
          <table:table-cell office:value-type="float" office:value="98500000" calcext:value-type="float">
            <text:p>98500000</text:p>
          </table:table-cell>
          <table:table-cell office:value-type="float" office:value="-6.09386883690273" calcext:value-type="float">
            <text:p>-6.0938688369</text:p>
          </table:table-cell>
        </table:table-row>
        <table:table-row table:style-name="ro1">
          <table:table-cell office:value-type="float" office:value="98750000" calcext:value-type="float">
            <text:p>98750000</text:p>
          </table:table-cell>
          <table:table-cell office:value-type="float" office:value="-6.1826530044867" calcext:value-type="float">
            <text:p>-6.1826530045</text:p>
          </table:table-cell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office:value-type="float" office:value="-6.3768592963962" calcext:value-type="float">
            <text:p>-6.3768592964</text:p>
          </table:table-cell>
        </table:table-row>
        <table:table-row table:style-name="ro1">
          <table:table-cell office:value-type="float" office:value="99250000" calcext:value-type="float">
            <text:p>99250000</text:p>
          </table:table-cell>
          <table:table-cell office:value-type="float" office:value="-6.32192909764541" calcext:value-type="float">
            <text:p>-6.3219290976</text:p>
          </table:table-cell>
        </table:table-row>
        <table:table-row table:style-name="ro1">
          <table:table-cell office:value-type="float" office:value="99500000" calcext:value-type="float">
            <text:p>99500000</text:p>
          </table:table-cell>
          <table:table-cell office:value-type="float" office:value="-6.22898659371183" calcext:value-type="float">
            <text:p>-6.2289865937</text:p>
          </table:table-cell>
        </table:table-row>
        <table:table-row table:style-name="ro1">
          <table:table-cell office:value-type="float" office:value="99750000" calcext:value-type="float">
            <text:p>99750000</text:p>
          </table:table-cell>
          <table:table-cell office:value-type="float" office:value="-5.72194686104577" calcext:value-type="float">
            <text:p>-5.721946861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-6.46733558946586" calcext:value-type="float">
            <text:p>-6.4673355895</text:p>
          </table:table-cell>
        </table:table-row>
        <table:table-row table:style-name="ro1">
          <table:table-cell office:value-type="float" office:value="100250000" calcext:value-type="float">
            <text:p>100250000</text:p>
          </table:table-cell>
          <table:table-cell office:value-type="float" office:value="-5.85110432134287" calcext:value-type="float">
            <text:p>-5.8511043213</text:p>
          </table:table-cell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office:value-type="float" office:value="-6.63257349617764" calcext:value-type="float">
            <text:p>-6.6325734962</text:p>
          </table:table-cell>
        </table:table-row>
        <table:table-row table:style-name="ro1">
          <table:table-cell office:value-type="float" office:value="100750000" calcext:value-type="float">
            <text:p>100750000</text:p>
          </table:table-cell>
          <table:table-cell office:value-type="float" office:value="-5.74822480645396" calcext:value-type="float">
            <text:p>-5.7482248065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-5.65629384304198" calcext:value-type="float">
            <text:p>-5.656293843</text:p>
          </table:table-cell>
        </table:table-row>
        <table:table-row table:style-name="ro1">
          <table:table-cell office:value-type="float" office:value="101250000" calcext:value-type="float">
            <text:p>101250000</text:p>
          </table:table-cell>
          <table:table-cell office:value-type="float" office:value="-6.20957006576131" calcext:value-type="float">
            <text:p>-6.2095700658</text:p>
          </table:table-cell>
        </table:table-row>
        <table:table-row table:style-name="ro1">
          <table:table-cell office:value-type="float" office:value="101500000" calcext:value-type="float">
            <text:p>101500000</text:p>
          </table:table-cell>
          <table:table-cell office:value-type="float" office:value="-5.5760547823682" calcext:value-type="float">
            <text:p>-5.5760547824</text:p>
          </table:table-cell>
        </table:table-row>
        <table:table-row table:style-name="ro1">
          <table:table-cell office:value-type="float" office:value="101750000" calcext:value-type="float">
            <text:p>101750000</text:p>
          </table:table-cell>
          <table:table-cell office:value-type="float" office:value="-6.76284785549472" calcext:value-type="float">
            <text:p>-6.7628478555</text:p>
          </table:table-cell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office:value-type="float" office:value="-6.55759886492826" calcext:value-type="float">
            <text:p>-6.5575988649</text:p>
          </table:table-cell>
        </table:table-row>
        <table:table-row table:style-name="ro1">
          <table:table-cell office:value-type="float" office:value="102250000" calcext:value-type="float">
            <text:p>102250000</text:p>
          </table:table-cell>
          <table:table-cell office:value-type="float" office:value="-6.37077531007776" calcext:value-type="float">
            <text:p>-6.3707753101</text:p>
          </table:table-cell>
        </table:table-row>
        <table:table-row table:style-name="ro1">
          <table:table-cell office:value-type="float" office:value="102500000" calcext:value-type="float">
            <text:p>102500000</text:p>
          </table:table-cell>
          <table:table-cell office:value-type="float" office:value="-6.56832425405343" calcext:value-type="float">
            <text:p>-6.5683242541</text:p>
          </table:table-cell>
        </table:table-row>
        <table:table-row table:style-name="ro1">
          <table:table-cell office:value-type="float" office:value="102750000" calcext:value-type="float">
            <text:p>102750000</text:p>
          </table:table-cell>
          <table:table-cell office:value-type="float" office:value="-6.57672668984779" calcext:value-type="float">
            <text:p>-6.5767266898</text:p>
          </table:table-cell>
        </table:table-row>
        <table:table-row table:style-name="ro1">
          <table:table-cell office:value-type="float" office:value="103000000" calcext:value-type="float">
            <text:p>103000000</text:p>
          </table:table-cell>
          <table:table-cell office:value-type="float" office:value="-5.69816859810673" calcext:value-type="float">
            <text:p>-5.6981685981</text:p>
          </table:table-cell>
        </table:table-row>
        <table:table-row table:style-name="ro1">
          <table:table-cell office:value-type="float" office:value="103250000" calcext:value-type="float">
            <text:p>103250000</text:p>
          </table:table-cell>
          <table:table-cell office:value-type="float" office:value="-6.57308383162898" calcext:value-type="float">
            <text:p>-6.5730838316</text:p>
          </table:table-cell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office:value-type="float" office:value="-5.7788115780772" calcext:value-type="float">
            <text:p>-5.7788115781</text:p>
          </table:table-cell>
        </table:table-row>
        <table:table-row table:style-name="ro1">
          <table:table-cell office:value-type="float" office:value="103750000" calcext:value-type="float">
            <text:p>103750000</text:p>
          </table:table-cell>
          <table:table-cell office:value-type="float" office:value="-5.22387822199826" calcext:value-type="float">
            <text:p>-5.223878222</text:p>
          </table:table-cell>
        </table:table-row>
        <table:table-row table:style-name="ro1">
          <table:table-cell office:value-type="float" office:value="104000000" calcext:value-type="float">
            <text:p>104000000</text:p>
          </table:table-cell>
          <table:table-cell office:value-type="float" office:value="-6.55267823173575" calcext:value-type="float">
            <text:p>-6.5526782317</text:p>
          </table:table-cell>
        </table:table-row>
        <table:table-row table:style-name="ro1">
          <table:table-cell office:value-type="float" office:value="104250000" calcext:value-type="float">
            <text:p>104250000</text:p>
          </table:table-cell>
          <table:table-cell office:value-type="float" office:value="-6.26440075677904" calcext:value-type="float">
            <text:p>-6.2644007568</text:p>
          </table:table-cell>
        </table:table-row>
        <table:table-row table:style-name="ro1">
          <table:table-cell office:value-type="float" office:value="104500000" calcext:value-type="float">
            <text:p>104500000</text:p>
          </table:table-cell>
          <table:table-cell office:value-type="float" office:value="-5.88845574304673" calcext:value-type="float">
            <text:p>-5.888455743</text:p>
          </table:table-cell>
        </table:table-row>
        <table:table-row table:style-name="ro1">
          <table:table-cell office:value-type="float" office:value="104750000" calcext:value-type="float">
            <text:p>104750000</text:p>
          </table:table-cell>
          <table:table-cell office:value-type="float" office:value="-6.20302454943348" calcext:value-type="float">
            <text:p>-6.2030245494</text:p>
          </table:table-cell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office:value-type="float" office:value="-6.56892180665607" calcext:value-type="float">
            <text:p>-6.5689218067</text:p>
          </table:table-cell>
        </table:table-row>
        <table:table-row table:style-name="ro1">
          <table:table-cell office:value-type="float" office:value="105250000" calcext:value-type="float">
            <text:p>105250000</text:p>
          </table:table-cell>
          <table:table-cell office:value-type="float" office:value="-6.17887843811502" calcext:value-type="float">
            <text:p>-6.1788784381</text:p>
          </table:table-cell>
        </table:table-row>
        <table:table-row table:style-name="ro1">
          <table:table-cell office:value-type="float" office:value="105500000" calcext:value-type="float">
            <text:p>105500000</text:p>
          </table:table-cell>
          <table:table-cell office:value-type="float" office:value="-5.50096477454478" calcext:value-type="float">
            <text:p>-5.5009647745</text:p>
          </table:table-cell>
        </table:table-row>
        <table:table-row table:style-name="ro1">
          <table:table-cell office:value-type="float" office:value="105750000" calcext:value-type="float">
            <text:p>105750000</text:p>
          </table:table-cell>
          <table:table-cell office:value-type="float" office:value="-5.03140732212642" calcext:value-type="float">
            <text:p>-5.0314073221</text:p>
          </table:table-cell>
        </table:table-row>
        <table:table-row table:style-name="ro1">
          <table:table-cell office:value-type="float" office:value="106000000" calcext:value-type="float">
            <text:p>106000000</text:p>
          </table:table-cell>
          <table:table-cell office:value-type="float" office:value="-6.62288064939713" calcext:value-type="float">
            <text:p>-6.6228806494</text:p>
          </table:table-cell>
        </table:table-row>
        <table:table-row table:style-name="ro1">
          <table:table-cell office:value-type="float" office:value="106250000" calcext:value-type="float">
            <text:p>106250000</text:p>
          </table:table-cell>
          <table:table-cell office:value-type="float" office:value="-5.80017639479517" calcext:value-type="float">
            <text:p>-5.8001763948</text:p>
          </table:table-cell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office:value-type="float" office:value="-6.10608388182131" calcext:value-type="float">
            <text:p>-6.1060838818</text:p>
          </table:table-cell>
        </table:table-row>
        <table:table-row table:style-name="ro1">
          <table:table-cell office:value-type="float" office:value="106750000" calcext:value-type="float">
            <text:p>106750000</text:p>
          </table:table-cell>
          <table:table-cell office:value-type="float" office:value="-6.20836251840731" calcext:value-type="float">
            <text:p>-6.2083625184</text:p>
          </table:table-cell>
        </table:table-row>
        <table:table-row table:style-name="ro1">
          <table:table-cell office:value-type="float" office:value="107000000" calcext:value-type="float">
            <text:p>107000000</text:p>
          </table:table-cell>
          <table:table-cell office:value-type="float" office:value="-6.86589209848628" calcext:value-type="float">
            <text:p>-6.8658920985</text:p>
          </table:table-cell>
        </table:table-row>
        <table:table-row table:style-name="ro1">
          <table:table-cell office:value-type="float" office:value="107250000" calcext:value-type="float">
            <text:p>107250000</text:p>
          </table:table-cell>
          <table:table-cell office:value-type="float" office:value="-6.15442690741327" calcext:value-type="float">
            <text:p>-6.1544269074</text:p>
          </table:table-cell>
        </table:table-row>
        <table:table-row table:style-name="ro1">
          <table:table-cell office:value-type="float" office:value="107500000" calcext:value-type="float">
            <text:p>107500000</text:p>
          </table:table-cell>
          <table:table-cell office:value-type="float" office:value="-6.56924213238341" calcext:value-type="float">
            <text:p>-6.5692421324</text:p>
          </table:table-cell>
        </table:table-row>
        <table:table-row table:style-name="ro1">
          <table:table-cell office:value-type="float" office:value="107750000" calcext:value-type="float">
            <text:p>107750000</text:p>
          </table:table-cell>
          <table:table-cell office:value-type="float" office:value="-6.49477492199993" calcext:value-type="float">
            <text:p>-6.494774922</text:p>
          </table:table-cell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office:value-type="float" office:value="-6.25638042371126" calcext:value-type="float">
            <text:p>-6.2563804237</text:p>
          </table:table-cell>
        </table:table-row>
        <table:table-row table:style-name="ro1">
          <table:table-cell office:value-type="float" office:value="108250000" calcext:value-type="float">
            <text:p>108250000</text:p>
          </table:table-cell>
          <table:table-cell office:value-type="float" office:value="-6.00583227679746" calcext:value-type="float">
            <text:p>-6.0058322768</text:p>
          </table:table-cell>
        </table:table-row>
        <table:table-row table:style-name="ro1">
          <table:table-cell office:value-type="float" office:value="108500000" calcext:value-type="float">
            <text:p>108500000</text:p>
          </table:table-cell>
          <table:table-cell office:value-type="float" office:value="-6.05052105344894" calcext:value-type="float">
            <text:p>-6.0505210534</text:p>
          </table:table-cell>
        </table:table-row>
        <table:table-row table:style-name="ro1">
          <table:table-cell office:value-type="float" office:value="108750000" calcext:value-type="float">
            <text:p>108750000</text:p>
          </table:table-cell>
          <table:table-cell office:value-type="float" office:value="-6.02411484610434" calcext:value-type="float">
            <text:p>-6.0241148461</text:p>
          </table:table-cell>
        </table:table-row>
        <table:table-row table:style-name="ro1">
          <table:table-cell office:value-type="float" office:value="109000000" calcext:value-type="float">
            <text:p>109000000</text:p>
          </table:table-cell>
          <table:table-cell office:value-type="float" office:value="-5.82959426789822" calcext:value-type="float">
            <text:p>-5.8295942679</text:p>
          </table:table-cell>
        </table:table-row>
        <table:table-row table:style-name="ro1">
          <table:table-cell office:value-type="float" office:value="109250000" calcext:value-type="float">
            <text:p>109250000</text:p>
          </table:table-cell>
          <table:table-cell office:value-type="float" office:value="-5.76653527585439" calcext:value-type="float">
            <text:p>-5.7665352759</text:p>
          </table:table-cell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office:value-type="float" office:value="-5.63039982944211" calcext:value-type="float">
            <text:p>-5.6303998294</text:p>
          </table:table-cell>
        </table:table-row>
        <table:table-row table:style-name="ro1">
          <table:table-cell office:value-type="float" office:value="109750000" calcext:value-type="float">
            <text:p>109750000</text:p>
          </table:table-cell>
          <table:table-cell office:value-type="float" office:value="-5.36333393538418" calcext:value-type="float">
            <text:p>-5.3633339354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-5.70015959382174" calcext:value-type="float">
            <text:p>-5.7001595938</text:p>
          </table:table-cell>
        </table:table-row>
        <table:table-row table:style-name="ro1">
          <table:table-cell office:value-type="float" office:value="110250000" calcext:value-type="float">
            <text:p>110250000</text:p>
          </table:table-cell>
          <table:table-cell office:value-type="float" office:value="-5.09856230331307" calcext:value-type="float">
            <text:p>-5.0985623033</text:p>
          </table:table-cell>
        </table:table-row>
        <table:table-row table:style-name="ro1">
          <table:table-cell office:value-type="float" office:value="110500000" calcext:value-type="float">
            <text:p>110500000</text:p>
          </table:table-cell>
          <table:table-cell office:value-type="float" office:value="-6.33640730237972" calcext:value-type="float">
            <text:p>-6.3364073024</text:p>
          </table:table-cell>
        </table:table-row>
        <table:table-row table:style-name="ro1">
          <table:table-cell office:value-type="float" office:value="110750000" calcext:value-type="float">
            <text:p>110750000</text:p>
          </table:table-cell>
          <table:table-cell office:value-type="float" office:value="-6.01957564814375" calcext:value-type="float">
            <text:p>-6.0195756481</text:p>
          </table:table-cell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office:value-type="float" office:value="-5.93641551291648" calcext:value-type="float">
            <text:p>-5.9364155129</text:p>
          </table:table-cell>
        </table:table-row>
        <table:table-row table:style-name="ro1">
          <table:table-cell office:value-type="float" office:value="111250000" calcext:value-type="float">
            <text:p>111250000</text:p>
          </table:table-cell>
          <table:table-cell office:value-type="float" office:value="-5.61065477379368" calcext:value-type="float">
            <text:p>-5.6106547738</text:p>
          </table:table-cell>
        </table:table-row>
        <table:table-row table:style-name="ro1">
          <table:table-cell office:value-type="float" office:value="111500000" calcext:value-type="float">
            <text:p>111500000</text:p>
          </table:table-cell>
          <table:table-cell office:value-type="float" office:value="-6.3505200399568" calcext:value-type="float">
            <text:p>-6.35052004</text:p>
          </table:table-cell>
        </table:table-row>
        <table:table-row table:style-name="ro1">
          <table:table-cell office:value-type="float" office:value="111750000" calcext:value-type="float">
            <text:p>111750000</text:p>
          </table:table-cell>
          <table:table-cell office:value-type="float" office:value="-5.4802554251915" calcext:value-type="float">
            <text:p>-5.4802554252</text:p>
          </table:table-cell>
        </table:table-row>
        <table:table-row table:style-name="ro1">
          <table:table-cell office:value-type="float" office:value="112000000" calcext:value-type="float">
            <text:p>112000000</text:p>
          </table:table-cell>
          <table:table-cell office:value-type="float" office:value="-6.1654593247095" calcext:value-type="float">
            <text:p>-6.1654593247</text:p>
          </table:table-cell>
        </table:table-row>
        <table:table-row table:style-name="ro1">
          <table:table-cell office:value-type="float" office:value="112250000" calcext:value-type="float">
            <text:p>112250000</text:p>
          </table:table-cell>
          <table:table-cell office:value-type="float" office:value="-6.3320608078978" calcext:value-type="float">
            <text:p>-6.3320608079</text:p>
          </table:table-cell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office:value-type="float" office:value="-6.0409786692278" calcext:value-type="float">
            <text:p>-6.0409786692</text:p>
          </table:table-cell>
        </table:table-row>
        <table:table-row table:style-name="ro1">
          <table:table-cell office:value-type="float" office:value="112750000" calcext:value-type="float">
            <text:p>112750000</text:p>
          </table:table-cell>
          <table:table-cell office:value-type="float" office:value="-5.16298635435354" calcext:value-type="float">
            <text:p>-5.1629863544</text:p>
          </table:table-cell>
        </table:table-row>
        <table:table-row table:style-name="ro1">
          <table:table-cell office:value-type="float" office:value="113000000" calcext:value-type="float">
            <text:p>113000000</text:p>
          </table:table-cell>
          <table:table-cell office:value-type="float" office:value="-4.87322268680462" calcext:value-type="float">
            <text:p>-4.8732226868</text:p>
          </table:table-cell>
        </table:table-row>
        <table:table-row table:style-name="ro1">
          <table:table-cell office:value-type="float" office:value="113250000" calcext:value-type="float">
            <text:p>113250000</text:p>
          </table:table-cell>
          <table:table-cell office:value-type="float" office:value="-6.00646045671156" calcext:value-type="float">
            <text:p>-6.0064604567</text:p>
          </table:table-cell>
        </table:table-row>
        <table:table-row table:style-name="ro1">
          <table:table-cell office:value-type="float" office:value="113500000" calcext:value-type="float">
            <text:p>113500000</text:p>
          </table:table-cell>
          <table:table-cell office:value-type="float" office:value="-5.6912244517024" calcext:value-type="float">
            <text:p>-5.6912244517</text:p>
          </table:table-cell>
        </table:table-row>
        <table:table-row table:style-name="ro1">
          <table:table-cell office:value-type="float" office:value="113750000" calcext:value-type="float">
            <text:p>113750000</text:p>
          </table:table-cell>
          <table:table-cell office:value-type="float" office:value="-6.37251457512897" calcext:value-type="float">
            <text:p>-6.3725145751</text:p>
          </table:table-cell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office:value-type="float" office:value="-6.76472976286624" calcext:value-type="float">
            <text:p>-6.7647297629</text:p>
          </table:table-cell>
        </table:table-row>
        <table:table-row table:style-name="ro1">
          <table:table-cell office:value-type="float" office:value="114250000" calcext:value-type="float">
            <text:p>114250000</text:p>
          </table:table-cell>
          <table:table-cell office:value-type="float" office:value="-5.97277471140437" calcext:value-type="float">
            <text:p>-5.9727747114</text:p>
          </table:table-cell>
        </table:table-row>
        <table:table-row table:style-name="ro1">
          <table:table-cell office:value-type="float" office:value="114500000" calcext:value-type="float">
            <text:p>114500000</text:p>
          </table:table-cell>
          <table:table-cell office:value-type="float" office:value="-5.79852718129608" calcext:value-type="float">
            <text:p>-5.7985271813</text:p>
          </table:table-cell>
        </table:table-row>
        <table:table-row table:style-name="ro1">
          <table:table-cell office:value-type="float" office:value="114750000" calcext:value-type="float">
            <text:p>114750000</text:p>
          </table:table-cell>
          <table:table-cell office:value-type="float" office:value="-5.99398037764086" calcext:value-type="float">
            <text:p>-5.9939803776</text:p>
          </table:table-cell>
        </table:table-row>
        <table:table-row table:style-name="ro1">
          <table:table-cell office:value-type="float" office:value="115000000" calcext:value-type="float">
            <text:p>115000000</text:p>
          </table:table-cell>
          <table:table-cell office:value-type="float" office:value="-5.60546534626186" calcext:value-type="float">
            <text:p>-5.6054653463</text:p>
          </table:table-cell>
        </table:table-row>
        <table:table-row table:style-name="ro1">
          <table:table-cell office:value-type="float" office:value="115250000" calcext:value-type="float">
            <text:p>115250000</text:p>
          </table:table-cell>
          <table:table-cell office:value-type="float" office:value="-5.67466361450098" calcext:value-type="float">
            <text:p>-5.6746636145</text:p>
          </table:table-cell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office:value-type="float" office:value="-5.09018988404283" calcext:value-type="float">
            <text:p>-5.090189884</text:p>
          </table:table-cell>
        </table:table-row>
        <table:table-row table:style-name="ro1">
          <table:table-cell office:value-type="float" office:value="115750000" calcext:value-type="float">
            <text:p>115750000</text:p>
          </table:table-cell>
          <table:table-cell office:value-type="float" office:value="-5.90267024722674" calcext:value-type="float">
            <text:p>-5.9026702472</text:p>
          </table:table-cell>
        </table:table-row>
        <table:table-row table:style-name="ro1">
          <table:table-cell office:value-type="float" office:value="116000000" calcext:value-type="float">
            <text:p>116000000</text:p>
          </table:table-cell>
          <table:table-cell office:value-type="float" office:value="-5.93447580970022" calcext:value-type="float">
            <text:p>-5.9344758097</text:p>
          </table:table-cell>
        </table:table-row>
        <table:table-row table:style-name="ro1">
          <table:table-cell office:value-type="float" office:value="116250000" calcext:value-type="float">
            <text:p>116250000</text:p>
          </table:table-cell>
          <table:table-cell office:value-type="float" office:value="-6.45193765957592" calcext:value-type="float">
            <text:p>-6.4519376596</text:p>
          </table:table-cell>
        </table:table-row>
        <table:table-row table:style-name="ro1">
          <table:table-cell office:value-type="float" office:value="116500000" calcext:value-type="float">
            <text:p>116500000</text:p>
          </table:table-cell>
          <table:table-cell office:value-type="float" office:value="-5.83254443412448" calcext:value-type="float">
            <text:p>-5.8325444341</text:p>
          </table:table-cell>
        </table:table-row>
        <table:table-row table:style-name="ro1">
          <table:table-cell office:value-type="float" office:value="116750000" calcext:value-type="float">
            <text:p>116750000</text:p>
          </table:table-cell>
          <table:table-cell office:value-type="float" office:value="-6.38452674825985" calcext:value-type="float">
            <text:p>-6.3845267483</text:p>
          </table:table-cell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office:value-type="float" office:value="-6.39626899927388" calcext:value-type="float">
            <text:p>-6.3962689993</text:p>
          </table:table-cell>
        </table:table-row>
        <table:table-row table:style-name="ro1">
          <table:table-cell office:value-type="float" office:value="117250000" calcext:value-type="float">
            <text:p>117250000</text:p>
          </table:table-cell>
          <table:table-cell office:value-type="float" office:value="-5.90037141826697" calcext:value-type="float">
            <text:p>-5.9003714183</text:p>
          </table:table-cell>
        </table:table-row>
        <table:table-row table:style-name="ro1">
          <table:table-cell office:value-type="float" office:value="117500000" calcext:value-type="float">
            <text:p>117500000</text:p>
          </table:table-cell>
          <table:table-cell office:value-type="float" office:value="-5.45678314719015" calcext:value-type="float">
            <text:p>-5.4567831472</text:p>
          </table:table-cell>
        </table:table-row>
        <table:table-row table:style-name="ro1">
          <table:table-cell office:value-type="float" office:value="117750000" calcext:value-type="float">
            <text:p>117750000</text:p>
          </table:table-cell>
          <table:table-cell office:value-type="float" office:value="-5.69690105129228" calcext:value-type="float">
            <text:p>-5.6969010513</text:p>
          </table:table-cell>
        </table:table-row>
        <table:table-row table:style-name="ro1">
          <table:table-cell office:value-type="float" office:value="118000000" calcext:value-type="float">
            <text:p>118000000</text:p>
          </table:table-cell>
          <table:table-cell office:value-type="float" office:value="-6.50747380803366" calcext:value-type="float">
            <text:p>-6.507473808</text:p>
          </table:table-cell>
        </table:table-row>
        <table:table-row table:style-name="ro1">
          <table:table-cell office:value-type="float" office:value="118250000" calcext:value-type="float">
            <text:p>118250000</text:p>
          </table:table-cell>
          <table:table-cell office:value-type="float" office:value="-6.20063758584937" calcext:value-type="float">
            <text:p>-6.2006375858</text:p>
          </table:table-cell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office:value-type="float" office:value="-4.79185717642068" calcext:value-type="float">
            <text:p>-4.7918571764</text:p>
          </table:table-cell>
        </table:table-row>
        <table:table-row table:style-name="ro1">
          <table:table-cell office:value-type="float" office:value="118750000" calcext:value-type="float">
            <text:p>118750000</text:p>
          </table:table-cell>
          <table:table-cell office:value-type="float" office:value="-5.46365976059606" calcext:value-type="float">
            <text:p>-5.4636597606</text:p>
          </table:table-cell>
        </table:table-row>
        <table:table-row table:style-name="ro1">
          <table:table-cell office:value-type="float" office:value="119000000" calcext:value-type="float">
            <text:p>119000000</text:p>
          </table:table-cell>
          <table:table-cell office:value-type="float" office:value="-6.05518305448784" calcext:value-type="float">
            <text:p>-6.0551830545</text:p>
          </table:table-cell>
        </table:table-row>
        <table:table-row table:style-name="ro1">
          <table:table-cell office:value-type="float" office:value="119250000" calcext:value-type="float">
            <text:p>119250000</text:p>
          </table:table-cell>
          <table:table-cell office:value-type="float" office:value="-6.1820980579944" calcext:value-type="float">
            <text:p>-6.182098058</text:p>
          </table:table-cell>
        </table:table-row>
        <table:table-row table:style-name="ro1">
          <table:table-cell office:value-type="float" office:value="119500000" calcext:value-type="float">
            <text:p>119500000</text:p>
          </table:table-cell>
          <table:table-cell office:value-type="float" office:value="-6.00141273830066" calcext:value-type="float">
            <text:p>-6.0014127383</text:p>
          </table:table-cell>
        </table:table-row>
        <table:table-row table:style-name="ro1">
          <table:table-cell office:value-type="float" office:value="119750000" calcext:value-type="float">
            <text:p>119750000</text:p>
          </table:table-cell>
          <table:table-cell office:value-type="float" office:value="-5.41684178608214" calcext:value-type="float">
            <text:p>-5.4168417861</text:p>
          </table:table-cell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office:value-type="float" office:value="-5.06884108582771" calcext:value-type="float">
            <text:p>-5.0688410858</text:p>
          </table:table-cell>
        </table:table-row>
        <table:table-row table:style-name="ro1">
          <table:table-cell office:value-type="float" office:value="120250000" calcext:value-type="float">
            <text:p>120250000</text:p>
          </table:table-cell>
          <table:table-cell office:value-type="float" office:value="-5.2083072142636" calcext:value-type="float">
            <text:p>-5.2083072143</text:p>
          </table:table-cell>
        </table:table-row>
        <table:table-row table:style-name="ro1">
          <table:table-cell office:value-type="float" office:value="120500000" calcext:value-type="float">
            <text:p>120500000</text:p>
          </table:table-cell>
          <table:table-cell office:value-type="float" office:value="-5.45823155546548" calcext:value-type="float">
            <text:p>-5.4582315555</text:p>
          </table:table-cell>
        </table:table-row>
        <table:table-row table:style-name="ro1">
          <table:table-cell office:value-type="float" office:value="120750000" calcext:value-type="float">
            <text:p>120750000</text:p>
          </table:table-cell>
          <table:table-cell office:value-type="float" office:value="-5.08853091380567" calcext:value-type="float">
            <text:p>-5.0885309138</text:p>
          </table:table-cell>
        </table:table-row>
        <table:table-row table:style-name="ro1">
          <table:table-cell office:value-type="float" office:value="121000000" calcext:value-type="float">
            <text:p>121000000</text:p>
          </table:table-cell>
          <table:table-cell office:value-type="float" office:value="-5.6770678455015" calcext:value-type="float">
            <text:p>-5.6770678455</text:p>
          </table:table-cell>
        </table:table-row>
        <table:table-row table:style-name="ro1">
          <table:table-cell office:value-type="float" office:value="121250000" calcext:value-type="float">
            <text:p>121250000</text:p>
          </table:table-cell>
          <table:table-cell office:value-type="float" office:value="-5.45468168692355" calcext:value-type="float">
            <text:p>-5.4546816869</text:p>
          </table:table-cell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office:value-type="float" office:value="-5.30272107200263" calcext:value-type="float">
            <text:p>-5.302721072</text:p>
          </table:table-cell>
        </table:table-row>
        <table:table-row table:style-name="ro1">
          <table:table-cell office:value-type="float" office:value="121750000" calcext:value-type="float">
            <text:p>121750000</text:p>
          </table:table-cell>
          <table:table-cell office:value-type="float" office:value="-5.67123880256083" calcext:value-type="float">
            <text:p>-5.6712388026</text:p>
          </table:table-cell>
        </table:table-row>
        <table:table-row table:style-name="ro1">
          <table:table-cell office:value-type="float" office:value="122000000" calcext:value-type="float">
            <text:p>122000000</text:p>
          </table:table-cell>
          <table:table-cell office:value-type="float" office:value="-5.23272553373754" calcext:value-type="float">
            <text:p>-5.2327255337</text:p>
          </table:table-cell>
        </table:table-row>
        <table:table-row table:style-name="ro1">
          <table:table-cell office:value-type="float" office:value="122250000" calcext:value-type="float">
            <text:p>122250000</text:p>
          </table:table-cell>
          <table:table-cell office:value-type="float" office:value="-6.15936961606764" calcext:value-type="float">
            <text:p>-6.1593696161</text:p>
          </table:table-cell>
        </table:table-row>
        <table:table-row table:style-name="ro1">
          <table:table-cell office:value-type="float" office:value="122500000" calcext:value-type="float">
            <text:p>122500000</text:p>
          </table:table-cell>
          <table:table-cell office:value-type="float" office:value="-6.04268222030929" calcext:value-type="float">
            <text:p>-6.0426822203</text:p>
          </table:table-cell>
        </table:table-row>
        <table:table-row table:style-name="ro1">
          <table:table-cell office:value-type="float" office:value="122750000" calcext:value-type="float">
            <text:p>122750000</text:p>
          </table:table-cell>
          <table:table-cell office:value-type="float" office:value="-5.3735045838201" calcext:value-type="float">
            <text:p>-5.3735045838</text:p>
          </table:table-cell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office:value-type="float" office:value="-5.75574650422239" calcext:value-type="float">
            <text:p>-5.7557465042</text:p>
          </table:table-cell>
        </table:table-row>
        <table:table-row table:style-name="ro1">
          <table:table-cell office:value-type="float" office:value="123250000" calcext:value-type="float">
            <text:p>123250000</text:p>
          </table:table-cell>
          <table:table-cell office:value-type="float" office:value="-5.72287802641736" calcext:value-type="float">
            <text:p>-5.7228780264</text:p>
          </table:table-cell>
        </table:table-row>
        <table:table-row table:style-name="ro1">
          <table:table-cell office:value-type="float" office:value="123500000" calcext:value-type="float">
            <text:p>123500000</text:p>
          </table:table-cell>
          <table:table-cell office:value-type="float" office:value="-5.10794296611149" calcext:value-type="float">
            <text:p>-5.1079429661</text:p>
          </table:table-cell>
        </table:table-row>
        <table:table-row table:style-name="ro1">
          <table:table-cell office:value-type="float" office:value="123750000" calcext:value-type="float">
            <text:p>123750000</text:p>
          </table:table-cell>
          <table:table-cell office:value-type="float" office:value="-5.11475340228035" calcext:value-type="float">
            <text:p>-5.1147534023</text:p>
          </table:table-cell>
        </table:table-row>
        <table:table-row table:style-name="ro1">
          <table:table-cell office:value-type="float" office:value="124000000" calcext:value-type="float">
            <text:p>124000000</text:p>
          </table:table-cell>
          <table:table-cell office:value-type="float" office:value="-5.73808364166374" calcext:value-type="float">
            <text:p>-5.7380836417</text:p>
          </table:table-cell>
        </table:table-row>
        <table:table-row table:style-name="ro1">
          <table:table-cell office:value-type="float" office:value="124250000" calcext:value-type="float">
            <text:p>124250000</text:p>
          </table:table-cell>
          <table:table-cell office:value-type="float" office:value="-5.35386972108336" calcext:value-type="float">
            <text:p>-5.3538697211</text:p>
          </table:table-cell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office:value-type="float" office:value="-5.6531812470157" calcext:value-type="float">
            <text:p>-5.653181247</text:p>
          </table:table-cell>
        </table:table-row>
        <table:table-row table:style-name="ro1">
          <table:table-cell office:value-type="float" office:value="124750000" calcext:value-type="float">
            <text:p>124750000</text:p>
          </table:table-cell>
          <table:table-cell office:value-type="float" office:value="-5.33557716222257" calcext:value-type="float">
            <text:p>-5.3355771622</text:p>
          </table:table-cell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office:value-type="float" office:value="-5.13148123147406" calcext:value-type="float">
            <text:p>-5.1314812315</text:p>
          </table:table-cell>
        </table:table-row>
        <table:table-row table:style-name="ro1">
          <table:table-cell office:value-type="float" office:value="125250000" calcext:value-type="float">
            <text:p>125250000</text:p>
          </table:table-cell>
          <table:table-cell office:value-type="float" office:value="-5.35179295706264" calcext:value-type="float">
            <text:p>-5.3517929571</text:p>
          </table:table-cell>
        </table:table-row>
        <table:table-row table:style-name="ro1">
          <table:table-cell office:value-type="float" office:value="125500000" calcext:value-type="float">
            <text:p>125500000</text:p>
          </table:table-cell>
          <table:table-cell office:value-type="float" office:value="-5.84898934913877" calcext:value-type="float">
            <text:p>-5.8489893491</text:p>
          </table:table-cell>
        </table:table-row>
        <table:table-row table:style-name="ro1">
          <table:table-cell office:value-type="float" office:value="125750000" calcext:value-type="float">
            <text:p>125750000</text:p>
          </table:table-cell>
          <table:table-cell office:value-type="float" office:value="-5.08157745494929" calcext:value-type="float">
            <text:p>-5.0815774549</text:p>
          </table:table-cell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office:value-type="float" office:value="-5.03154515623369" calcext:value-type="float">
            <text:p>-5.0315451562</text:p>
          </table:table-cell>
        </table:table-row>
        <table:table-row table:style-name="ro1">
          <table:table-cell office:value-type="float" office:value="126250000" calcext:value-type="float">
            <text:p>126250000</text:p>
          </table:table-cell>
          <table:table-cell office:value-type="float" office:value="-5.42197702888375" calcext:value-type="float">
            <text:p>-5.4219770289</text:p>
          </table:table-cell>
        </table:table-row>
        <table:table-row table:style-name="ro1">
          <table:table-cell office:value-type="float" office:value="126500000" calcext:value-type="float">
            <text:p>126500000</text:p>
          </table:table-cell>
          <table:table-cell office:value-type="float" office:value="-5.5062494164841" calcext:value-type="float">
            <text:p>-5.5062494165</text:p>
          </table:table-cell>
        </table:table-row>
        <table:table-row table:style-name="ro1">
          <table:table-cell office:value-type="float" office:value="126750000" calcext:value-type="float">
            <text:p>126750000</text:p>
          </table:table-cell>
          <table:table-cell office:value-type="float" office:value="-5.25540691603653" calcext:value-type="float">
            <text:p>-5.255406916</text:p>
          </table:table-cell>
        </table:table-row>
        <table:table-row table:style-name="ro1">
          <table:table-cell office:value-type="float" office:value="127000000" calcext:value-type="float">
            <text:p>127000000</text:p>
          </table:table-cell>
          <table:table-cell office:value-type="float" office:value="-6.31738587806033" calcext:value-type="float">
            <text:p>-6.3173858781</text:p>
          </table:table-cell>
        </table:table-row>
        <table:table-row table:style-name="ro1">
          <table:table-cell office:value-type="float" office:value="127250000" calcext:value-type="float">
            <text:p>127250000</text:p>
          </table:table-cell>
          <table:table-cell office:value-type="float" office:value="-6.20118007050761" calcext:value-type="float">
            <text:p>-6.2011800705</text:p>
          </table:table-cell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office:value-type="float" office:value="-5.42799938126532" calcext:value-type="float">
            <text:p>-5.4279993813</text:p>
          </table:table-cell>
        </table:table-row>
        <table:table-row table:style-name="ro1">
          <table:table-cell office:value-type="float" office:value="127750000" calcext:value-type="float">
            <text:p>127750000</text:p>
          </table:table-cell>
          <table:table-cell office:value-type="float" office:value="-5.29643462067097" calcext:value-type="float">
            <text:p>-5.2964346207</text:p>
          </table:table-cell>
        </table:table-row>
        <table:table-row table:style-name="ro1">
          <table:table-cell office:value-type="float" office:value="128000000" calcext:value-type="float">
            <text:p>128000000</text:p>
          </table:table-cell>
          <table:table-cell office:value-type="float" office:value="-5.51081853459042" calcext:value-type="float">
            <text:p>-5.5108185346</text:p>
          </table:table-cell>
        </table:table-row>
        <table:table-row table:style-name="ro1">
          <table:table-cell office:value-type="float" office:value="128250000" calcext:value-type="float">
            <text:p>128250000</text:p>
          </table:table-cell>
          <table:table-cell office:value-type="float" office:value="-5.43780496167835" calcext:value-type="float">
            <text:p>-5.4378049617</text:p>
          </table:table-cell>
        </table:table-row>
        <table:table-row table:style-name="ro1">
          <table:table-cell office:value-type="float" office:value="128500000" calcext:value-type="float">
            <text:p>128500000</text:p>
          </table:table-cell>
          <table:table-cell office:value-type="float" office:value="-5.63360472856763" calcext:value-type="float">
            <text:p>-5.6336047286</text:p>
          </table:table-cell>
        </table:table-row>
        <table:table-row table:style-name="ro1">
          <table:table-cell office:value-type="float" office:value="128750000" calcext:value-type="float">
            <text:p>128750000</text:p>
          </table:table-cell>
          <table:table-cell office:value-type="float" office:value="-5.32976226684374" calcext:value-type="float">
            <text:p>-5.3297622668</text:p>
          </table:table-cell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office:value-type="float" office:value="-6.36586656333205" calcext:value-type="float">
            <text:p>-6.3658665633</text:p>
          </table:table-cell>
        </table:table-row>
        <table:table-row table:style-name="ro1">
          <table:table-cell office:value-type="float" office:value="129250000" calcext:value-type="float">
            <text:p>129250000</text:p>
          </table:table-cell>
          <table:table-cell office:value-type="float" office:value="-5.46452676363371" calcext:value-type="float">
            <text:p>-5.4645267636</text:p>
          </table:table-cell>
        </table:table-row>
        <table:table-row table:style-name="ro1">
          <table:table-cell office:value-type="float" office:value="129500000" calcext:value-type="float">
            <text:p>129500000</text:p>
          </table:table-cell>
          <table:table-cell office:value-type="float" office:value="-5.43050996513951" calcext:value-type="float">
            <text:p>-5.4305099651</text:p>
          </table:table-cell>
        </table:table-row>
        <table:table-row table:style-name="ro1">
          <table:table-cell office:value-type="float" office:value="129750000" calcext:value-type="float">
            <text:p>129750000</text:p>
          </table:table-cell>
          <table:table-cell office:value-type="float" office:value="-5.33531250247418" calcext:value-type="float">
            <text:p>-5.3353125025</text:p>
          </table:table-cell>
        </table:table-row>
        <table:table-row table:style-name="ro1">
          <table:table-cell office:value-type="float" office:value="130000000" calcext:value-type="float">
            <text:p>130000000</text:p>
          </table:table-cell>
          <table:table-cell office:value-type="float" office:value="-4.79764094988498" calcext:value-type="float">
            <text:p>-4.7976409499</text:p>
          </table:table-cell>
        </table:table-row>
        <table:table-row table:style-name="ro1">
          <table:table-cell office:value-type="float" office:value="130250000" calcext:value-type="float">
            <text:p>130250000</text:p>
          </table:table-cell>
          <table:table-cell office:value-type="float" office:value="-5.09328142917332" calcext:value-type="float">
            <text:p>-5.0932814292</text:p>
          </table:table-cell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office:value-type="float" office:value="-5.15237295764666" calcext:value-type="float">
            <text:p>-5.1523729576</text:p>
          </table:table-cell>
        </table:table-row>
        <table:table-row table:style-name="ro1">
          <table:table-cell office:value-type="float" office:value="130750000" calcext:value-type="float">
            <text:p>130750000</text:p>
          </table:table-cell>
          <table:table-cell office:value-type="float" office:value="-5.36900093146276" calcext:value-type="float">
            <text:p>-5.3690009315</text:p>
          </table:table-cell>
        </table:table-row>
        <table:table-row table:style-name="ro1">
          <table:table-cell office:value-type="float" office:value="131000000" calcext:value-type="float">
            <text:p>131000000</text:p>
          </table:table-cell>
          <table:table-cell office:value-type="float" office:value="-4.52491565515605" calcext:value-type="float">
            <text:p>-4.5249156552</text:p>
          </table:table-cell>
        </table:table-row>
        <table:table-row table:style-name="ro1">
          <table:table-cell office:value-type="float" office:value="131250000" calcext:value-type="float">
            <text:p>131250000</text:p>
          </table:table-cell>
          <table:table-cell office:value-type="float" office:value="-4.55335193314427" calcext:value-type="float">
            <text:p>-4.5533519331</text:p>
          </table:table-cell>
        </table:table-row>
        <table:table-row table:style-name="ro1">
          <table:table-cell office:value-type="float" office:value="131500000" calcext:value-type="float">
            <text:p>131500000</text:p>
          </table:table-cell>
          <table:table-cell office:value-type="float" office:value="-4.87489835404436" calcext:value-type="float">
            <text:p>-4.874898354</text:p>
          </table:table-cell>
        </table:table-row>
        <table:table-row table:style-name="ro1">
          <table:table-cell office:value-type="float" office:value="131750000" calcext:value-type="float">
            <text:p>131750000</text:p>
          </table:table-cell>
          <table:table-cell office:value-type="float" office:value="-6.06896938776836" calcext:value-type="float">
            <text:p>-6.0689693878</text:p>
          </table:table-cell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office:value-type="float" office:value="-4.42596118927187" calcext:value-type="float">
            <text:p>-4.4259611893</text:p>
          </table:table-cell>
        </table:table-row>
        <table:table-row table:style-name="ro1">
          <table:table-cell office:value-type="float" office:value="132250000" calcext:value-type="float">
            <text:p>132250000</text:p>
          </table:table-cell>
          <table:table-cell office:value-type="float" office:value="-5.20259089677765" calcext:value-type="float">
            <text:p>-5.2025908968</text:p>
          </table:table-cell>
        </table:table-row>
        <table:table-row table:style-name="ro1">
          <table:table-cell office:value-type="float" office:value="132500000" calcext:value-type="float">
            <text:p>132500000</text:p>
          </table:table-cell>
          <table:table-cell office:value-type="float" office:value="-4.9900754353518" calcext:value-type="float">
            <text:p>-4.9900754354</text:p>
          </table:table-cell>
        </table:table-row>
        <table:table-row table:style-name="ro1">
          <table:table-cell office:value-type="float" office:value="132750000" calcext:value-type="float">
            <text:p>132750000</text:p>
          </table:table-cell>
          <table:table-cell office:value-type="float" office:value="-5.66155254260898" calcext:value-type="float">
            <text:p>-5.6615525426</text:p>
          </table:table-cell>
        </table:table-row>
        <table:table-row table:style-name="ro1">
          <table:table-cell office:value-type="float" office:value="133000000" calcext:value-type="float">
            <text:p>133000000</text:p>
          </table:table-cell>
          <table:table-cell office:value-type="float" office:value="-5.63837150760757" calcext:value-type="float">
            <text:p>-5.6383715076</text:p>
          </table:table-cell>
        </table:table-row>
        <table:table-row table:style-name="ro1">
          <table:table-cell office:value-type="float" office:value="133250000" calcext:value-type="float">
            <text:p>133250000</text:p>
          </table:table-cell>
          <table:table-cell office:value-type="float" office:value="-5.82453591752433" calcext:value-type="float">
            <text:p>-5.8245359175</text:p>
          </table:table-cell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office:value-type="float" office:value="-5.237385147415" calcext:value-type="float">
            <text:p>-5.2373851474</text:p>
          </table:table-cell>
        </table:table-row>
        <table:table-row table:style-name="ro1">
          <table:table-cell office:value-type="float" office:value="133750000" calcext:value-type="float">
            <text:p>133750000</text:p>
          </table:table-cell>
          <table:table-cell office:value-type="float" office:value="-5.15128597518864" calcext:value-type="float">
            <text:p>-5.1512859752</text:p>
          </table:table-cell>
        </table:table-row>
        <table:table-row table:style-name="ro1">
          <table:table-cell office:value-type="float" office:value="134000000" calcext:value-type="float">
            <text:p>134000000</text:p>
          </table:table-cell>
          <table:table-cell office:value-type="float" office:value="-5.71137828462871" calcext:value-type="float">
            <text:p>-5.7113782846</text:p>
          </table:table-cell>
        </table:table-row>
        <table:table-row table:style-name="ro1">
          <table:table-cell office:value-type="float" office:value="134250000" calcext:value-type="float">
            <text:p>134250000</text:p>
          </table:table-cell>
          <table:table-cell office:value-type="float" office:value="-4.63186263938483" calcext:value-type="float">
            <text:p>-4.6318626394</text:p>
          </table:table-cell>
        </table:table-row>
        <table:table-row table:style-name="ro1">
          <table:table-cell office:value-type="float" office:value="134500000" calcext:value-type="float">
            <text:p>134500000</text:p>
          </table:table-cell>
          <table:table-cell office:value-type="float" office:value="-4.68849174026665" calcext:value-type="float">
            <text:p>-4.6884917403</text:p>
          </table:table-cell>
        </table:table-row>
        <table:table-row table:style-name="ro1">
          <table:table-cell office:value-type="float" office:value="134750000" calcext:value-type="float">
            <text:p>134750000</text:p>
          </table:table-cell>
          <table:table-cell office:value-type="float" office:value="-5.02108216305653" calcext:value-type="float">
            <text:p>-5.0210821631</text:p>
          </table:table-cell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office:value-type="float" office:value="-5.24989036225691" calcext:value-type="float">
            <text:p>-5.2498903623</text:p>
          </table:table-cell>
        </table:table-row>
        <table:table-row table:style-name="ro1">
          <table:table-cell office:value-type="float" office:value="135250000" calcext:value-type="float">
            <text:p>135250000</text:p>
          </table:table-cell>
          <table:table-cell office:value-type="float" office:value="-5.09057166693671" calcext:value-type="float">
            <text:p>-5.0905716669</text:p>
          </table:table-cell>
        </table:table-row>
        <table:table-row table:style-name="ro1">
          <table:table-cell office:value-type="float" office:value="135500000" calcext:value-type="float">
            <text:p>135500000</text:p>
          </table:table-cell>
          <table:table-cell office:value-type="float" office:value="-5.01654019893806" calcext:value-type="float">
            <text:p>-5.0165401989</text:p>
          </table:table-cell>
        </table:table-row>
        <table:table-row table:style-name="ro1">
          <table:table-cell office:value-type="float" office:value="135750000" calcext:value-type="float">
            <text:p>135750000</text:p>
          </table:table-cell>
          <table:table-cell office:value-type="float" office:value="-5.78901056096849" calcext:value-type="float">
            <text:p>-5.789010561</text:p>
          </table:table-cell>
        </table:table-row>
        <table:table-row table:style-name="ro1">
          <table:table-cell office:value-type="float" office:value="136000000" calcext:value-type="float">
            <text:p>136000000</text:p>
          </table:table-cell>
          <table:table-cell office:value-type="float" office:value="-5.53215718808407" calcext:value-type="float">
            <text:p>-5.5321571881</text:p>
          </table:table-cell>
        </table:table-row>
        <table:table-row table:style-name="ro1">
          <table:table-cell office:value-type="float" office:value="136250000" calcext:value-type="float">
            <text:p>136250000</text:p>
          </table:table-cell>
          <table:table-cell office:value-type="float" office:value="-5.02528917261505" calcext:value-type="float">
            <text:p>-5.0252891726</text:p>
          </table:table-cell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office:value-type="float" office:value="-4.97075664122891" calcext:value-type="float">
            <text:p>-4.9707566412</text:p>
          </table:table-cell>
        </table:table-row>
        <table:table-row table:style-name="ro1">
          <table:table-cell office:value-type="float" office:value="136750000" calcext:value-type="float">
            <text:p>136750000</text:p>
          </table:table-cell>
          <table:table-cell office:value-type="float" office:value="-5.36332010129762" calcext:value-type="float">
            <text:p>-5.3633201013</text:p>
          </table:table-cell>
        </table:table-row>
        <table:table-row table:style-name="ro1">
          <table:table-cell office:value-type="float" office:value="137000000" calcext:value-type="float">
            <text:p>137000000</text:p>
          </table:table-cell>
          <table:table-cell office:value-type="float" office:value="-5.3421765985273" calcext:value-type="float">
            <text:p>-5.3421765985</text:p>
          </table:table-cell>
        </table:table-row>
        <table:table-row table:style-name="ro1">
          <table:table-cell office:value-type="float" office:value="137250000" calcext:value-type="float">
            <text:p>137250000</text:p>
          </table:table-cell>
          <table:table-cell office:value-type="float" office:value="-5.12870711138701" calcext:value-type="float">
            <text:p>-5.1287071114</text:p>
          </table:table-cell>
        </table:table-row>
        <table:table-row table:style-name="ro1">
          <table:table-cell office:value-type="float" office:value="137500000" calcext:value-type="float">
            <text:p>137500000</text:p>
          </table:table-cell>
          <table:table-cell office:value-type="float" office:value="-5.00155680764662" calcext:value-type="float">
            <text:p>-5.0015568076</text:p>
          </table:table-cell>
        </table:table-row>
        <table:table-row table:style-name="ro1">
          <table:table-cell office:value-type="float" office:value="137750000" calcext:value-type="float">
            <text:p>137750000</text:p>
          </table:table-cell>
          <table:table-cell office:value-type="float" office:value="-4.84973559417132" calcext:value-type="float">
            <text:p>-4.8497355942</text:p>
          </table:table-cell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office:value-type="float" office:value="-5.28390770371667" calcext:value-type="float">
            <text:p>-5.2839077037</text:p>
          </table:table-cell>
        </table:table-row>
        <table:table-row table:style-name="ro1">
          <table:table-cell office:value-type="float" office:value="138250000" calcext:value-type="float">
            <text:p>138250000</text:p>
          </table:table-cell>
          <table:table-cell office:value-type="float" office:value="-5.76907864036105" calcext:value-type="float">
            <text:p>-5.7690786404</text:p>
          </table:table-cell>
        </table:table-row>
        <table:table-row table:style-name="ro1">
          <table:table-cell office:value-type="float" office:value="138500000" calcext:value-type="float">
            <text:p>138500000</text:p>
          </table:table-cell>
          <table:table-cell office:value-type="float" office:value="-4.9028209777468" calcext:value-type="float">
            <text:p>-4.9028209777</text:p>
          </table:table-cell>
        </table:table-row>
        <table:table-row table:style-name="ro1">
          <table:table-cell office:value-type="float" office:value="138750000" calcext:value-type="float">
            <text:p>138750000</text:p>
          </table:table-cell>
          <table:table-cell office:value-type="float" office:value="-5.22427901356134" calcext:value-type="float">
            <text:p>-5.2242790136</text:p>
          </table:table-cell>
        </table:table-row>
        <table:table-row table:style-name="ro1">
          <table:table-cell office:value-type="float" office:value="139000000" calcext:value-type="float">
            <text:p>139000000</text:p>
          </table:table-cell>
          <table:table-cell office:value-type="float" office:value="-5.06247655637343" calcext:value-type="float">
            <text:p>-5.0624765564</text:p>
          </table:table-cell>
        </table:table-row>
        <table:table-row table:style-name="ro1">
          <table:table-cell office:value-type="float" office:value="139250000" calcext:value-type="float">
            <text:p>139250000</text:p>
          </table:table-cell>
          <table:table-cell office:value-type="float" office:value="-5.79834889277263" calcext:value-type="float">
            <text:p>-5.7983488928</text:p>
          </table:table-cell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office:value-type="float" office:value="-5.11523642157578" calcext:value-type="float">
            <text:p>-5.1152364216</text:p>
          </table:table-cell>
        </table:table-row>
        <table:table-row table:style-name="ro1">
          <table:table-cell office:value-type="float" office:value="139750000" calcext:value-type="float">
            <text:p>139750000</text:p>
          </table:table-cell>
          <table:table-cell office:value-type="float" office:value="-4.88886029122259" calcext:value-type="float">
            <text:p>-4.8888602912</text:p>
          </table:table-cell>
        </table:table-row>
        <table:table-row table:style-name="ro1">
          <table:table-cell office:value-type="float" office:value="140000000" calcext:value-type="float">
            <text:p>140000000</text:p>
          </table:table-cell>
          <table:table-cell office:value-type="float" office:value="-5.13827572834025" calcext:value-type="float">
            <text:p>-5.1382757283</text:p>
          </table:table-cell>
        </table:table-row>
        <table:table-row table:style-name="ro1">
          <table:table-cell office:value-type="float" office:value="140250000" calcext:value-type="float">
            <text:p>140250000</text:p>
          </table:table-cell>
          <table:table-cell office:value-type="float" office:value="-5.19497560817266" calcext:value-type="float">
            <text:p>-5.1949756082</text:p>
          </table:table-cell>
        </table:table-row>
        <table:table-row table:style-name="ro1">
          <table:table-cell office:value-type="float" office:value="140500000" calcext:value-type="float">
            <text:p>140500000</text:p>
          </table:table-cell>
          <table:table-cell office:value-type="float" office:value="-5.43203295380124" calcext:value-type="float">
            <text:p>-5.4320329538</text:p>
          </table:table-cell>
        </table:table-row>
        <table:table-row table:style-name="ro1">
          <table:table-cell office:value-type="float" office:value="140750000" calcext:value-type="float">
            <text:p>140750000</text:p>
          </table:table-cell>
          <table:table-cell office:value-type="float" office:value="-5.32293183311516" calcext:value-type="float">
            <text:p>-5.3229318331</text:p>
          </table:table-cell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office:value-type="float" office:value="-5.30722277995418" calcext:value-type="float">
            <text:p>-5.30722278</text:p>
          </table:table-cell>
        </table:table-row>
        <table:table-row table:style-name="ro1">
          <table:table-cell office:value-type="float" office:value="141250000" calcext:value-type="float">
            <text:p>141250000</text:p>
          </table:table-cell>
          <table:table-cell office:value-type="float" office:value="-4.86879234760204" calcext:value-type="float">
            <text:p>-4.8687923476</text:p>
          </table:table-cell>
        </table:table-row>
        <table:table-row table:style-name="ro1">
          <table:table-cell office:value-type="float" office:value="141500000" calcext:value-type="float">
            <text:p>141500000</text:p>
          </table:table-cell>
          <table:table-cell office:value-type="float" office:value="-5.06999553158046" calcext:value-type="float">
            <text:p>-5.0699955316</text:p>
          </table:table-cell>
        </table:table-row>
        <table:table-row table:style-name="ro1">
          <table:table-cell office:value-type="float" office:value="141750000" calcext:value-type="float">
            <text:p>141750000</text:p>
          </table:table-cell>
          <table:table-cell office:value-type="float" office:value="-4.82532140056547" calcext:value-type="float">
            <text:p>-4.8253214006</text:p>
          </table:table-cell>
        </table:table-row>
        <table:table-row table:style-name="ro1">
          <table:table-cell office:value-type="float" office:value="142000000" calcext:value-type="float">
            <text:p>142000000</text:p>
          </table:table-cell>
          <table:table-cell office:value-type="float" office:value="-5.62535137292239" calcext:value-type="float">
            <text:p>-5.6253513729</text:p>
          </table:table-cell>
        </table:table-row>
        <table:table-row table:style-name="ro1">
          <table:table-cell office:value-type="float" office:value="142250000" calcext:value-type="float">
            <text:p>142250000</text:p>
          </table:table-cell>
          <table:table-cell office:value-type="float" office:value="-5.25854151567265" calcext:value-type="float">
            <text:p>-5.2585415157</text:p>
          </table:table-cell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office:value-type="float" office:value="-4.40227956465128" calcext:value-type="float">
            <text:p>-4.4022795647</text:p>
          </table:table-cell>
        </table:table-row>
        <table:table-row table:style-name="ro1">
          <table:table-cell office:value-type="float" office:value="142750000" calcext:value-type="float">
            <text:p>142750000</text:p>
          </table:table-cell>
          <table:table-cell office:value-type="float" office:value="-4.24826128345133" calcext:value-type="float">
            <text:p>-4.2482612835</text:p>
          </table:table-cell>
        </table:table-row>
        <table:table-row table:style-name="ro1">
          <table:table-cell office:value-type="float" office:value="143000000" calcext:value-type="float">
            <text:p>143000000</text:p>
          </table:table-cell>
          <table:table-cell office:value-type="float" office:value="-5.65124914836135" calcext:value-type="float">
            <text:p>-5.6512491484</text:p>
          </table:table-cell>
        </table:table-row>
        <table:table-row table:style-name="ro1">
          <table:table-cell office:value-type="float" office:value="143250000" calcext:value-type="float">
            <text:p>143250000</text:p>
          </table:table-cell>
          <table:table-cell office:value-type="float" office:value="-4.60875952398442" calcext:value-type="float">
            <text:p>-4.608759524</text:p>
          </table:table-cell>
        </table:table-row>
        <table:table-row table:style-name="ro1">
          <table:table-cell office:value-type="float" office:value="143500000" calcext:value-type="float">
            <text:p>143500000</text:p>
          </table:table-cell>
          <table:table-cell office:value-type="float" office:value="-5.163466080572" calcext:value-type="float">
            <text:p>-5.1634660806</text:p>
          </table:table-cell>
        </table:table-row>
        <table:table-row table:style-name="ro1">
          <table:table-cell office:value-type="float" office:value="143750000" calcext:value-type="float">
            <text:p>143750000</text:p>
          </table:table-cell>
          <table:table-cell office:value-type="float" office:value="-5.2987495371801" calcext:value-type="float">
            <text:p>-5.2987495372</text:p>
          </table:table-cell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office:value-type="float" office:value="-5.39182982335825" calcext:value-type="float">
            <text:p>-5.3918298234</text:p>
          </table:table-cell>
        </table:table-row>
        <table:table-row table:style-name="ro1">
          <table:table-cell office:value-type="float" office:value="144250000" calcext:value-type="float">
            <text:p>144250000</text:p>
          </table:table-cell>
          <table:table-cell office:value-type="float" office:value="-5.73997711318202" calcext:value-type="float">
            <text:p>-5.7399771132</text:p>
          </table:table-cell>
        </table:table-row>
        <table:table-row table:style-name="ro1">
          <table:table-cell office:value-type="float" office:value="144500000" calcext:value-type="float">
            <text:p>144500000</text:p>
          </table:table-cell>
          <table:table-cell office:value-type="float" office:value="-5.23406750609749" calcext:value-type="float">
            <text:p>-5.2340675061</text:p>
          </table:table-cell>
        </table:table-row>
        <table:table-row table:style-name="ro1">
          <table:table-cell office:value-type="float" office:value="144750000" calcext:value-type="float">
            <text:p>144750000</text:p>
          </table:table-cell>
          <table:table-cell office:value-type="float" office:value="-4.93776966594621" calcext:value-type="float">
            <text:p>-4.9377696659</text:p>
          </table:table-cell>
        </table:table-row>
        <table:table-row table:style-name="ro1">
          <table:table-cell office:value-type="float" office:value="145000000" calcext:value-type="float">
            <text:p>145000000</text:p>
          </table:table-cell>
          <table:table-cell office:value-type="float" office:value="-4.70809821192841" calcext:value-type="float">
            <text:p>-4.7080982119</text:p>
          </table:table-cell>
        </table:table-row>
        <table:table-row table:style-name="ro1">
          <table:table-cell office:value-type="float" office:value="145250000" calcext:value-type="float">
            <text:p>145250000</text:p>
          </table:table-cell>
          <table:table-cell office:value-type="float" office:value="-5.42175021423616" calcext:value-type="float">
            <text:p>-5.4217502142</text:p>
          </table:table-cell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office:value-type="float" office:value="-5.31533667299071" calcext:value-type="float">
            <text:p>-5.315336673</text:p>
          </table:table-cell>
        </table:table-row>
        <table:table-row table:style-name="ro1">
          <table:table-cell office:value-type="float" office:value="145750000" calcext:value-type="float">
            <text:p>145750000</text:p>
          </table:table-cell>
          <table:table-cell office:value-type="float" office:value="-5.22884593164963" calcext:value-type="float">
            <text:p>-5.2288459316</text:p>
          </table:table-cell>
        </table:table-row>
        <table:table-row table:style-name="ro1">
          <table:table-cell office:value-type="float" office:value="146000000" calcext:value-type="float">
            <text:p>146000000</text:p>
          </table:table-cell>
          <table:table-cell office:value-type="float" office:value="-4.83546582856643" calcext:value-type="float">
            <text:p>-4.8354658286</text:p>
          </table:table-cell>
        </table:table-row>
        <table:table-row table:style-name="ro1">
          <table:table-cell office:value-type="float" office:value="146250000" calcext:value-type="float">
            <text:p>146250000</text:p>
          </table:table-cell>
          <table:table-cell office:value-type="float" office:value="-4.62307368773844" calcext:value-type="float">
            <text:p>-4.6230736877</text:p>
          </table:table-cell>
        </table:table-row>
        <table:table-row table:style-name="ro1">
          <table:table-cell office:value-type="float" office:value="146500000" calcext:value-type="float">
            <text:p>146500000</text:p>
          </table:table-cell>
          <table:table-cell office:value-type="float" office:value="-5.08075715598497" calcext:value-type="float">
            <text:p>-5.080757156</text:p>
          </table:table-cell>
        </table:table-row>
        <table:table-row table:style-name="ro1">
          <table:table-cell office:value-type="float" office:value="146750000" calcext:value-type="float">
            <text:p>146750000</text:p>
          </table:table-cell>
          <table:table-cell office:value-type="float" office:value="-4.68132539241474" calcext:value-type="float">
            <text:p>-4.6813253924</text:p>
          </table:table-cell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office:value-type="float" office:value="-5.0738040924145" calcext:value-type="float">
            <text:p>-5.0738040924</text:p>
          </table:table-cell>
        </table:table-row>
        <table:table-row table:style-name="ro1">
          <table:table-cell office:value-type="float" office:value="147250000" calcext:value-type="float">
            <text:p>147250000</text:p>
          </table:table-cell>
          <table:table-cell office:value-type="float" office:value="-5.33686876185767" calcext:value-type="float">
            <text:p>-5.3368687619</text:p>
          </table:table-cell>
        </table:table-row>
        <table:table-row table:style-name="ro1">
          <table:table-cell office:value-type="float" office:value="147500000" calcext:value-type="float">
            <text:p>147500000</text:p>
          </table:table-cell>
          <table:table-cell office:value-type="float" office:value="-5.07762648813885" calcext:value-type="float">
            <text:p>-5.0776264881</text:p>
          </table:table-cell>
        </table:table-row>
        <table:table-row table:style-name="ro1">
          <table:table-cell office:value-type="float" office:value="147750000" calcext:value-type="float">
            <text:p>147750000</text:p>
          </table:table-cell>
          <table:table-cell office:value-type="float" office:value="-5.30206390557486" calcext:value-type="float">
            <text:p>-5.3020639056</text:p>
          </table:table-cell>
        </table:table-row>
        <table:table-row table:style-name="ro1">
          <table:table-cell office:value-type="float" office:value="148000000" calcext:value-type="float">
            <text:p>148000000</text:p>
          </table:table-cell>
          <table:table-cell office:value-type="float" office:value="-4.45200890208269" calcext:value-type="float">
            <text:p>-4.4520089021</text:p>
          </table:table-cell>
        </table:table-row>
        <table:table-row table:style-name="ro1">
          <table:table-cell office:value-type="float" office:value="148250000" calcext:value-type="float">
            <text:p>148250000</text:p>
          </table:table-cell>
          <table:table-cell office:value-type="float" office:value="-5.04619790633927" calcext:value-type="float">
            <text:p>-5.0461979063</text:p>
          </table:table-cell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office:value-type="float" office:value="-5.14558382975685" calcext:value-type="float">
            <text:p>-5.1455838298</text:p>
          </table:table-cell>
        </table:table-row>
        <table:table-row table:style-name="ro1">
          <table:table-cell office:value-type="float" office:value="148750000" calcext:value-type="float">
            <text:p>148750000</text:p>
          </table:table-cell>
          <table:table-cell office:value-type="float" office:value="-4.8550827710755" calcext:value-type="float">
            <text:p>-4.8550827711</text:p>
          </table:table-cell>
        </table:table-row>
        <table:table-row table:style-name="ro1">
          <table:table-cell office:value-type="float" office:value="149000000" calcext:value-type="float">
            <text:p>149000000</text:p>
          </table:table-cell>
          <table:table-cell office:value-type="float" office:value="-4.83794129392547" calcext:value-type="float">
            <text:p>-4.8379412939</text:p>
          </table:table-cell>
        </table:table-row>
        <table:table-row table:style-name="ro1">
          <table:table-cell office:value-type="float" office:value="149250000" calcext:value-type="float">
            <text:p>149250000</text:p>
          </table:table-cell>
          <table:table-cell office:value-type="float" office:value="-4.73693788820392" calcext:value-type="float">
            <text:p>-4.7369378882</text:p>
          </table:table-cell>
        </table:table-row>
        <table:table-row table:style-name="ro1">
          <table:table-cell office:value-type="float" office:value="149500000" calcext:value-type="float">
            <text:p>149500000</text:p>
          </table:table-cell>
          <table:table-cell office:value-type="float" office:value="-4.81689170224421" calcext:value-type="float">
            <text:p>-4.8168917022</text:p>
          </table:table-cell>
        </table:table-row>
        <table:table-row table:style-name="ro1">
          <table:table-cell office:value-type="float" office:value="149750000" calcext:value-type="float">
            <text:p>149750000</text:p>
          </table:table-cell>
          <table:table-cell office:value-type="float" office:value="-5.03395954739534" calcext:value-type="float">
            <text:p>-5.0339595474</text:p>
          </table:table-cell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office:value-type="float" office:value="-4.81627890775275" calcext:value-type="float">
            <text:p>-4.8162789078</text:p>
          </table:table-cell>
        </table:table-row>
        <table:table-row table:style-name="ro1">
          <table:table-cell office:value-type="float" office:value="150250000" calcext:value-type="float">
            <text:p>150250000</text:p>
          </table:table-cell>
          <table:table-cell office:value-type="float" office:value="-4.71878541697016" calcext:value-type="float">
            <text:p>-4.718785417</text:p>
          </table:table-cell>
        </table:table-row>
        <table:table-row table:style-name="ro1">
          <table:table-cell office:value-type="float" office:value="150500000" calcext:value-type="float">
            <text:p>150500000</text:p>
          </table:table-cell>
          <table:table-cell office:value-type="float" office:value="-5.44124865891161" calcext:value-type="float">
            <text:p>-5.4412486589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Active_Balun_SN003_S11_VSWR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Monday</text:p>
          </table:table-cell>
          <table:table-cell office:value-type="string" calcext:value-type="string">
            <text:p><text:s/>06 July 2020 21:29:21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1300690992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11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VSWR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6.2582767365382" calcext:value-type="float">
            <text:p>6.2582767365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5.05498918794507" calcext:value-type="float">
            <text:p>5.0549891879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5.19875145276499" calcext:value-type="float">
            <text:p>5.1987514528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5.06289646645665" calcext:value-type="float">
            <text:p>5.0628964665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3.71432131358502" calcext:value-type="float">
            <text:p>3.7143213136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4.16053340997839" calcext:value-type="float">
            <text:p>4.16053341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3.94661204738202" calcext:value-type="float">
            <text:p>3.9466120474</text:p>
          </table:table-cell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3.61691253116772" calcext:value-type="float">
            <text:p>3.6169125312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3.66991663042012" calcext:value-type="float">
            <text:p>3.6699166304</text:p>
          </table:table-cell>
        </table:table-row>
        <table:table-row table:style-name="ro1">
          <table:table-cell office:value-type="float" office:value="2750000" calcext:value-type="float">
            <text:p>2750000</text:p>
          </table:table-cell>
          <table:table-cell office:value-type="float" office:value="3.41617954094708" calcext:value-type="float">
            <text:p>3.4161795409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3.57888892517579" calcext:value-type="float">
            <text:p>3.5788889252</text:p>
          </table:table-cell>
        </table:table-row>
        <table:table-row table:style-name="ro1">
          <table:table-cell office:value-type="float" office:value="3250000" calcext:value-type="float">
            <text:p>3250000</text:p>
          </table:table-cell>
          <table:table-cell office:value-type="float" office:value="3.94831554093866" calcext:value-type="float">
            <text:p>3.9483155409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2.7962899666684" calcext:value-type="float">
            <text:p>2.7962899667</text:p>
          </table:table-cell>
        </table:table-row>
        <table:table-row table:style-name="ro1">
          <table:table-cell office:value-type="float" office:value="3750000" calcext:value-type="float">
            <text:p>3750000</text:p>
          </table:table-cell>
          <table:table-cell office:value-type="float" office:value="2.98025066572233" calcext:value-type="float">
            <text:p>2.9802506657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2.85559210168637" calcext:value-type="float">
            <text:p>2.8555921017</text:p>
          </table:table-cell>
        </table:table-row>
        <table:table-row table:style-name="ro1">
          <table:table-cell office:value-type="float" office:value="4250000" calcext:value-type="float">
            <text:p>4250000</text:p>
          </table:table-cell>
          <table:table-cell office:value-type="float" office:value="2.49445643222471" calcext:value-type="float">
            <text:p>2.4944564322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2.37419915557296" calcext:value-type="float">
            <text:p>2.3741991556</text:p>
          </table:table-cell>
        </table:table-row>
        <table:table-row table:style-name="ro1">
          <table:table-cell office:value-type="float" office:value="4750000" calcext:value-type="float">
            <text:p>4750000</text:p>
          </table:table-cell>
          <table:table-cell office:value-type="float" office:value="2.18404119499672" calcext:value-type="float">
            <text:p>2.184041195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2.02675920309625" calcext:value-type="float">
            <text:p>2.0267592031</text:p>
          </table:table-cell>
        </table:table-row>
        <table:table-row table:style-name="ro1">
          <table:table-cell office:value-type="float" office:value="5250000" calcext:value-type="float">
            <text:p>5250000</text:p>
          </table:table-cell>
          <table:table-cell office:value-type="float" office:value="2.00430932896543" calcext:value-type="float">
            <text:p>2.004309329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2.09752867157849" calcext:value-type="float">
            <text:p>2.0975286716</text:p>
          </table:table-cell>
        </table:table-row>
        <table:table-row table:style-name="ro1">
          <table:table-cell office:value-type="float" office:value="5750000" calcext:value-type="float">
            <text:p>5750000</text:p>
          </table:table-cell>
          <table:table-cell office:value-type="float" office:value="2.02879316280976" calcext:value-type="float">
            <text:p>2.0287931628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1.87743400073787" calcext:value-type="float">
            <text:p>1.8774340007</text:p>
          </table:table-cell>
        </table:table-row>
        <table:table-row table:style-name="ro1">
          <table:table-cell office:value-type="float" office:value="6250000" calcext:value-type="float">
            <text:p>6250000</text:p>
          </table:table-cell>
          <table:table-cell office:value-type="float" office:value="1.69477336132749" calcext:value-type="float">
            <text:p>1.6947733613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1.58443535717348" calcext:value-type="float">
            <text:p>1.5844353572</text:p>
          </table:table-cell>
        </table:table-row>
        <table:table-row table:style-name="ro1">
          <table:table-cell office:value-type="float" office:value="6750000" calcext:value-type="float">
            <text:p>6750000</text:p>
          </table:table-cell>
          <table:table-cell office:value-type="float" office:value="1.77254087925138" calcext:value-type="float">
            <text:p>1.7725408793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1.68433238565211" calcext:value-type="float">
            <text:p>1.6843323857</text:p>
          </table:table-cell>
        </table:table-row>
        <table:table-row table:style-name="ro1">
          <table:table-cell office:value-type="float" office:value="7250000" calcext:value-type="float">
            <text:p>7250000</text:p>
          </table:table-cell>
          <table:table-cell office:value-type="float" office:value="1.70519897778375" calcext:value-type="float">
            <text:p>1.7051989778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1.66032537032922" calcext:value-type="float">
            <text:p>1.6603253703</text:p>
          </table:table-cell>
        </table:table-row>
        <table:table-row table:style-name="ro1">
          <table:table-cell office:value-type="float" office:value="7750000" calcext:value-type="float">
            <text:p>7750000</text:p>
          </table:table-cell>
          <table:table-cell office:value-type="float" office:value="1.77432153326639" calcext:value-type="float">
            <text:p>1.7743215333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1.53164973013597" calcext:value-type="float">
            <text:p>1.5316497301</text:p>
          </table:table-cell>
        </table:table-row>
        <table:table-row table:style-name="ro1">
          <table:table-cell office:value-type="float" office:value="8250000" calcext:value-type="float">
            <text:p>8250000</text:p>
          </table:table-cell>
          <table:table-cell office:value-type="float" office:value="1.72123454799439" calcext:value-type="float">
            <text:p>1.721234548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1.39721319834526" calcext:value-type="float">
            <text:p>1.3972131983</text:p>
          </table:table-cell>
        </table:table-row>
        <table:table-row table:style-name="ro1">
          <table:table-cell office:value-type="float" office:value="8750000" calcext:value-type="float">
            <text:p>8750000</text:p>
          </table:table-cell>
          <table:table-cell office:value-type="float" office:value="1.33141510729094" calcext:value-type="float">
            <text:p>1.3314151073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1.30755505888219" calcext:value-type="float">
            <text:p>1.3075550589</text:p>
          </table:table-cell>
        </table:table-row>
        <table:table-row table:style-name="ro1">
          <table:table-cell office:value-type="float" office:value="9250000" calcext:value-type="float">
            <text:p>9250000</text:p>
          </table:table-cell>
          <table:table-cell office:value-type="float" office:value="1.51243478450473" calcext:value-type="float">
            <text:p>1.5124347845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1.50740507873299" calcext:value-type="float">
            <text:p>1.5074050787</text:p>
          </table:table-cell>
        </table:table-row>
        <table:table-row table:style-name="ro1">
          <table:table-cell office:value-type="float" office:value="9750000" calcext:value-type="float">
            <text:p>9750000</text:p>
          </table:table-cell>
          <table:table-cell office:value-type="float" office:value="1.4677804550106" calcext:value-type="float">
            <text:p>1.467780455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.29974597777809" calcext:value-type="float">
            <text:p>1.2997459778</text:p>
          </table:table-cell>
        </table:table-row>
        <table:table-row table:style-name="ro1">
          <table:table-cell office:value-type="float" office:value="10250000" calcext:value-type="float">
            <text:p>10250000</text:p>
          </table:table-cell>
          <table:table-cell office:value-type="float" office:value="1.30031848003057" calcext:value-type="float">
            <text:p>1.30031848</text:p>
          </table:table-cell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office:value-type="float" office:value="1.54995661426627" calcext:value-type="float">
            <text:p>1.5499566143</text:p>
          </table:table-cell>
        </table:table-row>
        <table:table-row table:style-name="ro1">
          <table:table-cell office:value-type="float" office:value="10750000" calcext:value-type="float">
            <text:p>10750000</text:p>
          </table:table-cell>
          <table:table-cell office:value-type="float" office:value="1.4331467753032" calcext:value-type="float">
            <text:p>1.4331467753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1.21913008784219" calcext:value-type="float">
            <text:p>1.2191300878</text:p>
          </table:table-cell>
        </table:table-row>
        <table:table-row table:style-name="ro1">
          <table:table-cell office:value-type="float" office:value="11250000" calcext:value-type="float">
            <text:p>11250000</text:p>
          </table:table-cell>
          <table:table-cell office:value-type="float" office:value="1.17638158108522" calcext:value-type="float">
            <text:p>1.1763815811</text:p>
          </table:table-cell>
        </table:table-row>
        <table:table-row table:style-name="ro1">
          <table:table-cell office:value-type="float" office:value="11500000" calcext:value-type="float">
            <text:p>11500000</text:p>
          </table:table-cell>
          <table:table-cell office:value-type="float" office:value="1.39002113471557" calcext:value-type="float">
            <text:p>1.3900211347</text:p>
          </table:table-cell>
        </table:table-row>
        <table:table-row table:style-name="ro1">
          <table:table-cell office:value-type="float" office:value="11750000" calcext:value-type="float">
            <text:p>11750000</text:p>
          </table:table-cell>
          <table:table-cell office:value-type="float" office:value="1.31198649429347" calcext:value-type="float">
            <text:p>1.3119864943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1.36751406762635" calcext:value-type="float">
            <text:p>1.3675140676</text:p>
          </table:table-cell>
        </table:table-row>
        <table:table-row table:style-name="ro1">
          <table:table-cell office:value-type="float" office:value="12250000" calcext:value-type="float">
            <text:p>12250000</text:p>
          </table:table-cell>
          <table:table-cell office:value-type="float" office:value="1.36067476536339" calcext:value-type="float">
            <text:p>1.3606747654</text:p>
          </table:table-cell>
        </table:table-row>
        <table:table-row table:style-name="ro1">
          <table:table-cell office:value-type="float" office:value="12500000" calcext:value-type="float">
            <text:p>12500000</text:p>
          </table:table-cell>
          <table:table-cell office:value-type="float" office:value="1.33389606718448" calcext:value-type="float">
            <text:p>1.3338960672</text:p>
          </table:table-cell>
        </table:table-row>
        <table:table-row table:style-name="ro1">
          <table:table-cell office:value-type="float" office:value="12750000" calcext:value-type="float">
            <text:p>12750000</text:p>
          </table:table-cell>
          <table:table-cell office:value-type="float" office:value="1.41882214042522" calcext:value-type="float">
            <text:p>1.4188221404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1.2988840750679" calcext:value-type="float">
            <text:p>1.2988840751</text:p>
          </table:table-cell>
        </table:table-row>
        <table:table-row table:style-name="ro1">
          <table:table-cell office:value-type="float" office:value="13250000" calcext:value-type="float">
            <text:p>13250000</text:p>
          </table:table-cell>
          <table:table-cell office:value-type="float" office:value="1.28151602620291" calcext:value-type="float">
            <text:p>1.2815160262</text:p>
          </table:table-cell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office:value-type="float" office:value="1.38411822033165" calcext:value-type="float">
            <text:p>1.3841182203</text:p>
          </table:table-cell>
        </table:table-row>
        <table:table-row table:style-name="ro1">
          <table:table-cell office:value-type="float" office:value="13750000" calcext:value-type="float">
            <text:p>13750000</text:p>
          </table:table-cell>
          <table:table-cell office:value-type="float" office:value="1.42849982813371" calcext:value-type="float">
            <text:p>1.4284998281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1.2701398497113" calcext:value-type="float">
            <text:p>1.2701398497</text:p>
          </table:table-cell>
        </table:table-row>
        <table:table-row table:style-name="ro1">
          <table:table-cell office:value-type="float" office:value="14250000" calcext:value-type="float">
            <text:p>14250000</text:p>
          </table:table-cell>
          <table:table-cell office:value-type="float" office:value="1.46416970821182" calcext:value-type="float">
            <text:p>1.4641697082</text:p>
          </table:table-cell>
        </table:table-row>
        <table:table-row table:style-name="ro1">
          <table:table-cell office:value-type="float" office:value="14500000" calcext:value-type="float">
            <text:p>14500000</text:p>
          </table:table-cell>
          <table:table-cell office:value-type="float" office:value="1.43772737723269" calcext:value-type="float">
            <text:p>1.4377273772</text:p>
          </table:table-cell>
        </table:table-row>
        <table:table-row table:style-name="ro1">
          <table:table-cell office:value-type="float" office:value="14750000" calcext:value-type="float">
            <text:p>14750000</text:p>
          </table:table-cell>
          <table:table-cell office:value-type="float" office:value="1.25934125285495" calcext:value-type="float">
            <text:p>1.2593412529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1.15005669321244" calcext:value-type="float">
            <text:p>1.1500566932</text:p>
          </table:table-cell>
        </table:table-row>
        <table:table-row table:style-name="ro1">
          <table:table-cell office:value-type="float" office:value="15250000" calcext:value-type="float">
            <text:p>15250000</text:p>
          </table:table-cell>
          <table:table-cell office:value-type="float" office:value="1.18263902424987" calcext:value-type="float">
            <text:p>1.1826390242</text:p>
          </table:table-cell>
        </table:table-row>
        <table:table-row table:style-name="ro1">
          <table:table-cell office:value-type="float" office:value="15500000" calcext:value-type="float">
            <text:p>15500000</text:p>
          </table:table-cell>
          <table:table-cell office:value-type="float" office:value="1.27006911901187" calcext:value-type="float">
            <text:p>1.270069119</text:p>
          </table:table-cell>
        </table:table-row>
        <table:table-row table:style-name="ro1">
          <table:table-cell office:value-type="float" office:value="15750000" calcext:value-type="float">
            <text:p>15750000</text:p>
          </table:table-cell>
          <table:table-cell office:value-type="float" office:value="1.3574449676252" calcext:value-type="float">
            <text:p>1.3574449676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1.20618285022875" calcext:value-type="float">
            <text:p>1.2061828502</text:p>
          </table:table-cell>
        </table:table-row>
        <table:table-row table:style-name="ro1">
          <table:table-cell office:value-type="float" office:value="16250000" calcext:value-type="float">
            <text:p>16250000</text:p>
          </table:table-cell>
          <table:table-cell office:value-type="float" office:value="1.46514252132936" calcext:value-type="float">
            <text:p>1.4651425213</text:p>
          </table:table-cell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office:value-type="float" office:value="1.18089879954285" calcext:value-type="float">
            <text:p>1.1808987995</text:p>
          </table:table-cell>
        </table:table-row>
        <table:table-row table:style-name="ro1">
          <table:table-cell office:value-type="float" office:value="16750000" calcext:value-type="float">
            <text:p>16750000</text:p>
          </table:table-cell>
          <table:table-cell office:value-type="float" office:value="1.23543292831455" calcext:value-type="float">
            <text:p>1.2354329283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1.54885544718087" calcext:value-type="float">
            <text:p>1.5488554472</text:p>
          </table:table-cell>
        </table:table-row>
        <table:table-row table:style-name="ro1">
          <table:table-cell office:value-type="float" office:value="17250000" calcext:value-type="float">
            <text:p>17250000</text:p>
          </table:table-cell>
          <table:table-cell office:value-type="float" office:value="1.18070959301681" calcext:value-type="float">
            <text:p>1.180709593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 office:value-type="float" office:value="1.24924489908364" calcext:value-type="float">
            <text:p>1.2492448991</text:p>
          </table:table-cell>
        </table:table-row>
        <table:table-row table:style-name="ro1">
          <table:table-cell office:value-type="float" office:value="17750000" calcext:value-type="float">
            <text:p>17750000</text:p>
          </table:table-cell>
          <table:table-cell office:value-type="float" office:value="1.45236645509105" calcext:value-type="float">
            <text:p>1.4523664551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1.42013680825884" calcext:value-type="float">
            <text:p>1.4201368083</text:p>
          </table:table-cell>
        </table:table-row>
        <table:table-row table:style-name="ro1">
          <table:table-cell office:value-type="float" office:value="18250000" calcext:value-type="float">
            <text:p>18250000</text:p>
          </table:table-cell>
          <table:table-cell office:value-type="float" office:value="1.18123312916369" calcext:value-type="float">
            <text:p>1.1812331292</text:p>
          </table:table-cell>
        </table:table-row>
        <table:table-row table:style-name="ro1">
          <table:table-cell office:value-type="float" office:value="18500000" calcext:value-type="float">
            <text:p>18500000</text:p>
          </table:table-cell>
          <table:table-cell office:value-type="float" office:value="1.22120506534763" calcext:value-type="float">
            <text:p>1.2212050653</text:p>
          </table:table-cell>
        </table:table-row>
        <table:table-row table:style-name="ro1">
          <table:table-cell office:value-type="float" office:value="18750000" calcext:value-type="float">
            <text:p>18750000</text:p>
          </table:table-cell>
          <table:table-cell office:value-type="float" office:value="1.17807599761215" calcext:value-type="float">
            <text:p>1.1780759976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1.19717700910093" calcext:value-type="float">
            <text:p>1.1971770091</text:p>
          </table:table-cell>
        </table:table-row>
        <table:table-row table:style-name="ro1">
          <table:table-cell office:value-type="float" office:value="19250000" calcext:value-type="float">
            <text:p>19250000</text:p>
          </table:table-cell>
          <table:table-cell office:value-type="float" office:value="1.14190618600889" calcext:value-type="float">
            <text:p>1.141906186</text:p>
          </table:table-cell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office:value-type="float" office:value="1.25811005948611" calcext:value-type="float">
            <text:p>1.2581100595</text:p>
          </table:table-cell>
        </table:table-row>
        <table:table-row table:style-name="ro1">
          <table:table-cell office:value-type="float" office:value="19750000" calcext:value-type="float">
            <text:p>19750000</text:p>
          </table:table-cell>
          <table:table-cell office:value-type="float" office:value="1.20079036233162" calcext:value-type="float">
            <text:p>1.2007903623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1.21462227644831" calcext:value-type="float">
            <text:p>1.2146222764</text:p>
          </table:table-cell>
        </table:table-row>
        <table:table-row table:style-name="ro1">
          <table:table-cell office:value-type="float" office:value="20250000" calcext:value-type="float">
            <text:p>20250000</text:p>
          </table:table-cell>
          <table:table-cell office:value-type="float" office:value="1.18043704943381" calcext:value-type="float">
            <text:p>1.1804370494</text:p>
          </table:table-cell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office:value-type="float" office:value="1.18028080892198" calcext:value-type="float">
            <text:p>1.1802808089</text:p>
          </table:table-cell>
        </table:table-row>
        <table:table-row table:style-name="ro1">
          <table:table-cell office:value-type="float" office:value="20750000" calcext:value-type="float">
            <text:p>20750000</text:p>
          </table:table-cell>
          <table:table-cell office:value-type="float" office:value="1.21579068410323" calcext:value-type="float">
            <text:p>1.2157906841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1.35916383269277" calcext:value-type="float">
            <text:p>1.3591638327</text:p>
          </table:table-cell>
        </table:table-row>
        <table:table-row table:style-name="ro1">
          <table:table-cell office:value-type="float" office:value="21250000" calcext:value-type="float">
            <text:p>21250000</text:p>
          </table:table-cell>
          <table:table-cell office:value-type="float" office:value="1.16374803773249" calcext:value-type="float">
            <text:p>1.1637480377</text:p>
          </table:table-cell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1.20055464833577" calcext:value-type="float">
            <text:p>1.2005546483</text:p>
          </table:table-cell>
        </table:table-row>
        <table:table-row table:style-name="ro1">
          <table:table-cell office:value-type="float" office:value="21750000" calcext:value-type="float">
            <text:p>21750000</text:p>
          </table:table-cell>
          <table:table-cell office:value-type="float" office:value="1.34158764683529" calcext:value-type="float">
            <text:p>1.3415876468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1.2006189623317" calcext:value-type="float">
            <text:p>1.2006189623</text:p>
          </table:table-cell>
        </table:table-row>
        <table:table-row table:style-name="ro1">
          <table:table-cell office:value-type="float" office:value="22250000" calcext:value-type="float">
            <text:p>22250000</text:p>
          </table:table-cell>
          <table:table-cell office:value-type="float" office:value="1.38941671426613" calcext:value-type="float">
            <text:p>1.3894167143</text:p>
          </table:table-cell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office:value-type="float" office:value="1.24514284972722" calcext:value-type="float">
            <text:p>1.2451428497</text:p>
          </table:table-cell>
        </table:table-row>
        <table:table-row table:style-name="ro1">
          <table:table-cell office:value-type="float" office:value="22750000" calcext:value-type="float">
            <text:p>22750000</text:p>
          </table:table-cell>
          <table:table-cell office:value-type="float" office:value="1.1971611941681" calcext:value-type="float">
            <text:p>1.1971611942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1.3720563769935" calcext:value-type="float">
            <text:p>1.372056377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 office:value-type="float" office:value="1.36501262680044" calcext:value-type="float">
            <text:p>1.3650126268</text:p>
          </table:table-cell>
        </table:table-row>
        <table:table-row table:style-name="ro1">
          <table:table-cell office:value-type="float" office:value="23500000" calcext:value-type="float">
            <text:p>23500000</text:p>
          </table:table-cell>
          <table:table-cell office:value-type="float" office:value="1.14658413572731" calcext:value-type="float">
            <text:p>1.1465841357</text:p>
          </table:table-cell>
        </table:table-row>
        <table:table-row table:style-name="ro1">
          <table:table-cell office:value-type="float" office:value="23750000" calcext:value-type="float">
            <text:p>23750000</text:p>
          </table:table-cell>
          <table:table-cell office:value-type="float" office:value="1.21456569176568" calcext:value-type="float">
            <text:p>1.2145656918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1.58963434287586" calcext:value-type="float">
            <text:p>1.5896343429</text:p>
          </table:table-cell>
        </table:table-row>
        <table:table-row table:style-name="ro1">
          <table:table-cell office:value-type="float" office:value="24250000" calcext:value-type="float">
            <text:p>24250000</text:p>
          </table:table-cell>
          <table:table-cell office:value-type="float" office:value="1.36146433852858" calcext:value-type="float">
            <text:p>1.3614643385</text:p>
          </table:table-cell>
        </table:table-row>
        <table:table-row table:style-name="ro1">
          <table:table-cell office:value-type="float" office:value="24500000" calcext:value-type="float">
            <text:p>24500000</text:p>
          </table:table-cell>
          <table:table-cell office:value-type="float" office:value="1.11825386684794" calcext:value-type="float">
            <text:p>1.1182538668</text:p>
          </table:table-cell>
        </table:table-row>
        <table:table-row table:style-name="ro1">
          <table:table-cell office:value-type="float" office:value="24750000" calcext:value-type="float">
            <text:p>24750000</text:p>
          </table:table-cell>
          <table:table-cell office:value-type="float" office:value="1.18083911250725" calcext:value-type="float">
            <text:p>1.1808391125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1.26264869621539" calcext:value-type="float">
            <text:p>1.2626486962</text:p>
          </table:table-cell>
        </table:table-row>
        <table:table-row table:style-name="ro1">
          <table:table-cell office:value-type="float" office:value="25250000" calcext:value-type="float">
            <text:p>25250000</text:p>
          </table:table-cell>
          <table:table-cell office:value-type="float" office:value="1.2125932231108" calcext:value-type="float">
            <text:p>1.2125932231</text:p>
          </table:table-cell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office:value-type="float" office:value="1.08118139767044" calcext:value-type="float">
            <text:p>1.0811813977</text:p>
          </table:table-cell>
        </table:table-row>
        <table:table-row table:style-name="ro1">
          <table:table-cell office:value-type="float" office:value="25750000" calcext:value-type="float">
            <text:p>25750000</text:p>
          </table:table-cell>
          <table:table-cell office:value-type="float" office:value="1.13405387484118" calcext:value-type="float">
            <text:p>1.1340538748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1.21888541015497" calcext:value-type="float">
            <text:p>1.2188854102</text:p>
          </table:table-cell>
        </table:table-row>
        <table:table-row table:style-name="ro1">
          <table:table-cell office:value-type="float" office:value="26250000" calcext:value-type="float">
            <text:p>26250000</text:p>
          </table:table-cell>
          <table:table-cell office:value-type="float" office:value="1.07627020459239" calcext:value-type="float">
            <text:p>1.0762702046</text:p>
          </table:table-cell>
        </table:table-row>
        <table:table-row table:style-name="ro1">
          <table:table-cell office:value-type="float" office:value="26500000" calcext:value-type="float">
            <text:p>26500000</text:p>
          </table:table-cell>
          <table:table-cell office:value-type="float" office:value="1.18906824655499" calcext:value-type="float">
            <text:p>1.1890682466</text:p>
          </table:table-cell>
        </table:table-row>
        <table:table-row table:style-name="ro1">
          <table:table-cell office:value-type="float" office:value="26750000" calcext:value-type="float">
            <text:p>26750000</text:p>
          </table:table-cell>
          <table:table-cell office:value-type="float" office:value="1.14009812290968" calcext:value-type="float">
            <text:p>1.1400981229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1.0802629662156" calcext:value-type="float">
            <text:p>1.0802629662</text:p>
          </table:table-cell>
        </table:table-row>
        <table:table-row table:style-name="ro1">
          <table:table-cell office:value-type="float" office:value="27250000" calcext:value-type="float">
            <text:p>27250000</text:p>
          </table:table-cell>
          <table:table-cell office:value-type="float" office:value="1.13751056961346" calcext:value-type="float">
            <text:p>1.1375105696</text:p>
          </table:table-cell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office:value-type="float" office:value="1.05292545908698" calcext:value-type="float">
            <text:p>1.0529254591</text:p>
          </table:table-cell>
        </table:table-row>
        <table:table-row table:style-name="ro1">
          <table:table-cell office:value-type="float" office:value="27750000" calcext:value-type="float">
            <text:p>27750000</text:p>
          </table:table-cell>
          <table:table-cell office:value-type="float" office:value="1.27472498686924" calcext:value-type="float">
            <text:p>1.2747249869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1.16056516300811" calcext:value-type="float">
            <text:p>1.160565163</text:p>
          </table:table-cell>
        </table:table-row>
        <table:table-row table:style-name="ro1">
          <table:table-cell office:value-type="float" office:value="28250000" calcext:value-type="float">
            <text:p>28250000</text:p>
          </table:table-cell>
          <table:table-cell office:value-type="float" office:value="1.2181504167466" calcext:value-type="float">
            <text:p>1.2181504167</text:p>
          </table:table-cell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office:value-type="float" office:value="1.21499523999157" calcext:value-type="float">
            <text:p>1.21499524</text:p>
          </table:table-cell>
        </table:table-row>
        <table:table-row table:style-name="ro1">
          <table:table-cell office:value-type="float" office:value="28750000" calcext:value-type="float">
            <text:p>28750000</text:p>
          </table:table-cell>
          <table:table-cell office:value-type="float" office:value="1.16694977301032" calcext:value-type="float">
            <text:p>1.166949773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1.36606034348231" calcext:value-type="float">
            <text:p>1.3660603435</text:p>
          </table:table-cell>
        </table:table-row>
        <table:table-row table:style-name="ro1">
          <table:table-cell office:value-type="float" office:value="29250000" calcext:value-type="float">
            <text:p>29250000</text:p>
          </table:table-cell>
          <table:table-cell office:value-type="float" office:value="1.11547892593779" calcext:value-type="float">
            <text:p>1.1154789259</text:p>
          </table:table-cell>
        </table:table-row>
        <table:table-row table:style-name="ro1">
          <table:table-cell office:value-type="float" office:value="29500000" calcext:value-type="float">
            <text:p>29500000</text:p>
          </table:table-cell>
          <table:table-cell office:value-type="float" office:value="1.13360567231629" calcext:value-type="float">
            <text:p>1.1336056723</text:p>
          </table:table-cell>
        </table:table-row>
        <table:table-row table:style-name="ro1">
          <table:table-cell office:value-type="float" office:value="29750000" calcext:value-type="float">
            <text:p>29750000</text:p>
          </table:table-cell>
          <table:table-cell office:value-type="float" office:value="1.1463965768001" calcext:value-type="float">
            <text:p>1.1463965768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1.08750528624855" calcext:value-type="float">
            <text:p>1.0875052862</text:p>
          </table:table-cell>
        </table:table-row>
        <table:table-row table:style-name="ro1">
          <table:table-cell office:value-type="float" office:value="30250000" calcext:value-type="float">
            <text:p>30250000</text:p>
          </table:table-cell>
          <table:table-cell office:value-type="float" office:value="1.24820058248412" calcext:value-type="float">
            <text:p>1.2482005825</text:p>
          </table:table-cell>
        </table:table-row>
        <table:table-row table:style-name="ro1">
          <table:table-cell office:value-type="float" office:value="30500000" calcext:value-type="float">
            <text:p>30500000</text:p>
          </table:table-cell>
          <table:table-cell office:value-type="float" office:value="1.08196346671667" calcext:value-type="float">
            <text:p>1.0819634667</text:p>
          </table:table-cell>
        </table:table-row>
        <table:table-row table:style-name="ro1">
          <table:table-cell office:value-type="float" office:value="30750000" calcext:value-type="float">
            <text:p>30750000</text:p>
          </table:table-cell>
          <table:table-cell office:value-type="float" office:value="1.37542946947629" calcext:value-type="float">
            <text:p>1.3754294695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office:value-type="float" office:value="1.27262861939753" calcext:value-type="float">
            <text:p>1.2726286194</text:p>
          </table:table-cell>
        </table:table-row>
        <table:table-row table:style-name="ro1">
          <table:table-cell office:value-type="float" office:value="31250000" calcext:value-type="float">
            <text:p>31250000</text:p>
          </table:table-cell>
          <table:table-cell office:value-type="float" office:value="1.16686311897974" calcext:value-type="float">
            <text:p>1.166863119</text:p>
          </table:table-cell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office:value-type="float" office:value="1.08232645870825" calcext:value-type="float">
            <text:p>1.0823264587</text:p>
          </table:table-cell>
        </table:table-row>
        <table:table-row table:style-name="ro1">
          <table:table-cell office:value-type="float" office:value="31750000" calcext:value-type="float">
            <text:p>31750000</text:p>
          </table:table-cell>
          <table:table-cell office:value-type="float" office:value="1.07552342227585" calcext:value-type="float">
            <text:p>1.0755234223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office:value-type="float" office:value="1.1592783926178" calcext:value-type="float">
            <text:p>1.1592783926</text:p>
          </table:table-cell>
        </table:table-row>
        <table:table-row table:style-name="ro1">
          <table:table-cell office:value-type="float" office:value="32250000" calcext:value-type="float">
            <text:p>32250000</text:p>
          </table:table-cell>
          <table:table-cell office:value-type="float" office:value="1.14200940811629" calcext:value-type="float">
            <text:p>1.1420094081</text:p>
          </table:table-cell>
        </table:table-row>
        <table:table-row table:style-name="ro1">
          <table:table-cell office:value-type="float" office:value="32500000" calcext:value-type="float">
            <text:p>32500000</text:p>
          </table:table-cell>
          <table:table-cell office:value-type="float" office:value="1.12134823625634" calcext:value-type="float">
            <text:p>1.1213482363</text:p>
          </table:table-cell>
        </table:table-row>
        <table:table-row table:style-name="ro1">
          <table:table-cell office:value-type="float" office:value="32750000" calcext:value-type="float">
            <text:p>32750000</text:p>
          </table:table-cell>
          <table:table-cell office:value-type="float" office:value="1.1937806918303" calcext:value-type="float">
            <text:p>1.1937806918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1.18206076959082" calcext:value-type="float">
            <text:p>1.1820607696</text:p>
          </table:table-cell>
        </table:table-row>
        <table:table-row table:style-name="ro1">
          <table:table-cell office:value-type="float" office:value="33250000" calcext:value-type="float">
            <text:p>33250000</text:p>
          </table:table-cell>
          <table:table-cell office:value-type="float" office:value="1.12646845695859" calcext:value-type="float">
            <text:p>1.126468457</text:p>
          </table:table-cell>
        </table:table-row>
        <table:table-row table:style-name="ro1">
          <table:table-cell office:value-type="float" office:value="33500000" calcext:value-type="float">
            <text:p>33500000</text:p>
          </table:table-cell>
          <table:table-cell office:value-type="float" office:value="1.21720772125708" calcext:value-type="float">
            <text:p>1.2172077213</text:p>
          </table:table-cell>
        </table:table-row>
        <table:table-row table:style-name="ro1">
          <table:table-cell office:value-type="float" office:value="33750000" calcext:value-type="float">
            <text:p>33750000</text:p>
          </table:table-cell>
          <table:table-cell office:value-type="float" office:value="1.10514074384441" calcext:value-type="float">
            <text:p>1.1051407438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office:value-type="float" office:value="1.06131193985613" calcext:value-type="float">
            <text:p>1.0613119399</text:p>
          </table:table-cell>
        </table:table-row>
        <table:table-row table:style-name="ro1">
          <table:table-cell office:value-type="float" office:value="34250000" calcext:value-type="float">
            <text:p>34250000</text:p>
          </table:table-cell>
          <table:table-cell office:value-type="float" office:value="1.02823513728998" calcext:value-type="float">
            <text:p>1.0282351373</text:p>
          </table:table-cell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office:value-type="float" office:value="1.18659945180406" calcext:value-type="float">
            <text:p>1.1865994518</text:p>
          </table:table-cell>
        </table:table-row>
        <table:table-row table:style-name="ro1">
          <table:table-cell office:value-type="float" office:value="34750000" calcext:value-type="float">
            <text:p>34750000</text:p>
          </table:table-cell>
          <table:table-cell office:value-type="float" office:value="1.07344218876273" calcext:value-type="float">
            <text:p>1.0734421888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1.05973411939458" calcext:value-type="float">
            <text:p>1.0597341194</text:p>
          </table:table-cell>
        </table:table-row>
        <table:table-row table:style-name="ro1">
          <table:table-cell office:value-type="float" office:value="35250000" calcext:value-type="float">
            <text:p>35250000</text:p>
          </table:table-cell>
          <table:table-cell office:value-type="float" office:value="1.28257300862119" calcext:value-type="float">
            <text:p>1.2825730086</text:p>
          </table:table-cell>
        </table:table-row>
        <table:table-row table:style-name="ro1">
          <table:table-cell office:value-type="float" office:value="35500000" calcext:value-type="float">
            <text:p>35500000</text:p>
          </table:table-cell>
          <table:table-cell office:value-type="float" office:value="1.11771769333839" calcext:value-type="float">
            <text:p>1.1177176933</text:p>
          </table:table-cell>
        </table:table-row>
        <table:table-row table:style-name="ro1">
          <table:table-cell office:value-type="float" office:value="35750000" calcext:value-type="float">
            <text:p>35750000</text:p>
          </table:table-cell>
          <table:table-cell office:value-type="float" office:value="1.06894682557949" calcext:value-type="float">
            <text:p>1.0689468256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1.11176772736361" calcext:value-type="float">
            <text:p>1.1117677274</text:p>
          </table:table-cell>
        </table:table-row>
        <table:table-row table:style-name="ro1">
          <table:table-cell office:value-type="float" office:value="36250000" calcext:value-type="float">
            <text:p>36250000</text:p>
          </table:table-cell>
          <table:table-cell office:value-type="float" office:value="1.14639357452717" calcext:value-type="float">
            <text:p>1.1463935745</text:p>
          </table:table-cell>
        </table:table-row>
        <table:table-row table:style-name="ro1">
          <table:table-cell office:value-type="float" office:value="36500000" calcext:value-type="float">
            <text:p>36500000</text:p>
          </table:table-cell>
          <table:table-cell office:value-type="float" office:value="1.11932462730262" calcext:value-type="float">
            <text:p>1.1193246273</text:p>
          </table:table-cell>
        </table:table-row>
        <table:table-row table:style-name="ro1">
          <table:table-cell office:value-type="float" office:value="36750000" calcext:value-type="float">
            <text:p>36750000</text:p>
          </table:table-cell>
          <table:table-cell office:value-type="float" office:value="1.13605538751362" calcext:value-type="float">
            <text:p>1.1360553875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office:value-type="float" office:value="1.06741527511848" calcext:value-type="float">
            <text:p>1.0674152751</text:p>
          </table:table-cell>
        </table:table-row>
        <table:table-row table:style-name="ro1">
          <table:table-cell office:value-type="float" office:value="37250000" calcext:value-type="float">
            <text:p>37250000</text:p>
          </table:table-cell>
          <table:table-cell office:value-type="float" office:value="1.10168212733989" calcext:value-type="float">
            <text:p>1.1016821273</text:p>
          </table:table-cell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office:value-type="float" office:value="1.03068318676966" calcext:value-type="float">
            <text:p>1.0306831868</text:p>
          </table:table-cell>
        </table:table-row>
        <table:table-row table:style-name="ro1">
          <table:table-cell office:value-type="float" office:value="37750000" calcext:value-type="float">
            <text:p>37750000</text:p>
          </table:table-cell>
          <table:table-cell office:value-type="float" office:value="1.07443925788575" calcext:value-type="float">
            <text:p>1.0744392579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office:value-type="float" office:value="1.21737533055827" calcext:value-type="float">
            <text:p>1.2173753306</text:p>
          </table:table-cell>
        </table:table-row>
        <table:table-row table:style-name="ro1">
          <table:table-cell office:value-type="float" office:value="38250000" calcext:value-type="float">
            <text:p>38250000</text:p>
          </table:table-cell>
          <table:table-cell office:value-type="float" office:value="1.23769161409695" calcext:value-type="float">
            <text:p>1.2376916141</text:p>
          </table:table-cell>
        </table:table-row>
        <table:table-row table:style-name="ro1">
          <table:table-cell office:value-type="float" office:value="38500000" calcext:value-type="float">
            <text:p>38500000</text:p>
          </table:table-cell>
          <table:table-cell office:value-type="float" office:value="1.20220008594702" calcext:value-type="float">
            <text:p>1.2022000859</text:p>
          </table:table-cell>
        </table:table-row>
        <table:table-row table:style-name="ro1">
          <table:table-cell office:value-type="float" office:value="38750000" calcext:value-type="float">
            <text:p>38750000</text:p>
          </table:table-cell>
          <table:table-cell office:value-type="float" office:value="1.24865043834706" calcext:value-type="float">
            <text:p>1.2486504383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1.30229784093095" calcext:value-type="float">
            <text:p>1.3022978409</text:p>
          </table:table-cell>
        </table:table-row>
        <table:table-row table:style-name="ro1">
          <table:table-cell office:value-type="float" office:value="39250000" calcext:value-type="float">
            <text:p>39250000</text:p>
          </table:table-cell>
          <table:table-cell office:value-type="float" office:value="1.05737222286827" calcext:value-type="float">
            <text:p>1.0573722229</text:p>
          </table:table-cell>
        </table:table-row>
        <table:table-row table:style-name="ro1">
          <table:table-cell office:value-type="float" office:value="39500000" calcext:value-type="float">
            <text:p>39500000</text:p>
          </table:table-cell>
          <table:table-cell office:value-type="float" office:value="1.22189676750013" calcext:value-type="float">
            <text:p>1.2218967675</text:p>
          </table:table-cell>
        </table:table-row>
        <table:table-row table:style-name="ro1">
          <table:table-cell office:value-type="float" office:value="39750000" calcext:value-type="float">
            <text:p>39750000</text:p>
          </table:table-cell>
          <table:table-cell office:value-type="float" office:value="1.20696654518064" calcext:value-type="float">
            <text:p>1.2069665452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1.42770981443329" calcext:value-type="float">
            <text:p>1.4277098144</text:p>
          </table:table-cell>
        </table:table-row>
        <table:table-row table:style-name="ro1">
          <table:table-cell office:value-type="float" office:value="40250000" calcext:value-type="float">
            <text:p>40250000</text:p>
          </table:table-cell>
          <table:table-cell office:value-type="float" office:value="1.13322840412299" calcext:value-type="float">
            <text:p>1.1332284041</text:p>
          </table:table-cell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office:value-type="float" office:value="1.18357385961488" calcext:value-type="float">
            <text:p>1.1835738596</text:p>
          </table:table-cell>
        </table:table-row>
        <table:table-row table:style-name="ro1">
          <table:table-cell office:value-type="float" office:value="40750000" calcext:value-type="float">
            <text:p>40750000</text:p>
          </table:table-cell>
          <table:table-cell office:value-type="float" office:value="1.29608084287234" calcext:value-type="float">
            <text:p>1.2960808429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office:value-type="float" office:value="1.18466794812734" calcext:value-type="float">
            <text:p>1.1846679481</text:p>
          </table:table-cell>
        </table:table-row>
        <table:table-row table:style-name="ro1">
          <table:table-cell office:value-type="float" office:value="41250000" calcext:value-type="float">
            <text:p>41250000</text:p>
          </table:table-cell>
          <table:table-cell office:value-type="float" office:value="1.22086978678453" calcext:value-type="float">
            <text:p>1.2208697868</text:p>
          </table:table-cell>
        </table:table-row>
        <table:table-row table:style-name="ro1">
          <table:table-cell office:value-type="float" office:value="41500000" calcext:value-type="float">
            <text:p>41500000</text:p>
          </table:table-cell>
          <table:table-cell office:value-type="float" office:value="1.21798000234531" calcext:value-type="float">
            <text:p>1.2179800023</text:p>
          </table:table-cell>
        </table:table-row>
        <table:table-row table:style-name="ro1">
          <table:table-cell office:value-type="float" office:value="41750000" calcext:value-type="float">
            <text:p>41750000</text:p>
          </table:table-cell>
          <table:table-cell office:value-type="float" office:value="1.29948758883205" calcext:value-type="float">
            <text:p>1.2994875888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1.48270335518249" calcext:value-type="float">
            <text:p>1.4827033552</text:p>
          </table:table-cell>
        </table:table-row>
        <table:table-row table:style-name="ro1">
          <table:table-cell office:value-type="float" office:value="42250000" calcext:value-type="float">
            <text:p>42250000</text:p>
          </table:table-cell>
          <table:table-cell office:value-type="float" office:value="1.5027143936173" calcext:value-type="float">
            <text:p>1.5027143936</text:p>
          </table:table-cell>
        </table:table-row>
        <table:table-row table:style-name="ro1">
          <table:table-cell office:value-type="float" office:value="42500000" calcext:value-type="float">
            <text:p>42500000</text:p>
          </table:table-cell>
          <table:table-cell office:value-type="float" office:value="1.35790605868422" calcext:value-type="float">
            <text:p>1.3579060587</text:p>
          </table:table-cell>
        </table:table-row>
        <table:table-row table:style-name="ro1">
          <table:table-cell office:value-type="float" office:value="42750000" calcext:value-type="float">
            <text:p>42750000</text:p>
          </table:table-cell>
          <table:table-cell office:value-type="float" office:value="1.50849556675998" calcext:value-type="float">
            <text:p>1.5084955668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office:value-type="float" office:value="1.39283661049094" calcext:value-type="float">
            <text:p>1.3928366105</text:p>
          </table:table-cell>
        </table:table-row>
        <table:table-row table:style-name="ro1">
          <table:table-cell office:value-type="float" office:value="43250000" calcext:value-type="float">
            <text:p>43250000</text:p>
          </table:table-cell>
          <table:table-cell office:value-type="float" office:value="1.24709782096389" calcext:value-type="float">
            <text:p>1.247097821</text:p>
          </table:table-cell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office:value-type="float" office:value="1.7223155437906" calcext:value-type="float">
            <text:p>1.7223155438</text:p>
          </table:table-cell>
        </table:table-row>
        <table:table-row table:style-name="ro1">
          <table:table-cell office:value-type="float" office:value="43750000" calcext:value-type="float">
            <text:p>43750000</text:p>
          </table:table-cell>
          <table:table-cell office:value-type="float" office:value="1.60521646600624" calcext:value-type="float">
            <text:p>1.605216466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office:value-type="float" office:value="1.9004725542742" calcext:value-type="float">
            <text:p>1.9004725543</text:p>
          </table:table-cell>
        </table:table-row>
        <table:table-row table:style-name="ro1">
          <table:table-cell office:value-type="float" office:value="44250000" calcext:value-type="float">
            <text:p>44250000</text:p>
          </table:table-cell>
          <table:table-cell office:value-type="float" office:value="1.81577069688434" calcext:value-type="float">
            <text:p>1.8157706969</text:p>
          </table:table-cell>
        </table:table-row>
        <table:table-row table:style-name="ro1">
          <table:table-cell office:value-type="float" office:value="44500000" calcext:value-type="float">
            <text:p>44500000</text:p>
          </table:table-cell>
          <table:table-cell office:value-type="float" office:value="1.58615030939576" calcext:value-type="float">
            <text:p>1.5861503094</text:p>
          </table:table-cell>
        </table:table-row>
        <table:table-row table:style-name="ro1">
          <table:table-cell office:value-type="float" office:value="44750000" calcext:value-type="float">
            <text:p>44750000</text:p>
          </table:table-cell>
          <table:table-cell office:value-type="float" office:value="1.77473286302576" calcext:value-type="float">
            <text:p>1.774732863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1.61414686917303" calcext:value-type="float">
            <text:p>1.6141468692</text:p>
          </table:table-cell>
        </table:table-row>
        <table:table-row table:style-name="ro1">
          <table:table-cell office:value-type="float" office:value="45250000" calcext:value-type="float">
            <text:p>45250000</text:p>
          </table:table-cell>
          <table:table-cell office:value-type="float" office:value="1.85046964250897" calcext:value-type="float">
            <text:p>1.8504696425</text:p>
          </table:table-cell>
        </table:table-row>
        <table:table-row table:style-name="ro1">
          <table:table-cell office:value-type="float" office:value="45500000" calcext:value-type="float">
            <text:p>45500000</text:p>
          </table:table-cell>
          <table:table-cell office:value-type="float" office:value="1.9302484776086" calcext:value-type="float">
            <text:p>1.9302484776</text:p>
          </table:table-cell>
        </table:table-row>
        <table:table-row table:style-name="ro1">
          <table:table-cell office:value-type="float" office:value="45750000" calcext:value-type="float">
            <text:p>45750000</text:p>
          </table:table-cell>
          <table:table-cell office:value-type="float" office:value="1.92955063125893" calcext:value-type="float">
            <text:p>1.9295506313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office:value-type="float" office:value="1.94060695231272" calcext:value-type="float">
            <text:p>1.9406069523</text:p>
          </table:table-cell>
        </table:table-row>
        <table:table-row table:style-name="ro1">
          <table:table-cell office:value-type="float" office:value="46250000" calcext:value-type="float">
            <text:p>46250000</text:p>
          </table:table-cell>
          <table:table-cell office:value-type="float" office:value="1.6825601004942" calcext:value-type="float">
            <text:p>1.6825601005</text:p>
          </table:table-cell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office:value-type="float" office:value="1.8793138404832" calcext:value-type="float">
            <text:p>1.8793138405</text:p>
          </table:table-cell>
        </table:table-row>
        <table:table-row table:style-name="ro1">
          <table:table-cell office:value-type="float" office:value="46750000" calcext:value-type="float">
            <text:p>46750000</text:p>
          </table:table-cell>
          <table:table-cell office:value-type="float" office:value="1.99128205990576" calcext:value-type="float">
            <text:p>1.9912820599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office:value-type="float" office:value="2.14946087374632" calcext:value-type="float">
            <text:p>2.1494608737</text:p>
          </table:table-cell>
        </table:table-row>
        <table:table-row table:style-name="ro1">
          <table:table-cell office:value-type="float" office:value="47250000" calcext:value-type="float">
            <text:p>47250000</text:p>
          </table:table-cell>
          <table:table-cell office:value-type="float" office:value="1.84608050130022" calcext:value-type="float">
            <text:p>1.8460805013</text:p>
          </table:table-cell>
        </table:table-row>
        <table:table-row table:style-name="ro1">
          <table:table-cell office:value-type="float" office:value="47500000" calcext:value-type="float">
            <text:p>47500000</text:p>
          </table:table-cell>
          <table:table-cell office:value-type="float" office:value="1.99931452466078" calcext:value-type="float">
            <text:p>1.9993145247</text:p>
          </table:table-cell>
        </table:table-row>
        <table:table-row table:style-name="ro1">
          <table:table-cell office:value-type="float" office:value="47750000" calcext:value-type="float">
            <text:p>47750000</text:p>
          </table:table-cell>
          <table:table-cell office:value-type="float" office:value="2.02861018204357" calcext:value-type="float">
            <text:p>2.028610182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1.83807208402111" calcext:value-type="float">
            <text:p>1.838072084</text:p>
          </table:table-cell>
        </table:table-row>
        <table:table-row table:style-name="ro1">
          <table:table-cell office:value-type="float" office:value="48250000" calcext:value-type="float">
            <text:p>48250000</text:p>
          </table:table-cell>
          <table:table-cell office:value-type="float" office:value="2.15397377307451" calcext:value-type="float">
            <text:p>2.1539737731</text:p>
          </table:table-cell>
        </table:table-row>
        <table:table-row table:style-name="ro1">
          <table:table-cell office:value-type="float" office:value="48500000" calcext:value-type="float">
            <text:p>48500000</text:p>
          </table:table-cell>
          <table:table-cell office:value-type="float" office:value="1.89543394388126" calcext:value-type="float">
            <text:p>1.8954339439</text:p>
          </table:table-cell>
        </table:table-row>
        <table:table-row table:style-name="ro1">
          <table:table-cell office:value-type="float" office:value="48750000" calcext:value-type="float">
            <text:p>48750000</text:p>
          </table:table-cell>
          <table:table-cell office:value-type="float" office:value="1.9599723995061" calcext:value-type="float">
            <text:p>1.9599723995</text:p>
          </table:table-cell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office:value-type="float" office:value="2.58015335116224" calcext:value-type="float">
            <text:p>2.5801533512</text:p>
          </table:table-cell>
        </table:table-row>
        <table:table-row table:style-name="ro1">
          <table:table-cell office:value-type="float" office:value="49250000" calcext:value-type="float">
            <text:p>49250000</text:p>
          </table:table-cell>
          <table:table-cell office:value-type="float" office:value="2.22723387801456" calcext:value-type="float">
            <text:p>2.227233878</text:p>
          </table:table-cell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office:value-type="float" office:value="2.44156886375369" calcext:value-type="float">
            <text:p>2.4415688638</text:p>
          </table:table-cell>
        </table:table-row>
        <table:table-row table:style-name="ro1">
          <table:table-cell office:value-type="float" office:value="49750000" calcext:value-type="float">
            <text:p>49750000</text:p>
          </table:table-cell>
          <table:table-cell office:value-type="float" office:value="2.11796360332457" calcext:value-type="float">
            <text:p>2.1179636033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2.24940446280678" calcext:value-type="float">
            <text:p>2.2494044628</text:p>
          </table:table-cell>
        </table:table-row>
        <table:table-row table:style-name="ro1">
          <table:table-cell office:value-type="float" office:value="50250000" calcext:value-type="float">
            <text:p>50250000</text:p>
          </table:table-cell>
          <table:table-cell office:value-type="float" office:value="2.82516569110507" calcext:value-type="float">
            <text:p>2.8251656911</text:p>
          </table:table-cell>
        </table:table-row>
        <table:table-row table:style-name="ro1">
          <table:table-cell office:value-type="float" office:value="50500000" calcext:value-type="float">
            <text:p>50500000</text:p>
          </table:table-cell>
          <table:table-cell office:value-type="float" office:value="2.28079755716959" calcext:value-type="float">
            <text:p>2.2807975572</text:p>
          </table:table-cell>
        </table:table-row>
        <table:table-row table:style-name="ro1">
          <table:table-cell office:value-type="float" office:value="50750000" calcext:value-type="float">
            <text:p>50750000</text:p>
          </table:table-cell>
          <table:table-cell office:value-type="float" office:value="2.40938188034417" calcext:value-type="float">
            <text:p>2.4093818803</text:p>
          </table:table-cell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office:value-type="float" office:value="2.77968728221108" calcext:value-type="float">
            <text:p>2.7796872822</text:p>
          </table:table-cell>
        </table:table-row>
        <table:table-row table:style-name="ro1">
          <table:table-cell office:value-type="float" office:value="51250000" calcext:value-type="float">
            <text:p>51250000</text:p>
          </table:table-cell>
          <table:table-cell office:value-type="float" office:value="2.6337333983518" calcext:value-type="float">
            <text:p>2.6337333984</text:p>
          </table:table-cell>
        </table:table-row>
        <table:table-row table:style-name="ro1">
          <table:table-cell office:value-type="float" office:value="51500000" calcext:value-type="float">
            <text:p>51500000</text:p>
          </table:table-cell>
          <table:table-cell office:value-type="float" office:value="2.72076741278195" calcext:value-type="float">
            <text:p>2.7207674128</text:p>
          </table:table-cell>
        </table:table-row>
        <table:table-row table:style-name="ro1">
          <table:table-cell office:value-type="float" office:value="51750000" calcext:value-type="float">
            <text:p>51750000</text:p>
          </table:table-cell>
          <table:table-cell office:value-type="float" office:value="3.02948390598529" calcext:value-type="float">
            <text:p>3.029483906</text:p>
          </table:table-cell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office:value-type="float" office:value="2.69313303488184" calcext:value-type="float">
            <text:p>2.6931330349</text:p>
          </table:table-cell>
        </table:table-row>
        <table:table-row table:style-name="ro1">
          <table:table-cell office:value-type="float" office:value="52250000" calcext:value-type="float">
            <text:p>52250000</text:p>
          </table:table-cell>
          <table:table-cell office:value-type="float" office:value="2.95561647508017" calcext:value-type="float">
            <text:p>2.9556164751</text:p>
          </table:table-cell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office:value-type="float" office:value="2.98590260026956" calcext:value-type="float">
            <text:p>2.9859026003</text:p>
          </table:table-cell>
        </table:table-row>
        <table:table-row table:style-name="ro1">
          <table:table-cell office:value-type="float" office:value="52750000" calcext:value-type="float">
            <text:p>52750000</text:p>
          </table:table-cell>
          <table:table-cell office:value-type="float" office:value="3.32070086029331" calcext:value-type="float">
            <text:p>3.3207008603</text:p>
          </table:table-cell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office:value-type="float" office:value="2.96834375190894" calcext:value-type="float">
            <text:p>2.9683437519</text:p>
          </table:table-cell>
        </table:table-row>
        <table:table-row table:style-name="ro1">
          <table:table-cell office:value-type="float" office:value="53250000" calcext:value-type="float">
            <text:p>53250000</text:p>
          </table:table-cell>
          <table:table-cell office:value-type="float" office:value="3.5585380459955" calcext:value-type="float">
            <text:p>3.558538046</text:p>
          </table:table-cell>
        </table:table-row>
        <table:table-row table:style-name="ro1">
          <table:table-cell office:value-type="float" office:value="53500000" calcext:value-type="float">
            <text:p>53500000</text:p>
          </table:table-cell>
          <table:table-cell office:value-type="float" office:value="3.23883071808518" calcext:value-type="float">
            <text:p>3.2388307181</text:p>
          </table:table-cell>
        </table:table-row>
        <table:table-row table:style-name="ro1">
          <table:table-cell office:value-type="float" office:value="53750000" calcext:value-type="float">
            <text:p>53750000</text:p>
          </table:table-cell>
          <table:table-cell office:value-type="float" office:value="3.37888668718344" calcext:value-type="float">
            <text:p>3.3788866872</text:p>
          </table:table-cell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office:value-type="float" office:value="3.45926888090463" calcext:value-type="float">
            <text:p>3.4592688809</text:p>
          </table:table-cell>
        </table:table-row>
        <table:table-row table:style-name="ro1">
          <table:table-cell office:value-type="float" office:value="54250000" calcext:value-type="float">
            <text:p>54250000</text:p>
          </table:table-cell>
          <table:table-cell office:value-type="float" office:value="4.36586440091502" calcext:value-type="float">
            <text:p>4.3658644009</text:p>
          </table:table-cell>
        </table:table-row>
        <table:table-row table:style-name="ro1">
          <table:table-cell office:value-type="float" office:value="54500000" calcext:value-type="float">
            <text:p>54500000</text:p>
          </table:table-cell>
          <table:table-cell office:value-type="float" office:value="4.49695064281545" calcext:value-type="float">
            <text:p>4.4969506428</text:p>
          </table:table-cell>
        </table:table-row>
        <table:table-row table:style-name="ro1">
          <table:table-cell office:value-type="float" office:value="54750000" calcext:value-type="float">
            <text:p>54750000</text:p>
          </table:table-cell>
          <table:table-cell office:value-type="float" office:value="4.12707319713955" calcext:value-type="float">
            <text:p>4.1270731971</text:p>
          </table:table-cell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3.29821409596454" calcext:value-type="float">
            <text:p>3.298214096</text:p>
          </table:table-cell>
        </table:table-row>
        <table:table-row table:style-name="ro1">
          <table:table-cell office:value-type="float" office:value="55250000" calcext:value-type="float">
            <text:p>55250000</text:p>
          </table:table-cell>
          <table:table-cell office:value-type="float" office:value="3.6206283233775" calcext:value-type="float">
            <text:p>3.6206283234</text:p>
          </table:table-cell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office:value-type="float" office:value="3.47491723371659" calcext:value-type="float">
            <text:p>3.4749172337</text:p>
          </table:table-cell>
        </table:table-row>
        <table:table-row table:style-name="ro1">
          <table:table-cell office:value-type="float" office:value="55750000" calcext:value-type="float">
            <text:p>55750000</text:p>
          </table:table-cell>
          <table:table-cell office:value-type="float" office:value="3.35569419265013" calcext:value-type="float">
            <text:p>3.3556941927</text:p>
          </table:table-cell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office:value-type="float" office:value="3.80030286481765" calcext:value-type="float">
            <text:p>3.8003028648</text:p>
          </table:table-cell>
        </table:table-row>
        <table:table-row table:style-name="ro1">
          <table:table-cell office:value-type="float" office:value="56250000" calcext:value-type="float">
            <text:p>56250000</text:p>
          </table:table-cell>
          <table:table-cell office:value-type="float" office:value="4.92239026477314" calcext:value-type="float">
            <text:p>4.9223902648</text:p>
          </table:table-cell>
        </table:table-row>
        <table:table-row table:style-name="ro1">
          <table:table-cell office:value-type="float" office:value="56500000" calcext:value-type="float">
            <text:p>56500000</text:p>
          </table:table-cell>
          <table:table-cell office:value-type="float" office:value="3.2732774466976" calcext:value-type="float">
            <text:p>3.2732774467</text:p>
          </table:table-cell>
        </table:table-row>
        <table:table-row table:style-name="ro1">
          <table:table-cell office:value-type="float" office:value="56750000" calcext:value-type="float">
            <text:p>56750000</text:p>
          </table:table-cell>
          <table:table-cell office:value-type="float" office:value="3.8067793624604" calcext:value-type="float">
            <text:p>3.8067793625</text:p>
          </table:table-cell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office:value-type="float" office:value="3.85879531401473" calcext:value-type="float">
            <text:p>3.858795314</text:p>
          </table:table-cell>
        </table:table-row>
        <table:table-row table:style-name="ro1">
          <table:table-cell office:value-type="float" office:value="57250000" calcext:value-type="float">
            <text:p>57250000</text:p>
          </table:table-cell>
          <table:table-cell office:value-type="float" office:value="3.50457702125346" calcext:value-type="float">
            <text:p>3.5045770213</text:p>
          </table:table-cell>
        </table:table-row>
        <table:table-row table:style-name="ro1">
          <table:table-cell office:value-type="float" office:value="57500000" calcext:value-type="float">
            <text:p>57500000</text:p>
          </table:table-cell>
          <table:table-cell office:value-type="float" office:value="3.97297647689291" calcext:value-type="float">
            <text:p>3.9729764769</text:p>
          </table:table-cell>
        </table:table-row>
        <table:table-row table:style-name="ro1">
          <table:table-cell office:value-type="float" office:value="57750000" calcext:value-type="float">
            <text:p>57750000</text:p>
          </table:table-cell>
          <table:table-cell office:value-type="float" office:value="4.62559473069889" calcext:value-type="float">
            <text:p>4.6255947307</text:p>
          </table:table-cell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office:value-type="float" office:value="3.79907737242334" calcext:value-type="float">
            <text:p>3.7990773724</text:p>
          </table:table-cell>
        </table:table-row>
        <table:table-row table:style-name="ro1">
          <table:table-cell office:value-type="float" office:value="58250000" calcext:value-type="float">
            <text:p>58250000</text:p>
          </table:table-cell>
          <table:table-cell office:value-type="float" office:value="4.39919799614081" calcext:value-type="float">
            <text:p>4.3991979961</text:p>
          </table:table-cell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office:value-type="float" office:value="4.78365280363406" calcext:value-type="float">
            <text:p>4.7836528036</text:p>
          </table:table-cell>
        </table:table-row>
        <table:table-row table:style-name="ro1">
          <table:table-cell office:value-type="float" office:value="58750000" calcext:value-type="float">
            <text:p>58750000</text:p>
          </table:table-cell>
          <table:table-cell office:value-type="float" office:value="4.36696866378266" calcext:value-type="float">
            <text:p>4.3669686638</text:p>
          </table:table-cell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office:value-type="float" office:value="4.09433465498583" calcext:value-type="float">
            <text:p>4.094334655</text:p>
          </table:table-cell>
        </table:table-row>
        <table:table-row table:style-name="ro1">
          <table:table-cell office:value-type="float" office:value="59250000" calcext:value-type="float">
            <text:p>59250000</text:p>
          </table:table-cell>
          <table:table-cell office:value-type="float" office:value="4.44691558363562" calcext:value-type="float">
            <text:p>4.4469155836</text:p>
          </table:table-cell>
        </table:table-row>
        <table:table-row table:style-name="ro1">
          <table:table-cell office:value-type="float" office:value="59500000" calcext:value-type="float">
            <text:p>59500000</text:p>
          </table:table-cell>
          <table:table-cell office:value-type="float" office:value="3.60629901939338" calcext:value-type="float">
            <text:p>3.6062990194</text:p>
          </table:table-cell>
        </table:table-row>
        <table:table-row table:style-name="ro1">
          <table:table-cell office:value-type="float" office:value="59750000" calcext:value-type="float">
            <text:p>59750000</text:p>
          </table:table-cell>
          <table:table-cell office:value-type="float" office:value="3.50790358735395" calcext:value-type="float">
            <text:p>3.5079035874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3.65378096690841" calcext:value-type="float">
            <text:p>3.6537809669</text:p>
          </table:table-cell>
        </table:table-row>
        <table:table-row table:style-name="ro1">
          <table:table-cell office:value-type="float" office:value="60250000" calcext:value-type="float">
            <text:p>60250000</text:p>
          </table:table-cell>
          <table:table-cell office:value-type="float" office:value="4.47454937231672" calcext:value-type="float">
            <text:p>4.4745493723</text:p>
          </table:table-cell>
        </table:table-row>
        <table:table-row table:style-name="ro1">
          <table:table-cell office:value-type="float" office:value="60500000" calcext:value-type="float">
            <text:p>60500000</text:p>
          </table:table-cell>
          <table:table-cell office:value-type="float" office:value="4.28873414377456" calcext:value-type="float">
            <text:p>4.2887341438</text:p>
          </table:table-cell>
        </table:table-row>
        <table:table-row table:style-name="ro1">
          <table:table-cell office:value-type="float" office:value="60750000" calcext:value-type="float">
            <text:p>60750000</text:p>
          </table:table-cell>
          <table:table-cell office:value-type="float" office:value="3.97429311520448" calcext:value-type="float">
            <text:p>3.9742931152</text:p>
          </table:table-cell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office:value-type="float" office:value="3.91808008100022" calcext:value-type="float">
            <text:p>3.918080081</text:p>
          </table:table-cell>
        </table:table-row>
        <table:table-row table:style-name="ro1">
          <table:table-cell office:value-type="float" office:value="61250000" calcext:value-type="float">
            <text:p>61250000</text:p>
          </table:table-cell>
          <table:table-cell office:value-type="float" office:value="4.32712899974668" calcext:value-type="float">
            <text:p>4.3271289997</text:p>
          </table:table-cell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office:value-type="float" office:value="4.60461939431528" calcext:value-type="float">
            <text:p>4.6046193943</text:p>
          </table:table-cell>
        </table:table-row>
        <table:table-row table:style-name="ro1">
          <table:table-cell office:value-type="float" office:value="61750000" calcext:value-type="float">
            <text:p>61750000</text:p>
          </table:table-cell>
          <table:table-cell office:value-type="float" office:value="5.0416025652344" calcext:value-type="float">
            <text:p>5.0416025652</text:p>
          </table:table-cell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office:value-type="float" office:value="4.25635827974643" calcext:value-type="float">
            <text:p>4.2563582797</text:p>
          </table:table-cell>
        </table:table-row>
        <table:table-row table:style-name="ro1">
          <table:table-cell office:value-type="float" office:value="62250000" calcext:value-type="float">
            <text:p>62250000</text:p>
          </table:table-cell>
          <table:table-cell office:value-type="float" office:value="4.19422121836923" calcext:value-type="float">
            <text:p>4.1942212184</text:p>
          </table:table-cell>
        </table:table-row>
        <table:table-row table:style-name="ro1">
          <table:table-cell office:value-type="float" office:value="62500000" calcext:value-type="float">
            <text:p>62500000</text:p>
          </table:table-cell>
          <table:table-cell office:value-type="float" office:value="4.55777074273669" calcext:value-type="float">
            <text:p>4.5577707427</text:p>
          </table:table-cell>
        </table:table-row>
        <table:table-row table:style-name="ro1">
          <table:table-cell office:value-type="float" office:value="62750000" calcext:value-type="float">
            <text:p>62750000</text:p>
          </table:table-cell>
          <table:table-cell office:value-type="float" office:value="4.24872085604816" calcext:value-type="float">
            <text:p>4.248720856</text:p>
          </table:table-cell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office:value-type="float" office:value="3.90788849019047" calcext:value-type="float">
            <text:p>3.9078884902</text:p>
          </table:table-cell>
        </table:table-row>
        <table:table-row table:style-name="ro1">
          <table:table-cell office:value-type="float" office:value="63250000" calcext:value-type="float">
            <text:p>63250000</text:p>
          </table:table-cell>
          <table:table-cell office:value-type="float" office:value="4.46868084291269" calcext:value-type="float">
            <text:p>4.4686808429</text:p>
          </table:table-cell>
        </table:table-row>
        <table:table-row table:style-name="ro1">
          <table:table-cell office:value-type="float" office:value="63500000" calcext:value-type="float">
            <text:p>63500000</text:p>
          </table:table-cell>
          <table:table-cell office:value-type="float" office:value="4.89300485558794" calcext:value-type="float">
            <text:p>4.8930048556</text:p>
          </table:table-cell>
        </table:table-row>
        <table:table-row table:style-name="ro1">
          <table:table-cell office:value-type="float" office:value="63750000" calcext:value-type="float">
            <text:p>63750000</text:p>
          </table:table-cell>
          <table:table-cell office:value-type="float" office:value="4.03626487296553" calcext:value-type="float">
            <text:p>4.036264873</text:p>
          </table:table-cell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office:value-type="float" office:value="4.57999436385862" calcext:value-type="float">
            <text:p>4.5799943639</text:p>
          </table:table-cell>
        </table:table-row>
        <table:table-row table:style-name="ro1">
          <table:table-cell office:value-type="float" office:value="64250000" calcext:value-type="float">
            <text:p>64250000</text:p>
          </table:table-cell>
          <table:table-cell office:value-type="float" office:value="5.15249778269982" calcext:value-type="float">
            <text:p>5.1524977827</text:p>
          </table:table-cell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office:value-type="float" office:value="4.36545469228031" calcext:value-type="float">
            <text:p>4.3654546923</text:p>
          </table:table-cell>
        </table:table-row>
        <table:table-row table:style-name="ro1">
          <table:table-cell office:value-type="float" office:value="64750000" calcext:value-type="float">
            <text:p>64750000</text:p>
          </table:table-cell>
          <table:table-cell office:value-type="float" office:value="4.12006629466765" calcext:value-type="float">
            <text:p>4.1200662947</text:p>
          </table:table-cell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4.29047701166795" calcext:value-type="float">
            <text:p>4.2904770117</text:p>
          </table:table-cell>
        </table:table-row>
        <table:table-row table:style-name="ro1">
          <table:table-cell office:value-type="float" office:value="65250000" calcext:value-type="float">
            <text:p>65250000</text:p>
          </table:table-cell>
          <table:table-cell office:value-type="float" office:value="4.08473750548147" calcext:value-type="float">
            <text:p>4.0847375055</text:p>
          </table:table-cell>
        </table:table-row>
        <table:table-row table:style-name="ro1">
          <table:table-cell office:value-type="float" office:value="65500000" calcext:value-type="float">
            <text:p>65500000</text:p>
          </table:table-cell>
          <table:table-cell office:value-type="float" office:value="3.9785603551532" calcext:value-type="float">
            <text:p>3.9785603552</text:p>
          </table:table-cell>
        </table:table-row>
        <table:table-row table:style-name="ro1">
          <table:table-cell office:value-type="float" office:value="65750000" calcext:value-type="float">
            <text:p>65750000</text:p>
          </table:table-cell>
          <table:table-cell office:value-type="float" office:value="4.38806948594217" calcext:value-type="float">
            <text:p>4.3880694859</text:p>
          </table:table-cell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office:value-type="float" office:value="4.21978172382641" calcext:value-type="float">
            <text:p>4.2197817238</text:p>
          </table:table-cell>
        </table:table-row>
        <table:table-row table:style-name="ro1">
          <table:table-cell office:value-type="float" office:value="66250000" calcext:value-type="float">
            <text:p>66250000</text:p>
          </table:table-cell>
          <table:table-cell office:value-type="float" office:value="4.47844488522943" calcext:value-type="float">
            <text:p>4.4784448852</text:p>
          </table:table-cell>
        </table:table-row>
        <table:table-row table:style-name="ro1">
          <table:table-cell office:value-type="float" office:value="66500000" calcext:value-type="float">
            <text:p>66500000</text:p>
          </table:table-cell>
          <table:table-cell office:value-type="float" office:value="4.01568538785214" calcext:value-type="float">
            <text:p>4.0156853879</text:p>
          </table:table-cell>
        </table:table-row>
        <table:table-row table:style-name="ro1">
          <table:table-cell office:value-type="float" office:value="66750000" calcext:value-type="float">
            <text:p>66750000</text:p>
          </table:table-cell>
          <table:table-cell office:value-type="float" office:value="4.22731487953026" calcext:value-type="float">
            <text:p>4.2273148795</text:p>
          </table:table-cell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office:value-type="float" office:value="3.83529089918851" calcext:value-type="float">
            <text:p>3.8352908992</text:p>
          </table:table-cell>
        </table:table-row>
        <table:table-row table:style-name="ro1">
          <table:table-cell office:value-type="float" office:value="67250000" calcext:value-type="float">
            <text:p>67250000</text:p>
          </table:table-cell>
          <table:table-cell office:value-type="float" office:value="3.90213851603052" calcext:value-type="float">
            <text:p>3.902138516</text:p>
          </table:table-cell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office:value-type="float" office:value="4.22448917410873" calcext:value-type="float">
            <text:p>4.2244891741</text:p>
          </table:table-cell>
        </table:table-row>
        <table:table-row table:style-name="ro1">
          <table:table-cell office:value-type="float" office:value="67750000" calcext:value-type="float">
            <text:p>67750000</text:p>
          </table:table-cell>
          <table:table-cell office:value-type="float" office:value="4.04834271952468" calcext:value-type="float">
            <text:p>4.0483427195</text:p>
          </table:table-cell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office:value-type="float" office:value="4.17718650291651" calcext:value-type="float">
            <text:p>4.1771865029</text:p>
          </table:table-cell>
        </table:table-row>
        <table:table-row table:style-name="ro1">
          <table:table-cell office:value-type="float" office:value="68250000" calcext:value-type="float">
            <text:p>68250000</text:p>
          </table:table-cell>
          <table:table-cell office:value-type="float" office:value="3.80058921618171" calcext:value-type="float">
            <text:p>3.8005892162</text:p>
          </table:table-cell>
        </table:table-row>
        <table:table-row table:style-name="ro1">
          <table:table-cell office:value-type="float" office:value="68500000" calcext:value-type="float">
            <text:p>68500000</text:p>
          </table:table-cell>
          <table:table-cell office:value-type="float" office:value="3.95663730235535" calcext:value-type="float">
            <text:p>3.9566373024</text:p>
          </table:table-cell>
        </table:table-row>
        <table:table-row table:style-name="ro1">
          <table:table-cell office:value-type="float" office:value="68750000" calcext:value-type="float">
            <text:p>68750000</text:p>
          </table:table-cell>
          <table:table-cell office:value-type="float" office:value="3.92447696477925" calcext:value-type="float">
            <text:p>3.9244769648</text:p>
          </table:table-cell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office:value-type="float" office:value="4.41438959454402" calcext:value-type="float">
            <text:p>4.4143895945</text:p>
          </table:table-cell>
        </table:table-row>
        <table:table-row table:style-name="ro1">
          <table:table-cell office:value-type="float" office:value="69250000" calcext:value-type="float">
            <text:p>69250000</text:p>
          </table:table-cell>
          <table:table-cell office:value-type="float" office:value="3.63547267114271" calcext:value-type="float">
            <text:p>3.6354726711</text:p>
          </table:table-cell>
        </table:table-row>
        <table:table-row table:style-name="ro1">
          <table:table-cell office:value-type="float" office:value="69500000" calcext:value-type="float">
            <text:p>69500000</text:p>
          </table:table-cell>
          <table:table-cell office:value-type="float" office:value="4.02423689826823" calcext:value-type="float">
            <text:p>4.0242368983</text:p>
          </table:table-cell>
        </table:table-row>
        <table:table-row table:style-name="ro1">
          <table:table-cell office:value-type="float" office:value="69750000" calcext:value-type="float">
            <text:p>69750000</text:p>
          </table:table-cell>
          <table:table-cell office:value-type="float" office:value="4.02896268461194" calcext:value-type="float">
            <text:p>4.0289626846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3.99850055962326" calcext:value-type="float">
            <text:p>3.9985005596</text:p>
          </table:table-cell>
        </table:table-row>
        <table:table-row table:style-name="ro1">
          <table:table-cell office:value-type="float" office:value="70250000" calcext:value-type="float">
            <text:p>70250000</text:p>
          </table:table-cell>
          <table:table-cell office:value-type="float" office:value="3.88740331322713" calcext:value-type="float">
            <text:p>3.8874033132</text:p>
          </table:table-cell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office:value-type="float" office:value="3.97551645447688" calcext:value-type="float">
            <text:p>3.9755164545</text:p>
          </table:table-cell>
        </table:table-row>
        <table:table-row table:style-name="ro1">
          <table:table-cell office:value-type="float" office:value="70750000" calcext:value-type="float">
            <text:p>70750000</text:p>
          </table:table-cell>
          <table:table-cell office:value-type="float" office:value="3.65793192378767" calcext:value-type="float">
            <text:p>3.6579319238</text:p>
          </table:table-cell>
        </table:table-row>
        <table:table-row table:style-name="ro1">
          <table:table-cell office:value-type="float" office:value="71000000" calcext:value-type="float">
            <text:p>71000000</text:p>
          </table:table-cell>
          <table:table-cell office:value-type="float" office:value="3.23019664280577" calcext:value-type="float">
            <text:p>3.2301966428</text:p>
          </table:table-cell>
        </table:table-row>
        <table:table-row table:style-name="ro1">
          <table:table-cell office:value-type="float" office:value="71250000" calcext:value-type="float">
            <text:p>71250000</text:p>
          </table:table-cell>
          <table:table-cell office:value-type="float" office:value="3.64813348497382" calcext:value-type="float">
            <text:p>3.648133485</text:p>
          </table:table-cell>
        </table:table-row>
        <table:table-row table:style-name="ro1">
          <table:table-cell office:value-type="float" office:value="71500000" calcext:value-type="float">
            <text:p>71500000</text:p>
          </table:table-cell>
          <table:table-cell office:value-type="float" office:value="3.14858073361242" calcext:value-type="float">
            <text:p>3.1485807336</text:p>
          </table:table-cell>
        </table:table-row>
        <table:table-row table:style-name="ro1">
          <table:table-cell office:value-type="float" office:value="71750000" calcext:value-type="float">
            <text:p>71750000</text:p>
          </table:table-cell>
          <table:table-cell office:value-type="float" office:value="3.60960125644317" calcext:value-type="float">
            <text:p>3.6096012564</text:p>
          </table:table-cell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office:value-type="float" office:value="3.79290879938482" calcext:value-type="float">
            <text:p>3.7929087994</text:p>
          </table:table-cell>
        </table:table-row>
        <table:table-row table:style-name="ro1">
          <table:table-cell office:value-type="float" office:value="72250000" calcext:value-type="float">
            <text:p>72250000</text:p>
          </table:table-cell>
          <table:table-cell office:value-type="float" office:value="3.34276075900546" calcext:value-type="float">
            <text:p>3.342760759</text:p>
          </table:table-cell>
        </table:table-row>
        <table:table-row table:style-name="ro1">
          <table:table-cell office:value-type="float" office:value="72500000" calcext:value-type="float">
            <text:p>72500000</text:p>
          </table:table-cell>
          <table:table-cell office:value-type="float" office:value="3.93067397145632" calcext:value-type="float">
            <text:p>3.9306739715</text:p>
          </table:table-cell>
        </table:table-row>
        <table:table-row table:style-name="ro1">
          <table:table-cell office:value-type="float" office:value="72750000" calcext:value-type="float">
            <text:p>72750000</text:p>
          </table:table-cell>
          <table:table-cell office:value-type="float" office:value="3.64496644883788" calcext:value-type="float">
            <text:p>3.6449664488</text:p>
          </table:table-cell>
        </table:table-row>
        <table:table-row table:style-name="ro1">
          <table:table-cell office:value-type="float" office:value="73000000" calcext:value-type="float">
            <text:p>73000000</text:p>
          </table:table-cell>
          <table:table-cell office:value-type="float" office:value="3.62818327669028" calcext:value-type="float">
            <text:p>3.6281832767</text:p>
          </table:table-cell>
        </table:table-row>
        <table:table-row table:style-name="ro1">
          <table:table-cell office:value-type="float" office:value="73250000" calcext:value-type="float">
            <text:p>73250000</text:p>
          </table:table-cell>
          <table:table-cell office:value-type="float" office:value="3.45705910129814" calcext:value-type="float">
            <text:p>3.4570591013</text:p>
          </table:table-cell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office:value-type="float" office:value="3.47570234075315" calcext:value-type="float">
            <text:p>3.4757023408</text:p>
          </table:table-cell>
        </table:table-row>
        <table:table-row table:style-name="ro1">
          <table:table-cell office:value-type="float" office:value="73750000" calcext:value-type="float">
            <text:p>73750000</text:p>
          </table:table-cell>
          <table:table-cell office:value-type="float" office:value="3.42884998002539" calcext:value-type="float">
            <text:p>3.42884998</text:p>
          </table:table-cell>
        </table:table-row>
        <table:table-row table:style-name="ro1">
          <table:table-cell office:value-type="float" office:value="74000000" calcext:value-type="float">
            <text:p>74000000</text:p>
          </table:table-cell>
          <table:table-cell office:value-type="float" office:value="3.4898787343103" calcext:value-type="float">
            <text:p>3.4898787343</text:p>
          </table:table-cell>
        </table:table-row>
        <table:table-row table:style-name="ro1">
          <table:table-cell office:value-type="float" office:value="74250000" calcext:value-type="float">
            <text:p>74250000</text:p>
          </table:table-cell>
          <table:table-cell office:value-type="float" office:value="3.55987099161219" calcext:value-type="float">
            <text:p>3.5598709916</text:p>
          </table:table-cell>
        </table:table-row>
        <table:table-row table:style-name="ro1">
          <table:table-cell office:value-type="float" office:value="74500000" calcext:value-type="float">
            <text:p>74500000</text:p>
          </table:table-cell>
          <table:table-cell office:value-type="float" office:value="3.36156111420005" calcext:value-type="float">
            <text:p>3.3615611142</text:p>
          </table:table-cell>
        </table:table-row>
        <table:table-row table:style-name="ro1">
          <table:table-cell office:value-type="float" office:value="74750000" calcext:value-type="float">
            <text:p>74750000</text:p>
          </table:table-cell>
          <table:table-cell office:value-type="float" office:value="3.29510139435142" calcext:value-type="float">
            <text:p>3.2951013944</text:p>
          </table:table-cell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3.15582655658213" calcext:value-type="float">
            <text:p>3.1558265566</text:p>
          </table:table-cell>
        </table:table-row>
        <table:table-row table:style-name="ro1">
          <table:table-cell office:value-type="float" office:value="75250000" calcext:value-type="float">
            <text:p>75250000</text:p>
          </table:table-cell>
          <table:table-cell office:value-type="float" office:value="3.30825961867867" calcext:value-type="float">
            <text:p>3.3082596187</text:p>
          </table:table-cell>
        </table:table-row>
        <table:table-row table:style-name="ro1">
          <table:table-cell office:value-type="float" office:value="75500000" calcext:value-type="float">
            <text:p>75500000</text:p>
          </table:table-cell>
          <table:table-cell office:value-type="float" office:value="3.45082640134733" calcext:value-type="float">
            <text:p>3.4508264013</text:p>
          </table:table-cell>
        </table:table-row>
        <table:table-row table:style-name="ro1">
          <table:table-cell office:value-type="float" office:value="75750000" calcext:value-type="float">
            <text:p>75750000</text:p>
          </table:table-cell>
          <table:table-cell office:value-type="float" office:value="3.0382104563873" calcext:value-type="float">
            <text:p>3.0382104564</text:p>
          </table:table-cell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office:value-type="float" office:value="3.53702936063547" calcext:value-type="float">
            <text:p>3.5370293606</text:p>
          </table:table-cell>
        </table:table-row>
        <table:table-row table:style-name="ro1">
          <table:table-cell office:value-type="float" office:value="76250000" calcext:value-type="float">
            <text:p>76250000</text:p>
          </table:table-cell>
          <table:table-cell office:value-type="float" office:value="3.30977436792402" calcext:value-type="float">
            <text:p>3.3097743679</text:p>
          </table:table-cell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office:value-type="float" office:value="3.56037687465283" calcext:value-type="float">
            <text:p>3.5603768747</text:p>
          </table:table-cell>
        </table:table-row>
        <table:table-row table:style-name="ro1">
          <table:table-cell office:value-type="float" office:value="76750000" calcext:value-type="float">
            <text:p>76750000</text:p>
          </table:table-cell>
          <table:table-cell office:value-type="float" office:value="3.14738768386667" calcext:value-type="float">
            <text:p>3.1473876839</text:p>
          </table:table-cell>
        </table:table-row>
        <table:table-row table:style-name="ro1">
          <table:table-cell office:value-type="float" office:value="77000000" calcext:value-type="float">
            <text:p>77000000</text:p>
          </table:table-cell>
          <table:table-cell office:value-type="float" office:value="3.08719657560595" calcext:value-type="float">
            <text:p>3.0871965756</text:p>
          </table:table-cell>
        </table:table-row>
        <table:table-row table:style-name="ro1">
          <table:table-cell office:value-type="float" office:value="77250000" calcext:value-type="float">
            <text:p>77250000</text:p>
          </table:table-cell>
          <table:table-cell office:value-type="float" office:value="3.31294065759279" calcext:value-type="float">
            <text:p>3.3129406576</text:p>
          </table:table-cell>
        </table:table-row>
        <table:table-row table:style-name="ro1">
          <table:table-cell office:value-type="float" office:value="77500000" calcext:value-type="float">
            <text:p>77500000</text:p>
          </table:table-cell>
          <table:table-cell office:value-type="float" office:value="3.03833861649491" calcext:value-type="float">
            <text:p>3.0383386165</text:p>
          </table:table-cell>
        </table:table-row>
        <table:table-row table:style-name="ro1">
          <table:table-cell office:value-type="float" office:value="77750000" calcext:value-type="float">
            <text:p>77750000</text:p>
          </table:table-cell>
          <table:table-cell office:value-type="float" office:value="3.0951782144149" calcext:value-type="float">
            <text:p>3.0951782144</text:p>
          </table:table-cell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office:value-type="float" office:value="3.12862637028748" calcext:value-type="float">
            <text:p>3.1286263703</text:p>
          </table:table-cell>
        </table:table-row>
        <table:table-row table:style-name="ro1">
          <table:table-cell office:value-type="float" office:value="78250000" calcext:value-type="float">
            <text:p>78250000</text:p>
          </table:table-cell>
          <table:table-cell office:value-type="float" office:value="3.24399827448441" calcext:value-type="float">
            <text:p>3.2439982745</text:p>
          </table:table-cell>
        </table:table-row>
        <table:table-row table:style-name="ro1">
          <table:table-cell office:value-type="float" office:value="78500000" calcext:value-type="float">
            <text:p>78500000</text:p>
          </table:table-cell>
          <table:table-cell office:value-type="float" office:value="3.18381761942394" calcext:value-type="float">
            <text:p>3.1838176194</text:p>
          </table:table-cell>
        </table:table-row>
        <table:table-row table:style-name="ro1">
          <table:table-cell office:value-type="float" office:value="78750000" calcext:value-type="float">
            <text:p>78750000</text:p>
          </table:table-cell>
          <table:table-cell office:value-type="float" office:value="3.20813413354131" calcext:value-type="float">
            <text:p>3.2081341335</text:p>
          </table:table-cell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office:value-type="float" office:value="3.67082323700149" calcext:value-type="float">
            <text:p>3.670823237</text:p>
          </table:table-cell>
        </table:table-row>
        <table:table-row table:style-name="ro1">
          <table:table-cell office:value-type="float" office:value="79250000" calcext:value-type="float">
            <text:p>79250000</text:p>
          </table:table-cell>
          <table:table-cell office:value-type="float" office:value="3.08181747821132" calcext:value-type="float">
            <text:p>3.0818174782</text:p>
          </table:table-cell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office:value-type="float" office:value="2.83541193789745" calcext:value-type="float">
            <text:p>2.8354119379</text:p>
          </table:table-cell>
        </table:table-row>
        <table:table-row table:style-name="ro1">
          <table:table-cell office:value-type="float" office:value="79750000" calcext:value-type="float">
            <text:p>79750000</text:p>
          </table:table-cell>
          <table:table-cell office:value-type="float" office:value="3.16992965426078" calcext:value-type="float">
            <text:p>3.1699296543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3.02579764296958" calcext:value-type="float">
            <text:p>3.025797643</text:p>
          </table:table-cell>
        </table:table-row>
        <table:table-row table:style-name="ro1">
          <table:table-cell office:value-type="float" office:value="80250000" calcext:value-type="float">
            <text:p>80250000</text:p>
          </table:table-cell>
          <table:table-cell office:value-type="float" office:value="3.06121176828308" calcext:value-type="float">
            <text:p>3.0612117683</text:p>
          </table:table-cell>
        </table:table-row>
        <table:table-row table:style-name="ro1">
          <table:table-cell office:value-type="float" office:value="80500000" calcext:value-type="float">
            <text:p>80500000</text:p>
          </table:table-cell>
          <table:table-cell office:value-type="float" office:value="3.20498162064643" calcext:value-type="float">
            <text:p>3.2049816206</text:p>
          </table:table-cell>
        </table:table-row>
        <table:table-row table:style-name="ro1">
          <table:table-cell office:value-type="float" office:value="80750000" calcext:value-type="float">
            <text:p>80750000</text:p>
          </table:table-cell>
          <table:table-cell office:value-type="float" office:value="2.97973525782603" calcext:value-type="float">
            <text:p>2.9797352578</text:p>
          </table:table-cell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office:value-type="float" office:value="2.95846342116686" calcext:value-type="float">
            <text:p>2.9584634212</text:p>
          </table:table-cell>
        </table:table-row>
        <table:table-row table:style-name="ro1">
          <table:table-cell office:value-type="float" office:value="81250000" calcext:value-type="float">
            <text:p>81250000</text:p>
          </table:table-cell>
          <table:table-cell office:value-type="float" office:value="2.85016893749642" calcext:value-type="float">
            <text:p>2.8501689375</text:p>
          </table:table-cell>
        </table:table-row>
        <table:table-row table:style-name="ro1">
          <table:table-cell office:value-type="float" office:value="81500000" calcext:value-type="float">
            <text:p>81500000</text:p>
          </table:table-cell>
          <table:table-cell office:value-type="float" office:value="2.96647476922977" calcext:value-type="float">
            <text:p>2.9664747692</text:p>
          </table:table-cell>
        </table:table-row>
        <table:table-row table:style-name="ro1">
          <table:table-cell office:value-type="float" office:value="81750000" calcext:value-type="float">
            <text:p>81750000</text:p>
          </table:table-cell>
          <table:table-cell office:value-type="float" office:value="2.91790370617769" calcext:value-type="float">
            <text:p>2.9179037062</text:p>
          </table:table-cell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office:value-type="float" office:value="2.59935641423195" calcext:value-type="float">
            <text:p>2.5993564142</text:p>
          </table:table-cell>
        </table:table-row>
        <table:table-row table:style-name="ro1">
          <table:table-cell office:value-type="float" office:value="82250000" calcext:value-type="float">
            <text:p>82250000</text:p>
          </table:table-cell>
          <table:table-cell office:value-type="float" office:value="2.86246322074221" calcext:value-type="float">
            <text:p>2.8624632207</text:p>
          </table:table-cell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office:value-type="float" office:value="2.86213789062004" calcext:value-type="float">
            <text:p>2.8621378906</text:p>
          </table:table-cell>
        </table:table-row>
        <table:table-row table:style-name="ro1">
          <table:table-cell office:value-type="float" office:value="82750000" calcext:value-type="float">
            <text:p>82750000</text:p>
          </table:table-cell>
          <table:table-cell office:value-type="float" office:value="2.90152592734391" calcext:value-type="float">
            <text:p>2.9015259273</text:p>
          </table:table-cell>
        </table:table-row>
        <table:table-row table:style-name="ro1">
          <table:table-cell office:value-type="float" office:value="83000000" calcext:value-type="float">
            <text:p>83000000</text:p>
          </table:table-cell>
          <table:table-cell office:value-type="float" office:value="3.07745070656253" calcext:value-type="float">
            <text:p>3.0774507066</text:p>
          </table:table-cell>
        </table:table-row>
        <table:table-row table:style-name="ro1">
          <table:table-cell office:value-type="float" office:value="83250000" calcext:value-type="float">
            <text:p>83250000</text:p>
          </table:table-cell>
          <table:table-cell office:value-type="float" office:value="2.81708874018859" calcext:value-type="float">
            <text:p>2.8170887402</text:p>
          </table:table-cell>
        </table:table-row>
        <table:table-row table:style-name="ro1">
          <table:table-cell office:value-type="float" office:value="83500000" calcext:value-type="float">
            <text:p>83500000</text:p>
          </table:table-cell>
          <table:table-cell office:value-type="float" office:value="2.83008729699952" calcext:value-type="float">
            <text:p>2.830087297</text:p>
          </table:table-cell>
        </table:table-row>
        <table:table-row table:style-name="ro1">
          <table:table-cell office:value-type="float" office:value="83750000" calcext:value-type="float">
            <text:p>83750000</text:p>
          </table:table-cell>
          <table:table-cell office:value-type="float" office:value="2.89608188862655" calcext:value-type="float">
            <text:p>2.8960818886</text:p>
          </table:table-cell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office:value-type="float" office:value="2.94839551764321" calcext:value-type="float">
            <text:p>2.9483955176</text:p>
          </table:table-cell>
        </table:table-row>
        <table:table-row table:style-name="ro1">
          <table:table-cell office:value-type="float" office:value="84250000" calcext:value-type="float">
            <text:p>84250000</text:p>
          </table:table-cell>
          <table:table-cell office:value-type="float" office:value="2.67029813103832" calcext:value-type="float">
            <text:p>2.670298131</text:p>
          </table:table-cell>
        </table:table-row>
        <table:table-row table:style-name="ro1">
          <table:table-cell office:value-type="float" office:value="84500000" calcext:value-type="float">
            <text:p>84500000</text:p>
          </table:table-cell>
          <table:table-cell office:value-type="float" office:value="2.84940833319795" calcext:value-type="float">
            <text:p>2.8494083332</text:p>
          </table:table-cell>
        </table:table-row>
        <table:table-row table:style-name="ro1">
          <table:table-cell office:value-type="float" office:value="84750000" calcext:value-type="float">
            <text:p>84750000</text:p>
          </table:table-cell>
          <table:table-cell office:value-type="float" office:value="2.53269207261018" calcext:value-type="float">
            <text:p>2.5326920726</text:p>
          </table:table-cell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2.52378487445128" calcext:value-type="float">
            <text:p>2.5237848745</text:p>
          </table:table-cell>
        </table:table-row>
        <table:table-row table:style-name="ro1">
          <table:table-cell office:value-type="float" office:value="85250000" calcext:value-type="float">
            <text:p>85250000</text:p>
          </table:table-cell>
          <table:table-cell office:value-type="float" office:value="2.7487703334043" calcext:value-type="float">
            <text:p>2.7487703334</text:p>
          </table:table-cell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office:value-type="float" office:value="2.44506715133623" calcext:value-type="float">
            <text:p>2.4450671513</text:p>
          </table:table-cell>
        </table:table-row>
        <table:table-row table:style-name="ro1">
          <table:table-cell office:value-type="float" office:value="85750000" calcext:value-type="float">
            <text:p>85750000</text:p>
          </table:table-cell>
          <table:table-cell office:value-type="float" office:value="3.04296450763198" calcext:value-type="float">
            <text:p>3.0429645076</text:p>
          </table:table-cell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office:value-type="float" office:value="2.85973507588457" calcext:value-type="float">
            <text:p>2.8597350759</text:p>
          </table:table-cell>
        </table:table-row>
        <table:table-row table:style-name="ro1">
          <table:table-cell office:value-type="float" office:value="86250000" calcext:value-type="float">
            <text:p>86250000</text:p>
          </table:table-cell>
          <table:table-cell office:value-type="float" office:value="2.52561774182404" calcext:value-type="float">
            <text:p>2.5256177418</text:p>
          </table:table-cell>
        </table:table-row>
        <table:table-row table:style-name="ro1">
          <table:table-cell office:value-type="float" office:value="86500000" calcext:value-type="float">
            <text:p>86500000</text:p>
          </table:table-cell>
          <table:table-cell office:value-type="float" office:value="2.76293112495407" calcext:value-type="float">
            <text:p>2.762931125</text:p>
          </table:table-cell>
        </table:table-row>
        <table:table-row table:style-name="ro1">
          <table:table-cell office:value-type="float" office:value="86750000" calcext:value-type="float">
            <text:p>86750000</text:p>
          </table:table-cell>
          <table:table-cell office:value-type="float" office:value="2.84353924515901" calcext:value-type="float">
            <text:p>2.8435392452</text:p>
          </table:table-cell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office:value-type="float" office:value="2.90208223337536" calcext:value-type="float">
            <text:p>2.9020822334</text:p>
          </table:table-cell>
        </table:table-row>
        <table:table-row table:style-name="ro1">
          <table:table-cell office:value-type="float" office:value="87250000" calcext:value-type="float">
            <text:p>87250000</text:p>
          </table:table-cell>
          <table:table-cell office:value-type="float" office:value="2.67913671979699" calcext:value-type="float">
            <text:p>2.6791367198</text:p>
          </table:table-cell>
        </table:table-row>
        <table:table-row table:style-name="ro1">
          <table:table-cell office:value-type="float" office:value="87500000" calcext:value-type="float">
            <text:p>87500000</text:p>
          </table:table-cell>
          <table:table-cell office:value-type="float" office:value="2.82377827887042" calcext:value-type="float">
            <text:p>2.8237782789</text:p>
          </table:table-cell>
        </table:table-row>
        <table:table-row table:style-name="ro1">
          <table:table-cell office:value-type="float" office:value="87750000" calcext:value-type="float">
            <text:p>87750000</text:p>
          </table:table-cell>
          <table:table-cell office:value-type="float" office:value="2.67211594896102" calcext:value-type="float">
            <text:p>2.672115949</text:p>
          </table:table-cell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office:value-type="float" office:value="2.80407934763072" calcext:value-type="float">
            <text:p>2.8040793476</text:p>
          </table:table-cell>
        </table:table-row>
        <table:table-row table:style-name="ro1">
          <table:table-cell office:value-type="float" office:value="88250000" calcext:value-type="float">
            <text:p>88250000</text:p>
          </table:table-cell>
          <table:table-cell office:value-type="float" office:value="2.63146624687769" calcext:value-type="float">
            <text:p>2.6314662469</text:p>
          </table:table-cell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office:value-type="float" office:value="2.78021889315787" calcext:value-type="float">
            <text:p>2.7802188932</text:p>
          </table:table-cell>
        </table:table-row>
        <table:table-row table:style-name="ro1">
          <table:table-cell office:value-type="float" office:value="88750000" calcext:value-type="float">
            <text:p>88750000</text:p>
          </table:table-cell>
          <table:table-cell office:value-type="float" office:value="2.57661873661628" calcext:value-type="float">
            <text:p>2.5766187366</text:p>
          </table:table-cell>
        </table:table-row>
        <table:table-row table:style-name="ro1">
          <table:table-cell office:value-type="float" office:value="89000000" calcext:value-type="float">
            <text:p>89000000</text:p>
          </table:table-cell>
          <table:table-cell office:value-type="float" office:value="2.74012344586804" calcext:value-type="float">
            <text:p>2.7401234459</text:p>
          </table:table-cell>
        </table:table-row>
        <table:table-row table:style-name="ro1">
          <table:table-cell office:value-type="float" office:value="89250000" calcext:value-type="float">
            <text:p>89250000</text:p>
          </table:table-cell>
          <table:table-cell office:value-type="float" office:value="2.7088352468535" calcext:value-type="float">
            <text:p>2.7088352469</text:p>
          </table:table-cell>
        </table:table-row>
        <table:table-row table:style-name="ro1">
          <table:table-cell office:value-type="float" office:value="89500000" calcext:value-type="float">
            <text:p>89500000</text:p>
          </table:table-cell>
          <table:table-cell office:value-type="float" office:value="2.91332874391908" calcext:value-type="float">
            <text:p>2.9133287439</text:p>
          </table:table-cell>
        </table:table-row>
        <table:table-row table:style-name="ro1">
          <table:table-cell office:value-type="float" office:value="89750000" calcext:value-type="float">
            <text:p>89750000</text:p>
          </table:table-cell>
          <table:table-cell office:value-type="float" office:value="2.95108571203912" calcext:value-type="float">
            <text:p>2.951085712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2.74410789681475" calcext:value-type="float">
            <text:p>2.7441078968</text:p>
          </table:table-cell>
        </table:table-row>
        <table:table-row table:style-name="ro1">
          <table:table-cell office:value-type="float" office:value="90250000" calcext:value-type="float">
            <text:p>90250000</text:p>
          </table:table-cell>
          <table:table-cell office:value-type="float" office:value="2.7107272769524" calcext:value-type="float">
            <text:p>2.710727277</text:p>
          </table:table-cell>
        </table:table-row>
        <table:table-row table:style-name="ro1">
          <table:table-cell office:value-type="float" office:value="90500000" calcext:value-type="float">
            <text:p>90500000</text:p>
          </table:table-cell>
          <table:table-cell office:value-type="float" office:value="2.53185348444581" calcext:value-type="float">
            <text:p>2.5318534844</text:p>
          </table:table-cell>
        </table:table-row>
        <table:table-row table:style-name="ro1">
          <table:table-cell office:value-type="float" office:value="90750000" calcext:value-type="float">
            <text:p>90750000</text:p>
          </table:table-cell>
          <table:table-cell office:value-type="float" office:value="2.677059856682" calcext:value-type="float">
            <text:p>2.6770598567</text:p>
          </table:table-cell>
        </table:table-row>
        <table:table-row table:style-name="ro1">
          <table:table-cell office:value-type="float" office:value="91000000" calcext:value-type="float">
            <text:p>91000000</text:p>
          </table:table-cell>
          <table:table-cell office:value-type="float" office:value="2.39010097679153" calcext:value-type="float">
            <text:p>2.3901009768</text:p>
          </table:table-cell>
        </table:table-row>
        <table:table-row table:style-name="ro1">
          <table:table-cell office:value-type="float" office:value="91250000" calcext:value-type="float">
            <text:p>91250000</text:p>
          </table:table-cell>
          <table:table-cell office:value-type="float" office:value="2.68883534220787" calcext:value-type="float">
            <text:p>2.6888353422</text:p>
          </table:table-cell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office:value-type="float" office:value="2.53109146588899" calcext:value-type="float">
            <text:p>2.5310914659</text:p>
          </table:table-cell>
        </table:table-row>
        <table:table-row table:style-name="ro1">
          <table:table-cell office:value-type="float" office:value="91750000" calcext:value-type="float">
            <text:p>91750000</text:p>
          </table:table-cell>
          <table:table-cell office:value-type="float" office:value="2.55432060075703" calcext:value-type="float">
            <text:p>2.5543206008</text:p>
          </table:table-cell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office:value-type="float" office:value="2.70413726542407" calcext:value-type="float">
            <text:p>2.7041372654</text:p>
          </table:table-cell>
        </table:table-row>
        <table:table-row table:style-name="ro1">
          <table:table-cell office:value-type="float" office:value="92250000" calcext:value-type="float">
            <text:p>92250000</text:p>
          </table:table-cell>
          <table:table-cell office:value-type="float" office:value="2.85721041261582" calcext:value-type="float">
            <text:p>2.8572104126</text:p>
          </table:table-cell>
        </table:table-row>
        <table:table-row table:style-name="ro1">
          <table:table-cell office:value-type="float" office:value="92500000" calcext:value-type="float">
            <text:p>92500000</text:p>
          </table:table-cell>
          <table:table-cell office:value-type="float" office:value="2.73004663201883" calcext:value-type="float">
            <text:p>2.730046632</text:p>
          </table:table-cell>
        </table:table-row>
        <table:table-row table:style-name="ro1">
          <table:table-cell office:value-type="float" office:value="92750000" calcext:value-type="float">
            <text:p>92750000</text:p>
          </table:table-cell>
          <table:table-cell office:value-type="float" office:value="2.48243567170897" calcext:value-type="float">
            <text:p>2.4824356717</text:p>
          </table:table-cell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office:value-type="float" office:value="2.74024340619048" calcext:value-type="float">
            <text:p>2.7402434062</text:p>
          </table:table-cell>
        </table:table-row>
        <table:table-row table:style-name="ro1">
          <table:table-cell office:value-type="float" office:value="93250000" calcext:value-type="float">
            <text:p>93250000</text:p>
          </table:table-cell>
          <table:table-cell office:value-type="float" office:value="2.94727832886088" calcext:value-type="float">
            <text:p>2.9472783289</text:p>
          </table:table-cell>
        </table:table-row>
        <table:table-row table:style-name="ro1">
          <table:table-cell office:value-type="float" office:value="93500000" calcext:value-type="float">
            <text:p>93500000</text:p>
          </table:table-cell>
          <table:table-cell office:value-type="float" office:value="3.1136751265528" calcext:value-type="float">
            <text:p>3.1136751266</text:p>
          </table:table-cell>
        </table:table-row>
        <table:table-row table:style-name="ro1">
          <table:table-cell office:value-type="float" office:value="93750000" calcext:value-type="float">
            <text:p>93750000</text:p>
          </table:table-cell>
          <table:table-cell office:value-type="float" office:value="2.75838062394906" calcext:value-type="float">
            <text:p>2.7583806239</text:p>
          </table:table-cell>
        </table:table-row>
        <table:table-row table:style-name="ro1">
          <table:table-cell office:value-type="float" office:value="94000000" calcext:value-type="float">
            <text:p>94000000</text:p>
          </table:table-cell>
          <table:table-cell office:value-type="float" office:value="2.63834603158706" calcext:value-type="float">
            <text:p>2.6383460316</text:p>
          </table:table-cell>
        </table:table-row>
        <table:table-row table:style-name="ro1">
          <table:table-cell office:value-type="float" office:value="94250000" calcext:value-type="float">
            <text:p>94250000</text:p>
          </table:table-cell>
          <table:table-cell office:value-type="float" office:value="2.3785172461489" calcext:value-type="float">
            <text:p>2.3785172461</text:p>
          </table:table-cell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office:value-type="float" office:value="2.68293773606507" calcext:value-type="float">
            <text:p>2.6829377361</text:p>
          </table:table-cell>
        </table:table-row>
        <table:table-row table:style-name="ro1">
          <table:table-cell office:value-type="float" office:value="94750000" calcext:value-type="float">
            <text:p>94750000</text:p>
          </table:table-cell>
          <table:table-cell office:value-type="float" office:value="2.31365721309158" calcext:value-type="float">
            <text:p>2.3136572131</text:p>
          </table:table-cell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2.75486245538294" calcext:value-type="float">
            <text:p>2.7548624554</text:p>
          </table:table-cell>
        </table:table-row>
        <table:table-row table:style-name="ro1">
          <table:table-cell office:value-type="float" office:value="95250000" calcext:value-type="float">
            <text:p>95250000</text:p>
          </table:table-cell>
          <table:table-cell office:value-type="float" office:value="2.2414107370975" calcext:value-type="float">
            <text:p>2.2414107371</text:p>
          </table:table-cell>
        </table:table-row>
        <table:table-row table:style-name="ro1">
          <table:table-cell office:value-type="float" office:value="95500000" calcext:value-type="float">
            <text:p>95500000</text:p>
          </table:table-cell>
          <table:table-cell office:value-type="float" office:value="2.57895064955636" calcext:value-type="float">
            <text:p>2.5789506496</text:p>
          </table:table-cell>
        </table:table-row>
        <table:table-row table:style-name="ro1">
          <table:table-cell office:value-type="float" office:value="95750000" calcext:value-type="float">
            <text:p>95750000</text:p>
          </table:table-cell>
          <table:table-cell office:value-type="float" office:value="2.75318306432262" calcext:value-type="float">
            <text:p>2.7531830643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2.9330923231962" calcext:value-type="float">
            <text:p>2.9330923232</text:p>
          </table:table-cell>
        </table:table-row>
        <table:table-row table:style-name="ro1">
          <table:table-cell office:value-type="float" office:value="96250000" calcext:value-type="float">
            <text:p>96250000</text:p>
          </table:table-cell>
          <table:table-cell office:value-type="float" office:value="2.74571669281384" calcext:value-type="float">
            <text:p>2.7457166928</text:p>
          </table:table-cell>
        </table:table-row>
        <table:table-row table:style-name="ro1">
          <table:table-cell office:value-type="float" office:value="96500000" calcext:value-type="float">
            <text:p>96500000</text:p>
          </table:table-cell>
          <table:table-cell office:value-type="float" office:value="2.67271187417342" calcext:value-type="float">
            <text:p>2.6727118742</text:p>
          </table:table-cell>
        </table:table-row>
        <table:table-row table:style-name="ro1">
          <table:table-cell office:value-type="float" office:value="96750000" calcext:value-type="float">
            <text:p>96750000</text:p>
          </table:table-cell>
          <table:table-cell office:value-type="float" office:value="3.02554246286868" calcext:value-type="float">
            <text:p>3.0255424629</text:p>
          </table:table-cell>
        </table:table-row>
        <table:table-row table:style-name="ro1">
          <table:table-cell office:value-type="float" office:value="97000000" calcext:value-type="float">
            <text:p>97000000</text:p>
          </table:table-cell>
          <table:table-cell office:value-type="float" office:value="2.75616037857662" calcext:value-type="float">
            <text:p>2.7561603786</text:p>
          </table:table-cell>
        </table:table-row>
        <table:table-row table:style-name="ro1">
          <table:table-cell office:value-type="float" office:value="97250000" calcext:value-type="float">
            <text:p>97250000</text:p>
          </table:table-cell>
          <table:table-cell office:value-type="float" office:value="2.46172078750866" calcext:value-type="float">
            <text:p>2.4617207875</text:p>
          </table:table-cell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office:value-type="float" office:value="2.42003249863204" calcext:value-type="float">
            <text:p>2.4200324986</text:p>
          </table:table-cell>
        </table:table-row>
        <table:table-row table:style-name="ro1">
          <table:table-cell office:value-type="float" office:value="97750000" calcext:value-type="float">
            <text:p>97750000</text:p>
          </table:table-cell>
          <table:table-cell office:value-type="float" office:value="2.59041151378522" calcext:value-type="float">
            <text:p>2.5904115138</text:p>
          </table:table-cell>
        </table:table-row>
        <table:table-row table:style-name="ro1">
          <table:table-cell office:value-type="float" office:value="98000000" calcext:value-type="float">
            <text:p>98000000</text:p>
          </table:table-cell>
          <table:table-cell office:value-type="float" office:value="2.31896535061055" calcext:value-type="float">
            <text:p>2.3189653506</text:p>
          </table:table-cell>
        </table:table-row>
        <table:table-row table:style-name="ro1">
          <table:table-cell office:value-type="float" office:value="98250000" calcext:value-type="float">
            <text:p>98250000</text:p>
          </table:table-cell>
          <table:table-cell office:value-type="float" office:value="2.50654731747717" calcext:value-type="float">
            <text:p>2.5065473175</text:p>
          </table:table-cell>
        </table:table-row>
        <table:table-row table:style-name="ro1">
          <table:table-cell office:value-type="float" office:value="98500000" calcext:value-type="float">
            <text:p>98500000</text:p>
          </table:table-cell>
          <table:table-cell office:value-type="float" office:value="2.68160585568992" calcext:value-type="float">
            <text:p>2.6816058557</text:p>
          </table:table-cell>
        </table:table-row>
        <table:table-row table:style-name="ro1">
          <table:table-cell office:value-type="float" office:value="98750000" calcext:value-type="float">
            <text:p>98750000</text:p>
          </table:table-cell>
          <table:table-cell office:value-type="float" office:value="2.73257826023583" calcext:value-type="float">
            <text:p>2.7325782602</text:p>
          </table:table-cell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office:value-type="float" office:value="2.42336248984815" calcext:value-type="float">
            <text:p>2.4233624898</text:p>
          </table:table-cell>
        </table:table-row>
        <table:table-row table:style-name="ro1">
          <table:table-cell office:value-type="float" office:value="99250000" calcext:value-type="float">
            <text:p>99250000</text:p>
          </table:table-cell>
          <table:table-cell office:value-type="float" office:value="2.46400425422894" calcext:value-type="float">
            <text:p>2.4640042542</text:p>
          </table:table-cell>
        </table:table-row>
        <table:table-row table:style-name="ro1">
          <table:table-cell office:value-type="float" office:value="99500000" calcext:value-type="float">
            <text:p>99500000</text:p>
          </table:table-cell>
          <table:table-cell office:value-type="float" office:value="2.43245685413357" calcext:value-type="float">
            <text:p>2.4324568541</text:p>
          </table:table-cell>
        </table:table-row>
        <table:table-row table:style-name="ro1">
          <table:table-cell office:value-type="float" office:value="99750000" calcext:value-type="float">
            <text:p>99750000</text:p>
          </table:table-cell>
          <table:table-cell office:value-type="float" office:value="2.82669290800983" calcext:value-type="float">
            <text:p>2.826692908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.62668984273705" calcext:value-type="float">
            <text:p>2.6266898427</text:p>
          </table:table-cell>
        </table:table-row>
        <table:table-row table:style-name="ro1">
          <table:table-cell office:value-type="float" office:value="100250000" calcext:value-type="float">
            <text:p>100250000</text:p>
          </table:table-cell>
          <table:table-cell office:value-type="float" office:value="2.71080865637452" calcext:value-type="float">
            <text:p>2.7108086564</text:p>
          </table:table-cell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office:value-type="float" office:value="2.84935636891613" calcext:value-type="float">
            <text:p>2.8493563689</text:p>
          </table:table-cell>
        </table:table-row>
        <table:table-row table:style-name="ro1">
          <table:table-cell office:value-type="float" office:value="100750000" calcext:value-type="float">
            <text:p>100750000</text:p>
          </table:table-cell>
          <table:table-cell office:value-type="float" office:value="2.66591735606502" calcext:value-type="float">
            <text:p>2.6659173561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2.63436996044737" calcext:value-type="float">
            <text:p>2.6343699604</text:p>
          </table:table-cell>
        </table:table-row>
        <table:table-row table:style-name="ro1">
          <table:table-cell office:value-type="float" office:value="101250000" calcext:value-type="float">
            <text:p>101250000</text:p>
          </table:table-cell>
          <table:table-cell office:value-type="float" office:value="2.50774674467866" calcext:value-type="float">
            <text:p>2.5077467447</text:p>
          </table:table-cell>
        </table:table-row>
        <table:table-row table:style-name="ro1">
          <table:table-cell office:value-type="float" office:value="101500000" calcext:value-type="float">
            <text:p>101500000</text:p>
          </table:table-cell>
          <table:table-cell office:value-type="float" office:value="2.78593559412586" calcext:value-type="float">
            <text:p>2.7859355941</text:p>
          </table:table-cell>
        </table:table-row>
        <table:table-row table:style-name="ro1">
          <table:table-cell office:value-type="float" office:value="101750000" calcext:value-type="float">
            <text:p>101750000</text:p>
          </table:table-cell>
          <table:table-cell office:value-type="float" office:value="2.45412035050294" calcext:value-type="float">
            <text:p>2.4541203505</text:p>
          </table:table-cell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office:value-type="float" office:value="2.57186778141694" calcext:value-type="float">
            <text:p>2.5718677814</text:p>
          </table:table-cell>
        </table:table-row>
        <table:table-row table:style-name="ro1">
          <table:table-cell office:value-type="float" office:value="102250000" calcext:value-type="float">
            <text:p>102250000</text:p>
          </table:table-cell>
          <table:table-cell office:value-type="float" office:value="2.64627105579502" calcext:value-type="float">
            <text:p>2.6462710558</text:p>
          </table:table-cell>
        </table:table-row>
        <table:table-row table:style-name="ro1">
          <table:table-cell office:value-type="float" office:value="102500000" calcext:value-type="float">
            <text:p>102500000</text:p>
          </table:table-cell>
          <table:table-cell office:value-type="float" office:value="2.4589788694256" calcext:value-type="float">
            <text:p>2.4589788694</text:p>
          </table:table-cell>
        </table:table-row>
        <table:table-row table:style-name="ro1">
          <table:table-cell office:value-type="float" office:value="102750000" calcext:value-type="float">
            <text:p>102750000</text:p>
          </table:table-cell>
          <table:table-cell office:value-type="float" office:value="2.8525557293561" calcext:value-type="float">
            <text:p>2.8525557294</text:p>
          </table:table-cell>
        </table:table-row>
        <table:table-row table:style-name="ro1">
          <table:table-cell office:value-type="float" office:value="103000000" calcext:value-type="float">
            <text:p>103000000</text:p>
          </table:table-cell>
          <table:table-cell office:value-type="float" office:value="2.56770278080338" calcext:value-type="float">
            <text:p>2.5677027808</text:p>
          </table:table-cell>
        </table:table-row>
        <table:table-row table:style-name="ro1">
          <table:table-cell office:value-type="float" office:value="103250000" calcext:value-type="float">
            <text:p>103250000</text:p>
          </table:table-cell>
          <table:table-cell office:value-type="float" office:value="2.41461124998884" calcext:value-type="float">
            <text:p>2.41461125</text:p>
          </table:table-cell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office:value-type="float" office:value="2.74206318425593" calcext:value-type="float">
            <text:p>2.7420631843</text:p>
          </table:table-cell>
        </table:table-row>
        <table:table-row table:style-name="ro1">
          <table:table-cell office:value-type="float" office:value="103750000" calcext:value-type="float">
            <text:p>103750000</text:p>
          </table:table-cell>
          <table:table-cell office:value-type="float" office:value="2.76553322016125" calcext:value-type="float">
            <text:p>2.7655332202</text:p>
          </table:table-cell>
        </table:table-row>
        <table:table-row table:style-name="ro1">
          <table:table-cell office:value-type="float" office:value="104000000" calcext:value-type="float">
            <text:p>104000000</text:p>
          </table:table-cell>
          <table:table-cell office:value-type="float" office:value="2.53195646527299" calcext:value-type="float">
            <text:p>2.5319564653</text:p>
          </table:table-cell>
        </table:table-row>
        <table:table-row table:style-name="ro1">
          <table:table-cell office:value-type="float" office:value="104250000" calcext:value-type="float">
            <text:p>104250000</text:p>
          </table:table-cell>
          <table:table-cell office:value-type="float" office:value="2.57188146927626" calcext:value-type="float">
            <text:p>2.5718814693</text:p>
          </table:table-cell>
        </table:table-row>
        <table:table-row table:style-name="ro1">
          <table:table-cell office:value-type="float" office:value="104500000" calcext:value-type="float">
            <text:p>104500000</text:p>
          </table:table-cell>
          <table:table-cell office:value-type="float" office:value="2.54311585805578" calcext:value-type="float">
            <text:p>2.5431158581</text:p>
          </table:table-cell>
        </table:table-row>
        <table:table-row table:style-name="ro1">
          <table:table-cell office:value-type="float" office:value="104750000" calcext:value-type="float">
            <text:p>104750000</text:p>
          </table:table-cell>
          <table:table-cell office:value-type="float" office:value="2.53712336541711" calcext:value-type="float">
            <text:p>2.5371233654</text:p>
          </table:table-cell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office:value-type="float" office:value="2.5140186019138" calcext:value-type="float">
            <text:p>2.5140186019</text:p>
          </table:table-cell>
        </table:table-row>
        <table:table-row table:style-name="ro1">
          <table:table-cell office:value-type="float" office:value="105250000" calcext:value-type="float">
            <text:p>105250000</text:p>
          </table:table-cell>
          <table:table-cell office:value-type="float" office:value="2.41167720397229" calcext:value-type="float">
            <text:p>2.411677204</text:p>
          </table:table-cell>
        </table:table-row>
        <table:table-row table:style-name="ro1">
          <table:table-cell office:value-type="float" office:value="105500000" calcext:value-type="float">
            <text:p>105500000</text:p>
          </table:table-cell>
          <table:table-cell office:value-type="float" office:value="2.61059805378633" calcext:value-type="float">
            <text:p>2.6105980538</text:p>
          </table:table-cell>
        </table:table-row>
        <table:table-row table:style-name="ro1">
          <table:table-cell office:value-type="float" office:value="105750000" calcext:value-type="float">
            <text:p>105750000</text:p>
          </table:table-cell>
          <table:table-cell office:value-type="float" office:value="2.54859790281643" calcext:value-type="float">
            <text:p>2.5485979028</text:p>
          </table:table-cell>
        </table:table-row>
        <table:table-row table:style-name="ro1">
          <table:table-cell office:value-type="float" office:value="106000000" calcext:value-type="float">
            <text:p>106000000</text:p>
          </table:table-cell>
          <table:table-cell office:value-type="float" office:value="2.39218483186199" calcext:value-type="float">
            <text:p>2.3921848319</text:p>
          </table:table-cell>
        </table:table-row>
        <table:table-row table:style-name="ro1">
          <table:table-cell office:value-type="float" office:value="106250000" calcext:value-type="float">
            <text:p>106250000</text:p>
          </table:table-cell>
          <table:table-cell office:value-type="float" office:value="2.51917468739402" calcext:value-type="float">
            <text:p>2.5191746874</text:p>
          </table:table-cell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office:value-type="float" office:value="2.55605703269823" calcext:value-type="float">
            <text:p>2.5560570327</text:p>
          </table:table-cell>
        </table:table-row>
        <table:table-row table:style-name="ro1">
          <table:table-cell office:value-type="float" office:value="106750000" calcext:value-type="float">
            <text:p>106750000</text:p>
          </table:table-cell>
          <table:table-cell office:value-type="float" office:value="2.61061371842612" calcext:value-type="float">
            <text:p>2.6106137184</text:p>
          </table:table-cell>
        </table:table-row>
        <table:table-row table:style-name="ro1">
          <table:table-cell office:value-type="float" office:value="107000000" calcext:value-type="float">
            <text:p>107000000</text:p>
          </table:table-cell>
          <table:table-cell office:value-type="float" office:value="2.42538969325909" calcext:value-type="float">
            <text:p>2.4253896933</text:p>
          </table:table-cell>
        </table:table-row>
        <table:table-row table:style-name="ro1">
          <table:table-cell office:value-type="float" office:value="107250000" calcext:value-type="float">
            <text:p>107250000</text:p>
          </table:table-cell>
          <table:table-cell office:value-type="float" office:value="2.6121973756251" calcext:value-type="float">
            <text:p>2.6121973756</text:p>
          </table:table-cell>
        </table:table-row>
        <table:table-row table:style-name="ro1">
          <table:table-cell office:value-type="float" office:value="107500000" calcext:value-type="float">
            <text:p>107500000</text:p>
          </table:table-cell>
          <table:table-cell office:value-type="float" office:value="2.51244326715113" calcext:value-type="float">
            <text:p>2.5124432672</text:p>
          </table:table-cell>
        </table:table-row>
        <table:table-row table:style-name="ro1">
          <table:table-cell office:value-type="float" office:value="107750000" calcext:value-type="float">
            <text:p>107750000</text:p>
          </table:table-cell>
          <table:table-cell office:value-type="float" office:value="2.70008030530041" calcext:value-type="float">
            <text:p>2.7000803053</text:p>
          </table:table-cell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office:value-type="float" office:value="2.31970524914897" calcext:value-type="float">
            <text:p>2.3197052491</text:p>
          </table:table-cell>
        </table:table-row>
        <table:table-row table:style-name="ro1">
          <table:table-cell office:value-type="float" office:value="108250000" calcext:value-type="float">
            <text:p>108250000</text:p>
          </table:table-cell>
          <table:table-cell office:value-type="float" office:value="2.37927153601804" calcext:value-type="float">
            <text:p>2.379271536</text:p>
          </table:table-cell>
        </table:table-row>
        <table:table-row table:style-name="ro1">
          <table:table-cell office:value-type="float" office:value="108500000" calcext:value-type="float">
            <text:p>108500000</text:p>
          </table:table-cell>
          <table:table-cell office:value-type="float" office:value="2.5863221225298" calcext:value-type="float">
            <text:p>2.5863221225</text:p>
          </table:table-cell>
        </table:table-row>
        <table:table-row table:style-name="ro1">
          <table:table-cell office:value-type="float" office:value="108750000" calcext:value-type="float">
            <text:p>108750000</text:p>
          </table:table-cell>
          <table:table-cell office:value-type="float" office:value="2.68016844014362" calcext:value-type="float">
            <text:p>2.6801684401</text:p>
          </table:table-cell>
        </table:table-row>
        <table:table-row table:style-name="ro1">
          <table:table-cell office:value-type="float" office:value="109000000" calcext:value-type="float">
            <text:p>109000000</text:p>
          </table:table-cell>
          <table:table-cell office:value-type="float" office:value="2.66203172282264" calcext:value-type="float">
            <text:p>2.6620317228</text:p>
          </table:table-cell>
        </table:table-row>
        <table:table-row table:style-name="ro1">
          <table:table-cell office:value-type="float" office:value="109250000" calcext:value-type="float">
            <text:p>109250000</text:p>
          </table:table-cell>
          <table:table-cell office:value-type="float" office:value="2.4870904939908" calcext:value-type="float">
            <text:p>2.487090494</text:p>
          </table:table-cell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office:value-type="float" office:value="2.494126917396" calcext:value-type="float">
            <text:p>2.4941269174</text:p>
          </table:table-cell>
        </table:table-row>
        <table:table-row table:style-name="ro1">
          <table:table-cell office:value-type="float" office:value="109750000" calcext:value-type="float">
            <text:p>109750000</text:p>
          </table:table-cell>
          <table:table-cell office:value-type="float" office:value="2.45847727908191" calcext:value-type="float">
            <text:p>2.4584772791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2.65592079034708" calcext:value-type="float">
            <text:p>2.6559207903</text:p>
          </table:table-cell>
        </table:table-row>
        <table:table-row table:style-name="ro1">
          <table:table-cell office:value-type="float" office:value="110250000" calcext:value-type="float">
            <text:p>110250000</text:p>
          </table:table-cell>
          <table:table-cell office:value-type="float" office:value="2.57038435429472" calcext:value-type="float">
            <text:p>2.5703843543</text:p>
          </table:table-cell>
        </table:table-row>
        <table:table-row table:style-name="ro1">
          <table:table-cell office:value-type="float" office:value="110500000" calcext:value-type="float">
            <text:p>110500000</text:p>
          </table:table-cell>
          <table:table-cell office:value-type="float" office:value="2.51915661246986" calcext:value-type="float">
            <text:p>2.5191566125</text:p>
          </table:table-cell>
        </table:table-row>
        <table:table-row table:style-name="ro1">
          <table:table-cell office:value-type="float" office:value="110750000" calcext:value-type="float">
            <text:p>110750000</text:p>
          </table:table-cell>
          <table:table-cell office:value-type="float" office:value="2.46321257735502" calcext:value-type="float">
            <text:p>2.4632125774</text:p>
          </table:table-cell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office:value-type="float" office:value="2.59868175722164" calcext:value-type="float">
            <text:p>2.5986817572</text:p>
          </table:table-cell>
        </table:table-row>
        <table:table-row table:style-name="ro1">
          <table:table-cell office:value-type="float" office:value="111250000" calcext:value-type="float">
            <text:p>111250000</text:p>
          </table:table-cell>
          <table:table-cell office:value-type="float" office:value="2.61626333718172" calcext:value-type="float">
            <text:p>2.6162633372</text:p>
          </table:table-cell>
        </table:table-row>
        <table:table-row table:style-name="ro1">
          <table:table-cell office:value-type="float" office:value="111500000" calcext:value-type="float">
            <text:p>111500000</text:p>
          </table:table-cell>
          <table:table-cell office:value-type="float" office:value="2.64737844756988" calcext:value-type="float">
            <text:p>2.6473784476</text:p>
          </table:table-cell>
        </table:table-row>
        <table:table-row table:style-name="ro1">
          <table:table-cell office:value-type="float" office:value="111750000" calcext:value-type="float">
            <text:p>111750000</text:p>
          </table:table-cell>
          <table:table-cell office:value-type="float" office:value="2.59876020131052" calcext:value-type="float">
            <text:p>2.5987602013</text:p>
          </table:table-cell>
        </table:table-row>
        <table:table-row table:style-name="ro1">
          <table:table-cell office:value-type="float" office:value="112000000" calcext:value-type="float">
            <text:p>112000000</text:p>
          </table:table-cell>
          <table:table-cell office:value-type="float" office:value="2.89314047150781" calcext:value-type="float">
            <text:p>2.8931404715</text:p>
          </table:table-cell>
        </table:table-row>
        <table:table-row table:style-name="ro1">
          <table:table-cell office:value-type="float" office:value="112250000" calcext:value-type="float">
            <text:p>112250000</text:p>
          </table:table-cell>
          <table:table-cell office:value-type="float" office:value="2.53285753250966" calcext:value-type="float">
            <text:p>2.5328575325</text:p>
          </table:table-cell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office:value-type="float" office:value="2.73246006596592" calcext:value-type="float">
            <text:p>2.732460066</text:p>
          </table:table-cell>
        </table:table-row>
        <table:table-row table:style-name="ro1">
          <table:table-cell office:value-type="float" office:value="112750000" calcext:value-type="float">
            <text:p>112750000</text:p>
          </table:table-cell>
          <table:table-cell office:value-type="float" office:value="2.81381174041622" calcext:value-type="float">
            <text:p>2.8138117404</text:p>
          </table:table-cell>
        </table:table-row>
        <table:table-row table:style-name="ro1">
          <table:table-cell office:value-type="float" office:value="113000000" calcext:value-type="float">
            <text:p>113000000</text:p>
          </table:table-cell>
          <table:table-cell office:value-type="float" office:value="2.40764408077747" calcext:value-type="float">
            <text:p>2.4076440808</text:p>
          </table:table-cell>
        </table:table-row>
        <table:table-row table:style-name="ro1">
          <table:table-cell office:value-type="float" office:value="113250000" calcext:value-type="float">
            <text:p>113250000</text:p>
          </table:table-cell>
          <table:table-cell office:value-type="float" office:value="2.74497895377662" calcext:value-type="float">
            <text:p>2.7449789538</text:p>
          </table:table-cell>
        </table:table-row>
        <table:table-row table:style-name="ro1">
          <table:table-cell office:value-type="float" office:value="113500000" calcext:value-type="float">
            <text:p>113500000</text:p>
          </table:table-cell>
          <table:table-cell office:value-type="float" office:value="2.38821311547216" calcext:value-type="float">
            <text:p>2.3882131155</text:p>
          </table:table-cell>
        </table:table-row>
        <table:table-row table:style-name="ro1">
          <table:table-cell office:value-type="float" office:value="113750000" calcext:value-type="float">
            <text:p>113750000</text:p>
          </table:table-cell>
          <table:table-cell office:value-type="float" office:value="2.48855473103895" calcext:value-type="float">
            <text:p>2.488554731</text:p>
          </table:table-cell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office:value-type="float" office:value="2.26311253839393" calcext:value-type="float">
            <text:p>2.2631125384</text:p>
          </table:table-cell>
        </table:table-row>
        <table:table-row table:style-name="ro1">
          <table:table-cell office:value-type="float" office:value="114250000" calcext:value-type="float">
            <text:p>114250000</text:p>
          </table:table-cell>
          <table:table-cell office:value-type="float" office:value="2.54325039659859" calcext:value-type="float">
            <text:p>2.5432503966</text:p>
          </table:table-cell>
        </table:table-row>
        <table:table-row table:style-name="ro1">
          <table:table-cell office:value-type="float" office:value="114500000" calcext:value-type="float">
            <text:p>114500000</text:p>
          </table:table-cell>
          <table:table-cell office:value-type="float" office:value="2.41908170278001" calcext:value-type="float">
            <text:p>2.4190817028</text:p>
          </table:table-cell>
        </table:table-row>
        <table:table-row table:style-name="ro1">
          <table:table-cell office:value-type="float" office:value="114750000" calcext:value-type="float">
            <text:p>114750000</text:p>
          </table:table-cell>
          <table:table-cell office:value-type="float" office:value="2.65185533767726" calcext:value-type="float">
            <text:p>2.6518553377</text:p>
          </table:table-cell>
        </table:table-row>
        <table:table-row table:style-name="ro1">
          <table:table-cell office:value-type="float" office:value="115000000" calcext:value-type="float">
            <text:p>115000000</text:p>
          </table:table-cell>
          <table:table-cell office:value-type="float" office:value="2.41213032534401" calcext:value-type="float">
            <text:p>2.4121303253</text:p>
          </table:table-cell>
        </table:table-row>
        <table:table-row table:style-name="ro1">
          <table:table-cell office:value-type="float" office:value="115250000" calcext:value-type="float">
            <text:p>115250000</text:p>
          </table:table-cell>
          <table:table-cell office:value-type="float" office:value="2.46296165303006" calcext:value-type="float">
            <text:p>2.462961653</text:p>
          </table:table-cell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office:value-type="float" office:value="2.57610850132068" calcext:value-type="float">
            <text:p>2.5761085013</text:p>
          </table:table-cell>
        </table:table-row>
        <table:table-row table:style-name="ro1">
          <table:table-cell office:value-type="float" office:value="115750000" calcext:value-type="float">
            <text:p>115750000</text:p>
          </table:table-cell>
          <table:table-cell office:value-type="float" office:value="2.61072683566377" calcext:value-type="float">
            <text:p>2.6107268357</text:p>
          </table:table-cell>
        </table:table-row>
        <table:table-row table:style-name="ro1">
          <table:table-cell office:value-type="float" office:value="116000000" calcext:value-type="float">
            <text:p>116000000</text:p>
          </table:table-cell>
          <table:table-cell office:value-type="float" office:value="2.52334176093856" calcext:value-type="float">
            <text:p>2.5233417609</text:p>
          </table:table-cell>
        </table:table-row>
        <table:table-row table:style-name="ro1">
          <table:table-cell office:value-type="float" office:value="116250000" calcext:value-type="float">
            <text:p>116250000</text:p>
          </table:table-cell>
          <table:table-cell office:value-type="float" office:value="2.58753203317323" calcext:value-type="float">
            <text:p>2.5875320332</text:p>
          </table:table-cell>
        </table:table-row>
        <table:table-row table:style-name="ro1">
          <table:table-cell office:value-type="float" office:value="116500000" calcext:value-type="float">
            <text:p>116500000</text:p>
          </table:table-cell>
          <table:table-cell office:value-type="float" office:value="2.51598315871883" calcext:value-type="float">
            <text:p>2.5159831587</text:p>
          </table:table-cell>
        </table:table-row>
        <table:table-row table:style-name="ro1">
          <table:table-cell office:value-type="float" office:value="116750000" calcext:value-type="float">
            <text:p>116750000</text:p>
          </table:table-cell>
          <table:table-cell office:value-type="float" office:value="2.33601085740007" calcext:value-type="float">
            <text:p>2.3360108574</text:p>
          </table:table-cell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office:value-type="float" office:value="2.43562275989361" calcext:value-type="float">
            <text:p>2.4356227599</text:p>
          </table:table-cell>
        </table:table-row>
        <table:table-row table:style-name="ro1">
          <table:table-cell office:value-type="float" office:value="117250000" calcext:value-type="float">
            <text:p>117250000</text:p>
          </table:table-cell>
          <table:table-cell office:value-type="float" office:value="2.76027414948657" calcext:value-type="float">
            <text:p>2.7602741495</text:p>
          </table:table-cell>
        </table:table-row>
        <table:table-row table:style-name="ro1">
          <table:table-cell office:value-type="float" office:value="117500000" calcext:value-type="float">
            <text:p>117500000</text:p>
          </table:table-cell>
          <table:table-cell office:value-type="float" office:value="2.48393738185775" calcext:value-type="float">
            <text:p>2.4839373819</text:p>
          </table:table-cell>
        </table:table-row>
        <table:table-row table:style-name="ro1">
          <table:table-cell office:value-type="float" office:value="117750000" calcext:value-type="float">
            <text:p>117750000</text:p>
          </table:table-cell>
          <table:table-cell office:value-type="float" office:value="2.51514175969606" calcext:value-type="float">
            <text:p>2.5151417597</text:p>
          </table:table-cell>
        </table:table-row>
        <table:table-row table:style-name="ro1">
          <table:table-cell office:value-type="float" office:value="118000000" calcext:value-type="float">
            <text:p>118000000</text:p>
          </table:table-cell>
          <table:table-cell office:value-type="float" office:value="2.37524140717141" calcext:value-type="float">
            <text:p>2.3752414072</text:p>
          </table:table-cell>
        </table:table-row>
        <table:table-row table:style-name="ro1">
          <table:table-cell office:value-type="float" office:value="118250000" calcext:value-type="float">
            <text:p>118250000</text:p>
          </table:table-cell>
          <table:table-cell office:value-type="float" office:value="2.32754128062857" calcext:value-type="float">
            <text:p>2.3275412806</text:p>
          </table:table-cell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office:value-type="float" office:value="2.49900325080363" calcext:value-type="float">
            <text:p>2.4990032508</text:p>
          </table:table-cell>
        </table:table-row>
        <table:table-row table:style-name="ro1">
          <table:table-cell office:value-type="float" office:value="118750000" calcext:value-type="float">
            <text:p>118750000</text:p>
          </table:table-cell>
          <table:table-cell office:value-type="float" office:value="2.64601008684661" calcext:value-type="float">
            <text:p>2.6460100868</text:p>
          </table:table-cell>
        </table:table-row>
        <table:table-row table:style-name="ro1">
          <table:table-cell office:value-type="float" office:value="119000000" calcext:value-type="float">
            <text:p>119000000</text:p>
          </table:table-cell>
          <table:table-cell office:value-type="float" office:value="2.62900965389988" calcext:value-type="float">
            <text:p>2.6290096539</text:p>
          </table:table-cell>
        </table:table-row>
        <table:table-row table:style-name="ro1">
          <table:table-cell office:value-type="float" office:value="119250000" calcext:value-type="float">
            <text:p>119250000</text:p>
          </table:table-cell>
          <table:table-cell office:value-type="float" office:value="2.49820077802089" calcext:value-type="float">
            <text:p>2.498200778</text:p>
          </table:table-cell>
        </table:table-row>
        <table:table-row table:style-name="ro1">
          <table:table-cell office:value-type="float" office:value="119500000" calcext:value-type="float">
            <text:p>119500000</text:p>
          </table:table-cell>
          <table:table-cell office:value-type="float" office:value="2.54301391147039" calcext:value-type="float">
            <text:p>2.5430139115</text:p>
          </table:table-cell>
        </table:table-row>
        <table:table-row table:style-name="ro1">
          <table:table-cell office:value-type="float" office:value="119750000" calcext:value-type="float">
            <text:p>119750000</text:p>
          </table:table-cell>
          <table:table-cell office:value-type="float" office:value="2.45265146131334" calcext:value-type="float">
            <text:p>2.4526514613</text:p>
          </table:table-cell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office:value-type="float" office:value="2.8255522941621" calcext:value-type="float">
            <text:p>2.8255522942</text:p>
          </table:table-cell>
        </table:table-row>
        <table:table-row table:style-name="ro1">
          <table:table-cell office:value-type="float" office:value="120250000" calcext:value-type="float">
            <text:p>120250000</text:p>
          </table:table-cell>
          <table:table-cell office:value-type="float" office:value="2.45548692262214" calcext:value-type="float">
            <text:p>2.4554869226</text:p>
          </table:table-cell>
        </table:table-row>
        <table:table-row table:style-name="ro1">
          <table:table-cell office:value-type="float" office:value="120500000" calcext:value-type="float">
            <text:p>120500000</text:p>
          </table:table-cell>
          <table:table-cell office:value-type="float" office:value="2.4572415819608" calcext:value-type="float">
            <text:p>2.457241582</text:p>
          </table:table-cell>
        </table:table-row>
        <table:table-row table:style-name="ro1">
          <table:table-cell office:value-type="float" office:value="120750000" calcext:value-type="float">
            <text:p>120750000</text:p>
          </table:table-cell>
          <table:table-cell office:value-type="float" office:value="2.34168268618607" calcext:value-type="float">
            <text:p>2.3416826862</text:p>
          </table:table-cell>
        </table:table-row>
        <table:table-row table:style-name="ro1">
          <table:table-cell office:value-type="float" office:value="121000000" calcext:value-type="float">
            <text:p>121000000</text:p>
          </table:table-cell>
          <table:table-cell office:value-type="float" office:value="2.54303666329597" calcext:value-type="float">
            <text:p>2.5430366633</text:p>
          </table:table-cell>
        </table:table-row>
        <table:table-row table:style-name="ro1">
          <table:table-cell office:value-type="float" office:value="121250000" calcext:value-type="float">
            <text:p>121250000</text:p>
          </table:table-cell>
          <table:table-cell office:value-type="float" office:value="2.32448960009088" calcext:value-type="float">
            <text:p>2.3244896001</text:p>
          </table:table-cell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office:value-type="float" office:value="2.42662066189243" calcext:value-type="float">
            <text:p>2.4266206619</text:p>
          </table:table-cell>
        </table:table-row>
        <table:table-row table:style-name="ro1">
          <table:table-cell office:value-type="float" office:value="121750000" calcext:value-type="float">
            <text:p>121750000</text:p>
          </table:table-cell>
          <table:table-cell office:value-type="float" office:value="2.70425303577776" calcext:value-type="float">
            <text:p>2.7042530358</text:p>
          </table:table-cell>
        </table:table-row>
        <table:table-row table:style-name="ro1">
          <table:table-cell office:value-type="float" office:value="122000000" calcext:value-type="float">
            <text:p>122000000</text:p>
          </table:table-cell>
          <table:table-cell office:value-type="float" office:value="2.39230861709782" calcext:value-type="float">
            <text:p>2.3923086171</text:p>
          </table:table-cell>
        </table:table-row>
        <table:table-row table:style-name="ro1">
          <table:table-cell office:value-type="float" office:value="122250000" calcext:value-type="float">
            <text:p>122250000</text:p>
          </table:table-cell>
          <table:table-cell office:value-type="float" office:value="2.37781366746744" calcext:value-type="float">
            <text:p>2.3778136675</text:p>
          </table:table-cell>
        </table:table-row>
        <table:table-row table:style-name="ro1">
          <table:table-cell office:value-type="float" office:value="122500000" calcext:value-type="float">
            <text:p>122500000</text:p>
          </table:table-cell>
          <table:table-cell office:value-type="float" office:value="2.82778068165507" calcext:value-type="float">
            <text:p>2.8277806817</text:p>
          </table:table-cell>
        </table:table-row>
        <table:table-row table:style-name="ro1">
          <table:table-cell office:value-type="float" office:value="122750000" calcext:value-type="float">
            <text:p>122750000</text:p>
          </table:table-cell>
          <table:table-cell office:value-type="float" office:value="2.33411385814761" calcext:value-type="float">
            <text:p>2.3341138581</text:p>
          </table:table-cell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office:value-type="float" office:value="2.45279450508782" calcext:value-type="float">
            <text:p>2.4527945051</text:p>
          </table:table-cell>
        </table:table-row>
        <table:table-row table:style-name="ro1">
          <table:table-cell office:value-type="float" office:value="123250000" calcext:value-type="float">
            <text:p>123250000</text:p>
          </table:table-cell>
          <table:table-cell office:value-type="float" office:value="2.52701237678732" calcext:value-type="float">
            <text:p>2.5270123768</text:p>
          </table:table-cell>
        </table:table-row>
        <table:table-row table:style-name="ro1">
          <table:table-cell office:value-type="float" office:value="123500000" calcext:value-type="float">
            <text:p>123500000</text:p>
          </table:table-cell>
          <table:table-cell office:value-type="float" office:value="2.66263629845384" calcext:value-type="float">
            <text:p>2.6626362985</text:p>
          </table:table-cell>
        </table:table-row>
        <table:table-row table:style-name="ro1">
          <table:table-cell office:value-type="float" office:value="123750000" calcext:value-type="float">
            <text:p>123750000</text:p>
          </table:table-cell>
          <table:table-cell office:value-type="float" office:value="2.45626475174787" calcext:value-type="float">
            <text:p>2.4562647517</text:p>
          </table:table-cell>
        </table:table-row>
        <table:table-row table:style-name="ro1">
          <table:table-cell office:value-type="float" office:value="124000000" calcext:value-type="float">
            <text:p>124000000</text:p>
          </table:table-cell>
          <table:table-cell office:value-type="float" office:value="2.62470349086037" calcext:value-type="float">
            <text:p>2.6247034909</text:p>
          </table:table-cell>
        </table:table-row>
        <table:table-row table:style-name="ro1">
          <table:table-cell office:value-type="float" office:value="124250000" calcext:value-type="float">
            <text:p>124250000</text:p>
          </table:table-cell>
          <table:table-cell office:value-type="float" office:value="2.51450767426561" calcext:value-type="float">
            <text:p>2.5145076743</text:p>
          </table:table-cell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office:value-type="float" office:value="2.56519079568499" calcext:value-type="float">
            <text:p>2.5651907957</text:p>
          </table:table-cell>
        </table:table-row>
        <table:table-row table:style-name="ro1">
          <table:table-cell office:value-type="float" office:value="124750000" calcext:value-type="float">
            <text:p>124750000</text:p>
          </table:table-cell>
          <table:table-cell office:value-type="float" office:value="2.78869206898413" calcext:value-type="float">
            <text:p>2.788692069</text:p>
          </table:table-cell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office:value-type="float" office:value="2.6156524411657" calcext:value-type="float">
            <text:p>2.6156524412</text:p>
          </table:table-cell>
        </table:table-row>
        <table:table-row table:style-name="ro1">
          <table:table-cell office:value-type="float" office:value="125250000" calcext:value-type="float">
            <text:p>125250000</text:p>
          </table:table-cell>
          <table:table-cell office:value-type="float" office:value="2.45925906805414" calcext:value-type="float">
            <text:p>2.4592590681</text:p>
          </table:table-cell>
        </table:table-row>
        <table:table-row table:style-name="ro1">
          <table:table-cell office:value-type="float" office:value="125500000" calcext:value-type="float">
            <text:p>125500000</text:p>
          </table:table-cell>
          <table:table-cell office:value-type="float" office:value="2.66898021018884" calcext:value-type="float">
            <text:p>2.6689802102</text:p>
          </table:table-cell>
        </table:table-row>
        <table:table-row table:style-name="ro1">
          <table:table-cell office:value-type="float" office:value="125750000" calcext:value-type="float">
            <text:p>125750000</text:p>
          </table:table-cell>
          <table:table-cell office:value-type="float" office:value="2.61659875971945" calcext:value-type="float">
            <text:p>2.6165987597</text:p>
          </table:table-cell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office:value-type="float" office:value="2.32308868337301" calcext:value-type="float">
            <text:p>2.3230886834</text:p>
          </table:table-cell>
        </table:table-row>
        <table:table-row table:style-name="ro1">
          <table:table-cell office:value-type="float" office:value="126250000" calcext:value-type="float">
            <text:p>126250000</text:p>
          </table:table-cell>
          <table:table-cell office:value-type="float" office:value="2.56000464463746" calcext:value-type="float">
            <text:p>2.5600046446</text:p>
          </table:table-cell>
        </table:table-row>
        <table:table-row table:style-name="ro1">
          <table:table-cell office:value-type="float" office:value="126500000" calcext:value-type="float">
            <text:p>126500000</text:p>
          </table:table-cell>
          <table:table-cell office:value-type="float" office:value="2.75041277365357" calcext:value-type="float">
            <text:p>2.7504127737</text:p>
          </table:table-cell>
        </table:table-row>
        <table:table-row table:style-name="ro1">
          <table:table-cell office:value-type="float" office:value="126750000" calcext:value-type="float">
            <text:p>126750000</text:p>
          </table:table-cell>
          <table:table-cell office:value-type="float" office:value="2.43795487094213" calcext:value-type="float">
            <text:p>2.4379548709</text:p>
          </table:table-cell>
        </table:table-row>
        <table:table-row table:style-name="ro1">
          <table:table-cell office:value-type="float" office:value="127000000" calcext:value-type="float">
            <text:p>127000000</text:p>
          </table:table-cell>
          <table:table-cell office:value-type="float" office:value="2.6580991157331" calcext:value-type="float">
            <text:p>2.6580991157</text:p>
          </table:table-cell>
        </table:table-row>
        <table:table-row table:style-name="ro1">
          <table:table-cell office:value-type="float" office:value="127250000" calcext:value-type="float">
            <text:p>127250000</text:p>
          </table:table-cell>
          <table:table-cell office:value-type="float" office:value="2.34380352153376" calcext:value-type="float">
            <text:p>2.3438035215</text:p>
          </table:table-cell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office:value-type="float" office:value="2.59400660370583" calcext:value-type="float">
            <text:p>2.5940066037</text:p>
          </table:table-cell>
        </table:table-row>
        <table:table-row table:style-name="ro1">
          <table:table-cell office:value-type="float" office:value="127750000" calcext:value-type="float">
            <text:p>127750000</text:p>
          </table:table-cell>
          <table:table-cell office:value-type="float" office:value="2.79569529343256" calcext:value-type="float">
            <text:p>2.7956952934</text:p>
          </table:table-cell>
        </table:table-row>
        <table:table-row table:style-name="ro1">
          <table:table-cell office:value-type="float" office:value="128000000" calcext:value-type="float">
            <text:p>128000000</text:p>
          </table:table-cell>
          <table:table-cell office:value-type="float" office:value="2.62029263060752" calcext:value-type="float">
            <text:p>2.6202926306</text:p>
          </table:table-cell>
        </table:table-row>
        <table:table-row table:style-name="ro1">
          <table:table-cell office:value-type="float" office:value="128250000" calcext:value-type="float">
            <text:p>128250000</text:p>
          </table:table-cell>
          <table:table-cell office:value-type="float" office:value="2.80592761759672" calcext:value-type="float">
            <text:p>2.8059276176</text:p>
          </table:table-cell>
        </table:table-row>
        <table:table-row table:style-name="ro1">
          <table:table-cell office:value-type="float" office:value="128500000" calcext:value-type="float">
            <text:p>128500000</text:p>
          </table:table-cell>
          <table:table-cell office:value-type="float" office:value="2.75449543909335" calcext:value-type="float">
            <text:p>2.7544954391</text:p>
          </table:table-cell>
        </table:table-row>
        <table:table-row table:style-name="ro1">
          <table:table-cell office:value-type="float" office:value="128750000" calcext:value-type="float">
            <text:p>128750000</text:p>
          </table:table-cell>
          <table:table-cell office:value-type="float" office:value="2.22902836496624" calcext:value-type="float">
            <text:p>2.229028365</text:p>
          </table:table-cell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office:value-type="float" office:value="2.45503301889022" calcext:value-type="float">
            <text:p>2.4550330189</text:p>
          </table:table-cell>
        </table:table-row>
        <table:table-row table:style-name="ro1">
          <table:table-cell office:value-type="float" office:value="129250000" calcext:value-type="float">
            <text:p>129250000</text:p>
          </table:table-cell>
          <table:table-cell office:value-type="float" office:value="2.65091697934238" calcext:value-type="float">
            <text:p>2.6509169793</text:p>
          </table:table-cell>
        </table:table-row>
        <table:table-row table:style-name="ro1">
          <table:table-cell office:value-type="float" office:value="129500000" calcext:value-type="float">
            <text:p>129500000</text:p>
          </table:table-cell>
          <table:table-cell office:value-type="float" office:value="2.63449956157297" calcext:value-type="float">
            <text:p>2.6344995616</text:p>
          </table:table-cell>
        </table:table-row>
        <table:table-row table:style-name="ro1">
          <table:table-cell office:value-type="float" office:value="129750000" calcext:value-type="float">
            <text:p>129750000</text:p>
          </table:table-cell>
          <table:table-cell office:value-type="float" office:value="2.77306228259776" calcext:value-type="float">
            <text:p>2.7730622826</text:p>
          </table:table-cell>
        </table:table-row>
        <table:table-row table:style-name="ro1">
          <table:table-cell office:value-type="float" office:value="130000000" calcext:value-type="float">
            <text:p>130000000</text:p>
          </table:table-cell>
          <table:table-cell office:value-type="float" office:value="2.59455212664429" calcext:value-type="float">
            <text:p>2.5945521266</text:p>
          </table:table-cell>
        </table:table-row>
        <table:table-row table:style-name="ro1">
          <table:table-cell office:value-type="float" office:value="130250000" calcext:value-type="float">
            <text:p>130250000</text:p>
          </table:table-cell>
          <table:table-cell office:value-type="float" office:value="2.52920131656366" calcext:value-type="float">
            <text:p>2.5292013166</text:p>
          </table:table-cell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office:value-type="float" office:value="2.77412172650718" calcext:value-type="float">
            <text:p>2.7741217265</text:p>
          </table:table-cell>
        </table:table-row>
        <table:table-row table:style-name="ro1">
          <table:table-cell office:value-type="float" office:value="130750000" calcext:value-type="float">
            <text:p>130750000</text:p>
          </table:table-cell>
          <table:table-cell office:value-type="float" office:value="2.78056305690152" calcext:value-type="float">
            <text:p>2.7805630569</text:p>
          </table:table-cell>
        </table:table-row>
        <table:table-row table:style-name="ro1">
          <table:table-cell office:value-type="float" office:value="131000000" calcext:value-type="float">
            <text:p>131000000</text:p>
          </table:table-cell>
          <table:table-cell office:value-type="float" office:value="2.61740425756349" calcext:value-type="float">
            <text:p>2.6174042576</text:p>
          </table:table-cell>
        </table:table-row>
        <table:table-row table:style-name="ro1">
          <table:table-cell office:value-type="float" office:value="131250000" calcext:value-type="float">
            <text:p>131250000</text:p>
          </table:table-cell>
          <table:table-cell office:value-type="float" office:value="2.60202908637222" calcext:value-type="float">
            <text:p>2.6020290864</text:p>
          </table:table-cell>
        </table:table-row>
        <table:table-row table:style-name="ro1">
          <table:table-cell office:value-type="float" office:value="131500000" calcext:value-type="float">
            <text:p>131500000</text:p>
          </table:table-cell>
          <table:table-cell office:value-type="float" office:value="2.46948598027867" calcext:value-type="float">
            <text:p>2.4694859803</text:p>
          </table:table-cell>
        </table:table-row>
        <table:table-row table:style-name="ro1">
          <table:table-cell office:value-type="float" office:value="131750000" calcext:value-type="float">
            <text:p>131750000</text:p>
          </table:table-cell>
          <table:table-cell office:value-type="float" office:value="2.78082272262922" calcext:value-type="float">
            <text:p>2.7808227226</text:p>
          </table:table-cell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office:value-type="float" office:value="2.43658752907562" calcext:value-type="float">
            <text:p>2.4365875291</text:p>
          </table:table-cell>
        </table:table-row>
        <table:table-row table:style-name="ro1">
          <table:table-cell office:value-type="float" office:value="132250000" calcext:value-type="float">
            <text:p>132250000</text:p>
          </table:table-cell>
          <table:table-cell office:value-type="float" office:value="2.48066186453622" calcext:value-type="float">
            <text:p>2.4806618645</text:p>
          </table:table-cell>
        </table:table-row>
        <table:table-row table:style-name="ro1">
          <table:table-cell office:value-type="float" office:value="132500000" calcext:value-type="float">
            <text:p>132500000</text:p>
          </table:table-cell>
          <table:table-cell office:value-type="float" office:value="2.67168647776774" calcext:value-type="float">
            <text:p>2.6716864778</text:p>
          </table:table-cell>
        </table:table-row>
        <table:table-row table:style-name="ro1">
          <table:table-cell office:value-type="float" office:value="132750000" calcext:value-type="float">
            <text:p>132750000</text:p>
          </table:table-cell>
          <table:table-cell office:value-type="float" office:value="2.65832725008945" calcext:value-type="float">
            <text:p>2.6583272501</text:p>
          </table:table-cell>
        </table:table-row>
        <table:table-row table:style-name="ro1">
          <table:table-cell office:value-type="float" office:value="133000000" calcext:value-type="float">
            <text:p>133000000</text:p>
          </table:table-cell>
          <table:table-cell office:value-type="float" office:value="2.50075681747096" calcext:value-type="float">
            <text:p>2.5007568175</text:p>
          </table:table-cell>
        </table:table-row>
        <table:table-row table:style-name="ro1">
          <table:table-cell office:value-type="float" office:value="133250000" calcext:value-type="float">
            <text:p>133250000</text:p>
          </table:table-cell>
          <table:table-cell office:value-type="float" office:value="2.56151964351367" calcext:value-type="float">
            <text:p>2.5615196435</text:p>
          </table:table-cell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office:value-type="float" office:value="2.87915902859765" calcext:value-type="float">
            <text:p>2.8791590286</text:p>
          </table:table-cell>
        </table:table-row>
        <table:table-row table:style-name="ro1">
          <table:table-cell office:value-type="float" office:value="133750000" calcext:value-type="float">
            <text:p>133750000</text:p>
          </table:table-cell>
          <table:table-cell office:value-type="float" office:value="2.49651048228798" calcext:value-type="float">
            <text:p>2.4965104823</text:p>
          </table:table-cell>
        </table:table-row>
        <table:table-row table:style-name="ro1">
          <table:table-cell office:value-type="float" office:value="134000000" calcext:value-type="float">
            <text:p>134000000</text:p>
          </table:table-cell>
          <table:table-cell office:value-type="float" office:value="2.30665359851836" calcext:value-type="float">
            <text:p>2.3066535985</text:p>
          </table:table-cell>
        </table:table-row>
        <table:table-row table:style-name="ro1">
          <table:table-cell office:value-type="float" office:value="134250000" calcext:value-type="float">
            <text:p>134250000</text:p>
          </table:table-cell>
          <table:table-cell office:value-type="float" office:value="2.96666533322633" calcext:value-type="float">
            <text:p>2.9666653332</text:p>
          </table:table-cell>
        </table:table-row>
        <table:table-row table:style-name="ro1">
          <table:table-cell office:value-type="float" office:value="134500000" calcext:value-type="float">
            <text:p>134500000</text:p>
          </table:table-cell>
          <table:table-cell office:value-type="float" office:value="2.90937444088406" calcext:value-type="float">
            <text:p>2.9093744409</text:p>
          </table:table-cell>
        </table:table-row>
        <table:table-row table:style-name="ro1">
          <table:table-cell office:value-type="float" office:value="134750000" calcext:value-type="float">
            <text:p>134750000</text:p>
          </table:table-cell>
          <table:table-cell office:value-type="float" office:value="2.59786457772072" calcext:value-type="float">
            <text:p>2.5978645777</text:p>
          </table:table-cell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office:value-type="float" office:value="2.60689176765851" calcext:value-type="float">
            <text:p>2.6068917677</text:p>
          </table:table-cell>
        </table:table-row>
        <table:table-row table:style-name="ro1">
          <table:table-cell office:value-type="float" office:value="135250000" calcext:value-type="float">
            <text:p>135250000</text:p>
          </table:table-cell>
          <table:table-cell office:value-type="float" office:value="2.29486858929936" calcext:value-type="float">
            <text:p>2.2948685893</text:p>
          </table:table-cell>
        </table:table-row>
        <table:table-row table:style-name="ro1">
          <table:table-cell office:value-type="float" office:value="135500000" calcext:value-type="float">
            <text:p>135500000</text:p>
          </table:table-cell>
          <table:table-cell office:value-type="float" office:value="2.332244240605" calcext:value-type="float">
            <text:p>2.3322442406</text:p>
          </table:table-cell>
        </table:table-row>
        <table:table-row table:style-name="ro1">
          <table:table-cell office:value-type="float" office:value="135750000" calcext:value-type="float">
            <text:p>135750000</text:p>
          </table:table-cell>
          <table:table-cell office:value-type="float" office:value="2.48733067282126" calcext:value-type="float">
            <text:p>2.4873306728</text:p>
          </table:table-cell>
        </table:table-row>
        <table:table-row table:style-name="ro1">
          <table:table-cell office:value-type="float" office:value="136000000" calcext:value-type="float">
            <text:p>136000000</text:p>
          </table:table-cell>
          <table:table-cell office:value-type="float" office:value="2.82926227608029" calcext:value-type="float">
            <text:p>2.8292622761</text:p>
          </table:table-cell>
        </table:table-row>
        <table:table-row table:style-name="ro1">
          <table:table-cell office:value-type="float" office:value="136250000" calcext:value-type="float">
            <text:p>136250000</text:p>
          </table:table-cell>
          <table:table-cell office:value-type="float" office:value="2.8760068663143" calcext:value-type="float">
            <text:p>2.8760068663</text:p>
          </table:table-cell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office:value-type="float" office:value="2.75820889354008" calcext:value-type="float">
            <text:p>2.7582088935</text:p>
          </table:table-cell>
        </table:table-row>
        <table:table-row table:style-name="ro1">
          <table:table-cell office:value-type="float" office:value="136750000" calcext:value-type="float">
            <text:p>136750000</text:p>
          </table:table-cell>
          <table:table-cell office:value-type="float" office:value="2.66151119161236" calcext:value-type="float">
            <text:p>2.6615111916</text:p>
          </table:table-cell>
        </table:table-row>
        <table:table-row table:style-name="ro1">
          <table:table-cell office:value-type="float" office:value="137000000" calcext:value-type="float">
            <text:p>137000000</text:p>
          </table:table-cell>
          <table:table-cell office:value-type="float" office:value="2.6601318821231" calcext:value-type="float">
            <text:p>2.6601318821</text:p>
          </table:table-cell>
        </table:table-row>
        <table:table-row table:style-name="ro1">
          <table:table-cell office:value-type="float" office:value="137250000" calcext:value-type="float">
            <text:p>137250000</text:p>
          </table:table-cell>
          <table:table-cell office:value-type="float" office:value="2.80657707737771" calcext:value-type="float">
            <text:p>2.8065770774</text:p>
          </table:table-cell>
        </table:table-row>
        <table:table-row table:style-name="ro1">
          <table:table-cell office:value-type="float" office:value="137500000" calcext:value-type="float">
            <text:p>137500000</text:p>
          </table:table-cell>
          <table:table-cell office:value-type="float" office:value="2.77566681349024" calcext:value-type="float">
            <text:p>2.7756668135</text:p>
          </table:table-cell>
        </table:table-row>
        <table:table-row table:style-name="ro1">
          <table:table-cell office:value-type="float" office:value="137750000" calcext:value-type="float">
            <text:p>137750000</text:p>
          </table:table-cell>
          <table:table-cell office:value-type="float" office:value="2.74701080702553" calcext:value-type="float">
            <text:p>2.747010807</text:p>
          </table:table-cell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office:value-type="float" office:value="2.59574211727504" calcext:value-type="float">
            <text:p>2.5957421173</text:p>
          </table:table-cell>
        </table:table-row>
        <table:table-row table:style-name="ro1">
          <table:table-cell office:value-type="float" office:value="138250000" calcext:value-type="float">
            <text:p>138250000</text:p>
          </table:table-cell>
          <table:table-cell office:value-type="float" office:value="2.7312932516509" calcext:value-type="float">
            <text:p>2.7312932517</text:p>
          </table:table-cell>
        </table:table-row>
        <table:table-row table:style-name="ro1">
          <table:table-cell office:value-type="float" office:value="138500000" calcext:value-type="float">
            <text:p>138500000</text:p>
          </table:table-cell>
          <table:table-cell office:value-type="float" office:value="2.67884304098175" calcext:value-type="float">
            <text:p>2.678843041</text:p>
          </table:table-cell>
        </table:table-row>
        <table:table-row table:style-name="ro1">
          <table:table-cell office:value-type="float" office:value="138750000" calcext:value-type="float">
            <text:p>138750000</text:p>
          </table:table-cell>
          <table:table-cell office:value-type="float" office:value="2.7704692472752" calcext:value-type="float">
            <text:p>2.7704692473</text:p>
          </table:table-cell>
        </table:table-row>
        <table:table-row table:style-name="ro1">
          <table:table-cell office:value-type="float" office:value="139000000" calcext:value-type="float">
            <text:p>139000000</text:p>
          </table:table-cell>
          <table:table-cell office:value-type="float" office:value="2.64616389395397" calcext:value-type="float">
            <text:p>2.646163894</text:p>
          </table:table-cell>
        </table:table-row>
        <table:table-row table:style-name="ro1">
          <table:table-cell office:value-type="float" office:value="139250000" calcext:value-type="float">
            <text:p>139250000</text:p>
          </table:table-cell>
          <table:table-cell office:value-type="float" office:value="2.43845828521053" calcext:value-type="float">
            <text:p>2.4384582852</text:p>
          </table:table-cell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office:value-type="float" office:value="2.80100963528468" calcext:value-type="float">
            <text:p>2.8010096353</text:p>
          </table:table-cell>
        </table:table-row>
        <table:table-row table:style-name="ro1">
          <table:table-cell office:value-type="float" office:value="139750000" calcext:value-type="float">
            <text:p>139750000</text:p>
          </table:table-cell>
          <table:table-cell office:value-type="float" office:value="2.829841072555" calcext:value-type="float">
            <text:p>2.8298410726</text:p>
          </table:table-cell>
        </table:table-row>
        <table:table-row table:style-name="ro1">
          <table:table-cell office:value-type="float" office:value="140000000" calcext:value-type="float">
            <text:p>140000000</text:p>
          </table:table-cell>
          <table:table-cell office:value-type="float" office:value="2.80774462580199" calcext:value-type="float">
            <text:p>2.8077446258</text:p>
          </table:table-cell>
        </table:table-row>
        <table:table-row table:style-name="ro1">
          <table:table-cell office:value-type="float" office:value="140250000" calcext:value-type="float">
            <text:p>140250000</text:p>
          </table:table-cell>
          <table:table-cell office:value-type="float" office:value="2.78235609895607" calcext:value-type="float">
            <text:p>2.782356099</text:p>
          </table:table-cell>
        </table:table-row>
        <table:table-row table:style-name="ro1">
          <table:table-cell office:value-type="float" office:value="140500000" calcext:value-type="float">
            <text:p>140500000</text:p>
          </table:table-cell>
          <table:table-cell office:value-type="float" office:value="2.8697211824369" calcext:value-type="float">
            <text:p>2.8697211824</text:p>
          </table:table-cell>
        </table:table-row>
        <table:table-row table:style-name="ro1">
          <table:table-cell office:value-type="float" office:value="140750000" calcext:value-type="float">
            <text:p>140750000</text:p>
          </table:table-cell>
          <table:table-cell office:value-type="float" office:value="3.02982055789297" calcext:value-type="float">
            <text:p>3.0298205579</text:p>
          </table:table-cell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office:value-type="float" office:value="2.81639787172191" calcext:value-type="float">
            <text:p>2.8163978717</text:p>
          </table:table-cell>
        </table:table-row>
        <table:table-row table:style-name="ro1">
          <table:table-cell office:value-type="float" office:value="141250000" calcext:value-type="float">
            <text:p>141250000</text:p>
          </table:table-cell>
          <table:table-cell office:value-type="float" office:value="2.73252763088343" calcext:value-type="float">
            <text:p>2.7325276309</text:p>
          </table:table-cell>
        </table:table-row>
        <table:table-row table:style-name="ro1">
          <table:table-cell office:value-type="float" office:value="141500000" calcext:value-type="float">
            <text:p>141500000</text:p>
          </table:table-cell>
          <table:table-cell office:value-type="float" office:value="2.97411780291197" calcext:value-type="float">
            <text:p>2.9741178029</text:p>
          </table:table-cell>
        </table:table-row>
        <table:table-row table:style-name="ro1">
          <table:table-cell office:value-type="float" office:value="141750000" calcext:value-type="float">
            <text:p>141750000</text:p>
          </table:table-cell>
          <table:table-cell office:value-type="float" office:value="3.13822562908436" calcext:value-type="float">
            <text:p>3.1382256291</text:p>
          </table:table-cell>
        </table:table-row>
        <table:table-row table:style-name="ro1">
          <table:table-cell office:value-type="float" office:value="142000000" calcext:value-type="float">
            <text:p>142000000</text:p>
          </table:table-cell>
          <table:table-cell office:value-type="float" office:value="2.60307137231165" calcext:value-type="float">
            <text:p>2.6030713723</text:p>
          </table:table-cell>
        </table:table-row>
        <table:table-row table:style-name="ro1">
          <table:table-cell office:value-type="float" office:value="142250000" calcext:value-type="float">
            <text:p>142250000</text:p>
          </table:table-cell>
          <table:table-cell office:value-type="float" office:value="2.68444674765576" calcext:value-type="float">
            <text:p>2.6844467477</text:p>
          </table:table-cell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office:value-type="float" office:value="2.9892827761718" calcext:value-type="float">
            <text:p>2.9892827762</text:p>
          </table:table-cell>
        </table:table-row>
        <table:table-row table:style-name="ro1">
          <table:table-cell office:value-type="float" office:value="142750000" calcext:value-type="float">
            <text:p>142750000</text:p>
          </table:table-cell>
          <table:table-cell office:value-type="float" office:value="2.88629239156024" calcext:value-type="float">
            <text:p>2.8862923916</text:p>
          </table:table-cell>
        </table:table-row>
        <table:table-row table:style-name="ro1">
          <table:table-cell office:value-type="float" office:value="143000000" calcext:value-type="float">
            <text:p>143000000</text:p>
          </table:table-cell>
          <table:table-cell office:value-type="float" office:value="2.90007989039927" calcext:value-type="float">
            <text:p>2.9000798904</text:p>
          </table:table-cell>
        </table:table-row>
        <table:table-row table:style-name="ro1">
          <table:table-cell office:value-type="float" office:value="143250000" calcext:value-type="float">
            <text:p>143250000</text:p>
          </table:table-cell>
          <table:table-cell office:value-type="float" office:value="3.20011995516761" calcext:value-type="float">
            <text:p>3.2001199552</text:p>
          </table:table-cell>
        </table:table-row>
        <table:table-row table:style-name="ro1">
          <table:table-cell office:value-type="float" office:value="143500000" calcext:value-type="float">
            <text:p>143500000</text:p>
          </table:table-cell>
          <table:table-cell office:value-type="float" office:value="2.93041259989233" calcext:value-type="float">
            <text:p>2.9304125999</text:p>
          </table:table-cell>
        </table:table-row>
        <table:table-row table:style-name="ro1">
          <table:table-cell office:value-type="float" office:value="143750000" calcext:value-type="float">
            <text:p>143750000</text:p>
          </table:table-cell>
          <table:table-cell office:value-type="float" office:value="3.12333338603474" calcext:value-type="float">
            <text:p>3.123333386</text:p>
          </table:table-cell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office:value-type="float" office:value="2.77504970512524" calcext:value-type="float">
            <text:p>2.7750497051</text:p>
          </table:table-cell>
        </table:table-row>
        <table:table-row table:style-name="ro1">
          <table:table-cell office:value-type="float" office:value="144250000" calcext:value-type="float">
            <text:p>144250000</text:p>
          </table:table-cell>
          <table:table-cell office:value-type="float" office:value="3.09508837832906" calcext:value-type="float">
            <text:p>3.0950883783</text:p>
          </table:table-cell>
        </table:table-row>
        <table:table-row table:style-name="ro1">
          <table:table-cell office:value-type="float" office:value="144500000" calcext:value-type="float">
            <text:p>144500000</text:p>
          </table:table-cell>
          <table:table-cell office:value-type="float" office:value="2.93829535673552" calcext:value-type="float">
            <text:p>2.9382953567</text:p>
          </table:table-cell>
        </table:table-row>
        <table:table-row table:style-name="ro1">
          <table:table-cell office:value-type="float" office:value="144750000" calcext:value-type="float">
            <text:p>144750000</text:p>
          </table:table-cell>
          <table:table-cell office:value-type="float" office:value="2.6703437514574" calcext:value-type="float">
            <text:p>2.6703437515</text:p>
          </table:table-cell>
        </table:table-row>
        <table:table-row table:style-name="ro1">
          <table:table-cell office:value-type="float" office:value="145000000" calcext:value-type="float">
            <text:p>145000000</text:p>
          </table:table-cell>
          <table:table-cell office:value-type="float" office:value="3.42934719235893" calcext:value-type="float">
            <text:p>3.4293471924</text:p>
          </table:table-cell>
        </table:table-row>
        <table:table-row table:style-name="ro1">
          <table:table-cell office:value-type="float" office:value="145250000" calcext:value-type="float">
            <text:p>145250000</text:p>
          </table:table-cell>
          <table:table-cell office:value-type="float" office:value="3.20284524389496" calcext:value-type="float">
            <text:p>3.2028452439</text:p>
          </table:table-cell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office:value-type="float" office:value="3.15721974119841" calcext:value-type="float">
            <text:p>3.1572197412</text:p>
          </table:table-cell>
        </table:table-row>
        <table:table-row table:style-name="ro1">
          <table:table-cell office:value-type="float" office:value="145750000" calcext:value-type="float">
            <text:p>145750000</text:p>
          </table:table-cell>
          <table:table-cell office:value-type="float" office:value="2.95538382023355" calcext:value-type="float">
            <text:p>2.9553838202</text:p>
          </table:table-cell>
        </table:table-row>
        <table:table-row table:style-name="ro1">
          <table:table-cell office:value-type="float" office:value="146000000" calcext:value-type="float">
            <text:p>146000000</text:p>
          </table:table-cell>
          <table:table-cell office:value-type="float" office:value="2.84419457067641" calcext:value-type="float">
            <text:p>2.8441945707</text:p>
          </table:table-cell>
        </table:table-row>
        <table:table-row table:style-name="ro1">
          <table:table-cell office:value-type="float" office:value="146250000" calcext:value-type="float">
            <text:p>146250000</text:p>
          </table:table-cell>
          <table:table-cell office:value-type="float" office:value="3.55998772459703" calcext:value-type="float">
            <text:p>3.5599877246</text:p>
          </table:table-cell>
        </table:table-row>
        <table:table-row table:style-name="ro1">
          <table:table-cell office:value-type="float" office:value="146500000" calcext:value-type="float">
            <text:p>146500000</text:p>
          </table:table-cell>
          <table:table-cell office:value-type="float" office:value="3.02892891965319" calcext:value-type="float">
            <text:p>3.0289289197</text:p>
          </table:table-cell>
        </table:table-row>
        <table:table-row table:style-name="ro1">
          <table:table-cell office:value-type="float" office:value="146750000" calcext:value-type="float">
            <text:p>146750000</text:p>
          </table:table-cell>
          <table:table-cell office:value-type="float" office:value="3.00242350990115" calcext:value-type="float">
            <text:p>3.0024235099</text:p>
          </table:table-cell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office:value-type="float" office:value="3.08323394798062" calcext:value-type="float">
            <text:p>3.083233948</text:p>
          </table:table-cell>
        </table:table-row>
        <table:table-row table:style-name="ro1">
          <table:table-cell office:value-type="float" office:value="147250000" calcext:value-type="float">
            <text:p>147250000</text:p>
          </table:table-cell>
          <table:table-cell office:value-type="float" office:value="3.27632447240914" calcext:value-type="float">
            <text:p>3.2763244724</text:p>
          </table:table-cell>
        </table:table-row>
        <table:table-row table:style-name="ro1">
          <table:table-cell office:value-type="float" office:value="147500000" calcext:value-type="float">
            <text:p>147500000</text:p>
          </table:table-cell>
          <table:table-cell office:value-type="float" office:value="2.99836817406063" calcext:value-type="float">
            <text:p>2.9983681741</text:p>
          </table:table-cell>
        </table:table-row>
        <table:table-row table:style-name="ro1">
          <table:table-cell office:value-type="float" office:value="147750000" calcext:value-type="float">
            <text:p>147750000</text:p>
          </table:table-cell>
          <table:table-cell office:value-type="float" office:value="3.09758803420916" calcext:value-type="float">
            <text:p>3.0975880342</text:p>
          </table:table-cell>
        </table:table-row>
        <table:table-row table:style-name="ro1">
          <table:table-cell office:value-type="float" office:value="148000000" calcext:value-type="float">
            <text:p>148000000</text:p>
          </table:table-cell>
          <table:table-cell office:value-type="float" office:value="3.01029536953679" calcext:value-type="float">
            <text:p>3.0102953695</text:p>
          </table:table-cell>
        </table:table-row>
        <table:table-row table:style-name="ro1">
          <table:table-cell office:value-type="float" office:value="148250000" calcext:value-type="float">
            <text:p>148250000</text:p>
          </table:table-cell>
          <table:table-cell office:value-type="float" office:value="3.52731463965912" calcext:value-type="float">
            <text:p>3.5273146397</text:p>
          </table:table-cell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office:value-type="float" office:value="3.18756400999718" calcext:value-type="float">
            <text:p>3.18756401</text:p>
          </table:table-cell>
        </table:table-row>
        <table:table-row table:style-name="ro1">
          <table:table-cell office:value-type="float" office:value="148750000" calcext:value-type="float">
            <text:p>148750000</text:p>
          </table:table-cell>
          <table:table-cell office:value-type="float" office:value="3.27040361414196" calcext:value-type="float">
            <text:p>3.2704036141</text:p>
          </table:table-cell>
        </table:table-row>
        <table:table-row table:style-name="ro1">
          <table:table-cell office:value-type="float" office:value="149000000" calcext:value-type="float">
            <text:p>149000000</text:p>
          </table:table-cell>
          <table:table-cell office:value-type="float" office:value="3.12294557771095" calcext:value-type="float">
            <text:p>3.1229455777</text:p>
          </table:table-cell>
        </table:table-row>
        <table:table-row table:style-name="ro1">
          <table:table-cell office:value-type="float" office:value="149250000" calcext:value-type="float">
            <text:p>149250000</text:p>
          </table:table-cell>
          <table:table-cell office:value-type="float" office:value="3.09456414657469" calcext:value-type="float">
            <text:p>3.0945641466</text:p>
          </table:table-cell>
        </table:table-row>
        <table:table-row table:style-name="ro1">
          <table:table-cell office:value-type="float" office:value="149500000" calcext:value-type="float">
            <text:p>149500000</text:p>
          </table:table-cell>
          <table:table-cell office:value-type="float" office:value="2.92456734625329" calcext:value-type="float">
            <text:p>2.9245673463</text:p>
          </table:table-cell>
        </table:table-row>
        <table:table-row table:style-name="ro1">
          <table:table-cell office:value-type="float" office:value="149750000" calcext:value-type="float">
            <text:p>149750000</text:p>
          </table:table-cell>
          <table:table-cell office:value-type="float" office:value="3.36477586761599" calcext:value-type="float">
            <text:p>3.3647758676</text:p>
          </table:table-cell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office:value-type="float" office:value="3.54276660435908" calcext:value-type="float">
            <text:p>3.5427666044</text:p>
          </table:table-cell>
        </table:table-row>
        <table:table-row table:style-name="ro1">
          <table:table-cell office:value-type="float" office:value="150250000" calcext:value-type="float">
            <text:p>150250000</text:p>
          </table:table-cell>
          <table:table-cell office:value-type="float" office:value="2.99386300354201" calcext:value-type="float">
            <text:p>2.9938630035</text:p>
          </table:table-cell>
        </table:table-row>
        <table:table-row table:style-name="ro1">
          <table:table-cell office:value-type="float" office:value="150500000" calcext:value-type="float">
            <text:p>150500000</text:p>
          </table:table-cell>
          <table:table-cell office:value-type="float" office:value="3.8508117517162" calcext:value-type="float">
            <text:p>3.8508117517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Active_Balun_SN003_S22_VSWR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Monday</text:p>
          </table:table-cell>
          <table:table-cell office:value-type="string" calcext:value-type="string">
            <text:p><text:s/>06 July 2020 21:30:34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1743147073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22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VSWR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20.7732508662324" calcext:value-type="float">
            <text:p>20.7732508662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21.461982610331" calcext:value-type="float">
            <text:p>21.461982610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9.80098127711673" calcext:value-type="float">
            <text:p>9.8009812771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4.48569057496949" calcext:value-type="float">
            <text:p>4.485690575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2.25570235003609" calcext:value-type="float">
            <text:p>2.25570235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3.09928680117289" calcext:value-type="float">
            <text:p>3.0992868012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3.58299448654544" calcext:value-type="float">
            <text:p>3.5829944865</text:p>
          </table:table-cell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3.89344548413747" calcext:value-type="float">
            <text:p>3.8934454841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3.65513400329972" calcext:value-type="float">
            <text:p>3.6551340033</text:p>
          </table:table-cell>
        </table:table-row>
        <table:table-row table:style-name="ro1">
          <table:table-cell office:value-type="float" office:value="2750000" calcext:value-type="float">
            <text:p>2750000</text:p>
          </table:table-cell>
          <table:table-cell office:value-type="float" office:value="3.74072405791866" calcext:value-type="float">
            <text:p>3.7407240579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3.27592965852306" calcext:value-type="float">
            <text:p>3.2759296585</text:p>
          </table:table-cell>
        </table:table-row>
        <table:table-row table:style-name="ro1">
          <table:table-cell office:value-type="float" office:value="3250000" calcext:value-type="float">
            <text:p>3250000</text:p>
          </table:table-cell>
          <table:table-cell office:value-type="float" office:value="2.72663995094652" calcext:value-type="float">
            <text:p>2.7266399509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2.45447359576504" calcext:value-type="float">
            <text:p>2.4544735958</text:p>
          </table:table-cell>
        </table:table-row>
        <table:table-row table:style-name="ro1">
          <table:table-cell office:value-type="float" office:value="3750000" calcext:value-type="float">
            <text:p>3750000</text:p>
          </table:table-cell>
          <table:table-cell office:value-type="float" office:value="1.82674314883991" calcext:value-type="float">
            <text:p>1.8267431488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2.35911913309859" calcext:value-type="float">
            <text:p>2.3591191331</text:p>
          </table:table-cell>
        </table:table-row>
        <table:table-row table:style-name="ro1">
          <table:table-cell office:value-type="float" office:value="4250000" calcext:value-type="float">
            <text:p>4250000</text:p>
          </table:table-cell>
          <table:table-cell office:value-type="float" office:value="2.19368492446461" calcext:value-type="float">
            <text:p>2.1936849245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2.14181875613321" calcext:value-type="float">
            <text:p>2.1418187561</text:p>
          </table:table-cell>
        </table:table-row>
        <table:table-row table:style-name="ro1">
          <table:table-cell office:value-type="float" office:value="4750000" calcext:value-type="float">
            <text:p>4750000</text:p>
          </table:table-cell>
          <table:table-cell office:value-type="float" office:value="2.0786643894264" calcext:value-type="float">
            <text:p>2.0786643894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1.95102600538883" calcext:value-type="float">
            <text:p>1.9510260054</text:p>
          </table:table-cell>
        </table:table-row>
        <table:table-row table:style-name="ro1">
          <table:table-cell office:value-type="float" office:value="5250000" calcext:value-type="float">
            <text:p>5250000</text:p>
          </table:table-cell>
          <table:table-cell office:value-type="float" office:value="1.93971130469567" calcext:value-type="float">
            <text:p>1.9397113047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1.5234795299257" calcext:value-type="float">
            <text:p>1.5234795299</text:p>
          </table:table-cell>
        </table:table-row>
        <table:table-row table:style-name="ro1">
          <table:table-cell office:value-type="float" office:value="5750000" calcext:value-type="float">
            <text:p>5750000</text:p>
          </table:table-cell>
          <table:table-cell office:value-type="float" office:value="1.30957505617445" calcext:value-type="float">
            <text:p>1.3095750562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1.64908249640495" calcext:value-type="float">
            <text:p>1.6490824964</text:p>
          </table:table-cell>
        </table:table-row>
        <table:table-row table:style-name="ro1">
          <table:table-cell office:value-type="float" office:value="6250000" calcext:value-type="float">
            <text:p>6250000</text:p>
          </table:table-cell>
          <table:table-cell office:value-type="float" office:value="1.45639493798135" calcext:value-type="float">
            <text:p>1.456394938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1.38475414398281" calcext:value-type="float">
            <text:p>1.384754144</text:p>
          </table:table-cell>
        </table:table-row>
        <table:table-row table:style-name="ro1">
          <table:table-cell office:value-type="float" office:value="6750000" calcext:value-type="float">
            <text:p>6750000</text:p>
          </table:table-cell>
          <table:table-cell office:value-type="float" office:value="1.3112286561297" calcext:value-type="float">
            <text:p>1.3112286561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1.44158731203065" calcext:value-type="float">
            <text:p>1.441587312</text:p>
          </table:table-cell>
        </table:table-row>
        <table:table-row table:style-name="ro1">
          <table:table-cell office:value-type="float" office:value="7250000" calcext:value-type="float">
            <text:p>7250000</text:p>
          </table:table-cell>
          <table:table-cell office:value-type="float" office:value="1.27523421413817" calcext:value-type="float">
            <text:p>1.2752342141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1.04000646204608" calcext:value-type="float">
            <text:p>1.040006462</text:p>
          </table:table-cell>
        </table:table-row>
        <table:table-row table:style-name="ro1">
          <table:table-cell office:value-type="float" office:value="7750000" calcext:value-type="float">
            <text:p>7750000</text:p>
          </table:table-cell>
          <table:table-cell office:value-type="float" office:value="1.30961545764365" calcext:value-type="float">
            <text:p>1.3096154576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1.19519702442061" calcext:value-type="float">
            <text:p>1.1951970244</text:p>
          </table:table-cell>
        </table:table-row>
        <table:table-row table:style-name="ro1">
          <table:table-cell office:value-type="float" office:value="8250000" calcext:value-type="float">
            <text:p>8250000</text:p>
          </table:table-cell>
          <table:table-cell office:value-type="float" office:value="1.08464158468392" calcext:value-type="float">
            <text:p>1.0846415847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1.12980721818953" calcext:value-type="float">
            <text:p>1.1298072182</text:p>
          </table:table-cell>
        </table:table-row>
        <table:table-row table:style-name="ro1">
          <table:table-cell office:value-type="float" office:value="8750000" calcext:value-type="float">
            <text:p>8750000</text:p>
          </table:table-cell>
          <table:table-cell office:value-type="float" office:value="1.05880973983875" calcext:value-type="float">
            <text:p>1.0588097398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1.15208468965814" calcext:value-type="float">
            <text:p>1.1520846897</text:p>
          </table:table-cell>
        </table:table-row>
        <table:table-row table:style-name="ro1">
          <table:table-cell office:value-type="float" office:value="9250000" calcext:value-type="float">
            <text:p>9250000</text:p>
          </table:table-cell>
          <table:table-cell office:value-type="float" office:value="1.1574729846874" calcext:value-type="float">
            <text:p>1.1574729847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1.08812613642697" calcext:value-type="float">
            <text:p>1.0881261364</text:p>
          </table:table-cell>
        </table:table-row>
        <table:table-row table:style-name="ro1">
          <table:table-cell office:value-type="float" office:value="9750000" calcext:value-type="float">
            <text:p>9750000</text:p>
          </table:table-cell>
          <table:table-cell office:value-type="float" office:value="1.08703405595233" calcext:value-type="float">
            <text:p>1.087034056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.21334558413835" calcext:value-type="float">
            <text:p>1.2133455841</text:p>
          </table:table-cell>
        </table:table-row>
        <table:table-row table:style-name="ro1">
          <table:table-cell office:value-type="float" office:value="10250000" calcext:value-type="float">
            <text:p>10250000</text:p>
          </table:table-cell>
          <table:table-cell office:value-type="float" office:value="1.24500015493448" calcext:value-type="float">
            <text:p>1.2450001549</text:p>
          </table:table-cell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office:value-type="float" office:value="1.19716462995471" calcext:value-type="float">
            <text:p>1.19716463</text:p>
          </table:table-cell>
        </table:table-row>
        <table:table-row table:style-name="ro1">
          <table:table-cell office:value-type="float" office:value="10750000" calcext:value-type="float">
            <text:p>10750000</text:p>
          </table:table-cell>
          <table:table-cell office:value-type="float" office:value="1.19681172538779" calcext:value-type="float">
            <text:p>1.1968117254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1.12700826475136" calcext:value-type="float">
            <text:p>1.1270082648</text:p>
          </table:table-cell>
        </table:table-row>
        <table:table-row table:style-name="ro1">
          <table:table-cell office:value-type="float" office:value="11250000" calcext:value-type="float">
            <text:p>11250000</text:p>
          </table:table-cell>
          <table:table-cell office:value-type="float" office:value="1.09352267626107" calcext:value-type="float">
            <text:p>1.0935226763</text:p>
          </table:table-cell>
        </table:table-row>
        <table:table-row table:style-name="ro1">
          <table:table-cell office:value-type="float" office:value="11500000" calcext:value-type="float">
            <text:p>11500000</text:p>
          </table:table-cell>
          <table:table-cell office:value-type="float" office:value="1.12586332312126" calcext:value-type="float">
            <text:p>1.1258633231</text:p>
          </table:table-cell>
        </table:table-row>
        <table:table-row table:style-name="ro1">
          <table:table-cell office:value-type="float" office:value="11750000" calcext:value-type="float">
            <text:p>11750000</text:p>
          </table:table-cell>
          <table:table-cell office:value-type="float" office:value="1.15776222295668" calcext:value-type="float">
            <text:p>1.157762223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1.13584994112335" calcext:value-type="float">
            <text:p>1.1358499411</text:p>
          </table:table-cell>
        </table:table-row>
        <table:table-row table:style-name="ro1">
          <table:table-cell office:value-type="float" office:value="12250000" calcext:value-type="float">
            <text:p>12250000</text:p>
          </table:table-cell>
          <table:table-cell office:value-type="float" office:value="1.16877778198946" calcext:value-type="float">
            <text:p>1.168777782</text:p>
          </table:table-cell>
        </table:table-row>
        <table:table-row table:style-name="ro1">
          <table:table-cell office:value-type="float" office:value="12500000" calcext:value-type="float">
            <text:p>12500000</text:p>
          </table:table-cell>
          <table:table-cell office:value-type="float" office:value="1.21976263990925" calcext:value-type="float">
            <text:p>1.2197626399</text:p>
          </table:table-cell>
        </table:table-row>
        <table:table-row table:style-name="ro1">
          <table:table-cell office:value-type="float" office:value="12750000" calcext:value-type="float">
            <text:p>12750000</text:p>
          </table:table-cell>
          <table:table-cell office:value-type="float" office:value="1.23620644089986" calcext:value-type="float">
            <text:p>1.2362064409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1.27146234565106" calcext:value-type="float">
            <text:p>1.2714623457</text:p>
          </table:table-cell>
        </table:table-row>
        <table:table-row table:style-name="ro1">
          <table:table-cell office:value-type="float" office:value="13250000" calcext:value-type="float">
            <text:p>13250000</text:p>
          </table:table-cell>
          <table:table-cell office:value-type="float" office:value="1.15393889878462" calcext:value-type="float">
            <text:p>1.1539388988</text:p>
          </table:table-cell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office:value-type="float" office:value="1.16929494847114" calcext:value-type="float">
            <text:p>1.1692949485</text:p>
          </table:table-cell>
        </table:table-row>
        <table:table-row table:style-name="ro1">
          <table:table-cell office:value-type="float" office:value="13750000" calcext:value-type="float">
            <text:p>13750000</text:p>
          </table:table-cell>
          <table:table-cell office:value-type="float" office:value="1.09500201037185" calcext:value-type="float">
            <text:p>1.0950020104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1.18937357315185" calcext:value-type="float">
            <text:p>1.1893735732</text:p>
          </table:table-cell>
        </table:table-row>
        <table:table-row table:style-name="ro1">
          <table:table-cell office:value-type="float" office:value="14250000" calcext:value-type="float">
            <text:p>14250000</text:p>
          </table:table-cell>
          <table:table-cell office:value-type="float" office:value="1.13173024481851" calcext:value-type="float">
            <text:p>1.1317302448</text:p>
          </table:table-cell>
        </table:table-row>
        <table:table-row table:style-name="ro1">
          <table:table-cell office:value-type="float" office:value="14500000" calcext:value-type="float">
            <text:p>14500000</text:p>
          </table:table-cell>
          <table:table-cell office:value-type="float" office:value="1.1055526780252" calcext:value-type="float">
            <text:p>1.105552678</text:p>
          </table:table-cell>
        </table:table-row>
        <table:table-row table:style-name="ro1">
          <table:table-cell office:value-type="float" office:value="14750000" calcext:value-type="float">
            <text:p>14750000</text:p>
          </table:table-cell>
          <table:table-cell office:value-type="float" office:value="1.20739377979228" calcext:value-type="float">
            <text:p>1.2073937798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1.34527519987311" calcext:value-type="float">
            <text:p>1.3452751999</text:p>
          </table:table-cell>
        </table:table-row>
        <table:table-row table:style-name="ro1">
          <table:table-cell office:value-type="float" office:value="15250000" calcext:value-type="float">
            <text:p>15250000</text:p>
          </table:table-cell>
          <table:table-cell office:value-type="float" office:value="1.3032244874849" calcext:value-type="float">
            <text:p>1.3032244875</text:p>
          </table:table-cell>
        </table:table-row>
        <table:table-row table:style-name="ro1">
          <table:table-cell office:value-type="float" office:value="15500000" calcext:value-type="float">
            <text:p>15500000</text:p>
          </table:table-cell>
          <table:table-cell office:value-type="float" office:value="1.39051201717866" calcext:value-type="float">
            <text:p>1.3905120172</text:p>
          </table:table-cell>
        </table:table-row>
        <table:table-row table:style-name="ro1">
          <table:table-cell office:value-type="float" office:value="15750000" calcext:value-type="float">
            <text:p>15750000</text:p>
          </table:table-cell>
          <table:table-cell office:value-type="float" office:value="1.27364732896823" calcext:value-type="float">
            <text:p>1.273647329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1.4370748574724" calcext:value-type="float">
            <text:p>1.4370748575</text:p>
          </table:table-cell>
        </table:table-row>
        <table:table-row table:style-name="ro1">
          <table:table-cell office:value-type="float" office:value="16250000" calcext:value-type="float">
            <text:p>16250000</text:p>
          </table:table-cell>
          <table:table-cell office:value-type="float" office:value="1.43375143662263" calcext:value-type="float">
            <text:p>1.4337514366</text:p>
          </table:table-cell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office:value-type="float" office:value="1.24707802754438" calcext:value-type="float">
            <text:p>1.2470780275</text:p>
          </table:table-cell>
        </table:table-row>
        <table:table-row table:style-name="ro1">
          <table:table-cell office:value-type="float" office:value="16750000" calcext:value-type="float">
            <text:p>16750000</text:p>
          </table:table-cell>
          <table:table-cell office:value-type="float" office:value="1.40305927971205" calcext:value-type="float">
            <text:p>1.4030592797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1.26339373546955" calcext:value-type="float">
            <text:p>1.2633937355</text:p>
          </table:table-cell>
        </table:table-row>
        <table:table-row table:style-name="ro1">
          <table:table-cell office:value-type="float" office:value="17250000" calcext:value-type="float">
            <text:p>17250000</text:p>
          </table:table-cell>
          <table:table-cell office:value-type="float" office:value="1.27323045609249" calcext:value-type="float">
            <text:p>1.2732304561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 office:value-type="float" office:value="1.34476158581042" calcext:value-type="float">
            <text:p>1.3447615858</text:p>
          </table:table-cell>
        </table:table-row>
        <table:table-row table:style-name="ro1">
          <table:table-cell office:value-type="float" office:value="17750000" calcext:value-type="float">
            <text:p>17750000</text:p>
          </table:table-cell>
          <table:table-cell office:value-type="float" office:value="1.35431086103425" calcext:value-type="float">
            <text:p>1.354310861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1.21598252616492" calcext:value-type="float">
            <text:p>1.2159825262</text:p>
          </table:table-cell>
        </table:table-row>
        <table:table-row table:style-name="ro1">
          <table:table-cell office:value-type="float" office:value="18250000" calcext:value-type="float">
            <text:p>18250000</text:p>
          </table:table-cell>
          <table:table-cell office:value-type="float" office:value="1.10519058493102" calcext:value-type="float">
            <text:p>1.1051905849</text:p>
          </table:table-cell>
        </table:table-row>
        <table:table-row table:style-name="ro1">
          <table:table-cell office:value-type="float" office:value="18500000" calcext:value-type="float">
            <text:p>18500000</text:p>
          </table:table-cell>
          <table:table-cell office:value-type="float" office:value="1.30036608377848" calcext:value-type="float">
            <text:p>1.3003660838</text:p>
          </table:table-cell>
        </table:table-row>
        <table:table-row table:style-name="ro1">
          <table:table-cell office:value-type="float" office:value="18750000" calcext:value-type="float">
            <text:p>18750000</text:p>
          </table:table-cell>
          <table:table-cell office:value-type="float" office:value="1.23706529869664" calcext:value-type="float">
            <text:p>1.2370652987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1.42684557112885" calcext:value-type="float">
            <text:p>1.4268455711</text:p>
          </table:table-cell>
        </table:table-row>
        <table:table-row table:style-name="ro1">
          <table:table-cell office:value-type="float" office:value="19250000" calcext:value-type="float">
            <text:p>19250000</text:p>
          </table:table-cell>
          <table:table-cell office:value-type="float" office:value="1.364160491685" calcext:value-type="float">
            <text:p>1.3641604917</text:p>
          </table:table-cell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office:value-type="float" office:value="1.3333884224554" calcext:value-type="float">
            <text:p>1.3333884225</text:p>
          </table:table-cell>
        </table:table-row>
        <table:table-row table:style-name="ro1">
          <table:table-cell office:value-type="float" office:value="19750000" calcext:value-type="float">
            <text:p>19750000</text:p>
          </table:table-cell>
          <table:table-cell office:value-type="float" office:value="1.28268735861085" calcext:value-type="float">
            <text:p>1.2826873586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1.37747308473687" calcext:value-type="float">
            <text:p>1.3774730847</text:p>
          </table:table-cell>
        </table:table-row>
        <table:table-row table:style-name="ro1">
          <table:table-cell office:value-type="float" office:value="20250000" calcext:value-type="float">
            <text:p>20250000</text:p>
          </table:table-cell>
          <table:table-cell office:value-type="float" office:value="1.31701534385101" calcext:value-type="float">
            <text:p>1.3170153439</text:p>
          </table:table-cell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office:value-type="float" office:value="1.19556471008351" calcext:value-type="float">
            <text:p>1.1955647101</text:p>
          </table:table-cell>
        </table:table-row>
        <table:table-row table:style-name="ro1">
          <table:table-cell office:value-type="float" office:value="20750000" calcext:value-type="float">
            <text:p>20750000</text:p>
          </table:table-cell>
          <table:table-cell office:value-type="float" office:value="1.38015273723099" calcext:value-type="float">
            <text:p>1.3801527372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1.03064649884536" calcext:value-type="float">
            <text:p>1.0306464988</text:p>
          </table:table-cell>
        </table:table-row>
        <table:table-row table:style-name="ro1">
          <table:table-cell office:value-type="float" office:value="21250000" calcext:value-type="float">
            <text:p>21250000</text:p>
          </table:table-cell>
          <table:table-cell office:value-type="float" office:value="1.26344161630382" calcext:value-type="float">
            <text:p>1.2634416163</text:p>
          </table:table-cell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1.51107156671438" calcext:value-type="float">
            <text:p>1.5110715667</text:p>
          </table:table-cell>
        </table:table-row>
        <table:table-row table:style-name="ro1">
          <table:table-cell office:value-type="float" office:value="21750000" calcext:value-type="float">
            <text:p>21750000</text:p>
          </table:table-cell>
          <table:table-cell office:value-type="float" office:value="1.27303768467312" calcext:value-type="float">
            <text:p>1.2730376847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1.45552837444141" calcext:value-type="float">
            <text:p>1.4555283744</text:p>
          </table:table-cell>
        </table:table-row>
        <table:table-row table:style-name="ro1">
          <table:table-cell office:value-type="float" office:value="22250000" calcext:value-type="float">
            <text:p>22250000</text:p>
          </table:table-cell>
          <table:table-cell office:value-type="float" office:value="1.2423754683609" calcext:value-type="float">
            <text:p>1.2423754684</text:p>
          </table:table-cell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office:value-type="float" office:value="1.36180389049628" calcext:value-type="float">
            <text:p>1.3618038905</text:p>
          </table:table-cell>
        </table:table-row>
        <table:table-row table:style-name="ro1">
          <table:table-cell office:value-type="float" office:value="22750000" calcext:value-type="float">
            <text:p>22750000</text:p>
          </table:table-cell>
          <table:table-cell office:value-type="float" office:value="1.25330684609889" calcext:value-type="float">
            <text:p>1.2533068461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1.42887779718996" calcext:value-type="float">
            <text:p>1.4288777972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 office:value-type="float" office:value="1.27304410017917" calcext:value-type="float">
            <text:p>1.2730441002</text:p>
          </table:table-cell>
        </table:table-row>
        <table:table-row table:style-name="ro1">
          <table:table-cell office:value-type="float" office:value="23500000" calcext:value-type="float">
            <text:p>23500000</text:p>
          </table:table-cell>
          <table:table-cell office:value-type="float" office:value="1.2717583614915" calcext:value-type="float">
            <text:p>1.2717583615</text:p>
          </table:table-cell>
        </table:table-row>
        <table:table-row table:style-name="ro1">
          <table:table-cell office:value-type="float" office:value="23750000" calcext:value-type="float">
            <text:p>23750000</text:p>
          </table:table-cell>
          <table:table-cell office:value-type="float" office:value="1.16912497657074" calcext:value-type="float">
            <text:p>1.1691249766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1.09553953894878" calcext:value-type="float">
            <text:p>1.0955395389</text:p>
          </table:table-cell>
        </table:table-row>
        <table:table-row table:style-name="ro1">
          <table:table-cell office:value-type="float" office:value="24250000" calcext:value-type="float">
            <text:p>24250000</text:p>
          </table:table-cell>
          <table:table-cell office:value-type="float" office:value="1.43507659933968" calcext:value-type="float">
            <text:p>1.4350765993</text:p>
          </table:table-cell>
        </table:table-row>
        <table:table-row table:style-name="ro1">
          <table:table-cell office:value-type="float" office:value="24500000" calcext:value-type="float">
            <text:p>24500000</text:p>
          </table:table-cell>
          <table:table-cell office:value-type="float" office:value="1.27034629789322" calcext:value-type="float">
            <text:p>1.2703462979</text:p>
          </table:table-cell>
        </table:table-row>
        <table:table-row table:style-name="ro1">
          <table:table-cell office:value-type="float" office:value="24750000" calcext:value-type="float">
            <text:p>24750000</text:p>
          </table:table-cell>
          <table:table-cell office:value-type="float" office:value="1.30155591262104" calcext:value-type="float">
            <text:p>1.3015559126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1.24426339209944" calcext:value-type="float">
            <text:p>1.2442633921</text:p>
          </table:table-cell>
        </table:table-row>
        <table:table-row table:style-name="ro1">
          <table:table-cell office:value-type="float" office:value="25250000" calcext:value-type="float">
            <text:p>25250000</text:p>
          </table:table-cell>
          <table:table-cell office:value-type="float" office:value="1.42895828445697" calcext:value-type="float">
            <text:p>1.4289582845</text:p>
          </table:table-cell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office:value-type="float" office:value="1.36116923851945" calcext:value-type="float">
            <text:p>1.3611692385</text:p>
          </table:table-cell>
        </table:table-row>
        <table:table-row table:style-name="ro1">
          <table:table-cell office:value-type="float" office:value="25750000" calcext:value-type="float">
            <text:p>25750000</text:p>
          </table:table-cell>
          <table:table-cell office:value-type="float" office:value="1.30611859898549" calcext:value-type="float">
            <text:p>1.306118599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1.34197593709401" calcext:value-type="float">
            <text:p>1.3419759371</text:p>
          </table:table-cell>
        </table:table-row>
        <table:table-row table:style-name="ro1">
          <table:table-cell office:value-type="float" office:value="26250000" calcext:value-type="float">
            <text:p>26250000</text:p>
          </table:table-cell>
          <table:table-cell office:value-type="float" office:value="1.30776205855408" calcext:value-type="float">
            <text:p>1.3077620586</text:p>
          </table:table-cell>
        </table:table-row>
        <table:table-row table:style-name="ro1">
          <table:table-cell office:value-type="float" office:value="26500000" calcext:value-type="float">
            <text:p>26500000</text:p>
          </table:table-cell>
          <table:table-cell office:value-type="float" office:value="1.32846404239586" calcext:value-type="float">
            <text:p>1.3284640424</text:p>
          </table:table-cell>
        </table:table-row>
        <table:table-row table:style-name="ro1">
          <table:table-cell office:value-type="float" office:value="26750000" calcext:value-type="float">
            <text:p>26750000</text:p>
          </table:table-cell>
          <table:table-cell office:value-type="float" office:value="1.43310771654983" calcext:value-type="float">
            <text:p>1.4331077165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1.30118869501209" calcext:value-type="float">
            <text:p>1.301188695</text:p>
          </table:table-cell>
        </table:table-row>
        <table:table-row table:style-name="ro1">
          <table:table-cell office:value-type="float" office:value="27250000" calcext:value-type="float">
            <text:p>27250000</text:p>
          </table:table-cell>
          <table:table-cell office:value-type="float" office:value="1.65628966433005" calcext:value-type="float">
            <text:p>1.6562896643</text:p>
          </table:table-cell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office:value-type="float" office:value="1.29605188527613" calcext:value-type="float">
            <text:p>1.2960518853</text:p>
          </table:table-cell>
        </table:table-row>
        <table:table-row table:style-name="ro1">
          <table:table-cell office:value-type="float" office:value="27750000" calcext:value-type="float">
            <text:p>27750000</text:p>
          </table:table-cell>
          <table:table-cell office:value-type="float" office:value="1.30446576115894" calcext:value-type="float">
            <text:p>1.3044657612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1.30366426255304" calcext:value-type="float">
            <text:p>1.3036642626</text:p>
          </table:table-cell>
        </table:table-row>
        <table:table-row table:style-name="ro1">
          <table:table-cell office:value-type="float" office:value="28250000" calcext:value-type="float">
            <text:p>28250000</text:p>
          </table:table-cell>
          <table:table-cell office:value-type="float" office:value="1.33166168075392" calcext:value-type="float">
            <text:p>1.3316616808</text:p>
          </table:table-cell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office:value-type="float" office:value="1.42010557697214" calcext:value-type="float">
            <text:p>1.420105577</text:p>
          </table:table-cell>
        </table:table-row>
        <table:table-row table:style-name="ro1">
          <table:table-cell office:value-type="float" office:value="28750000" calcext:value-type="float">
            <text:p>28750000</text:p>
          </table:table-cell>
          <table:table-cell office:value-type="float" office:value="1.42263038349238" calcext:value-type="float">
            <text:p>1.4226303835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1.39137224488019" calcext:value-type="float">
            <text:p>1.3913722449</text:p>
          </table:table-cell>
        </table:table-row>
        <table:table-row table:style-name="ro1">
          <table:table-cell office:value-type="float" office:value="29250000" calcext:value-type="float">
            <text:p>29250000</text:p>
          </table:table-cell>
          <table:table-cell office:value-type="float" office:value="1.13518380917456" calcext:value-type="float">
            <text:p>1.1351838092</text:p>
          </table:table-cell>
        </table:table-row>
        <table:table-row table:style-name="ro1">
          <table:table-cell office:value-type="float" office:value="29500000" calcext:value-type="float">
            <text:p>29500000</text:p>
          </table:table-cell>
          <table:table-cell office:value-type="float" office:value="1.35681058605533" calcext:value-type="float">
            <text:p>1.3568105861</text:p>
          </table:table-cell>
        </table:table-row>
        <table:table-row table:style-name="ro1">
          <table:table-cell office:value-type="float" office:value="29750000" calcext:value-type="float">
            <text:p>29750000</text:p>
          </table:table-cell>
          <table:table-cell office:value-type="float" office:value="1.50608427119956" calcext:value-type="float">
            <text:p>1.5060842712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1.09180193271631" calcext:value-type="float">
            <text:p>1.0918019327</text:p>
          </table:table-cell>
        </table:table-row>
        <table:table-row table:style-name="ro1">
          <table:table-cell office:value-type="float" office:value="30250000" calcext:value-type="float">
            <text:p>30250000</text:p>
          </table:table-cell>
          <table:table-cell office:value-type="float" office:value="1.22590939556353" calcext:value-type="float">
            <text:p>1.2259093956</text:p>
          </table:table-cell>
        </table:table-row>
        <table:table-row table:style-name="ro1">
          <table:table-cell office:value-type="float" office:value="30500000" calcext:value-type="float">
            <text:p>30500000</text:p>
          </table:table-cell>
          <table:table-cell office:value-type="float" office:value="1.32594897078256" calcext:value-type="float">
            <text:p>1.3259489708</text:p>
          </table:table-cell>
        </table:table-row>
        <table:table-row table:style-name="ro1">
          <table:table-cell office:value-type="float" office:value="30750000" calcext:value-type="float">
            <text:p>30750000</text:p>
          </table:table-cell>
          <table:table-cell office:value-type="float" office:value="1.25329049156298" calcext:value-type="float">
            <text:p>1.2532904916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office:value-type="float" office:value="1.18783486152011" calcext:value-type="float">
            <text:p>1.1878348615</text:p>
          </table:table-cell>
        </table:table-row>
        <table:table-row table:style-name="ro1">
          <table:table-cell office:value-type="float" office:value="31250000" calcext:value-type="float">
            <text:p>31250000</text:p>
          </table:table-cell>
          <table:table-cell office:value-type="float" office:value="1.41518045125174" calcext:value-type="float">
            <text:p>1.4151804513</text:p>
          </table:table-cell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office:value-type="float" office:value="1.29307189903848" calcext:value-type="float">
            <text:p>1.293071899</text:p>
          </table:table-cell>
        </table:table-row>
        <table:table-row table:style-name="ro1">
          <table:table-cell office:value-type="float" office:value="31750000" calcext:value-type="float">
            <text:p>31750000</text:p>
          </table:table-cell>
          <table:table-cell office:value-type="float" office:value="1.43630483995905" calcext:value-type="float">
            <text:p>1.43630484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office:value-type="float" office:value="1.26452277197061" calcext:value-type="float">
            <text:p>1.264522772</text:p>
          </table:table-cell>
        </table:table-row>
        <table:table-row table:style-name="ro1">
          <table:table-cell office:value-type="float" office:value="32250000" calcext:value-type="float">
            <text:p>32250000</text:p>
          </table:table-cell>
          <table:table-cell office:value-type="float" office:value="1.38404634066145" calcext:value-type="float">
            <text:p>1.3840463407</text:p>
          </table:table-cell>
        </table:table-row>
        <table:table-row table:style-name="ro1">
          <table:table-cell office:value-type="float" office:value="32500000" calcext:value-type="float">
            <text:p>32500000</text:p>
          </table:table-cell>
          <table:table-cell office:value-type="float" office:value="1.49877432245583" calcext:value-type="float">
            <text:p>1.4987743225</text:p>
          </table:table-cell>
        </table:table-row>
        <table:table-row table:style-name="ro1">
          <table:table-cell office:value-type="float" office:value="32750000" calcext:value-type="float">
            <text:p>32750000</text:p>
          </table:table-cell>
          <table:table-cell office:value-type="float" office:value="1.29405530588239" calcext:value-type="float">
            <text:p>1.2940553059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1.43956140597365" calcext:value-type="float">
            <text:p>1.439561406</text:p>
          </table:table-cell>
        </table:table-row>
        <table:table-row table:style-name="ro1">
          <table:table-cell office:value-type="float" office:value="33250000" calcext:value-type="float">
            <text:p>33250000</text:p>
          </table:table-cell>
          <table:table-cell office:value-type="float" office:value="1.31385994729145" calcext:value-type="float">
            <text:p>1.3138599473</text:p>
          </table:table-cell>
        </table:table-row>
        <table:table-row table:style-name="ro1">
          <table:table-cell office:value-type="float" office:value="33500000" calcext:value-type="float">
            <text:p>33500000</text:p>
          </table:table-cell>
          <table:table-cell office:value-type="float" office:value="1.41815327058741" calcext:value-type="float">
            <text:p>1.4181532706</text:p>
          </table:table-cell>
        </table:table-row>
        <table:table-row table:style-name="ro1">
          <table:table-cell office:value-type="float" office:value="33750000" calcext:value-type="float">
            <text:p>33750000</text:p>
          </table:table-cell>
          <table:table-cell office:value-type="float" office:value="1.26612340724672" calcext:value-type="float">
            <text:p>1.2661234072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office:value-type="float" office:value="1.34350344385923" calcext:value-type="float">
            <text:p>1.3435034439</text:p>
          </table:table-cell>
        </table:table-row>
        <table:table-row table:style-name="ro1">
          <table:table-cell office:value-type="float" office:value="34250000" calcext:value-type="float">
            <text:p>34250000</text:p>
          </table:table-cell>
          <table:table-cell office:value-type="float" office:value="1.28395066687076" calcext:value-type="float">
            <text:p>1.2839506669</text:p>
          </table:table-cell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office:value-type="float" office:value="1.31284856342186" calcext:value-type="float">
            <text:p>1.3128485634</text:p>
          </table:table-cell>
        </table:table-row>
        <table:table-row table:style-name="ro1">
          <table:table-cell office:value-type="float" office:value="34750000" calcext:value-type="float">
            <text:p>34750000</text:p>
          </table:table-cell>
          <table:table-cell office:value-type="float" office:value="1.32570120745591" calcext:value-type="float">
            <text:p>1.3257012075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1.3827783618914" calcext:value-type="float">
            <text:p>1.3827783619</text:p>
          </table:table-cell>
        </table:table-row>
        <table:table-row table:style-name="ro1">
          <table:table-cell office:value-type="float" office:value="35250000" calcext:value-type="float">
            <text:p>35250000</text:p>
          </table:table-cell>
          <table:table-cell office:value-type="float" office:value="1.36709492395582" calcext:value-type="float">
            <text:p>1.367094924</text:p>
          </table:table-cell>
        </table:table-row>
        <table:table-row table:style-name="ro1">
          <table:table-cell office:value-type="float" office:value="35500000" calcext:value-type="float">
            <text:p>35500000</text:p>
          </table:table-cell>
          <table:table-cell office:value-type="float" office:value="1.51711433764389" calcext:value-type="float">
            <text:p>1.5171143376</text:p>
          </table:table-cell>
        </table:table-row>
        <table:table-row table:style-name="ro1">
          <table:table-cell office:value-type="float" office:value="35750000" calcext:value-type="float">
            <text:p>35750000</text:p>
          </table:table-cell>
          <table:table-cell office:value-type="float" office:value="1.3868423255589" calcext:value-type="float">
            <text:p>1.3868423256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1.30429417247464" calcext:value-type="float">
            <text:p>1.3042941725</text:p>
          </table:table-cell>
        </table:table-row>
        <table:table-row table:style-name="ro1">
          <table:table-cell office:value-type="float" office:value="36250000" calcext:value-type="float">
            <text:p>36250000</text:p>
          </table:table-cell>
          <table:table-cell office:value-type="float" office:value="1.48497825125494" calcext:value-type="float">
            <text:p>1.4849782513</text:p>
          </table:table-cell>
        </table:table-row>
        <table:table-row table:style-name="ro1">
          <table:table-cell office:value-type="float" office:value="36500000" calcext:value-type="float">
            <text:p>36500000</text:p>
          </table:table-cell>
          <table:table-cell office:value-type="float" office:value="1.29730160680006" calcext:value-type="float">
            <text:p>1.2973016068</text:p>
          </table:table-cell>
        </table:table-row>
        <table:table-row table:style-name="ro1">
          <table:table-cell office:value-type="float" office:value="36750000" calcext:value-type="float">
            <text:p>36750000</text:p>
          </table:table-cell>
          <table:table-cell office:value-type="float" office:value="1.34013848746251" calcext:value-type="float">
            <text:p>1.3401384875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office:value-type="float" office:value="1.47113694778148" calcext:value-type="float">
            <text:p>1.4711369478</text:p>
          </table:table-cell>
        </table:table-row>
        <table:table-row table:style-name="ro1">
          <table:table-cell office:value-type="float" office:value="37250000" calcext:value-type="float">
            <text:p>37250000</text:p>
          </table:table-cell>
          <table:table-cell office:value-type="float" office:value="1.39547816213908" calcext:value-type="float">
            <text:p>1.3954781621</text:p>
          </table:table-cell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office:value-type="float" office:value="1.32568942112887" calcext:value-type="float">
            <text:p>1.3256894211</text:p>
          </table:table-cell>
        </table:table-row>
        <table:table-row table:style-name="ro1">
          <table:table-cell office:value-type="float" office:value="37750000" calcext:value-type="float">
            <text:p>37750000</text:p>
          </table:table-cell>
          <table:table-cell office:value-type="float" office:value="1.53256825732827" calcext:value-type="float">
            <text:p>1.5325682573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office:value-type="float" office:value="1.2596048676411" calcext:value-type="float">
            <text:p>1.2596048676</text:p>
          </table:table-cell>
        </table:table-row>
        <table:table-row table:style-name="ro1">
          <table:table-cell office:value-type="float" office:value="38250000" calcext:value-type="float">
            <text:p>38250000</text:p>
          </table:table-cell>
          <table:table-cell office:value-type="float" office:value="1.40644951356627" calcext:value-type="float">
            <text:p>1.4064495136</text:p>
          </table:table-cell>
        </table:table-row>
        <table:table-row table:style-name="ro1">
          <table:table-cell office:value-type="float" office:value="38500000" calcext:value-type="float">
            <text:p>38500000</text:p>
          </table:table-cell>
          <table:table-cell office:value-type="float" office:value="1.342127442824" calcext:value-type="float">
            <text:p>1.3421274428</text:p>
          </table:table-cell>
        </table:table-row>
        <table:table-row table:style-name="ro1">
          <table:table-cell office:value-type="float" office:value="38750000" calcext:value-type="float">
            <text:p>38750000</text:p>
          </table:table-cell>
          <table:table-cell office:value-type="float" office:value="1.21988085919434" calcext:value-type="float">
            <text:p>1.2198808592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1.59845672263992" calcext:value-type="float">
            <text:p>1.5984567226</text:p>
          </table:table-cell>
        </table:table-row>
        <table:table-row table:style-name="ro1">
          <table:table-cell office:value-type="float" office:value="39250000" calcext:value-type="float">
            <text:p>39250000</text:p>
          </table:table-cell>
          <table:table-cell office:value-type="float" office:value="1.58395617923243" calcext:value-type="float">
            <text:p>1.5839561792</text:p>
          </table:table-cell>
        </table:table-row>
        <table:table-row table:style-name="ro1">
          <table:table-cell office:value-type="float" office:value="39500000" calcext:value-type="float">
            <text:p>39500000</text:p>
          </table:table-cell>
          <table:table-cell office:value-type="float" office:value="1.30138114047453" calcext:value-type="float">
            <text:p>1.3013811405</text:p>
          </table:table-cell>
        </table:table-row>
        <table:table-row table:style-name="ro1">
          <table:table-cell office:value-type="float" office:value="39750000" calcext:value-type="float">
            <text:p>39750000</text:p>
          </table:table-cell>
          <table:table-cell office:value-type="float" office:value="1.30304511370393" calcext:value-type="float">
            <text:p>1.3030451137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1.39155172201685" calcext:value-type="float">
            <text:p>1.391551722</text:p>
          </table:table-cell>
        </table:table-row>
        <table:table-row table:style-name="ro1">
          <table:table-cell office:value-type="float" office:value="40250000" calcext:value-type="float">
            <text:p>40250000</text:p>
          </table:table-cell>
          <table:table-cell office:value-type="float" office:value="1.41871569932561" calcext:value-type="float">
            <text:p>1.4187156993</text:p>
          </table:table-cell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office:value-type="float" office:value="1.2981781798018" calcext:value-type="float">
            <text:p>1.2981781798</text:p>
          </table:table-cell>
        </table:table-row>
        <table:table-row table:style-name="ro1">
          <table:table-cell office:value-type="float" office:value="40750000" calcext:value-type="float">
            <text:p>40750000</text:p>
          </table:table-cell>
          <table:table-cell office:value-type="float" office:value="1.50719090413639" calcext:value-type="float">
            <text:p>1.5071909041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office:value-type="float" office:value="1.41155242388771" calcext:value-type="float">
            <text:p>1.4115524239</text:p>
          </table:table-cell>
        </table:table-row>
        <table:table-row table:style-name="ro1">
          <table:table-cell office:value-type="float" office:value="41250000" calcext:value-type="float">
            <text:p>41250000</text:p>
          </table:table-cell>
          <table:table-cell office:value-type="float" office:value="1.51972991047415" calcext:value-type="float">
            <text:p>1.5197299105</text:p>
          </table:table-cell>
        </table:table-row>
        <table:table-row table:style-name="ro1">
          <table:table-cell office:value-type="float" office:value="41500000" calcext:value-type="float">
            <text:p>41500000</text:p>
          </table:table-cell>
          <table:table-cell office:value-type="float" office:value="1.30425643803637" calcext:value-type="float">
            <text:p>1.304256438</text:p>
          </table:table-cell>
        </table:table-row>
        <table:table-row table:style-name="ro1">
          <table:table-cell office:value-type="float" office:value="41750000" calcext:value-type="float">
            <text:p>41750000</text:p>
          </table:table-cell>
          <table:table-cell office:value-type="float" office:value="1.40424030564586" calcext:value-type="float">
            <text:p>1.4042403056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1.42932584851128" calcext:value-type="float">
            <text:p>1.4293258485</text:p>
          </table:table-cell>
        </table:table-row>
        <table:table-row table:style-name="ro1">
          <table:table-cell office:value-type="float" office:value="42250000" calcext:value-type="float">
            <text:p>42250000</text:p>
          </table:table-cell>
          <table:table-cell office:value-type="float" office:value="1.47098731555489" calcext:value-type="float">
            <text:p>1.4709873156</text:p>
          </table:table-cell>
        </table:table-row>
        <table:table-row table:style-name="ro1">
          <table:table-cell office:value-type="float" office:value="42500000" calcext:value-type="float">
            <text:p>42500000</text:p>
          </table:table-cell>
          <table:table-cell office:value-type="float" office:value="1.3848014821423" calcext:value-type="float">
            <text:p>1.3848014821</text:p>
          </table:table-cell>
        </table:table-row>
        <table:table-row table:style-name="ro1">
          <table:table-cell office:value-type="float" office:value="42750000" calcext:value-type="float">
            <text:p>42750000</text:p>
          </table:table-cell>
          <table:table-cell office:value-type="float" office:value="1.28607008473052" calcext:value-type="float">
            <text:p>1.2860700847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office:value-type="float" office:value="1.46989763980084" calcext:value-type="float">
            <text:p>1.4698976398</text:p>
          </table:table-cell>
        </table:table-row>
        <table:table-row table:style-name="ro1">
          <table:table-cell office:value-type="float" office:value="43250000" calcext:value-type="float">
            <text:p>43250000</text:p>
          </table:table-cell>
          <table:table-cell office:value-type="float" office:value="1.54670591035433" calcext:value-type="float">
            <text:p>1.5467059104</text:p>
          </table:table-cell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office:value-type="float" office:value="1.44488213713023" calcext:value-type="float">
            <text:p>1.4448821371</text:p>
          </table:table-cell>
        </table:table-row>
        <table:table-row table:style-name="ro1">
          <table:table-cell office:value-type="float" office:value="43750000" calcext:value-type="float">
            <text:p>43750000</text:p>
          </table:table-cell>
          <table:table-cell office:value-type="float" office:value="1.28747686551843" calcext:value-type="float">
            <text:p>1.2874768655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office:value-type="float" office:value="1.60960784021748" calcext:value-type="float">
            <text:p>1.6096078402</text:p>
          </table:table-cell>
        </table:table-row>
        <table:table-row table:style-name="ro1">
          <table:table-cell office:value-type="float" office:value="44250000" calcext:value-type="float">
            <text:p>44250000</text:p>
          </table:table-cell>
          <table:table-cell office:value-type="float" office:value="1.45997990650779" calcext:value-type="float">
            <text:p>1.4599799065</text:p>
          </table:table-cell>
        </table:table-row>
        <table:table-row table:style-name="ro1">
          <table:table-cell office:value-type="float" office:value="44500000" calcext:value-type="float">
            <text:p>44500000</text:p>
          </table:table-cell>
          <table:table-cell office:value-type="float" office:value="1.31714118631711" calcext:value-type="float">
            <text:p>1.3171411863</text:p>
          </table:table-cell>
        </table:table-row>
        <table:table-row table:style-name="ro1">
          <table:table-cell office:value-type="float" office:value="44750000" calcext:value-type="float">
            <text:p>44750000</text:p>
          </table:table-cell>
          <table:table-cell office:value-type="float" office:value="1.34714904830647" calcext:value-type="float">
            <text:p>1.3471490483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1.48371960897186" calcext:value-type="float">
            <text:p>1.483719609</text:p>
          </table:table-cell>
        </table:table-row>
        <table:table-row table:style-name="ro1">
          <table:table-cell office:value-type="float" office:value="45250000" calcext:value-type="float">
            <text:p>45250000</text:p>
          </table:table-cell>
          <table:table-cell office:value-type="float" office:value="1.61628207018379" calcext:value-type="float">
            <text:p>1.6162820702</text:p>
          </table:table-cell>
        </table:table-row>
        <table:table-row table:style-name="ro1">
          <table:table-cell office:value-type="float" office:value="45500000" calcext:value-type="float">
            <text:p>45500000</text:p>
          </table:table-cell>
          <table:table-cell office:value-type="float" office:value="1.56133647980125" calcext:value-type="float">
            <text:p>1.5613364798</text:p>
          </table:table-cell>
        </table:table-row>
        <table:table-row table:style-name="ro1">
          <table:table-cell office:value-type="float" office:value="45750000" calcext:value-type="float">
            <text:p>45750000</text:p>
          </table:table-cell>
          <table:table-cell office:value-type="float" office:value="1.56099914069295" calcext:value-type="float">
            <text:p>1.5609991407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office:value-type="float" office:value="1.46045934221247" calcext:value-type="float">
            <text:p>1.4604593422</text:p>
          </table:table-cell>
        </table:table-row>
        <table:table-row table:style-name="ro1">
          <table:table-cell office:value-type="float" office:value="46250000" calcext:value-type="float">
            <text:p>46250000</text:p>
          </table:table-cell>
          <table:table-cell office:value-type="float" office:value="1.62590078625275" calcext:value-type="float">
            <text:p>1.6259007863</text:p>
          </table:table-cell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office:value-type="float" office:value="1.80019101213696" calcext:value-type="float">
            <text:p>1.8001910121</text:p>
          </table:table-cell>
        </table:table-row>
        <table:table-row table:style-name="ro1">
          <table:table-cell office:value-type="float" office:value="46750000" calcext:value-type="float">
            <text:p>46750000</text:p>
          </table:table-cell>
          <table:table-cell office:value-type="float" office:value="1.5681667872875" calcext:value-type="float">
            <text:p>1.5681667873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office:value-type="float" office:value="1.70355283444644" calcext:value-type="float">
            <text:p>1.7035528344</text:p>
          </table:table-cell>
        </table:table-row>
        <table:table-row table:style-name="ro1">
          <table:table-cell office:value-type="float" office:value="47250000" calcext:value-type="float">
            <text:p>47250000</text:p>
          </table:table-cell>
          <table:table-cell office:value-type="float" office:value="1.47129918006696" calcext:value-type="float">
            <text:p>1.4712991801</text:p>
          </table:table-cell>
        </table:table-row>
        <table:table-row table:style-name="ro1">
          <table:table-cell office:value-type="float" office:value="47500000" calcext:value-type="float">
            <text:p>47500000</text:p>
          </table:table-cell>
          <table:table-cell office:value-type="float" office:value="1.48142470217221" calcext:value-type="float">
            <text:p>1.4814247022</text:p>
          </table:table-cell>
        </table:table-row>
        <table:table-row table:style-name="ro1">
          <table:table-cell office:value-type="float" office:value="47750000" calcext:value-type="float">
            <text:p>47750000</text:p>
          </table:table-cell>
          <table:table-cell office:value-type="float" office:value="1.71336285900021" calcext:value-type="float">
            <text:p>1.713362859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1.72350688069237" calcext:value-type="float">
            <text:p>1.7235068807</text:p>
          </table:table-cell>
        </table:table-row>
        <table:table-row table:style-name="ro1">
          <table:table-cell office:value-type="float" office:value="48250000" calcext:value-type="float">
            <text:p>48250000</text:p>
          </table:table-cell>
          <table:table-cell office:value-type="float" office:value="1.46621504520886" calcext:value-type="float">
            <text:p>1.4662150452</text:p>
          </table:table-cell>
        </table:table-row>
        <table:table-row table:style-name="ro1">
          <table:table-cell office:value-type="float" office:value="48500000" calcext:value-type="float">
            <text:p>48500000</text:p>
          </table:table-cell>
          <table:table-cell office:value-type="float" office:value="1.8246976145985" calcext:value-type="float">
            <text:p>1.8246976146</text:p>
          </table:table-cell>
        </table:table-row>
        <table:table-row table:style-name="ro1">
          <table:table-cell office:value-type="float" office:value="48750000" calcext:value-type="float">
            <text:p>48750000</text:p>
          </table:table-cell>
          <table:table-cell office:value-type="float" office:value="1.67099112232683" calcext:value-type="float">
            <text:p>1.6709911223</text:p>
          </table:table-cell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office:value-type="float" office:value="1.72693291185437" calcext:value-type="float">
            <text:p>1.7269329119</text:p>
          </table:table-cell>
        </table:table-row>
        <table:table-row table:style-name="ro1">
          <table:table-cell office:value-type="float" office:value="49250000" calcext:value-type="float">
            <text:p>49250000</text:p>
          </table:table-cell>
          <table:table-cell office:value-type="float" office:value="1.66696864229496" calcext:value-type="float">
            <text:p>1.6669686423</text:p>
          </table:table-cell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office:value-type="float" office:value="1.77020771677631" calcext:value-type="float">
            <text:p>1.7702077168</text:p>
          </table:table-cell>
        </table:table-row>
        <table:table-row table:style-name="ro1">
          <table:table-cell office:value-type="float" office:value="49750000" calcext:value-type="float">
            <text:p>49750000</text:p>
          </table:table-cell>
          <table:table-cell office:value-type="float" office:value="1.88542324702557" calcext:value-type="float">
            <text:p>1.885423247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1.81636518587562" calcext:value-type="float">
            <text:p>1.8163651859</text:p>
          </table:table-cell>
        </table:table-row>
        <table:table-row table:style-name="ro1">
          <table:table-cell office:value-type="float" office:value="50250000" calcext:value-type="float">
            <text:p>50250000</text:p>
          </table:table-cell>
          <table:table-cell office:value-type="float" office:value="1.6279488422545" calcext:value-type="float">
            <text:p>1.6279488423</text:p>
          </table:table-cell>
        </table:table-row>
        <table:table-row table:style-name="ro1">
          <table:table-cell office:value-type="float" office:value="50500000" calcext:value-type="float">
            <text:p>50500000</text:p>
          </table:table-cell>
          <table:table-cell office:value-type="float" office:value="1.79269101734314" calcext:value-type="float">
            <text:p>1.7926910173</text:p>
          </table:table-cell>
        </table:table-row>
        <table:table-row table:style-name="ro1">
          <table:table-cell office:value-type="float" office:value="50750000" calcext:value-type="float">
            <text:p>50750000</text:p>
          </table:table-cell>
          <table:table-cell office:value-type="float" office:value="1.75812918833328" calcext:value-type="float">
            <text:p>1.7581291883</text:p>
          </table:table-cell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office:value-type="float" office:value="1.85564416036939" calcext:value-type="float">
            <text:p>1.8556441604</text:p>
          </table:table-cell>
        </table:table-row>
        <table:table-row table:style-name="ro1">
          <table:table-cell office:value-type="float" office:value="51250000" calcext:value-type="float">
            <text:p>51250000</text:p>
          </table:table-cell>
          <table:table-cell office:value-type="float" office:value="1.61172649565946" calcext:value-type="float">
            <text:p>1.6117264957</text:p>
          </table:table-cell>
        </table:table-row>
        <table:table-row table:style-name="ro1">
          <table:table-cell office:value-type="float" office:value="51500000" calcext:value-type="float">
            <text:p>51500000</text:p>
          </table:table-cell>
          <table:table-cell office:value-type="float" office:value="1.77450334716689" calcext:value-type="float">
            <text:p>1.7745033472</text:p>
          </table:table-cell>
        </table:table-row>
        <table:table-row table:style-name="ro1">
          <table:table-cell office:value-type="float" office:value="51750000" calcext:value-type="float">
            <text:p>51750000</text:p>
          </table:table-cell>
          <table:table-cell office:value-type="float" office:value="1.70442252305439" calcext:value-type="float">
            <text:p>1.7044225231</text:p>
          </table:table-cell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office:value-type="float" office:value="1.89839153883122" calcext:value-type="float">
            <text:p>1.8983915388</text:p>
          </table:table-cell>
        </table:table-row>
        <table:table-row table:style-name="ro1">
          <table:table-cell office:value-type="float" office:value="52250000" calcext:value-type="float">
            <text:p>52250000</text:p>
          </table:table-cell>
          <table:table-cell office:value-type="float" office:value="2.04294320050854" calcext:value-type="float">
            <text:p>2.0429432005</text:p>
          </table:table-cell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office:value-type="float" office:value="1.83070968968746" calcext:value-type="float">
            <text:p>1.8307096897</text:p>
          </table:table-cell>
        </table:table-row>
        <table:table-row table:style-name="ro1">
          <table:table-cell office:value-type="float" office:value="52750000" calcext:value-type="float">
            <text:p>52750000</text:p>
          </table:table-cell>
          <table:table-cell office:value-type="float" office:value="1.87337868878162" calcext:value-type="float">
            <text:p>1.8733786888</text:p>
          </table:table-cell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office:value-type="float" office:value="1.84852758675656" calcext:value-type="float">
            <text:p>1.8485275868</text:p>
          </table:table-cell>
        </table:table-row>
        <table:table-row table:style-name="ro1">
          <table:table-cell office:value-type="float" office:value="53250000" calcext:value-type="float">
            <text:p>53250000</text:p>
          </table:table-cell>
          <table:table-cell office:value-type="float" office:value="1.88551151527518" calcext:value-type="float">
            <text:p>1.8855115153</text:p>
          </table:table-cell>
        </table:table-row>
        <table:table-row table:style-name="ro1">
          <table:table-cell office:value-type="float" office:value="53500000" calcext:value-type="float">
            <text:p>53500000</text:p>
          </table:table-cell>
          <table:table-cell office:value-type="float" office:value="2.03265999689742" calcext:value-type="float">
            <text:p>2.0326599969</text:p>
          </table:table-cell>
        </table:table-row>
        <table:table-row table:style-name="ro1">
          <table:table-cell office:value-type="float" office:value="53750000" calcext:value-type="float">
            <text:p>53750000</text:p>
          </table:table-cell>
          <table:table-cell office:value-type="float" office:value="1.75167686018951" calcext:value-type="float">
            <text:p>1.7516768602</text:p>
          </table:table-cell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office:value-type="float" office:value="1.88304158109113" calcext:value-type="float">
            <text:p>1.8830415811</text:p>
          </table:table-cell>
        </table:table-row>
        <table:table-row table:style-name="ro1">
          <table:table-cell office:value-type="float" office:value="54250000" calcext:value-type="float">
            <text:p>54250000</text:p>
          </table:table-cell>
          <table:table-cell office:value-type="float" office:value="1.93727464059095" calcext:value-type="float">
            <text:p>1.9372746406</text:p>
          </table:table-cell>
        </table:table-row>
        <table:table-row table:style-name="ro1">
          <table:table-cell office:value-type="float" office:value="54500000" calcext:value-type="float">
            <text:p>54500000</text:p>
          </table:table-cell>
          <table:table-cell office:value-type="float" office:value="1.88779198877609" calcext:value-type="float">
            <text:p>1.8877919888</text:p>
          </table:table-cell>
        </table:table-row>
        <table:table-row table:style-name="ro1">
          <table:table-cell office:value-type="float" office:value="54750000" calcext:value-type="float">
            <text:p>54750000</text:p>
          </table:table-cell>
          <table:table-cell office:value-type="float" office:value="2.0314900897078" calcext:value-type="float">
            <text:p>2.0314900897</text:p>
          </table:table-cell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1.86828290500314" calcext:value-type="float">
            <text:p>1.868282905</text:p>
          </table:table-cell>
        </table:table-row>
        <table:table-row table:style-name="ro1">
          <table:table-cell office:value-type="float" office:value="55250000" calcext:value-type="float">
            <text:p>55250000</text:p>
          </table:table-cell>
          <table:table-cell office:value-type="float" office:value="1.89710252077942" calcext:value-type="float">
            <text:p>1.8971025208</text:p>
          </table:table-cell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office:value-type="float" office:value="2.05567894664159" calcext:value-type="float">
            <text:p>2.0556789466</text:p>
          </table:table-cell>
        </table:table-row>
        <table:table-row table:style-name="ro1">
          <table:table-cell office:value-type="float" office:value="55750000" calcext:value-type="float">
            <text:p>55750000</text:p>
          </table:table-cell>
          <table:table-cell office:value-type="float" office:value="1.92388225302351" calcext:value-type="float">
            <text:p>1.923882253</text:p>
          </table:table-cell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office:value-type="float" office:value="1.91729536848007" calcext:value-type="float">
            <text:p>1.9172953685</text:p>
          </table:table-cell>
        </table:table-row>
        <table:table-row table:style-name="ro1">
          <table:table-cell office:value-type="float" office:value="56250000" calcext:value-type="float">
            <text:p>56250000</text:p>
          </table:table-cell>
          <table:table-cell office:value-type="float" office:value="2.15757546469682" calcext:value-type="float">
            <text:p>2.1575754647</text:p>
          </table:table-cell>
        </table:table-row>
        <table:table-row table:style-name="ro1">
          <table:table-cell office:value-type="float" office:value="56500000" calcext:value-type="float">
            <text:p>56500000</text:p>
          </table:table-cell>
          <table:table-cell office:value-type="float" office:value="1.84694616536276" calcext:value-type="float">
            <text:p>1.8469461654</text:p>
          </table:table-cell>
        </table:table-row>
        <table:table-row table:style-name="ro1">
          <table:table-cell office:value-type="float" office:value="56750000" calcext:value-type="float">
            <text:p>56750000</text:p>
          </table:table-cell>
          <table:table-cell office:value-type="float" office:value="2.24664798176456" calcext:value-type="float">
            <text:p>2.2466479818</text:p>
          </table:table-cell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office:value-type="float" office:value="1.8985264495439" calcext:value-type="float">
            <text:p>1.8985264495</text:p>
          </table:table-cell>
        </table:table-row>
        <table:table-row table:style-name="ro1">
          <table:table-cell office:value-type="float" office:value="57250000" calcext:value-type="float">
            <text:p>57250000</text:p>
          </table:table-cell>
          <table:table-cell office:value-type="float" office:value="2.13043922709086" calcext:value-type="float">
            <text:p>2.1304392271</text:p>
          </table:table-cell>
        </table:table-row>
        <table:table-row table:style-name="ro1">
          <table:table-cell office:value-type="float" office:value="57500000" calcext:value-type="float">
            <text:p>57500000</text:p>
          </table:table-cell>
          <table:table-cell office:value-type="float" office:value="1.99858780218462" calcext:value-type="float">
            <text:p>1.9985878022</text:p>
          </table:table-cell>
        </table:table-row>
        <table:table-row table:style-name="ro1">
          <table:table-cell office:value-type="float" office:value="57750000" calcext:value-type="float">
            <text:p>57750000</text:p>
          </table:table-cell>
          <table:table-cell office:value-type="float" office:value="2.10284528094836" calcext:value-type="float">
            <text:p>2.1028452809</text:p>
          </table:table-cell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office:value-type="float" office:value="2.39031741325342" calcext:value-type="float">
            <text:p>2.3903174133</text:p>
          </table:table-cell>
        </table:table-row>
        <table:table-row table:style-name="ro1">
          <table:table-cell office:value-type="float" office:value="58250000" calcext:value-type="float">
            <text:p>58250000</text:p>
          </table:table-cell>
          <table:table-cell office:value-type="float" office:value="2.19767908890486" calcext:value-type="float">
            <text:p>2.1976790889</text:p>
          </table:table-cell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office:value-type="float" office:value="2.25967662010174" calcext:value-type="float">
            <text:p>2.2596766201</text:p>
          </table:table-cell>
        </table:table-row>
        <table:table-row table:style-name="ro1">
          <table:table-cell office:value-type="float" office:value="58750000" calcext:value-type="float">
            <text:p>58750000</text:p>
          </table:table-cell>
          <table:table-cell office:value-type="float" office:value="2.16407859996879" calcext:value-type="float">
            <text:p>2.1640786</text:p>
          </table:table-cell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office:value-type="float" office:value="2.06642785495905" calcext:value-type="float">
            <text:p>2.066427855</text:p>
          </table:table-cell>
        </table:table-row>
        <table:table-row table:style-name="ro1">
          <table:table-cell office:value-type="float" office:value="59250000" calcext:value-type="float">
            <text:p>59250000</text:p>
          </table:table-cell>
          <table:table-cell office:value-type="float" office:value="2.20114309577369" calcext:value-type="float">
            <text:p>2.2011430958</text:p>
          </table:table-cell>
        </table:table-row>
        <table:table-row table:style-name="ro1">
          <table:table-cell office:value-type="float" office:value="59500000" calcext:value-type="float">
            <text:p>59500000</text:p>
          </table:table-cell>
          <table:table-cell office:value-type="float" office:value="2.15248183883771" calcext:value-type="float">
            <text:p>2.1524818388</text:p>
          </table:table-cell>
        </table:table-row>
        <table:table-row table:style-name="ro1">
          <table:table-cell office:value-type="float" office:value="59750000" calcext:value-type="float">
            <text:p>59750000</text:p>
          </table:table-cell>
          <table:table-cell office:value-type="float" office:value="2.20840195833715" calcext:value-type="float">
            <text:p>2.2084019583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2.23522621956734" calcext:value-type="float">
            <text:p>2.2352262196</text:p>
          </table:table-cell>
        </table:table-row>
        <table:table-row table:style-name="ro1">
          <table:table-cell office:value-type="float" office:value="60250000" calcext:value-type="float">
            <text:p>60250000</text:p>
          </table:table-cell>
          <table:table-cell office:value-type="float" office:value="2.00916782842976" calcext:value-type="float">
            <text:p>2.0091678284</text:p>
          </table:table-cell>
        </table:table-row>
        <table:table-row table:style-name="ro1">
          <table:table-cell office:value-type="float" office:value="60500000" calcext:value-type="float">
            <text:p>60500000</text:p>
          </table:table-cell>
          <table:table-cell office:value-type="float" office:value="2.14786019905774" calcext:value-type="float">
            <text:p>2.1478601991</text:p>
          </table:table-cell>
        </table:table-row>
        <table:table-row table:style-name="ro1">
          <table:table-cell office:value-type="float" office:value="60750000" calcext:value-type="float">
            <text:p>60750000</text:p>
          </table:table-cell>
          <table:table-cell office:value-type="float" office:value="2.32967228242835" calcext:value-type="float">
            <text:p>2.3296722824</text:p>
          </table:table-cell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office:value-type="float" office:value="2.37805643472302" calcext:value-type="float">
            <text:p>2.3780564347</text:p>
          </table:table-cell>
        </table:table-row>
        <table:table-row table:style-name="ro1">
          <table:table-cell office:value-type="float" office:value="61250000" calcext:value-type="float">
            <text:p>61250000</text:p>
          </table:table-cell>
          <table:table-cell office:value-type="float" office:value="2.08546475950946" calcext:value-type="float">
            <text:p>2.0854647595</text:p>
          </table:table-cell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office:value-type="float" office:value="2.16376768938948" calcext:value-type="float">
            <text:p>2.1637676894</text:p>
          </table:table-cell>
        </table:table-row>
        <table:table-row table:style-name="ro1">
          <table:table-cell office:value-type="float" office:value="61750000" calcext:value-type="float">
            <text:p>61750000</text:p>
          </table:table-cell>
          <table:table-cell office:value-type="float" office:value="2.40567640105739" calcext:value-type="float">
            <text:p>2.4056764011</text:p>
          </table:table-cell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office:value-type="float" office:value="2.37193070036224" calcext:value-type="float">
            <text:p>2.3719307004</text:p>
          </table:table-cell>
        </table:table-row>
        <table:table-row table:style-name="ro1">
          <table:table-cell office:value-type="float" office:value="62250000" calcext:value-type="float">
            <text:p>62250000</text:p>
          </table:table-cell>
          <table:table-cell office:value-type="float" office:value="2.53071876402057" calcext:value-type="float">
            <text:p>2.530718764</text:p>
          </table:table-cell>
        </table:table-row>
        <table:table-row table:style-name="ro1">
          <table:table-cell office:value-type="float" office:value="62500000" calcext:value-type="float">
            <text:p>62500000</text:p>
          </table:table-cell>
          <table:table-cell office:value-type="float" office:value="2.6753073402324" calcext:value-type="float">
            <text:p>2.6753073402</text:p>
          </table:table-cell>
        </table:table-row>
        <table:table-row table:style-name="ro1">
          <table:table-cell office:value-type="float" office:value="62750000" calcext:value-type="float">
            <text:p>62750000</text:p>
          </table:table-cell>
          <table:table-cell office:value-type="float" office:value="2.23737356238806" calcext:value-type="float">
            <text:p>2.2373735624</text:p>
          </table:table-cell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office:value-type="float" office:value="2.21066885737979" calcext:value-type="float">
            <text:p>2.2106688574</text:p>
          </table:table-cell>
        </table:table-row>
        <table:table-row table:style-name="ro1">
          <table:table-cell office:value-type="float" office:value="63250000" calcext:value-type="float">
            <text:p>63250000</text:p>
          </table:table-cell>
          <table:table-cell office:value-type="float" office:value="2.39133938714753" calcext:value-type="float">
            <text:p>2.3913393871</text:p>
          </table:table-cell>
        </table:table-row>
        <table:table-row table:style-name="ro1">
          <table:table-cell office:value-type="float" office:value="63500000" calcext:value-type="float">
            <text:p>63500000</text:p>
          </table:table-cell>
          <table:table-cell office:value-type="float" office:value="2.33504100356596" calcext:value-type="float">
            <text:p>2.3350410036</text:p>
          </table:table-cell>
        </table:table-row>
        <table:table-row table:style-name="ro1">
          <table:table-cell office:value-type="float" office:value="63750000" calcext:value-type="float">
            <text:p>63750000</text:p>
          </table:table-cell>
          <table:table-cell office:value-type="float" office:value="2.40161515566671" calcext:value-type="float">
            <text:p>2.4016151557</text:p>
          </table:table-cell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office:value-type="float" office:value="2.48077798104896" calcext:value-type="float">
            <text:p>2.480777981</text:p>
          </table:table-cell>
        </table:table-row>
        <table:table-row table:style-name="ro1">
          <table:table-cell office:value-type="float" office:value="64250000" calcext:value-type="float">
            <text:p>64250000</text:p>
          </table:table-cell>
          <table:table-cell office:value-type="float" office:value="2.40466954577535" calcext:value-type="float">
            <text:p>2.4046695458</text:p>
          </table:table-cell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office:value-type="float" office:value="2.44661455025217" calcext:value-type="float">
            <text:p>2.4466145503</text:p>
          </table:table-cell>
        </table:table-row>
        <table:table-row table:style-name="ro1">
          <table:table-cell office:value-type="float" office:value="64750000" calcext:value-type="float">
            <text:p>64750000</text:p>
          </table:table-cell>
          <table:table-cell office:value-type="float" office:value="2.86375853333551" calcext:value-type="float">
            <text:p>2.8637585333</text:p>
          </table:table-cell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2.4555243706809" calcext:value-type="float">
            <text:p>2.4555243707</text:p>
          </table:table-cell>
        </table:table-row>
        <table:table-row table:style-name="ro1">
          <table:table-cell office:value-type="float" office:value="65250000" calcext:value-type="float">
            <text:p>65250000</text:p>
          </table:table-cell>
          <table:table-cell office:value-type="float" office:value="2.52776090348549" calcext:value-type="float">
            <text:p>2.5277609035</text:p>
          </table:table-cell>
        </table:table-row>
        <table:table-row table:style-name="ro1">
          <table:table-cell office:value-type="float" office:value="65500000" calcext:value-type="float">
            <text:p>65500000</text:p>
          </table:table-cell>
          <table:table-cell office:value-type="float" office:value="2.48046520817426" calcext:value-type="float">
            <text:p>2.4804652082</text:p>
          </table:table-cell>
        </table:table-row>
        <table:table-row table:style-name="ro1">
          <table:table-cell office:value-type="float" office:value="65750000" calcext:value-type="float">
            <text:p>65750000</text:p>
          </table:table-cell>
          <table:table-cell office:value-type="float" office:value="2.77470662237596" calcext:value-type="float">
            <text:p>2.7747066224</text:p>
          </table:table-cell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office:value-type="float" office:value="2.40083188410762" calcext:value-type="float">
            <text:p>2.4008318841</text:p>
          </table:table-cell>
        </table:table-row>
        <table:table-row table:style-name="ro1">
          <table:table-cell office:value-type="float" office:value="66250000" calcext:value-type="float">
            <text:p>66250000</text:p>
          </table:table-cell>
          <table:table-cell office:value-type="float" office:value="2.67054892803495" calcext:value-type="float">
            <text:p>2.670548928</text:p>
          </table:table-cell>
        </table:table-row>
        <table:table-row table:style-name="ro1">
          <table:table-cell office:value-type="float" office:value="66500000" calcext:value-type="float">
            <text:p>66500000</text:p>
          </table:table-cell>
          <table:table-cell office:value-type="float" office:value="2.77212043195008" calcext:value-type="float">
            <text:p>2.772120432</text:p>
          </table:table-cell>
        </table:table-row>
        <table:table-row table:style-name="ro1">
          <table:table-cell office:value-type="float" office:value="66750000" calcext:value-type="float">
            <text:p>66750000</text:p>
          </table:table-cell>
          <table:table-cell office:value-type="float" office:value="2.54673140064209" calcext:value-type="float">
            <text:p>2.5467314006</text:p>
          </table:table-cell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office:value-type="float" office:value="2.84878672252283" calcext:value-type="float">
            <text:p>2.8487867225</text:p>
          </table:table-cell>
        </table:table-row>
        <table:table-row table:style-name="ro1">
          <table:table-cell office:value-type="float" office:value="67250000" calcext:value-type="float">
            <text:p>67250000</text:p>
          </table:table-cell>
          <table:table-cell office:value-type="float" office:value="2.4364409484284" calcext:value-type="float">
            <text:p>2.4364409484</text:p>
          </table:table-cell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office:value-type="float" office:value="2.53059495716135" calcext:value-type="float">
            <text:p>2.5305949572</text:p>
          </table:table-cell>
        </table:table-row>
        <table:table-row table:style-name="ro1">
          <table:table-cell office:value-type="float" office:value="67750000" calcext:value-type="float">
            <text:p>67750000</text:p>
          </table:table-cell>
          <table:table-cell office:value-type="float" office:value="2.59401360068363" calcext:value-type="float">
            <text:p>2.5940136007</text:p>
          </table:table-cell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office:value-type="float" office:value="2.51005568396501" calcext:value-type="float">
            <text:p>2.510055684</text:p>
          </table:table-cell>
        </table:table-row>
        <table:table-row table:style-name="ro1">
          <table:table-cell office:value-type="float" office:value="68250000" calcext:value-type="float">
            <text:p>68250000</text:p>
          </table:table-cell>
          <table:table-cell office:value-type="float" office:value="2.60278011323746" calcext:value-type="float">
            <text:p>2.6027801132</text:p>
          </table:table-cell>
        </table:table-row>
        <table:table-row table:style-name="ro1">
          <table:table-cell office:value-type="float" office:value="68500000" calcext:value-type="float">
            <text:p>68500000</text:p>
          </table:table-cell>
          <table:table-cell office:value-type="float" office:value="2.76012034679442" calcext:value-type="float">
            <text:p>2.7601203468</text:p>
          </table:table-cell>
        </table:table-row>
        <table:table-row table:style-name="ro1">
          <table:table-cell office:value-type="float" office:value="68750000" calcext:value-type="float">
            <text:p>68750000</text:p>
          </table:table-cell>
          <table:table-cell office:value-type="float" office:value="2.55034926039549" calcext:value-type="float">
            <text:p>2.5503492604</text:p>
          </table:table-cell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office:value-type="float" office:value="2.84188497938228" calcext:value-type="float">
            <text:p>2.8418849794</text:p>
          </table:table-cell>
        </table:table-row>
        <table:table-row table:style-name="ro1">
          <table:table-cell office:value-type="float" office:value="69250000" calcext:value-type="float">
            <text:p>69250000</text:p>
          </table:table-cell>
          <table:table-cell office:value-type="float" office:value="2.54061124768611" calcext:value-type="float">
            <text:p>2.5406112477</text:p>
          </table:table-cell>
        </table:table-row>
        <table:table-row table:style-name="ro1">
          <table:table-cell office:value-type="float" office:value="69500000" calcext:value-type="float">
            <text:p>69500000</text:p>
          </table:table-cell>
          <table:table-cell office:value-type="float" office:value="2.74352362355957" calcext:value-type="float">
            <text:p>2.7435236236</text:p>
          </table:table-cell>
        </table:table-row>
        <table:table-row table:style-name="ro1">
          <table:table-cell office:value-type="float" office:value="69750000" calcext:value-type="float">
            <text:p>69750000</text:p>
          </table:table-cell>
          <table:table-cell office:value-type="float" office:value="2.82263380118042" calcext:value-type="float">
            <text:p>2.8226338012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2.82519283257232" calcext:value-type="float">
            <text:p>2.8251928326</text:p>
          </table:table-cell>
        </table:table-row>
        <table:table-row table:style-name="ro1">
          <table:table-cell office:value-type="float" office:value="70250000" calcext:value-type="float">
            <text:p>70250000</text:p>
          </table:table-cell>
          <table:table-cell office:value-type="float" office:value="2.43912518688587" calcext:value-type="float">
            <text:p>2.4391251869</text:p>
          </table:table-cell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office:value-type="float" office:value="2.9138399098547" calcext:value-type="float">
            <text:p>2.9138399099</text:p>
          </table:table-cell>
        </table:table-row>
        <table:table-row table:style-name="ro1">
          <table:table-cell office:value-type="float" office:value="70750000" calcext:value-type="float">
            <text:p>70750000</text:p>
          </table:table-cell>
          <table:table-cell office:value-type="float" office:value="2.92327337366725" calcext:value-type="float">
            <text:p>2.9232733737</text:p>
          </table:table-cell>
        </table:table-row>
        <table:table-row table:style-name="ro1">
          <table:table-cell office:value-type="float" office:value="71000000" calcext:value-type="float">
            <text:p>71000000</text:p>
          </table:table-cell>
          <table:table-cell office:value-type="float" office:value="2.65864142053906" calcext:value-type="float">
            <text:p>2.6586414205</text:p>
          </table:table-cell>
        </table:table-row>
        <table:table-row table:style-name="ro1">
          <table:table-cell office:value-type="float" office:value="71250000" calcext:value-type="float">
            <text:p>71250000</text:p>
          </table:table-cell>
          <table:table-cell office:value-type="float" office:value="2.74342480181682" calcext:value-type="float">
            <text:p>2.7434248018</text:p>
          </table:table-cell>
        </table:table-row>
        <table:table-row table:style-name="ro1">
          <table:table-cell office:value-type="float" office:value="71500000" calcext:value-type="float">
            <text:p>71500000</text:p>
          </table:table-cell>
          <table:table-cell office:value-type="float" office:value="2.81078214773842" calcext:value-type="float">
            <text:p>2.8107821477</text:p>
          </table:table-cell>
        </table:table-row>
        <table:table-row table:style-name="ro1">
          <table:table-cell office:value-type="float" office:value="71750000" calcext:value-type="float">
            <text:p>71750000</text:p>
          </table:table-cell>
          <table:table-cell office:value-type="float" office:value="2.79406550145985" calcext:value-type="float">
            <text:p>2.7940655015</text:p>
          </table:table-cell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office:value-type="float" office:value="2.72862215140167" calcext:value-type="float">
            <text:p>2.7286221514</text:p>
          </table:table-cell>
        </table:table-row>
        <table:table-row table:style-name="ro1">
          <table:table-cell office:value-type="float" office:value="72250000" calcext:value-type="float">
            <text:p>72250000</text:p>
          </table:table-cell>
          <table:table-cell office:value-type="float" office:value="2.67267376485906" calcext:value-type="float">
            <text:p>2.6726737649</text:p>
          </table:table-cell>
        </table:table-row>
        <table:table-row table:style-name="ro1">
          <table:table-cell office:value-type="float" office:value="72500000" calcext:value-type="float">
            <text:p>72500000</text:p>
          </table:table-cell>
          <table:table-cell office:value-type="float" office:value="2.91366427590841" calcext:value-type="float">
            <text:p>2.9136642759</text:p>
          </table:table-cell>
        </table:table-row>
        <table:table-row table:style-name="ro1">
          <table:table-cell office:value-type="float" office:value="72750000" calcext:value-type="float">
            <text:p>72750000</text:p>
          </table:table-cell>
          <table:table-cell office:value-type="float" office:value="2.96660083124456" calcext:value-type="float">
            <text:p>2.9666008312</text:p>
          </table:table-cell>
        </table:table-row>
        <table:table-row table:style-name="ro1">
          <table:table-cell office:value-type="float" office:value="73000000" calcext:value-type="float">
            <text:p>73000000</text:p>
          </table:table-cell>
          <table:table-cell office:value-type="float" office:value="2.7058561436651" calcext:value-type="float">
            <text:p>2.7058561437</text:p>
          </table:table-cell>
        </table:table-row>
        <table:table-row table:style-name="ro1">
          <table:table-cell office:value-type="float" office:value="73250000" calcext:value-type="float">
            <text:p>73250000</text:p>
          </table:table-cell>
          <table:table-cell office:value-type="float" office:value="3.04112704560495" calcext:value-type="float">
            <text:p>3.0411270456</text:p>
          </table:table-cell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office:value-type="float" office:value="2.52152141950501" calcext:value-type="float">
            <text:p>2.5215214195</text:p>
          </table:table-cell>
        </table:table-row>
        <table:table-row table:style-name="ro1">
          <table:table-cell office:value-type="float" office:value="73750000" calcext:value-type="float">
            <text:p>73750000</text:p>
          </table:table-cell>
          <table:table-cell office:value-type="float" office:value="3.21038468536906" calcext:value-type="float">
            <text:p>3.2103846854</text:p>
          </table:table-cell>
        </table:table-row>
        <table:table-row table:style-name="ro1">
          <table:table-cell office:value-type="float" office:value="74000000" calcext:value-type="float">
            <text:p>74000000</text:p>
          </table:table-cell>
          <table:table-cell office:value-type="float" office:value="2.95617085327521" calcext:value-type="float">
            <text:p>2.9561708533</text:p>
          </table:table-cell>
        </table:table-row>
        <table:table-row table:style-name="ro1">
          <table:table-cell office:value-type="float" office:value="74250000" calcext:value-type="float">
            <text:p>74250000</text:p>
          </table:table-cell>
          <table:table-cell office:value-type="float" office:value="2.68346395542337" calcext:value-type="float">
            <text:p>2.6834639554</text:p>
          </table:table-cell>
        </table:table-row>
        <table:table-row table:style-name="ro1">
          <table:table-cell office:value-type="float" office:value="74500000" calcext:value-type="float">
            <text:p>74500000</text:p>
          </table:table-cell>
          <table:table-cell office:value-type="float" office:value="2.57868759436246" calcext:value-type="float">
            <text:p>2.5786875944</text:p>
          </table:table-cell>
        </table:table-row>
        <table:table-row table:style-name="ro1">
          <table:table-cell office:value-type="float" office:value="74750000" calcext:value-type="float">
            <text:p>74750000</text:p>
          </table:table-cell>
          <table:table-cell office:value-type="float" office:value="2.87255730369995" calcext:value-type="float">
            <text:p>2.8725573037</text:p>
          </table:table-cell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2.76153997174024" calcext:value-type="float">
            <text:p>2.7615399717</text:p>
          </table:table-cell>
        </table:table-row>
        <table:table-row table:style-name="ro1">
          <table:table-cell office:value-type="float" office:value="75250000" calcext:value-type="float">
            <text:p>75250000</text:p>
          </table:table-cell>
          <table:table-cell office:value-type="float" office:value="2.84747688570113" calcext:value-type="float">
            <text:p>2.8474768857</text:p>
          </table:table-cell>
        </table:table-row>
        <table:table-row table:style-name="ro1">
          <table:table-cell office:value-type="float" office:value="75500000" calcext:value-type="float">
            <text:p>75500000</text:p>
          </table:table-cell>
          <table:table-cell office:value-type="float" office:value="2.60843268163454" calcext:value-type="float">
            <text:p>2.6084326816</text:p>
          </table:table-cell>
        </table:table-row>
        <table:table-row table:style-name="ro1">
          <table:table-cell office:value-type="float" office:value="75750000" calcext:value-type="float">
            <text:p>75750000</text:p>
          </table:table-cell>
          <table:table-cell office:value-type="float" office:value="3.09110387780941" calcext:value-type="float">
            <text:p>3.0911038778</text:p>
          </table:table-cell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office:value-type="float" office:value="2.77126706682734" calcext:value-type="float">
            <text:p>2.7712670668</text:p>
          </table:table-cell>
        </table:table-row>
        <table:table-row table:style-name="ro1">
          <table:table-cell office:value-type="float" office:value="76250000" calcext:value-type="float">
            <text:p>76250000</text:p>
          </table:table-cell>
          <table:table-cell office:value-type="float" office:value="2.77616112142703" calcext:value-type="float">
            <text:p>2.7761611214</text:p>
          </table:table-cell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office:value-type="float" office:value="3.12527400934159" calcext:value-type="float">
            <text:p>3.1252740093</text:p>
          </table:table-cell>
        </table:table-row>
        <table:table-row table:style-name="ro1">
          <table:table-cell office:value-type="float" office:value="76750000" calcext:value-type="float">
            <text:p>76750000</text:p>
          </table:table-cell>
          <table:table-cell office:value-type="float" office:value="3.42279916053483" calcext:value-type="float">
            <text:p>3.4227991605</text:p>
          </table:table-cell>
        </table:table-row>
        <table:table-row table:style-name="ro1">
          <table:table-cell office:value-type="float" office:value="77000000" calcext:value-type="float">
            <text:p>77000000</text:p>
          </table:table-cell>
          <table:table-cell office:value-type="float" office:value="2.64263866204356" calcext:value-type="float">
            <text:p>2.642638662</text:p>
          </table:table-cell>
        </table:table-row>
        <table:table-row table:style-name="ro1">
          <table:table-cell office:value-type="float" office:value="77250000" calcext:value-type="float">
            <text:p>77250000</text:p>
          </table:table-cell>
          <table:table-cell office:value-type="float" office:value="3.04721995337565" calcext:value-type="float">
            <text:p>3.0472199534</text:p>
          </table:table-cell>
        </table:table-row>
        <table:table-row table:style-name="ro1">
          <table:table-cell office:value-type="float" office:value="77500000" calcext:value-type="float">
            <text:p>77500000</text:p>
          </table:table-cell>
          <table:table-cell office:value-type="float" office:value="2.90106719679889" calcext:value-type="float">
            <text:p>2.9010671968</text:p>
          </table:table-cell>
        </table:table-row>
        <table:table-row table:style-name="ro1">
          <table:table-cell office:value-type="float" office:value="77750000" calcext:value-type="float">
            <text:p>77750000</text:p>
          </table:table-cell>
          <table:table-cell office:value-type="float" office:value="2.6888259439426" calcext:value-type="float">
            <text:p>2.6888259439</text:p>
          </table:table-cell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office:value-type="float" office:value="2.9380864366455" calcext:value-type="float">
            <text:p>2.9380864366</text:p>
          </table:table-cell>
        </table:table-row>
        <table:table-row table:style-name="ro1">
          <table:table-cell office:value-type="float" office:value="78250000" calcext:value-type="float">
            <text:p>78250000</text:p>
          </table:table-cell>
          <table:table-cell office:value-type="float" office:value="3.07862707095333" calcext:value-type="float">
            <text:p>3.078627071</text:p>
          </table:table-cell>
        </table:table-row>
        <table:table-row table:style-name="ro1">
          <table:table-cell office:value-type="float" office:value="78500000" calcext:value-type="float">
            <text:p>78500000</text:p>
          </table:table-cell>
          <table:table-cell office:value-type="float" office:value="2.82520887954611" calcext:value-type="float">
            <text:p>2.8252088795</text:p>
          </table:table-cell>
        </table:table-row>
        <table:table-row table:style-name="ro1">
          <table:table-cell office:value-type="float" office:value="78750000" calcext:value-type="float">
            <text:p>78750000</text:p>
          </table:table-cell>
          <table:table-cell office:value-type="float" office:value="2.80410294460359" calcext:value-type="float">
            <text:p>2.8041029446</text:p>
          </table:table-cell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office:value-type="float" office:value="2.80699282392532" calcext:value-type="float">
            <text:p>2.8069928239</text:p>
          </table:table-cell>
        </table:table-row>
        <table:table-row table:style-name="ro1">
          <table:table-cell office:value-type="float" office:value="79250000" calcext:value-type="float">
            <text:p>79250000</text:p>
          </table:table-cell>
          <table:table-cell office:value-type="float" office:value="3.02211449256837" calcext:value-type="float">
            <text:p>3.0221144926</text:p>
          </table:table-cell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office:value-type="float" office:value="2.81554062754947" calcext:value-type="float">
            <text:p>2.8155406275</text:p>
          </table:table-cell>
        </table:table-row>
        <table:table-row table:style-name="ro1">
          <table:table-cell office:value-type="float" office:value="79750000" calcext:value-type="float">
            <text:p>79750000</text:p>
          </table:table-cell>
          <table:table-cell office:value-type="float" office:value="3.06315979286348" calcext:value-type="float">
            <text:p>3.0631597929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2.86791546721078" calcext:value-type="float">
            <text:p>2.8679154672</text:p>
          </table:table-cell>
        </table:table-row>
        <table:table-row table:style-name="ro1">
          <table:table-cell office:value-type="float" office:value="80250000" calcext:value-type="float">
            <text:p>80250000</text:p>
          </table:table-cell>
          <table:table-cell office:value-type="float" office:value="3.13694345864528" calcext:value-type="float">
            <text:p>3.1369434586</text:p>
          </table:table-cell>
        </table:table-row>
        <table:table-row table:style-name="ro1">
          <table:table-cell office:value-type="float" office:value="80500000" calcext:value-type="float">
            <text:p>80500000</text:p>
          </table:table-cell>
          <table:table-cell office:value-type="float" office:value="3.21421160717123" calcext:value-type="float">
            <text:p>3.2142116072</text:p>
          </table:table-cell>
        </table:table-row>
        <table:table-row table:style-name="ro1">
          <table:table-cell office:value-type="float" office:value="80750000" calcext:value-type="float">
            <text:p>80750000</text:p>
          </table:table-cell>
          <table:table-cell office:value-type="float" office:value="3.36827719300614" calcext:value-type="float">
            <text:p>3.368277193</text:p>
          </table:table-cell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office:value-type="float" office:value="3.36032165807043" calcext:value-type="float">
            <text:p>3.3603216581</text:p>
          </table:table-cell>
        </table:table-row>
        <table:table-row table:style-name="ro1">
          <table:table-cell office:value-type="float" office:value="81250000" calcext:value-type="float">
            <text:p>81250000</text:p>
          </table:table-cell>
          <table:table-cell office:value-type="float" office:value="2.83485498517047" calcext:value-type="float">
            <text:p>2.8348549852</text:p>
          </table:table-cell>
        </table:table-row>
        <table:table-row table:style-name="ro1">
          <table:table-cell office:value-type="float" office:value="81500000" calcext:value-type="float">
            <text:p>81500000</text:p>
          </table:table-cell>
          <table:table-cell office:value-type="float" office:value="2.70487375067597" calcext:value-type="float">
            <text:p>2.7048737507</text:p>
          </table:table-cell>
        </table:table-row>
        <table:table-row table:style-name="ro1">
          <table:table-cell office:value-type="float" office:value="81750000" calcext:value-type="float">
            <text:p>81750000</text:p>
          </table:table-cell>
          <table:table-cell office:value-type="float" office:value="3.26679353194668" calcext:value-type="float">
            <text:p>3.2667935319</text:p>
          </table:table-cell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office:value-type="float" office:value="3.08734793806136" calcext:value-type="float">
            <text:p>3.0873479381</text:p>
          </table:table-cell>
        </table:table-row>
        <table:table-row table:style-name="ro1">
          <table:table-cell office:value-type="float" office:value="82250000" calcext:value-type="float">
            <text:p>82250000</text:p>
          </table:table-cell>
          <table:table-cell office:value-type="float" office:value="3.11003512205184" calcext:value-type="float">
            <text:p>3.1100351221</text:p>
          </table:table-cell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office:value-type="float" office:value="3.11107739956104" calcext:value-type="float">
            <text:p>3.1110773996</text:p>
          </table:table-cell>
        </table:table-row>
        <table:table-row table:style-name="ro1">
          <table:table-cell office:value-type="float" office:value="82750000" calcext:value-type="float">
            <text:p>82750000</text:p>
          </table:table-cell>
          <table:table-cell office:value-type="float" office:value="3.3254227631607" calcext:value-type="float">
            <text:p>3.3254227632</text:p>
          </table:table-cell>
        </table:table-row>
        <table:table-row table:style-name="ro1">
          <table:table-cell office:value-type="float" office:value="83000000" calcext:value-type="float">
            <text:p>83000000</text:p>
          </table:table-cell>
          <table:table-cell office:value-type="float" office:value="3.38125554874823" calcext:value-type="float">
            <text:p>3.3812555487</text:p>
          </table:table-cell>
        </table:table-row>
        <table:table-row table:style-name="ro1">
          <table:table-cell office:value-type="float" office:value="83250000" calcext:value-type="float">
            <text:p>83250000</text:p>
          </table:table-cell>
          <table:table-cell office:value-type="float" office:value="3.07687845836072" calcext:value-type="float">
            <text:p>3.0768784584</text:p>
          </table:table-cell>
        </table:table-row>
        <table:table-row table:style-name="ro1">
          <table:table-cell office:value-type="float" office:value="83500000" calcext:value-type="float">
            <text:p>83500000</text:p>
          </table:table-cell>
          <table:table-cell office:value-type="float" office:value="3.26891110441885" calcext:value-type="float">
            <text:p>3.2689111044</text:p>
          </table:table-cell>
        </table:table-row>
        <table:table-row table:style-name="ro1">
          <table:table-cell office:value-type="float" office:value="83750000" calcext:value-type="float">
            <text:p>83750000</text:p>
          </table:table-cell>
          <table:table-cell office:value-type="float" office:value="3.46505869619181" calcext:value-type="float">
            <text:p>3.4650586962</text:p>
          </table:table-cell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office:value-type="float" office:value="2.6250667684944" calcext:value-type="float">
            <text:p>2.6250667685</text:p>
          </table:table-cell>
        </table:table-row>
        <table:table-row table:style-name="ro1">
          <table:table-cell office:value-type="float" office:value="84250000" calcext:value-type="float">
            <text:p>84250000</text:p>
          </table:table-cell>
          <table:table-cell office:value-type="float" office:value="3.06764182145522" calcext:value-type="float">
            <text:p>3.0676418215</text:p>
          </table:table-cell>
        </table:table-row>
        <table:table-row table:style-name="ro1">
          <table:table-cell office:value-type="float" office:value="84500000" calcext:value-type="float">
            <text:p>84500000</text:p>
          </table:table-cell>
          <table:table-cell office:value-type="float" office:value="3.19454039193898" calcext:value-type="float">
            <text:p>3.1945403919</text:p>
          </table:table-cell>
        </table:table-row>
        <table:table-row table:style-name="ro1">
          <table:table-cell office:value-type="float" office:value="84750000" calcext:value-type="float">
            <text:p>84750000</text:p>
          </table:table-cell>
          <table:table-cell office:value-type="float" office:value="2.98031860748828" calcext:value-type="float">
            <text:p>2.9803186075</text:p>
          </table:table-cell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2.89819633024499" calcext:value-type="float">
            <text:p>2.8981963302</text:p>
          </table:table-cell>
        </table:table-row>
        <table:table-row table:style-name="ro1">
          <table:table-cell office:value-type="float" office:value="85250000" calcext:value-type="float">
            <text:p>85250000</text:p>
          </table:table-cell>
          <table:table-cell office:value-type="float" office:value="2.96313316176897" calcext:value-type="float">
            <text:p>2.9631331618</text:p>
          </table:table-cell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office:value-type="float" office:value="2.66091484169699" calcext:value-type="float">
            <text:p>2.6609148417</text:p>
          </table:table-cell>
        </table:table-row>
        <table:table-row table:style-name="ro1">
          <table:table-cell office:value-type="float" office:value="85750000" calcext:value-type="float">
            <text:p>85750000</text:p>
          </table:table-cell>
          <table:table-cell office:value-type="float" office:value="3.65718972096373" calcext:value-type="float">
            <text:p>3.657189721</text:p>
          </table:table-cell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office:value-type="float" office:value="2.686459710001" calcext:value-type="float">
            <text:p>2.68645971</text:p>
          </table:table-cell>
        </table:table-row>
        <table:table-row table:style-name="ro1">
          <table:table-cell office:value-type="float" office:value="86250000" calcext:value-type="float">
            <text:p>86250000</text:p>
          </table:table-cell>
          <table:table-cell office:value-type="float" office:value="3.15125121988467" calcext:value-type="float">
            <text:p>3.1512512199</text:p>
          </table:table-cell>
        </table:table-row>
        <table:table-row table:style-name="ro1">
          <table:table-cell office:value-type="float" office:value="86500000" calcext:value-type="float">
            <text:p>86500000</text:p>
          </table:table-cell>
          <table:table-cell office:value-type="float" office:value="2.69038644086972" calcext:value-type="float">
            <text:p>2.6903864409</text:p>
          </table:table-cell>
        </table:table-row>
        <table:table-row table:style-name="ro1">
          <table:table-cell office:value-type="float" office:value="86750000" calcext:value-type="float">
            <text:p>86750000</text:p>
          </table:table-cell>
          <table:table-cell office:value-type="float" office:value="2.9348099468544" calcext:value-type="float">
            <text:p>2.9348099469</text:p>
          </table:table-cell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office:value-type="float" office:value="3.537380281047" calcext:value-type="float">
            <text:p>3.537380281</text:p>
          </table:table-cell>
        </table:table-row>
        <table:table-row table:style-name="ro1">
          <table:table-cell office:value-type="float" office:value="87250000" calcext:value-type="float">
            <text:p>87250000</text:p>
          </table:table-cell>
          <table:table-cell office:value-type="float" office:value="3.04041361904786" calcext:value-type="float">
            <text:p>3.040413619</text:p>
          </table:table-cell>
        </table:table-row>
        <table:table-row table:style-name="ro1">
          <table:table-cell office:value-type="float" office:value="87500000" calcext:value-type="float">
            <text:p>87500000</text:p>
          </table:table-cell>
          <table:table-cell office:value-type="float" office:value="3.10453547863931" calcext:value-type="float">
            <text:p>3.1045354786</text:p>
          </table:table-cell>
        </table:table-row>
        <table:table-row table:style-name="ro1">
          <table:table-cell office:value-type="float" office:value="87750000" calcext:value-type="float">
            <text:p>87750000</text:p>
          </table:table-cell>
          <table:table-cell office:value-type="float" office:value="2.80844868131877" calcext:value-type="float">
            <text:p>2.8084486813</text:p>
          </table:table-cell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office:value-type="float" office:value="3.43987187710123" calcext:value-type="float">
            <text:p>3.4398718771</text:p>
          </table:table-cell>
        </table:table-row>
        <table:table-row table:style-name="ro1">
          <table:table-cell office:value-type="float" office:value="88250000" calcext:value-type="float">
            <text:p>88250000</text:p>
          </table:table-cell>
          <table:table-cell office:value-type="float" office:value="2.8835905463636" calcext:value-type="float">
            <text:p>2.8835905464</text:p>
          </table:table-cell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office:value-type="float" office:value="3.1614985995729" calcext:value-type="float">
            <text:p>3.1614985996</text:p>
          </table:table-cell>
        </table:table-row>
        <table:table-row table:style-name="ro1">
          <table:table-cell office:value-type="float" office:value="88750000" calcext:value-type="float">
            <text:p>88750000</text:p>
          </table:table-cell>
          <table:table-cell office:value-type="float" office:value="3.10040925361552" calcext:value-type="float">
            <text:p>3.1004092536</text:p>
          </table:table-cell>
        </table:table-row>
        <table:table-row table:style-name="ro1">
          <table:table-cell office:value-type="float" office:value="89000000" calcext:value-type="float">
            <text:p>89000000</text:p>
          </table:table-cell>
          <table:table-cell office:value-type="float" office:value="2.98645932089995" calcext:value-type="float">
            <text:p>2.9864593209</text:p>
          </table:table-cell>
        </table:table-row>
        <table:table-row table:style-name="ro1">
          <table:table-cell office:value-type="float" office:value="89250000" calcext:value-type="float">
            <text:p>89250000</text:p>
          </table:table-cell>
          <table:table-cell office:value-type="float" office:value="3.17745610024121" calcext:value-type="float">
            <text:p>3.1774561002</text:p>
          </table:table-cell>
        </table:table-row>
        <table:table-row table:style-name="ro1">
          <table:table-cell office:value-type="float" office:value="89500000" calcext:value-type="float">
            <text:p>89500000</text:p>
          </table:table-cell>
          <table:table-cell office:value-type="float" office:value="3.27321858365189" calcext:value-type="float">
            <text:p>3.2732185837</text:p>
          </table:table-cell>
        </table:table-row>
        <table:table-row table:style-name="ro1">
          <table:table-cell office:value-type="float" office:value="89750000" calcext:value-type="float">
            <text:p>89750000</text:p>
          </table:table-cell>
          <table:table-cell office:value-type="float" office:value="3.04700513846994" calcext:value-type="float">
            <text:p>3.0470051385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3.34651510809877" calcext:value-type="float">
            <text:p>3.3465151081</text:p>
          </table:table-cell>
        </table:table-row>
        <table:table-row table:style-name="ro1">
          <table:table-cell office:value-type="float" office:value="90250000" calcext:value-type="float">
            <text:p>90250000</text:p>
          </table:table-cell>
          <table:table-cell office:value-type="float" office:value="2.97168872677795" calcext:value-type="float">
            <text:p>2.9716887268</text:p>
          </table:table-cell>
        </table:table-row>
        <table:table-row table:style-name="ro1">
          <table:table-cell office:value-type="float" office:value="90500000" calcext:value-type="float">
            <text:p>90500000</text:p>
          </table:table-cell>
          <table:table-cell office:value-type="float" office:value="2.91226178639202" calcext:value-type="float">
            <text:p>2.9122617864</text:p>
          </table:table-cell>
        </table:table-row>
        <table:table-row table:style-name="ro1">
          <table:table-cell office:value-type="float" office:value="90750000" calcext:value-type="float">
            <text:p>90750000</text:p>
          </table:table-cell>
          <table:table-cell office:value-type="float" office:value="3.07034607571769" calcext:value-type="float">
            <text:p>3.0703460757</text:p>
          </table:table-cell>
        </table:table-row>
        <table:table-row table:style-name="ro1">
          <table:table-cell office:value-type="float" office:value="91000000" calcext:value-type="float">
            <text:p>91000000</text:p>
          </table:table-cell>
          <table:table-cell office:value-type="float" office:value="3.09391214020251" calcext:value-type="float">
            <text:p>3.0939121402</text:p>
          </table:table-cell>
        </table:table-row>
        <table:table-row table:style-name="ro1">
          <table:table-cell office:value-type="float" office:value="91250000" calcext:value-type="float">
            <text:p>91250000</text:p>
          </table:table-cell>
          <table:table-cell office:value-type="float" office:value="2.69114386520814" calcext:value-type="float">
            <text:p>2.6911438652</text:p>
          </table:table-cell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office:value-type="float" office:value="3.42273918336952" calcext:value-type="float">
            <text:p>3.4227391834</text:p>
          </table:table-cell>
        </table:table-row>
        <table:table-row table:style-name="ro1">
          <table:table-cell office:value-type="float" office:value="91750000" calcext:value-type="float">
            <text:p>91750000</text:p>
          </table:table-cell>
          <table:table-cell office:value-type="float" office:value="3.37676979418227" calcext:value-type="float">
            <text:p>3.3767697942</text:p>
          </table:table-cell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office:value-type="float" office:value="3.26031155384716" calcext:value-type="float">
            <text:p>3.2603115538</text:p>
          </table:table-cell>
        </table:table-row>
        <table:table-row table:style-name="ro1">
          <table:table-cell office:value-type="float" office:value="92250000" calcext:value-type="float">
            <text:p>92250000</text:p>
          </table:table-cell>
          <table:table-cell office:value-type="float" office:value="2.87122285031153" calcext:value-type="float">
            <text:p>2.8712228503</text:p>
          </table:table-cell>
        </table:table-row>
        <table:table-row table:style-name="ro1">
          <table:table-cell office:value-type="float" office:value="92500000" calcext:value-type="float">
            <text:p>92500000</text:p>
          </table:table-cell>
          <table:table-cell office:value-type="float" office:value="2.74814158630422" calcext:value-type="float">
            <text:p>2.7481415863</text:p>
          </table:table-cell>
        </table:table-row>
        <table:table-row table:style-name="ro1">
          <table:table-cell office:value-type="float" office:value="92750000" calcext:value-type="float">
            <text:p>92750000</text:p>
          </table:table-cell>
          <table:table-cell office:value-type="float" office:value="3.36423802739085" calcext:value-type="float">
            <text:p>3.3642380274</text:p>
          </table:table-cell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office:value-type="float" office:value="2.96835697878993" calcext:value-type="float">
            <text:p>2.9683569788</text:p>
          </table:table-cell>
        </table:table-row>
        <table:table-row table:style-name="ro1">
          <table:table-cell office:value-type="float" office:value="93250000" calcext:value-type="float">
            <text:p>93250000</text:p>
          </table:table-cell>
          <table:table-cell office:value-type="float" office:value="2.95810511794602" calcext:value-type="float">
            <text:p>2.9581051179</text:p>
          </table:table-cell>
        </table:table-row>
        <table:table-row table:style-name="ro1">
          <table:table-cell office:value-type="float" office:value="93500000" calcext:value-type="float">
            <text:p>93500000</text:p>
          </table:table-cell>
          <table:table-cell office:value-type="float" office:value="2.90362225371816" calcext:value-type="float">
            <text:p>2.9036222537</text:p>
          </table:table-cell>
        </table:table-row>
        <table:table-row table:style-name="ro1">
          <table:table-cell office:value-type="float" office:value="93750000" calcext:value-type="float">
            <text:p>93750000</text:p>
          </table:table-cell>
          <table:table-cell office:value-type="float" office:value="3.00181489723794" calcext:value-type="float">
            <text:p>3.0018148972</text:p>
          </table:table-cell>
        </table:table-row>
        <table:table-row table:style-name="ro1">
          <table:table-cell office:value-type="float" office:value="94000000" calcext:value-type="float">
            <text:p>94000000</text:p>
          </table:table-cell>
          <table:table-cell office:value-type="float" office:value="2.61763447729186" calcext:value-type="float">
            <text:p>2.6176344773</text:p>
          </table:table-cell>
        </table:table-row>
        <table:table-row table:style-name="ro1">
          <table:table-cell office:value-type="float" office:value="94250000" calcext:value-type="float">
            <text:p>94250000</text:p>
          </table:table-cell>
          <table:table-cell office:value-type="float" office:value="2.66963039531939" calcext:value-type="float">
            <text:p>2.6696303953</text:p>
          </table:table-cell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office:value-type="float" office:value="2.92295283485222" calcext:value-type="float">
            <text:p>2.9229528349</text:p>
          </table:table-cell>
        </table:table-row>
        <table:table-row table:style-name="ro1">
          <table:table-cell office:value-type="float" office:value="94750000" calcext:value-type="float">
            <text:p>94750000</text:p>
          </table:table-cell>
          <table:table-cell office:value-type="float" office:value="3.06055945469752" calcext:value-type="float">
            <text:p>3.0605594547</text:p>
          </table:table-cell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2.68436801517895" calcext:value-type="float">
            <text:p>2.6843680152</text:p>
          </table:table-cell>
        </table:table-row>
        <table:table-row table:style-name="ro1">
          <table:table-cell office:value-type="float" office:value="95250000" calcext:value-type="float">
            <text:p>95250000</text:p>
          </table:table-cell>
          <table:table-cell office:value-type="float" office:value="2.77038716148519" calcext:value-type="float">
            <text:p>2.7703871615</text:p>
          </table:table-cell>
        </table:table-row>
        <table:table-row table:style-name="ro1">
          <table:table-cell office:value-type="float" office:value="95500000" calcext:value-type="float">
            <text:p>95500000</text:p>
          </table:table-cell>
          <table:table-cell office:value-type="float" office:value="2.96591330313151" calcext:value-type="float">
            <text:p>2.9659133031</text:p>
          </table:table-cell>
        </table:table-row>
        <table:table-row table:style-name="ro1">
          <table:table-cell office:value-type="float" office:value="95750000" calcext:value-type="float">
            <text:p>95750000</text:p>
          </table:table-cell>
          <table:table-cell office:value-type="float" office:value="3.10094291675059" calcext:value-type="float">
            <text:p>3.1009429168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2.79671912275169" calcext:value-type="float">
            <text:p>2.7967191228</text:p>
          </table:table-cell>
        </table:table-row>
        <table:table-row table:style-name="ro1">
          <table:table-cell office:value-type="float" office:value="96250000" calcext:value-type="float">
            <text:p>96250000</text:p>
          </table:table-cell>
          <table:table-cell office:value-type="float" office:value="3.10042538539308" calcext:value-type="float">
            <text:p>3.1004253854</text:p>
          </table:table-cell>
        </table:table-row>
        <table:table-row table:style-name="ro1">
          <table:table-cell office:value-type="float" office:value="96500000" calcext:value-type="float">
            <text:p>96500000</text:p>
          </table:table-cell>
          <table:table-cell office:value-type="float" office:value="3.01093532756383" calcext:value-type="float">
            <text:p>3.0109353276</text:p>
          </table:table-cell>
        </table:table-row>
        <table:table-row table:style-name="ro1">
          <table:table-cell office:value-type="float" office:value="96750000" calcext:value-type="float">
            <text:p>96750000</text:p>
          </table:table-cell>
          <table:table-cell office:value-type="float" office:value="3.12028221369955" calcext:value-type="float">
            <text:p>3.1202822137</text:p>
          </table:table-cell>
        </table:table-row>
        <table:table-row table:style-name="ro1">
          <table:table-cell office:value-type="float" office:value="97000000" calcext:value-type="float">
            <text:p>97000000</text:p>
          </table:table-cell>
          <table:table-cell office:value-type="float" office:value="2.99610063952777" calcext:value-type="float">
            <text:p>2.9961006395</text:p>
          </table:table-cell>
        </table:table-row>
        <table:table-row table:style-name="ro1">
          <table:table-cell office:value-type="float" office:value="97250000" calcext:value-type="float">
            <text:p>97250000</text:p>
          </table:table-cell>
          <table:table-cell office:value-type="float" office:value="3.34078450975973" calcext:value-type="float">
            <text:p>3.3407845098</text:p>
          </table:table-cell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office:value-type="float" office:value="2.85970430325308" calcext:value-type="float">
            <text:p>2.8597043033</text:p>
          </table:table-cell>
        </table:table-row>
        <table:table-row table:style-name="ro1">
          <table:table-cell office:value-type="float" office:value="97750000" calcext:value-type="float">
            <text:p>97750000</text:p>
          </table:table-cell>
          <table:table-cell office:value-type="float" office:value="3.02569850688382" calcext:value-type="float">
            <text:p>3.0256985069</text:p>
          </table:table-cell>
        </table:table-row>
        <table:table-row table:style-name="ro1">
          <table:table-cell office:value-type="float" office:value="98000000" calcext:value-type="float">
            <text:p>98000000</text:p>
          </table:table-cell>
          <table:table-cell office:value-type="float" office:value="3.2091789932645" calcext:value-type="float">
            <text:p>3.2091789933</text:p>
          </table:table-cell>
        </table:table-row>
        <table:table-row table:style-name="ro1">
          <table:table-cell office:value-type="float" office:value="98250000" calcext:value-type="float">
            <text:p>98250000</text:p>
          </table:table-cell>
          <table:table-cell office:value-type="float" office:value="3.24961920100906" calcext:value-type="float">
            <text:p>3.249619201</text:p>
          </table:table-cell>
        </table:table-row>
        <table:table-row table:style-name="ro1">
          <table:table-cell office:value-type="float" office:value="98500000" calcext:value-type="float">
            <text:p>98500000</text:p>
          </table:table-cell>
          <table:table-cell office:value-type="float" office:value="2.88303858447459" calcext:value-type="float">
            <text:p>2.8830385845</text:p>
          </table:table-cell>
        </table:table-row>
        <table:table-row table:style-name="ro1">
          <table:table-cell office:value-type="float" office:value="98750000" calcext:value-type="float">
            <text:p>98750000</text:p>
          </table:table-cell>
          <table:table-cell office:value-type="float" office:value="2.93225947134782" calcext:value-type="float">
            <text:p>2.9322594713</text:p>
          </table:table-cell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office:value-type="float" office:value="2.81173660558814" calcext:value-type="float">
            <text:p>2.8117366056</text:p>
          </table:table-cell>
        </table:table-row>
        <table:table-row table:style-name="ro1">
          <table:table-cell office:value-type="float" office:value="99250000" calcext:value-type="float">
            <text:p>99250000</text:p>
          </table:table-cell>
          <table:table-cell office:value-type="float" office:value="2.83946510760138" calcext:value-type="float">
            <text:p>2.8394651076</text:p>
          </table:table-cell>
        </table:table-row>
        <table:table-row table:style-name="ro1">
          <table:table-cell office:value-type="float" office:value="99500000" calcext:value-type="float">
            <text:p>99500000</text:p>
          </table:table-cell>
          <table:table-cell office:value-type="float" office:value="2.91617315813361" calcext:value-type="float">
            <text:p>2.9161731581</text:p>
          </table:table-cell>
        </table:table-row>
        <table:table-row table:style-name="ro1">
          <table:table-cell office:value-type="float" office:value="99750000" calcext:value-type="float">
            <text:p>99750000</text:p>
          </table:table-cell>
          <table:table-cell office:value-type="float" office:value="3.1566054223385" calcext:value-type="float">
            <text:p>3.1566054223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.77570830588174" calcext:value-type="float">
            <text:p>2.7757083059</text:p>
          </table:table-cell>
        </table:table-row>
        <table:table-row table:style-name="ro1">
          <table:table-cell office:value-type="float" office:value="100250000" calcext:value-type="float">
            <text:p>100250000</text:p>
          </table:table-cell>
          <table:table-cell office:value-type="float" office:value="3.04669093405805" calcext:value-type="float">
            <text:p>3.0466909341</text:p>
          </table:table-cell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office:value-type="float" office:value="2.75557995518702" calcext:value-type="float">
            <text:p>2.7555799552</text:p>
          </table:table-cell>
        </table:table-row>
        <table:table-row table:style-name="ro1">
          <table:table-cell office:value-type="float" office:value="100750000" calcext:value-type="float">
            <text:p>100750000</text:p>
          </table:table-cell>
          <table:table-cell office:value-type="float" office:value="3.0655023438797" calcext:value-type="float">
            <text:p>3.0655023439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3.16007500543769" calcext:value-type="float">
            <text:p>3.1600750054</text:p>
          </table:table-cell>
        </table:table-row>
        <table:table-row table:style-name="ro1">
          <table:table-cell office:value-type="float" office:value="101250000" calcext:value-type="float">
            <text:p>101250000</text:p>
          </table:table-cell>
          <table:table-cell office:value-type="float" office:value="2.87499338413999" calcext:value-type="float">
            <text:p>2.8749933841</text:p>
          </table:table-cell>
        </table:table-row>
        <table:table-row table:style-name="ro1">
          <table:table-cell office:value-type="float" office:value="101500000" calcext:value-type="float">
            <text:p>101500000</text:p>
          </table:table-cell>
          <table:table-cell office:value-type="float" office:value="3.21560436431081" calcext:value-type="float">
            <text:p>3.2156043643</text:p>
          </table:table-cell>
        </table:table-row>
        <table:table-row table:style-name="ro1">
          <table:table-cell office:value-type="float" office:value="101750000" calcext:value-type="float">
            <text:p>101750000</text:p>
          </table:table-cell>
          <table:table-cell office:value-type="float" office:value="2.68161797514344" calcext:value-type="float">
            <text:p>2.6816179751</text:p>
          </table:table-cell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office:value-type="float" office:value="2.75617810342357" calcext:value-type="float">
            <text:p>2.7561781034</text:p>
          </table:table-cell>
        </table:table-row>
        <table:table-row table:style-name="ro1">
          <table:table-cell office:value-type="float" office:value="102250000" calcext:value-type="float">
            <text:p>102250000</text:p>
          </table:table-cell>
          <table:table-cell office:value-type="float" office:value="2.84930054010352" calcext:value-type="float">
            <text:p>2.8493005401</text:p>
          </table:table-cell>
        </table:table-row>
        <table:table-row table:style-name="ro1">
          <table:table-cell office:value-type="float" office:value="102500000" calcext:value-type="float">
            <text:p>102500000</text:p>
          </table:table-cell>
          <table:table-cell office:value-type="float" office:value="2.73918623298058" calcext:value-type="float">
            <text:p>2.739186233</text:p>
          </table:table-cell>
        </table:table-row>
        <table:table-row table:style-name="ro1">
          <table:table-cell office:value-type="float" office:value="102750000" calcext:value-type="float">
            <text:p>102750000</text:p>
          </table:table-cell>
          <table:table-cell office:value-type="float" office:value="2.75902266988439" calcext:value-type="float">
            <text:p>2.7590226699</text:p>
          </table:table-cell>
        </table:table-row>
        <table:table-row table:style-name="ro1">
          <table:table-cell office:value-type="float" office:value="103000000" calcext:value-type="float">
            <text:p>103000000</text:p>
          </table:table-cell>
          <table:table-cell office:value-type="float" office:value="3.14859604551186" calcext:value-type="float">
            <text:p>3.1485960455</text:p>
          </table:table-cell>
        </table:table-row>
        <table:table-row table:style-name="ro1">
          <table:table-cell office:value-type="float" office:value="103250000" calcext:value-type="float">
            <text:p>103250000</text:p>
          </table:table-cell>
          <table:table-cell office:value-type="float" office:value="2.73215799949043" calcext:value-type="float">
            <text:p>2.7321579995</text:p>
          </table:table-cell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office:value-type="float" office:value="3.11914669048878" calcext:value-type="float">
            <text:p>3.1191466905</text:p>
          </table:table-cell>
        </table:table-row>
        <table:table-row table:style-name="ro1">
          <table:table-cell office:value-type="float" office:value="103750000" calcext:value-type="float">
            <text:p>103750000</text:p>
          </table:table-cell>
          <table:table-cell office:value-type="float" office:value="3.3718076952788" calcext:value-type="float">
            <text:p>3.3718076953</text:p>
          </table:table-cell>
        </table:table-row>
        <table:table-row table:style-name="ro1">
          <table:table-cell office:value-type="float" office:value="104000000" calcext:value-type="float">
            <text:p>104000000</text:p>
          </table:table-cell>
          <table:table-cell office:value-type="float" office:value="2.7399782861987" calcext:value-type="float">
            <text:p>2.7399782862</text:p>
          </table:table-cell>
        </table:table-row>
        <table:table-row table:style-name="ro1">
          <table:table-cell office:value-type="float" office:value="104250000" calcext:value-type="float">
            <text:p>104250000</text:p>
          </table:table-cell>
          <table:table-cell office:value-type="float" office:value="2.86908432665088" calcext:value-type="float">
            <text:p>2.8690843267</text:p>
          </table:table-cell>
        </table:table-row>
        <table:table-row table:style-name="ro1">
          <table:table-cell office:value-type="float" office:value="104500000" calcext:value-type="float">
            <text:p>104500000</text:p>
          </table:table-cell>
          <table:table-cell office:value-type="float" office:value="2.99769513996089" calcext:value-type="float">
            <text:p>2.99769514</text:p>
          </table:table-cell>
        </table:table-row>
        <table:table-row table:style-name="ro1">
          <table:table-cell office:value-type="float" office:value="104750000" calcext:value-type="float">
            <text:p>104750000</text:p>
          </table:table-cell>
          <table:table-cell office:value-type="float" office:value="2.8746081235342" calcext:value-type="float">
            <text:p>2.8746081235</text:p>
          </table:table-cell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office:value-type="float" office:value="2.73226604895485" calcext:value-type="float">
            <text:p>2.732266049</text:p>
          </table:table-cell>
        </table:table-row>
        <table:table-row table:style-name="ro1">
          <table:table-cell office:value-type="float" office:value="105250000" calcext:value-type="float">
            <text:p>105250000</text:p>
          </table:table-cell>
          <table:table-cell office:value-type="float" office:value="2.88310377730926" calcext:value-type="float">
            <text:p>2.8831037773</text:p>
          </table:table-cell>
        </table:table-row>
        <table:table-row table:style-name="ro1">
          <table:table-cell office:value-type="float" office:value="105500000" calcext:value-type="float">
            <text:p>105500000</text:p>
          </table:table-cell>
          <table:table-cell office:value-type="float" office:value="3.2152900349476" calcext:value-type="float">
            <text:p>3.2152900349</text:p>
          </table:table-cell>
        </table:table-row>
        <table:table-row table:style-name="ro1">
          <table:table-cell office:value-type="float" office:value="105750000" calcext:value-type="float">
            <text:p>105750000</text:p>
          </table:table-cell>
          <table:table-cell office:value-type="float" office:value="3.50453735883111" calcext:value-type="float">
            <text:p>3.5045373588</text:p>
          </table:table-cell>
        </table:table-row>
        <table:table-row table:style-name="ro1">
          <table:table-cell office:value-type="float" office:value="106000000" calcext:value-type="float">
            <text:p>106000000</text:p>
          </table:table-cell>
          <table:table-cell office:value-type="float" office:value="2.70752853565584" calcext:value-type="float">
            <text:p>2.7075285357</text:p>
          </table:table-cell>
        </table:table-row>
        <table:table-row table:style-name="ro1">
          <table:table-cell office:value-type="float" office:value="106250000" calcext:value-type="float">
            <text:p>106250000</text:p>
          </table:table-cell>
          <table:table-cell office:value-type="float" office:value="3.10463082449658" calcext:value-type="float">
            <text:p>3.1046308245</text:p>
          </table:table-cell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office:value-type="float" office:value="2.91114794072567" calcext:value-type="float">
            <text:p>2.9111479407</text:p>
          </table:table-cell>
        </table:table-row>
        <table:table-row table:style-name="ro1">
          <table:table-cell office:value-type="float" office:value="106750000" calcext:value-type="float">
            <text:p>106750000</text:p>
          </table:table-cell>
          <table:table-cell office:value-type="float" office:value="2.85872423360325" calcext:value-type="float">
            <text:p>2.8587242336</text:p>
          </table:table-cell>
        </table:table-row>
        <table:table-row table:style-name="ro1">
          <table:table-cell office:value-type="float" office:value="107000000" calcext:value-type="float">
            <text:p>107000000</text:p>
          </table:table-cell>
          <table:table-cell office:value-type="float" office:value="2.66221119630494" calcext:value-type="float">
            <text:p>2.6622111963</text:p>
          </table:table-cell>
        </table:table-row>
        <table:table-row table:style-name="ro1">
          <table:table-cell office:value-type="float" office:value="107250000" calcext:value-type="float">
            <text:p>107250000</text:p>
          </table:table-cell>
          <table:table-cell office:value-type="float" office:value="2.90374654935712" calcext:value-type="float">
            <text:p>2.9037465494</text:p>
          </table:table-cell>
        </table:table-row>
        <table:table-row table:style-name="ro1">
          <table:table-cell office:value-type="float" office:value="107500000" calcext:value-type="float">
            <text:p>107500000</text:p>
          </table:table-cell>
          <table:table-cell office:value-type="float" office:value="2.73647339919653" calcext:value-type="float">
            <text:p>2.7364733992</text:p>
          </table:table-cell>
        </table:table-row>
        <table:table-row table:style-name="ro1">
          <table:table-cell office:value-type="float" office:value="107750000" calcext:value-type="float">
            <text:p>107750000</text:p>
          </table:table-cell>
          <table:table-cell office:value-type="float" office:value="2.77176660032484" calcext:value-type="float">
            <text:p>2.7717666003</text:p>
          </table:table-cell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office:value-type="float" office:value="2.90311412278522" calcext:value-type="float">
            <text:p>2.9031141228</text:p>
          </table:table-cell>
        </table:table-row>
        <table:table-row table:style-name="ro1">
          <table:table-cell office:value-type="float" office:value="108250000" calcext:value-type="float">
            <text:p>108250000</text:p>
          </table:table-cell>
          <table:table-cell office:value-type="float" office:value="2.99087463039494" calcext:value-type="float">
            <text:p>2.9908746304</text:p>
          </table:table-cell>
        </table:table-row>
        <table:table-row table:style-name="ro1">
          <table:table-cell office:value-type="float" office:value="108500000" calcext:value-type="float">
            <text:p>108500000</text:p>
          </table:table-cell>
          <table:table-cell office:value-type="float" office:value="2.95381971262704" calcext:value-type="float">
            <text:p>2.9538197126</text:p>
          </table:table-cell>
        </table:table-row>
        <table:table-row table:style-name="ro1">
          <table:table-cell office:value-type="float" office:value="108750000" calcext:value-type="float">
            <text:p>108750000</text:p>
          </table:table-cell>
          <table:table-cell office:value-type="float" office:value="2.99457904188607" calcext:value-type="float">
            <text:p>2.9945790419</text:p>
          </table:table-cell>
        </table:table-row>
        <table:table-row table:style-name="ro1">
          <table:table-cell office:value-type="float" office:value="109000000" calcext:value-type="float">
            <text:p>109000000</text:p>
          </table:table-cell>
          <table:table-cell office:value-type="float" office:value="3.02701884417131" calcext:value-type="float">
            <text:p>3.0270188442</text:p>
          </table:table-cell>
        </table:table-row>
        <table:table-row table:style-name="ro1">
          <table:table-cell office:value-type="float" office:value="109250000" calcext:value-type="float">
            <text:p>109250000</text:p>
          </table:table-cell>
          <table:table-cell office:value-type="float" office:value="3.10660444553126" calcext:value-type="float">
            <text:p>3.1066044455</text:p>
          </table:table-cell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office:value-type="float" office:value="3.20095935349376" calcext:value-type="float">
            <text:p>3.2009593535</text:p>
          </table:table-cell>
        </table:table-row>
        <table:table-row table:style-name="ro1">
          <table:table-cell office:value-type="float" office:value="109750000" calcext:value-type="float">
            <text:p>109750000</text:p>
          </table:table-cell>
          <table:table-cell office:value-type="float" office:value="3.29100198210879" calcext:value-type="float">
            <text:p>3.2910019821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3.16238243894295" calcext:value-type="float">
            <text:p>3.1623824389</text:p>
          </table:table-cell>
        </table:table-row>
        <table:table-row table:style-name="ro1">
          <table:table-cell office:value-type="float" office:value="110250000" calcext:value-type="float">
            <text:p>110250000</text:p>
          </table:table-cell>
          <table:table-cell office:value-type="float" office:value="3.49944756691336" calcext:value-type="float">
            <text:p>3.4994475669</text:p>
          </table:table-cell>
        </table:table-row>
        <table:table-row table:style-name="ro1">
          <table:table-cell office:value-type="float" office:value="110500000" calcext:value-type="float">
            <text:p>110500000</text:p>
          </table:table-cell>
          <table:table-cell office:value-type="float" office:value="2.84902787699293" calcext:value-type="float">
            <text:p>2.849027877</text:p>
          </table:table-cell>
        </table:table-row>
        <table:table-row table:style-name="ro1">
          <table:table-cell office:value-type="float" office:value="110750000" calcext:value-type="float">
            <text:p>110750000</text:p>
          </table:table-cell>
          <table:table-cell office:value-type="float" office:value="2.98884885281371" calcext:value-type="float">
            <text:p>2.9888488528</text:p>
          </table:table-cell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office:value-type="float" office:value="2.93881002732939" calcext:value-type="float">
            <text:p>2.9388100273</text:p>
          </table:table-cell>
        </table:table-row>
        <table:table-row table:style-name="ro1">
          <table:table-cell office:value-type="float" office:value="111250000" calcext:value-type="float">
            <text:p>111250000</text:p>
          </table:table-cell>
          <table:table-cell office:value-type="float" office:value="3.21646763892636" calcext:value-type="float">
            <text:p>3.2164676389</text:p>
          </table:table-cell>
        </table:table-row>
        <table:table-row table:style-name="ro1">
          <table:table-cell office:value-type="float" office:value="111500000" calcext:value-type="float">
            <text:p>111500000</text:p>
          </table:table-cell>
          <table:table-cell office:value-type="float" office:value="2.84942325878258" calcext:value-type="float">
            <text:p>2.8494232588</text:p>
          </table:table-cell>
        </table:table-row>
        <table:table-row table:style-name="ro1">
          <table:table-cell office:value-type="float" office:value="111750000" calcext:value-type="float">
            <text:p>111750000</text:p>
          </table:table-cell>
          <table:table-cell office:value-type="float" office:value="3.24846899941784" calcext:value-type="float">
            <text:p>3.2484689994</text:p>
          </table:table-cell>
        </table:table-row>
        <table:table-row table:style-name="ro1">
          <table:table-cell office:value-type="float" office:value="112000000" calcext:value-type="float">
            <text:p>112000000</text:p>
          </table:table-cell>
          <table:table-cell office:value-type="float" office:value="2.94728642308552" calcext:value-type="float">
            <text:p>2.9472864231</text:p>
          </table:table-cell>
        </table:table-row>
        <table:table-row table:style-name="ro1">
          <table:table-cell office:value-type="float" office:value="112250000" calcext:value-type="float">
            <text:p>112250000</text:p>
          </table:table-cell>
          <table:table-cell office:value-type="float" office:value="2.85537168834372" calcext:value-type="float">
            <text:p>2.8553716883</text:p>
          </table:table-cell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office:value-type="float" office:value="2.98292424916777" calcext:value-type="float">
            <text:p>2.9829242492</text:p>
          </table:table-cell>
        </table:table-row>
        <table:table-row table:style-name="ro1">
          <table:table-cell office:value-type="float" office:value="112750000" calcext:value-type="float">
            <text:p>112750000</text:p>
          </table:table-cell>
          <table:table-cell office:value-type="float" office:value="3.43835298085796" calcext:value-type="float">
            <text:p>3.4383529809</text:p>
          </table:table-cell>
        </table:table-row>
        <table:table-row table:style-name="ro1">
          <table:table-cell office:value-type="float" office:value="113000000" calcext:value-type="float">
            <text:p>113000000</text:p>
          </table:table-cell>
          <table:table-cell office:value-type="float" office:value="3.68114938026758" calcext:value-type="float">
            <text:p>3.6811493803</text:p>
          </table:table-cell>
        </table:table-row>
        <table:table-row table:style-name="ro1">
          <table:table-cell office:value-type="float" office:value="113250000" calcext:value-type="float">
            <text:p>113250000</text:p>
          </table:table-cell>
          <table:table-cell office:value-type="float" office:value="3.00237320625059" calcext:value-type="float">
            <text:p>3.0023732063</text:p>
          </table:table-cell>
        </table:table-row>
        <table:table-row table:style-name="ro1">
          <table:table-cell office:value-type="float" office:value="113500000" calcext:value-type="float">
            <text:p>113500000</text:p>
          </table:table-cell>
          <table:table-cell office:value-type="float" office:value="3.15070413851933" calcext:value-type="float">
            <text:p>3.1507041385</text:p>
          </table:table-cell>
        </table:table-row>
        <table:table-row table:style-name="ro1">
          <table:table-cell office:value-type="float" office:value="113750000" calcext:value-type="float">
            <text:p>113750000</text:p>
          </table:table-cell>
          <table:table-cell office:value-type="float" office:value="2.81650661936195" calcext:value-type="float">
            <text:p>2.8165066194</text:p>
          </table:table-cell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office:value-type="float" office:value="2.64401075043224" calcext:value-type="float">
            <text:p>2.6440107504</text:p>
          </table:table-cell>
        </table:table-row>
        <table:table-row table:style-name="ro1">
          <table:table-cell office:value-type="float" office:value="114250000" calcext:value-type="float">
            <text:p>114250000</text:p>
          </table:table-cell>
          <table:table-cell office:value-type="float" office:value="3.03808005935994" calcext:value-type="float">
            <text:p>3.0380800594</text:p>
          </table:table-cell>
        </table:table-row>
        <table:table-row table:style-name="ro1">
          <table:table-cell office:value-type="float" office:value="114500000" calcext:value-type="float">
            <text:p>114500000</text:p>
          </table:table-cell>
          <table:table-cell office:value-type="float" office:value="3.10902949553245" calcext:value-type="float">
            <text:p>3.1090294955</text:p>
          </table:table-cell>
        </table:table-row>
        <table:table-row table:style-name="ro1">
          <table:table-cell office:value-type="float" office:value="114750000" calcext:value-type="float">
            <text:p>114750000</text:p>
          </table:table-cell>
          <table:table-cell office:value-type="float" office:value="3.0208881281323" calcext:value-type="float">
            <text:p>3.0208881281</text:p>
          </table:table-cell>
        </table:table-row>
        <table:table-row table:style-name="ro1">
          <table:table-cell office:value-type="float" office:value="115000000" calcext:value-type="float">
            <text:p>115000000</text:p>
          </table:table-cell>
          <table:table-cell office:value-type="float" office:value="3.17913553277811" calcext:value-type="float">
            <text:p>3.1791355328</text:p>
          </table:table-cell>
        </table:table-row>
        <table:table-row table:style-name="ro1">
          <table:table-cell office:value-type="float" office:value="115250000" calcext:value-type="float">
            <text:p>115250000</text:p>
          </table:table-cell>
          <table:table-cell office:value-type="float" office:value="3.13737027527436" calcext:value-type="float">
            <text:p>3.1373702753</text:p>
          </table:table-cell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office:value-type="float" office:value="3.46553221590149" calcext:value-type="float">
            <text:p>3.4655322159</text:p>
          </table:table-cell>
        </table:table-row>
        <table:table-row table:style-name="ro1">
          <table:table-cell office:value-type="float" office:value="115750000" calcext:value-type="float">
            <text:p>115750000</text:p>
          </table:table-cell>
          <table:table-cell office:value-type="float" office:value="3.01243205159084" calcext:value-type="float">
            <text:p>3.0124320516</text:p>
          </table:table-cell>
        </table:table-row>
        <table:table-row table:style-name="ro1">
          <table:table-cell office:value-type="float" office:value="116000000" calcext:value-type="float">
            <text:p>116000000</text:p>
          </table:table-cell>
          <table:table-cell office:value-type="float" office:value="2.98919244355658" calcext:value-type="float">
            <text:p>2.9891924436</text:p>
          </table:table-cell>
        </table:table-row>
        <table:table-row table:style-name="ro1">
          <table:table-cell office:value-type="float" office:value="116250000" calcext:value-type="float">
            <text:p>116250000</text:p>
          </table:table-cell>
          <table:table-cell office:value-type="float" office:value="2.8216584637554" calcext:value-type="float">
            <text:p>2.8216584638</text:p>
          </table:table-cell>
        </table:table-row>
        <table:table-row table:style-name="ro1">
          <table:table-cell office:value-type="float" office:value="116500000" calcext:value-type="float">
            <text:p>116500000</text:p>
          </table:table-cell>
          <table:table-cell office:value-type="float" office:value="3.11135772975726" calcext:value-type="float">
            <text:p>3.1113577298</text:p>
          </table:table-cell>
        </table:table-row>
        <table:table-row table:style-name="ro1">
          <table:table-cell office:value-type="float" office:value="116750000" calcext:value-type="float">
            <text:p>116750000</text:p>
          </table:table-cell>
          <table:table-cell office:value-type="float" office:value="2.84178317679695" calcext:value-type="float">
            <text:p>2.8417831768</text:p>
          </table:table-cell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office:value-type="float" office:value="2.80648909395697" calcext:value-type="float">
            <text:p>2.806489094</text:p>
          </table:table-cell>
        </table:table-row>
        <table:table-row table:style-name="ro1">
          <table:table-cell office:value-type="float" office:value="117250000" calcext:value-type="float">
            <text:p>117250000</text:p>
          </table:table-cell>
          <table:table-cell office:value-type="float" office:value="3.07434886983379" calcext:value-type="float">
            <text:p>3.0743488698</text:p>
          </table:table-cell>
        </table:table-row>
        <table:table-row table:style-name="ro1">
          <table:table-cell office:value-type="float" office:value="117500000" calcext:value-type="float">
            <text:p>117500000</text:p>
          </table:table-cell>
          <table:table-cell office:value-type="float" office:value="3.22224263930297" calcext:value-type="float">
            <text:p>3.2222426393</text:p>
          </table:table-cell>
        </table:table-row>
        <table:table-row table:style-name="ro1">
          <table:table-cell office:value-type="float" office:value="117750000" calcext:value-type="float">
            <text:p>117750000</text:p>
          </table:table-cell>
          <table:table-cell office:value-type="float" office:value="3.15926245196292" calcext:value-type="float">
            <text:p>3.159262452</text:p>
          </table:table-cell>
        </table:table-row>
        <table:table-row table:style-name="ro1">
          <table:table-cell office:value-type="float" office:value="118000000" calcext:value-type="float">
            <text:p>118000000</text:p>
          </table:table-cell>
          <table:table-cell office:value-type="float" office:value="2.75231271861523" calcext:value-type="float">
            <text:p>2.7523127186</text:p>
          </table:table-cell>
        </table:table-row>
        <table:table-row table:style-name="ro1">
          <table:table-cell office:value-type="float" office:value="118250000" calcext:value-type="float">
            <text:p>118250000</text:p>
          </table:table-cell>
          <table:table-cell office:value-type="float" office:value="2.92221920609345" calcext:value-type="float">
            <text:p>2.9222192061</text:p>
          </table:table-cell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office:value-type="float" office:value="3.76651753882035" calcext:value-type="float">
            <text:p>3.7665175388</text:p>
          </table:table-cell>
        </table:table-row>
        <table:table-row table:style-name="ro1">
          <table:table-cell office:value-type="float" office:value="118750000" calcext:value-type="float">
            <text:p>118750000</text:p>
          </table:table-cell>
          <table:table-cell office:value-type="float" office:value="3.26558305942981" calcext:value-type="float">
            <text:p>3.2655830594</text:p>
          </table:table-cell>
        </table:table-row>
        <table:table-row table:style-name="ro1">
          <table:table-cell office:value-type="float" office:value="119000000" calcext:value-type="float">
            <text:p>119000000</text:p>
          </table:table-cell>
          <table:table-cell office:value-type="float" office:value="2.94047992212957" calcext:value-type="float">
            <text:p>2.9404799221</text:p>
          </table:table-cell>
        </table:table-row>
        <table:table-row table:style-name="ro1">
          <table:table-cell office:value-type="float" office:value="119250000" calcext:value-type="float">
            <text:p>119250000</text:p>
          </table:table-cell>
          <table:table-cell office:value-type="float" office:value="2.8972261596437" calcext:value-type="float">
            <text:p>2.8972261596</text:p>
          </table:table-cell>
        </table:table-row>
        <table:table-row table:style-name="ro1">
          <table:table-cell office:value-type="float" office:value="119500000" calcext:value-type="float">
            <text:p>119500000</text:p>
          </table:table-cell>
          <table:table-cell office:value-type="float" office:value="2.95759024018291" calcext:value-type="float">
            <text:p>2.9575902402</text:p>
          </table:table-cell>
        </table:table-row>
        <table:table-row table:style-name="ro1">
          <table:table-cell office:value-type="float" office:value="119750000" calcext:value-type="float">
            <text:p>119750000</text:p>
          </table:table-cell>
          <table:table-cell office:value-type="float" office:value="3.26174433974026" calcext:value-type="float">
            <text:p>3.2617443397</text:p>
          </table:table-cell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office:value-type="float" office:value="3.51915870500579" calcext:value-type="float">
            <text:p>3.519158705</text:p>
          </table:table-cell>
        </table:table-row>
        <table:table-row table:style-name="ro1">
          <table:table-cell office:value-type="float" office:value="120250000" calcext:value-type="float">
            <text:p>120250000</text:p>
          </table:table-cell>
          <table:table-cell office:value-type="float" office:value="3.36275669224499" calcext:value-type="float">
            <text:p>3.3627566922</text:p>
          </table:table-cell>
        </table:table-row>
        <table:table-row table:style-name="ro1">
          <table:table-cell office:value-type="float" office:value="120500000" calcext:value-type="float">
            <text:p>120500000</text:p>
          </table:table-cell>
          <table:table-cell office:value-type="float" office:value="3.19608431876036" calcext:value-type="float">
            <text:p>3.1960843188</text:p>
          </table:table-cell>
        </table:table-row>
        <table:table-row table:style-name="ro1">
          <table:table-cell office:value-type="float" office:value="120750000" calcext:value-type="float">
            <text:p>120750000</text:p>
          </table:table-cell>
          <table:table-cell office:value-type="float" office:value="3.46341835375002" calcext:value-type="float">
            <text:p>3.4634183538</text:p>
          </table:table-cell>
        </table:table-row>
        <table:table-row table:style-name="ro1">
          <table:table-cell office:value-type="float" office:value="121000000" calcext:value-type="float">
            <text:p>121000000</text:p>
          </table:table-cell>
          <table:table-cell office:value-type="float" office:value="3.14672073048962" calcext:value-type="float">
            <text:p>3.1467207305</text:p>
          </table:table-cell>
        </table:table-row>
        <table:table-row table:style-name="ro1">
          <table:table-cell office:value-type="float" office:value="121250000" calcext:value-type="float">
            <text:p>121250000</text:p>
          </table:table-cell>
          <table:table-cell office:value-type="float" office:value="3.25145535035825" calcext:value-type="float">
            <text:p>3.2514553504</text:p>
          </table:table-cell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office:value-type="float" office:value="3.31852621290525" calcext:value-type="float">
            <text:p>3.3185262129</text:p>
          </table:table-cell>
        </table:table-row>
        <table:table-row table:style-name="ro1">
          <table:table-cell office:value-type="float" office:value="121750000" calcext:value-type="float">
            <text:p>121750000</text:p>
          </table:table-cell>
          <table:table-cell office:value-type="float" office:value="3.17455506723665" calcext:value-type="float">
            <text:p>3.1745550672</text:p>
          </table:table-cell>
        </table:table-row>
        <table:table-row table:style-name="ro1">
          <table:table-cell office:value-type="float" office:value="122000000" calcext:value-type="float">
            <text:p>122000000</text:p>
          </table:table-cell>
          <table:table-cell office:value-type="float" office:value="3.43505908869761" calcext:value-type="float">
            <text:p>3.4350590887</text:p>
          </table:table-cell>
        </table:table-row>
        <table:table-row table:style-name="ro1">
          <table:table-cell office:value-type="float" office:value="122250000" calcext:value-type="float">
            <text:p>122250000</text:p>
          </table:table-cell>
          <table:table-cell office:value-type="float" office:value="2.90315135024433" calcext:value-type="float">
            <text:p>2.9031513502</text:p>
          </table:table-cell>
        </table:table-row>
        <table:table-row table:style-name="ro1">
          <table:table-cell office:value-type="float" office:value="122500000" calcext:value-type="float">
            <text:p>122500000</text:p>
          </table:table-cell>
          <table:table-cell office:value-type="float" office:value="2.98229919156593" calcext:value-type="float">
            <text:p>2.9822991916</text:p>
          </table:table-cell>
        </table:table-row>
        <table:table-row table:style-name="ro1">
          <table:table-cell office:value-type="float" office:value="122750000" calcext:value-type="float">
            <text:p>122750000</text:p>
          </table:table-cell>
          <table:table-cell office:value-type="float" office:value="3.29659330329639" calcext:value-type="float">
            <text:p>3.2965933033</text:p>
          </table:table-cell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office:value-type="float" office:value="3.11707148858484" calcext:value-type="float">
            <text:p>3.1170714886</text:p>
          </table:table-cell>
        </table:table-row>
        <table:table-row table:style-name="ro1">
          <table:table-cell office:value-type="float" office:value="123250000" calcext:value-type="float">
            <text:p>123250000</text:p>
          </table:table-cell>
          <table:table-cell office:value-type="float" office:value="3.13545382463605" calcext:value-type="float">
            <text:p>3.1354538246</text:p>
          </table:table-cell>
        </table:table-row>
        <table:table-row table:style-name="ro1">
          <table:table-cell office:value-type="float" office:value="123500000" calcext:value-type="float">
            <text:p>123500000</text:p>
          </table:table-cell>
          <table:table-cell office:value-type="float" office:value="3.48469204760642" calcext:value-type="float">
            <text:p>3.4846920476</text:p>
          </table:table-cell>
        </table:table-row>
        <table:table-row table:style-name="ro1">
          <table:table-cell office:value-type="float" office:value="123750000" calcext:value-type="float">
            <text:p>123750000</text:p>
          </table:table-cell>
          <table:table-cell office:value-type="float" office:value="3.48301083946618" calcext:value-type="float">
            <text:p>3.4830108395</text:p>
          </table:table-cell>
        </table:table-row>
        <table:table-row table:style-name="ro1">
          <table:table-cell office:value-type="float" office:value="124000000" calcext:value-type="float">
            <text:p>124000000</text:p>
          </table:table-cell>
          <table:table-cell office:value-type="float" office:value="3.09843051585183" calcext:value-type="float">
            <text:p>3.0984305159</text:p>
          </table:table-cell>
        </table:table-row>
        <table:table-row table:style-name="ro1">
          <table:table-cell office:value-type="float" office:value="124250000" calcext:value-type="float">
            <text:p>124250000</text:p>
          </table:table-cell>
          <table:table-cell office:value-type="float" office:value="3.30517667060394" calcext:value-type="float">
            <text:p>3.3051766706</text:p>
          </table:table-cell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office:value-type="float" office:value="3.20949916198242" calcext:value-type="float">
            <text:p>3.209499162</text:p>
          </table:table-cell>
        </table:table-row>
        <table:table-row table:style-name="ro1">
          <table:table-cell office:value-type="float" office:value="124750000" calcext:value-type="float">
            <text:p>124750000</text:p>
          </table:table-cell>
          <table:table-cell office:value-type="float" office:value="3.31853870603238" calcext:value-type="float">
            <text:p>3.318538706</text:p>
          </table:table-cell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office:value-type="float" office:value="3.47045655399773" calcext:value-type="float">
            <text:p>3.470456554</text:p>
          </table:table-cell>
        </table:table-row>
        <table:table-row table:style-name="ro1">
          <table:table-cell office:value-type="float" office:value="125250000" calcext:value-type="float">
            <text:p>125250000</text:p>
          </table:table-cell>
          <table:table-cell office:value-type="float" office:value="3.3551785677559" calcext:value-type="float">
            <text:p>3.3551785678</text:p>
          </table:table-cell>
        </table:table-row>
        <table:table-row table:style-name="ro1">
          <table:table-cell office:value-type="float" office:value="125500000" calcext:value-type="float">
            <text:p>125500000</text:p>
          </table:table-cell>
          <table:table-cell office:value-type="float" office:value="3.08331023834288" calcext:value-type="float">
            <text:p>3.0833102383</text:p>
          </table:table-cell>
        </table:table-row>
        <table:table-row table:style-name="ro1">
          <table:table-cell office:value-type="float" office:value="125750000" calcext:value-type="float">
            <text:p>125750000</text:p>
          </table:table-cell>
          <table:table-cell office:value-type="float" office:value="3.49447090883544" calcext:value-type="float">
            <text:p>3.4944709088</text:p>
          </table:table-cell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office:value-type="float" office:value="3.51982490705783" calcext:value-type="float">
            <text:p>3.5198249071</text:p>
          </table:table-cell>
        </table:table-row>
        <table:table-row table:style-name="ro1">
          <table:table-cell office:value-type="float" office:value="126250000" calcext:value-type="float">
            <text:p>126250000</text:p>
          </table:table-cell>
          <table:table-cell office:value-type="float" office:value="3.30468634162585" calcext:value-type="float">
            <text:p>3.3046863416</text:p>
          </table:table-cell>
        </table:table-row>
        <table:table-row table:style-name="ro1">
          <table:table-cell office:value-type="float" office:value="126500000" calcext:value-type="float">
            <text:p>126500000</text:p>
          </table:table-cell>
          <table:table-cell office:value-type="float" office:value="3.24359262070448" calcext:value-type="float">
            <text:p>3.2435926207</text:p>
          </table:table-cell>
        </table:table-row>
        <table:table-row table:style-name="ro1">
          <table:table-cell office:value-type="float" office:value="126750000" calcext:value-type="float">
            <text:p>126750000</text:p>
          </table:table-cell>
          <table:table-cell office:value-type="float" office:value="3.38241830785321" calcext:value-type="float">
            <text:p>3.3824183079</text:p>
          </table:table-cell>
        </table:table-row>
        <table:table-row table:style-name="ro1">
          <table:table-cell office:value-type="float" office:value="127000000" calcext:value-type="float">
            <text:p>127000000</text:p>
          </table:table-cell>
          <table:table-cell office:value-type="float" office:value="2.82928372989283" calcext:value-type="float">
            <text:p>2.8292837299</text:p>
          </table:table-cell>
        </table:table-row>
        <table:table-row table:style-name="ro1">
          <table:table-cell office:value-type="float" office:value="127250000" calcext:value-type="float">
            <text:p>127250000</text:p>
          </table:table-cell>
          <table:table-cell office:value-type="float" office:value="2.89680440679991" calcext:value-type="float">
            <text:p>2.8968044068</text:p>
          </table:table-cell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office:value-type="float" office:value="3.26041106928188" calcext:value-type="float">
            <text:p>3.2604110693</text:p>
          </table:table-cell>
        </table:table-row>
        <table:table-row table:style-name="ro1">
          <table:table-cell office:value-type="float" office:value="127750000" calcext:value-type="float">
            <text:p>127750000</text:p>
          </table:table-cell>
          <table:table-cell office:value-type="float" office:value="3.38107998719729" calcext:value-type="float">
            <text:p>3.3810799872</text:p>
          </table:table-cell>
        </table:table-row>
        <table:table-row table:style-name="ro1">
          <table:table-cell office:value-type="float" office:value="128000000" calcext:value-type="float">
            <text:p>128000000</text:p>
          </table:table-cell>
          <table:table-cell office:value-type="float" office:value="3.28896095825295" calcext:value-type="float">
            <text:p>3.2889609583</text:p>
          </table:table-cell>
        </table:table-row>
        <table:table-row table:style-name="ro1">
          <table:table-cell office:value-type="float" office:value="128250000" calcext:value-type="float">
            <text:p>128250000</text:p>
          </table:table-cell>
          <table:table-cell office:value-type="float" office:value="3.30742618942576" calcext:value-type="float">
            <text:p>3.3074261894</text:p>
          </table:table-cell>
        </table:table-row>
        <table:table-row table:style-name="ro1">
          <table:table-cell office:value-type="float" office:value="128500000" calcext:value-type="float">
            <text:p>128500000</text:p>
          </table:table-cell>
          <table:table-cell office:value-type="float" office:value="3.20422432601048" calcext:value-type="float">
            <text:p>3.204224326</text:p>
          </table:table-cell>
        </table:table-row>
        <table:table-row table:style-name="ro1">
          <table:table-cell office:value-type="float" office:value="128750000" calcext:value-type="float">
            <text:p>128750000</text:p>
          </table:table-cell>
          <table:table-cell office:value-type="float" office:value="3.33641932555772" calcext:value-type="float">
            <text:p>3.3364193256</text:p>
          </table:table-cell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office:value-type="float" office:value="2.86996778576413" calcext:value-type="float">
            <text:p>2.8699677858</text:p>
          </table:table-cell>
        </table:table-row>
        <table:table-row table:style-name="ro1">
          <table:table-cell office:value-type="float" office:value="129250000" calcext:value-type="float">
            <text:p>129250000</text:p>
          </table:table-cell>
          <table:table-cell office:value-type="float" office:value="3.30254805977915" calcext:value-type="float">
            <text:p>3.3025480598</text:p>
          </table:table-cell>
        </table:table-row>
        <table:table-row table:style-name="ro1">
          <table:table-cell office:value-type="float" office:value="129500000" calcext:value-type="float">
            <text:p>129500000</text:p>
          </table:table-cell>
          <table:table-cell office:value-type="float" office:value="3.31693740936673" calcext:value-type="float">
            <text:p>3.3169374094</text:p>
          </table:table-cell>
        </table:table-row>
        <table:table-row table:style-name="ro1">
          <table:table-cell office:value-type="float" office:value="129750000" calcext:value-type="float">
            <text:p>129750000</text:p>
          </table:table-cell>
          <table:table-cell office:value-type="float" office:value="3.34844316173267" calcext:value-type="float">
            <text:p>3.3484431617</text:p>
          </table:table-cell>
        </table:table-row>
        <table:table-row table:style-name="ro1">
          <table:table-cell office:value-type="float" office:value="130000000" calcext:value-type="float">
            <text:p>130000000</text:p>
          </table:table-cell>
          <table:table-cell office:value-type="float" office:value="3.68136542187561" calcext:value-type="float">
            <text:p>3.6813654219</text:p>
          </table:table-cell>
        </table:table-row>
        <table:table-row table:style-name="ro1">
          <table:table-cell office:value-type="float" office:value="130250000" calcext:value-type="float">
            <text:p>130250000</text:p>
          </table:table-cell>
          <table:table-cell office:value-type="float" office:value="3.49649500670061" calcext:value-type="float">
            <text:p>3.4964950067</text:p>
          </table:table-cell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office:value-type="float" office:value="3.4606488049635" calcext:value-type="float">
            <text:p>3.460648805</text:p>
          </table:table-cell>
        </table:table-row>
        <table:table-row table:style-name="ro1">
          <table:table-cell office:value-type="float" office:value="130750000" calcext:value-type="float">
            <text:p>130750000</text:p>
          </table:table-cell>
          <table:table-cell office:value-type="float" office:value="3.31414545725011" calcext:value-type="float">
            <text:p>3.3141454573</text:p>
          </table:table-cell>
        </table:table-row>
        <table:table-row table:style-name="ro1">
          <table:table-cell office:value-type="float" office:value="131000000" calcext:value-type="float">
            <text:p>131000000</text:p>
          </table:table-cell>
          <table:table-cell office:value-type="float" office:value="3.94214973701601" calcext:value-type="float">
            <text:p>3.942149737</text:p>
          </table:table-cell>
        </table:table-row>
        <table:table-row table:style-name="ro1">
          <table:table-cell office:value-type="float" office:value="131250000" calcext:value-type="float">
            <text:p>131250000</text:p>
          </table:table-cell>
          <table:table-cell office:value-type="float" office:value="3.88547728550462" calcext:value-type="float">
            <text:p>3.8854772855</text:p>
          </table:table-cell>
        </table:table-row>
        <table:table-row table:style-name="ro1">
          <table:table-cell office:value-type="float" office:value="131500000" calcext:value-type="float">
            <text:p>131500000</text:p>
          </table:table-cell>
          <table:table-cell office:value-type="float" office:value="3.60188525022745" calcext:value-type="float">
            <text:p>3.6018852502</text:p>
          </table:table-cell>
        </table:table-row>
        <table:table-row table:style-name="ro1">
          <table:table-cell office:value-type="float" office:value="131750000" calcext:value-type="float">
            <text:p>131750000</text:p>
          </table:table-cell>
          <table:table-cell office:value-type="float" office:value="2.99992461401067" calcext:value-type="float">
            <text:p>2.999924614</text:p>
          </table:table-cell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office:value-type="float" office:value="3.92710606427279" calcext:value-type="float">
            <text:p>3.9271060643</text:p>
          </table:table-cell>
        </table:table-row>
        <table:table-row table:style-name="ro1">
          <table:table-cell office:value-type="float" office:value="132250000" calcext:value-type="float">
            <text:p>132250000</text:p>
          </table:table-cell>
          <table:table-cell office:value-type="float" office:value="3.43753377177654" calcext:value-type="float">
            <text:p>3.4375337718</text:p>
          </table:table-cell>
        </table:table-row>
        <table:table-row table:style-name="ro1">
          <table:table-cell office:value-type="float" office:value="132500000" calcext:value-type="float">
            <text:p>132500000</text:p>
          </table:table-cell>
          <table:table-cell office:value-type="float" office:value="3.57869328136263" calcext:value-type="float">
            <text:p>3.5786932814</text:p>
          </table:table-cell>
        </table:table-row>
        <table:table-row table:style-name="ro1">
          <table:table-cell office:value-type="float" office:value="132750000" calcext:value-type="float">
            <text:p>132750000</text:p>
          </table:table-cell>
          <table:table-cell office:value-type="float" office:value="3.19081338789072" calcext:value-type="float">
            <text:p>3.1908133879</text:p>
          </table:table-cell>
        </table:table-row>
        <table:table-row table:style-name="ro1">
          <table:table-cell office:value-type="float" office:value="133000000" calcext:value-type="float">
            <text:p>133000000</text:p>
          </table:table-cell>
          <table:table-cell office:value-type="float" office:value="3.19581082826203" calcext:value-type="float">
            <text:p>3.1958108283</text:p>
          </table:table-cell>
        </table:table-row>
        <table:table-row table:style-name="ro1">
          <table:table-cell office:value-type="float" office:value="133250000" calcext:value-type="float">
            <text:p>133250000</text:p>
          </table:table-cell>
          <table:table-cell office:value-type="float" office:value="3.11723485334182" calcext:value-type="float">
            <text:p>3.1172348533</text:p>
          </table:table-cell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office:value-type="float" office:value="3.40335282896142" calcext:value-type="float">
            <text:p>3.403352829</text:p>
          </table:table-cell>
        </table:table-row>
        <table:table-row table:style-name="ro1">
          <table:table-cell office:value-type="float" office:value="133750000" calcext:value-type="float">
            <text:p>133750000</text:p>
          </table:table-cell>
          <table:table-cell office:value-type="float" office:value="3.44073381616538" calcext:value-type="float">
            <text:p>3.4407338162</text:p>
          </table:table-cell>
        </table:table-row>
        <table:table-row table:style-name="ro1">
          <table:table-cell office:value-type="float" office:value="134000000" calcext:value-type="float">
            <text:p>134000000</text:p>
          </table:table-cell>
          <table:table-cell office:value-type="float" office:value="3.16224703180509" calcext:value-type="float">
            <text:p>3.1622470318</text:p>
          </table:table-cell>
        </table:table-row>
        <table:table-row table:style-name="ro1">
          <table:table-cell office:value-type="float" office:value="134250000" calcext:value-type="float">
            <text:p>134250000</text:p>
          </table:table-cell>
          <table:table-cell office:value-type="float" office:value="3.82270686289304" calcext:value-type="float">
            <text:p>3.8227068629</text:p>
          </table:table-cell>
        </table:table-row>
        <table:table-row table:style-name="ro1">
          <table:table-cell office:value-type="float" office:value="134500000" calcext:value-type="float">
            <text:p>134500000</text:p>
          </table:table-cell>
          <table:table-cell office:value-type="float" office:value="3.823777458928" calcext:value-type="float">
            <text:p>3.8237774589</text:p>
          </table:table-cell>
        </table:table-row>
        <table:table-row table:style-name="ro1">
          <table:table-cell office:value-type="float" office:value="134750000" calcext:value-type="float">
            <text:p>134750000</text:p>
          </table:table-cell>
          <table:table-cell office:value-type="float" office:value="3.58724277795316" calcext:value-type="float">
            <text:p>3.587242778</text:p>
          </table:table-cell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office:value-type="float" office:value="3.41723439926475" calcext:value-type="float">
            <text:p>3.4172343993</text:p>
          </table:table-cell>
        </table:table-row>
        <table:table-row table:style-name="ro1">
          <table:table-cell office:value-type="float" office:value="135250000" calcext:value-type="float">
            <text:p>135250000</text:p>
          </table:table-cell>
          <table:table-cell office:value-type="float" office:value="3.50112758163132" calcext:value-type="float">
            <text:p>3.5011275816</text:p>
          </table:table-cell>
        </table:table-row>
        <table:table-row table:style-name="ro1">
          <table:table-cell office:value-type="float" office:value="135500000" calcext:value-type="float">
            <text:p>135500000</text:p>
          </table:table-cell>
          <table:table-cell office:value-type="float" office:value="3.54392652449345" calcext:value-type="float">
            <text:p>3.5439265245</text:p>
          </table:table-cell>
        </table:table-row>
        <table:table-row table:style-name="ro1">
          <table:table-cell office:value-type="float" office:value="135750000" calcext:value-type="float">
            <text:p>135750000</text:p>
          </table:table-cell>
          <table:table-cell office:value-type="float" office:value="3.15989511939728" calcext:value-type="float">
            <text:p>3.1598951194</text:p>
          </table:table-cell>
        </table:table-row>
        <table:table-row table:style-name="ro1">
          <table:table-cell office:value-type="float" office:value="136000000" calcext:value-type="float">
            <text:p>136000000</text:p>
          </table:table-cell>
          <table:table-cell office:value-type="float" office:value="3.23470691843162" calcext:value-type="float">
            <text:p>3.2347069184</text:p>
          </table:table-cell>
        </table:table-row>
        <table:table-row table:style-name="ro1">
          <table:table-cell office:value-type="float" office:value="136250000" calcext:value-type="float">
            <text:p>136250000</text:p>
          </table:table-cell>
          <table:table-cell office:value-type="float" office:value="3.52307635432257" calcext:value-type="float">
            <text:p>3.5230763543</text:p>
          </table:table-cell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office:value-type="float" office:value="3.64053572678993" calcext:value-type="float">
            <text:p>3.6405357268</text:p>
          </table:table-cell>
        </table:table-row>
        <table:table-row table:style-name="ro1">
          <table:table-cell office:value-type="float" office:value="136750000" calcext:value-type="float">
            <text:p>136750000</text:p>
          </table:table-cell>
          <table:table-cell office:value-type="float" office:value="3.31112632957866" calcext:value-type="float">
            <text:p>3.3111263296</text:p>
          </table:table-cell>
        </table:table-row>
        <table:table-row table:style-name="ro1">
          <table:table-cell office:value-type="float" office:value="137000000" calcext:value-type="float">
            <text:p>137000000</text:p>
          </table:table-cell>
          <table:table-cell office:value-type="float" office:value="3.36687878278172" calcext:value-type="float">
            <text:p>3.3668787828</text:p>
          </table:table-cell>
        </table:table-row>
        <table:table-row table:style-name="ro1">
          <table:table-cell office:value-type="float" office:value="137250000" calcext:value-type="float">
            <text:p>137250000</text:p>
          </table:table-cell>
          <table:table-cell office:value-type="float" office:value="3.45444627184508" calcext:value-type="float">
            <text:p>3.4544462718</text:p>
          </table:table-cell>
        </table:table-row>
        <table:table-row table:style-name="ro1">
          <table:table-cell office:value-type="float" office:value="137500000" calcext:value-type="float">
            <text:p>137500000</text:p>
          </table:table-cell>
          <table:table-cell office:value-type="float" office:value="3.54735015197157" calcext:value-type="float">
            <text:p>3.547350152</text:p>
          </table:table-cell>
        </table:table-row>
        <table:table-row table:style-name="ro1">
          <table:table-cell office:value-type="float" office:value="137750000" calcext:value-type="float">
            <text:p>137750000</text:p>
          </table:table-cell>
          <table:table-cell office:value-type="float" office:value="3.67198427942232" calcext:value-type="float">
            <text:p>3.6719842794</text:p>
          </table:table-cell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office:value-type="float" office:value="3.42194035480327" calcext:value-type="float">
            <text:p>3.4219403548</text:p>
          </table:table-cell>
        </table:table-row>
        <table:table-row table:style-name="ro1">
          <table:table-cell office:value-type="float" office:value="138250000" calcext:value-type="float">
            <text:p>138250000</text:p>
          </table:table-cell>
          <table:table-cell office:value-type="float" office:value="3.101620127959" calcext:value-type="float">
            <text:p>3.101620128</text:p>
          </table:table-cell>
        </table:table-row>
        <table:table-row table:style-name="ro1">
          <table:table-cell office:value-type="float" office:value="138500000" calcext:value-type="float">
            <text:p>138500000</text:p>
          </table:table-cell>
          <table:table-cell office:value-type="float" office:value="3.66184766490296" calcext:value-type="float">
            <text:p>3.6618476649</text:p>
          </table:table-cell>
        </table:table-row>
        <table:table-row table:style-name="ro1">
          <table:table-cell office:value-type="float" office:value="138750000" calcext:value-type="float">
            <text:p>138750000</text:p>
          </table:table-cell>
          <table:table-cell office:value-type="float" office:value="3.44833081728161" calcext:value-type="float">
            <text:p>3.4483308173</text:p>
          </table:table-cell>
        </table:table-row>
        <table:table-row table:style-name="ro1">
          <table:table-cell office:value-type="float" office:value="139000000" calcext:value-type="float">
            <text:p>139000000</text:p>
          </table:table-cell>
          <table:table-cell office:value-type="float" office:value="3.54842478068041" calcext:value-type="float">
            <text:p>3.5484247807</text:p>
          </table:table-cell>
        </table:table-row>
        <table:table-row table:style-name="ro1">
          <table:table-cell office:value-type="float" office:value="139250000" calcext:value-type="float">
            <text:p>139250000</text:p>
          </table:table-cell>
          <table:table-cell office:value-type="float" office:value="3.10447131840983" calcext:value-type="float">
            <text:p>3.1044713184</text:p>
          </table:table-cell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office:value-type="float" office:value="3.48875885788222" calcext:value-type="float">
            <text:p>3.4887588579</text:p>
          </table:table-cell>
        </table:table-row>
        <table:table-row table:style-name="ro1">
          <table:table-cell office:value-type="float" office:value="139750000" calcext:value-type="float">
            <text:p>139750000</text:p>
          </table:table-cell>
          <table:table-cell office:value-type="float" office:value="3.67582587222275" calcext:value-type="float">
            <text:p>3.6758258722</text:p>
          </table:table-cell>
        </table:table-row>
        <table:table-row table:style-name="ro1">
          <table:table-cell office:value-type="float" office:value="140000000" calcext:value-type="float">
            <text:p>140000000</text:p>
          </table:table-cell>
          <table:table-cell office:value-type="float" office:value="3.48281712911884" calcext:value-type="float">
            <text:p>3.4828171291</text:p>
          </table:table-cell>
        </table:table-row>
        <table:table-row table:style-name="ro1">
          <table:table-cell office:value-type="float" office:value="140250000" calcext:value-type="float">
            <text:p>140250000</text:p>
          </table:table-cell>
          <table:table-cell office:value-type="float" office:value="3.45354067897029" calcext:value-type="float">
            <text:p>3.453540679</text:p>
          </table:table-cell>
        </table:table-row>
        <table:table-row table:style-name="ro1">
          <table:table-cell office:value-type="float" office:value="140500000" calcext:value-type="float">
            <text:p>140500000</text:p>
          </table:table-cell>
          <table:table-cell office:value-type="float" office:value="3.3361425200039" calcext:value-type="float">
            <text:p>3.33614252</text:p>
          </table:table-cell>
        </table:table-row>
        <table:table-row table:style-name="ro1">
          <table:table-cell office:value-type="float" office:value="140750000" calcext:value-type="float">
            <text:p>140750000</text:p>
          </table:table-cell>
          <table:table-cell office:value-type="float" office:value="3.41238313230881" calcext:value-type="float">
            <text:p>3.4123831323</text:p>
          </table:table-cell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office:value-type="float" office:value="3.38425632037881" calcext:value-type="float">
            <text:p>3.3842563204</text:p>
          </table:table-cell>
        </table:table-row>
        <table:table-row table:style-name="ro1">
          <table:table-cell office:value-type="float" office:value="141250000" calcext:value-type="float">
            <text:p>141250000</text:p>
          </table:table-cell>
          <table:table-cell office:value-type="float" office:value="3.70926869014715" calcext:value-type="float">
            <text:p>3.7092686901</text:p>
          </table:table-cell>
        </table:table-row>
        <table:table-row table:style-name="ro1">
          <table:table-cell office:value-type="float" office:value="141500000" calcext:value-type="float">
            <text:p>141500000</text:p>
          </table:table-cell>
          <table:table-cell office:value-type="float" office:value="3.53488350831649" calcext:value-type="float">
            <text:p>3.5348835083</text:p>
          </table:table-cell>
        </table:table-row>
        <table:table-row table:style-name="ro1">
          <table:table-cell office:value-type="float" office:value="141750000" calcext:value-type="float">
            <text:p>141750000</text:p>
          </table:table-cell>
          <table:table-cell office:value-type="float" office:value="3.67396102264901" calcext:value-type="float">
            <text:p>3.6739610226</text:p>
          </table:table-cell>
        </table:table-row>
        <table:table-row table:style-name="ro1">
          <table:table-cell office:value-type="float" office:value="142000000" calcext:value-type="float">
            <text:p>142000000</text:p>
          </table:table-cell>
          <table:table-cell office:value-type="float" office:value="3.20207337253141" calcext:value-type="float">
            <text:p>3.2020733725</text:p>
          </table:table-cell>
        </table:table-row>
        <table:table-row table:style-name="ro1">
          <table:table-cell office:value-type="float" office:value="142250000" calcext:value-type="float">
            <text:p>142250000</text:p>
          </table:table-cell>
          <table:table-cell office:value-type="float" office:value="3.44558553517809" calcext:value-type="float">
            <text:p>3.4455855352</text:p>
          </table:table-cell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office:value-type="float" office:value="4.0425187736144" calcext:value-type="float">
            <text:p>4.0425187736</text:p>
          </table:table-cell>
        </table:table-row>
        <table:table-row table:style-name="ro1">
          <table:table-cell office:value-type="float" office:value="142750000" calcext:value-type="float">
            <text:p>142750000</text:p>
          </table:table-cell>
          <table:table-cell office:value-type="float" office:value="4.1700894191368" calcext:value-type="float">
            <text:p>4.1700894191</text:p>
          </table:table-cell>
        </table:table-row>
        <table:table-row table:style-name="ro1">
          <table:table-cell office:value-type="float" office:value="143000000" calcext:value-type="float">
            <text:p>143000000</text:p>
          </table:table-cell>
          <table:table-cell office:value-type="float" office:value="3.21284007078733" calcext:value-type="float">
            <text:p>3.2128400708</text:p>
          </table:table-cell>
        </table:table-row>
        <table:table-row table:style-name="ro1">
          <table:table-cell office:value-type="float" office:value="143250000" calcext:value-type="float">
            <text:p>143250000</text:p>
          </table:table-cell>
          <table:table-cell office:value-type="float" office:value="3.84260305872188" calcext:value-type="float">
            <text:p>3.8426030587</text:p>
          </table:table-cell>
        </table:table-row>
        <table:table-row table:style-name="ro1">
          <table:table-cell office:value-type="float" office:value="143500000" calcext:value-type="float">
            <text:p>143500000</text:p>
          </table:table-cell>
          <table:table-cell office:value-type="float" office:value="3.50520670502886" calcext:value-type="float">
            <text:p>3.505206705</text:p>
          </table:table-cell>
        </table:table-row>
        <table:table-row table:style-name="ro1">
          <table:table-cell office:value-type="float" office:value="143750000" calcext:value-type="float">
            <text:p>143750000</text:p>
          </table:table-cell>
          <table:table-cell office:value-type="float" office:value="3.34960317673785" calcext:value-type="float">
            <text:p>3.3496031767</text:p>
          </table:table-cell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office:value-type="float" office:value="3.38227281796073" calcext:value-type="float">
            <text:p>3.382272818</text:p>
          </table:table-cell>
        </table:table-row>
        <table:table-row table:style-name="ro1">
          <table:table-cell office:value-type="float" office:value="144250000" calcext:value-type="float">
            <text:p>144250000</text:p>
          </table:table-cell>
          <table:table-cell office:value-type="float" office:value="3.15607711490725" calcext:value-type="float">
            <text:p>3.1560771149</text:p>
          </table:table-cell>
        </table:table-row>
        <table:table-row table:style-name="ro1">
          <table:table-cell office:value-type="float" office:value="144500000" calcext:value-type="float">
            <text:p>144500000</text:p>
          </table:table-cell>
          <table:table-cell office:value-type="float" office:value="3.4971485690127" calcext:value-type="float">
            <text:p>3.497148569</text:p>
          </table:table-cell>
        </table:table-row>
        <table:table-row table:style-name="ro1">
          <table:table-cell office:value-type="float" office:value="144750000" calcext:value-type="float">
            <text:p>144750000</text:p>
          </table:table-cell>
          <table:table-cell office:value-type="float" office:value="3.60354777896355" calcext:value-type="float">
            <text:p>3.603547779</text:p>
          </table:table-cell>
        </table:table-row>
        <table:table-row table:style-name="ro1">
          <table:table-cell office:value-type="float" office:value="145000000" calcext:value-type="float">
            <text:p>145000000</text:p>
          </table:table-cell>
          <table:table-cell office:value-type="float" office:value="3.83588328023788" calcext:value-type="float">
            <text:p>3.8358832802</text:p>
          </table:table-cell>
        </table:table-row>
        <table:table-row table:style-name="ro1">
          <table:table-cell office:value-type="float" office:value="145250000" calcext:value-type="float">
            <text:p>145250000</text:p>
          </table:table-cell>
          <table:table-cell office:value-type="float" office:value="3.31902009762923" calcext:value-type="float">
            <text:p>3.3190200976</text:p>
          </table:table-cell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office:value-type="float" office:value="3.41404705263912" calcext:value-type="float">
            <text:p>3.4140470526</text:p>
          </table:table-cell>
        </table:table-row>
        <table:table-row table:style-name="ro1">
          <table:table-cell office:value-type="float" office:value="145750000" calcext:value-type="float">
            <text:p>145750000</text:p>
          </table:table-cell>
          <table:table-cell office:value-type="float" office:value="3.44077197524923" calcext:value-type="float">
            <text:p>3.4407719752</text:p>
          </table:table-cell>
        </table:table-row>
        <table:table-row table:style-name="ro1">
          <table:table-cell office:value-type="float" office:value="146000000" calcext:value-type="float">
            <text:p>146000000</text:p>
          </table:table-cell>
          <table:table-cell office:value-type="float" office:value="3.71707680722432" calcext:value-type="float">
            <text:p>3.7170768072</text:p>
          </table:table-cell>
        </table:table-row>
        <table:table-row table:style-name="ro1">
          <table:table-cell office:value-type="float" office:value="146250000" calcext:value-type="float">
            <text:p>146250000</text:p>
          </table:table-cell>
          <table:table-cell office:value-type="float" office:value="3.89225407821584" calcext:value-type="float">
            <text:p>3.8922540782</text:p>
          </table:table-cell>
        </table:table-row>
        <table:table-row table:style-name="ro1">
          <table:table-cell office:value-type="float" office:value="146500000" calcext:value-type="float">
            <text:p>146500000</text:p>
          </table:table-cell>
          <table:table-cell office:value-type="float" office:value="3.51452741774128" calcext:value-type="float">
            <text:p>3.5145274177</text:p>
          </table:table-cell>
        </table:table-row>
        <table:table-row table:style-name="ro1">
          <table:table-cell office:value-type="float" office:value="146750000" calcext:value-type="float">
            <text:p>146750000</text:p>
          </table:table-cell>
          <table:table-cell office:value-type="float" office:value="3.83654156939832" calcext:value-type="float">
            <text:p>3.8365415694</text:p>
          </table:table-cell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office:value-type="float" office:value="3.52532249267609" calcext:value-type="float">
            <text:p>3.5253224927</text:p>
          </table:table-cell>
        </table:table-row>
        <table:table-row table:style-name="ro1">
          <table:table-cell office:value-type="float" office:value="147250000" calcext:value-type="float">
            <text:p>147250000</text:p>
          </table:table-cell>
          <table:table-cell office:value-type="float" office:value="3.40918059284499" calcext:value-type="float">
            <text:p>3.4091805928</text:p>
          </table:table-cell>
        </table:table-row>
        <table:table-row table:style-name="ro1">
          <table:table-cell office:value-type="float" office:value="147500000" calcext:value-type="float">
            <text:p>147500000</text:p>
          </table:table-cell>
          <table:table-cell office:value-type="float" office:value="3.5149646554682" calcext:value-type="float">
            <text:p>3.5149646555</text:p>
          </table:table-cell>
        </table:table-row>
        <table:table-row table:style-name="ro1">
          <table:table-cell office:value-type="float" office:value="147750000" calcext:value-type="float">
            <text:p>147750000</text:p>
          </table:table-cell>
          <table:table-cell office:value-type="float" office:value="3.38772226664381" calcext:value-type="float">
            <text:p>3.3877222666</text:p>
          </table:table-cell>
        </table:table-row>
        <table:table-row table:style-name="ro1">
          <table:table-cell office:value-type="float" office:value="148000000" calcext:value-type="float">
            <text:p>148000000</text:p>
          </table:table-cell>
          <table:table-cell office:value-type="float" office:value="3.97503779308748" calcext:value-type="float">
            <text:p>3.9750377931</text:p>
          </table:table-cell>
        </table:table-row>
        <table:table-row table:style-name="ro1">
          <table:table-cell office:value-type="float" office:value="148250000" calcext:value-type="float">
            <text:p>148250000</text:p>
          </table:table-cell>
          <table:table-cell office:value-type="float" office:value="3.52382146376299" calcext:value-type="float">
            <text:p>3.5238214638</text:p>
          </table:table-cell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office:value-type="float" office:value="3.45659227695951" calcext:value-type="float">
            <text:p>3.456592277</text:p>
          </table:table-cell>
        </table:table-row>
        <table:table-row table:style-name="ro1">
          <table:table-cell office:value-type="float" office:value="148750000" calcext:value-type="float">
            <text:p>148750000</text:p>
          </table:table-cell>
          <table:table-cell office:value-type="float" office:value="3.66564484441416" calcext:value-type="float">
            <text:p>3.6656448444</text:p>
          </table:table-cell>
        </table:table-row>
        <table:table-row table:style-name="ro1">
          <table:table-cell office:value-type="float" office:value="149000000" calcext:value-type="float">
            <text:p>149000000</text:p>
          </table:table-cell>
          <table:table-cell office:value-type="float" office:value="3.71541181756804" calcext:value-type="float">
            <text:p>3.7154118176</text:p>
          </table:table-cell>
        </table:table-row>
        <table:table-row table:style-name="ro1">
          <table:table-cell office:value-type="float" office:value="149250000" calcext:value-type="float">
            <text:p>149250000</text:p>
          </table:table-cell>
          <table:table-cell office:value-type="float" office:value="3.76328677291748" calcext:value-type="float">
            <text:p>3.7632867729</text:p>
          </table:table-cell>
        </table:table-row>
        <table:table-row table:style-name="ro1">
          <table:table-cell office:value-type="float" office:value="149500000" calcext:value-type="float">
            <text:p>149500000</text:p>
          </table:table-cell>
          <table:table-cell office:value-type="float" office:value="3.70351344028681" calcext:value-type="float">
            <text:p>3.7035134403</text:p>
          </table:table-cell>
        </table:table-row>
        <table:table-row table:style-name="ro1">
          <table:table-cell office:value-type="float" office:value="149750000" calcext:value-type="float">
            <text:p>149750000</text:p>
          </table:table-cell>
          <table:table-cell office:value-type="float" office:value="3.57395805997407" calcext:value-type="float">
            <text:p>3.57395806</text:p>
          </table:table-cell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office:value-type="float" office:value="3.74236447770291" calcext:value-type="float">
            <text:p>3.7423644777</text:p>
          </table:table-cell>
        </table:table-row>
        <table:table-row table:style-name="ro1">
          <table:table-cell office:value-type="float" office:value="150250000" calcext:value-type="float">
            <text:p>150250000</text:p>
          </table:table-cell>
          <table:table-cell office:value-type="float" office:value="3.76881702573748" calcext:value-type="float">
            <text:p>3.7688170257</text:p>
          </table:table-cell>
        </table:table-row>
        <table:table-row table:style-name="ro1">
          <table:table-cell office:value-type="float" office:value="150500000" calcext:value-type="float">
            <text:p>150500000</text:p>
          </table:table-cell>
          <table:table-cell office:value-type="float" office:value="3.26388547927639" calcext:value-type="float">
            <text:p>3.2638854793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Active_Balun_SN003_S21_Phase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Friday</text:p>
          </table:table-cell>
          <table:table-cell office:value-type="string" calcext:value-type="string">
            <text:p><text:s/>10 July 2020 00:47:41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0388805324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21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Degrees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-150.633945068321" calcext:value-type="float">
            <text:p>-150.6339450683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148.363774904345" calcext:value-type="float">
            <text:p>148.363774904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6.04323159834921" calcext:value-type="float">
            <text:p>6.0432315983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-46.3364966870995" calcext:value-type="float">
            <text:p>-46.3364966871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-101.159664728248" calcext:value-type="float">
            <text:p>-101.1596647282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-146.255244560174" calcext:value-type="float">
            <text:p>-146.2552445602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-173.082890437428" calcext:value-type="float">
            <text:p>-173.0828904374</text:p>
          </table:table-cell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170.082853523777" calcext:value-type="float">
            <text:p>170.0828535238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150.739708957852" calcext:value-type="float">
            <text:p>150.7397089579</text:p>
          </table:table-cell>
        </table:table-row>
        <table:table-row table:style-name="ro1">
          <table:table-cell office:value-type="float" office:value="2750000" calcext:value-type="float">
            <text:p>2750000</text:p>
          </table:table-cell>
          <table:table-cell office:value-type="float" office:value="136.55786843899" calcext:value-type="float">
            <text:p>136.557868439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127.06816453587" calcext:value-type="float">
            <text:p>127.0681645359</text:p>
          </table:table-cell>
        </table:table-row>
        <table:table-row table:style-name="ro1">
          <table:table-cell office:value-type="float" office:value="3250000" calcext:value-type="float">
            <text:p>3250000</text:p>
          </table:table-cell>
          <table:table-cell office:value-type="float" office:value="117.096343640473" calcext:value-type="float">
            <text:p>117.0963436405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106.850875625447" calcext:value-type="float">
            <text:p>106.8508756254</text:p>
          </table:table-cell>
        </table:table-row>
        <table:table-row table:style-name="ro1">
          <table:table-cell office:value-type="float" office:value="3750000" calcext:value-type="float">
            <text:p>3750000</text:p>
          </table:table-cell>
          <table:table-cell office:value-type="float" office:value="99.2819948141469" calcext:value-type="float">
            <text:p>99.2819948141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91.8937487790007" calcext:value-type="float">
            <text:p>91.893748779</text:p>
          </table:table-cell>
        </table:table-row>
        <table:table-row table:style-name="ro1">
          <table:table-cell office:value-type="float" office:value="4250000" calcext:value-type="float">
            <text:p>4250000</text:p>
          </table:table-cell>
          <table:table-cell office:value-type="float" office:value="87.5060361468034" calcext:value-type="float">
            <text:p>87.5060361468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80.3135195660323" calcext:value-type="float">
            <text:p>80.313519566</text:p>
          </table:table-cell>
        </table:table-row>
        <table:table-row table:style-name="ro1">
          <table:table-cell office:value-type="float" office:value="4750000" calcext:value-type="float">
            <text:p>4750000</text:p>
          </table:table-cell>
          <table:table-cell office:value-type="float" office:value="74.7481579192314" calcext:value-type="float">
            <text:p>74.7481579192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65.0423281931804" calcext:value-type="float">
            <text:p>65.0423281932</text:p>
          </table:table-cell>
        </table:table-row>
        <table:table-row table:style-name="ro1">
          <table:table-cell office:value-type="float" office:value="5250000" calcext:value-type="float">
            <text:p>5250000</text:p>
          </table:table-cell>
          <table:table-cell office:value-type="float" office:value="61.0368219147025" calcext:value-type="float">
            <text:p>61.0368219147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55.2510245258524" calcext:value-type="float">
            <text:p>55.2510245259</text:p>
          </table:table-cell>
        </table:table-row>
        <table:table-row table:style-name="ro1">
          <table:table-cell office:value-type="float" office:value="5750000" calcext:value-type="float">
            <text:p>5750000</text:p>
          </table:table-cell>
          <table:table-cell office:value-type="float" office:value="51.3296228805058" calcext:value-type="float">
            <text:p>51.3296228805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46.2983070844689" calcext:value-type="float">
            <text:p>46.2983070845</text:p>
          </table:table-cell>
        </table:table-row>
        <table:table-row table:style-name="ro1">
          <table:table-cell office:value-type="float" office:value="6250000" calcext:value-type="float">
            <text:p>6250000</text:p>
          </table:table-cell>
          <table:table-cell office:value-type="float" office:value="42.6181016246637" calcext:value-type="float">
            <text:p>42.6181016247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35.9279528393241" calcext:value-type="float">
            <text:p>35.9279528393</text:p>
          </table:table-cell>
        </table:table-row>
        <table:table-row table:style-name="ro1">
          <table:table-cell office:value-type="float" office:value="6750000" calcext:value-type="float">
            <text:p>6750000</text:p>
          </table:table-cell>
          <table:table-cell office:value-type="float" office:value="33.4304108681987" calcext:value-type="float">
            <text:p>33.4304108682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31.1187899611841" calcext:value-type="float">
            <text:p>31.1187899612</text:p>
          </table:table-cell>
        </table:table-row>
        <table:table-row table:style-name="ro1">
          <table:table-cell office:value-type="float" office:value="7250000" calcext:value-type="float">
            <text:p>7250000</text:p>
          </table:table-cell>
          <table:table-cell office:value-type="float" office:value="28.6179067527561" calcext:value-type="float">
            <text:p>28.6179067528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24.4811661182335" calcext:value-type="float">
            <text:p>24.4811661182</text:p>
          </table:table-cell>
        </table:table-row>
        <table:table-row table:style-name="ro1">
          <table:table-cell office:value-type="float" office:value="7750000" calcext:value-type="float">
            <text:p>7750000</text:p>
          </table:table-cell>
          <table:table-cell office:value-type="float" office:value="20.7683345276086" calcext:value-type="float">
            <text:p>20.7683345276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16.2535436711597" calcext:value-type="float">
            <text:p>16.2535436712</text:p>
          </table:table-cell>
        </table:table-row>
        <table:table-row table:style-name="ro1">
          <table:table-cell office:value-type="float" office:value="8250000" calcext:value-type="float">
            <text:p>8250000</text:p>
          </table:table-cell>
          <table:table-cell office:value-type="float" office:value="15.5986614671412" calcext:value-type="float">
            <text:p>15.5986614671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12.4268625916738" calcext:value-type="float">
            <text:p>12.4268625917</text:p>
          </table:table-cell>
        </table:table-row>
        <table:table-row table:style-name="ro1">
          <table:table-cell office:value-type="float" office:value="8750000" calcext:value-type="float">
            <text:p>8750000</text:p>
          </table:table-cell>
          <table:table-cell office:value-type="float" office:value="6.36361192565565" calcext:value-type="float">
            <text:p>6.3636119257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1.63000853676414" calcext:value-type="float">
            <text:p>1.6300085368</text:p>
          </table:table-cell>
        </table:table-row>
        <table:table-row table:style-name="ro1">
          <table:table-cell office:value-type="float" office:value="9250000" calcext:value-type="float">
            <text:p>9250000</text:p>
          </table:table-cell>
          <table:table-cell office:value-type="float" office:value="3.88450427641114" calcext:value-type="float">
            <text:p>3.8845042764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0.49957492707801" calcext:value-type="float">
            <text:p>0.4995749271</text:p>
          </table:table-cell>
        </table:table-row>
        <table:table-row table:style-name="ro1">
          <table:table-cell office:value-type="float" office:value="9750000" calcext:value-type="float">
            <text:p>9750000</text:p>
          </table:table-cell>
          <table:table-cell office:value-type="float" office:value="-0.959168414837631" calcext:value-type="float">
            <text:p>-0.9591684148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-5.41479983125596" calcext:value-type="float">
            <text:p>-5.4147998313</text:p>
          </table:table-cell>
        </table:table-row>
        <table:table-row table:style-name="ro1">
          <table:table-cell office:value-type="float" office:value="10250000" calcext:value-type="float">
            <text:p>10250000</text:p>
          </table:table-cell>
          <table:table-cell office:value-type="float" office:value="-13.0771622264532" calcext:value-type="float">
            <text:p>-13.0771622265</text:p>
          </table:table-cell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office:value-type="float" office:value="-9.27973288008409" calcext:value-type="float">
            <text:p>-9.2797328801</text:p>
          </table:table-cell>
        </table:table-row>
        <table:table-row table:style-name="ro1">
          <table:table-cell office:value-type="float" office:value="10750000" calcext:value-type="float">
            <text:p>10750000</text:p>
          </table:table-cell>
          <table:table-cell office:value-type="float" office:value="-11.8091360764502" calcext:value-type="float">
            <text:p>-11.8091360765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-14.4803162997889" calcext:value-type="float">
            <text:p>-14.4803162998</text:p>
          </table:table-cell>
        </table:table-row>
        <table:table-row table:style-name="ro1">
          <table:table-cell office:value-type="float" office:value="11250000" calcext:value-type="float">
            <text:p>11250000</text:p>
          </table:table-cell>
          <table:table-cell office:value-type="float" office:value="-13.4381935286837" calcext:value-type="float">
            <text:p>-13.4381935287</text:p>
          </table:table-cell>
        </table:table-row>
        <table:table-row table:style-name="ro1">
          <table:table-cell office:value-type="float" office:value="11500000" calcext:value-type="float">
            <text:p>11500000</text:p>
          </table:table-cell>
          <table:table-cell office:value-type="float" office:value="-18.6347017397948" calcext:value-type="float">
            <text:p>-18.6347017398</text:p>
          </table:table-cell>
        </table:table-row>
        <table:table-row table:style-name="ro1">
          <table:table-cell office:value-type="float" office:value="11750000" calcext:value-type="float">
            <text:p>11750000</text:p>
          </table:table-cell>
          <table:table-cell office:value-type="float" office:value="-19.8729879690262" calcext:value-type="float">
            <text:p>-19.872987969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-25.2080609658561" calcext:value-type="float">
            <text:p>-25.2080609659</text:p>
          </table:table-cell>
        </table:table-row>
        <table:table-row table:style-name="ro1">
          <table:table-cell office:value-type="float" office:value="12250000" calcext:value-type="float">
            <text:p>12250000</text:p>
          </table:table-cell>
          <table:table-cell office:value-type="float" office:value="-23.5284206615498" calcext:value-type="float">
            <text:p>-23.5284206615</text:p>
          </table:table-cell>
        </table:table-row>
        <table:table-row table:style-name="ro1">
          <table:table-cell office:value-type="float" office:value="12500000" calcext:value-type="float">
            <text:p>12500000</text:p>
          </table:table-cell>
          <table:table-cell office:value-type="float" office:value="-25.458146430438" calcext:value-type="float">
            <text:p>-25.4581464304</text:p>
          </table:table-cell>
        </table:table-row>
        <table:table-row table:style-name="ro1">
          <table:table-cell office:value-type="float" office:value="12750000" calcext:value-type="float">
            <text:p>12750000</text:p>
          </table:table-cell>
          <table:table-cell office:value-type="float" office:value="-32.704795881643" calcext:value-type="float">
            <text:p>-32.7047958816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-26.5956514512878" calcext:value-type="float">
            <text:p>-26.5956514513</text:p>
          </table:table-cell>
        </table:table-row>
        <table:table-row table:style-name="ro1">
          <table:table-cell office:value-type="float" office:value="13250000" calcext:value-type="float">
            <text:p>13250000</text:p>
          </table:table-cell>
          <table:table-cell office:value-type="float" office:value="-34.817729810161" calcext:value-type="float">
            <text:p>-34.8177298102</text:p>
          </table:table-cell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office:value-type="float" office:value="-34.854324789101" calcext:value-type="float">
            <text:p>-34.8543247891</text:p>
          </table:table-cell>
        </table:table-row>
        <table:table-row table:style-name="ro1">
          <table:table-cell office:value-type="float" office:value="13750000" calcext:value-type="float">
            <text:p>13750000</text:p>
          </table:table-cell>
          <table:table-cell office:value-type="float" office:value="-36.5558204873369" calcext:value-type="float">
            <text:p>-36.5558204873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-43.3316237382814" calcext:value-type="float">
            <text:p>-43.3316237383</text:p>
          </table:table-cell>
        </table:table-row>
        <table:table-row table:style-name="ro1">
          <table:table-cell office:value-type="float" office:value="14250000" calcext:value-type="float">
            <text:p>14250000</text:p>
          </table:table-cell>
          <table:table-cell office:value-type="float" office:value="-40.6661186791027" calcext:value-type="float">
            <text:p>-40.6661186791</text:p>
          </table:table-cell>
        </table:table-row>
        <table:table-row table:style-name="ro1">
          <table:table-cell office:value-type="float" office:value="14500000" calcext:value-type="float">
            <text:p>14500000</text:p>
          </table:table-cell>
          <table:table-cell office:value-type="float" office:value="-43.513394417432" calcext:value-type="float">
            <text:p>-43.5133944174</text:p>
          </table:table-cell>
        </table:table-row>
        <table:table-row table:style-name="ro1">
          <table:table-cell office:value-type="float" office:value="14750000" calcext:value-type="float">
            <text:p>14750000</text:p>
          </table:table-cell>
          <table:table-cell office:value-type="float" office:value="-46.6404002883079" calcext:value-type="float">
            <text:p>-46.6404002883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-45.3063112567502" calcext:value-type="float">
            <text:p>-45.3063112568</text:p>
          </table:table-cell>
        </table:table-row>
        <table:table-row table:style-name="ro1">
          <table:table-cell office:value-type="float" office:value="15250000" calcext:value-type="float">
            <text:p>15250000</text:p>
          </table:table-cell>
          <table:table-cell office:value-type="float" office:value="-50.012986731418" calcext:value-type="float">
            <text:p>-50.0129867314</text:p>
          </table:table-cell>
        </table:table-row>
        <table:table-row table:style-name="ro1">
          <table:table-cell office:value-type="float" office:value="15500000" calcext:value-type="float">
            <text:p>15500000</text:p>
          </table:table-cell>
          <table:table-cell office:value-type="float" office:value="-51.3595490521726" calcext:value-type="float">
            <text:p>-51.3595490522</text:p>
          </table:table-cell>
        </table:table-row>
        <table:table-row table:style-name="ro1">
          <table:table-cell office:value-type="float" office:value="15750000" calcext:value-type="float">
            <text:p>15750000</text:p>
          </table:table-cell>
          <table:table-cell office:value-type="float" office:value="-51.3237937668325" calcext:value-type="float">
            <text:p>-51.3237937668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-55.5492629243035" calcext:value-type="float">
            <text:p>-55.5492629243</text:p>
          </table:table-cell>
        </table:table-row>
        <table:table-row table:style-name="ro1">
          <table:table-cell office:value-type="float" office:value="16250000" calcext:value-type="float">
            <text:p>16250000</text:p>
          </table:table-cell>
          <table:table-cell office:value-type="float" office:value="-57.529038491093" calcext:value-type="float">
            <text:p>-57.5290384911</text:p>
          </table:table-cell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office:value-type="float" office:value="-57.6142363748613" calcext:value-type="float">
            <text:p>-57.6142363749</text:p>
          </table:table-cell>
        </table:table-row>
        <table:table-row table:style-name="ro1">
          <table:table-cell office:value-type="float" office:value="16750000" calcext:value-type="float">
            <text:p>16750000</text:p>
          </table:table-cell>
          <table:table-cell office:value-type="float" office:value="-58.14103212028" calcext:value-type="float">
            <text:p>-58.1410321203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-62.2130317101803" calcext:value-type="float">
            <text:p>-62.2130317102</text:p>
          </table:table-cell>
        </table:table-row>
        <table:table-row table:style-name="ro1">
          <table:table-cell office:value-type="float" office:value="17250000" calcext:value-type="float">
            <text:p>17250000</text:p>
          </table:table-cell>
          <table:table-cell office:value-type="float" office:value="-63.6220832734796" calcext:value-type="float">
            <text:p>-63.6220832735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 office:value-type="float" office:value="-65.8968858954376" calcext:value-type="float">
            <text:p>-65.8968858954</text:p>
          </table:table-cell>
        </table:table-row>
        <table:table-row table:style-name="ro1">
          <table:table-cell office:value-type="float" office:value="17750000" calcext:value-type="float">
            <text:p>17750000</text:p>
          </table:table-cell>
          <table:table-cell office:value-type="float" office:value="-67.6594222550067" calcext:value-type="float">
            <text:p>-67.659422255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-67.4360789679034" calcext:value-type="float">
            <text:p>-67.4360789679</text:p>
          </table:table-cell>
        </table:table-row>
        <table:table-row table:style-name="ro1">
          <table:table-cell office:value-type="float" office:value="18250000" calcext:value-type="float">
            <text:p>18250000</text:p>
          </table:table-cell>
          <table:table-cell office:value-type="float" office:value="-71.3200893068879" calcext:value-type="float">
            <text:p>-71.3200893069</text:p>
          </table:table-cell>
        </table:table-row>
        <table:table-row table:style-name="ro1">
          <table:table-cell office:value-type="float" office:value="18500000" calcext:value-type="float">
            <text:p>18500000</text:p>
          </table:table-cell>
          <table:table-cell office:value-type="float" office:value="-71.5513872211746" calcext:value-type="float">
            <text:p>-71.5513872212</text:p>
          </table:table-cell>
        </table:table-row>
        <table:table-row table:style-name="ro1">
          <table:table-cell office:value-type="float" office:value="18750000" calcext:value-type="float">
            <text:p>18750000</text:p>
          </table:table-cell>
          <table:table-cell office:value-type="float" office:value="-72.8842743613666" calcext:value-type="float">
            <text:p>-72.8842743614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-72.5759245402626" calcext:value-type="float">
            <text:p>-72.5759245403</text:p>
          </table:table-cell>
        </table:table-row>
        <table:table-row table:style-name="ro1">
          <table:table-cell office:value-type="float" office:value="19250000" calcext:value-type="float">
            <text:p>19250000</text:p>
          </table:table-cell>
          <table:table-cell office:value-type="float" office:value="-77.6068273462716" calcext:value-type="float">
            <text:p>-77.6068273463</text:p>
          </table:table-cell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office:value-type="float" office:value="-78.131279395768" calcext:value-type="float">
            <text:p>-78.1312793958</text:p>
          </table:table-cell>
        </table:table-row>
        <table:table-row table:style-name="ro1">
          <table:table-cell office:value-type="float" office:value="19750000" calcext:value-type="float">
            <text:p>19750000</text:p>
          </table:table-cell>
          <table:table-cell office:value-type="float" office:value="-79.8036138103163" calcext:value-type="float">
            <text:p>-79.8036138103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-80.4776138916683" calcext:value-type="float">
            <text:p>-80.4776138917</text:p>
          </table:table-cell>
        </table:table-row>
        <table:table-row table:style-name="ro1">
          <table:table-cell office:value-type="float" office:value="20250000" calcext:value-type="float">
            <text:p>20250000</text:p>
          </table:table-cell>
          <table:table-cell office:value-type="float" office:value="-83.8697930092581" calcext:value-type="float">
            <text:p>-83.8697930093</text:p>
          </table:table-cell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office:value-type="float" office:value="-85.0915659263542" calcext:value-type="float">
            <text:p>-85.0915659264</text:p>
          </table:table-cell>
        </table:table-row>
        <table:table-row table:style-name="ro1">
          <table:table-cell office:value-type="float" office:value="20750000" calcext:value-type="float">
            <text:p>20750000</text:p>
          </table:table-cell>
          <table:table-cell office:value-type="float" office:value="-90.3103115096553" calcext:value-type="float">
            <text:p>-90.3103115097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-89.5264205800885" calcext:value-type="float">
            <text:p>-89.5264205801</text:p>
          </table:table-cell>
        </table:table-row>
        <table:table-row table:style-name="ro1">
          <table:table-cell office:value-type="float" office:value="21250000" calcext:value-type="float">
            <text:p>21250000</text:p>
          </table:table-cell>
          <table:table-cell office:value-type="float" office:value="-88.3911529533645" calcext:value-type="float">
            <text:p>-88.3911529534</text:p>
          </table:table-cell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-91.3618414776619" calcext:value-type="float">
            <text:p>-91.3618414777</text:p>
          </table:table-cell>
        </table:table-row>
        <table:table-row table:style-name="ro1">
          <table:table-cell office:value-type="float" office:value="21750000" calcext:value-type="float">
            <text:p>21750000</text:p>
          </table:table-cell>
          <table:table-cell office:value-type="float" office:value="-92.4473692114668" calcext:value-type="float">
            <text:p>-92.4473692115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-93.3013604419366" calcext:value-type="float">
            <text:p>-93.3013604419</text:p>
          </table:table-cell>
        </table:table-row>
        <table:table-row table:style-name="ro1">
          <table:table-cell office:value-type="float" office:value="22250000" calcext:value-type="float">
            <text:p>22250000</text:p>
          </table:table-cell>
          <table:table-cell office:value-type="float" office:value="-95.807964012621" calcext:value-type="float">
            <text:p>-95.8079640126</text:p>
          </table:table-cell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office:value-type="float" office:value="-96.8992176039057" calcext:value-type="float">
            <text:p>-96.8992176039</text:p>
          </table:table-cell>
        </table:table-row>
        <table:table-row table:style-name="ro1">
          <table:table-cell office:value-type="float" office:value="22750000" calcext:value-type="float">
            <text:p>22750000</text:p>
          </table:table-cell>
          <table:table-cell office:value-type="float" office:value="-99.9238463825342" calcext:value-type="float">
            <text:p>-99.9238463825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-103.136805433919" calcext:value-type="float">
            <text:p>-103.1368054339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 office:value-type="float" office:value="-101.242989215675" calcext:value-type="float">
            <text:p>-101.2429892157</text:p>
          </table:table-cell>
        </table:table-row>
        <table:table-row table:style-name="ro1">
          <table:table-cell office:value-type="float" office:value="23500000" calcext:value-type="float">
            <text:p>23500000</text:p>
          </table:table-cell>
          <table:table-cell office:value-type="float" office:value="-104.09414195748" calcext:value-type="float">
            <text:p>-104.0941419575</text:p>
          </table:table-cell>
        </table:table-row>
        <table:table-row table:style-name="ro1">
          <table:table-cell office:value-type="float" office:value="23750000" calcext:value-type="float">
            <text:p>23750000</text:p>
          </table:table-cell>
          <table:table-cell office:value-type="float" office:value="-104.810640362646" calcext:value-type="float">
            <text:p>-104.8106403626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-108.605800683284" calcext:value-type="float">
            <text:p>-108.6058006833</text:p>
          </table:table-cell>
        </table:table-row>
        <table:table-row table:style-name="ro1">
          <table:table-cell office:value-type="float" office:value="24250000" calcext:value-type="float">
            <text:p>24250000</text:p>
          </table:table-cell>
          <table:table-cell office:value-type="float" office:value="-109.099693135982" calcext:value-type="float">
            <text:p>-109.099693136</text:p>
          </table:table-cell>
        </table:table-row>
        <table:table-row table:style-name="ro1">
          <table:table-cell office:value-type="float" office:value="24500000" calcext:value-type="float">
            <text:p>24500000</text:p>
          </table:table-cell>
          <table:table-cell office:value-type="float" office:value="-111.931204580093" calcext:value-type="float">
            <text:p>-111.9312045801</text:p>
          </table:table-cell>
        </table:table-row>
        <table:table-row table:style-name="ro1">
          <table:table-cell office:value-type="float" office:value="24750000" calcext:value-type="float">
            <text:p>24750000</text:p>
          </table:table-cell>
          <table:table-cell office:value-type="float" office:value="-113.960297749592" calcext:value-type="float">
            <text:p>-113.9602977496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-111.313420448416" calcext:value-type="float">
            <text:p>-111.3134204484</text:p>
          </table:table-cell>
        </table:table-row>
        <table:table-row table:style-name="ro1">
          <table:table-cell office:value-type="float" office:value="25250000" calcext:value-type="float">
            <text:p>25250000</text:p>
          </table:table-cell>
          <table:table-cell office:value-type="float" office:value="-115.522609609432" calcext:value-type="float">
            <text:p>-115.5226096094</text:p>
          </table:table-cell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office:value-type="float" office:value="-115.956620810058" calcext:value-type="float">
            <text:p>-115.9566208101</text:p>
          </table:table-cell>
        </table:table-row>
        <table:table-row table:style-name="ro1">
          <table:table-cell office:value-type="float" office:value="25750000" calcext:value-type="float">
            <text:p>25750000</text:p>
          </table:table-cell>
          <table:table-cell office:value-type="float" office:value="-117.472644303125" calcext:value-type="float">
            <text:p>-117.4726443031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-119.738997622044" calcext:value-type="float">
            <text:p>-119.738997622</text:p>
          </table:table-cell>
        </table:table-row>
        <table:table-row table:style-name="ro1">
          <table:table-cell office:value-type="float" office:value="26250000" calcext:value-type="float">
            <text:p>26250000</text:p>
          </table:table-cell>
          <table:table-cell office:value-type="float" office:value="-119.703904909142" calcext:value-type="float">
            <text:p>-119.7039049091</text:p>
          </table:table-cell>
        </table:table-row>
        <table:table-row table:style-name="ro1">
          <table:table-cell office:value-type="float" office:value="26500000" calcext:value-type="float">
            <text:p>26500000</text:p>
          </table:table-cell>
          <table:table-cell office:value-type="float" office:value="-126.615167681698" calcext:value-type="float">
            <text:p>-126.6151676817</text:p>
          </table:table-cell>
        </table:table-row>
        <table:table-row table:style-name="ro1">
          <table:table-cell office:value-type="float" office:value="26750000" calcext:value-type="float">
            <text:p>26750000</text:p>
          </table:table-cell>
          <table:table-cell office:value-type="float" office:value="-126.740084723898" calcext:value-type="float">
            <text:p>-126.7400847239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-126.286944173515" calcext:value-type="float">
            <text:p>-126.2869441735</text:p>
          </table:table-cell>
        </table:table-row>
        <table:table-row table:style-name="ro1">
          <table:table-cell office:value-type="float" office:value="27250000" calcext:value-type="float">
            <text:p>27250000</text:p>
          </table:table-cell>
          <table:table-cell office:value-type="float" office:value="-126.835384427002" calcext:value-type="float">
            <text:p>-126.835384427</text:p>
          </table:table-cell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office:value-type="float" office:value="-131.520876151301" calcext:value-type="float">
            <text:p>-131.5208761513</text:p>
          </table:table-cell>
        </table:table-row>
        <table:table-row table:style-name="ro1">
          <table:table-cell office:value-type="float" office:value="27750000" calcext:value-type="float">
            <text:p>27750000</text:p>
          </table:table-cell>
          <table:table-cell office:value-type="float" office:value="-128.716669310682" calcext:value-type="float">
            <text:p>-128.7166693107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-132.273255169679" calcext:value-type="float">
            <text:p>-132.2732551697</text:p>
          </table:table-cell>
        </table:table-row>
        <table:table-row table:style-name="ro1">
          <table:table-cell office:value-type="float" office:value="28250000" calcext:value-type="float">
            <text:p>28250000</text:p>
          </table:table-cell>
          <table:table-cell office:value-type="float" office:value="-135.431748462144" calcext:value-type="float">
            <text:p>-135.4317484621</text:p>
          </table:table-cell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office:value-type="float" office:value="-136.977081756469" calcext:value-type="float">
            <text:p>-136.9770817565</text:p>
          </table:table-cell>
        </table:table-row>
        <table:table-row table:style-name="ro1">
          <table:table-cell office:value-type="float" office:value="28750000" calcext:value-type="float">
            <text:p>28750000</text:p>
          </table:table-cell>
          <table:table-cell office:value-type="float" office:value="-137.637447511219" calcext:value-type="float">
            <text:p>-137.6374475112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-138.420828310031" calcext:value-type="float">
            <text:p>-138.42082831</text:p>
          </table:table-cell>
        </table:table-row>
        <table:table-row table:style-name="ro1">
          <table:table-cell office:value-type="float" office:value="29250000" calcext:value-type="float">
            <text:p>29250000</text:p>
          </table:table-cell>
          <table:table-cell office:value-type="float" office:value="-141.336829932674" calcext:value-type="float">
            <text:p>-141.3368299327</text:p>
          </table:table-cell>
        </table:table-row>
        <table:table-row table:style-name="ro1">
          <table:table-cell office:value-type="float" office:value="29500000" calcext:value-type="float">
            <text:p>29500000</text:p>
          </table:table-cell>
          <table:table-cell office:value-type="float" office:value="-141.78753740375" calcext:value-type="float">
            <text:p>-141.7875374038</text:p>
          </table:table-cell>
        </table:table-row>
        <table:table-row table:style-name="ro1">
          <table:table-cell office:value-type="float" office:value="29750000" calcext:value-type="float">
            <text:p>29750000</text:p>
          </table:table-cell>
          <table:table-cell office:value-type="float" office:value="-144.507101831564" calcext:value-type="float">
            <text:p>-144.5071018316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-146.053312404513" calcext:value-type="float">
            <text:p>-146.0533124045</text:p>
          </table:table-cell>
        </table:table-row>
        <table:table-row table:style-name="ro1">
          <table:table-cell office:value-type="float" office:value="30250000" calcext:value-type="float">
            <text:p>30250000</text:p>
          </table:table-cell>
          <table:table-cell office:value-type="float" office:value="-146.674864112372" calcext:value-type="float">
            <text:p>-146.6748641124</text:p>
          </table:table-cell>
        </table:table-row>
        <table:table-row table:style-name="ro1">
          <table:table-cell office:value-type="float" office:value="30500000" calcext:value-type="float">
            <text:p>30500000</text:p>
          </table:table-cell>
          <table:table-cell office:value-type="float" office:value="-150.528573916209" calcext:value-type="float">
            <text:p>-150.5285739162</text:p>
          </table:table-cell>
        </table:table-row>
        <table:table-row table:style-name="ro1">
          <table:table-cell office:value-type="float" office:value="30750000" calcext:value-type="float">
            <text:p>30750000</text:p>
          </table:table-cell>
          <table:table-cell office:value-type="float" office:value="-151.485944512099" calcext:value-type="float">
            <text:p>-151.4859445121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office:value-type="float" office:value="-150.266546786344" calcext:value-type="float">
            <text:p>-150.2665467863</text:p>
          </table:table-cell>
        </table:table-row>
        <table:table-row table:style-name="ro1">
          <table:table-cell office:value-type="float" office:value="31250000" calcext:value-type="float">
            <text:p>31250000</text:p>
          </table:table-cell>
          <table:table-cell office:value-type="float" office:value="-152.117768357247" calcext:value-type="float">
            <text:p>-152.1177683572</text:p>
          </table:table-cell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office:value-type="float" office:value="-154.700912796782" calcext:value-type="float">
            <text:p>-154.7009127968</text:p>
          </table:table-cell>
        </table:table-row>
        <table:table-row table:style-name="ro1">
          <table:table-cell office:value-type="float" office:value="31750000" calcext:value-type="float">
            <text:p>31750000</text:p>
          </table:table-cell>
          <table:table-cell office:value-type="float" office:value="-155.02789138577" calcext:value-type="float">
            <text:p>-155.0278913858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office:value-type="float" office:value="-159.365835473461" calcext:value-type="float">
            <text:p>-159.3658354735</text:p>
          </table:table-cell>
        </table:table-row>
        <table:table-row table:style-name="ro1">
          <table:table-cell office:value-type="float" office:value="32250000" calcext:value-type="float">
            <text:p>32250000</text:p>
          </table:table-cell>
          <table:table-cell office:value-type="float" office:value="-158.335594886045" calcext:value-type="float">
            <text:p>-158.335594886</text:p>
          </table:table-cell>
        </table:table-row>
        <table:table-row table:style-name="ro1">
          <table:table-cell office:value-type="float" office:value="32500000" calcext:value-type="float">
            <text:p>32500000</text:p>
          </table:table-cell>
          <table:table-cell office:value-type="float" office:value="-162.534959804259" calcext:value-type="float">
            <text:p>-162.5349598043</text:p>
          </table:table-cell>
        </table:table-row>
        <table:table-row table:style-name="ro1">
          <table:table-cell office:value-type="float" office:value="32750000" calcext:value-type="float">
            <text:p>32750000</text:p>
          </table:table-cell>
          <table:table-cell office:value-type="float" office:value="-165.517248203253" calcext:value-type="float">
            <text:p>-165.5172482033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-161.300905616821" calcext:value-type="float">
            <text:p>-161.3009056168</text:p>
          </table:table-cell>
        </table:table-row>
        <table:table-row table:style-name="ro1">
          <table:table-cell office:value-type="float" office:value="33250000" calcext:value-type="float">
            <text:p>33250000</text:p>
          </table:table-cell>
          <table:table-cell office:value-type="float" office:value="-167.22339552359" calcext:value-type="float">
            <text:p>-167.2233955236</text:p>
          </table:table-cell>
        </table:table-row>
        <table:table-row table:style-name="ro1">
          <table:table-cell office:value-type="float" office:value="33500000" calcext:value-type="float">
            <text:p>33500000</text:p>
          </table:table-cell>
          <table:table-cell office:value-type="float" office:value="-169.516424444477" calcext:value-type="float">
            <text:p>-169.5164244445</text:p>
          </table:table-cell>
        </table:table-row>
        <table:table-row table:style-name="ro1">
          <table:table-cell office:value-type="float" office:value="33750000" calcext:value-type="float">
            <text:p>33750000</text:p>
          </table:table-cell>
          <table:table-cell office:value-type="float" office:value="-170.403248826363" calcext:value-type="float">
            <text:p>-170.4032488264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office:value-type="float" office:value="-173.848184175918" calcext:value-type="float">
            <text:p>-173.8481841759</text:p>
          </table:table-cell>
        </table:table-row>
        <table:table-row table:style-name="ro1">
          <table:table-cell office:value-type="float" office:value="34250000" calcext:value-type="float">
            <text:p>34250000</text:p>
          </table:table-cell>
          <table:table-cell office:value-type="float" office:value="-172.854302991331" calcext:value-type="float">
            <text:p>-172.8543029913</text:p>
          </table:table-cell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office:value-type="float" office:value="-178.27455479262" calcext:value-type="float">
            <text:p>-178.2745547926</text:p>
          </table:table-cell>
        </table:table-row>
        <table:table-row table:style-name="ro1">
          <table:table-cell office:value-type="float" office:value="34750000" calcext:value-type="float">
            <text:p>34750000</text:p>
          </table:table-cell>
          <table:table-cell office:value-type="float" office:value="-176.182531152056" calcext:value-type="float">
            <text:p>-176.1825311521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179.200645291215" calcext:value-type="float">
            <text:p>179.2006452912</text:p>
          </table:table-cell>
        </table:table-row>
        <table:table-row table:style-name="ro1">
          <table:table-cell office:value-type="float" office:value="35250000" calcext:value-type="float">
            <text:p>35250000</text:p>
          </table:table-cell>
          <table:table-cell office:value-type="float" office:value="176.811174615628" calcext:value-type="float">
            <text:p>176.8111746156</text:p>
          </table:table-cell>
        </table:table-row>
        <table:table-row table:style-name="ro1">
          <table:table-cell office:value-type="float" office:value="35500000" calcext:value-type="float">
            <text:p>35500000</text:p>
          </table:table-cell>
          <table:table-cell office:value-type="float" office:value="177.216679634493" calcext:value-type="float">
            <text:p>177.2166796345</text:p>
          </table:table-cell>
        </table:table-row>
        <table:table-row table:style-name="ro1">
          <table:table-cell office:value-type="float" office:value="35750000" calcext:value-type="float">
            <text:p>35750000</text:p>
          </table:table-cell>
          <table:table-cell office:value-type="float" office:value="175.756425781124" calcext:value-type="float">
            <text:p>175.7564257811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173.978355940095" calcext:value-type="float">
            <text:p>173.9783559401</text:p>
          </table:table-cell>
        </table:table-row>
        <table:table-row table:style-name="ro1">
          <table:table-cell office:value-type="float" office:value="36250000" calcext:value-type="float">
            <text:p>36250000</text:p>
          </table:table-cell>
          <table:table-cell office:value-type="float" office:value="174.433732621837" calcext:value-type="float">
            <text:p>174.4337326218</text:p>
          </table:table-cell>
        </table:table-row>
        <table:table-row table:style-name="ro1">
          <table:table-cell office:value-type="float" office:value="36500000" calcext:value-type="float">
            <text:p>36500000</text:p>
          </table:table-cell>
          <table:table-cell office:value-type="float" office:value="171.86218337491" calcext:value-type="float">
            <text:p>171.8621833749</text:p>
          </table:table-cell>
        </table:table-row>
        <table:table-row table:style-name="ro1">
          <table:table-cell office:value-type="float" office:value="36750000" calcext:value-type="float">
            <text:p>36750000</text:p>
          </table:table-cell>
          <table:table-cell office:value-type="float" office:value="166.923384548481" calcext:value-type="float">
            <text:p>166.9233845485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office:value-type="float" office:value="168.553501264731" calcext:value-type="float">
            <text:p>168.5535012647</text:p>
          </table:table-cell>
        </table:table-row>
        <table:table-row table:style-name="ro1">
          <table:table-cell office:value-type="float" office:value="37250000" calcext:value-type="float">
            <text:p>37250000</text:p>
          </table:table-cell>
          <table:table-cell office:value-type="float" office:value="165.065762145194" calcext:value-type="float">
            <text:p>165.0657621452</text:p>
          </table:table-cell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office:value-type="float" office:value="164.132643021327" calcext:value-type="float">
            <text:p>164.1326430213</text:p>
          </table:table-cell>
        </table:table-row>
        <table:table-row table:style-name="ro1">
          <table:table-cell office:value-type="float" office:value="37750000" calcext:value-type="float">
            <text:p>37750000</text:p>
          </table:table-cell>
          <table:table-cell office:value-type="float" office:value="161.900330753527" calcext:value-type="float">
            <text:p>161.9003307535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office:value-type="float" office:value="160.734952911556" calcext:value-type="float">
            <text:p>160.7349529116</text:p>
          </table:table-cell>
        </table:table-row>
        <table:table-row table:style-name="ro1">
          <table:table-cell office:value-type="float" office:value="38250000" calcext:value-type="float">
            <text:p>38250000</text:p>
          </table:table-cell>
          <table:table-cell office:value-type="float" office:value="155.219073403832" calcext:value-type="float">
            <text:p>155.2190734038</text:p>
          </table:table-cell>
        </table:table-row>
        <table:table-row table:style-name="ro1">
          <table:table-cell office:value-type="float" office:value="38500000" calcext:value-type="float">
            <text:p>38500000</text:p>
          </table:table-cell>
          <table:table-cell office:value-type="float" office:value="156.449135571564" calcext:value-type="float">
            <text:p>156.4491355716</text:p>
          </table:table-cell>
        </table:table-row>
        <table:table-row table:style-name="ro1">
          <table:table-cell office:value-type="float" office:value="38750000" calcext:value-type="float">
            <text:p>38750000</text:p>
          </table:table-cell>
          <table:table-cell office:value-type="float" office:value="153.919946190103" calcext:value-type="float">
            <text:p>153.9199461901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154.293792901043" calcext:value-type="float">
            <text:p>154.293792901</text:p>
          </table:table-cell>
        </table:table-row>
        <table:table-row table:style-name="ro1">
          <table:table-cell office:value-type="float" office:value="39250000" calcext:value-type="float">
            <text:p>39250000</text:p>
          </table:table-cell>
          <table:table-cell office:value-type="float" office:value="151.269754103092" calcext:value-type="float">
            <text:p>151.2697541031</text:p>
          </table:table-cell>
        </table:table-row>
        <table:table-row table:style-name="ro1">
          <table:table-cell office:value-type="float" office:value="39500000" calcext:value-type="float">
            <text:p>39500000</text:p>
          </table:table-cell>
          <table:table-cell office:value-type="float" office:value="149.270698326694" calcext:value-type="float">
            <text:p>149.2706983267</text:p>
          </table:table-cell>
        </table:table-row>
        <table:table-row table:style-name="ro1">
          <table:table-cell office:value-type="float" office:value="39750000" calcext:value-type="float">
            <text:p>39750000</text:p>
          </table:table-cell>
          <table:table-cell office:value-type="float" office:value="149.199095877397" calcext:value-type="float">
            <text:p>149.1990958774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146.073627994815" calcext:value-type="float">
            <text:p>146.0736279948</text:p>
          </table:table-cell>
        </table:table-row>
        <table:table-row table:style-name="ro1">
          <table:table-cell office:value-type="float" office:value="40250000" calcext:value-type="float">
            <text:p>40250000</text:p>
          </table:table-cell>
          <table:table-cell office:value-type="float" office:value="146.464750014733" calcext:value-type="float">
            <text:p>146.4647500147</text:p>
          </table:table-cell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office:value-type="float" office:value="143.141312013478" calcext:value-type="float">
            <text:p>143.1413120135</text:p>
          </table:table-cell>
        </table:table-row>
        <table:table-row table:style-name="ro1">
          <table:table-cell office:value-type="float" office:value="40750000" calcext:value-type="float">
            <text:p>40750000</text:p>
          </table:table-cell>
          <table:table-cell office:value-type="float" office:value="140.417252104088" calcext:value-type="float">
            <text:p>140.4172521041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office:value-type="float" office:value="139.744279331373" calcext:value-type="float">
            <text:p>139.7442793314</text:p>
          </table:table-cell>
        </table:table-row>
        <table:table-row table:style-name="ro1">
          <table:table-cell office:value-type="float" office:value="41250000" calcext:value-type="float">
            <text:p>41250000</text:p>
          </table:table-cell>
          <table:table-cell office:value-type="float" office:value="137.436159985776" calcext:value-type="float">
            <text:p>137.4361599858</text:p>
          </table:table-cell>
        </table:table-row>
        <table:table-row table:style-name="ro1">
          <table:table-cell office:value-type="float" office:value="41500000" calcext:value-type="float">
            <text:p>41500000</text:p>
          </table:table-cell>
          <table:table-cell office:value-type="float" office:value="133.688007806275" calcext:value-type="float">
            <text:p>133.6880078063</text:p>
          </table:table-cell>
        </table:table-row>
        <table:table-row table:style-name="ro1">
          <table:table-cell office:value-type="float" office:value="41750000" calcext:value-type="float">
            <text:p>41750000</text:p>
          </table:table-cell>
          <table:table-cell office:value-type="float" office:value="133.608719055299" calcext:value-type="float">
            <text:p>133.6087190553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132.331946195793" calcext:value-type="float">
            <text:p>132.3319461958</text:p>
          </table:table-cell>
        </table:table-row>
        <table:table-row table:style-name="ro1">
          <table:table-cell office:value-type="float" office:value="42250000" calcext:value-type="float">
            <text:p>42250000</text:p>
          </table:table-cell>
          <table:table-cell office:value-type="float" office:value="130.414988089323" calcext:value-type="float">
            <text:p>130.4149880893</text:p>
          </table:table-cell>
        </table:table-row>
        <table:table-row table:style-name="ro1">
          <table:table-cell office:value-type="float" office:value="42500000" calcext:value-type="float">
            <text:p>42500000</text:p>
          </table:table-cell>
          <table:table-cell office:value-type="float" office:value="123.514191084904" calcext:value-type="float">
            <text:p>123.5141910849</text:p>
          </table:table-cell>
        </table:table-row>
        <table:table-row table:style-name="ro1">
          <table:table-cell office:value-type="float" office:value="42750000" calcext:value-type="float">
            <text:p>42750000</text:p>
          </table:table-cell>
          <table:table-cell office:value-type="float" office:value="125.685321455343" calcext:value-type="float">
            <text:p>125.6853214553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office:value-type="float" office:value="125.299438969742" calcext:value-type="float">
            <text:p>125.2994389697</text:p>
          </table:table-cell>
        </table:table-row>
        <table:table-row table:style-name="ro1">
          <table:table-cell office:value-type="float" office:value="43250000" calcext:value-type="float">
            <text:p>43250000</text:p>
          </table:table-cell>
          <table:table-cell office:value-type="float" office:value="121.04783394943" calcext:value-type="float">
            <text:p>121.0478339494</text:p>
          </table:table-cell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office:value-type="float" office:value="122.419393768475" calcext:value-type="float">
            <text:p>122.4193937685</text:p>
          </table:table-cell>
        </table:table-row>
        <table:table-row table:style-name="ro1">
          <table:table-cell office:value-type="float" office:value="43750000" calcext:value-type="float">
            <text:p>43750000</text:p>
          </table:table-cell>
          <table:table-cell office:value-type="float" office:value="118.798465132736" calcext:value-type="float">
            <text:p>118.7984651327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office:value-type="float" office:value="116.947089418289" calcext:value-type="float">
            <text:p>116.9470894183</text:p>
          </table:table-cell>
        </table:table-row>
        <table:table-row table:style-name="ro1">
          <table:table-cell office:value-type="float" office:value="44250000" calcext:value-type="float">
            <text:p>44250000</text:p>
          </table:table-cell>
          <table:table-cell office:value-type="float" office:value="114.796361532904" calcext:value-type="float">
            <text:p>114.7963615329</text:p>
          </table:table-cell>
        </table:table-row>
        <table:table-row table:style-name="ro1">
          <table:table-cell office:value-type="float" office:value="44500000" calcext:value-type="float">
            <text:p>44500000</text:p>
          </table:table-cell>
          <table:table-cell office:value-type="float" office:value="114.308939911509" calcext:value-type="float">
            <text:p>114.3089399115</text:p>
          </table:table-cell>
        </table:table-row>
        <table:table-row table:style-name="ro1">
          <table:table-cell office:value-type="float" office:value="44750000" calcext:value-type="float">
            <text:p>44750000</text:p>
          </table:table-cell>
          <table:table-cell office:value-type="float" office:value="111.214197748002" calcext:value-type="float">
            <text:p>111.214197748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110.517756714906" calcext:value-type="float">
            <text:p>110.5177567149</text:p>
          </table:table-cell>
        </table:table-row>
        <table:table-row table:style-name="ro1">
          <table:table-cell office:value-type="float" office:value="45250000" calcext:value-type="float">
            <text:p>45250000</text:p>
          </table:table-cell>
          <table:table-cell office:value-type="float" office:value="108.007118720498" calcext:value-type="float">
            <text:p>108.0071187205</text:p>
          </table:table-cell>
        </table:table-row>
        <table:table-row table:style-name="ro1">
          <table:table-cell office:value-type="float" office:value="45500000" calcext:value-type="float">
            <text:p>45500000</text:p>
          </table:table-cell>
          <table:table-cell office:value-type="float" office:value="105.465913165884" calcext:value-type="float">
            <text:p>105.4659131659</text:p>
          </table:table-cell>
        </table:table-row>
        <table:table-row table:style-name="ro1">
          <table:table-cell office:value-type="float" office:value="45750000" calcext:value-type="float">
            <text:p>45750000</text:p>
          </table:table-cell>
          <table:table-cell office:value-type="float" office:value="105.365945374739" calcext:value-type="float">
            <text:p>105.3659453747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office:value-type="float" office:value="100.712924040739" calcext:value-type="float">
            <text:p>100.7129240407</text:p>
          </table:table-cell>
        </table:table-row>
        <table:table-row table:style-name="ro1">
          <table:table-cell office:value-type="float" office:value="46250000" calcext:value-type="float">
            <text:p>46250000</text:p>
          </table:table-cell>
          <table:table-cell office:value-type="float" office:value="100.063372279171" calcext:value-type="float">
            <text:p>100.0633722792</text:p>
          </table:table-cell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office:value-type="float" office:value="100.197412648068" calcext:value-type="float">
            <text:p>100.1974126481</text:p>
          </table:table-cell>
        </table:table-row>
        <table:table-row table:style-name="ro1">
          <table:table-cell office:value-type="float" office:value="46750000" calcext:value-type="float">
            <text:p>46750000</text:p>
          </table:table-cell>
          <table:table-cell office:value-type="float" office:value="95.3400444338138" calcext:value-type="float">
            <text:p>95.3400444338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office:value-type="float" office:value="92.0499228810572" calcext:value-type="float">
            <text:p>92.0499228811</text:p>
          </table:table-cell>
        </table:table-row>
        <table:table-row table:style-name="ro1">
          <table:table-cell office:value-type="float" office:value="47250000" calcext:value-type="float">
            <text:p>47250000</text:p>
          </table:table-cell>
          <table:table-cell office:value-type="float" office:value="93.2376072300185" calcext:value-type="float">
            <text:p>93.23760723</text:p>
          </table:table-cell>
        </table:table-row>
        <table:table-row table:style-name="ro1">
          <table:table-cell office:value-type="float" office:value="47500000" calcext:value-type="float">
            <text:p>47500000</text:p>
          </table:table-cell>
          <table:table-cell office:value-type="float" office:value="89.077689126793" calcext:value-type="float">
            <text:p>89.0776891268</text:p>
          </table:table-cell>
        </table:table-row>
        <table:table-row table:style-name="ro1">
          <table:table-cell office:value-type="float" office:value="47750000" calcext:value-type="float">
            <text:p>47750000</text:p>
          </table:table-cell>
          <table:table-cell office:value-type="float" office:value="91.9141046128229" calcext:value-type="float">
            <text:p>91.9141046128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84.0728606309583" calcext:value-type="float">
            <text:p>84.072860631</text:p>
          </table:table-cell>
        </table:table-row>
        <table:table-row table:style-name="ro1">
          <table:table-cell office:value-type="float" office:value="48250000" calcext:value-type="float">
            <text:p>48250000</text:p>
          </table:table-cell>
          <table:table-cell office:value-type="float" office:value="83.3375392609013" calcext:value-type="float">
            <text:p>83.3375392609</text:p>
          </table:table-cell>
        </table:table-row>
        <table:table-row table:style-name="ro1">
          <table:table-cell office:value-type="float" office:value="48500000" calcext:value-type="float">
            <text:p>48500000</text:p>
          </table:table-cell>
          <table:table-cell office:value-type="float" office:value="86.0042169992868" calcext:value-type="float">
            <text:p>86.0042169993</text:p>
          </table:table-cell>
        </table:table-row>
        <table:table-row table:style-name="ro1">
          <table:table-cell office:value-type="float" office:value="48750000" calcext:value-type="float">
            <text:p>48750000</text:p>
          </table:table-cell>
          <table:table-cell office:value-type="float" office:value="79.65268732209" calcext:value-type="float">
            <text:p>79.6526873221</text:p>
          </table:table-cell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office:value-type="float" office:value="80.0103201316538" calcext:value-type="float">
            <text:p>80.0103201317</text:p>
          </table:table-cell>
        </table:table-row>
        <table:table-row table:style-name="ro1">
          <table:table-cell office:value-type="float" office:value="49250000" calcext:value-type="float">
            <text:p>49250000</text:p>
          </table:table-cell>
          <table:table-cell office:value-type="float" office:value="79.2948776585522" calcext:value-type="float">
            <text:p>79.2948776586</text:p>
          </table:table-cell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office:value-type="float" office:value="75.9918978067689" calcext:value-type="float">
            <text:p>75.9918978068</text:p>
          </table:table-cell>
        </table:table-row>
        <table:table-row table:style-name="ro1">
          <table:table-cell office:value-type="float" office:value="49750000" calcext:value-type="float">
            <text:p>49750000</text:p>
          </table:table-cell>
          <table:table-cell office:value-type="float" office:value="73.8144206249798" calcext:value-type="float">
            <text:p>73.814420625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70.6208988683007" calcext:value-type="float">
            <text:p>70.6208988683</text:p>
          </table:table-cell>
        </table:table-row>
        <table:table-row table:style-name="ro1">
          <table:table-cell office:value-type="float" office:value="50250000" calcext:value-type="float">
            <text:p>50250000</text:p>
          </table:table-cell>
          <table:table-cell office:value-type="float" office:value="71.5082444845423" calcext:value-type="float">
            <text:p>71.5082444845</text:p>
          </table:table-cell>
        </table:table-row>
        <table:table-row table:style-name="ro1">
          <table:table-cell office:value-type="float" office:value="50500000" calcext:value-type="float">
            <text:p>50500000</text:p>
          </table:table-cell>
          <table:table-cell office:value-type="float" office:value="67.9810540118823" calcext:value-type="float">
            <text:p>67.9810540119</text:p>
          </table:table-cell>
        </table:table-row>
        <table:table-row table:style-name="ro1">
          <table:table-cell office:value-type="float" office:value="50750000" calcext:value-type="float">
            <text:p>50750000</text:p>
          </table:table-cell>
          <table:table-cell office:value-type="float" office:value="65.3522919323395" calcext:value-type="float">
            <text:p>65.3522919323</text:p>
          </table:table-cell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office:value-type="float" office:value="64.6142847857251" calcext:value-type="float">
            <text:p>64.6142847857</text:p>
          </table:table-cell>
        </table:table-row>
        <table:table-row table:style-name="ro1">
          <table:table-cell office:value-type="float" office:value="51250000" calcext:value-type="float">
            <text:p>51250000</text:p>
          </table:table-cell>
          <table:table-cell office:value-type="float" office:value="60.0651014859602" calcext:value-type="float">
            <text:p>60.065101486</text:p>
          </table:table-cell>
        </table:table-row>
        <table:table-row table:style-name="ro1">
          <table:table-cell office:value-type="float" office:value="51500000" calcext:value-type="float">
            <text:p>51500000</text:p>
          </table:table-cell>
          <table:table-cell office:value-type="float" office:value="59.0381173308327" calcext:value-type="float">
            <text:p>59.0381173308</text:p>
          </table:table-cell>
        </table:table-row>
        <table:table-row table:style-name="ro1">
          <table:table-cell office:value-type="float" office:value="51750000" calcext:value-type="float">
            <text:p>51750000</text:p>
          </table:table-cell>
          <table:table-cell office:value-type="float" office:value="60.8898185281424" calcext:value-type="float">
            <text:p>60.8898185281</text:p>
          </table:table-cell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office:value-type="float" office:value="55.7351995490581" calcext:value-type="float">
            <text:p>55.7351995491</text:p>
          </table:table-cell>
        </table:table-row>
        <table:table-row table:style-name="ro1">
          <table:table-cell office:value-type="float" office:value="52250000" calcext:value-type="float">
            <text:p>52250000</text:p>
          </table:table-cell>
          <table:table-cell office:value-type="float" office:value="54.7883001852836" calcext:value-type="float">
            <text:p>54.7883001853</text:p>
          </table:table-cell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office:value-type="float" office:value="53.910878445172" calcext:value-type="float">
            <text:p>53.9108784452</text:p>
          </table:table-cell>
        </table:table-row>
        <table:table-row table:style-name="ro1">
          <table:table-cell office:value-type="float" office:value="52750000" calcext:value-type="float">
            <text:p>52750000</text:p>
          </table:table-cell>
          <table:table-cell office:value-type="float" office:value="49.0102313764072" calcext:value-type="float">
            <text:p>49.0102313764</text:p>
          </table:table-cell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office:value-type="float" office:value="49.6787150428885" calcext:value-type="float">
            <text:p>49.6787150429</text:p>
          </table:table-cell>
        </table:table-row>
        <table:table-row table:style-name="ro1">
          <table:table-cell office:value-type="float" office:value="53250000" calcext:value-type="float">
            <text:p>53250000</text:p>
          </table:table-cell>
          <table:table-cell office:value-type="float" office:value="46.2998745021026" calcext:value-type="float">
            <text:p>46.2998745021</text:p>
          </table:table-cell>
        </table:table-row>
        <table:table-row table:style-name="ro1">
          <table:table-cell office:value-type="float" office:value="53500000" calcext:value-type="float">
            <text:p>53500000</text:p>
          </table:table-cell>
          <table:table-cell office:value-type="float" office:value="45.7981790276109" calcext:value-type="float">
            <text:p>45.7981790276</text:p>
          </table:table-cell>
        </table:table-row>
        <table:table-row table:style-name="ro1">
          <table:table-cell office:value-type="float" office:value="53750000" calcext:value-type="float">
            <text:p>53750000</text:p>
          </table:table-cell>
          <table:table-cell office:value-type="float" office:value="46.6229009847388" calcext:value-type="float">
            <text:p>46.6229009847</text:p>
          </table:table-cell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office:value-type="float" office:value="40.9131852352212" calcext:value-type="float">
            <text:p>40.9131852352</text:p>
          </table:table-cell>
        </table:table-row>
        <table:table-row table:style-name="ro1">
          <table:table-cell office:value-type="float" office:value="54250000" calcext:value-type="float">
            <text:p>54250000</text:p>
          </table:table-cell>
          <table:table-cell office:value-type="float" office:value="41.8740987791843" calcext:value-type="float">
            <text:p>41.8740987792</text:p>
          </table:table-cell>
        </table:table-row>
        <table:table-row table:style-name="ro1">
          <table:table-cell office:value-type="float" office:value="54500000" calcext:value-type="float">
            <text:p>54500000</text:p>
          </table:table-cell>
          <table:table-cell office:value-type="float" office:value="38.5334324940356" calcext:value-type="float">
            <text:p>38.533432494</text:p>
          </table:table-cell>
        </table:table-row>
        <table:table-row table:style-name="ro1">
          <table:table-cell office:value-type="float" office:value="54750000" calcext:value-type="float">
            <text:p>54750000</text:p>
          </table:table-cell>
          <table:table-cell office:value-type="float" office:value="35.1598585879423" calcext:value-type="float">
            <text:p>35.1598585879</text:p>
          </table:table-cell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34.3968003601445" calcext:value-type="float">
            <text:p>34.3968003601</text:p>
          </table:table-cell>
        </table:table-row>
        <table:table-row table:style-name="ro1">
          <table:table-cell office:value-type="float" office:value="55250000" calcext:value-type="float">
            <text:p>55250000</text:p>
          </table:table-cell>
          <table:table-cell office:value-type="float" office:value="34.2505638032419" calcext:value-type="float">
            <text:p>34.2505638032</text:p>
          </table:table-cell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office:value-type="float" office:value="31.4788557260689" calcext:value-type="float">
            <text:p>31.4788557261</text:p>
          </table:table-cell>
        </table:table-row>
        <table:table-row table:style-name="ro1">
          <table:table-cell office:value-type="float" office:value="55750000" calcext:value-type="float">
            <text:p>55750000</text:p>
          </table:table-cell>
          <table:table-cell office:value-type="float" office:value="33.7210628923415" calcext:value-type="float">
            <text:p>33.7210628923</text:p>
          </table:table-cell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office:value-type="float" office:value="29.0228919950802" calcext:value-type="float">
            <text:p>29.0228919951</text:p>
          </table:table-cell>
        </table:table-row>
        <table:table-row table:style-name="ro1">
          <table:table-cell office:value-type="float" office:value="56250000" calcext:value-type="float">
            <text:p>56250000</text:p>
          </table:table-cell>
          <table:table-cell office:value-type="float" office:value="28.5597133081129" calcext:value-type="float">
            <text:p>28.5597133081</text:p>
          </table:table-cell>
        </table:table-row>
        <table:table-row table:style-name="ro1">
          <table:table-cell office:value-type="float" office:value="56500000" calcext:value-type="float">
            <text:p>56500000</text:p>
          </table:table-cell>
          <table:table-cell office:value-type="float" office:value="29.5857686806435" calcext:value-type="float">
            <text:p>29.5857686806</text:p>
          </table:table-cell>
        </table:table-row>
        <table:table-row table:style-name="ro1">
          <table:table-cell office:value-type="float" office:value="56750000" calcext:value-type="float">
            <text:p>56750000</text:p>
          </table:table-cell>
          <table:table-cell office:value-type="float" office:value="29.9868812839373" calcext:value-type="float">
            <text:p>29.9868812839</text:p>
          </table:table-cell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office:value-type="float" office:value="22.6420099353556" calcext:value-type="float">
            <text:p>22.6420099354</text:p>
          </table:table-cell>
        </table:table-row>
        <table:table-row table:style-name="ro1">
          <table:table-cell office:value-type="float" office:value="57250000" calcext:value-type="float">
            <text:p>57250000</text:p>
          </table:table-cell>
          <table:table-cell office:value-type="float" office:value="22.0259013380544" calcext:value-type="float">
            <text:p>22.0259013381</text:p>
          </table:table-cell>
        </table:table-row>
        <table:table-row table:style-name="ro1">
          <table:table-cell office:value-type="float" office:value="57500000" calcext:value-type="float">
            <text:p>57500000</text:p>
          </table:table-cell>
          <table:table-cell office:value-type="float" office:value="20.2561786680848" calcext:value-type="float">
            <text:p>20.2561786681</text:p>
          </table:table-cell>
        </table:table-row>
        <table:table-row table:style-name="ro1">
          <table:table-cell office:value-type="float" office:value="57750000" calcext:value-type="float">
            <text:p>57750000</text:p>
          </table:table-cell>
          <table:table-cell office:value-type="float" office:value="17.53305281658" calcext:value-type="float">
            <text:p>17.5330528166</text:p>
          </table:table-cell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office:value-type="float" office:value="17.1457080556568" calcext:value-type="float">
            <text:p>17.1457080557</text:p>
          </table:table-cell>
        </table:table-row>
        <table:table-row table:style-name="ro1">
          <table:table-cell office:value-type="float" office:value="58250000" calcext:value-type="float">
            <text:p>58250000</text:p>
          </table:table-cell>
          <table:table-cell office:value-type="float" office:value="15.157168176777" calcext:value-type="float">
            <text:p>15.1571681768</text:p>
          </table:table-cell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office:value-type="float" office:value="16.2469370077354" calcext:value-type="float">
            <text:p>16.2469370077</text:p>
          </table:table-cell>
        </table:table-row>
        <table:table-row table:style-name="ro1">
          <table:table-cell office:value-type="float" office:value="58750000" calcext:value-type="float">
            <text:p>58750000</text:p>
          </table:table-cell>
          <table:table-cell office:value-type="float" office:value="11.4779907695496" calcext:value-type="float">
            <text:p>11.4779907695</text:p>
          </table:table-cell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office:value-type="float" office:value="10.1967246816012" calcext:value-type="float">
            <text:p>10.1967246816</text:p>
          </table:table-cell>
        </table:table-row>
        <table:table-row table:style-name="ro1">
          <table:table-cell office:value-type="float" office:value="59250000" calcext:value-type="float">
            <text:p>59250000</text:p>
          </table:table-cell>
          <table:table-cell office:value-type="float" office:value="8.35215020630782" calcext:value-type="float">
            <text:p>8.3521502063</text:p>
          </table:table-cell>
        </table:table-row>
        <table:table-row table:style-name="ro1">
          <table:table-cell office:value-type="float" office:value="59500000" calcext:value-type="float">
            <text:p>59500000</text:p>
          </table:table-cell>
          <table:table-cell office:value-type="float" office:value="9.84814978899075" calcext:value-type="float">
            <text:p>9.848149789</text:p>
          </table:table-cell>
        </table:table-row>
        <table:table-row table:style-name="ro1">
          <table:table-cell office:value-type="float" office:value="59750000" calcext:value-type="float">
            <text:p>59750000</text:p>
          </table:table-cell>
          <table:table-cell office:value-type="float" office:value="5.73891524336517" calcext:value-type="float">
            <text:p>5.7389152434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5.81943053832319" calcext:value-type="float">
            <text:p>5.8194305383</text:p>
          </table:table-cell>
        </table:table-row>
        <table:table-row table:style-name="ro1">
          <table:table-cell office:value-type="float" office:value="60250000" calcext:value-type="float">
            <text:p>60250000</text:p>
          </table:table-cell>
          <table:table-cell office:value-type="float" office:value="2.80646236539765" calcext:value-type="float">
            <text:p>2.8064623654</text:p>
          </table:table-cell>
        </table:table-row>
        <table:table-row table:style-name="ro1">
          <table:table-cell office:value-type="float" office:value="60500000" calcext:value-type="float">
            <text:p>60500000</text:p>
          </table:table-cell>
          <table:table-cell office:value-type="float" office:value="1.46556974430548" calcext:value-type="float">
            <text:p>1.4655697443</text:p>
          </table:table-cell>
        </table:table-row>
        <table:table-row table:style-name="ro1">
          <table:table-cell office:value-type="float" office:value="60750000" calcext:value-type="float">
            <text:p>60750000</text:p>
          </table:table-cell>
          <table:table-cell office:value-type="float" office:value="2.71495098282472" calcext:value-type="float">
            <text:p>2.7149509828</text:p>
          </table:table-cell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office:value-type="float" office:value="1.60173611842193" calcext:value-type="float">
            <text:p>1.6017361184</text:p>
          </table:table-cell>
        </table:table-row>
        <table:table-row table:style-name="ro1">
          <table:table-cell office:value-type="float" office:value="61250000" calcext:value-type="float">
            <text:p>61250000</text:p>
          </table:table-cell>
          <table:table-cell office:value-type="float" office:value="-2.50413958219775" calcext:value-type="float">
            <text:p>-2.5041395822</text:p>
          </table:table-cell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office:value-type="float" office:value="-5.82633617987368" calcext:value-type="float">
            <text:p>-5.8263361799</text:p>
          </table:table-cell>
        </table:table-row>
        <table:table-row table:style-name="ro1">
          <table:table-cell office:value-type="float" office:value="61750000" calcext:value-type="float">
            <text:p>61750000</text:p>
          </table:table-cell>
          <table:table-cell office:value-type="float" office:value="-2.88919409798395" calcext:value-type="float">
            <text:p>-2.889194098</text:p>
          </table:table-cell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office:value-type="float" office:value="-6.69037674324342" calcext:value-type="float">
            <text:p>-6.6903767432</text:p>
          </table:table-cell>
        </table:table-row>
        <table:table-row table:style-name="ro1">
          <table:table-cell office:value-type="float" office:value="62250000" calcext:value-type="float">
            <text:p>62250000</text:p>
          </table:table-cell>
          <table:table-cell office:value-type="float" office:value="-5.83357901899294" calcext:value-type="float">
            <text:p>-5.833579019</text:p>
          </table:table-cell>
        </table:table-row>
        <table:table-row table:style-name="ro1">
          <table:table-cell office:value-type="float" office:value="62500000" calcext:value-type="float">
            <text:p>62500000</text:p>
          </table:table-cell>
          <table:table-cell office:value-type="float" office:value="-5.70229660089099" calcext:value-type="float">
            <text:p>-5.7022966009</text:p>
          </table:table-cell>
        </table:table-row>
        <table:table-row table:style-name="ro1">
          <table:table-cell office:value-type="float" office:value="62750000" calcext:value-type="float">
            <text:p>62750000</text:p>
          </table:table-cell>
          <table:table-cell office:value-type="float" office:value="-9.18694441580998" calcext:value-type="float">
            <text:p>-9.1869444158</text:p>
          </table:table-cell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office:value-type="float" office:value="-10.5565185822357" calcext:value-type="float">
            <text:p>-10.5565185822</text:p>
          </table:table-cell>
        </table:table-row>
        <table:table-row table:style-name="ro1">
          <table:table-cell office:value-type="float" office:value="63250000" calcext:value-type="float">
            <text:p>63250000</text:p>
          </table:table-cell>
          <table:table-cell office:value-type="float" office:value="-13.883791499591" calcext:value-type="float">
            <text:p>-13.8837914996</text:p>
          </table:table-cell>
        </table:table-row>
        <table:table-row table:style-name="ro1">
          <table:table-cell office:value-type="float" office:value="63500000" calcext:value-type="float">
            <text:p>63500000</text:p>
          </table:table-cell>
          <table:table-cell office:value-type="float" office:value="-13.3746818187723" calcext:value-type="float">
            <text:p>-13.3746818188</text:p>
          </table:table-cell>
        </table:table-row>
        <table:table-row table:style-name="ro1">
          <table:table-cell office:value-type="float" office:value="63750000" calcext:value-type="float">
            <text:p>63750000</text:p>
          </table:table-cell>
          <table:table-cell office:value-type="float" office:value="-11.7732486040531" calcext:value-type="float">
            <text:p>-11.7732486041</text:p>
          </table:table-cell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office:value-type="float" office:value="-16.3140780685782" calcext:value-type="float">
            <text:p>-16.3140780686</text:p>
          </table:table-cell>
        </table:table-row>
        <table:table-row table:style-name="ro1">
          <table:table-cell office:value-type="float" office:value="64250000" calcext:value-type="float">
            <text:p>64250000</text:p>
          </table:table-cell>
          <table:table-cell office:value-type="float" office:value="-21.8778693841008" calcext:value-type="float">
            <text:p>-21.8778693841</text:p>
          </table:table-cell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office:value-type="float" office:value="-19.5602074683266" calcext:value-type="float">
            <text:p>-19.5602074683</text:p>
          </table:table-cell>
        </table:table-row>
        <table:table-row table:style-name="ro1">
          <table:table-cell office:value-type="float" office:value="64750000" calcext:value-type="float">
            <text:p>64750000</text:p>
          </table:table-cell>
          <table:table-cell office:value-type="float" office:value="-15.7432717658909" calcext:value-type="float">
            <text:p>-15.7432717659</text:p>
          </table:table-cell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-25.0331608790361" calcext:value-type="float">
            <text:p>-25.033160879</text:p>
          </table:table-cell>
        </table:table-row>
        <table:table-row table:style-name="ro1">
          <table:table-cell office:value-type="float" office:value="65250000" calcext:value-type="float">
            <text:p>65250000</text:p>
          </table:table-cell>
          <table:table-cell office:value-type="float" office:value="-22.2151326573311" calcext:value-type="float">
            <text:p>-22.2151326573</text:p>
          </table:table-cell>
        </table:table-row>
        <table:table-row table:style-name="ro1">
          <table:table-cell office:value-type="float" office:value="65500000" calcext:value-type="float">
            <text:p>65500000</text:p>
          </table:table-cell>
          <table:table-cell office:value-type="float" office:value="-24.593579941415" calcext:value-type="float">
            <text:p>-24.5935799414</text:p>
          </table:table-cell>
        </table:table-row>
        <table:table-row table:style-name="ro1">
          <table:table-cell office:value-type="float" office:value="65750000" calcext:value-type="float">
            <text:p>65750000</text:p>
          </table:table-cell>
          <table:table-cell office:value-type="float" office:value="-26.607298211013" calcext:value-type="float">
            <text:p>-26.607298211</text:p>
          </table:table-cell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office:value-type="float" office:value="-25.3421262100739" calcext:value-type="float">
            <text:p>-25.3421262101</text:p>
          </table:table-cell>
        </table:table-row>
        <table:table-row table:style-name="ro1">
          <table:table-cell office:value-type="float" office:value="66250000" calcext:value-type="float">
            <text:p>66250000</text:p>
          </table:table-cell>
          <table:table-cell office:value-type="float" office:value="-29.8541385110695" calcext:value-type="float">
            <text:p>-29.8541385111</text:p>
          </table:table-cell>
        </table:table-row>
        <table:table-row table:style-name="ro1">
          <table:table-cell office:value-type="float" office:value="66500000" calcext:value-type="float">
            <text:p>66500000</text:p>
          </table:table-cell>
          <table:table-cell office:value-type="float" office:value="-26.5276819992688" calcext:value-type="float">
            <text:p>-26.5276819993</text:p>
          </table:table-cell>
        </table:table-row>
        <table:table-row table:style-name="ro1">
          <table:table-cell office:value-type="float" office:value="66750000" calcext:value-type="float">
            <text:p>66750000</text:p>
          </table:table-cell>
          <table:table-cell office:value-type="float" office:value="-27.5307301321023" calcext:value-type="float">
            <text:p>-27.5307301321</text:p>
          </table:table-cell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office:value-type="float" office:value="-31.1487334441527" calcext:value-type="float">
            <text:p>-31.1487334442</text:p>
          </table:table-cell>
        </table:table-row>
        <table:table-row table:style-name="ro1">
          <table:table-cell office:value-type="float" office:value="67250000" calcext:value-type="float">
            <text:p>67250000</text:p>
          </table:table-cell>
          <table:table-cell office:value-type="float" office:value="-31.1943722404868" calcext:value-type="float">
            <text:p>-31.1943722405</text:p>
          </table:table-cell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office:value-type="float" office:value="-32.3928216611331" calcext:value-type="float">
            <text:p>-32.3928216611</text:p>
          </table:table-cell>
        </table:table-row>
        <table:table-row table:style-name="ro1">
          <table:table-cell office:value-type="float" office:value="67750000" calcext:value-type="float">
            <text:p>67750000</text:p>
          </table:table-cell>
          <table:table-cell office:value-type="float" office:value="-34.0630117139886" calcext:value-type="float">
            <text:p>-34.063011714</text:p>
          </table:table-cell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office:value-type="float" office:value="-38.7792224804801" calcext:value-type="float">
            <text:p>-38.7792224805</text:p>
          </table:table-cell>
        </table:table-row>
        <table:table-row table:style-name="ro1">
          <table:table-cell office:value-type="float" office:value="68250000" calcext:value-type="float">
            <text:p>68250000</text:p>
          </table:table-cell>
          <table:table-cell office:value-type="float" office:value="-35.4507277500741" calcext:value-type="float">
            <text:p>-35.4507277501</text:p>
          </table:table-cell>
        </table:table-row>
        <table:table-row table:style-name="ro1">
          <table:table-cell office:value-type="float" office:value="68500000" calcext:value-type="float">
            <text:p>68500000</text:p>
          </table:table-cell>
          <table:table-cell office:value-type="float" office:value="-37.8536599081931" calcext:value-type="float">
            <text:p>-37.8536599082</text:p>
          </table:table-cell>
        </table:table-row>
        <table:table-row table:style-name="ro1">
          <table:table-cell office:value-type="float" office:value="68750000" calcext:value-type="float">
            <text:p>68750000</text:p>
          </table:table-cell>
          <table:table-cell office:value-type="float" office:value="-34.0750364627638" calcext:value-type="float">
            <text:p>-34.0750364628</text:p>
          </table:table-cell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office:value-type="float" office:value="-39.9630707817505" calcext:value-type="float">
            <text:p>-39.9630707818</text:p>
          </table:table-cell>
        </table:table-row>
        <table:table-row table:style-name="ro1">
          <table:table-cell office:value-type="float" office:value="69250000" calcext:value-type="float">
            <text:p>69250000</text:p>
          </table:table-cell>
          <table:table-cell office:value-type="float" office:value="-40.4362331182982" calcext:value-type="float">
            <text:p>-40.4362331183</text:p>
          </table:table-cell>
        </table:table-row>
        <table:table-row table:style-name="ro1">
          <table:table-cell office:value-type="float" office:value="69500000" calcext:value-type="float">
            <text:p>69500000</text:p>
          </table:table-cell>
          <table:table-cell office:value-type="float" office:value="-39.7281119423777" calcext:value-type="float">
            <text:p>-39.7281119424</text:p>
          </table:table-cell>
        </table:table-row>
        <table:table-row table:style-name="ro1">
          <table:table-cell office:value-type="float" office:value="69750000" calcext:value-type="float">
            <text:p>69750000</text:p>
          </table:table-cell>
          <table:table-cell office:value-type="float" office:value="-38.4948607980211" calcext:value-type="float">
            <text:p>-38.494860798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-41.0646209277382" calcext:value-type="float">
            <text:p>-41.0646209277</text:p>
          </table:table-cell>
        </table:table-row>
        <table:table-row table:style-name="ro1">
          <table:table-cell office:value-type="float" office:value="70250000" calcext:value-type="float">
            <text:p>70250000</text:p>
          </table:table-cell>
          <table:table-cell office:value-type="float" office:value="-46.5058990641632" calcext:value-type="float">
            <text:p>-46.5058990642</text:p>
          </table:table-cell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office:value-type="float" office:value="-42.44824554724" calcext:value-type="float">
            <text:p>-42.4482455472</text:p>
          </table:table-cell>
        </table:table-row>
        <table:table-row table:style-name="ro1">
          <table:table-cell office:value-type="float" office:value="70750000" calcext:value-type="float">
            <text:p>70750000</text:p>
          </table:table-cell>
          <table:table-cell office:value-type="float" office:value="-43.449763701714" calcext:value-type="float">
            <text:p>-43.4497637017</text:p>
          </table:table-cell>
        </table:table-row>
        <table:table-row table:style-name="ro1">
          <table:table-cell office:value-type="float" office:value="71000000" calcext:value-type="float">
            <text:p>71000000</text:p>
          </table:table-cell>
          <table:table-cell office:value-type="float" office:value="-47.8446639971018" calcext:value-type="float">
            <text:p>-47.8446639971</text:p>
          </table:table-cell>
        </table:table-row>
        <table:table-row table:style-name="ro1">
          <table:table-cell office:value-type="float" office:value="71250000" calcext:value-type="float">
            <text:p>71250000</text:p>
          </table:table-cell>
          <table:table-cell office:value-type="float" office:value="-50.1732786486264" calcext:value-type="float">
            <text:p>-50.1732786486</text:p>
          </table:table-cell>
        </table:table-row>
        <table:table-row table:style-name="ro1">
          <table:table-cell office:value-type="float" office:value="71500000" calcext:value-type="float">
            <text:p>71500000</text:p>
          </table:table-cell>
          <table:table-cell office:value-type="float" office:value="-49.4978656549764" calcext:value-type="float">
            <text:p>-49.497865655</text:p>
          </table:table-cell>
        </table:table-row>
        <table:table-row table:style-name="ro1">
          <table:table-cell office:value-type="float" office:value="71750000" calcext:value-type="float">
            <text:p>71750000</text:p>
          </table:table-cell>
          <table:table-cell office:value-type="float" office:value="-50.6800278409263" calcext:value-type="float">
            <text:p>-50.6800278409</text:p>
          </table:table-cell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office:value-type="float" office:value="-52.9009346641238" calcext:value-type="float">
            <text:p>-52.9009346641</text:p>
          </table:table-cell>
        </table:table-row>
        <table:table-row table:style-name="ro1">
          <table:table-cell office:value-type="float" office:value="72250000" calcext:value-type="float">
            <text:p>72250000</text:p>
          </table:table-cell>
          <table:table-cell office:value-type="float" office:value="-51.3222303907617" calcext:value-type="float">
            <text:p>-51.3222303908</text:p>
          </table:table-cell>
        </table:table-row>
        <table:table-row table:style-name="ro1">
          <table:table-cell office:value-type="float" office:value="72500000" calcext:value-type="float">
            <text:p>72500000</text:p>
          </table:table-cell>
          <table:table-cell office:value-type="float" office:value="-51.5275288765661" calcext:value-type="float">
            <text:p>-51.5275288766</text:p>
          </table:table-cell>
        </table:table-row>
        <table:table-row table:style-name="ro1">
          <table:table-cell office:value-type="float" office:value="72750000" calcext:value-type="float">
            <text:p>72750000</text:p>
          </table:table-cell>
          <table:table-cell office:value-type="float" office:value="-52.9780106585988" calcext:value-type="float">
            <text:p>-52.9780106586</text:p>
          </table:table-cell>
        </table:table-row>
        <table:table-row table:style-name="ro1">
          <table:table-cell office:value-type="float" office:value="73000000" calcext:value-type="float">
            <text:p>73000000</text:p>
          </table:table-cell>
          <table:table-cell office:value-type="float" office:value="-51.0032974162227" calcext:value-type="float">
            <text:p>-51.0032974162</text:p>
          </table:table-cell>
        </table:table-row>
        <table:table-row table:style-name="ro1">
          <table:table-cell office:value-type="float" office:value="73250000" calcext:value-type="float">
            <text:p>73250000</text:p>
          </table:table-cell>
          <table:table-cell office:value-type="float" office:value="-54.6797277715877" calcext:value-type="float">
            <text:p>-54.6797277716</text:p>
          </table:table-cell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office:value-type="float" office:value="-58.59381129" calcext:value-type="float">
            <text:p>-58.59381129</text:p>
          </table:table-cell>
        </table:table-row>
        <table:table-row table:style-name="ro1">
          <table:table-cell office:value-type="float" office:value="73750000" calcext:value-type="float">
            <text:p>73750000</text:p>
          </table:table-cell>
          <table:table-cell office:value-type="float" office:value="-58.6484366301337" calcext:value-type="float">
            <text:p>-58.6484366301</text:p>
          </table:table-cell>
        </table:table-row>
        <table:table-row table:style-name="ro1">
          <table:table-cell office:value-type="float" office:value="74000000" calcext:value-type="float">
            <text:p>74000000</text:p>
          </table:table-cell>
          <table:table-cell office:value-type="float" office:value="-57.4685415009703" calcext:value-type="float">
            <text:p>-57.468541501</text:p>
          </table:table-cell>
        </table:table-row>
        <table:table-row table:style-name="ro1">
          <table:table-cell office:value-type="float" office:value="74250000" calcext:value-type="float">
            <text:p>74250000</text:p>
          </table:table-cell>
          <table:table-cell office:value-type="float" office:value="-58.5248736901577" calcext:value-type="float">
            <text:p>-58.5248736902</text:p>
          </table:table-cell>
        </table:table-row>
        <table:table-row table:style-name="ro1">
          <table:table-cell office:value-type="float" office:value="74500000" calcext:value-type="float">
            <text:p>74500000</text:p>
          </table:table-cell>
          <table:table-cell office:value-type="float" office:value="-60.1965110068395" calcext:value-type="float">
            <text:p>-60.1965110068</text:p>
          </table:table-cell>
        </table:table-row>
        <table:table-row table:style-name="ro1">
          <table:table-cell office:value-type="float" office:value="74750000" calcext:value-type="float">
            <text:p>74750000</text:p>
          </table:table-cell>
          <table:table-cell office:value-type="float" office:value="-58.5750039689509" calcext:value-type="float">
            <text:p>-58.575003969</text:p>
          </table:table-cell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-62.9410183986031" calcext:value-type="float">
            <text:p>-62.9410183986</text:p>
          </table:table-cell>
        </table:table-row>
        <table:table-row table:style-name="ro1">
          <table:table-cell office:value-type="float" office:value="75250000" calcext:value-type="float">
            <text:p>75250000</text:p>
          </table:table-cell>
          <table:table-cell office:value-type="float" office:value="-62.1756285510726" calcext:value-type="float">
            <text:p>-62.1756285511</text:p>
          </table:table-cell>
        </table:table-row>
        <table:table-row table:style-name="ro1">
          <table:table-cell office:value-type="float" office:value="75500000" calcext:value-type="float">
            <text:p>75500000</text:p>
          </table:table-cell>
          <table:table-cell office:value-type="float" office:value="-61.297390791669" calcext:value-type="float">
            <text:p>-61.2973907917</text:p>
          </table:table-cell>
        </table:table-row>
        <table:table-row table:style-name="ro1">
          <table:table-cell office:value-type="float" office:value="75750000" calcext:value-type="float">
            <text:p>75750000</text:p>
          </table:table-cell>
          <table:table-cell office:value-type="float" office:value="-64.5069554803072" calcext:value-type="float">
            <text:p>-64.5069554803</text:p>
          </table:table-cell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office:value-type="float" office:value="-63.7225924015994" calcext:value-type="float">
            <text:p>-63.7225924016</text:p>
          </table:table-cell>
        </table:table-row>
        <table:table-row table:style-name="ro1">
          <table:table-cell office:value-type="float" office:value="76250000" calcext:value-type="float">
            <text:p>76250000</text:p>
          </table:table-cell>
          <table:table-cell office:value-type="float" office:value="-64.4602039543779" calcext:value-type="float">
            <text:p>-64.4602039544</text:p>
          </table:table-cell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office:value-type="float" office:value="-69.0055489855628" calcext:value-type="float">
            <text:p>-69.0055489856</text:p>
          </table:table-cell>
        </table:table-row>
        <table:table-row table:style-name="ro1">
          <table:table-cell office:value-type="float" office:value="76750000" calcext:value-type="float">
            <text:p>76750000</text:p>
          </table:table-cell>
          <table:table-cell office:value-type="float" office:value="-68.1225587399216" calcext:value-type="float">
            <text:p>-68.1225587399</text:p>
          </table:table-cell>
        </table:table-row>
        <table:table-row table:style-name="ro1">
          <table:table-cell office:value-type="float" office:value="77000000" calcext:value-type="float">
            <text:p>77000000</text:p>
          </table:table-cell>
          <table:table-cell office:value-type="float" office:value="-69.185547951386" calcext:value-type="float">
            <text:p>-69.1855479514</text:p>
          </table:table-cell>
        </table:table-row>
        <table:table-row table:style-name="ro1">
          <table:table-cell office:value-type="float" office:value="77250000" calcext:value-type="float">
            <text:p>77250000</text:p>
          </table:table-cell>
          <table:table-cell office:value-type="float" office:value="-66.6093320486613" calcext:value-type="float">
            <text:p>-66.6093320487</text:p>
          </table:table-cell>
        </table:table-row>
        <table:table-row table:style-name="ro1">
          <table:table-cell office:value-type="float" office:value="77500000" calcext:value-type="float">
            <text:p>77500000</text:p>
          </table:table-cell>
          <table:table-cell office:value-type="float" office:value="-69.29952268652" calcext:value-type="float">
            <text:p>-69.2995226865</text:p>
          </table:table-cell>
        </table:table-row>
        <table:table-row table:style-name="ro1">
          <table:table-cell office:value-type="float" office:value="77750000" calcext:value-type="float">
            <text:p>77750000</text:p>
          </table:table-cell>
          <table:table-cell office:value-type="float" office:value="-72.780067461722" calcext:value-type="float">
            <text:p>-72.7800674617</text:p>
          </table:table-cell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office:value-type="float" office:value="-72.5238730336037" calcext:value-type="float">
            <text:p>-72.5238730336</text:p>
          </table:table-cell>
        </table:table-row>
        <table:table-row table:style-name="ro1">
          <table:table-cell office:value-type="float" office:value="78250000" calcext:value-type="float">
            <text:p>78250000</text:p>
          </table:table-cell>
          <table:table-cell office:value-type="float" office:value="-73.8465515242229" calcext:value-type="float">
            <text:p>-73.8465515242</text:p>
          </table:table-cell>
        </table:table-row>
        <table:table-row table:style-name="ro1">
          <table:table-cell office:value-type="float" office:value="78500000" calcext:value-type="float">
            <text:p>78500000</text:p>
          </table:table-cell>
          <table:table-cell office:value-type="float" office:value="-72.4672401481838" calcext:value-type="float">
            <text:p>-72.4672401482</text:p>
          </table:table-cell>
        </table:table-row>
        <table:table-row table:style-name="ro1">
          <table:table-cell office:value-type="float" office:value="78750000" calcext:value-type="float">
            <text:p>78750000</text:p>
          </table:table-cell>
          <table:table-cell office:value-type="float" office:value="-73.2435899155787" calcext:value-type="float">
            <text:p>-73.2435899156</text:p>
          </table:table-cell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office:value-type="float" office:value="-71.229257460265" calcext:value-type="float">
            <text:p>-71.2292574603</text:p>
          </table:table-cell>
        </table:table-row>
        <table:table-row table:style-name="ro1">
          <table:table-cell office:value-type="float" office:value="79250000" calcext:value-type="float">
            <text:p>79250000</text:p>
          </table:table-cell>
          <table:table-cell office:value-type="float" office:value="-74.3237175693816" calcext:value-type="float">
            <text:p>-74.3237175694</text:p>
          </table:table-cell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office:value-type="float" office:value="-74.0304526296967" calcext:value-type="float">
            <text:p>-74.0304526297</text:p>
          </table:table-cell>
        </table:table-row>
        <table:table-row table:style-name="ro1">
          <table:table-cell office:value-type="float" office:value="79750000" calcext:value-type="float">
            <text:p>79750000</text:p>
          </table:table-cell>
          <table:table-cell office:value-type="float" office:value="-75.3557472978634" calcext:value-type="float">
            <text:p>-75.3557472979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-78.3570181770115" calcext:value-type="float">
            <text:p>-78.357018177</text:p>
          </table:table-cell>
        </table:table-row>
        <table:table-row table:style-name="ro1">
          <table:table-cell office:value-type="float" office:value="80250000" calcext:value-type="float">
            <text:p>80250000</text:p>
          </table:table-cell>
          <table:table-cell office:value-type="float" office:value="-80.3404782643831" calcext:value-type="float">
            <text:p>-80.3404782644</text:p>
          </table:table-cell>
        </table:table-row>
        <table:table-row table:style-name="ro1">
          <table:table-cell office:value-type="float" office:value="80500000" calcext:value-type="float">
            <text:p>80500000</text:p>
          </table:table-cell>
          <table:table-cell office:value-type="float" office:value="-77.5914331544729" calcext:value-type="float">
            <text:p>-77.5914331545</text:p>
          </table:table-cell>
        </table:table-row>
        <table:table-row table:style-name="ro1">
          <table:table-cell office:value-type="float" office:value="80750000" calcext:value-type="float">
            <text:p>80750000</text:p>
          </table:table-cell>
          <table:table-cell office:value-type="float" office:value="-81.2452652490878" calcext:value-type="float">
            <text:p>-81.2452652491</text:p>
          </table:table-cell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office:value-type="float" office:value="-84.8356165565092" calcext:value-type="float">
            <text:p>-84.8356165565</text:p>
          </table:table-cell>
        </table:table-row>
        <table:table-row table:style-name="ro1">
          <table:table-cell office:value-type="float" office:value="81250000" calcext:value-type="float">
            <text:p>81250000</text:p>
          </table:table-cell>
          <table:table-cell office:value-type="float" office:value="-82.3637574717253" calcext:value-type="float">
            <text:p>-82.3637574717</text:p>
          </table:table-cell>
        </table:table-row>
        <table:table-row table:style-name="ro1">
          <table:table-cell office:value-type="float" office:value="81500000" calcext:value-type="float">
            <text:p>81500000</text:p>
          </table:table-cell>
          <table:table-cell office:value-type="float" office:value="-82.1578258984343" calcext:value-type="float">
            <text:p>-82.1578258984</text:p>
          </table:table-cell>
        </table:table-row>
        <table:table-row table:style-name="ro1">
          <table:table-cell office:value-type="float" office:value="81750000" calcext:value-type="float">
            <text:p>81750000</text:p>
          </table:table-cell>
          <table:table-cell office:value-type="float" office:value="-87.1270214656204" calcext:value-type="float">
            <text:p>-87.1270214656</text:p>
          </table:table-cell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office:value-type="float" office:value="-82.3539249258713" calcext:value-type="float">
            <text:p>-82.3539249259</text:p>
          </table:table-cell>
        </table:table-row>
        <table:table-row table:style-name="ro1">
          <table:table-cell office:value-type="float" office:value="82250000" calcext:value-type="float">
            <text:p>82250000</text:p>
          </table:table-cell>
          <table:table-cell office:value-type="float" office:value="-85.8252300136172" calcext:value-type="float">
            <text:p>-85.8252300136</text:p>
          </table:table-cell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office:value-type="float" office:value="-90.1961852544053" calcext:value-type="float">
            <text:p>-90.1961852544</text:p>
          </table:table-cell>
        </table:table-row>
        <table:table-row table:style-name="ro1">
          <table:table-cell office:value-type="float" office:value="82750000" calcext:value-type="float">
            <text:p>82750000</text:p>
          </table:table-cell>
          <table:table-cell office:value-type="float" office:value="-87.4614862864613" calcext:value-type="float">
            <text:p>-87.4614862865</text:p>
          </table:table-cell>
        </table:table-row>
        <table:table-row table:style-name="ro1">
          <table:table-cell office:value-type="float" office:value="83000000" calcext:value-type="float">
            <text:p>83000000</text:p>
          </table:table-cell>
          <table:table-cell office:value-type="float" office:value="-89.0012845034776" calcext:value-type="float">
            <text:p>-89.0012845035</text:p>
          </table:table-cell>
        </table:table-row>
        <table:table-row table:style-name="ro1">
          <table:table-cell office:value-type="float" office:value="83250000" calcext:value-type="float">
            <text:p>83250000</text:p>
          </table:table-cell>
          <table:table-cell office:value-type="float" office:value="-87.8021125978181" calcext:value-type="float">
            <text:p>-87.8021125978</text:p>
          </table:table-cell>
        </table:table-row>
        <table:table-row table:style-name="ro1">
          <table:table-cell office:value-type="float" office:value="83500000" calcext:value-type="float">
            <text:p>83500000</text:p>
          </table:table-cell>
          <table:table-cell office:value-type="float" office:value="-89.1939090505811" calcext:value-type="float">
            <text:p>-89.1939090506</text:p>
          </table:table-cell>
        </table:table-row>
        <table:table-row table:style-name="ro1">
          <table:table-cell office:value-type="float" office:value="83750000" calcext:value-type="float">
            <text:p>83750000</text:p>
          </table:table-cell>
          <table:table-cell office:value-type="float" office:value="-89.328971727816" calcext:value-type="float">
            <text:p>-89.3289717278</text:p>
          </table:table-cell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office:value-type="float" office:value="-93.5478144202978" calcext:value-type="float">
            <text:p>-93.5478144203</text:p>
          </table:table-cell>
        </table:table-row>
        <table:table-row table:style-name="ro1">
          <table:table-cell office:value-type="float" office:value="84250000" calcext:value-type="float">
            <text:p>84250000</text:p>
          </table:table-cell>
          <table:table-cell office:value-type="float" office:value="-90.1958071244469" calcext:value-type="float">
            <text:p>-90.1958071244</text:p>
          </table:table-cell>
        </table:table-row>
        <table:table-row table:style-name="ro1">
          <table:table-cell office:value-type="float" office:value="84500000" calcext:value-type="float">
            <text:p>84500000</text:p>
          </table:table-cell>
          <table:table-cell office:value-type="float" office:value="-92.9351347973482" calcext:value-type="float">
            <text:p>-92.9351347973</text:p>
          </table:table-cell>
        </table:table-row>
        <table:table-row table:style-name="ro1">
          <table:table-cell office:value-type="float" office:value="84750000" calcext:value-type="float">
            <text:p>84750000</text:p>
          </table:table-cell>
          <table:table-cell office:value-type="float" office:value="-92.8942380738791" calcext:value-type="float">
            <text:p>-92.8942380739</text:p>
          </table:table-cell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-93.3003332820259" calcext:value-type="float">
            <text:p>-93.300333282</text:p>
          </table:table-cell>
        </table:table-row>
        <table:table-row table:style-name="ro1">
          <table:table-cell office:value-type="float" office:value="85250000" calcext:value-type="float">
            <text:p>85250000</text:p>
          </table:table-cell>
          <table:table-cell office:value-type="float" office:value="-97.5332345560389" calcext:value-type="float">
            <text:p>-97.533234556</text:p>
          </table:table-cell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office:value-type="float" office:value="-98.085153656828" calcext:value-type="float">
            <text:p>-98.0851536568</text:p>
          </table:table-cell>
        </table:table-row>
        <table:table-row table:style-name="ro1">
          <table:table-cell office:value-type="float" office:value="85750000" calcext:value-type="float">
            <text:p>85750000</text:p>
          </table:table-cell>
          <table:table-cell office:value-type="float" office:value="-96.5318032138678" calcext:value-type="float">
            <text:p>-96.5318032139</text:p>
          </table:table-cell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office:value-type="float" office:value="-96.6876257452981" calcext:value-type="float">
            <text:p>-96.6876257453</text:p>
          </table:table-cell>
        </table:table-row>
        <table:table-row table:style-name="ro1">
          <table:table-cell office:value-type="float" office:value="86250000" calcext:value-type="float">
            <text:p>86250000</text:p>
          </table:table-cell>
          <table:table-cell office:value-type="float" office:value="-96.6572550010401" calcext:value-type="float">
            <text:p>-96.657255001</text:p>
          </table:table-cell>
        </table:table-row>
        <table:table-row table:style-name="ro1">
          <table:table-cell office:value-type="float" office:value="86500000" calcext:value-type="float">
            <text:p>86500000</text:p>
          </table:table-cell>
          <table:table-cell office:value-type="float" office:value="-100.342805731451" calcext:value-type="float">
            <text:p>-100.3428057315</text:p>
          </table:table-cell>
        </table:table-row>
        <table:table-row table:style-name="ro1">
          <table:table-cell office:value-type="float" office:value="86750000" calcext:value-type="float">
            <text:p>86750000</text:p>
          </table:table-cell>
          <table:table-cell office:value-type="float" office:value="-98.0182130577722" calcext:value-type="float">
            <text:p>-98.0182130578</text:p>
          </table:table-cell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office:value-type="float" office:value="-101.184191157834" calcext:value-type="float">
            <text:p>-101.1841911578</text:p>
          </table:table-cell>
        </table:table-row>
        <table:table-row table:style-name="ro1">
          <table:table-cell office:value-type="float" office:value="87250000" calcext:value-type="float">
            <text:p>87250000</text:p>
          </table:table-cell>
          <table:table-cell office:value-type="float" office:value="-101.398540407611" calcext:value-type="float">
            <text:p>-101.3985404076</text:p>
          </table:table-cell>
        </table:table-row>
        <table:table-row table:style-name="ro1">
          <table:table-cell office:value-type="float" office:value="87500000" calcext:value-type="float">
            <text:p>87500000</text:p>
          </table:table-cell>
          <table:table-cell office:value-type="float" office:value="-102.773291495861" calcext:value-type="float">
            <text:p>-102.7732914959</text:p>
          </table:table-cell>
        </table:table-row>
        <table:table-row table:style-name="ro1">
          <table:table-cell office:value-type="float" office:value="87750000" calcext:value-type="float">
            <text:p>87750000</text:p>
          </table:table-cell>
          <table:table-cell office:value-type="float" office:value="-102.617043444182" calcext:value-type="float">
            <text:p>-102.6170434442</text:p>
          </table:table-cell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office:value-type="float" office:value="-104.363321611717" calcext:value-type="float">
            <text:p>-104.3633216117</text:p>
          </table:table-cell>
        </table:table-row>
        <table:table-row table:style-name="ro1">
          <table:table-cell office:value-type="float" office:value="88250000" calcext:value-type="float">
            <text:p>88250000</text:p>
          </table:table-cell>
          <table:table-cell office:value-type="float" office:value="-104.337895615641" calcext:value-type="float">
            <text:p>-104.3378956156</text:p>
          </table:table-cell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office:value-type="float" office:value="-102.869267541933" calcext:value-type="float">
            <text:p>-102.8692675419</text:p>
          </table:table-cell>
        </table:table-row>
        <table:table-row table:style-name="ro1">
          <table:table-cell office:value-type="float" office:value="88750000" calcext:value-type="float">
            <text:p>88750000</text:p>
          </table:table-cell>
          <table:table-cell office:value-type="float" office:value="-103.978279711918" calcext:value-type="float">
            <text:p>-103.9782797119</text:p>
          </table:table-cell>
        </table:table-row>
        <table:table-row table:style-name="ro1">
          <table:table-cell office:value-type="float" office:value="89000000" calcext:value-type="float">
            <text:p>89000000</text:p>
          </table:table-cell>
          <table:table-cell office:value-type="float" office:value="-105.293230116653" calcext:value-type="float">
            <text:p>-105.2932301167</text:p>
          </table:table-cell>
        </table:table-row>
        <table:table-row table:style-name="ro1">
          <table:table-cell office:value-type="float" office:value="89250000" calcext:value-type="float">
            <text:p>89250000</text:p>
          </table:table-cell>
          <table:table-cell office:value-type="float" office:value="-104.262873474358" calcext:value-type="float">
            <text:p>-104.2628734744</text:p>
          </table:table-cell>
        </table:table-row>
        <table:table-row table:style-name="ro1">
          <table:table-cell office:value-type="float" office:value="89500000" calcext:value-type="float">
            <text:p>89500000</text:p>
          </table:table-cell>
          <table:table-cell office:value-type="float" office:value="-105.508799021027" calcext:value-type="float">
            <text:p>-105.508799021</text:p>
          </table:table-cell>
        </table:table-row>
        <table:table-row table:style-name="ro1">
          <table:table-cell office:value-type="float" office:value="89750000" calcext:value-type="float">
            <text:p>89750000</text:p>
          </table:table-cell>
          <table:table-cell office:value-type="float" office:value="-107.752497792888" calcext:value-type="float">
            <text:p>-107.7524977929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-110.095847718007" calcext:value-type="float">
            <text:p>-110.095847718</text:p>
          </table:table-cell>
        </table:table-row>
        <table:table-row table:style-name="ro1">
          <table:table-cell office:value-type="float" office:value="90250000" calcext:value-type="float">
            <text:p>90250000</text:p>
          </table:table-cell>
          <table:table-cell office:value-type="float" office:value="-110.100092853338" calcext:value-type="float">
            <text:p>-110.1000928533</text:p>
          </table:table-cell>
        </table:table-row>
        <table:table-row table:style-name="ro1">
          <table:table-cell office:value-type="float" office:value="90500000" calcext:value-type="float">
            <text:p>90500000</text:p>
          </table:table-cell>
          <table:table-cell office:value-type="float" office:value="-108.803174048911" calcext:value-type="float">
            <text:p>-108.8031740489</text:p>
          </table:table-cell>
        </table:table-row>
        <table:table-row table:style-name="ro1">
          <table:table-cell office:value-type="float" office:value="90750000" calcext:value-type="float">
            <text:p>90750000</text:p>
          </table:table-cell>
          <table:table-cell office:value-type="float" office:value="-106.511126650486" calcext:value-type="float">
            <text:p>-106.5111266505</text:p>
          </table:table-cell>
        </table:table-row>
        <table:table-row table:style-name="ro1">
          <table:table-cell office:value-type="float" office:value="91000000" calcext:value-type="float">
            <text:p>91000000</text:p>
          </table:table-cell>
          <table:table-cell office:value-type="float" office:value="-111.501438137778" calcext:value-type="float">
            <text:p>-111.5014381378</text:p>
          </table:table-cell>
        </table:table-row>
        <table:table-row table:style-name="ro1">
          <table:table-cell office:value-type="float" office:value="91250000" calcext:value-type="float">
            <text:p>91250000</text:p>
          </table:table-cell>
          <table:table-cell office:value-type="float" office:value="-111.288236740666" calcext:value-type="float">
            <text:p>-111.2882367407</text:p>
          </table:table-cell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office:value-type="float" office:value="-112.45665098755" calcext:value-type="float">
            <text:p>-112.4566509876</text:p>
          </table:table-cell>
        </table:table-row>
        <table:table-row table:style-name="ro1">
          <table:table-cell office:value-type="float" office:value="91750000" calcext:value-type="float">
            <text:p>91750000</text:p>
          </table:table-cell>
          <table:table-cell office:value-type="float" office:value="-114.367977351564" calcext:value-type="float">
            <text:p>-114.3679773516</text:p>
          </table:table-cell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office:value-type="float" office:value="-115.278618879218" calcext:value-type="float">
            <text:p>-115.2786188792</text:p>
          </table:table-cell>
        </table:table-row>
        <table:table-row table:style-name="ro1">
          <table:table-cell office:value-type="float" office:value="92250000" calcext:value-type="float">
            <text:p>92250000</text:p>
          </table:table-cell>
          <table:table-cell office:value-type="float" office:value="-118.498417445503" calcext:value-type="float">
            <text:p>-118.4984174455</text:p>
          </table:table-cell>
        </table:table-row>
        <table:table-row table:style-name="ro1">
          <table:table-cell office:value-type="float" office:value="92500000" calcext:value-type="float">
            <text:p>92500000</text:p>
          </table:table-cell>
          <table:table-cell office:value-type="float" office:value="-114.48267714607" calcext:value-type="float">
            <text:p>-114.4826771461</text:p>
          </table:table-cell>
        </table:table-row>
        <table:table-row table:style-name="ro1">
          <table:table-cell office:value-type="float" office:value="92750000" calcext:value-type="float">
            <text:p>92750000</text:p>
          </table:table-cell>
          <table:table-cell office:value-type="float" office:value="-118.439353035719" calcext:value-type="float">
            <text:p>-118.4393530357</text:p>
          </table:table-cell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office:value-type="float" office:value="-115.79684316409" calcext:value-type="float">
            <text:p>-115.7968431641</text:p>
          </table:table-cell>
        </table:table-row>
        <table:table-row table:style-name="ro1">
          <table:table-cell office:value-type="float" office:value="93250000" calcext:value-type="float">
            <text:p>93250000</text:p>
          </table:table-cell>
          <table:table-cell office:value-type="float" office:value="-118.690575106059" calcext:value-type="float">
            <text:p>-118.6905751061</text:p>
          </table:table-cell>
        </table:table-row>
        <table:table-row table:style-name="ro1">
          <table:table-cell office:value-type="float" office:value="93500000" calcext:value-type="float">
            <text:p>93500000</text:p>
          </table:table-cell>
          <table:table-cell office:value-type="float" office:value="-118.101926367225" calcext:value-type="float">
            <text:p>-118.1019263672</text:p>
          </table:table-cell>
        </table:table-row>
        <table:table-row table:style-name="ro1">
          <table:table-cell office:value-type="float" office:value="93750000" calcext:value-type="float">
            <text:p>93750000</text:p>
          </table:table-cell>
          <table:table-cell office:value-type="float" office:value="-119.245584858451" calcext:value-type="float">
            <text:p>-119.2455848585</text:p>
          </table:table-cell>
        </table:table-row>
        <table:table-row table:style-name="ro1">
          <table:table-cell office:value-type="float" office:value="94000000" calcext:value-type="float">
            <text:p>94000000</text:p>
          </table:table-cell>
          <table:table-cell office:value-type="float" office:value="-113.759599767484" calcext:value-type="float">
            <text:p>-113.7595997675</text:p>
          </table:table-cell>
        </table:table-row>
        <table:table-row table:style-name="ro1">
          <table:table-cell office:value-type="float" office:value="94250000" calcext:value-type="float">
            <text:p>94250000</text:p>
          </table:table-cell>
          <table:table-cell office:value-type="float" office:value="-117.234105426335" calcext:value-type="float">
            <text:p>-117.2341054263</text:p>
          </table:table-cell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office:value-type="float" office:value="-118.952034210049" calcext:value-type="float">
            <text:p>-118.95203421</text:p>
          </table:table-cell>
        </table:table-row>
        <table:table-row table:style-name="ro1">
          <table:table-cell office:value-type="float" office:value="94750000" calcext:value-type="float">
            <text:p>94750000</text:p>
          </table:table-cell>
          <table:table-cell office:value-type="float" office:value="-120.713269779839" calcext:value-type="float">
            <text:p>-120.7132697798</text:p>
          </table:table-cell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-120.178130576907" calcext:value-type="float">
            <text:p>-120.1781305769</text:p>
          </table:table-cell>
        </table:table-row>
        <table:table-row table:style-name="ro1">
          <table:table-cell office:value-type="float" office:value="95250000" calcext:value-type="float">
            <text:p>95250000</text:p>
          </table:table-cell>
          <table:table-cell office:value-type="float" office:value="-119.816265767836" calcext:value-type="float">
            <text:p>-119.8162657678</text:p>
          </table:table-cell>
        </table:table-row>
        <table:table-row table:style-name="ro1">
          <table:table-cell office:value-type="float" office:value="95500000" calcext:value-type="float">
            <text:p>95500000</text:p>
          </table:table-cell>
          <table:table-cell office:value-type="float" office:value="-121.410180723599" calcext:value-type="float">
            <text:p>-121.4101807236</text:p>
          </table:table-cell>
        </table:table-row>
        <table:table-row table:style-name="ro1">
          <table:table-cell office:value-type="float" office:value="95750000" calcext:value-type="float">
            <text:p>95750000</text:p>
          </table:table-cell>
          <table:table-cell office:value-type="float" office:value="-123.993131467208" calcext:value-type="float">
            <text:p>-123.9931314672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-120.799370652829" calcext:value-type="float">
            <text:p>-120.7993706528</text:p>
          </table:table-cell>
        </table:table-row>
        <table:table-row table:style-name="ro1">
          <table:table-cell office:value-type="float" office:value="96250000" calcext:value-type="float">
            <text:p>96250000</text:p>
          </table:table-cell>
          <table:table-cell office:value-type="float" office:value="-123.981592730172" calcext:value-type="float">
            <text:p>-123.9815927302</text:p>
          </table:table-cell>
        </table:table-row>
        <table:table-row table:style-name="ro1">
          <table:table-cell office:value-type="float" office:value="96500000" calcext:value-type="float">
            <text:p>96500000</text:p>
          </table:table-cell>
          <table:table-cell office:value-type="float" office:value="-126.02001635293" calcext:value-type="float">
            <text:p>-126.0200163529</text:p>
          </table:table-cell>
        </table:table-row>
        <table:table-row table:style-name="ro1">
          <table:table-cell office:value-type="float" office:value="96750000" calcext:value-type="float">
            <text:p>96750000</text:p>
          </table:table-cell>
          <table:table-cell office:value-type="float" office:value="-125.677438293581" calcext:value-type="float">
            <text:p>-125.6774382936</text:p>
          </table:table-cell>
        </table:table-row>
        <table:table-row table:style-name="ro1">
          <table:table-cell office:value-type="float" office:value="97000000" calcext:value-type="float">
            <text:p>97000000</text:p>
          </table:table-cell>
          <table:table-cell office:value-type="float" office:value="-125.57561716909" calcext:value-type="float">
            <text:p>-125.5756171691</text:p>
          </table:table-cell>
        </table:table-row>
        <table:table-row table:style-name="ro1">
          <table:table-cell office:value-type="float" office:value="97250000" calcext:value-type="float">
            <text:p>97250000</text:p>
          </table:table-cell>
          <table:table-cell office:value-type="float" office:value="-128.298819500237" calcext:value-type="float">
            <text:p>-128.2988195002</text:p>
          </table:table-cell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office:value-type="float" office:value="-129.434794539742" calcext:value-type="float">
            <text:p>-129.4347945397</text:p>
          </table:table-cell>
        </table:table-row>
        <table:table-row table:style-name="ro1">
          <table:table-cell office:value-type="float" office:value="97750000" calcext:value-type="float">
            <text:p>97750000</text:p>
          </table:table-cell>
          <table:table-cell office:value-type="float" office:value="-127.831816539076" calcext:value-type="float">
            <text:p>-127.8318165391</text:p>
          </table:table-cell>
        </table:table-row>
        <table:table-row table:style-name="ro1">
          <table:table-cell office:value-type="float" office:value="98000000" calcext:value-type="float">
            <text:p>98000000</text:p>
          </table:table-cell>
          <table:table-cell office:value-type="float" office:value="-128.667235841139" calcext:value-type="float">
            <text:p>-128.6672358411</text:p>
          </table:table-cell>
        </table:table-row>
        <table:table-row table:style-name="ro1">
          <table:table-cell office:value-type="float" office:value="98250000" calcext:value-type="float">
            <text:p>98250000</text:p>
          </table:table-cell>
          <table:table-cell office:value-type="float" office:value="-131.649818467853" calcext:value-type="float">
            <text:p>-131.6498184679</text:p>
          </table:table-cell>
        </table:table-row>
        <table:table-row table:style-name="ro1">
          <table:table-cell office:value-type="float" office:value="98500000" calcext:value-type="float">
            <text:p>98500000</text:p>
          </table:table-cell>
          <table:table-cell office:value-type="float" office:value="-129.171632452917" calcext:value-type="float">
            <text:p>-129.1716324529</text:p>
          </table:table-cell>
        </table:table-row>
        <table:table-row table:style-name="ro1">
          <table:table-cell office:value-type="float" office:value="98750000" calcext:value-type="float">
            <text:p>98750000</text:p>
          </table:table-cell>
          <table:table-cell office:value-type="float" office:value="-132.662437438488" calcext:value-type="float">
            <text:p>-132.6624374385</text:p>
          </table:table-cell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office:value-type="float" office:value="-130.665107371892" calcext:value-type="float">
            <text:p>-130.6651073719</text:p>
          </table:table-cell>
        </table:table-row>
        <table:table-row table:style-name="ro1">
          <table:table-cell office:value-type="float" office:value="99250000" calcext:value-type="float">
            <text:p>99250000</text:p>
          </table:table-cell>
          <table:table-cell office:value-type="float" office:value="-130.476339225319" calcext:value-type="float">
            <text:p>-130.4763392253</text:p>
          </table:table-cell>
        </table:table-row>
        <table:table-row table:style-name="ro1">
          <table:table-cell office:value-type="float" office:value="99500000" calcext:value-type="float">
            <text:p>99500000</text:p>
          </table:table-cell>
          <table:table-cell office:value-type="float" office:value="-130.789351279277" calcext:value-type="float">
            <text:p>-130.7893512793</text:p>
          </table:table-cell>
        </table:table-row>
        <table:table-row table:style-name="ro1">
          <table:table-cell office:value-type="float" office:value="99750000" calcext:value-type="float">
            <text:p>99750000</text:p>
          </table:table-cell>
          <table:table-cell office:value-type="float" office:value="-133.723585634038" calcext:value-type="float">
            <text:p>-133.723585634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-133.17985893198" calcext:value-type="float">
            <text:p>-133.179858932</text:p>
          </table:table-cell>
        </table:table-row>
        <table:table-row table:style-name="ro1">
          <table:table-cell office:value-type="float" office:value="100250000" calcext:value-type="float">
            <text:p>100250000</text:p>
          </table:table-cell>
          <table:table-cell office:value-type="float" office:value="-136.432579561051" calcext:value-type="float">
            <text:p>-136.4325795611</text:p>
          </table:table-cell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office:value-type="float" office:value="-135.270367097862" calcext:value-type="float">
            <text:p>-135.2703670979</text:p>
          </table:table-cell>
        </table:table-row>
        <table:table-row table:style-name="ro1">
          <table:table-cell office:value-type="float" office:value="100750000" calcext:value-type="float">
            <text:p>100750000</text:p>
          </table:table-cell>
          <table:table-cell office:value-type="float" office:value="-135.998335114532" calcext:value-type="float">
            <text:p>-135.9983351145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-137.239493595284" calcext:value-type="float">
            <text:p>-137.2394935953</text:p>
          </table:table-cell>
        </table:table-row>
        <table:table-row table:style-name="ro1">
          <table:table-cell office:value-type="float" office:value="101250000" calcext:value-type="float">
            <text:p>101250000</text:p>
          </table:table-cell>
          <table:table-cell office:value-type="float" office:value="-135.306894960231" calcext:value-type="float">
            <text:p>-135.3068949602</text:p>
          </table:table-cell>
        </table:table-row>
        <table:table-row table:style-name="ro1">
          <table:table-cell office:value-type="float" office:value="101500000" calcext:value-type="float">
            <text:p>101500000</text:p>
          </table:table-cell>
          <table:table-cell office:value-type="float" office:value="-137.19840133973" calcext:value-type="float">
            <text:p>-137.1984013397</text:p>
          </table:table-cell>
        </table:table-row>
        <table:table-row table:style-name="ro1">
          <table:table-cell office:value-type="float" office:value="101750000" calcext:value-type="float">
            <text:p>101750000</text:p>
          </table:table-cell>
          <table:table-cell office:value-type="float" office:value="-134.648468894545" calcext:value-type="float">
            <text:p>-134.6484688945</text:p>
          </table:table-cell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office:value-type="float" office:value="-138.090515175115" calcext:value-type="float">
            <text:p>-138.0905151751</text:p>
          </table:table-cell>
        </table:table-row>
        <table:table-row table:style-name="ro1">
          <table:table-cell office:value-type="float" office:value="102250000" calcext:value-type="float">
            <text:p>102250000</text:p>
          </table:table-cell>
          <table:table-cell office:value-type="float" office:value="-136.837818176184" calcext:value-type="float">
            <text:p>-136.8378181762</text:p>
          </table:table-cell>
        </table:table-row>
        <table:table-row table:style-name="ro1">
          <table:table-cell office:value-type="float" office:value="102500000" calcext:value-type="float">
            <text:p>102500000</text:p>
          </table:table-cell>
          <table:table-cell office:value-type="float" office:value="-136.743192161651" calcext:value-type="float">
            <text:p>-136.7431921617</text:p>
          </table:table-cell>
        </table:table-row>
        <table:table-row table:style-name="ro1">
          <table:table-cell office:value-type="float" office:value="102750000" calcext:value-type="float">
            <text:p>102750000</text:p>
          </table:table-cell>
          <table:table-cell office:value-type="float" office:value="-140.131403234737" calcext:value-type="float">
            <text:p>-140.1314032347</text:p>
          </table:table-cell>
        </table:table-row>
        <table:table-row table:style-name="ro1">
          <table:table-cell office:value-type="float" office:value="103000000" calcext:value-type="float">
            <text:p>103000000</text:p>
          </table:table-cell>
          <table:table-cell office:value-type="float" office:value="-139.042787161355" calcext:value-type="float">
            <text:p>-139.0427871614</text:p>
          </table:table-cell>
        </table:table-row>
        <table:table-row table:style-name="ro1">
          <table:table-cell office:value-type="float" office:value="103250000" calcext:value-type="float">
            <text:p>103250000</text:p>
          </table:table-cell>
          <table:table-cell office:value-type="float" office:value="-139.289203317221" calcext:value-type="float">
            <text:p>-139.2892033172</text:p>
          </table:table-cell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office:value-type="float" office:value="-141.914163624688" calcext:value-type="float">
            <text:p>-141.9141636247</text:p>
          </table:table-cell>
        </table:table-row>
        <table:table-row table:style-name="ro1">
          <table:table-cell office:value-type="float" office:value="103750000" calcext:value-type="float">
            <text:p>103750000</text:p>
          </table:table-cell>
          <table:table-cell office:value-type="float" office:value="-146.064673902276" calcext:value-type="float">
            <text:p>-146.0646739023</text:p>
          </table:table-cell>
        </table:table-row>
        <table:table-row table:style-name="ro1">
          <table:table-cell office:value-type="float" office:value="104000000" calcext:value-type="float">
            <text:p>104000000</text:p>
          </table:table-cell>
          <table:table-cell office:value-type="float" office:value="-141.948354122337" calcext:value-type="float">
            <text:p>-141.9483541223</text:p>
          </table:table-cell>
        </table:table-row>
        <table:table-row table:style-name="ro1">
          <table:table-cell office:value-type="float" office:value="104250000" calcext:value-type="float">
            <text:p>104250000</text:p>
          </table:table-cell>
          <table:table-cell office:value-type="float" office:value="-145.455530690116" calcext:value-type="float">
            <text:p>-145.4555306901</text:p>
          </table:table-cell>
        </table:table-row>
        <table:table-row table:style-name="ro1">
          <table:table-cell office:value-type="float" office:value="104500000" calcext:value-type="float">
            <text:p>104500000</text:p>
          </table:table-cell>
          <table:table-cell office:value-type="float" office:value="-145.128477538014" calcext:value-type="float">
            <text:p>-145.128477538</text:p>
          </table:table-cell>
        </table:table-row>
        <table:table-row table:style-name="ro1">
          <table:table-cell office:value-type="float" office:value="104750000" calcext:value-type="float">
            <text:p>104750000</text:p>
          </table:table-cell>
          <table:table-cell office:value-type="float" office:value="-142.965361087729" calcext:value-type="float">
            <text:p>-142.9653610877</text:p>
          </table:table-cell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office:value-type="float" office:value="-138.974346492287" calcext:value-type="float">
            <text:p>-138.9743464923</text:p>
          </table:table-cell>
        </table:table-row>
        <table:table-row table:style-name="ro1">
          <table:table-cell office:value-type="float" office:value="105250000" calcext:value-type="float">
            <text:p>105250000</text:p>
          </table:table-cell>
          <table:table-cell office:value-type="float" office:value="-141.783086620234" calcext:value-type="float">
            <text:p>-141.7830866202</text:p>
          </table:table-cell>
        </table:table-row>
        <table:table-row table:style-name="ro1">
          <table:table-cell office:value-type="float" office:value="105500000" calcext:value-type="float">
            <text:p>105500000</text:p>
          </table:table-cell>
          <table:table-cell office:value-type="float" office:value="-143.143707165221" calcext:value-type="float">
            <text:p>-143.1437071652</text:p>
          </table:table-cell>
        </table:table-row>
        <table:table-row table:style-name="ro1">
          <table:table-cell office:value-type="float" office:value="105750000" calcext:value-type="float">
            <text:p>105750000</text:p>
          </table:table-cell>
          <table:table-cell office:value-type="float" office:value="-147.620992899019" calcext:value-type="float">
            <text:p>-147.620992899</text:p>
          </table:table-cell>
        </table:table-row>
        <table:table-row table:style-name="ro1">
          <table:table-cell office:value-type="float" office:value="106000000" calcext:value-type="float">
            <text:p>106000000</text:p>
          </table:table-cell>
          <table:table-cell office:value-type="float" office:value="-146.331814327403" calcext:value-type="float">
            <text:p>-146.3318143274</text:p>
          </table:table-cell>
        </table:table-row>
        <table:table-row table:style-name="ro1">
          <table:table-cell office:value-type="float" office:value="106250000" calcext:value-type="float">
            <text:p>106250000</text:p>
          </table:table-cell>
          <table:table-cell office:value-type="float" office:value="-144.518061124702" calcext:value-type="float">
            <text:p>-144.5180611247</text:p>
          </table:table-cell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office:value-type="float" office:value="-149.24775523495" calcext:value-type="float">
            <text:p>-149.247755235</text:p>
          </table:table-cell>
        </table:table-row>
        <table:table-row table:style-name="ro1">
          <table:table-cell office:value-type="float" office:value="106750000" calcext:value-type="float">
            <text:p>106750000</text:p>
          </table:table-cell>
          <table:table-cell office:value-type="float" office:value="-146.324935455968" calcext:value-type="float">
            <text:p>-146.324935456</text:p>
          </table:table-cell>
        </table:table-row>
        <table:table-row table:style-name="ro1">
          <table:table-cell office:value-type="float" office:value="107000000" calcext:value-type="float">
            <text:p>107000000</text:p>
          </table:table-cell>
          <table:table-cell office:value-type="float" office:value="-146.957224391461" calcext:value-type="float">
            <text:p>-146.9572243915</text:p>
          </table:table-cell>
        </table:table-row>
        <table:table-row table:style-name="ro1">
          <table:table-cell office:value-type="float" office:value="107250000" calcext:value-type="float">
            <text:p>107250000</text:p>
          </table:table-cell>
          <table:table-cell office:value-type="float" office:value="-150.039798013137" calcext:value-type="float">
            <text:p>-150.0397980131</text:p>
          </table:table-cell>
        </table:table-row>
        <table:table-row table:style-name="ro1">
          <table:table-cell office:value-type="float" office:value="107500000" calcext:value-type="float">
            <text:p>107500000</text:p>
          </table:table-cell>
          <table:table-cell office:value-type="float" office:value="-147.703542780976" calcext:value-type="float">
            <text:p>-147.703542781</text:p>
          </table:table-cell>
        </table:table-row>
        <table:table-row table:style-name="ro1">
          <table:table-cell office:value-type="float" office:value="107750000" calcext:value-type="float">
            <text:p>107750000</text:p>
          </table:table-cell>
          <table:table-cell office:value-type="float" office:value="-148.663327764472" calcext:value-type="float">
            <text:p>-148.6633277645</text:p>
          </table:table-cell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office:value-type="float" office:value="-147.764619789062" calcext:value-type="float">
            <text:p>-147.7646197891</text:p>
          </table:table-cell>
        </table:table-row>
        <table:table-row table:style-name="ro1">
          <table:table-cell office:value-type="float" office:value="108250000" calcext:value-type="float">
            <text:p>108250000</text:p>
          </table:table-cell>
          <table:table-cell office:value-type="float" office:value="-149.237774833858" calcext:value-type="float">
            <text:p>-149.2377748339</text:p>
          </table:table-cell>
        </table:table-row>
        <table:table-row table:style-name="ro1">
          <table:table-cell office:value-type="float" office:value="108500000" calcext:value-type="float">
            <text:p>108500000</text:p>
          </table:table-cell>
          <table:table-cell office:value-type="float" office:value="-153.079324991498" calcext:value-type="float">
            <text:p>-153.0793249915</text:p>
          </table:table-cell>
        </table:table-row>
        <table:table-row table:style-name="ro1">
          <table:table-cell office:value-type="float" office:value="108750000" calcext:value-type="float">
            <text:p>108750000</text:p>
          </table:table-cell>
          <table:table-cell office:value-type="float" office:value="-152.141689363238" calcext:value-type="float">
            <text:p>-152.1416893632</text:p>
          </table:table-cell>
        </table:table-row>
        <table:table-row table:style-name="ro1">
          <table:table-cell office:value-type="float" office:value="109000000" calcext:value-type="float">
            <text:p>109000000</text:p>
          </table:table-cell>
          <table:table-cell office:value-type="float" office:value="-153.073959920511" calcext:value-type="float">
            <text:p>-153.0739599205</text:p>
          </table:table-cell>
        </table:table-row>
        <table:table-row table:style-name="ro1">
          <table:table-cell office:value-type="float" office:value="109250000" calcext:value-type="float">
            <text:p>109250000</text:p>
          </table:table-cell>
          <table:table-cell office:value-type="float" office:value="-151.595915132829" calcext:value-type="float">
            <text:p>-151.5959151328</text:p>
          </table:table-cell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office:value-type="float" office:value="-151.896795660876" calcext:value-type="float">
            <text:p>-151.8967956609</text:p>
          </table:table-cell>
        </table:table-row>
        <table:table-row table:style-name="ro1">
          <table:table-cell office:value-type="float" office:value="109750000" calcext:value-type="float">
            <text:p>109750000</text:p>
          </table:table-cell>
          <table:table-cell office:value-type="float" office:value="-150.588134718445" calcext:value-type="float">
            <text:p>-150.5881347184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-152.74839955849" calcext:value-type="float">
            <text:p>-152.7483995585</text:p>
          </table:table-cell>
        </table:table-row>
        <table:table-row table:style-name="ro1">
          <table:table-cell office:value-type="float" office:value="110250000" calcext:value-type="float">
            <text:p>110250000</text:p>
          </table:table-cell>
          <table:table-cell office:value-type="float" office:value="-156.480324746594" calcext:value-type="float">
            <text:p>-156.4803247466</text:p>
          </table:table-cell>
        </table:table-row>
        <table:table-row table:style-name="ro1">
          <table:table-cell office:value-type="float" office:value="110500000" calcext:value-type="float">
            <text:p>110500000</text:p>
          </table:table-cell>
          <table:table-cell office:value-type="float" office:value="-153.437162148543" calcext:value-type="float">
            <text:p>-153.4371621485</text:p>
          </table:table-cell>
        </table:table-row>
        <table:table-row table:style-name="ro1">
          <table:table-cell office:value-type="float" office:value="110750000" calcext:value-type="float">
            <text:p>110750000</text:p>
          </table:table-cell>
          <table:table-cell office:value-type="float" office:value="-155.682605083773" calcext:value-type="float">
            <text:p>-155.6826050838</text:p>
          </table:table-cell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office:value-type="float" office:value="-154.579687989386" calcext:value-type="float">
            <text:p>-154.5796879894</text:p>
          </table:table-cell>
        </table:table-row>
        <table:table-row table:style-name="ro1">
          <table:table-cell office:value-type="float" office:value="111250000" calcext:value-type="float">
            <text:p>111250000</text:p>
          </table:table-cell>
          <table:table-cell office:value-type="float" office:value="-155.874879489583" calcext:value-type="float">
            <text:p>-155.8748794896</text:p>
          </table:table-cell>
        </table:table-row>
        <table:table-row table:style-name="ro1">
          <table:table-cell office:value-type="float" office:value="111500000" calcext:value-type="float">
            <text:p>111500000</text:p>
          </table:table-cell>
          <table:table-cell office:value-type="float" office:value="-157.355145392681" calcext:value-type="float">
            <text:p>-157.3551453927</text:p>
          </table:table-cell>
        </table:table-row>
        <table:table-row table:style-name="ro1">
          <table:table-cell office:value-type="float" office:value="111750000" calcext:value-type="float">
            <text:p>111750000</text:p>
          </table:table-cell>
          <table:table-cell office:value-type="float" office:value="-157.824423234152" calcext:value-type="float">
            <text:p>-157.8244232342</text:p>
          </table:table-cell>
        </table:table-row>
        <table:table-row table:style-name="ro1">
          <table:table-cell office:value-type="float" office:value="112000000" calcext:value-type="float">
            <text:p>112000000</text:p>
          </table:table-cell>
          <table:table-cell office:value-type="float" office:value="-160.065629454316" calcext:value-type="float">
            <text:p>-160.0656294543</text:p>
          </table:table-cell>
        </table:table-row>
        <table:table-row table:style-name="ro1">
          <table:table-cell office:value-type="float" office:value="112250000" calcext:value-type="float">
            <text:p>112250000</text:p>
          </table:table-cell>
          <table:table-cell office:value-type="float" office:value="-158.212448009159" calcext:value-type="float">
            <text:p>-158.2124480092</text:p>
          </table:table-cell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office:value-type="float" office:value="-157.788874690366" calcext:value-type="float">
            <text:p>-157.7888746904</text:p>
          </table:table-cell>
        </table:table-row>
        <table:table-row table:style-name="ro1">
          <table:table-cell office:value-type="float" office:value="112750000" calcext:value-type="float">
            <text:p>112750000</text:p>
          </table:table-cell>
          <table:table-cell office:value-type="float" office:value="-160.800504214082" calcext:value-type="float">
            <text:p>-160.8005042141</text:p>
          </table:table-cell>
        </table:table-row>
        <table:table-row table:style-name="ro1">
          <table:table-cell office:value-type="float" office:value="113000000" calcext:value-type="float">
            <text:p>113000000</text:p>
          </table:table-cell>
          <table:table-cell office:value-type="float" office:value="-162.365977151361" calcext:value-type="float">
            <text:p>-162.3659771514</text:p>
          </table:table-cell>
        </table:table-row>
        <table:table-row table:style-name="ro1">
          <table:table-cell office:value-type="float" office:value="113250000" calcext:value-type="float">
            <text:p>113250000</text:p>
          </table:table-cell>
          <table:table-cell office:value-type="float" office:value="-161.568955924726" calcext:value-type="float">
            <text:p>-161.5689559247</text:p>
          </table:table-cell>
        </table:table-row>
        <table:table-row table:style-name="ro1">
          <table:table-cell office:value-type="float" office:value="113500000" calcext:value-type="float">
            <text:p>113500000</text:p>
          </table:table-cell>
          <table:table-cell office:value-type="float" office:value="-162.789822275089" calcext:value-type="float">
            <text:p>-162.7898222751</text:p>
          </table:table-cell>
        </table:table-row>
        <table:table-row table:style-name="ro1">
          <table:table-cell office:value-type="float" office:value="113750000" calcext:value-type="float">
            <text:p>113750000</text:p>
          </table:table-cell>
          <table:table-cell office:value-type="float" office:value="-158.827097677738" calcext:value-type="float">
            <text:p>-158.8270976777</text:p>
          </table:table-cell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office:value-type="float" office:value="-162.340841760772" calcext:value-type="float">
            <text:p>-162.3408417608</text:p>
          </table:table-cell>
        </table:table-row>
        <table:table-row table:style-name="ro1">
          <table:table-cell office:value-type="float" office:value="114250000" calcext:value-type="float">
            <text:p>114250000</text:p>
          </table:table-cell>
          <table:table-cell office:value-type="float" office:value="-163.859857071859" calcext:value-type="float">
            <text:p>-163.8598570719</text:p>
          </table:table-cell>
        </table:table-row>
        <table:table-row table:style-name="ro1">
          <table:table-cell office:value-type="float" office:value="114500000" calcext:value-type="float">
            <text:p>114500000</text:p>
          </table:table-cell>
          <table:table-cell office:value-type="float" office:value="-165.845418545893" calcext:value-type="float">
            <text:p>-165.8454185459</text:p>
          </table:table-cell>
        </table:table-row>
        <table:table-row table:style-name="ro1">
          <table:table-cell office:value-type="float" office:value="114750000" calcext:value-type="float">
            <text:p>114750000</text:p>
          </table:table-cell>
          <table:table-cell office:value-type="float" office:value="-165.27033893531" calcext:value-type="float">
            <text:p>-165.2703389353</text:p>
          </table:table-cell>
        </table:table-row>
        <table:table-row table:style-name="ro1">
          <table:table-cell office:value-type="float" office:value="115000000" calcext:value-type="float">
            <text:p>115000000</text:p>
          </table:table-cell>
          <table:table-cell office:value-type="float" office:value="-168.019613205646" calcext:value-type="float">
            <text:p>-168.0196132056</text:p>
          </table:table-cell>
        </table:table-row>
        <table:table-row table:style-name="ro1">
          <table:table-cell office:value-type="float" office:value="115250000" calcext:value-type="float">
            <text:p>115250000</text:p>
          </table:table-cell>
          <table:table-cell office:value-type="float" office:value="-167.538213753707" calcext:value-type="float">
            <text:p>-167.5382137537</text:p>
          </table:table-cell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office:value-type="float" office:value="-165.234012481842" calcext:value-type="float">
            <text:p>-165.2340124818</text:p>
          </table:table-cell>
        </table:table-row>
        <table:table-row table:style-name="ro1">
          <table:table-cell office:value-type="float" office:value="115750000" calcext:value-type="float">
            <text:p>115750000</text:p>
          </table:table-cell>
          <table:table-cell office:value-type="float" office:value="-164.545714695557" calcext:value-type="float">
            <text:p>-164.5457146956</text:p>
          </table:table-cell>
        </table:table-row>
        <table:table-row table:style-name="ro1">
          <table:table-cell office:value-type="float" office:value="116000000" calcext:value-type="float">
            <text:p>116000000</text:p>
          </table:table-cell>
          <table:table-cell office:value-type="float" office:value="-164.559844260407" calcext:value-type="float">
            <text:p>-164.5598442604</text:p>
          </table:table-cell>
        </table:table-row>
        <table:table-row table:style-name="ro1">
          <table:table-cell office:value-type="float" office:value="116250000" calcext:value-type="float">
            <text:p>116250000</text:p>
          </table:table-cell>
          <table:table-cell office:value-type="float" office:value="-168.932689167343" calcext:value-type="float">
            <text:p>-168.9326891673</text:p>
          </table:table-cell>
        </table:table-row>
        <table:table-row table:style-name="ro1">
          <table:table-cell office:value-type="float" office:value="116500000" calcext:value-type="float">
            <text:p>116500000</text:p>
          </table:table-cell>
          <table:table-cell office:value-type="float" office:value="-168.341883881816" calcext:value-type="float">
            <text:p>-168.3418838818</text:p>
          </table:table-cell>
        </table:table-row>
        <table:table-row table:style-name="ro1">
          <table:table-cell office:value-type="float" office:value="116750000" calcext:value-type="float">
            <text:p>116750000</text:p>
          </table:table-cell>
          <table:table-cell office:value-type="float" office:value="-168.865197877059" calcext:value-type="float">
            <text:p>-168.8651978771</text:p>
          </table:table-cell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office:value-type="float" office:value="-168.23775070861" calcext:value-type="float">
            <text:p>-168.2377507086</text:p>
          </table:table-cell>
        </table:table-row>
        <table:table-row table:style-name="ro1">
          <table:table-cell office:value-type="float" office:value="117250000" calcext:value-type="float">
            <text:p>117250000</text:p>
          </table:table-cell>
          <table:table-cell office:value-type="float" office:value="-169.174458048324" calcext:value-type="float">
            <text:p>-169.1744580483</text:p>
          </table:table-cell>
        </table:table-row>
        <table:table-row table:style-name="ro1">
          <table:table-cell office:value-type="float" office:value="117500000" calcext:value-type="float">
            <text:p>117500000</text:p>
          </table:table-cell>
          <table:table-cell office:value-type="float" office:value="-166.210500537836" calcext:value-type="float">
            <text:p>-166.2105005378</text:p>
          </table:table-cell>
        </table:table-row>
        <table:table-row table:style-name="ro1">
          <table:table-cell office:value-type="float" office:value="117750000" calcext:value-type="float">
            <text:p>117750000</text:p>
          </table:table-cell>
          <table:table-cell office:value-type="float" office:value="-171.535426707315" calcext:value-type="float">
            <text:p>-171.5354267073</text:p>
          </table:table-cell>
        </table:table-row>
        <table:table-row table:style-name="ro1">
          <table:table-cell office:value-type="float" office:value="118000000" calcext:value-type="float">
            <text:p>118000000</text:p>
          </table:table-cell>
          <table:table-cell office:value-type="float" office:value="-167.922996958641" calcext:value-type="float">
            <text:p>-167.9229969586</text:p>
          </table:table-cell>
        </table:table-row>
        <table:table-row table:style-name="ro1">
          <table:table-cell office:value-type="float" office:value="118250000" calcext:value-type="float">
            <text:p>118250000</text:p>
          </table:table-cell>
          <table:table-cell office:value-type="float" office:value="-170.20804300867" calcext:value-type="float">
            <text:p>-170.2080430087</text:p>
          </table:table-cell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office:value-type="float" office:value="-173.055689239" calcext:value-type="float">
            <text:p>-173.055689239</text:p>
          </table:table-cell>
        </table:table-row>
        <table:table-row table:style-name="ro1">
          <table:table-cell office:value-type="float" office:value="118750000" calcext:value-type="float">
            <text:p>118750000</text:p>
          </table:table-cell>
          <table:table-cell office:value-type="float" office:value="-174.556286907197" calcext:value-type="float">
            <text:p>-174.5562869072</text:p>
          </table:table-cell>
        </table:table-row>
        <table:table-row table:style-name="ro1">
          <table:table-cell office:value-type="float" office:value="119000000" calcext:value-type="float">
            <text:p>119000000</text:p>
          </table:table-cell>
          <table:table-cell office:value-type="float" office:value="-169.310927507412" calcext:value-type="float">
            <text:p>-169.3109275074</text:p>
          </table:table-cell>
        </table:table-row>
        <table:table-row table:style-name="ro1">
          <table:table-cell office:value-type="float" office:value="119250000" calcext:value-type="float">
            <text:p>119250000</text:p>
          </table:table-cell>
          <table:table-cell office:value-type="float" office:value="-171.985549150411" calcext:value-type="float">
            <text:p>-171.9855491504</text:p>
          </table:table-cell>
        </table:table-row>
        <table:table-row table:style-name="ro1">
          <table:table-cell office:value-type="float" office:value="119500000" calcext:value-type="float">
            <text:p>119500000</text:p>
          </table:table-cell>
          <table:table-cell office:value-type="float" office:value="-175.280253157456" calcext:value-type="float">
            <text:p>-175.2802531575</text:p>
          </table:table-cell>
        </table:table-row>
        <table:table-row table:style-name="ro1">
          <table:table-cell office:value-type="float" office:value="119750000" calcext:value-type="float">
            <text:p>119750000</text:p>
          </table:table-cell>
          <table:table-cell office:value-type="float" office:value="-174.176338220393" calcext:value-type="float">
            <text:p>-174.1763382204</text:p>
          </table:table-cell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office:value-type="float" office:value="-173.29724151415" calcext:value-type="float">
            <text:p>-173.2972415142</text:p>
          </table:table-cell>
        </table:table-row>
        <table:table-row table:style-name="ro1">
          <table:table-cell office:value-type="float" office:value="120250000" calcext:value-type="float">
            <text:p>120250000</text:p>
          </table:table-cell>
          <table:table-cell office:value-type="float" office:value="-173.536085168318" calcext:value-type="float">
            <text:p>-173.5360851683</text:p>
          </table:table-cell>
        </table:table-row>
        <table:table-row table:style-name="ro1">
          <table:table-cell office:value-type="float" office:value="120500000" calcext:value-type="float">
            <text:p>120500000</text:p>
          </table:table-cell>
          <table:table-cell office:value-type="float" office:value="-174.38323108729" calcext:value-type="float">
            <text:p>-174.3832310873</text:p>
          </table:table-cell>
        </table:table-row>
        <table:table-row table:style-name="ro1">
          <table:table-cell office:value-type="float" office:value="120750000" calcext:value-type="float">
            <text:p>120750000</text:p>
          </table:table-cell>
          <table:table-cell office:value-type="float" office:value="-173.473172830576" calcext:value-type="float">
            <text:p>-173.4731728306</text:p>
          </table:table-cell>
        </table:table-row>
        <table:table-row table:style-name="ro1">
          <table:table-cell office:value-type="float" office:value="121000000" calcext:value-type="float">
            <text:p>121000000</text:p>
          </table:table-cell>
          <table:table-cell office:value-type="float" office:value="-175.966792951659" calcext:value-type="float">
            <text:p>-175.9667929517</text:p>
          </table:table-cell>
        </table:table-row>
        <table:table-row table:style-name="ro1">
          <table:table-cell office:value-type="float" office:value="121250000" calcext:value-type="float">
            <text:p>121250000</text:p>
          </table:table-cell>
          <table:table-cell office:value-type="float" office:value="179.838188990659" calcext:value-type="float">
            <text:p>179.8381889907</text:p>
          </table:table-cell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office:value-type="float" office:value="-174.73904414948" calcext:value-type="float">
            <text:p>-174.7390441495</text:p>
          </table:table-cell>
        </table:table-row>
        <table:table-row table:style-name="ro1">
          <table:table-cell office:value-type="float" office:value="121750000" calcext:value-type="float">
            <text:p>121750000</text:p>
          </table:table-cell>
          <table:table-cell office:value-type="float" office:value="-174.74775425092" calcext:value-type="float">
            <text:p>-174.7477542509</text:p>
          </table:table-cell>
        </table:table-row>
        <table:table-row table:style-name="ro1">
          <table:table-cell office:value-type="float" office:value="122000000" calcext:value-type="float">
            <text:p>122000000</text:p>
          </table:table-cell>
          <table:table-cell office:value-type="float" office:value="-178.372702546407" calcext:value-type="float">
            <text:p>-178.3727025464</text:p>
          </table:table-cell>
        </table:table-row>
        <table:table-row table:style-name="ro1">
          <table:table-cell office:value-type="float" office:value="122250000" calcext:value-type="float">
            <text:p>122250000</text:p>
          </table:table-cell>
          <table:table-cell office:value-type="float" office:value="-178.697560465735" calcext:value-type="float">
            <text:p>-178.6975604657</text:p>
          </table:table-cell>
        </table:table-row>
        <table:table-row table:style-name="ro1">
          <table:table-cell office:value-type="float" office:value="122500000" calcext:value-type="float">
            <text:p>122500000</text:p>
          </table:table-cell>
          <table:table-cell office:value-type="float" office:value="-177.072962728852" calcext:value-type="float">
            <text:p>-177.0729627289</text:p>
          </table:table-cell>
        </table:table-row>
        <table:table-row table:style-name="ro1">
          <table:table-cell office:value-type="float" office:value="122750000" calcext:value-type="float">
            <text:p>122750000</text:p>
          </table:table-cell>
          <table:table-cell office:value-type="float" office:value="179.995098603193" calcext:value-type="float">
            <text:p>179.9950986032</text:p>
          </table:table-cell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office:value-type="float" office:value="-177.08234380344" calcext:value-type="float">
            <text:p>-177.0823438034</text:p>
          </table:table-cell>
        </table:table-row>
        <table:table-row table:style-name="ro1">
          <table:table-cell office:value-type="float" office:value="123250000" calcext:value-type="float">
            <text:p>123250000</text:p>
          </table:table-cell>
          <table:table-cell office:value-type="float" office:value="-179.453348889438" calcext:value-type="float">
            <text:p>-179.4533488894</text:p>
          </table:table-cell>
        </table:table-row>
        <table:table-row table:style-name="ro1">
          <table:table-cell office:value-type="float" office:value="123500000" calcext:value-type="float">
            <text:p>123500000</text:p>
          </table:table-cell>
          <table:table-cell office:value-type="float" office:value="179.922772417506" calcext:value-type="float">
            <text:p>179.9227724175</text:p>
          </table:table-cell>
        </table:table-row>
        <table:table-row table:style-name="ro1">
          <table:table-cell office:value-type="float" office:value="123750000" calcext:value-type="float">
            <text:p>123750000</text:p>
          </table:table-cell>
          <table:table-cell office:value-type="float" office:value="178.815903964185" calcext:value-type="float">
            <text:p>178.8159039642</text:p>
          </table:table-cell>
        </table:table-row>
        <table:table-row table:style-name="ro1">
          <table:table-cell office:value-type="float" office:value="124000000" calcext:value-type="float">
            <text:p>124000000</text:p>
          </table:table-cell>
          <table:table-cell office:value-type="float" office:value="177.553537599142" calcext:value-type="float">
            <text:p>177.5535375991</text:p>
          </table:table-cell>
        </table:table-row>
        <table:table-row table:style-name="ro1">
          <table:table-cell office:value-type="float" office:value="124250000" calcext:value-type="float">
            <text:p>124250000</text:p>
          </table:table-cell>
          <table:table-cell office:value-type="float" office:value="177.436994396974" calcext:value-type="float">
            <text:p>177.436994397</text:p>
          </table:table-cell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office:value-type="float" office:value="175.974489632094" calcext:value-type="float">
            <text:p>175.9744896321</text:p>
          </table:table-cell>
        </table:table-row>
        <table:table-row table:style-name="ro1">
          <table:table-cell office:value-type="float" office:value="124750000" calcext:value-type="float">
            <text:p>124750000</text:p>
          </table:table-cell>
          <table:table-cell office:value-type="float" office:value="179.895154377814" calcext:value-type="float">
            <text:p>179.8951543778</text:p>
          </table:table-cell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office:value-type="float" office:value="176.988966151625" calcext:value-type="float">
            <text:p>176.9889661516</text:p>
          </table:table-cell>
        </table:table-row>
        <table:table-row table:style-name="ro1">
          <table:table-cell office:value-type="float" office:value="125250000" calcext:value-type="float">
            <text:p>125250000</text:p>
          </table:table-cell>
          <table:table-cell office:value-type="float" office:value="175.296088966269" calcext:value-type="float">
            <text:p>175.2960889663</text:p>
          </table:table-cell>
        </table:table-row>
        <table:table-row table:style-name="ro1">
          <table:table-cell office:value-type="float" office:value="125500000" calcext:value-type="float">
            <text:p>125500000</text:p>
          </table:table-cell>
          <table:table-cell office:value-type="float" office:value="174.422428438498" calcext:value-type="float">
            <text:p>174.4224284385</text:p>
          </table:table-cell>
        </table:table-row>
        <table:table-row table:style-name="ro1">
          <table:table-cell office:value-type="float" office:value="125750000" calcext:value-type="float">
            <text:p>125750000</text:p>
          </table:table-cell>
          <table:table-cell office:value-type="float" office:value="172.867025177851" calcext:value-type="float">
            <text:p>172.8670251779</text:p>
          </table:table-cell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office:value-type="float" office:value="174.818799118055" calcext:value-type="float">
            <text:p>174.8187991181</text:p>
          </table:table-cell>
        </table:table-row>
        <table:table-row table:style-name="ro1">
          <table:table-cell office:value-type="float" office:value="126250000" calcext:value-type="float">
            <text:p>126250000</text:p>
          </table:table-cell>
          <table:table-cell office:value-type="float" office:value="174.455852686728" calcext:value-type="float">
            <text:p>174.4558526867</text:p>
          </table:table-cell>
        </table:table-row>
        <table:table-row table:style-name="ro1">
          <table:table-cell office:value-type="float" office:value="126500000" calcext:value-type="float">
            <text:p>126500000</text:p>
          </table:table-cell>
          <table:table-cell office:value-type="float" office:value="171.311413978424" calcext:value-type="float">
            <text:p>171.3114139784</text:p>
          </table:table-cell>
        </table:table-row>
        <table:table-row table:style-name="ro1">
          <table:table-cell office:value-type="float" office:value="126750000" calcext:value-type="float">
            <text:p>126750000</text:p>
          </table:table-cell>
          <table:table-cell office:value-type="float" office:value="172.969400490556" calcext:value-type="float">
            <text:p>172.9694004906</text:p>
          </table:table-cell>
        </table:table-row>
        <table:table-row table:style-name="ro1">
          <table:table-cell office:value-type="float" office:value="127000000" calcext:value-type="float">
            <text:p>127000000</text:p>
          </table:table-cell>
          <table:table-cell office:value-type="float" office:value="175.675218599973" calcext:value-type="float">
            <text:p>175.6752186</text:p>
          </table:table-cell>
        </table:table-row>
        <table:table-row table:style-name="ro1">
          <table:table-cell office:value-type="float" office:value="127250000" calcext:value-type="float">
            <text:p>127250000</text:p>
          </table:table-cell>
          <table:table-cell office:value-type="float" office:value="172.636104085581" calcext:value-type="float">
            <text:p>172.6361040856</text:p>
          </table:table-cell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office:value-type="float" office:value="170.868244545258" calcext:value-type="float">
            <text:p>170.8682445453</text:p>
          </table:table-cell>
        </table:table-row>
        <table:table-row table:style-name="ro1">
          <table:table-cell office:value-type="float" office:value="127750000" calcext:value-type="float">
            <text:p>127750000</text:p>
          </table:table-cell>
          <table:table-cell office:value-type="float" office:value="173.475861633292" calcext:value-type="float">
            <text:p>173.4758616333</text:p>
          </table:table-cell>
        </table:table-row>
        <table:table-row table:style-name="ro1">
          <table:table-cell office:value-type="float" office:value="128000000" calcext:value-type="float">
            <text:p>128000000</text:p>
          </table:table-cell>
          <table:table-cell office:value-type="float" office:value="173.190129180579" calcext:value-type="float">
            <text:p>173.1901291806</text:p>
          </table:table-cell>
        </table:table-row>
        <table:table-row table:style-name="ro1">
          <table:table-cell office:value-type="float" office:value="128250000" calcext:value-type="float">
            <text:p>128250000</text:p>
          </table:table-cell>
          <table:table-cell office:value-type="float" office:value="172.510897750791" calcext:value-type="float">
            <text:p>172.5108977508</text:p>
          </table:table-cell>
        </table:table-row>
        <table:table-row table:style-name="ro1">
          <table:table-cell office:value-type="float" office:value="128500000" calcext:value-type="float">
            <text:p>128500000</text:p>
          </table:table-cell>
          <table:table-cell office:value-type="float" office:value="173.849893299958" calcext:value-type="float">
            <text:p>173.8498933</text:p>
          </table:table-cell>
        </table:table-row>
        <table:table-row table:style-name="ro1">
          <table:table-cell office:value-type="float" office:value="128750000" calcext:value-type="float">
            <text:p>128750000</text:p>
          </table:table-cell>
          <table:table-cell office:value-type="float" office:value="168.860833154269" calcext:value-type="float">
            <text:p>168.8608331543</text:p>
          </table:table-cell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office:value-type="float" office:value="169.058227363457" calcext:value-type="float">
            <text:p>169.0582273635</text:p>
          </table:table-cell>
        </table:table-row>
        <table:table-row table:style-name="ro1">
          <table:table-cell office:value-type="float" office:value="129250000" calcext:value-type="float">
            <text:p>129250000</text:p>
          </table:table-cell>
          <table:table-cell office:value-type="float" office:value="172.319686103539" calcext:value-type="float">
            <text:p>172.3196861035</text:p>
          </table:table-cell>
        </table:table-row>
        <table:table-row table:style-name="ro1">
          <table:table-cell office:value-type="float" office:value="129500000" calcext:value-type="float">
            <text:p>129500000</text:p>
          </table:table-cell>
          <table:table-cell office:value-type="float" office:value="171.013905362792" calcext:value-type="float">
            <text:p>171.0139053628</text:p>
          </table:table-cell>
        </table:table-row>
        <table:table-row table:style-name="ro1">
          <table:table-cell office:value-type="float" office:value="129750000" calcext:value-type="float">
            <text:p>129750000</text:p>
          </table:table-cell>
          <table:table-cell office:value-type="float" office:value="172.474107365852" calcext:value-type="float">
            <text:p>172.4741073659</text:p>
          </table:table-cell>
        </table:table-row>
        <table:table-row table:style-name="ro1">
          <table:table-cell office:value-type="float" office:value="130000000" calcext:value-type="float">
            <text:p>130000000</text:p>
          </table:table-cell>
          <table:table-cell office:value-type="float" office:value="162.828043298311" calcext:value-type="float">
            <text:p>162.8280432983</text:p>
          </table:table-cell>
        </table:table-row>
        <table:table-row table:style-name="ro1">
          <table:table-cell office:value-type="float" office:value="130250000" calcext:value-type="float">
            <text:p>130250000</text:p>
          </table:table-cell>
          <table:table-cell office:value-type="float" office:value="167.540022373538" calcext:value-type="float">
            <text:p>167.5400223735</text:p>
          </table:table-cell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office:value-type="float" office:value="168.521118255311" calcext:value-type="float">
            <text:p>168.5211182553</text:p>
          </table:table-cell>
        </table:table-row>
        <table:table-row table:style-name="ro1">
          <table:table-cell office:value-type="float" office:value="130750000" calcext:value-type="float">
            <text:p>130750000</text:p>
          </table:table-cell>
          <table:table-cell office:value-type="float" office:value="167.80664862235" calcext:value-type="float">
            <text:p>167.8066486224</text:p>
          </table:table-cell>
        </table:table-row>
        <table:table-row table:style-name="ro1">
          <table:table-cell office:value-type="float" office:value="131000000" calcext:value-type="float">
            <text:p>131000000</text:p>
          </table:table-cell>
          <table:table-cell office:value-type="float" office:value="166.295020217225" calcext:value-type="float">
            <text:p>166.2950202172</text:p>
          </table:table-cell>
        </table:table-row>
        <table:table-row table:style-name="ro1">
          <table:table-cell office:value-type="float" office:value="131250000" calcext:value-type="float">
            <text:p>131250000</text:p>
          </table:table-cell>
          <table:table-cell office:value-type="float" office:value="166.205236154826" calcext:value-type="float">
            <text:p>166.2052361548</text:p>
          </table:table-cell>
        </table:table-row>
        <table:table-row table:style-name="ro1">
          <table:table-cell office:value-type="float" office:value="131500000" calcext:value-type="float">
            <text:p>131500000</text:p>
          </table:table-cell>
          <table:table-cell office:value-type="float" office:value="167.756175509333" calcext:value-type="float">
            <text:p>167.7561755093</text:p>
          </table:table-cell>
        </table:table-row>
        <table:table-row table:style-name="ro1">
          <table:table-cell office:value-type="float" office:value="131750000" calcext:value-type="float">
            <text:p>131750000</text:p>
          </table:table-cell>
          <table:table-cell office:value-type="float" office:value="168.856636905298" calcext:value-type="float">
            <text:p>168.8566369053</text:p>
          </table:table-cell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office:value-type="float" office:value="163.064979195754" calcext:value-type="float">
            <text:p>163.0649791958</text:p>
          </table:table-cell>
        </table:table-row>
        <table:table-row table:style-name="ro1">
          <table:table-cell office:value-type="float" office:value="132250000" calcext:value-type="float">
            <text:p>132250000</text:p>
          </table:table-cell>
          <table:table-cell office:value-type="float" office:value="169.278053098738" calcext:value-type="float">
            <text:p>169.2780530987</text:p>
          </table:table-cell>
        </table:table-row>
        <table:table-row table:style-name="ro1">
          <table:table-cell office:value-type="float" office:value="132500000" calcext:value-type="float">
            <text:p>132500000</text:p>
          </table:table-cell>
          <table:table-cell office:value-type="float" office:value="161.533277098776" calcext:value-type="float">
            <text:p>161.5332770988</text:p>
          </table:table-cell>
        </table:table-row>
        <table:table-row table:style-name="ro1">
          <table:table-cell office:value-type="float" office:value="132750000" calcext:value-type="float">
            <text:p>132750000</text:p>
          </table:table-cell>
          <table:table-cell office:value-type="float" office:value="162.57975416474" calcext:value-type="float">
            <text:p>162.5797541647</text:p>
          </table:table-cell>
        </table:table-row>
        <table:table-row table:style-name="ro1">
          <table:table-cell office:value-type="float" office:value="133000000" calcext:value-type="float">
            <text:p>133000000</text:p>
          </table:table-cell>
          <table:table-cell office:value-type="float" office:value="166.114081397723" calcext:value-type="float">
            <text:p>166.1140813977</text:p>
          </table:table-cell>
        </table:table-row>
        <table:table-row table:style-name="ro1">
          <table:table-cell office:value-type="float" office:value="133250000" calcext:value-type="float">
            <text:p>133250000</text:p>
          </table:table-cell>
          <table:table-cell office:value-type="float" office:value="164.024099182134" calcext:value-type="float">
            <text:p>164.0240991821</text:p>
          </table:table-cell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office:value-type="float" office:value="163.899900576893" calcext:value-type="float">
            <text:p>163.8999005769</text:p>
          </table:table-cell>
        </table:table-row>
        <table:table-row table:style-name="ro1">
          <table:table-cell office:value-type="float" office:value="133750000" calcext:value-type="float">
            <text:p>133750000</text:p>
          </table:table-cell>
          <table:table-cell office:value-type="float" office:value="161.580487762732" calcext:value-type="float">
            <text:p>161.5804877627</text:p>
          </table:table-cell>
        </table:table-row>
        <table:table-row table:style-name="ro1">
          <table:table-cell office:value-type="float" office:value="134000000" calcext:value-type="float">
            <text:p>134000000</text:p>
          </table:table-cell>
          <table:table-cell office:value-type="float" office:value="163.720249662242" calcext:value-type="float">
            <text:p>163.7202496622</text:p>
          </table:table-cell>
        </table:table-row>
        <table:table-row table:style-name="ro1">
          <table:table-cell office:value-type="float" office:value="134250000" calcext:value-type="float">
            <text:p>134250000</text:p>
          </table:table-cell>
          <table:table-cell office:value-type="float" office:value="161.387586482293" calcext:value-type="float">
            <text:p>161.3875864823</text:p>
          </table:table-cell>
        </table:table-row>
        <table:table-row table:style-name="ro1">
          <table:table-cell office:value-type="float" office:value="134500000" calcext:value-type="float">
            <text:p>134500000</text:p>
          </table:table-cell>
          <table:table-cell office:value-type="float" office:value="159.717138112239" calcext:value-type="float">
            <text:p>159.7171381122</text:p>
          </table:table-cell>
        </table:table-row>
        <table:table-row table:style-name="ro1">
          <table:table-cell office:value-type="float" office:value="134750000" calcext:value-type="float">
            <text:p>134750000</text:p>
          </table:table-cell>
          <table:table-cell office:value-type="float" office:value="163.17403571809" calcext:value-type="float">
            <text:p>163.1740357181</text:p>
          </table:table-cell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office:value-type="float" office:value="163.395970310768" calcext:value-type="float">
            <text:p>163.3959703108</text:p>
          </table:table-cell>
        </table:table-row>
        <table:table-row table:style-name="ro1">
          <table:table-cell office:value-type="float" office:value="135250000" calcext:value-type="float">
            <text:p>135250000</text:p>
          </table:table-cell>
          <table:table-cell office:value-type="float" office:value="158.97007124764" calcext:value-type="float">
            <text:p>158.9700712476</text:p>
          </table:table-cell>
        </table:table-row>
        <table:table-row table:style-name="ro1">
          <table:table-cell office:value-type="float" office:value="135500000" calcext:value-type="float">
            <text:p>135500000</text:p>
          </table:table-cell>
          <table:table-cell office:value-type="float" office:value="158.44049678312" calcext:value-type="float">
            <text:p>158.4404967831</text:p>
          </table:table-cell>
        </table:table-row>
        <table:table-row table:style-name="ro1">
          <table:table-cell office:value-type="float" office:value="135750000" calcext:value-type="float">
            <text:p>135750000</text:p>
          </table:table-cell>
          <table:table-cell office:value-type="float" office:value="156.784417390367" calcext:value-type="float">
            <text:p>156.7844173904</text:p>
          </table:table-cell>
        </table:table-row>
        <table:table-row table:style-name="ro1">
          <table:table-cell office:value-type="float" office:value="136000000" calcext:value-type="float">
            <text:p>136000000</text:p>
          </table:table-cell>
          <table:table-cell office:value-type="float" office:value="162.055877175714" calcext:value-type="float">
            <text:p>162.0558771757</text:p>
          </table:table-cell>
        </table:table-row>
        <table:table-row table:style-name="ro1">
          <table:table-cell office:value-type="float" office:value="136250000" calcext:value-type="float">
            <text:p>136250000</text:p>
          </table:table-cell>
          <table:table-cell office:value-type="float" office:value="159.322605024895" calcext:value-type="float">
            <text:p>159.3226050249</text:p>
          </table:table-cell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office:value-type="float" office:value="157.792944664241" calcext:value-type="float">
            <text:p>157.7929446642</text:p>
          </table:table-cell>
        </table:table-row>
        <table:table-row table:style-name="ro1">
          <table:table-cell office:value-type="float" office:value="136750000" calcext:value-type="float">
            <text:p>136750000</text:p>
          </table:table-cell>
          <table:table-cell office:value-type="float" office:value="156.255801868392" calcext:value-type="float">
            <text:p>156.2558018684</text:p>
          </table:table-cell>
        </table:table-row>
        <table:table-row table:style-name="ro1">
          <table:table-cell office:value-type="float" office:value="137000000" calcext:value-type="float">
            <text:p>137000000</text:p>
          </table:table-cell>
          <table:table-cell office:value-type="float" office:value="160.026055038893" calcext:value-type="float">
            <text:p>160.0260550389</text:p>
          </table:table-cell>
        </table:table-row>
        <table:table-row table:style-name="ro1">
          <table:table-cell office:value-type="float" office:value="137250000" calcext:value-type="float">
            <text:p>137250000</text:p>
          </table:table-cell>
          <table:table-cell office:value-type="float" office:value="157.793357820496" calcext:value-type="float">
            <text:p>157.7933578205</text:p>
          </table:table-cell>
        </table:table-row>
        <table:table-row table:style-name="ro1">
          <table:table-cell office:value-type="float" office:value="137500000" calcext:value-type="float">
            <text:p>137500000</text:p>
          </table:table-cell>
          <table:table-cell office:value-type="float" office:value="157.824232729864" calcext:value-type="float">
            <text:p>157.8242327299</text:p>
          </table:table-cell>
        </table:table-row>
        <table:table-row table:style-name="ro1">
          <table:table-cell office:value-type="float" office:value="137750000" calcext:value-type="float">
            <text:p>137750000</text:p>
          </table:table-cell>
          <table:table-cell office:value-type="float" office:value="155.019188729704" calcext:value-type="float">
            <text:p>155.0191887297</text:p>
          </table:table-cell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office:value-type="float" office:value="158.621062011277" calcext:value-type="float">
            <text:p>158.6210620113</text:p>
          </table:table-cell>
        </table:table-row>
        <table:table-row table:style-name="ro1">
          <table:table-cell office:value-type="float" office:value="138250000" calcext:value-type="float">
            <text:p>138250000</text:p>
          </table:table-cell>
          <table:table-cell office:value-type="float" office:value="160.151540160069" calcext:value-type="float">
            <text:p>160.1515401601</text:p>
          </table:table-cell>
        </table:table-row>
        <table:table-row table:style-name="ro1">
          <table:table-cell office:value-type="float" office:value="138500000" calcext:value-type="float">
            <text:p>138500000</text:p>
          </table:table-cell>
          <table:table-cell office:value-type="float" office:value="154.629491439056" calcext:value-type="float">
            <text:p>154.6294914391</text:p>
          </table:table-cell>
        </table:table-row>
        <table:table-row table:style-name="ro1">
          <table:table-cell office:value-type="float" office:value="138750000" calcext:value-type="float">
            <text:p>138750000</text:p>
          </table:table-cell>
          <table:table-cell office:value-type="float" office:value="156.384845920169" calcext:value-type="float">
            <text:p>156.3848459202</text:p>
          </table:table-cell>
        </table:table-row>
        <table:table-row table:style-name="ro1">
          <table:table-cell office:value-type="float" office:value="139000000" calcext:value-type="float">
            <text:p>139000000</text:p>
          </table:table-cell>
          <table:table-cell office:value-type="float" office:value="153.436994347408" calcext:value-type="float">
            <text:p>153.4369943474</text:p>
          </table:table-cell>
        </table:table-row>
        <table:table-row table:style-name="ro1">
          <table:table-cell office:value-type="float" office:value="139250000" calcext:value-type="float">
            <text:p>139250000</text:p>
          </table:table-cell>
          <table:table-cell office:value-type="float" office:value="151.539430766197" calcext:value-type="float">
            <text:p>151.5394307662</text:p>
          </table:table-cell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office:value-type="float" office:value="153.98480689249" calcext:value-type="float">
            <text:p>153.9848068925</text:p>
          </table:table-cell>
        </table:table-row>
        <table:table-row table:style-name="ro1">
          <table:table-cell office:value-type="float" office:value="139750000" calcext:value-type="float">
            <text:p>139750000</text:p>
          </table:table-cell>
          <table:table-cell office:value-type="float" office:value="153.722966822436" calcext:value-type="float">
            <text:p>153.7229668224</text:p>
          </table:table-cell>
        </table:table-row>
        <table:table-row table:style-name="ro1">
          <table:table-cell office:value-type="float" office:value="140000000" calcext:value-type="float">
            <text:p>140000000</text:p>
          </table:table-cell>
          <table:table-cell office:value-type="float" office:value="157.088291042362" calcext:value-type="float">
            <text:p>157.0882910424</text:p>
          </table:table-cell>
        </table:table-row>
        <table:table-row table:style-name="ro1">
          <table:table-cell office:value-type="float" office:value="140250000" calcext:value-type="float">
            <text:p>140250000</text:p>
          </table:table-cell>
          <table:table-cell office:value-type="float" office:value="152.815852850996" calcext:value-type="float">
            <text:p>152.815852851</text:p>
          </table:table-cell>
        </table:table-row>
        <table:table-row table:style-name="ro1">
          <table:table-cell office:value-type="float" office:value="140500000" calcext:value-type="float">
            <text:p>140500000</text:p>
          </table:table-cell>
          <table:table-cell office:value-type="float" office:value="151.644344909336" calcext:value-type="float">
            <text:p>151.6443449093</text:p>
          </table:table-cell>
        </table:table-row>
        <table:table-row table:style-name="ro1">
          <table:table-cell office:value-type="float" office:value="140750000" calcext:value-type="float">
            <text:p>140750000</text:p>
          </table:table-cell>
          <table:table-cell office:value-type="float" office:value="151.052600763606" calcext:value-type="float">
            <text:p>151.0526007636</text:p>
          </table:table-cell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office:value-type="float" office:value="151.818952006277" calcext:value-type="float">
            <text:p>151.8189520063</text:p>
          </table:table-cell>
        </table:table-row>
        <table:table-row table:style-name="ro1">
          <table:table-cell office:value-type="float" office:value="141250000" calcext:value-type="float">
            <text:p>141250000</text:p>
          </table:table-cell>
          <table:table-cell office:value-type="float" office:value="152.052577803032" calcext:value-type="float">
            <text:p>152.052577803</text:p>
          </table:table-cell>
        </table:table-row>
        <table:table-row table:style-name="ro1">
          <table:table-cell office:value-type="float" office:value="141500000" calcext:value-type="float">
            <text:p>141500000</text:p>
          </table:table-cell>
          <table:table-cell office:value-type="float" office:value="152.872635716328" calcext:value-type="float">
            <text:p>152.8726357163</text:p>
          </table:table-cell>
        </table:table-row>
        <table:table-row table:style-name="ro1">
          <table:table-cell office:value-type="float" office:value="141750000" calcext:value-type="float">
            <text:p>141750000</text:p>
          </table:table-cell>
          <table:table-cell office:value-type="float" office:value="152.321785150475" calcext:value-type="float">
            <text:p>152.3217851505</text:p>
          </table:table-cell>
        </table:table-row>
        <table:table-row table:style-name="ro1">
          <table:table-cell office:value-type="float" office:value="142000000" calcext:value-type="float">
            <text:p>142000000</text:p>
          </table:table-cell>
          <table:table-cell office:value-type="float" office:value="151.547034869582" calcext:value-type="float">
            <text:p>151.5470348696</text:p>
          </table:table-cell>
        </table:table-row>
        <table:table-row table:style-name="ro1">
          <table:table-cell office:value-type="float" office:value="142250000" calcext:value-type="float">
            <text:p>142250000</text:p>
          </table:table-cell>
          <table:table-cell office:value-type="float" office:value="151.982972930297" calcext:value-type="float">
            <text:p>151.9829729303</text:p>
          </table:table-cell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office:value-type="float" office:value="150.113980570635" calcext:value-type="float">
            <text:p>150.1139805706</text:p>
          </table:table-cell>
        </table:table-row>
        <table:table-row table:style-name="ro1">
          <table:table-cell office:value-type="float" office:value="142750000" calcext:value-type="float">
            <text:p>142750000</text:p>
          </table:table-cell>
          <table:table-cell office:value-type="float" office:value="150.642208092979" calcext:value-type="float">
            <text:p>150.642208093</text:p>
          </table:table-cell>
        </table:table-row>
        <table:table-row table:style-name="ro1">
          <table:table-cell office:value-type="float" office:value="143000000" calcext:value-type="float">
            <text:p>143000000</text:p>
          </table:table-cell>
          <table:table-cell office:value-type="float" office:value="150.516719950377" calcext:value-type="float">
            <text:p>150.5167199504</text:p>
          </table:table-cell>
        </table:table-row>
        <table:table-row table:style-name="ro1">
          <table:table-cell office:value-type="float" office:value="143250000" calcext:value-type="float">
            <text:p>143250000</text:p>
          </table:table-cell>
          <table:table-cell office:value-type="float" office:value="152.32655392134" calcext:value-type="float">
            <text:p>152.3265539213</text:p>
          </table:table-cell>
        </table:table-row>
        <table:table-row table:style-name="ro1">
          <table:table-cell office:value-type="float" office:value="143500000" calcext:value-type="float">
            <text:p>143500000</text:p>
          </table:table-cell>
          <table:table-cell office:value-type="float" office:value="151.362293865101" calcext:value-type="float">
            <text:p>151.3622938651</text:p>
          </table:table-cell>
        </table:table-row>
        <table:table-row table:style-name="ro1">
          <table:table-cell office:value-type="float" office:value="143750000" calcext:value-type="float">
            <text:p>143750000</text:p>
          </table:table-cell>
          <table:table-cell office:value-type="float" office:value="153.458675373991" calcext:value-type="float">
            <text:p>153.458675374</text:p>
          </table:table-cell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office:value-type="float" office:value="149.329291465525" calcext:value-type="float">
            <text:p>149.3292914655</text:p>
          </table:table-cell>
        </table:table-row>
        <table:table-row table:style-name="ro1">
          <table:table-cell office:value-type="float" office:value="144250000" calcext:value-type="float">
            <text:p>144250000</text:p>
          </table:table-cell>
          <table:table-cell office:value-type="float" office:value="149.40304425694" calcext:value-type="float">
            <text:p>149.4030442569</text:p>
          </table:table-cell>
        </table:table-row>
        <table:table-row table:style-name="ro1">
          <table:table-cell office:value-type="float" office:value="144500000" calcext:value-type="float">
            <text:p>144500000</text:p>
          </table:table-cell>
          <table:table-cell office:value-type="float" office:value="146.802089684238" calcext:value-type="float">
            <text:p>146.8020896842</text:p>
          </table:table-cell>
        </table:table-row>
        <table:table-row table:style-name="ro1">
          <table:table-cell office:value-type="float" office:value="144750000" calcext:value-type="float">
            <text:p>144750000</text:p>
          </table:table-cell>
          <table:table-cell office:value-type="float" office:value="149.264505477189" calcext:value-type="float">
            <text:p>149.2645054772</text:p>
          </table:table-cell>
        </table:table-row>
        <table:table-row table:style-name="ro1">
          <table:table-cell office:value-type="float" office:value="145000000" calcext:value-type="float">
            <text:p>145000000</text:p>
          </table:table-cell>
          <table:table-cell office:value-type="float" office:value="146.576222937931" calcext:value-type="float">
            <text:p>146.5762229379</text:p>
          </table:table-cell>
        </table:table-row>
        <table:table-row table:style-name="ro1">
          <table:table-cell office:value-type="float" office:value="145250000" calcext:value-type="float">
            <text:p>145250000</text:p>
          </table:table-cell>
          <table:table-cell office:value-type="float" office:value="149.65797897844" calcext:value-type="float">
            <text:p>149.6579789784</text:p>
          </table:table-cell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office:value-type="float" office:value="148.199754061302" calcext:value-type="float">
            <text:p>148.1997540613</text:p>
          </table:table-cell>
        </table:table-row>
        <table:table-row table:style-name="ro1">
          <table:table-cell office:value-type="float" office:value="145750000" calcext:value-type="float">
            <text:p>145750000</text:p>
          </table:table-cell>
          <table:table-cell office:value-type="float" office:value="149.15184825588" calcext:value-type="float">
            <text:p>149.1518482559</text:p>
          </table:table-cell>
        </table:table-row>
        <table:table-row table:style-name="ro1">
          <table:table-cell office:value-type="float" office:value="146000000" calcext:value-type="float">
            <text:p>146000000</text:p>
          </table:table-cell>
          <table:table-cell office:value-type="float" office:value="145.123049508297" calcext:value-type="float">
            <text:p>145.1230495083</text:p>
          </table:table-cell>
        </table:table-row>
        <table:table-row table:style-name="ro1">
          <table:table-cell office:value-type="float" office:value="146250000" calcext:value-type="float">
            <text:p>146250000</text:p>
          </table:table-cell>
          <table:table-cell office:value-type="float" office:value="148.193502597784" calcext:value-type="float">
            <text:p>148.1935025978</text:p>
          </table:table-cell>
        </table:table-row>
        <table:table-row table:style-name="ro1">
          <table:table-cell office:value-type="float" office:value="146500000" calcext:value-type="float">
            <text:p>146500000</text:p>
          </table:table-cell>
          <table:table-cell office:value-type="float" office:value="147.823666854788" calcext:value-type="float">
            <text:p>147.8236668548</text:p>
          </table:table-cell>
        </table:table-row>
        <table:table-row table:style-name="ro1">
          <table:table-cell office:value-type="float" office:value="146750000" calcext:value-type="float">
            <text:p>146750000</text:p>
          </table:table-cell>
          <table:table-cell office:value-type="float" office:value="146.297523332136" calcext:value-type="float">
            <text:p>146.2975233321</text:p>
          </table:table-cell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office:value-type="float" office:value="146.102700718886" calcext:value-type="float">
            <text:p>146.1027007189</text:p>
          </table:table-cell>
        </table:table-row>
        <table:table-row table:style-name="ro1">
          <table:table-cell office:value-type="float" office:value="147250000" calcext:value-type="float">
            <text:p>147250000</text:p>
          </table:table-cell>
          <table:table-cell office:value-type="float" office:value="147.883739593528" calcext:value-type="float">
            <text:p>147.8837395935</text:p>
          </table:table-cell>
        </table:table-row>
        <table:table-row table:style-name="ro1">
          <table:table-cell office:value-type="float" office:value="147500000" calcext:value-type="float">
            <text:p>147500000</text:p>
          </table:table-cell>
          <table:table-cell office:value-type="float" office:value="144.416314656553" calcext:value-type="float">
            <text:p>144.4163146566</text:p>
          </table:table-cell>
        </table:table-row>
        <table:table-row table:style-name="ro1">
          <table:table-cell office:value-type="float" office:value="147750000" calcext:value-type="float">
            <text:p>147750000</text:p>
          </table:table-cell>
          <table:table-cell office:value-type="float" office:value="145.845740302356" calcext:value-type="float">
            <text:p>145.8457403024</text:p>
          </table:table-cell>
        </table:table-row>
        <table:table-row table:style-name="ro1">
          <table:table-cell office:value-type="float" office:value="148000000" calcext:value-type="float">
            <text:p>148000000</text:p>
          </table:table-cell>
          <table:table-cell office:value-type="float" office:value="145.585778296015" calcext:value-type="float">
            <text:p>145.585778296</text:p>
          </table:table-cell>
        </table:table-row>
        <table:table-row table:style-name="ro1">
          <table:table-cell office:value-type="float" office:value="148250000" calcext:value-type="float">
            <text:p>148250000</text:p>
          </table:table-cell>
          <table:table-cell office:value-type="float" office:value="144.298276385723" calcext:value-type="float">
            <text:p>144.2982763857</text:p>
          </table:table-cell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office:value-type="float" office:value="144.097614411996" calcext:value-type="float">
            <text:p>144.097614412</text:p>
          </table:table-cell>
        </table:table-row>
        <table:table-row table:style-name="ro1">
          <table:table-cell office:value-type="float" office:value="148750000" calcext:value-type="float">
            <text:p>148750000</text:p>
          </table:table-cell>
          <table:table-cell office:value-type="float" office:value="144.489596946243" calcext:value-type="float">
            <text:p>144.4895969462</text:p>
          </table:table-cell>
        </table:table-row>
        <table:table-row table:style-name="ro1">
          <table:table-cell office:value-type="float" office:value="149000000" calcext:value-type="float">
            <text:p>149000000</text:p>
          </table:table-cell>
          <table:table-cell office:value-type="float" office:value="144.392669783622" calcext:value-type="float">
            <text:p>144.3926697836</text:p>
          </table:table-cell>
        </table:table-row>
        <table:table-row table:style-name="ro1">
          <table:table-cell office:value-type="float" office:value="149250000" calcext:value-type="float">
            <text:p>149250000</text:p>
          </table:table-cell>
          <table:table-cell office:value-type="float" office:value="142.143899896212" calcext:value-type="float">
            <text:p>142.1438998962</text:p>
          </table:table-cell>
        </table:table-row>
        <table:table-row table:style-name="ro1">
          <table:table-cell office:value-type="float" office:value="149500000" calcext:value-type="float">
            <text:p>149500000</text:p>
          </table:table-cell>
          <table:table-cell office:value-type="float" office:value="144.797538838897" calcext:value-type="float">
            <text:p>144.7975388389</text:p>
          </table:table-cell>
        </table:table-row>
        <table:table-row table:style-name="ro1">
          <table:table-cell office:value-type="float" office:value="149750000" calcext:value-type="float">
            <text:p>149750000</text:p>
          </table:table-cell>
          <table:table-cell office:value-type="float" office:value="145.528516704864" calcext:value-type="float">
            <text:p>145.5285167049</text:p>
          </table:table-cell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office:value-type="float" office:value="138.146856408446" calcext:value-type="float">
            <text:p>138.1468564084</text:p>
          </table:table-cell>
        </table:table-row>
        <table:table-row table:style-name="ro1">
          <table:table-cell office:value-type="float" office:value="150250000" calcext:value-type="float">
            <text:p>150250000</text:p>
          </table:table-cell>
          <table:table-cell office:value-type="float" office:value="142.356122856281" calcext:value-type="float">
            <text:p>142.3561228563</text:p>
          </table:table-cell>
        </table:table-row>
        <table:table-row table:style-name="ro1">
          <table:table-cell office:value-type="float" office:value="150500000" calcext:value-type="float">
            <text:p>150500000</text:p>
          </table:table-cell>
          <table:table-cell office:value-type="float" office:value="143.671345069732" calcext:value-type="float">
            <text:p>143.6713450697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Noise_OFF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Machine Module</text:p>
          </table:table-cell>
          <table:table-cell office:value-type="string" calcext:value-type="string">
            <text:p>N9343C</text:p>
          </table:table-cell>
          <table:table-cell office:value-type="string" calcext:value-type="string">
            <text:p>CN0605A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U Version</text:p>
          </table:table-cell>
          <table:table-cell office:value-type="string" calcext:value-type="string">
            <text:p>A.06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P Version</text:p>
          </table:table-cell>
          <table:table-cell office:value-type="string" calcext:value-type="string">
            <text:p>A.05.02.02 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GA Version</text:p>
          </table:table-cell>
          <table:table-cell office:value-type="string" calcext:value-type="string">
            <text:p>A.02.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:15:18 07.10.20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Axis Scale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Axis Unit</text:p>
          </table:table-cell>
          <table:table-cell office:value-type="string" calcext:value-type="string">
            <text:p>dB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edance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 of Points</text:p>
          </table:table-cell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eep Time(s)</text:p>
          </table:table-cell>
          <table:table-cell office:value-type="float" office:value="0.996342" calcext:value-type="float">
            <text:p>0.996342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 Frequency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p Frequency</text:p>
          </table:table-cell>
          <table:table-cell office:value-type="float" office:value="100000000" calcext:value-type="float">
            <text:p>100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quency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rage Type</text:p>
          </table:table-cell>
          <table:table-cell office:value-type="string" calcext:value-type="string">
            <text:p>Log Pw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W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W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A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ep Type</text:p>
          </table:table-cell>
          <table:table-cell office:value-type="string" calcext:value-type="string">
            <text:p>Continu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eep Mode</text:p>
          </table:table-cell>
          <table:table-cell office:value-type="string" calcext:value-type="string">
            <text:p>Swee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F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Amp Stat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 Level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enu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 Level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 Axis Units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ensitiv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Source</text:p>
          </table:table-cell>
          <table:table-cell office:value-type="string" calcext:value-type="string">
            <text:p>FreeR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Leve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Slope</text:p>
          </table:table-cell>
          <table:table-cell office:value-type="string" calcext:value-type="string">
            <text:p>RI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Del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te Sweep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View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Delay</text:p>
          </table:table-cell>
          <table:table-cell office:value-type="float" office:value="0.00228" calcext:value-type="float">
            <text:p>0.00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Length</text:p>
          </table:table-cell>
          <table:table-cell office:value-type="float" office:value="0.00084" calcext:value-type="float">
            <text:p>0.00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Source</text:p>
          </table:table-cell>
          <table:table-cell office:value-type="string" calcext:value-type="string">
            <text:p>Extern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st Level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st Trigger Slope</text:p>
          </table:table-cell>
          <table:table-cell office:value-type="string" calcext:value-type="string">
            <text:p>Ri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r Period</text:p>
          </table:table-cell>
          <table:table-cell office:value-type="float" office:value="0.00312" calcext:value-type="float">
            <text:p>0.00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r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c Sourc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y Corrections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 Unit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1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2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3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4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er Inform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k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X Axis</text:p>
          </table:table-cell>
          <table:table-cell office:value-type="string" calcext:value-type="string">
            <text:p>Amplitude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5.00 MHz</text:p>
          </table:table-cell>
          <table:table-cell office:value-type="string" calcext:value-type="string">
            <text:p>-85.72 dBm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10.00 MHz</text:p>
          </table:table-cell>
          <table:table-cell office:value-type="string" calcext:value-type="string">
            <text:p>-84.24 dBm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20.00 MHz</text:p>
          </table:table-cell>
          <table:table-cell office:value-type="string" calcext:value-type="string">
            <text:p>-83.83 dBm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30.00 MHz</text:p>
          </table:table-cell>
          <table:table-cell office:value-type="string" calcext:value-type="string">
            <text:p>-85.21 dBm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40.00 MHz</text:p>
          </table:table-cell>
          <table:table-cell office:value-type="string" calcext:value-type="string">
            <text:p>-85.74 dBm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50.00 MHz</text:p>
          </table:table-cell>
          <table:table-cell office:value-type="string" calcext:value-type="string">
            <text:p>-87.24 dBm</text:p>
          </table:table-cell>
        </table:table-row>
        <table:table-row table:style-name="ro1">
          <table:table-cell office:value-type="string" calcext:value-type="string">
            <text:p>CISPR Filter</text:p>
          </table:table-cell>
          <table:table-cell office:value-type="string" calcext:value-type="string">
            <text:p>Normal RBW</text:p>
          </table:table-cell>
          <table:table-cell office:value-type="string" calcext:value-type="string">
            <text:p>Dwell Time(s)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race Math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Math By</text:p>
          </table:table-cell>
          <table:table-cell office:value-type="string" calcext:value-type="string">
            <text:p>Log P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Variable A</text:p>
          </table:table-cell>
          <table:table-cell office:value-type="string" calcext:value-type="string">
            <text:p>Trace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Variable B</text:p>
          </table:table-cell>
          <table:table-cell office:value-type="string" calcext:value-type="string">
            <text:p>Trace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Variable C</text:p>
          </table:table-cell>
          <table:table-cell office:value-type="string" calcext:value-type="string">
            <text:p>Trac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Name</text:p>
          </table:table-cell>
          <table:table-cell office:value-type="string" calcext:value-type="string">
            <text:p>Trace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Count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Type</text:p>
          </table:table-cell>
          <table:table-cell office:value-type="string" calcext:value-type="string">
            <text:p>Clear Wri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Detector</text:p>
          </table:table-cell>
          <table:table-cell office:value-type="string" calcext:value-type="string">
            <text:p>Aver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Data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6.05398178" calcext:value-type="float">
            <text:p>-16.05398178</text:p>
          </table:table-cell>
          <table:table-cell table:number-columns-repeated="3"/>
        </table:table-row>
        <table:table-row table:style-name="ro1">
          <table:table-cell office:value-type="float" office:value="217391.3043" calcext:value-type="float">
            <text:p>217391.3043</text:p>
          </table:table-cell>
          <table:table-cell office:value-type="float" office:value="-65.76688385" calcext:value-type="float">
            <text:p>-65.76688385</text:p>
          </table:table-cell>
          <table:table-cell table:number-columns-repeated="3"/>
        </table:table-row>
        <table:table-row table:style-name="ro1">
          <table:table-cell office:value-type="float" office:value="434782.6087" calcext:value-type="float">
            <text:p>434782.6087</text:p>
          </table:table-cell>
          <table:table-cell office:value-type="float" office:value="-76.90074158" calcext:value-type="float">
            <text:p>-76.90074158</text:p>
          </table:table-cell>
          <table:table-cell table:number-columns-repeated="3"/>
        </table:table-row>
        <table:table-row table:style-name="ro1">
          <table:table-cell office:value-type="float" office:value="652173.913" calcext:value-type="float">
            <text:p>652173.913</text:p>
          </table:table-cell>
          <table:table-cell office:value-type="float" office:value="-83.99255371" calcext:value-type="float">
            <text:p>-83.99255371</text:p>
          </table:table-cell>
          <table:table-cell table:number-columns-repeated="3"/>
        </table:table-row>
        <table:table-row table:style-name="ro1">
          <table:table-cell office:value-type="float" office:value="869565.2174" calcext:value-type="float">
            <text:p>869565.2174</text:p>
          </table:table-cell>
          <table:table-cell office:value-type="float" office:value="-86.73561096" calcext:value-type="float">
            <text:p>-86.73561096</text:p>
          </table:table-cell>
          <table:table-cell table:number-columns-repeated="3"/>
        </table:table-row>
        <table:table-row table:style-name="ro1">
          <table:table-cell office:value-type="float" office:value="1086956.522" calcext:value-type="float">
            <text:p>1086956.522</text:p>
          </table:table-cell>
          <table:table-cell office:value-type="float" office:value="-86.08638" calcext:value-type="float">
            <text:p>-86.08638</text:p>
          </table:table-cell>
          <table:table-cell table:number-columns-repeated="3"/>
        </table:table-row>
        <table:table-row table:style-name="ro1">
          <table:table-cell office:value-type="float" office:value="1304347.826" calcext:value-type="float">
            <text:p>1304347.826</text:p>
          </table:table-cell>
          <table:table-cell office:value-type="float" office:value="-84.90311432" calcext:value-type="float">
            <text:p>-84.90311432</text:p>
          </table:table-cell>
          <table:table-cell table:number-columns-repeated="3"/>
        </table:table-row>
        <table:table-row table:style-name="ro1">
          <table:table-cell office:value-type="float" office:value="1521739.13" calcext:value-type="float">
            <text:p>1521739.13</text:p>
          </table:table-cell>
          <table:table-cell office:value-type="float" office:value="-85.13813782" calcext:value-type="float">
            <text:p>-85.13813782</text:p>
          </table:table-cell>
          <table:table-cell table:number-columns-repeated="3"/>
        </table:table-row>
        <table:table-row table:style-name="ro1">
          <table:table-cell office:value-type="float" office:value="1739130.435" calcext:value-type="float">
            <text:p>1739130.435</text:p>
          </table:table-cell>
          <table:table-cell office:value-type="float" office:value="-86.77048492" calcext:value-type="float">
            <text:p>-86.77048492</text:p>
          </table:table-cell>
          <table:table-cell table:number-columns-repeated="3"/>
        </table:table-row>
        <table:table-row table:style-name="ro1">
          <table:table-cell office:value-type="float" office:value="1956521.739" calcext:value-type="float">
            <text:p>1956521.739</text:p>
          </table:table-cell>
          <table:table-cell office:value-type="float" office:value="-86.73165131" calcext:value-type="float">
            <text:p>-86.73165131</text:p>
          </table:table-cell>
          <table:table-cell table:number-columns-repeated="3"/>
        </table:table-row>
        <table:table-row table:style-name="ro1">
          <table:table-cell office:value-type="float" office:value="2173913.043" calcext:value-type="float">
            <text:p>2173913.043</text:p>
          </table:table-cell>
          <table:table-cell office:value-type="float" office:value="-86.48853302" calcext:value-type="float">
            <text:p>-86.48853302</text:p>
          </table:table-cell>
          <table:table-cell table:number-columns-repeated="3"/>
        </table:table-row>
        <table:table-row table:style-name="ro1">
          <table:table-cell office:value-type="float" office:value="2391304.348" calcext:value-type="float">
            <text:p>2391304.348</text:p>
          </table:table-cell>
          <table:table-cell office:value-type="float" office:value="-86.07659912" calcext:value-type="float">
            <text:p>-86.07659912</text:p>
          </table:table-cell>
          <table:table-cell table:number-columns-repeated="3"/>
        </table:table-row>
        <table:table-row table:style-name="ro1">
          <table:table-cell office:value-type="float" office:value="2608695.652" calcext:value-type="float">
            <text:p>2608695.652</text:p>
          </table:table-cell>
          <table:table-cell office:value-type="float" office:value="-86.1925354" calcext:value-type="float">
            <text:p>-86.1925354</text:p>
          </table:table-cell>
          <table:table-cell table:number-columns-repeated="3"/>
        </table:table-row>
        <table:table-row table:style-name="ro1">
          <table:table-cell office:value-type="float" office:value="2826086.957" calcext:value-type="float">
            <text:p>2826086.957</text:p>
          </table:table-cell>
          <table:table-cell office:value-type="float" office:value="-86.02500153" calcext:value-type="float">
            <text:p>-86.02500153</text:p>
          </table:table-cell>
          <table:table-cell table:number-columns-repeated="3"/>
        </table:table-row>
        <table:table-row table:style-name="ro1">
          <table:table-cell office:value-type="float" office:value="3043478.261" calcext:value-type="float">
            <text:p>3043478.261</text:p>
          </table:table-cell>
          <table:table-cell office:value-type="float" office:value="-85.24668121" calcext:value-type="float">
            <text:p>-85.24668121</text:p>
          </table:table-cell>
          <table:table-cell table:number-columns-repeated="3"/>
        </table:table-row>
        <table:table-row table:style-name="ro1">
          <table:table-cell office:value-type="float" office:value="3260869.565" calcext:value-type="float">
            <text:p>3260869.565</text:p>
          </table:table-cell>
          <table:table-cell office:value-type="float" office:value="-84.66461945" calcext:value-type="float">
            <text:p>-84.66461945</text:p>
          </table:table-cell>
          <table:table-cell table:number-columns-repeated="3"/>
        </table:table-row>
        <table:table-row table:style-name="ro1">
          <table:table-cell office:value-type="float" office:value="3478260.87" calcext:value-type="float">
            <text:p>3478260.87</text:p>
          </table:table-cell>
          <table:table-cell office:value-type="float" office:value="-84.29173279" calcext:value-type="float">
            <text:p>-84.29173279</text:p>
          </table:table-cell>
          <table:table-cell table:number-columns-repeated="3"/>
        </table:table-row>
        <table:table-row table:style-name="ro1">
          <table:table-cell office:value-type="float" office:value="3695652.174" calcext:value-type="float">
            <text:p>3695652.174</text:p>
          </table:table-cell>
          <table:table-cell office:value-type="float" office:value="-84.71076202" calcext:value-type="float">
            <text:p>-84.71076202</text:p>
          </table:table-cell>
          <table:table-cell table:number-columns-repeated="3"/>
        </table:table-row>
        <table:table-row table:style-name="ro1">
          <table:table-cell office:value-type="float" office:value="3913043.478" calcext:value-type="float">
            <text:p>3913043.478</text:p>
          </table:table-cell>
          <table:table-cell office:value-type="float" office:value="-85.34037018" calcext:value-type="float">
            <text:p>-85.34037018</text:p>
          </table:table-cell>
          <table:table-cell table:number-columns-repeated="3"/>
        </table:table-row>
        <table:table-row table:style-name="ro1">
          <table:table-cell office:value-type="float" office:value="4130434.783" calcext:value-type="float">
            <text:p>4130434.783</text:p>
          </table:table-cell>
          <table:table-cell office:value-type="float" office:value="-85.77078247" calcext:value-type="float">
            <text:p>-85.77078247</text:p>
          </table:table-cell>
          <table:table-cell table:number-columns-repeated="3"/>
        </table:table-row>
        <table:table-row table:style-name="ro1">
          <table:table-cell office:value-type="float" office:value="4347826.087" calcext:value-type="float">
            <text:p>4347826.087</text:p>
          </table:table-cell>
          <table:table-cell office:value-type="float" office:value="-85.91187286" calcext:value-type="float">
            <text:p>-85.91187286</text:p>
          </table:table-cell>
          <table:table-cell table:number-columns-repeated="3"/>
        </table:table-row>
        <table:table-row table:style-name="ro1">
          <table:table-cell office:value-type="float" office:value="4565217.391" calcext:value-type="float">
            <text:p>4565217.391</text:p>
          </table:table-cell>
          <table:table-cell office:value-type="float" office:value="-86.0067215" calcext:value-type="float">
            <text:p>-86.0067215</text:p>
          </table:table-cell>
          <table:table-cell table:number-columns-repeated="3"/>
        </table:table-row>
        <table:table-row table:style-name="ro1">
          <table:table-cell office:value-type="float" office:value="4782608.696" calcext:value-type="float">
            <text:p>4782608.696</text:p>
          </table:table-cell>
          <table:table-cell office:value-type="float" office:value="-85.57957458" calcext:value-type="float">
            <text:p>-85.57957458</text:p>
          </table:table-cell>
          <table:table-cell table:number-columns-repeated="3"/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-85.72175598" calcext:value-type="float">
            <text:p>-85.72175598</text:p>
          </table:table-cell>
          <table:table-cell table:number-columns-repeated="3"/>
        </table:table-row>
        <table:table-row table:style-name="ro1">
          <table:table-cell office:value-type="float" office:value="5217391.304" calcext:value-type="float">
            <text:p>5217391.304</text:p>
          </table:table-cell>
          <table:table-cell office:value-type="float" office:value="-85.4120636" calcext:value-type="float">
            <text:p>-85.4120636</text:p>
          </table:table-cell>
          <table:table-cell table:number-columns-repeated="3"/>
        </table:table-row>
        <table:table-row table:style-name="ro1">
          <table:table-cell office:value-type="float" office:value="5434782.609" calcext:value-type="float">
            <text:p>5434782.609</text:p>
          </table:table-cell>
          <table:table-cell office:value-type="float" office:value="-85.597435" calcext:value-type="float">
            <text:p>-85.597435</text:p>
          </table:table-cell>
          <table:table-cell table:number-columns-repeated="3"/>
        </table:table-row>
        <table:table-row table:style-name="ro1">
          <table:table-cell office:value-type="float" office:value="5652173.913" calcext:value-type="float">
            <text:p>5652173.913</text:p>
          </table:table-cell>
          <table:table-cell office:value-type="float" office:value="-85.25761414" calcext:value-type="float">
            <text:p>-85.25761414</text:p>
          </table:table-cell>
          <table:table-cell table:number-columns-repeated="3"/>
        </table:table-row>
        <table:table-row table:style-name="ro1">
          <table:table-cell office:value-type="float" office:value="5869565.217" calcext:value-type="float">
            <text:p>5869565.217</text:p>
          </table:table-cell>
          <table:table-cell office:value-type="float" office:value="-85.08477783" calcext:value-type="float">
            <text:p>-85.08477783</text:p>
          </table:table-cell>
          <table:table-cell table:number-columns-repeated="3"/>
        </table:table-row>
        <table:table-row table:style-name="ro1">
          <table:table-cell office:value-type="float" office:value="6086956.522" calcext:value-type="float">
            <text:p>6086956.522</text:p>
          </table:table-cell>
          <table:table-cell office:value-type="float" office:value="-85.15352631" calcext:value-type="float">
            <text:p>-85.15352631</text:p>
          </table:table-cell>
          <table:table-cell table:number-columns-repeated="3"/>
        </table:table-row>
        <table:table-row table:style-name="ro1">
          <table:table-cell office:value-type="float" office:value="6304347.826" calcext:value-type="float">
            <text:p>6304347.826</text:p>
          </table:table-cell>
          <table:table-cell office:value-type="float" office:value="-85.66474915" calcext:value-type="float">
            <text:p>-85.66474915</text:p>
          </table:table-cell>
          <table:table-cell table:number-columns-repeated="3"/>
        </table:table-row>
        <table:table-row table:style-name="ro1">
          <table:table-cell office:value-type="float" office:value="6521739.13" calcext:value-type="float">
            <text:p>6521739.13</text:p>
          </table:table-cell>
          <table:table-cell office:value-type="float" office:value="-85.41773987" calcext:value-type="float">
            <text:p>-85.41773987</text:p>
          </table:table-cell>
          <table:table-cell table:number-columns-repeated="3"/>
        </table:table-row>
        <table:table-row table:style-name="ro1">
          <table:table-cell office:value-type="float" office:value="6739130.435" calcext:value-type="float">
            <text:p>6739130.435</text:p>
          </table:table-cell>
          <table:table-cell office:value-type="float" office:value="-85.16112518" calcext:value-type="float">
            <text:p>-85.16112518</text:p>
          </table:table-cell>
          <table:table-cell table:number-columns-repeated="3"/>
        </table:table-row>
        <table:table-row table:style-name="ro1">
          <table:table-cell office:value-type="float" office:value="6956521.739" calcext:value-type="float">
            <text:p>6956521.739</text:p>
          </table:table-cell>
          <table:table-cell office:value-type="float" office:value="-84.98883057" calcext:value-type="float">
            <text:p>-84.98883057</text:p>
          </table:table-cell>
          <table:table-cell table:number-columns-repeated="3"/>
        </table:table-row>
        <table:table-row table:style-name="ro1">
          <table:table-cell office:value-type="float" office:value="7173913.043" calcext:value-type="float">
            <text:p>7173913.043</text:p>
          </table:table-cell>
          <table:table-cell office:value-type="float" office:value="-84.96973419" calcext:value-type="float">
            <text:p>-84.96973419</text:p>
          </table:table-cell>
          <table:table-cell table:number-columns-repeated="3"/>
        </table:table-row>
        <table:table-row table:style-name="ro1">
          <table:table-cell office:value-type="float" office:value="7391304.348" calcext:value-type="float">
            <text:p>7391304.348</text:p>
          </table:table-cell>
          <table:table-cell office:value-type="float" office:value="-84.83233643" calcext:value-type="float">
            <text:p>-84.83233643</text:p>
          </table:table-cell>
          <table:table-cell table:number-columns-repeated="3"/>
        </table:table-row>
        <table:table-row table:style-name="ro1">
          <table:table-cell office:value-type="float" office:value="7608695.652" calcext:value-type="float">
            <text:p>7608695.652</text:p>
          </table:table-cell>
          <table:table-cell office:value-type="float" office:value="-84.91685486" calcext:value-type="float">
            <text:p>-84.91685486</text:p>
          </table:table-cell>
          <table:table-cell table:number-columns-repeated="3"/>
        </table:table-row>
        <table:table-row table:style-name="ro1">
          <table:table-cell office:value-type="float" office:value="7826086.957" calcext:value-type="float">
            <text:p>7826086.957</text:p>
          </table:table-cell>
          <table:table-cell office:value-type="float" office:value="-85.09049225" calcext:value-type="float">
            <text:p>-85.09049225</text:p>
          </table:table-cell>
          <table:table-cell table:number-columns-repeated="3"/>
        </table:table-row>
        <table:table-row table:style-name="ro1">
          <table:table-cell office:value-type="float" office:value="8043478.261" calcext:value-type="float">
            <text:p>8043478.261</text:p>
          </table:table-cell>
          <table:table-cell office:value-type="float" office:value="-84.93146515" calcext:value-type="float">
            <text:p>-84.93146515</text:p>
          </table:table-cell>
          <table:table-cell table:number-columns-repeated="3"/>
        </table:table-row>
        <table:table-row table:style-name="ro1">
          <table:table-cell office:value-type="float" office:value="8260869.565" calcext:value-type="float">
            <text:p>8260869.565</text:p>
          </table:table-cell>
          <table:table-cell office:value-type="float" office:value="-84.76583099" calcext:value-type="float">
            <text:p>-84.76583099</text:p>
          </table:table-cell>
          <table:table-cell table:number-columns-repeated="3"/>
        </table:table-row>
        <table:table-row table:style-name="ro1">
          <table:table-cell office:value-type="float" office:value="8478260.87" calcext:value-type="float">
            <text:p>8478260.87</text:p>
          </table:table-cell>
          <table:table-cell office:value-type="float" office:value="-84.82217407" calcext:value-type="float">
            <text:p>-84.82217407</text:p>
          </table:table-cell>
          <table:table-cell table:number-columns-repeated="3"/>
        </table:table-row>
        <table:table-row table:style-name="ro1">
          <table:table-cell office:value-type="float" office:value="8695652.174" calcext:value-type="float">
            <text:p>8695652.174</text:p>
          </table:table-cell>
          <table:table-cell office:value-type="float" office:value="-84.28884125" calcext:value-type="float">
            <text:p>-84.28884125</text:p>
          </table:table-cell>
          <table:table-cell table:number-columns-repeated="3"/>
        </table:table-row>
        <table:table-row table:style-name="ro1">
          <table:table-cell office:value-type="float" office:value="8913043.478" calcext:value-type="float">
            <text:p>8913043.478</text:p>
          </table:table-cell>
          <table:table-cell office:value-type="float" office:value="-84.03794861" calcext:value-type="float">
            <text:p>-84.03794861</text:p>
          </table:table-cell>
          <table:table-cell table:number-columns-repeated="3"/>
        </table:table-row>
        <table:table-row table:style-name="ro1">
          <table:table-cell office:value-type="float" office:value="9130434.783" calcext:value-type="float">
            <text:p>9130434.783</text:p>
          </table:table-cell>
          <table:table-cell office:value-type="float" office:value="-84.13550568" calcext:value-type="float">
            <text:p>-84.13550568</text:p>
          </table:table-cell>
          <table:table-cell table:number-columns-repeated="3"/>
        </table:table-row>
        <table:table-row table:style-name="ro1">
          <table:table-cell office:value-type="float" office:value="9347826.087" calcext:value-type="float">
            <text:p>9347826.087</text:p>
          </table:table-cell>
          <table:table-cell office:value-type="float" office:value="-84.57028961" calcext:value-type="float">
            <text:p>-84.57028961</text:p>
          </table:table-cell>
          <table:table-cell table:number-columns-repeated="3"/>
        </table:table-row>
        <table:table-row table:style-name="ro1">
          <table:table-cell office:value-type="float" office:value="9565217.391" calcext:value-type="float">
            <text:p>9565217.391</text:p>
          </table:table-cell>
          <table:table-cell office:value-type="float" office:value="-84.23753357" calcext:value-type="float">
            <text:p>-84.23753357</text:p>
          </table:table-cell>
          <table:table-cell table:number-columns-repeated="3"/>
        </table:table-row>
        <table:table-row table:style-name="ro1">
          <table:table-cell office:value-type="float" office:value="9782608.696" calcext:value-type="float">
            <text:p>9782608.696</text:p>
          </table:table-cell>
          <table:table-cell office:value-type="float" office:value="-84.4624939" calcext:value-type="float">
            <text:p>-84.4624939</text:p>
          </table:table-cell>
          <table:table-cell table:number-columns-repeated="3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-84.2381134" calcext:value-type="float">
            <text:p>-84.2381134</text:p>
          </table:table-cell>
          <table:table-cell table:number-columns-repeated="3"/>
        </table:table-row>
        <table:table-row table:style-name="ro1">
          <table:table-cell office:value-type="float" office:value="10217391.3" calcext:value-type="float">
            <text:p>10217391.3</text:p>
          </table:table-cell>
          <table:table-cell office:value-type="float" office:value="-84.5573349" calcext:value-type="float">
            <text:p>-84.5573349</text:p>
          </table:table-cell>
          <table:table-cell table:number-columns-repeated="3"/>
        </table:table-row>
        <table:table-row table:style-name="ro1">
          <table:table-cell office:value-type="float" office:value="10434782.61" calcext:value-type="float">
            <text:p>10434782.61</text:p>
          </table:table-cell>
          <table:table-cell office:value-type="float" office:value="-84.57213593" calcext:value-type="float">
            <text:p>-84.57213593</text:p>
          </table:table-cell>
          <table:table-cell table:number-columns-repeated="3"/>
        </table:table-row>
        <table:table-row table:style-name="ro1">
          <table:table-cell office:value-type="float" office:value="10652173.91" calcext:value-type="float">
            <text:p>10652173.91</text:p>
          </table:table-cell>
          <table:table-cell office:value-type="float" office:value="-84.76542664" calcext:value-type="float">
            <text:p>-84.76542664</text:p>
          </table:table-cell>
          <table:table-cell table:number-columns-repeated="3"/>
        </table:table-row>
        <table:table-row table:style-name="ro1">
          <table:table-cell office:value-type="float" office:value="10869565.22" calcext:value-type="float">
            <text:p>10869565.22</text:p>
          </table:table-cell>
          <table:table-cell office:value-type="float" office:value="-84.6462326" calcext:value-type="float">
            <text:p>-84.6462326</text:p>
          </table:table-cell>
          <table:table-cell table:number-columns-repeated="3"/>
        </table:table-row>
        <table:table-row table:style-name="ro1">
          <table:table-cell office:value-type="float" office:value="11086956.52" calcext:value-type="float">
            <text:p>11086956.52</text:p>
          </table:table-cell>
          <table:table-cell office:value-type="float" office:value="-84.73413849" calcext:value-type="float">
            <text:p>-84.73413849</text:p>
          </table:table-cell>
          <table:table-cell table:number-columns-repeated="3"/>
        </table:table-row>
        <table:table-row table:style-name="ro1">
          <table:table-cell office:value-type="float" office:value="11304347.83" calcext:value-type="float">
            <text:p>11304347.83</text:p>
          </table:table-cell>
          <table:table-cell office:value-type="float" office:value="-84.70224762" calcext:value-type="float">
            <text:p>-84.70224762</text:p>
          </table:table-cell>
          <table:table-cell table:number-columns-repeated="3"/>
        </table:table-row>
        <table:table-row table:style-name="ro1">
          <table:table-cell office:value-type="float" office:value="11521739.13" calcext:value-type="float">
            <text:p>11521739.13</text:p>
          </table:table-cell>
          <table:table-cell office:value-type="float" office:value="-85.06019592" calcext:value-type="float">
            <text:p>-85.06019592</text:p>
          </table:table-cell>
          <table:table-cell table:number-columns-repeated="3"/>
        </table:table-row>
        <table:table-row table:style-name="ro1">
          <table:table-cell office:value-type="float" office:value="11739130.43" calcext:value-type="float">
            <text:p>11739130.43</text:p>
          </table:table-cell>
          <table:table-cell office:value-type="float" office:value="-85.15816498" calcext:value-type="float">
            <text:p>-85.15816498</text:p>
          </table:table-cell>
          <table:table-cell table:number-columns-repeated="3"/>
        </table:table-row>
        <table:table-row table:style-name="ro1">
          <table:table-cell office:value-type="float" office:value="11956521.74" calcext:value-type="float">
            <text:p>11956521.74</text:p>
          </table:table-cell>
          <table:table-cell office:value-type="float" office:value="-85.11978912" calcext:value-type="float">
            <text:p>-85.11978912</text:p>
          </table:table-cell>
          <table:table-cell table:number-columns-repeated="3"/>
        </table:table-row>
        <table:table-row table:style-name="ro1">
          <table:table-cell office:value-type="float" office:value="12173913.04" calcext:value-type="float">
            <text:p>12173913.04</text:p>
          </table:table-cell>
          <table:table-cell office:value-type="float" office:value="-84.83809662" calcext:value-type="float">
            <text:p>-84.83809662</text:p>
          </table:table-cell>
          <table:table-cell table:number-columns-repeated="3"/>
        </table:table-row>
        <table:table-row table:style-name="ro1">
          <table:table-cell office:value-type="float" office:value="12391304.35" calcext:value-type="float">
            <text:p>12391304.35</text:p>
          </table:table-cell>
          <table:table-cell office:value-type="float" office:value="-84.45845795" calcext:value-type="float">
            <text:p>-84.45845795</text:p>
          </table:table-cell>
          <table:table-cell table:number-columns-repeated="3"/>
        </table:table-row>
        <table:table-row table:style-name="ro1">
          <table:table-cell office:value-type="float" office:value="12608695.65" calcext:value-type="float">
            <text:p>12608695.65</text:p>
          </table:table-cell>
          <table:table-cell office:value-type="float" office:value="-85.01777649" calcext:value-type="float">
            <text:p>-85.01777649</text:p>
          </table:table-cell>
          <table:table-cell table:number-columns-repeated="3"/>
        </table:table-row>
        <table:table-row table:style-name="ro1">
          <table:table-cell office:value-type="float" office:value="12826086.96" calcext:value-type="float">
            <text:p>12826086.96</text:p>
          </table:table-cell>
          <table:table-cell office:value-type="float" office:value="-84.91483307" calcext:value-type="float">
            <text:p>-84.91483307</text:p>
          </table:table-cell>
          <table:table-cell table:number-columns-repeated="3"/>
        </table:table-row>
        <table:table-row table:style-name="ro1">
          <table:table-cell office:value-type="float" office:value="13043478.26" calcext:value-type="float">
            <text:p>13043478.26</text:p>
          </table:table-cell>
          <table:table-cell office:value-type="float" office:value="-84.48721313" calcext:value-type="float">
            <text:p>-84.48721313</text:p>
          </table:table-cell>
          <table:table-cell table:number-columns-repeated="3"/>
        </table:table-row>
        <table:table-row table:style-name="ro1">
          <table:table-cell office:value-type="float" office:value="13260869.57" calcext:value-type="float">
            <text:p>13260869.57</text:p>
          </table:table-cell>
          <table:table-cell office:value-type="float" office:value="-84.41679382" calcext:value-type="float">
            <text:p>-84.41679382</text:p>
          </table:table-cell>
          <table:table-cell table:number-columns-repeated="3"/>
        </table:table-row>
        <table:table-row table:style-name="ro1">
          <table:table-cell office:value-type="float" office:value="13478260.87" calcext:value-type="float">
            <text:p>13478260.87</text:p>
          </table:table-cell>
          <table:table-cell office:value-type="float" office:value="-84.50719452" calcext:value-type="float">
            <text:p>-84.50719452</text:p>
          </table:table-cell>
          <table:table-cell table:number-columns-repeated="3"/>
        </table:table-row>
        <table:table-row table:style-name="ro1">
          <table:table-cell office:value-type="float" office:value="13695652.17" calcext:value-type="float">
            <text:p>13695652.17</text:p>
          </table:table-cell>
          <table:table-cell office:value-type="float" office:value="-84.74825287" calcext:value-type="float">
            <text:p>-84.74825287</text:p>
          </table:table-cell>
          <table:table-cell table:number-columns-repeated="3"/>
        </table:table-row>
        <table:table-row table:style-name="ro1">
          <table:table-cell office:value-type="float" office:value="13913043.48" calcext:value-type="float">
            <text:p>13913043.48</text:p>
          </table:table-cell>
          <table:table-cell office:value-type="float" office:value="-84.73923492" calcext:value-type="float">
            <text:p>-84.73923492</text:p>
          </table:table-cell>
          <table:table-cell table:number-columns-repeated="3"/>
        </table:table-row>
        <table:table-row table:style-name="ro1">
          <table:table-cell office:value-type="float" office:value="14130434.78" calcext:value-type="float">
            <text:p>14130434.78</text:p>
          </table:table-cell>
          <table:table-cell office:value-type="float" office:value="-84.54814911" calcext:value-type="float">
            <text:p>-84.54814911</text:p>
          </table:table-cell>
          <table:table-cell table:number-columns-repeated="3"/>
        </table:table-row>
        <table:table-row table:style-name="ro1">
          <table:table-cell office:value-type="float" office:value="14347826.09" calcext:value-type="float">
            <text:p>14347826.09</text:p>
          </table:table-cell>
          <table:table-cell office:value-type="float" office:value="-84.93954468" calcext:value-type="float">
            <text:p>-84.93954468</text:p>
          </table:table-cell>
          <table:table-cell table:number-columns-repeated="3"/>
        </table:table-row>
        <table:table-row table:style-name="ro1">
          <table:table-cell office:value-type="float" office:value="14565217.39" calcext:value-type="float">
            <text:p>14565217.39</text:p>
          </table:table-cell>
          <table:table-cell office:value-type="float" office:value="-85.06906128" calcext:value-type="float">
            <text:p>-85.06906128</text:p>
          </table:table-cell>
          <table:table-cell table:number-columns-repeated="3"/>
        </table:table-row>
        <table:table-row table:style-name="ro1">
          <table:table-cell office:value-type="float" office:value="14782608.7" calcext:value-type="float">
            <text:p>14782608.7</text:p>
          </table:table-cell>
          <table:table-cell office:value-type="float" office:value="-84.9415741" calcext:value-type="float">
            <text:p>-84.9415741</text:p>
          </table:table-cell>
          <table:table-cell table:number-columns-repeated="3"/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-84.12523651" calcext:value-type="float">
            <text:p>-84.12523651</text:p>
          </table:table-cell>
          <table:table-cell table:number-columns-repeated="3"/>
        </table:table-row>
        <table:table-row table:style-name="ro1">
          <table:table-cell office:value-type="float" office:value="15217391.3" calcext:value-type="float">
            <text:p>15217391.3</text:p>
          </table:table-cell>
          <table:table-cell office:value-type="float" office:value="-85.2088623" calcext:value-type="float">
            <text:p>-85.2088623</text:p>
          </table:table-cell>
          <table:table-cell table:number-columns-repeated="3"/>
        </table:table-row>
        <table:table-row table:style-name="ro1">
          <table:table-cell office:value-type="float" office:value="15434782.61" calcext:value-type="float">
            <text:p>15434782.61</text:p>
          </table:table-cell>
          <table:table-cell office:value-type="float" office:value="-85.23927307" calcext:value-type="float">
            <text:p>-85.23927307</text:p>
          </table:table-cell>
          <table:table-cell table:number-columns-repeated="3"/>
        </table:table-row>
        <table:table-row table:style-name="ro1">
          <table:table-cell office:value-type="float" office:value="15652173.91" calcext:value-type="float">
            <text:p>15652173.91</text:p>
          </table:table-cell>
          <table:table-cell office:value-type="float" office:value="-84.94695282" calcext:value-type="float">
            <text:p>-84.94695282</text:p>
          </table:table-cell>
          <table:table-cell table:number-columns-repeated="3"/>
        </table:table-row>
        <table:table-row table:style-name="ro1">
          <table:table-cell office:value-type="float" office:value="15869565.22" calcext:value-type="float">
            <text:p>15869565.22</text:p>
          </table:table-cell>
          <table:table-cell office:value-type="float" office:value="-85.16359711" calcext:value-type="float">
            <text:p>-85.16359711</text:p>
          </table:table-cell>
          <table:table-cell table:number-columns-repeated="3"/>
        </table:table-row>
        <table:table-row table:style-name="ro1">
          <table:table-cell office:value-type="float" office:value="16086956.52" calcext:value-type="float">
            <text:p>16086956.52</text:p>
          </table:table-cell>
          <table:table-cell office:value-type="float" office:value="-84.74046326" calcext:value-type="float">
            <text:p>-84.74046326</text:p>
          </table:table-cell>
          <table:table-cell table:number-columns-repeated="3"/>
        </table:table-row>
        <table:table-row table:style-name="ro1">
          <table:table-cell office:value-type="float" office:value="16304347.83" calcext:value-type="float">
            <text:p>16304347.83</text:p>
          </table:table-cell>
          <table:table-cell office:value-type="float" office:value="-84.46600342" calcext:value-type="float">
            <text:p>-84.46600342</text:p>
          </table:table-cell>
          <table:table-cell table:number-columns-repeated="3"/>
        </table:table-row>
        <table:table-row table:style-name="ro1">
          <table:table-cell office:value-type="float" office:value="16521739.13" calcext:value-type="float">
            <text:p>16521739.13</text:p>
          </table:table-cell>
          <table:table-cell office:value-type="float" office:value="-83.90287018" calcext:value-type="float">
            <text:p>-83.90287018</text:p>
          </table:table-cell>
          <table:table-cell table:number-columns-repeated="3"/>
        </table:table-row>
        <table:table-row table:style-name="ro1">
          <table:table-cell office:value-type="float" office:value="16739130.43" calcext:value-type="float">
            <text:p>16739130.43</text:p>
          </table:table-cell>
          <table:table-cell office:value-type="float" office:value="-83.70767212" calcext:value-type="float">
            <text:p>-83.70767212</text:p>
          </table:table-cell>
          <table:table-cell table:number-columns-repeated="3"/>
        </table:table-row>
        <table:table-row table:style-name="ro1">
          <table:table-cell office:value-type="float" office:value="16956521.74" calcext:value-type="float">
            <text:p>16956521.74</text:p>
          </table:table-cell>
          <table:table-cell office:value-type="float" office:value="-83.52732849" calcext:value-type="float">
            <text:p>-83.52732849</text:p>
          </table:table-cell>
          <table:table-cell table:number-columns-repeated="3"/>
        </table:table-row>
        <table:table-row table:style-name="ro1">
          <table:table-cell office:value-type="float" office:value="17173913.04" calcext:value-type="float">
            <text:p>17173913.04</text:p>
          </table:table-cell>
          <table:table-cell office:value-type="float" office:value="-83.01285553" calcext:value-type="float">
            <text:p>-83.01285553</text:p>
          </table:table-cell>
          <table:table-cell table:number-columns-repeated="3"/>
        </table:table-row>
        <table:table-row table:style-name="ro1">
          <table:table-cell office:value-type="float" office:value="17391304.35" calcext:value-type="float">
            <text:p>17391304.35</text:p>
          </table:table-cell>
          <table:table-cell office:value-type="float" office:value="-83.37538147" calcext:value-type="float">
            <text:p>-83.37538147</text:p>
          </table:table-cell>
          <table:table-cell table:number-columns-repeated="3"/>
        </table:table-row>
        <table:table-row table:style-name="ro1">
          <table:table-cell office:value-type="float" office:value="17608695.65" calcext:value-type="float">
            <text:p>17608695.65</text:p>
          </table:table-cell>
          <table:table-cell office:value-type="float" office:value="-83.09062195" calcext:value-type="float">
            <text:p>-83.09062195</text:p>
          </table:table-cell>
          <table:table-cell table:number-columns-repeated="3"/>
        </table:table-row>
        <table:table-row table:style-name="ro1">
          <table:table-cell office:value-type="float" office:value="17826086.96" calcext:value-type="float">
            <text:p>17826086.96</text:p>
          </table:table-cell>
          <table:table-cell office:value-type="float" office:value="-83.28688049" calcext:value-type="float">
            <text:p>-83.28688049</text:p>
          </table:table-cell>
          <table:table-cell table:number-columns-repeated="3"/>
        </table:table-row>
        <table:table-row table:style-name="ro1">
          <table:table-cell office:value-type="float" office:value="18043478.26" calcext:value-type="float">
            <text:p>18043478.26</text:p>
          </table:table-cell>
          <table:table-cell office:value-type="float" office:value="-83.08287048" calcext:value-type="float">
            <text:p>-83.08287048</text:p>
          </table:table-cell>
          <table:table-cell table:number-columns-repeated="3"/>
        </table:table-row>
        <table:table-row table:style-name="ro1">
          <table:table-cell office:value-type="float" office:value="18260869.57" calcext:value-type="float">
            <text:p>18260869.57</text:p>
          </table:table-cell>
          <table:table-cell office:value-type="float" office:value="-83.48852539" calcext:value-type="float">
            <text:p>-83.48852539</text:p>
          </table:table-cell>
          <table:table-cell table:number-columns-repeated="3"/>
        </table:table-row>
        <table:table-row table:style-name="ro1">
          <table:table-cell office:value-type="float" office:value="18478260.87" calcext:value-type="float">
            <text:p>18478260.87</text:p>
          </table:table-cell>
          <table:table-cell office:value-type="float" office:value="-83.60905457" calcext:value-type="float">
            <text:p>-83.60905457</text:p>
          </table:table-cell>
          <table:table-cell table:number-columns-repeated="3"/>
        </table:table-row>
        <table:table-row table:style-name="ro1">
          <table:table-cell office:value-type="float" office:value="18695652.17" calcext:value-type="float">
            <text:p>18695652.17</text:p>
          </table:table-cell>
          <table:table-cell office:value-type="float" office:value="-83.54958344" calcext:value-type="float">
            <text:p>-83.54958344</text:p>
          </table:table-cell>
          <table:table-cell table:number-columns-repeated="3"/>
        </table:table-row>
        <table:table-row table:style-name="ro1">
          <table:table-cell office:value-type="float" office:value="18913043.48" calcext:value-type="float">
            <text:p>18913043.48</text:p>
          </table:table-cell>
          <table:table-cell office:value-type="float" office:value="-83.7759552" calcext:value-type="float">
            <text:p>-83.7759552</text:p>
          </table:table-cell>
          <table:table-cell table:number-columns-repeated="3"/>
        </table:table-row>
        <table:table-row table:style-name="ro1">
          <table:table-cell office:value-type="float" office:value="19130434.78" calcext:value-type="float">
            <text:p>19130434.78</text:p>
          </table:table-cell>
          <table:table-cell office:value-type="float" office:value="-83.89217377" calcext:value-type="float">
            <text:p>-83.89217377</text:p>
          </table:table-cell>
          <table:table-cell table:number-columns-repeated="3"/>
        </table:table-row>
        <table:table-row table:style-name="ro1">
          <table:table-cell office:value-type="float" office:value="19347826.09" calcext:value-type="float">
            <text:p>19347826.09</text:p>
          </table:table-cell>
          <table:table-cell office:value-type="float" office:value="-84.13633728" calcext:value-type="float">
            <text:p>-84.13633728</text:p>
          </table:table-cell>
          <table:table-cell table:number-columns-repeated="3"/>
        </table:table-row>
        <table:table-row table:style-name="ro1">
          <table:table-cell office:value-type="float" office:value="19565217.39" calcext:value-type="float">
            <text:p>19565217.39</text:p>
          </table:table-cell>
          <table:table-cell office:value-type="float" office:value="-84.18348694" calcext:value-type="float">
            <text:p>-84.18348694</text:p>
          </table:table-cell>
          <table:table-cell table:number-columns-repeated="3"/>
        </table:table-row>
        <table:table-row table:style-name="ro1">
          <table:table-cell office:value-type="float" office:value="19782608.7" calcext:value-type="float">
            <text:p>19782608.7</text:p>
          </table:table-cell>
          <table:table-cell office:value-type="float" office:value="-83.77798462" calcext:value-type="float">
            <text:p>-83.77798462</text:p>
          </table:table-cell>
          <table:table-cell table:number-columns-repeated="3"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-83.83408356" calcext:value-type="float">
            <text:p>-83.83408356</text:p>
          </table:table-cell>
          <table:table-cell table:number-columns-repeated="3"/>
        </table:table-row>
        <table:table-row table:style-name="ro1">
          <table:table-cell office:value-type="float" office:value="20217391.3" calcext:value-type="float">
            <text:p>20217391.3</text:p>
          </table:table-cell>
          <table:table-cell office:value-type="float" office:value="-83.70698547" calcext:value-type="float">
            <text:p>-83.70698547</text:p>
          </table:table-cell>
          <table:table-cell table:number-columns-repeated="3"/>
        </table:table-row>
        <table:table-row table:style-name="ro1">
          <table:table-cell office:value-type="float" office:value="20434782.61" calcext:value-type="float">
            <text:p>20434782.61</text:p>
          </table:table-cell>
          <table:table-cell office:value-type="float" office:value="-83.74624634" calcext:value-type="float">
            <text:p>-83.74624634</text:p>
          </table:table-cell>
          <table:table-cell table:number-columns-repeated="3"/>
        </table:table-row>
        <table:table-row table:style-name="ro1">
          <table:table-cell office:value-type="float" office:value="20652173.91" calcext:value-type="float">
            <text:p>20652173.91</text:p>
          </table:table-cell>
          <table:table-cell office:value-type="float" office:value="-82.98027039" calcext:value-type="float">
            <text:p>-82.98027039</text:p>
          </table:table-cell>
          <table:table-cell table:number-columns-repeated="3"/>
        </table:table-row>
        <table:table-row table:style-name="ro1">
          <table:table-cell office:value-type="float" office:value="20869565.22" calcext:value-type="float">
            <text:p>20869565.22</text:p>
          </table:table-cell>
          <table:table-cell office:value-type="float" office:value="-82.82549286" calcext:value-type="float">
            <text:p>-82.82549286</text:p>
          </table:table-cell>
          <table:table-cell table:number-columns-repeated="3"/>
        </table:table-row>
        <table:table-row table:style-name="ro1">
          <table:table-cell office:value-type="float" office:value="21086956.52" calcext:value-type="float">
            <text:p>21086956.52</text:p>
          </table:table-cell>
          <table:table-cell office:value-type="float" office:value="-82.14325714" calcext:value-type="float">
            <text:p>-82.14325714</text:p>
          </table:table-cell>
          <table:table-cell table:number-columns-repeated="3"/>
        </table:table-row>
        <table:table-row table:style-name="ro1">
          <table:table-cell office:value-type="float" office:value="21304347.83" calcext:value-type="float">
            <text:p>21304347.83</text:p>
          </table:table-cell>
          <table:table-cell office:value-type="float" office:value="-81.36156464" calcext:value-type="float">
            <text:p>-81.36156464</text:p>
          </table:table-cell>
          <table:table-cell table:number-columns-repeated="3"/>
        </table:table-row>
        <table:table-row table:style-name="ro1">
          <table:table-cell office:value-type="float" office:value="21521739.13" calcext:value-type="float">
            <text:p>21521739.13</text:p>
          </table:table-cell>
          <table:table-cell office:value-type="float" office:value="-81.06202698" calcext:value-type="float">
            <text:p>-81.06202698</text:p>
          </table:table-cell>
          <table:table-cell table:number-columns-repeated="3"/>
        </table:table-row>
        <table:table-row table:style-name="ro1">
          <table:table-cell office:value-type="float" office:value="21739130.43" calcext:value-type="float">
            <text:p>21739130.43</text:p>
          </table:table-cell>
          <table:table-cell office:value-type="float" office:value="-82.08675385" calcext:value-type="float">
            <text:p>-82.08675385</text:p>
          </table:table-cell>
          <table:table-cell table:number-columns-repeated="3"/>
        </table:table-row>
        <table:table-row table:style-name="ro1">
          <table:table-cell office:value-type="float" office:value="21956521.74" calcext:value-type="float">
            <text:p>21956521.74</text:p>
          </table:table-cell>
          <table:table-cell office:value-type="float" office:value="-82.75640106" calcext:value-type="float">
            <text:p>-82.75640106</text:p>
          </table:table-cell>
          <table:table-cell table:number-columns-repeated="3"/>
        </table:table-row>
        <table:table-row table:style-name="ro1">
          <table:table-cell office:value-type="float" office:value="22173913.04" calcext:value-type="float">
            <text:p>22173913.04</text:p>
          </table:table-cell>
          <table:table-cell office:value-type="float" office:value="-83.08552551" calcext:value-type="float">
            <text:p>-83.08552551</text:p>
          </table:table-cell>
          <table:table-cell table:number-columns-repeated="3"/>
        </table:table-row>
        <table:table-row table:style-name="ro1">
          <table:table-cell office:value-type="float" office:value="22391304.35" calcext:value-type="float">
            <text:p>22391304.35</text:p>
          </table:table-cell>
          <table:table-cell office:value-type="float" office:value="-83.08309937" calcext:value-type="float">
            <text:p>-83.08309937</text:p>
          </table:table-cell>
          <table:table-cell table:number-columns-repeated="3"/>
        </table:table-row>
        <table:table-row table:style-name="ro1">
          <table:table-cell office:value-type="float" office:value="22608695.65" calcext:value-type="float">
            <text:p>22608695.65</text:p>
          </table:table-cell>
          <table:table-cell office:value-type="float" office:value="-83.40938568" calcext:value-type="float">
            <text:p>-83.40938568</text:p>
          </table:table-cell>
          <table:table-cell table:number-columns-repeated="3"/>
        </table:table-row>
        <table:table-row table:style-name="ro1">
          <table:table-cell office:value-type="float" office:value="22826086.96" calcext:value-type="float">
            <text:p>22826086.96</text:p>
          </table:table-cell>
          <table:table-cell office:value-type="float" office:value="-83.77711487" calcext:value-type="float">
            <text:p>-83.77711487</text:p>
          </table:table-cell>
          <table:table-cell table:number-columns-repeated="3"/>
        </table:table-row>
        <table:table-row table:style-name="ro1">
          <table:table-cell office:value-type="float" office:value="23043478.26" calcext:value-type="float">
            <text:p>23043478.26</text:p>
          </table:table-cell>
          <table:table-cell office:value-type="float" office:value="-83.75482941" calcext:value-type="float">
            <text:p>-83.75482941</text:p>
          </table:table-cell>
          <table:table-cell table:number-columns-repeated="3"/>
        </table:table-row>
        <table:table-row table:style-name="ro1">
          <table:table-cell office:value-type="float" office:value="23260869.57" calcext:value-type="float">
            <text:p>23260869.57</text:p>
          </table:table-cell>
          <table:table-cell office:value-type="float" office:value="-84.09715271" calcext:value-type="float">
            <text:p>-84.09715271</text:p>
          </table:table-cell>
          <table:table-cell table:number-columns-repeated="3"/>
        </table:table-row>
        <table:table-row table:style-name="ro1">
          <table:table-cell office:value-type="float" office:value="23478260.87" calcext:value-type="float">
            <text:p>23478260.87</text:p>
          </table:table-cell>
          <table:table-cell office:value-type="float" office:value="-84.00579071" calcext:value-type="float">
            <text:p>-84.00579071</text:p>
          </table:table-cell>
          <table:table-cell table:number-columns-repeated="3"/>
        </table:table-row>
        <table:table-row table:style-name="ro1">
          <table:table-cell office:value-type="float" office:value="23695652.17" calcext:value-type="float">
            <text:p>23695652.17</text:p>
          </table:table-cell>
          <table:table-cell office:value-type="float" office:value="-84.01913452" calcext:value-type="float">
            <text:p>-84.01913452</text:p>
          </table:table-cell>
          <table:table-cell table:number-columns-repeated="3"/>
        </table:table-row>
        <table:table-row table:style-name="ro1">
          <table:table-cell office:value-type="float" office:value="23913043.48" calcext:value-type="float">
            <text:p>23913043.48</text:p>
          </table:table-cell>
          <table:table-cell office:value-type="float" office:value="-84.29198456" calcext:value-type="float">
            <text:p>-84.29198456</text:p>
          </table:table-cell>
          <table:table-cell table:number-columns-repeated="3"/>
        </table:table-row>
        <table:table-row table:style-name="ro1">
          <table:table-cell office:value-type="float" office:value="24130434.78" calcext:value-type="float">
            <text:p>24130434.78</text:p>
          </table:table-cell>
          <table:table-cell office:value-type="float" office:value="-84.50000763" calcext:value-type="float">
            <text:p>-84.50000763</text:p>
          </table:table-cell>
          <table:table-cell table:number-columns-repeated="3"/>
        </table:table-row>
        <table:table-row table:style-name="ro1">
          <table:table-cell office:value-type="float" office:value="24347826.09" calcext:value-type="float">
            <text:p>24347826.09</text:p>
          </table:table-cell>
          <table:table-cell office:value-type="float" office:value="-84.60752869" calcext:value-type="float">
            <text:p>-84.60752869</text:p>
          </table:table-cell>
          <table:table-cell table:number-columns-repeated="3"/>
        </table:table-row>
        <table:table-row table:style-name="ro1">
          <table:table-cell office:value-type="float" office:value="24565217.39" calcext:value-type="float">
            <text:p>24565217.39</text:p>
          </table:table-cell>
          <table:table-cell office:value-type="float" office:value="-84.43978119" calcext:value-type="float">
            <text:p>-84.43978119</text:p>
          </table:table-cell>
          <table:table-cell table:number-columns-repeated="3"/>
        </table:table-row>
        <table:table-row table:style-name="ro1">
          <table:table-cell office:value-type="float" office:value="24782608.7" calcext:value-type="float">
            <text:p>24782608.7</text:p>
          </table:table-cell>
          <table:table-cell office:value-type="float" office:value="-84.76558685" calcext:value-type="float">
            <text:p>-84.76558685</text:p>
          </table:table-cell>
          <table:table-cell table:number-columns-repeated="3"/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-84.92722321" calcext:value-type="float">
            <text:p>-84.92722321</text:p>
          </table:table-cell>
          <table:table-cell table:number-columns-repeated="3"/>
        </table:table-row>
        <table:table-row table:style-name="ro1">
          <table:table-cell office:value-type="float" office:value="25217391.3" calcext:value-type="float">
            <text:p>25217391.3</text:p>
          </table:table-cell>
          <table:table-cell office:value-type="float" office:value="-85.16366577" calcext:value-type="float">
            <text:p>-85.16366577</text:p>
          </table:table-cell>
          <table:table-cell table:number-columns-repeated="3"/>
        </table:table-row>
        <table:table-row table:style-name="ro1">
          <table:table-cell office:value-type="float" office:value="25434782.61" calcext:value-type="float">
            <text:p>25434782.61</text:p>
          </table:table-cell>
          <table:table-cell office:value-type="float" office:value="-85.05279541" calcext:value-type="float">
            <text:p>-85.05279541</text:p>
          </table:table-cell>
          <table:table-cell table:number-columns-repeated="3"/>
        </table:table-row>
        <table:table-row table:style-name="ro1">
          <table:table-cell office:value-type="float" office:value="25652173.91" calcext:value-type="float">
            <text:p>25652173.91</text:p>
          </table:table-cell>
          <table:table-cell office:value-type="float" office:value="-84.75658417" calcext:value-type="float">
            <text:p>-84.75658417</text:p>
          </table:table-cell>
          <table:table-cell table:number-columns-repeated="3"/>
        </table:table-row>
        <table:table-row table:style-name="ro1">
          <table:table-cell office:value-type="float" office:value="25869565.22" calcext:value-type="float">
            <text:p>25869565.22</text:p>
          </table:table-cell>
          <table:table-cell office:value-type="float" office:value="-85.18212128" calcext:value-type="float">
            <text:p>-85.18212128</text:p>
          </table:table-cell>
          <table:table-cell table:number-columns-repeated="3"/>
        </table:table-row>
        <table:table-row table:style-name="ro1">
          <table:table-cell office:value-type="float" office:value="26086956.52" calcext:value-type="float">
            <text:p>26086956.52</text:p>
          </table:table-cell>
          <table:table-cell office:value-type="float" office:value="-84.91760254" calcext:value-type="float">
            <text:p>-84.91760254</text:p>
          </table:table-cell>
          <table:table-cell table:number-columns-repeated="3"/>
        </table:table-row>
        <table:table-row table:style-name="ro1">
          <table:table-cell office:value-type="float" office:value="26304347.83" calcext:value-type="float">
            <text:p>26304347.83</text:p>
          </table:table-cell>
          <table:table-cell office:value-type="float" office:value="-84.92384338" calcext:value-type="float">
            <text:p>-84.92384338</text:p>
          </table:table-cell>
          <table:table-cell table:number-columns-repeated="3"/>
        </table:table-row>
        <table:table-row table:style-name="ro1">
          <table:table-cell office:value-type="float" office:value="26521739.13" calcext:value-type="float">
            <text:p>26521739.13</text:p>
          </table:table-cell>
          <table:table-cell office:value-type="float" office:value="-85.07130432" calcext:value-type="float">
            <text:p>-85.07130432</text:p>
          </table:table-cell>
          <table:table-cell table:number-columns-repeated="3"/>
        </table:table-row>
        <table:table-row table:style-name="ro1">
          <table:table-cell office:value-type="float" office:value="26739130.43" calcext:value-type="float">
            <text:p>26739130.43</text:p>
          </table:table-cell>
          <table:table-cell office:value-type="float" office:value="-84.99736786" calcext:value-type="float">
            <text:p>-84.99736786</text:p>
          </table:table-cell>
          <table:table-cell table:number-columns-repeated="3"/>
        </table:table-row>
        <table:table-row table:style-name="ro1">
          <table:table-cell office:value-type="float" office:value="26956521.74" calcext:value-type="float">
            <text:p>26956521.74</text:p>
          </table:table-cell>
          <table:table-cell office:value-type="float" office:value="-84.98599243" calcext:value-type="float">
            <text:p>-84.98599243</text:p>
          </table:table-cell>
          <table:table-cell table:number-columns-repeated="3"/>
        </table:table-row>
        <table:table-row table:style-name="ro1">
          <table:table-cell office:value-type="float" office:value="27173913.04" calcext:value-type="float">
            <text:p>27173913.04</text:p>
          </table:table-cell>
          <table:table-cell office:value-type="float" office:value="-84.74822235" calcext:value-type="float">
            <text:p>-84.74822235</text:p>
          </table:table-cell>
          <table:table-cell table:number-columns-repeated="3"/>
        </table:table-row>
        <table:table-row table:style-name="ro1">
          <table:table-cell office:value-type="float" office:value="27391304.35" calcext:value-type="float">
            <text:p>27391304.35</text:p>
          </table:table-cell>
          <table:table-cell office:value-type="float" office:value="-84.95446777" calcext:value-type="float">
            <text:p>-84.95446777</text:p>
          </table:table-cell>
          <table:table-cell table:number-columns-repeated="3"/>
        </table:table-row>
        <table:table-row table:style-name="ro1">
          <table:table-cell office:value-type="float" office:value="27608695.65" calcext:value-type="float">
            <text:p>27608695.65</text:p>
          </table:table-cell>
          <table:table-cell office:value-type="float" office:value="-84.88922882" calcext:value-type="float">
            <text:p>-84.88922882</text:p>
          </table:table-cell>
          <table:table-cell table:number-columns-repeated="3"/>
        </table:table-row>
        <table:table-row table:style-name="ro1">
          <table:table-cell office:value-type="float" office:value="27826086.96" calcext:value-type="float">
            <text:p>27826086.96</text:p>
          </table:table-cell>
          <table:table-cell office:value-type="float" office:value="-85.14492035" calcext:value-type="float">
            <text:p>-85.14492035</text:p>
          </table:table-cell>
          <table:table-cell table:number-columns-repeated="3"/>
        </table:table-row>
        <table:table-row table:style-name="ro1">
          <table:table-cell office:value-type="float" office:value="28043478.26" calcext:value-type="float">
            <text:p>28043478.26</text:p>
          </table:table-cell>
          <table:table-cell office:value-type="float" office:value="-85.19723511" calcext:value-type="float">
            <text:p>-85.19723511</text:p>
          </table:table-cell>
          <table:table-cell table:number-columns-repeated="3"/>
        </table:table-row>
        <table:table-row table:style-name="ro1">
          <table:table-cell office:value-type="float" office:value="28260869.57" calcext:value-type="float">
            <text:p>28260869.57</text:p>
          </table:table-cell>
          <table:table-cell office:value-type="float" office:value="-84.85655212" calcext:value-type="float">
            <text:p>-84.85655212</text:p>
          </table:table-cell>
          <table:table-cell table:number-columns-repeated="3"/>
        </table:table-row>
        <table:table-row table:style-name="ro1">
          <table:table-cell office:value-type="float" office:value="28478260.87" calcext:value-type="float">
            <text:p>28478260.87</text:p>
          </table:table-cell>
          <table:table-cell office:value-type="float" office:value="-84.57949829" calcext:value-type="float">
            <text:p>-84.57949829</text:p>
          </table:table-cell>
          <table:table-cell table:number-columns-repeated="3"/>
        </table:table-row>
        <table:table-row table:style-name="ro1">
          <table:table-cell office:value-type="float" office:value="28695652.17" calcext:value-type="float">
            <text:p>28695652.17</text:p>
          </table:table-cell>
          <table:table-cell office:value-type="float" office:value="-84.82850647" calcext:value-type="float">
            <text:p>-84.82850647</text:p>
          </table:table-cell>
          <table:table-cell table:number-columns-repeated="3"/>
        </table:table-row>
        <table:table-row table:style-name="ro1">
          <table:table-cell office:value-type="float" office:value="28913043.48" calcext:value-type="float">
            <text:p>28913043.48</text:p>
          </table:table-cell>
          <table:table-cell office:value-type="float" office:value="-84.99530029" calcext:value-type="float">
            <text:p>-84.99530029</text:p>
          </table:table-cell>
          <table:table-cell table:number-columns-repeated="3"/>
        </table:table-row>
        <table:table-row table:style-name="ro1">
          <table:table-cell office:value-type="float" office:value="29130434.78" calcext:value-type="float">
            <text:p>29130434.78</text:p>
          </table:table-cell>
          <table:table-cell office:value-type="float" office:value="-84.87648773" calcext:value-type="float">
            <text:p>-84.87648773</text:p>
          </table:table-cell>
          <table:table-cell table:number-columns-repeated="3"/>
        </table:table-row>
        <table:table-row table:style-name="ro1">
          <table:table-cell office:value-type="float" office:value="29347826.09" calcext:value-type="float">
            <text:p>29347826.09</text:p>
          </table:table-cell>
          <table:table-cell office:value-type="float" office:value="-84.78768158" calcext:value-type="float">
            <text:p>-84.78768158</text:p>
          </table:table-cell>
          <table:table-cell table:number-columns-repeated="3"/>
        </table:table-row>
        <table:table-row table:style-name="ro1">
          <table:table-cell office:value-type="float" office:value="29565217.39" calcext:value-type="float">
            <text:p>29565217.39</text:p>
          </table:table-cell>
          <table:table-cell office:value-type="float" office:value="-85.09733582" calcext:value-type="float">
            <text:p>-85.09733582</text:p>
          </table:table-cell>
          <table:table-cell table:number-columns-repeated="3"/>
        </table:table-row>
        <table:table-row table:style-name="ro1">
          <table:table-cell office:value-type="float" office:value="29782608.7" calcext:value-type="float">
            <text:p>29782608.7</text:p>
          </table:table-cell>
          <table:table-cell office:value-type="float" office:value="-84.91783142" calcext:value-type="float">
            <text:p>-84.91783142</text:p>
          </table:table-cell>
          <table:table-cell table:number-columns-repeated="3"/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-85.20594788" calcext:value-type="float">
            <text:p>-85.20594788</text:p>
          </table:table-cell>
          <table:table-cell table:number-columns-repeated="3"/>
        </table:table-row>
        <table:table-row table:style-name="ro1">
          <table:table-cell office:value-type="float" office:value="30217391.3" calcext:value-type="float">
            <text:p>30217391.3</text:p>
          </table:table-cell>
          <table:table-cell office:value-type="float" office:value="-85.22444153" calcext:value-type="float">
            <text:p>-85.22444153</text:p>
          </table:table-cell>
          <table:table-cell table:number-columns-repeated="3"/>
        </table:table-row>
        <table:table-row table:style-name="ro1">
          <table:table-cell office:value-type="float" office:value="30434782.61" calcext:value-type="float">
            <text:p>30434782.61</text:p>
          </table:table-cell>
          <table:table-cell office:value-type="float" office:value="-85.19731903" calcext:value-type="float">
            <text:p>-85.19731903</text:p>
          </table:table-cell>
          <table:table-cell table:number-columns-repeated="3"/>
        </table:table-row>
        <table:table-row table:style-name="ro1">
          <table:table-cell office:value-type="float" office:value="30652173.91" calcext:value-type="float">
            <text:p>30652173.91</text:p>
          </table:table-cell>
          <table:table-cell office:value-type="float" office:value="-85.45561981" calcext:value-type="float">
            <text:p>-85.45561981</text:p>
          </table:table-cell>
          <table:table-cell table:number-columns-repeated="3"/>
        </table:table-row>
        <table:table-row table:style-name="ro1">
          <table:table-cell office:value-type="float" office:value="30869565.22" calcext:value-type="float">
            <text:p>30869565.22</text:p>
          </table:table-cell>
          <table:table-cell office:value-type="float" office:value="-85.21702576" calcext:value-type="float">
            <text:p>-85.21702576</text:p>
          </table:table-cell>
          <table:table-cell table:number-columns-repeated="3"/>
        </table:table-row>
        <table:table-row table:style-name="ro1">
          <table:table-cell office:value-type="float" office:value="31086956.52" calcext:value-type="float">
            <text:p>31086956.52</text:p>
          </table:table-cell>
          <table:table-cell office:value-type="float" office:value="-85.3584137" calcext:value-type="float">
            <text:p>-85.3584137</text:p>
          </table:table-cell>
          <table:table-cell table:number-columns-repeated="3"/>
        </table:table-row>
        <table:table-row table:style-name="ro1">
          <table:table-cell office:value-type="float" office:value="31304347.83" calcext:value-type="float">
            <text:p>31304347.83</text:p>
          </table:table-cell>
          <table:table-cell office:value-type="float" office:value="-85.43991852" calcext:value-type="float">
            <text:p>-85.43991852</text:p>
          </table:table-cell>
          <table:table-cell table:number-columns-repeated="3"/>
        </table:table-row>
        <table:table-row table:style-name="ro1">
          <table:table-cell office:value-type="float" office:value="31521739.13" calcext:value-type="float">
            <text:p>31521739.13</text:p>
          </table:table-cell>
          <table:table-cell office:value-type="float" office:value="-85.32872772" calcext:value-type="float">
            <text:p>-85.32872772</text:p>
          </table:table-cell>
          <table:table-cell table:number-columns-repeated="3"/>
        </table:table-row>
        <table:table-row table:style-name="ro1">
          <table:table-cell office:value-type="float" office:value="31739130.43" calcext:value-type="float">
            <text:p>31739130.43</text:p>
          </table:table-cell>
          <table:table-cell office:value-type="float" office:value="-85.37815857" calcext:value-type="float">
            <text:p>-85.37815857</text:p>
          </table:table-cell>
          <table:table-cell table:number-columns-repeated="3"/>
        </table:table-row>
        <table:table-row table:style-name="ro1">
          <table:table-cell office:value-type="float" office:value="31956521.74" calcext:value-type="float">
            <text:p>31956521.74</text:p>
          </table:table-cell>
          <table:table-cell office:value-type="float" office:value="-85.1804657" calcext:value-type="float">
            <text:p>-85.1804657</text:p>
          </table:table-cell>
          <table:table-cell table:number-columns-repeated="3"/>
        </table:table-row>
        <table:table-row table:style-name="ro1">
          <table:table-cell office:value-type="float" office:value="32173913.04" calcext:value-type="float">
            <text:p>32173913.04</text:p>
          </table:table-cell>
          <table:table-cell office:value-type="float" office:value="-85.43469238" calcext:value-type="float">
            <text:p>-85.43469238</text:p>
          </table:table-cell>
          <table:table-cell table:number-columns-repeated="3"/>
        </table:table-row>
        <table:table-row table:style-name="ro1">
          <table:table-cell office:value-type="float" office:value="32391304.35" calcext:value-type="float">
            <text:p>32391304.35</text:p>
          </table:table-cell>
          <table:table-cell office:value-type="float" office:value="-85.18983459" calcext:value-type="float">
            <text:p>-85.18983459</text:p>
          </table:table-cell>
          <table:table-cell table:number-columns-repeated="3"/>
        </table:table-row>
        <table:table-row table:style-name="ro1">
          <table:table-cell office:value-type="float" office:value="32608695.65" calcext:value-type="float">
            <text:p>32608695.65</text:p>
          </table:table-cell>
          <table:table-cell office:value-type="float" office:value="-85.44535828" calcext:value-type="float">
            <text:p>-85.44535828</text:p>
          </table:table-cell>
          <table:table-cell table:number-columns-repeated="3"/>
        </table:table-row>
        <table:table-row table:style-name="ro1">
          <table:table-cell office:value-type="float" office:value="32826086.96" calcext:value-type="float">
            <text:p>32826086.96</text:p>
          </table:table-cell>
          <table:table-cell office:value-type="float" office:value="-85.2480011" calcext:value-type="float">
            <text:p>-85.2480011</text:p>
          </table:table-cell>
          <table:table-cell table:number-columns-repeated="3"/>
        </table:table-row>
        <table:table-row table:style-name="ro1">
          <table:table-cell office:value-type="float" office:value="33043478.26" calcext:value-type="float">
            <text:p>33043478.26</text:p>
          </table:table-cell>
          <table:table-cell office:value-type="float" office:value="-85.42189026" calcext:value-type="float">
            <text:p>-85.42189026</text:p>
          </table:table-cell>
          <table:table-cell table:number-columns-repeated="3"/>
        </table:table-row>
        <table:table-row table:style-name="ro1">
          <table:table-cell office:value-type="float" office:value="33260869.57" calcext:value-type="float">
            <text:p>33260869.57</text:p>
          </table:table-cell>
          <table:table-cell office:value-type="float" office:value="-85.37935638" calcext:value-type="float">
            <text:p>-85.37935638</text:p>
          </table:table-cell>
          <table:table-cell table:number-columns-repeated="3"/>
        </table:table-row>
        <table:table-row table:style-name="ro1">
          <table:table-cell office:value-type="float" office:value="33478260.87" calcext:value-type="float">
            <text:p>33478260.87</text:p>
          </table:table-cell>
          <table:table-cell office:value-type="float" office:value="-85.40647125" calcext:value-type="float">
            <text:p>-85.40647125</text:p>
          </table:table-cell>
          <table:table-cell table:number-columns-repeated="3"/>
        </table:table-row>
        <table:table-row table:style-name="ro1">
          <table:table-cell office:value-type="float" office:value="33695652.17" calcext:value-type="float">
            <text:p>33695652.17</text:p>
          </table:table-cell>
          <table:table-cell office:value-type="float" office:value="-85.52906799" calcext:value-type="float">
            <text:p>-85.52906799</text:p>
          </table:table-cell>
          <table:table-cell table:number-columns-repeated="3"/>
        </table:table-row>
        <table:table-row table:style-name="ro1">
          <table:table-cell office:value-type="float" office:value="33913043.48" calcext:value-type="float">
            <text:p>33913043.48</text:p>
          </table:table-cell>
          <table:table-cell office:value-type="float" office:value="-85.38264465" calcext:value-type="float">
            <text:p>-85.38264465</text:p>
          </table:table-cell>
          <table:table-cell table:number-columns-repeated="3"/>
        </table:table-row>
        <table:table-row table:style-name="ro1">
          <table:table-cell office:value-type="float" office:value="34130434.78" calcext:value-type="float">
            <text:p>34130434.78</text:p>
          </table:table-cell>
          <table:table-cell office:value-type="float" office:value="-85.61859894" calcext:value-type="float">
            <text:p>-85.61859894</text:p>
          </table:table-cell>
          <table:table-cell table:number-columns-repeated="3"/>
        </table:table-row>
        <table:table-row table:style-name="ro1">
          <table:table-cell office:value-type="float" office:value="34347826.09" calcext:value-type="float">
            <text:p>34347826.09</text:p>
          </table:table-cell>
          <table:table-cell office:value-type="float" office:value="-85.0638504" calcext:value-type="float">
            <text:p>-85.0638504</text:p>
          </table:table-cell>
          <table:table-cell table:number-columns-repeated="3"/>
        </table:table-row>
        <table:table-row table:style-name="ro1">
          <table:table-cell office:value-type="float" office:value="34565217.39" calcext:value-type="float">
            <text:p>34565217.39</text:p>
          </table:table-cell>
          <table:table-cell office:value-type="float" office:value="-85.33190918" calcext:value-type="float">
            <text:p>-85.33190918</text:p>
          </table:table-cell>
          <table:table-cell table:number-columns-repeated="3"/>
        </table:table-row>
        <table:table-row table:style-name="ro1">
          <table:table-cell office:value-type="float" office:value="34782608.7" calcext:value-type="float">
            <text:p>34782608.7</text:p>
          </table:table-cell>
          <table:table-cell office:value-type="float" office:value="-85.3915863" calcext:value-type="float">
            <text:p>-85.3915863</text:p>
          </table:table-cell>
          <table:table-cell table:number-columns-repeated="3"/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-85.22808075" calcext:value-type="float">
            <text:p>-85.22808075</text:p>
          </table:table-cell>
          <table:table-cell table:number-columns-repeated="3"/>
        </table:table-row>
        <table:table-row table:style-name="ro1">
          <table:table-cell office:value-type="float" office:value="35217391.3" calcext:value-type="float">
            <text:p>35217391.3</text:p>
          </table:table-cell>
          <table:table-cell office:value-type="float" office:value="-85.22297668" calcext:value-type="float">
            <text:p>-85.22297668</text:p>
          </table:table-cell>
          <table:table-cell table:number-columns-repeated="3"/>
        </table:table-row>
        <table:table-row table:style-name="ro1">
          <table:table-cell office:value-type="float" office:value="35434782.61" calcext:value-type="float">
            <text:p>35434782.61</text:p>
          </table:table-cell>
          <table:table-cell office:value-type="float" office:value="-85.26306915" calcext:value-type="float">
            <text:p>-85.26306915</text:p>
          </table:table-cell>
          <table:table-cell table:number-columns-repeated="3"/>
        </table:table-row>
        <table:table-row table:style-name="ro1">
          <table:table-cell office:value-type="float" office:value="35652173.91" calcext:value-type="float">
            <text:p>35652173.91</text:p>
          </table:table-cell>
          <table:table-cell office:value-type="float" office:value="-85.26805115" calcext:value-type="float">
            <text:p>-85.26805115</text:p>
          </table:table-cell>
          <table:table-cell table:number-columns-repeated="3"/>
        </table:table-row>
        <table:table-row table:style-name="ro1">
          <table:table-cell office:value-type="float" office:value="35869565.22" calcext:value-type="float">
            <text:p>35869565.22</text:p>
          </table:table-cell>
          <table:table-cell office:value-type="float" office:value="-85.28425598" calcext:value-type="float">
            <text:p>-85.28425598</text:p>
          </table:table-cell>
          <table:table-cell table:number-columns-repeated="3"/>
        </table:table-row>
        <table:table-row table:style-name="ro1">
          <table:table-cell office:value-type="float" office:value="36086956.52" calcext:value-type="float">
            <text:p>36086956.52</text:p>
          </table:table-cell>
          <table:table-cell office:value-type="float" office:value="-85.37742615" calcext:value-type="float">
            <text:p>-85.37742615</text:p>
          </table:table-cell>
          <table:table-cell table:number-columns-repeated="3"/>
        </table:table-row>
        <table:table-row table:style-name="ro1">
          <table:table-cell office:value-type="float" office:value="36304347.83" calcext:value-type="float">
            <text:p>36304347.83</text:p>
          </table:table-cell>
          <table:table-cell office:value-type="float" office:value="-85.41087341" calcext:value-type="float">
            <text:p>-85.41087341</text:p>
          </table:table-cell>
          <table:table-cell table:number-columns-repeated="3"/>
        </table:table-row>
        <table:table-row table:style-name="ro1">
          <table:table-cell office:value-type="float" office:value="36521739.13" calcext:value-type="float">
            <text:p>36521739.13</text:p>
          </table:table-cell>
          <table:table-cell office:value-type="float" office:value="-85.38040161" calcext:value-type="float">
            <text:p>-85.38040161</text:p>
          </table:table-cell>
          <table:table-cell table:number-columns-repeated="3"/>
        </table:table-row>
        <table:table-row table:style-name="ro1">
          <table:table-cell office:value-type="float" office:value="36739130.43" calcext:value-type="float">
            <text:p>36739130.43</text:p>
          </table:table-cell>
          <table:table-cell office:value-type="float" office:value="-85.271492" calcext:value-type="float">
            <text:p>-85.271492</text:p>
          </table:table-cell>
          <table:table-cell table:number-columns-repeated="3"/>
        </table:table-row>
        <table:table-row table:style-name="ro1">
          <table:table-cell office:value-type="float" office:value="36956521.74" calcext:value-type="float">
            <text:p>36956521.74</text:p>
          </table:table-cell>
          <table:table-cell office:value-type="float" office:value="-85.38588715" calcext:value-type="float">
            <text:p>-85.38588715</text:p>
          </table:table-cell>
          <table:table-cell table:number-columns-repeated="3"/>
        </table:table-row>
        <table:table-row table:style-name="ro1">
          <table:table-cell office:value-type="float" office:value="37173913.04" calcext:value-type="float">
            <text:p>37173913.04</text:p>
          </table:table-cell>
          <table:table-cell office:value-type="float" office:value="-85.52379608" calcext:value-type="float">
            <text:p>-85.52379608</text:p>
          </table:table-cell>
          <table:table-cell table:number-columns-repeated="3"/>
        </table:table-row>
        <table:table-row table:style-name="ro1">
          <table:table-cell office:value-type="float" office:value="37391304.35" calcext:value-type="float">
            <text:p>37391304.35</text:p>
          </table:table-cell>
          <table:table-cell office:value-type="float" office:value="-85.2181015" calcext:value-type="float">
            <text:p>-85.2181015</text:p>
          </table:table-cell>
          <table:table-cell table:number-columns-repeated="3"/>
        </table:table-row>
        <table:table-row table:style-name="ro1">
          <table:table-cell office:value-type="float" office:value="37608695.65" calcext:value-type="float">
            <text:p>37608695.65</text:p>
          </table:table-cell>
          <table:table-cell office:value-type="float" office:value="-85.62479401" calcext:value-type="float">
            <text:p>-85.62479401</text:p>
          </table:table-cell>
          <table:table-cell table:number-columns-repeated="3"/>
        </table:table-row>
        <table:table-row table:style-name="ro1">
          <table:table-cell office:value-type="float" office:value="37826086.96" calcext:value-type="float">
            <text:p>37826086.96</text:p>
          </table:table-cell>
          <table:table-cell office:value-type="float" office:value="-85.73034668" calcext:value-type="float">
            <text:p>-85.73034668</text:p>
          </table:table-cell>
          <table:table-cell table:number-columns-repeated="3"/>
        </table:table-row>
        <table:table-row table:style-name="ro1">
          <table:table-cell office:value-type="float" office:value="38043478.26" calcext:value-type="float">
            <text:p>38043478.26</text:p>
          </table:table-cell>
          <table:table-cell office:value-type="float" office:value="-85.61688232" calcext:value-type="float">
            <text:p>-85.61688232</text:p>
          </table:table-cell>
          <table:table-cell table:number-columns-repeated="3"/>
        </table:table-row>
        <table:table-row table:style-name="ro1">
          <table:table-cell office:value-type="float" office:value="38260869.57" calcext:value-type="float">
            <text:p>38260869.57</text:p>
          </table:table-cell>
          <table:table-cell office:value-type="float" office:value="-85.49144745" calcext:value-type="float">
            <text:p>-85.49144745</text:p>
          </table:table-cell>
          <table:table-cell table:number-columns-repeated="3"/>
        </table:table-row>
        <table:table-row table:style-name="ro1">
          <table:table-cell office:value-type="float" office:value="38478260.87" calcext:value-type="float">
            <text:p>38478260.87</text:p>
          </table:table-cell>
          <table:table-cell office:value-type="float" office:value="-85.79787445" calcext:value-type="float">
            <text:p>-85.79787445</text:p>
          </table:table-cell>
          <table:table-cell table:number-columns-repeated="3"/>
        </table:table-row>
        <table:table-row table:style-name="ro1">
          <table:table-cell office:value-type="float" office:value="38695652.17" calcext:value-type="float">
            <text:p>38695652.17</text:p>
          </table:table-cell>
          <table:table-cell office:value-type="float" office:value="-85.69297028" calcext:value-type="float">
            <text:p>-85.69297028</text:p>
          </table:table-cell>
          <table:table-cell table:number-columns-repeated="3"/>
        </table:table-row>
        <table:table-row table:style-name="ro1">
          <table:table-cell office:value-type="float" office:value="38913043.48" calcext:value-type="float">
            <text:p>38913043.48</text:p>
          </table:table-cell>
          <table:table-cell office:value-type="float" office:value="-85.32137299" calcext:value-type="float">
            <text:p>-85.32137299</text:p>
          </table:table-cell>
          <table:table-cell table:number-columns-repeated="3"/>
        </table:table-row>
        <table:table-row table:style-name="ro1">
          <table:table-cell office:value-type="float" office:value="39130434.78" calcext:value-type="float">
            <text:p>39130434.78</text:p>
          </table:table-cell>
          <table:table-cell office:value-type="float" office:value="-85.48553467" calcext:value-type="float">
            <text:p>-85.48553467</text:p>
          </table:table-cell>
          <table:table-cell table:number-columns-repeated="3"/>
        </table:table-row>
        <table:table-row table:style-name="ro1">
          <table:table-cell office:value-type="float" office:value="39347826.09" calcext:value-type="float">
            <text:p>39347826.09</text:p>
          </table:table-cell>
          <table:table-cell office:value-type="float" office:value="-85.54196167" calcext:value-type="float">
            <text:p>-85.54196167</text:p>
          </table:table-cell>
          <table:table-cell table:number-columns-repeated="3"/>
        </table:table-row>
        <table:table-row table:style-name="ro1">
          <table:table-cell office:value-type="float" office:value="39565217.39" calcext:value-type="float">
            <text:p>39565217.39</text:p>
          </table:table-cell>
          <table:table-cell office:value-type="float" office:value="-85.43967438" calcext:value-type="float">
            <text:p>-85.43967438</text:p>
          </table:table-cell>
          <table:table-cell table:number-columns-repeated="3"/>
        </table:table-row>
        <table:table-row table:style-name="ro1">
          <table:table-cell office:value-type="float" office:value="39782608.7" calcext:value-type="float">
            <text:p>39782608.7</text:p>
          </table:table-cell>
          <table:table-cell office:value-type="float" office:value="-85.6802063" calcext:value-type="float">
            <text:p>-85.6802063</text:p>
          </table:table-cell>
          <table:table-cell table:number-columns-repeated="3"/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-85.74365997" calcext:value-type="float">
            <text:p>-85.74365997</text:p>
          </table:table-cell>
          <table:table-cell table:number-columns-repeated="3"/>
        </table:table-row>
        <table:table-row table:style-name="ro1">
          <table:table-cell office:value-type="float" office:value="40217391.3" calcext:value-type="float">
            <text:p>40217391.3</text:p>
          </table:table-cell>
          <table:table-cell office:value-type="float" office:value="-85.6147995" calcext:value-type="float">
            <text:p>-85.6147995</text:p>
          </table:table-cell>
          <table:table-cell table:number-columns-repeated="3"/>
        </table:table-row>
        <table:table-row table:style-name="ro1">
          <table:table-cell office:value-type="float" office:value="40434782.61" calcext:value-type="float">
            <text:p>40434782.61</text:p>
          </table:table-cell>
          <table:table-cell office:value-type="float" office:value="-85.36270905" calcext:value-type="float">
            <text:p>-85.36270905</text:p>
          </table:table-cell>
          <table:table-cell table:number-columns-repeated="3"/>
        </table:table-row>
        <table:table-row table:style-name="ro1">
          <table:table-cell office:value-type="float" office:value="40652173.91" calcext:value-type="float">
            <text:p>40652173.91</text:p>
          </table:table-cell>
          <table:table-cell office:value-type="float" office:value="-85.74011993" calcext:value-type="float">
            <text:p>-85.74011993</text:p>
          </table:table-cell>
          <table:table-cell table:number-columns-repeated="3"/>
        </table:table-row>
        <table:table-row table:style-name="ro1">
          <table:table-cell office:value-type="float" office:value="40869565.22" calcext:value-type="float">
            <text:p>40869565.22</text:p>
          </table:table-cell>
          <table:table-cell office:value-type="float" office:value="-85.56533813" calcext:value-type="float">
            <text:p>-85.56533813</text:p>
          </table:table-cell>
          <table:table-cell table:number-columns-repeated="3"/>
        </table:table-row>
        <table:table-row table:style-name="ro1">
          <table:table-cell office:value-type="float" office:value="41086956.52" calcext:value-type="float">
            <text:p>41086956.52</text:p>
          </table:table-cell>
          <table:table-cell office:value-type="float" office:value="-85.51262665" calcext:value-type="float">
            <text:p>-85.51262665</text:p>
          </table:table-cell>
          <table:table-cell table:number-columns-repeated="3"/>
        </table:table-row>
        <table:table-row table:style-name="ro1">
          <table:table-cell office:value-type="float" office:value="41304347.83" calcext:value-type="float">
            <text:p>41304347.83</text:p>
          </table:table-cell>
          <table:table-cell office:value-type="float" office:value="-85.94055939" calcext:value-type="float">
            <text:p>-85.94055939</text:p>
          </table:table-cell>
          <table:table-cell table:number-columns-repeated="3"/>
        </table:table-row>
        <table:table-row table:style-name="ro1">
          <table:table-cell office:value-type="float" office:value="41521739.13" calcext:value-type="float">
            <text:p>41521739.13</text:p>
          </table:table-cell>
          <table:table-cell office:value-type="float" office:value="-85.70509338" calcext:value-type="float">
            <text:p>-85.70509338</text:p>
          </table:table-cell>
          <table:table-cell table:number-columns-repeated="3"/>
        </table:table-row>
        <table:table-row table:style-name="ro1">
          <table:table-cell office:value-type="float" office:value="41739130.43" calcext:value-type="float">
            <text:p>41739130.43</text:p>
          </table:table-cell>
          <table:table-cell office:value-type="float" office:value="-85.82939911" calcext:value-type="float">
            <text:p>-85.82939911</text:p>
          </table:table-cell>
          <table:table-cell table:number-columns-repeated="3"/>
        </table:table-row>
        <table:table-row table:style-name="ro1">
          <table:table-cell office:value-type="float" office:value="41956521.74" calcext:value-type="float">
            <text:p>41956521.74</text:p>
          </table:table-cell>
          <table:table-cell office:value-type="float" office:value="-85.70587158" calcext:value-type="float">
            <text:p>-85.70587158</text:p>
          </table:table-cell>
          <table:table-cell table:number-columns-repeated="3"/>
        </table:table-row>
        <table:table-row table:style-name="ro1">
          <table:table-cell office:value-type="float" office:value="42173913.04" calcext:value-type="float">
            <text:p>42173913.04</text:p>
          </table:table-cell>
          <table:table-cell office:value-type="float" office:value="-85.93045807" calcext:value-type="float">
            <text:p>-85.93045807</text:p>
          </table:table-cell>
          <table:table-cell table:number-columns-repeated="3"/>
        </table:table-row>
        <table:table-row table:style-name="ro1">
          <table:table-cell office:value-type="float" office:value="42391304.35" calcext:value-type="float">
            <text:p>42391304.35</text:p>
          </table:table-cell>
          <table:table-cell office:value-type="float" office:value="-85.9312439" calcext:value-type="float">
            <text:p>-85.9312439</text:p>
          </table:table-cell>
          <table:table-cell table:number-columns-repeated="3"/>
        </table:table-row>
        <table:table-row table:style-name="ro1">
          <table:table-cell office:value-type="float" office:value="42608695.65" calcext:value-type="float">
            <text:p>42608695.65</text:p>
          </table:table-cell>
          <table:table-cell office:value-type="float" office:value="-85.78516388" calcext:value-type="float">
            <text:p>-85.78516388</text:p>
          </table:table-cell>
          <table:table-cell table:number-columns-repeated="3"/>
        </table:table-row>
        <table:table-row table:style-name="ro1">
          <table:table-cell office:value-type="float" office:value="42826086.96" calcext:value-type="float">
            <text:p>42826086.96</text:p>
          </table:table-cell>
          <table:table-cell office:value-type="float" office:value="-85.86043549" calcext:value-type="float">
            <text:p>-85.86043549</text:p>
          </table:table-cell>
          <table:table-cell table:number-columns-repeated="3"/>
        </table:table-row>
        <table:table-row table:style-name="ro1">
          <table:table-cell office:value-type="float" office:value="43043478.26" calcext:value-type="float">
            <text:p>43043478.26</text:p>
          </table:table-cell>
          <table:table-cell office:value-type="float" office:value="-85.84869385" calcext:value-type="float">
            <text:p>-85.84869385</text:p>
          </table:table-cell>
          <table:table-cell table:number-columns-repeated="3"/>
        </table:table-row>
        <table:table-row table:style-name="ro1">
          <table:table-cell office:value-type="float" office:value="43260869.57" calcext:value-type="float">
            <text:p>43260869.57</text:p>
          </table:table-cell>
          <table:table-cell office:value-type="float" office:value="-85.93837738" calcext:value-type="float">
            <text:p>-85.93837738</text:p>
          </table:table-cell>
          <table:table-cell table:number-columns-repeated="3"/>
        </table:table-row>
        <table:table-row table:style-name="ro1">
          <table:table-cell office:value-type="float" office:value="43478260.87" calcext:value-type="float">
            <text:p>43478260.87</text:p>
          </table:table-cell>
          <table:table-cell office:value-type="float" office:value="-86.14117432" calcext:value-type="float">
            <text:p>-86.14117432</text:p>
          </table:table-cell>
          <table:table-cell table:number-columns-repeated="3"/>
        </table:table-row>
        <table:table-row table:style-name="ro1">
          <table:table-cell office:value-type="float" office:value="43695652.17" calcext:value-type="float">
            <text:p>43695652.17</text:p>
          </table:table-cell>
          <table:table-cell office:value-type="float" office:value="-85.89198303" calcext:value-type="float">
            <text:p>-85.89198303</text:p>
          </table:table-cell>
          <table:table-cell table:number-columns-repeated="3"/>
        </table:table-row>
        <table:table-row table:style-name="ro1">
          <table:table-cell office:value-type="float" office:value="43913043.48" calcext:value-type="float">
            <text:p>43913043.48</text:p>
          </table:table-cell>
          <table:table-cell office:value-type="float" office:value="-86.00365448" calcext:value-type="float">
            <text:p>-86.00365448</text:p>
          </table:table-cell>
          <table:table-cell table:number-columns-repeated="3"/>
        </table:table-row>
        <table:table-row table:style-name="ro1">
          <table:table-cell office:value-type="float" office:value="44130434.78" calcext:value-type="float">
            <text:p>44130434.78</text:p>
          </table:table-cell>
          <table:table-cell office:value-type="float" office:value="-86.42021179" calcext:value-type="float">
            <text:p>-86.42021179</text:p>
          </table:table-cell>
          <table:table-cell table:number-columns-repeated="3"/>
        </table:table-row>
        <table:table-row table:style-name="ro1">
          <table:table-cell office:value-type="float" office:value="44347826.09" calcext:value-type="float">
            <text:p>44347826.09</text:p>
          </table:table-cell>
          <table:table-cell office:value-type="float" office:value="-86.41643524" calcext:value-type="float">
            <text:p>-86.41643524</text:p>
          </table:table-cell>
          <table:table-cell table:number-columns-repeated="3"/>
        </table:table-row>
        <table:table-row table:style-name="ro1">
          <table:table-cell office:value-type="float" office:value="44565217.39" calcext:value-type="float">
            <text:p>44565217.39</text:p>
          </table:table-cell>
          <table:table-cell office:value-type="float" office:value="-86.13766479" calcext:value-type="float">
            <text:p>-86.13766479</text:p>
          </table:table-cell>
          <table:table-cell table:number-columns-repeated="3"/>
        </table:table-row>
        <table:table-row table:style-name="ro1">
          <table:table-cell office:value-type="float" office:value="44782608.7" calcext:value-type="float">
            <text:p>44782608.7</text:p>
          </table:table-cell>
          <table:table-cell office:value-type="float" office:value="-86.4264679" calcext:value-type="float">
            <text:p>-86.4264679</text:p>
          </table:table-cell>
          <table:table-cell table:number-columns-repeated="3"/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-86.43989563" calcext:value-type="float">
            <text:p>-86.43989563</text:p>
          </table:table-cell>
          <table:table-cell table:number-columns-repeated="3"/>
        </table:table-row>
        <table:table-row table:style-name="ro1">
          <table:table-cell office:value-type="float" office:value="45217391.3" calcext:value-type="float">
            <text:p>45217391.3</text:p>
          </table:table-cell>
          <table:table-cell office:value-type="float" office:value="-86.06165314" calcext:value-type="float">
            <text:p>-86.06165314</text:p>
          </table:table-cell>
          <table:table-cell table:number-columns-repeated="3"/>
        </table:table-row>
        <table:table-row table:style-name="ro1">
          <table:table-cell office:value-type="float" office:value="45434782.61" calcext:value-type="float">
            <text:p>45434782.61</text:p>
          </table:table-cell>
          <table:table-cell office:value-type="float" office:value="-86.47648621" calcext:value-type="float">
            <text:p>-86.47648621</text:p>
          </table:table-cell>
          <table:table-cell table:number-columns-repeated="3"/>
        </table:table-row>
        <table:table-row table:style-name="ro1">
          <table:table-cell office:value-type="float" office:value="45652173.91" calcext:value-type="float">
            <text:p>45652173.91</text:p>
          </table:table-cell>
          <table:table-cell office:value-type="float" office:value="-86.49482727" calcext:value-type="float">
            <text:p>-86.49482727</text:p>
          </table:table-cell>
          <table:table-cell table:number-columns-repeated="3"/>
        </table:table-row>
        <table:table-row table:style-name="ro1">
          <table:table-cell office:value-type="float" office:value="45869565.22" calcext:value-type="float">
            <text:p>45869565.22</text:p>
          </table:table-cell>
          <table:table-cell office:value-type="float" office:value="-86.60958862" calcext:value-type="float">
            <text:p>-86.60958862</text:p>
          </table:table-cell>
          <table:table-cell table:number-columns-repeated="3"/>
        </table:table-row>
        <table:table-row table:style-name="ro1">
          <table:table-cell office:value-type="float" office:value="46086956.52" calcext:value-type="float">
            <text:p>46086956.52</text:p>
          </table:table-cell>
          <table:table-cell office:value-type="float" office:value="-86.57482147" calcext:value-type="float">
            <text:p>-86.57482147</text:p>
          </table:table-cell>
          <table:table-cell table:number-columns-repeated="3"/>
        </table:table-row>
        <table:table-row table:style-name="ro1">
          <table:table-cell office:value-type="float" office:value="46304347.83" calcext:value-type="float">
            <text:p>46304347.83</text:p>
          </table:table-cell>
          <table:table-cell office:value-type="float" office:value="-86.80003357" calcext:value-type="float">
            <text:p>-86.80003357</text:p>
          </table:table-cell>
          <table:table-cell table:number-columns-repeated="3"/>
        </table:table-row>
        <table:table-row table:style-name="ro1">
          <table:table-cell office:value-type="float" office:value="46521739.13" calcext:value-type="float">
            <text:p>46521739.13</text:p>
          </table:table-cell>
          <table:table-cell office:value-type="float" office:value="-87.06762695" calcext:value-type="float">
            <text:p>-87.06762695</text:p>
          </table:table-cell>
          <table:table-cell table:number-columns-repeated="3"/>
        </table:table-row>
        <table:table-row table:style-name="ro1">
          <table:table-cell office:value-type="float" office:value="46739130.43" calcext:value-type="float">
            <text:p>46739130.43</text:p>
          </table:table-cell>
          <table:table-cell office:value-type="float" office:value="-86.58266449" calcext:value-type="float">
            <text:p>-86.58266449</text:p>
          </table:table-cell>
          <table:table-cell table:number-columns-repeated="3"/>
        </table:table-row>
        <table:table-row table:style-name="ro1">
          <table:table-cell office:value-type="float" office:value="46956521.74" calcext:value-type="float">
            <text:p>46956521.74</text:p>
          </table:table-cell>
          <table:table-cell office:value-type="float" office:value="-87.06847382" calcext:value-type="float">
            <text:p>-87.06847382</text:p>
          </table:table-cell>
          <table:table-cell table:number-columns-repeated="3"/>
        </table:table-row>
        <table:table-row table:style-name="ro1">
          <table:table-cell office:value-type="float" office:value="47173913.04" calcext:value-type="float">
            <text:p>47173913.04</text:p>
          </table:table-cell>
          <table:table-cell office:value-type="float" office:value="-87.25370789" calcext:value-type="float">
            <text:p>-87.25370789</text:p>
          </table:table-cell>
          <table:table-cell table:number-columns-repeated="3"/>
        </table:table-row>
        <table:table-row table:style-name="ro1">
          <table:table-cell office:value-type="float" office:value="47391304.35" calcext:value-type="float">
            <text:p>47391304.35</text:p>
          </table:table-cell>
          <table:table-cell office:value-type="float" office:value="-86.73860168" calcext:value-type="float">
            <text:p>-86.73860168</text:p>
          </table:table-cell>
          <table:table-cell table:number-columns-repeated="3"/>
        </table:table-row>
        <table:table-row table:style-name="ro1">
          <table:table-cell office:value-type="float" office:value="47608695.65" calcext:value-type="float">
            <text:p>47608695.65</text:p>
          </table:table-cell>
          <table:table-cell office:value-type="float" office:value="-87.00741577" calcext:value-type="float">
            <text:p>-87.00741577</text:p>
          </table:table-cell>
          <table:table-cell table:number-columns-repeated="3"/>
        </table:table-row>
        <table:table-row table:style-name="ro1">
          <table:table-cell office:value-type="float" office:value="47826086.96" calcext:value-type="float">
            <text:p>47826086.96</text:p>
          </table:table-cell>
          <table:table-cell office:value-type="float" office:value="-87.00133514" calcext:value-type="float">
            <text:p>-87.00133514</text:p>
          </table:table-cell>
          <table:table-cell table:number-columns-repeated="3"/>
        </table:table-row>
        <table:table-row table:style-name="ro1">
          <table:table-cell office:value-type="float" office:value="48043478.26" calcext:value-type="float">
            <text:p>48043478.26</text:p>
          </table:table-cell>
          <table:table-cell office:value-type="float" office:value="-86.97941589" calcext:value-type="float">
            <text:p>-86.97941589</text:p>
          </table:table-cell>
          <table:table-cell table:number-columns-repeated="3"/>
        </table:table-row>
        <table:table-row table:style-name="ro1">
          <table:table-cell office:value-type="float" office:value="48260869.57" calcext:value-type="float">
            <text:p>48260869.57</text:p>
          </table:table-cell>
          <table:table-cell office:value-type="float" office:value="-87.06279755" calcext:value-type="float">
            <text:p>-87.06279755</text:p>
          </table:table-cell>
          <table:table-cell table:number-columns-repeated="3"/>
        </table:table-row>
        <table:table-row table:style-name="ro1">
          <table:table-cell office:value-type="float" office:value="48478260.87" calcext:value-type="float">
            <text:p>48478260.87</text:p>
          </table:table-cell>
          <table:table-cell office:value-type="float" office:value="-87.17329407" calcext:value-type="float">
            <text:p>-87.17329407</text:p>
          </table:table-cell>
          <table:table-cell table:number-columns-repeated="3"/>
        </table:table-row>
        <table:table-row table:style-name="ro1">
          <table:table-cell office:value-type="float" office:value="48695652.17" calcext:value-type="float">
            <text:p>48695652.17</text:p>
          </table:table-cell>
          <table:table-cell office:value-type="float" office:value="-87.13819885" calcext:value-type="float">
            <text:p>-87.13819885</text:p>
          </table:table-cell>
          <table:table-cell table:number-columns-repeated="3"/>
        </table:table-row>
        <table:table-row table:style-name="ro1">
          <table:table-cell office:value-type="float" office:value="48913043.48" calcext:value-type="float">
            <text:p>48913043.48</text:p>
          </table:table-cell>
          <table:table-cell office:value-type="float" office:value="-87.31984711" calcext:value-type="float">
            <text:p>-87.31984711</text:p>
          </table:table-cell>
          <table:table-cell table:number-columns-repeated="3"/>
        </table:table-row>
        <table:table-row table:style-name="ro1">
          <table:table-cell office:value-type="float" office:value="49130434.78" calcext:value-type="float">
            <text:p>49130434.78</text:p>
          </table:table-cell>
          <table:table-cell office:value-type="float" office:value="-87.43513489" calcext:value-type="float">
            <text:p>-87.43513489</text:p>
          </table:table-cell>
          <table:table-cell table:number-columns-repeated="3"/>
        </table:table-row>
        <table:table-row table:style-name="ro1">
          <table:table-cell office:value-type="float" office:value="49347826.09" calcext:value-type="float">
            <text:p>49347826.09</text:p>
          </table:table-cell>
          <table:table-cell office:value-type="float" office:value="-87.12397766" calcext:value-type="float">
            <text:p>-87.12397766</text:p>
          </table:table-cell>
          <table:table-cell table:number-columns-repeated="3"/>
        </table:table-row>
        <table:table-row table:style-name="ro1">
          <table:table-cell office:value-type="float" office:value="49565217.39" calcext:value-type="float">
            <text:p>49565217.39</text:p>
          </table:table-cell>
          <table:table-cell office:value-type="float" office:value="-87.42375946" calcext:value-type="float">
            <text:p>-87.42375946</text:p>
          </table:table-cell>
          <table:table-cell table:number-columns-repeated="3"/>
        </table:table-row>
        <table:table-row table:style-name="ro1">
          <table:table-cell office:value-type="float" office:value="49782608.7" calcext:value-type="float">
            <text:p>49782608.7</text:p>
          </table:table-cell>
          <table:table-cell office:value-type="float" office:value="-87.35758209" calcext:value-type="float">
            <text:p>-87.35758209</text:p>
          </table:table-cell>
          <table:table-cell table:number-columns-repeated="3"/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-87.23859406" calcext:value-type="float">
            <text:p>-87.23859406</text:p>
          </table:table-cell>
          <table:table-cell table:number-columns-repeated="3"/>
        </table:table-row>
        <table:table-row table:style-name="ro1">
          <table:table-cell office:value-type="float" office:value="50217391.3" calcext:value-type="float">
            <text:p>50217391.3</text:p>
          </table:table-cell>
          <table:table-cell office:value-type="float" office:value="-87.64136505" calcext:value-type="float">
            <text:p>-87.64136505</text:p>
          </table:table-cell>
          <table:table-cell table:number-columns-repeated="3"/>
        </table:table-row>
        <table:table-row table:style-name="ro1">
          <table:table-cell office:value-type="float" office:value="50434782.61" calcext:value-type="float">
            <text:p>50434782.61</text:p>
          </table:table-cell>
          <table:table-cell office:value-type="float" office:value="-87.71482086" calcext:value-type="float">
            <text:p>-87.71482086</text:p>
          </table:table-cell>
          <table:table-cell table:number-columns-repeated="3"/>
        </table:table-row>
        <table:table-row table:style-name="ro1">
          <table:table-cell office:value-type="float" office:value="50652173.91" calcext:value-type="float">
            <text:p>50652173.91</text:p>
          </table:table-cell>
          <table:table-cell office:value-type="float" office:value="-87.80332947" calcext:value-type="float">
            <text:p>-87.80332947</text:p>
          </table:table-cell>
          <table:table-cell table:number-columns-repeated="3"/>
        </table:table-row>
        <table:table-row table:style-name="ro1">
          <table:table-cell office:value-type="float" office:value="50869565.22" calcext:value-type="float">
            <text:p>50869565.22</text:p>
          </table:table-cell>
          <table:table-cell office:value-type="float" office:value="-88.01914978" calcext:value-type="float">
            <text:p>-88.01914978</text:p>
          </table:table-cell>
          <table:table-cell table:number-columns-repeated="3"/>
        </table:table-row>
        <table:table-row table:style-name="ro1">
          <table:table-cell office:value-type="float" office:value="51086956.52" calcext:value-type="float">
            <text:p>51086956.52</text:p>
          </table:table-cell>
          <table:table-cell office:value-type="float" office:value="-87.92084503" calcext:value-type="float">
            <text:p>-87.92084503</text:p>
          </table:table-cell>
          <table:table-cell table:number-columns-repeated="3"/>
        </table:table-row>
        <table:table-row table:style-name="ro1">
          <table:table-cell office:value-type="float" office:value="51304347.83" calcext:value-type="float">
            <text:p>51304347.83</text:p>
          </table:table-cell>
          <table:table-cell office:value-type="float" office:value="-88.37203979" calcext:value-type="float">
            <text:p>-88.37203979</text:p>
          </table:table-cell>
          <table:table-cell table:number-columns-repeated="3"/>
        </table:table-row>
        <table:table-row table:style-name="ro1">
          <table:table-cell office:value-type="float" office:value="51521739.13" calcext:value-type="float">
            <text:p>51521739.13</text:p>
          </table:table-cell>
          <table:table-cell office:value-type="float" office:value="-88.51552582" calcext:value-type="float">
            <text:p>-88.51552582</text:p>
          </table:table-cell>
          <table:table-cell table:number-columns-repeated="3"/>
        </table:table-row>
        <table:table-row table:style-name="ro1">
          <table:table-cell office:value-type="float" office:value="51739130.43" calcext:value-type="float">
            <text:p>51739130.43</text:p>
          </table:table-cell>
          <table:table-cell office:value-type="float" office:value="-88.52658081" calcext:value-type="float">
            <text:p>-88.52658081</text:p>
          </table:table-cell>
          <table:table-cell table:number-columns-repeated="3"/>
        </table:table-row>
        <table:table-row table:style-name="ro1">
          <table:table-cell office:value-type="float" office:value="51956521.74" calcext:value-type="float">
            <text:p>51956521.74</text:p>
          </table:table-cell>
          <table:table-cell office:value-type="float" office:value="-88.87010956" calcext:value-type="float">
            <text:p>-88.87010956</text:p>
          </table:table-cell>
          <table:table-cell table:number-columns-repeated="3"/>
        </table:table-row>
        <table:table-row table:style-name="ro1">
          <table:table-cell office:value-type="float" office:value="52173913.04" calcext:value-type="float">
            <text:p>52173913.04</text:p>
          </table:table-cell>
          <table:table-cell office:value-type="float" office:value="-89.03370667" calcext:value-type="float">
            <text:p>-89.03370667</text:p>
          </table:table-cell>
          <table:table-cell table:number-columns-repeated="3"/>
        </table:table-row>
        <table:table-row table:style-name="ro1">
          <table:table-cell office:value-type="float" office:value="52391304.35" calcext:value-type="float">
            <text:p>52391304.35</text:p>
          </table:table-cell>
          <table:table-cell office:value-type="float" office:value="-89.28877258" calcext:value-type="float">
            <text:p>-89.28877258</text:p>
          </table:table-cell>
          <table:table-cell table:number-columns-repeated="3"/>
        </table:table-row>
        <table:table-row table:style-name="ro1">
          <table:table-cell office:value-type="float" office:value="52608695.65" calcext:value-type="float">
            <text:p>52608695.65</text:p>
          </table:table-cell>
          <table:table-cell office:value-type="float" office:value="-89.19107056" calcext:value-type="float">
            <text:p>-89.19107056</text:p>
          </table:table-cell>
          <table:table-cell table:number-columns-repeated="3"/>
        </table:table-row>
        <table:table-row table:style-name="ro1">
          <table:table-cell office:value-type="float" office:value="52826086.96" calcext:value-type="float">
            <text:p>52826086.96</text:p>
          </table:table-cell>
          <table:table-cell office:value-type="float" office:value="-89.66565704" calcext:value-type="float">
            <text:p>-89.66565704</text:p>
          </table:table-cell>
          <table:table-cell table:number-columns-repeated="3"/>
        </table:table-row>
        <table:table-row table:style-name="ro1">
          <table:table-cell office:value-type="float" office:value="53043478.26" calcext:value-type="float">
            <text:p>53043478.26</text:p>
          </table:table-cell>
          <table:table-cell office:value-type="float" office:value="-89.50238037" calcext:value-type="float">
            <text:p>-89.50238037</text:p>
          </table:table-cell>
          <table:table-cell table:number-columns-repeated="3"/>
        </table:table-row>
        <table:table-row table:style-name="ro1">
          <table:table-cell office:value-type="float" office:value="53260869.57" calcext:value-type="float">
            <text:p>53260869.57</text:p>
          </table:table-cell>
          <table:table-cell office:value-type="float" office:value="-89.62184906" calcext:value-type="float">
            <text:p>-89.62184906</text:p>
          </table:table-cell>
          <table:table-cell table:number-columns-repeated="3"/>
        </table:table-row>
        <table:table-row table:style-name="ro1">
          <table:table-cell office:value-type="float" office:value="53478260.87" calcext:value-type="float">
            <text:p>53478260.87</text:p>
          </table:table-cell>
          <table:table-cell office:value-type="float" office:value="-89.79212952" calcext:value-type="float">
            <text:p>-89.79212952</text:p>
          </table:table-cell>
          <table:table-cell table:number-columns-repeated="3"/>
        </table:table-row>
        <table:table-row table:style-name="ro1">
          <table:table-cell office:value-type="float" office:value="53695652.17" calcext:value-type="float">
            <text:p>53695652.17</text:p>
          </table:table-cell>
          <table:table-cell office:value-type="float" office:value="-89.79347229" calcext:value-type="float">
            <text:p>-89.79347229</text:p>
          </table:table-cell>
          <table:table-cell table:number-columns-repeated="3"/>
        </table:table-row>
        <table:table-row table:style-name="ro1">
          <table:table-cell office:value-type="float" office:value="53913043.48" calcext:value-type="float">
            <text:p>53913043.48</text:p>
          </table:table-cell>
          <table:table-cell office:value-type="float" office:value="-89.88684082" calcext:value-type="float">
            <text:p>-89.88684082</text:p>
          </table:table-cell>
          <table:table-cell table:number-columns-repeated="3"/>
        </table:table-row>
        <table:table-row table:style-name="ro1">
          <table:table-cell office:value-type="float" office:value="54130434.78" calcext:value-type="float">
            <text:p>54130434.78</text:p>
          </table:table-cell>
          <table:table-cell office:value-type="float" office:value="-90.16435242" calcext:value-type="float">
            <text:p>-90.16435242</text:p>
          </table:table-cell>
          <table:table-cell table:number-columns-repeated="3"/>
        </table:table-row>
        <table:table-row table:style-name="ro1">
          <table:table-cell office:value-type="float" office:value="54347826.09" calcext:value-type="float">
            <text:p>54347826.09</text:p>
          </table:table-cell>
          <table:table-cell office:value-type="float" office:value="-90.1844635" calcext:value-type="float">
            <text:p>-90.1844635</text:p>
          </table:table-cell>
          <table:table-cell table:number-columns-repeated="3"/>
        </table:table-row>
        <table:table-row table:style-name="ro1">
          <table:table-cell office:value-type="float" office:value="54565217.39" calcext:value-type="float">
            <text:p>54565217.39</text:p>
          </table:table-cell>
          <table:table-cell office:value-type="float" office:value="-90.25118256" calcext:value-type="float">
            <text:p>-90.25118256</text:p>
          </table:table-cell>
          <table:table-cell table:number-columns-repeated="3"/>
        </table:table-row>
        <table:table-row table:style-name="ro1">
          <table:table-cell office:value-type="float" office:value="54782608.7" calcext:value-type="float">
            <text:p>54782608.7</text:p>
          </table:table-cell>
          <table:table-cell office:value-type="float" office:value="-90.2960968" calcext:value-type="float">
            <text:p>-90.2960968</text:p>
          </table:table-cell>
          <table:table-cell table:number-columns-repeated="3"/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-90.32169342" calcext:value-type="float">
            <text:p>-90.32169342</text:p>
          </table:table-cell>
          <table:table-cell table:number-columns-repeated="3"/>
        </table:table-row>
        <table:table-row table:style-name="ro1">
          <table:table-cell office:value-type="float" office:value="55217391.3" calcext:value-type="float">
            <text:p>55217391.3</text:p>
          </table:table-cell>
          <table:table-cell office:value-type="float" office:value="-90.37241364" calcext:value-type="float">
            <text:p>-90.37241364</text:p>
          </table:table-cell>
          <table:table-cell table:number-columns-repeated="3"/>
        </table:table-row>
        <table:table-row table:style-name="ro1">
          <table:table-cell office:value-type="float" office:value="55434782.61" calcext:value-type="float">
            <text:p>55434782.61</text:p>
          </table:table-cell>
          <table:table-cell office:value-type="float" office:value="-90.57808685" calcext:value-type="float">
            <text:p>-90.57808685</text:p>
          </table:table-cell>
          <table:table-cell table:number-columns-repeated="3"/>
        </table:table-row>
        <table:table-row table:style-name="ro1">
          <table:table-cell office:value-type="float" office:value="55652173.91" calcext:value-type="float">
            <text:p>55652173.91</text:p>
          </table:table-cell>
          <table:table-cell office:value-type="float" office:value="-90.53356934" calcext:value-type="float">
            <text:p>-90.53356934</text:p>
          </table:table-cell>
          <table:table-cell table:number-columns-repeated="3"/>
        </table:table-row>
        <table:table-row table:style-name="ro1">
          <table:table-cell office:value-type="float" office:value="55869565.22" calcext:value-type="float">
            <text:p>55869565.22</text:p>
          </table:table-cell>
          <table:table-cell office:value-type="float" office:value="-90.42512512" calcext:value-type="float">
            <text:p>-90.42512512</text:p>
          </table:table-cell>
          <table:table-cell table:number-columns-repeated="3"/>
        </table:table-row>
        <table:table-row table:style-name="ro1">
          <table:table-cell office:value-type="float" office:value="56086956.52" calcext:value-type="float">
            <text:p>56086956.52</text:p>
          </table:table-cell>
          <table:table-cell office:value-type="float" office:value="-90.84388733" calcext:value-type="float">
            <text:p>-90.84388733</text:p>
          </table:table-cell>
          <table:table-cell table:number-columns-repeated="3"/>
        </table:table-row>
        <table:table-row table:style-name="ro1">
          <table:table-cell office:value-type="float" office:value="56304347.83" calcext:value-type="float">
            <text:p>56304347.83</text:p>
          </table:table-cell>
          <table:table-cell office:value-type="float" office:value="-90.8110199" calcext:value-type="float">
            <text:p>-90.8110199</text:p>
          </table:table-cell>
          <table:table-cell table:number-columns-repeated="3"/>
        </table:table-row>
        <table:table-row table:style-name="ro1">
          <table:table-cell office:value-type="float" office:value="56521739.13" calcext:value-type="float">
            <text:p>56521739.13</text:p>
          </table:table-cell>
          <table:table-cell office:value-type="float" office:value="-91.50524139" calcext:value-type="float">
            <text:p>-91.50524139</text:p>
          </table:table-cell>
          <table:table-cell table:number-columns-repeated="3"/>
        </table:table-row>
        <table:table-row table:style-name="ro1">
          <table:table-cell office:value-type="float" office:value="56739130.43" calcext:value-type="float">
            <text:p>56739130.43</text:p>
          </table:table-cell>
          <table:table-cell office:value-type="float" office:value="-91.29576874" calcext:value-type="float">
            <text:p>-91.29576874</text:p>
          </table:table-cell>
          <table:table-cell table:number-columns-repeated="3"/>
        </table:table-row>
        <table:table-row table:style-name="ro1">
          <table:table-cell office:value-type="float" office:value="56956521.74" calcext:value-type="float">
            <text:p>56956521.74</text:p>
          </table:table-cell>
          <table:table-cell office:value-type="float" office:value="-91.34393311" calcext:value-type="float">
            <text:p>-91.34393311</text:p>
          </table:table-cell>
          <table:table-cell table:number-columns-repeated="3"/>
        </table:table-row>
        <table:table-row table:style-name="ro1">
          <table:table-cell office:value-type="float" office:value="57173913.04" calcext:value-type="float">
            <text:p>57173913.04</text:p>
          </table:table-cell>
          <table:table-cell office:value-type="float" office:value="-91.43385315" calcext:value-type="float">
            <text:p>-91.43385315</text:p>
          </table:table-cell>
          <table:table-cell table:number-columns-repeated="3"/>
        </table:table-row>
        <table:table-row table:style-name="ro1">
          <table:table-cell office:value-type="float" office:value="57391304.35" calcext:value-type="float">
            <text:p>57391304.35</text:p>
          </table:table-cell>
          <table:table-cell office:value-type="float" office:value="-91.76538849" calcext:value-type="float">
            <text:p>-91.76538849</text:p>
          </table:table-cell>
          <table:table-cell table:number-columns-repeated="3"/>
        </table:table-row>
        <table:table-row table:style-name="ro1">
          <table:table-cell office:value-type="float" office:value="57608695.65" calcext:value-type="float">
            <text:p>57608695.65</text:p>
          </table:table-cell>
          <table:table-cell office:value-type="float" office:value="-91.64248657" calcext:value-type="float">
            <text:p>-91.64248657</text:p>
          </table:table-cell>
          <table:table-cell table:number-columns-repeated="3"/>
        </table:table-row>
        <table:table-row table:style-name="ro1">
          <table:table-cell office:value-type="float" office:value="57826086.96" calcext:value-type="float">
            <text:p>57826086.96</text:p>
          </table:table-cell>
          <table:table-cell office:value-type="float" office:value="-91.90374756" calcext:value-type="float">
            <text:p>-91.90374756</text:p>
          </table:table-cell>
          <table:table-cell table:number-columns-repeated="3"/>
        </table:table-row>
        <table:table-row table:style-name="ro1">
          <table:table-cell office:value-type="float" office:value="58043478.26" calcext:value-type="float">
            <text:p>58043478.26</text:p>
          </table:table-cell>
          <table:table-cell office:value-type="float" office:value="-92.16901398" calcext:value-type="float">
            <text:p>-92.16901398</text:p>
          </table:table-cell>
          <table:table-cell table:number-columns-repeated="3"/>
        </table:table-row>
        <table:table-row table:style-name="ro1">
          <table:table-cell office:value-type="float" office:value="58260869.57" calcext:value-type="float">
            <text:p>58260869.57</text:p>
          </table:table-cell>
          <table:table-cell office:value-type="float" office:value="-92.04915619" calcext:value-type="float">
            <text:p>-92.04915619</text:p>
          </table:table-cell>
          <table:table-cell table:number-columns-repeated="3"/>
        </table:table-row>
        <table:table-row table:style-name="ro1">
          <table:table-cell office:value-type="float" office:value="58478260.87" calcext:value-type="float">
            <text:p>58478260.87</text:p>
          </table:table-cell>
          <table:table-cell office:value-type="float" office:value="-92.26157379" calcext:value-type="float">
            <text:p>-92.26157379</text:p>
          </table:table-cell>
          <table:table-cell table:number-columns-repeated="3"/>
        </table:table-row>
        <table:table-row table:style-name="ro1">
          <table:table-cell office:value-type="float" office:value="58695652.17" calcext:value-type="float">
            <text:p>58695652.17</text:p>
          </table:table-cell>
          <table:table-cell office:value-type="float" office:value="-92.22080994" calcext:value-type="float">
            <text:p>-92.22080994</text:p>
          </table:table-cell>
          <table:table-cell table:number-columns-repeated="3"/>
        </table:table-row>
        <table:table-row table:style-name="ro1">
          <table:table-cell office:value-type="float" office:value="58913043.48" calcext:value-type="float">
            <text:p>58913043.48</text:p>
          </table:table-cell>
          <table:table-cell office:value-type="float" office:value="-92.24832153" calcext:value-type="float">
            <text:p>-92.24832153</text:p>
          </table:table-cell>
          <table:table-cell table:number-columns-repeated="3"/>
        </table:table-row>
        <table:table-row table:style-name="ro1">
          <table:table-cell office:value-type="float" office:value="59130434.78" calcext:value-type="float">
            <text:p>59130434.78</text:p>
          </table:table-cell>
          <table:table-cell office:value-type="float" office:value="-92.46234131" calcext:value-type="float">
            <text:p>-92.46234131</text:p>
          </table:table-cell>
          <table:table-cell table:number-columns-repeated="3"/>
        </table:table-row>
        <table:table-row table:style-name="ro1">
          <table:table-cell office:value-type="float" office:value="59347826.09" calcext:value-type="float">
            <text:p>59347826.09</text:p>
          </table:table-cell>
          <table:table-cell office:value-type="float" office:value="-90.85372925" calcext:value-type="float">
            <text:p>-90.85372925</text:p>
          </table:table-cell>
          <table:table-cell table:number-columns-repeated="3"/>
        </table:table-row>
        <table:table-row table:style-name="ro1">
          <table:table-cell office:value-type="float" office:value="59565217.39" calcext:value-type="float">
            <text:p>59565217.39</text:p>
          </table:table-cell>
          <table:table-cell office:value-type="float" office:value="-92.39439392" calcext:value-type="float">
            <text:p>-92.39439392</text:p>
          </table:table-cell>
          <table:table-cell table:number-columns-repeated="3"/>
        </table:table-row>
        <table:table-row table:style-name="ro1">
          <table:table-cell office:value-type="float" office:value="59782608.7" calcext:value-type="float">
            <text:p>59782608.7</text:p>
          </table:table-cell>
          <table:table-cell office:value-type="float" office:value="-92.23059082" calcext:value-type="float">
            <text:p>-92.23059082</text:p>
          </table:table-cell>
          <table:table-cell table:number-columns-repeated="3"/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-92.66221619" calcext:value-type="float">
            <text:p>-92.66221619</text:p>
          </table:table-cell>
          <table:table-cell table:number-columns-repeated="3"/>
        </table:table-row>
        <table:table-row table:style-name="ro1">
          <table:table-cell office:value-type="float" office:value="60217391.3" calcext:value-type="float">
            <text:p>60217391.3</text:p>
          </table:table-cell>
          <table:table-cell office:value-type="float" office:value="-90.94335938" calcext:value-type="float">
            <text:p>-90.94335938</text:p>
          </table:table-cell>
          <table:table-cell table:number-columns-repeated="3"/>
        </table:table-row>
        <table:table-row table:style-name="ro1">
          <table:table-cell office:value-type="float" office:value="60434782.61" calcext:value-type="float">
            <text:p>60434782.61</text:p>
          </table:table-cell>
          <table:table-cell office:value-type="float" office:value="-90.63304138" calcext:value-type="float">
            <text:p>-90.63304138</text:p>
          </table:table-cell>
          <table:table-cell table:number-columns-repeated="3"/>
        </table:table-row>
        <table:table-row table:style-name="ro1">
          <table:table-cell office:value-type="float" office:value="60652173.91" calcext:value-type="float">
            <text:p>60652173.91</text:p>
          </table:table-cell>
          <table:table-cell office:value-type="float" office:value="-91.04953003" calcext:value-type="float">
            <text:p>-91.04953003</text:p>
          </table:table-cell>
          <table:table-cell table:number-columns-repeated="3"/>
        </table:table-row>
        <table:table-row table:style-name="ro1">
          <table:table-cell office:value-type="float" office:value="60869565.22" calcext:value-type="float">
            <text:p>60869565.22</text:p>
          </table:table-cell>
          <table:table-cell office:value-type="float" office:value="-91.12980652" calcext:value-type="float">
            <text:p>-91.12980652</text:p>
          </table:table-cell>
          <table:table-cell table:number-columns-repeated="3"/>
        </table:table-row>
        <table:table-row table:style-name="ro1">
          <table:table-cell office:value-type="float" office:value="61086956.52" calcext:value-type="float">
            <text:p>61086956.52</text:p>
          </table:table-cell>
          <table:table-cell office:value-type="float" office:value="-90.96992493" calcext:value-type="float">
            <text:p>-90.96992493</text:p>
          </table:table-cell>
          <table:table-cell table:number-columns-repeated="3"/>
        </table:table-row>
        <table:table-row table:style-name="ro1">
          <table:table-cell office:value-type="float" office:value="61304347.83" calcext:value-type="float">
            <text:p>61304347.83</text:p>
          </table:table-cell>
          <table:table-cell office:value-type="float" office:value="-90.65517426" calcext:value-type="float">
            <text:p>-90.65517426</text:p>
          </table:table-cell>
          <table:table-cell table:number-columns-repeated="3"/>
        </table:table-row>
        <table:table-row table:style-name="ro1">
          <table:table-cell office:value-type="float" office:value="61521739.13" calcext:value-type="float">
            <text:p>61521739.13</text:p>
          </table:table-cell>
          <table:table-cell office:value-type="float" office:value="-90.9980011" calcext:value-type="float">
            <text:p>-90.9980011</text:p>
          </table:table-cell>
          <table:table-cell table:number-columns-repeated="3"/>
        </table:table-row>
        <table:table-row table:style-name="ro1">
          <table:table-cell office:value-type="float" office:value="61739130.43" calcext:value-type="float">
            <text:p>61739130.43</text:p>
          </table:table-cell>
          <table:table-cell office:value-type="float" office:value="-91.06050873" calcext:value-type="float">
            <text:p>-91.06050873</text:p>
          </table:table-cell>
          <table:table-cell table:number-columns-repeated="3"/>
        </table:table-row>
        <table:table-row table:style-name="ro1">
          <table:table-cell office:value-type="float" office:value="61956521.74" calcext:value-type="float">
            <text:p>61956521.74</text:p>
          </table:table-cell>
          <table:table-cell office:value-type="float" office:value="-90.84034729" calcext:value-type="float">
            <text:p>-90.84034729</text:p>
          </table:table-cell>
          <table:table-cell table:number-columns-repeated="3"/>
        </table:table-row>
        <table:table-row table:style-name="ro1">
          <table:table-cell office:value-type="float" office:value="62173913.04" calcext:value-type="float">
            <text:p>62173913.04</text:p>
          </table:table-cell>
          <table:table-cell office:value-type="float" office:value="-91.05202484" calcext:value-type="float">
            <text:p>-91.05202484</text:p>
          </table:table-cell>
          <table:table-cell table:number-columns-repeated="3"/>
        </table:table-row>
        <table:table-row table:style-name="ro1">
          <table:table-cell office:value-type="float" office:value="62391304.35" calcext:value-type="float">
            <text:p>62391304.35</text:p>
          </table:table-cell>
          <table:table-cell office:value-type="float" office:value="-91.21247864" calcext:value-type="float">
            <text:p>-91.21247864</text:p>
          </table:table-cell>
          <table:table-cell table:number-columns-repeated="3"/>
        </table:table-row>
        <table:table-row table:style-name="ro1">
          <table:table-cell office:value-type="float" office:value="62608695.65" calcext:value-type="float">
            <text:p>62608695.65</text:p>
          </table:table-cell>
          <table:table-cell office:value-type="float" office:value="-91.34405518" calcext:value-type="float">
            <text:p>-91.34405518</text:p>
          </table:table-cell>
          <table:table-cell table:number-columns-repeated="3"/>
        </table:table-row>
        <table:table-row table:style-name="ro1">
          <table:table-cell office:value-type="float" office:value="62826086.96" calcext:value-type="float">
            <text:p>62826086.96</text:p>
          </table:table-cell>
          <table:table-cell office:value-type="float" office:value="-91.38269806" calcext:value-type="float">
            <text:p>-91.38269806</text:p>
          </table:table-cell>
          <table:table-cell table:number-columns-repeated="3"/>
        </table:table-row>
        <table:table-row table:style-name="ro1">
          <table:table-cell office:value-type="float" office:value="63043478.26" calcext:value-type="float">
            <text:p>63043478.26</text:p>
          </table:table-cell>
          <table:table-cell office:value-type="float" office:value="-91.50904846" calcext:value-type="float">
            <text:p>-91.50904846</text:p>
          </table:table-cell>
          <table:table-cell table:number-columns-repeated="3"/>
        </table:table-row>
        <table:table-row table:style-name="ro1">
          <table:table-cell office:value-type="float" office:value="63260869.57" calcext:value-type="float">
            <text:p>63260869.57</text:p>
          </table:table-cell>
          <table:table-cell office:value-type="float" office:value="-91.3832016" calcext:value-type="float">
            <text:p>-91.3832016</text:p>
          </table:table-cell>
          <table:table-cell table:number-columns-repeated="3"/>
        </table:table-row>
        <table:table-row table:style-name="ro1">
          <table:table-cell office:value-type="float" office:value="63478260.87" calcext:value-type="float">
            <text:p>63478260.87</text:p>
          </table:table-cell>
          <table:table-cell office:value-type="float" office:value="-90.87970734" calcext:value-type="float">
            <text:p>-90.87970734</text:p>
          </table:table-cell>
          <table:table-cell table:number-columns-repeated="3"/>
        </table:table-row>
        <table:table-row table:style-name="ro1">
          <table:table-cell office:value-type="float" office:value="63695652.17" calcext:value-type="float">
            <text:p>63695652.17</text:p>
          </table:table-cell>
          <table:table-cell office:value-type="float" office:value="-91.341362" calcext:value-type="float">
            <text:p>-91.341362</text:p>
          </table:table-cell>
          <table:table-cell table:number-columns-repeated="3"/>
        </table:table-row>
        <table:table-row table:style-name="ro1">
          <table:table-cell office:value-type="float" office:value="63913043.48" calcext:value-type="float">
            <text:p>63913043.48</text:p>
          </table:table-cell>
          <table:table-cell office:value-type="float" office:value="-91.58151245" calcext:value-type="float">
            <text:p>-91.58151245</text:p>
          </table:table-cell>
          <table:table-cell table:number-columns-repeated="3"/>
        </table:table-row>
        <table:table-row table:style-name="ro1">
          <table:table-cell office:value-type="float" office:value="64130434.78" calcext:value-type="float">
            <text:p>64130434.78</text:p>
          </table:table-cell>
          <table:table-cell office:value-type="float" office:value="-92.10096741" calcext:value-type="float">
            <text:p>-92.10096741</text:p>
          </table:table-cell>
          <table:table-cell table:number-columns-repeated="3"/>
        </table:table-row>
        <table:table-row table:style-name="ro1">
          <table:table-cell office:value-type="float" office:value="64347826.09" calcext:value-type="float">
            <text:p>64347826.09</text:p>
          </table:table-cell>
          <table:table-cell office:value-type="float" office:value="-92.56352234" calcext:value-type="float">
            <text:p>-92.56352234</text:p>
          </table:table-cell>
          <table:table-cell table:number-columns-repeated="3"/>
        </table:table-row>
        <table:table-row table:style-name="ro1">
          <table:table-cell office:value-type="float" office:value="64565217.39" calcext:value-type="float">
            <text:p>64565217.39</text:p>
          </table:table-cell>
          <table:table-cell office:value-type="float" office:value="-92.64936829" calcext:value-type="float">
            <text:p>-92.64936829</text:p>
          </table:table-cell>
          <table:table-cell table:number-columns-repeated="3"/>
        </table:table-row>
        <table:table-row table:style-name="ro1">
          <table:table-cell office:value-type="float" office:value="64782608.7" calcext:value-type="float">
            <text:p>64782608.7</text:p>
          </table:table-cell>
          <table:table-cell office:value-type="float" office:value="-92.08027649" calcext:value-type="float">
            <text:p>-92.08027649</text:p>
          </table:table-cell>
          <table:table-cell table:number-columns-repeated="3"/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-92.00226593" calcext:value-type="float">
            <text:p>-92.00226593</text:p>
          </table:table-cell>
          <table:table-cell table:number-columns-repeated="3"/>
        </table:table-row>
        <table:table-row table:style-name="ro1">
          <table:table-cell office:value-type="float" office:value="65217391.3" calcext:value-type="float">
            <text:p>65217391.3</text:p>
          </table:table-cell>
          <table:table-cell office:value-type="float" office:value="-91.91410828" calcext:value-type="float">
            <text:p>-91.91410828</text:p>
          </table:table-cell>
          <table:table-cell table:number-columns-repeated="3"/>
        </table:table-row>
        <table:table-row table:style-name="ro1">
          <table:table-cell office:value-type="float" office:value="65434782.61" calcext:value-type="float">
            <text:p>65434782.61</text:p>
          </table:table-cell>
          <table:table-cell office:value-type="float" office:value="-92.18615723" calcext:value-type="float">
            <text:p>-92.18615723</text:p>
          </table:table-cell>
          <table:table-cell table:number-columns-repeated="3"/>
        </table:table-row>
        <table:table-row table:style-name="ro1">
          <table:table-cell office:value-type="float" office:value="65652173.91" calcext:value-type="float">
            <text:p>65652173.91</text:p>
          </table:table-cell>
          <table:table-cell office:value-type="float" office:value="-92.87068176" calcext:value-type="float">
            <text:p>-92.87068176</text:p>
          </table:table-cell>
          <table:table-cell table:number-columns-repeated="3"/>
        </table:table-row>
        <table:table-row table:style-name="ro1">
          <table:table-cell office:value-type="float" office:value="65869565.22" calcext:value-type="float">
            <text:p>65869565.22</text:p>
          </table:table-cell>
          <table:table-cell office:value-type="float" office:value="-94.28443909" calcext:value-type="float">
            <text:p>-94.28443909</text:p>
          </table:table-cell>
          <table:table-cell table:number-columns-repeated="3"/>
        </table:table-row>
        <table:table-row table:style-name="ro1">
          <table:table-cell office:value-type="float" office:value="66086956.52" calcext:value-type="float">
            <text:p>66086956.52</text:p>
          </table:table-cell>
          <table:table-cell office:value-type="float" office:value="-94.33630371" calcext:value-type="float">
            <text:p>-94.33630371</text:p>
          </table:table-cell>
          <table:table-cell table:number-columns-repeated="3"/>
        </table:table-row>
        <table:table-row table:style-name="ro1">
          <table:table-cell office:value-type="float" office:value="66304347.83" calcext:value-type="float">
            <text:p>66304347.83</text:p>
          </table:table-cell>
          <table:table-cell office:value-type="float" office:value="-94.69419861" calcext:value-type="float">
            <text:p>-94.69419861</text:p>
          </table:table-cell>
          <table:table-cell table:number-columns-repeated="3"/>
        </table:table-row>
        <table:table-row table:style-name="ro1">
          <table:table-cell office:value-type="float" office:value="66521739.13" calcext:value-type="float">
            <text:p>66521739.13</text:p>
          </table:table-cell>
          <table:table-cell office:value-type="float" office:value="-94.29756165" calcext:value-type="float">
            <text:p>-94.29756165</text:p>
          </table:table-cell>
          <table:table-cell table:number-columns-repeated="3"/>
        </table:table-row>
        <table:table-row table:style-name="ro1">
          <table:table-cell office:value-type="float" office:value="66739130.43" calcext:value-type="float">
            <text:p>66739130.43</text:p>
          </table:table-cell>
          <table:table-cell office:value-type="float" office:value="-94.01402283" calcext:value-type="float">
            <text:p>-94.01402283</text:p>
          </table:table-cell>
          <table:table-cell table:number-columns-repeated="3"/>
        </table:table-row>
        <table:table-row table:style-name="ro1">
          <table:table-cell office:value-type="float" office:value="66956521.74" calcext:value-type="float">
            <text:p>66956521.74</text:p>
          </table:table-cell>
          <table:table-cell office:value-type="float" office:value="-93.82434082" calcext:value-type="float">
            <text:p>-93.82434082</text:p>
          </table:table-cell>
          <table:table-cell table:number-columns-repeated="3"/>
        </table:table-row>
        <table:table-row table:style-name="ro1">
          <table:table-cell office:value-type="float" office:value="67173913.04" calcext:value-type="float">
            <text:p>67173913.04</text:p>
          </table:table-cell>
          <table:table-cell office:value-type="float" office:value="-93.99391174" calcext:value-type="float">
            <text:p>-93.99391174</text:p>
          </table:table-cell>
          <table:table-cell table:number-columns-repeated="3"/>
        </table:table-row>
        <table:table-row table:style-name="ro1">
          <table:table-cell office:value-type="float" office:value="67391304.35" calcext:value-type="float">
            <text:p>67391304.35</text:p>
          </table:table-cell>
          <table:table-cell office:value-type="float" office:value="-93.50352478" calcext:value-type="float">
            <text:p>-93.50352478</text:p>
          </table:table-cell>
          <table:table-cell table:number-columns-repeated="3"/>
        </table:table-row>
        <table:table-row table:style-name="ro1">
          <table:table-cell office:value-type="float" office:value="67608695.65" calcext:value-type="float">
            <text:p>67608695.65</text:p>
          </table:table-cell>
          <table:table-cell office:value-type="float" office:value="-93.29120636" calcext:value-type="float">
            <text:p>-93.29120636</text:p>
          </table:table-cell>
          <table:table-cell table:number-columns-repeated="3"/>
        </table:table-row>
        <table:table-row table:style-name="ro1">
          <table:table-cell office:value-type="float" office:value="67826086.96" calcext:value-type="float">
            <text:p>67826086.96</text:p>
          </table:table-cell>
          <table:table-cell office:value-type="float" office:value="-93.50057983" calcext:value-type="float">
            <text:p>-93.50057983</text:p>
          </table:table-cell>
          <table:table-cell table:number-columns-repeated="3"/>
        </table:table-row>
        <table:table-row table:style-name="ro1">
          <table:table-cell office:value-type="float" office:value="68043478.26" calcext:value-type="float">
            <text:p>68043478.26</text:p>
          </table:table-cell>
          <table:table-cell office:value-type="float" office:value="-93.88568878" calcext:value-type="float">
            <text:p>-93.88568878</text:p>
          </table:table-cell>
          <table:table-cell table:number-columns-repeated="3"/>
        </table:table-row>
        <table:table-row table:style-name="ro1">
          <table:table-cell office:value-type="float" office:value="68260869.57" calcext:value-type="float">
            <text:p>68260869.57</text:p>
          </table:table-cell>
          <table:table-cell office:value-type="float" office:value="-93.73606873" calcext:value-type="float">
            <text:p>-93.73606873</text:p>
          </table:table-cell>
          <table:table-cell table:number-columns-repeated="3"/>
        </table:table-row>
        <table:table-row table:style-name="ro1">
          <table:table-cell office:value-type="float" office:value="68478260.87" calcext:value-type="float">
            <text:p>68478260.87</text:p>
          </table:table-cell>
          <table:table-cell office:value-type="float" office:value="-94.25947571" calcext:value-type="float">
            <text:p>-94.25947571</text:p>
          </table:table-cell>
          <table:table-cell table:number-columns-repeated="3"/>
        </table:table-row>
        <table:table-row table:style-name="ro1">
          <table:table-cell office:value-type="float" office:value="68695652.17" calcext:value-type="float">
            <text:p>68695652.17</text:p>
          </table:table-cell>
          <table:table-cell office:value-type="float" office:value="-94.12543488" calcext:value-type="float">
            <text:p>-94.12543488</text:p>
          </table:table-cell>
          <table:table-cell table:number-columns-repeated="3"/>
        </table:table-row>
        <table:table-row table:style-name="ro1">
          <table:table-cell office:value-type="float" office:value="68913043.48" calcext:value-type="float">
            <text:p>68913043.48</text:p>
          </table:table-cell>
          <table:table-cell office:value-type="float" office:value="-94.48575592" calcext:value-type="float">
            <text:p>-94.48575592</text:p>
          </table:table-cell>
          <table:table-cell table:number-columns-repeated="3"/>
        </table:table-row>
        <table:table-row table:style-name="ro1">
          <table:table-cell office:value-type="float" office:value="69130434.78" calcext:value-type="float">
            <text:p>69130434.78</text:p>
          </table:table-cell>
          <table:table-cell office:value-type="float" office:value="-94.4125061" calcext:value-type="float">
            <text:p>-94.4125061</text:p>
          </table:table-cell>
          <table:table-cell table:number-columns-repeated="3"/>
        </table:table-row>
        <table:table-row table:style-name="ro1">
          <table:table-cell office:value-type="float" office:value="69347826.09" calcext:value-type="float">
            <text:p>69347826.09</text:p>
          </table:table-cell>
          <table:table-cell office:value-type="float" office:value="-94.73304749" calcext:value-type="float">
            <text:p>-94.73304749</text:p>
          </table:table-cell>
          <table:table-cell table:number-columns-repeated="3"/>
        </table:table-row>
        <table:table-row table:style-name="ro1">
          <table:table-cell office:value-type="float" office:value="69565217.39" calcext:value-type="float">
            <text:p>69565217.39</text:p>
          </table:table-cell>
          <table:table-cell office:value-type="float" office:value="-94.59886169" calcext:value-type="float">
            <text:p>-94.59886169</text:p>
          </table:table-cell>
          <table:table-cell table:number-columns-repeated="3"/>
        </table:table-row>
        <table:table-row table:style-name="ro1">
          <table:table-cell office:value-type="float" office:value="69782608.7" calcext:value-type="float">
            <text:p>69782608.7</text:p>
          </table:table-cell>
          <table:table-cell office:value-type="float" office:value="-91.4207077" calcext:value-type="float">
            <text:p>-91.4207077</text:p>
          </table:table-cell>
          <table:table-cell table:number-columns-repeated="3"/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-92.30467224" calcext:value-type="float">
            <text:p>-92.30467224</text:p>
          </table:table-cell>
          <table:table-cell table:number-columns-repeated="3"/>
        </table:table-row>
        <table:table-row table:style-name="ro1">
          <table:table-cell office:value-type="float" office:value="70217391.3" calcext:value-type="float">
            <text:p>70217391.3</text:p>
          </table:table-cell>
          <table:table-cell office:value-type="float" office:value="-94.35704041" calcext:value-type="float">
            <text:p>-94.35704041</text:p>
          </table:table-cell>
          <table:table-cell table:number-columns-repeated="3"/>
        </table:table-row>
        <table:table-row table:style-name="ro1">
          <table:table-cell office:value-type="float" office:value="70434782.61" calcext:value-type="float">
            <text:p>70434782.61</text:p>
          </table:table-cell>
          <table:table-cell office:value-type="float" office:value="-94.72202301" calcext:value-type="float">
            <text:p>-94.72202301</text:p>
          </table:table-cell>
          <table:table-cell table:number-columns-repeated="3"/>
        </table:table-row>
        <table:table-row table:style-name="ro1">
          <table:table-cell office:value-type="float" office:value="70652173.91" calcext:value-type="float">
            <text:p>70652173.91</text:p>
          </table:table-cell>
          <table:table-cell office:value-type="float" office:value="-94.53831482" calcext:value-type="float">
            <text:p>-94.53831482</text:p>
          </table:table-cell>
          <table:table-cell table:number-columns-repeated="3"/>
        </table:table-row>
        <table:table-row table:style-name="ro1">
          <table:table-cell office:value-type="float" office:value="70869565.22" calcext:value-type="float">
            <text:p>70869565.22</text:p>
          </table:table-cell>
          <table:table-cell office:value-type="float" office:value="-94.69438171" calcext:value-type="float">
            <text:p>-94.69438171</text:p>
          </table:table-cell>
          <table:table-cell table:number-columns-repeated="3"/>
        </table:table-row>
        <table:table-row table:style-name="ro1">
          <table:table-cell office:value-type="float" office:value="71086956.52" calcext:value-type="float">
            <text:p>71086956.52</text:p>
          </table:table-cell>
          <table:table-cell office:value-type="float" office:value="-94.85473633" calcext:value-type="float">
            <text:p>-94.85473633</text:p>
          </table:table-cell>
          <table:table-cell table:number-columns-repeated="3"/>
        </table:table-row>
        <table:table-row table:style-name="ro1">
          <table:table-cell office:value-type="float" office:value="71304347.83" calcext:value-type="float">
            <text:p>71304347.83</text:p>
          </table:table-cell>
          <table:table-cell office:value-type="float" office:value="-94.79466248" calcext:value-type="float">
            <text:p>-94.79466248</text:p>
          </table:table-cell>
          <table:table-cell table:number-columns-repeated="3"/>
        </table:table-row>
        <table:table-row table:style-name="ro1">
          <table:table-cell office:value-type="float" office:value="71521739.13" calcext:value-type="float">
            <text:p>71521739.13</text:p>
          </table:table-cell>
          <table:table-cell office:value-type="float" office:value="-94.97415924" calcext:value-type="float">
            <text:p>-94.97415924</text:p>
          </table:table-cell>
          <table:table-cell table:number-columns-repeated="3"/>
        </table:table-row>
        <table:table-row table:style-name="ro1">
          <table:table-cell office:value-type="float" office:value="71739130.43" calcext:value-type="float">
            <text:p>71739130.43</text:p>
          </table:table-cell>
          <table:table-cell office:value-type="float" office:value="-95.29454803" calcext:value-type="float">
            <text:p>-95.29454803</text:p>
          </table:table-cell>
          <table:table-cell table:number-columns-repeated="3"/>
        </table:table-row>
        <table:table-row table:style-name="ro1">
          <table:table-cell office:value-type="float" office:value="71956521.74" calcext:value-type="float">
            <text:p>71956521.74</text:p>
          </table:table-cell>
          <table:table-cell office:value-type="float" office:value="-95.39611816" calcext:value-type="float">
            <text:p>-95.39611816</text:p>
          </table:table-cell>
          <table:table-cell table:number-columns-repeated="3"/>
        </table:table-row>
        <table:table-row table:style-name="ro1">
          <table:table-cell office:value-type="float" office:value="72173913.04" calcext:value-type="float">
            <text:p>72173913.04</text:p>
          </table:table-cell>
          <table:table-cell office:value-type="float" office:value="-95.3108139" calcext:value-type="float">
            <text:p>-95.3108139</text:p>
          </table:table-cell>
          <table:table-cell table:number-columns-repeated="3"/>
        </table:table-row>
        <table:table-row table:style-name="ro1">
          <table:table-cell office:value-type="float" office:value="72391304.35" calcext:value-type="float">
            <text:p>72391304.35</text:p>
          </table:table-cell>
          <table:table-cell office:value-type="float" office:value="-95.63912201" calcext:value-type="float">
            <text:p>-95.63912201</text:p>
          </table:table-cell>
          <table:table-cell table:number-columns-repeated="3"/>
        </table:table-row>
        <table:table-row table:style-name="ro1">
          <table:table-cell office:value-type="float" office:value="72608695.65" calcext:value-type="float">
            <text:p>72608695.65</text:p>
          </table:table-cell>
          <table:table-cell office:value-type="float" office:value="-95.81950378" calcext:value-type="float">
            <text:p>-95.81950378</text:p>
          </table:table-cell>
          <table:table-cell table:number-columns-repeated="3"/>
        </table:table-row>
        <table:table-row table:style-name="ro1">
          <table:table-cell office:value-type="float" office:value="72826086.96" calcext:value-type="float">
            <text:p>72826086.96</text:p>
          </table:table-cell>
          <table:table-cell office:value-type="float" office:value="-95.95269012" calcext:value-type="float">
            <text:p>-95.95269012</text:p>
          </table:table-cell>
          <table:table-cell table:number-columns-repeated="3"/>
        </table:table-row>
        <table:table-row table:style-name="ro1">
          <table:table-cell office:value-type="float" office:value="73043478.26" calcext:value-type="float">
            <text:p>73043478.26</text:p>
          </table:table-cell>
          <table:table-cell office:value-type="float" office:value="-96.36561584" calcext:value-type="float">
            <text:p>-96.36561584</text:p>
          </table:table-cell>
          <table:table-cell table:number-columns-repeated="3"/>
        </table:table-row>
        <table:table-row table:style-name="ro1">
          <table:table-cell office:value-type="float" office:value="73260869.57" calcext:value-type="float">
            <text:p>73260869.57</text:p>
          </table:table-cell>
          <table:table-cell office:value-type="float" office:value="-96.37289429" calcext:value-type="float">
            <text:p>-96.37289429</text:p>
          </table:table-cell>
          <table:table-cell table:number-columns-repeated="3"/>
        </table:table-row>
        <table:table-row table:style-name="ro1">
          <table:table-cell office:value-type="float" office:value="73478260.87" calcext:value-type="float">
            <text:p>73478260.87</text:p>
          </table:table-cell>
          <table:table-cell office:value-type="float" office:value="-96.28416443" calcext:value-type="float">
            <text:p>-96.28416443</text:p>
          </table:table-cell>
          <table:table-cell table:number-columns-repeated="3"/>
        </table:table-row>
        <table:table-row table:style-name="ro1">
          <table:table-cell office:value-type="float" office:value="73695652.17" calcext:value-type="float">
            <text:p>73695652.17</text:p>
          </table:table-cell>
          <table:table-cell office:value-type="float" office:value="-96.42324066" calcext:value-type="float">
            <text:p>-96.42324066</text:p>
          </table:table-cell>
          <table:table-cell table:number-columns-repeated="3"/>
        </table:table-row>
        <table:table-row table:style-name="ro1">
          <table:table-cell office:value-type="float" office:value="73913043.48" calcext:value-type="float">
            <text:p>73913043.48</text:p>
          </table:table-cell>
          <table:table-cell office:value-type="float" office:value="-96.95008087" calcext:value-type="float">
            <text:p>-96.95008087</text:p>
          </table:table-cell>
          <table:table-cell table:number-columns-repeated="3"/>
        </table:table-row>
        <table:table-row table:style-name="ro1">
          <table:table-cell office:value-type="float" office:value="74130434.78" calcext:value-type="float">
            <text:p>74130434.78</text:p>
          </table:table-cell>
          <table:table-cell office:value-type="float" office:value="-96.80104065" calcext:value-type="float">
            <text:p>-96.80104065</text:p>
          </table:table-cell>
          <table:table-cell table:number-columns-repeated="3"/>
        </table:table-row>
        <table:table-row table:style-name="ro1">
          <table:table-cell office:value-type="float" office:value="74347826.09" calcext:value-type="float">
            <text:p>74347826.09</text:p>
          </table:table-cell>
          <table:table-cell office:value-type="float" office:value="-96.71961975" calcext:value-type="float">
            <text:p>-96.71961975</text:p>
          </table:table-cell>
          <table:table-cell table:number-columns-repeated="3"/>
        </table:table-row>
        <table:table-row table:style-name="ro1">
          <table:table-cell office:value-type="float" office:value="74565217.39" calcext:value-type="float">
            <text:p>74565217.39</text:p>
          </table:table-cell>
          <table:table-cell office:value-type="float" office:value="-97.15059662" calcext:value-type="float">
            <text:p>-97.15059662</text:p>
          </table:table-cell>
          <table:table-cell table:number-columns-repeated="3"/>
        </table:table-row>
        <table:table-row table:style-name="ro1">
          <table:table-cell office:value-type="float" office:value="74782608.7" calcext:value-type="float">
            <text:p>74782608.7</text:p>
          </table:table-cell>
          <table:table-cell office:value-type="float" office:value="-97.17167664" calcext:value-type="float">
            <text:p>-97.17167664</text:p>
          </table:table-cell>
          <table:table-cell table:number-columns-repeated="3"/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-97.1280365" calcext:value-type="float">
            <text:p>-97.1280365</text:p>
          </table:table-cell>
          <table:table-cell table:number-columns-repeated="3"/>
        </table:table-row>
        <table:table-row table:style-name="ro1">
          <table:table-cell office:value-type="float" office:value="75217391.3" calcext:value-type="float">
            <text:p>75217391.3</text:p>
          </table:table-cell>
          <table:table-cell office:value-type="float" office:value="-97.14658356" calcext:value-type="float">
            <text:p>-97.14658356</text:p>
          </table:table-cell>
          <table:table-cell table:number-columns-repeated="3"/>
        </table:table-row>
        <table:table-row table:style-name="ro1">
          <table:table-cell office:value-type="float" office:value="75434782.61" calcext:value-type="float">
            <text:p>75434782.61</text:p>
          </table:table-cell>
          <table:table-cell office:value-type="float" office:value="-97.21474457" calcext:value-type="float">
            <text:p>-97.21474457</text:p>
          </table:table-cell>
          <table:table-cell table:number-columns-repeated="3"/>
        </table:table-row>
        <table:table-row table:style-name="ro1">
          <table:table-cell office:value-type="float" office:value="75652173.91" calcext:value-type="float">
            <text:p>75652173.91</text:p>
          </table:table-cell>
          <table:table-cell office:value-type="float" office:value="-97.04408264" calcext:value-type="float">
            <text:p>-97.04408264</text:p>
          </table:table-cell>
          <table:table-cell table:number-columns-repeated="3"/>
        </table:table-row>
        <table:table-row table:style-name="ro1">
          <table:table-cell office:value-type="float" office:value="75869565.22" calcext:value-type="float">
            <text:p>75869565.22</text:p>
          </table:table-cell>
          <table:table-cell office:value-type="float" office:value="-96.90046692" calcext:value-type="float">
            <text:p>-96.90046692</text:p>
          </table:table-cell>
          <table:table-cell table:number-columns-repeated="3"/>
        </table:table-row>
        <table:table-row table:style-name="ro1">
          <table:table-cell office:value-type="float" office:value="76086956.52" calcext:value-type="float">
            <text:p>76086956.52</text:p>
          </table:table-cell>
          <table:table-cell office:value-type="float" office:value="-96.56165314" calcext:value-type="float">
            <text:p>-96.56165314</text:p>
          </table:table-cell>
          <table:table-cell table:number-columns-repeated="3"/>
        </table:table-row>
        <table:table-row table:style-name="ro1">
          <table:table-cell office:value-type="float" office:value="76304347.83" calcext:value-type="float">
            <text:p>76304347.83</text:p>
          </table:table-cell>
          <table:table-cell office:value-type="float" office:value="-96.33474731" calcext:value-type="float">
            <text:p>-96.33474731</text:p>
          </table:table-cell>
          <table:table-cell table:number-columns-repeated="3"/>
        </table:table-row>
        <table:table-row table:style-name="ro1">
          <table:table-cell office:value-type="float" office:value="76521739.13" calcext:value-type="float">
            <text:p>76521739.13</text:p>
          </table:table-cell>
          <table:table-cell office:value-type="float" office:value="-96.48416138" calcext:value-type="float">
            <text:p>-96.48416138</text:p>
          </table:table-cell>
          <table:table-cell table:number-columns-repeated="3"/>
        </table:table-row>
        <table:table-row table:style-name="ro1">
          <table:table-cell office:value-type="float" office:value="76739130.43" calcext:value-type="float">
            <text:p>76739130.43</text:p>
          </table:table-cell>
          <table:table-cell office:value-type="float" office:value="-96.38301849" calcext:value-type="float">
            <text:p>-96.38301849</text:p>
          </table:table-cell>
          <table:table-cell table:number-columns-repeated="3"/>
        </table:table-row>
        <table:table-row table:style-name="ro1">
          <table:table-cell office:value-type="float" office:value="76956521.74" calcext:value-type="float">
            <text:p>76956521.74</text:p>
          </table:table-cell>
          <table:table-cell office:value-type="float" office:value="-96.15351868" calcext:value-type="float">
            <text:p>-96.15351868</text:p>
          </table:table-cell>
          <table:table-cell table:number-columns-repeated="3"/>
        </table:table-row>
        <table:table-row table:style-name="ro1">
          <table:table-cell office:value-type="float" office:value="77173913.04" calcext:value-type="float">
            <text:p>77173913.04</text:p>
          </table:table-cell>
          <table:table-cell office:value-type="float" office:value="-95.62746429" calcext:value-type="float">
            <text:p>-95.62746429</text:p>
          </table:table-cell>
          <table:table-cell table:number-columns-repeated="3"/>
        </table:table-row>
        <table:table-row table:style-name="ro1">
          <table:table-cell office:value-type="float" office:value="77391304.35" calcext:value-type="float">
            <text:p>77391304.35</text:p>
          </table:table-cell>
          <table:table-cell office:value-type="float" office:value="-95.57733154" calcext:value-type="float">
            <text:p>-95.57733154</text:p>
          </table:table-cell>
          <table:table-cell table:number-columns-repeated="3"/>
        </table:table-row>
        <table:table-row table:style-name="ro1">
          <table:table-cell office:value-type="float" office:value="77608695.65" calcext:value-type="float">
            <text:p>77608695.65</text:p>
          </table:table-cell>
          <table:table-cell office:value-type="float" office:value="-95.52835846" calcext:value-type="float">
            <text:p>-95.52835846</text:p>
          </table:table-cell>
          <table:table-cell table:number-columns-repeated="3"/>
        </table:table-row>
        <table:table-row table:style-name="ro1">
          <table:table-cell office:value-type="float" office:value="77826086.96" calcext:value-type="float">
            <text:p>77826086.96</text:p>
          </table:table-cell>
          <table:table-cell office:value-type="float" office:value="-95.17351532" calcext:value-type="float">
            <text:p>-95.17351532</text:p>
          </table:table-cell>
          <table:table-cell table:number-columns-repeated="3"/>
        </table:table-row>
        <table:table-row table:style-name="ro1">
          <table:table-cell office:value-type="float" office:value="78043478.26" calcext:value-type="float">
            <text:p>78043478.26</text:p>
          </table:table-cell>
          <table:table-cell office:value-type="float" office:value="-95.25907898" calcext:value-type="float">
            <text:p>-95.25907898</text:p>
          </table:table-cell>
          <table:table-cell table:number-columns-repeated="3"/>
        </table:table-row>
        <table:table-row table:style-name="ro1">
          <table:table-cell office:value-type="float" office:value="78260869.57" calcext:value-type="float">
            <text:p>78260869.57</text:p>
          </table:table-cell>
          <table:table-cell office:value-type="float" office:value="-94.9188385" calcext:value-type="float">
            <text:p>-94.9188385</text:p>
          </table:table-cell>
          <table:table-cell table:number-columns-repeated="3"/>
        </table:table-row>
        <table:table-row table:style-name="ro1">
          <table:table-cell office:value-type="float" office:value="78478260.87" calcext:value-type="float">
            <text:p>78478260.87</text:p>
          </table:table-cell>
          <table:table-cell office:value-type="float" office:value="-94.95674133" calcext:value-type="float">
            <text:p>-94.95674133</text:p>
          </table:table-cell>
          <table:table-cell table:number-columns-repeated="3"/>
        </table:table-row>
        <table:table-row table:style-name="ro1">
          <table:table-cell office:value-type="float" office:value="78695652.17" calcext:value-type="float">
            <text:p>78695652.17</text:p>
          </table:table-cell>
          <table:table-cell office:value-type="float" office:value="-94.75401306" calcext:value-type="float">
            <text:p>-94.75401306</text:p>
          </table:table-cell>
          <table:table-cell table:number-columns-repeated="3"/>
        </table:table-row>
        <table:table-row table:style-name="ro1">
          <table:table-cell office:value-type="float" office:value="78913043.48" calcext:value-type="float">
            <text:p>78913043.48</text:p>
          </table:table-cell>
          <table:table-cell office:value-type="float" office:value="-94.50865173" calcext:value-type="float">
            <text:p>-94.50865173</text:p>
          </table:table-cell>
          <table:table-cell table:number-columns-repeated="3"/>
        </table:table-row>
        <table:table-row table:style-name="ro1">
          <table:table-cell office:value-type="float" office:value="79130434.78" calcext:value-type="float">
            <text:p>79130434.78</text:p>
          </table:table-cell>
          <table:table-cell office:value-type="float" office:value="-94.45249939" calcext:value-type="float">
            <text:p>-94.45249939</text:p>
          </table:table-cell>
          <table:table-cell table:number-columns-repeated="3"/>
        </table:table-row>
        <table:table-row table:style-name="ro1">
          <table:table-cell office:value-type="float" office:value="79347826.09" calcext:value-type="float">
            <text:p>79347826.09</text:p>
          </table:table-cell>
          <table:table-cell office:value-type="float" office:value="-94.45558167" calcext:value-type="float">
            <text:p>-94.45558167</text:p>
          </table:table-cell>
          <table:table-cell table:number-columns-repeated="3"/>
        </table:table-row>
        <table:table-row table:style-name="ro1">
          <table:table-cell office:value-type="float" office:value="79565217.39" calcext:value-type="float">
            <text:p>79565217.39</text:p>
          </table:table-cell>
          <table:table-cell office:value-type="float" office:value="-94.18047333" calcext:value-type="float">
            <text:p>-94.18047333</text:p>
          </table:table-cell>
          <table:table-cell table:number-columns-repeated="3"/>
        </table:table-row>
        <table:table-row table:style-name="ro1">
          <table:table-cell office:value-type="float" office:value="79782608.7" calcext:value-type="float">
            <text:p>79782608.7</text:p>
          </table:table-cell>
          <table:table-cell office:value-type="float" office:value="-93.80570984" calcext:value-type="float">
            <text:p>-93.80570984</text:p>
          </table:table-cell>
          <table:table-cell table:number-columns-repeated="3"/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-94.01410675" calcext:value-type="float">
            <text:p>-94.01410675</text:p>
          </table:table-cell>
          <table:table-cell table:number-columns-repeated="3"/>
        </table:table-row>
        <table:table-row table:style-name="ro1">
          <table:table-cell office:value-type="float" office:value="80217391.3" calcext:value-type="float">
            <text:p>80217391.3</text:p>
          </table:table-cell>
          <table:table-cell office:value-type="float" office:value="-94.19824982" calcext:value-type="float">
            <text:p>-94.19824982</text:p>
          </table:table-cell>
          <table:table-cell table:number-columns-repeated="3"/>
        </table:table-row>
        <table:table-row table:style-name="ro1">
          <table:table-cell office:value-type="float" office:value="80434782.61" calcext:value-type="float">
            <text:p>80434782.61</text:p>
          </table:table-cell>
          <table:table-cell office:value-type="float" office:value="-93.86799622" calcext:value-type="float">
            <text:p>-93.86799622</text:p>
          </table:table-cell>
          <table:table-cell table:number-columns-repeated="3"/>
        </table:table-row>
        <table:table-row table:style-name="ro1">
          <table:table-cell office:value-type="float" office:value="80652173.91" calcext:value-type="float">
            <text:p>80652173.91</text:p>
          </table:table-cell>
          <table:table-cell office:value-type="float" office:value="-93.86454773" calcext:value-type="float">
            <text:p>-93.86454773</text:p>
          </table:table-cell>
          <table:table-cell table:number-columns-repeated="3"/>
        </table:table-row>
        <table:table-row table:style-name="ro1">
          <table:table-cell office:value-type="float" office:value="80869565.22" calcext:value-type="float">
            <text:p>80869565.22</text:p>
          </table:table-cell>
          <table:table-cell office:value-type="float" office:value="-93.64567566" calcext:value-type="float">
            <text:p>-93.64567566</text:p>
          </table:table-cell>
          <table:table-cell table:number-columns-repeated="3"/>
        </table:table-row>
        <table:table-row table:style-name="ro1">
          <table:table-cell office:value-type="float" office:value="81086956.52" calcext:value-type="float">
            <text:p>81086956.52</text:p>
          </table:table-cell>
          <table:table-cell office:value-type="float" office:value="-93.37175751" calcext:value-type="float">
            <text:p>-93.37175751</text:p>
          </table:table-cell>
          <table:table-cell table:number-columns-repeated="3"/>
        </table:table-row>
        <table:table-row table:style-name="ro1">
          <table:table-cell office:value-type="float" office:value="81304347.83" calcext:value-type="float">
            <text:p>81304347.83</text:p>
          </table:table-cell>
          <table:table-cell office:value-type="float" office:value="-93.74429321" calcext:value-type="float">
            <text:p>-93.74429321</text:p>
          </table:table-cell>
          <table:table-cell table:number-columns-repeated="3"/>
        </table:table-row>
        <table:table-row table:style-name="ro1">
          <table:table-cell office:value-type="float" office:value="81521739.13" calcext:value-type="float">
            <text:p>81521739.13</text:p>
          </table:table-cell>
          <table:table-cell office:value-type="float" office:value="-93.32098389" calcext:value-type="float">
            <text:p>-93.32098389</text:p>
          </table:table-cell>
          <table:table-cell table:number-columns-repeated="3"/>
        </table:table-row>
        <table:table-row table:style-name="ro1">
          <table:table-cell office:value-type="float" office:value="81739130.43" calcext:value-type="float">
            <text:p>81739130.43</text:p>
          </table:table-cell>
          <table:table-cell office:value-type="float" office:value="-93.04666138" calcext:value-type="float">
            <text:p>-93.04666138</text:p>
          </table:table-cell>
          <table:table-cell table:number-columns-repeated="3"/>
        </table:table-row>
        <table:table-row table:style-name="ro1">
          <table:table-cell office:value-type="float" office:value="81956521.74" calcext:value-type="float">
            <text:p>81956521.74</text:p>
          </table:table-cell>
          <table:table-cell office:value-type="float" office:value="-93.38980865" calcext:value-type="float">
            <text:p>-93.38980865</text:p>
          </table:table-cell>
          <table:table-cell table:number-columns-repeated="3"/>
        </table:table-row>
        <table:table-row table:style-name="ro1">
          <table:table-cell office:value-type="float" office:value="82173913.04" calcext:value-type="float">
            <text:p>82173913.04</text:p>
          </table:table-cell>
          <table:table-cell office:value-type="float" office:value="-93.26668549" calcext:value-type="float">
            <text:p>-93.26668549</text:p>
          </table:table-cell>
          <table:table-cell table:number-columns-repeated="3"/>
        </table:table-row>
        <table:table-row table:style-name="ro1">
          <table:table-cell office:value-type="float" office:value="82391304.35" calcext:value-type="float">
            <text:p>82391304.35</text:p>
          </table:table-cell>
          <table:table-cell office:value-type="float" office:value="-93.18870544" calcext:value-type="float">
            <text:p>-93.18870544</text:p>
          </table:table-cell>
          <table:table-cell table:number-columns-repeated="3"/>
        </table:table-row>
        <table:table-row table:style-name="ro1">
          <table:table-cell office:value-type="float" office:value="82608695.65" calcext:value-type="float">
            <text:p>82608695.65</text:p>
          </table:table-cell>
          <table:table-cell office:value-type="float" office:value="-93.4670639" calcext:value-type="float">
            <text:p>-93.4670639</text:p>
          </table:table-cell>
          <table:table-cell table:number-columns-repeated="3"/>
        </table:table-row>
        <table:table-row table:style-name="ro1">
          <table:table-cell office:value-type="float" office:value="82826086.96" calcext:value-type="float">
            <text:p>82826086.96</text:p>
          </table:table-cell>
          <table:table-cell office:value-type="float" office:value="-93.2744751" calcext:value-type="float">
            <text:p>-93.2744751</text:p>
          </table:table-cell>
          <table:table-cell table:number-columns-repeated="3"/>
        </table:table-row>
        <table:table-row table:style-name="ro1">
          <table:table-cell office:value-type="float" office:value="83043478.26" calcext:value-type="float">
            <text:p>83043478.26</text:p>
          </table:table-cell>
          <table:table-cell office:value-type="float" office:value="-93.4309845" calcext:value-type="float">
            <text:p>-93.4309845</text:p>
          </table:table-cell>
          <table:table-cell table:number-columns-repeated="3"/>
        </table:table-row>
        <table:table-row table:style-name="ro1">
          <table:table-cell office:value-type="float" office:value="83260869.57" calcext:value-type="float">
            <text:p>83260869.57</text:p>
          </table:table-cell>
          <table:table-cell office:value-type="float" office:value="-93.63200378" calcext:value-type="float">
            <text:p>-93.63200378</text:p>
          </table:table-cell>
          <table:table-cell table:number-columns-repeated="3"/>
        </table:table-row>
        <table:table-row table:style-name="ro1">
          <table:table-cell office:value-type="float" office:value="83478260.87" calcext:value-type="float">
            <text:p>83478260.87</text:p>
          </table:table-cell>
          <table:table-cell office:value-type="float" office:value="-93.31333923" calcext:value-type="float">
            <text:p>-93.31333923</text:p>
          </table:table-cell>
          <table:table-cell table:number-columns-repeated="3"/>
        </table:table-row>
        <table:table-row table:style-name="ro1">
          <table:table-cell office:value-type="float" office:value="83695652.17" calcext:value-type="float">
            <text:p>83695652.17</text:p>
          </table:table-cell>
          <table:table-cell office:value-type="float" office:value="-93.40965271" calcext:value-type="float">
            <text:p>-93.40965271</text:p>
          </table:table-cell>
          <table:table-cell table:number-columns-repeated="3"/>
        </table:table-row>
        <table:table-row table:style-name="ro1">
          <table:table-cell office:value-type="float" office:value="83913043.48" calcext:value-type="float">
            <text:p>83913043.48</text:p>
          </table:table-cell>
          <table:table-cell office:value-type="float" office:value="-93.72507477" calcext:value-type="float">
            <text:p>-93.72507477</text:p>
          </table:table-cell>
          <table:table-cell table:number-columns-repeated="3"/>
        </table:table-row>
        <table:table-row table:style-name="ro1">
          <table:table-cell office:value-type="float" office:value="84130434.78" calcext:value-type="float">
            <text:p>84130434.78</text:p>
          </table:table-cell>
          <table:table-cell office:value-type="float" office:value="-93.48471832" calcext:value-type="float">
            <text:p>-93.48471832</text:p>
          </table:table-cell>
          <table:table-cell table:number-columns-repeated="3"/>
        </table:table-row>
        <table:table-row table:style-name="ro1">
          <table:table-cell office:value-type="float" office:value="84347826.09" calcext:value-type="float">
            <text:p>84347826.09</text:p>
          </table:table-cell>
          <table:table-cell office:value-type="float" office:value="-93.57096863" calcext:value-type="float">
            <text:p>-93.57096863</text:p>
          </table:table-cell>
          <table:table-cell table:number-columns-repeated="3"/>
        </table:table-row>
        <table:table-row table:style-name="ro1">
          <table:table-cell office:value-type="float" office:value="84565217.39" calcext:value-type="float">
            <text:p>84565217.39</text:p>
          </table:table-cell>
          <table:table-cell office:value-type="float" office:value="-93.78188324" calcext:value-type="float">
            <text:p>-93.78188324</text:p>
          </table:table-cell>
          <table:table-cell table:number-columns-repeated="3"/>
        </table:table-row>
        <table:table-row table:style-name="ro1">
          <table:table-cell office:value-type="float" office:value="84782608.7" calcext:value-type="float">
            <text:p>84782608.7</text:p>
          </table:table-cell>
          <table:table-cell office:value-type="float" office:value="-93.34236145" calcext:value-type="float">
            <text:p>-93.34236145</text:p>
          </table:table-cell>
          <table:table-cell table:number-columns-repeated="3"/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-93.62098694" calcext:value-type="float">
            <text:p>-93.62098694</text:p>
          </table:table-cell>
          <table:table-cell table:number-columns-repeated="3"/>
        </table:table-row>
        <table:table-row table:style-name="ro1">
          <table:table-cell office:value-type="float" office:value="85217391.3" calcext:value-type="float">
            <text:p>85217391.3</text:p>
          </table:table-cell>
          <table:table-cell office:value-type="float" office:value="-93.86924744" calcext:value-type="float">
            <text:p>-93.86924744</text:p>
          </table:table-cell>
          <table:table-cell table:number-columns-repeated="3"/>
        </table:table-row>
        <table:table-row table:style-name="ro1">
          <table:table-cell office:value-type="float" office:value="85434782.61" calcext:value-type="float">
            <text:p>85434782.61</text:p>
          </table:table-cell>
          <table:table-cell office:value-type="float" office:value="-93.70973206" calcext:value-type="float">
            <text:p>-93.70973206</text:p>
          </table:table-cell>
          <table:table-cell table:number-columns-repeated="3"/>
        </table:table-row>
        <table:table-row table:style-name="ro1">
          <table:table-cell office:value-type="float" office:value="85652173.91" calcext:value-type="float">
            <text:p>85652173.91</text:p>
          </table:table-cell>
          <table:table-cell office:value-type="float" office:value="-93.84476471" calcext:value-type="float">
            <text:p>-93.84476471</text:p>
          </table:table-cell>
          <table:table-cell table:number-columns-repeated="3"/>
        </table:table-row>
        <table:table-row table:style-name="ro1">
          <table:table-cell office:value-type="float" office:value="85869565.22" calcext:value-type="float">
            <text:p>85869565.22</text:p>
          </table:table-cell>
          <table:table-cell office:value-type="float" office:value="-93.91424561" calcext:value-type="float">
            <text:p>-93.91424561</text:p>
          </table:table-cell>
          <table:table-cell table:number-columns-repeated="3"/>
        </table:table-row>
        <table:table-row table:style-name="ro1">
          <table:table-cell office:value-type="float" office:value="86086956.52" calcext:value-type="float">
            <text:p>86086956.52</text:p>
          </table:table-cell>
          <table:table-cell office:value-type="float" office:value="-93.93928528" calcext:value-type="float">
            <text:p>-93.93928528</text:p>
          </table:table-cell>
          <table:table-cell table:number-columns-repeated="3"/>
        </table:table-row>
        <table:table-row table:style-name="ro1">
          <table:table-cell office:value-type="float" office:value="86304347.83" calcext:value-type="float">
            <text:p>86304347.83</text:p>
          </table:table-cell>
          <table:table-cell office:value-type="float" office:value="-94.02414703" calcext:value-type="float">
            <text:p>-94.02414703</text:p>
          </table:table-cell>
          <table:table-cell table:number-columns-repeated="3"/>
        </table:table-row>
        <table:table-row table:style-name="ro1">
          <table:table-cell office:value-type="float" office:value="86521739.13" calcext:value-type="float">
            <text:p>86521739.13</text:p>
          </table:table-cell>
          <table:table-cell office:value-type="float" office:value="-94.3611908" calcext:value-type="float">
            <text:p>-94.3611908</text:p>
          </table:table-cell>
          <table:table-cell table:number-columns-repeated="3"/>
        </table:table-row>
        <table:table-row table:style-name="ro1">
          <table:table-cell office:value-type="float" office:value="86739130.43" calcext:value-type="float">
            <text:p>86739130.43</text:p>
          </table:table-cell>
          <table:table-cell office:value-type="float" office:value="-94.58790588" calcext:value-type="float">
            <text:p>-94.58790588</text:p>
          </table:table-cell>
          <table:table-cell table:number-columns-repeated="3"/>
        </table:table-row>
        <table:table-row table:style-name="ro1">
          <table:table-cell office:value-type="float" office:value="86956521.74" calcext:value-type="float">
            <text:p>86956521.74</text:p>
          </table:table-cell>
          <table:table-cell office:value-type="float" office:value="-94.65465546" calcext:value-type="float">
            <text:p>-94.65465546</text:p>
          </table:table-cell>
          <table:table-cell table:number-columns-repeated="3"/>
        </table:table-row>
        <table:table-row table:style-name="ro1">
          <table:table-cell office:value-type="float" office:value="87173913.04" calcext:value-type="float">
            <text:p>87173913.04</text:p>
          </table:table-cell>
          <table:table-cell office:value-type="float" office:value="-94.58087921" calcext:value-type="float">
            <text:p>-94.58087921</text:p>
          </table:table-cell>
          <table:table-cell table:number-columns-repeated="3"/>
        </table:table-row>
        <table:table-row table:style-name="ro1">
          <table:table-cell office:value-type="float" office:value="87391304.35" calcext:value-type="float">
            <text:p>87391304.35</text:p>
          </table:table-cell>
          <table:table-cell office:value-type="float" office:value="-94.46910858" calcext:value-type="float">
            <text:p>-94.46910858</text:p>
          </table:table-cell>
          <table:table-cell table:number-columns-repeated="3"/>
        </table:table-row>
        <table:table-row table:style-name="ro1">
          <table:table-cell office:value-type="float" office:value="87608695.65" calcext:value-type="float">
            <text:p>87608695.65</text:p>
          </table:table-cell>
          <table:table-cell office:value-type="float" office:value="-94.4790802" calcext:value-type="float">
            <text:p>-94.4790802</text:p>
          </table:table-cell>
          <table:table-cell table:number-columns-repeated="3"/>
        </table:table-row>
        <table:table-row table:style-name="ro1">
          <table:table-cell office:value-type="float" office:value="87826086.96" calcext:value-type="float">
            <text:p>87826086.96</text:p>
          </table:table-cell>
          <table:table-cell office:value-type="float" office:value="-94.82469177" calcext:value-type="float">
            <text:p>-94.82469177</text:p>
          </table:table-cell>
          <table:table-cell table:number-columns-repeated="3"/>
        </table:table-row>
        <table:table-row table:style-name="ro1">
          <table:table-cell office:value-type="float" office:value="88043478.26" calcext:value-type="float">
            <text:p>88043478.26</text:p>
          </table:table-cell>
          <table:table-cell office:value-type="float" office:value="-94.62807465" calcext:value-type="float">
            <text:p>-94.62807465</text:p>
          </table:table-cell>
          <table:table-cell table:number-columns-repeated="3"/>
        </table:table-row>
        <table:table-row table:style-name="ro1">
          <table:table-cell office:value-type="float" office:value="88260869.57" calcext:value-type="float">
            <text:p>88260869.57</text:p>
          </table:table-cell>
          <table:table-cell office:value-type="float" office:value="-94.74420166" calcext:value-type="float">
            <text:p>-94.74420166</text:p>
          </table:table-cell>
          <table:table-cell table:number-columns-repeated="3"/>
        </table:table-row>
        <table:table-row table:style-name="ro1">
          <table:table-cell office:value-type="float" office:value="88478260.87" calcext:value-type="float">
            <text:p>88478260.87</text:p>
          </table:table-cell>
          <table:table-cell office:value-type="float" office:value="-94.42253876" calcext:value-type="float">
            <text:p>-94.42253876</text:p>
          </table:table-cell>
          <table:table-cell table:number-columns-repeated="3"/>
        </table:table-row>
        <table:table-row table:style-name="ro1">
          <table:table-cell office:value-type="float" office:value="88695652.17" calcext:value-type="float">
            <text:p>88695652.17</text:p>
          </table:table-cell>
          <table:table-cell office:value-type="float" office:value="-94.91955566" calcext:value-type="float">
            <text:p>-94.91955566</text:p>
          </table:table-cell>
          <table:table-cell table:number-columns-repeated="3"/>
        </table:table-row>
        <table:table-row table:style-name="ro1">
          <table:table-cell office:value-type="float" office:value="88913043.48" calcext:value-type="float">
            <text:p>88913043.48</text:p>
          </table:table-cell>
          <table:table-cell office:value-type="float" office:value="-93.23654175" calcext:value-type="float">
            <text:p>-93.23654175</text:p>
          </table:table-cell>
          <table:table-cell table:number-columns-repeated="3"/>
        </table:table-row>
        <table:table-row table:style-name="ro1">
          <table:table-cell office:value-type="float" office:value="89130434.78" calcext:value-type="float">
            <text:p>89130434.78</text:p>
          </table:table-cell>
          <table:table-cell office:value-type="float" office:value="-83.25887299" calcext:value-type="float">
            <text:p>-83.25887299</text:p>
          </table:table-cell>
          <table:table-cell table:number-columns-repeated="3"/>
        </table:table-row>
        <table:table-row table:style-name="ro1">
          <table:table-cell office:value-type="float" office:value="89347826.09" calcext:value-type="float">
            <text:p>89347826.09</text:p>
          </table:table-cell>
          <table:table-cell office:value-type="float" office:value="-94.89303589" calcext:value-type="float">
            <text:p>-94.89303589</text:p>
          </table:table-cell>
          <table:table-cell table:number-columns-repeated="3"/>
        </table:table-row>
        <table:table-row table:style-name="ro1">
          <table:table-cell office:value-type="float" office:value="89565217.39" calcext:value-type="float">
            <text:p>89565217.39</text:p>
          </table:table-cell>
          <table:table-cell office:value-type="float" office:value="-95.53208923" calcext:value-type="float">
            <text:p>-95.53208923</text:p>
          </table:table-cell>
          <table:table-cell table:number-columns-repeated="3"/>
        </table:table-row>
        <table:table-row table:style-name="ro1">
          <table:table-cell office:value-type="float" office:value="89782608.7" calcext:value-type="float">
            <text:p>89782608.7</text:p>
          </table:table-cell>
          <table:table-cell office:value-type="float" office:value="-90.71115112" calcext:value-type="float">
            <text:p>-90.71115112</text:p>
          </table:table-cell>
          <table:table-cell table:number-columns-repeated="3"/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-89.76563263" calcext:value-type="float">
            <text:p>-89.76563263</text:p>
          </table:table-cell>
          <table:table-cell table:number-columns-repeated="3"/>
        </table:table-row>
        <table:table-row table:style-name="ro1">
          <table:table-cell office:value-type="float" office:value="90217391.3" calcext:value-type="float">
            <text:p>90217391.3</text:p>
          </table:table-cell>
          <table:table-cell office:value-type="float" office:value="-96.29055786" calcext:value-type="float">
            <text:p>-96.29055786</text:p>
          </table:table-cell>
          <table:table-cell table:number-columns-repeated="3"/>
        </table:table-row>
        <table:table-row table:style-name="ro1">
          <table:table-cell office:value-type="float" office:value="90434782.61" calcext:value-type="float">
            <text:p>90434782.61</text:p>
          </table:table-cell>
          <table:table-cell office:value-type="float" office:value="-96.23687744" calcext:value-type="float">
            <text:p>-96.23687744</text:p>
          </table:table-cell>
          <table:table-cell table:number-columns-repeated="3"/>
        </table:table-row>
        <table:table-row table:style-name="ro1">
          <table:table-cell office:value-type="float" office:value="90652173.91" calcext:value-type="float">
            <text:p>90652173.91</text:p>
          </table:table-cell>
          <table:table-cell office:value-type="float" office:value="-91.15936279" calcext:value-type="float">
            <text:p>-91.15936279</text:p>
          </table:table-cell>
          <table:table-cell table:number-columns-repeated="3"/>
        </table:table-row>
        <table:table-row table:style-name="ro1">
          <table:table-cell office:value-type="float" office:value="90869565.22" calcext:value-type="float">
            <text:p>90869565.22</text:p>
          </table:table-cell>
          <table:table-cell office:value-type="float" office:value="-95.58827209" calcext:value-type="float">
            <text:p>-95.58827209</text:p>
          </table:table-cell>
          <table:table-cell table:number-columns-repeated="3"/>
        </table:table-row>
        <table:table-row table:style-name="ro1">
          <table:table-cell office:value-type="float" office:value="91086956.52" calcext:value-type="float">
            <text:p>91086956.52</text:p>
          </table:table-cell>
          <table:table-cell office:value-type="float" office:value="-96.69734192" calcext:value-type="float">
            <text:p>-96.69734192</text:p>
          </table:table-cell>
          <table:table-cell table:number-columns-repeated="3"/>
        </table:table-row>
        <table:table-row table:style-name="ro1">
          <table:table-cell office:value-type="float" office:value="91304347.83" calcext:value-type="float">
            <text:p>91304347.83</text:p>
          </table:table-cell>
          <table:table-cell office:value-type="float" office:value="-96.49567413" calcext:value-type="float">
            <text:p>-96.49567413</text:p>
          </table:table-cell>
          <table:table-cell table:number-columns-repeated="3"/>
        </table:table-row>
        <table:table-row table:style-name="ro1">
          <table:table-cell office:value-type="float" office:value="91521739.13" calcext:value-type="float">
            <text:p>91521739.13</text:p>
          </table:table-cell>
          <table:table-cell office:value-type="float" office:value="-96.57525635" calcext:value-type="float">
            <text:p>-96.57525635</text:p>
          </table:table-cell>
          <table:table-cell table:number-columns-repeated="3"/>
        </table:table-row>
        <table:table-row table:style-name="ro1">
          <table:table-cell office:value-type="float" office:value="91739130.43" calcext:value-type="float">
            <text:p>91739130.43</text:p>
          </table:table-cell>
          <table:table-cell office:value-type="float" office:value="-97.17751312" calcext:value-type="float">
            <text:p>-97.17751312</text:p>
          </table:table-cell>
          <table:table-cell table:number-columns-repeated="3"/>
        </table:table-row>
        <table:table-row table:style-name="ro1">
          <table:table-cell office:value-type="float" office:value="91956521.74" calcext:value-type="float">
            <text:p>91956521.74</text:p>
          </table:table-cell>
          <table:table-cell office:value-type="float" office:value="-97.41798401" calcext:value-type="float">
            <text:p>-97.41798401</text:p>
          </table:table-cell>
          <table:table-cell table:number-columns-repeated="3"/>
        </table:table-row>
        <table:table-row table:style-name="ro1">
          <table:table-cell office:value-type="float" office:value="92173913.04" calcext:value-type="float">
            <text:p>92173913.04</text:p>
          </table:table-cell>
          <table:table-cell office:value-type="float" office:value="-96.66792297" calcext:value-type="float">
            <text:p>-96.66792297</text:p>
          </table:table-cell>
          <table:table-cell table:number-columns-repeated="3"/>
        </table:table-row>
        <table:table-row table:style-name="ro1">
          <table:table-cell office:value-type="float" office:value="92391304.35" calcext:value-type="float">
            <text:p>92391304.35</text:p>
          </table:table-cell>
          <table:table-cell office:value-type="float" office:value="-96.47349548" calcext:value-type="float">
            <text:p>-96.47349548</text:p>
          </table:table-cell>
          <table:table-cell table:number-columns-repeated="3"/>
        </table:table-row>
        <table:table-row table:style-name="ro1">
          <table:table-cell office:value-type="float" office:value="92608695.65" calcext:value-type="float">
            <text:p>92608695.65</text:p>
          </table:table-cell>
          <table:table-cell office:value-type="float" office:value="-97.23924255" calcext:value-type="float">
            <text:p>-97.23924255</text:p>
          </table:table-cell>
          <table:table-cell table:number-columns-repeated="3"/>
        </table:table-row>
        <table:table-row table:style-name="ro1">
          <table:table-cell office:value-type="float" office:value="92826086.96" calcext:value-type="float">
            <text:p>92826086.96</text:p>
          </table:table-cell>
          <table:table-cell office:value-type="float" office:value="-97.38728333" calcext:value-type="float">
            <text:p>-97.38728333</text:p>
          </table:table-cell>
          <table:table-cell table:number-columns-repeated="3"/>
        </table:table-row>
        <table:table-row table:style-name="ro1">
          <table:table-cell office:value-type="float" office:value="93043478.26" calcext:value-type="float">
            <text:p>93043478.26</text:p>
          </table:table-cell>
          <table:table-cell office:value-type="float" office:value="-97.38317871" calcext:value-type="float">
            <text:p>-97.38317871</text:p>
          </table:table-cell>
          <table:table-cell table:number-columns-repeated="3"/>
        </table:table-row>
        <table:table-row table:style-name="ro1">
          <table:table-cell office:value-type="float" office:value="93260869.57" calcext:value-type="float">
            <text:p>93260869.57</text:p>
          </table:table-cell>
          <table:table-cell office:value-type="float" office:value="-97.53186798" calcext:value-type="float">
            <text:p>-97.53186798</text:p>
          </table:table-cell>
          <table:table-cell table:number-columns-repeated="3"/>
        </table:table-row>
        <table:table-row table:style-name="ro1">
          <table:table-cell office:value-type="float" office:value="93478260.87" calcext:value-type="float">
            <text:p>93478260.87</text:p>
          </table:table-cell>
          <table:table-cell office:value-type="float" office:value="-97.63036346" calcext:value-type="float">
            <text:p>-97.63036346</text:p>
          </table:table-cell>
          <table:table-cell table:number-columns-repeated="3"/>
        </table:table-row>
        <table:table-row table:style-name="ro1">
          <table:table-cell office:value-type="float" office:value="93695652.17" calcext:value-type="float">
            <text:p>93695652.17</text:p>
          </table:table-cell>
          <table:table-cell office:value-type="float" office:value="-97.64228058" calcext:value-type="float">
            <text:p>-97.64228058</text:p>
          </table:table-cell>
          <table:table-cell table:number-columns-repeated="3"/>
        </table:table-row>
        <table:table-row table:style-name="ro1">
          <table:table-cell office:value-type="float" office:value="93913043.48" calcext:value-type="float">
            <text:p>93913043.48</text:p>
          </table:table-cell>
          <table:table-cell office:value-type="float" office:value="-97.67053223" calcext:value-type="float">
            <text:p>-97.67053223</text:p>
          </table:table-cell>
          <table:table-cell table:number-columns-repeated="3"/>
        </table:table-row>
        <table:table-row table:style-name="ro1">
          <table:table-cell office:value-type="float" office:value="94130434.78" calcext:value-type="float">
            <text:p>94130434.78</text:p>
          </table:table-cell>
          <table:table-cell office:value-type="float" office:value="-97.50127411" calcext:value-type="float">
            <text:p>-97.50127411</text:p>
          </table:table-cell>
          <table:table-cell table:number-columns-repeated="3"/>
        </table:table-row>
        <table:table-row table:style-name="ro1">
          <table:table-cell office:value-type="float" office:value="94347826.09" calcext:value-type="float">
            <text:p>94347826.09</text:p>
          </table:table-cell>
          <table:table-cell office:value-type="float" office:value="-97.67697144" calcext:value-type="float">
            <text:p>-97.67697144</text:p>
          </table:table-cell>
          <table:table-cell table:number-columns-repeated="3"/>
        </table:table-row>
        <table:table-row table:style-name="ro1">
          <table:table-cell office:value-type="float" office:value="94565217.39" calcext:value-type="float">
            <text:p>94565217.39</text:p>
          </table:table-cell>
          <table:table-cell office:value-type="float" office:value="-97.45802307" calcext:value-type="float">
            <text:p>-97.45802307</text:p>
          </table:table-cell>
          <table:table-cell table:number-columns-repeated="3"/>
        </table:table-row>
        <table:table-row table:style-name="ro1">
          <table:table-cell office:value-type="float" office:value="94782608.7" calcext:value-type="float">
            <text:p>94782608.7</text:p>
          </table:table-cell>
          <table:table-cell office:value-type="float" office:value="-95.19879913" calcext:value-type="float">
            <text:p>-95.19879913</text:p>
          </table:table-cell>
          <table:table-cell table:number-columns-repeated="3"/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-94.69499207" calcext:value-type="float">
            <text:p>-94.69499207</text:p>
          </table:table-cell>
          <table:table-cell table:number-columns-repeated="3"/>
        </table:table-row>
        <table:table-row table:style-name="ro1">
          <table:table-cell office:value-type="float" office:value="95217391.3" calcext:value-type="float">
            <text:p>95217391.3</text:p>
          </table:table-cell>
          <table:table-cell office:value-type="float" office:value="-97.33577728" calcext:value-type="float">
            <text:p>-97.33577728</text:p>
          </table:table-cell>
          <table:table-cell table:number-columns-repeated="3"/>
        </table:table-row>
        <table:table-row table:style-name="ro1">
          <table:table-cell office:value-type="float" office:value="95434782.61" calcext:value-type="float">
            <text:p>95434782.61</text:p>
          </table:table-cell>
          <table:table-cell office:value-type="float" office:value="-97.75887299" calcext:value-type="float">
            <text:p>-97.75887299</text:p>
          </table:table-cell>
          <table:table-cell table:number-columns-repeated="3"/>
        </table:table-row>
        <table:table-row table:style-name="ro1">
          <table:table-cell office:value-type="float" office:value="95652173.91" calcext:value-type="float">
            <text:p>95652173.91</text:p>
          </table:table-cell>
          <table:table-cell office:value-type="float" office:value="-97.88779449" calcext:value-type="float">
            <text:p>-97.88779449</text:p>
          </table:table-cell>
          <table:table-cell table:number-columns-repeated="3"/>
        </table:table-row>
        <table:table-row table:style-name="ro1">
          <table:table-cell office:value-type="float" office:value="95869565.22" calcext:value-type="float">
            <text:p>95869565.22</text:p>
          </table:table-cell>
          <table:table-cell office:value-type="float" office:value="-97.85922241" calcext:value-type="float">
            <text:p>-97.85922241</text:p>
          </table:table-cell>
          <table:table-cell table:number-columns-repeated="3"/>
        </table:table-row>
        <table:table-row table:style-name="ro1">
          <table:table-cell office:value-type="float" office:value="96086956.52" calcext:value-type="float">
            <text:p>96086956.52</text:p>
          </table:table-cell>
          <table:table-cell office:value-type="float" office:value="-97.85792542" calcext:value-type="float">
            <text:p>-97.85792542</text:p>
          </table:table-cell>
          <table:table-cell table:number-columns-repeated="3"/>
        </table:table-row>
        <table:table-row table:style-name="ro1">
          <table:table-cell office:value-type="float" office:value="96304347.83" calcext:value-type="float">
            <text:p>96304347.83</text:p>
          </table:table-cell>
          <table:table-cell office:value-type="float" office:value="-97.88100433" calcext:value-type="float">
            <text:p>-97.88100433</text:p>
          </table:table-cell>
          <table:table-cell table:number-columns-repeated="3"/>
        </table:table-row>
        <table:table-row table:style-name="ro1">
          <table:table-cell office:value-type="float" office:value="96521739.13" calcext:value-type="float">
            <text:p>96521739.13</text:p>
          </table:table-cell>
          <table:table-cell office:value-type="float" office:value="-97.89549255" calcext:value-type="float">
            <text:p>-97.89549255</text:p>
          </table:table-cell>
          <table:table-cell table:number-columns-repeated="3"/>
        </table:table-row>
        <table:table-row table:style-name="ro1">
          <table:table-cell office:value-type="float" office:value="96739130.43" calcext:value-type="float">
            <text:p>96739130.43</text:p>
          </table:table-cell>
          <table:table-cell office:value-type="float" office:value="-97.86133575" calcext:value-type="float">
            <text:p>-97.86133575</text:p>
          </table:table-cell>
          <table:table-cell table:number-columns-repeated="3"/>
        </table:table-row>
        <table:table-row table:style-name="ro1">
          <table:table-cell office:value-type="float" office:value="96956521.74" calcext:value-type="float">
            <text:p>96956521.74</text:p>
          </table:table-cell>
          <table:table-cell office:value-type="float" office:value="-97.82280731" calcext:value-type="float">
            <text:p>-97.82280731</text:p>
          </table:table-cell>
          <table:table-cell table:number-columns-repeated="3"/>
        </table:table-row>
        <table:table-row table:style-name="ro1">
          <table:table-cell office:value-type="float" office:value="97173913.04" calcext:value-type="float">
            <text:p>97173913.04</text:p>
          </table:table-cell>
          <table:table-cell office:value-type="float" office:value="-97.89211273" calcext:value-type="float">
            <text:p>-97.89211273</text:p>
          </table:table-cell>
          <table:table-cell table:number-columns-repeated="3"/>
        </table:table-row>
        <table:table-row table:style-name="ro1">
          <table:table-cell office:value-type="float" office:value="97391304.35" calcext:value-type="float">
            <text:p>97391304.35</text:p>
          </table:table-cell>
          <table:table-cell office:value-type="float" office:value="-98.02919769" calcext:value-type="float">
            <text:p>-98.02919769</text:p>
          </table:table-cell>
          <table:table-cell table:number-columns-repeated="3"/>
        </table:table-row>
        <table:table-row table:style-name="ro1">
          <table:table-cell office:value-type="float" office:value="97608695.65" calcext:value-type="float">
            <text:p>97608695.65</text:p>
          </table:table-cell>
          <table:table-cell office:value-type="float" office:value="-98.35301208" calcext:value-type="float">
            <text:p>-98.35301208</text:p>
          </table:table-cell>
          <table:table-cell table:number-columns-repeated="3"/>
        </table:table-row>
        <table:table-row table:style-name="ro1">
          <table:table-cell office:value-type="float" office:value="97826086.96" calcext:value-type="float">
            <text:p>97826086.96</text:p>
          </table:table-cell>
          <table:table-cell office:value-type="float" office:value="-98.12012482" calcext:value-type="float">
            <text:p>-98.12012482</text:p>
          </table:table-cell>
          <table:table-cell table:number-columns-repeated="3"/>
        </table:table-row>
        <table:table-row table:style-name="ro1">
          <table:table-cell office:value-type="float" office:value="98043478.26" calcext:value-type="float">
            <text:p>98043478.26</text:p>
          </table:table-cell>
          <table:table-cell office:value-type="float" office:value="-97.95758057" calcext:value-type="float">
            <text:p>-97.95758057</text:p>
          </table:table-cell>
          <table:table-cell table:number-columns-repeated="3"/>
        </table:table-row>
        <table:table-row table:style-name="ro1">
          <table:table-cell office:value-type="float" office:value="98260869.57" calcext:value-type="float">
            <text:p>98260869.57</text:p>
          </table:table-cell>
          <table:table-cell office:value-type="float" office:value="-98.35795593" calcext:value-type="float">
            <text:p>-98.35795593</text:p>
          </table:table-cell>
          <table:table-cell table:number-columns-repeated="3"/>
        </table:table-row>
        <table:table-row table:style-name="ro1">
          <table:table-cell office:value-type="float" office:value="98478260.87" calcext:value-type="float">
            <text:p>98478260.87</text:p>
          </table:table-cell>
          <table:table-cell office:value-type="float" office:value="-98.32804871" calcext:value-type="float">
            <text:p>-98.32804871</text:p>
          </table:table-cell>
          <table:table-cell table:number-columns-repeated="3"/>
        </table:table-row>
        <table:table-row table:style-name="ro1">
          <table:table-cell office:value-type="float" office:value="98695652.17" calcext:value-type="float">
            <text:p>98695652.17</text:p>
          </table:table-cell>
          <table:table-cell office:value-type="float" office:value="-98.34049988" calcext:value-type="float">
            <text:p>-98.34049988</text:p>
          </table:table-cell>
          <table:table-cell table:number-columns-repeated="3"/>
        </table:table-row>
        <table:table-row table:style-name="ro1">
          <table:table-cell office:value-type="float" office:value="98913043.48" calcext:value-type="float">
            <text:p>98913043.48</text:p>
          </table:table-cell>
          <table:table-cell office:value-type="float" office:value="-98.14756775" calcext:value-type="float">
            <text:p>-98.14756775</text:p>
          </table:table-cell>
          <table:table-cell table:number-columns-repeated="3"/>
        </table:table-row>
        <table:table-row table:style-name="ro1">
          <table:table-cell office:value-type="float" office:value="99130434.78" calcext:value-type="float">
            <text:p>99130434.78</text:p>
          </table:table-cell>
          <table:table-cell office:value-type="float" office:value="-94.4291687" calcext:value-type="float">
            <text:p>-94.4291687</text:p>
          </table:table-cell>
          <table:table-cell table:number-columns-repeated="3"/>
        </table:table-row>
        <table:table-row table:style-name="ro1">
          <table:table-cell office:value-type="float" office:value="99347826.09" calcext:value-type="float">
            <text:p>99347826.09</text:p>
          </table:table-cell>
          <table:table-cell office:value-type="float" office:value="-98.73325348" calcext:value-type="float">
            <text:p>-98.73325348</text:p>
          </table:table-cell>
          <table:table-cell table:number-columns-repeated="3"/>
        </table:table-row>
        <table:table-row table:style-name="ro1">
          <table:table-cell office:value-type="float" office:value="99565217.39" calcext:value-type="float">
            <text:p>99565217.39</text:p>
          </table:table-cell>
          <table:table-cell office:value-type="float" office:value="-98.82634735" calcext:value-type="float">
            <text:p>-98.82634735</text:p>
          </table:table-cell>
          <table:table-cell table:number-columns-repeated="3"/>
        </table:table-row>
        <table:table-row table:style-name="ro1">
          <table:table-cell office:value-type="float" office:value="99782608.7" calcext:value-type="float">
            <text:p>99782608.7</text:p>
          </table:table-cell>
          <table:table-cell office:value-type="float" office:value="-98.55173492" calcext:value-type="float">
            <text:p>-98.55173492</text:p>
          </table:table-cell>
          <table:table-cell table:number-columns-repeated="3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-97.43349457" calcext:value-type="float">
            <text:p>-97.43349457</text:p>
          </table:table-cell>
          <table:table-cell table:number-columns-repeated="3"/>
        </table:table-row>
      </table:table>
      <table:table table:name="Noise_ON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Machine Module</text:p>
          </table:table-cell>
          <table:table-cell office:value-type="string" calcext:value-type="string">
            <text:p>N9343C</text:p>
          </table:table-cell>
          <table:table-cell office:value-type="string" calcext:value-type="string">
            <text:p>CN0605A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U Version</text:p>
          </table:table-cell>
          <table:table-cell office:value-type="string" calcext:value-type="string">
            <text:p>A.06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P Version</text:p>
          </table:table-cell>
          <table:table-cell office:value-type="string" calcext:value-type="string">
            <text:p>A.05.02.02 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GA Version</text:p>
          </table:table-cell>
          <table:table-cell office:value-type="string" calcext:value-type="string">
            <text:p>A.02.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:16:08 07.10.20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Axis Scale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Axis Unit</text:p>
          </table:table-cell>
          <table:table-cell office:value-type="string" calcext:value-type="string">
            <text:p>dB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edance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 of Points</text:p>
          </table:table-cell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eep Time(s)</text:p>
          </table:table-cell>
          <table:table-cell office:value-type="float" office:value="0.996342" calcext:value-type="float">
            <text:p>0.996342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 Frequency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p Frequency</text:p>
          </table:table-cell>
          <table:table-cell office:value-type="float" office:value="100000000" calcext:value-type="float">
            <text:p>100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quency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rage Type</text:p>
          </table:table-cell>
          <table:table-cell office:value-type="string" calcext:value-type="string">
            <text:p>Log Pw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W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W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A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ep Type</text:p>
          </table:table-cell>
          <table:table-cell office:value-type="string" calcext:value-type="string">
            <text:p>Continu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eep Mode</text:p>
          </table:table-cell>
          <table:table-cell office:value-type="string" calcext:value-type="string">
            <text:p>Swee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F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Amp Stat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 Level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enu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 Level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 Axis Units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ensitiv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Source</text:p>
          </table:table-cell>
          <table:table-cell office:value-type="string" calcext:value-type="string">
            <text:p>FreeR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Leve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Slope</text:p>
          </table:table-cell>
          <table:table-cell office:value-type="string" calcext:value-type="string">
            <text:p>RI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Del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te Sweep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View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Delay</text:p>
          </table:table-cell>
          <table:table-cell office:value-type="float" office:value="0.00228" calcext:value-type="float">
            <text:p>0.00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Length</text:p>
          </table:table-cell>
          <table:table-cell office:value-type="float" office:value="0.00084" calcext:value-type="float">
            <text:p>0.00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Source</text:p>
          </table:table-cell>
          <table:table-cell office:value-type="string" calcext:value-type="string">
            <text:p>Extern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st Level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st Trigger Slope</text:p>
          </table:table-cell>
          <table:table-cell office:value-type="string" calcext:value-type="string">
            <text:p>Ri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r Period</text:p>
          </table:table-cell>
          <table:table-cell office:value-type="float" office:value="0.00312" calcext:value-type="float">
            <text:p>0.00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r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c Sourc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y Corrections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 Unit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1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2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3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4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er Inform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k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X Axis</text:p>
          </table:table-cell>
          <table:table-cell office:value-type="string" calcext:value-type="string">
            <text:p>Amplitude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5.00 MHz</text:p>
          </table:table-cell>
          <table:table-cell office:value-type="string" calcext:value-type="string">
            <text:p>-75.55 dBm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10.00 MHz</text:p>
          </table:table-cell>
          <table:table-cell office:value-type="string" calcext:value-type="string">
            <text:p>-74.12 dBm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20.00 MHz</text:p>
          </table:table-cell>
          <table:table-cell office:value-type="string" calcext:value-type="string">
            <text:p>-74.03 dBm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30.00 MHz</text:p>
          </table:table-cell>
          <table:table-cell office:value-type="string" calcext:value-type="string">
            <text:p>-73.94 dBm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40.00 MHz</text:p>
          </table:table-cell>
          <table:table-cell office:value-type="string" calcext:value-type="string">
            <text:p>-74.83 dBm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50.00 MHz</text:p>
          </table:table-cell>
          <table:table-cell office:value-type="string" calcext:value-type="string">
            <text:p>-76.95 dBm</text:p>
          </table:table-cell>
        </table:table-row>
        <table:table-row table:style-name="ro1">
          <table:table-cell office:value-type="string" calcext:value-type="string">
            <text:p>CISPR Filter</text:p>
          </table:table-cell>
          <table:table-cell office:value-type="string" calcext:value-type="string">
            <text:p>Normal RBW</text:p>
          </table:table-cell>
          <table:table-cell office:value-type="string" calcext:value-type="string">
            <text:p>Dwell Time(s)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race Math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Math By</text:p>
          </table:table-cell>
          <table:table-cell office:value-type="string" calcext:value-type="string">
            <text:p>Log P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Variable A</text:p>
          </table:table-cell>
          <table:table-cell office:value-type="string" calcext:value-type="string">
            <text:p>Trace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Variable B</text:p>
          </table:table-cell>
          <table:table-cell office:value-type="string" calcext:value-type="string">
            <text:p>Trace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Variable C</text:p>
          </table:table-cell>
          <table:table-cell office:value-type="string" calcext:value-type="string">
            <text:p>Trac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Name</text:p>
          </table:table-cell>
          <table:table-cell office:value-type="string" calcext:value-type="string">
            <text:p>Trace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Count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Type</text:p>
          </table:table-cell>
          <table:table-cell office:value-type="string" calcext:value-type="string">
            <text:p>Clear Wri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Detector</text:p>
          </table:table-cell>
          <table:table-cell office:value-type="string" calcext:value-type="string">
            <text:p>Aver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Data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6.05404091" calcext:value-type="float">
            <text:p>-16.05404091</text:p>
          </table:table-cell>
          <table:table-cell table:number-columns-repeated="3"/>
        </table:table-row>
        <table:table-row table:style-name="ro1">
          <table:table-cell office:value-type="float" office:value="217391.3043" calcext:value-type="float">
            <text:p>217391.3043</text:p>
          </table:table-cell>
          <table:table-cell office:value-type="float" office:value="-65.7145462" calcext:value-type="float">
            <text:p>-65.7145462</text:p>
          </table:table-cell>
          <table:table-cell table:number-columns-repeated="3"/>
        </table:table-row>
        <table:table-row table:style-name="ro1">
          <table:table-cell office:value-type="float" office:value="434782.6087" calcext:value-type="float">
            <text:p>434782.6087</text:p>
          </table:table-cell>
          <table:table-cell office:value-type="float" office:value="-77.06101227" calcext:value-type="float">
            <text:p>-77.06101227</text:p>
          </table:table-cell>
          <table:table-cell table:number-columns-repeated="3"/>
        </table:table-row>
        <table:table-row table:style-name="ro1">
          <table:table-cell office:value-type="float" office:value="652173.913" calcext:value-type="float">
            <text:p>652173.913</text:p>
          </table:table-cell>
          <table:table-cell office:value-type="float" office:value="-84.00180817" calcext:value-type="float">
            <text:p>-84.00180817</text:p>
          </table:table-cell>
          <table:table-cell table:number-columns-repeated="3"/>
        </table:table-row>
        <table:table-row table:style-name="ro1">
          <table:table-cell office:value-type="float" office:value="869565.2174" calcext:value-type="float">
            <text:p>869565.2174</text:p>
          </table:table-cell>
          <table:table-cell office:value-type="float" office:value="-85.85105896" calcext:value-type="float">
            <text:p>-85.85105896</text:p>
          </table:table-cell>
          <table:table-cell table:number-columns-repeated="3"/>
        </table:table-row>
        <table:table-row table:style-name="ro1">
          <table:table-cell office:value-type="float" office:value="1086956.522" calcext:value-type="float">
            <text:p>1086956.522</text:p>
          </table:table-cell>
          <table:table-cell office:value-type="float" office:value="-85.52090454" calcext:value-type="float">
            <text:p>-85.52090454</text:p>
          </table:table-cell>
          <table:table-cell table:number-columns-repeated="3"/>
        </table:table-row>
        <table:table-row table:style-name="ro1">
          <table:table-cell office:value-type="float" office:value="1304347.826" calcext:value-type="float">
            <text:p>1304347.826</text:p>
          </table:table-cell>
          <table:table-cell office:value-type="float" office:value="-82.9285202" calcext:value-type="float">
            <text:p>-82.9285202</text:p>
          </table:table-cell>
          <table:table-cell table:number-columns-repeated="3"/>
        </table:table-row>
        <table:table-row table:style-name="ro1">
          <table:table-cell office:value-type="float" office:value="1521739.13" calcext:value-type="float">
            <text:p>1521739.13</text:p>
          </table:table-cell>
          <table:table-cell office:value-type="float" office:value="-80.96244812" calcext:value-type="float">
            <text:p>-80.96244812</text:p>
          </table:table-cell>
          <table:table-cell table:number-columns-repeated="3"/>
        </table:table-row>
        <table:table-row table:style-name="ro1">
          <table:table-cell office:value-type="float" office:value="1739130.435" calcext:value-type="float">
            <text:p>1739130.435</text:p>
          </table:table-cell>
          <table:table-cell office:value-type="float" office:value="-80.67637634" calcext:value-type="float">
            <text:p>-80.67637634</text:p>
          </table:table-cell>
          <table:table-cell table:number-columns-repeated="3"/>
        </table:table-row>
        <table:table-row table:style-name="ro1">
          <table:table-cell office:value-type="float" office:value="1956521.739" calcext:value-type="float">
            <text:p>1956521.739</text:p>
          </table:table-cell>
          <table:table-cell office:value-type="float" office:value="-80.64488983" calcext:value-type="float">
            <text:p>-80.64488983</text:p>
          </table:table-cell>
          <table:table-cell table:number-columns-repeated="3"/>
        </table:table-row>
        <table:table-row table:style-name="ro1">
          <table:table-cell office:value-type="float" office:value="2173913.043" calcext:value-type="float">
            <text:p>2173913.043</text:p>
          </table:table-cell>
          <table:table-cell office:value-type="float" office:value="-80.63582611" calcext:value-type="float">
            <text:p>-80.63582611</text:p>
          </table:table-cell>
          <table:table-cell table:number-columns-repeated="3"/>
        </table:table-row>
        <table:table-row table:style-name="ro1">
          <table:table-cell office:value-type="float" office:value="2391304.348" calcext:value-type="float">
            <text:p>2391304.348</text:p>
          </table:table-cell>
          <table:table-cell office:value-type="float" office:value="-79.87569427" calcext:value-type="float">
            <text:p>-79.87569427</text:p>
          </table:table-cell>
          <table:table-cell table:number-columns-repeated="3"/>
        </table:table-row>
        <table:table-row table:style-name="ro1">
          <table:table-cell office:value-type="float" office:value="2608695.652" calcext:value-type="float">
            <text:p>2608695.652</text:p>
          </table:table-cell>
          <table:table-cell office:value-type="float" office:value="-79.5141449" calcext:value-type="float">
            <text:p>-79.5141449</text:p>
          </table:table-cell>
          <table:table-cell table:number-columns-repeated="3"/>
        </table:table-row>
        <table:table-row table:style-name="ro1">
          <table:table-cell office:value-type="float" office:value="2826086.957" calcext:value-type="float">
            <text:p>2826086.957</text:p>
          </table:table-cell>
          <table:table-cell office:value-type="float" office:value="-79.29917908" calcext:value-type="float">
            <text:p>-79.29917908</text:p>
          </table:table-cell>
          <table:table-cell table:number-columns-repeated="3"/>
        </table:table-row>
        <table:table-row table:style-name="ro1">
          <table:table-cell office:value-type="float" office:value="3043478.261" calcext:value-type="float">
            <text:p>3043478.261</text:p>
          </table:table-cell>
          <table:table-cell office:value-type="float" office:value="-78.93191528" calcext:value-type="float">
            <text:p>-78.93191528</text:p>
          </table:table-cell>
          <table:table-cell table:number-columns-repeated="3"/>
        </table:table-row>
        <table:table-row table:style-name="ro1">
          <table:table-cell office:value-type="float" office:value="3260869.565" calcext:value-type="float">
            <text:p>3260869.565</text:p>
          </table:table-cell>
          <table:table-cell office:value-type="float" office:value="-78.13359833" calcext:value-type="float">
            <text:p>-78.13359833</text:p>
          </table:table-cell>
          <table:table-cell table:number-columns-repeated="3"/>
        </table:table-row>
        <table:table-row table:style-name="ro1">
          <table:table-cell office:value-type="float" office:value="3478260.87" calcext:value-type="float">
            <text:p>3478260.87</text:p>
          </table:table-cell>
          <table:table-cell office:value-type="float" office:value="-77.53811646" calcext:value-type="float">
            <text:p>-77.53811646</text:p>
          </table:table-cell>
          <table:table-cell table:number-columns-repeated="3"/>
        </table:table-row>
        <table:table-row table:style-name="ro1">
          <table:table-cell office:value-type="float" office:value="3695652.174" calcext:value-type="float">
            <text:p>3695652.174</text:p>
          </table:table-cell>
          <table:table-cell office:value-type="float" office:value="-77.10346985" calcext:value-type="float">
            <text:p>-77.10346985</text:p>
          </table:table-cell>
          <table:table-cell table:number-columns-repeated="3"/>
        </table:table-row>
        <table:table-row table:style-name="ro1">
          <table:table-cell office:value-type="float" office:value="3913043.478" calcext:value-type="float">
            <text:p>3913043.478</text:p>
          </table:table-cell>
          <table:table-cell office:value-type="float" office:value="-76.67144775" calcext:value-type="float">
            <text:p>-76.67144775</text:p>
          </table:table-cell>
          <table:table-cell table:number-columns-repeated="3"/>
        </table:table-row>
        <table:table-row table:style-name="ro1">
          <table:table-cell office:value-type="float" office:value="4130434.783" calcext:value-type="float">
            <text:p>4130434.783</text:p>
          </table:table-cell>
          <table:table-cell office:value-type="float" office:value="-76.3554306" calcext:value-type="float">
            <text:p>-76.3554306</text:p>
          </table:table-cell>
          <table:table-cell table:number-columns-repeated="3"/>
        </table:table-row>
        <table:table-row table:style-name="ro1">
          <table:table-cell office:value-type="float" office:value="4347826.087" calcext:value-type="float">
            <text:p>4347826.087</text:p>
          </table:table-cell>
          <table:table-cell office:value-type="float" office:value="-75.87367249" calcext:value-type="float">
            <text:p>-75.87367249</text:p>
          </table:table-cell>
          <table:table-cell table:number-columns-repeated="3"/>
        </table:table-row>
        <table:table-row table:style-name="ro1">
          <table:table-cell office:value-type="float" office:value="4565217.391" calcext:value-type="float">
            <text:p>4565217.391</text:p>
          </table:table-cell>
          <table:table-cell office:value-type="float" office:value="-75.97254944" calcext:value-type="float">
            <text:p>-75.97254944</text:p>
          </table:table-cell>
          <table:table-cell table:number-columns-repeated="3"/>
        </table:table-row>
        <table:table-row table:style-name="ro1">
          <table:table-cell office:value-type="float" office:value="4782608.696" calcext:value-type="float">
            <text:p>4782608.696</text:p>
          </table:table-cell>
          <table:table-cell office:value-type="float" office:value="-75.56889343" calcext:value-type="float">
            <text:p>-75.56889343</text:p>
          </table:table-cell>
          <table:table-cell table:number-columns-repeated="3"/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-75.55052185" calcext:value-type="float">
            <text:p>-75.55052185</text:p>
          </table:table-cell>
          <table:table-cell table:number-columns-repeated="3"/>
        </table:table-row>
        <table:table-row table:style-name="ro1">
          <table:table-cell office:value-type="float" office:value="5217391.304" calcext:value-type="float">
            <text:p>5217391.304</text:p>
          </table:table-cell>
          <table:table-cell office:value-type="float" office:value="-75.35403442" calcext:value-type="float">
            <text:p>-75.35403442</text:p>
          </table:table-cell>
          <table:table-cell table:number-columns-repeated="3"/>
        </table:table-row>
        <table:table-row table:style-name="ro1">
          <table:table-cell office:value-type="float" office:value="5434782.609" calcext:value-type="float">
            <text:p>5434782.609</text:p>
          </table:table-cell>
          <table:table-cell office:value-type="float" office:value="-74.83977509" calcext:value-type="float">
            <text:p>-74.83977509</text:p>
          </table:table-cell>
          <table:table-cell table:number-columns-repeated="3"/>
        </table:table-row>
        <table:table-row table:style-name="ro1">
          <table:table-cell office:value-type="float" office:value="5652173.913" calcext:value-type="float">
            <text:p>5652173.913</text:p>
          </table:table-cell>
          <table:table-cell office:value-type="float" office:value="-74.94667053" calcext:value-type="float">
            <text:p>-74.94667053</text:p>
          </table:table-cell>
          <table:table-cell table:number-columns-repeated="3"/>
        </table:table-row>
        <table:table-row table:style-name="ro1">
          <table:table-cell office:value-type="float" office:value="5869565.217" calcext:value-type="float">
            <text:p>5869565.217</text:p>
          </table:table-cell>
          <table:table-cell office:value-type="float" office:value="-74.79798889" calcext:value-type="float">
            <text:p>-74.79798889</text:p>
          </table:table-cell>
          <table:table-cell table:number-columns-repeated="3"/>
        </table:table-row>
        <table:table-row table:style-name="ro1">
          <table:table-cell office:value-type="float" office:value="6086956.522" calcext:value-type="float">
            <text:p>6086956.522</text:p>
          </table:table-cell>
          <table:table-cell office:value-type="float" office:value="-74.84910583" calcext:value-type="float">
            <text:p>-74.84910583</text:p>
          </table:table-cell>
          <table:table-cell table:number-columns-repeated="3"/>
        </table:table-row>
        <table:table-row table:style-name="ro1">
          <table:table-cell office:value-type="float" office:value="6304347.826" calcext:value-type="float">
            <text:p>6304347.826</text:p>
          </table:table-cell>
          <table:table-cell office:value-type="float" office:value="-74.80378723" calcext:value-type="float">
            <text:p>-74.80378723</text:p>
          </table:table-cell>
          <table:table-cell table:number-columns-repeated="3"/>
        </table:table-row>
        <table:table-row table:style-name="ro1">
          <table:table-cell office:value-type="float" office:value="6521739.13" calcext:value-type="float">
            <text:p>6521739.13</text:p>
          </table:table-cell>
          <table:table-cell office:value-type="float" office:value="-74.57566833" calcext:value-type="float">
            <text:p>-74.57566833</text:p>
          </table:table-cell>
          <table:table-cell table:number-columns-repeated="3"/>
        </table:table-row>
        <table:table-row table:style-name="ro1">
          <table:table-cell office:value-type="float" office:value="6739130.435" calcext:value-type="float">
            <text:p>6739130.435</text:p>
          </table:table-cell>
          <table:table-cell office:value-type="float" office:value="-74.45088959" calcext:value-type="float">
            <text:p>-74.45088959</text:p>
          </table:table-cell>
          <table:table-cell table:number-columns-repeated="3"/>
        </table:table-row>
        <table:table-row table:style-name="ro1">
          <table:table-cell office:value-type="float" office:value="6956521.739" calcext:value-type="float">
            <text:p>6956521.739</text:p>
          </table:table-cell>
          <table:table-cell office:value-type="float" office:value="-74.60858154" calcext:value-type="float">
            <text:p>-74.60858154</text:p>
          </table:table-cell>
          <table:table-cell table:number-columns-repeated="3"/>
        </table:table-row>
        <table:table-row table:style-name="ro1">
          <table:table-cell office:value-type="float" office:value="7173913.043" calcext:value-type="float">
            <text:p>7173913.043</text:p>
          </table:table-cell>
          <table:table-cell office:value-type="float" office:value="-74.66989899" calcext:value-type="float">
            <text:p>-74.66989899</text:p>
          </table:table-cell>
          <table:table-cell table:number-columns-repeated="3"/>
        </table:table-row>
        <table:table-row table:style-name="ro1">
          <table:table-cell office:value-type="float" office:value="7391304.348" calcext:value-type="float">
            <text:p>7391304.348</text:p>
          </table:table-cell>
          <table:table-cell office:value-type="float" office:value="-74.52851868" calcext:value-type="float">
            <text:p>-74.52851868</text:p>
          </table:table-cell>
          <table:table-cell table:number-columns-repeated="3"/>
        </table:table-row>
        <table:table-row table:style-name="ro1">
          <table:table-cell office:value-type="float" office:value="7608695.652" calcext:value-type="float">
            <text:p>7608695.652</text:p>
          </table:table-cell>
          <table:table-cell office:value-type="float" office:value="-74.59468079" calcext:value-type="float">
            <text:p>-74.59468079</text:p>
          </table:table-cell>
          <table:table-cell table:number-columns-repeated="3"/>
        </table:table-row>
        <table:table-row table:style-name="ro1">
          <table:table-cell office:value-type="float" office:value="7826086.957" calcext:value-type="float">
            <text:p>7826086.957</text:p>
          </table:table-cell>
          <table:table-cell office:value-type="float" office:value="-74.46751404" calcext:value-type="float">
            <text:p>-74.46751404</text:p>
          </table:table-cell>
          <table:table-cell table:number-columns-repeated="3"/>
        </table:table-row>
        <table:table-row table:style-name="ro1">
          <table:table-cell office:value-type="float" office:value="8043478.261" calcext:value-type="float">
            <text:p>8043478.261</text:p>
          </table:table-cell>
          <table:table-cell office:value-type="float" office:value="-74.33689117" calcext:value-type="float">
            <text:p>-74.33689117</text:p>
          </table:table-cell>
          <table:table-cell table:number-columns-repeated="3"/>
        </table:table-row>
        <table:table-row table:style-name="ro1">
          <table:table-cell office:value-type="float" office:value="8260869.565" calcext:value-type="float">
            <text:p>8260869.565</text:p>
          </table:table-cell>
          <table:table-cell office:value-type="float" office:value="-74.45994568" calcext:value-type="float">
            <text:p>-74.45994568</text:p>
          </table:table-cell>
          <table:table-cell table:number-columns-repeated="3"/>
        </table:table-row>
        <table:table-row table:style-name="ro1">
          <table:table-cell office:value-type="float" office:value="8478260.87" calcext:value-type="float">
            <text:p>8478260.87</text:p>
          </table:table-cell>
          <table:table-cell office:value-type="float" office:value="-74.09449768" calcext:value-type="float">
            <text:p>-74.09449768</text:p>
          </table:table-cell>
          <table:table-cell table:number-columns-repeated="3"/>
        </table:table-row>
        <table:table-row table:style-name="ro1">
          <table:table-cell office:value-type="float" office:value="8695652.174" calcext:value-type="float">
            <text:p>8695652.174</text:p>
          </table:table-cell>
          <table:table-cell office:value-type="float" office:value="-74.21697235" calcext:value-type="float">
            <text:p>-74.21697235</text:p>
          </table:table-cell>
          <table:table-cell table:number-columns-repeated="3"/>
        </table:table-row>
        <table:table-row table:style-name="ro1">
          <table:table-cell office:value-type="float" office:value="8913043.478" calcext:value-type="float">
            <text:p>8913043.478</text:p>
          </table:table-cell>
          <table:table-cell office:value-type="float" office:value="-74.25841522" calcext:value-type="float">
            <text:p>-74.25841522</text:p>
          </table:table-cell>
          <table:table-cell table:number-columns-repeated="3"/>
        </table:table-row>
        <table:table-row table:style-name="ro1">
          <table:table-cell office:value-type="float" office:value="9130434.783" calcext:value-type="float">
            <text:p>9130434.783</text:p>
          </table:table-cell>
          <table:table-cell office:value-type="float" office:value="-74.1133728" calcext:value-type="float">
            <text:p>-74.1133728</text:p>
          </table:table-cell>
          <table:table-cell table:number-columns-repeated="3"/>
        </table:table-row>
        <table:table-row table:style-name="ro1">
          <table:table-cell office:value-type="float" office:value="9347826.087" calcext:value-type="float">
            <text:p>9347826.087</text:p>
          </table:table-cell>
          <table:table-cell office:value-type="float" office:value="-74.43902588" calcext:value-type="float">
            <text:p>-74.43902588</text:p>
          </table:table-cell>
          <table:table-cell table:number-columns-repeated="3"/>
        </table:table-row>
        <table:table-row table:style-name="ro1">
          <table:table-cell office:value-type="float" office:value="9565217.391" calcext:value-type="float">
            <text:p>9565217.391</text:p>
          </table:table-cell>
          <table:table-cell office:value-type="float" office:value="-74.22084045" calcext:value-type="float">
            <text:p>-74.22084045</text:p>
          </table:table-cell>
          <table:table-cell table:number-columns-repeated="3"/>
        </table:table-row>
        <table:table-row table:style-name="ro1">
          <table:table-cell office:value-type="float" office:value="9782608.696" calcext:value-type="float">
            <text:p>9782608.696</text:p>
          </table:table-cell>
          <table:table-cell office:value-type="float" office:value="-74.24471283" calcext:value-type="float">
            <text:p>-74.24471283</text:p>
          </table:table-cell>
          <table:table-cell table:number-columns-repeated="3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-74.12421417" calcext:value-type="float">
            <text:p>-74.12421417</text:p>
          </table:table-cell>
          <table:table-cell table:number-columns-repeated="3"/>
        </table:table-row>
        <table:table-row table:style-name="ro1">
          <table:table-cell office:value-type="float" office:value="10217391.3" calcext:value-type="float">
            <text:p>10217391.3</text:p>
          </table:table-cell>
          <table:table-cell office:value-type="float" office:value="-74.4993515" calcext:value-type="float">
            <text:p>-74.4993515</text:p>
          </table:table-cell>
          <table:table-cell table:number-columns-repeated="3"/>
        </table:table-row>
        <table:table-row table:style-name="ro1">
          <table:table-cell office:value-type="float" office:value="10434782.61" calcext:value-type="float">
            <text:p>10434782.61</text:p>
          </table:table-cell>
          <table:table-cell office:value-type="float" office:value="-74.07256317" calcext:value-type="float">
            <text:p>-74.07256317</text:p>
          </table:table-cell>
          <table:table-cell table:number-columns-repeated="3"/>
        </table:table-row>
        <table:table-row table:style-name="ro1">
          <table:table-cell office:value-type="float" office:value="10652173.91" calcext:value-type="float">
            <text:p>10652173.91</text:p>
          </table:table-cell>
          <table:table-cell office:value-type="float" office:value="-74.26917267" calcext:value-type="float">
            <text:p>-74.26917267</text:p>
          </table:table-cell>
          <table:table-cell table:number-columns-repeated="3"/>
        </table:table-row>
        <table:table-row table:style-name="ro1">
          <table:table-cell office:value-type="float" office:value="10869565.22" calcext:value-type="float">
            <text:p>10869565.22</text:p>
          </table:table-cell>
          <table:table-cell office:value-type="float" office:value="-74.14260864" calcext:value-type="float">
            <text:p>-74.14260864</text:p>
          </table:table-cell>
          <table:table-cell table:number-columns-repeated="3"/>
        </table:table-row>
        <table:table-row table:style-name="ro1">
          <table:table-cell office:value-type="float" office:value="11086956.52" calcext:value-type="float">
            <text:p>11086956.52</text:p>
          </table:table-cell>
          <table:table-cell office:value-type="float" office:value="-74.68964386" calcext:value-type="float">
            <text:p>-74.68964386</text:p>
          </table:table-cell>
          <table:table-cell table:number-columns-repeated="3"/>
        </table:table-row>
        <table:table-row table:style-name="ro1">
          <table:table-cell office:value-type="float" office:value="11304347.83" calcext:value-type="float">
            <text:p>11304347.83</text:p>
          </table:table-cell>
          <table:table-cell office:value-type="float" office:value="-74.16355896" calcext:value-type="float">
            <text:p>-74.16355896</text:p>
          </table:table-cell>
          <table:table-cell table:number-columns-repeated="3"/>
        </table:table-row>
        <table:table-row table:style-name="ro1">
          <table:table-cell office:value-type="float" office:value="11521739.13" calcext:value-type="float">
            <text:p>11521739.13</text:p>
          </table:table-cell>
          <table:table-cell office:value-type="float" office:value="-74.21910858" calcext:value-type="float">
            <text:p>-74.21910858</text:p>
          </table:table-cell>
          <table:table-cell table:number-columns-repeated="3"/>
        </table:table-row>
        <table:table-row table:style-name="ro1">
          <table:table-cell office:value-type="float" office:value="11739130.43" calcext:value-type="float">
            <text:p>11739130.43</text:p>
          </table:table-cell>
          <table:table-cell office:value-type="float" office:value="-74.25362396" calcext:value-type="float">
            <text:p>-74.25362396</text:p>
          </table:table-cell>
          <table:table-cell table:number-columns-repeated="3"/>
        </table:table-row>
        <table:table-row table:style-name="ro1">
          <table:table-cell office:value-type="float" office:value="11956521.74" calcext:value-type="float">
            <text:p>11956521.74</text:p>
          </table:table-cell>
          <table:table-cell office:value-type="float" office:value="-74.30153656" calcext:value-type="float">
            <text:p>-74.30153656</text:p>
          </table:table-cell>
          <table:table-cell table:number-columns-repeated="3"/>
        </table:table-row>
        <table:table-row table:style-name="ro1">
          <table:table-cell office:value-type="float" office:value="12173913.04" calcext:value-type="float">
            <text:p>12173913.04</text:p>
          </table:table-cell>
          <table:table-cell office:value-type="float" office:value="-74.10777283" calcext:value-type="float">
            <text:p>-74.10777283</text:p>
          </table:table-cell>
          <table:table-cell table:number-columns-repeated="3"/>
        </table:table-row>
        <table:table-row table:style-name="ro1">
          <table:table-cell office:value-type="float" office:value="12391304.35" calcext:value-type="float">
            <text:p>12391304.35</text:p>
          </table:table-cell>
          <table:table-cell office:value-type="float" office:value="-74.33759308" calcext:value-type="float">
            <text:p>-74.33759308</text:p>
          </table:table-cell>
          <table:table-cell table:number-columns-repeated="3"/>
        </table:table-row>
        <table:table-row table:style-name="ro1">
          <table:table-cell office:value-type="float" office:value="12608695.65" calcext:value-type="float">
            <text:p>12608695.65</text:p>
          </table:table-cell>
          <table:table-cell office:value-type="float" office:value="-73.89015198" calcext:value-type="float">
            <text:p>-73.89015198</text:p>
          </table:table-cell>
          <table:table-cell table:number-columns-repeated="3"/>
        </table:table-row>
        <table:table-row table:style-name="ro1">
          <table:table-cell office:value-type="float" office:value="12826086.96" calcext:value-type="float">
            <text:p>12826086.96</text:p>
          </table:table-cell>
          <table:table-cell office:value-type="float" office:value="-74.12397766" calcext:value-type="float">
            <text:p>-74.12397766</text:p>
          </table:table-cell>
          <table:table-cell table:number-columns-repeated="3"/>
        </table:table-row>
        <table:table-row table:style-name="ro1">
          <table:table-cell office:value-type="float" office:value="13043478.26" calcext:value-type="float">
            <text:p>13043478.26</text:p>
          </table:table-cell>
          <table:table-cell office:value-type="float" office:value="-73.88051605" calcext:value-type="float">
            <text:p>-73.88051605</text:p>
          </table:table-cell>
          <table:table-cell table:number-columns-repeated="3"/>
        </table:table-row>
        <table:table-row table:style-name="ro1">
          <table:table-cell office:value-type="float" office:value="13260869.57" calcext:value-type="float">
            <text:p>13260869.57</text:p>
          </table:table-cell>
          <table:table-cell office:value-type="float" office:value="-74.3976593" calcext:value-type="float">
            <text:p>-74.3976593</text:p>
          </table:table-cell>
          <table:table-cell table:number-columns-repeated="3"/>
        </table:table-row>
        <table:table-row table:style-name="ro1">
          <table:table-cell office:value-type="float" office:value="13478260.87" calcext:value-type="float">
            <text:p>13478260.87</text:p>
          </table:table-cell>
          <table:table-cell office:value-type="float" office:value="-73.92024231" calcext:value-type="float">
            <text:p>-73.92024231</text:p>
          </table:table-cell>
          <table:table-cell table:number-columns-repeated="3"/>
        </table:table-row>
        <table:table-row table:style-name="ro1">
          <table:table-cell office:value-type="float" office:value="13695652.17" calcext:value-type="float">
            <text:p>13695652.17</text:p>
          </table:table-cell>
          <table:table-cell office:value-type="float" office:value="-74.20323181" calcext:value-type="float">
            <text:p>-74.20323181</text:p>
          </table:table-cell>
          <table:table-cell table:number-columns-repeated="3"/>
        </table:table-row>
        <table:table-row table:style-name="ro1">
          <table:table-cell office:value-type="float" office:value="13913043.48" calcext:value-type="float">
            <text:p>13913043.48</text:p>
          </table:table-cell>
          <table:table-cell office:value-type="float" office:value="-74.21861267" calcext:value-type="float">
            <text:p>-74.21861267</text:p>
          </table:table-cell>
          <table:table-cell table:number-columns-repeated="3"/>
        </table:table-row>
        <table:table-row table:style-name="ro1">
          <table:table-cell office:value-type="float" office:value="14130434.78" calcext:value-type="float">
            <text:p>14130434.78</text:p>
          </table:table-cell>
          <table:table-cell office:value-type="float" office:value="-74.10398865" calcext:value-type="float">
            <text:p>-74.10398865</text:p>
          </table:table-cell>
          <table:table-cell table:number-columns-repeated="3"/>
        </table:table-row>
        <table:table-row table:style-name="ro1">
          <table:table-cell office:value-type="float" office:value="14347826.09" calcext:value-type="float">
            <text:p>14347826.09</text:p>
          </table:table-cell>
          <table:table-cell office:value-type="float" office:value="-74.27083588" calcext:value-type="float">
            <text:p>-74.27083588</text:p>
          </table:table-cell>
          <table:table-cell table:number-columns-repeated="3"/>
        </table:table-row>
        <table:table-row table:style-name="ro1">
          <table:table-cell office:value-type="float" office:value="14565217.39" calcext:value-type="float">
            <text:p>14565217.39</text:p>
          </table:table-cell>
          <table:table-cell office:value-type="float" office:value="-73.84400177" calcext:value-type="float">
            <text:p>-73.84400177</text:p>
          </table:table-cell>
          <table:table-cell table:number-columns-repeated="3"/>
        </table:table-row>
        <table:table-row table:style-name="ro1">
          <table:table-cell office:value-type="float" office:value="14782608.7" calcext:value-type="float">
            <text:p>14782608.7</text:p>
          </table:table-cell>
          <table:table-cell office:value-type="float" office:value="-74.18453979" calcext:value-type="float">
            <text:p>-74.18453979</text:p>
          </table:table-cell>
          <table:table-cell table:number-columns-repeated="3"/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-74.03224182" calcext:value-type="float">
            <text:p>-74.03224182</text:p>
          </table:table-cell>
          <table:table-cell table:number-columns-repeated="3"/>
        </table:table-row>
        <table:table-row table:style-name="ro1">
          <table:table-cell office:value-type="float" office:value="15217391.3" calcext:value-type="float">
            <text:p>15217391.3</text:p>
          </table:table-cell>
          <table:table-cell office:value-type="float" office:value="-73.94358826" calcext:value-type="float">
            <text:p>-73.94358826</text:p>
          </table:table-cell>
          <table:table-cell table:number-columns-repeated="3"/>
        </table:table-row>
        <table:table-row table:style-name="ro1">
          <table:table-cell office:value-type="float" office:value="15434782.61" calcext:value-type="float">
            <text:p>15434782.61</text:p>
          </table:table-cell>
          <table:table-cell office:value-type="float" office:value="-74.29110718" calcext:value-type="float">
            <text:p>-74.29110718</text:p>
          </table:table-cell>
          <table:table-cell table:number-columns-repeated="3"/>
        </table:table-row>
        <table:table-row table:style-name="ro1">
          <table:table-cell office:value-type="float" office:value="15652173.91" calcext:value-type="float">
            <text:p>15652173.91</text:p>
          </table:table-cell>
          <table:table-cell office:value-type="float" office:value="-73.95882416" calcext:value-type="float">
            <text:p>-73.95882416</text:p>
          </table:table-cell>
          <table:table-cell table:number-columns-repeated="3"/>
        </table:table-row>
        <table:table-row table:style-name="ro1">
          <table:table-cell office:value-type="float" office:value="15869565.22" calcext:value-type="float">
            <text:p>15869565.22</text:p>
          </table:table-cell>
          <table:table-cell office:value-type="float" office:value="-74.60480499" calcext:value-type="float">
            <text:p>-74.60480499</text:p>
          </table:table-cell>
          <table:table-cell table:number-columns-repeated="3"/>
        </table:table-row>
        <table:table-row table:style-name="ro1">
          <table:table-cell office:value-type="float" office:value="16086956.52" calcext:value-type="float">
            <text:p>16086956.52</text:p>
          </table:table-cell>
          <table:table-cell office:value-type="float" office:value="-74.25444031" calcext:value-type="float">
            <text:p>-74.25444031</text:p>
          </table:table-cell>
          <table:table-cell table:number-columns-repeated="3"/>
        </table:table-row>
        <table:table-row table:style-name="ro1">
          <table:table-cell office:value-type="float" office:value="16304347.83" calcext:value-type="float">
            <text:p>16304347.83</text:p>
          </table:table-cell>
          <table:table-cell office:value-type="float" office:value="-74.27714539" calcext:value-type="float">
            <text:p>-74.27714539</text:p>
          </table:table-cell>
          <table:table-cell table:number-columns-repeated="3"/>
        </table:table-row>
        <table:table-row table:style-name="ro1">
          <table:table-cell office:value-type="float" office:value="16521739.13" calcext:value-type="float">
            <text:p>16521739.13</text:p>
          </table:table-cell>
          <table:table-cell office:value-type="float" office:value="-74.28834534" calcext:value-type="float">
            <text:p>-74.28834534</text:p>
          </table:table-cell>
          <table:table-cell table:number-columns-repeated="3"/>
        </table:table-row>
        <table:table-row table:style-name="ro1">
          <table:table-cell office:value-type="float" office:value="16739130.43" calcext:value-type="float">
            <text:p>16739130.43</text:p>
          </table:table-cell>
          <table:table-cell office:value-type="float" office:value="-73.91133881" calcext:value-type="float">
            <text:p>-73.91133881</text:p>
          </table:table-cell>
          <table:table-cell table:number-columns-repeated="3"/>
        </table:table-row>
        <table:table-row table:style-name="ro1">
          <table:table-cell office:value-type="float" office:value="16956521.74" calcext:value-type="float">
            <text:p>16956521.74</text:p>
          </table:table-cell>
          <table:table-cell office:value-type="float" office:value="-73.73394775" calcext:value-type="float">
            <text:p>-73.73394775</text:p>
          </table:table-cell>
          <table:table-cell table:number-columns-repeated="3"/>
        </table:table-row>
        <table:table-row table:style-name="ro1">
          <table:table-cell office:value-type="float" office:value="17173913.04" calcext:value-type="float">
            <text:p>17173913.04</text:p>
          </table:table-cell>
          <table:table-cell office:value-type="float" office:value="-73.93328857" calcext:value-type="float">
            <text:p>-73.93328857</text:p>
          </table:table-cell>
          <table:table-cell table:number-columns-repeated="3"/>
        </table:table-row>
        <table:table-row table:style-name="ro1">
          <table:table-cell office:value-type="float" office:value="17391304.35" calcext:value-type="float">
            <text:p>17391304.35</text:p>
          </table:table-cell>
          <table:table-cell office:value-type="float" office:value="-73.59416199" calcext:value-type="float">
            <text:p>-73.59416199</text:p>
          </table:table-cell>
          <table:table-cell table:number-columns-repeated="3"/>
        </table:table-row>
        <table:table-row table:style-name="ro1">
          <table:table-cell office:value-type="float" office:value="17608695.65" calcext:value-type="float">
            <text:p>17608695.65</text:p>
          </table:table-cell>
          <table:table-cell office:value-type="float" office:value="-73.61236572" calcext:value-type="float">
            <text:p>-73.61236572</text:p>
          </table:table-cell>
          <table:table-cell table:number-columns-repeated="3"/>
        </table:table-row>
        <table:table-row table:style-name="ro1">
          <table:table-cell office:value-type="float" office:value="17826086.96" calcext:value-type="float">
            <text:p>17826086.96</text:p>
          </table:table-cell>
          <table:table-cell office:value-type="float" office:value="-73.70901489" calcext:value-type="float">
            <text:p>-73.70901489</text:p>
          </table:table-cell>
          <table:table-cell table:number-columns-repeated="3"/>
        </table:table-row>
        <table:table-row table:style-name="ro1">
          <table:table-cell office:value-type="float" office:value="18043478.26" calcext:value-type="float">
            <text:p>18043478.26</text:p>
          </table:table-cell>
          <table:table-cell office:value-type="float" office:value="-73.77433777" calcext:value-type="float">
            <text:p>-73.77433777</text:p>
          </table:table-cell>
          <table:table-cell table:number-columns-repeated="3"/>
        </table:table-row>
        <table:table-row table:style-name="ro1">
          <table:table-cell office:value-type="float" office:value="18260869.57" calcext:value-type="float">
            <text:p>18260869.57</text:p>
          </table:table-cell>
          <table:table-cell office:value-type="float" office:value="-73.54206848" calcext:value-type="float">
            <text:p>-73.54206848</text:p>
          </table:table-cell>
          <table:table-cell table:number-columns-repeated="3"/>
        </table:table-row>
        <table:table-row table:style-name="ro1">
          <table:table-cell office:value-type="float" office:value="18478260.87" calcext:value-type="float">
            <text:p>18478260.87</text:p>
          </table:table-cell>
          <table:table-cell office:value-type="float" office:value="-73.9887619" calcext:value-type="float">
            <text:p>-73.9887619</text:p>
          </table:table-cell>
          <table:table-cell table:number-columns-repeated="3"/>
        </table:table-row>
        <table:table-row table:style-name="ro1">
          <table:table-cell office:value-type="float" office:value="18695652.17" calcext:value-type="float">
            <text:p>18695652.17</text:p>
          </table:table-cell>
          <table:table-cell office:value-type="float" office:value="-73.81956482" calcext:value-type="float">
            <text:p>-73.81956482</text:p>
          </table:table-cell>
          <table:table-cell table:number-columns-repeated="3"/>
        </table:table-row>
        <table:table-row table:style-name="ro1">
          <table:table-cell office:value-type="float" office:value="18913043.48" calcext:value-type="float">
            <text:p>18913043.48</text:p>
          </table:table-cell>
          <table:table-cell office:value-type="float" office:value="-73.86582947" calcext:value-type="float">
            <text:p>-73.86582947</text:p>
          </table:table-cell>
          <table:table-cell table:number-columns-repeated="3"/>
        </table:table-row>
        <table:table-row table:style-name="ro1">
          <table:table-cell office:value-type="float" office:value="19130434.78" calcext:value-type="float">
            <text:p>19130434.78</text:p>
          </table:table-cell>
          <table:table-cell office:value-type="float" office:value="-73.71681213" calcext:value-type="float">
            <text:p>-73.71681213</text:p>
          </table:table-cell>
          <table:table-cell table:number-columns-repeated="3"/>
        </table:table-row>
        <table:table-row table:style-name="ro1">
          <table:table-cell office:value-type="float" office:value="19347826.09" calcext:value-type="float">
            <text:p>19347826.09</text:p>
          </table:table-cell>
          <table:table-cell office:value-type="float" office:value="-73.84040833" calcext:value-type="float">
            <text:p>-73.84040833</text:p>
          </table:table-cell>
          <table:table-cell table:number-columns-repeated="3"/>
        </table:table-row>
        <table:table-row table:style-name="ro1">
          <table:table-cell office:value-type="float" office:value="19565217.39" calcext:value-type="float">
            <text:p>19565217.39</text:p>
          </table:table-cell>
          <table:table-cell office:value-type="float" office:value="-73.89276123" calcext:value-type="float">
            <text:p>-73.89276123</text:p>
          </table:table-cell>
          <table:table-cell table:number-columns-repeated="3"/>
        </table:table-row>
        <table:table-row table:style-name="ro1">
          <table:table-cell office:value-type="float" office:value="19782608.7" calcext:value-type="float">
            <text:p>19782608.7</text:p>
          </table:table-cell>
          <table:table-cell office:value-type="float" office:value="-73.91368866" calcext:value-type="float">
            <text:p>-73.91368866</text:p>
          </table:table-cell>
          <table:table-cell table:number-columns-repeated="3"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-74.03308105" calcext:value-type="float">
            <text:p>-74.03308105</text:p>
          </table:table-cell>
          <table:table-cell table:number-columns-repeated="3"/>
        </table:table-row>
        <table:table-row table:style-name="ro1">
          <table:table-cell office:value-type="float" office:value="20217391.3" calcext:value-type="float">
            <text:p>20217391.3</text:p>
          </table:table-cell>
          <table:table-cell office:value-type="float" office:value="-73.81649017" calcext:value-type="float">
            <text:p>-73.81649017</text:p>
          </table:table-cell>
          <table:table-cell table:number-columns-repeated="3"/>
        </table:table-row>
        <table:table-row table:style-name="ro1">
          <table:table-cell office:value-type="float" office:value="20434782.61" calcext:value-type="float">
            <text:p>20434782.61</text:p>
          </table:table-cell>
          <table:table-cell office:value-type="float" office:value="-73.69431305" calcext:value-type="float">
            <text:p>-73.69431305</text:p>
          </table:table-cell>
          <table:table-cell table:number-columns-repeated="3"/>
        </table:table-row>
        <table:table-row table:style-name="ro1">
          <table:table-cell office:value-type="float" office:value="20652173.91" calcext:value-type="float">
            <text:p>20652173.91</text:p>
          </table:table-cell>
          <table:table-cell office:value-type="float" office:value="-74.10931396" calcext:value-type="float">
            <text:p>-74.10931396</text:p>
          </table:table-cell>
          <table:table-cell table:number-columns-repeated="3"/>
        </table:table-row>
        <table:table-row table:style-name="ro1">
          <table:table-cell office:value-type="float" office:value="20869565.22" calcext:value-type="float">
            <text:p>20869565.22</text:p>
          </table:table-cell>
          <table:table-cell office:value-type="float" office:value="-74.08040619" calcext:value-type="float">
            <text:p>-74.08040619</text:p>
          </table:table-cell>
          <table:table-cell table:number-columns-repeated="3"/>
        </table:table-row>
        <table:table-row table:style-name="ro1">
          <table:table-cell office:value-type="float" office:value="21086956.52" calcext:value-type="float">
            <text:p>21086956.52</text:p>
          </table:table-cell>
          <table:table-cell office:value-type="float" office:value="-74.07017517" calcext:value-type="float">
            <text:p>-74.07017517</text:p>
          </table:table-cell>
          <table:table-cell table:number-columns-repeated="3"/>
        </table:table-row>
        <table:table-row table:style-name="ro1">
          <table:table-cell office:value-type="float" office:value="21304347.83" calcext:value-type="float">
            <text:p>21304347.83</text:p>
          </table:table-cell>
          <table:table-cell office:value-type="float" office:value="-73.92742157" calcext:value-type="float">
            <text:p>-73.92742157</text:p>
          </table:table-cell>
          <table:table-cell table:number-columns-repeated="3"/>
        </table:table-row>
        <table:table-row table:style-name="ro1">
          <table:table-cell office:value-type="float" office:value="21521739.13" calcext:value-type="float">
            <text:p>21521739.13</text:p>
          </table:table-cell>
          <table:table-cell office:value-type="float" office:value="-74.10569763" calcext:value-type="float">
            <text:p>-74.10569763</text:p>
          </table:table-cell>
          <table:table-cell table:number-columns-repeated="3"/>
        </table:table-row>
        <table:table-row table:style-name="ro1">
          <table:table-cell office:value-type="float" office:value="21739130.43" calcext:value-type="float">
            <text:p>21739130.43</text:p>
          </table:table-cell>
          <table:table-cell office:value-type="float" office:value="-73.81386566" calcext:value-type="float">
            <text:p>-73.81386566</text:p>
          </table:table-cell>
          <table:table-cell table:number-columns-repeated="3"/>
        </table:table-row>
        <table:table-row table:style-name="ro1">
          <table:table-cell office:value-type="float" office:value="21956521.74" calcext:value-type="float">
            <text:p>21956521.74</text:p>
          </table:table-cell>
          <table:table-cell office:value-type="float" office:value="-73.93533325" calcext:value-type="float">
            <text:p>-73.93533325</text:p>
          </table:table-cell>
          <table:table-cell table:number-columns-repeated="3"/>
        </table:table-row>
        <table:table-row table:style-name="ro1">
          <table:table-cell office:value-type="float" office:value="22173913.04" calcext:value-type="float">
            <text:p>22173913.04</text:p>
          </table:table-cell>
          <table:table-cell office:value-type="float" office:value="-74.20524597" calcext:value-type="float">
            <text:p>-74.20524597</text:p>
          </table:table-cell>
          <table:table-cell table:number-columns-repeated="3"/>
        </table:table-row>
        <table:table-row table:style-name="ro1">
          <table:table-cell office:value-type="float" office:value="22391304.35" calcext:value-type="float">
            <text:p>22391304.35</text:p>
          </table:table-cell>
          <table:table-cell office:value-type="float" office:value="-74.07576752" calcext:value-type="float">
            <text:p>-74.07576752</text:p>
          </table:table-cell>
          <table:table-cell table:number-columns-repeated="3"/>
        </table:table-row>
        <table:table-row table:style-name="ro1">
          <table:table-cell office:value-type="float" office:value="22608695.65" calcext:value-type="float">
            <text:p>22608695.65</text:p>
          </table:table-cell>
          <table:table-cell office:value-type="float" office:value="-74.36771393" calcext:value-type="float">
            <text:p>-74.36771393</text:p>
          </table:table-cell>
          <table:table-cell table:number-columns-repeated="3"/>
        </table:table-row>
        <table:table-row table:style-name="ro1">
          <table:table-cell office:value-type="float" office:value="22826086.96" calcext:value-type="float">
            <text:p>22826086.96</text:p>
          </table:table-cell>
          <table:table-cell office:value-type="float" office:value="-74.17622375" calcext:value-type="float">
            <text:p>-74.17622375</text:p>
          </table:table-cell>
          <table:table-cell table:number-columns-repeated="3"/>
        </table:table-row>
        <table:table-row table:style-name="ro1">
          <table:table-cell office:value-type="float" office:value="23043478.26" calcext:value-type="float">
            <text:p>23043478.26</text:p>
          </table:table-cell>
          <table:table-cell office:value-type="float" office:value="-74.13136292" calcext:value-type="float">
            <text:p>-74.13136292</text:p>
          </table:table-cell>
          <table:table-cell table:number-columns-repeated="3"/>
        </table:table-row>
        <table:table-row table:style-name="ro1">
          <table:table-cell office:value-type="float" office:value="23260869.57" calcext:value-type="float">
            <text:p>23260869.57</text:p>
          </table:table-cell>
          <table:table-cell office:value-type="float" office:value="-73.94420624" calcext:value-type="float">
            <text:p>-73.94420624</text:p>
          </table:table-cell>
          <table:table-cell table:number-columns-repeated="3"/>
        </table:table-row>
        <table:table-row table:style-name="ro1">
          <table:table-cell office:value-type="float" office:value="23478260.87" calcext:value-type="float">
            <text:p>23478260.87</text:p>
          </table:table-cell>
          <table:table-cell office:value-type="float" office:value="-74.04388428" calcext:value-type="float">
            <text:p>-74.04388428</text:p>
          </table:table-cell>
          <table:table-cell table:number-columns-repeated="3"/>
        </table:table-row>
        <table:table-row table:style-name="ro1">
          <table:table-cell office:value-type="float" office:value="23695652.17" calcext:value-type="float">
            <text:p>23695652.17</text:p>
          </table:table-cell>
          <table:table-cell office:value-type="float" office:value="-74.20766449" calcext:value-type="float">
            <text:p>-74.20766449</text:p>
          </table:table-cell>
          <table:table-cell table:number-columns-repeated="3"/>
        </table:table-row>
        <table:table-row table:style-name="ro1">
          <table:table-cell office:value-type="float" office:value="23913043.48" calcext:value-type="float">
            <text:p>23913043.48</text:p>
          </table:table-cell>
          <table:table-cell office:value-type="float" office:value="-74.03965759" calcext:value-type="float">
            <text:p>-74.03965759</text:p>
          </table:table-cell>
          <table:table-cell table:number-columns-repeated="3"/>
        </table:table-row>
        <table:table-row table:style-name="ro1">
          <table:table-cell office:value-type="float" office:value="24130434.78" calcext:value-type="float">
            <text:p>24130434.78</text:p>
          </table:table-cell>
          <table:table-cell office:value-type="float" office:value="-74.18430328" calcext:value-type="float">
            <text:p>-74.18430328</text:p>
          </table:table-cell>
          <table:table-cell table:number-columns-repeated="3"/>
        </table:table-row>
        <table:table-row table:style-name="ro1">
          <table:table-cell office:value-type="float" office:value="24347826.09" calcext:value-type="float">
            <text:p>24347826.09</text:p>
          </table:table-cell>
          <table:table-cell office:value-type="float" office:value="-74.00618744" calcext:value-type="float">
            <text:p>-74.00618744</text:p>
          </table:table-cell>
          <table:table-cell table:number-columns-repeated="3"/>
        </table:table-row>
        <table:table-row table:style-name="ro1">
          <table:table-cell office:value-type="float" office:value="24565217.39" calcext:value-type="float">
            <text:p>24565217.39</text:p>
          </table:table-cell>
          <table:table-cell office:value-type="float" office:value="-73.86351776" calcext:value-type="float">
            <text:p>-73.86351776</text:p>
          </table:table-cell>
          <table:table-cell table:number-columns-repeated="3"/>
        </table:table-row>
        <table:table-row table:style-name="ro1">
          <table:table-cell office:value-type="float" office:value="24782608.7" calcext:value-type="float">
            <text:p>24782608.7</text:p>
          </table:table-cell>
          <table:table-cell office:value-type="float" office:value="-74.25338745" calcext:value-type="float">
            <text:p>-74.25338745</text:p>
          </table:table-cell>
          <table:table-cell table:number-columns-repeated="3"/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-74.04847717" calcext:value-type="float">
            <text:p>-74.04847717</text:p>
          </table:table-cell>
          <table:table-cell table:number-columns-repeated="3"/>
        </table:table-row>
        <table:table-row table:style-name="ro1">
          <table:table-cell office:value-type="float" office:value="25217391.3" calcext:value-type="float">
            <text:p>25217391.3</text:p>
          </table:table-cell>
          <table:table-cell office:value-type="float" office:value="-74.02355194" calcext:value-type="float">
            <text:p>-74.02355194</text:p>
          </table:table-cell>
          <table:table-cell table:number-columns-repeated="3"/>
        </table:table-row>
        <table:table-row table:style-name="ro1">
          <table:table-cell office:value-type="float" office:value="25434782.61" calcext:value-type="float">
            <text:p>25434782.61</text:p>
          </table:table-cell>
          <table:table-cell office:value-type="float" office:value="-74.28408813" calcext:value-type="float">
            <text:p>-74.28408813</text:p>
          </table:table-cell>
          <table:table-cell table:number-columns-repeated="3"/>
        </table:table-row>
        <table:table-row table:style-name="ro1">
          <table:table-cell office:value-type="float" office:value="25652173.91" calcext:value-type="float">
            <text:p>25652173.91</text:p>
          </table:table-cell>
          <table:table-cell office:value-type="float" office:value="-74.05989075" calcext:value-type="float">
            <text:p>-74.05989075</text:p>
          </table:table-cell>
          <table:table-cell table:number-columns-repeated="3"/>
        </table:table-row>
        <table:table-row table:style-name="ro1">
          <table:table-cell office:value-type="float" office:value="25869565.22" calcext:value-type="float">
            <text:p>25869565.22</text:p>
          </table:table-cell>
          <table:table-cell office:value-type="float" office:value="-73.92649841" calcext:value-type="float">
            <text:p>-73.92649841</text:p>
          </table:table-cell>
          <table:table-cell table:number-columns-repeated="3"/>
        </table:table-row>
        <table:table-row table:style-name="ro1">
          <table:table-cell office:value-type="float" office:value="26086956.52" calcext:value-type="float">
            <text:p>26086956.52</text:p>
          </table:table-cell>
          <table:table-cell office:value-type="float" office:value="-74.05432129" calcext:value-type="float">
            <text:p>-74.05432129</text:p>
          </table:table-cell>
          <table:table-cell table:number-columns-repeated="3"/>
        </table:table-row>
        <table:table-row table:style-name="ro1">
          <table:table-cell office:value-type="float" office:value="26304347.83" calcext:value-type="float">
            <text:p>26304347.83</text:p>
          </table:table-cell>
          <table:table-cell office:value-type="float" office:value="-73.90237427" calcext:value-type="float">
            <text:p>-73.90237427</text:p>
          </table:table-cell>
          <table:table-cell table:number-columns-repeated="3"/>
        </table:table-row>
        <table:table-row table:style-name="ro1">
          <table:table-cell office:value-type="float" office:value="26521739.13" calcext:value-type="float">
            <text:p>26521739.13</text:p>
          </table:table-cell>
          <table:table-cell office:value-type="float" office:value="-74.1784668" calcext:value-type="float">
            <text:p>-74.1784668</text:p>
          </table:table-cell>
          <table:table-cell table:number-columns-repeated="3"/>
        </table:table-row>
        <table:table-row table:style-name="ro1">
          <table:table-cell office:value-type="float" office:value="26739130.43" calcext:value-type="float">
            <text:p>26739130.43</text:p>
          </table:table-cell>
          <table:table-cell office:value-type="float" office:value="-74.30793762" calcext:value-type="float">
            <text:p>-74.30793762</text:p>
          </table:table-cell>
          <table:table-cell table:number-columns-repeated="3"/>
        </table:table-row>
        <table:table-row table:style-name="ro1">
          <table:table-cell office:value-type="float" office:value="26956521.74" calcext:value-type="float">
            <text:p>26956521.74</text:p>
          </table:table-cell>
          <table:table-cell office:value-type="float" office:value="-74.0359726" calcext:value-type="float">
            <text:p>-74.0359726</text:p>
          </table:table-cell>
          <table:table-cell table:number-columns-repeated="3"/>
        </table:table-row>
        <table:table-row table:style-name="ro1">
          <table:table-cell office:value-type="float" office:value="27173913.04" calcext:value-type="float">
            <text:p>27173913.04</text:p>
          </table:table-cell>
          <table:table-cell office:value-type="float" office:value="-73.99610901" calcext:value-type="float">
            <text:p>-73.99610901</text:p>
          </table:table-cell>
          <table:table-cell table:number-columns-repeated="3"/>
        </table:table-row>
        <table:table-row table:style-name="ro1">
          <table:table-cell office:value-type="float" office:value="27391304.35" calcext:value-type="float">
            <text:p>27391304.35</text:p>
          </table:table-cell>
          <table:table-cell office:value-type="float" office:value="-73.9669342" calcext:value-type="float">
            <text:p>-73.9669342</text:p>
          </table:table-cell>
          <table:table-cell table:number-columns-repeated="3"/>
        </table:table-row>
        <table:table-row table:style-name="ro1">
          <table:table-cell office:value-type="float" office:value="27608695.65" calcext:value-type="float">
            <text:p>27608695.65</text:p>
          </table:table-cell>
          <table:table-cell office:value-type="float" office:value="-74.09650421" calcext:value-type="float">
            <text:p>-74.09650421</text:p>
          </table:table-cell>
          <table:table-cell table:number-columns-repeated="3"/>
        </table:table-row>
        <table:table-row table:style-name="ro1">
          <table:table-cell office:value-type="float" office:value="27826086.96" calcext:value-type="float">
            <text:p>27826086.96</text:p>
          </table:table-cell>
          <table:table-cell office:value-type="float" office:value="-74.03263855" calcext:value-type="float">
            <text:p>-74.03263855</text:p>
          </table:table-cell>
          <table:table-cell table:number-columns-repeated="3"/>
        </table:table-row>
        <table:table-row table:style-name="ro1">
          <table:table-cell office:value-type="float" office:value="28043478.26" calcext:value-type="float">
            <text:p>28043478.26</text:p>
          </table:table-cell>
          <table:table-cell office:value-type="float" office:value="-73.798172" calcext:value-type="float">
            <text:p>-73.798172</text:p>
          </table:table-cell>
          <table:table-cell table:number-columns-repeated="3"/>
        </table:table-row>
        <table:table-row table:style-name="ro1">
          <table:table-cell office:value-type="float" office:value="28260869.57" calcext:value-type="float">
            <text:p>28260869.57</text:p>
          </table:table-cell>
          <table:table-cell office:value-type="float" office:value="-73.84718323" calcext:value-type="float">
            <text:p>-73.84718323</text:p>
          </table:table-cell>
          <table:table-cell table:number-columns-repeated="3"/>
        </table:table-row>
        <table:table-row table:style-name="ro1">
          <table:table-cell office:value-type="float" office:value="28478260.87" calcext:value-type="float">
            <text:p>28478260.87</text:p>
          </table:table-cell>
          <table:table-cell office:value-type="float" office:value="-74.30827332" calcext:value-type="float">
            <text:p>-74.30827332</text:p>
          </table:table-cell>
          <table:table-cell table:number-columns-repeated="3"/>
        </table:table-row>
        <table:table-row table:style-name="ro1">
          <table:table-cell office:value-type="float" office:value="28695652.17" calcext:value-type="float">
            <text:p>28695652.17</text:p>
          </table:table-cell>
          <table:table-cell office:value-type="float" office:value="-73.87495422" calcext:value-type="float">
            <text:p>-73.87495422</text:p>
          </table:table-cell>
          <table:table-cell table:number-columns-repeated="3"/>
        </table:table-row>
        <table:table-row table:style-name="ro1">
          <table:table-cell office:value-type="float" office:value="28913043.48" calcext:value-type="float">
            <text:p>28913043.48</text:p>
          </table:table-cell>
          <table:table-cell office:value-type="float" office:value="-74.0851059" calcext:value-type="float">
            <text:p>-74.0851059</text:p>
          </table:table-cell>
          <table:table-cell table:number-columns-repeated="3"/>
        </table:table-row>
        <table:table-row table:style-name="ro1">
          <table:table-cell office:value-type="float" office:value="29130434.78" calcext:value-type="float">
            <text:p>29130434.78</text:p>
          </table:table-cell>
          <table:table-cell office:value-type="float" office:value="-73.82016754" calcext:value-type="float">
            <text:p>-73.82016754</text:p>
          </table:table-cell>
          <table:table-cell table:number-columns-repeated="3"/>
        </table:table-row>
        <table:table-row table:style-name="ro1">
          <table:table-cell office:value-type="float" office:value="29347826.09" calcext:value-type="float">
            <text:p>29347826.09</text:p>
          </table:table-cell>
          <table:table-cell office:value-type="float" office:value="-74.26029968" calcext:value-type="float">
            <text:p>-74.26029968</text:p>
          </table:table-cell>
          <table:table-cell table:number-columns-repeated="3"/>
        </table:table-row>
        <table:table-row table:style-name="ro1">
          <table:table-cell office:value-type="float" office:value="29565217.39" calcext:value-type="float">
            <text:p>29565217.39</text:p>
          </table:table-cell>
          <table:table-cell office:value-type="float" office:value="-74.2989502" calcext:value-type="float">
            <text:p>-74.2989502</text:p>
          </table:table-cell>
          <table:table-cell table:number-columns-repeated="3"/>
        </table:table-row>
        <table:table-row table:style-name="ro1">
          <table:table-cell office:value-type="float" office:value="29782608.7" calcext:value-type="float">
            <text:p>29782608.7</text:p>
          </table:table-cell>
          <table:table-cell office:value-type="float" office:value="-74.25382996" calcext:value-type="float">
            <text:p>-74.25382996</text:p>
          </table:table-cell>
          <table:table-cell table:number-columns-repeated="3"/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-73.93746185" calcext:value-type="float">
            <text:p>-73.93746185</text:p>
          </table:table-cell>
          <table:table-cell table:number-columns-repeated="3"/>
        </table:table-row>
        <table:table-row table:style-name="ro1">
          <table:table-cell office:value-type="float" office:value="30217391.3" calcext:value-type="float">
            <text:p>30217391.3</text:p>
          </table:table-cell>
          <table:table-cell office:value-type="float" office:value="-74.18332672" calcext:value-type="float">
            <text:p>-74.18332672</text:p>
          </table:table-cell>
          <table:table-cell table:number-columns-repeated="3"/>
        </table:table-row>
        <table:table-row table:style-name="ro1">
          <table:table-cell office:value-type="float" office:value="30434782.61" calcext:value-type="float">
            <text:p>30434782.61</text:p>
          </table:table-cell>
          <table:table-cell office:value-type="float" office:value="-74.21562958" calcext:value-type="float">
            <text:p>-74.21562958</text:p>
          </table:table-cell>
          <table:table-cell table:number-columns-repeated="3"/>
        </table:table-row>
        <table:table-row table:style-name="ro1">
          <table:table-cell office:value-type="float" office:value="30652173.91" calcext:value-type="float">
            <text:p>30652173.91</text:p>
          </table:table-cell>
          <table:table-cell office:value-type="float" office:value="-74.51689911" calcext:value-type="float">
            <text:p>-74.51689911</text:p>
          </table:table-cell>
          <table:table-cell table:number-columns-repeated="3"/>
        </table:table-row>
        <table:table-row table:style-name="ro1">
          <table:table-cell office:value-type="float" office:value="30869565.22" calcext:value-type="float">
            <text:p>30869565.22</text:p>
          </table:table-cell>
          <table:table-cell office:value-type="float" office:value="-74.4104538" calcext:value-type="float">
            <text:p>-74.4104538</text:p>
          </table:table-cell>
          <table:table-cell table:number-columns-repeated="3"/>
        </table:table-row>
        <table:table-row table:style-name="ro1">
          <table:table-cell office:value-type="float" office:value="31086956.52" calcext:value-type="float">
            <text:p>31086956.52</text:p>
          </table:table-cell>
          <table:table-cell office:value-type="float" office:value="-73.90727234" calcext:value-type="float">
            <text:p>-73.90727234</text:p>
          </table:table-cell>
          <table:table-cell table:number-columns-repeated="3"/>
        </table:table-row>
        <table:table-row table:style-name="ro1">
          <table:table-cell office:value-type="float" office:value="31304347.83" calcext:value-type="float">
            <text:p>31304347.83</text:p>
          </table:table-cell>
          <table:table-cell office:value-type="float" office:value="-74.13538361" calcext:value-type="float">
            <text:p>-74.13538361</text:p>
          </table:table-cell>
          <table:table-cell table:number-columns-repeated="3"/>
        </table:table-row>
        <table:table-row table:style-name="ro1">
          <table:table-cell office:value-type="float" office:value="31521739.13" calcext:value-type="float">
            <text:p>31521739.13</text:p>
          </table:table-cell>
          <table:table-cell office:value-type="float" office:value="-73.61665344" calcext:value-type="float">
            <text:p>-73.61665344</text:p>
          </table:table-cell>
          <table:table-cell table:number-columns-repeated="3"/>
        </table:table-row>
        <table:table-row table:style-name="ro1">
          <table:table-cell office:value-type="float" office:value="31739130.43" calcext:value-type="float">
            <text:p>31739130.43</text:p>
          </table:table-cell>
          <table:table-cell office:value-type="float" office:value="-74.12026978" calcext:value-type="float">
            <text:p>-74.12026978</text:p>
          </table:table-cell>
          <table:table-cell table:number-columns-repeated="3"/>
        </table:table-row>
        <table:table-row table:style-name="ro1">
          <table:table-cell office:value-type="float" office:value="31956521.74" calcext:value-type="float">
            <text:p>31956521.74</text:p>
          </table:table-cell>
          <table:table-cell office:value-type="float" office:value="-74.1525116" calcext:value-type="float">
            <text:p>-74.1525116</text:p>
          </table:table-cell>
          <table:table-cell table:number-columns-repeated="3"/>
        </table:table-row>
        <table:table-row table:style-name="ro1">
          <table:table-cell office:value-type="float" office:value="32173913.04" calcext:value-type="float">
            <text:p>32173913.04</text:p>
          </table:table-cell>
          <table:table-cell office:value-type="float" office:value="-74.2069931" calcext:value-type="float">
            <text:p>-74.2069931</text:p>
          </table:table-cell>
          <table:table-cell table:number-columns-repeated="3"/>
        </table:table-row>
        <table:table-row table:style-name="ro1">
          <table:table-cell office:value-type="float" office:value="32391304.35" calcext:value-type="float">
            <text:p>32391304.35</text:p>
          </table:table-cell>
          <table:table-cell office:value-type="float" office:value="-74.10289001" calcext:value-type="float">
            <text:p>-74.10289001</text:p>
          </table:table-cell>
          <table:table-cell table:number-columns-repeated="3"/>
        </table:table-row>
        <table:table-row table:style-name="ro1">
          <table:table-cell office:value-type="float" office:value="32608695.65" calcext:value-type="float">
            <text:p>32608695.65</text:p>
          </table:table-cell>
          <table:table-cell office:value-type="float" office:value="-74.2401886" calcext:value-type="float">
            <text:p>-74.2401886</text:p>
          </table:table-cell>
          <table:table-cell table:number-columns-repeated="3"/>
        </table:table-row>
        <table:table-row table:style-name="ro1">
          <table:table-cell office:value-type="float" office:value="32826086.96" calcext:value-type="float">
            <text:p>32826086.96</text:p>
          </table:table-cell>
          <table:table-cell office:value-type="float" office:value="-74.40700531" calcext:value-type="float">
            <text:p>-74.40700531</text:p>
          </table:table-cell>
          <table:table-cell table:number-columns-repeated="3"/>
        </table:table-row>
        <table:table-row table:style-name="ro1">
          <table:table-cell office:value-type="float" office:value="33043478.26" calcext:value-type="float">
            <text:p>33043478.26</text:p>
          </table:table-cell>
          <table:table-cell office:value-type="float" office:value="-74.21486664" calcext:value-type="float">
            <text:p>-74.21486664</text:p>
          </table:table-cell>
          <table:table-cell table:number-columns-repeated="3"/>
        </table:table-row>
        <table:table-row table:style-name="ro1">
          <table:table-cell office:value-type="float" office:value="33260869.57" calcext:value-type="float">
            <text:p>33260869.57</text:p>
          </table:table-cell>
          <table:table-cell office:value-type="float" office:value="-74.31858063" calcext:value-type="float">
            <text:p>-74.31858063</text:p>
          </table:table-cell>
          <table:table-cell table:number-columns-repeated="3"/>
        </table:table-row>
        <table:table-row table:style-name="ro1">
          <table:table-cell office:value-type="float" office:value="33478260.87" calcext:value-type="float">
            <text:p>33478260.87</text:p>
          </table:table-cell>
          <table:table-cell office:value-type="float" office:value="-74.01655579" calcext:value-type="float">
            <text:p>-74.01655579</text:p>
          </table:table-cell>
          <table:table-cell table:number-columns-repeated="3"/>
        </table:table-row>
        <table:table-row table:style-name="ro1">
          <table:table-cell office:value-type="float" office:value="33695652.17" calcext:value-type="float">
            <text:p>33695652.17</text:p>
          </table:table-cell>
          <table:table-cell office:value-type="float" office:value="-74.12239838" calcext:value-type="float">
            <text:p>-74.12239838</text:p>
          </table:table-cell>
          <table:table-cell table:number-columns-repeated="3"/>
        </table:table-row>
        <table:table-row table:style-name="ro1">
          <table:table-cell office:value-type="float" office:value="33913043.48" calcext:value-type="float">
            <text:p>33913043.48</text:p>
          </table:table-cell>
          <table:table-cell office:value-type="float" office:value="-74.12924957" calcext:value-type="float">
            <text:p>-74.12924957</text:p>
          </table:table-cell>
          <table:table-cell table:number-columns-repeated="3"/>
        </table:table-row>
        <table:table-row table:style-name="ro1">
          <table:table-cell office:value-type="float" office:value="34130434.78" calcext:value-type="float">
            <text:p>34130434.78</text:p>
          </table:table-cell>
          <table:table-cell office:value-type="float" office:value="-74.09003448" calcext:value-type="float">
            <text:p>-74.09003448</text:p>
          </table:table-cell>
          <table:table-cell table:number-columns-repeated="3"/>
        </table:table-row>
        <table:table-row table:style-name="ro1">
          <table:table-cell office:value-type="float" office:value="34347826.09" calcext:value-type="float">
            <text:p>34347826.09</text:p>
          </table:table-cell>
          <table:table-cell office:value-type="float" office:value="-73.93090057" calcext:value-type="float">
            <text:p>-73.93090057</text:p>
          </table:table-cell>
          <table:table-cell table:number-columns-repeated="3"/>
        </table:table-row>
        <table:table-row table:style-name="ro1">
          <table:table-cell office:value-type="float" office:value="34565217.39" calcext:value-type="float">
            <text:p>34565217.39</text:p>
          </table:table-cell>
          <table:table-cell office:value-type="float" office:value="-74.06088257" calcext:value-type="float">
            <text:p>-74.06088257</text:p>
          </table:table-cell>
          <table:table-cell table:number-columns-repeated="3"/>
        </table:table-row>
        <table:table-row table:style-name="ro1">
          <table:table-cell office:value-type="float" office:value="34782608.7" calcext:value-type="float">
            <text:p>34782608.7</text:p>
          </table:table-cell>
          <table:table-cell office:value-type="float" office:value="-74.27925873" calcext:value-type="float">
            <text:p>-74.27925873</text:p>
          </table:table-cell>
          <table:table-cell table:number-columns-repeated="3"/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-74.54517365" calcext:value-type="float">
            <text:p>-74.54517365</text:p>
          </table:table-cell>
          <table:table-cell table:number-columns-repeated="3"/>
        </table:table-row>
        <table:table-row table:style-name="ro1">
          <table:table-cell office:value-type="float" office:value="35217391.3" calcext:value-type="float">
            <text:p>35217391.3</text:p>
          </table:table-cell>
          <table:table-cell office:value-type="float" office:value="-74.264328" calcext:value-type="float">
            <text:p>-74.264328</text:p>
          </table:table-cell>
          <table:table-cell table:number-columns-repeated="3"/>
        </table:table-row>
        <table:table-row table:style-name="ro1">
          <table:table-cell office:value-type="float" office:value="35434782.61" calcext:value-type="float">
            <text:p>35434782.61</text:p>
          </table:table-cell>
          <table:table-cell office:value-type="float" office:value="-74.32373047" calcext:value-type="float">
            <text:p>-74.32373047</text:p>
          </table:table-cell>
          <table:table-cell table:number-columns-repeated="3"/>
        </table:table-row>
        <table:table-row table:style-name="ro1">
          <table:table-cell office:value-type="float" office:value="35652173.91" calcext:value-type="float">
            <text:p>35652173.91</text:p>
          </table:table-cell>
          <table:table-cell office:value-type="float" office:value="-74.35266113" calcext:value-type="float">
            <text:p>-74.35266113</text:p>
          </table:table-cell>
          <table:table-cell table:number-columns-repeated="3"/>
        </table:table-row>
        <table:table-row table:style-name="ro1">
          <table:table-cell office:value-type="float" office:value="35869565.22" calcext:value-type="float">
            <text:p>35869565.22</text:p>
          </table:table-cell>
          <table:table-cell office:value-type="float" office:value="-74.29081726" calcext:value-type="float">
            <text:p>-74.29081726</text:p>
          </table:table-cell>
          <table:table-cell table:number-columns-repeated="3"/>
        </table:table-row>
        <table:table-row table:style-name="ro1">
          <table:table-cell office:value-type="float" office:value="36086956.52" calcext:value-type="float">
            <text:p>36086956.52</text:p>
          </table:table-cell>
          <table:table-cell office:value-type="float" office:value="-74.38421631" calcext:value-type="float">
            <text:p>-74.38421631</text:p>
          </table:table-cell>
          <table:table-cell table:number-columns-repeated="3"/>
        </table:table-row>
        <table:table-row table:style-name="ro1">
          <table:table-cell office:value-type="float" office:value="36304347.83" calcext:value-type="float">
            <text:p>36304347.83</text:p>
          </table:table-cell>
          <table:table-cell office:value-type="float" office:value="-74.22113037" calcext:value-type="float">
            <text:p>-74.22113037</text:p>
          </table:table-cell>
          <table:table-cell table:number-columns-repeated="3"/>
        </table:table-row>
        <table:table-row table:style-name="ro1">
          <table:table-cell office:value-type="float" office:value="36521739.13" calcext:value-type="float">
            <text:p>36521739.13</text:p>
          </table:table-cell>
          <table:table-cell office:value-type="float" office:value="-74.21772766" calcext:value-type="float">
            <text:p>-74.21772766</text:p>
          </table:table-cell>
          <table:table-cell table:number-columns-repeated="3"/>
        </table:table-row>
        <table:table-row table:style-name="ro1">
          <table:table-cell office:value-type="float" office:value="36739130.43" calcext:value-type="float">
            <text:p>36739130.43</text:p>
          </table:table-cell>
          <table:table-cell office:value-type="float" office:value="-74.18965912" calcext:value-type="float">
            <text:p>-74.18965912</text:p>
          </table:table-cell>
          <table:table-cell table:number-columns-repeated="3"/>
        </table:table-row>
        <table:table-row table:style-name="ro1">
          <table:table-cell office:value-type="float" office:value="36956521.74" calcext:value-type="float">
            <text:p>36956521.74</text:p>
          </table:table-cell>
          <table:table-cell office:value-type="float" office:value="-74.48803711" calcext:value-type="float">
            <text:p>-74.48803711</text:p>
          </table:table-cell>
          <table:table-cell table:number-columns-repeated="3"/>
        </table:table-row>
        <table:table-row table:style-name="ro1">
          <table:table-cell office:value-type="float" office:value="37173913.04" calcext:value-type="float">
            <text:p>37173913.04</text:p>
          </table:table-cell>
          <table:table-cell office:value-type="float" office:value="-74.40293884" calcext:value-type="float">
            <text:p>-74.40293884</text:p>
          </table:table-cell>
          <table:table-cell table:number-columns-repeated="3"/>
        </table:table-row>
        <table:table-row table:style-name="ro1">
          <table:table-cell office:value-type="float" office:value="37391304.35" calcext:value-type="float">
            <text:p>37391304.35</text:p>
          </table:table-cell>
          <table:table-cell office:value-type="float" office:value="-74.20472717" calcext:value-type="float">
            <text:p>-74.20472717</text:p>
          </table:table-cell>
          <table:table-cell table:number-columns-repeated="3"/>
        </table:table-row>
        <table:table-row table:style-name="ro1">
          <table:table-cell office:value-type="float" office:value="37608695.65" calcext:value-type="float">
            <text:p>37608695.65</text:p>
          </table:table-cell>
          <table:table-cell office:value-type="float" office:value="-74.68798065" calcext:value-type="float">
            <text:p>-74.68798065</text:p>
          </table:table-cell>
          <table:table-cell table:number-columns-repeated="3"/>
        </table:table-row>
        <table:table-row table:style-name="ro1">
          <table:table-cell office:value-type="float" office:value="37826086.96" calcext:value-type="float">
            <text:p>37826086.96</text:p>
          </table:table-cell>
          <table:table-cell office:value-type="float" office:value="-74.59806061" calcext:value-type="float">
            <text:p>-74.59806061</text:p>
          </table:table-cell>
          <table:table-cell table:number-columns-repeated="3"/>
        </table:table-row>
        <table:table-row table:style-name="ro1">
          <table:table-cell office:value-type="float" office:value="38043478.26" calcext:value-type="float">
            <text:p>38043478.26</text:p>
          </table:table-cell>
          <table:table-cell office:value-type="float" office:value="-74.3452301" calcext:value-type="float">
            <text:p>-74.3452301</text:p>
          </table:table-cell>
          <table:table-cell table:number-columns-repeated="3"/>
        </table:table-row>
        <table:table-row table:style-name="ro1">
          <table:table-cell office:value-type="float" office:value="38260869.57" calcext:value-type="float">
            <text:p>38260869.57</text:p>
          </table:table-cell>
          <table:table-cell office:value-type="float" office:value="-74.212677" calcext:value-type="float">
            <text:p>-74.212677</text:p>
          </table:table-cell>
          <table:table-cell table:number-columns-repeated="3"/>
        </table:table-row>
        <table:table-row table:style-name="ro1">
          <table:table-cell office:value-type="float" office:value="38478260.87" calcext:value-type="float">
            <text:p>38478260.87</text:p>
          </table:table-cell>
          <table:table-cell office:value-type="float" office:value="-74.36521912" calcext:value-type="float">
            <text:p>-74.36521912</text:p>
          </table:table-cell>
          <table:table-cell table:number-columns-repeated="3"/>
        </table:table-row>
        <table:table-row table:style-name="ro1">
          <table:table-cell office:value-type="float" office:value="38695652.17" calcext:value-type="float">
            <text:p>38695652.17</text:p>
          </table:table-cell>
          <table:table-cell office:value-type="float" office:value="-74.86190796" calcext:value-type="float">
            <text:p>-74.86190796</text:p>
          </table:table-cell>
          <table:table-cell table:number-columns-repeated="3"/>
        </table:table-row>
        <table:table-row table:style-name="ro1">
          <table:table-cell office:value-type="float" office:value="38913043.48" calcext:value-type="float">
            <text:p>38913043.48</text:p>
          </table:table-cell>
          <table:table-cell office:value-type="float" office:value="-74.68228149" calcext:value-type="float">
            <text:p>-74.68228149</text:p>
          </table:table-cell>
          <table:table-cell table:number-columns-repeated="3"/>
        </table:table-row>
        <table:table-row table:style-name="ro1">
          <table:table-cell office:value-type="float" office:value="39130434.78" calcext:value-type="float">
            <text:p>39130434.78</text:p>
          </table:table-cell>
          <table:table-cell office:value-type="float" office:value="-74.81968689" calcext:value-type="float">
            <text:p>-74.81968689</text:p>
          </table:table-cell>
          <table:table-cell table:number-columns-repeated="3"/>
        </table:table-row>
        <table:table-row table:style-name="ro1">
          <table:table-cell office:value-type="float" office:value="39347826.09" calcext:value-type="float">
            <text:p>39347826.09</text:p>
          </table:table-cell>
          <table:table-cell office:value-type="float" office:value="-74.69783783" calcext:value-type="float">
            <text:p>-74.69783783</text:p>
          </table:table-cell>
          <table:table-cell table:number-columns-repeated="3"/>
        </table:table-row>
        <table:table-row table:style-name="ro1">
          <table:table-cell office:value-type="float" office:value="39565217.39" calcext:value-type="float">
            <text:p>39565217.39</text:p>
          </table:table-cell>
          <table:table-cell office:value-type="float" office:value="-74.67422485" calcext:value-type="float">
            <text:p>-74.67422485</text:p>
          </table:table-cell>
          <table:table-cell table:number-columns-repeated="3"/>
        </table:table-row>
        <table:table-row table:style-name="ro1">
          <table:table-cell office:value-type="float" office:value="39782608.7" calcext:value-type="float">
            <text:p>39782608.7</text:p>
          </table:table-cell>
          <table:table-cell office:value-type="float" office:value="-74.60423279" calcext:value-type="float">
            <text:p>-74.60423279</text:p>
          </table:table-cell>
          <table:table-cell table:number-columns-repeated="3"/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-74.83494568" calcext:value-type="float">
            <text:p>-74.83494568</text:p>
          </table:table-cell>
          <table:table-cell table:number-columns-repeated="3"/>
        </table:table-row>
        <table:table-row table:style-name="ro1">
          <table:table-cell office:value-type="float" office:value="40217391.3" calcext:value-type="float">
            <text:p>40217391.3</text:p>
          </table:table-cell>
          <table:table-cell office:value-type="float" office:value="-74.5669632" calcext:value-type="float">
            <text:p>-74.5669632</text:p>
          </table:table-cell>
          <table:table-cell table:number-columns-repeated="3"/>
        </table:table-row>
        <table:table-row table:style-name="ro1">
          <table:table-cell office:value-type="float" office:value="40434782.61" calcext:value-type="float">
            <text:p>40434782.61</text:p>
          </table:table-cell>
          <table:table-cell office:value-type="float" office:value="-74.4115448" calcext:value-type="float">
            <text:p>-74.4115448</text:p>
          </table:table-cell>
          <table:table-cell table:number-columns-repeated="3"/>
        </table:table-row>
        <table:table-row table:style-name="ro1">
          <table:table-cell office:value-type="float" office:value="40652173.91" calcext:value-type="float">
            <text:p>40652173.91</text:p>
          </table:table-cell>
          <table:table-cell office:value-type="float" office:value="-74.39457703" calcext:value-type="float">
            <text:p>-74.39457703</text:p>
          </table:table-cell>
          <table:table-cell table:number-columns-repeated="3"/>
        </table:table-row>
        <table:table-row table:style-name="ro1">
          <table:table-cell office:value-type="float" office:value="40869565.22" calcext:value-type="float">
            <text:p>40869565.22</text:p>
          </table:table-cell>
          <table:table-cell office:value-type="float" office:value="-74.82148743" calcext:value-type="float">
            <text:p>-74.82148743</text:p>
          </table:table-cell>
          <table:table-cell table:number-columns-repeated="3"/>
        </table:table-row>
        <table:table-row table:style-name="ro1">
          <table:table-cell office:value-type="float" office:value="41086956.52" calcext:value-type="float">
            <text:p>41086956.52</text:p>
          </table:table-cell>
          <table:table-cell office:value-type="float" office:value="-74.91164398" calcext:value-type="float">
            <text:p>-74.91164398</text:p>
          </table:table-cell>
          <table:table-cell table:number-columns-repeated="3"/>
        </table:table-row>
        <table:table-row table:style-name="ro1">
          <table:table-cell office:value-type="float" office:value="41304347.83" calcext:value-type="float">
            <text:p>41304347.83</text:p>
          </table:table-cell>
          <table:table-cell office:value-type="float" office:value="-74.83869934" calcext:value-type="float">
            <text:p>-74.83869934</text:p>
          </table:table-cell>
          <table:table-cell table:number-columns-repeated="3"/>
        </table:table-row>
        <table:table-row table:style-name="ro1">
          <table:table-cell office:value-type="float" office:value="41521739.13" calcext:value-type="float">
            <text:p>41521739.13</text:p>
          </table:table-cell>
          <table:table-cell office:value-type="float" office:value="-74.59307861" calcext:value-type="float">
            <text:p>-74.59307861</text:p>
          </table:table-cell>
          <table:table-cell table:number-columns-repeated="3"/>
        </table:table-row>
        <table:table-row table:style-name="ro1">
          <table:table-cell office:value-type="float" office:value="41739130.43" calcext:value-type="float">
            <text:p>41739130.43</text:p>
          </table:table-cell>
          <table:table-cell office:value-type="float" office:value="-75.0273056" calcext:value-type="float">
            <text:p>-75.0273056</text:p>
          </table:table-cell>
          <table:table-cell table:number-columns-repeated="3"/>
        </table:table-row>
        <table:table-row table:style-name="ro1">
          <table:table-cell office:value-type="float" office:value="41956521.74" calcext:value-type="float">
            <text:p>41956521.74</text:p>
          </table:table-cell>
          <table:table-cell office:value-type="float" office:value="-74.94434357" calcext:value-type="float">
            <text:p>-74.94434357</text:p>
          </table:table-cell>
          <table:table-cell table:number-columns-repeated="3"/>
        </table:table-row>
        <table:table-row table:style-name="ro1">
          <table:table-cell office:value-type="float" office:value="42173913.04" calcext:value-type="float">
            <text:p>42173913.04</text:p>
          </table:table-cell>
          <table:table-cell office:value-type="float" office:value="-74.87046814" calcext:value-type="float">
            <text:p>-74.87046814</text:p>
          </table:table-cell>
          <table:table-cell table:number-columns-repeated="3"/>
        </table:table-row>
        <table:table-row table:style-name="ro1">
          <table:table-cell office:value-type="float" office:value="42391304.35" calcext:value-type="float">
            <text:p>42391304.35</text:p>
          </table:table-cell>
          <table:table-cell office:value-type="float" office:value="-74.76251984" calcext:value-type="float">
            <text:p>-74.76251984</text:p>
          </table:table-cell>
          <table:table-cell table:number-columns-repeated="3"/>
        </table:table-row>
        <table:table-row table:style-name="ro1">
          <table:table-cell office:value-type="float" office:value="42608695.65" calcext:value-type="float">
            <text:p>42608695.65</text:p>
          </table:table-cell>
          <table:table-cell office:value-type="float" office:value="-74.73565674" calcext:value-type="float">
            <text:p>-74.73565674</text:p>
          </table:table-cell>
          <table:table-cell table:number-columns-repeated="3"/>
        </table:table-row>
        <table:table-row table:style-name="ro1">
          <table:table-cell office:value-type="float" office:value="42826086.96" calcext:value-type="float">
            <text:p>42826086.96</text:p>
          </table:table-cell>
          <table:table-cell office:value-type="float" office:value="-74.91176605" calcext:value-type="float">
            <text:p>-74.91176605</text:p>
          </table:table-cell>
          <table:table-cell table:number-columns-repeated="3"/>
        </table:table-row>
        <table:table-row table:style-name="ro1">
          <table:table-cell office:value-type="float" office:value="43043478.26" calcext:value-type="float">
            <text:p>43043478.26</text:p>
          </table:table-cell>
          <table:table-cell office:value-type="float" office:value="-75.15821838" calcext:value-type="float">
            <text:p>-75.15821838</text:p>
          </table:table-cell>
          <table:table-cell table:number-columns-repeated="3"/>
        </table:table-row>
        <table:table-row table:style-name="ro1">
          <table:table-cell office:value-type="float" office:value="43260869.57" calcext:value-type="float">
            <text:p>43260869.57</text:p>
          </table:table-cell>
          <table:table-cell office:value-type="float" office:value="-75.28379822" calcext:value-type="float">
            <text:p>-75.28379822</text:p>
          </table:table-cell>
          <table:table-cell table:number-columns-repeated="3"/>
        </table:table-row>
        <table:table-row table:style-name="ro1">
          <table:table-cell office:value-type="float" office:value="43478260.87" calcext:value-type="float">
            <text:p>43478260.87</text:p>
          </table:table-cell>
          <table:table-cell office:value-type="float" office:value="-74.96675873" calcext:value-type="float">
            <text:p>-74.96675873</text:p>
          </table:table-cell>
          <table:table-cell table:number-columns-repeated="3"/>
        </table:table-row>
        <table:table-row table:style-name="ro1">
          <table:table-cell office:value-type="float" office:value="43695652.17" calcext:value-type="float">
            <text:p>43695652.17</text:p>
          </table:table-cell>
          <table:table-cell office:value-type="float" office:value="-75.29780579" calcext:value-type="float">
            <text:p>-75.29780579</text:p>
          </table:table-cell>
          <table:table-cell table:number-columns-repeated="3"/>
        </table:table-row>
        <table:table-row table:style-name="ro1">
          <table:table-cell office:value-type="float" office:value="43913043.48" calcext:value-type="float">
            <text:p>43913043.48</text:p>
          </table:table-cell>
          <table:table-cell office:value-type="float" office:value="-75.03820038" calcext:value-type="float">
            <text:p>-75.03820038</text:p>
          </table:table-cell>
          <table:table-cell table:number-columns-repeated="3"/>
        </table:table-row>
        <table:table-row table:style-name="ro1">
          <table:table-cell office:value-type="float" office:value="44130434.78" calcext:value-type="float">
            <text:p>44130434.78</text:p>
          </table:table-cell>
          <table:table-cell office:value-type="float" office:value="-75.36402893" calcext:value-type="float">
            <text:p>-75.36402893</text:p>
          </table:table-cell>
          <table:table-cell table:number-columns-repeated="3"/>
        </table:table-row>
        <table:table-row table:style-name="ro1">
          <table:table-cell office:value-type="float" office:value="44347826.09" calcext:value-type="float">
            <text:p>44347826.09</text:p>
          </table:table-cell>
          <table:table-cell office:value-type="float" office:value="-75.28043365" calcext:value-type="float">
            <text:p>-75.28043365</text:p>
          </table:table-cell>
          <table:table-cell table:number-columns-repeated="3"/>
        </table:table-row>
        <table:table-row table:style-name="ro1">
          <table:table-cell office:value-type="float" office:value="44565217.39" calcext:value-type="float">
            <text:p>44565217.39</text:p>
          </table:table-cell>
          <table:table-cell office:value-type="float" office:value="-75.1758194" calcext:value-type="float">
            <text:p>-75.1758194</text:p>
          </table:table-cell>
          <table:table-cell table:number-columns-repeated="3"/>
        </table:table-row>
        <table:table-row table:style-name="ro1">
          <table:table-cell office:value-type="float" office:value="44782608.7" calcext:value-type="float">
            <text:p>44782608.7</text:p>
          </table:table-cell>
          <table:table-cell office:value-type="float" office:value="-75.39768982" calcext:value-type="float">
            <text:p>-75.39768982</text:p>
          </table:table-cell>
          <table:table-cell table:number-columns-repeated="3"/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-75.2431488" calcext:value-type="float">
            <text:p>-75.2431488</text:p>
          </table:table-cell>
          <table:table-cell table:number-columns-repeated="3"/>
        </table:table-row>
        <table:table-row table:style-name="ro1">
          <table:table-cell office:value-type="float" office:value="45217391.3" calcext:value-type="float">
            <text:p>45217391.3</text:p>
          </table:table-cell>
          <table:table-cell office:value-type="float" office:value="-75.39744568" calcext:value-type="float">
            <text:p>-75.39744568</text:p>
          </table:table-cell>
          <table:table-cell table:number-columns-repeated="3"/>
        </table:table-row>
        <table:table-row table:style-name="ro1">
          <table:table-cell office:value-type="float" office:value="45434782.61" calcext:value-type="float">
            <text:p>45434782.61</text:p>
          </table:table-cell>
          <table:table-cell office:value-type="float" office:value="-75.4410553" calcext:value-type="float">
            <text:p>-75.4410553</text:p>
          </table:table-cell>
          <table:table-cell table:number-columns-repeated="3"/>
        </table:table-row>
        <table:table-row table:style-name="ro1">
          <table:table-cell office:value-type="float" office:value="45652173.91" calcext:value-type="float">
            <text:p>45652173.91</text:p>
          </table:table-cell>
          <table:table-cell office:value-type="float" office:value="-75.89656067" calcext:value-type="float">
            <text:p>-75.89656067</text:p>
          </table:table-cell>
          <table:table-cell table:number-columns-repeated="3"/>
        </table:table-row>
        <table:table-row table:style-name="ro1">
          <table:table-cell office:value-type="float" office:value="45869565.22" calcext:value-type="float">
            <text:p>45869565.22</text:p>
          </table:table-cell>
          <table:table-cell office:value-type="float" office:value="-75.56984711" calcext:value-type="float">
            <text:p>-75.56984711</text:p>
          </table:table-cell>
          <table:table-cell table:number-columns-repeated="3"/>
        </table:table-row>
        <table:table-row table:style-name="ro1">
          <table:table-cell office:value-type="float" office:value="46086956.52" calcext:value-type="float">
            <text:p>46086956.52</text:p>
          </table:table-cell>
          <table:table-cell office:value-type="float" office:value="-75.87543488" calcext:value-type="float">
            <text:p>-75.87543488</text:p>
          </table:table-cell>
          <table:table-cell table:number-columns-repeated="3"/>
        </table:table-row>
        <table:table-row table:style-name="ro1">
          <table:table-cell office:value-type="float" office:value="46304347.83" calcext:value-type="float">
            <text:p>46304347.83</text:p>
          </table:table-cell>
          <table:table-cell office:value-type="float" office:value="-75.86747742" calcext:value-type="float">
            <text:p>-75.86747742</text:p>
          </table:table-cell>
          <table:table-cell table:number-columns-repeated="3"/>
        </table:table-row>
        <table:table-row table:style-name="ro1">
          <table:table-cell office:value-type="float" office:value="46521739.13" calcext:value-type="float">
            <text:p>46521739.13</text:p>
          </table:table-cell>
          <table:table-cell office:value-type="float" office:value="-75.63801575" calcext:value-type="float">
            <text:p>-75.63801575</text:p>
          </table:table-cell>
          <table:table-cell table:number-columns-repeated="3"/>
        </table:table-row>
        <table:table-row table:style-name="ro1">
          <table:table-cell office:value-type="float" office:value="46739130.43" calcext:value-type="float">
            <text:p>46739130.43</text:p>
          </table:table-cell>
          <table:table-cell office:value-type="float" office:value="-75.90330505" calcext:value-type="float">
            <text:p>-75.90330505</text:p>
          </table:table-cell>
          <table:table-cell table:number-columns-repeated="3"/>
        </table:table-row>
        <table:table-row table:style-name="ro1">
          <table:table-cell office:value-type="float" office:value="46956521.74" calcext:value-type="float">
            <text:p>46956521.74</text:p>
          </table:table-cell>
          <table:table-cell office:value-type="float" office:value="-75.96681213" calcext:value-type="float">
            <text:p>-75.96681213</text:p>
          </table:table-cell>
          <table:table-cell table:number-columns-repeated="3"/>
        </table:table-row>
        <table:table-row table:style-name="ro1">
          <table:table-cell office:value-type="float" office:value="47173913.04" calcext:value-type="float">
            <text:p>47173913.04</text:p>
          </table:table-cell>
          <table:table-cell office:value-type="float" office:value="-76.1998291" calcext:value-type="float">
            <text:p>-76.1998291</text:p>
          </table:table-cell>
          <table:table-cell table:number-columns-repeated="3"/>
        </table:table-row>
        <table:table-row table:style-name="ro1">
          <table:table-cell office:value-type="float" office:value="47391304.35" calcext:value-type="float">
            <text:p>47391304.35</text:p>
          </table:table-cell>
          <table:table-cell office:value-type="float" office:value="-76.38830566" calcext:value-type="float">
            <text:p>-76.38830566</text:p>
          </table:table-cell>
          <table:table-cell table:number-columns-repeated="3"/>
        </table:table-row>
        <table:table-row table:style-name="ro1">
          <table:table-cell office:value-type="float" office:value="47608695.65" calcext:value-type="float">
            <text:p>47608695.65</text:p>
          </table:table-cell>
          <table:table-cell office:value-type="float" office:value="-76.1052475" calcext:value-type="float">
            <text:p>-76.1052475</text:p>
          </table:table-cell>
          <table:table-cell table:number-columns-repeated="3"/>
        </table:table-row>
        <table:table-row table:style-name="ro1">
          <table:table-cell office:value-type="float" office:value="47826086.96" calcext:value-type="float">
            <text:p>47826086.96</text:p>
          </table:table-cell>
          <table:table-cell office:value-type="float" office:value="-76.04541016" calcext:value-type="float">
            <text:p>-76.04541016</text:p>
          </table:table-cell>
          <table:table-cell table:number-columns-repeated="3"/>
        </table:table-row>
        <table:table-row table:style-name="ro1">
          <table:table-cell office:value-type="float" office:value="48043478.26" calcext:value-type="float">
            <text:p>48043478.26</text:p>
          </table:table-cell>
          <table:table-cell office:value-type="float" office:value="-76.35152435" calcext:value-type="float">
            <text:p>-76.35152435</text:p>
          </table:table-cell>
          <table:table-cell table:number-columns-repeated="3"/>
        </table:table-row>
        <table:table-row table:style-name="ro1">
          <table:table-cell office:value-type="float" office:value="48260869.57" calcext:value-type="float">
            <text:p>48260869.57</text:p>
          </table:table-cell>
          <table:table-cell office:value-type="float" office:value="-76.60313416" calcext:value-type="float">
            <text:p>-76.60313416</text:p>
          </table:table-cell>
          <table:table-cell table:number-columns-repeated="3"/>
        </table:table-row>
        <table:table-row table:style-name="ro1">
          <table:table-cell office:value-type="float" office:value="48478260.87" calcext:value-type="float">
            <text:p>48478260.87</text:p>
          </table:table-cell>
          <table:table-cell office:value-type="float" office:value="-76.34265137" calcext:value-type="float">
            <text:p>-76.34265137</text:p>
          </table:table-cell>
          <table:table-cell table:number-columns-repeated="3"/>
        </table:table-row>
        <table:table-row table:style-name="ro1">
          <table:table-cell office:value-type="float" office:value="48695652.17" calcext:value-type="float">
            <text:p>48695652.17</text:p>
          </table:table-cell>
          <table:table-cell office:value-type="float" office:value="-76.50579834" calcext:value-type="float">
            <text:p>-76.50579834</text:p>
          </table:table-cell>
          <table:table-cell table:number-columns-repeated="3"/>
        </table:table-row>
        <table:table-row table:style-name="ro1">
          <table:table-cell office:value-type="float" office:value="48913043.48" calcext:value-type="float">
            <text:p>48913043.48</text:p>
          </table:table-cell>
          <table:table-cell office:value-type="float" office:value="-76.71194458" calcext:value-type="float">
            <text:p>-76.71194458</text:p>
          </table:table-cell>
          <table:table-cell table:number-columns-repeated="3"/>
        </table:table-row>
        <table:table-row table:style-name="ro1">
          <table:table-cell office:value-type="float" office:value="49130434.78" calcext:value-type="float">
            <text:p>49130434.78</text:p>
          </table:table-cell>
          <table:table-cell office:value-type="float" office:value="-76.66764832" calcext:value-type="float">
            <text:p>-76.66764832</text:p>
          </table:table-cell>
          <table:table-cell table:number-columns-repeated="3"/>
        </table:table-row>
        <table:table-row table:style-name="ro1">
          <table:table-cell office:value-type="float" office:value="49347826.09" calcext:value-type="float">
            <text:p>49347826.09</text:p>
          </table:table-cell>
          <table:table-cell office:value-type="float" office:value="-76.86567688" calcext:value-type="float">
            <text:p>-76.86567688</text:p>
          </table:table-cell>
          <table:table-cell table:number-columns-repeated="3"/>
        </table:table-row>
        <table:table-row table:style-name="ro1">
          <table:table-cell office:value-type="float" office:value="49565217.39" calcext:value-type="float">
            <text:p>49565217.39</text:p>
          </table:table-cell>
          <table:table-cell office:value-type="float" office:value="-76.87610626" calcext:value-type="float">
            <text:p>-76.87610626</text:p>
          </table:table-cell>
          <table:table-cell table:number-columns-repeated="3"/>
        </table:table-row>
        <table:table-row table:style-name="ro1">
          <table:table-cell office:value-type="float" office:value="49782608.7" calcext:value-type="float">
            <text:p>49782608.7</text:p>
          </table:table-cell>
          <table:table-cell office:value-type="float" office:value="-77.23782349" calcext:value-type="float">
            <text:p>-77.23782349</text:p>
          </table:table-cell>
          <table:table-cell table:number-columns-repeated="3"/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-76.94773102" calcext:value-type="float">
            <text:p>-76.94773102</text:p>
          </table:table-cell>
          <table:table-cell table:number-columns-repeated="3"/>
        </table:table-row>
        <table:table-row table:style-name="ro1">
          <table:table-cell office:value-type="float" office:value="50217391.3" calcext:value-type="float">
            <text:p>50217391.3</text:p>
          </table:table-cell>
          <table:table-cell office:value-type="float" office:value="-77.22999573" calcext:value-type="float">
            <text:p>-77.22999573</text:p>
          </table:table-cell>
          <table:table-cell table:number-columns-repeated="3"/>
        </table:table-row>
        <table:table-row table:style-name="ro1">
          <table:table-cell office:value-type="float" office:value="50434782.61" calcext:value-type="float">
            <text:p>50434782.61</text:p>
          </table:table-cell>
          <table:table-cell office:value-type="float" office:value="-77.08140564" calcext:value-type="float">
            <text:p>-77.08140564</text:p>
          </table:table-cell>
          <table:table-cell table:number-columns-repeated="3"/>
        </table:table-row>
        <table:table-row table:style-name="ro1">
          <table:table-cell office:value-type="float" office:value="50652173.91" calcext:value-type="float">
            <text:p>50652173.91</text:p>
          </table:table-cell>
          <table:table-cell office:value-type="float" office:value="-77.32165527" calcext:value-type="float">
            <text:p>-77.32165527</text:p>
          </table:table-cell>
          <table:table-cell table:number-columns-repeated="3"/>
        </table:table-row>
        <table:table-row table:style-name="ro1">
          <table:table-cell office:value-type="float" office:value="50869565.22" calcext:value-type="float">
            <text:p>50869565.22</text:p>
          </table:table-cell>
          <table:table-cell office:value-type="float" office:value="-77.50569153" calcext:value-type="float">
            <text:p>-77.50569153</text:p>
          </table:table-cell>
          <table:table-cell table:number-columns-repeated="3"/>
        </table:table-row>
        <table:table-row table:style-name="ro1">
          <table:table-cell office:value-type="float" office:value="51086956.52" calcext:value-type="float">
            <text:p>51086956.52</text:p>
          </table:table-cell>
          <table:table-cell office:value-type="float" office:value="-77.61177826" calcext:value-type="float">
            <text:p>-77.61177826</text:p>
          </table:table-cell>
          <table:table-cell table:number-columns-repeated="3"/>
        </table:table-row>
        <table:table-row table:style-name="ro1">
          <table:table-cell office:value-type="float" office:value="51304347.83" calcext:value-type="float">
            <text:p>51304347.83</text:p>
          </table:table-cell>
          <table:table-cell office:value-type="float" office:value="-77.6473999" calcext:value-type="float">
            <text:p>-77.6473999</text:p>
          </table:table-cell>
          <table:table-cell table:number-columns-repeated="3"/>
        </table:table-row>
        <table:table-row table:style-name="ro1">
          <table:table-cell office:value-type="float" office:value="51521739.13" calcext:value-type="float">
            <text:p>51521739.13</text:p>
          </table:table-cell>
          <table:table-cell office:value-type="float" office:value="-78.11675262" calcext:value-type="float">
            <text:p>-78.11675262</text:p>
          </table:table-cell>
          <table:table-cell table:number-columns-repeated="3"/>
        </table:table-row>
        <table:table-row table:style-name="ro1">
          <table:table-cell office:value-type="float" office:value="51739130.43" calcext:value-type="float">
            <text:p>51739130.43</text:p>
          </table:table-cell>
          <table:table-cell office:value-type="float" office:value="-78.11680603" calcext:value-type="float">
            <text:p>-78.11680603</text:p>
          </table:table-cell>
          <table:table-cell table:number-columns-repeated="3"/>
        </table:table-row>
        <table:table-row table:style-name="ro1">
          <table:table-cell office:value-type="float" office:value="51956521.74" calcext:value-type="float">
            <text:p>51956521.74</text:p>
          </table:table-cell>
          <table:table-cell office:value-type="float" office:value="-78.15926361" calcext:value-type="float">
            <text:p>-78.15926361</text:p>
          </table:table-cell>
          <table:table-cell table:number-columns-repeated="3"/>
        </table:table-row>
        <table:table-row table:style-name="ro1">
          <table:table-cell office:value-type="float" office:value="52173913.04" calcext:value-type="float">
            <text:p>52173913.04</text:p>
          </table:table-cell>
          <table:table-cell office:value-type="float" office:value="-78.46125793" calcext:value-type="float">
            <text:p>-78.46125793</text:p>
          </table:table-cell>
          <table:table-cell table:number-columns-repeated="3"/>
        </table:table-row>
        <table:table-row table:style-name="ro1">
          <table:table-cell office:value-type="float" office:value="52391304.35" calcext:value-type="float">
            <text:p>52391304.35</text:p>
          </table:table-cell>
          <table:table-cell office:value-type="float" office:value="-78.16761017" calcext:value-type="float">
            <text:p>-78.16761017</text:p>
          </table:table-cell>
          <table:table-cell table:number-columns-repeated="3"/>
        </table:table-row>
        <table:table-row table:style-name="ro1">
          <table:table-cell office:value-type="float" office:value="52608695.65" calcext:value-type="float">
            <text:p>52608695.65</text:p>
          </table:table-cell>
          <table:table-cell office:value-type="float" office:value="-78.62181854" calcext:value-type="float">
            <text:p>-78.62181854</text:p>
          </table:table-cell>
          <table:table-cell table:number-columns-repeated="3"/>
        </table:table-row>
        <table:table-row table:style-name="ro1">
          <table:table-cell office:value-type="float" office:value="52826086.96" calcext:value-type="float">
            <text:p>52826086.96</text:p>
          </table:table-cell>
          <table:table-cell office:value-type="float" office:value="-79.11953735" calcext:value-type="float">
            <text:p>-79.11953735</text:p>
          </table:table-cell>
          <table:table-cell table:number-columns-repeated="3"/>
        </table:table-row>
        <table:table-row table:style-name="ro1">
          <table:table-cell office:value-type="float" office:value="53043478.26" calcext:value-type="float">
            <text:p>53043478.26</text:p>
          </table:table-cell>
          <table:table-cell office:value-type="float" office:value="-78.87542725" calcext:value-type="float">
            <text:p>-78.87542725</text:p>
          </table:table-cell>
          <table:table-cell table:number-columns-repeated="3"/>
        </table:table-row>
        <table:table-row table:style-name="ro1">
          <table:table-cell office:value-type="float" office:value="53260869.57" calcext:value-type="float">
            <text:p>53260869.57</text:p>
          </table:table-cell>
          <table:table-cell office:value-type="float" office:value="-79.03611755" calcext:value-type="float">
            <text:p>-79.03611755</text:p>
          </table:table-cell>
          <table:table-cell table:number-columns-repeated="3"/>
        </table:table-row>
        <table:table-row table:style-name="ro1">
          <table:table-cell office:value-type="float" office:value="53478260.87" calcext:value-type="float">
            <text:p>53478260.87</text:p>
          </table:table-cell>
          <table:table-cell office:value-type="float" office:value="-79.44863129" calcext:value-type="float">
            <text:p>-79.44863129</text:p>
          </table:table-cell>
          <table:table-cell table:number-columns-repeated="3"/>
        </table:table-row>
        <table:table-row table:style-name="ro1">
          <table:table-cell office:value-type="float" office:value="53695652.17" calcext:value-type="float">
            <text:p>53695652.17</text:p>
          </table:table-cell>
          <table:table-cell office:value-type="float" office:value="-79.20836639" calcext:value-type="float">
            <text:p>-79.20836639</text:p>
          </table:table-cell>
          <table:table-cell table:number-columns-repeated="3"/>
        </table:table-row>
        <table:table-row table:style-name="ro1">
          <table:table-cell office:value-type="float" office:value="53913043.48" calcext:value-type="float">
            <text:p>53913043.48</text:p>
          </table:table-cell>
          <table:table-cell office:value-type="float" office:value="-79.61204529" calcext:value-type="float">
            <text:p>-79.61204529</text:p>
          </table:table-cell>
          <table:table-cell table:number-columns-repeated="3"/>
        </table:table-row>
        <table:table-row table:style-name="ro1">
          <table:table-cell office:value-type="float" office:value="54130434.78" calcext:value-type="float">
            <text:p>54130434.78</text:p>
          </table:table-cell>
          <table:table-cell office:value-type="float" office:value="-79.688797" calcext:value-type="float">
            <text:p>-79.688797</text:p>
          </table:table-cell>
          <table:table-cell table:number-columns-repeated="3"/>
        </table:table-row>
        <table:table-row table:style-name="ro1">
          <table:table-cell office:value-type="float" office:value="54347826.09" calcext:value-type="float">
            <text:p>54347826.09</text:p>
          </table:table-cell>
          <table:table-cell office:value-type="float" office:value="-79.85713959" calcext:value-type="float">
            <text:p>-79.85713959</text:p>
          </table:table-cell>
          <table:table-cell table:number-columns-repeated="3"/>
        </table:table-row>
        <table:table-row table:style-name="ro1">
          <table:table-cell office:value-type="float" office:value="54565217.39" calcext:value-type="float">
            <text:p>54565217.39</text:p>
          </table:table-cell>
          <table:table-cell office:value-type="float" office:value="-80.12782288" calcext:value-type="float">
            <text:p>-80.12782288</text:p>
          </table:table-cell>
          <table:table-cell table:number-columns-repeated="3"/>
        </table:table-row>
        <table:table-row table:style-name="ro1">
          <table:table-cell office:value-type="float" office:value="54782608.7" calcext:value-type="float">
            <text:p>54782608.7</text:p>
          </table:table-cell>
          <table:table-cell office:value-type="float" office:value="-80.0537262" calcext:value-type="float">
            <text:p>-80.0537262</text:p>
          </table:table-cell>
          <table:table-cell table:number-columns-repeated="3"/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-80.19664764" calcext:value-type="float">
            <text:p>-80.19664764</text:p>
          </table:table-cell>
          <table:table-cell table:number-columns-repeated="3"/>
        </table:table-row>
        <table:table-row table:style-name="ro1">
          <table:table-cell office:value-type="float" office:value="55217391.3" calcext:value-type="float">
            <text:p>55217391.3</text:p>
          </table:table-cell>
          <table:table-cell office:value-type="float" office:value="-80.43540955" calcext:value-type="float">
            <text:p>-80.43540955</text:p>
          </table:table-cell>
          <table:table-cell table:number-columns-repeated="3"/>
        </table:table-row>
        <table:table-row table:style-name="ro1">
          <table:table-cell office:value-type="float" office:value="55434782.61" calcext:value-type="float">
            <text:p>55434782.61</text:p>
          </table:table-cell>
          <table:table-cell office:value-type="float" office:value="-80.40201569" calcext:value-type="float">
            <text:p>-80.40201569</text:p>
          </table:table-cell>
          <table:table-cell table:number-columns-repeated="3"/>
        </table:table-row>
        <table:table-row table:style-name="ro1">
          <table:table-cell office:value-type="float" office:value="55652173.91" calcext:value-type="float">
            <text:p>55652173.91</text:p>
          </table:table-cell>
          <table:table-cell office:value-type="float" office:value="-80.56510925" calcext:value-type="float">
            <text:p>-80.56510925</text:p>
          </table:table-cell>
          <table:table-cell table:number-columns-repeated="3"/>
        </table:table-row>
        <table:table-row table:style-name="ro1">
          <table:table-cell office:value-type="float" office:value="55869565.22" calcext:value-type="float">
            <text:p>55869565.22</text:p>
          </table:table-cell>
          <table:table-cell office:value-type="float" office:value="-80.692276" calcext:value-type="float">
            <text:p>-80.692276</text:p>
          </table:table-cell>
          <table:table-cell table:number-columns-repeated="3"/>
        </table:table-row>
        <table:table-row table:style-name="ro1">
          <table:table-cell office:value-type="float" office:value="56086956.52" calcext:value-type="float">
            <text:p>56086956.52</text:p>
          </table:table-cell>
          <table:table-cell office:value-type="float" office:value="-80.80020142" calcext:value-type="float">
            <text:p>-80.80020142</text:p>
          </table:table-cell>
          <table:table-cell table:number-columns-repeated="3"/>
        </table:table-row>
        <table:table-row table:style-name="ro1">
          <table:table-cell office:value-type="float" office:value="56304347.83" calcext:value-type="float">
            <text:p>56304347.83</text:p>
          </table:table-cell>
          <table:table-cell office:value-type="float" office:value="-80.78346252" calcext:value-type="float">
            <text:p>-80.78346252</text:p>
          </table:table-cell>
          <table:table-cell table:number-columns-repeated="3"/>
        </table:table-row>
        <table:table-row table:style-name="ro1">
          <table:table-cell office:value-type="float" office:value="56521739.13" calcext:value-type="float">
            <text:p>56521739.13</text:p>
          </table:table-cell>
          <table:table-cell office:value-type="float" office:value="-80.98652649" calcext:value-type="float">
            <text:p>-80.98652649</text:p>
          </table:table-cell>
          <table:table-cell table:number-columns-repeated="3"/>
        </table:table-row>
        <table:table-row table:style-name="ro1">
          <table:table-cell office:value-type="float" office:value="56739130.43" calcext:value-type="float">
            <text:p>56739130.43</text:p>
          </table:table-cell>
          <table:table-cell office:value-type="float" office:value="-81.28401184" calcext:value-type="float">
            <text:p>-81.28401184</text:p>
          </table:table-cell>
          <table:table-cell table:number-columns-repeated="3"/>
        </table:table-row>
        <table:table-row table:style-name="ro1">
          <table:table-cell office:value-type="float" office:value="56956521.74" calcext:value-type="float">
            <text:p>56956521.74</text:p>
          </table:table-cell>
          <table:table-cell office:value-type="float" office:value="-81.16413879" calcext:value-type="float">
            <text:p>-81.16413879</text:p>
          </table:table-cell>
          <table:table-cell table:number-columns-repeated="3"/>
        </table:table-row>
        <table:table-row table:style-name="ro1">
          <table:table-cell office:value-type="float" office:value="57173913.04" calcext:value-type="float">
            <text:p>57173913.04</text:p>
          </table:table-cell>
          <table:table-cell office:value-type="float" office:value="-81.41892242" calcext:value-type="float">
            <text:p>-81.41892242</text:p>
          </table:table-cell>
          <table:table-cell table:number-columns-repeated="3"/>
        </table:table-row>
        <table:table-row table:style-name="ro1">
          <table:table-cell office:value-type="float" office:value="57391304.35" calcext:value-type="float">
            <text:p>57391304.35</text:p>
          </table:table-cell>
          <table:table-cell office:value-type="float" office:value="-81.28242493" calcext:value-type="float">
            <text:p>-81.28242493</text:p>
          </table:table-cell>
          <table:table-cell table:number-columns-repeated="3"/>
        </table:table-row>
        <table:table-row table:style-name="ro1">
          <table:table-cell office:value-type="float" office:value="57608695.65" calcext:value-type="float">
            <text:p>57608695.65</text:p>
          </table:table-cell>
          <table:table-cell office:value-type="float" office:value="-81.66648865" calcext:value-type="float">
            <text:p>-81.66648865</text:p>
          </table:table-cell>
          <table:table-cell table:number-columns-repeated="3"/>
        </table:table-row>
        <table:table-row table:style-name="ro1">
          <table:table-cell office:value-type="float" office:value="57826086.96" calcext:value-type="float">
            <text:p>57826086.96</text:p>
          </table:table-cell>
          <table:table-cell office:value-type="float" office:value="-82.05671692" calcext:value-type="float">
            <text:p>-82.05671692</text:p>
          </table:table-cell>
          <table:table-cell table:number-columns-repeated="3"/>
        </table:table-row>
        <table:table-row table:style-name="ro1">
          <table:table-cell office:value-type="float" office:value="58043478.26" calcext:value-type="float">
            <text:p>58043478.26</text:p>
          </table:table-cell>
          <table:table-cell office:value-type="float" office:value="-81.78422546" calcext:value-type="float">
            <text:p>-81.78422546</text:p>
          </table:table-cell>
          <table:table-cell table:number-columns-repeated="3"/>
        </table:table-row>
        <table:table-row table:style-name="ro1">
          <table:table-cell office:value-type="float" office:value="58260869.57" calcext:value-type="float">
            <text:p>58260869.57</text:p>
          </table:table-cell>
          <table:table-cell office:value-type="float" office:value="-82.0091095" calcext:value-type="float">
            <text:p>-82.0091095</text:p>
          </table:table-cell>
          <table:table-cell table:number-columns-repeated="3"/>
        </table:table-row>
        <table:table-row table:style-name="ro1">
          <table:table-cell office:value-type="float" office:value="58478260.87" calcext:value-type="float">
            <text:p>58478260.87</text:p>
          </table:table-cell>
          <table:table-cell office:value-type="float" office:value="-82.08003235" calcext:value-type="float">
            <text:p>-82.08003235</text:p>
          </table:table-cell>
          <table:table-cell table:number-columns-repeated="3"/>
        </table:table-row>
        <table:table-row table:style-name="ro1">
          <table:table-cell office:value-type="float" office:value="58695652.17" calcext:value-type="float">
            <text:p>58695652.17</text:p>
          </table:table-cell>
          <table:table-cell office:value-type="float" office:value="-82.24547577" calcext:value-type="float">
            <text:p>-82.24547577</text:p>
          </table:table-cell>
          <table:table-cell table:number-columns-repeated="3"/>
        </table:table-row>
        <table:table-row table:style-name="ro1">
          <table:table-cell office:value-type="float" office:value="58913043.48" calcext:value-type="float">
            <text:p>58913043.48</text:p>
          </table:table-cell>
          <table:table-cell office:value-type="float" office:value="-82.48303223" calcext:value-type="float">
            <text:p>-82.48303223</text:p>
          </table:table-cell>
          <table:table-cell table:number-columns-repeated="3"/>
        </table:table-row>
        <table:table-row table:style-name="ro1">
          <table:table-cell office:value-type="float" office:value="59130434.78" calcext:value-type="float">
            <text:p>59130434.78</text:p>
          </table:table-cell>
          <table:table-cell office:value-type="float" office:value="-82.59703827" calcext:value-type="float">
            <text:p>-82.59703827</text:p>
          </table:table-cell>
          <table:table-cell table:number-columns-repeated="3"/>
        </table:table-row>
        <table:table-row table:style-name="ro1">
          <table:table-cell office:value-type="float" office:value="59347826.09" calcext:value-type="float">
            <text:p>59347826.09</text:p>
          </table:table-cell>
          <table:table-cell office:value-type="float" office:value="-82.62258148" calcext:value-type="float">
            <text:p>-82.62258148</text:p>
          </table:table-cell>
          <table:table-cell table:number-columns-repeated="3"/>
        </table:table-row>
        <table:table-row table:style-name="ro1">
          <table:table-cell office:value-type="float" office:value="59565217.39" calcext:value-type="float">
            <text:p>59565217.39</text:p>
          </table:table-cell>
          <table:table-cell office:value-type="float" office:value="-82.6710434" calcext:value-type="float">
            <text:p>-82.6710434</text:p>
          </table:table-cell>
          <table:table-cell table:number-columns-repeated="3"/>
        </table:table-row>
        <table:table-row table:style-name="ro1">
          <table:table-cell office:value-type="float" office:value="59782608.7" calcext:value-type="float">
            <text:p>59782608.7</text:p>
          </table:table-cell>
          <table:table-cell office:value-type="float" office:value="-83.08323669" calcext:value-type="float">
            <text:p>-83.08323669</text:p>
          </table:table-cell>
          <table:table-cell table:number-columns-repeated="3"/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-83.22883606" calcext:value-type="float">
            <text:p>-83.22883606</text:p>
          </table:table-cell>
          <table:table-cell table:number-columns-repeated="3"/>
        </table:table-row>
        <table:table-row table:style-name="ro1">
          <table:table-cell office:value-type="float" office:value="60217391.3" calcext:value-type="float">
            <text:p>60217391.3</text:p>
          </table:table-cell>
          <table:table-cell office:value-type="float" office:value="-82.80125427" calcext:value-type="float">
            <text:p>-82.80125427</text:p>
          </table:table-cell>
          <table:table-cell table:number-columns-repeated="3"/>
        </table:table-row>
        <table:table-row table:style-name="ro1">
          <table:table-cell office:value-type="float" office:value="60434782.61" calcext:value-type="float">
            <text:p>60434782.61</text:p>
          </table:table-cell>
          <table:table-cell office:value-type="float" office:value="-82.95204163" calcext:value-type="float">
            <text:p>-82.95204163</text:p>
          </table:table-cell>
          <table:table-cell table:number-columns-repeated="3"/>
        </table:table-row>
        <table:table-row table:style-name="ro1">
          <table:table-cell office:value-type="float" office:value="60652173.91" calcext:value-type="float">
            <text:p>60652173.91</text:p>
          </table:table-cell>
          <table:table-cell office:value-type="float" office:value="-83.38010406" calcext:value-type="float">
            <text:p>-83.38010406</text:p>
          </table:table-cell>
          <table:table-cell table:number-columns-repeated="3"/>
        </table:table-row>
        <table:table-row table:style-name="ro1">
          <table:table-cell office:value-type="float" office:value="60869565.22" calcext:value-type="float">
            <text:p>60869565.22</text:p>
          </table:table-cell>
          <table:table-cell office:value-type="float" office:value="-83.42594147" calcext:value-type="float">
            <text:p>-83.42594147</text:p>
          </table:table-cell>
          <table:table-cell table:number-columns-repeated="3"/>
        </table:table-row>
        <table:table-row table:style-name="ro1">
          <table:table-cell office:value-type="float" office:value="61086956.52" calcext:value-type="float">
            <text:p>61086956.52</text:p>
          </table:table-cell>
          <table:table-cell office:value-type="float" office:value="-83.44139099" calcext:value-type="float">
            <text:p>-83.44139099</text:p>
          </table:table-cell>
          <table:table-cell table:number-columns-repeated="3"/>
        </table:table-row>
        <table:table-row table:style-name="ro1">
          <table:table-cell office:value-type="float" office:value="61304347.83" calcext:value-type="float">
            <text:p>61304347.83</text:p>
          </table:table-cell>
          <table:table-cell office:value-type="float" office:value="-83.45404816" calcext:value-type="float">
            <text:p>-83.45404816</text:p>
          </table:table-cell>
          <table:table-cell table:number-columns-repeated="3"/>
        </table:table-row>
        <table:table-row table:style-name="ro1">
          <table:table-cell office:value-type="float" office:value="61521739.13" calcext:value-type="float">
            <text:p>61521739.13</text:p>
          </table:table-cell>
          <table:table-cell office:value-type="float" office:value="-83.63794708" calcext:value-type="float">
            <text:p>-83.63794708</text:p>
          </table:table-cell>
          <table:table-cell table:number-columns-repeated="3"/>
        </table:table-row>
        <table:table-row table:style-name="ro1">
          <table:table-cell office:value-type="float" office:value="61739130.43" calcext:value-type="float">
            <text:p>61739130.43</text:p>
          </table:table-cell>
          <table:table-cell office:value-type="float" office:value="-83.4387207" calcext:value-type="float">
            <text:p>-83.4387207</text:p>
          </table:table-cell>
          <table:table-cell table:number-columns-repeated="3"/>
        </table:table-row>
        <table:table-row table:style-name="ro1">
          <table:table-cell office:value-type="float" office:value="61956521.74" calcext:value-type="float">
            <text:p>61956521.74</text:p>
          </table:table-cell>
          <table:table-cell office:value-type="float" office:value="-83.44348145" calcext:value-type="float">
            <text:p>-83.44348145</text:p>
          </table:table-cell>
          <table:table-cell table:number-columns-repeated="3"/>
        </table:table-row>
        <table:table-row table:style-name="ro1">
          <table:table-cell office:value-type="float" office:value="62173913.04" calcext:value-type="float">
            <text:p>62173913.04</text:p>
          </table:table-cell>
          <table:table-cell office:value-type="float" office:value="-83.24586487" calcext:value-type="float">
            <text:p>-83.24586487</text:p>
          </table:table-cell>
          <table:table-cell table:number-columns-repeated="3"/>
        </table:table-row>
        <table:table-row table:style-name="ro1">
          <table:table-cell office:value-type="float" office:value="62391304.35" calcext:value-type="float">
            <text:p>62391304.35</text:p>
          </table:table-cell>
          <table:table-cell office:value-type="float" office:value="-83.47915649" calcext:value-type="float">
            <text:p>-83.47915649</text:p>
          </table:table-cell>
          <table:table-cell table:number-columns-repeated="3"/>
        </table:table-row>
        <table:table-row table:style-name="ro1">
          <table:table-cell office:value-type="float" office:value="62608695.65" calcext:value-type="float">
            <text:p>62608695.65</text:p>
          </table:table-cell>
          <table:table-cell office:value-type="float" office:value="-83.36650085" calcext:value-type="float">
            <text:p>-83.36650085</text:p>
          </table:table-cell>
          <table:table-cell table:number-columns-repeated="3"/>
        </table:table-row>
        <table:table-row table:style-name="ro1">
          <table:table-cell office:value-type="float" office:value="62826086.96" calcext:value-type="float">
            <text:p>62826086.96</text:p>
          </table:table-cell>
          <table:table-cell office:value-type="float" office:value="-83.76165771" calcext:value-type="float">
            <text:p>-83.76165771</text:p>
          </table:table-cell>
          <table:table-cell table:number-columns-repeated="3"/>
        </table:table-row>
        <table:table-row table:style-name="ro1">
          <table:table-cell office:value-type="float" office:value="63043478.26" calcext:value-type="float">
            <text:p>63043478.26</text:p>
          </table:table-cell>
          <table:table-cell office:value-type="float" office:value="-83.66397095" calcext:value-type="float">
            <text:p>-83.66397095</text:p>
          </table:table-cell>
          <table:table-cell table:number-columns-repeated="3"/>
        </table:table-row>
        <table:table-row table:style-name="ro1">
          <table:table-cell office:value-type="float" office:value="63260869.57" calcext:value-type="float">
            <text:p>63260869.57</text:p>
          </table:table-cell>
          <table:table-cell office:value-type="float" office:value="-83.92862701" calcext:value-type="float">
            <text:p>-83.92862701</text:p>
          </table:table-cell>
          <table:table-cell table:number-columns-repeated="3"/>
        </table:table-row>
        <table:table-row table:style-name="ro1">
          <table:table-cell office:value-type="float" office:value="63478260.87" calcext:value-type="float">
            <text:p>63478260.87</text:p>
          </table:table-cell>
          <table:table-cell office:value-type="float" office:value="-83.64050293" calcext:value-type="float">
            <text:p>-83.64050293</text:p>
          </table:table-cell>
          <table:table-cell table:number-columns-repeated="3"/>
        </table:table-row>
        <table:table-row table:style-name="ro1">
          <table:table-cell office:value-type="float" office:value="63695652.17" calcext:value-type="float">
            <text:p>63695652.17</text:p>
          </table:table-cell>
          <table:table-cell office:value-type="float" office:value="-84.22787476" calcext:value-type="float">
            <text:p>-84.22787476</text:p>
          </table:table-cell>
          <table:table-cell table:number-columns-repeated="3"/>
        </table:table-row>
        <table:table-row table:style-name="ro1">
          <table:table-cell office:value-type="float" office:value="63913043.48" calcext:value-type="float">
            <text:p>63913043.48</text:p>
          </table:table-cell>
          <table:table-cell office:value-type="float" office:value="-84.11190033" calcext:value-type="float">
            <text:p>-84.11190033</text:p>
          </table:table-cell>
          <table:table-cell table:number-columns-repeated="3"/>
        </table:table-row>
        <table:table-row table:style-name="ro1">
          <table:table-cell office:value-type="float" office:value="64130434.78" calcext:value-type="float">
            <text:p>64130434.78</text:p>
          </table:table-cell>
          <table:table-cell office:value-type="float" office:value="-84.55379486" calcext:value-type="float">
            <text:p>-84.55379486</text:p>
          </table:table-cell>
          <table:table-cell table:number-columns-repeated="3"/>
        </table:table-row>
        <table:table-row table:style-name="ro1">
          <table:table-cell office:value-type="float" office:value="64347826.09" calcext:value-type="float">
            <text:p>64347826.09</text:p>
          </table:table-cell>
          <table:table-cell office:value-type="float" office:value="-84.83189392" calcext:value-type="float">
            <text:p>-84.83189392</text:p>
          </table:table-cell>
          <table:table-cell table:number-columns-repeated="3"/>
        </table:table-row>
        <table:table-row table:style-name="ro1">
          <table:table-cell office:value-type="float" office:value="64565217.39" calcext:value-type="float">
            <text:p>64565217.39</text:p>
          </table:table-cell>
          <table:table-cell office:value-type="float" office:value="-84.97894287" calcext:value-type="float">
            <text:p>-84.97894287</text:p>
          </table:table-cell>
          <table:table-cell table:number-columns-repeated="3"/>
        </table:table-row>
        <table:table-row table:style-name="ro1">
          <table:table-cell office:value-type="float" office:value="64782608.7" calcext:value-type="float">
            <text:p>64782608.7</text:p>
          </table:table-cell>
          <table:table-cell office:value-type="float" office:value="-85.13336182" calcext:value-type="float">
            <text:p>-85.13336182</text:p>
          </table:table-cell>
          <table:table-cell table:number-columns-repeated="3"/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-85.11140442" calcext:value-type="float">
            <text:p>-85.11140442</text:p>
          </table:table-cell>
          <table:table-cell table:number-columns-repeated="3"/>
        </table:table-row>
        <table:table-row table:style-name="ro1">
          <table:table-cell office:value-type="float" office:value="65217391.3" calcext:value-type="float">
            <text:p>65217391.3</text:p>
          </table:table-cell>
          <table:table-cell office:value-type="float" office:value="-85.22189331" calcext:value-type="float">
            <text:p>-85.22189331</text:p>
          </table:table-cell>
          <table:table-cell table:number-columns-repeated="3"/>
        </table:table-row>
        <table:table-row table:style-name="ro1">
          <table:table-cell office:value-type="float" office:value="65434782.61" calcext:value-type="float">
            <text:p>65434782.61</text:p>
          </table:table-cell>
          <table:table-cell office:value-type="float" office:value="-85.41322327" calcext:value-type="float">
            <text:p>-85.41322327</text:p>
          </table:table-cell>
          <table:table-cell table:number-columns-repeated="3"/>
        </table:table-row>
        <table:table-row table:style-name="ro1">
          <table:table-cell office:value-type="float" office:value="65652173.91" calcext:value-type="float">
            <text:p>65652173.91</text:p>
          </table:table-cell>
          <table:table-cell office:value-type="float" office:value="-85.51705933" calcext:value-type="float">
            <text:p>-85.51705933</text:p>
          </table:table-cell>
          <table:table-cell table:number-columns-repeated="3"/>
        </table:table-row>
        <table:table-row table:style-name="ro1">
          <table:table-cell office:value-type="float" office:value="65869565.22" calcext:value-type="float">
            <text:p>65869565.22</text:p>
          </table:table-cell>
          <table:table-cell office:value-type="float" office:value="-86.08193207" calcext:value-type="float">
            <text:p>-86.08193207</text:p>
          </table:table-cell>
          <table:table-cell table:number-columns-repeated="3"/>
        </table:table-row>
        <table:table-row table:style-name="ro1">
          <table:table-cell office:value-type="float" office:value="66086956.52" calcext:value-type="float">
            <text:p>66086956.52</text:p>
          </table:table-cell>
          <table:table-cell office:value-type="float" office:value="-86.24681854" calcext:value-type="float">
            <text:p>-86.24681854</text:p>
          </table:table-cell>
          <table:table-cell table:number-columns-repeated="3"/>
        </table:table-row>
        <table:table-row table:style-name="ro1">
          <table:table-cell office:value-type="float" office:value="66304347.83" calcext:value-type="float">
            <text:p>66304347.83</text:p>
          </table:table-cell>
          <table:table-cell office:value-type="float" office:value="-86.60371399" calcext:value-type="float">
            <text:p>-86.60371399</text:p>
          </table:table-cell>
          <table:table-cell table:number-columns-repeated="3"/>
        </table:table-row>
        <table:table-row table:style-name="ro1">
          <table:table-cell office:value-type="float" office:value="66521739.13" calcext:value-type="float">
            <text:p>66521739.13</text:p>
          </table:table-cell>
          <table:table-cell office:value-type="float" office:value="-86.67555237" calcext:value-type="float">
            <text:p>-86.67555237</text:p>
          </table:table-cell>
          <table:table-cell table:number-columns-repeated="3"/>
        </table:table-row>
        <table:table-row table:style-name="ro1">
          <table:table-cell office:value-type="float" office:value="66739130.43" calcext:value-type="float">
            <text:p>66739130.43</text:p>
          </table:table-cell>
          <table:table-cell office:value-type="float" office:value="-86.70767975" calcext:value-type="float">
            <text:p>-86.70767975</text:p>
          </table:table-cell>
          <table:table-cell table:number-columns-repeated="3"/>
        </table:table-row>
        <table:table-row table:style-name="ro1">
          <table:table-cell office:value-type="float" office:value="66956521.74" calcext:value-type="float">
            <text:p>66956521.74</text:p>
          </table:table-cell>
          <table:table-cell office:value-type="float" office:value="-86.83634949" calcext:value-type="float">
            <text:p>-86.83634949</text:p>
          </table:table-cell>
          <table:table-cell table:number-columns-repeated="3"/>
        </table:table-row>
        <table:table-row table:style-name="ro1">
          <table:table-cell office:value-type="float" office:value="67173913.04" calcext:value-type="float">
            <text:p>67173913.04</text:p>
          </table:table-cell>
          <table:table-cell office:value-type="float" office:value="-86.90224457" calcext:value-type="float">
            <text:p>-86.90224457</text:p>
          </table:table-cell>
          <table:table-cell table:number-columns-repeated="3"/>
        </table:table-row>
        <table:table-row table:style-name="ro1">
          <table:table-cell office:value-type="float" office:value="67391304.35" calcext:value-type="float">
            <text:p>67391304.35</text:p>
          </table:table-cell>
          <table:table-cell office:value-type="float" office:value="-87.16545105" calcext:value-type="float">
            <text:p>-87.16545105</text:p>
          </table:table-cell>
          <table:table-cell table:number-columns-repeated="3"/>
        </table:table-row>
        <table:table-row table:style-name="ro1">
          <table:table-cell office:value-type="float" office:value="67608695.65" calcext:value-type="float">
            <text:p>67608695.65</text:p>
          </table:table-cell>
          <table:table-cell office:value-type="float" office:value="-87.186203" calcext:value-type="float">
            <text:p>-87.186203</text:p>
          </table:table-cell>
          <table:table-cell table:number-columns-repeated="3"/>
        </table:table-row>
        <table:table-row table:style-name="ro1">
          <table:table-cell office:value-type="float" office:value="67826086.96" calcext:value-type="float">
            <text:p>67826086.96</text:p>
          </table:table-cell>
          <table:table-cell office:value-type="float" office:value="-86.94399261" calcext:value-type="float">
            <text:p>-86.94399261</text:p>
          </table:table-cell>
          <table:table-cell table:number-columns-repeated="3"/>
        </table:table-row>
        <table:table-row table:style-name="ro1">
          <table:table-cell office:value-type="float" office:value="68043478.26" calcext:value-type="float">
            <text:p>68043478.26</text:p>
          </table:table-cell>
          <table:table-cell office:value-type="float" office:value="-87.11230469" calcext:value-type="float">
            <text:p>-87.11230469</text:p>
          </table:table-cell>
          <table:table-cell table:number-columns-repeated="3"/>
        </table:table-row>
        <table:table-row table:style-name="ro1">
          <table:table-cell office:value-type="float" office:value="68260869.57" calcext:value-type="float">
            <text:p>68260869.57</text:p>
          </table:table-cell>
          <table:table-cell office:value-type="float" office:value="-87.29377747" calcext:value-type="float">
            <text:p>-87.29377747</text:p>
          </table:table-cell>
          <table:table-cell table:number-columns-repeated="3"/>
        </table:table-row>
        <table:table-row table:style-name="ro1">
          <table:table-cell office:value-type="float" office:value="68478260.87" calcext:value-type="float">
            <text:p>68478260.87</text:p>
          </table:table-cell>
          <table:table-cell office:value-type="float" office:value="-87.29168701" calcext:value-type="float">
            <text:p>-87.29168701</text:p>
          </table:table-cell>
          <table:table-cell table:number-columns-repeated="3"/>
        </table:table-row>
        <table:table-row table:style-name="ro1">
          <table:table-cell office:value-type="float" office:value="68695652.17" calcext:value-type="float">
            <text:p>68695652.17</text:p>
          </table:table-cell>
          <table:table-cell office:value-type="float" office:value="-87.71479797" calcext:value-type="float">
            <text:p>-87.71479797</text:p>
          </table:table-cell>
          <table:table-cell table:number-columns-repeated="3"/>
        </table:table-row>
        <table:table-row table:style-name="ro1">
          <table:table-cell office:value-type="float" office:value="68913043.48" calcext:value-type="float">
            <text:p>68913043.48</text:p>
          </table:table-cell>
          <table:table-cell office:value-type="float" office:value="-87.71748352" calcext:value-type="float">
            <text:p>-87.71748352</text:p>
          </table:table-cell>
          <table:table-cell table:number-columns-repeated="3"/>
        </table:table-row>
        <table:table-row table:style-name="ro1">
          <table:table-cell office:value-type="float" office:value="69130434.78" calcext:value-type="float">
            <text:p>69130434.78</text:p>
          </table:table-cell>
          <table:table-cell office:value-type="float" office:value="-88.1047821" calcext:value-type="float">
            <text:p>-88.1047821</text:p>
          </table:table-cell>
          <table:table-cell table:number-columns-repeated="3"/>
        </table:table-row>
        <table:table-row table:style-name="ro1">
          <table:table-cell office:value-type="float" office:value="69347826.09" calcext:value-type="float">
            <text:p>69347826.09</text:p>
          </table:table-cell>
          <table:table-cell office:value-type="float" office:value="-88.38751221" calcext:value-type="float">
            <text:p>-88.38751221</text:p>
          </table:table-cell>
          <table:table-cell table:number-columns-repeated="3"/>
        </table:table-row>
        <table:table-row table:style-name="ro1">
          <table:table-cell office:value-type="float" office:value="69565217.39" calcext:value-type="float">
            <text:p>69565217.39</text:p>
          </table:table-cell>
          <table:table-cell office:value-type="float" office:value="-88.45692444" calcext:value-type="float">
            <text:p>-88.45692444</text:p>
          </table:table-cell>
          <table:table-cell table:number-columns-repeated="3"/>
        </table:table-row>
        <table:table-row table:style-name="ro1">
          <table:table-cell office:value-type="float" office:value="69782608.7" calcext:value-type="float">
            <text:p>69782608.7</text:p>
          </table:table-cell>
          <table:table-cell office:value-type="float" office:value="-88.29036713" calcext:value-type="float">
            <text:p>-88.29036713</text:p>
          </table:table-cell>
          <table:table-cell table:number-columns-repeated="3"/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-87.71298218" calcext:value-type="float">
            <text:p>-87.71298218</text:p>
          </table:table-cell>
          <table:table-cell table:number-columns-repeated="3"/>
        </table:table-row>
        <table:table-row table:style-name="ro1">
          <table:table-cell office:value-type="float" office:value="70217391.3" calcext:value-type="float">
            <text:p>70217391.3</text:p>
          </table:table-cell>
          <table:table-cell office:value-type="float" office:value="-88.84347534" calcext:value-type="float">
            <text:p>-88.84347534</text:p>
          </table:table-cell>
          <table:table-cell table:number-columns-repeated="3"/>
        </table:table-row>
        <table:table-row table:style-name="ro1">
          <table:table-cell office:value-type="float" office:value="70434782.61" calcext:value-type="float">
            <text:p>70434782.61</text:p>
          </table:table-cell>
          <table:table-cell office:value-type="float" office:value="-89.21647644" calcext:value-type="float">
            <text:p>-89.21647644</text:p>
          </table:table-cell>
          <table:table-cell table:number-columns-repeated="3"/>
        </table:table-row>
        <table:table-row table:style-name="ro1">
          <table:table-cell office:value-type="float" office:value="70652173.91" calcext:value-type="float">
            <text:p>70652173.91</text:p>
          </table:table-cell>
          <table:table-cell office:value-type="float" office:value="-89.32103729" calcext:value-type="float">
            <text:p>-89.32103729</text:p>
          </table:table-cell>
          <table:table-cell table:number-columns-repeated="3"/>
        </table:table-row>
        <table:table-row table:style-name="ro1">
          <table:table-cell office:value-type="float" office:value="70869565.22" calcext:value-type="float">
            <text:p>70869565.22</text:p>
          </table:table-cell>
          <table:table-cell office:value-type="float" office:value="-89.17830658" calcext:value-type="float">
            <text:p>-89.17830658</text:p>
          </table:table-cell>
          <table:table-cell table:number-columns-repeated="3"/>
        </table:table-row>
        <table:table-row table:style-name="ro1">
          <table:table-cell office:value-type="float" office:value="71086956.52" calcext:value-type="float">
            <text:p>71086956.52</text:p>
          </table:table-cell>
          <table:table-cell office:value-type="float" office:value="-89.40507507" calcext:value-type="float">
            <text:p>-89.40507507</text:p>
          </table:table-cell>
          <table:table-cell table:number-columns-repeated="3"/>
        </table:table-row>
        <table:table-row table:style-name="ro1">
          <table:table-cell office:value-type="float" office:value="71304347.83" calcext:value-type="float">
            <text:p>71304347.83</text:p>
          </table:table-cell>
          <table:table-cell office:value-type="float" office:value="-89.7495575" calcext:value-type="float">
            <text:p>-89.7495575</text:p>
          </table:table-cell>
          <table:table-cell table:number-columns-repeated="3"/>
        </table:table-row>
        <table:table-row table:style-name="ro1">
          <table:table-cell office:value-type="float" office:value="71521739.13" calcext:value-type="float">
            <text:p>71521739.13</text:p>
          </table:table-cell>
          <table:table-cell office:value-type="float" office:value="-89.88499451" calcext:value-type="float">
            <text:p>-89.88499451</text:p>
          </table:table-cell>
          <table:table-cell table:number-columns-repeated="3"/>
        </table:table-row>
        <table:table-row table:style-name="ro1">
          <table:table-cell office:value-type="float" office:value="71739130.43" calcext:value-type="float">
            <text:p>71739130.43</text:p>
          </table:table-cell>
          <table:table-cell office:value-type="float" office:value="-89.84284973" calcext:value-type="float">
            <text:p>-89.84284973</text:p>
          </table:table-cell>
          <table:table-cell table:number-columns-repeated="3"/>
        </table:table-row>
        <table:table-row table:style-name="ro1">
          <table:table-cell office:value-type="float" office:value="71956521.74" calcext:value-type="float">
            <text:p>71956521.74</text:p>
          </table:table-cell>
          <table:table-cell office:value-type="float" office:value="-89.95011139" calcext:value-type="float">
            <text:p>-89.95011139</text:p>
          </table:table-cell>
          <table:table-cell table:number-columns-repeated="3"/>
        </table:table-row>
        <table:table-row table:style-name="ro1">
          <table:table-cell office:value-type="float" office:value="72173913.04" calcext:value-type="float">
            <text:p>72173913.04</text:p>
          </table:table-cell>
          <table:table-cell office:value-type="float" office:value="-89.86729431" calcext:value-type="float">
            <text:p>-89.86729431</text:p>
          </table:table-cell>
          <table:table-cell table:number-columns-repeated="3"/>
        </table:table-row>
        <table:table-row table:style-name="ro1">
          <table:table-cell office:value-type="float" office:value="72391304.35" calcext:value-type="float">
            <text:p>72391304.35</text:p>
          </table:table-cell>
          <table:table-cell office:value-type="float" office:value="-90.31003571" calcext:value-type="float">
            <text:p>-90.31003571</text:p>
          </table:table-cell>
          <table:table-cell table:number-columns-repeated="3"/>
        </table:table-row>
        <table:table-row table:style-name="ro1">
          <table:table-cell office:value-type="float" office:value="72608695.65" calcext:value-type="float">
            <text:p>72608695.65</text:p>
          </table:table-cell>
          <table:table-cell office:value-type="float" office:value="-90.43889618" calcext:value-type="float">
            <text:p>-90.43889618</text:p>
          </table:table-cell>
          <table:table-cell table:number-columns-repeated="3"/>
        </table:table-row>
        <table:table-row table:style-name="ro1">
          <table:table-cell office:value-type="float" office:value="72826086.96" calcext:value-type="float">
            <text:p>72826086.96</text:p>
          </table:table-cell>
          <table:table-cell office:value-type="float" office:value="-90.23861694" calcext:value-type="float">
            <text:p>-90.23861694</text:p>
          </table:table-cell>
          <table:table-cell table:number-columns-repeated="3"/>
        </table:table-row>
        <table:table-row table:style-name="ro1">
          <table:table-cell office:value-type="float" office:value="73043478.26" calcext:value-type="float">
            <text:p>73043478.26</text:p>
          </table:table-cell>
          <table:table-cell office:value-type="float" office:value="-90.79032898" calcext:value-type="float">
            <text:p>-90.79032898</text:p>
          </table:table-cell>
          <table:table-cell table:number-columns-repeated="3"/>
        </table:table-row>
        <table:table-row table:style-name="ro1">
          <table:table-cell office:value-type="float" office:value="73260869.57" calcext:value-type="float">
            <text:p>73260869.57</text:p>
          </table:table-cell>
          <table:table-cell office:value-type="float" office:value="-90.77739716" calcext:value-type="float">
            <text:p>-90.77739716</text:p>
          </table:table-cell>
          <table:table-cell table:number-columns-repeated="3"/>
        </table:table-row>
        <table:table-row table:style-name="ro1">
          <table:table-cell office:value-type="float" office:value="73478260.87" calcext:value-type="float">
            <text:p>73478260.87</text:p>
          </table:table-cell>
          <table:table-cell office:value-type="float" office:value="-90.74908447" calcext:value-type="float">
            <text:p>-90.74908447</text:p>
          </table:table-cell>
          <table:table-cell table:number-columns-repeated="3"/>
        </table:table-row>
        <table:table-row table:style-name="ro1">
          <table:table-cell office:value-type="float" office:value="73695652.17" calcext:value-type="float">
            <text:p>73695652.17</text:p>
          </table:table-cell>
          <table:table-cell office:value-type="float" office:value="-90.9799118" calcext:value-type="float">
            <text:p>-90.9799118</text:p>
          </table:table-cell>
          <table:table-cell table:number-columns-repeated="3"/>
        </table:table-row>
        <table:table-row table:style-name="ro1">
          <table:table-cell office:value-type="float" office:value="73913043.48" calcext:value-type="float">
            <text:p>73913043.48</text:p>
          </table:table-cell>
          <table:table-cell office:value-type="float" office:value="-91.07388306" calcext:value-type="float">
            <text:p>-91.07388306</text:p>
          </table:table-cell>
          <table:table-cell table:number-columns-repeated="3"/>
        </table:table-row>
        <table:table-row table:style-name="ro1">
          <table:table-cell office:value-type="float" office:value="74130434.78" calcext:value-type="float">
            <text:p>74130434.78</text:p>
          </table:table-cell>
          <table:table-cell office:value-type="float" office:value="-91.09840393" calcext:value-type="float">
            <text:p>-91.09840393</text:p>
          </table:table-cell>
          <table:table-cell table:number-columns-repeated="3"/>
        </table:table-row>
        <table:table-row table:style-name="ro1">
          <table:table-cell office:value-type="float" office:value="74347826.09" calcext:value-type="float">
            <text:p>74347826.09</text:p>
          </table:table-cell>
          <table:table-cell office:value-type="float" office:value="-91.302948" calcext:value-type="float">
            <text:p>-91.302948</text:p>
          </table:table-cell>
          <table:table-cell table:number-columns-repeated="3"/>
        </table:table-row>
        <table:table-row table:style-name="ro1">
          <table:table-cell office:value-type="float" office:value="74565217.39" calcext:value-type="float">
            <text:p>74565217.39</text:p>
          </table:table-cell>
          <table:table-cell office:value-type="float" office:value="-91.42212677" calcext:value-type="float">
            <text:p>-91.42212677</text:p>
          </table:table-cell>
          <table:table-cell table:number-columns-repeated="3"/>
        </table:table-row>
        <table:table-row table:style-name="ro1">
          <table:table-cell office:value-type="float" office:value="74782608.7" calcext:value-type="float">
            <text:p>74782608.7</text:p>
          </table:table-cell>
          <table:table-cell office:value-type="float" office:value="-91.81530762" calcext:value-type="float">
            <text:p>-91.81530762</text:p>
          </table:table-cell>
          <table:table-cell table:number-columns-repeated="3"/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-91.19304657" calcext:value-type="float">
            <text:p>-91.19304657</text:p>
          </table:table-cell>
          <table:table-cell table:number-columns-repeated="3"/>
        </table:table-row>
        <table:table-row table:style-name="ro1">
          <table:table-cell office:value-type="float" office:value="75217391.3" calcext:value-type="float">
            <text:p>75217391.3</text:p>
          </table:table-cell>
          <table:table-cell office:value-type="float" office:value="-91.31838226" calcext:value-type="float">
            <text:p>-91.31838226</text:p>
          </table:table-cell>
          <table:table-cell table:number-columns-repeated="3"/>
        </table:table-row>
        <table:table-row table:style-name="ro1">
          <table:table-cell office:value-type="float" office:value="75434782.61" calcext:value-type="float">
            <text:p>75434782.61</text:p>
          </table:table-cell>
          <table:table-cell office:value-type="float" office:value="-91.63793182" calcext:value-type="float">
            <text:p>-91.63793182</text:p>
          </table:table-cell>
          <table:table-cell table:number-columns-repeated="3"/>
        </table:table-row>
        <table:table-row table:style-name="ro1">
          <table:table-cell office:value-type="float" office:value="75652173.91" calcext:value-type="float">
            <text:p>75652173.91</text:p>
          </table:table-cell>
          <table:table-cell office:value-type="float" office:value="-91.64769745" calcext:value-type="float">
            <text:p>-91.64769745</text:p>
          </table:table-cell>
          <table:table-cell table:number-columns-repeated="3"/>
        </table:table-row>
        <table:table-row table:style-name="ro1">
          <table:table-cell office:value-type="float" office:value="75869565.22" calcext:value-type="float">
            <text:p>75869565.22</text:p>
          </table:table-cell>
          <table:table-cell office:value-type="float" office:value="-91.81124878" calcext:value-type="float">
            <text:p>-91.81124878</text:p>
          </table:table-cell>
          <table:table-cell table:number-columns-repeated="3"/>
        </table:table-row>
        <table:table-row table:style-name="ro1">
          <table:table-cell office:value-type="float" office:value="76086956.52" calcext:value-type="float">
            <text:p>76086956.52</text:p>
          </table:table-cell>
          <table:table-cell office:value-type="float" office:value="-91.75041199" calcext:value-type="float">
            <text:p>-91.75041199</text:p>
          </table:table-cell>
          <table:table-cell table:number-columns-repeated="3"/>
        </table:table-row>
        <table:table-row table:style-name="ro1">
          <table:table-cell office:value-type="float" office:value="76304347.83" calcext:value-type="float">
            <text:p>76304347.83</text:p>
          </table:table-cell>
          <table:table-cell office:value-type="float" office:value="-92.11811066" calcext:value-type="float">
            <text:p>-92.11811066</text:p>
          </table:table-cell>
          <table:table-cell table:number-columns-repeated="3"/>
        </table:table-row>
        <table:table-row table:style-name="ro1">
          <table:table-cell office:value-type="float" office:value="76521739.13" calcext:value-type="float">
            <text:p>76521739.13</text:p>
          </table:table-cell>
          <table:table-cell office:value-type="float" office:value="-92.07421112" calcext:value-type="float">
            <text:p>-92.07421112</text:p>
          </table:table-cell>
          <table:table-cell table:number-columns-repeated="3"/>
        </table:table-row>
        <table:table-row table:style-name="ro1">
          <table:table-cell office:value-type="float" office:value="76739130.43" calcext:value-type="float">
            <text:p>76739130.43</text:p>
          </table:table-cell>
          <table:table-cell office:value-type="float" office:value="-92.01091003" calcext:value-type="float">
            <text:p>-92.01091003</text:p>
          </table:table-cell>
          <table:table-cell table:number-columns-repeated="3"/>
        </table:table-row>
        <table:table-row table:style-name="ro1">
          <table:table-cell office:value-type="float" office:value="76956521.74" calcext:value-type="float">
            <text:p>76956521.74</text:p>
          </table:table-cell>
          <table:table-cell office:value-type="float" office:value="-91.81471252" calcext:value-type="float">
            <text:p>-91.81471252</text:p>
          </table:table-cell>
          <table:table-cell table:number-columns-repeated="3"/>
        </table:table-row>
        <table:table-row table:style-name="ro1">
          <table:table-cell office:value-type="float" office:value="77173913.04" calcext:value-type="float">
            <text:p>77173913.04</text:p>
          </table:table-cell>
          <table:table-cell office:value-type="float" office:value="-92.34103394" calcext:value-type="float">
            <text:p>-92.34103394</text:p>
          </table:table-cell>
          <table:table-cell table:number-columns-repeated="3"/>
        </table:table-row>
        <table:table-row table:style-name="ro1">
          <table:table-cell office:value-type="float" office:value="77391304.35" calcext:value-type="float">
            <text:p>77391304.35</text:p>
          </table:table-cell>
          <table:table-cell office:value-type="float" office:value="-92.54558563" calcext:value-type="float">
            <text:p>-92.54558563</text:p>
          </table:table-cell>
          <table:table-cell table:number-columns-repeated="3"/>
        </table:table-row>
        <table:table-row table:style-name="ro1">
          <table:table-cell office:value-type="float" office:value="77608695.65" calcext:value-type="float">
            <text:p>77608695.65</text:p>
          </table:table-cell>
          <table:table-cell office:value-type="float" office:value="-92.5993576" calcext:value-type="float">
            <text:p>-92.5993576</text:p>
          </table:table-cell>
          <table:table-cell table:number-columns-repeated="3"/>
        </table:table-row>
        <table:table-row table:style-name="ro1">
          <table:table-cell office:value-type="float" office:value="77826086.96" calcext:value-type="float">
            <text:p>77826086.96</text:p>
          </table:table-cell>
          <table:table-cell office:value-type="float" office:value="-92.03803253" calcext:value-type="float">
            <text:p>-92.03803253</text:p>
          </table:table-cell>
          <table:table-cell table:number-columns-repeated="3"/>
        </table:table-row>
        <table:table-row table:style-name="ro1">
          <table:table-cell office:value-type="float" office:value="78043478.26" calcext:value-type="float">
            <text:p>78043478.26</text:p>
          </table:table-cell>
          <table:table-cell office:value-type="float" office:value="-92.40071106" calcext:value-type="float">
            <text:p>-92.40071106</text:p>
          </table:table-cell>
          <table:table-cell table:number-columns-repeated="3"/>
        </table:table-row>
        <table:table-row table:style-name="ro1">
          <table:table-cell office:value-type="float" office:value="78260869.57" calcext:value-type="float">
            <text:p>78260869.57</text:p>
          </table:table-cell>
          <table:table-cell office:value-type="float" office:value="-92.1621933" calcext:value-type="float">
            <text:p>-92.1621933</text:p>
          </table:table-cell>
          <table:table-cell table:number-columns-repeated="3"/>
        </table:table-row>
        <table:table-row table:style-name="ro1">
          <table:table-cell office:value-type="float" office:value="78478260.87" calcext:value-type="float">
            <text:p>78478260.87</text:p>
          </table:table-cell>
          <table:table-cell office:value-type="float" office:value="-92.35673523" calcext:value-type="float">
            <text:p>-92.35673523</text:p>
          </table:table-cell>
          <table:table-cell table:number-columns-repeated="3"/>
        </table:table-row>
        <table:table-row table:style-name="ro1">
          <table:table-cell office:value-type="float" office:value="78695652.17" calcext:value-type="float">
            <text:p>78695652.17</text:p>
          </table:table-cell>
          <table:table-cell office:value-type="float" office:value="-92.61555481" calcext:value-type="float">
            <text:p>-92.61555481</text:p>
          </table:table-cell>
          <table:table-cell table:number-columns-repeated="3"/>
        </table:table-row>
        <table:table-row table:style-name="ro1">
          <table:table-cell office:value-type="float" office:value="78913043.48" calcext:value-type="float">
            <text:p>78913043.48</text:p>
          </table:table-cell>
          <table:table-cell office:value-type="float" office:value="-92.4317627" calcext:value-type="float">
            <text:p>-92.4317627</text:p>
          </table:table-cell>
          <table:table-cell table:number-columns-repeated="3"/>
        </table:table-row>
        <table:table-row table:style-name="ro1">
          <table:table-cell office:value-type="float" office:value="79130434.78" calcext:value-type="float">
            <text:p>79130434.78</text:p>
          </table:table-cell>
          <table:table-cell office:value-type="float" office:value="-92.41178131" calcext:value-type="float">
            <text:p>-92.41178131</text:p>
          </table:table-cell>
          <table:table-cell table:number-columns-repeated="3"/>
        </table:table-row>
        <table:table-row table:style-name="ro1">
          <table:table-cell office:value-type="float" office:value="79347826.09" calcext:value-type="float">
            <text:p>79347826.09</text:p>
          </table:table-cell>
          <table:table-cell office:value-type="float" office:value="-92.33122253" calcext:value-type="float">
            <text:p>-92.33122253</text:p>
          </table:table-cell>
          <table:table-cell table:number-columns-repeated="3"/>
        </table:table-row>
        <table:table-row table:style-name="ro1">
          <table:table-cell office:value-type="float" office:value="79565217.39" calcext:value-type="float">
            <text:p>79565217.39</text:p>
          </table:table-cell>
          <table:table-cell office:value-type="float" office:value="-91.99757385" calcext:value-type="float">
            <text:p>-91.99757385</text:p>
          </table:table-cell>
          <table:table-cell table:number-columns-repeated="3"/>
        </table:table-row>
        <table:table-row table:style-name="ro1">
          <table:table-cell office:value-type="float" office:value="79782608.7" calcext:value-type="float">
            <text:p>79782608.7</text:p>
          </table:table-cell>
          <table:table-cell office:value-type="float" office:value="-91.93743134" calcext:value-type="float">
            <text:p>-91.93743134</text:p>
          </table:table-cell>
          <table:table-cell table:number-columns-repeated="3"/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-92.44160461" calcext:value-type="float">
            <text:p>-92.44160461</text:p>
          </table:table-cell>
          <table:table-cell table:number-columns-repeated="3"/>
        </table:table-row>
        <table:table-row table:style-name="ro1">
          <table:table-cell office:value-type="float" office:value="80217391.3" calcext:value-type="float">
            <text:p>80217391.3</text:p>
          </table:table-cell>
          <table:table-cell office:value-type="float" office:value="-91.90518188" calcext:value-type="float">
            <text:p>-91.90518188</text:p>
          </table:table-cell>
          <table:table-cell table:number-columns-repeated="3"/>
        </table:table-row>
        <table:table-row table:style-name="ro1">
          <table:table-cell office:value-type="float" office:value="80434782.61" calcext:value-type="float">
            <text:p>80434782.61</text:p>
          </table:table-cell>
          <table:table-cell office:value-type="float" office:value="-91.92949677" calcext:value-type="float">
            <text:p>-91.92949677</text:p>
          </table:table-cell>
          <table:table-cell table:number-columns-repeated="3"/>
        </table:table-row>
        <table:table-row table:style-name="ro1">
          <table:table-cell office:value-type="float" office:value="80652173.91" calcext:value-type="float">
            <text:p>80652173.91</text:p>
          </table:table-cell>
          <table:table-cell office:value-type="float" office:value="-91.69245911" calcext:value-type="float">
            <text:p>-91.69245911</text:p>
          </table:table-cell>
          <table:table-cell table:number-columns-repeated="3"/>
        </table:table-row>
        <table:table-row table:style-name="ro1">
          <table:table-cell office:value-type="float" office:value="80869565.22" calcext:value-type="float">
            <text:p>80869565.22</text:p>
          </table:table-cell>
          <table:table-cell office:value-type="float" office:value="-91.75624084" calcext:value-type="float">
            <text:p>-91.75624084</text:p>
          </table:table-cell>
          <table:table-cell table:number-columns-repeated="3"/>
        </table:table-row>
        <table:table-row table:style-name="ro1">
          <table:table-cell office:value-type="float" office:value="81086956.52" calcext:value-type="float">
            <text:p>81086956.52</text:p>
          </table:table-cell>
          <table:table-cell office:value-type="float" office:value="-91.99761963" calcext:value-type="float">
            <text:p>-91.99761963</text:p>
          </table:table-cell>
          <table:table-cell table:number-columns-repeated="3"/>
        </table:table-row>
        <table:table-row table:style-name="ro1">
          <table:table-cell office:value-type="float" office:value="81304347.83" calcext:value-type="float">
            <text:p>81304347.83</text:p>
          </table:table-cell>
          <table:table-cell office:value-type="float" office:value="-91.68701935" calcext:value-type="float">
            <text:p>-91.68701935</text:p>
          </table:table-cell>
          <table:table-cell table:number-columns-repeated="3"/>
        </table:table-row>
        <table:table-row table:style-name="ro1">
          <table:table-cell office:value-type="float" office:value="81521739.13" calcext:value-type="float">
            <text:p>81521739.13</text:p>
          </table:table-cell>
          <table:table-cell office:value-type="float" office:value="-91.75767517" calcext:value-type="float">
            <text:p>-91.75767517</text:p>
          </table:table-cell>
          <table:table-cell table:number-columns-repeated="3"/>
        </table:table-row>
        <table:table-row table:style-name="ro1">
          <table:table-cell office:value-type="float" office:value="81739130.43" calcext:value-type="float">
            <text:p>81739130.43</text:p>
          </table:table-cell>
          <table:table-cell office:value-type="float" office:value="-91.6556015" calcext:value-type="float">
            <text:p>-91.6556015</text:p>
          </table:table-cell>
          <table:table-cell table:number-columns-repeated="3"/>
        </table:table-row>
        <table:table-row table:style-name="ro1">
          <table:table-cell office:value-type="float" office:value="81956521.74" calcext:value-type="float">
            <text:p>81956521.74</text:p>
          </table:table-cell>
          <table:table-cell office:value-type="float" office:value="-91.97127533" calcext:value-type="float">
            <text:p>-91.97127533</text:p>
          </table:table-cell>
          <table:table-cell table:number-columns-repeated="3"/>
        </table:table-row>
        <table:table-row table:style-name="ro1">
          <table:table-cell office:value-type="float" office:value="82173913.04" calcext:value-type="float">
            <text:p>82173913.04</text:p>
          </table:table-cell>
          <table:table-cell office:value-type="float" office:value="-91.67958069" calcext:value-type="float">
            <text:p>-91.67958069</text:p>
          </table:table-cell>
          <table:table-cell table:number-columns-repeated="3"/>
        </table:table-row>
        <table:table-row table:style-name="ro1">
          <table:table-cell office:value-type="float" office:value="82391304.35" calcext:value-type="float">
            <text:p>82391304.35</text:p>
          </table:table-cell>
          <table:table-cell office:value-type="float" office:value="-91.52231598" calcext:value-type="float">
            <text:p>-91.52231598</text:p>
          </table:table-cell>
          <table:table-cell table:number-columns-repeated="3"/>
        </table:table-row>
        <table:table-row table:style-name="ro1">
          <table:table-cell office:value-type="float" office:value="82608695.65" calcext:value-type="float">
            <text:p>82608695.65</text:p>
          </table:table-cell>
          <table:table-cell office:value-type="float" office:value="-91.63643646" calcext:value-type="float">
            <text:p>-91.63643646</text:p>
          </table:table-cell>
          <table:table-cell table:number-columns-repeated="3"/>
        </table:table-row>
        <table:table-row table:style-name="ro1">
          <table:table-cell office:value-type="float" office:value="82826086.96" calcext:value-type="float">
            <text:p>82826086.96</text:p>
          </table:table-cell>
          <table:table-cell office:value-type="float" office:value="-91.56320953" calcext:value-type="float">
            <text:p>-91.56320953</text:p>
          </table:table-cell>
          <table:table-cell table:number-columns-repeated="3"/>
        </table:table-row>
        <table:table-row table:style-name="ro1">
          <table:table-cell office:value-type="float" office:value="83043478.26" calcext:value-type="float">
            <text:p>83043478.26</text:p>
          </table:table-cell>
          <table:table-cell office:value-type="float" office:value="-91.58277893" calcext:value-type="float">
            <text:p>-91.58277893</text:p>
          </table:table-cell>
          <table:table-cell table:number-columns-repeated="3"/>
        </table:table-row>
        <table:table-row table:style-name="ro1">
          <table:table-cell office:value-type="float" office:value="83260869.57" calcext:value-type="float">
            <text:p>83260869.57</text:p>
          </table:table-cell>
          <table:table-cell office:value-type="float" office:value="-91.65988159" calcext:value-type="float">
            <text:p>-91.65988159</text:p>
          </table:table-cell>
          <table:table-cell table:number-columns-repeated="3"/>
        </table:table-row>
        <table:table-row table:style-name="ro1">
          <table:table-cell office:value-type="float" office:value="83478260.87" calcext:value-type="float">
            <text:p>83478260.87</text:p>
          </table:table-cell>
          <table:table-cell office:value-type="float" office:value="-91.80342102" calcext:value-type="float">
            <text:p>-91.80342102</text:p>
          </table:table-cell>
          <table:table-cell table:number-columns-repeated="3"/>
        </table:table-row>
        <table:table-row table:style-name="ro1">
          <table:table-cell office:value-type="float" office:value="83695652.17" calcext:value-type="float">
            <text:p>83695652.17</text:p>
          </table:table-cell>
          <table:table-cell office:value-type="float" office:value="-91.66761017" calcext:value-type="float">
            <text:p>-91.66761017</text:p>
          </table:table-cell>
          <table:table-cell table:number-columns-repeated="3"/>
        </table:table-row>
        <table:table-row table:style-name="ro1">
          <table:table-cell office:value-type="float" office:value="83913043.48" calcext:value-type="float">
            <text:p>83913043.48</text:p>
          </table:table-cell>
          <table:table-cell office:value-type="float" office:value="-91.79310608" calcext:value-type="float">
            <text:p>-91.79310608</text:p>
          </table:table-cell>
          <table:table-cell table:number-columns-repeated="3"/>
        </table:table-row>
        <table:table-row table:style-name="ro1">
          <table:table-cell office:value-type="float" office:value="84130434.78" calcext:value-type="float">
            <text:p>84130434.78</text:p>
          </table:table-cell>
          <table:table-cell office:value-type="float" office:value="-91.71392059" calcext:value-type="float">
            <text:p>-91.71392059</text:p>
          </table:table-cell>
          <table:table-cell table:number-columns-repeated="3"/>
        </table:table-row>
        <table:table-row table:style-name="ro1">
          <table:table-cell office:value-type="float" office:value="84347826.09" calcext:value-type="float">
            <text:p>84347826.09</text:p>
          </table:table-cell>
          <table:table-cell office:value-type="float" office:value="-91.82119751" calcext:value-type="float">
            <text:p>-91.82119751</text:p>
          </table:table-cell>
          <table:table-cell table:number-columns-repeated="3"/>
        </table:table-row>
        <table:table-row table:style-name="ro1">
          <table:table-cell office:value-type="float" office:value="84565217.39" calcext:value-type="float">
            <text:p>84565217.39</text:p>
          </table:table-cell>
          <table:table-cell office:value-type="float" office:value="-91.99507141" calcext:value-type="float">
            <text:p>-91.99507141</text:p>
          </table:table-cell>
          <table:table-cell table:number-columns-repeated="3"/>
        </table:table-row>
        <table:table-row table:style-name="ro1">
          <table:table-cell office:value-type="float" office:value="84782608.7" calcext:value-type="float">
            <text:p>84782608.7</text:p>
          </table:table-cell>
          <table:table-cell office:value-type="float" office:value="-91.8320694" calcext:value-type="float">
            <text:p>-91.8320694</text:p>
          </table:table-cell>
          <table:table-cell table:number-columns-repeated="3"/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-91.71877289" calcext:value-type="float">
            <text:p>-91.71877289</text:p>
          </table:table-cell>
          <table:table-cell table:number-columns-repeated="3"/>
        </table:table-row>
        <table:table-row table:style-name="ro1">
          <table:table-cell office:value-type="float" office:value="85217391.3" calcext:value-type="float">
            <text:p>85217391.3</text:p>
          </table:table-cell>
          <table:table-cell office:value-type="float" office:value="-92.181427" calcext:value-type="float">
            <text:p>-92.181427</text:p>
          </table:table-cell>
          <table:table-cell table:number-columns-repeated="3"/>
        </table:table-row>
        <table:table-row table:style-name="ro1">
          <table:table-cell office:value-type="float" office:value="85434782.61" calcext:value-type="float">
            <text:p>85434782.61</text:p>
          </table:table-cell>
          <table:table-cell office:value-type="float" office:value="-91.92982483" calcext:value-type="float">
            <text:p>-91.92982483</text:p>
          </table:table-cell>
          <table:table-cell table:number-columns-repeated="3"/>
        </table:table-row>
        <table:table-row table:style-name="ro1">
          <table:table-cell office:value-type="float" office:value="85652173.91" calcext:value-type="float">
            <text:p>85652173.91</text:p>
          </table:table-cell>
          <table:table-cell office:value-type="float" office:value="-92.16568756" calcext:value-type="float">
            <text:p>-92.16568756</text:p>
          </table:table-cell>
          <table:table-cell table:number-columns-repeated="3"/>
        </table:table-row>
        <table:table-row table:style-name="ro1">
          <table:table-cell office:value-type="float" office:value="85869565.22" calcext:value-type="float">
            <text:p>85869565.22</text:p>
          </table:table-cell>
          <table:table-cell office:value-type="float" office:value="-92.16269684" calcext:value-type="float">
            <text:p>-92.16269684</text:p>
          </table:table-cell>
          <table:table-cell table:number-columns-repeated="3"/>
        </table:table-row>
        <table:table-row table:style-name="ro1">
          <table:table-cell office:value-type="float" office:value="86086956.52" calcext:value-type="float">
            <text:p>86086956.52</text:p>
          </table:table-cell>
          <table:table-cell office:value-type="float" office:value="-91.93299103" calcext:value-type="float">
            <text:p>-91.93299103</text:p>
          </table:table-cell>
          <table:table-cell table:number-columns-repeated="3"/>
        </table:table-row>
        <table:table-row table:style-name="ro1">
          <table:table-cell office:value-type="float" office:value="86304347.83" calcext:value-type="float">
            <text:p>86304347.83</text:p>
          </table:table-cell>
          <table:table-cell office:value-type="float" office:value="-92.368927" calcext:value-type="float">
            <text:p>-92.368927</text:p>
          </table:table-cell>
          <table:table-cell table:number-columns-repeated="3"/>
        </table:table-row>
        <table:table-row table:style-name="ro1">
          <table:table-cell office:value-type="float" office:value="86521739.13" calcext:value-type="float">
            <text:p>86521739.13</text:p>
          </table:table-cell>
          <table:table-cell office:value-type="float" office:value="-92.13238525" calcext:value-type="float">
            <text:p>-92.13238525</text:p>
          </table:table-cell>
          <table:table-cell table:number-columns-repeated="3"/>
        </table:table-row>
        <table:table-row table:style-name="ro1">
          <table:table-cell office:value-type="float" office:value="86739130.43" calcext:value-type="float">
            <text:p>86739130.43</text:p>
          </table:table-cell>
          <table:table-cell office:value-type="float" office:value="-92.41960144" calcext:value-type="float">
            <text:p>-92.41960144</text:p>
          </table:table-cell>
          <table:table-cell table:number-columns-repeated="3"/>
        </table:table-row>
        <table:table-row table:style-name="ro1">
          <table:table-cell office:value-type="float" office:value="86956521.74" calcext:value-type="float">
            <text:p>86956521.74</text:p>
          </table:table-cell>
          <table:table-cell office:value-type="float" office:value="-92.48246002" calcext:value-type="float">
            <text:p>-92.48246002</text:p>
          </table:table-cell>
          <table:table-cell table:number-columns-repeated="3"/>
        </table:table-row>
        <table:table-row table:style-name="ro1">
          <table:table-cell office:value-type="float" office:value="87173913.04" calcext:value-type="float">
            <text:p>87173913.04</text:p>
          </table:table-cell>
          <table:table-cell office:value-type="float" office:value="-92.60250854" calcext:value-type="float">
            <text:p>-92.60250854</text:p>
          </table:table-cell>
          <table:table-cell table:number-columns-repeated="3"/>
        </table:table-row>
        <table:table-row table:style-name="ro1">
          <table:table-cell office:value-type="float" office:value="87391304.35" calcext:value-type="float">
            <text:p>87391304.35</text:p>
          </table:table-cell>
          <table:table-cell office:value-type="float" office:value="-92.86283875" calcext:value-type="float">
            <text:p>-92.86283875</text:p>
          </table:table-cell>
          <table:table-cell table:number-columns-repeated="3"/>
        </table:table-row>
        <table:table-row table:style-name="ro1">
          <table:table-cell office:value-type="float" office:value="87608695.65" calcext:value-type="float">
            <text:p>87608695.65</text:p>
          </table:table-cell>
          <table:table-cell office:value-type="float" office:value="-93.04957581" calcext:value-type="float">
            <text:p>-93.04957581</text:p>
          </table:table-cell>
          <table:table-cell table:number-columns-repeated="3"/>
        </table:table-row>
        <table:table-row table:style-name="ro1">
          <table:table-cell office:value-type="float" office:value="87826086.96" calcext:value-type="float">
            <text:p>87826086.96</text:p>
          </table:table-cell>
          <table:table-cell office:value-type="float" office:value="-92.93006897" calcext:value-type="float">
            <text:p>-92.93006897</text:p>
          </table:table-cell>
          <table:table-cell table:number-columns-repeated="3"/>
        </table:table-row>
        <table:table-row table:style-name="ro1">
          <table:table-cell office:value-type="float" office:value="88043478.26" calcext:value-type="float">
            <text:p>88043478.26</text:p>
          </table:table-cell>
          <table:table-cell office:value-type="float" office:value="-93.26226044" calcext:value-type="float">
            <text:p>-93.26226044</text:p>
          </table:table-cell>
          <table:table-cell table:number-columns-repeated="3"/>
        </table:table-row>
        <table:table-row table:style-name="ro1">
          <table:table-cell office:value-type="float" office:value="88260869.57" calcext:value-type="float">
            <text:p>88260869.57</text:p>
          </table:table-cell>
          <table:table-cell office:value-type="float" office:value="-93.60266876" calcext:value-type="float">
            <text:p>-93.60266876</text:p>
          </table:table-cell>
          <table:table-cell table:number-columns-repeated="3"/>
        </table:table-row>
        <table:table-row table:style-name="ro1">
          <table:table-cell office:value-type="float" office:value="88478260.87" calcext:value-type="float">
            <text:p>88478260.87</text:p>
          </table:table-cell>
          <table:table-cell office:value-type="float" office:value="-93.5986557" calcext:value-type="float">
            <text:p>-93.5986557</text:p>
          </table:table-cell>
          <table:table-cell table:number-columns-repeated="3"/>
        </table:table-row>
        <table:table-row table:style-name="ro1">
          <table:table-cell office:value-type="float" office:value="88695652.17" calcext:value-type="float">
            <text:p>88695652.17</text:p>
          </table:table-cell>
          <table:table-cell office:value-type="float" office:value="-93.71424866" calcext:value-type="float">
            <text:p>-93.71424866</text:p>
          </table:table-cell>
          <table:table-cell table:number-columns-repeated="3"/>
        </table:table-row>
        <table:table-row table:style-name="ro1">
          <table:table-cell office:value-type="float" office:value="88913043.48" calcext:value-type="float">
            <text:p>88913043.48</text:p>
          </table:table-cell>
          <table:table-cell office:value-type="float" office:value="-91.34753418" calcext:value-type="float">
            <text:p>-91.34753418</text:p>
          </table:table-cell>
          <table:table-cell table:number-columns-repeated="3"/>
        </table:table-row>
        <table:table-row table:style-name="ro1">
          <table:table-cell office:value-type="float" office:value="89130434.78" calcext:value-type="float">
            <text:p>89130434.78</text:p>
          </table:table-cell>
          <table:table-cell office:value-type="float" office:value="-80.19895935" calcext:value-type="float">
            <text:p>-80.19895935</text:p>
          </table:table-cell>
          <table:table-cell table:number-columns-repeated="3"/>
        </table:table-row>
        <table:table-row table:style-name="ro1">
          <table:table-cell office:value-type="float" office:value="89347826.09" calcext:value-type="float">
            <text:p>89347826.09</text:p>
          </table:table-cell>
          <table:table-cell office:value-type="float" office:value="-93.85562134" calcext:value-type="float">
            <text:p>-93.85562134</text:p>
          </table:table-cell>
          <table:table-cell table:number-columns-repeated="3"/>
        </table:table-row>
        <table:table-row table:style-name="ro1">
          <table:table-cell office:value-type="float" office:value="89565217.39" calcext:value-type="float">
            <text:p>89565217.39</text:p>
          </table:table-cell>
          <table:table-cell office:value-type="float" office:value="-94.19642639" calcext:value-type="float">
            <text:p>-94.19642639</text:p>
          </table:table-cell>
          <table:table-cell table:number-columns-repeated="3"/>
        </table:table-row>
        <table:table-row table:style-name="ro1">
          <table:table-cell office:value-type="float" office:value="89782608.7" calcext:value-type="float">
            <text:p>89782608.7</text:p>
          </table:table-cell>
          <table:table-cell office:value-type="float" office:value="-88.6073761" calcext:value-type="float">
            <text:p>-88.6073761</text:p>
          </table:table-cell>
          <table:table-cell table:number-columns-repeated="3"/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-87.79656219" calcext:value-type="float">
            <text:p>-87.79656219</text:p>
          </table:table-cell>
          <table:table-cell table:number-columns-repeated="3"/>
        </table:table-row>
        <table:table-row table:style-name="ro1">
          <table:table-cell office:value-type="float" office:value="90217391.3" calcext:value-type="float">
            <text:p>90217391.3</text:p>
          </table:table-cell>
          <table:table-cell office:value-type="float" office:value="-94.77627563" calcext:value-type="float">
            <text:p>-94.77627563</text:p>
          </table:table-cell>
          <table:table-cell table:number-columns-repeated="3"/>
        </table:table-row>
        <table:table-row table:style-name="ro1">
          <table:table-cell office:value-type="float" office:value="90434782.61" calcext:value-type="float">
            <text:p>90434782.61</text:p>
          </table:table-cell>
          <table:table-cell office:value-type="float" office:value="-94.81016541" calcext:value-type="float">
            <text:p>-94.81016541</text:p>
          </table:table-cell>
          <table:table-cell table:number-columns-repeated="3"/>
        </table:table-row>
        <table:table-row table:style-name="ro1">
          <table:table-cell office:value-type="float" office:value="90652173.91" calcext:value-type="float">
            <text:p>90652173.91</text:p>
          </table:table-cell>
          <table:table-cell office:value-type="float" office:value="-90.13929749" calcext:value-type="float">
            <text:p>-90.13929749</text:p>
          </table:table-cell>
          <table:table-cell table:number-columns-repeated="3"/>
        </table:table-row>
        <table:table-row table:style-name="ro1">
          <table:table-cell office:value-type="float" office:value="90869565.22" calcext:value-type="float">
            <text:p>90869565.22</text:p>
          </table:table-cell>
          <table:table-cell office:value-type="float" office:value="-94.64829254" calcext:value-type="float">
            <text:p>-94.64829254</text:p>
          </table:table-cell>
          <table:table-cell table:number-columns-repeated="3"/>
        </table:table-row>
        <table:table-row table:style-name="ro1">
          <table:table-cell office:value-type="float" office:value="91086956.52" calcext:value-type="float">
            <text:p>91086956.52</text:p>
          </table:table-cell>
          <table:table-cell office:value-type="float" office:value="-95.46028137" calcext:value-type="float">
            <text:p>-95.46028137</text:p>
          </table:table-cell>
          <table:table-cell table:number-columns-repeated="3"/>
        </table:table-row>
        <table:table-row table:style-name="ro1">
          <table:table-cell office:value-type="float" office:value="91304347.83" calcext:value-type="float">
            <text:p>91304347.83</text:p>
          </table:table-cell>
          <table:table-cell office:value-type="float" office:value="-95.62936401" calcext:value-type="float">
            <text:p>-95.62936401</text:p>
          </table:table-cell>
          <table:table-cell table:number-columns-repeated="3"/>
        </table:table-row>
        <table:table-row table:style-name="ro1">
          <table:table-cell office:value-type="float" office:value="91521739.13" calcext:value-type="float">
            <text:p>91521739.13</text:p>
          </table:table-cell>
          <table:table-cell office:value-type="float" office:value="-95.49578857" calcext:value-type="float">
            <text:p>-95.49578857</text:p>
          </table:table-cell>
          <table:table-cell table:number-columns-repeated="3"/>
        </table:table-row>
        <table:table-row table:style-name="ro1">
          <table:table-cell office:value-type="float" office:value="91739130.43" calcext:value-type="float">
            <text:p>91739130.43</text:p>
          </table:table-cell>
          <table:table-cell office:value-type="float" office:value="-95.84059143" calcext:value-type="float">
            <text:p>-95.84059143</text:p>
          </table:table-cell>
          <table:table-cell table:number-columns-repeated="3"/>
        </table:table-row>
        <table:table-row table:style-name="ro1">
          <table:table-cell office:value-type="float" office:value="91956521.74" calcext:value-type="float">
            <text:p>91956521.74</text:p>
          </table:table-cell>
          <table:table-cell office:value-type="float" office:value="-95.76126099" calcext:value-type="float">
            <text:p>-95.76126099</text:p>
          </table:table-cell>
          <table:table-cell table:number-columns-repeated="3"/>
        </table:table-row>
        <table:table-row table:style-name="ro1">
          <table:table-cell office:value-type="float" office:value="92173913.04" calcext:value-type="float">
            <text:p>92173913.04</text:p>
          </table:table-cell>
          <table:table-cell office:value-type="float" office:value="-95.4189682" calcext:value-type="float">
            <text:p>-95.4189682</text:p>
          </table:table-cell>
          <table:table-cell table:number-columns-repeated="3"/>
        </table:table-row>
        <table:table-row table:style-name="ro1">
          <table:table-cell office:value-type="float" office:value="92391304.35" calcext:value-type="float">
            <text:p>92391304.35</text:p>
          </table:table-cell>
          <table:table-cell office:value-type="float" office:value="-95.49681091" calcext:value-type="float">
            <text:p>-95.49681091</text:p>
          </table:table-cell>
          <table:table-cell table:number-columns-repeated="3"/>
        </table:table-row>
        <table:table-row table:style-name="ro1">
          <table:table-cell office:value-type="float" office:value="92608695.65" calcext:value-type="float">
            <text:p>92608695.65</text:p>
          </table:table-cell>
          <table:table-cell office:value-type="float" office:value="-96.21157074" calcext:value-type="float">
            <text:p>-96.21157074</text:p>
          </table:table-cell>
          <table:table-cell table:number-columns-repeated="3"/>
        </table:table-row>
        <table:table-row table:style-name="ro1">
          <table:table-cell office:value-type="float" office:value="92826086.96" calcext:value-type="float">
            <text:p>92826086.96</text:p>
          </table:table-cell>
          <table:table-cell office:value-type="float" office:value="-96.05906677" calcext:value-type="float">
            <text:p>-96.05906677</text:p>
          </table:table-cell>
          <table:table-cell table:number-columns-repeated="3"/>
        </table:table-row>
        <table:table-row table:style-name="ro1">
          <table:table-cell office:value-type="float" office:value="93043478.26" calcext:value-type="float">
            <text:p>93043478.26</text:p>
          </table:table-cell>
          <table:table-cell office:value-type="float" office:value="-96.01020813" calcext:value-type="float">
            <text:p>-96.01020813</text:p>
          </table:table-cell>
          <table:table-cell table:number-columns-repeated="3"/>
        </table:table-row>
        <table:table-row table:style-name="ro1">
          <table:table-cell office:value-type="float" office:value="93260869.57" calcext:value-type="float">
            <text:p>93260869.57</text:p>
          </table:table-cell>
          <table:table-cell office:value-type="float" office:value="-96.04077148" calcext:value-type="float">
            <text:p>-96.04077148</text:p>
          </table:table-cell>
          <table:table-cell table:number-columns-repeated="3"/>
        </table:table-row>
        <table:table-row table:style-name="ro1">
          <table:table-cell office:value-type="float" office:value="93478260.87" calcext:value-type="float">
            <text:p>93478260.87</text:p>
          </table:table-cell>
          <table:table-cell office:value-type="float" office:value="-96.03141022" calcext:value-type="float">
            <text:p>-96.03141022</text:p>
          </table:table-cell>
          <table:table-cell table:number-columns-repeated="3"/>
        </table:table-row>
        <table:table-row table:style-name="ro1">
          <table:table-cell office:value-type="float" office:value="93695652.17" calcext:value-type="float">
            <text:p>93695652.17</text:p>
          </table:table-cell>
          <table:table-cell office:value-type="float" office:value="-96.42847443" calcext:value-type="float">
            <text:p>-96.42847443</text:p>
          </table:table-cell>
          <table:table-cell table:number-columns-repeated="3"/>
        </table:table-row>
        <table:table-row table:style-name="ro1">
          <table:table-cell office:value-type="float" office:value="93913043.48" calcext:value-type="float">
            <text:p>93913043.48</text:p>
          </table:table-cell>
          <table:table-cell office:value-type="float" office:value="-96.37677002" calcext:value-type="float">
            <text:p>-96.37677002</text:p>
          </table:table-cell>
          <table:table-cell table:number-columns-repeated="3"/>
        </table:table-row>
        <table:table-row table:style-name="ro1">
          <table:table-cell office:value-type="float" office:value="94130434.78" calcext:value-type="float">
            <text:p>94130434.78</text:p>
          </table:table-cell>
          <table:table-cell office:value-type="float" office:value="-96.39958191" calcext:value-type="float">
            <text:p>-96.39958191</text:p>
          </table:table-cell>
          <table:table-cell table:number-columns-repeated="3"/>
        </table:table-row>
        <table:table-row table:style-name="ro1">
          <table:table-cell office:value-type="float" office:value="94347826.09" calcext:value-type="float">
            <text:p>94347826.09</text:p>
          </table:table-cell>
          <table:table-cell office:value-type="float" office:value="-96.36882019" calcext:value-type="float">
            <text:p>-96.36882019</text:p>
          </table:table-cell>
          <table:table-cell table:number-columns-repeated="3"/>
        </table:table-row>
        <table:table-row table:style-name="ro1">
          <table:table-cell office:value-type="float" office:value="94565217.39" calcext:value-type="float">
            <text:p>94565217.39</text:p>
          </table:table-cell>
          <table:table-cell office:value-type="float" office:value="-96.35892487" calcext:value-type="float">
            <text:p>-96.35892487</text:p>
          </table:table-cell>
          <table:table-cell table:number-columns-repeated="3"/>
        </table:table-row>
        <table:table-row table:style-name="ro1">
          <table:table-cell office:value-type="float" office:value="94782608.7" calcext:value-type="float">
            <text:p>94782608.7</text:p>
          </table:table-cell>
          <table:table-cell office:value-type="float" office:value="-94.13134003" calcext:value-type="float">
            <text:p>-94.13134003</text:p>
          </table:table-cell>
          <table:table-cell table:number-columns-repeated="3"/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-93.05638123" calcext:value-type="float">
            <text:p>-93.05638123</text:p>
          </table:table-cell>
          <table:table-cell table:number-columns-repeated="3"/>
        </table:table-row>
        <table:table-row table:style-name="ro1">
          <table:table-cell office:value-type="float" office:value="95217391.3" calcext:value-type="float">
            <text:p>95217391.3</text:p>
          </table:table-cell>
          <table:table-cell office:value-type="float" office:value="-96.30854797" calcext:value-type="float">
            <text:p>-96.30854797</text:p>
          </table:table-cell>
          <table:table-cell table:number-columns-repeated="3"/>
        </table:table-row>
        <table:table-row table:style-name="ro1">
          <table:table-cell office:value-type="float" office:value="95434782.61" calcext:value-type="float">
            <text:p>95434782.61</text:p>
          </table:table-cell>
          <table:table-cell office:value-type="float" office:value="-96.23923492" calcext:value-type="float">
            <text:p>-96.23923492</text:p>
          </table:table-cell>
          <table:table-cell table:number-columns-repeated="3"/>
        </table:table-row>
        <table:table-row table:style-name="ro1">
          <table:table-cell office:value-type="float" office:value="95652173.91" calcext:value-type="float">
            <text:p>95652173.91</text:p>
          </table:table-cell>
          <table:table-cell office:value-type="float" office:value="-96.38923645" calcext:value-type="float">
            <text:p>-96.38923645</text:p>
          </table:table-cell>
          <table:table-cell table:number-columns-repeated="3"/>
        </table:table-row>
        <table:table-row table:style-name="ro1">
          <table:table-cell office:value-type="float" office:value="95869565.22" calcext:value-type="float">
            <text:p>95869565.22</text:p>
          </table:table-cell>
          <table:table-cell office:value-type="float" office:value="-96.37680817" calcext:value-type="float">
            <text:p>-96.37680817</text:p>
          </table:table-cell>
          <table:table-cell table:number-columns-repeated="3"/>
        </table:table-row>
        <table:table-row table:style-name="ro1">
          <table:table-cell office:value-type="float" office:value="96086956.52" calcext:value-type="float">
            <text:p>96086956.52</text:p>
          </table:table-cell>
          <table:table-cell office:value-type="float" office:value="-96.66300964" calcext:value-type="float">
            <text:p>-96.66300964</text:p>
          </table:table-cell>
          <table:table-cell table:number-columns-repeated="3"/>
        </table:table-row>
        <table:table-row table:style-name="ro1">
          <table:table-cell office:value-type="float" office:value="96304347.83" calcext:value-type="float">
            <text:p>96304347.83</text:p>
          </table:table-cell>
          <table:table-cell office:value-type="float" office:value="-96.58727264" calcext:value-type="float">
            <text:p>-96.58727264</text:p>
          </table:table-cell>
          <table:table-cell table:number-columns-repeated="3"/>
        </table:table-row>
        <table:table-row table:style-name="ro1">
          <table:table-cell office:value-type="float" office:value="96521739.13" calcext:value-type="float">
            <text:p>96521739.13</text:p>
          </table:table-cell>
          <table:table-cell office:value-type="float" office:value="-96.73989868" calcext:value-type="float">
            <text:p>-96.73989868</text:p>
          </table:table-cell>
          <table:table-cell table:number-columns-repeated="3"/>
        </table:table-row>
        <table:table-row table:style-name="ro1">
          <table:table-cell office:value-type="float" office:value="96739130.43" calcext:value-type="float">
            <text:p>96739130.43</text:p>
          </table:table-cell>
          <table:table-cell office:value-type="float" office:value="-96.89073181" calcext:value-type="float">
            <text:p>-96.89073181</text:p>
          </table:table-cell>
          <table:table-cell table:number-columns-repeated="3"/>
        </table:table-row>
        <table:table-row table:style-name="ro1">
          <table:table-cell office:value-type="float" office:value="96956521.74" calcext:value-type="float">
            <text:p>96956521.74</text:p>
          </table:table-cell>
          <table:table-cell office:value-type="float" office:value="-96.89424896" calcext:value-type="float">
            <text:p>-96.89424896</text:p>
          </table:table-cell>
          <table:table-cell table:number-columns-repeated="3"/>
        </table:table-row>
        <table:table-row table:style-name="ro1">
          <table:table-cell office:value-type="float" office:value="97173913.04" calcext:value-type="float">
            <text:p>97173913.04</text:p>
          </table:table-cell>
          <table:table-cell office:value-type="float" office:value="-96.58392334" calcext:value-type="float">
            <text:p>-96.58392334</text:p>
          </table:table-cell>
          <table:table-cell table:number-columns-repeated="3"/>
        </table:table-row>
        <table:table-row table:style-name="ro1">
          <table:table-cell office:value-type="float" office:value="97391304.35" calcext:value-type="float">
            <text:p>97391304.35</text:p>
          </table:table-cell>
          <table:table-cell office:value-type="float" office:value="-96.62846375" calcext:value-type="float">
            <text:p>-96.62846375</text:p>
          </table:table-cell>
          <table:table-cell table:number-columns-repeated="3"/>
        </table:table-row>
        <table:table-row table:style-name="ro1">
          <table:table-cell office:value-type="float" office:value="97608695.65" calcext:value-type="float">
            <text:p>97608695.65</text:p>
          </table:table-cell>
          <table:table-cell office:value-type="float" office:value="-96.79373169" calcext:value-type="float">
            <text:p>-96.79373169</text:p>
          </table:table-cell>
          <table:table-cell table:number-columns-repeated="3"/>
        </table:table-row>
        <table:table-row table:style-name="ro1">
          <table:table-cell office:value-type="float" office:value="97826086.96" calcext:value-type="float">
            <text:p>97826086.96</text:p>
          </table:table-cell>
          <table:table-cell office:value-type="float" office:value="-96.73499298" calcext:value-type="float">
            <text:p>-96.73499298</text:p>
          </table:table-cell>
          <table:table-cell table:number-columns-repeated="3"/>
        </table:table-row>
        <table:table-row table:style-name="ro1">
          <table:table-cell office:value-type="float" office:value="98043478.26" calcext:value-type="float">
            <text:p>98043478.26</text:p>
          </table:table-cell>
          <table:table-cell office:value-type="float" office:value="-96.95049286" calcext:value-type="float">
            <text:p>-96.95049286</text:p>
          </table:table-cell>
          <table:table-cell table:number-columns-repeated="3"/>
        </table:table-row>
        <table:table-row table:style-name="ro1">
          <table:table-cell office:value-type="float" office:value="98260869.57" calcext:value-type="float">
            <text:p>98260869.57</text:p>
          </table:table-cell>
          <table:table-cell office:value-type="float" office:value="-97.08559418" calcext:value-type="float">
            <text:p>-97.08559418</text:p>
          </table:table-cell>
          <table:table-cell table:number-columns-repeated="3"/>
        </table:table-row>
        <table:table-row table:style-name="ro1">
          <table:table-cell office:value-type="float" office:value="98478260.87" calcext:value-type="float">
            <text:p>98478260.87</text:p>
          </table:table-cell>
          <table:table-cell office:value-type="float" office:value="-96.95436096" calcext:value-type="float">
            <text:p>-96.95436096</text:p>
          </table:table-cell>
          <table:table-cell table:number-columns-repeated="3"/>
        </table:table-row>
        <table:table-row table:style-name="ro1">
          <table:table-cell office:value-type="float" office:value="98695652.17" calcext:value-type="float">
            <text:p>98695652.17</text:p>
          </table:table-cell>
          <table:table-cell office:value-type="float" office:value="-97.38774109" calcext:value-type="float">
            <text:p>-97.38774109</text:p>
          </table:table-cell>
          <table:table-cell table:number-columns-repeated="3"/>
        </table:table-row>
        <table:table-row table:style-name="ro1">
          <table:table-cell office:value-type="float" office:value="98913043.48" calcext:value-type="float">
            <text:p>98913043.48</text:p>
          </table:table-cell>
          <table:table-cell office:value-type="float" office:value="-96.75227356" calcext:value-type="float">
            <text:p>-96.75227356</text:p>
          </table:table-cell>
          <table:table-cell table:number-columns-repeated="3"/>
        </table:table-row>
        <table:table-row table:style-name="ro1">
          <table:table-cell office:value-type="float" office:value="99130434.78" calcext:value-type="float">
            <text:p>99130434.78</text:p>
          </table:table-cell>
          <table:table-cell office:value-type="float" office:value="-91.48886871" calcext:value-type="float">
            <text:p>-91.48886871</text:p>
          </table:table-cell>
          <table:table-cell table:number-columns-repeated="3"/>
        </table:table-row>
        <table:table-row table:style-name="ro1">
          <table:table-cell office:value-type="float" office:value="99347826.09" calcext:value-type="float">
            <text:p>99347826.09</text:p>
          </table:table-cell>
          <table:table-cell office:value-type="float" office:value="-97.57827759" calcext:value-type="float">
            <text:p>-97.57827759</text:p>
          </table:table-cell>
          <table:table-cell table:number-columns-repeated="3"/>
        </table:table-row>
        <table:table-row table:style-name="ro1">
          <table:table-cell office:value-type="float" office:value="99565217.39" calcext:value-type="float">
            <text:p>99565217.39</text:p>
          </table:table-cell>
          <table:table-cell office:value-type="float" office:value="-97.48866272" calcext:value-type="float">
            <text:p>-97.48866272</text:p>
          </table:table-cell>
          <table:table-cell table:number-columns-repeated="3"/>
        </table:table-row>
        <table:table-row table:style-name="ro1">
          <table:table-cell office:value-type="float" office:value="99782608.7" calcext:value-type="float">
            <text:p>99782608.7</text:p>
          </table:table-cell>
          <table:table-cell office:value-type="float" office:value="-97.84922791" calcext:value-type="float">
            <text:p>-97.84922791</text:p>
          </table:table-cell>
          <table:table-cell table:number-columns-repeated="3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-96.91268921" calcext:value-type="float">
            <text:p>-96.9126892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0">00/00/0000</text:date>, <text:time style:data-style-name="N2" text:time-value="15:22:17.8172514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0-07-10T15:23:10.341924526</dc:date>
    <meta:editing-duration>PT3M2S</meta:editing-duration>
    <meta:editing-cycles>3</meta:editing-cycles>
    <meta:document-statistic meta:table-count="9" meta:cell-count="10792" meta:object-count="0"/>
  </office:meta>
</office:document-meta>
</file>